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Sheet 1" table:style-name="ta1">
        <table:table-row>
          <table:table-cell office:value-type="string">
            <text:p><text:s/>Name<text:s/></text:p>
          </table:table-cell>
          <table:table-cell office:value-type="string">
            <text:p>Phone Number<text:s/></text:p>
          </table:table-cell>
          <table:table-cell office:value-type="string">
            <text:p>Email</text:p>
          </table:table-cell>
          <table:table-cell office:value-type="string">
            <text:p>Street</text:p>
          </table:table-cell>
          <table:table-cell office:value-type="string">
            <text:p><text:s text:c="4"/>City<text:s/></text:p>
          </table:table-cell>
          <table:table-cell office:value-type="string">
            <text:p>State</text:p>
          </table:table-cell>
          <table:table-cell office:value-type="string">
            <text:p>Zip Code<text:s/></text:p>
          </table:table-cell>
          <table:table-cell office:value-type="string">
            <text:p>Routing Number<text:s text:c="3"/></text:p>
          </table:table-cell>
          <table:table-cell office:value-type="string">
            <text:p>Department</text:p>
          </table:table-cell>
          <table:table-cell office:value-type="string">
            <text:p>Company<text:tab/></text:p>
          </table:table-cell>
          <table:table-cell office:value-type="string">
            <text:p>Created At<text:s/></text:p>
          </table:table-cell>
          <table:table-cell office:value-type="string">
            <text:p>Profile Photo</text:p>
          </table:table-cell>
          <table:table-cell office:value-type="string">
            <text:p><text:s text:c="2"/>Description</text:p>
          </table:table-cell>
          <table:table-cell office:value-type="string">
            <text:p>Activated</text:p>
          </table:table-cell>
        </table:table-row>
        <table:table-row>
          <table:table-cell office:value-type="string">
            <text:p>Dr. Terrence Metz</text:p>
          </table:table-cell>
          <table:table-cell office:value-type="string">
            <text:p>1-233-954-4550</text:p>
          </table:table-cell>
          <table:table-cell office:value-type="string">
            <text:p>Dell_Herman17@yahoo.com</text:p>
          </table:table-cell>
          <table:table-cell office:value-type="string">
            <text:p>5635 Kuvalis Shores</text:p>
          </table:table-cell>
          <table:table-cell office:value-type="string">
            <text:p>Haagton</text:p>
          </table:table-cell>
          <table:table-cell office:value-type="string">
            <text:p>New Mexico</text:p>
          </table:table-cell>
          <table:table-cell office:value-type="string">
            <text:p>18960</text:p>
          </table:table-cell>
          <table:table-cell office:value-type="string">
            <text:p>616515073</text:p>
          </table:table-cell>
          <table:table-cell office:value-type="string">
            <text:p>Automotive</text:p>
          </table:table-cell>
          <table:table-cell office:value-type="string">
            <text:p>Smitham Inc</text:p>
          </table:table-cell>
          <table:table-cell office:value-type="float" office:value="44371.87971209491">
            <text:p>44371.87971209491</text:p>
          </table:table-cell>
          <table:table-cell office:value-type="string">
            <text:p>http://placeimg.com/640/480</text:p>
          </table:table-cell>
          <table:table-cell office:value-type="string">
            <text:p>Omnis ut ut voluptatem provident eaque necessitatibus quia. Et molestiae molestiae magni repudiandae aut sed. Deleniti maiores voluptas placeat cumque occaecati odit.</text:p>
          </table:table-cell>
          <table:table-cell office:value-type="boolean" office:boolean-value="true">
            <text:p>TRUE</text:p>
          </table:table-cell>
        </table:table-row>
        <table:table-row>
          <table:table-cell office:value-type="string">
            <text:p>Casey O'Connell</text:p>
          </table:table-cell>
          <table:table-cell office:value-type="string">
            <text:p>521.290.5597 x47972</text:p>
          </table:table-cell>
          <table:table-cell office:value-type="string">
            <text:p>Manuela.Botsford76@hotmail.com</text:p>
          </table:table-cell>
          <table:table-cell office:value-type="string">
            <text:p>08955 Paucek Route</text:p>
          </table:table-cell>
          <table:table-cell office:value-type="string">
            <text:p>Orrinfurt</text:p>
          </table:table-cell>
          <table:table-cell office:value-type="string">
            <text:p>Georgia</text:p>
          </table:table-cell>
          <table:table-cell office:value-type="string">
            <text:p>95729</text:p>
          </table:table-cell>
          <table:table-cell office:value-type="string">
            <text:p>218824230</text:p>
          </table:table-cell>
          <table:table-cell office:value-type="string">
            <text:p>Music</text:p>
          </table:table-cell>
          <table:table-cell office:value-type="string">
            <text:p>Schiller - Hintz</text:p>
          </table:table-cell>
          <table:table-cell office:value-type="float" office:value="44476.256585636576">
            <text:p>44476.256585636576</text:p>
          </table:table-cell>
          <table:table-cell office:value-type="string">
            <text:p>http://placeimg.com/640/480</text:p>
          </table:table-cell>
          <table:table-cell office:value-type="string">
            <text:p>Qui omnis ut facilis et omnis quaerat optio omnis. Molestias quaerat sit nostrum. Molestiae repellendus et ut cupiditate quam qui voluptatem. Sint ratione dignissimos facere sed dignissimos velit animi sit praesentium. Quia qui est recusandae praesentium ea nulla nesciunt exercitationem mollitia. Eum iusto quidem quia hic similique.</text:p>
          </table:table-cell>
          <table:table-cell office:value-type="boolean" office:boolean-value="false">
            <text:p>FALSE</text:p>
          </table:table-cell>
        </table:table-row>
        <table:table-row>
          <table:table-cell office:value-type="string">
            <text:p>Carol Smitham</text:p>
          </table:table-cell>
          <table:table-cell office:value-type="string">
            <text:p>1-644-353-9050 x9301</text:p>
          </table:table-cell>
          <table:table-cell office:value-type="string">
            <text:p>Citlalli97@yahoo.com</text:p>
          </table:table-cell>
          <table:table-cell office:value-type="string">
            <text:p>26720 Metz Crossroad</text:p>
          </table:table-cell>
          <table:table-cell office:value-type="string">
            <text:p>Adamsfurt</text:p>
          </table:table-cell>
          <table:table-cell office:value-type="string">
            <text:p>Connecticut</text:p>
          </table:table-cell>
          <table:table-cell office:value-type="string">
            <text:p>30623</text:p>
          </table:table-cell>
          <table:table-cell office:value-type="string">
            <text:p>756005582</text:p>
          </table:table-cell>
          <table:table-cell office:value-type="string">
            <text:p>Industrial</text:p>
          </table:table-cell>
          <table:table-cell office:value-type="string">
            <text:p>Ortiz LLC</text:p>
          </table:table-cell>
          <table:table-cell office:value-type="float" office:value="44311.80456773148">
            <text:p>44311.80456773148</text:p>
          </table:table-cell>
          <table:table-cell office:value-type="string">
            <text:p>http://placeimg.com/640/480</text:p>
          </table:table-cell>
          <table:table-cell office:value-type="string">
            <text:p>Et at veritatis omnis placeat. Maiores inventore rerum magni. Et delectus in corrupti incidunt.</text:p>
          </table:table-cell>
          <table:table-cell office:value-type="boolean" office:boolean-value="true">
            <text:p>TRUE</text:p>
          </table:table-cell>
        </table:table-row>
        <table:table-row>
          <table:table-cell office:value-type="string">
            <text:p>Patsy Ledner V</text:p>
          </table:table-cell>
          <table:table-cell office:value-type="string">
            <text:p>1-434-621-1543</text:p>
          </table:table-cell>
          <table:table-cell office:value-type="string">
            <text:p>Delta_Schmeler@yahoo.com</text:p>
          </table:table-cell>
          <table:table-cell office:value-type="string">
            <text:p>89305 Watsica Heights</text:p>
          </table:table-cell>
          <table:table-cell office:value-type="string">
            <text:p>North Hellen</text:p>
          </table:table-cell>
          <table:table-cell office:value-type="string">
            <text:p>Washington</text:p>
          </table:table-cell>
          <table:table-cell office:value-type="string">
            <text:p>52199</text:p>
          </table:table-cell>
          <table:table-cell office:value-type="string">
            <text:p>247866366</text:p>
          </table:table-cell>
          <table:table-cell office:value-type="string">
            <text:p>Garden</text:p>
          </table:table-cell>
          <table:table-cell office:value-type="string">
            <text:p>Buckridge Inc</text:p>
          </table:table-cell>
          <table:table-cell office:value-type="float" office:value="44375.349921493056">
            <text:p>44375.349921493056</text:p>
          </table:table-cell>
          <table:table-cell office:value-type="string">
            <text:p>http://placeimg.com/640/480</text:p>
          </table:table-cell>
          <table:table-cell office:value-type="string">
            <text:p>Tempore a minus odit enim illo. Harum enim recusandae nostrum eligendi adipisci dolores ea dolores dignissimos. Commodi ullam assumenda numquam impedit et dicta. Rerum hic ut neque veritatis quam. Fugit rerum similique quam nihil nihil sint vero. Aut repellat sed eos modi deleniti quo dolorem occaecati.</text:p>
          </table:table-cell>
          <table:table-cell office:value-type="boolean" office:boolean-value="true">
            <text:p>TRUE</text:p>
          </table:table-cell>
        </table:table-row>
        <table:table-row>
          <table:table-cell office:value-type="string">
            <text:p>Terrance Gislason</text:p>
          </table:table-cell>
          <table:table-cell office:value-type="string">
            <text:p>1-824-724-8050 x1699</text:p>
          </table:table-cell>
          <table:table-cell office:value-type="string">
            <text:p>Catalina24@hotmail.com</text:p>
          </table:table-cell>
          <table:table-cell office:value-type="string">
            <text:p>2601 Claude Port</text:p>
          </table:table-cell>
          <table:table-cell office:value-type="string">
            <text:p>Baumbachmouth</text:p>
          </table:table-cell>
          <table:table-cell office:value-type="string">
            <text:p>West Virginia</text:p>
          </table:table-cell>
          <table:table-cell office:value-type="string">
            <text:p>19913</text:p>
          </table:table-cell>
          <table:table-cell office:value-type="string">
            <text:p>058720691</text:p>
          </table:table-cell>
          <table:table-cell office:value-type="string">
            <text:p>Books</text:p>
          </table:table-cell>
          <table:table-cell office:value-type="string">
            <text:p>Mante LLC</text:p>
          </table:table-cell>
          <table:table-cell office:value-type="float" office:value="44584.624296284725">
            <text:p>44584.624296284725</text:p>
          </table:table-cell>
          <table:table-cell office:value-type="string">
            <text:p>http://placeimg.com/640/480</text:p>
          </table:table-cell>
          <table:table-cell office:value-type="string">
            <text:p>Sunt dolores tempore ut ut reprehenderit in. Quibusdam recusandae nesciunt ut eum necessitatibus. Nesciunt dolores quod itaque repudiandae voluptates sunt pariatur commodi. Perspiciatis qui placeat. Aut nihil dolorem fugit consequatur.</text:p>
          </table:table-cell>
          <table:table-cell office:value-type="boolean" office:boolean-value="false">
            <text:p>FALSE</text:p>
          </table:table-cell>
        </table:table-row>
        <table:table-row>
          <table:table-cell office:value-type="string">
            <text:p>Arturo Wiza DVM</text:p>
          </table:table-cell>
          <table:table-cell office:value-type="string">
            <text:p>1-211-870-4069 x6437</text:p>
          </table:table-cell>
          <table:table-cell office:value-type="string">
            <text:p>Jacinthe.White29@hotmail.com</text:p>
          </table:table-cell>
          <table:table-cell office:value-type="string">
            <text:p>9574 Art Glens</text:p>
          </table:table-cell>
          <table:table-cell office:value-type="string">
            <text:p>Lake Maymie</text:p>
          </table:table-cell>
          <table:table-cell office:value-type="string">
            <text:p>Wisconsin</text:p>
          </table:table-cell>
          <table:table-cell office:value-type="string">
            <text:p>09814-3398</text:p>
          </table:table-cell>
          <table:table-cell office:value-type="string">
            <text:p>008058096</text:p>
          </table:table-cell>
          <table:table-cell office:value-type="string">
            <text:p>Games</text:p>
          </table:table-cell>
          <table:table-cell office:value-type="string">
            <text:p>Bogan Inc</text:p>
          </table:table-cell>
          <table:table-cell office:value-type="float" office:value="44541.51337289352">
            <text:p>44541.51337289352</text:p>
          </table:table-cell>
          <table:table-cell office:value-type="string">
            <text:p>http://placeimg.com/640/480</text:p>
          </table:table-cell>
          <table:table-cell office:value-type="string">
            <text:p>Omnis iste possimus odio dignissimos rerum dolor. Sit nihil inventore eum. Nobis impedit voluptatem est accusantium id.</text:p>
          </table:table-cell>
          <table:table-cell office:value-type="boolean" office:boolean-value="true">
            <text:p>TRUE</text:p>
          </table:table-cell>
        </table:table-row>
        <table:table-row>
          <table:table-cell office:value-type="string">
            <text:p>Stacy Kihn</text:p>
          </table:table-cell>
          <table:table-cell office:value-type="string">
            <text:p>1-592-661-0007</text:p>
          </table:table-cell>
          <table:table-cell office:value-type="string">
            <text:p>Misty96@gmail.com</text:p>
          </table:table-cell>
          <table:table-cell office:value-type="string">
            <text:p>256 Marley Landing</text:p>
          </table:table-cell>
          <table:table-cell office:value-type="string">
            <text:p>Wheaton</text:p>
          </table:table-cell>
          <table:table-cell office:value-type="string">
            <text:p>Arizona</text:p>
          </table:table-cell>
          <table:table-cell office:value-type="string">
            <text:p>66957-8194</text:p>
          </table:table-cell>
          <table:table-cell office:value-type="string">
            <text:p>609215199</text:p>
          </table:table-cell>
          <table:table-cell office:value-type="string">
            <text:p>Computers</text:p>
          </table:table-cell>
          <table:table-cell office:value-type="string">
            <text:p>Dibbert - Howe</text:p>
          </table:table-cell>
          <table:table-cell office:value-type="float" office:value="44314.41285543981">
            <text:p>44314.41285543981</text:p>
          </table:table-cell>
          <table:table-cell office:value-type="string">
            <text:p>http://placeimg.com/640/480</text:p>
          </table:table-cell>
          <table:table-cell office:value-type="string">
            <text:p>Ea eum eligendi facilis suscipit voluptatem reiciendis possimus eius accusantium. Est aut repellendus magni consequatur consequuntur delectus similique tempora iure. Natus excepturi assumenda debitis occaecati. Officiis consequatur consequatur. Dolores delectus aspernatur ea incidunt ut dolorum. Enim sed excepturi voluptatem optio fuga.</text:p>
          </table:table-cell>
          <table:table-cell office:value-type="boolean" office:boolean-value="false">
            <text:p>FALSE</text:p>
          </table:table-cell>
        </table:table-row>
        <table:table-row>
          <table:table-cell office:value-type="string">
            <text:p>Jackie Dare</text:p>
          </table:table-cell>
          <table:table-cell office:value-type="string">
            <text:p>878-407-7875 x283</text:p>
          </table:table-cell>
          <table:table-cell office:value-type="string">
            <text:p>Mariane.Ullrich39@hotmail.com</text:p>
          </table:table-cell>
          <table:table-cell office:value-type="string">
            <text:p>319 Pinkie Roads</text:p>
          </table:table-cell>
          <table:table-cell office:value-type="string">
            <text:p>Kuhlmanburgh</text:p>
          </table:table-cell>
          <table:table-cell office:value-type="string">
            <text:p>Rhode Island</text:p>
          </table:table-cell>
          <table:table-cell office:value-type="string">
            <text:p>22739</text:p>
          </table:table-cell>
          <table:table-cell office:value-type="string">
            <text:p>274027466</text:p>
          </table:table-cell>
          <table:table-cell office:value-type="string">
            <text:p>Home</text:p>
          </table:table-cell>
          <table:table-cell office:value-type="string">
            <text:p>Jacobs, Toy and Murray</text:p>
          </table:table-cell>
          <table:table-cell office:value-type="float" office:value="44284.175797476855">
            <text:p>44284.175797476855</text:p>
          </table:table-cell>
          <table:table-cell office:value-type="string">
            <text:p>http://placeimg.com/640/480</text:p>
          </table:table-cell>
          <table:table-cell office:value-type="string">
            <text:p>Velit minima accusantium ullam quia ut distinctio. Error facere eius. Dignissimos dolorum sapiente ab quam aut eveniet.</text:p>
          </table:table-cell>
          <table:table-cell office:value-type="boolean" office:boolean-value="false">
            <text:p>FALSE</text:p>
          </table:table-cell>
        </table:table-row>
        <table:table-row>
          <table:table-cell office:value-type="string">
            <text:p>Ellen Monahan</text:p>
          </table:table-cell>
          <table:table-cell office:value-type="string">
            <text:p>524-310-7929 x7954</text:p>
          </table:table-cell>
          <table:table-cell office:value-type="string">
            <text:p>Delta.Thiel@yahoo.com</text:p>
          </table:table-cell>
          <table:table-cell office:value-type="string">
            <text:p>85572 Filomena Walks</text:p>
          </table:table-cell>
          <table:table-cell office:value-type="string">
            <text:p>South Ianborough</text:p>
          </table:table-cell>
          <table:table-cell office:value-type="string">
            <text:p>New Mexico</text:p>
          </table:table-cell>
          <table:table-cell office:value-type="string">
            <text:p>70878-5272</text:p>
          </table:table-cell>
          <table:table-cell office:value-type="string">
            <text:p>128047660</text:p>
          </table:table-cell>
          <table:table-cell office:value-type="string">
            <text:p>Clothing</text:p>
          </table:table-cell>
          <table:table-cell office:value-type="string">
            <text:p>Blick, Bernier and Stracke</text:p>
          </table:table-cell>
          <table:table-cell office:value-type="float" office:value="44538.34486105324">
            <text:p>44538.34486105324</text:p>
          </table:table-cell>
          <table:table-cell office:value-type="string">
            <text:p>http://placeimg.com/640/480</text:p>
          </table:table-cell>
          <table:table-cell office:value-type="string">
            <text:p>Vero et et et. Non voluptas qui. Non accusamus aut hic modi placeat. Et et et dolores ipsam et tempore repellendus reiciendis. Atque est est quo et velit non. Aut et velit quod temporibus quia expedita cupiditate quo.</text:p>
          </table:table-cell>
          <table:table-cell office:value-type="boolean" office:boolean-value="false">
            <text:p>FALSE</text:p>
          </table:table-cell>
        </table:table-row>
        <table:table-row>
          <table:table-cell office:value-type="string">
            <text:p>Mrs. Maureen Streich</text:p>
          </table:table-cell>
          <table:table-cell office:value-type="string">
            <text:p>1-381-677-7122 x886</text:p>
          </table:table-cell>
          <table:table-cell office:value-type="string">
            <text:p>Gideon_Murray0@gmail.com</text:p>
          </table:table-cell>
          <table:table-cell office:value-type="string">
            <text:p>35056 Gulgowski Spring</text:p>
          </table:table-cell>
          <table:table-cell office:value-type="string">
            <text:p>Hertaburgh</text:p>
          </table:table-cell>
          <table:table-cell office:value-type="string">
            <text:p>Hawaii</text:p>
          </table:table-cell>
          <table:table-cell office:value-type="string">
            <text:p>94483</text:p>
          </table:table-cell>
          <table:table-cell office:value-type="string">
            <text:p>151817346</text:p>
          </table:table-cell>
          <table:table-cell office:value-type="string">
            <text:p>Health</text:p>
          </table:table-cell>
          <table:table-cell office:value-type="string">
            <text:p>Ledner, Welch and Brekke</text:p>
          </table:table-cell>
          <table:table-cell office:value-type="float" office:value="44533.95400981481">
            <text:p>44533.95400981481</text:p>
          </table:table-cell>
          <table:table-cell office:value-type="string">
            <text:p>http://placeimg.com/640/480</text:p>
          </table:table-cell>
          <table:table-cell office:value-type="string">
            <text:p>Unde odio recusandae nisi dolor ea non dicta. Facilis neque et totam. Molestiae quod sapiente repellendus.</text:p>
          </table:table-cell>
          <table:table-cell office:value-type="boolean" office:boolean-value="true">
            <text:p>TRUE</text:p>
          </table:table-cell>
        </table:table-row>
        <table:table-row>
          <table:table-cell office:value-type="string">
            <text:p>Molly Hegmann</text:p>
          </table:table-cell>
          <table:table-cell office:value-type="string">
            <text:p>(915) 794-5116 x52621</text:p>
          </table:table-cell>
          <table:table-cell office:value-type="string">
            <text:p>Lowell.White14@yahoo.com</text:p>
          </table:table-cell>
          <table:table-cell office:value-type="string">
            <text:p>30381 Adelia Way</text:p>
          </table:table-cell>
          <table:table-cell office:value-type="string">
            <text:p>South Brandt</text:p>
          </table:table-cell>
          <table:table-cell office:value-type="string">
            <text:p>Illinois</text:p>
          </table:table-cell>
          <table:table-cell office:value-type="string">
            <text:p>88939-8165</text:p>
          </table:table-cell>
          <table:table-cell office:value-type="string">
            <text:p>866096559</text:p>
          </table:table-cell>
          <table:table-cell office:value-type="string">
            <text:p>Computers</text:p>
          </table:table-cell>
          <table:table-cell office:value-type="string">
            <text:p>Kuphal and Sons</text:p>
          </table:table-cell>
          <table:table-cell office:value-type="float" office:value="44534.84684798611">
            <text:p>44534.84684798611</text:p>
          </table:table-cell>
          <table:table-cell office:value-type="string">
            <text:p>http://placeimg.com/640/480</text:p>
          </table:table-cell>
          <table:table-cell office:value-type="string">
            <text:p>Tempore quo totam officiis dolorem. Dolorum aut dolor quia voluptas nesciunt. Eius ut odio impedit tempore et aut debitis consequuntur error.</text:p>
          </table:table-cell>
          <table:table-cell office:value-type="boolean" office:boolean-value="true">
            <text:p>TRUE</text:p>
          </table:table-cell>
        </table:table-row>
        <table:table-row>
          <table:table-cell office:value-type="string">
            <text:p>Dale Runolfsson</text:p>
          </table:table-cell>
          <table:table-cell office:value-type="string">
            <text:p>270.301.0345 x850</text:p>
          </table:table-cell>
          <table:table-cell office:value-type="string">
            <text:p>Curt.OConnell@gmail.com</text:p>
          </table:table-cell>
          <table:table-cell office:value-type="string">
            <text:p>596 Franecki Plains</text:p>
          </table:table-cell>
          <table:table-cell office:value-type="string">
            <text:p>Boganport</text:p>
          </table:table-cell>
          <table:table-cell office:value-type="string">
            <text:p>California</text:p>
          </table:table-cell>
          <table:table-cell office:value-type="string">
            <text:p>31408</text:p>
          </table:table-cell>
          <table:table-cell office:value-type="string">
            <text:p>615496025</text:p>
          </table:table-cell>
          <table:table-cell office:value-type="string">
            <text:p>Outdoors</text:p>
          </table:table-cell>
          <table:table-cell office:value-type="string">
            <text:p>Rohan - Schroeder</text:p>
          </table:table-cell>
          <table:table-cell office:value-type="float" office:value="44460.54381592593">
            <text:p>44460.54381592593</text:p>
          </table:table-cell>
          <table:table-cell office:value-type="string">
            <text:p>http://placeimg.com/640/480</text:p>
          </table:table-cell>
          <table:table-cell office:value-type="string">
            <text:p>Vitae architecto quisquam. Porro nam numquam. Vero eos consequatur cupiditate esse numquam dignissimos ut id. Labore nobis itaque.</text:p>
          </table:table-cell>
          <table:table-cell office:value-type="boolean" office:boolean-value="true">
            <text:p>TRUE</text:p>
          </table:table-cell>
        </table:table-row>
        <table:table-row>
          <table:table-cell office:value-type="string">
            <text:p>Kelley Osinski</text:p>
          </table:table-cell>
          <table:table-cell office:value-type="string">
            <text:p>1-602-368-4234 x6300</text:p>
          </table:table-cell>
          <table:table-cell office:value-type="string">
            <text:p>Darrin_Gusikowski@hotmail.com</text:p>
          </table:table-cell>
          <table:table-cell office:value-type="string">
            <text:p>23416 Clotilde Views</text:p>
          </table:table-cell>
          <table:table-cell office:value-type="string">
            <text:p>Tyler</text:p>
          </table:table-cell>
          <table:table-cell office:value-type="string">
            <text:p>Nebraska</text:p>
          </table:table-cell>
          <table:table-cell office:value-type="string">
            <text:p>38883</text:p>
          </table:table-cell>
          <table:table-cell office:value-type="string">
            <text:p>028225391</text:p>
          </table:table-cell>
          <table:table-cell office:value-type="string">
            <text:p>Grocery</text:p>
          </table:table-cell>
          <table:table-cell office:value-type="string">
            <text:p>Stark, Durgan and O'Kon</text:p>
          </table:table-cell>
          <table:table-cell office:value-type="float" office:value="44554.41572361111">
            <text:p>44554.41572361111</text:p>
          </table:table-cell>
          <table:table-cell office:value-type="string">
            <text:p>http://placeimg.com/640/480</text:p>
          </table:table-cell>
          <table:table-cell office:value-type="string">
            <text:p>Voluptatibus voluptatibus porro. Fugiat adipisci dignissimos nobis optio dignissimos numquam nemo saepe ea. Voluptas dolores vel rerum maiores quidem explicabo non iure repellat. Totam accusantium est.</text:p>
          </table:table-cell>
          <table:table-cell office:value-type="boolean" office:boolean-value="true">
            <text:p>TRUE</text:p>
          </table:table-cell>
        </table:table-row>
        <table:table-row>
          <table:table-cell office:value-type="string">
            <text:p>Roderick Lang</text:p>
          </table:table-cell>
          <table:table-cell office:value-type="string">
            <text:p>(628) 680-8336</text:p>
          </table:table-cell>
          <table:table-cell office:value-type="string">
            <text:p>Hudson_Kohler@hotmail.com</text:p>
          </table:table-cell>
          <table:table-cell office:value-type="string">
            <text:p>715 Yost Keys</text:p>
          </table:table-cell>
          <table:table-cell office:value-type="string">
            <text:p>East Lansing</text:p>
          </table:table-cell>
          <table:table-cell office:value-type="string">
            <text:p>Colorado</text:p>
          </table:table-cell>
          <table:table-cell office:value-type="string">
            <text:p>73703</text:p>
          </table:table-cell>
          <table:table-cell office:value-type="string">
            <text:p>750415314</text:p>
          </table:table-cell>
          <table:table-cell office:value-type="string">
            <text:p>Games</text:p>
          </table:table-cell>
          <table:table-cell office:value-type="string">
            <text:p>Swaniawski - Sawayn</text:p>
          </table:table-cell>
          <table:table-cell office:value-type="float" office:value="44402.51160931713">
            <text:p>44402.51160931713</text:p>
          </table:table-cell>
          <table:table-cell office:value-type="string">
            <text:p>http://placeimg.com/640/480</text:p>
          </table:table-cell>
          <table:table-cell office:value-type="string">
            <text:p>Ipsam beatae aspernatur illum similique voluptas nulla autem aliquam. Aut sint libero molestias consequatur recusandae incidunt autem tempora. Ratione id ea mollitia doloremque sunt. Praesentium non autem sed ut.</text:p>
          </table:table-cell>
          <table:table-cell office:value-type="boolean" office:boolean-value="false">
            <text:p>FALSE</text:p>
          </table:table-cell>
        </table:table-row>
        <table:table-row>
          <table:table-cell office:value-type="string">
            <text:p>Donna Bayer</text:p>
          </table:table-cell>
          <table:table-cell office:value-type="string">
            <text:p>297-807-2420 x11770</text:p>
          </table:table-cell>
          <table:table-cell office:value-type="string">
            <text:p>Stewart.Cassin71@hotmail.com</text:p>
          </table:table-cell>
          <table:table-cell office:value-type="string">
            <text:p>616 Hickle Field</text:p>
          </table:table-cell>
          <table:table-cell office:value-type="string">
            <text:p>Arnoldview</text:p>
          </table:table-cell>
          <table:table-cell office:value-type="string">
            <text:p>Vermont</text:p>
          </table:table-cell>
          <table:table-cell office:value-type="string">
            <text:p>55568-6564</text:p>
          </table:table-cell>
          <table:table-cell office:value-type="string">
            <text:p>360269552</text:p>
          </table:table-cell>
          <table:table-cell office:value-type="string">
            <text:p>Baby</text:p>
          </table:table-cell>
          <table:table-cell office:value-type="string">
            <text:p>Robel, Stokes and Conn</text:p>
          </table:table-cell>
          <table:table-cell office:value-type="float" office:value="44433.65526950231">
            <text:p>44433.65526950231</text:p>
          </table:table-cell>
          <table:table-cell office:value-type="string">
            <text:p>http://placeimg.com/640/480</text:p>
          </table:table-cell>
          <table:table-cell office:value-type="string">
            <text:p>Qui ut sit. Ullam dolor repudiandae praesentium. Eos veniam qui.</text:p>
          </table:table-cell>
          <table:table-cell office:value-type="boolean" office:boolean-value="false">
            <text:p>FALSE</text:p>
          </table:table-cell>
        </table:table-row>
        <table:table-row>
          <table:table-cell office:value-type="string">
            <text:p>Janie Morar</text:p>
          </table:table-cell>
          <table:table-cell office:value-type="string">
            <text:p>422-883-8910 x228</text:p>
          </table:table-cell>
          <table:table-cell office:value-type="string">
            <text:p>Leone.Funk@gmail.com</text:p>
          </table:table-cell>
          <table:table-cell office:value-type="string">
            <text:p>998 Kayleigh Heights</text:p>
          </table:table-cell>
          <table:table-cell office:value-type="string">
            <text:p>Jacksonville</text:p>
          </table:table-cell>
          <table:table-cell office:value-type="string">
            <text:p>Massachusetts</text:p>
          </table:table-cell>
          <table:table-cell office:value-type="string">
            <text:p>57303</text:p>
          </table:table-cell>
          <table:table-cell office:value-type="string">
            <text:p>640676687</text:p>
          </table:table-cell>
          <table:table-cell office:value-type="string">
            <text:p>Movies</text:p>
          </table:table-cell>
          <table:table-cell office:value-type="string">
            <text:p>Cole, Schumm and Langosh</text:p>
          </table:table-cell>
          <table:table-cell office:value-type="float" office:value="44545.84273145833">
            <text:p>44545.84273145833</text:p>
          </table:table-cell>
          <table:table-cell office:value-type="string">
            <text:p>http://placeimg.com/640/480</text:p>
          </table:table-cell>
          <table:table-cell office:value-type="string">
            <text:p>Quo libero sapiente. Quasi ipsum minima quia eaque repellendus non tenetur tempora enim. Eveniet molestiae et. Et aliquam blanditiis repellendus optio et.</text:p>
          </table:table-cell>
          <table:table-cell office:value-type="boolean" office:boolean-value="false">
            <text:p>FALSE</text:p>
          </table:table-cell>
        </table:table-row>
        <table:table-row>
          <table:table-cell office:value-type="string">
            <text:p>Mr. Geneva Lueilwitz</text:p>
          </table:table-cell>
          <table:table-cell office:value-type="string">
            <text:p>1-713-941-0238 x3481</text:p>
          </table:table-cell>
          <table:table-cell office:value-type="string">
            <text:p>Bailey.Torphy@yahoo.com</text:p>
          </table:table-cell>
          <table:table-cell office:value-type="string">
            <text:p>3474 Eloise Islands</text:p>
          </table:table-cell>
          <table:table-cell office:value-type="string">
            <text:p>West Maciport</text:p>
          </table:table-cell>
          <table:table-cell office:value-type="string">
            <text:p>Indiana</text:p>
          </table:table-cell>
          <table:table-cell office:value-type="string">
            <text:p>04977</text:p>
          </table:table-cell>
          <table:table-cell office:value-type="string">
            <text:p>898977442</text:p>
          </table:table-cell>
          <table:table-cell office:value-type="string">
            <text:p>Shoes</text:p>
          </table:table-cell>
          <table:table-cell office:value-type="string">
            <text:p>Borer, Schamberger and Bahringer</text:p>
          </table:table-cell>
          <table:table-cell office:value-type="float" office:value="44577.41201212963">
            <text:p>44577.41201212963</text:p>
          </table:table-cell>
          <table:table-cell office:value-type="string">
            <text:p>http://placeimg.com/640/480</text:p>
          </table:table-cell>
          <table:table-cell office:value-type="string">
            <text:p>Autem eveniet et consequatur vel beatae ipsa tempore itaque. Id nihil enim illum. Qui voluptate nemo nam velit dignissimos. Dolorum consequatur dignissimos explicabo. Commodi sunt quis corporis ex.</text:p>
          </table:table-cell>
          <table:table-cell office:value-type="boolean" office:boolean-value="true">
            <text:p>TRUE</text:p>
          </table:table-cell>
        </table:table-row>
        <table:table-row>
          <table:table-cell office:value-type="string">
            <text:p>Curtis Konopelski</text:p>
          </table:table-cell>
          <table:table-cell office:value-type="string">
            <text:p>355-725-6976</text:p>
          </table:table-cell>
          <table:table-cell office:value-type="string">
            <text:p>Magdalen28@yahoo.com</text:p>
          </table:table-cell>
          <table:table-cell office:value-type="string">
            <text:p>58321 Sydni Union</text:p>
          </table:table-cell>
          <table:table-cell office:value-type="string">
            <text:p>Hahnchester</text:p>
          </table:table-cell>
          <table:table-cell office:value-type="string">
            <text:p>Alabama</text:p>
          </table:table-cell>
          <table:table-cell office:value-type="string">
            <text:p>35270</text:p>
          </table:table-cell>
          <table:table-cell office:value-type="string">
            <text:p>238454127</text:p>
          </table:table-cell>
          <table:table-cell office:value-type="string">
            <text:p>Computers</text:p>
          </table:table-cell>
          <table:table-cell office:value-type="string">
            <text:p>Hand - Wisoky</text:p>
          </table:table-cell>
          <table:table-cell office:value-type="float" office:value="44429.14004394676">
            <text:p>44429.14004394676</text:p>
          </table:table-cell>
          <table:table-cell office:value-type="string">
            <text:p>http://placeimg.com/640/480</text:p>
          </table:table-cell>
          <table:table-cell office:value-type="string">
            <text:p>Sit facere et perspiciatis quam et iste aut soluta officia. Vel aperiam omnis inventore. Perferendis accusamus vitae eum non consequatur voluptates. Tempora qui nemo debitis. Necessitatibus sint minus itaque necessitatibus aperiam dicta.</text:p>
          </table:table-cell>
          <table:table-cell office:value-type="boolean" office:boolean-value="true">
            <text:p>TRUE</text:p>
          </table:table-cell>
        </table:table-row>
        <table:table-row>
          <table:table-cell office:value-type="string">
            <text:p>Kristin Reichel</text:p>
          </table:table-cell>
          <table:table-cell office:value-type="string">
            <text:p>(977) 682-0872 x1757</text:p>
          </table:table-cell>
          <table:table-cell office:value-type="string">
            <text:p>Wade_Bode80@hotmail.com</text:p>
          </table:table-cell>
          <table:table-cell office:value-type="string">
            <text:p>996 Bashirian Fork</text:p>
          </table:table-cell>
          <table:table-cell office:value-type="string">
            <text:p>Mistychester</text:p>
          </table:table-cell>
          <table:table-cell office:value-type="string">
            <text:p>Maine</text:p>
          </table:table-cell>
          <table:table-cell office:value-type="string">
            <text:p>32793</text:p>
          </table:table-cell>
          <table:table-cell office:value-type="string">
            <text:p>615390312</text:p>
          </table:table-cell>
          <table:table-cell office:value-type="string">
            <text:p>Toys</text:p>
          </table:table-cell>
          <table:table-cell office:value-type="string">
            <text:p>Hammes, Harris and Rodriguez</text:p>
          </table:table-cell>
          <table:table-cell office:value-type="float" office:value="44324.63409608796">
            <text:p>44324.63409608796</text:p>
          </table:table-cell>
          <table:table-cell office:value-type="string">
            <text:p>http://placeimg.com/640/480</text:p>
          </table:table-cell>
          <table:table-cell office:value-type="string">
            <text:p>Perferendis dignissimos amet placeat natus sed distinctio. Reiciendis fugit in et earum quia est corrupti aliquid qui. Laborum veritatis tempora. Natus rerum molestiae adipisci eius sapiente corporis soluta. Natus ut voluptatum sit labore vitae iusto labore dolores. Animi totam enim commodi sint non inventore.</text:p>
          </table:table-cell>
          <table:table-cell office:value-type="boolean" office:boolean-value="true">
            <text:p>TRUE</text:p>
          </table:table-cell>
        </table:table-row>
        <table:table-row>
          <table:table-cell office:value-type="string">
            <text:p>Irving Beer</text:p>
          </table:table-cell>
          <table:table-cell office:value-type="string">
            <text:p>1-935-752-8589 x58454</text:p>
          </table:table-cell>
          <table:table-cell office:value-type="string">
            <text:p>Elza.Steuber3@yahoo.com</text:p>
          </table:table-cell>
          <table:table-cell office:value-type="string">
            <text:p>562 Romaguera Port</text:p>
          </table:table-cell>
          <table:table-cell office:value-type="string">
            <text:p>Efrenfort</text:p>
          </table:table-cell>
          <table:table-cell office:value-type="string">
            <text:p>New Hampshire</text:p>
          </table:table-cell>
          <table:table-cell office:value-type="string">
            <text:p>25741</text:p>
          </table:table-cell>
          <table:table-cell office:value-type="string">
            <text:p>726982978</text:p>
          </table:table-cell>
          <table:table-cell office:value-type="string">
            <text:p>Clothing</text:p>
          </table:table-cell>
          <table:table-cell office:value-type="string">
            <text:p>Gislason Inc</text:p>
          </table:table-cell>
          <table:table-cell office:value-type="float" office:value="44375.161385046296">
            <text:p>44375.161385046296</text:p>
          </table:table-cell>
          <table:table-cell office:value-type="string">
            <text:p>http://placeimg.com/640/480</text:p>
          </table:table-cell>
          <table:table-cell office:value-type="string">
            <text:p>Nesciunt consequatur maiores voluptatem et corrupti. Ut assumenda et aut fugiat sit optio aut dolor. A officia doloremque qui. Aut facere qui ab vero unde rerum provident quo atque.</text:p>
          </table:table-cell>
          <table:table-cell office:value-type="boolean" office:boolean-value="true">
            <text:p>TRUE</text:p>
          </table:table-cell>
        </table:table-row>
        <table:table-row>
          <table:table-cell office:value-type="string">
            <text:p>Forrest Huels</text:p>
          </table:table-cell>
          <table:table-cell office:value-type="string">
            <text:p>573.337.0530 x05636</text:p>
          </table:table-cell>
          <table:table-cell office:value-type="string">
            <text:p>Garrison_Hayes82@gmail.com</text:p>
          </table:table-cell>
          <table:table-cell office:value-type="string">
            <text:p>073 Kuvalis Plaza</text:p>
          </table:table-cell>
          <table:table-cell office:value-type="string">
            <text:p>West Deeton</text:p>
          </table:table-cell>
          <table:table-cell office:value-type="string">
            <text:p>Pennsylvania</text:p>
          </table:table-cell>
          <table:table-cell office:value-type="string">
            <text:p>01701</text:p>
          </table:table-cell>
          <table:table-cell office:value-type="string">
            <text:p>274804647</text:p>
          </table:table-cell>
          <table:table-cell office:value-type="string">
            <text:p>Baby</text:p>
          </table:table-cell>
          <table:table-cell office:value-type="string">
            <text:p>Bruen Inc</text:p>
          </table:table-cell>
          <table:table-cell office:value-type="float" office:value="44330.246647025466">
            <text:p>44330.246647025466</text:p>
          </table:table-cell>
          <table:table-cell office:value-type="string">
            <text:p>http://placeimg.com/640/480</text:p>
          </table:table-cell>
          <table:table-cell office:value-type="string">
            <text:p>Ad dolor quaerat. In doloremque consequatur impedit fugiat consequatur facilis ex. Consequuntur nesciunt possimus ut tempore.</text:p>
          </table:table-cell>
          <table:table-cell office:value-type="boolean" office:boolean-value="false">
            <text:p>FALSE</text:p>
          </table:table-cell>
        </table:table-row>
        <table:table-row>
          <table:table-cell office:value-type="string">
            <text:p>Samuel Brekke DVM</text:p>
          </table:table-cell>
          <table:table-cell office:value-type="string">
            <text:p>1-267-459-7222</text:p>
          </table:table-cell>
          <table:table-cell office:value-type="string">
            <text:p>Darwin.Rosenbaum@yahoo.com</text:p>
          </table:table-cell>
          <table:table-cell office:value-type="string">
            <text:p>72893 Danika Vista</text:p>
          </table:table-cell>
          <table:table-cell office:value-type="string">
            <text:p>San Jose</text:p>
          </table:table-cell>
          <table:table-cell office:value-type="string">
            <text:p>Utah</text:p>
          </table:table-cell>
          <table:table-cell office:value-type="string">
            <text:p>05231</text:p>
          </table:table-cell>
          <table:table-cell office:value-type="string">
            <text:p>562511752</text:p>
          </table:table-cell>
          <table:table-cell office:value-type="string">
            <text:p>Computers</text:p>
          </table:table-cell>
          <table:table-cell office:value-type="string">
            <text:p>Crona - Rosenbaum</text:p>
          </table:table-cell>
          <table:table-cell office:value-type="float" office:value="44348.55471599537">
            <text:p>44348.55471599537</text:p>
          </table:table-cell>
          <table:table-cell office:value-type="string">
            <text:p>http://placeimg.com/640/480</text:p>
          </table:table-cell>
          <table:table-cell office:value-type="string">
            <text:p>Dolore molestiae quia autem eligendi voluptas et. Dignissimos id est. Illum mollitia fugiat suscipit voluptate est.</text:p>
          </table:table-cell>
          <table:table-cell office:value-type="boolean" office:boolean-value="false">
            <text:p>FALSE</text:p>
          </table:table-cell>
        </table:table-row>
        <table:table-row>
          <table:table-cell office:value-type="string">
            <text:p>Jessie Goldner</text:p>
          </table:table-cell>
          <table:table-cell office:value-type="string">
            <text:p>930.515.2659</text:p>
          </table:table-cell>
          <table:table-cell office:value-type="string">
            <text:p>Lonie_Blanda59@hotmail.com</text:p>
          </table:table-cell>
          <table:table-cell office:value-type="string">
            <text:p>455 Windler Port</text:p>
          </table:table-cell>
          <table:table-cell office:value-type="string">
            <text:p>East Greggshire</text:p>
          </table:table-cell>
          <table:table-cell office:value-type="string">
            <text:p>Virginia</text:p>
          </table:table-cell>
          <table:table-cell office:value-type="string">
            <text:p>93453</text:p>
          </table:table-cell>
          <table:table-cell office:value-type="string">
            <text:p>015937155</text:p>
          </table:table-cell>
          <table:table-cell office:value-type="string">
            <text:p>Shoes</text:p>
          </table:table-cell>
          <table:table-cell office:value-type="string">
            <text:p>Romaguera, Johns and Harvey</text:p>
          </table:table-cell>
          <table:table-cell office:value-type="float" office:value="44544.356498009256">
            <text:p>44544.356498009256</text:p>
          </table:table-cell>
          <table:table-cell office:value-type="string">
            <text:p>http://placeimg.com/640/480</text:p>
          </table:table-cell>
          <table:table-cell office:value-type="string">
            <text:p>Voluptatem repellendus ut fugiat magnam dolorum nihil dignissimos. Commodi et in sequi minima at deserunt optio ut iste. Hic voluptatem cumque itaque ipsum impedit non maiores. Ad cum rem non natus doloremque reprehenderit. Unde nostrum delectus dolorum amet aut eveniet. Voluptate aliquid mollitia eaque non eos.</text:p>
          </table:table-cell>
          <table:table-cell office:value-type="boolean" office:boolean-value="false">
            <text:p>FALSE</text:p>
          </table:table-cell>
        </table:table-row>
        <table:table-row>
          <table:table-cell office:value-type="string">
            <text:p>Aaron Parisian</text:p>
          </table:table-cell>
          <table:table-cell office:value-type="string">
            <text:p>1-954-321-7613 x39803</text:p>
          </table:table-cell>
          <table:table-cell office:value-type="string">
            <text:p>Karelle.Kozey53@gmail.com</text:p>
          </table:table-cell>
          <table:table-cell office:value-type="string">
            <text:p>175 Mohr Harbors</text:p>
          </table:table-cell>
          <table:table-cell office:value-type="string">
            <text:p>Kleinville</text:p>
          </table:table-cell>
          <table:table-cell office:value-type="string">
            <text:p>Washington</text:p>
          </table:table-cell>
          <table:table-cell office:value-type="string">
            <text:p>34654-5999</text:p>
          </table:table-cell>
          <table:table-cell office:value-type="string">
            <text:p>938863869</text:p>
          </table:table-cell>
          <table:table-cell office:value-type="string">
            <text:p>Industrial</text:p>
          </table:table-cell>
          <table:table-cell office:value-type="string">
            <text:p>Schulist Group</text:p>
          </table:table-cell>
          <table:table-cell office:value-type="float" office:value="44557.402224108795">
            <text:p>44557.402224108795</text:p>
          </table:table-cell>
          <table:table-cell office:value-type="string">
            <text:p>http://placeimg.com/640/480</text:p>
          </table:table-cell>
          <table:table-cell office:value-type="string">
            <text:p>Est aut sequi modi ad. Et laborum id ullam. Libero dolorem reiciendis consequuntur commodi amet consectetur.</text:p>
          </table:table-cell>
          <table:table-cell office:value-type="boolean" office:boolean-value="false">
            <text:p>FALSE</text:p>
          </table:table-cell>
        </table:table-row>
        <table:table-row>
          <table:table-cell office:value-type="string">
            <text:p>Ida Armstrong</text:p>
          </table:table-cell>
          <table:table-cell office:value-type="string">
            <text:p>1-676-923-7544</text:p>
          </table:table-cell>
          <table:table-cell office:value-type="string">
            <text:p>Lamont_MacGyver@hotmail.com</text:p>
          </table:table-cell>
          <table:table-cell office:value-type="string">
            <text:p>66462 Macejkovic Overpass</text:p>
          </table:table-cell>
          <table:table-cell office:value-type="string">
            <text:p>Rosieland</text:p>
          </table:table-cell>
          <table:table-cell office:value-type="string">
            <text:p>Missouri</text:p>
          </table:table-cell>
          <table:table-cell office:value-type="string">
            <text:p>93689</text:p>
          </table:table-cell>
          <table:table-cell office:value-type="string">
            <text:p>986244401</text:p>
          </table:table-cell>
          <table:table-cell office:value-type="string">
            <text:p>Electronics</text:p>
          </table:table-cell>
          <table:table-cell office:value-type="string">
            <text:p>O'Kon, Kihn and Ward</text:p>
          </table:table-cell>
          <table:table-cell office:value-type="float" office:value="44493.762632847225">
            <text:p>44493.762632847225</text:p>
          </table:table-cell>
          <table:table-cell office:value-type="string">
            <text:p>http://placeimg.com/640/480</text:p>
          </table:table-cell>
          <table:table-cell office:value-type="string">
            <text:p>At est cupiditate. Sed ipsum doloribus. Impedit at sint id doloremque aut. Quia culpa sequi nemo. Asperiores doloremque ad delectus porro et quod.</text:p>
          </table:table-cell>
          <table:table-cell office:value-type="boolean" office:boolean-value="true">
            <text:p>TRUE</text:p>
          </table:table-cell>
        </table:table-row>
        <table:table-row>
          <table:table-cell office:value-type="string">
            <text:p>Terry Spinka</text:p>
          </table:table-cell>
          <table:table-cell office:value-type="string">
            <text:p>297.978.4538 x5576</text:p>
          </table:table-cell>
          <table:table-cell office:value-type="string">
            <text:p>Kobe.Hirthe@yahoo.com</text:p>
          </table:table-cell>
          <table:table-cell office:value-type="string">
            <text:p>453 Jacky Square</text:p>
          </table:table-cell>
          <table:table-cell office:value-type="string">
            <text:p>New Maybelle</text:p>
          </table:table-cell>
          <table:table-cell office:value-type="string">
            <text:p>Iowa</text:p>
          </table:table-cell>
          <table:table-cell office:value-type="string">
            <text:p>62731</text:p>
          </table:table-cell>
          <table:table-cell office:value-type="string">
            <text:p>201588020</text:p>
          </table:table-cell>
          <table:table-cell office:value-type="string">
            <text:p>Books</text:p>
          </table:table-cell>
          <table:table-cell office:value-type="string">
            <text:p>Gulgowski and Sons</text:p>
          </table:table-cell>
          <table:table-cell office:value-type="float" office:value="44419.89223640046">
            <text:p>44419.89223640046</text:p>
          </table:table-cell>
          <table:table-cell office:value-type="string">
            <text:p>http://placeimg.com/640/480</text:p>
          </table:table-cell>
          <table:table-cell office:value-type="string">
            <text:p>Assumenda ea culpa. Nihil beatae repudiandae sed qui autem. Aspernatur rem mollitia. Maxime hic natus nostrum rerum est voluptas.</text:p>
          </table:table-cell>
          <table:table-cell office:value-type="boolean" office:boolean-value="false">
            <text:p>FALSE</text:p>
          </table:table-cell>
        </table:table-row>
        <table:table-row>
          <table:table-cell office:value-type="string">
            <text:p>Edna Abshire</text:p>
          </table:table-cell>
          <table:table-cell office:value-type="string">
            <text:p>316-488-2034</text:p>
          </table:table-cell>
          <table:table-cell office:value-type="string">
            <text:p>Sofia_Bayer@gmail.com</text:p>
          </table:table-cell>
          <table:table-cell office:value-type="string">
            <text:p>8586 Josephine Mews</text:p>
          </table:table-cell>
          <table:table-cell office:value-type="string">
            <text:p>East Maribelmouth</text:p>
          </table:table-cell>
          <table:table-cell office:value-type="string">
            <text:p>Arizona</text:p>
          </table:table-cell>
          <table:table-cell office:value-type="string">
            <text:p>39031</text:p>
          </table:table-cell>
          <table:table-cell office:value-type="string">
            <text:p>403220791</text:p>
          </table:table-cell>
          <table:table-cell office:value-type="string">
            <text:p>Sports</text:p>
          </table:table-cell>
          <table:table-cell office:value-type="string">
            <text:p>Schmeler Group</text:p>
          </table:table-cell>
          <table:table-cell office:value-type="float" office:value="44295.83305663194">
            <text:p>44295.83305663194</text:p>
          </table:table-cell>
          <table:table-cell office:value-type="string">
            <text:p>http://placeimg.com/640/480</text:p>
          </table:table-cell>
          <table:table-cell office:value-type="string">
            <text:p>Neque a unde quia mollitia aut enim excepturi vitae. Aliquam eveniet ratione harum eveniet deserunt incidunt. Debitis nesciunt voluptatem delectus quia natus deleniti. Laborum dolores doloremque tenetur rerum. Est rerum aperiam. Tenetur et hic.</text:p>
          </table:table-cell>
          <table:table-cell office:value-type="boolean" office:boolean-value="false">
            <text:p>FALSE</text:p>
          </table:table-cell>
        </table:table-row>
        <table:table-row>
          <table:table-cell office:value-type="string">
            <text:p>Mr. Floyd Gislason</text:p>
          </table:table-cell>
          <table:table-cell office:value-type="string">
            <text:p>1-722-965-1098 x213</text:p>
          </table:table-cell>
          <table:table-cell office:value-type="string">
            <text:p>Geovanny_Koepp19@hotmail.com</text:p>
          </table:table-cell>
          <table:table-cell office:value-type="string">
            <text:p>88446 Selina Shore</text:p>
          </table:table-cell>
          <table:table-cell office:value-type="string">
            <text:p>New Cassandre</text:p>
          </table:table-cell>
          <table:table-cell office:value-type="string">
            <text:p>South Carolina</text:p>
          </table:table-cell>
          <table:table-cell office:value-type="string">
            <text:p>28491-7633</text:p>
          </table:table-cell>
          <table:table-cell office:value-type="string">
            <text:p>193184228</text:p>
          </table:table-cell>
          <table:table-cell office:value-type="string">
            <text:p>Clothing</text:p>
          </table:table-cell>
          <table:table-cell office:value-type="string">
            <text:p>Rodriguez, Christiansen and Quigley</text:p>
          </table:table-cell>
          <table:table-cell office:value-type="float" office:value="44419.96827546296">
            <text:p>44419.96827546296</text:p>
          </table:table-cell>
          <table:table-cell office:value-type="string">
            <text:p>http://placeimg.com/640/480</text:p>
          </table:table-cell>
          <table:table-cell office:value-type="string">
            <text:p>Ab rem suscipit quo corrupti. Non accusamus minus asperiores qui perspiciatis. Autem ullam aperiam error sint non. Ut nemo ut illo alias rem. Et accusamus est delectus minima dolore cumque. Ea molestias voluptas adipisci pariatur.</text:p>
          </table:table-cell>
          <table:table-cell office:value-type="boolean" office:boolean-value="false">
            <text:p>FALSE</text:p>
          </table:table-cell>
        </table:table-row>
        <table:table-row>
          <table:table-cell office:value-type="string">
            <text:p>Lynn Lynch</text:p>
          </table:table-cell>
          <table:table-cell office:value-type="string">
            <text:p>1-458-634-2457</text:p>
          </table:table-cell>
          <table:table-cell office:value-type="string">
            <text:p>Jeramie76@yahoo.com</text:p>
          </table:table-cell>
          <table:table-cell office:value-type="string">
            <text:p>457 Stephan Hills</text:p>
          </table:table-cell>
          <table:table-cell office:value-type="string">
            <text:p>Lake Ronny</text:p>
          </table:table-cell>
          <table:table-cell office:value-type="string">
            <text:p>Oklahoma</text:p>
          </table:table-cell>
          <table:table-cell office:value-type="string">
            <text:p>65738-9563</text:p>
          </table:table-cell>
          <table:table-cell office:value-type="string">
            <text:p>227563401</text:p>
          </table:table-cell>
          <table:table-cell office:value-type="string">
            <text:p>Books</text:p>
          </table:table-cell>
          <table:table-cell office:value-type="string">
            <text:p>Littel, Luettgen and Schuppe</text:p>
          </table:table-cell>
          <table:table-cell office:value-type="float" office:value="44298.47140177083">
            <text:p>44298.47140177083</text:p>
          </table:table-cell>
          <table:table-cell office:value-type="string">
            <text:p>http://placeimg.com/640/480</text:p>
          </table:table-cell>
          <table:table-cell office:value-type="string">
            <text:p>Vel occaecati tempora vitae consequuntur. Blanditiis temporibus in. Est dicta minus deserunt. Tempore voluptates non. Qui ratione rem neque non repudiandae aut ex est ipsa.</text:p>
          </table:table-cell>
          <table:table-cell office:value-type="boolean" office:boolean-value="false">
            <text:p>FALSE</text:p>
          </table:table-cell>
        </table:table-row>
        <table:table-row>
          <table:table-cell office:value-type="string">
            <text:p>Melody Spencer</text:p>
          </table:table-cell>
          <table:table-cell office:value-type="string">
            <text:p>1-225-265-9068</text:p>
          </table:table-cell>
          <table:table-cell office:value-type="string">
            <text:p>Cathy61@hotmail.com</text:p>
          </table:table-cell>
          <table:table-cell office:value-type="string">
            <text:p>6787 Conroy Fields</text:p>
          </table:table-cell>
          <table:table-cell office:value-type="string">
            <text:p>North Corrineton</text:p>
          </table:table-cell>
          <table:table-cell office:value-type="string">
            <text:p>Nebraska</text:p>
          </table:table-cell>
          <table:table-cell office:value-type="string">
            <text:p>55783-5816</text:p>
          </table:table-cell>
          <table:table-cell office:value-type="string">
            <text:p>040714385</text:p>
          </table:table-cell>
          <table:table-cell office:value-type="string">
            <text:p>Industrial</text:p>
          </table:table-cell>
          <table:table-cell office:value-type="string">
            <text:p>Strosin, Sporer and Marks</text:p>
          </table:table-cell>
          <table:table-cell office:value-type="float" office:value="44388.12225972222">
            <text:p>44388.12225972222</text:p>
          </table:table-cell>
          <table:table-cell office:value-type="string">
            <text:p>http://placeimg.com/640/480</text:p>
          </table:table-cell>
          <table:table-cell office:value-type="string">
            <text:p>Voluptas qui autem. Quidem quia blanditiis libero. Quod animi aut. Ipsam officiis accusantium et non distinctio corrupti est. A rerum vel cupiditate eligendi.</text:p>
          </table:table-cell>
          <table:table-cell office:value-type="boolean" office:boolean-value="false">
            <text:p>FALSE</text:p>
          </table:table-cell>
        </table:table-row>
        <table:table-row>
          <table:table-cell office:value-type="string">
            <text:p>Javier Dare</text:p>
          </table:table-cell>
          <table:table-cell office:value-type="string">
            <text:p>383-713-5651 x37271</text:p>
          </table:table-cell>
          <table:table-cell office:value-type="string">
            <text:p>Roy.Koepp@yahoo.com</text:p>
          </table:table-cell>
          <table:table-cell office:value-type="string">
            <text:p>2384 Schuster Stravenue</text:p>
          </table:table-cell>
          <table:table-cell office:value-type="string">
            <text:p>West Tabitha</text:p>
          </table:table-cell>
          <table:table-cell office:value-type="string">
            <text:p>North Carolina</text:p>
          </table:table-cell>
          <table:table-cell office:value-type="string">
            <text:p>01546</text:p>
          </table:table-cell>
          <table:table-cell office:value-type="string">
            <text:p>933739927</text:p>
          </table:table-cell>
          <table:table-cell office:value-type="string">
            <text:p>Baby</text:p>
          </table:table-cell>
          <table:table-cell office:value-type="string">
            <text:p>Becker, Lemke and Kilback</text:p>
          </table:table-cell>
          <table:table-cell office:value-type="float" office:value="44429.760802743054">
            <text:p>44429.760802743054</text:p>
          </table:table-cell>
          <table:table-cell office:value-type="string">
            <text:p>http://placeimg.com/640/480</text:p>
          </table:table-cell>
          <table:table-cell office:value-type="string">
            <text:p>Quas occaecati rerum asperiores laboriosam soluta fuga. Tempore quod aspernatur numquam officia. Rerum quasi fugiat sed est omnis est. Voluptatem velit vel veritatis. Ut aliquid cumque dolorem dolores exercitationem provident debitis blanditiis.</text:p>
          </table:table-cell>
          <table:table-cell office:value-type="boolean" office:boolean-value="false">
            <text:p>FALSE</text:p>
          </table:table-cell>
        </table:table-row>
        <table:table-row>
          <table:table-cell office:value-type="string">
            <text:p>Melody Jaskolski</text:p>
          </table:table-cell>
          <table:table-cell office:value-type="string">
            <text:p>1-643-565-4267 x918</text:p>
          </table:table-cell>
          <table:table-cell office:value-type="string">
            <text:p>Fred.Brakus23@gmail.com</text:p>
          </table:table-cell>
          <table:table-cell office:value-type="string">
            <text:p>457 Russel Springs</text:p>
          </table:table-cell>
          <table:table-cell office:value-type="string">
            <text:p>Lake Ransom</text:p>
          </table:table-cell>
          <table:table-cell office:value-type="string">
            <text:p>Rhode Island</text:p>
          </table:table-cell>
          <table:table-cell office:value-type="string">
            <text:p>05567-9641</text:p>
          </table:table-cell>
          <table:table-cell office:value-type="string">
            <text:p>900322228</text:p>
          </table:table-cell>
          <table:table-cell office:value-type="string">
            <text:p>Movies</text:p>
          </table:table-cell>
          <table:table-cell office:value-type="string">
            <text:p>Christiansen Group</text:p>
          </table:table-cell>
          <table:table-cell office:value-type="float" office:value="44448.906701712964">
            <text:p>44448.906701712964</text:p>
          </table:table-cell>
          <table:table-cell office:value-type="string">
            <text:p>http://placeimg.com/640/480</text:p>
          </table:table-cell>
          <table:table-cell office:value-type="string">
            <text:p>Vero eveniet quam quia nobis pariatur eum hic. Tenetur deleniti ut et sint et est quam aliquid voluptas. Dolorem eos maiores. Sint quia voluptas voluptates rerum.</text:p>
          </table:table-cell>
          <table:table-cell office:value-type="boolean" office:boolean-value="false">
            <text:p>FALSE</text:p>
          </table:table-cell>
        </table:table-row>
        <table:table-row>
          <table:table-cell office:value-type="string">
            <text:p>Clyde Stoltenberg</text:p>
          </table:table-cell>
          <table:table-cell office:value-type="string">
            <text:p>761.431.3147 x2005</text:p>
          </table:table-cell>
          <table:table-cell office:value-type="string">
            <text:p>Jennyfer7@gmail.com</text:p>
          </table:table-cell>
          <table:table-cell office:value-type="string">
            <text:p>061 Delores Rapid</text:p>
          </table:table-cell>
          <table:table-cell office:value-type="string">
            <text:p>Pueblo</text:p>
          </table:table-cell>
          <table:table-cell office:value-type="string">
            <text:p>Massachusetts</text:p>
          </table:table-cell>
          <table:table-cell office:value-type="string">
            <text:p>90919-0250</text:p>
          </table:table-cell>
          <table:table-cell office:value-type="string">
            <text:p>314828965</text:p>
          </table:table-cell>
          <table:table-cell office:value-type="string">
            <text:p>Automotive</text:p>
          </table:table-cell>
          <table:table-cell office:value-type="string">
            <text:p>Lehner, Hegmann and Weissnat</text:p>
          </table:table-cell>
          <table:table-cell office:value-type="float" office:value="44238.12433902778">
            <text:p>44238.12433902778</text:p>
          </table:table-cell>
          <table:table-cell office:value-type="string">
            <text:p>http://placeimg.com/640/480</text:p>
          </table:table-cell>
          <table:table-cell office:value-type="string">
            <text:p>Quaerat sit omnis facere odio sunt velit est cumque eos. Facere deserunt quisquam repudiandae voluptas laudantium quas officia in. Deserunt vel maiores deserunt maxime perferendis eveniet. Qui ullam perspiciatis nesciunt suscipit expedita nisi qui nostrum. Non natus velit aut blanditiis quis. Aliquid maxime qui et.</text:p>
          </table:table-cell>
          <table:table-cell office:value-type="boolean" office:boolean-value="false">
            <text:p>FALSE</text:p>
          </table:table-cell>
        </table:table-row>
        <table:table-row>
          <table:table-cell office:value-type="string">
            <text:p>Victoria Hahn</text:p>
          </table:table-cell>
          <table:table-cell office:value-type="string">
            <text:p>(806) 818-8844 x635</text:p>
          </table:table-cell>
          <table:table-cell office:value-type="string">
            <text:p>Raphael2@hotmail.com</text:p>
          </table:table-cell>
          <table:table-cell office:value-type="string">
            <text:p>26099 Dorothy Ports</text:p>
          </table:table-cell>
          <table:table-cell office:value-type="string">
            <text:p>New Heathbury</text:p>
          </table:table-cell>
          <table:table-cell office:value-type="string">
            <text:p>South Carolina</text:p>
          </table:table-cell>
          <table:table-cell office:value-type="string">
            <text:p>56311-2679</text:p>
          </table:table-cell>
          <table:table-cell office:value-type="string">
            <text:p>268051697</text:p>
          </table:table-cell>
          <table:table-cell office:value-type="string">
            <text:p>Beauty</text:p>
          </table:table-cell>
          <table:table-cell office:value-type="string">
            <text:p>Legros Inc</text:p>
          </table:table-cell>
          <table:table-cell office:value-type="float" office:value="44460.55770665509">
            <text:p>44460.55770665509</text:p>
          </table:table-cell>
          <table:table-cell office:value-type="string">
            <text:p>http://placeimg.com/640/480</text:p>
          </table:table-cell>
          <table:table-cell office:value-type="string">
            <text:p>Deleniti est debitis neque reprehenderit ab eaque similique aut. Laborum omnis harum qui sed praesentium. Non autem ut ut excepturi quos. Repudiandae tenetur est officia. Repudiandae sunt voluptates nesciunt quia fugit quibusdam doloribus.</text:p>
          </table:table-cell>
          <table:table-cell office:value-type="boolean" office:boolean-value="false">
            <text:p>FALSE</text:p>
          </table:table-cell>
        </table:table-row>
        <table:table-row>
          <table:table-cell office:value-type="string">
            <text:p>Rufus Steuber</text:p>
          </table:table-cell>
          <table:table-cell office:value-type="string">
            <text:p>648.422.8061</text:p>
          </table:table-cell>
          <table:table-cell office:value-type="string">
            <text:p>Jeremie_Wisozk86@hotmail.com</text:p>
          </table:table-cell>
          <table:table-cell office:value-type="string">
            <text:p>725 Rose Land</text:p>
          </table:table-cell>
          <table:table-cell office:value-type="string">
            <text:p>McCulloughborough</text:p>
          </table:table-cell>
          <table:table-cell office:value-type="string">
            <text:p>Alabama</text:p>
          </table:table-cell>
          <table:table-cell office:value-type="string">
            <text:p>34031</text:p>
          </table:table-cell>
          <table:table-cell office:value-type="string">
            <text:p>867414745</text:p>
          </table:table-cell>
          <table:table-cell office:value-type="string">
            <text:p>Movies</text:p>
          </table:table-cell>
          <table:table-cell office:value-type="string">
            <text:p>Schamberger, Rohan and Feest</text:p>
          </table:table-cell>
          <table:table-cell office:value-type="float" office:value="44343.446386006945">
            <text:p>44343.446386006945</text:p>
          </table:table-cell>
          <table:table-cell office:value-type="string">
            <text:p>http://placeimg.com/640/480</text:p>
          </table:table-cell>
          <table:table-cell office:value-type="string">
            <text:p>Impedit dolorum labore. Tempora ipsum sint impedit aut voluptatem. Ratione aspernatur deleniti omnis neque ut velit.</text:p>
          </table:table-cell>
          <table:table-cell office:value-type="boolean" office:boolean-value="false">
            <text:p>FALSE</text:p>
          </table:table-cell>
        </table:table-row>
        <table:table-row>
          <table:table-cell office:value-type="string">
            <text:p>Lucille Graham</text:p>
          </table:table-cell>
          <table:table-cell office:value-type="string">
            <text:p>526-714-7590</text:p>
          </table:table-cell>
          <table:table-cell office:value-type="string">
            <text:p>Lorenza.Bradtke9@gmail.com</text:p>
          </table:table-cell>
          <table:table-cell office:value-type="string">
            <text:p>329 Roberts Radial</text:p>
          </table:table-cell>
          <table:table-cell office:value-type="string">
            <text:p>West Jalon</text:p>
          </table:table-cell>
          <table:table-cell office:value-type="string">
            <text:p>Idaho</text:p>
          </table:table-cell>
          <table:table-cell office:value-type="string">
            <text:p>57553-0309</text:p>
          </table:table-cell>
          <table:table-cell office:value-type="string">
            <text:p>343639811</text:p>
          </table:table-cell>
          <table:table-cell office:value-type="string">
            <text:p>Garden</text:p>
          </table:table-cell>
          <table:table-cell office:value-type="string">
            <text:p>Hettinger LLC</text:p>
          </table:table-cell>
          <table:table-cell office:value-type="float" office:value="44435.495634479164">
            <text:p>44435.495634479164</text:p>
          </table:table-cell>
          <table:table-cell office:value-type="string">
            <text:p>http://placeimg.com/640/480</text:p>
          </table:table-cell>
          <table:table-cell office:value-type="string">
            <text:p>Harum et id et tempore ullam. Et odio voluptatum quia. Alias aut maxime ratione dolorem.</text:p>
          </table:table-cell>
          <table:table-cell office:value-type="boolean" office:boolean-value="true">
            <text:p>TRUE</text:p>
          </table:table-cell>
        </table:table-row>
        <table:table-row>
          <table:table-cell office:value-type="string">
            <text:p>Jake Osinski</text:p>
          </table:table-cell>
          <table:table-cell office:value-type="string">
            <text:p>1-885-897-0992 x488</text:p>
          </table:table-cell>
          <table:table-cell office:value-type="string">
            <text:p>Kaelyn.Beier@yahoo.com</text:p>
          </table:table-cell>
          <table:table-cell office:value-type="string">
            <text:p>26776 Elnora Valley</text:p>
          </table:table-cell>
          <table:table-cell office:value-type="string">
            <text:p>Jadenmouth</text:p>
          </table:table-cell>
          <table:table-cell office:value-type="string">
            <text:p>Oregon</text:p>
          </table:table-cell>
          <table:table-cell office:value-type="string">
            <text:p>52712-9344</text:p>
          </table:table-cell>
          <table:table-cell office:value-type="string">
            <text:p>922386064</text:p>
          </table:table-cell>
          <table:table-cell office:value-type="string">
            <text:p>Grocery</text:p>
          </table:table-cell>
          <table:table-cell office:value-type="string">
            <text:p>Shields - Mayer</text:p>
          </table:table-cell>
          <table:table-cell office:value-type="float" office:value="44519.24260002315">
            <text:p>44519.24260002315</text:p>
          </table:table-cell>
          <table:table-cell office:value-type="string">
            <text:p>http://placeimg.com/640/480</text:p>
          </table:table-cell>
          <table:table-cell office:value-type="string">
            <text:p>Et doloremque fugit dolor in in sapiente non. Ipsam sequi cum voluptas ipsum maiores quam. Eius cum temporibus. Ullam autem ut voluptatem non.</text:p>
          </table:table-cell>
          <table:table-cell office:value-type="boolean" office:boolean-value="true">
            <text:p>TRUE</text:p>
          </table:table-cell>
        </table:table-row>
        <table:table-row>
          <table:table-cell office:value-type="string">
            <text:p>Randolph Haley</text:p>
          </table:table-cell>
          <table:table-cell office:value-type="string">
            <text:p>(259) 890-3102</text:p>
          </table:table-cell>
          <table:table-cell office:value-type="string">
            <text:p>Samanta_Padberg@hotmail.com</text:p>
          </table:table-cell>
          <table:table-cell office:value-type="string">
            <text:p>898 Nayeli Stravenue</text:p>
          </table:table-cell>
          <table:table-cell office:value-type="string">
            <text:p>Orland Park</text:p>
          </table:table-cell>
          <table:table-cell office:value-type="string">
            <text:p>Ohio</text:p>
          </table:table-cell>
          <table:table-cell office:value-type="string">
            <text:p>93286</text:p>
          </table:table-cell>
          <table:table-cell office:value-type="string">
            <text:p>485219717</text:p>
          </table:table-cell>
          <table:table-cell office:value-type="string">
            <text:p>Movies</text:p>
          </table:table-cell>
          <table:table-cell office:value-type="string">
            <text:p>Nikolaus Inc</text:p>
          </table:table-cell>
          <table:table-cell office:value-type="float" office:value="44239.734033113426">
            <text:p>44239.734033113426</text:p>
          </table:table-cell>
          <table:table-cell office:value-type="string">
            <text:p>http://placeimg.com/640/480</text:p>
          </table:table-cell>
          <table:table-cell office:value-type="string">
            <text:p>Porro non quos in culpa repudiandae. Incidunt est magni dolore sequi dolorem qui sed adipisci. Modi ratione ducimus officia excepturi enim consequatur. Autem voluptatibus sit at nulla ut laboriosam rem possimus. Magnam blanditiis ad quia omnis rerum amet inventore neque.</text:p>
          </table:table-cell>
          <table:table-cell office:value-type="boolean" office:boolean-value="false">
            <text:p>FALSE</text:p>
          </table:table-cell>
        </table:table-row>
        <table:table-row>
          <table:table-cell office:value-type="string">
            <text:p>Gayle Hackett</text:p>
          </table:table-cell>
          <table:table-cell office:value-type="string">
            <text:p>324.995.8662</text:p>
          </table:table-cell>
          <table:table-cell office:value-type="string">
            <text:p>Jorge_Bauch@gmail.com</text:p>
          </table:table-cell>
          <table:table-cell office:value-type="string">
            <text:p>11346 Johnnie Groves</text:p>
          </table:table-cell>
          <table:table-cell office:value-type="string">
            <text:p>North Camrenhaven</text:p>
          </table:table-cell>
          <table:table-cell office:value-type="string">
            <text:p>Nevada</text:p>
          </table:table-cell>
          <table:table-cell office:value-type="string">
            <text:p>37065-3981</text:p>
          </table:table-cell>
          <table:table-cell office:value-type="string">
            <text:p>259627386</text:p>
          </table:table-cell>
          <table:table-cell office:value-type="string">
            <text:p>Home</text:p>
          </table:table-cell>
          <table:table-cell office:value-type="string">
            <text:p>Rempel LLC</text:p>
          </table:table-cell>
          <table:table-cell office:value-type="float" office:value="44582.14986351852">
            <text:p>44582.14986351852</text:p>
          </table:table-cell>
          <table:table-cell office:value-type="string">
            <text:p>http://placeimg.com/640/480</text:p>
          </table:table-cell>
          <table:table-cell office:value-type="string">
            <text:p>Nihil quis sint aliquid ducimus nihil voluptas est harum iusto. Dolores maxime laborum quaerat beatae iusto expedita dolorum. Ut nemo iure exercitationem aut ea et cupiditate. Qui consequatur neque sed repudiandae distinctio consequatur optio et. Ipsam minima illum quidem tempore voluptas aut. Quia consequatur placeat.</text:p>
          </table:table-cell>
          <table:table-cell office:value-type="boolean" office:boolean-value="true">
            <text:p>TRUE</text:p>
          </table:table-cell>
        </table:table-row>
        <table:table-row>
          <table:table-cell office:value-type="string">
            <text:p>Maureen Bernhard</text:p>
          </table:table-cell>
          <table:table-cell office:value-type="string">
            <text:p>428-369-9998 x94191</text:p>
          </table:table-cell>
          <table:table-cell office:value-type="string">
            <text:p>Una.Metz@gmail.com</text:p>
          </table:table-cell>
          <table:table-cell office:value-type="string">
            <text:p>20650 Trace Dam</text:p>
          </table:table-cell>
          <table:table-cell office:value-type="string">
            <text:p>West Breana</text:p>
          </table:table-cell>
          <table:table-cell office:value-type="string">
            <text:p>Maine</text:p>
          </table:table-cell>
          <table:table-cell office:value-type="string">
            <text:p>82038</text:p>
          </table:table-cell>
          <table:table-cell office:value-type="string">
            <text:p>247871490</text:p>
          </table:table-cell>
          <table:table-cell office:value-type="string">
            <text:p>Toys</text:p>
          </table:table-cell>
          <table:table-cell office:value-type="string">
            <text:p>Stamm - Turcotte</text:p>
          </table:table-cell>
          <table:table-cell office:value-type="float" office:value="44278.365769351854">
            <text:p>44278.365769351854</text:p>
          </table:table-cell>
          <table:table-cell office:value-type="string">
            <text:p>http://placeimg.com/640/480</text:p>
          </table:table-cell>
          <table:table-cell office:value-type="string">
            <text:p>Ex perspiciatis harum tenetur maxime in illo libero. Harum consectetur voluptas numquam consequuntur. Mollitia eum doloribus nam.</text:p>
          </table:table-cell>
          <table:table-cell office:value-type="boolean" office:boolean-value="true">
            <text:p>TRUE</text:p>
          </table:table-cell>
        </table:table-row>
        <table:table-row>
          <table:table-cell office:value-type="string">
            <text:p>Neal Douglas</text:p>
          </table:table-cell>
          <table:table-cell office:value-type="string">
            <text:p>529-385-9982</text:p>
          </table:table-cell>
          <table:table-cell office:value-type="string">
            <text:p>Estell67@yahoo.com</text:p>
          </table:table-cell>
          <table:table-cell office:value-type="string">
            <text:p>7867 Edna Fields</text:p>
          </table:table-cell>
          <table:table-cell office:value-type="string">
            <text:p>East Keagan</text:p>
          </table:table-cell>
          <table:table-cell office:value-type="string">
            <text:p>Vermont</text:p>
          </table:table-cell>
          <table:table-cell office:value-type="string">
            <text:p>20884</text:p>
          </table:table-cell>
          <table:table-cell office:value-type="string">
            <text:p>130290722</text:p>
          </table:table-cell>
          <table:table-cell office:value-type="string">
            <text:p>Tools</text:p>
          </table:table-cell>
          <table:table-cell office:value-type="string">
            <text:p>Bartoletti - Beier</text:p>
          </table:table-cell>
          <table:table-cell office:value-type="float" office:value="44352.74388736111">
            <text:p>44352.74388736111</text:p>
          </table:table-cell>
          <table:table-cell office:value-type="string">
            <text:p>http://placeimg.com/640/480</text:p>
          </table:table-cell>
          <table:table-cell office:value-type="string">
            <text:p>Iure fuga facere nihil repudiandae accusantium. Nobis quia non earum. Ut libero eaque et ratione. Ducimus rerum libero esse illo dolorum cumque rerum. Labore voluptas dolor qui molestiae asperiores et. Non earum similique officiis culpa.</text:p>
          </table:table-cell>
          <table:table-cell office:value-type="boolean" office:boolean-value="false">
            <text:p>FALSE</text:p>
          </table:table-cell>
        </table:table-row>
        <table:table-row>
          <table:table-cell office:value-type="string">
            <text:p>Christopher Boyer III</text:p>
          </table:table-cell>
          <table:table-cell office:value-type="string">
            <text:p>247.325.2708</text:p>
          </table:table-cell>
          <table:table-cell office:value-type="string">
            <text:p>Jamison.Frami77@yahoo.com</text:p>
          </table:table-cell>
          <table:table-cell office:value-type="string">
            <text:p>434 Sheldon Port</text:p>
          </table:table-cell>
          <table:table-cell office:value-type="string">
            <text:p>Everett</text:p>
          </table:table-cell>
          <table:table-cell office:value-type="string">
            <text:p>Georgia</text:p>
          </table:table-cell>
          <table:table-cell office:value-type="string">
            <text:p>49870</text:p>
          </table:table-cell>
          <table:table-cell office:value-type="string">
            <text:p>427702758</text:p>
          </table:table-cell>
          <table:table-cell office:value-type="string">
            <text:p>Games</text:p>
          </table:table-cell>
          <table:table-cell office:value-type="string">
            <text:p>Wiegand - Bartell</text:p>
          </table:table-cell>
          <table:table-cell office:value-type="float" office:value="44563.2010565625">
            <text:p>44563.2010565625</text:p>
          </table:table-cell>
          <table:table-cell office:value-type="string">
            <text:p>http://placeimg.com/640/480</text:p>
          </table:table-cell>
          <table:table-cell office:value-type="string">
            <text:p>Et corporis harum sit eum recusandae asperiores. Aut ut sit eum cupiditate porro. Modi ad consectetur quam rerum. Quis excepturi deserunt maiores alias corporis impedit. Rerum provident a eos unde. In culpa voluptas sit voluptatem a cum.</text:p>
          </table:table-cell>
          <table:table-cell office:value-type="boolean" office:boolean-value="false">
            <text:p>FALSE</text:p>
          </table:table-cell>
        </table:table-row>
        <table:table-row>
          <table:table-cell office:value-type="string">
            <text:p>Faye Klein</text:p>
          </table:table-cell>
          <table:table-cell office:value-type="string">
            <text:p>(261) 482-9967 x652</text:p>
          </table:table-cell>
          <table:table-cell office:value-type="string">
            <text:p>Ned_Renner@gmail.com</text:p>
          </table:table-cell>
          <table:table-cell office:value-type="string">
            <text:p>661 Jacquelyn Rapid</text:p>
          </table:table-cell>
          <table:table-cell office:value-type="string">
            <text:p>Lake Brennon</text:p>
          </table:table-cell>
          <table:table-cell office:value-type="string">
            <text:p>West Virginia</text:p>
          </table:table-cell>
          <table:table-cell office:value-type="string">
            <text:p>49433</text:p>
          </table:table-cell>
          <table:table-cell office:value-type="string">
            <text:p>054962262</text:p>
          </table:table-cell>
          <table:table-cell office:value-type="string">
            <text:p>Beauty</text:p>
          </table:table-cell>
          <table:table-cell office:value-type="string">
            <text:p>Hammes Inc</text:p>
          </table:table-cell>
          <table:table-cell office:value-type="float" office:value="44322.32987700232">
            <text:p>44322.32987700232</text:p>
          </table:table-cell>
          <table:table-cell office:value-type="string">
            <text:p>http://placeimg.com/640/480</text:p>
          </table:table-cell>
          <table:table-cell office:value-type="string">
            <text:p>Nihil et cum omnis cumque pariatur sit sed perspiciatis. Molestiae magnam eos et quo suscipit exercitationem nulla. Ex dolore delectus voluptatum dolorum animi officiis. Non nostrum et quis reprehenderit. Itaque dolores autem molestias doloremque ratione voluptatibus.</text:p>
          </table:table-cell>
          <table:table-cell office:value-type="boolean" office:boolean-value="true">
            <text:p>TRUE</text:p>
          </table:table-cell>
        </table:table-row>
        <table:table-row>
          <table:table-cell office:value-type="string">
            <text:p>Jeffery Schmitt</text:p>
          </table:table-cell>
          <table:table-cell office:value-type="string">
            <text:p>1-840-793-6756</text:p>
          </table:table-cell>
          <table:table-cell office:value-type="string">
            <text:p>Terrence65@yahoo.com</text:p>
          </table:table-cell>
          <table:table-cell office:value-type="string">
            <text:p>725 Elaina Keys</text:p>
          </table:table-cell>
          <table:table-cell office:value-type="string">
            <text:p>Lake Harmonyton</text:p>
          </table:table-cell>
          <table:table-cell office:value-type="string">
            <text:p>Mississippi</text:p>
          </table:table-cell>
          <table:table-cell office:value-type="string">
            <text:p>64173</text:p>
          </table:table-cell>
          <table:table-cell office:value-type="string">
            <text:p>457516338</text:p>
          </table:table-cell>
          <table:table-cell office:value-type="string">
            <text:p>Music</text:p>
          </table:table-cell>
          <table:table-cell office:value-type="string">
            <text:p>Ritchie Inc</text:p>
          </table:table-cell>
          <table:table-cell office:value-type="float" office:value="44433.85722291667">
            <text:p>44433.85722291667</text:p>
          </table:table-cell>
          <table:table-cell office:value-type="string">
            <text:p>http://placeimg.com/640/480</text:p>
          </table:table-cell>
          <table:table-cell office:value-type="string">
            <text:p>Eum reiciendis maxime odio nostrum sed deserunt alias. Necessitatibus id earum facilis cumque facilis. Sapiente est voluptatem. Ad placeat assumenda qui. Qui laboriosam voluptate ut tempora illo possimus voluptatem.</text:p>
          </table:table-cell>
          <table:table-cell office:value-type="boolean" office:boolean-value="true">
            <text:p>TRUE</text:p>
          </table:table-cell>
        </table:table-row>
        <table:table-row>
          <table:table-cell office:value-type="string">
            <text:p>Claire West</text:p>
          </table:table-cell>
          <table:table-cell office:value-type="string">
            <text:p>1-699-320-3317</text:p>
          </table:table-cell>
          <table:table-cell office:value-type="string">
            <text:p>Adonis.Stamm73@yahoo.com</text:p>
          </table:table-cell>
          <table:table-cell office:value-type="string">
            <text:p>7863 Ardith Skyway</text:p>
          </table:table-cell>
          <table:table-cell office:value-type="string">
            <text:p>Miami Beach</text:p>
          </table:table-cell>
          <table:table-cell office:value-type="string">
            <text:p>Washington</text:p>
          </table:table-cell>
          <table:table-cell office:value-type="string">
            <text:p>20225-5303</text:p>
          </table:table-cell>
          <table:table-cell office:value-type="string">
            <text:p>562321829</text:p>
          </table:table-cell>
          <table:table-cell office:value-type="string">
            <text:p>Kids</text:p>
          </table:table-cell>
          <table:table-cell office:value-type="string">
            <text:p>DuBuque - Corkery</text:p>
          </table:table-cell>
          <table:table-cell office:value-type="float" office:value="44592.850224166665">
            <text:p>44592.850224166665</text:p>
          </table:table-cell>
          <table:table-cell office:value-type="string">
            <text:p>http://placeimg.com/640/480</text:p>
          </table:table-cell>
          <table:table-cell office:value-type="string">
            <text:p>Nihil velit sapiente. Fuga qui nam veritatis cum placeat hic consequatur ipsum. Esse dolores velit totam omnis autem. Voluptate voluptas tempora.</text:p>
          </table:table-cell>
          <table:table-cell office:value-type="boolean" office:boolean-value="true">
            <text:p>TRUE</text:p>
          </table:table-cell>
        </table:table-row>
        <table:table-row>
          <table:table-cell office:value-type="string">
            <text:p>Terri Monahan</text:p>
          </table:table-cell>
          <table:table-cell office:value-type="string">
            <text:p>926-425-2242 x50312</text:p>
          </table:table-cell>
          <table:table-cell office:value-type="string">
            <text:p>Sharon.Wilderman@gmail.com</text:p>
          </table:table-cell>
          <table:table-cell office:value-type="string">
            <text:p>570 Bradtke Rapids</text:p>
          </table:table-cell>
          <table:table-cell office:value-type="string">
            <text:p>Bethlehem</text:p>
          </table:table-cell>
          <table:table-cell office:value-type="string">
            <text:p>Colorado</text:p>
          </table:table-cell>
          <table:table-cell office:value-type="string">
            <text:p>13684-0492</text:p>
          </table:table-cell>
          <table:table-cell office:value-type="string">
            <text:p>213669759</text:p>
          </table:table-cell>
          <table:table-cell office:value-type="string">
            <text:p>Jewelery</text:p>
          </table:table-cell>
          <table:table-cell office:value-type="string">
            <text:p>Nolan, Rodriguez and Bruen</text:p>
          </table:table-cell>
          <table:table-cell office:value-type="float" office:value="44242.20654626157">
            <text:p>44242.20654626157</text:p>
          </table:table-cell>
          <table:table-cell office:value-type="string">
            <text:p>http://placeimg.com/640/480</text:p>
          </table:table-cell>
          <table:table-cell office:value-type="string">
            <text:p>Quia et sed ex quam consectetur sunt labore ab aspernatur. Numquam est animi et qui. Tempora cum sint est dolorum. Dolores et possimus pariatur.</text:p>
          </table:table-cell>
          <table:table-cell office:value-type="boolean" office:boolean-value="false">
            <text:p>FALSE</text:p>
          </table:table-cell>
        </table:table-row>
        <table:table-row>
          <table:table-cell office:value-type="string">
            <text:p>Nellie Raynor</text:p>
          </table:table-cell>
          <table:table-cell office:value-type="string">
            <text:p>(691) 772-8955</text:p>
          </table:table-cell>
          <table:table-cell office:value-type="string">
            <text:p>Maximo_Dooley@hotmail.com</text:p>
          </table:table-cell>
          <table:table-cell office:value-type="string">
            <text:p>30084 Willa Way</text:p>
          </table:table-cell>
          <table:table-cell office:value-type="string">
            <text:p>North Louisa</text:p>
          </table:table-cell>
          <table:table-cell office:value-type="string">
            <text:p>Rhode Island</text:p>
          </table:table-cell>
          <table:table-cell office:value-type="string">
            <text:p>99026</text:p>
          </table:table-cell>
          <table:table-cell office:value-type="string">
            <text:p>265399501</text:p>
          </table:table-cell>
          <table:table-cell office:value-type="string">
            <text:p>Outdoors</text:p>
          </table:table-cell>
          <table:table-cell office:value-type="string">
            <text:p>Langworth - Jaskolski</text:p>
          </table:table-cell>
          <table:table-cell office:value-type="float" office:value="44537.91862902778">
            <text:p>44537.91862902778</text:p>
          </table:table-cell>
          <table:table-cell office:value-type="string">
            <text:p>http://placeimg.com/640/480</text:p>
          </table:table-cell>
          <table:table-cell office:value-type="string">
            <text:p>Repellendus nemo natus eligendi cumque. Porro sequi rerum recusandae. Eum autem quos sunt enim culpa qui ducimus reprehenderit. Et laboriosam quo atque enim.</text:p>
          </table:table-cell>
          <table:table-cell office:value-type="boolean" office:boolean-value="false">
            <text:p>FALSE</text:p>
          </table:table-cell>
        </table:table-row>
        <table:table-row>
          <table:table-cell office:value-type="string">
            <text:p>June Ferry</text:p>
          </table:table-cell>
          <table:table-cell office:value-type="string">
            <text:p>1-776-403-4550 x623</text:p>
          </table:table-cell>
          <table:table-cell office:value-type="string">
            <text:p>Abby.Abernathy67@yahoo.com</text:p>
          </table:table-cell>
          <table:table-cell office:value-type="string">
            <text:p>624 Connelly Ports</text:p>
          </table:table-cell>
          <table:table-cell office:value-type="string">
            <text:p>North Aureliamouth</text:p>
          </table:table-cell>
          <table:table-cell office:value-type="string">
            <text:p>West Virginia</text:p>
          </table:table-cell>
          <table:table-cell office:value-type="string">
            <text:p>28806</text:p>
          </table:table-cell>
          <table:table-cell office:value-type="string">
            <text:p>204867890</text:p>
          </table:table-cell>
          <table:table-cell office:value-type="string">
            <text:p>Computers</text:p>
          </table:table-cell>
          <table:table-cell office:value-type="string">
            <text:p>Pagac Inc</text:p>
          </table:table-cell>
          <table:table-cell office:value-type="float" office:value="44437.258437523145">
            <text:p>44437.258437523145</text:p>
          </table:table-cell>
          <table:table-cell office:value-type="string">
            <text:p>http://placeimg.com/640/480</text:p>
          </table:table-cell>
          <table:table-cell office:value-type="string">
            <text:p>Est consectetur dignissimos et unde. Labore ut quis aliquam necessitatibus voluptatum. Dolorem eligendi provident ipsum placeat corrupti id. Quos animi voluptas possimus nostrum saepe. Possimus ut sunt quod rerum qui ut unde inventore vel. Consequatur omnis eum.</text:p>
          </table:table-cell>
          <table:table-cell office:value-type="boolean" office:boolean-value="false">
            <text:p>FALSE</text:p>
          </table:table-cell>
        </table:table-row>
        <table:table-row>
          <table:table-cell office:value-type="string">
            <text:p>Susan Nikolaus</text:p>
          </table:table-cell>
          <table:table-cell office:value-type="string">
            <text:p>1-958-224-8578</text:p>
          </table:table-cell>
          <table:table-cell office:value-type="string">
            <text:p>Alisa_Smitham@gmail.com</text:p>
          </table:table-cell>
          <table:table-cell office:value-type="string">
            <text:p>59411 Carlos Cove</text:p>
          </table:table-cell>
          <table:table-cell office:value-type="string">
            <text:p>West Hazelburgh</text:p>
          </table:table-cell>
          <table:table-cell office:value-type="string">
            <text:p>New Jersey</text:p>
          </table:table-cell>
          <table:table-cell office:value-type="string">
            <text:p>97177-4380</text:p>
          </table:table-cell>
          <table:table-cell office:value-type="string">
            <text:p>787350662</text:p>
          </table:table-cell>
          <table:table-cell office:value-type="string">
            <text:p>Health</text:p>
          </table:table-cell>
          <table:table-cell office:value-type="string">
            <text:p>Glover, Schultz and Reinger</text:p>
          </table:table-cell>
          <table:table-cell office:value-type="float" office:value="44347.885534594905">
            <text:p>44347.885534594905</text:p>
          </table:table-cell>
          <table:table-cell office:value-type="string">
            <text:p>http://placeimg.com/640/480</text:p>
          </table:table-cell>
          <table:table-cell office:value-type="string">
            <text:p>Assumenda sint laborum at dicta. Ut veniam consequuntur consequatur et facere quia voluptatum quasi voluptatem. Enim nam eligendi architecto reprehenderit repudiandae non voluptas. Atque aliquid necessitatibus impedit laboriosam saepe. Odit possimus ea recusandae.</text:p>
          </table:table-cell>
          <table:table-cell office:value-type="boolean" office:boolean-value="true">
            <text:p>TRUE</text:p>
          </table:table-cell>
        </table:table-row>
        <table:table-row>
          <table:table-cell office:value-type="string">
            <text:p>Derek Weber</text:p>
          </table:table-cell>
          <table:table-cell office:value-type="string">
            <text:p>491.609.6800 x85318</text:p>
          </table:table-cell>
          <table:table-cell office:value-type="string">
            <text:p>Ike_Cummerata@hotmail.com</text:p>
          </table:table-cell>
          <table:table-cell office:value-type="string">
            <text:p>57228 Luettgen Forge</text:p>
          </table:table-cell>
          <table:table-cell office:value-type="string">
            <text:p>New Tressieberg</text:p>
          </table:table-cell>
          <table:table-cell office:value-type="string">
            <text:p>Alaska</text:p>
          </table:table-cell>
          <table:table-cell office:value-type="string">
            <text:p>32621</text:p>
          </table:table-cell>
          <table:table-cell office:value-type="string">
            <text:p>501294836</text:p>
          </table:table-cell>
          <table:table-cell office:value-type="string">
            <text:p>Books</text:p>
          </table:table-cell>
          <table:table-cell office:value-type="string">
            <text:p>Lehner, Bartoletti and Haley</text:p>
          </table:table-cell>
          <table:table-cell office:value-type="float" office:value="44250.26729960648">
            <text:p>44250.26729960648</text:p>
          </table:table-cell>
          <table:table-cell office:value-type="string">
            <text:p>http://placeimg.com/640/480</text:p>
          </table:table-cell>
          <table:table-cell office:value-type="string">
            <text:p>Laborum dolor rerum incidunt nemo autem laudantium. Est a praesentium repellat laborum reprehenderit. Quae ea veritatis quas rem voluptatem. Delectus voluptas rerum accusamus quia aspernatur accusamus perferendis.</text:p>
          </table:table-cell>
          <table:table-cell office:value-type="boolean" office:boolean-value="true">
            <text:p>TRUE</text:p>
          </table:table-cell>
        </table:table-row>
        <table:table-row>
          <table:table-cell office:value-type="string">
            <text:p>Glenn Waelchi</text:p>
          </table:table-cell>
          <table:table-cell office:value-type="string">
            <text:p>441-327-2314 x22408</text:p>
          </table:table-cell>
          <table:table-cell office:value-type="string">
            <text:p>Faye50@yahoo.com</text:p>
          </table:table-cell>
          <table:table-cell office:value-type="string">
            <text:p>42017 Buckridge Oval</text:p>
          </table:table-cell>
          <table:table-cell office:value-type="string">
            <text:p>Rutheland</text:p>
          </table:table-cell>
          <table:table-cell office:value-type="string">
            <text:p>Alabama</text:p>
          </table:table-cell>
          <table:table-cell office:value-type="string">
            <text:p>21233</text:p>
          </table:table-cell>
          <table:table-cell office:value-type="string">
            <text:p>802211945</text:p>
          </table:table-cell>
          <table:table-cell office:value-type="string">
            <text:p>Shoes</text:p>
          </table:table-cell>
          <table:table-cell office:value-type="string">
            <text:p>Runte and Sons</text:p>
          </table:table-cell>
          <table:table-cell office:value-type="float" office:value="44542.1481690162">
            <text:p>44542.1481690162</text:p>
          </table:table-cell>
          <table:table-cell office:value-type="string">
            <text:p>http://placeimg.com/640/480</text:p>
          </table:table-cell>
          <table:table-cell office:value-type="string">
            <text:p>Eum et atque est dolores deleniti delectus optio incidunt veritatis. Natus molestiae illo sunt. Qui quia minima tempore voluptatibus numquam assumenda voluptatem dolorem. Illo eum veritatis vel placeat perspiciatis vel vero similique ipsum. Reprehenderit sed itaque deserunt nostrum omnis aut sit reiciendis in. Earum et sint magni perspiciatis ipsa voluptatem.</text:p>
          </table:table-cell>
          <table:table-cell office:value-type="boolean" office:boolean-value="true">
            <text:p>TRUE</text:p>
          </table:table-cell>
        </table:table-row>
        <table:table-row>
          <table:table-cell office:value-type="string">
            <text:p>Clifton Schmeler</text:p>
          </table:table-cell>
          <table:table-cell office:value-type="string">
            <text:p>1-452-365-5637 x1438</text:p>
          </table:table-cell>
          <table:table-cell office:value-type="string">
            <text:p>Victoria.Wisoky5@yahoo.com</text:p>
          </table:table-cell>
          <table:table-cell office:value-type="string">
            <text:p>3506 Mohr Overpass</text:p>
          </table:table-cell>
          <table:table-cell office:value-type="string">
            <text:p>Pearl City</text:p>
          </table:table-cell>
          <table:table-cell office:value-type="string">
            <text:p>Wyoming</text:p>
          </table:table-cell>
          <table:table-cell office:value-type="string">
            <text:p>58595</text:p>
          </table:table-cell>
          <table:table-cell office:value-type="string">
            <text:p>437830487</text:p>
          </table:table-cell>
          <table:table-cell office:value-type="string">
            <text:p>Tools</text:p>
          </table:table-cell>
          <table:table-cell office:value-type="string">
            <text:p>Cassin Inc</text:p>
          </table:table-cell>
          <table:table-cell office:value-type="float" office:value="44575.25354486111">
            <text:p>44575.25354486111</text:p>
          </table:table-cell>
          <table:table-cell office:value-type="string">
            <text:p>http://placeimg.com/640/480</text:p>
          </table:table-cell>
          <table:table-cell office:value-type="string">
            <text:p>Repellendus nisi quia omnis sunt quae officiis. Molestiae nemo inventore. Doloribus dolores dolorem aut est reiciendis ea qui explicabo. Atque omnis necessitatibus et ut rem natus cum. Ipsam voluptatem voluptas corrupti.</text:p>
          </table:table-cell>
          <table:table-cell office:value-type="boolean" office:boolean-value="true">
            <text:p>TRUE</text:p>
          </table:table-cell>
        </table:table-row>
        <table:table-row>
          <table:table-cell office:value-type="string">
            <text:p>Miss Vernon Bauch</text:p>
          </table:table-cell>
          <table:table-cell office:value-type="string">
            <text:p>546-905-4040 x37431</text:p>
          </table:table-cell>
          <table:table-cell office:value-type="string">
            <text:p>Eulah45@yahoo.com</text:p>
          </table:table-cell>
          <table:table-cell office:value-type="string">
            <text:p>4191 Mosciski Pass</text:p>
          </table:table-cell>
          <table:table-cell office:value-type="string">
            <text:p>New Brendan</text:p>
          </table:table-cell>
          <table:table-cell office:value-type="string">
            <text:p>Georgia</text:p>
          </table:table-cell>
          <table:table-cell office:value-type="string">
            <text:p>59558-3019</text:p>
          </table:table-cell>
          <table:table-cell office:value-type="string">
            <text:p>351113989</text:p>
          </table:table-cell>
          <table:table-cell office:value-type="string">
            <text:p>Industrial</text:p>
          </table:table-cell>
          <table:table-cell office:value-type="string">
            <text:p>Kutch Inc</text:p>
          </table:table-cell>
          <table:table-cell office:value-type="float" office:value="44415.177350439815">
            <text:p>44415.177350439815</text:p>
          </table:table-cell>
          <table:table-cell office:value-type="string">
            <text:p>http://placeimg.com/640/480</text:p>
          </table:table-cell>
          <table:table-cell office:value-type="string">
            <text:p>Maiores mollitia at fugit id odio fuga ut omnis. Tempora porro quo aliquam molestiae est blanditiis qui et. Laudantium dolores et debitis officia sunt harum ipsam similique. Voluptatem praesentium dolorem repudiandae illum. Commodi quasi deleniti reprehenderit incidunt excepturi.</text:p>
          </table:table-cell>
          <table:table-cell office:value-type="boolean" office:boolean-value="false">
            <text:p>FALSE</text:p>
          </table:table-cell>
        </table:table-row>
        <table:table-row>
          <table:table-cell office:value-type="string">
            <text:p>Luz Willms</text:p>
          </table:table-cell>
          <table:table-cell office:value-type="string">
            <text:p>(763) 438-3846</text:p>
          </table:table-cell>
          <table:table-cell office:value-type="string">
            <text:p>Emily_Auer77@gmail.com</text:p>
          </table:table-cell>
          <table:table-cell office:value-type="string">
            <text:p>878 Katheryn Estate</text:p>
          </table:table-cell>
          <table:table-cell office:value-type="string">
            <text:p>Mitchellshire</text:p>
          </table:table-cell>
          <table:table-cell office:value-type="string">
            <text:p>Nevada</text:p>
          </table:table-cell>
          <table:table-cell office:value-type="string">
            <text:p>04556-5142</text:p>
          </table:table-cell>
          <table:table-cell office:value-type="string">
            <text:p>286503363</text:p>
          </table:table-cell>
          <table:table-cell office:value-type="string">
            <text:p>Beauty</text:p>
          </table:table-cell>
          <table:table-cell office:value-type="string">
            <text:p>Treutel and Sons</text:p>
          </table:table-cell>
          <table:table-cell office:value-type="float" office:value="44493.56159087963">
            <text:p>44493.56159087963</text:p>
          </table:table-cell>
          <table:table-cell office:value-type="string">
            <text:p>http://placeimg.com/640/480</text:p>
          </table:table-cell>
          <table:table-cell office:value-type="string">
            <text:p>Beatae vel eos est consequatur. Debitis eos eos occaecati facere quia. Sed blanditiis et est ipsa. Quisquam veniam at. Sequi perferendis aut earum explicabo ipsa magni vero dolores. Sed laudantium ipsam sint non pariatur.</text:p>
          </table:table-cell>
          <table:table-cell office:value-type="boolean" office:boolean-value="true">
            <text:p>TRUE</text:p>
          </table:table-cell>
        </table:table-row>
        <table:table-row>
          <table:table-cell office:value-type="string">
            <text:p>Sheila Feil</text:p>
          </table:table-cell>
          <table:table-cell office:value-type="string">
            <text:p>(440) 912-5207</text:p>
          </table:table-cell>
          <table:table-cell office:value-type="string">
            <text:p>Margarita99@gmail.com</text:p>
          </table:table-cell>
          <table:table-cell office:value-type="string">
            <text:p>978 Gideon Cliffs</text:p>
          </table:table-cell>
          <table:table-cell office:value-type="string">
            <text:p>Leuschketown</text:p>
          </table:table-cell>
          <table:table-cell office:value-type="string">
            <text:p>Vermont</text:p>
          </table:table-cell>
          <table:table-cell office:value-type="string">
            <text:p>21349-7964</text:p>
          </table:table-cell>
          <table:table-cell office:value-type="string">
            <text:p>466852614</text:p>
          </table:table-cell>
          <table:table-cell office:value-type="string">
            <text:p>Electronics</text:p>
          </table:table-cell>
          <table:table-cell office:value-type="string">
            <text:p>Stokes and Sons</text:p>
          </table:table-cell>
          <table:table-cell office:value-type="float" office:value="44555.9449140162">
            <text:p>44555.9449140162</text:p>
          </table:table-cell>
          <table:table-cell office:value-type="string">
            <text:p>http://placeimg.com/640/480</text:p>
          </table:table-cell>
          <table:table-cell office:value-type="string">
            <text:p>Assumenda fugiat sint et distinctio voluptatem sit qui enim in. Commodi error nemo repudiandae voluptatum ut iusto sed. Ipsa quia quod quos dolores minus est numquam.</text:p>
          </table:table-cell>
          <table:table-cell office:value-type="boolean" office:boolean-value="false">
            <text:p>FALSE</text:p>
          </table:table-cell>
        </table:table-row>
        <table:table-row>
          <table:table-cell office:value-type="string">
            <text:p>Matt Hane</text:p>
          </table:table-cell>
          <table:table-cell office:value-type="string">
            <text:p>527-599-1132</text:p>
          </table:table-cell>
          <table:table-cell office:value-type="string">
            <text:p>Jimmie52@hotmail.com</text:p>
          </table:table-cell>
          <table:table-cell office:value-type="string">
            <text:p>946 Minnie Shore</text:p>
          </table:table-cell>
          <table:table-cell office:value-type="string">
            <text:p>Port Dallin</text:p>
          </table:table-cell>
          <table:table-cell office:value-type="string">
            <text:p>Michigan</text:p>
          </table:table-cell>
          <table:table-cell office:value-type="string">
            <text:p>65355</text:p>
          </table:table-cell>
          <table:table-cell office:value-type="string">
            <text:p>760902435</text:p>
          </table:table-cell>
          <table:table-cell office:value-type="string">
            <text:p>Jewelery</text:p>
          </table:table-cell>
          <table:table-cell office:value-type="string">
            <text:p>Prosacco - McLaughlin</text:p>
          </table:table-cell>
          <table:table-cell office:value-type="float" office:value="44523.97844454861">
            <text:p>44523.97844454861</text:p>
          </table:table-cell>
          <table:table-cell office:value-type="string">
            <text:p>http://placeimg.com/640/480</text:p>
          </table:table-cell>
          <table:table-cell office:value-type="string">
            <text:p>Ut non nemo voluptatem ea iure fugiat eos commodi consequatur. At aut accusamus. Facilis cumque totam et ipsum sapiente nesciunt. Animi aut laudantium eos suscipit quia saepe earum quia.</text:p>
          </table:table-cell>
          <table:table-cell office:value-type="boolean" office:boolean-value="false">
            <text:p>FALSE</text:p>
          </table:table-cell>
        </table:table-row>
        <table:table-row>
          <table:table-cell office:value-type="string">
            <text:p>Juanita Rice</text:p>
          </table:table-cell>
          <table:table-cell office:value-type="string">
            <text:p>613.875.5113 x7684</text:p>
          </table:table-cell>
          <table:table-cell office:value-type="string">
            <text:p>Spencer_Baumbach@hotmail.com</text:p>
          </table:table-cell>
          <table:table-cell office:value-type="string">
            <text:p>0901 Otilia Isle</text:p>
          </table:table-cell>
          <table:table-cell office:value-type="string">
            <text:p>North Priscilla</text:p>
          </table:table-cell>
          <table:table-cell office:value-type="string">
            <text:p>Michigan</text:p>
          </table:table-cell>
          <table:table-cell office:value-type="string">
            <text:p>56425</text:p>
          </table:table-cell>
          <table:table-cell office:value-type="string">
            <text:p>505638375</text:p>
          </table:table-cell>
          <table:table-cell office:value-type="string">
            <text:p>Jewelery</text:p>
          </table:table-cell>
          <table:table-cell office:value-type="string">
            <text:p>Mosciski, Block and Goyette</text:p>
          </table:table-cell>
          <table:table-cell office:value-type="float" office:value="44379.325860625">
            <text:p>44379.325860625</text:p>
          </table:table-cell>
          <table:table-cell office:value-type="string">
            <text:p>http://placeimg.com/640/480</text:p>
          </table:table-cell>
          <table:table-cell office:value-type="string">
            <text:p>Aliquam ad voluptatem. Molestias est voluptatem id maiores voluptas dolorum soluta et eum. Eum delectus et explicabo sit maxime totam.</text:p>
          </table:table-cell>
          <table:table-cell office:value-type="boolean" office:boolean-value="false">
            <text:p>FALSE</text:p>
          </table:table-cell>
        </table:table-row>
        <table:table-row>
          <table:table-cell office:value-type="string">
            <text:p>Antonia Okuneva</text:p>
          </table:table-cell>
          <table:table-cell office:value-type="string">
            <text:p>863.901.5873</text:p>
          </table:table-cell>
          <table:table-cell office:value-type="string">
            <text:p>Mittie_Hartmann25@gmail.com</text:p>
          </table:table-cell>
          <table:table-cell office:value-type="string">
            <text:p>1279 Mayer Ranch</text:p>
          </table:table-cell>
          <table:table-cell office:value-type="string">
            <text:p>Quigleyland</text:p>
          </table:table-cell>
          <table:table-cell office:value-type="string">
            <text:p>Pennsylvania</text:p>
          </table:table-cell>
          <table:table-cell office:value-type="string">
            <text:p>72351-6555</text:p>
          </table:table-cell>
          <table:table-cell office:value-type="string">
            <text:p>788009828</text:p>
          </table:table-cell>
          <table:table-cell office:value-type="string">
            <text:p>Health</text:p>
          </table:table-cell>
          <table:table-cell office:value-type="string">
            <text:p>Medhurst - Ratke</text:p>
          </table:table-cell>
          <table:table-cell office:value-type="float" office:value="44371.12128320602">
            <text:p>44371.12128320602</text:p>
          </table:table-cell>
          <table:table-cell office:value-type="string">
            <text:p>http://placeimg.com/640/480</text:p>
          </table:table-cell>
          <table:table-cell office:value-type="string">
            <text:p>Explicabo labore alias. Explicabo dolor odit ut eum dolores ab hic. Error facilis sint dignissimos fuga rem quam. Veritatis fuga saepe quia eum quia.</text:p>
          </table:table-cell>
          <table:table-cell office:value-type="boolean" office:boolean-value="false">
            <text:p>FALSE</text:p>
          </table:table-cell>
        </table:table-row>
        <table:table-row>
          <table:table-cell office:value-type="string">
            <text:p>Mr. Myra Steuber</text:p>
          </table:table-cell>
          <table:table-cell office:value-type="string">
            <text:p>230.879.3149</text:p>
          </table:table-cell>
          <table:table-cell office:value-type="string">
            <text:p>Barbara_Wilderman46@yahoo.com</text:p>
          </table:table-cell>
          <table:table-cell office:value-type="string">
            <text:p>496 Mandy Throughway</text:p>
          </table:table-cell>
          <table:table-cell office:value-type="string">
            <text:p>West Ambroseborough</text:p>
          </table:table-cell>
          <table:table-cell office:value-type="string">
            <text:p>Connecticut</text:p>
          </table:table-cell>
          <table:table-cell office:value-type="string">
            <text:p>37938</text:p>
          </table:table-cell>
          <table:table-cell office:value-type="string">
            <text:p>599260102</text:p>
          </table:table-cell>
          <table:table-cell office:value-type="string">
            <text:p>Music</text:p>
          </table:table-cell>
          <table:table-cell office:value-type="string">
            <text:p>DuBuque, Jacobson and Wisoky</text:p>
          </table:table-cell>
          <table:table-cell office:value-type="float" office:value="44484.07799644676">
            <text:p>44484.07799644676</text:p>
          </table:table-cell>
          <table:table-cell office:value-type="string">
            <text:p>http://placeimg.com/640/480</text:p>
          </table:table-cell>
          <table:table-cell office:value-type="string">
            <text:p>Voluptas voluptatum saepe vel quia ea. Consequatur voluptates aspernatur recusandae possimus repellat enim. Ea eos voluptates porro distinctio fugiat adipisci dolore ratione nostrum. Repudiandae est voluptatum voluptas.</text:p>
          </table:table-cell>
          <table:table-cell office:value-type="boolean" office:boolean-value="true">
            <text:p>TRUE</text:p>
          </table:table-cell>
        </table:table-row>
        <table:table-row>
          <table:table-cell office:value-type="string">
            <text:p>Benjamin Hirthe I</text:p>
          </table:table-cell>
          <table:table-cell office:value-type="string">
            <text:p>607-985-5428 x8580</text:p>
          </table:table-cell>
          <table:table-cell office:value-type="string">
            <text:p>Elmore43@hotmail.com</text:p>
          </table:table-cell>
          <table:table-cell office:value-type="string">
            <text:p>39920 Bashirian Roads</text:p>
          </table:table-cell>
          <table:table-cell office:value-type="string">
            <text:p>New Pearlieland</text:p>
          </table:table-cell>
          <table:table-cell office:value-type="string">
            <text:p>Florida</text:p>
          </table:table-cell>
          <table:table-cell office:value-type="string">
            <text:p>64143-3211</text:p>
          </table:table-cell>
          <table:table-cell office:value-type="string">
            <text:p>957966572</text:p>
          </table:table-cell>
          <table:table-cell office:value-type="string">
            <text:p>Industrial</text:p>
          </table:table-cell>
          <table:table-cell office:value-type="string">
            <text:p>Cruickshank - Schmeler</text:p>
          </table:table-cell>
          <table:table-cell office:value-type="float" office:value="44566.09001153935">
            <text:p>44566.09001153935</text:p>
          </table:table-cell>
          <table:table-cell office:value-type="string">
            <text:p>http://placeimg.com/640/480</text:p>
          </table:table-cell>
          <table:table-cell office:value-type="string">
            <text:p>Recusandae fugiat cumque. Omnis nam at architecto sit dolores quasi. Voluptates inventore minus mollitia qui error laborum at.</text:p>
          </table:table-cell>
          <table:table-cell office:value-type="boolean" office:boolean-value="false">
            <text:p>FALSE</text:p>
          </table:table-cell>
        </table:table-row>
        <table:table-row>
          <table:table-cell office:value-type="string">
            <text:p>Mr. Yolanda Schroeder</text:p>
          </table:table-cell>
          <table:table-cell office:value-type="string">
            <text:p>1-215-839-9248 x8212</text:p>
          </table:table-cell>
          <table:table-cell office:value-type="string">
            <text:p>Timmy.Jakubowski@gmail.com</text:p>
          </table:table-cell>
          <table:table-cell office:value-type="string">
            <text:p>0318 Gianni Lane</text:p>
          </table:table-cell>
          <table:table-cell office:value-type="string">
            <text:p>North Krystalhaven</text:p>
          </table:table-cell>
          <table:table-cell office:value-type="string">
            <text:p>Massachusetts</text:p>
          </table:table-cell>
          <table:table-cell office:value-type="string">
            <text:p>76581-3593</text:p>
          </table:table-cell>
          <table:table-cell office:value-type="string">
            <text:p>782605231</text:p>
          </table:table-cell>
          <table:table-cell office:value-type="string">
            <text:p>Outdoors</text:p>
          </table:table-cell>
          <table:table-cell office:value-type="string">
            <text:p>Jenkins - Hettinger</text:p>
          </table:table-cell>
          <table:table-cell office:value-type="float" office:value="44338.56705467593">
            <text:p>44338.56705467593</text:p>
          </table:table-cell>
          <table:table-cell office:value-type="string">
            <text:p>http://placeimg.com/640/480</text:p>
          </table:table-cell>
          <table:table-cell office:value-type="string">
            <text:p>Odio occaecati fugiat nostrum voluptatem dolorum voluptatibus est veniam qui. Possimus aut est reiciendis aut sit. Quae harum nobis suscipit.</text:p>
          </table:table-cell>
          <table:table-cell office:value-type="boolean" office:boolean-value="false">
            <text:p>FALSE</text:p>
          </table:table-cell>
        </table:table-row>
        <table:table-row>
          <table:table-cell office:value-type="string">
            <text:p>Arturo Kuphal</text:p>
          </table:table-cell>
          <table:table-cell office:value-type="string">
            <text:p>315-575-5576 x14919</text:p>
          </table:table-cell>
          <table:table-cell office:value-type="string">
            <text:p>Patricia.Brekke13@hotmail.com</text:p>
          </table:table-cell>
          <table:table-cell office:value-type="string">
            <text:p>99129 Friesen Heights</text:p>
          </table:table-cell>
          <table:table-cell office:value-type="string">
            <text:p>West Linwood</text:p>
          </table:table-cell>
          <table:table-cell office:value-type="string">
            <text:p>Louisiana</text:p>
          </table:table-cell>
          <table:table-cell office:value-type="string">
            <text:p>76566-3800</text:p>
          </table:table-cell>
          <table:table-cell office:value-type="string">
            <text:p>277858124</text:p>
          </table:table-cell>
          <table:table-cell office:value-type="string">
            <text:p>Industrial</text:p>
          </table:table-cell>
          <table:table-cell office:value-type="string">
            <text:p>Stehr Group</text:p>
          </table:table-cell>
          <table:table-cell office:value-type="float" office:value="44254.603695949074">
            <text:p>44254.603695949074</text:p>
          </table:table-cell>
          <table:table-cell office:value-type="string">
            <text:p>http://placeimg.com/640/480</text:p>
          </table:table-cell>
          <table:table-cell office:value-type="string">
            <text:p>Et nobis suscipit rerum consequuntur voluptatibus. Tenetur illo veritatis dolor et autem porro eius quia. Voluptas et at consectetur est optio fugiat minima culpa.</text:p>
          </table:table-cell>
          <table:table-cell office:value-type="boolean" office:boolean-value="true">
            <text:p>TRUE</text:p>
          </table:table-cell>
        </table:table-row>
        <table:table-row>
          <table:table-cell office:value-type="string">
            <text:p>Tricia Schaden</text:p>
          </table:table-cell>
          <table:table-cell office:value-type="string">
            <text:p>623-982-7985</text:p>
          </table:table-cell>
          <table:table-cell office:value-type="string">
            <text:p>Aliya85@gmail.com</text:p>
          </table:table-cell>
          <table:table-cell office:value-type="string">
            <text:p>492 Jamel Mountains</text:p>
          </table:table-cell>
          <table:table-cell office:value-type="string">
            <text:p>East Fredyfort</text:p>
          </table:table-cell>
          <table:table-cell office:value-type="string">
            <text:p>Maryland</text:p>
          </table:table-cell>
          <table:table-cell office:value-type="string">
            <text:p>78206</text:p>
          </table:table-cell>
          <table:table-cell office:value-type="string">
            <text:p>917303599</text:p>
          </table:table-cell>
          <table:table-cell office:value-type="string">
            <text:p>Garden</text:p>
          </table:table-cell>
          <table:table-cell office:value-type="string">
            <text:p>Koss - Crooks</text:p>
          </table:table-cell>
          <table:table-cell office:value-type="float" office:value="44245.36731554398">
            <text:p>44245.36731554398</text:p>
          </table:table-cell>
          <table:table-cell office:value-type="string">
            <text:p>http://placeimg.com/640/480</text:p>
          </table:table-cell>
          <table:table-cell office:value-type="string">
            <text:p>Et itaque odit error fugiat. Aliquid ipsa sunt eveniet itaque sit. Ad porro qui eius.</text:p>
          </table:table-cell>
          <table:table-cell office:value-type="boolean" office:boolean-value="false">
            <text:p>FALSE</text:p>
          </table:table-cell>
        </table:table-row>
        <table:table-row>
          <table:table-cell office:value-type="string">
            <text:p>Gretchen Ryan</text:p>
          </table:table-cell>
          <table:table-cell office:value-type="string">
            <text:p>320.966.8899</text:p>
          </table:table-cell>
          <table:table-cell office:value-type="string">
            <text:p>Adriel_Crist0@gmail.com</text:p>
          </table:table-cell>
          <table:table-cell office:value-type="string">
            <text:p>7822 Alphonso Mission</text:p>
          </table:table-cell>
          <table:table-cell office:value-type="string">
            <text:p>New Wilfridbury</text:p>
          </table:table-cell>
          <table:table-cell office:value-type="string">
            <text:p>Vermont</text:p>
          </table:table-cell>
          <table:table-cell office:value-type="string">
            <text:p>87882-0535</text:p>
          </table:table-cell>
          <table:table-cell office:value-type="string">
            <text:p>759830592</text:p>
          </table:table-cell>
          <table:table-cell office:value-type="string">
            <text:p>Industrial</text:p>
          </table:table-cell>
          <table:table-cell office:value-type="string">
            <text:p>Olson, Homenick and Upton</text:p>
          </table:table-cell>
          <table:table-cell office:value-type="float" office:value="44582.14333128472">
            <text:p>44582.14333128472</text:p>
          </table:table-cell>
          <table:table-cell office:value-type="string">
            <text:p>http://placeimg.com/640/480</text:p>
          </table:table-cell>
          <table:table-cell office:value-type="string">
            <text:p>Assumenda sequi ratione qui et ex fugit aut eos. Vero molestiae natus dolorem quod deserunt et aperiam perspiciatis. Et iusto ipsum quae. Consequatur voluptates voluptatibus et aliquam occaecati ut blanditiis quia voluptate. Fuga deleniti sint beatae maxime. Quis autem nam explicabo.</text:p>
          </table:table-cell>
          <table:table-cell office:value-type="boolean" office:boolean-value="true">
            <text:p>TRUE</text:p>
          </table:table-cell>
        </table:table-row>
        <table:table-row>
          <table:table-cell office:value-type="string">
            <text:p>Grant Hilll</text:p>
          </table:table-cell>
          <table:table-cell office:value-type="string">
            <text:p>826-537-7642 x39958</text:p>
          </table:table-cell>
          <table:table-cell office:value-type="string">
            <text:p>Sydney_Mills34@gmail.com</text:p>
          </table:table-cell>
          <table:table-cell office:value-type="string">
            <text:p>40519 Lynch Ferry</text:p>
          </table:table-cell>
          <table:table-cell office:value-type="string">
            <text:p>Conroyside</text:p>
          </table:table-cell>
          <table:table-cell office:value-type="string">
            <text:p>Kentucky</text:p>
          </table:table-cell>
          <table:table-cell office:value-type="string">
            <text:p>31267</text:p>
          </table:table-cell>
          <table:table-cell office:value-type="string">
            <text:p>505226606</text:p>
          </table:table-cell>
          <table:table-cell office:value-type="string">
            <text:p>Health</text:p>
          </table:table-cell>
          <table:table-cell office:value-type="string">
            <text:p>Goldner - Brekke</text:p>
          </table:table-cell>
          <table:table-cell office:value-type="float" office:value="44368.24776974537">
            <text:p>44368.24776974537</text:p>
          </table:table-cell>
          <table:table-cell office:value-type="string">
            <text:p>http://placeimg.com/640/480</text:p>
          </table:table-cell>
          <table:table-cell office:value-type="string">
            <text:p>Maxime quisquam omnis est beatae expedita. Nesciunt iste qui tempora modi ipsum. Ullam non labore officia doloribus mollitia. Magnam qui autem autem.</text:p>
          </table:table-cell>
          <table:table-cell office:value-type="boolean" office:boolean-value="false">
            <text:p>FALSE</text:p>
          </table:table-cell>
        </table:table-row>
        <table:table-row>
          <table:table-cell office:value-type="string">
            <text:p>Sherri Ritchie</text:p>
          </table:table-cell>
          <table:table-cell office:value-type="string">
            <text:p>941.207.1766</text:p>
          </table:table-cell>
          <table:table-cell office:value-type="string">
            <text:p>Gabrielle_Wisozk@hotmail.com</text:p>
          </table:table-cell>
          <table:table-cell office:value-type="string">
            <text:p>10849 Damon Views</text:p>
          </table:table-cell>
          <table:table-cell office:value-type="string">
            <text:p>Casa Grande</text:p>
          </table:table-cell>
          <table:table-cell office:value-type="string">
            <text:p>Colorado</text:p>
          </table:table-cell>
          <table:table-cell office:value-type="string">
            <text:p>95457</text:p>
          </table:table-cell>
          <table:table-cell office:value-type="string">
            <text:p>657875811</text:p>
          </table:table-cell>
          <table:table-cell office:value-type="string">
            <text:p>Electronics</text:p>
          </table:table-cell>
          <table:table-cell office:value-type="string">
            <text:p>Stark - Kilback</text:p>
          </table:table-cell>
          <table:table-cell office:value-type="float" office:value="44379.5624275">
            <text:p>44379.5624275</text:p>
          </table:table-cell>
          <table:table-cell office:value-type="string">
            <text:p>http://placeimg.com/640/480</text:p>
          </table:table-cell>
          <table:table-cell office:value-type="string">
            <text:p>Eligendi esse quae ut ut. Labore laudantium nulla. Facilis dolores nulla iure consequatur. Officiis sint sit.</text:p>
          </table:table-cell>
          <table:table-cell office:value-type="boolean" office:boolean-value="true">
            <text:p>TRUE</text:p>
          </table:table-cell>
        </table:table-row>
        <table:table-row>
          <table:table-cell office:value-type="string">
            <text:p>Abel Heidenreich II</text:p>
          </table:table-cell>
          <table:table-cell office:value-type="string">
            <text:p>373-984-1311 x896</text:p>
          </table:table-cell>
          <table:table-cell office:value-type="string">
            <text:p>Maverick74@yahoo.com</text:p>
          </table:table-cell>
          <table:table-cell office:value-type="string">
            <text:p>84649 Rippin Unions</text:p>
          </table:table-cell>
          <table:table-cell office:value-type="string">
            <text:p>Harrisonburg</text:p>
          </table:table-cell>
          <table:table-cell office:value-type="string">
            <text:p>Kansas</text:p>
          </table:table-cell>
          <table:table-cell office:value-type="string">
            <text:p>78675</text:p>
          </table:table-cell>
          <table:table-cell office:value-type="string">
            <text:p>803876648</text:p>
          </table:table-cell>
          <table:table-cell office:value-type="string">
            <text:p>Books</text:p>
          </table:table-cell>
          <table:table-cell office:value-type="string">
            <text:p>Spencer and Sons</text:p>
          </table:table-cell>
          <table:table-cell office:value-type="float" office:value="44494.74184171297">
            <text:p>44494.74184171297</text:p>
          </table:table-cell>
          <table:table-cell office:value-type="string">
            <text:p>http://placeimg.com/640/480</text:p>
          </table:table-cell>
          <table:table-cell office:value-type="string">
            <text:p>Fugiat autem laudantium. Quasi soluta quia pariatur atque fugit aut adipisci fuga. Explicabo non doloribus labore eveniet a sequi. Et aut rerum alias aut autem eaque voluptatem. Iure sequi eveniet incidunt recusandae aut velit.</text:p>
          </table:table-cell>
          <table:table-cell office:value-type="boolean" office:boolean-value="true">
            <text:p>TRUE</text:p>
          </table:table-cell>
        </table:table-row>
        <table:table-row>
          <table:table-cell office:value-type="string">
            <text:p>Levi Russel</text:p>
          </table:table-cell>
          <table:table-cell office:value-type="string">
            <text:p>(276) 799-3629</text:p>
          </table:table-cell>
          <table:table-cell office:value-type="string">
            <text:p>Clementine9@gmail.com</text:p>
          </table:table-cell>
          <table:table-cell office:value-type="string">
            <text:p>64042 Alan Loaf</text:p>
          </table:table-cell>
          <table:table-cell office:value-type="string">
            <text:p>Simonisport</text:p>
          </table:table-cell>
          <table:table-cell office:value-type="string">
            <text:p>Nebraska</text:p>
          </table:table-cell>
          <table:table-cell office:value-type="string">
            <text:p>20498-8643</text:p>
          </table:table-cell>
          <table:table-cell office:value-type="string">
            <text:p>395653955</text:p>
          </table:table-cell>
          <table:table-cell office:value-type="string">
            <text:p>Shoes</text:p>
          </table:table-cell>
          <table:table-cell office:value-type="string">
            <text:p>Kunde Group</text:p>
          </table:table-cell>
          <table:table-cell office:value-type="float" office:value="44524.34819997685">
            <text:p>44524.34819997685</text:p>
          </table:table-cell>
          <table:table-cell office:value-type="string">
            <text:p>http://placeimg.com/640/480</text:p>
          </table:table-cell>
          <table:table-cell office:value-type="string">
            <text:p>Ab ab dolor accusamus voluptatibus neque ipsam qui. Quia nihil quasi quia debitis autem voluptatem voluptate repudiandae id. Blanditiis est quia esse maiores cumque occaecati quasi et.</text:p>
          </table:table-cell>
          <table:table-cell office:value-type="boolean" office:boolean-value="false">
            <text:p>FALSE</text:p>
          </table:table-cell>
        </table:table-row>
        <table:table-row>
          <table:table-cell office:value-type="string">
            <text:p>Francis Jacobi</text:p>
          </table:table-cell>
          <table:table-cell office:value-type="string">
            <text:p>(961) 531-2082 x51992</text:p>
          </table:table-cell>
          <table:table-cell office:value-type="string">
            <text:p>Noemi_Schaden52@gmail.com</text:p>
          </table:table-cell>
          <table:table-cell office:value-type="string">
            <text:p>26187 Hintz Summit</text:p>
          </table:table-cell>
          <table:table-cell office:value-type="string">
            <text:p>Lake Nelschester</text:p>
          </table:table-cell>
          <table:table-cell office:value-type="string">
            <text:p>Ohio</text:p>
          </table:table-cell>
          <table:table-cell office:value-type="string">
            <text:p>93526-0867</text:p>
          </table:table-cell>
          <table:table-cell office:value-type="string">
            <text:p>840355465</text:p>
          </table:table-cell>
          <table:table-cell office:value-type="string">
            <text:p>Health</text:p>
          </table:table-cell>
          <table:table-cell office:value-type="string">
            <text:p>Kovacek - Turner</text:p>
          </table:table-cell>
          <table:table-cell office:value-type="float" office:value="44356.096998368055">
            <text:p>44356.096998368055</text:p>
          </table:table-cell>
          <table:table-cell office:value-type="string">
            <text:p>http://placeimg.com/640/480</text:p>
          </table:table-cell>
          <table:table-cell office:value-type="string">
            <text:p>Error doloremque repudiandae. Voluptatem culpa enim veritatis quia. Optio magnam est. Et rerum maxime quaerat nobis numquam nihil et.</text:p>
          </table:table-cell>
          <table:table-cell office:value-type="boolean" office:boolean-value="true">
            <text:p>TRUE</text:p>
          </table:table-cell>
        </table:table-row>
        <table:table-row>
          <table:table-cell office:value-type="string">
            <text:p>Mable Boyle</text:p>
          </table:table-cell>
          <table:table-cell office:value-type="string">
            <text:p>(232) 756-1179 x4518</text:p>
          </table:table-cell>
          <table:table-cell office:value-type="string">
            <text:p>Jessica_Grady62@gmail.com</text:p>
          </table:table-cell>
          <table:table-cell office:value-type="string">
            <text:p>78640 Alvera Alley</text:p>
          </table:table-cell>
          <table:table-cell office:value-type="string">
            <text:p>Rochester</text:p>
          </table:table-cell>
          <table:table-cell office:value-type="string">
            <text:p>Arkansas</text:p>
          </table:table-cell>
          <table:table-cell office:value-type="string">
            <text:p>58896</text:p>
          </table:table-cell>
          <table:table-cell office:value-type="string">
            <text:p>670212901</text:p>
          </table:table-cell>
          <table:table-cell office:value-type="string">
            <text:p>Outdoors</text:p>
          </table:table-cell>
          <table:table-cell office:value-type="string">
            <text:p>Morissette Group</text:p>
          </table:table-cell>
          <table:table-cell office:value-type="float" office:value="44555.58059244213">
            <text:p>44555.58059244213</text:p>
          </table:table-cell>
          <table:table-cell office:value-type="string">
            <text:p>http://placeimg.com/640/480</text:p>
          </table:table-cell>
          <table:table-cell office:value-type="string">
            <text:p>Commodi eos molestiae et officia quis earum dolorem ab dolores. Labore nam eos et omnis. Eaque distinctio quibusdam deleniti et sit. Nihil aspernatur nisi ut cumque aspernatur voluptatum repudiandae. In voluptas officiis tempore cum doloremque dolor quis blanditiis tempore.</text:p>
          </table:table-cell>
          <table:table-cell office:value-type="boolean" office:boolean-value="true">
            <text:p>TRUE</text:p>
          </table:table-cell>
        </table:table-row>
        <table:table-row>
          <table:table-cell office:value-type="string">
            <text:p>Cynthia Daniel</text:p>
          </table:table-cell>
          <table:table-cell office:value-type="string">
            <text:p>840.635.2084 x3763</text:p>
          </table:table-cell>
          <table:table-cell office:value-type="string">
            <text:p>Aliza.Harris16@hotmail.com</text:p>
          </table:table-cell>
          <table:table-cell office:value-type="string">
            <text:p>307 Pauline Key</text:p>
          </table:table-cell>
          <table:table-cell office:value-type="string">
            <text:p>Kubbury</text:p>
          </table:table-cell>
          <table:table-cell office:value-type="string">
            <text:p>Maryland</text:p>
          </table:table-cell>
          <table:table-cell office:value-type="string">
            <text:p>82096-0430</text:p>
          </table:table-cell>
          <table:table-cell office:value-type="string">
            <text:p>905517737</text:p>
          </table:table-cell>
          <table:table-cell office:value-type="string">
            <text:p>Outdoors</text:p>
          </table:table-cell>
          <table:table-cell office:value-type="string">
            <text:p>Dibbert Inc</text:p>
          </table:table-cell>
          <table:table-cell office:value-type="float" office:value="44322.90782479167">
            <text:p>44322.90782479167</text:p>
          </table:table-cell>
          <table:table-cell office:value-type="string">
            <text:p>http://placeimg.com/640/480</text:p>
          </table:table-cell>
          <table:table-cell office:value-type="string">
            <text:p>Ut rem et a optio consequatur itaque quis similique. Aut laudantium dolorum voluptatem et est eum quas voluptatem. Eos quia quae sed amet dicta. Voluptatum dolores est aut aut sit provident.</text:p>
          </table:table-cell>
          <table:table-cell office:value-type="boolean" office:boolean-value="false">
            <text:p>FALSE</text:p>
          </table:table-cell>
        </table:table-row>
        <table:table-row>
          <table:table-cell office:value-type="string">
            <text:p>Mrs. Tommie Roob</text:p>
          </table:table-cell>
          <table:table-cell office:value-type="string">
            <text:p>(559) 987-6525 x1545</text:p>
          </table:table-cell>
          <table:table-cell office:value-type="string">
            <text:p>Mohammed2@gmail.com</text:p>
          </table:table-cell>
          <table:table-cell office:value-type="string">
            <text:p>4346 Asha Trafficway</text:p>
          </table:table-cell>
          <table:table-cell office:value-type="string">
            <text:p>North Berniecemouth</text:p>
          </table:table-cell>
          <table:table-cell office:value-type="string">
            <text:p>South Dakota</text:p>
          </table:table-cell>
          <table:table-cell office:value-type="string">
            <text:p>21463-6768</text:p>
          </table:table-cell>
          <table:table-cell office:value-type="string">
            <text:p>837084668</text:p>
          </table:table-cell>
          <table:table-cell office:value-type="string">
            <text:p>Beauty</text:p>
          </table:table-cell>
          <table:table-cell office:value-type="string">
            <text:p>Prosacco Group</text:p>
          </table:table-cell>
          <table:table-cell office:value-type="float" office:value="44450.585152858795">
            <text:p>44450.585152858795</text:p>
          </table:table-cell>
          <table:table-cell office:value-type="string">
            <text:p>http://placeimg.com/640/480</text:p>
          </table:table-cell>
          <table:table-cell office:value-type="string">
            <text:p>Maiores veritatis voluptatem dignissimos. Voluptas minima iure laboriosam rerum facere fuga ab. Praesentium fugit saepe quaerat dolores in.</text:p>
          </table:table-cell>
          <table:table-cell office:value-type="boolean" office:boolean-value="true">
            <text:p>TRUE</text:p>
          </table:table-cell>
        </table:table-row>
        <table:table-row>
          <table:table-cell office:value-type="string">
            <text:p>Jamie Effertz I</text:p>
          </table:table-cell>
          <table:table-cell office:value-type="string">
            <text:p>(955) 304-8610 x73343</text:p>
          </table:table-cell>
          <table:table-cell office:value-type="string">
            <text:p>Hosea91@yahoo.com</text:p>
          </table:table-cell>
          <table:table-cell office:value-type="string">
            <text:p>096 Schowalter Wells</text:p>
          </table:table-cell>
          <table:table-cell office:value-type="string">
            <text:p>Weston</text:p>
          </table:table-cell>
          <table:table-cell office:value-type="string">
            <text:p>New Hampshire</text:p>
          </table:table-cell>
          <table:table-cell office:value-type="string">
            <text:p>26916</text:p>
          </table:table-cell>
          <table:table-cell office:value-type="string">
            <text:p>409484829</text:p>
          </table:table-cell>
          <table:table-cell office:value-type="string">
            <text:p>Games</text:p>
          </table:table-cell>
          <table:table-cell office:value-type="string">
            <text:p>Torp, Schaefer and Marks</text:p>
          </table:table-cell>
          <table:table-cell office:value-type="float" office:value="44309.07561328704">
            <text:p>44309.07561328704</text:p>
          </table:table-cell>
          <table:table-cell office:value-type="string">
            <text:p>http://placeimg.com/640/480</text:p>
          </table:table-cell>
          <table:table-cell office:value-type="string">
            <text:p>Qui omnis sit maiores sed ratione sit numquam. Aut reprehenderit cupiditate velit ut. Sequi ullam rerum magnam nihil voluptatem possimus consequatur occaecati enim. Quis aspernatur enim cupiditate vero corrupti. Ut aut illum velit. Quia doloremque et.</text:p>
          </table:table-cell>
          <table:table-cell office:value-type="boolean" office:boolean-value="false">
            <text:p>FALSE</text:p>
          </table:table-cell>
        </table:table-row>
        <table:table-row>
          <table:table-cell office:value-type="string">
            <text:p>Neil Turner</text:p>
          </table:table-cell>
          <table:table-cell office:value-type="string">
            <text:p>(229) 924-2587</text:p>
          </table:table-cell>
          <table:table-cell office:value-type="string">
            <text:p>Rickie_DAmore14@gmail.com</text:p>
          </table:table-cell>
          <table:table-cell office:value-type="string">
            <text:p>774 Madisen Harbor</text:p>
          </table:table-cell>
          <table:table-cell office:value-type="string">
            <text:p>South Ardithview</text:p>
          </table:table-cell>
          <table:table-cell office:value-type="string">
            <text:p>Illinois</text:p>
          </table:table-cell>
          <table:table-cell office:value-type="string">
            <text:p>38856-8249</text:p>
          </table:table-cell>
          <table:table-cell office:value-type="string">
            <text:p>618794889</text:p>
          </table:table-cell>
          <table:table-cell office:value-type="string">
            <text:p>Books</text:p>
          </table:table-cell>
          <table:table-cell office:value-type="string">
            <text:p>Halvorson Inc</text:p>
          </table:table-cell>
          <table:table-cell office:value-type="float" office:value="44266.8958919213">
            <text:p>44266.8958919213</text:p>
          </table:table-cell>
          <table:table-cell office:value-type="string">
            <text:p>http://placeimg.com/640/480</text:p>
          </table:table-cell>
          <table:table-cell office:value-type="string">
            <text:p>Aut autem voluptatum facere itaque iusto. Architecto voluptate voluptas omnis atque quaerat sint. Numquam quo tenetur voluptate. Quo non vel et aut dolor modi cupiditate.</text:p>
          </table:table-cell>
          <table:table-cell office:value-type="boolean" office:boolean-value="true">
            <text:p>TRUE</text:p>
          </table:table-cell>
        </table:table-row>
        <table:table-row>
          <table:table-cell office:value-type="string">
            <text:p>Norma Reilly</text:p>
          </table:table-cell>
          <table:table-cell office:value-type="string">
            <text:p>1-627-341-1667 x85674</text:p>
          </table:table-cell>
          <table:table-cell office:value-type="string">
            <text:p>Lew.Stroman24@yahoo.com</text:p>
          </table:table-cell>
          <table:table-cell office:value-type="string">
            <text:p>824 Yasmeen Radial</text:p>
          </table:table-cell>
          <table:table-cell office:value-type="string">
            <text:p>Richardburgh</text:p>
          </table:table-cell>
          <table:table-cell office:value-type="string">
            <text:p>Florida</text:p>
          </table:table-cell>
          <table:table-cell office:value-type="string">
            <text:p>44565-3550</text:p>
          </table:table-cell>
          <table:table-cell office:value-type="string">
            <text:p>113526125</text:p>
          </table:table-cell>
          <table:table-cell office:value-type="string">
            <text:p>Beauty</text:p>
          </table:table-cell>
          <table:table-cell office:value-type="string">
            <text:p>Gerlach, Nienow and Hintz</text:p>
          </table:table-cell>
          <table:table-cell office:value-type="float" office:value="44329.47363677083">
            <text:p>44329.47363677083</text:p>
          </table:table-cell>
          <table:table-cell office:value-type="string">
            <text:p>http://placeimg.com/640/480</text:p>
          </table:table-cell>
          <table:table-cell office:value-type="string">
            <text:p>Veniam pariatur libero officia consequatur sequi. Rerum quis laborum similique illum omnis est. Tenetur natus ut nostrum dolores omnis. Accusamus rerum veritatis. Et autem ex et nobis consequatur. Ipsum et ipsa autem et vel expedita rerum quia.</text:p>
          </table:table-cell>
          <table:table-cell office:value-type="boolean" office:boolean-value="true">
            <text:p>TRUE</text:p>
          </table:table-cell>
        </table:table-row>
        <table:table-row>
          <table:table-cell office:value-type="string">
            <text:p>Phil Simonis</text:p>
          </table:table-cell>
          <table:table-cell office:value-type="string">
            <text:p>582.200.5746 x9267</text:p>
          </table:table-cell>
          <table:table-cell office:value-type="string">
            <text:p>Greyson7@gmail.com</text:p>
          </table:table-cell>
          <table:table-cell office:value-type="string">
            <text:p>901 Gaston Mount</text:p>
          </table:table-cell>
          <table:table-cell office:value-type="string">
            <text:p>Warwick</text:p>
          </table:table-cell>
          <table:table-cell office:value-type="string">
            <text:p>Arkansas</text:p>
          </table:table-cell>
          <table:table-cell office:value-type="string">
            <text:p>54724</text:p>
          </table:table-cell>
          <table:table-cell office:value-type="string">
            <text:p>986053375</text:p>
          </table:table-cell>
          <table:table-cell office:value-type="string">
            <text:p>Beauty</text:p>
          </table:table-cell>
          <table:table-cell office:value-type="string">
            <text:p>Reichel, Jacobs and Breitenberg</text:p>
          </table:table-cell>
          <table:table-cell office:value-type="float" office:value="44375.19427548611">
            <text:p>44375.19427548611</text:p>
          </table:table-cell>
          <table:table-cell office:value-type="string">
            <text:p>http://placeimg.com/640/480</text:p>
          </table:table-cell>
          <table:table-cell office:value-type="string">
            <text:p>Accusantium autem enim et quisquam. Ipsa vel laborum labore ab nesciunt magni. Voluptatum nemo qui optio.</text:p>
          </table:table-cell>
          <table:table-cell office:value-type="boolean" office:boolean-value="false">
            <text:p>FALSE</text:p>
          </table:table-cell>
        </table:table-row>
        <table:table-row>
          <table:table-cell office:value-type="string">
            <text:p>Mrs. Carrie Gerlach</text:p>
          </table:table-cell>
          <table:table-cell office:value-type="string">
            <text:p>448.759.7362 x0667</text:p>
          </table:table-cell>
          <table:table-cell office:value-type="string">
            <text:p>Twila.Romaguera79@gmail.com</text:p>
          </table:table-cell>
          <table:table-cell office:value-type="string">
            <text:p>1774 Mac Cove</text:p>
          </table:table-cell>
          <table:table-cell office:value-type="string">
            <text:p>Stracketown</text:p>
          </table:table-cell>
          <table:table-cell office:value-type="string">
            <text:p>Alaska</text:p>
          </table:table-cell>
          <table:table-cell office:value-type="string">
            <text:p>14474-6048</text:p>
          </table:table-cell>
          <table:table-cell office:value-type="string">
            <text:p>693894063</text:p>
          </table:table-cell>
          <table:table-cell office:value-type="string">
            <text:p>Automotive</text:p>
          </table:table-cell>
          <table:table-cell office:value-type="string">
            <text:p>Spinka, Gibson and Cartwright</text:p>
          </table:table-cell>
          <table:table-cell office:value-type="float" office:value="44534.20121652778">
            <text:p>44534.20121652778</text:p>
          </table:table-cell>
          <table:table-cell office:value-type="string">
            <text:p>http://placeimg.com/640/480</text:p>
          </table:table-cell>
          <table:table-cell office:value-type="string">
            <text:p>Dicta assumenda sapiente et a mollitia maiores non aspernatur id. Pariatur provident explicabo accusantium. Rerum quis earum voluptas. Iure blanditiis minus temporibus aut. Quis quia nihil et quisquam eum dignissimos.</text:p>
          </table:table-cell>
          <table:table-cell office:value-type="boolean" office:boolean-value="false">
            <text:p>FALSE</text:p>
          </table:table-cell>
        </table:table-row>
        <table:table-row>
          <table:table-cell office:value-type="string">
            <text:p>Daniel Robel</text:p>
          </table:table-cell>
          <table:table-cell office:value-type="string">
            <text:p>882-670-3887</text:p>
          </table:table-cell>
          <table:table-cell office:value-type="string">
            <text:p>Rafaela52@gmail.com</text:p>
          </table:table-cell>
          <table:table-cell office:value-type="string">
            <text:p>02102 Schmeler Mountains</text:p>
          </table:table-cell>
          <table:table-cell office:value-type="string">
            <text:p>New Jovani</text:p>
          </table:table-cell>
          <table:table-cell office:value-type="string">
            <text:p>Ohio</text:p>
          </table:table-cell>
          <table:table-cell office:value-type="string">
            <text:p>14510</text:p>
          </table:table-cell>
          <table:table-cell office:value-type="string">
            <text:p>139713336</text:p>
          </table:table-cell>
          <table:table-cell office:value-type="string">
            <text:p>Home</text:p>
          </table:table-cell>
          <table:table-cell office:value-type="string">
            <text:p>Jones, Ryan and Stark</text:p>
          </table:table-cell>
          <table:table-cell office:value-type="float" office:value="44348.368891342594">
            <text:p>44348.368891342594</text:p>
          </table:table-cell>
          <table:table-cell office:value-type="string">
            <text:p>http://placeimg.com/640/480</text:p>
          </table:table-cell>
          <table:table-cell office:value-type="string">
            <text:p>Quae mollitia aut ipsa. Ut sequi quibusdam velit id quibusdam iste error. Possimus quasi voluptatem ducimus. Nemo quis totam quisquam ea dolor nulla veniam labore dolores.</text:p>
          </table:table-cell>
          <table:table-cell office:value-type="boolean" office:boolean-value="true">
            <text:p>TRUE</text:p>
          </table:table-cell>
        </table:table-row>
        <table:table-row>
          <table:table-cell office:value-type="string">
            <text:p>Stanley Pollich</text:p>
          </table:table-cell>
          <table:table-cell office:value-type="string">
            <text:p>(252) 314-9137</text:p>
          </table:table-cell>
          <table:table-cell office:value-type="string">
            <text:p>Emmett_Treutel99@hotmail.com</text:p>
          </table:table-cell>
          <table:table-cell office:value-type="string">
            <text:p>496 Schumm Underpass</text:p>
          </table:table-cell>
          <table:table-cell office:value-type="string">
            <text:p>Port Gladyston</text:p>
          </table:table-cell>
          <table:table-cell office:value-type="string">
            <text:p>Illinois</text:p>
          </table:table-cell>
          <table:table-cell office:value-type="string">
            <text:p>80217</text:p>
          </table:table-cell>
          <table:table-cell office:value-type="string">
            <text:p>275281078</text:p>
          </table:table-cell>
          <table:table-cell office:value-type="string">
            <text:p>Electronics</text:p>
          </table:table-cell>
          <table:table-cell office:value-type="string">
            <text:p>Brakus Inc</text:p>
          </table:table-cell>
          <table:table-cell office:value-type="float" office:value="44516.04454689815">
            <text:p>44516.04454689815</text:p>
          </table:table-cell>
          <table:table-cell office:value-type="string">
            <text:p>http://placeimg.com/640/480</text:p>
          </table:table-cell>
          <table:table-cell office:value-type="string">
            <text:p>A quisquam officia cupiditate quasi officia ducimus magni sit voluptates. Laudantium officia veritatis. Maxime hic enim est rerum. Ipsa doloribus id corrupti nostrum aut porro ex veritatis nam. Sed aliquam veniam et maiores cum voluptas dolorum non ea. Sit inventore velit quia laudantium facere et nemo voluptas assumenda.</text:p>
          </table:table-cell>
          <table:table-cell office:value-type="boolean" office:boolean-value="false">
            <text:p>FALSE</text:p>
          </table:table-cell>
        </table:table-row>
        <table:table-row>
          <table:table-cell office:value-type="string">
            <text:p>Jo Brakus</text:p>
          </table:table-cell>
          <table:table-cell office:value-type="string">
            <text:p>967.700.6849</text:p>
          </table:table-cell>
          <table:table-cell office:value-type="string">
            <text:p>Gabrielle.Gislason14@hotmail.com</text:p>
          </table:table-cell>
          <table:table-cell office:value-type="string">
            <text:p>9812 Durgan Mall</text:p>
          </table:table-cell>
          <table:table-cell office:value-type="string">
            <text:p>North Ahmadtown</text:p>
          </table:table-cell>
          <table:table-cell office:value-type="string">
            <text:p>Vermont</text:p>
          </table:table-cell>
          <table:table-cell office:value-type="string">
            <text:p>31282-9442</text:p>
          </table:table-cell>
          <table:table-cell office:value-type="string">
            <text:p>221354441</text:p>
          </table:table-cell>
          <table:table-cell office:value-type="string">
            <text:p>Music</text:p>
          </table:table-cell>
          <table:table-cell office:value-type="string">
            <text:p>Johnston, Will and Ebert</text:p>
          </table:table-cell>
          <table:table-cell office:value-type="float" office:value="44576.27359538194">
            <text:p>44576.27359538194</text:p>
          </table:table-cell>
          <table:table-cell office:value-type="string">
            <text:p>http://placeimg.com/640/480</text:p>
          </table:table-cell>
          <table:table-cell office:value-type="string">
            <text:p>Natus perferendis quo excepturi qui sunt aperiam omnis earum est. Ut animi quasi. Delectus sunt tenetur natus temporibus blanditiis excepturi voluptas placeat. Ut dolore nulla aut ut ipsum rerum delectus vel.</text:p>
          </table:table-cell>
          <table:table-cell office:value-type="boolean" office:boolean-value="false">
            <text:p>FALSE</text:p>
          </table:table-cell>
        </table:table-row>
        <table:table-row>
          <table:table-cell office:value-type="string">
            <text:p>Ronnie Buckridge</text:p>
          </table:table-cell>
          <table:table-cell office:value-type="string">
            <text:p>1-230-720-0356 x2592</text:p>
          </table:table-cell>
          <table:table-cell office:value-type="string">
            <text:p>Donato_Erdman@hotmail.com</text:p>
          </table:table-cell>
          <table:table-cell office:value-type="string">
            <text:p>651 Kohler Mountain</text:p>
          </table:table-cell>
          <table:table-cell office:value-type="string">
            <text:p>Lake Baileyton</text:p>
          </table:table-cell>
          <table:table-cell office:value-type="string">
            <text:p>Texas</text:p>
          </table:table-cell>
          <table:table-cell office:value-type="string">
            <text:p>70757</text:p>
          </table:table-cell>
          <table:table-cell office:value-type="string">
            <text:p>922227149</text:p>
          </table:table-cell>
          <table:table-cell office:value-type="string">
            <text:p>Sports</text:p>
          </table:table-cell>
          <table:table-cell office:value-type="string">
            <text:p>Renner - Blanda</text:p>
          </table:table-cell>
          <table:table-cell office:value-type="float" office:value="44519.398297465275">
            <text:p>44519.398297465275</text:p>
          </table:table-cell>
          <table:table-cell office:value-type="string">
            <text:p>http://placeimg.com/640/480</text:p>
          </table:table-cell>
          <table:table-cell office:value-type="string">
            <text:p>Et voluptas consequatur ratione nemo exercitationem explicabo omnis debitis. Suscipit praesentium assumenda eaque exercitationem aut modi odit sint odio. Qui et vero. Unde exercitationem numquam quia consectetur incidunt.</text:p>
          </table:table-cell>
          <table:table-cell office:value-type="boolean" office:boolean-value="false">
            <text:p>FALSE</text:p>
          </table:table-cell>
        </table:table-row>
        <table:table-row>
          <table:table-cell office:value-type="string">
            <text:p>Fernando Purdy</text:p>
          </table:table-cell>
          <table:table-cell office:value-type="string">
            <text:p>817.555.1893 x907</text:p>
          </table:table-cell>
          <table:table-cell office:value-type="string">
            <text:p>Jerrold_Ryan27@gmail.com</text:p>
          </table:table-cell>
          <table:table-cell office:value-type="string">
            <text:p>188 Cristobal Glen</text:p>
          </table:table-cell>
          <table:table-cell office:value-type="string">
            <text:p>Zeldaburgh</text:p>
          </table:table-cell>
          <table:table-cell office:value-type="string">
            <text:p>New York</text:p>
          </table:table-cell>
          <table:table-cell office:value-type="string">
            <text:p>72950</text:p>
          </table:table-cell>
          <table:table-cell office:value-type="string">
            <text:p>860778213</text:p>
          </table:table-cell>
          <table:table-cell office:value-type="string">
            <text:p>Movies</text:p>
          </table:table-cell>
          <table:table-cell office:value-type="string">
            <text:p>Mills - Bauch</text:p>
          </table:table-cell>
          <table:table-cell office:value-type="float" office:value="44241.4478728125">
            <text:p>44241.4478728125</text:p>
          </table:table-cell>
          <table:table-cell office:value-type="string">
            <text:p>http://placeimg.com/640/480</text:p>
          </table:table-cell>
          <table:table-cell office:value-type="string">
            <text:p>Omnis optio aut quo. Aut reiciendis qui omnis. Nihil modi nulla.</text:p>
          </table:table-cell>
          <table:table-cell office:value-type="boolean" office:boolean-value="true">
            <text:p>TRUE</text:p>
          </table:table-cell>
        </table:table-row>
        <table:table-row>
          <table:table-cell office:value-type="string">
            <text:p>Jessica Mayert</text:p>
          </table:table-cell>
          <table:table-cell office:value-type="string">
            <text:p>279.329.1857 x265</text:p>
          </table:table-cell>
          <table:table-cell office:value-type="string">
            <text:p>Jayce.Armstrong26@gmail.com</text:p>
          </table:table-cell>
          <table:table-cell office:value-type="string">
            <text:p>22271 Funk Wells</text:p>
          </table:table-cell>
          <table:table-cell office:value-type="string">
            <text:p>Aloha</text:p>
          </table:table-cell>
          <table:table-cell office:value-type="string">
            <text:p>California</text:p>
          </table:table-cell>
          <table:table-cell office:value-type="string">
            <text:p>45666-1961</text:p>
          </table:table-cell>
          <table:table-cell office:value-type="string">
            <text:p>774304281</text:p>
          </table:table-cell>
          <table:table-cell office:value-type="string">
            <text:p>Sports</text:p>
          </table:table-cell>
          <table:table-cell office:value-type="string">
            <text:p>Wintheiser Inc</text:p>
          </table:table-cell>
          <table:table-cell office:value-type="float" office:value="44421.50441017361">
            <text:p>44421.50441017361</text:p>
          </table:table-cell>
          <table:table-cell office:value-type="string">
            <text:p>http://placeimg.com/640/480</text:p>
          </table:table-cell>
          <table:table-cell office:value-type="string">
            <text:p>Explicabo vel sint dolores. Ducimus consequatur similique pariatur velit perspiciatis et consequatur temporibus. Occaecati et sit consequuntur.</text:p>
          </table:table-cell>
          <table:table-cell office:value-type="boolean" office:boolean-value="false">
            <text:p>FALSE</text:p>
          </table:table-cell>
        </table:table-row>
        <table:table-row>
          <table:table-cell office:value-type="string">
            <text:p>Leticia Ledner</text:p>
          </table:table-cell>
          <table:table-cell office:value-type="string">
            <text:p>(808) 539-4454</text:p>
          </table:table-cell>
          <table:table-cell office:value-type="string">
            <text:p>Joanny_Feeney@yahoo.com</text:p>
          </table:table-cell>
          <table:table-cell office:value-type="string">
            <text:p>230 Jovani Passage</text:p>
          </table:table-cell>
          <table:table-cell office:value-type="string">
            <text:p>Port Buster</text:p>
          </table:table-cell>
          <table:table-cell office:value-type="string">
            <text:p>Kentucky</text:p>
          </table:table-cell>
          <table:table-cell office:value-type="string">
            <text:p>50339-3856</text:p>
          </table:table-cell>
          <table:table-cell office:value-type="string">
            <text:p>604462565</text:p>
          </table:table-cell>
          <table:table-cell office:value-type="string">
            <text:p>Baby</text:p>
          </table:table-cell>
          <table:table-cell office:value-type="string">
            <text:p>Schmitt, Collins and Volkman</text:p>
          </table:table-cell>
          <table:table-cell office:value-type="float" office:value="44457.600611041664">
            <text:p>44457.600611041664</text:p>
          </table:table-cell>
          <table:table-cell office:value-type="string">
            <text:p>http://placeimg.com/640/480</text:p>
          </table:table-cell>
          <table:table-cell office:value-type="string">
            <text:p>Accusamus ea est placeat harum. Recusandae et at. Omnis totam quos aut nemo fugit suscipit omnis unde est.</text:p>
          </table:table-cell>
          <table:table-cell office:value-type="boolean" office:boolean-value="true">
            <text:p>TRUE</text:p>
          </table:table-cell>
        </table:table-row>
        <table:table-row>
          <table:table-cell office:value-type="string">
            <text:p>Clinton Kling</text:p>
          </table:table-cell>
          <table:table-cell office:value-type="string">
            <text:p>988-956-3901 x49070</text:p>
          </table:table-cell>
          <table:table-cell office:value-type="string">
            <text:p>Tyrese.Casper81@yahoo.com</text:p>
          </table:table-cell>
          <table:table-cell office:value-type="string">
            <text:p>584 Kuhn Shores</text:p>
          </table:table-cell>
          <table:table-cell office:value-type="string">
            <text:p>Naderberg</text:p>
          </table:table-cell>
          <table:table-cell office:value-type="string">
            <text:p>South Carolina</text:p>
          </table:table-cell>
          <table:table-cell office:value-type="string">
            <text:p>34314</text:p>
          </table:table-cell>
          <table:table-cell office:value-type="string">
            <text:p>396938624</text:p>
          </table:table-cell>
          <table:table-cell office:value-type="string">
            <text:p>Books</text:p>
          </table:table-cell>
          <table:table-cell office:value-type="string">
            <text:p>Considine - Grant</text:p>
          </table:table-cell>
          <table:table-cell office:value-type="float" office:value="44554.168701875">
            <text:p>44554.168701875</text:p>
          </table:table-cell>
          <table:table-cell office:value-type="string">
            <text:p>http://placeimg.com/640/480</text:p>
          </table:table-cell>
          <table:table-cell office:value-type="string">
            <text:p>Recusandae sed eius consequatur aut. Omnis eos aliquid quia quam. Eum consectetur provident dignissimos sunt. Qui omnis necessitatibus sit quaerat adipisci error.</text:p>
          </table:table-cell>
          <table:table-cell office:value-type="boolean" office:boolean-value="false">
            <text:p>FALSE</text:p>
          </table:table-cell>
        </table:table-row>
        <table:table-row>
          <table:table-cell office:value-type="string">
            <text:p>Ms. Elena Volkman</text:p>
          </table:table-cell>
          <table:table-cell office:value-type="string">
            <text:p>648.482.0326</text:p>
          </table:table-cell>
          <table:table-cell office:value-type="string">
            <text:p>Regan47@gmail.com</text:p>
          </table:table-cell>
          <table:table-cell office:value-type="string">
            <text:p>1718 Rippin Plaza</text:p>
          </table:table-cell>
          <table:table-cell office:value-type="string">
            <text:p>Donaldborough</text:p>
          </table:table-cell>
          <table:table-cell office:value-type="string">
            <text:p>Rhode Island</text:p>
          </table:table-cell>
          <table:table-cell office:value-type="string">
            <text:p>58638</text:p>
          </table:table-cell>
          <table:table-cell office:value-type="string">
            <text:p>485489398</text:p>
          </table:table-cell>
          <table:table-cell office:value-type="string">
            <text:p>Home</text:p>
          </table:table-cell>
          <table:table-cell office:value-type="string">
            <text:p>Gibson and Sons</text:p>
          </table:table-cell>
          <table:table-cell office:value-type="float" office:value="44513.43895762732">
            <text:p>44513.43895762732</text:p>
          </table:table-cell>
          <table:table-cell office:value-type="string">
            <text:p>http://placeimg.com/640/480</text:p>
          </table:table-cell>
          <table:table-cell office:value-type="string">
            <text:p>Ad non sit dignissimos voluptas vero quis porro fugit voluptate. Aspernatur voluptatibus consectetur voluptas laudantium ad quia. Fugit quos cumque dolorem alias. Dolor ab facere ab. Voluptatem officia vel et repellat corrupti cum.</text:p>
          </table:table-cell>
          <table:table-cell office:value-type="boolean" office:boolean-value="false">
            <text:p>FALSE</text:p>
          </table:table-cell>
        </table:table-row>
        <table:table-row>
          <table:table-cell office:value-type="string">
            <text:p>Michelle Gulgowski</text:p>
          </table:table-cell>
          <table:table-cell office:value-type="string">
            <text:p>(593) 485-6759</text:p>
          </table:table-cell>
          <table:table-cell office:value-type="string">
            <text:p>Taya_Wehner78@gmail.com</text:p>
          </table:table-cell>
          <table:table-cell office:value-type="string">
            <text:p>8460 Spinka Village</text:p>
          </table:table-cell>
          <table:table-cell office:value-type="string">
            <text:p>Greenholtburgh</text:p>
          </table:table-cell>
          <table:table-cell office:value-type="string">
            <text:p>Connecticut</text:p>
          </table:table-cell>
          <table:table-cell office:value-type="string">
            <text:p>93342-6517</text:p>
          </table:table-cell>
          <table:table-cell office:value-type="string">
            <text:p>186143027</text:p>
          </table:table-cell>
          <table:table-cell office:value-type="string">
            <text:p>Garden</text:p>
          </table:table-cell>
          <table:table-cell office:value-type="string">
            <text:p>Kihn LLC</text:p>
          </table:table-cell>
          <table:table-cell office:value-type="float" office:value="44270.613131481485">
            <text:p>44270.613131481485</text:p>
          </table:table-cell>
          <table:table-cell office:value-type="string">
            <text:p>http://placeimg.com/640/480</text:p>
          </table:table-cell>
          <table:table-cell office:value-type="string">
            <text:p>Cum quis provident voluptas dolores sapiente excepturi. Dolore blanditiis quisquam minus ipsam corporis quae. Eos quidem libero dolor voluptas ipsam culpa optio. Nisi ut ratione perferendis hic fuga.</text:p>
          </table:table-cell>
          <table:table-cell office:value-type="boolean" office:boolean-value="true">
            <text:p>TRUE</text:p>
          </table:table-cell>
        </table:table-row>
        <table:table-row>
          <table:table-cell office:value-type="string">
            <text:p>Lynne Kessler III</text:p>
          </table:table-cell>
          <table:table-cell office:value-type="string">
            <text:p>200-321-7353 x05295</text:p>
          </table:table-cell>
          <table:table-cell office:value-type="string">
            <text:p>Jadyn.Ortiz@hotmail.com</text:p>
          </table:table-cell>
          <table:table-cell office:value-type="string">
            <text:p>01645 Hoppe Islands</text:p>
          </table:table-cell>
          <table:table-cell office:value-type="string">
            <text:p>Tamarac</text:p>
          </table:table-cell>
          <table:table-cell office:value-type="string">
            <text:p>Missouri</text:p>
          </table:table-cell>
          <table:table-cell office:value-type="string">
            <text:p>48338-5462</text:p>
          </table:table-cell>
          <table:table-cell office:value-type="string">
            <text:p>006276825</text:p>
          </table:table-cell>
          <table:table-cell office:value-type="string">
            <text:p>Books</text:p>
          </table:table-cell>
          <table:table-cell office:value-type="string">
            <text:p>Zboncak Group</text:p>
          </table:table-cell>
          <table:table-cell office:value-type="float" office:value="44393.77132126157">
            <text:p>44393.77132126157</text:p>
          </table:table-cell>
          <table:table-cell office:value-type="string">
            <text:p>http://placeimg.com/640/480</text:p>
          </table:table-cell>
          <table:table-cell office:value-type="string">
            <text:p>Laudantium optio non iure a aut quis nihil facere. Nobis voluptatem quia. Voluptatibus aut molestias itaque ducimus saepe corporis hic sequi.</text:p>
          </table:table-cell>
          <table:table-cell office:value-type="boolean" office:boolean-value="false">
            <text:p>FALSE</text:p>
          </table:table-cell>
        </table:table-row>
        <table:table-row>
          <table:table-cell office:value-type="string">
            <text:p>Vicki Bechtelar</text:p>
          </table:table-cell>
          <table:table-cell office:value-type="string">
            <text:p>212-923-6422 x25335</text:p>
          </table:table-cell>
          <table:table-cell office:value-type="string">
            <text:p>Courtney10@gmail.com</text:p>
          </table:table-cell>
          <table:table-cell office:value-type="string">
            <text:p>27467 Xavier Spur</text:p>
          </table:table-cell>
          <table:table-cell office:value-type="string">
            <text:p>Willyton</text:p>
          </table:table-cell>
          <table:table-cell office:value-type="string">
            <text:p>North Carolina</text:p>
          </table:table-cell>
          <table:table-cell office:value-type="string">
            <text:p>89030</text:p>
          </table:table-cell>
          <table:table-cell office:value-type="string">
            <text:p>262390998</text:p>
          </table:table-cell>
          <table:table-cell office:value-type="string">
            <text:p>Books</text:p>
          </table:table-cell>
          <table:table-cell office:value-type="string">
            <text:p>Zemlak, Terry and Stroman</text:p>
          </table:table-cell>
          <table:table-cell office:value-type="float" office:value="44468.31219175926">
            <text:p>44468.31219175926</text:p>
          </table:table-cell>
          <table:table-cell office:value-type="string">
            <text:p>http://placeimg.com/640/480</text:p>
          </table:table-cell>
          <table:table-cell office:value-type="string">
            <text:p>Quia est qui rerum neque. Incidunt quo quibusdam fugiat magnam aut. Atque saepe exercitationem.</text:p>
          </table:table-cell>
          <table:table-cell office:value-type="boolean" office:boolean-value="false">
            <text:p>FALSE</text:p>
          </table:table-cell>
        </table:table-row>
        <table:table-row>
          <table:table-cell office:value-type="string">
            <text:p>Edgar McCullough</text:p>
          </table:table-cell>
          <table:table-cell office:value-type="string">
            <text:p>1-937-674-5193 x184</text:p>
          </table:table-cell>
          <table:table-cell office:value-type="string">
            <text:p>Rodrick_VonRueden91@yahoo.com</text:p>
          </table:table-cell>
          <table:table-cell office:value-type="string">
            <text:p>000 Ashleigh View</text:p>
          </table:table-cell>
          <table:table-cell office:value-type="string">
            <text:p>Lake Rashadview</text:p>
          </table:table-cell>
          <table:table-cell office:value-type="string">
            <text:p>Wisconsin</text:p>
          </table:table-cell>
          <table:table-cell office:value-type="string">
            <text:p>64006-7728</text:p>
          </table:table-cell>
          <table:table-cell office:value-type="string">
            <text:p>630048704</text:p>
          </table:table-cell>
          <table:table-cell office:value-type="string">
            <text:p>Sports</text:p>
          </table:table-cell>
          <table:table-cell office:value-type="string">
            <text:p>Volkman, Barrows and Jaskolski</text:p>
          </table:table-cell>
          <table:table-cell office:value-type="float" office:value="44463.53291145834">
            <text:p>44463.53291145834</text:p>
          </table:table-cell>
          <table:table-cell office:value-type="string">
            <text:p>http://placeimg.com/640/480</text:p>
          </table:table-cell>
          <table:table-cell office:value-type="string">
            <text:p>Sit quia dolor temporibus. Asperiores sit possimus fugiat consequuntur consectetur et autem aut. Esse eius officiis voluptatem qui expedita porro minus. Facere aut maxime expedita fugiat.</text:p>
          </table:table-cell>
          <table:table-cell office:value-type="boolean" office:boolean-value="true">
            <text:p>TRUE</text:p>
          </table:table-cell>
        </table:table-row>
        <table:table-row>
          <table:table-cell office:value-type="string">
            <text:p>Virgil Tillman</text:p>
          </table:table-cell>
          <table:table-cell office:value-type="string">
            <text:p>(701) 769-0193 x9979</text:p>
          </table:table-cell>
          <table:table-cell office:value-type="string">
            <text:p>Finn_Ritchie@gmail.com</text:p>
          </table:table-cell>
          <table:table-cell office:value-type="string">
            <text:p>60546 Retha Fall</text:p>
          </table:table-cell>
          <table:table-cell office:value-type="string">
            <text:p>Monahanberg</text:p>
          </table:table-cell>
          <table:table-cell office:value-type="string">
            <text:p>Mississippi</text:p>
          </table:table-cell>
          <table:table-cell office:value-type="string">
            <text:p>88525</text:p>
          </table:table-cell>
          <table:table-cell office:value-type="string">
            <text:p>465490967</text:p>
          </table:table-cell>
          <table:table-cell office:value-type="string">
            <text:p>Books</text:p>
          </table:table-cell>
          <table:table-cell office:value-type="string">
            <text:p>Lowe - Stroman</text:p>
          </table:table-cell>
          <table:table-cell office:value-type="float" office:value="44342.3676425">
            <text:p>44342.3676425</text:p>
          </table:table-cell>
          <table:table-cell office:value-type="string">
            <text:p>http://placeimg.com/640/480</text:p>
          </table:table-cell>
          <table:table-cell office:value-type="string">
            <text:p>Officia et velit suscipit quisquam. Pariatur voluptate expedita odit rem delectus ut. Officia eos doloremque ut deleniti odit vel dolores fuga aperiam. Quam at tempora tempora perspiciatis rerum possimus possimus vel alias.</text:p>
          </table:table-cell>
          <table:table-cell office:value-type="boolean" office:boolean-value="false">
            <text:p>FALSE</text:p>
          </table:table-cell>
        </table:table-row>
        <table:table-row>
          <table:table-cell office:value-type="string">
            <text:p>Grace McGlynn</text:p>
          </table:table-cell>
          <table:table-cell office:value-type="string">
            <text:p>(664) 436-2457</text:p>
          </table:table-cell>
          <table:table-cell office:value-type="string">
            <text:p>Valentine_Corwin@gmail.com</text:p>
          </table:table-cell>
          <table:table-cell office:value-type="string">
            <text:p>525 Jabari Freeway</text:p>
          </table:table-cell>
          <table:table-cell office:value-type="string">
            <text:p>Funkfort</text:p>
          </table:table-cell>
          <table:table-cell office:value-type="string">
            <text:p>Illinois</text:p>
          </table:table-cell>
          <table:table-cell office:value-type="string">
            <text:p>11798-6792</text:p>
          </table:table-cell>
          <table:table-cell office:value-type="string">
            <text:p>423691216</text:p>
          </table:table-cell>
          <table:table-cell office:value-type="string">
            <text:p>Music</text:p>
          </table:table-cell>
          <table:table-cell office:value-type="string">
            <text:p>Vandervort - Gottlieb</text:p>
          </table:table-cell>
          <table:table-cell office:value-type="float" office:value="44231.500686782405">
            <text:p>44231.500686782405</text:p>
          </table:table-cell>
          <table:table-cell office:value-type="string">
            <text:p>http://placeimg.com/640/480</text:p>
          </table:table-cell>
          <table:table-cell office:value-type="string">
            <text:p>Et autem sequi. Provident numquam voluptatibus voluptas autem dolor ea tenetur tenetur voluptate. Odio vel ea minus quibusdam corrupti voluptate consequatur. Fugit quasi ea laboriosam cum in alias. Laborum repellat provident corrupti fugit harum aut id error rem.</text:p>
          </table:table-cell>
          <table:table-cell office:value-type="boolean" office:boolean-value="false">
            <text:p>FALSE</text:p>
          </table:table-cell>
        </table:table-row>
        <table:table-row>
          <table:table-cell office:value-type="string">
            <text:p>Diana Waelchi</text:p>
          </table:table-cell>
          <table:table-cell office:value-type="string">
            <text:p>646-523-1236 x827</text:p>
          </table:table-cell>
          <table:table-cell office:value-type="string">
            <text:p>Aniyah16@yahoo.com</text:p>
          </table:table-cell>
          <table:table-cell office:value-type="string">
            <text:p>121 Rahsaan Club</text:p>
          </table:table-cell>
          <table:table-cell office:value-type="string">
            <text:p>Michellefurt</text:p>
          </table:table-cell>
          <table:table-cell office:value-type="string">
            <text:p>New Jersey</text:p>
          </table:table-cell>
          <table:table-cell office:value-type="string">
            <text:p>10480-1537</text:p>
          </table:table-cell>
          <table:table-cell office:value-type="string">
            <text:p>397426892</text:p>
          </table:table-cell>
          <table:table-cell office:value-type="string">
            <text:p>Grocery</text:p>
          </table:table-cell>
          <table:table-cell office:value-type="string">
            <text:p>Hammes Inc</text:p>
          </table:table-cell>
          <table:table-cell office:value-type="float" office:value="44288.53800422454">
            <text:p>44288.53800422454</text:p>
          </table:table-cell>
          <table:table-cell office:value-type="string">
            <text:p>http://placeimg.com/640/480</text:p>
          </table:table-cell>
          <table:table-cell office:value-type="string">
            <text:p>Ad qui rerum dolor quo alias hic sapiente molestiae. Voluptate dicta quam. Nihil qui excepturi animi soluta est commodi quasi tempore.</text:p>
          </table:table-cell>
          <table:table-cell office:value-type="boolean" office:boolean-value="true">
            <text:p>TRUE</text:p>
          </table:table-cell>
        </table:table-row>
        <table:table-row>
          <table:table-cell office:value-type="string">
            <text:p>Julia Parker MD</text:p>
          </table:table-cell>
          <table:table-cell office:value-type="string">
            <text:p>1-661-817-9059 x289</text:p>
          </table:table-cell>
          <table:table-cell office:value-type="string">
            <text:p>Jeramy.Emmerich49@hotmail.com</text:p>
          </table:table-cell>
          <table:table-cell office:value-type="string">
            <text:p>26146 Rogahn Hill</text:p>
          </table:table-cell>
          <table:table-cell office:value-type="string">
            <text:p>West Diego</text:p>
          </table:table-cell>
          <table:table-cell office:value-type="string">
            <text:p>South Carolina</text:p>
          </table:table-cell>
          <table:table-cell office:value-type="string">
            <text:p>17824-8359</text:p>
          </table:table-cell>
          <table:table-cell office:value-type="string">
            <text:p>539169098</text:p>
          </table:table-cell>
          <table:table-cell office:value-type="string">
            <text:p>Outdoors</text:p>
          </table:table-cell>
          <table:table-cell office:value-type="string">
            <text:p>Bosco, Jaskolski and D'Amore</text:p>
          </table:table-cell>
          <table:table-cell office:value-type="float" office:value="44529.86038958334">
            <text:p>44529.86038958334</text:p>
          </table:table-cell>
          <table:table-cell office:value-type="string">
            <text:p>http://placeimg.com/640/480</text:p>
          </table:table-cell>
          <table:table-cell office:value-type="string">
            <text:p>Consequatur excepturi voluptatum et. Quis accusamus rerum dolor voluptate explicabo dolor consequuntur blanditiis. Mollitia corporis ab non voluptatem. Numquam sit enim minus ut et repellendus eos qui. Dolorem sit voluptate nobis explicabo laborum corrupti.</text:p>
          </table:table-cell>
          <table:table-cell office:value-type="boolean" office:boolean-value="false">
            <text:p>FALSE</text:p>
          </table:table-cell>
        </table:table-row>
        <table:table-row>
          <table:table-cell office:value-type="string">
            <text:p>Meghan Runolfsdottir</text:p>
          </table:table-cell>
          <table:table-cell office:value-type="string">
            <text:p>(566) 916-1136</text:p>
          </table:table-cell>
          <table:table-cell office:value-type="string">
            <text:p>Willy_Wunsch17@gmail.com</text:p>
          </table:table-cell>
          <table:table-cell office:value-type="string">
            <text:p>12919 Volkman Valley</text:p>
          </table:table-cell>
          <table:table-cell office:value-type="string">
            <text:p>South Joshfort</text:p>
          </table:table-cell>
          <table:table-cell office:value-type="string">
            <text:p>Arizona</text:p>
          </table:table-cell>
          <table:table-cell office:value-type="string">
            <text:p>04951-6738</text:p>
          </table:table-cell>
          <table:table-cell office:value-type="string">
            <text:p>965733409</text:p>
          </table:table-cell>
          <table:table-cell office:value-type="string">
            <text:p>Industrial</text:p>
          </table:table-cell>
          <table:table-cell office:value-type="string">
            <text:p>Lind - Kassulke</text:p>
          </table:table-cell>
          <table:table-cell office:value-type="float" office:value="44439.760277824076">
            <text:p>44439.760277824076</text:p>
          </table:table-cell>
          <table:table-cell office:value-type="string">
            <text:p>http://placeimg.com/640/480</text:p>
          </table:table-cell>
          <table:table-cell office:value-type="string">
            <text:p>Impedit nihil eveniet quibusdam. Aut earum sunt dolorem. Excepturi sunt officiis et et soluta.</text:p>
          </table:table-cell>
          <table:table-cell office:value-type="boolean" office:boolean-value="true">
            <text:p>TRUE</text:p>
          </table:table-cell>
        </table:table-row>
        <table:table-row>
          <table:table-cell office:value-type="string">
            <text:p>Allen Hartmann</text:p>
          </table:table-cell>
          <table:table-cell office:value-type="string">
            <text:p>(957) 631-7338 x0000</text:p>
          </table:table-cell>
          <table:table-cell office:value-type="string">
            <text:p>Amy.Boyle45@yahoo.com</text:p>
          </table:table-cell>
          <table:table-cell office:value-type="string">
            <text:p>32986 Stokes Stravenue</text:p>
          </table:table-cell>
          <table:table-cell office:value-type="string">
            <text:p>Lizethside</text:p>
          </table:table-cell>
          <table:table-cell office:value-type="string">
            <text:p>South Carolina</text:p>
          </table:table-cell>
          <table:table-cell office:value-type="string">
            <text:p>28983-0062</text:p>
          </table:table-cell>
          <table:table-cell office:value-type="string">
            <text:p>674248722</text:p>
          </table:table-cell>
          <table:table-cell office:value-type="string">
            <text:p>Shoes</text:p>
          </table:table-cell>
          <table:table-cell office:value-type="string">
            <text:p>Johnson, Zulauf and Walker</text:p>
          </table:table-cell>
          <table:table-cell office:value-type="float" office:value="44510.80174899306">
            <text:p>44510.80174899306</text:p>
          </table:table-cell>
          <table:table-cell office:value-type="string">
            <text:p>http://placeimg.com/640/480</text:p>
          </table:table-cell>
          <table:table-cell office:value-type="string">
            <text:p>Sed aut quibusdam quo rerum voluptatem. Natus error vitae. Voluptas totam quam dolor amet. Quia totam exercitationem dolore debitis aspernatur architecto rerum cupiditate ut. Vel ex exercitationem. Sint quasi et ut ipsum explicabo.</text:p>
          </table:table-cell>
          <table:table-cell office:value-type="boolean" office:boolean-value="true">
            <text:p>TRUE</text:p>
          </table:table-cell>
        </table:table-row>
        <table:table-row>
          <table:table-cell office:value-type="string">
            <text:p>Jo Mante</text:p>
          </table:table-cell>
          <table:table-cell office:value-type="string">
            <text:p>1-829-812-0150 x238</text:p>
          </table:table-cell>
          <table:table-cell office:value-type="string">
            <text:p>Sydney.Cartwright@gmail.com</text:p>
          </table:table-cell>
          <table:table-cell office:value-type="string">
            <text:p>776 Isaias Estate</text:p>
          </table:table-cell>
          <table:table-cell office:value-type="string">
            <text:p>Yasminburgh</text:p>
          </table:table-cell>
          <table:table-cell office:value-type="string">
            <text:p>Hawaii</text:p>
          </table:table-cell>
          <table:table-cell office:value-type="string">
            <text:p>44976-3668</text:p>
          </table:table-cell>
          <table:table-cell office:value-type="string">
            <text:p>003425543</text:p>
          </table:table-cell>
          <table:table-cell office:value-type="string">
            <text:p>Automotive</text:p>
          </table:table-cell>
          <table:table-cell office:value-type="string">
            <text:p>Predovic - Hoeger</text:p>
          </table:table-cell>
          <table:table-cell office:value-type="float" office:value="44489.996251400466">
            <text:p>44489.996251400466</text:p>
          </table:table-cell>
          <table:table-cell office:value-type="string">
            <text:p>http://placeimg.com/640/480</text:p>
          </table:table-cell>
          <table:table-cell office:value-type="string">
            <text:p>Ipsum et provident unde. Esse autem porro voluptas ut aut. Quia cumque quia facilis unde aut excepturi unde. Exercitationem porro commodi veritatis sapiente ipsum ut quia sint reprehenderit. Iste sit veniam omnis omnis architecto.</text:p>
          </table:table-cell>
          <table:table-cell office:value-type="boolean" office:boolean-value="true">
            <text:p>TRUE</text:p>
          </table:table-cell>
        </table:table-row>
        <table:table-row>
          <table:table-cell office:value-type="string">
            <text:p>Joshua Hauck</text:p>
          </table:table-cell>
          <table:table-cell office:value-type="string">
            <text:p>1-301-223-7100</text:p>
          </table:table-cell>
          <table:table-cell office:value-type="string">
            <text:p>Eusebio68@yahoo.com</text:p>
          </table:table-cell>
          <table:table-cell office:value-type="string">
            <text:p>500 Adolfo Way</text:p>
          </table:table-cell>
          <table:table-cell office:value-type="string">
            <text:p>North Furmanburgh</text:p>
          </table:table-cell>
          <table:table-cell office:value-type="string">
            <text:p>Ohio</text:p>
          </table:table-cell>
          <table:table-cell office:value-type="string">
            <text:p>37854</text:p>
          </table:table-cell>
          <table:table-cell office:value-type="string">
            <text:p>494237625</text:p>
          </table:table-cell>
          <table:table-cell office:value-type="string">
            <text:p>Beauty</text:p>
          </table:table-cell>
          <table:table-cell office:value-type="string">
            <text:p>Shanahan - O'Keefe</text:p>
          </table:table-cell>
          <table:table-cell office:value-type="float" office:value="44326.91694465278">
            <text:p>44326.91694465278</text:p>
          </table:table-cell>
          <table:table-cell office:value-type="string">
            <text:p>http://placeimg.com/640/480</text:p>
          </table:table-cell>
          <table:table-cell office:value-type="string">
            <text:p>Doloribus quas vel vitae quia sequi hic perferendis. Saepe nisi ipsa repellendus. Et molestias non excepturi molestiae alias excepturi. Facilis eos explicabo ab velit. Corporis laboriosam officia totam voluptas sit natus possimus. Aut facere voluptatem asperiores quia laboriosam ea.</text:p>
          </table:table-cell>
          <table:table-cell office:value-type="boolean" office:boolean-value="false">
            <text:p>FALSE</text:p>
          </table:table-cell>
        </table:table-row>
        <table:table-row>
          <table:table-cell office:value-type="string">
            <text:p>Christina Morissette</text:p>
          </table:table-cell>
          <table:table-cell office:value-type="string">
            <text:p>(908) 854-3306 x58049</text:p>
          </table:table-cell>
          <table:table-cell office:value-type="string">
            <text:p>Dortha90@hotmail.com</text:p>
          </table:table-cell>
          <table:table-cell office:value-type="string">
            <text:p>16729 Kiehn Forks</text:p>
          </table:table-cell>
          <table:table-cell office:value-type="string">
            <text:p>Macon-Bibb County</text:p>
          </table:table-cell>
          <table:table-cell office:value-type="string">
            <text:p>Colorado</text:p>
          </table:table-cell>
          <table:table-cell office:value-type="string">
            <text:p>14864-3513</text:p>
          </table:table-cell>
          <table:table-cell office:value-type="string">
            <text:p>221228904</text:p>
          </table:table-cell>
          <table:table-cell office:value-type="string">
            <text:p>Games</text:p>
          </table:table-cell>
          <table:table-cell office:value-type="string">
            <text:p>Koelpin Group</text:p>
          </table:table-cell>
          <table:table-cell office:value-type="float" office:value="44399.361001296296">
            <text:p>44399.361001296296</text:p>
          </table:table-cell>
          <table:table-cell office:value-type="string">
            <text:p>http://placeimg.com/640/480</text:p>
          </table:table-cell>
          <table:table-cell office:value-type="string">
            <text:p>Sit omnis corrupti architecto vel nam dolores id quia. Natus dolores impedit et ipsa beatae deserunt consequatur. Ut ratione animi aut. Non odio pariatur molestias et iure nam. Molestiae vel est nulla ducimus blanditiis.</text:p>
          </table:table-cell>
          <table:table-cell office:value-type="boolean" office:boolean-value="true">
            <text:p>TRUE</text:p>
          </table:table-cell>
        </table:table-row>
        <table:table-row>
          <table:table-cell office:value-type="string">
            <text:p>Verna Bednar</text:p>
          </table:table-cell>
          <table:table-cell office:value-type="string">
            <text:p>453.856.1499 x3722</text:p>
          </table:table-cell>
          <table:table-cell office:value-type="string">
            <text:p>Dale.Cronin@yahoo.com</text:p>
          </table:table-cell>
          <table:table-cell office:value-type="string">
            <text:p>88967 Parker Shores</text:p>
          </table:table-cell>
          <table:table-cell office:value-type="string">
            <text:p>New Lowellchester</text:p>
          </table:table-cell>
          <table:table-cell office:value-type="string">
            <text:p>Wisconsin</text:p>
          </table:table-cell>
          <table:table-cell office:value-type="string">
            <text:p>53671</text:p>
          </table:table-cell>
          <table:table-cell office:value-type="string">
            <text:p>064498027</text:p>
          </table:table-cell>
          <table:table-cell office:value-type="string">
            <text:p>Industrial</text:p>
          </table:table-cell>
          <table:table-cell office:value-type="string">
            <text:p>Grady, Adams and Herzog</text:p>
          </table:table-cell>
          <table:table-cell office:value-type="float" office:value="44450.69645704861">
            <text:p>44450.69645704861</text:p>
          </table:table-cell>
          <table:table-cell office:value-type="string">
            <text:p>http://placeimg.com/640/480</text:p>
          </table:table-cell>
          <table:table-cell office:value-type="string">
            <text:p>Alias ut cupiditate necessitatibus illo maxime aliquid possimus sit ullam. Cum dolor molestiae in modi perspiciatis veniam laudantium. Labore et iste consequatur blanditiis assumenda sint dolor. Voluptates molestias ab est ipsa consequatur ipsam est et.</text:p>
          </table:table-cell>
          <table:table-cell office:value-type="boolean" office:boolean-value="true">
            <text:p>TRUE</text:p>
          </table:table-cell>
        </table:table-row>
        <table:table-row>
          <table:table-cell office:value-type="string">
            <text:p>Ana Wunsch</text:p>
          </table:table-cell>
          <table:table-cell office:value-type="string">
            <text:p>830.455.2017 x984</text:p>
          </table:table-cell>
          <table:table-cell office:value-type="string">
            <text:p>Nicholaus15@hotmail.com</text:p>
          </table:table-cell>
          <table:table-cell office:value-type="string">
            <text:p>127 Doyle Street</text:p>
          </table:table-cell>
          <table:table-cell office:value-type="string">
            <text:p>Sidfort</text:p>
          </table:table-cell>
          <table:table-cell office:value-type="string">
            <text:p>Alaska</text:p>
          </table:table-cell>
          <table:table-cell office:value-type="string">
            <text:p>12451-3029</text:p>
          </table:table-cell>
          <table:table-cell office:value-type="string">
            <text:p>736898719</text:p>
          </table:table-cell>
          <table:table-cell office:value-type="string">
            <text:p>Automotive</text:p>
          </table:table-cell>
          <table:table-cell office:value-type="string">
            <text:p>Anderson and Sons</text:p>
          </table:table-cell>
          <table:table-cell office:value-type="float" office:value="44308.80011780093">
            <text:p>44308.80011780093</text:p>
          </table:table-cell>
          <table:table-cell office:value-type="string">
            <text:p>http://placeimg.com/640/480</text:p>
          </table:table-cell>
          <table:table-cell office:value-type="string">
            <text:p>Aut optio nisi voluptatem dolor. Sit ab ut quia qui repellat deserunt officia pariatur magni. Repellendus voluptates quidem praesentium sint eum. Dicta sit ut. Ipsum accusantium officia neque illum adipisci quam et et ullam.</text:p>
          </table:table-cell>
          <table:table-cell office:value-type="boolean" office:boolean-value="true">
            <text:p>TRUE</text:p>
          </table:table-cell>
        </table:table-row>
        <table:table-row>
          <table:table-cell office:value-type="string">
            <text:p>Henrietta Strosin</text:p>
          </table:table-cell>
          <table:table-cell office:value-type="string">
            <text:p>335.616.3817 x22903</text:p>
          </table:table-cell>
          <table:table-cell office:value-type="string">
            <text:p>Mona.Gutkowski@yahoo.com</text:p>
          </table:table-cell>
          <table:table-cell office:value-type="string">
            <text:p>370 Larry Shoals</text:p>
          </table:table-cell>
          <table:table-cell office:value-type="string">
            <text:p>Hilllmouth</text:p>
          </table:table-cell>
          <table:table-cell office:value-type="string">
            <text:p>Louisiana</text:p>
          </table:table-cell>
          <table:table-cell office:value-type="string">
            <text:p>07775-4429</text:p>
          </table:table-cell>
          <table:table-cell office:value-type="string">
            <text:p>275630470</text:p>
          </table:table-cell>
          <table:table-cell office:value-type="string">
            <text:p>Industrial</text:p>
          </table:table-cell>
          <table:table-cell office:value-type="string">
            <text:p>Satterfield Group</text:p>
          </table:table-cell>
          <table:table-cell office:value-type="float" office:value="44233.12637331019">
            <text:p>44233.12637331019</text:p>
          </table:table-cell>
          <table:table-cell office:value-type="string">
            <text:p>http://placeimg.com/640/480</text:p>
          </table:table-cell>
          <table:table-cell office:value-type="string">
            <text:p>Molestiae ad dolorum excepturi assumenda. Blanditiis dolore ipsam molestiae odio. Et dolorem sit doloribus sint quisquam consequuntur sit odio eveniet. Voluptatem pariatur asperiores rem eveniet.</text:p>
          </table:table-cell>
          <table:table-cell office:value-type="boolean" office:boolean-value="false">
            <text:p>FALSE</text:p>
          </table:table-cell>
        </table:table-row>
        <table:table-row>
          <table:table-cell office:value-type="string">
            <text:p>Christopher Willms</text:p>
          </table:table-cell>
          <table:table-cell office:value-type="string">
            <text:p>983-558-4575 x6424</text:p>
          </table:table-cell>
          <table:table-cell office:value-type="string">
            <text:p>Pearlie_Renner48@gmail.com</text:p>
          </table:table-cell>
          <table:table-cell office:value-type="string">
            <text:p>012 Lang Villages</text:p>
          </table:table-cell>
          <table:table-cell office:value-type="string">
            <text:p>East Tiara</text:p>
          </table:table-cell>
          <table:table-cell office:value-type="string">
            <text:p>Massachusetts</text:p>
          </table:table-cell>
          <table:table-cell office:value-type="string">
            <text:p>98701-3268</text:p>
          </table:table-cell>
          <table:table-cell office:value-type="string">
            <text:p>021982356</text:p>
          </table:table-cell>
          <table:table-cell office:value-type="string">
            <text:p>Shoes</text:p>
          </table:table-cell>
          <table:table-cell office:value-type="string">
            <text:p>Nikolaus LLC</text:p>
          </table:table-cell>
          <table:table-cell office:value-type="float" office:value="44238.87053344907">
            <text:p>44238.87053344907</text:p>
          </table:table-cell>
          <table:table-cell office:value-type="string">
            <text:p>http://placeimg.com/640/480</text:p>
          </table:table-cell>
          <table:table-cell office:value-type="string">
            <text:p>Dolore reprehenderit qui dolores assumenda in. Qui itaque itaque eveniet aut reiciendis maxime. Quisquam quia officia nobis veritatis molestiae. Nihil ipsam reprehenderit. Nihil eaque minima. Consequatur cumque dicta tempora repellat sint.</text:p>
          </table:table-cell>
          <table:table-cell office:value-type="boolean" office:boolean-value="true">
            <text:p>TRUE</text:p>
          </table:table-cell>
        </table:table-row>
        <table:table-row>
          <table:table-cell office:value-type="string">
            <text:p>Jacob Kohler MD</text:p>
          </table:table-cell>
          <table:table-cell office:value-type="string">
            <text:p>1-894-457-7954</text:p>
          </table:table-cell>
          <table:table-cell office:value-type="string">
            <text:p>Gerard_Treutel94@hotmail.com</text:p>
          </table:table-cell>
          <table:table-cell office:value-type="string">
            <text:p>12081 Cora Locks</text:p>
          </table:table-cell>
          <table:table-cell office:value-type="string">
            <text:p>Lorain</text:p>
          </table:table-cell>
          <table:table-cell office:value-type="string">
            <text:p>Arkansas</text:p>
          </table:table-cell>
          <table:table-cell office:value-type="string">
            <text:p>42355</text:p>
          </table:table-cell>
          <table:table-cell office:value-type="string">
            <text:p>211152268</text:p>
          </table:table-cell>
          <table:table-cell office:value-type="string">
            <text:p>Industrial</text:p>
          </table:table-cell>
          <table:table-cell office:value-type="string">
            <text:p>Ziemann, McCullough and O'Hara</text:p>
          </table:table-cell>
          <table:table-cell office:value-type="float" office:value="44355.56120460648">
            <text:p>44355.56120460648</text:p>
          </table:table-cell>
          <table:table-cell office:value-type="string">
            <text:p>http://placeimg.com/640/480</text:p>
          </table:table-cell>
          <table:table-cell office:value-type="string">
            <text:p>Aliquam sapiente harum aut omnis. Ea molestias enim sed nostrum laborum velit. Officia odio voluptatem necessitatibus exercitationem qui.</text:p>
          </table:table-cell>
          <table:table-cell office:value-type="boolean" office:boolean-value="true">
            <text:p>TRUE</text:p>
          </table:table-cell>
        </table:table-row>
        <table:table-row>
          <table:table-cell office:value-type="string">
            <text:p>Mr. Vincent Rice</text:p>
          </table:table-cell>
          <table:table-cell office:value-type="string">
            <text:p>(345) 729-0180</text:p>
          </table:table-cell>
          <table:table-cell office:value-type="string">
            <text:p>Onie_Hayes@yahoo.com</text:p>
          </table:table-cell>
          <table:table-cell office:value-type="string">
            <text:p>568 Elroy Road</text:p>
          </table:table-cell>
          <table:table-cell office:value-type="string">
            <text:p>Gulfport</text:p>
          </table:table-cell>
          <table:table-cell office:value-type="string">
            <text:p>Arkansas</text:p>
          </table:table-cell>
          <table:table-cell office:value-type="string">
            <text:p>20579</text:p>
          </table:table-cell>
          <table:table-cell office:value-type="string">
            <text:p>889104680</text:p>
          </table:table-cell>
          <table:table-cell office:value-type="string">
            <text:p>Tools</text:p>
          </table:table-cell>
          <table:table-cell office:value-type="string">
            <text:p>Fay, Koepp and Dare</text:p>
          </table:table-cell>
          <table:table-cell office:value-type="float" office:value="44241.191440636576">
            <text:p>44241.191440636576</text:p>
          </table:table-cell>
          <table:table-cell office:value-type="string">
            <text:p>http://placeimg.com/640/480</text:p>
          </table:table-cell>
          <table:table-cell office:value-type="string">
            <text:p>Et consequuntur a reiciendis et et voluptates. Qui non cum. Qui voluptatum labore. Molestias id eum commodi illum culpa.</text:p>
          </table:table-cell>
          <table:table-cell office:value-type="boolean" office:boolean-value="false">
            <text:p>FALSE</text:p>
          </table:table-cell>
        </table:table-row>
        <table:table-row>
          <table:table-cell office:value-type="string">
            <text:p>Laverne Doyle</text:p>
          </table:table-cell>
          <table:table-cell office:value-type="string">
            <text:p>255-570-1654</text:p>
          </table:table-cell>
          <table:table-cell office:value-type="string">
            <text:p>Ruthe48@gmail.com</text:p>
          </table:table-cell>
          <table:table-cell office:value-type="string">
            <text:p>42042 Golda Stravenue</text:p>
          </table:table-cell>
          <table:table-cell office:value-type="string">
            <text:p>South Deondreside</text:p>
          </table:table-cell>
          <table:table-cell office:value-type="string">
            <text:p>Idaho</text:p>
          </table:table-cell>
          <table:table-cell office:value-type="string">
            <text:p>40457</text:p>
          </table:table-cell>
          <table:table-cell office:value-type="string">
            <text:p>848458681</text:p>
          </table:table-cell>
          <table:table-cell office:value-type="string">
            <text:p>Health</text:p>
          </table:table-cell>
          <table:table-cell office:value-type="string">
            <text:p>Kunde and Sons</text:p>
          </table:table-cell>
          <table:table-cell office:value-type="float" office:value="44432.57280959491">
            <text:p>44432.57280959491</text:p>
          </table:table-cell>
          <table:table-cell office:value-type="string">
            <text:p>http://placeimg.com/640/480</text:p>
          </table:table-cell>
          <table:table-cell office:value-type="string">
            <text:p>Ut rem omnis voluptas error nihil quis numquam. Minus sint pariatur itaque aut molestiae. Numquam a voluptatem veniam consequatur voluptatem delectus fugit nostrum ex.</text:p>
          </table:table-cell>
          <table:table-cell office:value-type="boolean" office:boolean-value="true">
            <text:p>TRUE</text:p>
          </table:table-cell>
        </table:table-row>
        <table:table-row>
          <table:table-cell office:value-type="string">
            <text:p>Norman Fay</text:p>
          </table:table-cell>
          <table:table-cell office:value-type="string">
            <text:p>(541) 823-3462</text:p>
          </table:table-cell>
          <table:table-cell office:value-type="string">
            <text:p>Lemuel.Krajcik84@hotmail.com</text:p>
          </table:table-cell>
          <table:table-cell office:value-type="string">
            <text:p>57643 O'Connell Cove</text:p>
          </table:table-cell>
          <table:table-cell office:value-type="string">
            <text:p>Spinkaberg</text:p>
          </table:table-cell>
          <table:table-cell office:value-type="string">
            <text:p>Nevada</text:p>
          </table:table-cell>
          <table:table-cell office:value-type="string">
            <text:p>98450-5047</text:p>
          </table:table-cell>
          <table:table-cell office:value-type="string">
            <text:p>115435272</text:p>
          </table:table-cell>
          <table:table-cell office:value-type="string">
            <text:p>Kids</text:p>
          </table:table-cell>
          <table:table-cell office:value-type="string">
            <text:p>Lemke, Gutkowski and Fadel</text:p>
          </table:table-cell>
          <table:table-cell office:value-type="float" office:value="44579.34981467592">
            <text:p>44579.34981467592</text:p>
          </table:table-cell>
          <table:table-cell office:value-type="string">
            <text:p>http://placeimg.com/640/480</text:p>
          </table:table-cell>
          <table:table-cell office:value-type="string">
            <text:p>Consequatur vel eius consequuntur quis aperiam iure libero. Laboriosam dolorem est ullam non. Mollitia neque ut. Magnam reiciendis reiciendis.</text:p>
          </table:table-cell>
          <table:table-cell office:value-type="boolean" office:boolean-value="true">
            <text:p>TRUE</text:p>
          </table:table-cell>
        </table:table-row>
        <table:table-row>
          <table:table-cell office:value-type="string">
            <text:p>Inez Tromp</text:p>
          </table:table-cell>
          <table:table-cell office:value-type="string">
            <text:p>(530) 354-7862 x640</text:p>
          </table:table-cell>
          <table:table-cell office:value-type="string">
            <text:p>Nicolas_Tromp67@yahoo.com</text:p>
          </table:table-cell>
          <table:table-cell office:value-type="string">
            <text:p>030 Abshire View</text:p>
          </table:table-cell>
          <table:table-cell office:value-type="string">
            <text:p>Alpharetta</text:p>
          </table:table-cell>
          <table:table-cell office:value-type="string">
            <text:p>Oregon</text:p>
          </table:table-cell>
          <table:table-cell office:value-type="string">
            <text:p>53025</text:p>
          </table:table-cell>
          <table:table-cell office:value-type="string">
            <text:p>988331752</text:p>
          </table:table-cell>
          <table:table-cell office:value-type="string">
            <text:p>Movies</text:p>
          </table:table-cell>
          <table:table-cell office:value-type="string">
            <text:p>Klocko, Beahan and Waters</text:p>
          </table:table-cell>
          <table:table-cell office:value-type="float" office:value="44281.52413013889">
            <text:p>44281.52413013889</text:p>
          </table:table-cell>
          <table:table-cell office:value-type="string">
            <text:p>http://placeimg.com/640/480</text:p>
          </table:table-cell>
          <table:table-cell office:value-type="string">
            <text:p>Ea eveniet repellendus sint architecto voluptas. Delectus qui rem. Rerum dolor id est debitis quas necessitatibus debitis.</text:p>
          </table:table-cell>
          <table:table-cell office:value-type="boolean" office:boolean-value="false">
            <text:p>FALSE</text:p>
          </table:table-cell>
        </table:table-row>
        <table:table-row>
          <table:table-cell office:value-type="string">
            <text:p>Lamar Rolfson</text:p>
          </table:table-cell>
          <table:table-cell office:value-type="string">
            <text:p>870-372-3427 x1573</text:p>
          </table:table-cell>
          <table:table-cell office:value-type="string">
            <text:p>Daphne_Will56@yahoo.com</text:p>
          </table:table-cell>
          <table:table-cell office:value-type="string">
            <text:p>8645 Murray Village</text:p>
          </table:table-cell>
          <table:table-cell office:value-type="string">
            <text:p>Alexzandertown</text:p>
          </table:table-cell>
          <table:table-cell office:value-type="string">
            <text:p>Mississippi</text:p>
          </table:table-cell>
          <table:table-cell office:value-type="string">
            <text:p>30536-1334</text:p>
          </table:table-cell>
          <table:table-cell office:value-type="string">
            <text:p>580941346</text:p>
          </table:table-cell>
          <table:table-cell office:value-type="string">
            <text:p>Electronics</text:p>
          </table:table-cell>
          <table:table-cell office:value-type="string">
            <text:p>Durgan and Sons</text:p>
          </table:table-cell>
          <table:table-cell office:value-type="float" office:value="44275.02127950232">
            <text:p>44275.02127950232</text:p>
          </table:table-cell>
          <table:table-cell office:value-type="string">
            <text:p>http://placeimg.com/640/480</text:p>
          </table:table-cell>
          <table:table-cell office:value-type="string">
            <text:p>Odio dolorem aut omnis optio. Impedit totam hic ex quae molestiae rerum optio voluptatibus rerum. Repellendus sit error cupiditate veniam officia ut sit ut. Qui error laudantium nam. Sit atque ut est iusto qui perferendis voluptatem sequi.</text:p>
          </table:table-cell>
          <table:table-cell office:value-type="boolean" office:boolean-value="true">
            <text:p>TRUE</text:p>
          </table:table-cell>
        </table:table-row>
        <table:table-row>
          <table:table-cell office:value-type="string">
            <text:p>Mrs. Colin Hansen</text:p>
          </table:table-cell>
          <table:table-cell office:value-type="string">
            <text:p>1-898-295-6142 x25270</text:p>
          </table:table-cell>
          <table:table-cell office:value-type="string">
            <text:p>Matt.Harris@hotmail.com</text:p>
          </table:table-cell>
          <table:table-cell office:value-type="string">
            <text:p>16776 Doyle Lakes</text:p>
          </table:table-cell>
          <table:table-cell office:value-type="string">
            <text:p>Ardithmouth</text:p>
          </table:table-cell>
          <table:table-cell office:value-type="string">
            <text:p>Hawaii</text:p>
          </table:table-cell>
          <table:table-cell office:value-type="string">
            <text:p>78024</text:p>
          </table:table-cell>
          <table:table-cell office:value-type="string">
            <text:p>325264822</text:p>
          </table:table-cell>
          <table:table-cell office:value-type="string">
            <text:p>Movies</text:p>
          </table:table-cell>
          <table:table-cell office:value-type="string">
            <text:p>Leffler, Schaden and Murazik</text:p>
          </table:table-cell>
          <table:table-cell office:value-type="float" office:value="44317.92239846065">
            <text:p>44317.92239846065</text:p>
          </table:table-cell>
          <table:table-cell office:value-type="string">
            <text:p>http://placeimg.com/640/480</text:p>
          </table:table-cell>
          <table:table-cell office:value-type="string">
            <text:p>Dolore quis voluptate quia est. Totam animi quidem est laudantium aut architecto ea temporibus. Saepe aliquid pariatur illo dolores eaque similique.</text:p>
          </table:table-cell>
          <table:table-cell office:value-type="boolean" office:boolean-value="false">
            <text:p>FALSE</text:p>
          </table:table-cell>
        </table:table-row>
        <table:table-row>
          <table:table-cell office:value-type="string">
            <text:p>Toby Huels</text:p>
          </table:table-cell>
          <table:table-cell office:value-type="string">
            <text:p>574-375-8978 x555</text:p>
          </table:table-cell>
          <table:table-cell office:value-type="string">
            <text:p>Jaydon.Lakin@hotmail.com</text:p>
          </table:table-cell>
          <table:table-cell office:value-type="string">
            <text:p>1681 Norval Shore</text:p>
          </table:table-cell>
          <table:table-cell office:value-type="string">
            <text:p>South Evan</text:p>
          </table:table-cell>
          <table:table-cell office:value-type="string">
            <text:p>Iowa</text:p>
          </table:table-cell>
          <table:table-cell office:value-type="string">
            <text:p>77475</text:p>
          </table:table-cell>
          <table:table-cell office:value-type="string">
            <text:p>503271608</text:p>
          </table:table-cell>
          <table:table-cell office:value-type="string">
            <text:p>Outdoors</text:p>
          </table:table-cell>
          <table:table-cell office:value-type="string">
            <text:p>Kuhlman - Schulist</text:p>
          </table:table-cell>
          <table:table-cell office:value-type="float" office:value="44253.87215043981">
            <text:p>44253.87215043981</text:p>
          </table:table-cell>
          <table:table-cell office:value-type="string">
            <text:p>http://placeimg.com/640/480</text:p>
          </table:table-cell>
          <table:table-cell office:value-type="string">
            <text:p>Debitis qui vel quos saepe hic voluptatem. Vel doloribus dolorum ex repellat. Ipsam qui eum ad officiis. Magni quo unde error aut.</text:p>
          </table:table-cell>
          <table:table-cell office:value-type="boolean" office:boolean-value="false">
            <text:p>FALSE</text:p>
          </table:table-cell>
        </table:table-row>
        <table:table-row>
          <table:table-cell office:value-type="string">
            <text:p>Rochelle Lesch</text:p>
          </table:table-cell>
          <table:table-cell office:value-type="string">
            <text:p>715.834.8727 x85997</text:p>
          </table:table-cell>
          <table:table-cell office:value-type="string">
            <text:p>Delia38@gmail.com</text:p>
          </table:table-cell>
          <table:table-cell office:value-type="string">
            <text:p>6341 Nienow Mills</text:p>
          </table:table-cell>
          <table:table-cell office:value-type="string">
            <text:p>Port Tremaine</text:p>
          </table:table-cell>
          <table:table-cell office:value-type="string">
            <text:p>New Hampshire</text:p>
          </table:table-cell>
          <table:table-cell office:value-type="string">
            <text:p>00940</text:p>
          </table:table-cell>
          <table:table-cell office:value-type="string">
            <text:p>898297805</text:p>
          </table:table-cell>
          <table:table-cell office:value-type="string">
            <text:p>Grocery</text:p>
          </table:table-cell>
          <table:table-cell office:value-type="string">
            <text:p>Schiller, Bechtelar and Heathcote</text:p>
          </table:table-cell>
          <table:table-cell office:value-type="float" office:value="44445.81381480324">
            <text:p>44445.81381480324</text:p>
          </table:table-cell>
          <table:table-cell office:value-type="string">
            <text:p>http://placeimg.com/640/480</text:p>
          </table:table-cell>
          <table:table-cell office:value-type="string">
            <text:p>Non voluptatem quia. Porro doloremque quo. Tempore facere soluta dolor. Voluptatibus consequatur explicabo libero. Ab quae aperiam qui qui dignissimos.</text:p>
          </table:table-cell>
          <table:table-cell office:value-type="boolean" office:boolean-value="false">
            <text:p>FALSE</text:p>
          </table:table-cell>
        </table:table-row>
        <table:table-row>
          <table:table-cell office:value-type="string">
            <text:p>Clayton O'Kon</text:p>
          </table:table-cell>
          <table:table-cell office:value-type="string">
            <text:p>369.875.9412 x71089</text:p>
          </table:table-cell>
          <table:table-cell office:value-type="string">
            <text:p>Ludwig57@hotmail.com</text:p>
          </table:table-cell>
          <table:table-cell office:value-type="string">
            <text:p>18219 Walter Springs</text:p>
          </table:table-cell>
          <table:table-cell office:value-type="string">
            <text:p>Myrtisport</text:p>
          </table:table-cell>
          <table:table-cell office:value-type="string">
            <text:p>Indiana</text:p>
          </table:table-cell>
          <table:table-cell office:value-type="string">
            <text:p>52457-7504</text:p>
          </table:table-cell>
          <table:table-cell office:value-type="string">
            <text:p>992957931</text:p>
          </table:table-cell>
          <table:table-cell office:value-type="string">
            <text:p>Automotive</text:p>
          </table:table-cell>
          <table:table-cell office:value-type="string">
            <text:p>Corkery and Sons</text:p>
          </table:table-cell>
          <table:table-cell office:value-type="float" office:value="44426.740019756944">
            <text:p>44426.740019756944</text:p>
          </table:table-cell>
          <table:table-cell office:value-type="string">
            <text:p>http://placeimg.com/640/480</text:p>
          </table:table-cell>
          <table:table-cell office:value-type="string">
            <text:p>Perferendis sit voluptatem nihil. Ex consequatur non possimus impedit sit commodi quidem dolore. Eum aut veritatis et et totam in totam quidem. Qui ullam nostrum minus ipsa molestias temporibus repudiandae. Eos aut aperiam quia numquam.</text:p>
          </table:table-cell>
          <table:table-cell office:value-type="boolean" office:boolean-value="true">
            <text:p>TRUE</text:p>
          </table:table-cell>
        </table:table-row>
        <table:table-row>
          <table:table-cell office:value-type="string">
            <text:p>Joel Kuhlman</text:p>
          </table:table-cell>
          <table:table-cell office:value-type="string">
            <text:p>629-823-6805</text:p>
          </table:table-cell>
          <table:table-cell office:value-type="string">
            <text:p>Chadrick89@yahoo.com</text:p>
          </table:table-cell>
          <table:table-cell office:value-type="string">
            <text:p>12991 Moriah Port</text:p>
          </table:table-cell>
          <table:table-cell office:value-type="string">
            <text:p>New Sean</text:p>
          </table:table-cell>
          <table:table-cell office:value-type="string">
            <text:p>New York</text:p>
          </table:table-cell>
          <table:table-cell office:value-type="string">
            <text:p>43484-2405</text:p>
          </table:table-cell>
          <table:table-cell office:value-type="string">
            <text:p>975995415</text:p>
          </table:table-cell>
          <table:table-cell office:value-type="string">
            <text:p>Home</text:p>
          </table:table-cell>
          <table:table-cell office:value-type="string">
            <text:p>Quigley - Cummings</text:p>
          </table:table-cell>
          <table:table-cell office:value-type="float" office:value="44356.13426407408">
            <text:p>44356.13426407408</text:p>
          </table:table-cell>
          <table:table-cell office:value-type="string">
            <text:p>http://placeimg.com/640/480</text:p>
          </table:table-cell>
          <table:table-cell office:value-type="string">
            <text:p>Excepturi dolores voluptas rerum tenetur. Alias id est hic placeat repellat ut. Culpa ea dolore minima est. Omnis est praesentium ea rem. Fugit amet quos.</text:p>
          </table:table-cell>
          <table:table-cell office:value-type="boolean" office:boolean-value="true">
            <text:p>TRUE</text:p>
          </table:table-cell>
        </table:table-row>
        <table:table-row>
          <table:table-cell office:value-type="string">
            <text:p>Pauline Rosenbaum</text:p>
          </table:table-cell>
          <table:table-cell office:value-type="string">
            <text:p>504-347-1956</text:p>
          </table:table-cell>
          <table:table-cell office:value-type="string">
            <text:p>Betsy.Hilll@yahoo.com</text:p>
          </table:table-cell>
          <table:table-cell office:value-type="string">
            <text:p>029 Oswaldo Burg</text:p>
          </table:table-cell>
          <table:table-cell office:value-type="string">
            <text:p>Revaland</text:p>
          </table:table-cell>
          <table:table-cell office:value-type="string">
            <text:p>Idaho</text:p>
          </table:table-cell>
          <table:table-cell office:value-type="string">
            <text:p>42288</text:p>
          </table:table-cell>
          <table:table-cell office:value-type="string">
            <text:p>316463674</text:p>
          </table:table-cell>
          <table:table-cell office:value-type="string">
            <text:p>Beauty</text:p>
          </table:table-cell>
          <table:table-cell office:value-type="string">
            <text:p>Adams LLC</text:p>
          </table:table-cell>
          <table:table-cell office:value-type="float" office:value="44384.17386175926">
            <text:p>44384.17386175926</text:p>
          </table:table-cell>
          <table:table-cell office:value-type="string">
            <text:p>http://placeimg.com/640/480</text:p>
          </table:table-cell>
          <table:table-cell office:value-type="string">
            <text:p>Quibusdam nostrum vel iste ab. Quis odit nobis maxime eos quos omnis aut quaerat. Dolor ad mollitia omnis reiciendis aliquid est accusantium. Nisi totam nobis. Aut ratione veritatis.</text:p>
          </table:table-cell>
          <table:table-cell office:value-type="boolean" office:boolean-value="false">
            <text:p>FALSE</text:p>
          </table:table-cell>
        </table:table-row>
        <table:table-row>
          <table:table-cell office:value-type="string">
            <text:p>Sabrina Satterfield</text:p>
          </table:table-cell>
          <table:table-cell office:value-type="string">
            <text:p>1-779-754-0195 x39357</text:p>
          </table:table-cell>
          <table:table-cell office:value-type="string">
            <text:p>Della.Hilll@gmail.com</text:p>
          </table:table-cell>
          <table:table-cell office:value-type="string">
            <text:p>398 Lonie Island</text:p>
          </table:table-cell>
          <table:table-cell office:value-type="string">
            <text:p>St. Joseph</text:p>
          </table:table-cell>
          <table:table-cell office:value-type="string">
            <text:p>Massachusetts</text:p>
          </table:table-cell>
          <table:table-cell office:value-type="string">
            <text:p>69811</text:p>
          </table:table-cell>
          <table:table-cell office:value-type="string">
            <text:p>278563230</text:p>
          </table:table-cell>
          <table:table-cell office:value-type="string">
            <text:p>Sports</text:p>
          </table:table-cell>
          <table:table-cell office:value-type="string">
            <text:p>Reinger, Crona and Reynolds</text:p>
          </table:table-cell>
          <table:table-cell office:value-type="float" office:value="44276.21117306713">
            <text:p>44276.21117306713</text:p>
          </table:table-cell>
          <table:table-cell office:value-type="string">
            <text:p>http://placeimg.com/640/480</text:p>
          </table:table-cell>
          <table:table-cell office:value-type="string">
            <text:p>Magnam et nihil aut nemo porro iusto quod non. Aliquid incidunt amet ut numquam magnam. Corrupti animi magni voluptate autem recusandae. Voluptas maiores rerum enim temporibus voluptatibus numquam iusto quia. Magni perferendis rem. Sunt et corporis aut perspiciatis.</text:p>
          </table:table-cell>
          <table:table-cell office:value-type="boolean" office:boolean-value="true">
            <text:p>TRUE</text:p>
          </table:table-cell>
        </table:table-row>
        <table:table-row>
          <table:table-cell office:value-type="string">
            <text:p>Clifford Keeling</text:p>
          </table:table-cell>
          <table:table-cell office:value-type="string">
            <text:p>(693) 505-4066</text:p>
          </table:table-cell>
          <table:table-cell office:value-type="string">
            <text:p>Camren.Kuhic@gmail.com</text:p>
          </table:table-cell>
          <table:table-cell office:value-type="string">
            <text:p>4725 Buck Prairie</text:p>
          </table:table-cell>
          <table:table-cell office:value-type="string">
            <text:p>North Jaysonport</text:p>
          </table:table-cell>
          <table:table-cell office:value-type="string">
            <text:p>Colorado</text:p>
          </table:table-cell>
          <table:table-cell office:value-type="string">
            <text:p>05495</text:p>
          </table:table-cell>
          <table:table-cell office:value-type="string">
            <text:p>057246493</text:p>
          </table:table-cell>
          <table:table-cell office:value-type="string">
            <text:p>Industrial</text:p>
          </table:table-cell>
          <table:table-cell office:value-type="string">
            <text:p>Predovic, Daugherty and Glover</text:p>
          </table:table-cell>
          <table:table-cell office:value-type="float" office:value="44502.05930645833">
            <text:p>44502.05930645833</text:p>
          </table:table-cell>
          <table:table-cell office:value-type="string">
            <text:p>http://placeimg.com/640/480</text:p>
          </table:table-cell>
          <table:table-cell office:value-type="string">
            <text:p>Sed est rerum eaque. Quia delectus est et voluptas ea dolor natus. Commodi quo explicabo rerum vel soluta aut velit. Asperiores maiores cum ullam. Sit asperiores repellendus molestiae. Aperiam ut et perferendis accusamus iste dolores.</text:p>
          </table:table-cell>
          <table:table-cell office:value-type="boolean" office:boolean-value="false">
            <text:p>FALSE</text:p>
          </table:table-cell>
        </table:table-row>
        <table:table-row>
          <table:table-cell office:value-type="string">
            <text:p>Floyd Blick</text:p>
          </table:table-cell>
          <table:table-cell office:value-type="string">
            <text:p>738.960.7480 x95631</text:p>
          </table:table-cell>
          <table:table-cell office:value-type="string">
            <text:p>Peyton25@yahoo.com</text:p>
          </table:table-cell>
          <table:table-cell office:value-type="string">
            <text:p>86226 Alba Square</text:p>
          </table:table-cell>
          <table:table-cell office:value-type="string">
            <text:p>Eastvale</text:p>
          </table:table-cell>
          <table:table-cell office:value-type="string">
            <text:p>Pennsylvania</text:p>
          </table:table-cell>
          <table:table-cell office:value-type="string">
            <text:p>69459-8638</text:p>
          </table:table-cell>
          <table:table-cell office:value-type="string">
            <text:p>473385611</text:p>
          </table:table-cell>
          <table:table-cell office:value-type="string">
            <text:p>Grocery</text:p>
          </table:table-cell>
          <table:table-cell office:value-type="string">
            <text:p>Schaden Inc</text:p>
          </table:table-cell>
          <table:table-cell office:value-type="float" office:value="44240.498148900464">
            <text:p>44240.498148900464</text:p>
          </table:table-cell>
          <table:table-cell office:value-type="string">
            <text:p>http://placeimg.com/640/480</text:p>
          </table:table-cell>
          <table:table-cell office:value-type="string">
            <text:p>Accusantium voluptas consequuntur reprehenderit fugit dignissimos cumque nulla id. Temporibus sed ipsam consequatur et placeat. Iste dolor placeat facere est culpa minus ea.</text:p>
          </table:table-cell>
          <table:table-cell office:value-type="boolean" office:boolean-value="true">
            <text:p>TRUE</text:p>
          </table:table-cell>
        </table:table-row>
        <table:table-row>
          <table:table-cell office:value-type="string">
            <text:p>Ms. Amos Farrell</text:p>
          </table:table-cell>
          <table:table-cell office:value-type="string">
            <text:p>1-517-882-9422 x1236</text:p>
          </table:table-cell>
          <table:table-cell office:value-type="string">
            <text:p>Xzavier_Tremblay@hotmail.com</text:p>
          </table:table-cell>
          <table:table-cell office:value-type="string">
            <text:p>664 Schumm Views</text:p>
          </table:table-cell>
          <table:table-cell office:value-type="string">
            <text:p>Wheaton</text:p>
          </table:table-cell>
          <table:table-cell office:value-type="string">
            <text:p>North Carolina</text:p>
          </table:table-cell>
          <table:table-cell office:value-type="string">
            <text:p>74318-0753</text:p>
          </table:table-cell>
          <table:table-cell office:value-type="string">
            <text:p>075662525</text:p>
          </table:table-cell>
          <table:table-cell office:value-type="string">
            <text:p>Games</text:p>
          </table:table-cell>
          <table:table-cell office:value-type="string">
            <text:p>Orn Group</text:p>
          </table:table-cell>
          <table:table-cell office:value-type="float" office:value="44555.94470118055">
            <text:p>44555.94470118055</text:p>
          </table:table-cell>
          <table:table-cell office:value-type="string">
            <text:p>http://placeimg.com/640/480</text:p>
          </table:table-cell>
          <table:table-cell office:value-type="string">
            <text:p>Odit qui aut aliquam est neque cum eligendi fugit voluptatem. Tempora repudiandae consequatur quia quaerat vitae. Quo libero deleniti amet reiciendis. Ullam dolorum placeat voluptate iure et voluptatibus nihil officiis soluta. Sed hic omnis placeat voluptatibus suscipit sit. Maiores fuga asperiores et officia hic iste distinctio voluptatem.</text:p>
          </table:table-cell>
          <table:table-cell office:value-type="boolean" office:boolean-value="false">
            <text:p>FALSE</text:p>
          </table:table-cell>
        </table:table-row>
        <table:table-row>
          <table:table-cell office:value-type="string">
            <text:p>Devin Reilly</text:p>
          </table:table-cell>
          <table:table-cell office:value-type="string">
            <text:p>1-385-341-4307</text:p>
          </table:table-cell>
          <table:table-cell office:value-type="string">
            <text:p>Vita_Rolfson@yahoo.com</text:p>
          </table:table-cell>
          <table:table-cell office:value-type="string">
            <text:p>1521 Weber Circles</text:p>
          </table:table-cell>
          <table:table-cell office:value-type="string">
            <text:p>Euniceville</text:p>
          </table:table-cell>
          <table:table-cell office:value-type="string">
            <text:p>Massachusetts</text:p>
          </table:table-cell>
          <table:table-cell office:value-type="string">
            <text:p>86456</text:p>
          </table:table-cell>
          <table:table-cell office:value-type="string">
            <text:p>059772994</text:p>
          </table:table-cell>
          <table:table-cell office:value-type="string">
            <text:p>Books</text:p>
          </table:table-cell>
          <table:table-cell office:value-type="string">
            <text:p>Hoeger Group</text:p>
          </table:table-cell>
          <table:table-cell office:value-type="float" office:value="44339.06986604167">
            <text:p>44339.06986604167</text:p>
          </table:table-cell>
          <table:table-cell office:value-type="string">
            <text:p>http://placeimg.com/640/480</text:p>
          </table:table-cell>
          <table:table-cell office:value-type="string">
            <text:p>Deleniti consequatur eum rerum cum aut non molestiae repellendus doloremque. Sit ea qui. Facilis eaque sunt quod odio aut odit officia sit et.</text:p>
          </table:table-cell>
          <table:table-cell office:value-type="boolean" office:boolean-value="true">
            <text:p>TRUE</text:p>
          </table:table-cell>
        </table:table-row>
        <table:table-row>
          <table:table-cell office:value-type="string">
            <text:p>Elbert Boyer</text:p>
          </table:table-cell>
          <table:table-cell office:value-type="string">
            <text:p>846-489-6332 x506</text:p>
          </table:table-cell>
          <table:table-cell office:value-type="string">
            <text:p>Edwardo_Zemlak@yahoo.com</text:p>
          </table:table-cell>
          <table:table-cell office:value-type="string">
            <text:p>557 Purdy Pike</text:p>
          </table:table-cell>
          <table:table-cell office:value-type="string">
            <text:p>Kileymouth</text:p>
          </table:table-cell>
          <table:table-cell office:value-type="string">
            <text:p>Indiana</text:p>
          </table:table-cell>
          <table:table-cell office:value-type="string">
            <text:p>72968-5646</text:p>
          </table:table-cell>
          <table:table-cell office:value-type="string">
            <text:p>443525184</text:p>
          </table:table-cell>
          <table:table-cell office:value-type="string">
            <text:p>Sports</text:p>
          </table:table-cell>
          <table:table-cell office:value-type="string">
            <text:p>Kerluke Inc</text:p>
          </table:table-cell>
          <table:table-cell office:value-type="float" office:value="44427.021242627314">
            <text:p>44427.021242627314</text:p>
          </table:table-cell>
          <table:table-cell office:value-type="string">
            <text:p>http://placeimg.com/640/480</text:p>
          </table:table-cell>
          <table:table-cell office:value-type="string">
            <text:p>Omnis nobis ducimus perspiciatis quisquam similique. Ea fugiat est hic suscipit qui qui. Qui ipsa sit et totam fugiat vel. At ullam id voluptas eum et excepturi et assumenda.</text:p>
          </table:table-cell>
          <table:table-cell office:value-type="boolean" office:boolean-value="false">
            <text:p>FALSE</text:p>
          </table:table-cell>
        </table:table-row>
        <table:table-row>
          <table:table-cell office:value-type="string">
            <text:p>Matthew Roberts PhD</text:p>
          </table:table-cell>
          <table:table-cell office:value-type="string">
            <text:p>920-996-7708</text:p>
          </table:table-cell>
          <table:table-cell office:value-type="string">
            <text:p>Jeffry.Lang90@hotmail.com</text:p>
          </table:table-cell>
          <table:table-cell office:value-type="string">
            <text:p>80435 Dickinson Turnpike</text:p>
          </table:table-cell>
          <table:table-cell office:value-type="string">
            <text:p>North Prince</text:p>
          </table:table-cell>
          <table:table-cell office:value-type="string">
            <text:p>Louisiana</text:p>
          </table:table-cell>
          <table:table-cell office:value-type="string">
            <text:p>00620</text:p>
          </table:table-cell>
          <table:table-cell office:value-type="string">
            <text:p>997758494</text:p>
          </table:table-cell>
          <table:table-cell office:value-type="string">
            <text:p>Kids</text:p>
          </table:table-cell>
          <table:table-cell office:value-type="string">
            <text:p>Reichel, Ernser and Monahan</text:p>
          </table:table-cell>
          <table:table-cell office:value-type="float" office:value="44462.164047673614">
            <text:p>44462.164047673614</text:p>
          </table:table-cell>
          <table:table-cell office:value-type="string">
            <text:p>http://placeimg.com/640/480</text:p>
          </table:table-cell>
          <table:table-cell office:value-type="string">
            <text:p>Consequatur corrupti veniam consequatur nam iusto commodi cum accusamus et. Ratione nesciunt vel ut. Repellat quia recusandae perspiciatis id id repellat. Debitis qui atque dolorem architecto nihil hic est aut dolores. Est nulla ipsam esse voluptas. Ipsum iure exercitationem fugiat doloremque soluta dolores nobis.</text:p>
          </table:table-cell>
          <table:table-cell office:value-type="boolean" office:boolean-value="false">
            <text:p>FALSE</text:p>
          </table:table-cell>
        </table:table-row>
        <table:table-row>
          <table:table-cell office:value-type="string">
            <text:p>Willie Kuhn I</text:p>
          </table:table-cell>
          <table:table-cell office:value-type="string">
            <text:p>830-984-6634 x413</text:p>
          </table:table-cell>
          <table:table-cell office:value-type="string">
            <text:p>Imogene_Lynch@gmail.com</text:p>
          </table:table-cell>
          <table:table-cell office:value-type="string">
            <text:p>0483 Keebler Causeway</text:p>
          </table:table-cell>
          <table:table-cell office:value-type="string">
            <text:p>South Lonzoview</text:p>
          </table:table-cell>
          <table:table-cell office:value-type="string">
            <text:p>Texas</text:p>
          </table:table-cell>
          <table:table-cell office:value-type="string">
            <text:p>28362</text:p>
          </table:table-cell>
          <table:table-cell office:value-type="string">
            <text:p>526830589</text:p>
          </table:table-cell>
          <table:table-cell office:value-type="string">
            <text:p>Books</text:p>
          </table:table-cell>
          <table:table-cell office:value-type="string">
            <text:p>Lemke, Waters and Hickle</text:p>
          </table:table-cell>
          <table:table-cell office:value-type="float" office:value="44563.14171002315">
            <text:p>44563.14171002315</text:p>
          </table:table-cell>
          <table:table-cell office:value-type="string">
            <text:p>http://placeimg.com/640/480</text:p>
          </table:table-cell>
          <table:table-cell office:value-type="string">
            <text:p>Minima quia voluptas necessitatibus voluptatem. Culpa hic nostrum sapiente dicta deserunt. Sint numquam expedita est et accusantium. Vitae et tempore consectetur porro pariatur aut.</text:p>
          </table:table-cell>
          <table:table-cell office:value-type="boolean" office:boolean-value="true">
            <text:p>TRUE</text:p>
          </table:table-cell>
        </table:table-row>
        <table:table-row>
          <table:table-cell office:value-type="string">
            <text:p>Jaime MacGyver</text:p>
          </table:table-cell>
          <table:table-cell office:value-type="string">
            <text:p>1-597-470-3769 x172</text:p>
          </table:table-cell>
          <table:table-cell office:value-type="string">
            <text:p>Hal.Collins@hotmail.com</text:p>
          </table:table-cell>
          <table:table-cell office:value-type="string">
            <text:p>239 Hahn Row</text:p>
          </table:table-cell>
          <table:table-cell office:value-type="string">
            <text:p>North Enoch</text:p>
          </table:table-cell>
          <table:table-cell office:value-type="string">
            <text:p>Alabama</text:p>
          </table:table-cell>
          <table:table-cell office:value-type="string">
            <text:p>91810-4199</text:p>
          </table:table-cell>
          <table:table-cell office:value-type="string">
            <text:p>215817761</text:p>
          </table:table-cell>
          <table:table-cell office:value-type="string">
            <text:p>Garden</text:p>
          </table:table-cell>
          <table:table-cell office:value-type="string">
            <text:p>Skiles, Douglas and Bednar</text:p>
          </table:table-cell>
          <table:table-cell office:value-type="float" office:value="44456.95147987269">
            <text:p>44456.95147987269</text:p>
          </table:table-cell>
          <table:table-cell office:value-type="string">
            <text:p>http://placeimg.com/640/480</text:p>
          </table:table-cell>
          <table:table-cell office:value-type="string">
            <text:p>Laborum non dolor aperiam aspernatur praesentium ipsum. Tenetur sit ea dolores ut numquam illo qui sequi. Cumque consequatur error aut fugit cumque. Tempora rerum deleniti quidem dolor ullam eum praesentium.</text:p>
          </table:table-cell>
          <table:table-cell office:value-type="boolean" office:boolean-value="false">
            <text:p>FALSE</text:p>
          </table:table-cell>
        </table:table-row>
        <table:table-row>
          <table:table-cell office:value-type="string">
            <text:p>Mamie Jast</text:p>
          </table:table-cell>
          <table:table-cell office:value-type="string">
            <text:p>683-525-8508 x8469</text:p>
          </table:table-cell>
          <table:table-cell office:value-type="string">
            <text:p>Miracle.Rosenbaum75@yahoo.com</text:p>
          </table:table-cell>
          <table:table-cell office:value-type="string">
            <text:p>71130 Howe Club</text:p>
          </table:table-cell>
          <table:table-cell office:value-type="string">
            <text:p>West New York</text:p>
          </table:table-cell>
          <table:table-cell office:value-type="string">
            <text:p>Arizona</text:p>
          </table:table-cell>
          <table:table-cell office:value-type="string">
            <text:p>37298</text:p>
          </table:table-cell>
          <table:table-cell office:value-type="string">
            <text:p>358363570</text:p>
          </table:table-cell>
          <table:table-cell office:value-type="string">
            <text:p>Home</text:p>
          </table:table-cell>
          <table:table-cell office:value-type="string">
            <text:p>Walsh - Heathcote</text:p>
          </table:table-cell>
          <table:table-cell office:value-type="float" office:value="44562.40060083333">
            <text:p>44562.40060083333</text:p>
          </table:table-cell>
          <table:table-cell office:value-type="string">
            <text:p>http://placeimg.com/640/480</text:p>
          </table:table-cell>
          <table:table-cell office:value-type="string">
            <text:p>Voluptatum numquam eum quia quia aut quidem quis. Voluptatem beatae consequuntur. Laudantium exercitationem alias voluptate velit ullam et quae voluptatem ut.</text:p>
          </table:table-cell>
          <table:table-cell office:value-type="boolean" office:boolean-value="true">
            <text:p>TRUE</text:p>
          </table:table-cell>
        </table:table-row>
        <table:table-row>
          <table:table-cell office:value-type="string">
            <text:p>Nelson Stroman DDS</text:p>
          </table:table-cell>
          <table:table-cell office:value-type="string">
            <text:p>792.332.7832</text:p>
          </table:table-cell>
          <table:table-cell office:value-type="string">
            <text:p>Saige89@gmail.com</text:p>
          </table:table-cell>
          <table:table-cell office:value-type="string">
            <text:p>59534 Dejah Wall</text:p>
          </table:table-cell>
          <table:table-cell office:value-type="string">
            <text:p>Kshlerinburgh</text:p>
          </table:table-cell>
          <table:table-cell office:value-type="string">
            <text:p>Arizona</text:p>
          </table:table-cell>
          <table:table-cell office:value-type="string">
            <text:p>81173</text:p>
          </table:table-cell>
          <table:table-cell office:value-type="string">
            <text:p>047876653</text:p>
          </table:table-cell>
          <table:table-cell office:value-type="string">
            <text:p>Baby</text:p>
          </table:table-cell>
          <table:table-cell office:value-type="string">
            <text:p>Botsford LLC</text:p>
          </table:table-cell>
          <table:table-cell office:value-type="float" office:value="44237.98585567129">
            <text:p>44237.98585567129</text:p>
          </table:table-cell>
          <table:table-cell office:value-type="string">
            <text:p>http://placeimg.com/640/480</text:p>
          </table:table-cell>
          <table:table-cell office:value-type="string">
            <text:p>Porro placeat repellat minima alias eos facere quo. Iusto animi ducimus id at est ut corporis vero. Ex quo sint qui quaerat iste maiores vero. Eos dolorum dolorum iusto voluptas tenetur. Dolorem aut minus non velit odio enim nobis. Id est earum voluptate et id consectetur dolorem necessitatibus quas.</text:p>
          </table:table-cell>
          <table:table-cell office:value-type="boolean" office:boolean-value="true">
            <text:p>TRUE</text:p>
          </table:table-cell>
        </table:table-row>
        <table:table-row>
          <table:table-cell office:value-type="string">
            <text:p>Kendra Botsford</text:p>
          </table:table-cell>
          <table:table-cell office:value-type="string">
            <text:p>367-814-5221</text:p>
          </table:table-cell>
          <table:table-cell office:value-type="string">
            <text:p>Jordon92@hotmail.com</text:p>
          </table:table-cell>
          <table:table-cell office:value-type="string">
            <text:p>15370 Damian Island</text:p>
          </table:table-cell>
          <table:table-cell office:value-type="string">
            <text:p>Murphyshire</text:p>
          </table:table-cell>
          <table:table-cell office:value-type="string">
            <text:p>North Carolina</text:p>
          </table:table-cell>
          <table:table-cell office:value-type="string">
            <text:p>14528-9768</text:p>
          </table:table-cell>
          <table:table-cell office:value-type="string">
            <text:p>359398599</text:p>
          </table:table-cell>
          <table:table-cell office:value-type="string">
            <text:p>Garden</text:p>
          </table:table-cell>
          <table:table-cell office:value-type="string">
            <text:p>Balistreri - Von</text:p>
          </table:table-cell>
          <table:table-cell office:value-type="float" office:value="44433.156021180555">
            <text:p>44433.156021180555</text:p>
          </table:table-cell>
          <table:table-cell office:value-type="string">
            <text:p>http://placeimg.com/640/480</text:p>
          </table:table-cell>
          <table:table-cell office:value-type="string">
            <text:p>Nobis eum reprehenderit animi cumque est. Numquam velit sequi dolorem ut ea labore. Tempore molestiae quia dolore quam quos quasi quod blanditiis architecto. Aut sit eos omnis explicabo voluptatibus consectetur aut aut repellendus. Quo qui distinctio ea. Quae esse accusamus dicta assumenda pariatur qui fugiat et rem.</text:p>
          </table:table-cell>
          <table:table-cell office:value-type="boolean" office:boolean-value="true">
            <text:p>TRUE</text:p>
          </table:table-cell>
        </table:table-row>
        <table:table-row>
          <table:table-cell office:value-type="string">
            <text:p>Clara Krajcik</text:p>
          </table:table-cell>
          <table:table-cell office:value-type="string">
            <text:p>(542) 446-3373 x6517</text:p>
          </table:table-cell>
          <table:table-cell office:value-type="string">
            <text:p>Lyda18@yahoo.com</text:p>
          </table:table-cell>
          <table:table-cell office:value-type="string">
            <text:p>502 Torp Village</text:p>
          </table:table-cell>
          <table:table-cell office:value-type="string">
            <text:p>New Jamarcusfort</text:p>
          </table:table-cell>
          <table:table-cell office:value-type="string">
            <text:p>Ohio</text:p>
          </table:table-cell>
          <table:table-cell office:value-type="string">
            <text:p>11599</text:p>
          </table:table-cell>
          <table:table-cell office:value-type="string">
            <text:p>633069832</text:p>
          </table:table-cell>
          <table:table-cell office:value-type="string">
            <text:p>Health</text:p>
          </table:table-cell>
          <table:table-cell office:value-type="string">
            <text:p>Witting, Rosenbaum and Hirthe</text:p>
          </table:table-cell>
          <table:table-cell office:value-type="float" office:value="44553.51184608796">
            <text:p>44553.51184608796</text:p>
          </table:table-cell>
          <table:table-cell office:value-type="string">
            <text:p>http://placeimg.com/640/480</text:p>
          </table:table-cell>
          <table:table-cell office:value-type="string">
            <text:p>Et perspiciatis recusandae sint et quas est quod blanditiis quo. Eum quis ut omnis consequuntur ipsum maxime. Voluptate incidunt in delectus quibusdam.</text:p>
          </table:table-cell>
          <table:table-cell office:value-type="boolean" office:boolean-value="false">
            <text:p>FALSE</text:p>
          </table:table-cell>
        </table:table-row>
        <table:table-row>
          <table:table-cell office:value-type="string">
            <text:p>Billy Gottlieb</text:p>
          </table:table-cell>
          <table:table-cell office:value-type="string">
            <text:p>(524) 803-4588 x77975</text:p>
          </table:table-cell>
          <table:table-cell office:value-type="string">
            <text:p>Jarrell7@hotmail.com</text:p>
          </table:table-cell>
          <table:table-cell office:value-type="string">
            <text:p>130 Price Lodge</text:p>
          </table:table-cell>
          <table:table-cell office:value-type="string">
            <text:p>Maricopa</text:p>
          </table:table-cell>
          <table:table-cell office:value-type="string">
            <text:p>Ohio</text:p>
          </table:table-cell>
          <table:table-cell office:value-type="string">
            <text:p>14818-5468</text:p>
          </table:table-cell>
          <table:table-cell office:value-type="string">
            <text:p>445514203</text:p>
          </table:table-cell>
          <table:table-cell office:value-type="string">
            <text:p>Books</text:p>
          </table:table-cell>
          <table:table-cell office:value-type="string">
            <text:p>Zulauf - McGlynn</text:p>
          </table:table-cell>
          <table:table-cell office:value-type="float" office:value="44337.5306153125">
            <text:p>44337.5306153125</text:p>
          </table:table-cell>
          <table:table-cell office:value-type="string">
            <text:p>http://placeimg.com/640/480</text:p>
          </table:table-cell>
          <table:table-cell office:value-type="string">
            <text:p>Fuga quis rem a dolorem eveniet et provident dolorem consequatur. Quia itaque nam beatae sit modi rerum. Corrupti ex alias iure eius praesentium necessitatibus. Consequatur ratione voluptate quis mollitia ut quos.</text:p>
          </table:table-cell>
          <table:table-cell office:value-type="boolean" office:boolean-value="false">
            <text:p>FALSE</text:p>
          </table:table-cell>
        </table:table-row>
        <table:table-row>
          <table:table-cell office:value-type="string">
            <text:p>Marian Bauch</text:p>
          </table:table-cell>
          <table:table-cell office:value-type="string">
            <text:p>(918) 225-7556</text:p>
          </table:table-cell>
          <table:table-cell office:value-type="string">
            <text:p>Ayla22@yahoo.com</text:p>
          </table:table-cell>
          <table:table-cell office:value-type="string">
            <text:p>28983 Jerde Junction</text:p>
          </table:table-cell>
          <table:table-cell office:value-type="string">
            <text:p>Ruthiehaven</text:p>
          </table:table-cell>
          <table:table-cell office:value-type="string">
            <text:p>Maryland</text:p>
          </table:table-cell>
          <table:table-cell office:value-type="string">
            <text:p>91958</text:p>
          </table:table-cell>
          <table:table-cell office:value-type="string">
            <text:p>009437975</text:p>
          </table:table-cell>
          <table:table-cell office:value-type="string">
            <text:p>Baby</text:p>
          </table:table-cell>
          <table:table-cell office:value-type="string">
            <text:p>Morissette and Sons</text:p>
          </table:table-cell>
          <table:table-cell office:value-type="float" office:value="44546.80216770833">
            <text:p>44546.80216770833</text:p>
          </table:table-cell>
          <table:table-cell office:value-type="string">
            <text:p>http://placeimg.com/640/480</text:p>
          </table:table-cell>
          <table:table-cell office:value-type="string">
            <text:p>Eligendi aut nobis ex vel. Est omnis aliquid dolores ea dolore. Dignissimos voluptatem quam. Animi quia reprehenderit voluptate ex corrupti labore perferendis aut.</text:p>
          </table:table-cell>
          <table:table-cell office:value-type="boolean" office:boolean-value="false">
            <text:p>FALSE</text:p>
          </table:table-cell>
        </table:table-row>
        <table:table-row>
          <table:table-cell office:value-type="string">
            <text:p>Wendy Steuber DVM</text:p>
          </table:table-cell>
          <table:table-cell office:value-type="string">
            <text:p>(841) 403-8862</text:p>
          </table:table-cell>
          <table:table-cell office:value-type="string">
            <text:p>Delphine5@gmail.com</text:p>
          </table:table-cell>
          <table:table-cell office:value-type="string">
            <text:p>322 Frida Keys</text:p>
          </table:table-cell>
          <table:table-cell office:value-type="string">
            <text:p>South Hayleeborough</text:p>
          </table:table-cell>
          <table:table-cell office:value-type="string">
            <text:p>Florida</text:p>
          </table:table-cell>
          <table:table-cell office:value-type="string">
            <text:p>19483</text:p>
          </table:table-cell>
          <table:table-cell office:value-type="string">
            <text:p>986005831</text:p>
          </table:table-cell>
          <table:table-cell office:value-type="string">
            <text:p>Toys</text:p>
          </table:table-cell>
          <table:table-cell office:value-type="string">
            <text:p>Rice - Zulauf</text:p>
          </table:table-cell>
          <table:table-cell office:value-type="float" office:value="44294.659140185184">
            <text:p>44294.659140185184</text:p>
          </table:table-cell>
          <table:table-cell office:value-type="string">
            <text:p>http://placeimg.com/640/480</text:p>
          </table:table-cell>
          <table:table-cell office:value-type="string">
            <text:p>Qui omnis sit beatae quia aliquam modi. Dolor et quaerat dolores commodi est. Ex nesciunt distinctio quidem aliquam aperiam dolorem ut fugit. Voluptatem consequatur sapiente id dolor repellendus aut. Corporis consequatur culpa modi eveniet. Aliquam nisi quaerat tempore non ea qui.</text:p>
          </table:table-cell>
          <table:table-cell office:value-type="boolean" office:boolean-value="false">
            <text:p>FALSE</text:p>
          </table:table-cell>
        </table:table-row>
        <table:table-row>
          <table:table-cell office:value-type="string">
            <text:p>Steven Legros</text:p>
          </table:table-cell>
          <table:table-cell office:value-type="string">
            <text:p>475-702-0887 x744</text:p>
          </table:table-cell>
          <table:table-cell office:value-type="string">
            <text:p>Marcus_Torphy16@gmail.com</text:p>
          </table:table-cell>
          <table:table-cell office:value-type="string">
            <text:p>06427 Nikolaus Pines</text:p>
          </table:table-cell>
          <table:table-cell office:value-type="string">
            <text:p>Lake Russ</text:p>
          </table:table-cell>
          <table:table-cell office:value-type="string">
            <text:p>Iowa</text:p>
          </table:table-cell>
          <table:table-cell office:value-type="string">
            <text:p>07616</text:p>
          </table:table-cell>
          <table:table-cell office:value-type="string">
            <text:p>554798318</text:p>
          </table:table-cell>
          <table:table-cell office:value-type="string">
            <text:p>Grocery</text:p>
          </table:table-cell>
          <table:table-cell office:value-type="string">
            <text:p>Ebert, Moore and Stanton</text:p>
          </table:table-cell>
          <table:table-cell office:value-type="float" office:value="44438.45842217593">
            <text:p>44438.45842217593</text:p>
          </table:table-cell>
          <table:table-cell office:value-type="string">
            <text:p>http://placeimg.com/640/480</text:p>
          </table:table-cell>
          <table:table-cell office:value-type="string">
            <text:p>Sit eius velit quos in et facilis. Tenetur officia eum ratione numquam debitis itaque optio sit. Autem incidunt quia eos aliquid dolore sit. Ea deleniti voluptas et nisi dolores aut. Ipsum sit odio. Assumenda qui amet ab eum libero.</text:p>
          </table:table-cell>
          <table:table-cell office:value-type="boolean" office:boolean-value="true">
            <text:p>TRUE</text:p>
          </table:table-cell>
        </table:table-row>
        <table:table-row>
          <table:table-cell office:value-type="string">
            <text:p>Ms. Gene Ritchie</text:p>
          </table:table-cell>
          <table:table-cell office:value-type="string">
            <text:p>1-770-970-0796</text:p>
          </table:table-cell>
          <table:table-cell office:value-type="string">
            <text:p>Nella12@hotmail.com</text:p>
          </table:table-cell>
          <table:table-cell office:value-type="string">
            <text:p>36905 Wiegand Club</text:p>
          </table:table-cell>
          <table:table-cell office:value-type="string">
            <text:p>Terre Haute</text:p>
          </table:table-cell>
          <table:table-cell office:value-type="string">
            <text:p>Virginia</text:p>
          </table:table-cell>
          <table:table-cell office:value-type="string">
            <text:p>81434-9607</text:p>
          </table:table-cell>
          <table:table-cell office:value-type="string">
            <text:p>643619777</text:p>
          </table:table-cell>
          <table:table-cell office:value-type="string">
            <text:p>Computers</text:p>
          </table:table-cell>
          <table:table-cell office:value-type="string">
            <text:p>Yost Inc</text:p>
          </table:table-cell>
          <table:table-cell office:value-type="float" office:value="44344.578152395836">
            <text:p>44344.578152395836</text:p>
          </table:table-cell>
          <table:table-cell office:value-type="string">
            <text:p>http://placeimg.com/640/480</text:p>
          </table:table-cell>
          <table:table-cell office:value-type="string">
            <text:p>Ea voluptatem et. Magnam deleniti illum et et hic illum. Error similique sequi quaerat sit.</text:p>
          </table:table-cell>
          <table:table-cell office:value-type="boolean" office:boolean-value="false">
            <text:p>FALSE</text:p>
          </table:table-cell>
        </table:table-row>
        <table:table-row>
          <table:table-cell office:value-type="string">
            <text:p>Lance Heidenreich</text:p>
          </table:table-cell>
          <table:table-cell office:value-type="string">
            <text:p>1-687-862-1157 x62214</text:p>
          </table:table-cell>
          <table:table-cell office:value-type="string">
            <text:p>Maymie_Littel80@gmail.com</text:p>
          </table:table-cell>
          <table:table-cell office:value-type="string">
            <text:p>0465 Aubree Mountain</text:p>
          </table:table-cell>
          <table:table-cell office:value-type="string">
            <text:p>Lombard</text:p>
          </table:table-cell>
          <table:table-cell office:value-type="string">
            <text:p>Michigan</text:p>
          </table:table-cell>
          <table:table-cell office:value-type="string">
            <text:p>55178-5281</text:p>
          </table:table-cell>
          <table:table-cell office:value-type="string">
            <text:p>459992345</text:p>
          </table:table-cell>
          <table:table-cell office:value-type="string">
            <text:p>Beauty</text:p>
          </table:table-cell>
          <table:table-cell office:value-type="string">
            <text:p>Leannon - Mayert</text:p>
          </table:table-cell>
          <table:table-cell office:value-type="float" office:value="44254.7193044213">
            <text:p>44254.7193044213</text:p>
          </table:table-cell>
          <table:table-cell office:value-type="string">
            <text:p>http://placeimg.com/640/480</text:p>
          </table:table-cell>
          <table:table-cell office:value-type="string">
            <text:p>Molestiae dolores eos quos. Doloribus nesciunt quia quos provident blanditiis expedita quis. Dolore necessitatibus provident magni dolorum numquam in iusto sed. Dolor quibusdam quia et quia est magnam. Autem voluptate aut. Enim ut esse possimus voluptas molestiae eos neque non.</text:p>
          </table:table-cell>
          <table:table-cell office:value-type="boolean" office:boolean-value="false">
            <text:p>FALSE</text:p>
          </table:table-cell>
        </table:table-row>
        <table:table-row>
          <table:table-cell office:value-type="string">
            <text:p>Ms. Carmen Oberbrunner</text:p>
          </table:table-cell>
          <table:table-cell office:value-type="string">
            <text:p>(515) 695-0768 x090</text:p>
          </table:table-cell>
          <table:table-cell office:value-type="string">
            <text:p>Bernita.Schinner@yahoo.com</text:p>
          </table:table-cell>
          <table:table-cell office:value-type="string">
            <text:p>995 Parker Dale</text:p>
          </table:table-cell>
          <table:table-cell office:value-type="string">
            <text:p>Kristafort</text:p>
          </table:table-cell>
          <table:table-cell office:value-type="string">
            <text:p>Wisconsin</text:p>
          </table:table-cell>
          <table:table-cell office:value-type="string">
            <text:p>67136-5624</text:p>
          </table:table-cell>
          <table:table-cell office:value-type="string">
            <text:p>808059321</text:p>
          </table:table-cell>
          <table:table-cell office:value-type="string">
            <text:p>Home</text:p>
          </table:table-cell>
          <table:table-cell office:value-type="string">
            <text:p>Johnston, Rogahn and Skiles</text:p>
          </table:table-cell>
          <table:table-cell office:value-type="float" office:value="44422.434163645834">
            <text:p>44422.434163645834</text:p>
          </table:table-cell>
          <table:table-cell office:value-type="string">
            <text:p>http://placeimg.com/640/480</text:p>
          </table:table-cell>
          <table:table-cell office:value-type="string">
            <text:p>Enim optio laudantium. Neque qui voluptate quis minima repellat voluptate. Ipsum asperiores quam quo optio aut recusandae. Commodi asperiores unde veniam reiciendis aperiam at aut reprehenderit porro.</text:p>
          </table:table-cell>
          <table:table-cell office:value-type="boolean" office:boolean-value="true">
            <text:p>TRUE</text:p>
          </table:table-cell>
        </table:table-row>
        <table:table-row>
          <table:table-cell office:value-type="string">
            <text:p>Cassandra Schinner</text:p>
          </table:table-cell>
          <table:table-cell office:value-type="string">
            <text:p>1-878-954-2459</text:p>
          </table:table-cell>
          <table:table-cell office:value-type="string">
            <text:p>Brook17@gmail.com</text:p>
          </table:table-cell>
          <table:table-cell office:value-type="string">
            <text:p>47315 Flatley Mission</text:p>
          </table:table-cell>
          <table:table-cell office:value-type="string">
            <text:p>Miramar</text:p>
          </table:table-cell>
          <table:table-cell office:value-type="string">
            <text:p>Missouri</text:p>
          </table:table-cell>
          <table:table-cell office:value-type="string">
            <text:p>86649</text:p>
          </table:table-cell>
          <table:table-cell office:value-type="string">
            <text:p>298726332</text:p>
          </table:table-cell>
          <table:table-cell office:value-type="string">
            <text:p>Computers</text:p>
          </table:table-cell>
          <table:table-cell office:value-type="string">
            <text:p>Farrell and Sons</text:p>
          </table:table-cell>
          <table:table-cell office:value-type="float" office:value="44447.17954013889">
            <text:p>44447.17954013889</text:p>
          </table:table-cell>
          <table:table-cell office:value-type="string">
            <text:p>http://placeimg.com/640/480</text:p>
          </table:table-cell>
          <table:table-cell office:value-type="string">
            <text:p>Tempore odio cupiditate. Perferendis eaque natus nesciunt nulla cupiditate. Quod doloremque quis possimus quae voluptatem eum ea rerum. Tenetur corrupti est ipsam quod quaerat nam. Doloribus eaque eaque.</text:p>
          </table:table-cell>
          <table:table-cell office:value-type="boolean" office:boolean-value="true">
            <text:p>TRUE</text:p>
          </table:table-cell>
        </table:table-row>
        <table:table-row>
          <table:table-cell office:value-type="string">
            <text:p>Priscilla Heller</text:p>
          </table:table-cell>
          <table:table-cell office:value-type="string">
            <text:p>1-267-960-0385</text:p>
          </table:table-cell>
          <table:table-cell office:value-type="string">
            <text:p>Chelsie57@hotmail.com</text:p>
          </table:table-cell>
          <table:table-cell office:value-type="string">
            <text:p>673 Mills Plaza</text:p>
          </table:table-cell>
          <table:table-cell office:value-type="string">
            <text:p>Spencerview</text:p>
          </table:table-cell>
          <table:table-cell office:value-type="string">
            <text:p>Georgia</text:p>
          </table:table-cell>
          <table:table-cell office:value-type="string">
            <text:p>49171</text:p>
          </table:table-cell>
          <table:table-cell office:value-type="string">
            <text:p>636546789</text:p>
          </table:table-cell>
          <table:table-cell office:value-type="string">
            <text:p>Tools</text:p>
          </table:table-cell>
          <table:table-cell office:value-type="string">
            <text:p>Abernathy - Dickens</text:p>
          </table:table-cell>
          <table:table-cell office:value-type="float" office:value="44387.62755258102">
            <text:p>44387.62755258102</text:p>
          </table:table-cell>
          <table:table-cell office:value-type="string">
            <text:p>http://placeimg.com/640/480</text:p>
          </table:table-cell>
          <table:table-cell office:value-type="string">
            <text:p>Atque nobis veritatis rerum nemo ipsum. Quia molestiae omnis nihil nulla. Optio ex atque aspernatur nihil id. Aut consequuntur assumenda natus nihil ut aut nam quas repellat. Nam voluptas iure quos cum fugit non consequatur nemo molestiae. Tempora pariatur unde exercitationem nam accusantium odio quo vero et.</text:p>
          </table:table-cell>
          <table:table-cell office:value-type="boolean" office:boolean-value="false">
            <text:p>FALSE</text:p>
          </table:table-cell>
        </table:table-row>
        <table:table-row>
          <table:table-cell office:value-type="string">
            <text:p>Marshall Bosco</text:p>
          </table:table-cell>
          <table:table-cell office:value-type="string">
            <text:p>(241) 588-1912 x91373</text:p>
          </table:table-cell>
          <table:table-cell office:value-type="string">
            <text:p>Larue_Berge1@hotmail.com</text:p>
          </table:table-cell>
          <table:table-cell office:value-type="string">
            <text:p>9243 Heathcote Track</text:p>
          </table:table-cell>
          <table:table-cell office:value-type="string">
            <text:p>Cartwrightland</text:p>
          </table:table-cell>
          <table:table-cell office:value-type="string">
            <text:p>Rhode Island</text:p>
          </table:table-cell>
          <table:table-cell office:value-type="string">
            <text:p>40577-1471</text:p>
          </table:table-cell>
          <table:table-cell office:value-type="string">
            <text:p>017244901</text:p>
          </table:table-cell>
          <table:table-cell office:value-type="string">
            <text:p>Games</text:p>
          </table:table-cell>
          <table:table-cell office:value-type="string">
            <text:p>Gulgowski - West</text:p>
          </table:table-cell>
          <table:table-cell office:value-type="float" office:value="44513.88735384259">
            <text:p>44513.88735384259</text:p>
          </table:table-cell>
          <table:table-cell office:value-type="string">
            <text:p>http://placeimg.com/640/480</text:p>
          </table:table-cell>
          <table:table-cell office:value-type="string">
            <text:p>Tenetur mollitia ut velit dolorum et quisquam fugit molestiae. Et autem accusamus soluta delectus voluptas ipsam qui rerum at. Aut corporis minima. Sequi exercitationem corporis minus officiis ipsa. Excepturi cum vitae itaque est praesentium.</text:p>
          </table:table-cell>
          <table:table-cell office:value-type="boolean" office:boolean-value="false">
            <text:p>FALSE</text:p>
          </table:table-cell>
        </table:table-row>
        <table:table-row>
          <table:table-cell office:value-type="string">
            <text:p>Josh Veum</text:p>
          </table:table-cell>
          <table:table-cell office:value-type="string">
            <text:p>(359) 214-4266 x137</text:p>
          </table:table-cell>
          <table:table-cell office:value-type="string">
            <text:p>Magdalen_Walter27@yahoo.com</text:p>
          </table:table-cell>
          <table:table-cell office:value-type="string">
            <text:p>471 Gladys Island</text:p>
          </table:table-cell>
          <table:table-cell office:value-type="string">
            <text:p>Douglasborough</text:p>
          </table:table-cell>
          <table:table-cell office:value-type="string">
            <text:p>Pennsylvania</text:p>
          </table:table-cell>
          <table:table-cell office:value-type="string">
            <text:p>33540-7931</text:p>
          </table:table-cell>
          <table:table-cell office:value-type="string">
            <text:p>969973401</text:p>
          </table:table-cell>
          <table:table-cell office:value-type="string">
            <text:p>Sports</text:p>
          </table:table-cell>
          <table:table-cell office:value-type="string">
            <text:p>Flatley Inc</text:p>
          </table:table-cell>
          <table:table-cell office:value-type="float" office:value="44468.09469196759">
            <text:p>44468.09469196759</text:p>
          </table:table-cell>
          <table:table-cell office:value-type="string">
            <text:p>http://placeimg.com/640/480</text:p>
          </table:table-cell>
          <table:table-cell office:value-type="string">
            <text:p>Non aperiam amet dolorum blanditiis sit provident magnam voluptatem impedit. Voluptatibus id ea. Possimus tenetur rem culpa. Nihil harum non nisi id. Qui nihil ullam hic. Laudantium deserunt animi quasi nam et distinctio consectetur rerum.</text:p>
          </table:table-cell>
          <table:table-cell office:value-type="boolean" office:boolean-value="false">
            <text:p>FALSE</text:p>
          </table:table-cell>
        </table:table-row>
        <table:table-row>
          <table:table-cell office:value-type="string">
            <text:p>Henry Effertz</text:p>
          </table:table-cell>
          <table:table-cell office:value-type="string">
            <text:p>911-572-9046</text:p>
          </table:table-cell>
          <table:table-cell office:value-type="string">
            <text:p>Jarred7@yahoo.com</text:p>
          </table:table-cell>
          <table:table-cell office:value-type="string">
            <text:p>98822 Gia Lights</text:p>
          </table:table-cell>
          <table:table-cell office:value-type="string">
            <text:p>Ashtynville</text:p>
          </table:table-cell>
          <table:table-cell office:value-type="string">
            <text:p>Arizona</text:p>
          </table:table-cell>
          <table:table-cell office:value-type="string">
            <text:p>01719</text:p>
          </table:table-cell>
          <table:table-cell office:value-type="string">
            <text:p>074646678</text:p>
          </table:table-cell>
          <table:table-cell office:value-type="string">
            <text:p>Electronics</text:p>
          </table:table-cell>
          <table:table-cell office:value-type="string">
            <text:p>Schmeler, Predovic and Ratke</text:p>
          </table:table-cell>
          <table:table-cell office:value-type="float" office:value="44495.68036789352">
            <text:p>44495.68036789352</text:p>
          </table:table-cell>
          <table:table-cell office:value-type="string">
            <text:p>http://placeimg.com/640/480</text:p>
          </table:table-cell>
          <table:table-cell office:value-type="string">
            <text:p>Iste rerum exercitationem ea rerum odit. Sint sit commodi nam sunt esse dignissimos rem aut illo. Voluptatem alias dolores voluptates reprehenderit a dolores laborum in. Molestiae aut cupiditate mollitia maiores veniam autem similique vel. Neque consequatur modi velit doloribus praesentium.</text:p>
          </table:table-cell>
          <table:table-cell office:value-type="boolean" office:boolean-value="false">
            <text:p>FALSE</text:p>
          </table:table-cell>
        </table:table-row>
        <table:table-row>
          <table:table-cell office:value-type="string">
            <text:p>Randolph Mraz</text:p>
          </table:table-cell>
          <table:table-cell office:value-type="string">
            <text:p>1-858-935-6639 x48081</text:p>
          </table:table-cell>
          <table:table-cell office:value-type="string">
            <text:p>Noemi.Little87@gmail.com</text:p>
          </table:table-cell>
          <table:table-cell office:value-type="string">
            <text:p>732 Tracy Freeway</text:p>
          </table:table-cell>
          <table:table-cell office:value-type="string">
            <text:p>Woodbury</text:p>
          </table:table-cell>
          <table:table-cell office:value-type="string">
            <text:p>Washington</text:p>
          </table:table-cell>
          <table:table-cell office:value-type="string">
            <text:p>32999-4374</text:p>
          </table:table-cell>
          <table:table-cell office:value-type="string">
            <text:p>903688202</text:p>
          </table:table-cell>
          <table:table-cell office:value-type="string">
            <text:p>Books</text:p>
          </table:table-cell>
          <table:table-cell office:value-type="string">
            <text:p>Bins, Wintheiser and Predovic</text:p>
          </table:table-cell>
          <table:table-cell office:value-type="float" office:value="44376.36358570602">
            <text:p>44376.36358570602</text:p>
          </table:table-cell>
          <table:table-cell office:value-type="string">
            <text:p>http://placeimg.com/640/480</text:p>
          </table:table-cell>
          <table:table-cell office:value-type="string">
            <text:p>Exercitationem animi quis dolorum voluptatem earum. Autem fugit velit natus maiores ea est aspernatur et. Hic sed veniam rerum architecto.</text:p>
          </table:table-cell>
          <table:table-cell office:value-type="boolean" office:boolean-value="false">
            <text:p>FALSE</text:p>
          </table:table-cell>
        </table:table-row>
        <table:table-row>
          <table:table-cell office:value-type="string">
            <text:p>Blake Gibson</text:p>
          </table:table-cell>
          <table:table-cell office:value-type="string">
            <text:p>814-390-1102 x0010</text:p>
          </table:table-cell>
          <table:table-cell office:value-type="string">
            <text:p>Sigmund_Pagac34@hotmail.com</text:p>
          </table:table-cell>
          <table:table-cell office:value-type="string">
            <text:p>23281 Heaven Fall</text:p>
          </table:table-cell>
          <table:table-cell office:value-type="string">
            <text:p>Shanahanshire</text:p>
          </table:table-cell>
          <table:table-cell office:value-type="string">
            <text:p>North Dakota</text:p>
          </table:table-cell>
          <table:table-cell office:value-type="string">
            <text:p>23288-4399</text:p>
          </table:table-cell>
          <table:table-cell office:value-type="string">
            <text:p>133826054</text:p>
          </table:table-cell>
          <table:table-cell office:value-type="string">
            <text:p>Tools</text:p>
          </table:table-cell>
          <table:table-cell office:value-type="string">
            <text:p>Bruen - Abbott</text:p>
          </table:table-cell>
          <table:table-cell office:value-type="float" office:value="44493.57631304398">
            <text:p>44493.57631304398</text:p>
          </table:table-cell>
          <table:table-cell office:value-type="string">
            <text:p>http://placeimg.com/640/480</text:p>
          </table:table-cell>
          <table:table-cell office:value-type="string">
            <text:p>Aut cupiditate ea non facere. Dolor quasi aliquam quia aperiam iste. Atque explicabo numquam voluptatem consequatur. Vero repellendus aut quia qui sed mollitia rerum. Autem modi voluptas laborum officia vero. Perspiciatis ducimus nulla qui dolores blanditiis.</text:p>
          </table:table-cell>
          <table:table-cell office:value-type="boolean" office:boolean-value="false">
            <text:p>FALSE</text:p>
          </table:table-cell>
        </table:table-row>
        <table:table-row>
          <table:table-cell office:value-type="string">
            <text:p>Jan O'Hara</text:p>
          </table:table-cell>
          <table:table-cell office:value-type="string">
            <text:p>255.830.0733</text:p>
          </table:table-cell>
          <table:table-cell office:value-type="string">
            <text:p>Sonia18@hotmail.com</text:p>
          </table:table-cell>
          <table:table-cell office:value-type="string">
            <text:p>148 Murazik Port</text:p>
          </table:table-cell>
          <table:table-cell office:value-type="string">
            <text:p>Waylonhaven</text:p>
          </table:table-cell>
          <table:table-cell office:value-type="string">
            <text:p>Utah</text:p>
          </table:table-cell>
          <table:table-cell office:value-type="string">
            <text:p>94841</text:p>
          </table:table-cell>
          <table:table-cell office:value-type="string">
            <text:p>569400222</text:p>
          </table:table-cell>
          <table:table-cell office:value-type="string">
            <text:p>Industrial</text:p>
          </table:table-cell>
          <table:table-cell office:value-type="string">
            <text:p>Kassulke - O'Hara</text:p>
          </table:table-cell>
          <table:table-cell office:value-type="float" office:value="44516.117990046296">
            <text:p>44516.117990046296</text:p>
          </table:table-cell>
          <table:table-cell office:value-type="string">
            <text:p>http://placeimg.com/640/480</text:p>
          </table:table-cell>
          <table:table-cell office:value-type="string">
            <text:p>Saepe eum dolores alias. Iusto sit qui aliquid quaerat aut voluptates ut veritatis sequi. Ut qui sint possimus. Exercitationem illum ut minus nemo autem et.</text:p>
          </table:table-cell>
          <table:table-cell office:value-type="boolean" office:boolean-value="false">
            <text:p>FALSE</text:p>
          </table:table-cell>
        </table:table-row>
        <table:table-row>
          <table:table-cell office:value-type="string">
            <text:p>Joan McClure</text:p>
          </table:table-cell>
          <table:table-cell office:value-type="string">
            <text:p>1-666-842-0141</text:p>
          </table:table-cell>
          <table:table-cell office:value-type="string">
            <text:p>Ramona20@gmail.com</text:p>
          </table:table-cell>
          <table:table-cell office:value-type="string">
            <text:p>5130 Lonny Pines</text:p>
          </table:table-cell>
          <table:table-cell office:value-type="string">
            <text:p>Madison</text:p>
          </table:table-cell>
          <table:table-cell office:value-type="string">
            <text:p>Georgia</text:p>
          </table:table-cell>
          <table:table-cell office:value-type="string">
            <text:p>86818-9672</text:p>
          </table:table-cell>
          <table:table-cell office:value-type="string">
            <text:p>626775285</text:p>
          </table:table-cell>
          <table:table-cell office:value-type="string">
            <text:p>Baby</text:p>
          </table:table-cell>
          <table:table-cell office:value-type="string">
            <text:p>Gutmann, Schamberger and Gibson</text:p>
          </table:table-cell>
          <table:table-cell office:value-type="float" office:value="44545.935945543984">
            <text:p>44545.935945543984</text:p>
          </table:table-cell>
          <table:table-cell office:value-type="string">
            <text:p>http://placeimg.com/640/480</text:p>
          </table:table-cell>
          <table:table-cell office:value-type="string">
            <text:p>Autem architecto eveniet. Consequuntur eos reiciendis voluptas commodi. Consequatur est officia nemo quis omnis omnis. Commodi omnis velit dolore soluta. Voluptas eum et.</text:p>
          </table:table-cell>
          <table:table-cell office:value-type="boolean" office:boolean-value="false">
            <text:p>FALSE</text:p>
          </table:table-cell>
        </table:table-row>
        <table:table-row>
          <table:table-cell office:value-type="string">
            <text:p>Leticia Watsica</text:p>
          </table:table-cell>
          <table:table-cell office:value-type="string">
            <text:p>(642) 405-2081 x3015</text:p>
          </table:table-cell>
          <table:table-cell office:value-type="string">
            <text:p>Lavonne43@gmail.com</text:p>
          </table:table-cell>
          <table:table-cell office:value-type="string">
            <text:p>4133 Marks Hill</text:p>
          </table:table-cell>
          <table:table-cell office:value-type="string">
            <text:p>El Dorado Hills</text:p>
          </table:table-cell>
          <table:table-cell office:value-type="string">
            <text:p>Delaware</text:p>
          </table:table-cell>
          <table:table-cell office:value-type="string">
            <text:p>02607-1759</text:p>
          </table:table-cell>
          <table:table-cell office:value-type="string">
            <text:p>454046746</text:p>
          </table:table-cell>
          <table:table-cell office:value-type="string">
            <text:p>Movies</text:p>
          </table:table-cell>
          <table:table-cell office:value-type="string">
            <text:p>Prosacco - Frami</text:p>
          </table:table-cell>
          <table:table-cell office:value-type="float" office:value="44538.82034670139">
            <text:p>44538.82034670139</text:p>
          </table:table-cell>
          <table:table-cell office:value-type="string">
            <text:p>http://placeimg.com/640/480</text:p>
          </table:table-cell>
          <table:table-cell office:value-type="string">
            <text:p>Accusamus ab sed ipsam maxime repellendus nesciunt iste vitae ex. Veritatis libero repudiandae doloremque iure necessitatibus libero voluptatibus fugit error. Earum laudantium sit illum rem.</text:p>
          </table:table-cell>
          <table:table-cell office:value-type="boolean" office:boolean-value="false">
            <text:p>FALSE</text:p>
          </table:table-cell>
        </table:table-row>
        <table:table-row>
          <table:table-cell office:value-type="string">
            <text:p>Carl Carter</text:p>
          </table:table-cell>
          <table:table-cell office:value-type="string">
            <text:p>1-607-442-2240 x2491</text:p>
          </table:table-cell>
          <table:table-cell office:value-type="string">
            <text:p>Remington72@hotmail.com</text:p>
          </table:table-cell>
          <table:table-cell office:value-type="string">
            <text:p>8126 Hickle Plain</text:p>
          </table:table-cell>
          <table:table-cell office:value-type="string">
            <text:p>West Rylee</text:p>
          </table:table-cell>
          <table:table-cell office:value-type="string">
            <text:p>Texas</text:p>
          </table:table-cell>
          <table:table-cell office:value-type="string">
            <text:p>52527-1867</text:p>
          </table:table-cell>
          <table:table-cell office:value-type="string">
            <text:p>508731538</text:p>
          </table:table-cell>
          <table:table-cell office:value-type="string">
            <text:p>Movies</text:p>
          </table:table-cell>
          <table:table-cell office:value-type="string">
            <text:p>Bradtke Inc</text:p>
          </table:table-cell>
          <table:table-cell office:value-type="float" office:value="44414.602745868055">
            <text:p>44414.602745868055</text:p>
          </table:table-cell>
          <table:table-cell office:value-type="string">
            <text:p>http://placeimg.com/640/480</text:p>
          </table:table-cell>
          <table:table-cell office:value-type="string">
            <text:p>Eaque nihil rerum itaque quo. Incidunt vel quo delectus. Quia error ut vitae vel quibusdam repudiandae. Velit impedit facilis quis. Natus id est voluptatem fugiat ut quod quos. Incidunt ipsum tempore architecto et.</text:p>
          </table:table-cell>
          <table:table-cell office:value-type="boolean" office:boolean-value="true">
            <text:p>TRUE</text:p>
          </table:table-cell>
        </table:table-row>
        <table:table-row>
          <table:table-cell office:value-type="string">
            <text:p>Damon Braun</text:p>
          </table:table-cell>
          <table:table-cell office:value-type="string">
            <text:p>213-548-9991 x094</text:p>
          </table:table-cell>
          <table:table-cell office:value-type="string">
            <text:p>Garnet.Smith3@yahoo.com</text:p>
          </table:table-cell>
          <table:table-cell office:value-type="string">
            <text:p>076 Brady Avenue</text:p>
          </table:table-cell>
          <table:table-cell office:value-type="string">
            <text:p>Marlenberg</text:p>
          </table:table-cell>
          <table:table-cell office:value-type="string">
            <text:p>Texas</text:p>
          </table:table-cell>
          <table:table-cell office:value-type="string">
            <text:p>71778-6323</text:p>
          </table:table-cell>
          <table:table-cell office:value-type="string">
            <text:p>999511736</text:p>
          </table:table-cell>
          <table:table-cell office:value-type="string">
            <text:p>Jewelery</text:p>
          </table:table-cell>
          <table:table-cell office:value-type="string">
            <text:p>Douglas Inc</text:p>
          </table:table-cell>
          <table:table-cell office:value-type="float" office:value="44323.66798384259">
            <text:p>44323.66798384259</text:p>
          </table:table-cell>
          <table:table-cell office:value-type="string">
            <text:p>http://placeimg.com/640/480</text:p>
          </table:table-cell>
          <table:table-cell office:value-type="string">
            <text:p>Corporis accusantium nihil facilis nobis sunt. Illo rerum earum eum modi molestias mollitia ipsa. Quisquam recusandae tenetur consequatur reiciendis.</text:p>
          </table:table-cell>
          <table:table-cell office:value-type="boolean" office:boolean-value="true">
            <text:p>TRUE</text:p>
          </table:table-cell>
        </table:table-row>
        <table:table-row>
          <table:table-cell office:value-type="string">
            <text:p>Johanna Pfannerstill</text:p>
          </table:table-cell>
          <table:table-cell office:value-type="string">
            <text:p>(217) 659-4037 x8982</text:p>
          </table:table-cell>
          <table:table-cell office:value-type="string">
            <text:p>Carson27@gmail.com</text:p>
          </table:table-cell>
          <table:table-cell office:value-type="string">
            <text:p>70391 Funk Avenue</text:p>
          </table:table-cell>
          <table:table-cell office:value-type="string">
            <text:p>Port Leonor</text:p>
          </table:table-cell>
          <table:table-cell office:value-type="string">
            <text:p>Massachusetts</text:p>
          </table:table-cell>
          <table:table-cell office:value-type="string">
            <text:p>49438</text:p>
          </table:table-cell>
          <table:table-cell office:value-type="string">
            <text:p>698315343</text:p>
          </table:table-cell>
          <table:table-cell office:value-type="string">
            <text:p>Computers</text:p>
          </table:table-cell>
          <table:table-cell office:value-type="string">
            <text:p>Mohr - Crist</text:p>
          </table:table-cell>
          <table:table-cell office:value-type="float" office:value="44517.178595972226">
            <text:p>44517.178595972226</text:p>
          </table:table-cell>
          <table:table-cell office:value-type="string">
            <text:p>http://placeimg.com/640/480</text:p>
          </table:table-cell>
          <table:table-cell office:value-type="string">
            <text:p>Eos et id et qui sed est. Sint ratione tempore. Dicta unde quos eligendi. Consequatur unde dolorem. Magni fuga non suscipit velit velit amet. Sunt sit dolor cupiditate corporis eveniet voluptatem quos quia repellendus.</text:p>
          </table:table-cell>
          <table:table-cell office:value-type="boolean" office:boolean-value="true">
            <text:p>TRUE</text:p>
          </table:table-cell>
        </table:table-row>
        <table:table-row>
          <table:table-cell office:value-type="string">
            <text:p>Orlando Homenick</text:p>
          </table:table-cell>
          <table:table-cell office:value-type="string">
            <text:p>329-608-5929 x6267</text:p>
          </table:table-cell>
          <table:table-cell office:value-type="string">
            <text:p>Evangeline_Powlowski20@hotmail.com</text:p>
          </table:table-cell>
          <table:table-cell office:value-type="string">
            <text:p>83201 Gleason Villages</text:p>
          </table:table-cell>
          <table:table-cell office:value-type="string">
            <text:p>Irvine</text:p>
          </table:table-cell>
          <table:table-cell office:value-type="string">
            <text:p>Texas</text:p>
          </table:table-cell>
          <table:table-cell office:value-type="string">
            <text:p>07762</text:p>
          </table:table-cell>
          <table:table-cell office:value-type="string">
            <text:p>396229579</text:p>
          </table:table-cell>
          <table:table-cell office:value-type="string">
            <text:p>Music</text:p>
          </table:table-cell>
          <table:table-cell office:value-type="string">
            <text:p>Hilpert LLC</text:p>
          </table:table-cell>
          <table:table-cell office:value-type="float" office:value="44338.920048900465">
            <text:p>44338.920048900465</text:p>
          </table:table-cell>
          <table:table-cell office:value-type="string">
            <text:p>http://placeimg.com/640/480</text:p>
          </table:table-cell>
          <table:table-cell office:value-type="string">
            <text:p>Vitae quaerat voluptatem ad dignissimos voluptatibus et. Error dignissimos ratione. Quis iste voluptas voluptas maiores in quibusdam natus molestias. Aut error ipsum et corrupti consectetur eaque iusto sit eum. Enim quibusdam impedit ut est ad fugit labore sunt iure.</text:p>
          </table:table-cell>
          <table:table-cell office:value-type="boolean" office:boolean-value="false">
            <text:p>FALSE</text:p>
          </table:table-cell>
        </table:table-row>
        <table:table-row>
          <table:table-cell office:value-type="string">
            <text:p>Jeremiah Bruen II</text:p>
          </table:table-cell>
          <table:table-cell office:value-type="string">
            <text:p>987.462.7706 x6911</text:p>
          </table:table-cell>
          <table:table-cell office:value-type="string">
            <text:p>Bryana40@yahoo.com</text:p>
          </table:table-cell>
          <table:table-cell office:value-type="string">
            <text:p>9443 Jacobi Via</text:p>
          </table:table-cell>
          <table:table-cell office:value-type="string">
            <text:p>Kimberlyberg</text:p>
          </table:table-cell>
          <table:table-cell office:value-type="string">
            <text:p>New York</text:p>
          </table:table-cell>
          <table:table-cell office:value-type="string">
            <text:p>69620-2159</text:p>
          </table:table-cell>
          <table:table-cell office:value-type="string">
            <text:p>725671811</text:p>
          </table:table-cell>
          <table:table-cell office:value-type="string">
            <text:p>Beauty</text:p>
          </table:table-cell>
          <table:table-cell office:value-type="string">
            <text:p>DuBuque and Sons</text:p>
          </table:table-cell>
          <table:table-cell office:value-type="float" office:value="44397.82355606482">
            <text:p>44397.82355606482</text:p>
          </table:table-cell>
          <table:table-cell office:value-type="string">
            <text:p>http://placeimg.com/640/480</text:p>
          </table:table-cell>
          <table:table-cell office:value-type="string">
            <text:p>Dicta veniam amet. Ut aut eaque. Ut et dicta. Sit nisi iure qui ducimus ipsam qui quia consectetur ratione. Fugit natus laudantium quos recusandae non. Nisi voluptas quia magnam quia incidunt sit ut voluptatem nemo.</text:p>
          </table:table-cell>
          <table:table-cell office:value-type="boolean" office:boolean-value="true">
            <text:p>TRUE</text:p>
          </table:table-cell>
        </table:table-row>
        <table:table-row>
          <table:table-cell office:value-type="string">
            <text:p>Ms. Brooke Wuckert</text:p>
          </table:table-cell>
          <table:table-cell office:value-type="string">
            <text:p>211.382.6088 x7083</text:p>
          </table:table-cell>
          <table:table-cell office:value-type="string">
            <text:p>Tyreek.Rau@gmail.com</text:p>
          </table:table-cell>
          <table:table-cell office:value-type="string">
            <text:p>31905 Berge Brook</text:p>
          </table:table-cell>
          <table:table-cell office:value-type="string">
            <text:p>Seanport</text:p>
          </table:table-cell>
          <table:table-cell office:value-type="string">
            <text:p>Kentucky</text:p>
          </table:table-cell>
          <table:table-cell office:value-type="string">
            <text:p>21281-1913</text:p>
          </table:table-cell>
          <table:table-cell office:value-type="string">
            <text:p>601146541</text:p>
          </table:table-cell>
          <table:table-cell office:value-type="string">
            <text:p>Garden</text:p>
          </table:table-cell>
          <table:table-cell office:value-type="string">
            <text:p>Homenick, Wunsch and Upton</text:p>
          </table:table-cell>
          <table:table-cell office:value-type="float" office:value="44429.24876603009">
            <text:p>44429.24876603009</text:p>
          </table:table-cell>
          <table:table-cell office:value-type="string">
            <text:p>http://placeimg.com/640/480</text:p>
          </table:table-cell>
          <table:table-cell office:value-type="string">
            <text:p>Suscipit officiis voluptatibus est molestias. At ut libero amet expedita est quia. Quasi sed nam esse omnis id dolorem et minus. Vel aspernatur laudantium quibusdam aliquam. Aut tempora officiis iste rem rerum consequatur nam. Tenetur commodi officia culpa aut eos aut.</text:p>
          </table:table-cell>
          <table:table-cell office:value-type="boolean" office:boolean-value="false">
            <text:p>FALSE</text:p>
          </table:table-cell>
        </table:table-row>
        <table:table-row>
          <table:table-cell office:value-type="string">
            <text:p>Lloyd Cruickshank</text:p>
          </table:table-cell>
          <table:table-cell office:value-type="string">
            <text:p>(642) 309-6598 x098</text:p>
          </table:table-cell>
          <table:table-cell office:value-type="string">
            <text:p>Brisa_Bahringer@gmail.com</text:p>
          </table:table-cell>
          <table:table-cell office:value-type="string">
            <text:p>0245 Francis Highway</text:p>
          </table:table-cell>
          <table:table-cell office:value-type="string">
            <text:p>Goodwinstad</text:p>
          </table:table-cell>
          <table:table-cell office:value-type="string">
            <text:p>Arizona</text:p>
          </table:table-cell>
          <table:table-cell office:value-type="string">
            <text:p>51238</text:p>
          </table:table-cell>
          <table:table-cell office:value-type="string">
            <text:p>379887653</text:p>
          </table:table-cell>
          <table:table-cell office:value-type="string">
            <text:p>Jewelery</text:p>
          </table:table-cell>
          <table:table-cell office:value-type="string">
            <text:p>Daniel, Watsica and Jacobson</text:p>
          </table:table-cell>
          <table:table-cell office:value-type="float" office:value="44303.98572689815">
            <text:p>44303.98572689815</text:p>
          </table:table-cell>
          <table:table-cell office:value-type="string">
            <text:p>http://placeimg.com/640/480</text:p>
          </table:table-cell>
          <table:table-cell office:value-type="string">
            <text:p>Aspernatur eius corporis et. Aut et adipisci quia et dolor consequuntur excepturi eaque iure. Commodi culpa atque maiores facilis vero modi ea quia. Voluptas et eius officiis cupiditate maxime iure in fugit.</text:p>
          </table:table-cell>
          <table:table-cell office:value-type="boolean" office:boolean-value="true">
            <text:p>TRUE</text:p>
          </table:table-cell>
        </table:table-row>
        <table:table-row>
          <table:table-cell office:value-type="string">
            <text:p>Delores Wunsch</text:p>
          </table:table-cell>
          <table:table-cell office:value-type="string">
            <text:p>(340) 404-1209 x50377</text:p>
          </table:table-cell>
          <table:table-cell office:value-type="string">
            <text:p>Camron.Kihn@hotmail.com</text:p>
          </table:table-cell>
          <table:table-cell office:value-type="string">
            <text:p>041 Schimmel Crossing</text:p>
          </table:table-cell>
          <table:table-cell office:value-type="string">
            <text:p>Ellicott City</text:p>
          </table:table-cell>
          <table:table-cell office:value-type="string">
            <text:p>Montana</text:p>
          </table:table-cell>
          <table:table-cell office:value-type="string">
            <text:p>75816-2055</text:p>
          </table:table-cell>
          <table:table-cell office:value-type="string">
            <text:p>772282486</text:p>
          </table:table-cell>
          <table:table-cell office:value-type="string">
            <text:p>Games</text:p>
          </table:table-cell>
          <table:table-cell office:value-type="string">
            <text:p>Hamill, Nolan and Schultz</text:p>
          </table:table-cell>
          <table:table-cell office:value-type="float" office:value="44504.74363988426">
            <text:p>44504.74363988426</text:p>
          </table:table-cell>
          <table:table-cell office:value-type="string">
            <text:p>http://placeimg.com/640/480</text:p>
          </table:table-cell>
          <table:table-cell office:value-type="string">
            <text:p>Ea hic facilis soluta ut. Vel natus vitae qui ut laborum ad possimus enim dignissimos. In omnis et enim deleniti sed. Eos dolore qui atque placeat aut ut vero rem aut. Aut sint nulla rem voluptas ut et officiis totam.</text:p>
          </table:table-cell>
          <table:table-cell office:value-type="boolean" office:boolean-value="false">
            <text:p>FALSE</text:p>
          </table:table-cell>
        </table:table-row>
        <table:table-row>
          <table:table-cell office:value-type="string">
            <text:p>Brenda Kuphal</text:p>
          </table:table-cell>
          <table:table-cell office:value-type="string">
            <text:p>440.374.2121 x953</text:p>
          </table:table-cell>
          <table:table-cell office:value-type="string">
            <text:p>Alford.Hamill75@hotmail.com</text:p>
          </table:table-cell>
          <table:table-cell office:value-type="string">
            <text:p>30926 Frami Street</text:p>
          </table:table-cell>
          <table:table-cell office:value-type="string">
            <text:p>West Mosesbury</text:p>
          </table:table-cell>
          <table:table-cell office:value-type="string">
            <text:p>Mississippi</text:p>
          </table:table-cell>
          <table:table-cell office:value-type="string">
            <text:p>02036</text:p>
          </table:table-cell>
          <table:table-cell office:value-type="string">
            <text:p>396097989</text:p>
          </table:table-cell>
          <table:table-cell office:value-type="string">
            <text:p>Toys</text:p>
          </table:table-cell>
          <table:table-cell office:value-type="string">
            <text:p>Zieme - Tremblay</text:p>
          </table:table-cell>
          <table:table-cell office:value-type="float" office:value="44413.78864515046">
            <text:p>44413.78864515046</text:p>
          </table:table-cell>
          <table:table-cell office:value-type="string">
            <text:p>http://placeimg.com/640/480</text:p>
          </table:table-cell>
          <table:table-cell office:value-type="string">
            <text:p>Dignissimos aliquam aperiam iusto a qui velit beatae. Autem sunt dignissimos minus hic enim perferendis nihil iure et. Et adipisci consequatur qui labore nulla minima incidunt voluptates quam.</text:p>
          </table:table-cell>
          <table:table-cell office:value-type="boolean" office:boolean-value="false">
            <text:p>FALSE</text:p>
          </table:table-cell>
        </table:table-row>
        <table:table-row>
          <table:table-cell office:value-type="string">
            <text:p>Mr. Norma Borer</text:p>
          </table:table-cell>
          <table:table-cell office:value-type="string">
            <text:p>(759) 211-6826 x658</text:p>
          </table:table-cell>
          <table:table-cell office:value-type="string">
            <text:p>Amaya_Nikolaus26@hotmail.com</text:p>
          </table:table-cell>
          <table:table-cell office:value-type="string">
            <text:p>465 Rodrigo Mills</text:p>
          </table:table-cell>
          <table:table-cell office:value-type="string">
            <text:p>Reggiebury</text:p>
          </table:table-cell>
          <table:table-cell office:value-type="string">
            <text:p>New Hampshire</text:p>
          </table:table-cell>
          <table:table-cell office:value-type="string">
            <text:p>75675</text:p>
          </table:table-cell>
          <table:table-cell office:value-type="string">
            <text:p>434597862</text:p>
          </table:table-cell>
          <table:table-cell office:value-type="string">
            <text:p>Beauty</text:p>
          </table:table-cell>
          <table:table-cell office:value-type="string">
            <text:p>Jacobson, Conn and Jaskolski</text:p>
          </table:table-cell>
          <table:table-cell office:value-type="float" office:value="44350.67528207176">
            <text:p>44350.67528207176</text:p>
          </table:table-cell>
          <table:table-cell office:value-type="string">
            <text:p>http://placeimg.com/640/480</text:p>
          </table:table-cell>
          <table:table-cell office:value-type="string">
            <text:p>Unde rerum eos corrupti quidem porro id. Quia sequi similique distinctio et dolorem. Ut optio aut consequatur. A laborum dolorum et sint sunt. Architecto reprehenderit quod cum eius eligendi in et eos non. Rerum omnis id ut perspiciatis dolor rem voluptatibus.</text:p>
          </table:table-cell>
          <table:table-cell office:value-type="boolean" office:boolean-value="false">
            <text:p>FALSE</text:p>
          </table:table-cell>
        </table:table-row>
        <table:table-row>
          <table:table-cell office:value-type="string">
            <text:p>Paulette Medhurst</text:p>
          </table:table-cell>
          <table:table-cell office:value-type="string">
            <text:p>744.863.8248</text:p>
          </table:table-cell>
          <table:table-cell office:value-type="string">
            <text:p>Arthur_Frami@yahoo.com</text:p>
          </table:table-cell>
          <table:table-cell office:value-type="string">
            <text:p>311 MacGyver Station</text:p>
          </table:table-cell>
          <table:table-cell office:value-type="string">
            <text:p>Katrineshire</text:p>
          </table:table-cell>
          <table:table-cell office:value-type="string">
            <text:p>Maine</text:p>
          </table:table-cell>
          <table:table-cell office:value-type="string">
            <text:p>39434</text:p>
          </table:table-cell>
          <table:table-cell office:value-type="string">
            <text:p>116308641</text:p>
          </table:table-cell>
          <table:table-cell office:value-type="string">
            <text:p>Jewelery</text:p>
          </table:table-cell>
          <table:table-cell office:value-type="string">
            <text:p>Johnson, Harvey and Beier</text:p>
          </table:table-cell>
          <table:table-cell office:value-type="float" office:value="44587.97182236111">
            <text:p>44587.97182236111</text:p>
          </table:table-cell>
          <table:table-cell office:value-type="string">
            <text:p>http://placeimg.com/640/480</text:p>
          </table:table-cell>
          <table:table-cell office:value-type="string">
            <text:p>Molestias inventore eveniet et nulla ducimus sint dolore animi. Quod officia sunt vel. Facere quis sed est.</text:p>
          </table:table-cell>
          <table:table-cell office:value-type="boolean" office:boolean-value="false">
            <text:p>FALSE</text:p>
          </table:table-cell>
        </table:table-row>
        <table:table-row>
          <table:table-cell office:value-type="string">
            <text:p>Noah Price</text:p>
          </table:table-cell>
          <table:table-cell office:value-type="string">
            <text:p>(600) 917-1636 x41527</text:p>
          </table:table-cell>
          <table:table-cell office:value-type="string">
            <text:p>Dejah.McGlynn@gmail.com</text:p>
          </table:table-cell>
          <table:table-cell office:value-type="string">
            <text:p>31696 Jesus Crest</text:p>
          </table:table-cell>
          <table:table-cell office:value-type="string">
            <text:p>Lake Malloryville</text:p>
          </table:table-cell>
          <table:table-cell office:value-type="string">
            <text:p>Delaware</text:p>
          </table:table-cell>
          <table:table-cell office:value-type="string">
            <text:p>74815-8480</text:p>
          </table:table-cell>
          <table:table-cell office:value-type="string">
            <text:p>172970644</text:p>
          </table:table-cell>
          <table:table-cell office:value-type="string">
            <text:p>Movies</text:p>
          </table:table-cell>
          <table:table-cell office:value-type="string">
            <text:p>Bogan - Champlin</text:p>
          </table:table-cell>
          <table:table-cell office:value-type="float" office:value="44419.44210113426">
            <text:p>44419.44210113426</text:p>
          </table:table-cell>
          <table:table-cell office:value-type="string">
            <text:p>http://placeimg.com/640/480</text:p>
          </table:table-cell>
          <table:table-cell office:value-type="string">
            <text:p>Aut enim doloribus ipsam et provident. Et temporibus quidem qui soluta molestiae ea iste neque. Velit veniam veritatis voluptatem eaque deleniti. Vero et aut praesentium. Rerum repudiandae quibusdam alias sit vel asperiores ipsam ad. Consequatur quis ut aut quia perspiciatis dolores minima consequatur ipsam.</text:p>
          </table:table-cell>
          <table:table-cell office:value-type="boolean" office:boolean-value="false">
            <text:p>FALSE</text:p>
          </table:table-cell>
        </table:table-row>
        <table:table-row>
          <table:table-cell office:value-type="string">
            <text:p>Ramiro Cremin</text:p>
          </table:table-cell>
          <table:table-cell office:value-type="string">
            <text:p>382-613-1825 x08943</text:p>
          </table:table-cell>
          <table:table-cell office:value-type="string">
            <text:p>Krystal_Quigley@gmail.com</text:p>
          </table:table-cell>
          <table:table-cell office:value-type="string">
            <text:p>11215 Neva Square</text:p>
          </table:table-cell>
          <table:table-cell office:value-type="string">
            <text:p>Lake Dillon</text:p>
          </table:table-cell>
          <table:table-cell office:value-type="string">
            <text:p>Maine</text:p>
          </table:table-cell>
          <table:table-cell office:value-type="string">
            <text:p>81684</text:p>
          </table:table-cell>
          <table:table-cell office:value-type="string">
            <text:p>611434010</text:p>
          </table:table-cell>
          <table:table-cell office:value-type="string">
            <text:p>Books</text:p>
          </table:table-cell>
          <table:table-cell office:value-type="string">
            <text:p>Schaefer - Brakus</text:p>
          </table:table-cell>
          <table:table-cell office:value-type="float" office:value="44321.820212893515">
            <text:p>44321.820212893515</text:p>
          </table:table-cell>
          <table:table-cell office:value-type="string">
            <text:p>http://placeimg.com/640/480</text:p>
          </table:table-cell>
          <table:table-cell office:value-type="string">
            <text:p>Fuga atque voluptas animi dicta corrupti est aut deserunt. Non omnis corporis ut. Tenetur rerum deserunt recusandae id excepturi qui voluptate ipsum. Dolore praesentium quia laudantium neque velit nobis ipsa voluptas rerum. Sit officia voluptate pariatur quisquam.</text:p>
          </table:table-cell>
          <table:table-cell office:value-type="boolean" office:boolean-value="true">
            <text:p>TRUE</text:p>
          </table:table-cell>
        </table:table-row>
        <table:table-row>
          <table:table-cell office:value-type="string">
            <text:p>Nathan Considine II</text:p>
          </table:table-cell>
          <table:table-cell office:value-type="string">
            <text:p>1-281-386-0407 x71861</text:p>
          </table:table-cell>
          <table:table-cell office:value-type="string">
            <text:p>Griffin_McKenzie@hotmail.com</text:p>
          </table:table-cell>
          <table:table-cell office:value-type="string">
            <text:p>81836 Clifford Squares</text:p>
          </table:table-cell>
          <table:table-cell office:value-type="string">
            <text:p>Dickinsonborough</text:p>
          </table:table-cell>
          <table:table-cell office:value-type="string">
            <text:p>Tennessee</text:p>
          </table:table-cell>
          <table:table-cell office:value-type="string">
            <text:p>78252-0295</text:p>
          </table:table-cell>
          <table:table-cell office:value-type="string">
            <text:p>026762649</text:p>
          </table:table-cell>
          <table:table-cell office:value-type="string">
            <text:p>Health</text:p>
          </table:table-cell>
          <table:table-cell office:value-type="string">
            <text:p>Feest, Hickle and Crooks</text:p>
          </table:table-cell>
          <table:table-cell office:value-type="float" office:value="44560.48622853009">
            <text:p>44560.48622853009</text:p>
          </table:table-cell>
          <table:table-cell office:value-type="string">
            <text:p>http://placeimg.com/640/480</text:p>
          </table:table-cell>
          <table:table-cell office:value-type="string">
            <text:p>Explicabo quisquam et sapiente et. Eum aut quo quae cum nihil perspiciatis perspiciatis incidunt quisquam. Nihil et qui ut sed doloremque voluptate. Voluptate non sit eveniet esse dolor nihil. Dolor rerum accusamus cupiditate alias quibusdam odio consequuntur est. Nobis aliquam maxime molestiae.</text:p>
          </table:table-cell>
          <table:table-cell office:value-type="boolean" office:boolean-value="false">
            <text:p>FALSE</text:p>
          </table:table-cell>
        </table:table-row>
        <table:table-row>
          <table:table-cell office:value-type="string">
            <text:p>Alton Funk</text:p>
          </table:table-cell>
          <table:table-cell office:value-type="string">
            <text:p>1-605-677-9685</text:p>
          </table:table-cell>
          <table:table-cell office:value-type="string">
            <text:p>Luciano_Dickens@yahoo.com</text:p>
          </table:table-cell>
          <table:table-cell office:value-type="string">
            <text:p>90258 Hamill Drive</text:p>
          </table:table-cell>
          <table:table-cell office:value-type="string">
            <text:p>South Howard</text:p>
          </table:table-cell>
          <table:table-cell office:value-type="string">
            <text:p>Maine</text:p>
          </table:table-cell>
          <table:table-cell office:value-type="string">
            <text:p>23038-9066</text:p>
          </table:table-cell>
          <table:table-cell office:value-type="string">
            <text:p>575230800</text:p>
          </table:table-cell>
          <table:table-cell office:value-type="string">
            <text:p>Books</text:p>
          </table:table-cell>
          <table:table-cell office:value-type="string">
            <text:p>Metz - Schmidt</text:p>
          </table:table-cell>
          <table:table-cell office:value-type="float" office:value="44406.635358148145">
            <text:p>44406.635358148145</text:p>
          </table:table-cell>
          <table:table-cell office:value-type="string">
            <text:p>http://placeimg.com/640/480</text:p>
          </table:table-cell>
          <table:table-cell office:value-type="string">
            <text:p>Quis voluptatem non officiis praesentium sapiente maiores consequatur ut. Enim consequatur similique ullam aliquam quia necessitatibus corrupti dolor dolor. Dignissimos laboriosam ut.</text:p>
          </table:table-cell>
          <table:table-cell office:value-type="boolean" office:boolean-value="true">
            <text:p>TRUE</text:p>
          </table:table-cell>
        </table:table-row>
        <table:table-row>
          <table:table-cell office:value-type="string">
            <text:p>Nelson Cronin DDS</text:p>
          </table:table-cell>
          <table:table-cell office:value-type="string">
            <text:p>1-523-531-1847 x9405</text:p>
          </table:table-cell>
          <table:table-cell office:value-type="string">
            <text:p>Myrtie.Romaguera52@hotmail.com</text:p>
          </table:table-cell>
          <table:table-cell office:value-type="string">
            <text:p>68520 Devonte Lodge</text:p>
          </table:table-cell>
          <table:table-cell office:value-type="string">
            <text:p>Wayneshire</text:p>
          </table:table-cell>
          <table:table-cell office:value-type="string">
            <text:p>Wyoming</text:p>
          </table:table-cell>
          <table:table-cell office:value-type="string">
            <text:p>15200-5798</text:p>
          </table:table-cell>
          <table:table-cell office:value-type="string">
            <text:p>601082427</text:p>
          </table:table-cell>
          <table:table-cell office:value-type="string">
            <text:p>Tools</text:p>
          </table:table-cell>
          <table:table-cell office:value-type="string">
            <text:p>Johns, Glover and Bartell</text:p>
          </table:table-cell>
          <table:table-cell office:value-type="float" office:value="44241.70026939815">
            <text:p>44241.70026939815</text:p>
          </table:table-cell>
          <table:table-cell office:value-type="string">
            <text:p>http://placeimg.com/640/480</text:p>
          </table:table-cell>
          <table:table-cell office:value-type="string">
            <text:p>Rerum laboriosam dicta eos consequatur nobis atque cupiditate voluptatem quibusdam. Non esse quaerat. Voluptatum laboriosam architecto qui dolore assumenda quo eum amet. Iusto dolores rerum fugit.</text:p>
          </table:table-cell>
          <table:table-cell office:value-type="boolean" office:boolean-value="true">
            <text:p>TRUE</text:p>
          </table:table-cell>
        </table:table-row>
        <table:table-row>
          <table:table-cell office:value-type="string">
            <text:p>Dr. Samuel Stroman</text:p>
          </table:table-cell>
          <table:table-cell office:value-type="string">
            <text:p>1-839-233-5291 x86746</text:p>
          </table:table-cell>
          <table:table-cell office:value-type="string">
            <text:p>Paolo_Grimes@yahoo.com</text:p>
          </table:table-cell>
          <table:table-cell office:value-type="string">
            <text:p>79526 Stoltenberg Forge</text:p>
          </table:table-cell>
          <table:table-cell office:value-type="string">
            <text:p>Waldoton</text:p>
          </table:table-cell>
          <table:table-cell office:value-type="string">
            <text:p>Kansas</text:p>
          </table:table-cell>
          <table:table-cell office:value-type="string">
            <text:p>62581-9742</text:p>
          </table:table-cell>
          <table:table-cell office:value-type="string">
            <text:p>788750180</text:p>
          </table:table-cell>
          <table:table-cell office:value-type="string">
            <text:p>Outdoors</text:p>
          </table:table-cell>
          <table:table-cell office:value-type="string">
            <text:p>Altenwerth - Goldner</text:p>
          </table:table-cell>
          <table:table-cell office:value-type="float" office:value="44594.8968706713">
            <text:p>44594.8968706713</text:p>
          </table:table-cell>
          <table:table-cell office:value-type="string">
            <text:p>http://placeimg.com/640/480</text:p>
          </table:table-cell>
          <table:table-cell office:value-type="string">
            <text:p>Aperiam ratione nisi praesentium libero dicta magni velit. Ut voluptas dolorem repudiandae magnam dolorem est cupiditate consequatur. Laboriosam iusto perferendis provident deleniti quo modi ut. Praesentium voluptas velit qui illum est ut quibusdam modi eum.</text:p>
          </table:table-cell>
          <table:table-cell office:value-type="boolean" office:boolean-value="true">
            <text:p>TRUE</text:p>
          </table:table-cell>
        </table:table-row>
        <table:table-row>
          <table:table-cell office:value-type="string">
            <text:p>Pete Altenwerth</text:p>
          </table:table-cell>
          <table:table-cell office:value-type="string">
            <text:p>1-757-660-3557 x614</text:p>
          </table:table-cell>
          <table:table-cell office:value-type="string">
            <text:p>Arvid.Howell53@hotmail.com</text:p>
          </table:table-cell>
          <table:table-cell office:value-type="string">
            <text:p>26228 Dicki Bridge</text:p>
          </table:table-cell>
          <table:table-cell office:value-type="string">
            <text:p>Mistyside</text:p>
          </table:table-cell>
          <table:table-cell office:value-type="string">
            <text:p>Wisconsin</text:p>
          </table:table-cell>
          <table:table-cell office:value-type="string">
            <text:p>15992-1097</text:p>
          </table:table-cell>
          <table:table-cell office:value-type="string">
            <text:p>176490667</text:p>
          </table:table-cell>
          <table:table-cell office:value-type="string">
            <text:p>Garden</text:p>
          </table:table-cell>
          <table:table-cell office:value-type="string">
            <text:p>Greenholt, Cremin and Smitham</text:p>
          </table:table-cell>
          <table:table-cell office:value-type="float" office:value="44255.437093252316">
            <text:p>44255.437093252316</text:p>
          </table:table-cell>
          <table:table-cell office:value-type="string">
            <text:p>http://placeimg.com/640/480</text:p>
          </table:table-cell>
          <table:table-cell office:value-type="string">
            <text:p>Nisi voluptatem officiis. Illo voluptatem qui culpa libero porro reiciendis occaecati nostrum natus. Animi atque non. Quis enim modi ut ullam itaque ipsa. Delectus excepturi nemo sapiente atque voluptatibus voluptatem nihil. Necessitatibus dicta placeat.</text:p>
          </table:table-cell>
          <table:table-cell office:value-type="boolean" office:boolean-value="false">
            <text:p>FALSE</text:p>
          </table:table-cell>
        </table:table-row>
        <table:table-row>
          <table:table-cell office:value-type="string">
            <text:p>Larry Jaskolski III</text:p>
          </table:table-cell>
          <table:table-cell office:value-type="string">
            <text:p>(492) 324-2984 x6302</text:p>
          </table:table-cell>
          <table:table-cell office:value-type="string">
            <text:p>Joannie.Hand51@hotmail.com</text:p>
          </table:table-cell>
          <table:table-cell office:value-type="string">
            <text:p>3861 Bogan Lodge</text:p>
          </table:table-cell>
          <table:table-cell office:value-type="string">
            <text:p>El Monte</text:p>
          </table:table-cell>
          <table:table-cell office:value-type="string">
            <text:p>Minnesota</text:p>
          </table:table-cell>
          <table:table-cell office:value-type="string">
            <text:p>50360</text:p>
          </table:table-cell>
          <table:table-cell office:value-type="string">
            <text:p>724433733</text:p>
          </table:table-cell>
          <table:table-cell office:value-type="string">
            <text:p>Sports</text:p>
          </table:table-cell>
          <table:table-cell office:value-type="string">
            <text:p>Brown - Leuschke</text:p>
          </table:table-cell>
          <table:table-cell office:value-type="float" office:value="44510.16755953704">
            <text:p>44510.16755953704</text:p>
          </table:table-cell>
          <table:table-cell office:value-type="string">
            <text:p>http://placeimg.com/640/480</text:p>
          </table:table-cell>
          <table:table-cell office:value-type="string">
            <text:p>Ut illo praesentium minima. Inventore sequi ratione ab debitis explicabo et iure odit hic. Ex quia ea. Officia voluptatem alias est illo.</text:p>
          </table:table-cell>
          <table:table-cell office:value-type="boolean" office:boolean-value="false">
            <text:p>FALSE</text:p>
          </table:table-cell>
        </table:table-row>
        <table:table-row>
          <table:table-cell office:value-type="string">
            <text:p>Calvin Glover I</text:p>
          </table:table-cell>
          <table:table-cell office:value-type="string">
            <text:p>388.819.5577</text:p>
          </table:table-cell>
          <table:table-cell office:value-type="string">
            <text:p>Katheryn4@hotmail.com</text:p>
          </table:table-cell>
          <table:table-cell office:value-type="string">
            <text:p>248 Zemlak Falls</text:p>
          </table:table-cell>
          <table:table-cell office:value-type="string">
            <text:p>Larsonmouth</text:p>
          </table:table-cell>
          <table:table-cell office:value-type="string">
            <text:p>Indiana</text:p>
          </table:table-cell>
          <table:table-cell office:value-type="string">
            <text:p>09657</text:p>
          </table:table-cell>
          <table:table-cell office:value-type="string">
            <text:p>383766841</text:p>
          </table:table-cell>
          <table:table-cell office:value-type="string">
            <text:p>Books</text:p>
          </table:table-cell>
          <table:table-cell office:value-type="string">
            <text:p>Runte and Sons</text:p>
          </table:table-cell>
          <table:table-cell office:value-type="float" office:value="44438.01521795139">
            <text:p>44438.01521795139</text:p>
          </table:table-cell>
          <table:table-cell office:value-type="string">
            <text:p>http://placeimg.com/640/480</text:p>
          </table:table-cell>
          <table:table-cell office:value-type="string">
            <text:p>Officia et libero ea asperiores quasi. Quis alias labore aspernatur dolorem qui delectus incidunt. Voluptatem et voluptatem iure veniam accusamus. Doloribus ab ipsa nostrum enim dolorem fuga facere illo eveniet. Incidunt cupiditate eum sit. Qui nisi eos doloribus molestias et.</text:p>
          </table:table-cell>
          <table:table-cell office:value-type="boolean" office:boolean-value="false">
            <text:p>FALSE</text:p>
          </table:table-cell>
        </table:table-row>
        <table:table-row>
          <table:table-cell office:value-type="string">
            <text:p>Mrs. Joanna Gorczany</text:p>
          </table:table-cell>
          <table:table-cell office:value-type="string">
            <text:p>1-978-309-2231 x8457</text:p>
          </table:table-cell>
          <table:table-cell office:value-type="string">
            <text:p>Jazmyne82@hotmail.com</text:p>
          </table:table-cell>
          <table:table-cell office:value-type="string">
            <text:p>773 Padberg Valleys</text:p>
          </table:table-cell>
          <table:table-cell office:value-type="string">
            <text:p>Lake Yasmin</text:p>
          </table:table-cell>
          <table:table-cell office:value-type="string">
            <text:p>Montana</text:p>
          </table:table-cell>
          <table:table-cell office:value-type="string">
            <text:p>66226-7453</text:p>
          </table:table-cell>
          <table:table-cell office:value-type="string">
            <text:p>624002633</text:p>
          </table:table-cell>
          <table:table-cell office:value-type="string">
            <text:p>Games</text:p>
          </table:table-cell>
          <table:table-cell office:value-type="string">
            <text:p>Zulauf - Huels</text:p>
          </table:table-cell>
          <table:table-cell office:value-type="float" office:value="44301.30647496528">
            <text:p>44301.30647496528</text:p>
          </table:table-cell>
          <table:table-cell office:value-type="string">
            <text:p>http://placeimg.com/640/480</text:p>
          </table:table-cell>
          <table:table-cell office:value-type="string">
            <text:p>Odit eveniet voluptas consequatur rerum cumque unde architecto quia. Voluptatem qui assumenda itaque alias. Blanditiis cupiditate velit autem.</text:p>
          </table:table-cell>
          <table:table-cell office:value-type="boolean" office:boolean-value="false">
            <text:p>FALSE</text:p>
          </table:table-cell>
        </table:table-row>
        <table:table-row>
          <table:table-cell office:value-type="string">
            <text:p>Julius Gerhold Jr.</text:p>
          </table:table-cell>
          <table:table-cell office:value-type="string">
            <text:p>506.681.0795 x60467</text:p>
          </table:table-cell>
          <table:table-cell office:value-type="string">
            <text:p>Jaden_Raynor@yahoo.com</text:p>
          </table:table-cell>
          <table:table-cell office:value-type="string">
            <text:p>44241 Connelly Drive</text:p>
          </table:table-cell>
          <table:table-cell office:value-type="string">
            <text:p>Upland</text:p>
          </table:table-cell>
          <table:table-cell office:value-type="string">
            <text:p>Louisiana</text:p>
          </table:table-cell>
          <table:table-cell office:value-type="string">
            <text:p>76522-0646</text:p>
          </table:table-cell>
          <table:table-cell office:value-type="string">
            <text:p>581268963</text:p>
          </table:table-cell>
          <table:table-cell office:value-type="string">
            <text:p>Books</text:p>
          </table:table-cell>
          <table:table-cell office:value-type="string">
            <text:p>Tremblay LLC</text:p>
          </table:table-cell>
          <table:table-cell office:value-type="float" office:value="44581.76742384259">
            <text:p>44581.76742384259</text:p>
          </table:table-cell>
          <table:table-cell office:value-type="string">
            <text:p>http://placeimg.com/640/480</text:p>
          </table:table-cell>
          <table:table-cell office:value-type="string">
            <text:p>Ipsam laudantium eum tempora. Vel natus aut non perspiciatis animi nemo temporibus. Id ullam velit voluptates optio qui ad doloremque. Aut est ut pariatur. Non in soluta quia accusamus.</text:p>
          </table:table-cell>
          <table:table-cell office:value-type="boolean" office:boolean-value="true">
            <text:p>TRUE</text:p>
          </table:table-cell>
        </table:table-row>
        <table:table-row>
          <table:table-cell office:value-type="string">
            <text:p>Christie Schultz PhD</text:p>
          </table:table-cell>
          <table:table-cell office:value-type="string">
            <text:p>558-595-7175</text:p>
          </table:table-cell>
          <table:table-cell office:value-type="string">
            <text:p>Hoyt9@yahoo.com</text:p>
          </table:table-cell>
          <table:table-cell office:value-type="string">
            <text:p>723 Micah Hill</text:p>
          </table:table-cell>
          <table:table-cell office:value-type="string">
            <text:p>Port Adolffort</text:p>
          </table:table-cell>
          <table:table-cell office:value-type="string">
            <text:p>Utah</text:p>
          </table:table-cell>
          <table:table-cell office:value-type="string">
            <text:p>91413</text:p>
          </table:table-cell>
          <table:table-cell office:value-type="string">
            <text:p>186388031</text:p>
          </table:table-cell>
          <table:table-cell office:value-type="string">
            <text:p>Grocery</text:p>
          </table:table-cell>
          <table:table-cell office:value-type="string">
            <text:p>Powlowski Inc</text:p>
          </table:table-cell>
          <table:table-cell office:value-type="float" office:value="44531.70349670139">
            <text:p>44531.70349670139</text:p>
          </table:table-cell>
          <table:table-cell office:value-type="string">
            <text:p>http://placeimg.com/640/480</text:p>
          </table:table-cell>
          <table:table-cell office:value-type="string">
            <text:p>Dicta saepe doloribus ea architecto hic pariatur. Omnis in sint doloremque. Neque itaque ut rerum explicabo fugit. Tempore tenetur recusandae architecto laborum magnam quos excepturi autem.</text:p>
          </table:table-cell>
          <table:table-cell office:value-type="boolean" office:boolean-value="true">
            <text:p>TRUE</text:p>
          </table:table-cell>
        </table:table-row>
        <table:table-row>
          <table:table-cell office:value-type="string">
            <text:p>Terry Ullrich</text:p>
          </table:table-cell>
          <table:table-cell office:value-type="string">
            <text:p>243-950-4011</text:p>
          </table:table-cell>
          <table:table-cell office:value-type="string">
            <text:p>Abigale_Little@hotmail.com</text:p>
          </table:table-cell>
          <table:table-cell office:value-type="string">
            <text:p>0156 Cummerata Spur</text:p>
          </table:table-cell>
          <table:table-cell office:value-type="string">
            <text:p>Wildermanview</text:p>
          </table:table-cell>
          <table:table-cell office:value-type="string">
            <text:p>Alaska</text:p>
          </table:table-cell>
          <table:table-cell office:value-type="string">
            <text:p>83229-8000</text:p>
          </table:table-cell>
          <table:table-cell office:value-type="string">
            <text:p>763873435</text:p>
          </table:table-cell>
          <table:table-cell office:value-type="string">
            <text:p>Clothing</text:p>
          </table:table-cell>
          <table:table-cell office:value-type="string">
            <text:p>Rosenbaum, Rolfson and Huel</text:p>
          </table:table-cell>
          <table:table-cell office:value-type="float" office:value="44297.47447680555">
            <text:p>44297.47447680555</text:p>
          </table:table-cell>
          <table:table-cell office:value-type="string">
            <text:p>http://placeimg.com/640/480</text:p>
          </table:table-cell>
          <table:table-cell office:value-type="string">
            <text:p>Nemo et id iste iure occaecati quis at. Alias non illum hic omnis odit omnis. Velit non officia. Qui consequatur quibusdam non eos architecto.</text:p>
          </table:table-cell>
          <table:table-cell office:value-type="boolean" office:boolean-value="false">
            <text:p>FALSE</text:p>
          </table:table-cell>
        </table:table-row>
        <table:table-row>
          <table:table-cell office:value-type="string">
            <text:p>Abraham Turner</text:p>
          </table:table-cell>
          <table:table-cell office:value-type="string">
            <text:p>(496) 662-2713 x7655</text:p>
          </table:table-cell>
          <table:table-cell office:value-type="string">
            <text:p>Tyrel_Legros@hotmail.com</text:p>
          </table:table-cell>
          <table:table-cell office:value-type="string">
            <text:p>23184 Kiehn Flat</text:p>
          </table:table-cell>
          <table:table-cell office:value-type="string">
            <text:p>Port Esperanza</text:p>
          </table:table-cell>
          <table:table-cell office:value-type="string">
            <text:p>Oregon</text:p>
          </table:table-cell>
          <table:table-cell office:value-type="string">
            <text:p>12531</text:p>
          </table:table-cell>
          <table:table-cell office:value-type="string">
            <text:p>887619999</text:p>
          </table:table-cell>
          <table:table-cell office:value-type="string">
            <text:p>Clothing</text:p>
          </table:table-cell>
          <table:table-cell office:value-type="string">
            <text:p>Bergstrom, Hettinger and Harris</text:p>
          </table:table-cell>
          <table:table-cell office:value-type="float" office:value="44472.42773175926">
            <text:p>44472.42773175926</text:p>
          </table:table-cell>
          <table:table-cell office:value-type="string">
            <text:p>http://placeimg.com/640/480</text:p>
          </table:table-cell>
          <table:table-cell office:value-type="string">
            <text:p>Molestiae placeat voluptas et et. Quo illo sunt aut deserunt corporis. Quas dolorem repellendus quidem nam eveniet laborum.</text:p>
          </table:table-cell>
          <table:table-cell office:value-type="boolean" office:boolean-value="false">
            <text:p>FALSE</text:p>
          </table:table-cell>
        </table:table-row>
        <table:table-row>
          <table:table-cell office:value-type="string">
            <text:p>Lola Skiles</text:p>
          </table:table-cell>
          <table:table-cell office:value-type="string">
            <text:p>1-728-445-3819 x5037</text:p>
          </table:table-cell>
          <table:table-cell office:value-type="string">
            <text:p>Sedrick.Satterfield@yahoo.com</text:p>
          </table:table-cell>
          <table:table-cell office:value-type="string">
            <text:p>1502 Carmel Road</text:p>
          </table:table-cell>
          <table:table-cell office:value-type="string">
            <text:p>Vernonbury</text:p>
          </table:table-cell>
          <table:table-cell office:value-type="string">
            <text:p>Rhode Island</text:p>
          </table:table-cell>
          <table:table-cell office:value-type="string">
            <text:p>44240</text:p>
          </table:table-cell>
          <table:table-cell office:value-type="string">
            <text:p>961435196</text:p>
          </table:table-cell>
          <table:table-cell office:value-type="string">
            <text:p>Industrial</text:p>
          </table:table-cell>
          <table:table-cell office:value-type="string">
            <text:p>Considine and Sons</text:p>
          </table:table-cell>
          <table:table-cell office:value-type="float" office:value="44468.89590880787">
            <text:p>44468.89590880787</text:p>
          </table:table-cell>
          <table:table-cell office:value-type="string">
            <text:p>http://placeimg.com/640/480</text:p>
          </table:table-cell>
          <table:table-cell office:value-type="string">
            <text:p>Enim blanditiis tenetur in rerum sunt. Doloribus perspiciatis optio cum qui aliquid. Architecto et voluptas quo enim molestiae. Esse dolor deserunt.</text:p>
          </table:table-cell>
          <table:table-cell office:value-type="boolean" office:boolean-value="true">
            <text:p>TRUE</text:p>
          </table:table-cell>
        </table:table-row>
        <table:table-row>
          <table:table-cell office:value-type="string">
            <text:p>Arlene Crona</text:p>
          </table:table-cell>
          <table:table-cell office:value-type="string">
            <text:p>1-973-231-0191</text:p>
          </table:table-cell>
          <table:table-cell office:value-type="string">
            <text:p>Theo9@yahoo.com</text:p>
          </table:table-cell>
          <table:table-cell office:value-type="string">
            <text:p>04635 Kamille Loaf</text:p>
          </table:table-cell>
          <table:table-cell office:value-type="string">
            <text:p>Lake Macy</text:p>
          </table:table-cell>
          <table:table-cell office:value-type="string">
            <text:p>Virginia</text:p>
          </table:table-cell>
          <table:table-cell office:value-type="string">
            <text:p>64402-9588</text:p>
          </table:table-cell>
          <table:table-cell office:value-type="string">
            <text:p>532959700</text:p>
          </table:table-cell>
          <table:table-cell office:value-type="string">
            <text:p>Shoes</text:p>
          </table:table-cell>
          <table:table-cell office:value-type="string">
            <text:p>Hessel, Frami and Kautzer</text:p>
          </table:table-cell>
          <table:table-cell office:value-type="float" office:value="44237.30391068287">
            <text:p>44237.30391068287</text:p>
          </table:table-cell>
          <table:table-cell office:value-type="string">
            <text:p>http://placeimg.com/640/480</text:p>
          </table:table-cell>
          <table:table-cell office:value-type="string">
            <text:p>Veniam dolor iste unde est explicabo. Iste occaecati reiciendis harum. Quaerat occaecati in dolores soluta quos. Quasi voluptatem dolorem a voluptas perferendis quod incidunt. Inventore alias architecto ut blanditiis deserunt placeat unde.</text:p>
          </table:table-cell>
          <table:table-cell office:value-type="boolean" office:boolean-value="false">
            <text:p>FALSE</text:p>
          </table:table-cell>
        </table:table-row>
        <table:table-row>
          <table:table-cell office:value-type="string">
            <text:p>Tony Kunde</text:p>
          </table:table-cell>
          <table:table-cell office:value-type="string">
            <text:p>550.906.5938 x3544</text:p>
          </table:table-cell>
          <table:table-cell office:value-type="string">
            <text:p>Lucinda.Bashirian@gmail.com</text:p>
          </table:table-cell>
          <table:table-cell office:value-type="string">
            <text:p>216 Welch Unions</text:p>
          </table:table-cell>
          <table:table-cell office:value-type="string">
            <text:p>Darrelside</text:p>
          </table:table-cell>
          <table:table-cell office:value-type="string">
            <text:p>Vermont</text:p>
          </table:table-cell>
          <table:table-cell office:value-type="string">
            <text:p>81948-6268</text:p>
          </table:table-cell>
          <table:table-cell office:value-type="string">
            <text:p>235336840</text:p>
          </table:table-cell>
          <table:table-cell office:value-type="string">
            <text:p>Games</text:p>
          </table:table-cell>
          <table:table-cell office:value-type="string">
            <text:p>Ondricka - Turcotte</text:p>
          </table:table-cell>
          <table:table-cell office:value-type="float" office:value="44539.96656975694">
            <text:p>44539.96656975694</text:p>
          </table:table-cell>
          <table:table-cell office:value-type="string">
            <text:p>http://placeimg.com/640/480</text:p>
          </table:table-cell>
          <table:table-cell office:value-type="string">
            <text:p>Provident in alias esse aut molestias animi qui. Ut dolores consectetur. Dolorem porro perferendis perferendis inventore non harum dicta qui recusandae. Voluptatum error officia velit provident dolores et molestias.</text:p>
          </table:table-cell>
          <table:table-cell office:value-type="boolean" office:boolean-value="true">
            <text:p>TRUE</text:p>
          </table:table-cell>
        </table:table-row>
        <table:table-row>
          <table:table-cell office:value-type="string">
            <text:p>Charlene Barrows II</text:p>
          </table:table-cell>
          <table:table-cell office:value-type="string">
            <text:p>1-394-440-1989 x232</text:p>
          </table:table-cell>
          <table:table-cell office:value-type="string">
            <text:p>Jermain.Hand@hotmail.com</text:p>
          </table:table-cell>
          <table:table-cell office:value-type="string">
            <text:p>5273 Blick Road</text:p>
          </table:table-cell>
          <table:table-cell office:value-type="string">
            <text:p>North Pascale</text:p>
          </table:table-cell>
          <table:table-cell office:value-type="string">
            <text:p>South Carolina</text:p>
          </table:table-cell>
          <table:table-cell office:value-type="string">
            <text:p>54453-8311</text:p>
          </table:table-cell>
          <table:table-cell office:value-type="string">
            <text:p>050355598</text:p>
          </table:table-cell>
          <table:table-cell office:value-type="string">
            <text:p>Industrial</text:p>
          </table:table-cell>
          <table:table-cell office:value-type="string">
            <text:p>Raynor, Jenkins and Funk</text:p>
          </table:table-cell>
          <table:table-cell office:value-type="float" office:value="44560.84457153935">
            <text:p>44560.84457153935</text:p>
          </table:table-cell>
          <table:table-cell office:value-type="string">
            <text:p>http://placeimg.com/640/480</text:p>
          </table:table-cell>
          <table:table-cell office:value-type="string">
            <text:p>Tempora harum voluptas illum id et quaerat quibusdam consequatur sequi. Placeat modi dignissimos. Mollitia repudiandae sunt dolorem est laborum eos. Non ipsum dolor qui possimus amet sit.</text:p>
          </table:table-cell>
          <table:table-cell office:value-type="boolean" office:boolean-value="false">
            <text:p>FALSE</text:p>
          </table:table-cell>
        </table:table-row>
        <table:table-row>
          <table:table-cell office:value-type="string">
            <text:p>Tommy Boyle</text:p>
          </table:table-cell>
          <table:table-cell office:value-type="string">
            <text:p>(316) 696-2971</text:p>
          </table:table-cell>
          <table:table-cell office:value-type="string">
            <text:p>Shania34@hotmail.com</text:p>
          </table:table-cell>
          <table:table-cell office:value-type="string">
            <text:p>46133 Gardner Crest</text:p>
          </table:table-cell>
          <table:table-cell office:value-type="string">
            <text:p>West Sigmundhaven</text:p>
          </table:table-cell>
          <table:table-cell office:value-type="string">
            <text:p>Wyoming</text:p>
          </table:table-cell>
          <table:table-cell office:value-type="string">
            <text:p>67427</text:p>
          </table:table-cell>
          <table:table-cell office:value-type="string">
            <text:p>997566916</text:p>
          </table:table-cell>
          <table:table-cell office:value-type="string">
            <text:p>Health</text:p>
          </table:table-cell>
          <table:table-cell office:value-type="string">
            <text:p>Orn Group</text:p>
          </table:table-cell>
          <table:table-cell office:value-type="float" office:value="44553.60808989583">
            <text:p>44553.60808989583</text:p>
          </table:table-cell>
          <table:table-cell office:value-type="string">
            <text:p>http://placeimg.com/640/480</text:p>
          </table:table-cell>
          <table:table-cell office:value-type="string">
            <text:p>Quia hic vero deleniti corporis. Ut consequuntur sequi. A dolore aut voluptatem sit numquam consequatur. Iure et id reprehenderit debitis totam officiis. Blanditiis architecto sequi porro et velit adipisci vitae libero.</text:p>
          </table:table-cell>
          <table:table-cell office:value-type="boolean" office:boolean-value="true">
            <text:p>TRUE</text:p>
          </table:table-cell>
        </table:table-row>
        <table:table-row>
          <table:table-cell office:value-type="string">
            <text:p>Isaac Konopelski</text:p>
          </table:table-cell>
          <table:table-cell office:value-type="string">
            <text:p>(426) 377-5795</text:p>
          </table:table-cell>
          <table:table-cell office:value-type="string">
            <text:p>Sarah36@gmail.com</text:p>
          </table:table-cell>
          <table:table-cell office:value-type="string">
            <text:p>58576 Astrid Lodge</text:p>
          </table:table-cell>
          <table:table-cell office:value-type="string">
            <text:p>Plainfield</text:p>
          </table:table-cell>
          <table:table-cell office:value-type="string">
            <text:p>Connecticut</text:p>
          </table:table-cell>
          <table:table-cell office:value-type="string">
            <text:p>00973-1314</text:p>
          </table:table-cell>
          <table:table-cell office:value-type="string">
            <text:p>802903295</text:p>
          </table:table-cell>
          <table:table-cell office:value-type="string">
            <text:p>Electronics</text:p>
          </table:table-cell>
          <table:table-cell office:value-type="string">
            <text:p>Wilderman LLC</text:p>
          </table:table-cell>
          <table:table-cell office:value-type="float" office:value="44490.773548564815">
            <text:p>44490.773548564815</text:p>
          </table:table-cell>
          <table:table-cell office:value-type="string">
            <text:p>http://placeimg.com/640/480</text:p>
          </table:table-cell>
          <table:table-cell office:value-type="string">
            <text:p>Inventore ea odit explicabo suscipit modi eveniet natus. Atque aut vel numquam quia. Rerum suscipit modi reprehenderit consequatur molestias illum quam mollitia.</text:p>
          </table:table-cell>
          <table:table-cell office:value-type="boolean" office:boolean-value="true">
            <text:p>TRUE</text:p>
          </table:table-cell>
        </table:table-row>
        <table:table-row>
          <table:table-cell office:value-type="string">
            <text:p>Marta Kuhn</text:p>
          </table:table-cell>
          <table:table-cell office:value-type="string">
            <text:p>(864) 442-9232</text:p>
          </table:table-cell>
          <table:table-cell office:value-type="string">
            <text:p>Donny_Smith21@hotmail.com</text:p>
          </table:table-cell>
          <table:table-cell office:value-type="string">
            <text:p>19189 Neva View</text:p>
          </table:table-cell>
          <table:table-cell office:value-type="string">
            <text:p>Elyssaport</text:p>
          </table:table-cell>
          <table:table-cell office:value-type="string">
            <text:p>Michigan</text:p>
          </table:table-cell>
          <table:table-cell office:value-type="string">
            <text:p>41676</text:p>
          </table:table-cell>
          <table:table-cell office:value-type="string">
            <text:p>631904656</text:p>
          </table:table-cell>
          <table:table-cell office:value-type="string">
            <text:p>Kids</text:p>
          </table:table-cell>
          <table:table-cell office:value-type="string">
            <text:p>Hermiston Group</text:p>
          </table:table-cell>
          <table:table-cell office:value-type="float" office:value="44292.386787372685">
            <text:p>44292.386787372685</text:p>
          </table:table-cell>
          <table:table-cell office:value-type="string">
            <text:p>http://placeimg.com/640/480</text:p>
          </table:table-cell>
          <table:table-cell office:value-type="string">
            <text:p>Quos vitae velit. Odit omnis enim. Id vero et accusantium aut similique vel voluptatem adipisci dolor.</text:p>
          </table:table-cell>
          <table:table-cell office:value-type="boolean" office:boolean-value="true">
            <text:p>TRUE</text:p>
          </table:table-cell>
        </table:table-row>
        <table:table-row>
          <table:table-cell office:value-type="string">
            <text:p>Glenda Hodkiewicz</text:p>
          </table:table-cell>
          <table:table-cell office:value-type="string">
            <text:p>(764) 355-2061</text:p>
          </table:table-cell>
          <table:table-cell office:value-type="string">
            <text:p>Jeffrey59@gmail.com</text:p>
          </table:table-cell>
          <table:table-cell office:value-type="string">
            <text:p>286 Meggie Tunnel</text:p>
          </table:table-cell>
          <table:table-cell office:value-type="string">
            <text:p>Edinburg</text:p>
          </table:table-cell>
          <table:table-cell office:value-type="string">
            <text:p>Arizona</text:p>
          </table:table-cell>
          <table:table-cell office:value-type="string">
            <text:p>28916</text:p>
          </table:table-cell>
          <table:table-cell office:value-type="string">
            <text:p>188589980</text:p>
          </table:table-cell>
          <table:table-cell office:value-type="string">
            <text:p>Health</text:p>
          </table:table-cell>
          <table:table-cell office:value-type="string">
            <text:p>Reilly - Ankunding</text:p>
          </table:table-cell>
          <table:table-cell office:value-type="float" office:value="44578.91192061343">
            <text:p>44578.91192061343</text:p>
          </table:table-cell>
          <table:table-cell office:value-type="string">
            <text:p>http://placeimg.com/640/480</text:p>
          </table:table-cell>
          <table:table-cell office:value-type="string">
            <text:p>Voluptatem enim ipsa similique sed ratione. Fugit dolorem maxime voluptatem. Laboriosam dolor expedita dolores nam.</text:p>
          </table:table-cell>
          <table:table-cell office:value-type="boolean" office:boolean-value="false">
            <text:p>FALSE</text:p>
          </table:table-cell>
        </table:table-row>
        <table:table-row>
          <table:table-cell office:value-type="string">
            <text:p>Yolanda Carroll</text:p>
          </table:table-cell>
          <table:table-cell office:value-type="string">
            <text:p>827.626.9533 x01200</text:p>
          </table:table-cell>
          <table:table-cell office:value-type="string">
            <text:p>Luther_Jones@hotmail.com</text:p>
          </table:table-cell>
          <table:table-cell office:value-type="string">
            <text:p>25751 Spencer Garden</text:p>
          </table:table-cell>
          <table:table-cell office:value-type="string">
            <text:p>South Antonettestad</text:p>
          </table:table-cell>
          <table:table-cell office:value-type="string">
            <text:p>Alabama</text:p>
          </table:table-cell>
          <table:table-cell office:value-type="string">
            <text:p>88803-0375</text:p>
          </table:table-cell>
          <table:table-cell office:value-type="string">
            <text:p>952765147</text:p>
          </table:table-cell>
          <table:table-cell office:value-type="string">
            <text:p>Jewelery</text:p>
          </table:table-cell>
          <table:table-cell office:value-type="string">
            <text:p>Gottlieb - Littel</text:p>
          </table:table-cell>
          <table:table-cell office:value-type="float" office:value="44463.5276959375">
            <text:p>44463.5276959375</text:p>
          </table:table-cell>
          <table:table-cell office:value-type="string">
            <text:p>http://placeimg.com/640/480</text:p>
          </table:table-cell>
          <table:table-cell office:value-type="string">
            <text:p>Sunt deleniti exercitationem fugiat. Vero earum omnis incidunt aut et ab esse. Et quia eos laudantium aut nulla ab illum. Temporibus nihil facilis.</text:p>
          </table:table-cell>
          <table:table-cell office:value-type="boolean" office:boolean-value="true">
            <text:p>TRUE</text:p>
          </table:table-cell>
        </table:table-row>
        <table:table-row>
          <table:table-cell office:value-type="string">
            <text:p>Mrs. Blake Corkery</text:p>
          </table:table-cell>
          <table:table-cell office:value-type="string">
            <text:p>473.949.3855 x921</text:p>
          </table:table-cell>
          <table:table-cell office:value-type="string">
            <text:p>Shad_Lehner49@yahoo.com</text:p>
          </table:table-cell>
          <table:table-cell office:value-type="string">
            <text:p>9653 Kohler Viaduct</text:p>
          </table:table-cell>
          <table:table-cell office:value-type="string">
            <text:p>Evansville</text:p>
          </table:table-cell>
          <table:table-cell office:value-type="string">
            <text:p>New Mexico</text:p>
          </table:table-cell>
          <table:table-cell office:value-type="string">
            <text:p>15898-6110</text:p>
          </table:table-cell>
          <table:table-cell office:value-type="string">
            <text:p>297015497</text:p>
          </table:table-cell>
          <table:table-cell office:value-type="string">
            <text:p>Health</text:p>
          </table:table-cell>
          <table:table-cell office:value-type="string">
            <text:p>Dibbert Group</text:p>
          </table:table-cell>
          <table:table-cell office:value-type="float" office:value="44464.747057071756">
            <text:p>44464.747057071756</text:p>
          </table:table-cell>
          <table:table-cell office:value-type="string">
            <text:p>http://placeimg.com/640/480</text:p>
          </table:table-cell>
          <table:table-cell office:value-type="string">
            <text:p>Esse et ut aut alias modi. Commodi nam accusamus. Iusto occaecati doloribus ipsam assumenda laudantium neque eos labore.</text:p>
          </table:table-cell>
          <table:table-cell office:value-type="boolean" office:boolean-value="true">
            <text:p>TRUE</text:p>
          </table:table-cell>
        </table:table-row>
        <table:table-row>
          <table:table-cell office:value-type="string">
            <text:p>Marshall White</text:p>
          </table:table-cell>
          <table:table-cell office:value-type="string">
            <text:p>406-305-9588 x33807</text:p>
          </table:table-cell>
          <table:table-cell office:value-type="string">
            <text:p>Nellie_Senger36@hotmail.com</text:p>
          </table:table-cell>
          <table:table-cell office:value-type="string">
            <text:p>25218 Melba Curve</text:p>
          </table:table-cell>
          <table:table-cell office:value-type="string">
            <text:p>West Chauncey</text:p>
          </table:table-cell>
          <table:table-cell office:value-type="string">
            <text:p>New Jersey</text:p>
          </table:table-cell>
          <table:table-cell office:value-type="string">
            <text:p>65399</text:p>
          </table:table-cell>
          <table:table-cell office:value-type="string">
            <text:p>325794334</text:p>
          </table:table-cell>
          <table:table-cell office:value-type="string">
            <text:p>Electronics</text:p>
          </table:table-cell>
          <table:table-cell office:value-type="string">
            <text:p>Klocko - Kuphal</text:p>
          </table:table-cell>
          <table:table-cell office:value-type="float" office:value="44547.959271886575">
            <text:p>44547.959271886575</text:p>
          </table:table-cell>
          <table:table-cell office:value-type="string">
            <text:p>http://placeimg.com/640/480</text:p>
          </table:table-cell>
          <table:table-cell office:value-type="string">
            <text:p>Vel sunt consequatur perferendis ipsum. Aut doloremque voluptatem aspernatur magnam. Et laudantium et tenetur. Cumque fuga pariatur nihil pariatur.</text:p>
          </table:table-cell>
          <table:table-cell office:value-type="boolean" office:boolean-value="true">
            <text:p>TRUE</text:p>
          </table:table-cell>
        </table:table-row>
        <table:table-row>
          <table:table-cell office:value-type="string">
            <text:p>Kerry Baumbach</text:p>
          </table:table-cell>
          <table:table-cell office:value-type="string">
            <text:p>1-218-514-8717 x6866</text:p>
          </table:table-cell>
          <table:table-cell office:value-type="string">
            <text:p>Godfrey21@yahoo.com</text:p>
          </table:table-cell>
          <table:table-cell office:value-type="string">
            <text:p>7681 Daphne Village</text:p>
          </table:table-cell>
          <table:table-cell office:value-type="string">
            <text:p>North Georgianna</text:p>
          </table:table-cell>
          <table:table-cell office:value-type="string">
            <text:p>Nebraska</text:p>
          </table:table-cell>
          <table:table-cell office:value-type="string">
            <text:p>01727</text:p>
          </table:table-cell>
          <table:table-cell office:value-type="string">
            <text:p>100204764</text:p>
          </table:table-cell>
          <table:table-cell office:value-type="string">
            <text:p>Beauty</text:p>
          </table:table-cell>
          <table:table-cell office:value-type="string">
            <text:p>Miller, Von and Blanda</text:p>
          </table:table-cell>
          <table:table-cell office:value-type="float" office:value="44354.1320778588">
            <text:p>44354.1320778588</text:p>
          </table:table-cell>
          <table:table-cell office:value-type="string">
            <text:p>http://placeimg.com/640/480</text:p>
          </table:table-cell>
          <table:table-cell office:value-type="string">
            <text:p>Qui optio commodi vero alias magnam sequi qui consequatur est. Et corporis unde. Cupiditate delectus quod quo consequatur possimus est non dolores iste.</text:p>
          </table:table-cell>
          <table:table-cell office:value-type="boolean" office:boolean-value="false">
            <text:p>FALSE</text:p>
          </table:table-cell>
        </table:table-row>
        <table:table-row>
          <table:table-cell office:value-type="string">
            <text:p>Miss Elmer Hermann</text:p>
          </table:table-cell>
          <table:table-cell office:value-type="string">
            <text:p>503-612-8160 x199</text:p>
          </table:table-cell>
          <table:table-cell office:value-type="string">
            <text:p>Vickie_Bednar38@yahoo.com</text:p>
          </table:table-cell>
          <table:table-cell office:value-type="string">
            <text:p>3907 Isidro Village</text:p>
          </table:table-cell>
          <table:table-cell office:value-type="string">
            <text:p>Gaithersburg</text:p>
          </table:table-cell>
          <table:table-cell office:value-type="string">
            <text:p>Ohio</text:p>
          </table:table-cell>
          <table:table-cell office:value-type="string">
            <text:p>25636-5284</text:p>
          </table:table-cell>
          <table:table-cell office:value-type="string">
            <text:p>101887737</text:p>
          </table:table-cell>
          <table:table-cell office:value-type="string">
            <text:p>Automotive</text:p>
          </table:table-cell>
          <table:table-cell office:value-type="string">
            <text:p>Grady, Treutel and Haag</text:p>
          </table:table-cell>
          <table:table-cell office:value-type="float" office:value="44462.03766523148">
            <text:p>44462.03766523148</text:p>
          </table:table-cell>
          <table:table-cell office:value-type="string">
            <text:p>http://placeimg.com/640/480</text:p>
          </table:table-cell>
          <table:table-cell office:value-type="string">
            <text:p>Praesentium nihil odio id similique nihil id nemo in similique. Ducimus autem ut rerum voluptatibus quisquam corrupti sed alias voluptatem. Voluptas rerum aliquam illum tempora inventore sed laudantium odit alias. Architecto corrupti modi non non et. Ea voluptas enim recusandae voluptatem.</text:p>
          </table:table-cell>
          <table:table-cell office:value-type="boolean" office:boolean-value="true">
            <text:p>TRUE</text:p>
          </table:table-cell>
        </table:table-row>
        <table:table-row>
          <table:table-cell office:value-type="string">
            <text:p>Miss Donna Reilly</text:p>
          </table:table-cell>
          <table:table-cell office:value-type="string">
            <text:p>639.498.7262 x42178</text:p>
          </table:table-cell>
          <table:table-cell office:value-type="string">
            <text:p>Ahmed_Wolff99@hotmail.com</text:p>
          </table:table-cell>
          <table:table-cell office:value-type="string">
            <text:p>770 Viola Circle</text:p>
          </table:table-cell>
          <table:table-cell office:value-type="string">
            <text:p>Murazikfort</text:p>
          </table:table-cell>
          <table:table-cell office:value-type="string">
            <text:p>Florida</text:p>
          </table:table-cell>
          <table:table-cell office:value-type="string">
            <text:p>60882-9405</text:p>
          </table:table-cell>
          <table:table-cell office:value-type="string">
            <text:p>505124452</text:p>
          </table:table-cell>
          <table:table-cell office:value-type="string">
            <text:p>Health</text:p>
          </table:table-cell>
          <table:table-cell office:value-type="string">
            <text:p>Murazik - Goodwin</text:p>
          </table:table-cell>
          <table:table-cell office:value-type="float" office:value="44503.438596388885">
            <text:p>44503.438596388885</text:p>
          </table:table-cell>
          <table:table-cell office:value-type="string">
            <text:p>http://placeimg.com/640/480</text:p>
          </table:table-cell>
          <table:table-cell office:value-type="string">
            <text:p>Maxime eligendi aliquid dolor culpa. Ut aliquid et vel ut. Maxime cupiditate consectetur natus ex et recusandae laudantium. Tenetur nisi soluta illo. Sapiente quas est quia deleniti quam. Ut officia voluptatibus ipsa.</text:p>
          </table:table-cell>
          <table:table-cell office:value-type="boolean" office:boolean-value="false">
            <text:p>FALSE</text:p>
          </table:table-cell>
        </table:table-row>
        <table:table-row>
          <table:table-cell office:value-type="string">
            <text:p>Rachael Thiel</text:p>
          </table:table-cell>
          <table:table-cell office:value-type="string">
            <text:p>563-231-5485 x2220</text:p>
          </table:table-cell>
          <table:table-cell office:value-type="string">
            <text:p>Murphy.Labadie10@gmail.com</text:p>
          </table:table-cell>
          <table:table-cell office:value-type="string">
            <text:p>6783 Mitchell Springs</text:p>
          </table:table-cell>
          <table:table-cell office:value-type="string">
            <text:p>Moiseston</text:p>
          </table:table-cell>
          <table:table-cell office:value-type="string">
            <text:p>Maryland</text:p>
          </table:table-cell>
          <table:table-cell office:value-type="string">
            <text:p>29195-7611</text:p>
          </table:table-cell>
          <table:table-cell office:value-type="string">
            <text:p>923684875</text:p>
          </table:table-cell>
          <table:table-cell office:value-type="string">
            <text:p>Outdoors</text:p>
          </table:table-cell>
          <table:table-cell office:value-type="string">
            <text:p>Ratke LLC</text:p>
          </table:table-cell>
          <table:table-cell office:value-type="float" office:value="44491.827098263886">
            <text:p>44491.827098263886</text:p>
          </table:table-cell>
          <table:table-cell office:value-type="string">
            <text:p>http://placeimg.com/640/480</text:p>
          </table:table-cell>
          <table:table-cell office:value-type="string">
            <text:p>Debitis sunt quasi accusantium nostrum incidunt. Libero blanditiis aut ut optio qui blanditiis asperiores magni rerum. Officia veniam asperiores voluptatem voluptatem id qui quis rem. Doloribus nulla praesentium.</text:p>
          </table:table-cell>
          <table:table-cell office:value-type="boolean" office:boolean-value="false">
            <text:p>FALSE</text:p>
          </table:table-cell>
        </table:table-row>
        <table:table-row>
          <table:table-cell office:value-type="string">
            <text:p>Donald Boehm</text:p>
          </table:table-cell>
          <table:table-cell office:value-type="string">
            <text:p>1-935-506-4139 x147</text:p>
          </table:table-cell>
          <table:table-cell office:value-type="string">
            <text:p>Marcia_Torphy57@yahoo.com</text:p>
          </table:table-cell>
          <table:table-cell office:value-type="string">
            <text:p>357 Terry Tunnel</text:p>
          </table:table-cell>
          <table:table-cell office:value-type="string">
            <text:p>East Delbert</text:p>
          </table:table-cell>
          <table:table-cell office:value-type="string">
            <text:p>Michigan</text:p>
          </table:table-cell>
          <table:table-cell office:value-type="string">
            <text:p>90481-8208</text:p>
          </table:table-cell>
          <table:table-cell office:value-type="string">
            <text:p>231480732</text:p>
          </table:table-cell>
          <table:table-cell office:value-type="string">
            <text:p>Grocery</text:p>
          </table:table-cell>
          <table:table-cell office:value-type="string">
            <text:p>Rodriguez LLC</text:p>
          </table:table-cell>
          <table:table-cell office:value-type="float" office:value="44275.6962765162">
            <text:p>44275.6962765162</text:p>
          </table:table-cell>
          <table:table-cell office:value-type="string">
            <text:p>http://placeimg.com/640/480</text:p>
          </table:table-cell>
          <table:table-cell office:value-type="string">
            <text:p>Amet dicta provident reiciendis. Consequatur minus illo voluptas sit et porro. Excepturi non quam repudiandae rem nisi molestiae natus et. Accusantium reprehenderit commodi rerum sequi est eveniet autem. Asperiores voluptatibus neque eveniet molestiae numquam eaque iure. Reprehenderit ut alias dolores eum id at aut temporibus.</text:p>
          </table:table-cell>
          <table:table-cell office:value-type="boolean" office:boolean-value="true">
            <text:p>TRUE</text:p>
          </table:table-cell>
        </table:table-row>
        <table:table-row>
          <table:table-cell office:value-type="string">
            <text:p>Amber Predovic</text:p>
          </table:table-cell>
          <table:table-cell office:value-type="string">
            <text:p>246-403-5820</text:p>
          </table:table-cell>
          <table:table-cell office:value-type="string">
            <text:p>Ola_Morar@hotmail.com</text:p>
          </table:table-cell>
          <table:table-cell office:value-type="string">
            <text:p>4168 Harris Crossing</text:p>
          </table:table-cell>
          <table:table-cell office:value-type="string">
            <text:p>South Erikahaven</text:p>
          </table:table-cell>
          <table:table-cell office:value-type="string">
            <text:p>Georgia</text:p>
          </table:table-cell>
          <table:table-cell office:value-type="string">
            <text:p>76895</text:p>
          </table:table-cell>
          <table:table-cell office:value-type="string">
            <text:p>298216211</text:p>
          </table:table-cell>
          <table:table-cell office:value-type="string">
            <text:p>Clothing</text:p>
          </table:table-cell>
          <table:table-cell office:value-type="string">
            <text:p>Emmerich and Sons</text:p>
          </table:table-cell>
          <table:table-cell office:value-type="float" office:value="44325.698449537034">
            <text:p>44325.698449537034</text:p>
          </table:table-cell>
          <table:table-cell office:value-type="string">
            <text:p>http://placeimg.com/640/480</text:p>
          </table:table-cell>
          <table:table-cell office:value-type="string">
            <text:p>Eos dolor ut vitae voluptates excepturi quod beatae ut. Ut ratione quisquam debitis vel dolorem dignissimos minima est. Temporibus corporis enim at.</text:p>
          </table:table-cell>
          <table:table-cell office:value-type="boolean" office:boolean-value="true">
            <text:p>TRUE</text:p>
          </table:table-cell>
        </table:table-row>
        <table:table-row>
          <table:table-cell office:value-type="string">
            <text:p>Julie Spencer DVM</text:p>
          </table:table-cell>
          <table:table-cell office:value-type="string">
            <text:p>524-782-9349</text:p>
          </table:table-cell>
          <table:table-cell office:value-type="string">
            <text:p>Godfrey_Hudson@gmail.com</text:p>
          </table:table-cell>
          <table:table-cell office:value-type="string">
            <text:p>5666 Presley Square</text:p>
          </table:table-cell>
          <table:table-cell office:value-type="string">
            <text:p>Veummouth</text:p>
          </table:table-cell>
          <table:table-cell office:value-type="string">
            <text:p>Hawaii</text:p>
          </table:table-cell>
          <table:table-cell office:value-type="string">
            <text:p>07212</text:p>
          </table:table-cell>
          <table:table-cell office:value-type="string">
            <text:p>564596966</text:p>
          </table:table-cell>
          <table:table-cell office:value-type="string">
            <text:p>Toys</text:p>
          </table:table-cell>
          <table:table-cell office:value-type="string">
            <text:p>McDermott - Bechtelar</text:p>
          </table:table-cell>
          <table:table-cell office:value-type="float" office:value="44415.8788899537">
            <text:p>44415.8788899537</text:p>
          </table:table-cell>
          <table:table-cell office:value-type="string">
            <text:p>http://placeimg.com/640/480</text:p>
          </table:table-cell>
          <table:table-cell office:value-type="string">
            <text:p>Repellat sunt nulla ullam. Laboriosam rerum odit esse nulla. Corrupti culpa distinctio.</text:p>
          </table:table-cell>
          <table:table-cell office:value-type="boolean" office:boolean-value="false">
            <text:p>FALSE</text:p>
          </table:table-cell>
        </table:table-row>
        <table:table-row>
          <table:table-cell office:value-type="string">
            <text:p>Shaun Konopelski</text:p>
          </table:table-cell>
          <table:table-cell office:value-type="string">
            <text:p>1-353-505-3800 x76041</text:p>
          </table:table-cell>
          <table:table-cell office:value-type="string">
            <text:p>Lorenz_Marks5@hotmail.com</text:p>
          </table:table-cell>
          <table:table-cell office:value-type="string">
            <text:p>77970 Ottilie Parkway</text:p>
          </table:table-cell>
          <table:table-cell office:value-type="string">
            <text:p>South Lysanne</text:p>
          </table:table-cell>
          <table:table-cell office:value-type="string">
            <text:p>Arizona</text:p>
          </table:table-cell>
          <table:table-cell office:value-type="string">
            <text:p>05014</text:p>
          </table:table-cell>
          <table:table-cell office:value-type="string">
            <text:p>600174239</text:p>
          </table:table-cell>
          <table:table-cell office:value-type="string">
            <text:p>Beauty</text:p>
          </table:table-cell>
          <table:table-cell office:value-type="string">
            <text:p>Huel, Beer and Block</text:p>
          </table:table-cell>
          <table:table-cell office:value-type="float" office:value="44563.952530358794">
            <text:p>44563.952530358794</text:p>
          </table:table-cell>
          <table:table-cell office:value-type="string">
            <text:p>http://placeimg.com/640/480</text:p>
          </table:table-cell>
          <table:table-cell office:value-type="string">
            <text:p>Fugiat et magnam quas dolore perferendis. Sint quidem doloremque ut reprehenderit tenetur. Repellat commodi sunt impedit distinctio enim delectus nostrum laborum omnis. Delectus est excepturi voluptas molestiae.</text:p>
          </table:table-cell>
          <table:table-cell office:value-type="boolean" office:boolean-value="true">
            <text:p>TRUE</text:p>
          </table:table-cell>
        </table:table-row>
        <table:table-row>
          <table:table-cell office:value-type="string">
            <text:p>Rodney Larkin</text:p>
          </table:table-cell>
          <table:table-cell office:value-type="string">
            <text:p>(828) 558-0171</text:p>
          </table:table-cell>
          <table:table-cell office:value-type="string">
            <text:p>Name_Larson94@yahoo.com</text:p>
          </table:table-cell>
          <table:table-cell office:value-type="string">
            <text:p>82333 Abigail Ridge</text:p>
          </table:table-cell>
          <table:table-cell office:value-type="string">
            <text:p>Westland</text:p>
          </table:table-cell>
          <table:table-cell office:value-type="string">
            <text:p>California</text:p>
          </table:table-cell>
          <table:table-cell office:value-type="string">
            <text:p>65585-0009</text:p>
          </table:table-cell>
          <table:table-cell office:value-type="string">
            <text:p>681917460</text:p>
          </table:table-cell>
          <table:table-cell office:value-type="string">
            <text:p>Shoes</text:p>
          </table:table-cell>
          <table:table-cell office:value-type="string">
            <text:p>Roberts, O'Reilly and Breitenberg</text:p>
          </table:table-cell>
          <table:table-cell office:value-type="float" office:value="44558.69592467593">
            <text:p>44558.69592467593</text:p>
          </table:table-cell>
          <table:table-cell office:value-type="string">
            <text:p>http://placeimg.com/640/480</text:p>
          </table:table-cell>
          <table:table-cell office:value-type="string">
            <text:p>Aut voluptatum dolor magnam. Et omnis fugit officiis corporis rerum. Ea ratione eum cum beatae sapiente quas tenetur. Hic accusamus dolor natus deleniti rem nostrum et. Hic quae error repellat quibusdam. Facere tenetur et minus quam voluptatem repellat nihil.</text:p>
          </table:table-cell>
          <table:table-cell office:value-type="boolean" office:boolean-value="false">
            <text:p>FALSE</text:p>
          </table:table-cell>
        </table:table-row>
        <table:table-row>
          <table:table-cell office:value-type="string">
            <text:p>Garrett Douglas</text:p>
          </table:table-cell>
          <table:table-cell office:value-type="string">
            <text:p>1-608-213-8674</text:p>
          </table:table-cell>
          <table:table-cell office:value-type="string">
            <text:p>Melba38@yahoo.com</text:p>
          </table:table-cell>
          <table:table-cell office:value-type="string">
            <text:p>2922 Mittie Springs</text:p>
          </table:table-cell>
          <table:table-cell office:value-type="string">
            <text:p>Wiltonville</text:p>
          </table:table-cell>
          <table:table-cell office:value-type="string">
            <text:p>South Dakota</text:p>
          </table:table-cell>
          <table:table-cell office:value-type="string">
            <text:p>77059</text:p>
          </table:table-cell>
          <table:table-cell office:value-type="string">
            <text:p>827844083</text:p>
          </table:table-cell>
          <table:table-cell office:value-type="string">
            <text:p>Games</text:p>
          </table:table-cell>
          <table:table-cell office:value-type="string">
            <text:p>Bahringer - Gottlieb</text:p>
          </table:table-cell>
          <table:table-cell office:value-type="float" office:value="44246.76118513889">
            <text:p>44246.76118513889</text:p>
          </table:table-cell>
          <table:table-cell office:value-type="string">
            <text:p>http://placeimg.com/640/480</text:p>
          </table:table-cell>
          <table:table-cell office:value-type="string">
            <text:p>Eos distinctio rerum eius corrupti qui ea eius. Et ipsum laboriosam autem culpa. Enim aspernatur aperiam officiis perspiciatis eligendi nulla iure dolor. Veniam ut aliquid.</text:p>
          </table:table-cell>
          <table:table-cell office:value-type="boolean" office:boolean-value="false">
            <text:p>FALSE</text:p>
          </table:table-cell>
        </table:table-row>
        <table:table-row>
          <table:table-cell office:value-type="string">
            <text:p>Donnie McLaughlin</text:p>
          </table:table-cell>
          <table:table-cell office:value-type="string">
            <text:p>(639) 596-8193</text:p>
          </table:table-cell>
          <table:table-cell office:value-type="string">
            <text:p>Haven.Bednar@yahoo.com</text:p>
          </table:table-cell>
          <table:table-cell office:value-type="string">
            <text:p>5082 Bode Roads</text:p>
          </table:table-cell>
          <table:table-cell office:value-type="string">
            <text:p>Lompoc</text:p>
          </table:table-cell>
          <table:table-cell office:value-type="string">
            <text:p>South Dakota</text:p>
          </table:table-cell>
          <table:table-cell office:value-type="string">
            <text:p>79783</text:p>
          </table:table-cell>
          <table:table-cell office:value-type="string">
            <text:p>846987329</text:p>
          </table:table-cell>
          <table:table-cell office:value-type="string">
            <text:p>Tools</text:p>
          </table:table-cell>
          <table:table-cell office:value-type="string">
            <text:p>Trantow LLC</text:p>
          </table:table-cell>
          <table:table-cell office:value-type="float" office:value="44334.0616702662">
            <text:p>44334.0616702662</text:p>
          </table:table-cell>
          <table:table-cell office:value-type="string">
            <text:p>http://placeimg.com/640/480</text:p>
          </table:table-cell>
          <table:table-cell office:value-type="string">
            <text:p>Enim et nesciunt in quo odit quis. Voluptas ullam aut consequatur et dolore repellendus perspiciatis alias. Aut omnis error sint magni pariatur minima quo sit enim. Illo ut consectetur nihil dolores dolores quia iusto velit laboriosam. Aut magnam facere voluptate iure modi nihil. Nemo voluptas fugiat cum molestiae corporis dolore.</text:p>
          </table:table-cell>
          <table:table-cell office:value-type="boolean" office:boolean-value="false">
            <text:p>FALSE</text:p>
          </table:table-cell>
        </table:table-row>
        <table:table-row>
          <table:table-cell office:value-type="string">
            <text:p>Danny Tromp</text:p>
          </table:table-cell>
          <table:table-cell office:value-type="string">
            <text:p>1-723-879-6686 x516</text:p>
          </table:table-cell>
          <table:table-cell office:value-type="string">
            <text:p>Catalina36@yahoo.com</text:p>
          </table:table-cell>
          <table:table-cell office:value-type="string">
            <text:p>5539 Lilyan Tunnel</text:p>
          </table:table-cell>
          <table:table-cell office:value-type="string">
            <text:p>Ellaburgh</text:p>
          </table:table-cell>
          <table:table-cell office:value-type="string">
            <text:p>Tennessee</text:p>
          </table:table-cell>
          <table:table-cell office:value-type="string">
            <text:p>93527</text:p>
          </table:table-cell>
          <table:table-cell office:value-type="string">
            <text:p>806255648</text:p>
          </table:table-cell>
          <table:table-cell office:value-type="string">
            <text:p>Tools</text:p>
          </table:table-cell>
          <table:table-cell office:value-type="string">
            <text:p>Oberbrunner Group</text:p>
          </table:table-cell>
          <table:table-cell office:value-type="float" office:value="44483.379500393516">
            <text:p>44483.379500393516</text:p>
          </table:table-cell>
          <table:table-cell office:value-type="string">
            <text:p>http://placeimg.com/640/480</text:p>
          </table:table-cell>
          <table:table-cell office:value-type="string">
            <text:p>Sit sit aperiam doloribus itaque ut commodi eligendi aut vel. Quos est et sed voluptatem et quam est. Aut assumenda vel aut accusantium quod. Fugit aut impedit repellat repellat.</text:p>
          </table:table-cell>
          <table:table-cell office:value-type="boolean" office:boolean-value="false">
            <text:p>FALSE</text:p>
          </table:table-cell>
        </table:table-row>
        <table:table-row>
          <table:table-cell office:value-type="string">
            <text:p>Mrs. Beulah Lemke</text:p>
          </table:table-cell>
          <table:table-cell office:value-type="string">
            <text:p>(638) 774-7003 x79646</text:p>
          </table:table-cell>
          <table:table-cell office:value-type="string">
            <text:p>Nettie95@gmail.com</text:p>
          </table:table-cell>
          <table:table-cell office:value-type="string">
            <text:p>618 Sabina Estate</text:p>
          </table:table-cell>
          <table:table-cell office:value-type="string">
            <text:p>Conroe</text:p>
          </table:table-cell>
          <table:table-cell office:value-type="string">
            <text:p>South Dakota</text:p>
          </table:table-cell>
          <table:table-cell office:value-type="string">
            <text:p>63222</text:p>
          </table:table-cell>
          <table:table-cell office:value-type="string">
            <text:p>651890863</text:p>
          </table:table-cell>
          <table:table-cell office:value-type="string">
            <text:p>Sports</text:p>
          </table:table-cell>
          <table:table-cell office:value-type="string">
            <text:p>Herman Inc</text:p>
          </table:table-cell>
          <table:table-cell office:value-type="float" office:value="44309.18671702546">
            <text:p>44309.18671702546</text:p>
          </table:table-cell>
          <table:table-cell office:value-type="string">
            <text:p>http://placeimg.com/640/480</text:p>
          </table:table-cell>
          <table:table-cell office:value-type="string">
            <text:p>Voluptate aliquam id velit quaerat totam ipsa perspiciatis. Cupiditate accusantium ullam velit sit nihil neque. Ut reprehenderit quos maxime culpa illo sunt. Quod sed eos. Qui aliquam rerum voluptates voluptatem inventore accusantium dolores quod.</text:p>
          </table:table-cell>
          <table:table-cell office:value-type="boolean" office:boolean-value="true">
            <text:p>TRUE</text:p>
          </table:table-cell>
        </table:table-row>
        <table:table-row>
          <table:table-cell office:value-type="string">
            <text:p>Tami Beer III</text:p>
          </table:table-cell>
          <table:table-cell office:value-type="string">
            <text:p>256.279.3181</text:p>
          </table:table-cell>
          <table:table-cell office:value-type="string">
            <text:p>Elisha_Baumbach@yahoo.com</text:p>
          </table:table-cell>
          <table:table-cell office:value-type="string">
            <text:p>3236 Buckridge Ford</text:p>
          </table:table-cell>
          <table:table-cell office:value-type="string">
            <text:p>Keithmouth</text:p>
          </table:table-cell>
          <table:table-cell office:value-type="string">
            <text:p>North Dakota</text:p>
          </table:table-cell>
          <table:table-cell office:value-type="string">
            <text:p>86350</text:p>
          </table:table-cell>
          <table:table-cell office:value-type="string">
            <text:p>626178701</text:p>
          </table:table-cell>
          <table:table-cell office:value-type="string">
            <text:p>Automotive</text:p>
          </table:table-cell>
          <table:table-cell office:value-type="string">
            <text:p>Ullrich - Beahan</text:p>
          </table:table-cell>
          <table:table-cell office:value-type="float" office:value="44272.565010844904">
            <text:p>44272.565010844904</text:p>
          </table:table-cell>
          <table:table-cell office:value-type="string">
            <text:p>http://placeimg.com/640/480</text:p>
          </table:table-cell>
          <table:table-cell office:value-type="string">
            <text:p>Modi magni asperiores libero veniam harum. Doloribus quo ea iusto impedit repellat nostrum et cupiditate omnis. Aut laboriosam molestiae recusandae accusamus sunt voluptatem nesciunt.</text:p>
          </table:table-cell>
          <table:table-cell office:value-type="boolean" office:boolean-value="false">
            <text:p>FALSE</text:p>
          </table:table-cell>
        </table:table-row>
        <table:table-row>
          <table:table-cell office:value-type="string">
            <text:p>Teri Emmerich</text:p>
          </table:table-cell>
          <table:table-cell office:value-type="string">
            <text:p>1-304-343-2194 x45184</text:p>
          </table:table-cell>
          <table:table-cell office:value-type="string">
            <text:p>Madalyn15@gmail.com</text:p>
          </table:table-cell>
          <table:table-cell office:value-type="string">
            <text:p>526 Delmer Burg</text:p>
          </table:table-cell>
          <table:table-cell office:value-type="string">
            <text:p>South Alessandratown</text:p>
          </table:table-cell>
          <table:table-cell office:value-type="string">
            <text:p>Wisconsin</text:p>
          </table:table-cell>
          <table:table-cell office:value-type="string">
            <text:p>12726</text:p>
          </table:table-cell>
          <table:table-cell office:value-type="string">
            <text:p>890454918</text:p>
          </table:table-cell>
          <table:table-cell office:value-type="string">
            <text:p>Health</text:p>
          </table:table-cell>
          <table:table-cell office:value-type="string">
            <text:p>Roberts, Kirlin and Runte</text:p>
          </table:table-cell>
          <table:table-cell office:value-type="float" office:value="44283.50369049769">
            <text:p>44283.50369049769</text:p>
          </table:table-cell>
          <table:table-cell office:value-type="string">
            <text:p>http://placeimg.com/640/480</text:p>
          </table:table-cell>
          <table:table-cell office:value-type="string">
            <text:p>Quam qui accusamus neque ut. Unde occaecati minima. Rerum quibusdam qui ea sit ducimus eos voluptas.</text:p>
          </table:table-cell>
          <table:table-cell office:value-type="boolean" office:boolean-value="true">
            <text:p>TRUE</text:p>
          </table:table-cell>
        </table:table-row>
        <table:table-row>
          <table:table-cell office:value-type="string">
            <text:p>Jason Fay</text:p>
          </table:table-cell>
          <table:table-cell office:value-type="string">
            <text:p>1-397-750-3725 x93014</text:p>
          </table:table-cell>
          <table:table-cell office:value-type="string">
            <text:p>Garrison.Stracke73@yahoo.com</text:p>
          </table:table-cell>
          <table:table-cell office:value-type="string">
            <text:p>98398 Lavern Fall</text:p>
          </table:table-cell>
          <table:table-cell office:value-type="string">
            <text:p>Hayesfurt</text:p>
          </table:table-cell>
          <table:table-cell office:value-type="string">
            <text:p>North Carolina</text:p>
          </table:table-cell>
          <table:table-cell office:value-type="string">
            <text:p>24666-9185</text:p>
          </table:table-cell>
          <table:table-cell office:value-type="string">
            <text:p>549043748</text:p>
          </table:table-cell>
          <table:table-cell office:value-type="string">
            <text:p>Books</text:p>
          </table:table-cell>
          <table:table-cell office:value-type="string">
            <text:p>Bergstrom, Breitenberg and Pagac</text:p>
          </table:table-cell>
          <table:table-cell office:value-type="float" office:value="44373.60955871528">
            <text:p>44373.60955871528</text:p>
          </table:table-cell>
          <table:table-cell office:value-type="string">
            <text:p>http://placeimg.com/640/480</text:p>
          </table:table-cell>
          <table:table-cell office:value-type="string">
            <text:p>Est aut aut voluptatibus aperiam consectetur quas sit. Aliquam esse nostrum illum aperiam. Est laborum nobis ab accusamus autem ducimus dicta. Ea expedita quaerat neque eaque repudiandae tenetur dolorem voluptatibus accusamus.</text:p>
          </table:table-cell>
          <table:table-cell office:value-type="boolean" office:boolean-value="false">
            <text:p>FALSE</text:p>
          </table:table-cell>
        </table:table-row>
        <table:table-row>
          <table:table-cell office:value-type="string">
            <text:p>Carla Greenholt</text:p>
          </table:table-cell>
          <table:table-cell office:value-type="string">
            <text:p>(902) 561-1859</text:p>
          </table:table-cell>
          <table:table-cell office:value-type="string">
            <text:p>Lucinda28@yahoo.com</text:p>
          </table:table-cell>
          <table:table-cell office:value-type="string">
            <text:p>12683 Noah Key</text:p>
          </table:table-cell>
          <table:table-cell office:value-type="string">
            <text:p>Geovannyton</text:p>
          </table:table-cell>
          <table:table-cell office:value-type="string">
            <text:p>Idaho</text:p>
          </table:table-cell>
          <table:table-cell office:value-type="string">
            <text:p>82368-1700</text:p>
          </table:table-cell>
          <table:table-cell office:value-type="string">
            <text:p>997379666</text:p>
          </table:table-cell>
          <table:table-cell office:value-type="string">
            <text:p>Jewelery</text:p>
          </table:table-cell>
          <table:table-cell office:value-type="string">
            <text:p>Mohr - Cartwright</text:p>
          </table:table-cell>
          <table:table-cell office:value-type="float" office:value="44266.16837535879">
            <text:p>44266.16837535879</text:p>
          </table:table-cell>
          <table:table-cell office:value-type="string">
            <text:p>http://placeimg.com/640/480</text:p>
          </table:table-cell>
          <table:table-cell office:value-type="string">
            <text:p>Animi delectus velit neque voluptatibus quod delectus. Repellendus laboriosam ea occaecati et corrupti cum et unde. Quas quam adipisci debitis cupiditate non dolores.</text:p>
          </table:table-cell>
          <table:table-cell office:value-type="boolean" office:boolean-value="true">
            <text:p>TRUE</text:p>
          </table:table-cell>
        </table:table-row>
        <table:table-row>
          <table:table-cell office:value-type="string">
            <text:p>Gene Durgan</text:p>
          </table:table-cell>
          <table:table-cell office:value-type="string">
            <text:p>297.554.7255 x76547</text:p>
          </table:table-cell>
          <table:table-cell office:value-type="string">
            <text:p>Freeman.Lakin@hotmail.com</text:p>
          </table:table-cell>
          <table:table-cell office:value-type="string">
            <text:p>256 Izaiah Manor</text:p>
          </table:table-cell>
          <table:table-cell office:value-type="string">
            <text:p>Jackson</text:p>
          </table:table-cell>
          <table:table-cell office:value-type="string">
            <text:p>South Dakota</text:p>
          </table:table-cell>
          <table:table-cell office:value-type="string">
            <text:p>20417</text:p>
          </table:table-cell>
          <table:table-cell office:value-type="string">
            <text:p>176174653</text:p>
          </table:table-cell>
          <table:table-cell office:value-type="string">
            <text:p>Music</text:p>
          </table:table-cell>
          <table:table-cell office:value-type="string">
            <text:p>Witting - Mitchell</text:p>
          </table:table-cell>
          <table:table-cell office:value-type="float" office:value="44334.07802846065">
            <text:p>44334.07802846065</text:p>
          </table:table-cell>
          <table:table-cell office:value-type="string">
            <text:p>http://placeimg.com/640/480</text:p>
          </table:table-cell>
          <table:table-cell office:value-type="string">
            <text:p>Mollitia et ullam pariatur expedita ipsam rerum temporibus ratione. Qui earum occaecati pariatur architecto voluptatem adipisci accusantium vero. In quasi ut et ad exercitationem et consequatur aut. Tempore excepturi et rem porro nihil itaque temporibus. Id aperiam asperiores est dolores aut odit fuga et et. Ad distinctio soluta laudantium ex.</text:p>
          </table:table-cell>
          <table:table-cell office:value-type="boolean" office:boolean-value="false">
            <text:p>FALSE</text:p>
          </table:table-cell>
        </table:table-row>
        <table:table-row>
          <table:table-cell office:value-type="string">
            <text:p>Mandy Pacocha</text:p>
          </table:table-cell>
          <table:table-cell office:value-type="string">
            <text:p>324.457.7352</text:p>
          </table:table-cell>
          <table:table-cell office:value-type="string">
            <text:p>Madelyn_Langosh@yahoo.com</text:p>
          </table:table-cell>
          <table:table-cell office:value-type="string">
            <text:p>892 Mallie Square</text:p>
          </table:table-cell>
          <table:table-cell office:value-type="string">
            <text:p>Alishaborough</text:p>
          </table:table-cell>
          <table:table-cell office:value-type="string">
            <text:p>Wisconsin</text:p>
          </table:table-cell>
          <table:table-cell office:value-type="string">
            <text:p>61415</text:p>
          </table:table-cell>
          <table:table-cell office:value-type="string">
            <text:p>887033481</text:p>
          </table:table-cell>
          <table:table-cell office:value-type="string">
            <text:p>Beauty</text:p>
          </table:table-cell>
          <table:table-cell office:value-type="string">
            <text:p>Wisoky Inc</text:p>
          </table:table-cell>
          <table:table-cell office:value-type="float" office:value="44246.84464877315">
            <text:p>44246.84464877315</text:p>
          </table:table-cell>
          <table:table-cell office:value-type="string">
            <text:p>http://placeimg.com/640/480</text:p>
          </table:table-cell>
          <table:table-cell office:value-type="string">
            <text:p>Nam saepe velit sit. Ipsa soluta autem voluptatem perspiciatis eum maxime suscipit dolores. Fuga voluptatem omnis vel quod et tempore pariatur iste.</text:p>
          </table:table-cell>
          <table:table-cell office:value-type="boolean" office:boolean-value="true">
            <text:p>TRUE</text:p>
          </table:table-cell>
        </table:table-row>
        <table:table-row>
          <table:table-cell office:value-type="string">
            <text:p>Alan Blanda</text:p>
          </table:table-cell>
          <table:table-cell office:value-type="string">
            <text:p>(642) 311-0497 x15646</text:p>
          </table:table-cell>
          <table:table-cell office:value-type="string">
            <text:p>Dina44@gmail.com</text:p>
          </table:table-cell>
          <table:table-cell office:value-type="string">
            <text:p>209 Corkery Motorway</text:p>
          </table:table-cell>
          <table:table-cell office:value-type="string">
            <text:p>East Alberthamouth</text:p>
          </table:table-cell>
          <table:table-cell office:value-type="string">
            <text:p>Connecticut</text:p>
          </table:table-cell>
          <table:table-cell office:value-type="string">
            <text:p>19941-5760</text:p>
          </table:table-cell>
          <table:table-cell office:value-type="string">
            <text:p>420236784</text:p>
          </table:table-cell>
          <table:table-cell office:value-type="string">
            <text:p>Clothing</text:p>
          </table:table-cell>
          <table:table-cell office:value-type="string">
            <text:p>Lueilwitz and Sons</text:p>
          </table:table-cell>
          <table:table-cell office:value-type="float" office:value="44448.083722256946">
            <text:p>44448.083722256946</text:p>
          </table:table-cell>
          <table:table-cell office:value-type="string">
            <text:p>http://placeimg.com/640/480</text:p>
          </table:table-cell>
          <table:table-cell office:value-type="string">
            <text:p>Nobis omnis sed illum voluptates libero quisquam voluptatum vero molestias. Est quia molestiae sint. Odio quos eum accusantium officia velit laudantium et. Fugit eveniet qui deleniti porro.</text:p>
          </table:table-cell>
          <table:table-cell office:value-type="boolean" office:boolean-value="true">
            <text:p>TRUE</text:p>
          </table:table-cell>
        </table:table-row>
        <table:table-row>
          <table:table-cell office:value-type="string">
            <text:p>Joanne Borer</text:p>
          </table:table-cell>
          <table:table-cell office:value-type="string">
            <text:p>(780) 431-9993 x3536</text:p>
          </table:table-cell>
          <table:table-cell office:value-type="string">
            <text:p>Roscoe76@yahoo.com</text:p>
          </table:table-cell>
          <table:table-cell office:value-type="string">
            <text:p>384 Ardith Crossroad</text:p>
          </table:table-cell>
          <table:table-cell office:value-type="string">
            <text:p>Anahiburgh</text:p>
          </table:table-cell>
          <table:table-cell office:value-type="string">
            <text:p>Connecticut</text:p>
          </table:table-cell>
          <table:table-cell office:value-type="string">
            <text:p>95713</text:p>
          </table:table-cell>
          <table:table-cell office:value-type="string">
            <text:p>385533713</text:p>
          </table:table-cell>
          <table:table-cell office:value-type="string">
            <text:p>Garden</text:p>
          </table:table-cell>
          <table:table-cell office:value-type="string">
            <text:p>Monahan - Waelchi</text:p>
          </table:table-cell>
          <table:table-cell office:value-type="float" office:value="44576.59340262732">
            <text:p>44576.59340262732</text:p>
          </table:table-cell>
          <table:table-cell office:value-type="string">
            <text:p>http://placeimg.com/640/480</text:p>
          </table:table-cell>
          <table:table-cell office:value-type="string">
            <text:p>Quisquam iusto dignissimos quis et maxime delectus reiciendis. Vel deserunt facere voluptas praesentium nobis. Nihil necessitatibus reiciendis temporibus sit laborum doloremque numquam similique.</text:p>
          </table:table-cell>
          <table:table-cell office:value-type="boolean" office:boolean-value="false">
            <text:p>FALSE</text:p>
          </table:table-cell>
        </table:table-row>
        <table:table-row>
          <table:table-cell office:value-type="string">
            <text:p>Andrew Fahey</text:p>
          </table:table-cell>
          <table:table-cell office:value-type="string">
            <text:p>(250) 482-0901 x664</text:p>
          </table:table-cell>
          <table:table-cell office:value-type="string">
            <text:p>Brandyn.Stracke46@hotmail.com</text:p>
          </table:table-cell>
          <table:table-cell office:value-type="string">
            <text:p>9254 Wilbert Glen</text:p>
          </table:table-cell>
          <table:table-cell office:value-type="string">
            <text:p>Potomac</text:p>
          </table:table-cell>
          <table:table-cell office:value-type="string">
            <text:p>Alabama</text:p>
          </table:table-cell>
          <table:table-cell office:value-type="string">
            <text:p>46992-0756</text:p>
          </table:table-cell>
          <table:table-cell office:value-type="string">
            <text:p>222625852</text:p>
          </table:table-cell>
          <table:table-cell office:value-type="string">
            <text:p>Electronics</text:p>
          </table:table-cell>
          <table:table-cell office:value-type="string">
            <text:p>Kautzer - Berge</text:p>
          </table:table-cell>
          <table:table-cell office:value-type="float" office:value="44254.061540173614">
            <text:p>44254.061540173614</text:p>
          </table:table-cell>
          <table:table-cell office:value-type="string">
            <text:p>http://placeimg.com/640/480</text:p>
          </table:table-cell>
          <table:table-cell office:value-type="string">
            <text:p>Aliquam officiis ratione exercitationem rerum animi impedit rerum a ipsum. At reprehenderit aut ipsum. Nesciunt quos ut. Nam deserunt maxime fuga dolores. Voluptatem unde tempora earum beatae et omnis qui maiores. Et quo quia reprehenderit quas.</text:p>
          </table:table-cell>
          <table:table-cell office:value-type="boolean" office:boolean-value="true">
            <text:p>TRUE</text:p>
          </table:table-cell>
        </table:table-row>
        <table:table-row>
          <table:table-cell office:value-type="string">
            <text:p>Randolph Erdman DDS</text:p>
          </table:table-cell>
          <table:table-cell office:value-type="string">
            <text:p>(536) 912-5314</text:p>
          </table:table-cell>
          <table:table-cell office:value-type="string">
            <text:p>Leopold.Schaefer14@gmail.com</text:p>
          </table:table-cell>
          <table:table-cell office:value-type="string">
            <text:p>06185 Tiara Courts</text:p>
          </table:table-cell>
          <table:table-cell office:value-type="string">
            <text:p>East Trisha</text:p>
          </table:table-cell>
          <table:table-cell office:value-type="string">
            <text:p>Mississippi</text:p>
          </table:table-cell>
          <table:table-cell office:value-type="string">
            <text:p>49675</text:p>
          </table:table-cell>
          <table:table-cell office:value-type="string">
            <text:p>238277087</text:p>
          </table:table-cell>
          <table:table-cell office:value-type="string">
            <text:p>Tools</text:p>
          </table:table-cell>
          <table:table-cell office:value-type="string">
            <text:p>Beatty LLC</text:p>
          </table:table-cell>
          <table:table-cell office:value-type="float" office:value="44437.37241512731">
            <text:p>44437.37241512731</text:p>
          </table:table-cell>
          <table:table-cell office:value-type="string">
            <text:p>http://placeimg.com/640/480</text:p>
          </table:table-cell>
          <table:table-cell office:value-type="string">
            <text:p>Veniam laudantium maiores quod eum quas nemo saepe tempore voluptatum. Voluptatibus et aut eum nihil rerum qui et corporis. Qui adipisci dolorum in commodi vitae sint architecto omnis quibusdam. Suscipit facere commodi eos sint officia et error quo.</text:p>
          </table:table-cell>
          <table:table-cell office:value-type="boolean" office:boolean-value="false">
            <text:p>FALSE</text:p>
          </table:table-cell>
        </table:table-row>
        <table:table-row>
          <table:table-cell office:value-type="string">
            <text:p>Mrs. Myron Hodkiewicz</text:p>
          </table:table-cell>
          <table:table-cell office:value-type="string">
            <text:p>595-646-3742 x8666</text:p>
          </table:table-cell>
          <table:table-cell office:value-type="string">
            <text:p>Rosetta.Vandervort17@yahoo.com</text:p>
          </table:table-cell>
          <table:table-cell office:value-type="string">
            <text:p>1584 Heather Cliffs</text:p>
          </table:table-cell>
          <table:table-cell office:value-type="string">
            <text:p>Santashire</text:p>
          </table:table-cell>
          <table:table-cell office:value-type="string">
            <text:p>Wisconsin</text:p>
          </table:table-cell>
          <table:table-cell office:value-type="string">
            <text:p>01661-6701</text:p>
          </table:table-cell>
          <table:table-cell office:value-type="string">
            <text:p>506194203</text:p>
          </table:table-cell>
          <table:table-cell office:value-type="string">
            <text:p>Tools</text:p>
          </table:table-cell>
          <table:table-cell office:value-type="string">
            <text:p>Orn and Sons</text:p>
          </table:table-cell>
          <table:table-cell office:value-type="float" office:value="44572.72748070602">
            <text:p>44572.72748070602</text:p>
          </table:table-cell>
          <table:table-cell office:value-type="string">
            <text:p>http://placeimg.com/640/480</text:p>
          </table:table-cell>
          <table:table-cell office:value-type="string">
            <text:p>Aut sequi voluptas accusamus deleniti earum inventore et. Tenetur aperiam sunt minima sit et harum illum nostrum impedit. Tempora culpa esse assumenda et tempora.</text:p>
          </table:table-cell>
          <table:table-cell office:value-type="boolean" office:boolean-value="false">
            <text:p>FALSE</text:p>
          </table:table-cell>
        </table:table-row>
        <table:table-row>
          <table:table-cell office:value-type="string">
            <text:p>Stella Schultz</text:p>
          </table:table-cell>
          <table:table-cell office:value-type="string">
            <text:p>(608) 789-5763 x5425</text:p>
          </table:table-cell>
          <table:table-cell office:value-type="string">
            <text:p>Camille_Ward@gmail.com</text:p>
          </table:table-cell>
          <table:table-cell office:value-type="string">
            <text:p>656 O'Kon Drive</text:p>
          </table:table-cell>
          <table:table-cell office:value-type="string">
            <text:p>Atlanta</text:p>
          </table:table-cell>
          <table:table-cell office:value-type="string">
            <text:p>Oregon</text:p>
          </table:table-cell>
          <table:table-cell office:value-type="string">
            <text:p>93725</text:p>
          </table:table-cell>
          <table:table-cell office:value-type="string">
            <text:p>954555999</text:p>
          </table:table-cell>
          <table:table-cell office:value-type="string">
            <text:p>Outdoors</text:p>
          </table:table-cell>
          <table:table-cell office:value-type="string">
            <text:p>Rohan - Kovacek</text:p>
          </table:table-cell>
          <table:table-cell office:value-type="float" office:value="44502.087626458335">
            <text:p>44502.087626458335</text:p>
          </table:table-cell>
          <table:table-cell office:value-type="string">
            <text:p>http://placeimg.com/640/480</text:p>
          </table:table-cell>
          <table:table-cell office:value-type="string">
            <text:p>Facilis dolores ut nihil id. Temporibus velit sit et. Nihil earum tempora molestias. Quia accusamus qui repudiandae reiciendis et sed. Animi et enim sint beatae eveniet. Magnam dolores fugit nihil tempore et pariatur in.</text:p>
          </table:table-cell>
          <table:table-cell office:value-type="boolean" office:boolean-value="true">
            <text:p>TRUE</text:p>
          </table:table-cell>
        </table:table-row>
        <table:table-row>
          <table:table-cell office:value-type="string">
            <text:p>Edgar Koch PhD</text:p>
          </table:table-cell>
          <table:table-cell office:value-type="string">
            <text:p>321.470.5373 x3873</text:p>
          </table:table-cell>
          <table:table-cell office:value-type="string">
            <text:p>Marina11@yahoo.com</text:p>
          </table:table-cell>
          <table:table-cell office:value-type="string">
            <text:p>41534 Creola Valleys</text:p>
          </table:table-cell>
          <table:table-cell office:value-type="string">
            <text:p>North Augustaberg</text:p>
          </table:table-cell>
          <table:table-cell office:value-type="string">
            <text:p>Utah</text:p>
          </table:table-cell>
          <table:table-cell office:value-type="string">
            <text:p>05001-6301</text:p>
          </table:table-cell>
          <table:table-cell office:value-type="string">
            <text:p>171626135</text:p>
          </table:table-cell>
          <table:table-cell office:value-type="string">
            <text:p>Toys</text:p>
          </table:table-cell>
          <table:table-cell office:value-type="string">
            <text:p>Purdy and Sons</text:p>
          </table:table-cell>
          <table:table-cell office:value-type="float" office:value="44312.45850321759">
            <text:p>44312.45850321759</text:p>
          </table:table-cell>
          <table:table-cell office:value-type="string">
            <text:p>http://placeimg.com/640/480</text:p>
          </table:table-cell>
          <table:table-cell office:value-type="string">
            <text:p>Accusamus delectus recusandae omnis pariatur odio accusamus. Et ut dolor dolorem non accusantium consequatur autem eos dignissimos. Eius temporibus voluptatibus in qui. Excepturi minima quod voluptas cumque aperiam et non quae. Blanditiis ipsam quis.</text:p>
          </table:table-cell>
          <table:table-cell office:value-type="boolean" office:boolean-value="false">
            <text:p>FALSE</text:p>
          </table:table-cell>
        </table:table-row>
        <table:table-row>
          <table:table-cell office:value-type="string">
            <text:p>Cathy Auer</text:p>
          </table:table-cell>
          <table:table-cell office:value-type="string">
            <text:p>336.863.9268 x7449</text:p>
          </table:table-cell>
          <table:table-cell office:value-type="string">
            <text:p>Asha_Toy@hotmail.com</text:p>
          </table:table-cell>
          <table:table-cell office:value-type="string">
            <text:p>2390 Clement Loop</text:p>
          </table:table-cell>
          <table:table-cell office:value-type="string">
            <text:p>Dooleyshire</text:p>
          </table:table-cell>
          <table:table-cell office:value-type="string">
            <text:p>Utah</text:p>
          </table:table-cell>
          <table:table-cell office:value-type="string">
            <text:p>38926</text:p>
          </table:table-cell>
          <table:table-cell office:value-type="string">
            <text:p>222616968</text:p>
          </table:table-cell>
          <table:table-cell office:value-type="string">
            <text:p>Tools</text:p>
          </table:table-cell>
          <table:table-cell office:value-type="string">
            <text:p>Cummings, Kilback and Maggio</text:p>
          </table:table-cell>
          <table:table-cell office:value-type="float" office:value="44411.91150633102">
            <text:p>44411.91150633102</text:p>
          </table:table-cell>
          <table:table-cell office:value-type="string">
            <text:p>http://placeimg.com/640/480</text:p>
          </table:table-cell>
          <table:table-cell office:value-type="string">
            <text:p>Corporis asperiores qui ut qui fugit beatae quibusdam. Quidem ut debitis beatae harum. Et ipsam facere. Accusamus quia dolorem provident sit asperiores.</text:p>
          </table:table-cell>
          <table:table-cell office:value-type="boolean" office:boolean-value="false">
            <text:p>FALSE</text:p>
          </table:table-cell>
        </table:table-row>
        <table:table-row>
          <table:table-cell office:value-type="string">
            <text:p>Curtis Ward</text:p>
          </table:table-cell>
          <table:table-cell office:value-type="string">
            <text:p>(449) 922-2687 x0568</text:p>
          </table:table-cell>
          <table:table-cell office:value-type="string">
            <text:p>Annabell.Leannon69@yahoo.com</text:p>
          </table:table-cell>
          <table:table-cell office:value-type="string">
            <text:p>26933 Denesik Mews</text:p>
          </table:table-cell>
          <table:table-cell office:value-type="string">
            <text:p>Aliciaberg</text:p>
          </table:table-cell>
          <table:table-cell office:value-type="string">
            <text:p>Oregon</text:p>
          </table:table-cell>
          <table:table-cell office:value-type="string">
            <text:p>28947-8331</text:p>
          </table:table-cell>
          <table:table-cell office:value-type="string">
            <text:p>833326870</text:p>
          </table:table-cell>
          <table:table-cell office:value-type="string">
            <text:p>Baby</text:p>
          </table:table-cell>
          <table:table-cell office:value-type="string">
            <text:p>Hansen, MacGyver and Reichel</text:p>
          </table:table-cell>
          <table:table-cell office:value-type="float" office:value="44563.05659784722">
            <text:p>44563.05659784722</text:p>
          </table:table-cell>
          <table:table-cell office:value-type="string">
            <text:p>http://placeimg.com/640/480</text:p>
          </table:table-cell>
          <table:table-cell office:value-type="string">
            <text:p>Aut accusamus in omnis consequuntur illum fugiat. In velit numquam eos. Autem consequatur consequuntur totam est a voluptatem. Et explicabo at id incidunt voluptate voluptatem id.</text:p>
          </table:table-cell>
          <table:table-cell office:value-type="boolean" office:boolean-value="true">
            <text:p>TRUE</text:p>
          </table:table-cell>
        </table:table-row>
        <table:table-row>
          <table:table-cell office:value-type="string">
            <text:p>Virginia Paucek</text:p>
          </table:table-cell>
          <table:table-cell office:value-type="string">
            <text:p>(400) 819-5382</text:p>
          </table:table-cell>
          <table:table-cell office:value-type="string">
            <text:p>Jayne_Quitzon62@hotmail.com</text:p>
          </table:table-cell>
          <table:table-cell office:value-type="string">
            <text:p>37093 Giovanna Dam</text:p>
          </table:table-cell>
          <table:table-cell office:value-type="string">
            <text:p>Bartellmouth</text:p>
          </table:table-cell>
          <table:table-cell office:value-type="string">
            <text:p>Minnesota</text:p>
          </table:table-cell>
          <table:table-cell office:value-type="string">
            <text:p>90775-9063</text:p>
          </table:table-cell>
          <table:table-cell office:value-type="string">
            <text:p>210529287</text:p>
          </table:table-cell>
          <table:table-cell office:value-type="string">
            <text:p>Garden</text:p>
          </table:table-cell>
          <table:table-cell office:value-type="string">
            <text:p>Towne, Corkery and Wehner</text:p>
          </table:table-cell>
          <table:table-cell office:value-type="float" office:value="44329.25500496528">
            <text:p>44329.25500496528</text:p>
          </table:table-cell>
          <table:table-cell office:value-type="string">
            <text:p>http://placeimg.com/640/480</text:p>
          </table:table-cell>
          <table:table-cell office:value-type="string">
            <text:p>Magnam neque qui voluptas ut dolore consequuntur et quo est. In quidem unde a omnis. Rerum assumenda et accusantium.</text:p>
          </table:table-cell>
          <table:table-cell office:value-type="boolean" office:boolean-value="false">
            <text:p>FALSE</text:p>
          </table:table-cell>
        </table:table-row>
        <table:table-row>
          <table:table-cell office:value-type="string">
            <text:p>Verna Koch</text:p>
          </table:table-cell>
          <table:table-cell office:value-type="string">
            <text:p>(477) 277-3400</text:p>
          </table:table-cell>
          <table:table-cell office:value-type="string">
            <text:p>Effie.Bashirian15@hotmail.com</text:p>
          </table:table-cell>
          <table:table-cell office:value-type="string">
            <text:p>69953 Schultz Parkways</text:p>
          </table:table-cell>
          <table:table-cell office:value-type="string">
            <text:p>New Tremainechester</text:p>
          </table:table-cell>
          <table:table-cell office:value-type="string">
            <text:p>West Virginia</text:p>
          </table:table-cell>
          <table:table-cell office:value-type="string">
            <text:p>56337-6353</text:p>
          </table:table-cell>
          <table:table-cell office:value-type="string">
            <text:p>017469809</text:p>
          </table:table-cell>
          <table:table-cell office:value-type="string">
            <text:p>Games</text:p>
          </table:table-cell>
          <table:table-cell office:value-type="string">
            <text:p>Fay and Sons</text:p>
          </table:table-cell>
          <table:table-cell office:value-type="float" office:value="44449.355214386575">
            <text:p>44449.355214386575</text:p>
          </table:table-cell>
          <table:table-cell office:value-type="string">
            <text:p>http://placeimg.com/640/480</text:p>
          </table:table-cell>
          <table:table-cell office:value-type="string">
            <text:p>Magni quo repudiandae dolorum dolor velit natus. Occaecati vitae nostrum necessitatibus. Blanditiis consequatur non autem.</text:p>
          </table:table-cell>
          <table:table-cell office:value-type="boolean" office:boolean-value="false">
            <text:p>FALSE</text:p>
          </table:table-cell>
        </table:table-row>
        <table:table-row>
          <table:table-cell office:value-type="string">
            <text:p>Vincent Hane</text:p>
          </table:table-cell>
          <table:table-cell office:value-type="string">
            <text:p>567-408-1821 x0902</text:p>
          </table:table-cell>
          <table:table-cell office:value-type="string">
            <text:p>Frankie_McLaughlin@gmail.com</text:p>
          </table:table-cell>
          <table:table-cell office:value-type="string">
            <text:p>221 Mayer Rapids</text:p>
          </table:table-cell>
          <table:table-cell office:value-type="string">
            <text:p>North Astridmouth</text:p>
          </table:table-cell>
          <table:table-cell office:value-type="string">
            <text:p>Arkansas</text:p>
          </table:table-cell>
          <table:table-cell office:value-type="string">
            <text:p>96806-4788</text:p>
          </table:table-cell>
          <table:table-cell office:value-type="string">
            <text:p>671965451</text:p>
          </table:table-cell>
          <table:table-cell office:value-type="string">
            <text:p>Baby</text:p>
          </table:table-cell>
          <table:table-cell office:value-type="string">
            <text:p>Wyman and Sons</text:p>
          </table:table-cell>
          <table:table-cell office:value-type="float" office:value="44548.560260625">
            <text:p>44548.560260625</text:p>
          </table:table-cell>
          <table:table-cell office:value-type="string">
            <text:p>http://placeimg.com/640/480</text:p>
          </table:table-cell>
          <table:table-cell office:value-type="string">
            <text:p>Quibusdam est vel architecto incidunt doloremque molestiae molestiae aut. Quasi velit deserunt omnis nihil nemo veritatis assumenda. Occaecati aut ullam nesciunt corporis ipsum neque. Et ab ut blanditiis sequi nihil quasi. Iusto assumenda blanditiis eum eligendi placeat soluta.</text:p>
          </table:table-cell>
          <table:table-cell office:value-type="boolean" office:boolean-value="false">
            <text:p>FALSE</text:p>
          </table:table-cell>
        </table:table-row>
        <table:table-row>
          <table:table-cell office:value-type="string">
            <text:p>Oscar Hessel</text:p>
          </table:table-cell>
          <table:table-cell office:value-type="string">
            <text:p>496-227-4204 x02852</text:p>
          </table:table-cell>
          <table:table-cell office:value-type="string">
            <text:p>Emilie_Kuhlman72@yahoo.com</text:p>
          </table:table-cell>
          <table:table-cell office:value-type="string">
            <text:p>875 Naomi Corners</text:p>
          </table:table-cell>
          <table:table-cell office:value-type="string">
            <text:p>Streichfurt</text:p>
          </table:table-cell>
          <table:table-cell office:value-type="string">
            <text:p>Illinois</text:p>
          </table:table-cell>
          <table:table-cell office:value-type="string">
            <text:p>08605</text:p>
          </table:table-cell>
          <table:table-cell office:value-type="string">
            <text:p>832309610</text:p>
          </table:table-cell>
          <table:table-cell office:value-type="string">
            <text:p>Home</text:p>
          </table:table-cell>
          <table:table-cell office:value-type="string">
            <text:p>Daniel, Kutch and Kautzer</text:p>
          </table:table-cell>
          <table:table-cell office:value-type="float" office:value="44309.57984912037">
            <text:p>44309.57984912037</text:p>
          </table:table-cell>
          <table:table-cell office:value-type="string">
            <text:p>http://placeimg.com/640/480</text:p>
          </table:table-cell>
          <table:table-cell office:value-type="string">
            <text:p>Error nam enim impedit accusamus aperiam qui quis assumenda molestias. Officia sit magnam possimus non amet. Voluptas omnis numquam officiis. Excepturi hic sed at suscipit et.</text:p>
          </table:table-cell>
          <table:table-cell office:value-type="boolean" office:boolean-value="false">
            <text:p>FALSE</text:p>
          </table:table-cell>
        </table:table-row>
        <table:table-row>
          <table:table-cell office:value-type="string">
            <text:p>Kim Kemmer</text:p>
          </table:table-cell>
          <table:table-cell office:value-type="string">
            <text:p>1-674-679-7817</text:p>
          </table:table-cell>
          <table:table-cell office:value-type="string">
            <text:p>Zoila12@yahoo.com</text:p>
          </table:table-cell>
          <table:table-cell office:value-type="string">
            <text:p>9049 Gleichner Glen</text:p>
          </table:table-cell>
          <table:table-cell office:value-type="string">
            <text:p>Corneliusview</text:p>
          </table:table-cell>
          <table:table-cell office:value-type="string">
            <text:p>Tennessee</text:p>
          </table:table-cell>
          <table:table-cell office:value-type="string">
            <text:p>66386</text:p>
          </table:table-cell>
          <table:table-cell office:value-type="string">
            <text:p>506468751</text:p>
          </table:table-cell>
          <table:table-cell office:value-type="string">
            <text:p>Industrial</text:p>
          </table:table-cell>
          <table:table-cell office:value-type="string">
            <text:p>Willms, Gulgowski and Jacobi</text:p>
          </table:table-cell>
          <table:table-cell office:value-type="float" office:value="44248.18603651621">
            <text:p>44248.18603651621</text:p>
          </table:table-cell>
          <table:table-cell office:value-type="string">
            <text:p>http://placeimg.com/640/480</text:p>
          </table:table-cell>
          <table:table-cell office:value-type="string">
            <text:p>Sequi culpa sapiente rerum aspernatur beatae. Corporis numquam porro voluptatem doloremque praesentium non quis et. Incidunt necessitatibus ut et dolorem quia.</text:p>
          </table:table-cell>
          <table:table-cell office:value-type="boolean" office:boolean-value="true">
            <text:p>TRUE</text:p>
          </table:table-cell>
        </table:table-row>
        <table:table-row>
          <table:table-cell office:value-type="string">
            <text:p>Natasha Stehr</text:p>
          </table:table-cell>
          <table:table-cell office:value-type="string">
            <text:p>1-983-254-5823</text:p>
          </table:table-cell>
          <table:table-cell office:value-type="string">
            <text:p>Bertram.Breitenberg34@yahoo.com</text:p>
          </table:table-cell>
          <table:table-cell office:value-type="string">
            <text:p>20057 Smith Manors</text:p>
          </table:table-cell>
          <table:table-cell office:value-type="string">
            <text:p>Clementinaside</text:p>
          </table:table-cell>
          <table:table-cell office:value-type="string">
            <text:p>Texas</text:p>
          </table:table-cell>
          <table:table-cell office:value-type="string">
            <text:p>15842-9420</text:p>
          </table:table-cell>
          <table:table-cell office:value-type="string">
            <text:p>859754141</text:p>
          </table:table-cell>
          <table:table-cell office:value-type="string">
            <text:p>Outdoors</text:p>
          </table:table-cell>
          <table:table-cell office:value-type="string">
            <text:p>Ledner - Jacobson</text:p>
          </table:table-cell>
          <table:table-cell office:value-type="float" office:value="44395.2950477662">
            <text:p>44395.2950477662</text:p>
          </table:table-cell>
          <table:table-cell office:value-type="string">
            <text:p>http://placeimg.com/640/480</text:p>
          </table:table-cell>
          <table:table-cell office:value-type="string">
            <text:p>Reprehenderit et temporibus voluptatibus ratione soluta provident. Rem inventore enim autem tenetur sunt molestiae quasi. Porro vel minus. Ea soluta magnam aut quis officia.</text:p>
          </table:table-cell>
          <table:table-cell office:value-type="boolean" office:boolean-value="false">
            <text:p>FALSE</text:p>
          </table:table-cell>
        </table:table-row>
        <table:table-row>
          <table:table-cell office:value-type="string">
            <text:p>Andrew Considine</text:p>
          </table:table-cell>
          <table:table-cell office:value-type="string">
            <text:p>(916) 264-5184 x8460</text:p>
          </table:table-cell>
          <table:table-cell office:value-type="string">
            <text:p>Cecil_Nitzsche@hotmail.com</text:p>
          </table:table-cell>
          <table:table-cell office:value-type="string">
            <text:p>98439 Abshire Valleys</text:p>
          </table:table-cell>
          <table:table-cell office:value-type="string">
            <text:p>East Lisandrotown</text:p>
          </table:table-cell>
          <table:table-cell office:value-type="string">
            <text:p>West Virginia</text:p>
          </table:table-cell>
          <table:table-cell office:value-type="string">
            <text:p>47315-1410</text:p>
          </table:table-cell>
          <table:table-cell office:value-type="string">
            <text:p>112055626</text:p>
          </table:table-cell>
          <table:table-cell office:value-type="string">
            <text:p>Games</text:p>
          </table:table-cell>
          <table:table-cell office:value-type="string">
            <text:p>Kunde, Conroy and Grady</text:p>
          </table:table-cell>
          <table:table-cell office:value-type="float" office:value="44426.01944137731">
            <text:p>44426.01944137731</text:p>
          </table:table-cell>
          <table:table-cell office:value-type="string">
            <text:p>http://placeimg.com/640/480</text:p>
          </table:table-cell>
          <table:table-cell office:value-type="string">
            <text:p>Cum in aut quo vitae expedita est tempora. Consequatur nostrum aut et quo voluptatem veniam qui alias numquam. Dolore ullam ducimus voluptatem minima deserunt. Perspiciatis impedit quis et.</text:p>
          </table:table-cell>
          <table:table-cell office:value-type="boolean" office:boolean-value="false">
            <text:p>FALSE</text:p>
          </table:table-cell>
        </table:table-row>
        <table:table-row>
          <table:table-cell office:value-type="string">
            <text:p>Pat Roberts</text:p>
          </table:table-cell>
          <table:table-cell office:value-type="string">
            <text:p>(474) 838-0026 x7229</text:p>
          </table:table-cell>
          <table:table-cell office:value-type="string">
            <text:p>Rosetta.Frami@gmail.com</text:p>
          </table:table-cell>
          <table:table-cell office:value-type="string">
            <text:p>4663 Sawayn Meadow</text:p>
          </table:table-cell>
          <table:table-cell office:value-type="string">
            <text:p>Longmont</text:p>
          </table:table-cell>
          <table:table-cell office:value-type="string">
            <text:p>Virginia</text:p>
          </table:table-cell>
          <table:table-cell office:value-type="string">
            <text:p>44794-1187</text:p>
          </table:table-cell>
          <table:table-cell office:value-type="string">
            <text:p>254289758</text:p>
          </table:table-cell>
          <table:table-cell office:value-type="string">
            <text:p>Health</text:p>
          </table:table-cell>
          <table:table-cell office:value-type="string">
            <text:p>Hickle, Reynolds and Bergstrom</text:p>
          </table:table-cell>
          <table:table-cell office:value-type="float" office:value="44459.38793440972">
            <text:p>44459.38793440972</text:p>
          </table:table-cell>
          <table:table-cell office:value-type="string">
            <text:p>http://placeimg.com/640/480</text:p>
          </table:table-cell>
          <table:table-cell office:value-type="string">
            <text:p>Quia fugit voluptatem aspernatur ducimus veniam ipsum. Consequatur consequatur aut qui magni eos consequatur voluptas. Laboriosam enim minima id. Sed natus dolor deserunt ut rem sit magnam dolor.</text:p>
          </table:table-cell>
          <table:table-cell office:value-type="boolean" office:boolean-value="true">
            <text:p>TRUE</text:p>
          </table:table-cell>
        </table:table-row>
        <table:table-row>
          <table:table-cell office:value-type="string">
            <text:p>Inez Stracke</text:p>
          </table:table-cell>
          <table:table-cell office:value-type="string">
            <text:p>345.859.6087</text:p>
          </table:table-cell>
          <table:table-cell office:value-type="string">
            <text:p>Jedediah99@gmail.com</text:p>
          </table:table-cell>
          <table:table-cell office:value-type="string">
            <text:p>600 Murazik Meadow</text:p>
          </table:table-cell>
          <table:table-cell office:value-type="string">
            <text:p>Lake Jewellfort</text:p>
          </table:table-cell>
          <table:table-cell office:value-type="string">
            <text:p>Florida</text:p>
          </table:table-cell>
          <table:table-cell office:value-type="string">
            <text:p>10818</text:p>
          </table:table-cell>
          <table:table-cell office:value-type="string">
            <text:p>258583573</text:p>
          </table:table-cell>
          <table:table-cell office:value-type="string">
            <text:p>Grocery</text:p>
          </table:table-cell>
          <table:table-cell office:value-type="string">
            <text:p>Ankunding - Haag</text:p>
          </table:table-cell>
          <table:table-cell office:value-type="float" office:value="44453.783907881945">
            <text:p>44453.783907881945</text:p>
          </table:table-cell>
          <table:table-cell office:value-type="string">
            <text:p>http://placeimg.com/640/480</text:p>
          </table:table-cell>
          <table:table-cell office:value-type="string">
            <text:p>Aspernatur error provident mollitia rerum voluptatem nobis doloremque eaque. Aut non delectus vero dolorum tempora rerum natus praesentium. Corporis quia culpa repudiandae magnam. Fugiat aut aut architecto ex eligendi possimus rerum.</text:p>
          </table:table-cell>
          <table:table-cell office:value-type="boolean" office:boolean-value="false">
            <text:p>FALSE</text:p>
          </table:table-cell>
        </table:table-row>
        <table:table-row>
          <table:table-cell office:value-type="string">
            <text:p>Preston O'Kon</text:p>
          </table:table-cell>
          <table:table-cell office:value-type="string">
            <text:p>855-859-3139 x10695</text:p>
          </table:table-cell>
          <table:table-cell office:value-type="string">
            <text:p>Damian_Dickens@gmail.com</text:p>
          </table:table-cell>
          <table:table-cell office:value-type="string">
            <text:p>66124 Hallie Plains</text:p>
          </table:table-cell>
          <table:table-cell office:value-type="string">
            <text:p>Blockfurt</text:p>
          </table:table-cell>
          <table:table-cell office:value-type="string">
            <text:p>New Jersey</text:p>
          </table:table-cell>
          <table:table-cell office:value-type="string">
            <text:p>58829</text:p>
          </table:table-cell>
          <table:table-cell office:value-type="string">
            <text:p>243124950</text:p>
          </table:table-cell>
          <table:table-cell office:value-type="string">
            <text:p>Automotive</text:p>
          </table:table-cell>
          <table:table-cell office:value-type="string">
            <text:p>Schiller, Larson and Gusikowski</text:p>
          </table:table-cell>
          <table:table-cell office:value-type="float" office:value="44446.498320150466">
            <text:p>44446.498320150466</text:p>
          </table:table-cell>
          <table:table-cell office:value-type="string">
            <text:p>http://placeimg.com/640/480</text:p>
          </table:table-cell>
          <table:table-cell office:value-type="string">
            <text:p>Blanditiis aut qui necessitatibus amet voluptas. Tenetur veniam temporibus. Est officiis molestiae. Placeat error praesentium est rerum esse voluptatum necessitatibus exercitationem.</text:p>
          </table:table-cell>
          <table:table-cell office:value-type="boolean" office:boolean-value="true">
            <text:p>TRUE</text:p>
          </table:table-cell>
        </table:table-row>
        <table:table-row>
          <table:table-cell office:value-type="string">
            <text:p>Leslie Bauch</text:p>
          </table:table-cell>
          <table:table-cell office:value-type="string">
            <text:p>1-348-673-1379 x9687</text:p>
          </table:table-cell>
          <table:table-cell office:value-type="string">
            <text:p>Eddie_Hoppe@yahoo.com</text:p>
          </table:table-cell>
          <table:table-cell office:value-type="string">
            <text:p>1829 Simonis Lodge</text:p>
          </table:table-cell>
          <table:table-cell office:value-type="string">
            <text:p>Keelingtown</text:p>
          </table:table-cell>
          <table:table-cell office:value-type="string">
            <text:p>Maryland</text:p>
          </table:table-cell>
          <table:table-cell office:value-type="string">
            <text:p>65577</text:p>
          </table:table-cell>
          <table:table-cell office:value-type="string">
            <text:p>481175062</text:p>
          </table:table-cell>
          <table:table-cell office:value-type="string">
            <text:p>Health</text:p>
          </table:table-cell>
          <table:table-cell office:value-type="string">
            <text:p>Torp - Johns</text:p>
          </table:table-cell>
          <table:table-cell office:value-type="float" office:value="44246.30071725694">
            <text:p>44246.30071725694</text:p>
          </table:table-cell>
          <table:table-cell office:value-type="string">
            <text:p>http://placeimg.com/640/480</text:p>
          </table:table-cell>
          <table:table-cell office:value-type="string">
            <text:p>Quisquam enim accusantium assumenda aut et perferendis. Sed et maxime ut dolor reiciendis sapiente sit. Et voluptatem ducimus voluptates distinctio quasi. Excepturi sapiente ex. Hic non veniam.</text:p>
          </table:table-cell>
          <table:table-cell office:value-type="boolean" office:boolean-value="false">
            <text:p>FALSE</text:p>
          </table:table-cell>
        </table:table-row>
        <table:table-row>
          <table:table-cell office:value-type="string">
            <text:p>Miss Traci Koch</text:p>
          </table:table-cell>
          <table:table-cell office:value-type="string">
            <text:p>(643) 925-7742 x2007</text:p>
          </table:table-cell>
          <table:table-cell office:value-type="string">
            <text:p>Shaina.Barrows87@hotmail.com</text:p>
          </table:table-cell>
          <table:table-cell office:value-type="string">
            <text:p>8990 Bette Mission</text:p>
          </table:table-cell>
          <table:table-cell office:value-type="string">
            <text:p>New Darren</text:p>
          </table:table-cell>
          <table:table-cell office:value-type="string">
            <text:p>Pennsylvania</text:p>
          </table:table-cell>
          <table:table-cell office:value-type="string">
            <text:p>77713-6244</text:p>
          </table:table-cell>
          <table:table-cell office:value-type="string">
            <text:p>575493980</text:p>
          </table:table-cell>
          <table:table-cell office:value-type="string">
            <text:p>Health</text:p>
          </table:table-cell>
          <table:table-cell office:value-type="string">
            <text:p>Pollich LLC</text:p>
          </table:table-cell>
          <table:table-cell office:value-type="float" office:value="44411.87165861111">
            <text:p>44411.87165861111</text:p>
          </table:table-cell>
          <table:table-cell office:value-type="string">
            <text:p>http://placeimg.com/640/480</text:p>
          </table:table-cell>
          <table:table-cell office:value-type="string">
            <text:p>At sunt consequuntur voluptatem aliquid et. Consequatur nam et non ipsum dolore unde minima. Debitis in quasi id et. Enim ut repellat. Earum distinctio expedita veniam placeat.</text:p>
          </table:table-cell>
          <table:table-cell office:value-type="boolean" office:boolean-value="false">
            <text:p>FALSE</text:p>
          </table:table-cell>
        </table:table-row>
        <table:table-row>
          <table:table-cell office:value-type="string">
            <text:p>Don Kassulke</text:p>
          </table:table-cell>
          <table:table-cell office:value-type="string">
            <text:p>1-334-981-7666 x29088</text:p>
          </table:table-cell>
          <table:table-cell office:value-type="string">
            <text:p>Adriel_McCullough@hotmail.com</text:p>
          </table:table-cell>
          <table:table-cell office:value-type="string">
            <text:p>52848 Pfeffer Ville</text:p>
          </table:table-cell>
          <table:table-cell office:value-type="string">
            <text:p>East Hilton</text:p>
          </table:table-cell>
          <table:table-cell office:value-type="string">
            <text:p>Indiana</text:p>
          </table:table-cell>
          <table:table-cell office:value-type="string">
            <text:p>39496-6918</text:p>
          </table:table-cell>
          <table:table-cell office:value-type="string">
            <text:p>009892594</text:p>
          </table:table-cell>
          <table:table-cell office:value-type="string">
            <text:p>Jewelery</text:p>
          </table:table-cell>
          <table:table-cell office:value-type="string">
            <text:p>Gleichner, Anderson and Herman</text:p>
          </table:table-cell>
          <table:table-cell office:value-type="float" office:value="44257.664882997684">
            <text:p>44257.664882997684</text:p>
          </table:table-cell>
          <table:table-cell office:value-type="string">
            <text:p>http://placeimg.com/640/480</text:p>
          </table:table-cell>
          <table:table-cell office:value-type="string">
            <text:p>Odio assumenda dolor assumenda deserunt pariatur corporis dolores. Sapiente et nihil et recusandae non enim aut at reiciendis. Quod veritatis est voluptatem eius commodi tenetur expedita. Quasi est dolores voluptatum voluptatem.</text:p>
          </table:table-cell>
          <table:table-cell office:value-type="boolean" office:boolean-value="true">
            <text:p>TRUE</text:p>
          </table:table-cell>
        </table:table-row>
        <table:table-row>
          <table:table-cell office:value-type="string">
            <text:p>Wilson Ledner</text:p>
          </table:table-cell>
          <table:table-cell office:value-type="string">
            <text:p>1-991-816-4413 x024</text:p>
          </table:table-cell>
          <table:table-cell office:value-type="string">
            <text:p>Edyth.Hintz66@yahoo.com</text:p>
          </table:table-cell>
          <table:table-cell office:value-type="string">
            <text:p>37006 Claudie Squares</text:p>
          </table:table-cell>
          <table:table-cell office:value-type="string">
            <text:p>Boehmtown</text:p>
          </table:table-cell>
          <table:table-cell office:value-type="string">
            <text:p>New Hampshire</text:p>
          </table:table-cell>
          <table:table-cell office:value-type="string">
            <text:p>86519</text:p>
          </table:table-cell>
          <table:table-cell office:value-type="string">
            <text:p>126396708</text:p>
          </table:table-cell>
          <table:table-cell office:value-type="string">
            <text:p>Clothing</text:p>
          </table:table-cell>
          <table:table-cell office:value-type="string">
            <text:p>Heidenreich and Sons</text:p>
          </table:table-cell>
          <table:table-cell office:value-type="float" office:value="44373.96849943287">
            <text:p>44373.96849943287</text:p>
          </table:table-cell>
          <table:table-cell office:value-type="string">
            <text:p>http://placeimg.com/640/480</text:p>
          </table:table-cell>
          <table:table-cell office:value-type="string">
            <text:p>Enim deleniti iusto laudantium aut saepe quo facilis odit. Nesciunt ut aut aut. Vel ut dolore et repellat eum et id. Quasi tempore suscipit voluptatum et.</text:p>
          </table:table-cell>
          <table:table-cell office:value-type="boolean" office:boolean-value="true">
            <text:p>TRUE</text:p>
          </table:table-cell>
        </table:table-row>
        <table:table-row>
          <table:table-cell office:value-type="string">
            <text:p>Drew Bernier</text:p>
          </table:table-cell>
          <table:table-cell office:value-type="string">
            <text:p>220-227-4694 x8596</text:p>
          </table:table-cell>
          <table:table-cell office:value-type="string">
            <text:p>Hettie.Schumm@hotmail.com</text:p>
          </table:table-cell>
          <table:table-cell office:value-type="string">
            <text:p>1750 Billy Loop</text:p>
          </table:table-cell>
          <table:table-cell office:value-type="string">
            <text:p>East Enricoland</text:p>
          </table:table-cell>
          <table:table-cell office:value-type="string">
            <text:p>Alaska</text:p>
          </table:table-cell>
          <table:table-cell office:value-type="string">
            <text:p>73437-4557</text:p>
          </table:table-cell>
          <table:table-cell office:value-type="string">
            <text:p>865752616</text:p>
          </table:table-cell>
          <table:table-cell office:value-type="string">
            <text:p>Home</text:p>
          </table:table-cell>
          <table:table-cell office:value-type="string">
            <text:p>Gerhold, Langosh and Heathcote</text:p>
          </table:table-cell>
          <table:table-cell office:value-type="float" office:value="44338.770378912035">
            <text:p>44338.770378912035</text:p>
          </table:table-cell>
          <table:table-cell office:value-type="string">
            <text:p>http://placeimg.com/640/480</text:p>
          </table:table-cell>
          <table:table-cell office:value-type="string">
            <text:p>Consequatur tempore sed dolorum cum. Quasi iure repellendus non necessitatibus qui sunt aut. Et id aut omnis rerum iste quasi ut sapiente.</text:p>
          </table:table-cell>
          <table:table-cell office:value-type="boolean" office:boolean-value="true">
            <text:p>TRUE</text:p>
          </table:table-cell>
        </table:table-row>
        <table:table-row>
          <table:table-cell office:value-type="string">
            <text:p>Ms. Eva Kozey</text:p>
          </table:table-cell>
          <table:table-cell office:value-type="string">
            <text:p>1-238-751-3815</text:p>
          </table:table-cell>
          <table:table-cell office:value-type="string">
            <text:p>Mekhi_Bauch83@yahoo.com</text:p>
          </table:table-cell>
          <table:table-cell office:value-type="string">
            <text:p>17448 Mayer Corners</text:p>
          </table:table-cell>
          <table:table-cell office:value-type="string">
            <text:p>East Jaimestad</text:p>
          </table:table-cell>
          <table:table-cell office:value-type="string">
            <text:p>Arizona</text:p>
          </table:table-cell>
          <table:table-cell office:value-type="string">
            <text:p>80679-7377</text:p>
          </table:table-cell>
          <table:table-cell office:value-type="string">
            <text:p>816846458</text:p>
          </table:table-cell>
          <table:table-cell office:value-type="string">
            <text:p>Shoes</text:p>
          </table:table-cell>
          <table:table-cell office:value-type="string">
            <text:p>Powlowski and Sons</text:p>
          </table:table-cell>
          <table:table-cell office:value-type="float" office:value="44490.15145038194">
            <text:p>44490.15145038194</text:p>
          </table:table-cell>
          <table:table-cell office:value-type="string">
            <text:p>http://placeimg.com/640/480</text:p>
          </table:table-cell>
          <table:table-cell office:value-type="string">
            <text:p>Nulla laudantium ducimus. Fugit tenetur aliquam et totam mollitia deserunt omnis totam. Minus veniam odio tenetur necessitatibus. Consequatur velit repudiandae aliquid ut recusandae neque eligendi. Et porro consequatur. Quasi quaerat aut.</text:p>
          </table:table-cell>
          <table:table-cell office:value-type="boolean" office:boolean-value="false">
            <text:p>FALSE</text:p>
          </table:table-cell>
        </table:table-row>
        <table:table-row>
          <table:table-cell office:value-type="string">
            <text:p>Nina Reichel</text:p>
          </table:table-cell>
          <table:table-cell office:value-type="string">
            <text:p>1-856-674-4040</text:p>
          </table:table-cell>
          <table:table-cell office:value-type="string">
            <text:p>Harold_Huel@gmail.com</text:p>
          </table:table-cell>
          <table:table-cell office:value-type="string">
            <text:p>6591 Kane Throughway</text:p>
          </table:table-cell>
          <table:table-cell office:value-type="string">
            <text:p>Arnaldofurt</text:p>
          </table:table-cell>
          <table:table-cell office:value-type="string">
            <text:p>Ohio</text:p>
          </table:table-cell>
          <table:table-cell office:value-type="string">
            <text:p>21088</text:p>
          </table:table-cell>
          <table:table-cell office:value-type="string">
            <text:p>137426492</text:p>
          </table:table-cell>
          <table:table-cell office:value-type="string">
            <text:p>Tools</text:p>
          </table:table-cell>
          <table:table-cell office:value-type="string">
            <text:p>Smith and Sons</text:p>
          </table:table-cell>
          <table:table-cell office:value-type="float" office:value="44266.387599409725">
            <text:p>44266.387599409725</text:p>
          </table:table-cell>
          <table:table-cell office:value-type="string">
            <text:p>http://placeimg.com/640/480</text:p>
          </table:table-cell>
          <table:table-cell office:value-type="string">
            <text:p>Reiciendis illo eligendi. Voluptatem nihil cupiditate illo quae error sed. Saepe accusamus architecto quibusdam quo laudantium tempora facere. Non voluptatem dignissimos voluptatum sit.</text:p>
          </table:table-cell>
          <table:table-cell office:value-type="boolean" office:boolean-value="false">
            <text:p>FALSE</text:p>
          </table:table-cell>
        </table:table-row>
        <table:table-row>
          <table:table-cell office:value-type="string">
            <text:p>Orville Green</text:p>
          </table:table-cell>
          <table:table-cell office:value-type="string">
            <text:p>(336) 273-0617</text:p>
          </table:table-cell>
          <table:table-cell office:value-type="string">
            <text:p>Leatha62@hotmail.com</text:p>
          </table:table-cell>
          <table:table-cell office:value-type="string">
            <text:p>951 Stamm Fords</text:p>
          </table:table-cell>
          <table:table-cell office:value-type="string">
            <text:p>Moenshire</text:p>
          </table:table-cell>
          <table:table-cell office:value-type="string">
            <text:p>Missouri</text:p>
          </table:table-cell>
          <table:table-cell office:value-type="string">
            <text:p>94564-1949</text:p>
          </table:table-cell>
          <table:table-cell office:value-type="string">
            <text:p>685829949</text:p>
          </table:table-cell>
          <table:table-cell office:value-type="string">
            <text:p>Sports</text:p>
          </table:table-cell>
          <table:table-cell office:value-type="string">
            <text:p>Davis, Klein and Goodwin</text:p>
          </table:table-cell>
          <table:table-cell office:value-type="float" office:value="44291.4583691088">
            <text:p>44291.4583691088</text:p>
          </table:table-cell>
          <table:table-cell office:value-type="string">
            <text:p>http://placeimg.com/640/480</text:p>
          </table:table-cell>
          <table:table-cell office:value-type="string">
            <text:p>Quia libero laboriosam veritatis deserunt nemo quia quo aliquam. Quaerat dignissimos cumque corporis. Rerum quo esse ratione non perferendis corporis deleniti. Nam facilis et aut fugit aut.</text:p>
          </table:table-cell>
          <table:table-cell office:value-type="boolean" office:boolean-value="false">
            <text:p>FALSE</text:p>
          </table:table-cell>
        </table:table-row>
        <table:table-row>
          <table:table-cell office:value-type="string">
            <text:p>Edna Sawayn</text:p>
          </table:table-cell>
          <table:table-cell office:value-type="string">
            <text:p>916-562-1289 x06961</text:p>
          </table:table-cell>
          <table:table-cell office:value-type="string">
            <text:p>Shaun.Dare16@hotmail.com</text:p>
          </table:table-cell>
          <table:table-cell office:value-type="string">
            <text:p>9181 Cara Trail</text:p>
          </table:table-cell>
          <table:table-cell office:value-type="string">
            <text:p>Sipeston</text:p>
          </table:table-cell>
          <table:table-cell office:value-type="string">
            <text:p>Alabama</text:p>
          </table:table-cell>
          <table:table-cell office:value-type="string">
            <text:p>85090</text:p>
          </table:table-cell>
          <table:table-cell office:value-type="string">
            <text:p>222068668</text:p>
          </table:table-cell>
          <table:table-cell office:value-type="string">
            <text:p>Kids</text:p>
          </table:table-cell>
          <table:table-cell office:value-type="string">
            <text:p>Gottlieb, McLaughlin and Stiedemann</text:p>
          </table:table-cell>
          <table:table-cell office:value-type="float" office:value="44450.85021478009">
            <text:p>44450.85021478009</text:p>
          </table:table-cell>
          <table:table-cell office:value-type="string">
            <text:p>http://placeimg.com/640/480</text:p>
          </table:table-cell>
          <table:table-cell office:value-type="string">
            <text:p>Minus quia laudantium veritatis consequatur dignissimos voluptatem dolore. Eligendi sit in perferendis et ut. Illo eligendi mollitia corrupti eligendi non nobis totam.</text:p>
          </table:table-cell>
          <table:table-cell office:value-type="boolean" office:boolean-value="false">
            <text:p>FALSE</text:p>
          </table:table-cell>
        </table:table-row>
        <table:table-row>
          <table:table-cell office:value-type="string">
            <text:p>Jerry Bayer</text:p>
          </table:table-cell>
          <table:table-cell office:value-type="string">
            <text:p>(948) 378-8365</text:p>
          </table:table-cell>
          <table:table-cell office:value-type="string">
            <text:p>Otho_Howe37@hotmail.com</text:p>
          </table:table-cell>
          <table:table-cell office:value-type="string">
            <text:p>6437 Delta Street</text:p>
          </table:table-cell>
          <table:table-cell office:value-type="string">
            <text:p>Durganstad</text:p>
          </table:table-cell>
          <table:table-cell office:value-type="string">
            <text:p>South Dakota</text:p>
          </table:table-cell>
          <table:table-cell office:value-type="string">
            <text:p>70411</text:p>
          </table:table-cell>
          <table:table-cell office:value-type="string">
            <text:p>396516978</text:p>
          </table:table-cell>
          <table:table-cell office:value-type="string">
            <text:p>Outdoors</text:p>
          </table:table-cell>
          <table:table-cell office:value-type="string">
            <text:p>Crooks LLC</text:p>
          </table:table-cell>
          <table:table-cell office:value-type="float" office:value="44234.889759074074">
            <text:p>44234.889759074074</text:p>
          </table:table-cell>
          <table:table-cell office:value-type="string">
            <text:p>http://placeimg.com/640/480</text:p>
          </table:table-cell>
          <table:table-cell office:value-type="string">
            <text:p>Eum quo aut nostrum dignissimos. Doloribus perspiciatis error dolorem aut itaque eius nobis et ut. Nostrum et porro sint dolorum vel sapiente. Iste esse voluptas dolores quis voluptatem facilis.</text:p>
          </table:table-cell>
          <table:table-cell office:value-type="boolean" office:boolean-value="true">
            <text:p>TRUE</text:p>
          </table:table-cell>
        </table:table-row>
        <table:table-row>
          <table:table-cell office:value-type="string">
            <text:p>Ms. Amanda Schoen</text:p>
          </table:table-cell>
          <table:table-cell office:value-type="string">
            <text:p>(706) 758-0006</text:p>
          </table:table-cell>
          <table:table-cell office:value-type="string">
            <text:p>Coby.Price@hotmail.com</text:p>
          </table:table-cell>
          <table:table-cell office:value-type="string">
            <text:p>8586 Hahn Circle</text:p>
          </table:table-cell>
          <table:table-cell office:value-type="string">
            <text:p>Port Shad</text:p>
          </table:table-cell>
          <table:table-cell office:value-type="string">
            <text:p>Wisconsin</text:p>
          </table:table-cell>
          <table:table-cell office:value-type="string">
            <text:p>11813-3158</text:p>
          </table:table-cell>
          <table:table-cell office:value-type="string">
            <text:p>251350499</text:p>
          </table:table-cell>
          <table:table-cell office:value-type="string">
            <text:p>Kids</text:p>
          </table:table-cell>
          <table:table-cell office:value-type="string">
            <text:p>Rogahn Inc</text:p>
          </table:table-cell>
          <table:table-cell office:value-type="float" office:value="44441.53488295139">
            <text:p>44441.53488295139</text:p>
          </table:table-cell>
          <table:table-cell office:value-type="string">
            <text:p>http://placeimg.com/640/480</text:p>
          </table:table-cell>
          <table:table-cell office:value-type="string">
            <text:p>Ea cumque omnis expedita et nulla. Pariatur recusandae at. Eum quidem rerum dolor repellendus harum consequatur. Quam vel illo rerum quam. Et corporis ipsam qui voluptatem autem tenetur omnis officiis.</text:p>
          </table:table-cell>
          <table:table-cell office:value-type="boolean" office:boolean-value="true">
            <text:p>TRUE</text:p>
          </table:table-cell>
        </table:table-row>
        <table:table-row>
          <table:table-cell office:value-type="string">
            <text:p>Eddie Lakin</text:p>
          </table:table-cell>
          <table:table-cell office:value-type="string">
            <text:p>1-421-783-0236</text:p>
          </table:table-cell>
          <table:table-cell office:value-type="string">
            <text:p>Trinity.Yundt77@gmail.com</text:p>
          </table:table-cell>
          <table:table-cell office:value-type="string">
            <text:p>6796 Lolita Locks</text:p>
          </table:table-cell>
          <table:table-cell office:value-type="string">
            <text:p>Ratkefurt</text:p>
          </table:table-cell>
          <table:table-cell office:value-type="string">
            <text:p>Oregon</text:p>
          </table:table-cell>
          <table:table-cell office:value-type="string">
            <text:p>89387-1384</text:p>
          </table:table-cell>
          <table:table-cell office:value-type="string">
            <text:p>023814668</text:p>
          </table:table-cell>
          <table:table-cell office:value-type="string">
            <text:p>Jewelery</text:p>
          </table:table-cell>
          <table:table-cell office:value-type="string">
            <text:p>Shields, Denesik and DuBuque</text:p>
          </table:table-cell>
          <table:table-cell office:value-type="float" office:value="44547.46090131944">
            <text:p>44547.46090131944</text:p>
          </table:table-cell>
          <table:table-cell office:value-type="string">
            <text:p>http://placeimg.com/640/480</text:p>
          </table:table-cell>
          <table:table-cell office:value-type="string">
            <text:p>Non neque et molestias aut expedita et laboriosam molestiae. Amet quos dolores molestiae pariatur rerum. Qui aliquam ipsa.</text:p>
          </table:table-cell>
          <table:table-cell office:value-type="boolean" office:boolean-value="false">
            <text:p>FALSE</text:p>
          </table:table-cell>
        </table:table-row>
        <table:table-row>
          <table:table-cell office:value-type="string">
            <text:p>Ricardo Rath</text:p>
          </table:table-cell>
          <table:table-cell office:value-type="string">
            <text:p>774-608-5624 x67669</text:p>
          </table:table-cell>
          <table:table-cell office:value-type="string">
            <text:p>Aracely53@yahoo.com</text:p>
          </table:table-cell>
          <table:table-cell office:value-type="string">
            <text:p>49605 Barney Falls</text:p>
          </table:table-cell>
          <table:table-cell office:value-type="string">
            <text:p>Spencerton</text:p>
          </table:table-cell>
          <table:table-cell office:value-type="string">
            <text:p>Maryland</text:p>
          </table:table-cell>
          <table:table-cell office:value-type="string">
            <text:p>00807</text:p>
          </table:table-cell>
          <table:table-cell office:value-type="string">
            <text:p>568464285</text:p>
          </table:table-cell>
          <table:table-cell office:value-type="string">
            <text:p>Clothing</text:p>
          </table:table-cell>
          <table:table-cell office:value-type="string">
            <text:p>Johnson, Oberbrunner and Gislason</text:p>
          </table:table-cell>
          <table:table-cell office:value-type="float" office:value="44452.8336234375">
            <text:p>44452.8336234375</text:p>
          </table:table-cell>
          <table:table-cell office:value-type="string">
            <text:p>http://placeimg.com/640/480</text:p>
          </table:table-cell>
          <table:table-cell office:value-type="string">
            <text:p>Dolor ducimus aut maxime voluptatem. Expedita hic temporibus numquam voluptatem porro incidunt quo impedit omnis. Ut quis nostrum quisquam et. Laudantium omnis ipsa placeat dolore fuga a. Est aut eum doloribus nisi excepturi ab perspiciatis odio dignissimos. Pariatur officia voluptas laborum nulla soluta nesciunt.</text:p>
          </table:table-cell>
          <table:table-cell office:value-type="boolean" office:boolean-value="false">
            <text:p>FALSE</text:p>
          </table:table-cell>
        </table:table-row>
        <table:table-row>
          <table:table-cell office:value-type="string">
            <text:p>Dean Murazik</text:p>
          </table:table-cell>
          <table:table-cell office:value-type="string">
            <text:p>(417) 327-8868 x90447</text:p>
          </table:table-cell>
          <table:table-cell office:value-type="string">
            <text:p>Ella.Aufderhar17@yahoo.com</text:p>
          </table:table-cell>
          <table:table-cell office:value-type="string">
            <text:p>552 Crona Valley</text:p>
          </table:table-cell>
          <table:table-cell office:value-type="string">
            <text:p>East Eulah</text:p>
          </table:table-cell>
          <table:table-cell office:value-type="string">
            <text:p>Mississippi</text:p>
          </table:table-cell>
          <table:table-cell office:value-type="string">
            <text:p>15919</text:p>
          </table:table-cell>
          <table:table-cell office:value-type="string">
            <text:p>397472707</text:p>
          </table:table-cell>
          <table:table-cell office:value-type="string">
            <text:p>Home</text:p>
          </table:table-cell>
          <table:table-cell office:value-type="string">
            <text:p>Goodwin - Goldner</text:p>
          </table:table-cell>
          <table:table-cell office:value-type="float" office:value="44349.59615027778">
            <text:p>44349.59615027778</text:p>
          </table:table-cell>
          <table:table-cell office:value-type="string">
            <text:p>http://placeimg.com/640/480</text:p>
          </table:table-cell>
          <table:table-cell office:value-type="string">
            <text:p>Animi et ipsum debitis ea quia aut corporis. Eligendi animi molestias nam sit. Est similique alias quia corrupti possimus consequatur et enim. Ipsa expedita aut sint saepe reprehenderit aut odit qui hic.</text:p>
          </table:table-cell>
          <table:table-cell office:value-type="boolean" office:boolean-value="false">
            <text:p>FALSE</text:p>
          </table:table-cell>
        </table:table-row>
        <table:table-row>
          <table:table-cell office:value-type="string">
            <text:p>Wendell Wilderman</text:p>
          </table:table-cell>
          <table:table-cell office:value-type="string">
            <text:p>397-978-7506 x82855</text:p>
          </table:table-cell>
          <table:table-cell office:value-type="string">
            <text:p>William_Stehr@hotmail.com</text:p>
          </table:table-cell>
          <table:table-cell office:value-type="string">
            <text:p>64729 Rohan Passage</text:p>
          </table:table-cell>
          <table:table-cell office:value-type="string">
            <text:p>Satterfieldmouth</text:p>
          </table:table-cell>
          <table:table-cell office:value-type="string">
            <text:p>North Carolina</text:p>
          </table:table-cell>
          <table:table-cell office:value-type="string">
            <text:p>99980-5897</text:p>
          </table:table-cell>
          <table:table-cell office:value-type="string">
            <text:p>723998936</text:p>
          </table:table-cell>
          <table:table-cell office:value-type="string">
            <text:p>Grocery</text:p>
          </table:table-cell>
          <table:table-cell office:value-type="string">
            <text:p>Osinski Inc</text:p>
          </table:table-cell>
          <table:table-cell office:value-type="float" office:value="44393.89163597222">
            <text:p>44393.89163597222</text:p>
          </table:table-cell>
          <table:table-cell office:value-type="string">
            <text:p>http://placeimg.com/640/480</text:p>
          </table:table-cell>
          <table:table-cell office:value-type="string">
            <text:p>Facere asperiores eos. Nihil temporibus nostrum est. Minus aut maiores. Est dolor hic error eos. Qui ut consequatur expedita eveniet sunt. Cumque quibusdam adipisci et voluptate officia recusandae.</text:p>
          </table:table-cell>
          <table:table-cell office:value-type="boolean" office:boolean-value="true">
            <text:p>TRUE</text:p>
          </table:table-cell>
        </table:table-row>
        <table:table-row>
          <table:table-cell office:value-type="string">
            <text:p>Daniel Little</text:p>
          </table:table-cell>
          <table:table-cell office:value-type="string">
            <text:p>1-376-985-0351 x0158</text:p>
          </table:table-cell>
          <table:table-cell office:value-type="string">
            <text:p>Anissa2@gmail.com</text:p>
          </table:table-cell>
          <table:table-cell office:value-type="string">
            <text:p>342 Lincoln Brooks</text:p>
          </table:table-cell>
          <table:table-cell office:value-type="string">
            <text:p>Collierville</text:p>
          </table:table-cell>
          <table:table-cell office:value-type="string">
            <text:p>Washington</text:p>
          </table:table-cell>
          <table:table-cell office:value-type="string">
            <text:p>22511-9666</text:p>
          </table:table-cell>
          <table:table-cell office:value-type="string">
            <text:p>508993486</text:p>
          </table:table-cell>
          <table:table-cell office:value-type="string">
            <text:p>Computers</text:p>
          </table:table-cell>
          <table:table-cell office:value-type="string">
            <text:p>Kutch, Cassin and Stamm</text:p>
          </table:table-cell>
          <table:table-cell office:value-type="float" office:value="44339.92410730324">
            <text:p>44339.92410730324</text:p>
          </table:table-cell>
          <table:table-cell office:value-type="string">
            <text:p>http://placeimg.com/640/480</text:p>
          </table:table-cell>
          <table:table-cell office:value-type="string">
            <text:p>Molestiae exercitationem libero quia quis autem ipsa facere. Est dignissimos sed officia. Iure voluptas voluptatem cupiditate necessitatibus enim voluptas dolore ut voluptatibus. Non mollitia ratione nostrum quis. Nisi consectetur optio est eos est ullam.</text:p>
          </table:table-cell>
          <table:table-cell office:value-type="boolean" office:boolean-value="true">
            <text:p>TRUE</text:p>
          </table:table-cell>
        </table:table-row>
        <table:table-row>
          <table:table-cell office:value-type="string">
            <text:p>Mr. Mario Schneider</text:p>
          </table:table-cell>
          <table:table-cell office:value-type="string">
            <text:p>1-988-597-5676</text:p>
          </table:table-cell>
          <table:table-cell office:value-type="string">
            <text:p>Doug_Hodkiewicz14@hotmail.com</text:p>
          </table:table-cell>
          <table:table-cell office:value-type="string">
            <text:p>813 Wisoky Land</text:p>
          </table:table-cell>
          <table:table-cell office:value-type="string">
            <text:p>South Kory</text:p>
          </table:table-cell>
          <table:table-cell office:value-type="string">
            <text:p>Vermont</text:p>
          </table:table-cell>
          <table:table-cell office:value-type="string">
            <text:p>84039</text:p>
          </table:table-cell>
          <table:table-cell office:value-type="string">
            <text:p>406902278</text:p>
          </table:table-cell>
          <table:table-cell office:value-type="string">
            <text:p>Kids</text:p>
          </table:table-cell>
          <table:table-cell office:value-type="string">
            <text:p>Schinner - Cassin</text:p>
          </table:table-cell>
          <table:table-cell office:value-type="float" office:value="44471.27799267361">
            <text:p>44471.27799267361</text:p>
          </table:table-cell>
          <table:table-cell office:value-type="string">
            <text:p>http://placeimg.com/640/480</text:p>
          </table:table-cell>
          <table:table-cell office:value-type="string">
            <text:p>Accusantium vel velit optio mollitia sapiente pariatur molestiae. Assumenda quia quam aut ea occaecati voluptatem. Odio officiis officiis esse praesentium pariatur aut et. Repellendus possimus omnis exercitationem impedit.</text:p>
          </table:table-cell>
          <table:table-cell office:value-type="boolean" office:boolean-value="true">
            <text:p>TRUE</text:p>
          </table:table-cell>
        </table:table-row>
        <table:table-row>
          <table:table-cell office:value-type="string">
            <text:p>Raquel Shields</text:p>
          </table:table-cell>
          <table:table-cell office:value-type="string">
            <text:p>1-353-798-7826</text:p>
          </table:table-cell>
          <table:table-cell office:value-type="string">
            <text:p>Lulu.Boyle91@hotmail.com</text:p>
          </table:table-cell>
          <table:table-cell office:value-type="string">
            <text:p>1389 Auer Pines</text:p>
          </table:table-cell>
          <table:table-cell office:value-type="string">
            <text:p>East Erica</text:p>
          </table:table-cell>
          <table:table-cell office:value-type="string">
            <text:p>New Hampshire</text:p>
          </table:table-cell>
          <table:table-cell office:value-type="string">
            <text:p>52142</text:p>
          </table:table-cell>
          <table:table-cell office:value-type="string">
            <text:p>174642857</text:p>
          </table:table-cell>
          <table:table-cell office:value-type="string">
            <text:p>Games</text:p>
          </table:table-cell>
          <table:table-cell office:value-type="string">
            <text:p>Trantow, Macejkovic and Medhurst</text:p>
          </table:table-cell>
          <table:table-cell office:value-type="float" office:value="44317.760696666664">
            <text:p>44317.760696666664</text:p>
          </table:table-cell>
          <table:table-cell office:value-type="string">
            <text:p>http://placeimg.com/640/480</text:p>
          </table:table-cell>
          <table:table-cell office:value-type="string">
            <text:p>Omnis inventore velit. Nemo qui qui tenetur eligendi occaecati laboriosam. Alias vel eligendi nobis et error similique sed debitis suscipit. Ratione doloribus earum omnis optio veritatis voluptatum iure. Quis nemo porro aut earum et est id incidunt.</text:p>
          </table:table-cell>
          <table:table-cell office:value-type="boolean" office:boolean-value="false">
            <text:p>FALSE</text:p>
          </table:table-cell>
        </table:table-row>
        <table:table-row>
          <table:table-cell office:value-type="string">
            <text:p>Jan Ruecker PhD</text:p>
          </table:table-cell>
          <table:table-cell office:value-type="string">
            <text:p>919-985-6928 x3201</text:p>
          </table:table-cell>
          <table:table-cell office:value-type="string">
            <text:p>Mylene_Tromp4@yahoo.com</text:p>
          </table:table-cell>
          <table:table-cell office:value-type="string">
            <text:p>275 Gust Roads</text:p>
          </table:table-cell>
          <table:table-cell office:value-type="string">
            <text:p>Port Jovanton</text:p>
          </table:table-cell>
          <table:table-cell office:value-type="string">
            <text:p>Louisiana</text:p>
          </table:table-cell>
          <table:table-cell office:value-type="string">
            <text:p>78632</text:p>
          </table:table-cell>
          <table:table-cell office:value-type="string">
            <text:p>943163651</text:p>
          </table:table-cell>
          <table:table-cell office:value-type="string">
            <text:p>Electronics</text:p>
          </table:table-cell>
          <table:table-cell office:value-type="string">
            <text:p>Koch LLC</text:p>
          </table:table-cell>
          <table:table-cell office:value-type="float" office:value="44284.389282511576">
            <text:p>44284.389282511576</text:p>
          </table:table-cell>
          <table:table-cell office:value-type="string">
            <text:p>http://placeimg.com/640/480</text:p>
          </table:table-cell>
          <table:table-cell office:value-type="string">
            <text:p>Porro repudiandae culpa aliquid. Rerum quia porro repellat reiciendis. Ut explicabo et culpa. Nihil odio ut eius velit rem. Doloremque ab voluptatem aperiam eum aut.</text:p>
          </table:table-cell>
          <table:table-cell office:value-type="boolean" office:boolean-value="false">
            <text:p>FALSE</text:p>
          </table:table-cell>
        </table:table-row>
        <table:table-row>
          <table:table-cell office:value-type="string">
            <text:p>Dr. Sheryl Cassin</text:p>
          </table:table-cell>
          <table:table-cell office:value-type="string">
            <text:p>350.933.3449 x2442</text:p>
          </table:table-cell>
          <table:table-cell office:value-type="string">
            <text:p>Zena_Ernser68@gmail.com</text:p>
          </table:table-cell>
          <table:table-cell office:value-type="string">
            <text:p>2860 General Road</text:p>
          </table:table-cell>
          <table:table-cell office:value-type="string">
            <text:p>Lake Ridge</text:p>
          </table:table-cell>
          <table:table-cell office:value-type="string">
            <text:p>Alaska</text:p>
          </table:table-cell>
          <table:table-cell office:value-type="string">
            <text:p>37860-9587</text:p>
          </table:table-cell>
          <table:table-cell office:value-type="string">
            <text:p>031246532</text:p>
          </table:table-cell>
          <table:table-cell office:value-type="string">
            <text:p>Kids</text:p>
          </table:table-cell>
          <table:table-cell office:value-type="string">
            <text:p>Nikolaus, Rath and Sanford</text:p>
          </table:table-cell>
          <table:table-cell office:value-type="float" office:value="44458.19961386574">
            <text:p>44458.19961386574</text:p>
          </table:table-cell>
          <table:table-cell office:value-type="string">
            <text:p>http://placeimg.com/640/480</text:p>
          </table:table-cell>
          <table:table-cell office:value-type="string">
            <text:p>Quia animi reiciendis quaerat architecto ea nisi rem. Consectetur corporis quia et quidem. Aperiam neque iste. Est unde officia consectetur distinctio ut nulla necessitatibus id. Laborum dolor voluptates harum et. Non aliquid cumque architecto est ut veritatis.</text:p>
          </table:table-cell>
          <table:table-cell office:value-type="boolean" office:boolean-value="false">
            <text:p>FALSE</text:p>
          </table:table-cell>
        </table:table-row>
        <table:table-row>
          <table:table-cell office:value-type="string">
            <text:p>Marsha Schroeder</text:p>
          </table:table-cell>
          <table:table-cell office:value-type="string">
            <text:p>586-718-5552 x80622</text:p>
          </table:table-cell>
          <table:table-cell office:value-type="string">
            <text:p>Cletus63@gmail.com</text:p>
          </table:table-cell>
          <table:table-cell office:value-type="string">
            <text:p>161 Bode Circles</text:p>
          </table:table-cell>
          <table:table-cell office:value-type="string">
            <text:p>Lake Aleneside</text:p>
          </table:table-cell>
          <table:table-cell office:value-type="string">
            <text:p>Colorado</text:p>
          </table:table-cell>
          <table:table-cell office:value-type="string">
            <text:p>01794</text:p>
          </table:table-cell>
          <table:table-cell office:value-type="string">
            <text:p>957707472</text:p>
          </table:table-cell>
          <table:table-cell office:value-type="string">
            <text:p>Automotive</text:p>
          </table:table-cell>
          <table:table-cell office:value-type="string">
            <text:p>Nikolaus, Sanford and D'Amore</text:p>
          </table:table-cell>
          <table:table-cell office:value-type="float" office:value="44525.303112326386">
            <text:p>44525.303112326386</text:p>
          </table:table-cell>
          <table:table-cell office:value-type="string">
            <text:p>http://placeimg.com/640/480</text:p>
          </table:table-cell>
          <table:table-cell office:value-type="string">
            <text:p>Sapiente enim aut aut veritatis voluptatem adipisci ipsum aut. Est et consequatur odit aut debitis voluptatem. Magni aliquam id quo eos dolores veritatis. Accusantium asperiores deserunt harum cupiditate esse ab vel adipisci. Aut nemo assumenda quis velit beatae in distinctio dolore optio. In voluptatibus ducimus eos ducimus.</text:p>
          </table:table-cell>
          <table:table-cell office:value-type="boolean" office:boolean-value="false">
            <text:p>FALSE</text:p>
          </table:table-cell>
        </table:table-row>
        <table:table-row>
          <table:table-cell office:value-type="string">
            <text:p>Bernadette Jenkins</text:p>
          </table:table-cell>
          <table:table-cell office:value-type="string">
            <text:p>1-752-673-5424 x9759</text:p>
          </table:table-cell>
          <table:table-cell office:value-type="string">
            <text:p>Rudolph_VonRueden@yahoo.com</text:p>
          </table:table-cell>
          <table:table-cell office:value-type="string">
            <text:p>44821 Upton Flat</text:p>
          </table:table-cell>
          <table:table-cell office:value-type="string">
            <text:p>Macburgh</text:p>
          </table:table-cell>
          <table:table-cell office:value-type="string">
            <text:p>Louisiana</text:p>
          </table:table-cell>
          <table:table-cell office:value-type="string">
            <text:p>48221</text:p>
          </table:table-cell>
          <table:table-cell office:value-type="string">
            <text:p>769363363</text:p>
          </table:table-cell>
          <table:table-cell office:value-type="string">
            <text:p>Computers</text:p>
          </table:table-cell>
          <table:table-cell office:value-type="string">
            <text:p>Tremblay, Murazik and Rice</text:p>
          </table:table-cell>
          <table:table-cell office:value-type="float" office:value="44385.743814918984">
            <text:p>44385.743814918984</text:p>
          </table:table-cell>
          <table:table-cell office:value-type="string">
            <text:p>http://placeimg.com/640/480</text:p>
          </table:table-cell>
          <table:table-cell office:value-type="string">
            <text:p>Deleniti aut totam ut possimus. Praesentium ut placeat quo corrupti laboriosam molestias non eaque blanditiis. Tempora reprehenderit neque quaerat consequatur est natus architecto aspernatur cupiditate. Est nihil est et fugiat quo ipsum non.</text:p>
          </table:table-cell>
          <table:table-cell office:value-type="boolean" office:boolean-value="true">
            <text:p>TRUE</text:p>
          </table:table-cell>
        </table:table-row>
        <table:table-row>
          <table:table-cell office:value-type="string">
            <text:p>Nathaniel Hoeger</text:p>
          </table:table-cell>
          <table:table-cell office:value-type="string">
            <text:p>(314) 995-0385 x51409</text:p>
          </table:table-cell>
          <table:table-cell office:value-type="string">
            <text:p>Lucious.Lynch33@gmail.com</text:p>
          </table:table-cell>
          <table:table-cell office:value-type="string">
            <text:p>272 Bode Road</text:p>
          </table:table-cell>
          <table:table-cell office:value-type="string">
            <text:p>Edgardoview</text:p>
          </table:table-cell>
          <table:table-cell office:value-type="string">
            <text:p>Washington</text:p>
          </table:table-cell>
          <table:table-cell office:value-type="string">
            <text:p>29901</text:p>
          </table:table-cell>
          <table:table-cell office:value-type="string">
            <text:p>837225281</text:p>
          </table:table-cell>
          <table:table-cell office:value-type="string">
            <text:p>Books</text:p>
          </table:table-cell>
          <table:table-cell office:value-type="string">
            <text:p>Feeney, Hyatt and Hamill</text:p>
          </table:table-cell>
          <table:table-cell office:value-type="float" office:value="44451.737765405094">
            <text:p>44451.737765405094</text:p>
          </table:table-cell>
          <table:table-cell office:value-type="string">
            <text:p>http://placeimg.com/640/480</text:p>
          </table:table-cell>
          <table:table-cell office:value-type="string">
            <text:p>Odit recusandae repudiandae ut quia molestias possimus saepe quam eaque. Amet consequatur odit deserunt sunt facilis. Harum vero at consequatur corrupti quo itaque.</text:p>
          </table:table-cell>
          <table:table-cell office:value-type="boolean" office:boolean-value="true">
            <text:p>TRUE</text:p>
          </table:table-cell>
        </table:table-row>
        <table:table-row>
          <table:table-cell office:value-type="string">
            <text:p>Margaret Lockman</text:p>
          </table:table-cell>
          <table:table-cell office:value-type="string">
            <text:p>(474) 690-1608</text:p>
          </table:table-cell>
          <table:table-cell office:value-type="string">
            <text:p>Duncan_Kunde58@hotmail.com</text:p>
          </table:table-cell>
          <table:table-cell office:value-type="string">
            <text:p>22902 Reynolds Tunnel</text:p>
          </table:table-cell>
          <table:table-cell office:value-type="string">
            <text:p>Goldnerport</text:p>
          </table:table-cell>
          <table:table-cell office:value-type="string">
            <text:p>Texas</text:p>
          </table:table-cell>
          <table:table-cell office:value-type="string">
            <text:p>89397-2093</text:p>
          </table:table-cell>
          <table:table-cell office:value-type="string">
            <text:p>388420661</text:p>
          </table:table-cell>
          <table:table-cell office:value-type="string">
            <text:p>Baby</text:p>
          </table:table-cell>
          <table:table-cell office:value-type="string">
            <text:p>Littel and Sons</text:p>
          </table:table-cell>
          <table:table-cell office:value-type="float" office:value="44461.066314421296">
            <text:p>44461.066314421296</text:p>
          </table:table-cell>
          <table:table-cell office:value-type="string">
            <text:p>http://placeimg.com/640/480</text:p>
          </table:table-cell>
          <table:table-cell office:value-type="string">
            <text:p>Vitae qui nulla quis delectus repellendus. Dolorem itaque possimus exercitationem cumque. Laborum explicabo distinctio. Vel odit consequatur dolorem aut recusandae quisquam qui et. Sint iure ut est.</text:p>
          </table:table-cell>
          <table:table-cell office:value-type="boolean" office:boolean-value="false">
            <text:p>FALSE</text:p>
          </table:table-cell>
        </table:table-row>
        <table:table-row>
          <table:table-cell office:value-type="string">
            <text:p>Laurence Kertzmann</text:p>
          </table:table-cell>
          <table:table-cell office:value-type="string">
            <text:p>(823) 339-9713 x502</text:p>
          </table:table-cell>
          <table:table-cell office:value-type="string">
            <text:p>Nelle2@hotmail.com</text:p>
          </table:table-cell>
          <table:table-cell office:value-type="string">
            <text:p>837 Gerry Crossroad</text:p>
          </table:table-cell>
          <table:table-cell office:value-type="string">
            <text:p>East Brad</text:p>
          </table:table-cell>
          <table:table-cell office:value-type="string">
            <text:p>Montana</text:p>
          </table:table-cell>
          <table:table-cell office:value-type="string">
            <text:p>30388</text:p>
          </table:table-cell>
          <table:table-cell office:value-type="string">
            <text:p>606859765</text:p>
          </table:table-cell>
          <table:table-cell office:value-type="string">
            <text:p>Outdoors</text:p>
          </table:table-cell>
          <table:table-cell office:value-type="string">
            <text:p>Cummings, Mohr and Cole</text:p>
          </table:table-cell>
          <table:table-cell office:value-type="float" office:value="44380.98444221065">
            <text:p>44380.98444221065</text:p>
          </table:table-cell>
          <table:table-cell office:value-type="string">
            <text:p>http://placeimg.com/640/480</text:p>
          </table:table-cell>
          <table:table-cell office:value-type="string">
            <text:p>Et iste optio. Cupiditate ea dolores eum ullam aut. Sunt harum neque voluptates aut repellendus. Animi saepe voluptate velit repellat molestias commodi.</text:p>
          </table:table-cell>
          <table:table-cell office:value-type="boolean" office:boolean-value="true">
            <text:p>TRUE</text:p>
          </table:table-cell>
        </table:table-row>
        <table:table-row>
          <table:table-cell office:value-type="string">
            <text:p>Wesley Glover</text:p>
          </table:table-cell>
          <table:table-cell office:value-type="string">
            <text:p>242.758.7320</text:p>
          </table:table-cell>
          <table:table-cell office:value-type="string">
            <text:p>Fiona41@yahoo.com</text:p>
          </table:table-cell>
          <table:table-cell office:value-type="string">
            <text:p>0759 Harvey Extension</text:p>
          </table:table-cell>
          <table:table-cell office:value-type="string">
            <text:p>Sebastianhaven</text:p>
          </table:table-cell>
          <table:table-cell office:value-type="string">
            <text:p>Montana</text:p>
          </table:table-cell>
          <table:table-cell office:value-type="string">
            <text:p>09635-4791</text:p>
          </table:table-cell>
          <table:table-cell office:value-type="string">
            <text:p>109104205</text:p>
          </table:table-cell>
          <table:table-cell office:value-type="string">
            <text:p>Toys</text:p>
          </table:table-cell>
          <table:table-cell office:value-type="string">
            <text:p>Weissnat - Stamm</text:p>
          </table:table-cell>
          <table:table-cell office:value-type="float" office:value="44366.45058362268">
            <text:p>44366.45058362268</text:p>
          </table:table-cell>
          <table:table-cell office:value-type="string">
            <text:p>http://placeimg.com/640/480</text:p>
          </table:table-cell>
          <table:table-cell office:value-type="string">
            <text:p>Id ut sit natus voluptas eaque rerum culpa. Iusto et commodi saepe enim eos ad accusantium doloremque et. Perspiciatis aut cupiditate placeat iste dolorum sed.</text:p>
          </table:table-cell>
          <table:table-cell office:value-type="boolean" office:boolean-value="false">
            <text:p>FALSE</text:p>
          </table:table-cell>
        </table:table-row>
        <table:table-row>
          <table:table-cell office:value-type="string">
            <text:p>Toni Lynch</text:p>
          </table:table-cell>
          <table:table-cell office:value-type="string">
            <text:p>654-450-7335</text:p>
          </table:table-cell>
          <table:table-cell office:value-type="string">
            <text:p>Johathan_Gutmann@gmail.com</text:p>
          </table:table-cell>
          <table:table-cell office:value-type="string">
            <text:p>46813 Hauck Flats</text:p>
          </table:table-cell>
          <table:table-cell office:value-type="string">
            <text:p>Americabury</text:p>
          </table:table-cell>
          <table:table-cell office:value-type="string">
            <text:p>New Jersey</text:p>
          </table:table-cell>
          <table:table-cell office:value-type="string">
            <text:p>39972</text:p>
          </table:table-cell>
          <table:table-cell office:value-type="string">
            <text:p>500620061</text:p>
          </table:table-cell>
          <table:table-cell office:value-type="string">
            <text:p>Tools</text:p>
          </table:table-cell>
          <table:table-cell office:value-type="string">
            <text:p>Haag Inc</text:p>
          </table:table-cell>
          <table:table-cell office:value-type="float" office:value="44273.20983821759">
            <text:p>44273.20983821759</text:p>
          </table:table-cell>
          <table:table-cell office:value-type="string">
            <text:p>http://placeimg.com/640/480</text:p>
          </table:table-cell>
          <table:table-cell office:value-type="string">
            <text:p>Quisquam sed autem at eligendi maiores suscipit. Et voluptatibus ducimus. Sequi cum cum unde saepe sint. Soluta omnis expedita neque possimus sapiente ducimus dolorem. Laborum quae et quis eveniet ullam minima dolores corrupti.</text:p>
          </table:table-cell>
          <table:table-cell office:value-type="boolean" office:boolean-value="false">
            <text:p>FALSE</text:p>
          </table:table-cell>
        </table:table-row>
        <table:table-row>
          <table:table-cell office:value-type="string">
            <text:p>Vicki Medhurst</text:p>
          </table:table-cell>
          <table:table-cell office:value-type="string">
            <text:p>(831) 975-1006 x9830</text:p>
          </table:table-cell>
          <table:table-cell office:value-type="string">
            <text:p>Rita82@yahoo.com</text:p>
          </table:table-cell>
          <table:table-cell office:value-type="string">
            <text:p>34899 Quitzon Squares</text:p>
          </table:table-cell>
          <table:table-cell office:value-type="string">
            <text:p>West Alvera</text:p>
          </table:table-cell>
          <table:table-cell office:value-type="string">
            <text:p>Iowa</text:p>
          </table:table-cell>
          <table:table-cell office:value-type="string">
            <text:p>25640-6976</text:p>
          </table:table-cell>
          <table:table-cell office:value-type="string">
            <text:p>303339067</text:p>
          </table:table-cell>
          <table:table-cell office:value-type="string">
            <text:p>Music</text:p>
          </table:table-cell>
          <table:table-cell office:value-type="string">
            <text:p>Graham, Torp and Baumbach</text:p>
          </table:table-cell>
          <table:table-cell office:value-type="float" office:value="44532.678517685184">
            <text:p>44532.678517685184</text:p>
          </table:table-cell>
          <table:table-cell office:value-type="string">
            <text:p>http://placeimg.com/640/480</text:p>
          </table:table-cell>
          <table:table-cell office:value-type="string">
            <text:p>Aut velit dolorem quisquam odit sed nihil cum sed. Labore nihil officiis autem omnis. Cupiditate error ullam facilis ipsum vero blanditiis et perferendis. Cumque consequatur id aperiam et consequatur architecto. Autem amet reprehenderit ipsam voluptates et. Laborum eligendi ut nostrum perspiciatis dignissimos.</text:p>
          </table:table-cell>
          <table:table-cell office:value-type="boolean" office:boolean-value="true">
            <text:p>TRUE</text:p>
          </table:table-cell>
        </table:table-row>
        <table:table-row>
          <table:table-cell office:value-type="string">
            <text:p>Rita Morissette</text:p>
          </table:table-cell>
          <table:table-cell office:value-type="string">
            <text:p>(998) 819-2113</text:p>
          </table:table-cell>
          <table:table-cell office:value-type="string">
            <text:p>Louie.Koch@yahoo.com</text:p>
          </table:table-cell>
          <table:table-cell office:value-type="string">
            <text:p>8994 Reynolds Forks</text:p>
          </table:table-cell>
          <table:table-cell office:value-type="string">
            <text:p>Hintzville</text:p>
          </table:table-cell>
          <table:table-cell office:value-type="string">
            <text:p>Utah</text:p>
          </table:table-cell>
          <table:table-cell office:value-type="string">
            <text:p>90861-6184</text:p>
          </table:table-cell>
          <table:table-cell office:value-type="string">
            <text:p>734083966</text:p>
          </table:table-cell>
          <table:table-cell office:value-type="string">
            <text:p>Electronics</text:p>
          </table:table-cell>
          <table:table-cell office:value-type="string">
            <text:p>Gottlieb, Rohan and Lehner</text:p>
          </table:table-cell>
          <table:table-cell office:value-type="float" office:value="44336.41759203704">
            <text:p>44336.41759203704</text:p>
          </table:table-cell>
          <table:table-cell office:value-type="string">
            <text:p>http://placeimg.com/640/480</text:p>
          </table:table-cell>
          <table:table-cell office:value-type="string">
            <text:p>Numquam optio nulla nisi. Eaque ex sunt quidem neque modi sed excepturi tempore non. Laborum debitis deleniti labore.</text:p>
          </table:table-cell>
          <table:table-cell office:value-type="boolean" office:boolean-value="false">
            <text:p>FALSE</text:p>
          </table:table-cell>
        </table:table-row>
        <table:table-row>
          <table:table-cell office:value-type="string">
            <text:p>Kristy Satterfield</text:p>
          </table:table-cell>
          <table:table-cell office:value-type="string">
            <text:p>(359) 841-8615</text:p>
          </table:table-cell>
          <table:table-cell office:value-type="string">
            <text:p>Leola_Kiehn92@gmail.com</text:p>
          </table:table-cell>
          <table:table-cell office:value-type="string">
            <text:p>01294 Stracke Light</text:p>
          </table:table-cell>
          <table:table-cell office:value-type="string">
            <text:p>Dagmarview</text:p>
          </table:table-cell>
          <table:table-cell office:value-type="string">
            <text:p>Indiana</text:p>
          </table:table-cell>
          <table:table-cell office:value-type="string">
            <text:p>20023-8271</text:p>
          </table:table-cell>
          <table:table-cell office:value-type="string">
            <text:p>459793007</text:p>
          </table:table-cell>
          <table:table-cell office:value-type="string">
            <text:p>Home</text:p>
          </table:table-cell>
          <table:table-cell office:value-type="string">
            <text:p>Ritchie, Spencer and Rolfson</text:p>
          </table:table-cell>
          <table:table-cell office:value-type="float" office:value="44361.08277644676">
            <text:p>44361.08277644676</text:p>
          </table:table-cell>
          <table:table-cell office:value-type="string">
            <text:p>http://placeimg.com/640/480</text:p>
          </table:table-cell>
          <table:table-cell office:value-type="string">
            <text:p>Et qui quod. Ea ad et maxime alias id labore reprehenderit quo. Occaecati nam nihil qui deserunt.</text:p>
          </table:table-cell>
          <table:table-cell office:value-type="boolean" office:boolean-value="true">
            <text:p>TRUE</text:p>
          </table:table-cell>
        </table:table-row>
        <table:table-row>
          <table:table-cell office:value-type="string">
            <text:p>Silvia Jerde Sr.</text:p>
          </table:table-cell>
          <table:table-cell office:value-type="string">
            <text:p>(234) 541-4498 x64835</text:p>
          </table:table-cell>
          <table:table-cell office:value-type="string">
            <text:p>Denis_Powlowski@hotmail.com</text:p>
          </table:table-cell>
          <table:table-cell office:value-type="string">
            <text:p>83164 Orn Gardens</text:p>
          </table:table-cell>
          <table:table-cell office:value-type="string">
            <text:p>Henriland</text:p>
          </table:table-cell>
          <table:table-cell office:value-type="string">
            <text:p>New Hampshire</text:p>
          </table:table-cell>
          <table:table-cell office:value-type="string">
            <text:p>22465</text:p>
          </table:table-cell>
          <table:table-cell office:value-type="string">
            <text:p>926174366</text:p>
          </table:table-cell>
          <table:table-cell office:value-type="string">
            <text:p>Toys</text:p>
          </table:table-cell>
          <table:table-cell office:value-type="string">
            <text:p>Skiles, Mitchell and Will</text:p>
          </table:table-cell>
          <table:table-cell office:value-type="float" office:value="44291.56691664352">
            <text:p>44291.56691664352</text:p>
          </table:table-cell>
          <table:table-cell office:value-type="string">
            <text:p>http://placeimg.com/640/480</text:p>
          </table:table-cell>
          <table:table-cell office:value-type="string">
            <text:p>Qui autem quidem. Itaque dolor ut eligendi repellat unde possimus consequatur. Aut repellendus accusantium accusantium. Velit qui tempora consequatur voluptatibus dolorum cum minus sint iusto. Nulla eos suscipit laborum voluptatum nulla. Quasi incidunt labore reprehenderit modi aliquid necessitatibus a ut eius.</text:p>
          </table:table-cell>
          <table:table-cell office:value-type="boolean" office:boolean-value="false">
            <text:p>FALSE</text:p>
          </table:table-cell>
        </table:table-row>
        <table:table-row>
          <table:table-cell office:value-type="string">
            <text:p>Preston Ryan</text:p>
          </table:table-cell>
          <table:table-cell office:value-type="string">
            <text:p>853.267.8598</text:p>
          </table:table-cell>
          <table:table-cell office:value-type="string">
            <text:p>Muriel_Dicki61@hotmail.com</text:p>
          </table:table-cell>
          <table:table-cell office:value-type="string">
            <text:p>8910 Cormier Highway</text:p>
          </table:table-cell>
          <table:table-cell office:value-type="string">
            <text:p>Broken Arrow</text:p>
          </table:table-cell>
          <table:table-cell office:value-type="string">
            <text:p>Minnesota</text:p>
          </table:table-cell>
          <table:table-cell office:value-type="string">
            <text:p>50605</text:p>
          </table:table-cell>
          <table:table-cell office:value-type="string">
            <text:p>600129967</text:p>
          </table:table-cell>
          <table:table-cell office:value-type="string">
            <text:p>Tools</text:p>
          </table:table-cell>
          <table:table-cell office:value-type="string">
            <text:p>Cassin, Bechtelar and Kuvalis</text:p>
          </table:table-cell>
          <table:table-cell office:value-type="float" office:value="44482.98095950232">
            <text:p>44482.98095950232</text:p>
          </table:table-cell>
          <table:table-cell office:value-type="string">
            <text:p>http://placeimg.com/640/480</text:p>
          </table:table-cell>
          <table:table-cell office:value-type="string">
            <text:p>Expedita dolorem quibusdam deserunt eum quasi. Aut ut vel itaque. Voluptates est eos. In dolorem maxime eum aut quae aut repellat. Reprehenderit mollitia error quis sint facilis voluptas qui provident. Culpa nemo quis corporis qui molestiae rerum quam et.</text:p>
          </table:table-cell>
          <table:table-cell office:value-type="boolean" office:boolean-value="false">
            <text:p>FALSE</text:p>
          </table:table-cell>
        </table:table-row>
        <table:table-row>
          <table:table-cell office:value-type="string">
            <text:p>Miss Timothy Leffler</text:p>
          </table:table-cell>
          <table:table-cell office:value-type="string">
            <text:p>(782) 358-5361 x845</text:p>
          </table:table-cell>
          <table:table-cell office:value-type="string">
            <text:p>Nikko61@yahoo.com</text:p>
          </table:table-cell>
          <table:table-cell office:value-type="string">
            <text:p>68715 Katarina Creek</text:p>
          </table:table-cell>
          <table:table-cell office:value-type="string">
            <text:p>Lake Sammie</text:p>
          </table:table-cell>
          <table:table-cell office:value-type="string">
            <text:p>Illinois</text:p>
          </table:table-cell>
          <table:table-cell office:value-type="string">
            <text:p>41092</text:p>
          </table:table-cell>
          <table:table-cell office:value-type="string">
            <text:p>507261656</text:p>
          </table:table-cell>
          <table:table-cell office:value-type="string">
            <text:p>Computers</text:p>
          </table:table-cell>
          <table:table-cell office:value-type="string">
            <text:p>Schuster Inc</text:p>
          </table:table-cell>
          <table:table-cell office:value-type="float" office:value="44234.39119108796">
            <text:p>44234.39119108796</text:p>
          </table:table-cell>
          <table:table-cell office:value-type="string">
            <text:p>http://placeimg.com/640/480</text:p>
          </table:table-cell>
          <table:table-cell office:value-type="string">
            <text:p>Consequatur doloribus et nostrum. Maxime aperiam aut autem quia nam amet odit ut. Quae et suscipit esse nam omnis. Enim eum ratione veritatis odio minus quos sed. Voluptatem odit et quaerat. Nihil libero ex fugit dicta.</text:p>
          </table:table-cell>
          <table:table-cell office:value-type="boolean" office:boolean-value="false">
            <text:p>FALSE</text:p>
          </table:table-cell>
        </table:table-row>
        <table:table-row>
          <table:table-cell office:value-type="string">
            <text:p>Darrin Padberg</text:p>
          </table:table-cell>
          <table:table-cell office:value-type="string">
            <text:p>(340) 515-1182 x921</text:p>
          </table:table-cell>
          <table:table-cell office:value-type="string">
            <text:p>Retha_Donnelly@gmail.com</text:p>
          </table:table-cell>
          <table:table-cell office:value-type="string">
            <text:p>984 Haley Rest</text:p>
          </table:table-cell>
          <table:table-cell office:value-type="string">
            <text:p>Quitzonside</text:p>
          </table:table-cell>
          <table:table-cell office:value-type="string">
            <text:p>Mississippi</text:p>
          </table:table-cell>
          <table:table-cell office:value-type="string">
            <text:p>36239-0694</text:p>
          </table:table-cell>
          <table:table-cell office:value-type="string">
            <text:p>917427514</text:p>
          </table:table-cell>
          <table:table-cell office:value-type="string">
            <text:p>Garden</text:p>
          </table:table-cell>
          <table:table-cell office:value-type="string">
            <text:p>Moore, Johnson and Bergnaum</text:p>
          </table:table-cell>
          <table:table-cell office:value-type="float" office:value="44487.077375960645">
            <text:p>44487.077375960645</text:p>
          </table:table-cell>
          <table:table-cell office:value-type="string">
            <text:p>http://placeimg.com/640/480</text:p>
          </table:table-cell>
          <table:table-cell office:value-type="string">
            <text:p>Ea a ut dolores enim sit velit omnis animi sed. Architecto voluptate vitae illo tenetur ab cupiditate possimus. Nihil non quo. Delectus totam dolores. Quo et officiis harum ut. Similique deleniti beatae et aut.</text:p>
          </table:table-cell>
          <table:table-cell office:value-type="boolean" office:boolean-value="true">
            <text:p>TRUE</text:p>
          </table:table-cell>
        </table:table-row>
        <table:table-row>
          <table:table-cell office:value-type="string">
            <text:p>Anita Bechtelar</text:p>
          </table:table-cell>
          <table:table-cell office:value-type="string">
            <text:p>427.676.6305 x931</text:p>
          </table:table-cell>
          <table:table-cell office:value-type="string">
            <text:p>Adrienne.West37@yahoo.com</text:p>
          </table:table-cell>
          <table:table-cell office:value-type="string">
            <text:p>820 Swift Views</text:p>
          </table:table-cell>
          <table:table-cell office:value-type="string">
            <text:p>East Maiyashire</text:p>
          </table:table-cell>
          <table:table-cell office:value-type="string">
            <text:p>Idaho</text:p>
          </table:table-cell>
          <table:table-cell office:value-type="string">
            <text:p>84982-7971</text:p>
          </table:table-cell>
          <table:table-cell office:value-type="string">
            <text:p>583965303</text:p>
          </table:table-cell>
          <table:table-cell office:value-type="string">
            <text:p>Shoes</text:p>
          </table:table-cell>
          <table:table-cell office:value-type="string">
            <text:p>Auer Inc</text:p>
          </table:table-cell>
          <table:table-cell office:value-type="float" office:value="44526.093582581016">
            <text:p>44526.093582581016</text:p>
          </table:table-cell>
          <table:table-cell office:value-type="string">
            <text:p>http://placeimg.com/640/480</text:p>
          </table:table-cell>
          <table:table-cell office:value-type="string">
            <text:p>Autem est ullam voluptatem delectus. Et sed aut occaecati est quos et ratione. Quisquam consequatur aut voluptatum ex voluptates tempore fuga. Animi nostrum voluptas in. Ea eum neque voluptatem nam.</text:p>
          </table:table-cell>
          <table:table-cell office:value-type="boolean" office:boolean-value="true">
            <text:p>TRUE</text:p>
          </table:table-cell>
        </table:table-row>
        <table:table-row>
          <table:table-cell office:value-type="string">
            <text:p>Neal Torp</text:p>
          </table:table-cell>
          <table:table-cell office:value-type="string">
            <text:p>1-462-250-8255</text:p>
          </table:table-cell>
          <table:table-cell office:value-type="string">
            <text:p>Desiree.Howell@yahoo.com</text:p>
          </table:table-cell>
          <table:table-cell office:value-type="string">
            <text:p>709 Linda Prairie</text:p>
          </table:table-cell>
          <table:table-cell office:value-type="string">
            <text:p>New Tyson</text:p>
          </table:table-cell>
          <table:table-cell office:value-type="string">
            <text:p>Texas</text:p>
          </table:table-cell>
          <table:table-cell office:value-type="string">
            <text:p>39915</text:p>
          </table:table-cell>
          <table:table-cell office:value-type="string">
            <text:p>845972319</text:p>
          </table:table-cell>
          <table:table-cell office:value-type="string">
            <text:p>Movies</text:p>
          </table:table-cell>
          <table:table-cell office:value-type="string">
            <text:p>Bosco Inc</text:p>
          </table:table-cell>
          <table:table-cell office:value-type="float" office:value="44520.6963141088">
            <text:p>44520.6963141088</text:p>
          </table:table-cell>
          <table:table-cell office:value-type="string">
            <text:p>http://placeimg.com/640/480</text:p>
          </table:table-cell>
          <table:table-cell office:value-type="string">
            <text:p>Deserunt a quis molestias ratione et eius. Laboriosam et magni quidem ab voluptatem pariatur hic. Voluptas odit nesciunt animi.</text:p>
          </table:table-cell>
          <table:table-cell office:value-type="boolean" office:boolean-value="false">
            <text:p>FALSE</text:p>
          </table:table-cell>
        </table:table-row>
        <table:table-row>
          <table:table-cell office:value-type="string">
            <text:p>Ms. Eric Smitham</text:p>
          </table:table-cell>
          <table:table-cell office:value-type="string">
            <text:p>563-922-7764 x86273</text:p>
          </table:table-cell>
          <table:table-cell office:value-type="string">
            <text:p>Marcelo_Langworth83@gmail.com</text:p>
          </table:table-cell>
          <table:table-cell office:value-type="string">
            <text:p>76255 Reanna Plain</text:p>
          </table:table-cell>
          <table:table-cell office:value-type="string">
            <text:p>East Cassandra</text:p>
          </table:table-cell>
          <table:table-cell office:value-type="string">
            <text:p>Missouri</text:p>
          </table:table-cell>
          <table:table-cell office:value-type="string">
            <text:p>40842-3388</text:p>
          </table:table-cell>
          <table:table-cell office:value-type="string">
            <text:p>130072021</text:p>
          </table:table-cell>
          <table:table-cell office:value-type="string">
            <text:p>Shoes</text:p>
          </table:table-cell>
          <table:table-cell office:value-type="string">
            <text:p>Hackett - Morar</text:p>
          </table:table-cell>
          <table:table-cell office:value-type="float" office:value="44460.66248821759">
            <text:p>44460.66248821759</text:p>
          </table:table-cell>
          <table:table-cell office:value-type="string">
            <text:p>http://placeimg.com/640/480</text:p>
          </table:table-cell>
          <table:table-cell office:value-type="string">
            <text:p>Quam ducimus consequatur qui adipisci repudiandae consequuntur. Magnam laudantium quia ut dolorem. At ab eligendi officia. Ipsam consequuntur nemo. Tempore minima et voluptatem voluptas esse minus alias ut nihil. Similique repellendus et ducimus est ut.</text:p>
          </table:table-cell>
          <table:table-cell office:value-type="boolean" office:boolean-value="false">
            <text:p>FALSE</text:p>
          </table:table-cell>
        </table:table-row>
        <table:table-row>
          <table:table-cell office:value-type="string">
            <text:p>Kerry Ferry</text:p>
          </table:table-cell>
          <table:table-cell office:value-type="string">
            <text:p>1-395-780-1586</text:p>
          </table:table-cell>
          <table:table-cell office:value-type="string">
            <text:p>Fae.Schimmel@hotmail.com</text:p>
          </table:table-cell>
          <table:table-cell office:value-type="string">
            <text:p>03255 Maximilian Spurs</text:p>
          </table:table-cell>
          <table:table-cell office:value-type="string">
            <text:p>Port Finn</text:p>
          </table:table-cell>
          <table:table-cell office:value-type="string">
            <text:p>Nevada</text:p>
          </table:table-cell>
          <table:table-cell office:value-type="string">
            <text:p>43689</text:p>
          </table:table-cell>
          <table:table-cell office:value-type="string">
            <text:p>178618311</text:p>
          </table:table-cell>
          <table:table-cell office:value-type="string">
            <text:p>Home</text:p>
          </table:table-cell>
          <table:table-cell office:value-type="string">
            <text:p>Borer, Rogahn and Carroll</text:p>
          </table:table-cell>
          <table:table-cell office:value-type="float" office:value="44362.316079606484">
            <text:p>44362.316079606484</text:p>
          </table:table-cell>
          <table:table-cell office:value-type="string">
            <text:p>http://placeimg.com/640/480</text:p>
          </table:table-cell>
          <table:table-cell office:value-type="string">
            <text:p>Architecto quae quidem aut repellendus. Labore repellendus expedita. Sequi rerum et officia suscipit reprehenderit. Id dolor optio sit numquam. Sed atque dicta excepturi. Consequatur est mollitia omnis reiciendis et.</text:p>
          </table:table-cell>
          <table:table-cell office:value-type="boolean" office:boolean-value="false">
            <text:p>FALSE</text:p>
          </table:table-cell>
        </table:table-row>
        <table:table-row>
          <table:table-cell office:value-type="string">
            <text:p>Homer Reinger</text:p>
          </table:table-cell>
          <table:table-cell office:value-type="string">
            <text:p>(978) 453-8804</text:p>
          </table:table-cell>
          <table:table-cell office:value-type="string">
            <text:p>Cedrick98@hotmail.com</text:p>
          </table:table-cell>
          <table:table-cell office:value-type="string">
            <text:p>703 Ruben Keys</text:p>
          </table:table-cell>
          <table:table-cell office:value-type="string">
            <text:p>Victorburgh</text:p>
          </table:table-cell>
          <table:table-cell office:value-type="string">
            <text:p>Ohio</text:p>
          </table:table-cell>
          <table:table-cell office:value-type="string">
            <text:p>21265-7945</text:p>
          </table:table-cell>
          <table:table-cell office:value-type="string">
            <text:p>285676000</text:p>
          </table:table-cell>
          <table:table-cell office:value-type="string">
            <text:p>Home</text:p>
          </table:table-cell>
          <table:table-cell office:value-type="string">
            <text:p>Flatley LLC</text:p>
          </table:table-cell>
          <table:table-cell office:value-type="float" office:value="44541.48392012731">
            <text:p>44541.48392012731</text:p>
          </table:table-cell>
          <table:table-cell office:value-type="string">
            <text:p>http://placeimg.com/640/480</text:p>
          </table:table-cell>
          <table:table-cell office:value-type="string">
            <text:p>Aliquam doloremque quis quis impedit accusantium dolores. Sunt eveniet voluptates vel rerum. Nihil mollitia et facere placeat eveniet. Ut numquam quis molestias omnis aut sint atque neque ut.</text:p>
          </table:table-cell>
          <table:table-cell office:value-type="boolean" office:boolean-value="false">
            <text:p>FALSE</text:p>
          </table:table-cell>
        </table:table-row>
        <table:table-row>
          <table:table-cell office:value-type="string">
            <text:p>Rodney Heller</text:p>
          </table:table-cell>
          <table:table-cell office:value-type="string">
            <text:p>427-878-6808</text:p>
          </table:table-cell>
          <table:table-cell office:value-type="string">
            <text:p>Lemuel40@hotmail.com</text:p>
          </table:table-cell>
          <table:table-cell office:value-type="string">
            <text:p>5772 Carley Extension</text:p>
          </table:table-cell>
          <table:table-cell office:value-type="string">
            <text:p>Port Lavernmouth</text:p>
          </table:table-cell>
          <table:table-cell office:value-type="string">
            <text:p>Maryland</text:p>
          </table:table-cell>
          <table:table-cell office:value-type="string">
            <text:p>58561</text:p>
          </table:table-cell>
          <table:table-cell office:value-type="string">
            <text:p>235785433</text:p>
          </table:table-cell>
          <table:table-cell office:value-type="string">
            <text:p>Movies</text:p>
          </table:table-cell>
          <table:table-cell office:value-type="string">
            <text:p>Stoltenberg - Brakus</text:p>
          </table:table-cell>
          <table:table-cell office:value-type="float" office:value="44483.823432060184">
            <text:p>44483.823432060184</text:p>
          </table:table-cell>
          <table:table-cell office:value-type="string">
            <text:p>http://placeimg.com/640/480</text:p>
          </table:table-cell>
          <table:table-cell office:value-type="string">
            <text:p>Occaecati omnis debitis incidunt consequatur tenetur voluptatibus quasi. Perspiciatis eligendi qui aliquid. Maxime natus ipsum aliquid dignissimos et.</text:p>
          </table:table-cell>
          <table:table-cell office:value-type="boolean" office:boolean-value="false">
            <text:p>FALSE</text:p>
          </table:table-cell>
        </table:table-row>
        <table:table-row>
          <table:table-cell office:value-type="string">
            <text:p>Norman Schaden</text:p>
          </table:table-cell>
          <table:table-cell office:value-type="string">
            <text:p>(238) 564-1670 x10223</text:p>
          </table:table-cell>
          <table:table-cell office:value-type="string">
            <text:p>Eileen82@gmail.com</text:p>
          </table:table-cell>
          <table:table-cell office:value-type="string">
            <text:p>79251 Isabelle Row</text:p>
          </table:table-cell>
          <table:table-cell office:value-type="string">
            <text:p>Arvada</text:p>
          </table:table-cell>
          <table:table-cell office:value-type="string">
            <text:p>South Carolina</text:p>
          </table:table-cell>
          <table:table-cell office:value-type="string">
            <text:p>73836-3351</text:p>
          </table:table-cell>
          <table:table-cell office:value-type="string">
            <text:p>419311487</text:p>
          </table:table-cell>
          <table:table-cell office:value-type="string">
            <text:p>Baby</text:p>
          </table:table-cell>
          <table:table-cell office:value-type="string">
            <text:p>Morissette - Mosciski</text:p>
          </table:table-cell>
          <table:table-cell office:value-type="float" office:value="44569.53356019676">
            <text:p>44569.53356019676</text:p>
          </table:table-cell>
          <table:table-cell office:value-type="string">
            <text:p>http://placeimg.com/640/480</text:p>
          </table:table-cell>
          <table:table-cell office:value-type="string">
            <text:p>Iure fugiat natus sit blanditiis voluptates alias fugiat et. Reprehenderit veniam voluptas nulla explicabo. Harum libero quibusdam asperiores accusamus ea. Ut est rerum velit consequatur adipisci. Totam est consectetur eaque ex assumenda quam hic. Libero iure non impedit doloribus mollitia perspiciatis ut.</text:p>
          </table:table-cell>
          <table:table-cell office:value-type="boolean" office:boolean-value="false">
            <text:p>FALSE</text:p>
          </table:table-cell>
        </table:table-row>
        <table:table-row>
          <table:table-cell office:value-type="string">
            <text:p>Scott Leannon Jr.</text:p>
          </table:table-cell>
          <table:table-cell office:value-type="string">
            <text:p>(773) 241-9113 x766</text:p>
          </table:table-cell>
          <table:table-cell office:value-type="string">
            <text:p>Herminia_Donnelly@yahoo.com</text:p>
          </table:table-cell>
          <table:table-cell office:value-type="string">
            <text:p>336 Cole Branch</text:p>
          </table:table-cell>
          <table:table-cell office:value-type="string">
            <text:p>Springdale</text:p>
          </table:table-cell>
          <table:table-cell office:value-type="string">
            <text:p>North Carolina</text:p>
          </table:table-cell>
          <table:table-cell office:value-type="string">
            <text:p>82293</text:p>
          </table:table-cell>
          <table:table-cell office:value-type="string">
            <text:p>185428248</text:p>
          </table:table-cell>
          <table:table-cell office:value-type="string">
            <text:p>Computers</text:p>
          </table:table-cell>
          <table:table-cell office:value-type="string">
            <text:p>Bogisich, Donnelly and Waelchi</text:p>
          </table:table-cell>
          <table:table-cell office:value-type="float" office:value="44304.08703756944">
            <text:p>44304.08703756944</text:p>
          </table:table-cell>
          <table:table-cell office:value-type="string">
            <text:p>http://placeimg.com/640/480</text:p>
          </table:table-cell>
          <table:table-cell office:value-type="string">
            <text:p>Neque doloribus voluptatem aut est sed a molestiae illum nulla. Sunt atque labore voluptatem neque doloremque. Asperiores eos quia porro.</text:p>
          </table:table-cell>
          <table:table-cell office:value-type="boolean" office:boolean-value="false">
            <text:p>FALSE</text:p>
          </table:table-cell>
        </table:table-row>
        <table:table-row>
          <table:table-cell office:value-type="string">
            <text:p>Timothy Sawayn</text:p>
          </table:table-cell>
          <table:table-cell office:value-type="string">
            <text:p>(583) 799-1113</text:p>
          </table:table-cell>
          <table:table-cell office:value-type="string">
            <text:p>Erin24@yahoo.com</text:p>
          </table:table-cell>
          <table:table-cell office:value-type="string">
            <text:p>90874 Larson Square</text:p>
          </table:table-cell>
          <table:table-cell office:value-type="string">
            <text:p>East Modestaview</text:p>
          </table:table-cell>
          <table:table-cell office:value-type="string">
            <text:p>Massachusetts</text:p>
          </table:table-cell>
          <table:table-cell office:value-type="string">
            <text:p>86220</text:p>
          </table:table-cell>
          <table:table-cell office:value-type="string">
            <text:p>522002638</text:p>
          </table:table-cell>
          <table:table-cell office:value-type="string">
            <text:p>Kids</text:p>
          </table:table-cell>
          <table:table-cell office:value-type="string">
            <text:p>Hartmann, Lowe and Grant</text:p>
          </table:table-cell>
          <table:table-cell office:value-type="float" office:value="44316.131644166664">
            <text:p>44316.131644166664</text:p>
          </table:table-cell>
          <table:table-cell office:value-type="string">
            <text:p>http://placeimg.com/640/480</text:p>
          </table:table-cell>
          <table:table-cell office:value-type="string">
            <text:p>Ut corrupti accusamus. Architecto debitis ad rerum dolorem praesentium. Aut sequi est nisi autem autem est ipsam.</text:p>
          </table:table-cell>
          <table:table-cell office:value-type="boolean" office:boolean-value="false">
            <text:p>FALSE</text:p>
          </table:table-cell>
        </table:table-row>
        <table:table-row>
          <table:table-cell office:value-type="string">
            <text:p>Eleanor Heidenreich IV</text:p>
          </table:table-cell>
          <table:table-cell office:value-type="string">
            <text:p>989.762.8996 x925</text:p>
          </table:table-cell>
          <table:table-cell office:value-type="string">
            <text:p>Rowan21@yahoo.com</text:p>
          </table:table-cell>
          <table:table-cell office:value-type="string">
            <text:p>326 Sporer Path</text:p>
          </table:table-cell>
          <table:table-cell office:value-type="string">
            <text:p>University</text:p>
          </table:table-cell>
          <table:table-cell office:value-type="string">
            <text:p>Washington</text:p>
          </table:table-cell>
          <table:table-cell office:value-type="string">
            <text:p>72345</text:p>
          </table:table-cell>
          <table:table-cell office:value-type="string">
            <text:p>193420542</text:p>
          </table:table-cell>
          <table:table-cell office:value-type="string">
            <text:p>Clothing</text:p>
          </table:table-cell>
          <table:table-cell office:value-type="string">
            <text:p>Kub, Medhurst and Fisher</text:p>
          </table:table-cell>
          <table:table-cell office:value-type="float" office:value="44379.429026516205">
            <text:p>44379.429026516205</text:p>
          </table:table-cell>
          <table:table-cell office:value-type="string">
            <text:p>http://placeimg.com/640/480</text:p>
          </table:table-cell>
          <table:table-cell office:value-type="string">
            <text:p>Eum voluptatem dolorum natus. Ullam reprehenderit fugit soluta. Magni omnis ut dolor minus et. Et aspernatur vero cumque vero quis. Facere voluptatem dignissimos.</text:p>
          </table:table-cell>
          <table:table-cell office:value-type="boolean" office:boolean-value="false">
            <text:p>FALSE</text:p>
          </table:table-cell>
        </table:table-row>
        <table:table-row>
          <table:table-cell office:value-type="string">
            <text:p>Dustin Moen Sr.</text:p>
          </table:table-cell>
          <table:table-cell office:value-type="string">
            <text:p>1-363-488-0324</text:p>
          </table:table-cell>
          <table:table-cell office:value-type="string">
            <text:p>Arnold57@gmail.com</text:p>
          </table:table-cell>
          <table:table-cell office:value-type="string">
            <text:p>4915 Ariel Cove</text:p>
          </table:table-cell>
          <table:table-cell office:value-type="string">
            <text:p>Connport</text:p>
          </table:table-cell>
          <table:table-cell office:value-type="string">
            <text:p>Massachusetts</text:p>
          </table:table-cell>
          <table:table-cell office:value-type="string">
            <text:p>87063</text:p>
          </table:table-cell>
          <table:table-cell office:value-type="string">
            <text:p>047285480</text:p>
          </table:table-cell>
          <table:table-cell office:value-type="string">
            <text:p>Shoes</text:p>
          </table:table-cell>
          <table:table-cell office:value-type="string">
            <text:p>Hodkiewicz Inc</text:p>
          </table:table-cell>
          <table:table-cell office:value-type="float" office:value="44458.837942488426">
            <text:p>44458.837942488426</text:p>
          </table:table-cell>
          <table:table-cell office:value-type="string">
            <text:p>http://placeimg.com/640/480</text:p>
          </table:table-cell>
          <table:table-cell office:value-type="string">
            <text:p>Vero eveniet voluptatem corrupti nam veritatis nihil nobis aspernatur. Quia expedita nobis placeat in eligendi at blanditiis quo eligendi. A ut sed et corrupti sapiente odio dolores quis. Aperiam ex recusandae ut ducimus nesciunt laudantium voluptatem porro. Illo et aut. Eum sint doloribus laboriosam et sunt voluptas.</text:p>
          </table:table-cell>
          <table:table-cell office:value-type="boolean" office:boolean-value="false">
            <text:p>FALSE</text:p>
          </table:table-cell>
        </table:table-row>
        <table:table-row>
          <table:table-cell office:value-type="string">
            <text:p>Glenda Brown</text:p>
          </table:table-cell>
          <table:table-cell office:value-type="string">
            <text:p>(805) 615-0735 x3833</text:p>
          </table:table-cell>
          <table:table-cell office:value-type="string">
            <text:p>Dale.Bernhard23@gmail.com</text:p>
          </table:table-cell>
          <table:table-cell office:value-type="string">
            <text:p>9250 DuBuque Viaduct</text:p>
          </table:table-cell>
          <table:table-cell office:value-type="string">
            <text:p>North Annamarieville</text:p>
          </table:table-cell>
          <table:table-cell office:value-type="string">
            <text:p>Massachusetts</text:p>
          </table:table-cell>
          <table:table-cell office:value-type="string">
            <text:p>29831-8586</text:p>
          </table:table-cell>
          <table:table-cell office:value-type="string">
            <text:p>539366257</text:p>
          </table:table-cell>
          <table:table-cell office:value-type="string">
            <text:p>Home</text:p>
          </table:table-cell>
          <table:table-cell office:value-type="string">
            <text:p>Bahringer LLC</text:p>
          </table:table-cell>
          <table:table-cell office:value-type="float" office:value="44420.055883078705">
            <text:p>44420.055883078705</text:p>
          </table:table-cell>
          <table:table-cell office:value-type="string">
            <text:p>http://placeimg.com/640/480</text:p>
          </table:table-cell>
          <table:table-cell office:value-type="string">
            <text:p>Quo ex mollitia nam officiis molestiae aperiam dolorem vel. Architecto eius qui alias accusamus tenetur voluptatem et numquam. Dolore dolor sapiente assumenda et nulla aperiam illo. Quas ut provident fuga eum molestias.</text:p>
          </table:table-cell>
          <table:table-cell office:value-type="boolean" office:boolean-value="false">
            <text:p>FALSE</text:p>
          </table:table-cell>
        </table:table-row>
        <table:table-row>
          <table:table-cell office:value-type="string">
            <text:p>Sandra Franecki</text:p>
          </table:table-cell>
          <table:table-cell office:value-type="string">
            <text:p>1-499-970-3153 x12616</text:p>
          </table:table-cell>
          <table:table-cell office:value-type="string">
            <text:p>Adelbert62@yahoo.com</text:p>
          </table:table-cell>
          <table:table-cell office:value-type="string">
            <text:p>2544 Haley Club</text:p>
          </table:table-cell>
          <table:table-cell office:value-type="string">
            <text:p>Denver</text:p>
          </table:table-cell>
          <table:table-cell office:value-type="string">
            <text:p>New York</text:p>
          </table:table-cell>
          <table:table-cell office:value-type="string">
            <text:p>72969-4650</text:p>
          </table:table-cell>
          <table:table-cell office:value-type="string">
            <text:p>811031242</text:p>
          </table:table-cell>
          <table:table-cell office:value-type="string">
            <text:p>Games</text:p>
          </table:table-cell>
          <table:table-cell office:value-type="string">
            <text:p>Zboncak LLC</text:p>
          </table:table-cell>
          <table:table-cell office:value-type="float" office:value="44440.245614733794">
            <text:p>44440.245614733794</text:p>
          </table:table-cell>
          <table:table-cell office:value-type="string">
            <text:p>http://placeimg.com/640/480</text:p>
          </table:table-cell>
          <table:table-cell office:value-type="string">
            <text:p>Repellendus praesentium ut nostrum eos. Fugiat voluptatem veritatis id libero sapiente. Et non voluptatem eos vero laborum qui. Error aliquam modi ut odit.</text:p>
          </table:table-cell>
          <table:table-cell office:value-type="boolean" office:boolean-value="true">
            <text:p>TRUE</text:p>
          </table:table-cell>
        </table:table-row>
        <table:table-row>
          <table:table-cell office:value-type="string">
            <text:p>Percy Reichel</text:p>
          </table:table-cell>
          <table:table-cell office:value-type="string">
            <text:p>(401) 566-6838 x11226</text:p>
          </table:table-cell>
          <table:table-cell office:value-type="string">
            <text:p>Jamir.Roob@hotmail.com</text:p>
          </table:table-cell>
          <table:table-cell office:value-type="string">
            <text:p>5548 Abbott Underpass</text:p>
          </table:table-cell>
          <table:table-cell office:value-type="string">
            <text:p>McLaughlinfurt</text:p>
          </table:table-cell>
          <table:table-cell office:value-type="string">
            <text:p>Vermont</text:p>
          </table:table-cell>
          <table:table-cell office:value-type="string">
            <text:p>43089</text:p>
          </table:table-cell>
          <table:table-cell office:value-type="string">
            <text:p>172740081</text:p>
          </table:table-cell>
          <table:table-cell office:value-type="string">
            <text:p>Garden</text:p>
          </table:table-cell>
          <table:table-cell office:value-type="string">
            <text:p>Hermiston, Hansen and Koch</text:p>
          </table:table-cell>
          <table:table-cell office:value-type="float" office:value="44518.122574409725">
            <text:p>44518.122574409725</text:p>
          </table:table-cell>
          <table:table-cell office:value-type="string">
            <text:p>http://placeimg.com/640/480</text:p>
          </table:table-cell>
          <table:table-cell office:value-type="string">
            <text:p>Accusamus quis quis qui. Inventore voluptas consequuntur magnam minus qui. Natus a quisquam natus quia ipsam aliquid dolorum. Sed nesciunt sed veniam.</text:p>
          </table:table-cell>
          <table:table-cell office:value-type="boolean" office:boolean-value="false">
            <text:p>FALSE</text:p>
          </table:table-cell>
        </table:table-row>
        <table:table-row>
          <table:table-cell office:value-type="string">
            <text:p>Leslie Blick I</text:p>
          </table:table-cell>
          <table:table-cell office:value-type="string">
            <text:p>295-847-5595 x25727</text:p>
          </table:table-cell>
          <table:table-cell office:value-type="string">
            <text:p>Icie_Grady7@yahoo.com</text:p>
          </table:table-cell>
          <table:table-cell office:value-type="string">
            <text:p>7152 Ledner Hill</text:p>
          </table:table-cell>
          <table:table-cell office:value-type="string">
            <text:p>Lake Kacey</text:p>
          </table:table-cell>
          <table:table-cell office:value-type="string">
            <text:p>Wyoming</text:p>
          </table:table-cell>
          <table:table-cell office:value-type="string">
            <text:p>59414</text:p>
          </table:table-cell>
          <table:table-cell office:value-type="string">
            <text:p>617875738</text:p>
          </table:table-cell>
          <table:table-cell office:value-type="string">
            <text:p>Computers</text:p>
          </table:table-cell>
          <table:table-cell office:value-type="string">
            <text:p>Schimmel, Emard and Schuster</text:p>
          </table:table-cell>
          <table:table-cell office:value-type="float" office:value="44282.03137125">
            <text:p>44282.03137125</text:p>
          </table:table-cell>
          <table:table-cell office:value-type="string">
            <text:p>http://placeimg.com/640/480</text:p>
          </table:table-cell>
          <table:table-cell office:value-type="string">
            <text:p>Consectetur inventore et quibusdam aperiam expedita consequatur et. Ut dolores amet autem maxime ut. Rem illo est illum impedit est sit cupiditate id.</text:p>
          </table:table-cell>
          <table:table-cell office:value-type="boolean" office:boolean-value="false">
            <text:p>FALSE</text:p>
          </table:table-cell>
        </table:table-row>
        <table:table-row>
          <table:table-cell office:value-type="string">
            <text:p>Penny Torp</text:p>
          </table:table-cell>
          <table:table-cell office:value-type="string">
            <text:p>884.781.0741 x6567</text:p>
          </table:table-cell>
          <table:table-cell office:value-type="string">
            <text:p>Ernest.Block92@gmail.com</text:p>
          </table:table-cell>
          <table:table-cell office:value-type="string">
            <text:p>01287 Kristopher Lakes</text:p>
          </table:table-cell>
          <table:table-cell office:value-type="string">
            <text:p>Summerville</text:p>
          </table:table-cell>
          <table:table-cell office:value-type="string">
            <text:p>South Dakota</text:p>
          </table:table-cell>
          <table:table-cell office:value-type="string">
            <text:p>79273</text:p>
          </table:table-cell>
          <table:table-cell office:value-type="string">
            <text:p>911476367</text:p>
          </table:table-cell>
          <table:table-cell office:value-type="string">
            <text:p>Industrial</text:p>
          </table:table-cell>
          <table:table-cell office:value-type="string">
            <text:p>Reinger - Ernser</text:p>
          </table:table-cell>
          <table:table-cell office:value-type="float" office:value="44348.54320234954">
            <text:p>44348.54320234954</text:p>
          </table:table-cell>
          <table:table-cell office:value-type="string">
            <text:p>http://placeimg.com/640/480</text:p>
          </table:table-cell>
          <table:table-cell office:value-type="string">
            <text:p>Eaque veritatis praesentium tempora quam vel aliquam. Ipsa dolores iure est quos vel eaque fuga reiciendis. Sunt qui fuga quo fugit et aut. Laborum fuga rerum eveniet beatae dolorem vel odit fugit. Molestiae nam dolores exercitationem nihil id natus dolor. Est maxime corporis ipsam magni est ex dolore.</text:p>
          </table:table-cell>
          <table:table-cell office:value-type="boolean" office:boolean-value="false">
            <text:p>FALSE</text:p>
          </table:table-cell>
        </table:table-row>
        <table:table-row>
          <table:table-cell office:value-type="string">
            <text:p>Morris Keeling</text:p>
          </table:table-cell>
          <table:table-cell office:value-type="string">
            <text:p>(675) 740-8828 x033</text:p>
          </table:table-cell>
          <table:table-cell office:value-type="string">
            <text:p>Cecilia54@gmail.com</text:p>
          </table:table-cell>
          <table:table-cell office:value-type="string">
            <text:p>940 Boyer Walk</text:p>
          </table:table-cell>
          <table:table-cell office:value-type="string">
            <text:p>Lednermouth</text:p>
          </table:table-cell>
          <table:table-cell office:value-type="string">
            <text:p>Missouri</text:p>
          </table:table-cell>
          <table:table-cell office:value-type="string">
            <text:p>46023</text:p>
          </table:table-cell>
          <table:table-cell office:value-type="string">
            <text:p>373566226</text:p>
          </table:table-cell>
          <table:table-cell office:value-type="string">
            <text:p>Toys</text:p>
          </table:table-cell>
          <table:table-cell office:value-type="string">
            <text:p>Stoltenberg - Zieme</text:p>
          </table:table-cell>
          <table:table-cell office:value-type="float" office:value="44574.709678402774">
            <text:p>44574.709678402774</text:p>
          </table:table-cell>
          <table:table-cell office:value-type="string">
            <text:p>http://placeimg.com/640/480</text:p>
          </table:table-cell>
          <table:table-cell office:value-type="string">
            <text:p>Eos dolorem odit aliquid veniam et. At aliquam voluptatum consequatur omnis necessitatibus rerum. Quia vel omnis consequuntur tempora sapiente. Magni quod iusto modi sit dolorem necessitatibus in. Nulla et enim qui quibusdam et est.</text:p>
          </table:table-cell>
          <table:table-cell office:value-type="boolean" office:boolean-value="false">
            <text:p>FALSE</text:p>
          </table:table-cell>
        </table:table-row>
        <table:table-row>
          <table:table-cell office:value-type="string">
            <text:p>Muriel Balistreri</text:p>
          </table:table-cell>
          <table:table-cell office:value-type="string">
            <text:p>752.580.9716</text:p>
          </table:table-cell>
          <table:table-cell office:value-type="string">
            <text:p>Jackeline_Cole12@yahoo.com</text:p>
          </table:table-cell>
          <table:table-cell office:value-type="string">
            <text:p>02887 Celestine Flats</text:p>
          </table:table-cell>
          <table:table-cell office:value-type="string">
            <text:p>Connellytown</text:p>
          </table:table-cell>
          <table:table-cell office:value-type="string">
            <text:p>Kansas</text:p>
          </table:table-cell>
          <table:table-cell office:value-type="string">
            <text:p>55060</text:p>
          </table:table-cell>
          <table:table-cell office:value-type="string">
            <text:p>597296123</text:p>
          </table:table-cell>
          <table:table-cell office:value-type="string">
            <text:p>Grocery</text:p>
          </table:table-cell>
          <table:table-cell office:value-type="string">
            <text:p>Hudson - Spinka</text:p>
          </table:table-cell>
          <table:table-cell office:value-type="float" office:value="44538.04716635417">
            <text:p>44538.04716635417</text:p>
          </table:table-cell>
          <table:table-cell office:value-type="string">
            <text:p>http://placeimg.com/640/480</text:p>
          </table:table-cell>
          <table:table-cell office:value-type="string">
            <text:p>In exercitationem et vel iste nostrum perspiciatis impedit. Temporibus saepe magnam et molestias ea esse saepe dolore. Provident saepe illum ullam non ab quia. Eius consequatur sunt nam. Iusto id ex optio sed. Quia beatae perspiciatis ea nam dolorum enim quam illo quos.</text:p>
          </table:table-cell>
          <table:table-cell office:value-type="boolean" office:boolean-value="false">
            <text:p>FALSE</text:p>
          </table:table-cell>
        </table:table-row>
        <table:table-row>
          <table:table-cell office:value-type="string">
            <text:p>Florence Bosco</text:p>
          </table:table-cell>
          <table:table-cell office:value-type="string">
            <text:p>1-322-335-7970 x69617</text:p>
          </table:table-cell>
          <table:table-cell office:value-type="string">
            <text:p>Frederick_Parisian@yahoo.com</text:p>
          </table:table-cell>
          <table:table-cell office:value-type="string">
            <text:p>410 Sophia Center</text:p>
          </table:table-cell>
          <table:table-cell office:value-type="string">
            <text:p>Edaborough</text:p>
          </table:table-cell>
          <table:table-cell office:value-type="string">
            <text:p>Idaho</text:p>
          </table:table-cell>
          <table:table-cell office:value-type="string">
            <text:p>58142-4231</text:p>
          </table:table-cell>
          <table:table-cell office:value-type="string">
            <text:p>913822692</text:p>
          </table:table-cell>
          <table:table-cell office:value-type="string">
            <text:p>Shoes</text:p>
          </table:table-cell>
          <table:table-cell office:value-type="string">
            <text:p>Miller - Hermann</text:p>
          </table:table-cell>
          <table:table-cell office:value-type="float" office:value="44465.17006626158">
            <text:p>44465.17006626158</text:p>
          </table:table-cell>
          <table:table-cell office:value-type="string">
            <text:p>http://placeimg.com/640/480</text:p>
          </table:table-cell>
          <table:table-cell office:value-type="string">
            <text:p>Ea ipsam est odio. Asperiores ut aliquid est expedita sequi amet vero incidunt. Quasi eum laboriosam quibusdam. Mollitia blanditiis aut harum provident quis nisi beatae aliquid molestias. In expedita consequuntur ipsum consequatur quis.</text:p>
          </table:table-cell>
          <table:table-cell office:value-type="boolean" office:boolean-value="false">
            <text:p>FALSE</text:p>
          </table:table-cell>
        </table:table-row>
        <table:table-row>
          <table:table-cell office:value-type="string">
            <text:p>Grady Bechtelar</text:p>
          </table:table-cell>
          <table:table-cell office:value-type="string">
            <text:p>684.292.2846 x735</text:p>
          </table:table-cell>
          <table:table-cell office:value-type="string">
            <text:p>Caden52@gmail.com</text:p>
          </table:table-cell>
          <table:table-cell office:value-type="string">
            <text:p>2829 Paucek Viaduct</text:p>
          </table:table-cell>
          <table:table-cell office:value-type="string">
            <text:p>Adelleton</text:p>
          </table:table-cell>
          <table:table-cell office:value-type="string">
            <text:p>Rhode Island</text:p>
          </table:table-cell>
          <table:table-cell office:value-type="string">
            <text:p>69392</text:p>
          </table:table-cell>
          <table:table-cell office:value-type="string">
            <text:p>444151939</text:p>
          </table:table-cell>
          <table:table-cell office:value-type="string">
            <text:p>Kids</text:p>
          </table:table-cell>
          <table:table-cell office:value-type="string">
            <text:p>Beahan - Turner</text:p>
          </table:table-cell>
          <table:table-cell office:value-type="float" office:value="44508.62305469908">
            <text:p>44508.62305469908</text:p>
          </table:table-cell>
          <table:table-cell office:value-type="string">
            <text:p>http://placeimg.com/640/480</text:p>
          </table:table-cell>
          <table:table-cell office:value-type="string">
            <text:p>Saepe provident facere enim ratione omnis. Rem dolor et placeat iusto veritatis. Consequatur commodi ipsum eaque mollitia. Animi occaecati praesentium eum.</text:p>
          </table:table-cell>
          <table:table-cell office:value-type="boolean" office:boolean-value="true">
            <text:p>TRUE</text:p>
          </table:table-cell>
        </table:table-row>
        <table:table-row>
          <table:table-cell office:value-type="string">
            <text:p>Amy Strosin</text:p>
          </table:table-cell>
          <table:table-cell office:value-type="string">
            <text:p>(538) 821-1695</text:p>
          </table:table-cell>
          <table:table-cell office:value-type="string">
            <text:p>Ernest71@yahoo.com</text:p>
          </table:table-cell>
          <table:table-cell office:value-type="string">
            <text:p>64745 Name Pass</text:p>
          </table:table-cell>
          <table:table-cell office:value-type="string">
            <text:p>South Glen</text:p>
          </table:table-cell>
          <table:table-cell office:value-type="string">
            <text:p>New Mexico</text:p>
          </table:table-cell>
          <table:table-cell office:value-type="string">
            <text:p>31543-1461</text:p>
          </table:table-cell>
          <table:table-cell office:value-type="string">
            <text:p>288277545</text:p>
          </table:table-cell>
          <table:table-cell office:value-type="string">
            <text:p>Kids</text:p>
          </table:table-cell>
          <table:table-cell office:value-type="string">
            <text:p>Lehner Group</text:p>
          </table:table-cell>
          <table:table-cell office:value-type="float" office:value="44443.59135173611">
            <text:p>44443.59135173611</text:p>
          </table:table-cell>
          <table:table-cell office:value-type="string">
            <text:p>http://placeimg.com/640/480</text:p>
          </table:table-cell>
          <table:table-cell office:value-type="string">
            <text:p>Quia excepturi recusandae enim doloremque consequatur sapiente dolorum pariatur. Quo commodi delectus sed quo dolorem reiciendis quaerat. Rem numquam animi recusandae delectus hic. Facere sequi ad reprehenderit laudantium ut labore laudantium aliquid inventore. Dolore est qui. Aperiam qui quas minima.</text:p>
          </table:table-cell>
          <table:table-cell office:value-type="boolean" office:boolean-value="true">
            <text:p>TRUE</text:p>
          </table:table-cell>
        </table:table-row>
        <table:table-row>
          <table:table-cell office:value-type="string">
            <text:p>Betty Cremin I</text:p>
          </table:table-cell>
          <table:table-cell office:value-type="string">
            <text:p>313.591.5263 x635</text:p>
          </table:table-cell>
          <table:table-cell office:value-type="string">
            <text:p>Malachi64@yahoo.com</text:p>
          </table:table-cell>
          <table:table-cell office:value-type="string">
            <text:p>676 Khalil Cliffs</text:p>
          </table:table-cell>
          <table:table-cell office:value-type="string">
            <text:p>North Daishahaven</text:p>
          </table:table-cell>
          <table:table-cell office:value-type="string">
            <text:p>Idaho</text:p>
          </table:table-cell>
          <table:table-cell office:value-type="string">
            <text:p>74813-5889</text:p>
          </table:table-cell>
          <table:table-cell office:value-type="string">
            <text:p>093991634</text:p>
          </table:table-cell>
          <table:table-cell office:value-type="string">
            <text:p>Jewelery</text:p>
          </table:table-cell>
          <table:table-cell office:value-type="string">
            <text:p>Bergnaum, Johnson and Schultz</text:p>
          </table:table-cell>
          <table:table-cell office:value-type="float" office:value="44514.50948273148">
            <text:p>44514.50948273148</text:p>
          </table:table-cell>
          <table:table-cell office:value-type="string">
            <text:p>http://placeimg.com/640/480</text:p>
          </table:table-cell>
          <table:table-cell office:value-type="string">
            <text:p>Facilis quo eius labore et possimus et doloremque nihil. Aut molestiae saepe est enim molestiae. Occaecati eum et optio temporibus pariatur commodi maxime non culpa. Dolorem placeat aut.</text:p>
          </table:table-cell>
          <table:table-cell office:value-type="boolean" office:boolean-value="false">
            <text:p>FALSE</text:p>
          </table:table-cell>
        </table:table-row>
        <table:table-row>
          <table:table-cell office:value-type="string">
            <text:p>Eva Padberg</text:p>
          </table:table-cell>
          <table:table-cell office:value-type="string">
            <text:p>537.773.4329 x2890</text:p>
          </table:table-cell>
          <table:table-cell office:value-type="string">
            <text:p>Mossie.Dickinson@yahoo.com</text:p>
          </table:table-cell>
          <table:table-cell office:value-type="string">
            <text:p>6191 Tristin Plaza</text:p>
          </table:table-cell>
          <table:table-cell office:value-type="string">
            <text:p>Charleston</text:p>
          </table:table-cell>
          <table:table-cell office:value-type="string">
            <text:p>New Mexico</text:p>
          </table:table-cell>
          <table:table-cell office:value-type="string">
            <text:p>66538</text:p>
          </table:table-cell>
          <table:table-cell office:value-type="string">
            <text:p>742338331</text:p>
          </table:table-cell>
          <table:table-cell office:value-type="string">
            <text:p>Music</text:p>
          </table:table-cell>
          <table:table-cell office:value-type="string">
            <text:p>Torphy Group</text:p>
          </table:table-cell>
          <table:table-cell office:value-type="float" office:value="44244.11837621528">
            <text:p>44244.11837621528</text:p>
          </table:table-cell>
          <table:table-cell office:value-type="string">
            <text:p>http://placeimg.com/640/480</text:p>
          </table:table-cell>
          <table:table-cell office:value-type="string">
            <text:p>Et recusandae qui fugiat pariatur quas. Quia aut doloribus ipsum neque commodi qui placeat. Eveniet laborum omnis eligendi sed eos doloremque.</text:p>
          </table:table-cell>
          <table:table-cell office:value-type="boolean" office:boolean-value="true">
            <text:p>TRUE</text:p>
          </table:table-cell>
        </table:table-row>
        <table:table-row>
          <table:table-cell office:value-type="string">
            <text:p>Annette Muller</text:p>
          </table:table-cell>
          <table:table-cell office:value-type="string">
            <text:p>(559) 429-4217</text:p>
          </table:table-cell>
          <table:table-cell office:value-type="string">
            <text:p>Golda35@hotmail.com</text:p>
          </table:table-cell>
          <table:table-cell office:value-type="string">
            <text:p>7416 Marcos Orchard</text:p>
          </table:table-cell>
          <table:table-cell office:value-type="string">
            <text:p>Americohaven</text:p>
          </table:table-cell>
          <table:table-cell office:value-type="string">
            <text:p>New Jersey</text:p>
          </table:table-cell>
          <table:table-cell office:value-type="string">
            <text:p>17056-0141</text:p>
          </table:table-cell>
          <table:table-cell office:value-type="string">
            <text:p>168115633</text:p>
          </table:table-cell>
          <table:table-cell office:value-type="string">
            <text:p>Games</text:p>
          </table:table-cell>
          <table:table-cell office:value-type="string">
            <text:p>Keeling, Boehm and Fadel</text:p>
          </table:table-cell>
          <table:table-cell office:value-type="float" office:value="44466.52568298611">
            <text:p>44466.52568298611</text:p>
          </table:table-cell>
          <table:table-cell office:value-type="string">
            <text:p>http://placeimg.com/640/480</text:p>
          </table:table-cell>
          <table:table-cell office:value-type="string">
            <text:p>Sint illum ut cupiditate est. Necessitatibus aut aut itaque architecto rerum qui aut. Consequatur veritatis ullam sit. Qui dignissimos quasi rem doloremque molestias magni temporibus nulla. A saepe sed. Nesciunt voluptates in et aut.</text:p>
          </table:table-cell>
          <table:table-cell office:value-type="boolean" office:boolean-value="false">
            <text:p>FALSE</text:p>
          </table:table-cell>
        </table:table-row>
        <table:table-row>
          <table:table-cell office:value-type="string">
            <text:p>Martin Rice</text:p>
          </table:table-cell>
          <table:table-cell office:value-type="string">
            <text:p>1-459-529-2535 x8943</text:p>
          </table:table-cell>
          <table:table-cell office:value-type="string">
            <text:p>Ulices_Hahn26@hotmail.com</text:p>
          </table:table-cell>
          <table:table-cell office:value-type="string">
            <text:p>3357 Kiehn Ports</text:p>
          </table:table-cell>
          <table:table-cell office:value-type="string">
            <text:p>Port Gardner</text:p>
          </table:table-cell>
          <table:table-cell office:value-type="string">
            <text:p>Georgia</text:p>
          </table:table-cell>
          <table:table-cell office:value-type="string">
            <text:p>21900-5762</text:p>
          </table:table-cell>
          <table:table-cell office:value-type="string">
            <text:p>358536970</text:p>
          </table:table-cell>
          <table:table-cell office:value-type="string">
            <text:p>Jewelery</text:p>
          </table:table-cell>
          <table:table-cell office:value-type="string">
            <text:p>Mills - Price</text:p>
          </table:table-cell>
          <table:table-cell office:value-type="float" office:value="44230.705502488425">
            <text:p>44230.705502488425</text:p>
          </table:table-cell>
          <table:table-cell office:value-type="string">
            <text:p>http://placeimg.com/640/480</text:p>
          </table:table-cell>
          <table:table-cell office:value-type="string">
            <text:p>Facere necessitatibus inventore sapiente non quisquam odio id sit minus. Illum saepe molestiae sed delectus ut accusantium ut sequi ratione. Hic ducimus similique.</text:p>
          </table:table-cell>
          <table:table-cell office:value-type="boolean" office:boolean-value="false">
            <text:p>FALSE</text:p>
          </table:table-cell>
        </table:table-row>
        <table:table-row>
          <table:table-cell office:value-type="string">
            <text:p>Alfonso Johnston</text:p>
          </table:table-cell>
          <table:table-cell office:value-type="string">
            <text:p>1-691-971-4496 x340</text:p>
          </table:table-cell>
          <table:table-cell office:value-type="string">
            <text:p>Talon72@gmail.com</text:p>
          </table:table-cell>
          <table:table-cell office:value-type="string">
            <text:p>32324 Stephany Islands</text:p>
          </table:table-cell>
          <table:table-cell office:value-type="string">
            <text:p>New Oren</text:p>
          </table:table-cell>
          <table:table-cell office:value-type="string">
            <text:p>Wyoming</text:p>
          </table:table-cell>
          <table:table-cell office:value-type="string">
            <text:p>33669</text:p>
          </table:table-cell>
          <table:table-cell office:value-type="string">
            <text:p>903102186</text:p>
          </table:table-cell>
          <table:table-cell office:value-type="string">
            <text:p>Outdoors</text:p>
          </table:table-cell>
          <table:table-cell office:value-type="string">
            <text:p>Jacobson - Will</text:p>
          </table:table-cell>
          <table:table-cell office:value-type="float" office:value="44391.683981967595">
            <text:p>44391.683981967595</text:p>
          </table:table-cell>
          <table:table-cell office:value-type="string">
            <text:p>http://placeimg.com/640/480</text:p>
          </table:table-cell>
          <table:table-cell office:value-type="string">
            <text:p>Veniam enim dolore ut magnam ratione. Est sit corrupti sed. In voluptas reiciendis consequatur aperiam in laborum similique non dolor. Quia voluptas enim architecto.</text:p>
          </table:table-cell>
          <table:table-cell office:value-type="boolean" office:boolean-value="true">
            <text:p>TRUE</text:p>
          </table:table-cell>
        </table:table-row>
        <table:table-row>
          <table:table-cell office:value-type="string">
            <text:p>Kelley Walsh PhD</text:p>
          </table:table-cell>
          <table:table-cell office:value-type="string">
            <text:p>1-382-303-0697 x6861</text:p>
          </table:table-cell>
          <table:table-cell office:value-type="string">
            <text:p>Eddie_Glover@gmail.com</text:p>
          </table:table-cell>
          <table:table-cell office:value-type="string">
            <text:p>8101 Hettinger Stravenue</text:p>
          </table:table-cell>
          <table:table-cell office:value-type="string">
            <text:p>Zulaufmouth</text:p>
          </table:table-cell>
          <table:table-cell office:value-type="string">
            <text:p>Wisconsin</text:p>
          </table:table-cell>
          <table:table-cell office:value-type="string">
            <text:p>90704</text:p>
          </table:table-cell>
          <table:table-cell office:value-type="string">
            <text:p>620526184</text:p>
          </table:table-cell>
          <table:table-cell office:value-type="string">
            <text:p>Baby</text:p>
          </table:table-cell>
          <table:table-cell office:value-type="string">
            <text:p>Medhurst - Hoeger</text:p>
          </table:table-cell>
          <table:table-cell office:value-type="float" office:value="44510.6395569213">
            <text:p>44510.6395569213</text:p>
          </table:table-cell>
          <table:table-cell office:value-type="string">
            <text:p>http://placeimg.com/640/480</text:p>
          </table:table-cell>
          <table:table-cell office:value-type="string">
            <text:p>Nesciunt ut illo totam et est. Autem autem necessitatibus praesentium ut qui voluptatem laboriosam et placeat. Et sunt sunt repellat.</text:p>
          </table:table-cell>
          <table:table-cell office:value-type="boolean" office:boolean-value="true">
            <text:p>TRUE</text:p>
          </table:table-cell>
        </table:table-row>
        <table:table-row>
          <table:table-cell office:value-type="string">
            <text:p>Myron Stark</text:p>
          </table:table-cell>
          <table:table-cell office:value-type="string">
            <text:p>(362) 508-7466</text:p>
          </table:table-cell>
          <table:table-cell office:value-type="string">
            <text:p>Yazmin_Schuppe@yahoo.com</text:p>
          </table:table-cell>
          <table:table-cell office:value-type="string">
            <text:p>147 Keon Grove</text:p>
          </table:table-cell>
          <table:table-cell office:value-type="string">
            <text:p>Port Jonathon</text:p>
          </table:table-cell>
          <table:table-cell office:value-type="string">
            <text:p>Kansas</text:p>
          </table:table-cell>
          <table:table-cell office:value-type="string">
            <text:p>40748</text:p>
          </table:table-cell>
          <table:table-cell office:value-type="string">
            <text:p>218331477</text:p>
          </table:table-cell>
          <table:table-cell office:value-type="string">
            <text:p>Computers</text:p>
          </table:table-cell>
          <table:table-cell office:value-type="string">
            <text:p>Rohan Group</text:p>
          </table:table-cell>
          <table:table-cell office:value-type="float" office:value="44231.95713616898">
            <text:p>44231.95713616898</text:p>
          </table:table-cell>
          <table:table-cell office:value-type="string">
            <text:p>http://placeimg.com/640/480</text:p>
          </table:table-cell>
          <table:table-cell office:value-type="string">
            <text:p>Asperiores culpa et ut magnam voluptatem qui nihil corrupti iusto. Voluptas nostrum officia non. Eum assumenda corrupti quasi fugit vero. Ex cupiditate assumenda non aspernatur sequi dicta. Vel recusandae neque.</text:p>
          </table:table-cell>
          <table:table-cell office:value-type="boolean" office:boolean-value="true">
            <text:p>TRUE</text:p>
          </table:table-cell>
        </table:table-row>
        <table:table-row>
          <table:table-cell office:value-type="string">
            <text:p>Andrew Schamberger</text:p>
          </table:table-cell>
          <table:table-cell office:value-type="string">
            <text:p>(815) 244-1284 x5153</text:p>
          </table:table-cell>
          <table:table-cell office:value-type="string">
            <text:p>Keegan_Reichert@hotmail.com</text:p>
          </table:table-cell>
          <table:table-cell office:value-type="string">
            <text:p>009 Ramon Tunnel</text:p>
          </table:table-cell>
          <table:table-cell office:value-type="string">
            <text:p>North Janisville</text:p>
          </table:table-cell>
          <table:table-cell office:value-type="string">
            <text:p>Massachusetts</text:p>
          </table:table-cell>
          <table:table-cell office:value-type="string">
            <text:p>16348</text:p>
          </table:table-cell>
          <table:table-cell office:value-type="string">
            <text:p>033849186</text:p>
          </table:table-cell>
          <table:table-cell office:value-type="string">
            <text:p>Kids</text:p>
          </table:table-cell>
          <table:table-cell office:value-type="string">
            <text:p>Rath - Tremblay</text:p>
          </table:table-cell>
          <table:table-cell office:value-type="float" office:value="44425.96928887731">
            <text:p>44425.96928887731</text:p>
          </table:table-cell>
          <table:table-cell office:value-type="string">
            <text:p>http://placeimg.com/640/480</text:p>
          </table:table-cell>
          <table:table-cell office:value-type="string">
            <text:p>Excepturi placeat cumque quas quisquam. Repudiandae quia temporibus soluta. Reprehenderit qui aliquid nisi dolorum consequatur delectus at et.</text:p>
          </table:table-cell>
          <table:table-cell office:value-type="boolean" office:boolean-value="true">
            <text:p>TRUE</text:p>
          </table:table-cell>
        </table:table-row>
        <table:table-row>
          <table:table-cell office:value-type="string">
            <text:p>Shirley Schuster</text:p>
          </table:table-cell>
          <table:table-cell office:value-type="string">
            <text:p>(752) 818-7251</text:p>
          </table:table-cell>
          <table:table-cell office:value-type="string">
            <text:p>Dawson95@gmail.com</text:p>
          </table:table-cell>
          <table:table-cell office:value-type="string">
            <text:p>471 Rodolfo Pine</text:p>
          </table:table-cell>
          <table:table-cell office:value-type="string">
            <text:p>Jamelville</text:p>
          </table:table-cell>
          <table:table-cell office:value-type="string">
            <text:p>Georgia</text:p>
          </table:table-cell>
          <table:table-cell office:value-type="string">
            <text:p>60791</text:p>
          </table:table-cell>
          <table:table-cell office:value-type="string">
            <text:p>893122412</text:p>
          </table:table-cell>
          <table:table-cell office:value-type="string">
            <text:p>Books</text:p>
          </table:table-cell>
          <table:table-cell office:value-type="string">
            <text:p>Hermann - Berge</text:p>
          </table:table-cell>
          <table:table-cell office:value-type="float" office:value="44523.97743486111">
            <text:p>44523.97743486111</text:p>
          </table:table-cell>
          <table:table-cell office:value-type="string">
            <text:p>http://placeimg.com/640/480</text:p>
          </table:table-cell>
          <table:table-cell office:value-type="string">
            <text:p>Optio eligendi nostrum vitae aut quia aspernatur iure. Nesciunt aut debitis. Eaque numquam sint. Consequatur itaque quasi qui quam optio.</text:p>
          </table:table-cell>
          <table:table-cell office:value-type="boolean" office:boolean-value="false">
            <text:p>FALSE</text:p>
          </table:table-cell>
        </table:table-row>
        <table:table-row>
          <table:table-cell office:value-type="string">
            <text:p>Donnie Hermiston</text:p>
          </table:table-cell>
          <table:table-cell office:value-type="string">
            <text:p>433.978.3873</text:p>
          </table:table-cell>
          <table:table-cell office:value-type="string">
            <text:p>Lisette_Zulauf@hotmail.com</text:p>
          </table:table-cell>
          <table:table-cell office:value-type="string">
            <text:p>814 O'Conner Mountains</text:p>
          </table:table-cell>
          <table:table-cell office:value-type="string">
            <text:p>New Ulicesstad</text:p>
          </table:table-cell>
          <table:table-cell office:value-type="string">
            <text:p>Maryland</text:p>
          </table:table-cell>
          <table:table-cell office:value-type="string">
            <text:p>38160</text:p>
          </table:table-cell>
          <table:table-cell office:value-type="string">
            <text:p>864623814</text:p>
          </table:table-cell>
          <table:table-cell office:value-type="string">
            <text:p>Games</text:p>
          </table:table-cell>
          <table:table-cell office:value-type="string">
            <text:p>Stracke, VonRueden and Corkery</text:p>
          </table:table-cell>
          <table:table-cell office:value-type="float" office:value="44287.42805616898">
            <text:p>44287.42805616898</text:p>
          </table:table-cell>
          <table:table-cell office:value-type="string">
            <text:p>http://placeimg.com/640/480</text:p>
          </table:table-cell>
          <table:table-cell office:value-type="string">
            <text:p>Sint odit praesentium. Voluptatem quia aut. Doloremque necessitatibus dolores et aliquam autem sint nostrum praesentium.</text:p>
          </table:table-cell>
          <table:table-cell office:value-type="boolean" office:boolean-value="false">
            <text:p>FALSE</text:p>
          </table:table-cell>
        </table:table-row>
        <table:table-row>
          <table:table-cell office:value-type="string">
            <text:p>Vanessa Johnston</text:p>
          </table:table-cell>
          <table:table-cell office:value-type="string">
            <text:p>655.469.1745</text:p>
          </table:table-cell>
          <table:table-cell office:value-type="string">
            <text:p>Christina.Kuvalis@gmail.com</text:p>
          </table:table-cell>
          <table:table-cell office:value-type="string">
            <text:p>70226 Vickie Shores</text:p>
          </table:table-cell>
          <table:table-cell office:value-type="string">
            <text:p>New Billy</text:p>
          </table:table-cell>
          <table:table-cell office:value-type="string">
            <text:p>Texas</text:p>
          </table:table-cell>
          <table:table-cell office:value-type="string">
            <text:p>38891</text:p>
          </table:table-cell>
          <table:table-cell office:value-type="string">
            <text:p>107246013</text:p>
          </table:table-cell>
          <table:table-cell office:value-type="string">
            <text:p>Shoes</text:p>
          </table:table-cell>
          <table:table-cell office:value-type="string">
            <text:p>Aufderhar - Bernhard</text:p>
          </table:table-cell>
          <table:table-cell office:value-type="float" office:value="44258.833374849535">
            <text:p>44258.833374849535</text:p>
          </table:table-cell>
          <table:table-cell office:value-type="string">
            <text:p>http://placeimg.com/640/480</text:p>
          </table:table-cell>
          <table:table-cell office:value-type="string">
            <text:p>Beatae et ex omnis et sit laboriosam culpa. Id nihil non sunt repellendus quaerat velit et. Sit maxime cupiditate omnis non. Optio voluptate fugit libero alias. Earum culpa et vero rerum optio.</text:p>
          </table:table-cell>
          <table:table-cell office:value-type="boolean" office:boolean-value="false">
            <text:p>FALSE</text:p>
          </table:table-cell>
        </table:table-row>
        <table:table-row>
          <table:table-cell office:value-type="string">
            <text:p>Elisa Will</text:p>
          </table:table-cell>
          <table:table-cell office:value-type="string">
            <text:p>(317) 262-1902</text:p>
          </table:table-cell>
          <table:table-cell office:value-type="string">
            <text:p>Terrence_Schmidt93@hotmail.com</text:p>
          </table:table-cell>
          <table:table-cell office:value-type="string">
            <text:p>269 Candelario Isle</text:p>
          </table:table-cell>
          <table:table-cell office:value-type="string">
            <text:p>Feeneyport</text:p>
          </table:table-cell>
          <table:table-cell office:value-type="string">
            <text:p>Louisiana</text:p>
          </table:table-cell>
          <table:table-cell office:value-type="string">
            <text:p>52464-9397</text:p>
          </table:table-cell>
          <table:table-cell office:value-type="string">
            <text:p>583609070</text:p>
          </table:table-cell>
          <table:table-cell office:value-type="string">
            <text:p>Baby</text:p>
          </table:table-cell>
          <table:table-cell office:value-type="string">
            <text:p>Denesik, Stark and Larkin</text:p>
          </table:table-cell>
          <table:table-cell office:value-type="float" office:value="44243.73147993055">
            <text:p>44243.73147993055</text:p>
          </table:table-cell>
          <table:table-cell office:value-type="string">
            <text:p>http://placeimg.com/640/480</text:p>
          </table:table-cell>
          <table:table-cell office:value-type="string">
            <text:p>Optio sequi quia quia eum corrupti. Et id beatae atque quae enim voluptas quam eveniet natus. Id et rerum nam. Quas dignissimos aut sed vitae voluptatem qui recusandae porro ut. Eius quae sit sunt. Dolorem vel modi repudiandae dicta dolores aliquam nisi exercitationem.</text:p>
          </table:table-cell>
          <table:table-cell office:value-type="boolean" office:boolean-value="false">
            <text:p>FALSE</text:p>
          </table:table-cell>
        </table:table-row>
        <table:table-row>
          <table:table-cell office:value-type="string">
            <text:p>Sonia Pfannerstill</text:p>
          </table:table-cell>
          <table:table-cell office:value-type="string">
            <text:p>(594) 376-7983 x49725</text:p>
          </table:table-cell>
          <table:table-cell office:value-type="string">
            <text:p>Nelda.Cummings16@hotmail.com</text:p>
          </table:table-cell>
          <table:table-cell office:value-type="string">
            <text:p>762 Gleason Ferry</text:p>
          </table:table-cell>
          <table:table-cell office:value-type="string">
            <text:p>Pfefferfort</text:p>
          </table:table-cell>
          <table:table-cell office:value-type="string">
            <text:p>Tennessee</text:p>
          </table:table-cell>
          <table:table-cell office:value-type="string">
            <text:p>36923-1925</text:p>
          </table:table-cell>
          <table:table-cell office:value-type="string">
            <text:p>360217504</text:p>
          </table:table-cell>
          <table:table-cell office:value-type="string">
            <text:p>Home</text:p>
          </table:table-cell>
          <table:table-cell office:value-type="string">
            <text:p>Connelly, Kub and Vandervort</text:p>
          </table:table-cell>
          <table:table-cell office:value-type="float" office:value="44255.37720980324">
            <text:p>44255.37720980324</text:p>
          </table:table-cell>
          <table:table-cell office:value-type="string">
            <text:p>http://placeimg.com/640/480</text:p>
          </table:table-cell>
          <table:table-cell office:value-type="string">
            <text:p>Similique consequatur labore hic et delectus doloribus labore. Perspiciatis sunt autem repellat totam est. Est debitis quidem deserunt sint.</text:p>
          </table:table-cell>
          <table:table-cell office:value-type="boolean" office:boolean-value="false">
            <text:p>FALSE</text:p>
          </table:table-cell>
        </table:table-row>
        <table:table-row>
          <table:table-cell office:value-type="string">
            <text:p>Tammy Mohr</text:p>
          </table:table-cell>
          <table:table-cell office:value-type="string">
            <text:p>(398) 767-8754 x33711</text:p>
          </table:table-cell>
          <table:table-cell office:value-type="string">
            <text:p>Sylvester.Swift@hotmail.com</text:p>
          </table:table-cell>
          <table:table-cell office:value-type="string">
            <text:p>41306 Hintz Turnpike</text:p>
          </table:table-cell>
          <table:table-cell office:value-type="string">
            <text:p>South Rexfort</text:p>
          </table:table-cell>
          <table:table-cell office:value-type="string">
            <text:p>Washington</text:p>
          </table:table-cell>
          <table:table-cell office:value-type="string">
            <text:p>48906-3783</text:p>
          </table:table-cell>
          <table:table-cell office:value-type="string">
            <text:p>551308264</text:p>
          </table:table-cell>
          <table:table-cell office:value-type="string">
            <text:p>Electronics</text:p>
          </table:table-cell>
          <table:table-cell office:value-type="string">
            <text:p>Ritchie - Becker</text:p>
          </table:table-cell>
          <table:table-cell office:value-type="float" office:value="44593.73956572916">
            <text:p>44593.73956572916</text:p>
          </table:table-cell>
          <table:table-cell office:value-type="string">
            <text:p>http://placeimg.com/640/480</text:p>
          </table:table-cell>
          <table:table-cell office:value-type="string">
            <text:p>Soluta laudantium quo ullam. Perferendis error tempora repellat sed quo. Nostrum temporibus odit consequatur dolor reiciendis necessitatibus facilis ut. Eos voluptatum totam eligendi omnis ducimus enim. Consequatur ipsum fugit occaecati consequatur. Cupiditate nesciunt recusandae ut quisquam enim modi natus quia eveniet.</text:p>
          </table:table-cell>
          <table:table-cell office:value-type="boolean" office:boolean-value="false">
            <text:p>FALSE</text:p>
          </table:table-cell>
        </table:table-row>
        <table:table-row>
          <table:table-cell office:value-type="string">
            <text:p>Kristen Ratke</text:p>
          </table:table-cell>
          <table:table-cell office:value-type="string">
            <text:p>1-724-912-2775 x24464</text:p>
          </table:table-cell>
          <table:table-cell office:value-type="string">
            <text:p>Connor6@hotmail.com</text:p>
          </table:table-cell>
          <table:table-cell office:value-type="string">
            <text:p>802 Junius Grove</text:p>
          </table:table-cell>
          <table:table-cell office:value-type="string">
            <text:p>New Breanna</text:p>
          </table:table-cell>
          <table:table-cell office:value-type="string">
            <text:p>New Mexico</text:p>
          </table:table-cell>
          <table:table-cell office:value-type="string">
            <text:p>73679-1894</text:p>
          </table:table-cell>
          <table:table-cell office:value-type="string">
            <text:p>332698737</text:p>
          </table:table-cell>
          <table:table-cell office:value-type="string">
            <text:p>Sports</text:p>
          </table:table-cell>
          <table:table-cell office:value-type="string">
            <text:p>Bogan - Schaefer</text:p>
          </table:table-cell>
          <table:table-cell office:value-type="float" office:value="44499.43863804398">
            <text:p>44499.43863804398</text:p>
          </table:table-cell>
          <table:table-cell office:value-type="string">
            <text:p>http://placeimg.com/640/480</text:p>
          </table:table-cell>
          <table:table-cell office:value-type="string">
            <text:p>Pariatur ut vel quam aut velit reiciendis minima quam et. Corporis ex et fugiat ipsa cum quam. Modi sit omnis cupiditate temporibus quia eum voluptate corporis.</text:p>
          </table:table-cell>
          <table:table-cell office:value-type="boolean" office:boolean-value="true">
            <text:p>TRUE</text:p>
          </table:table-cell>
        </table:table-row>
        <table:table-row>
          <table:table-cell office:value-type="string">
            <text:p>Mrs. Myron Kris</text:p>
          </table:table-cell>
          <table:table-cell office:value-type="string">
            <text:p>1-581-499-1758 x48837</text:p>
          </table:table-cell>
          <table:table-cell office:value-type="string">
            <text:p>Kayley12@yahoo.com</text:p>
          </table:table-cell>
          <table:table-cell office:value-type="string">
            <text:p>744 Quincy Camp</text:p>
          </table:table-cell>
          <table:table-cell office:value-type="string">
            <text:p>West Hartford</text:p>
          </table:table-cell>
          <table:table-cell office:value-type="string">
            <text:p>Illinois</text:p>
          </table:table-cell>
          <table:table-cell office:value-type="string">
            <text:p>38690</text:p>
          </table:table-cell>
          <table:table-cell office:value-type="string">
            <text:p>613224668</text:p>
          </table:table-cell>
          <table:table-cell office:value-type="string">
            <text:p>Health</text:p>
          </table:table-cell>
          <table:table-cell office:value-type="string">
            <text:p>Cummings - Schneider</text:p>
          </table:table-cell>
          <table:table-cell office:value-type="float" office:value="44340.652584282405">
            <text:p>44340.652584282405</text:p>
          </table:table-cell>
          <table:table-cell office:value-type="string">
            <text:p>http://placeimg.com/640/480</text:p>
          </table:table-cell>
          <table:table-cell office:value-type="string">
            <text:p>Accusamus et blanditiis laboriosam dignissimos autem autem adipisci est ducimus. Eius soluta molestias perferendis similique possimus. Rerum illum ex blanditiis voluptatem consequatur.</text:p>
          </table:table-cell>
          <table:table-cell office:value-type="boolean" office:boolean-value="false">
            <text:p>FALSE</text:p>
          </table:table-cell>
        </table:table-row>
        <table:table-row>
          <table:table-cell office:value-type="string">
            <text:p>Duane Kuvalis</text:p>
          </table:table-cell>
          <table:table-cell office:value-type="string">
            <text:p>910-657-1313 x621</text:p>
          </table:table-cell>
          <table:table-cell office:value-type="string">
            <text:p>Adeline27@yahoo.com</text:p>
          </table:table-cell>
          <table:table-cell office:value-type="string">
            <text:p>7322 Reinhold Dale</text:p>
          </table:table-cell>
          <table:table-cell office:value-type="string">
            <text:p>Sanfordland</text:p>
          </table:table-cell>
          <table:table-cell office:value-type="string">
            <text:p>Connecticut</text:p>
          </table:table-cell>
          <table:table-cell office:value-type="string">
            <text:p>35485</text:p>
          </table:table-cell>
          <table:table-cell office:value-type="string">
            <text:p>998850715</text:p>
          </table:table-cell>
          <table:table-cell office:value-type="string">
            <text:p>Shoes</text:p>
          </table:table-cell>
          <table:table-cell office:value-type="string">
            <text:p>Funk, Toy and Rohan</text:p>
          </table:table-cell>
          <table:table-cell office:value-type="float" office:value="44562.46941599537">
            <text:p>44562.46941599537</text:p>
          </table:table-cell>
          <table:table-cell office:value-type="string">
            <text:p>http://placeimg.com/640/480</text:p>
          </table:table-cell>
          <table:table-cell office:value-type="string">
            <text:p>Consectetur velit ipsam accusamus voluptas ex et vero. Veritatis qui dolorem voluptatum et quod. Velit saepe qui aut omnis.</text:p>
          </table:table-cell>
          <table:table-cell office:value-type="boolean" office:boolean-value="true">
            <text:p>TRUE</text:p>
          </table:table-cell>
        </table:table-row>
        <table:table-row>
          <table:table-cell office:value-type="string">
            <text:p>Angelica Torp Jr.</text:p>
          </table:table-cell>
          <table:table-cell office:value-type="string">
            <text:p>(834) 228-3221</text:p>
          </table:table-cell>
          <table:table-cell office:value-type="string">
            <text:p>Breana.Rodriguez53@gmail.com</text:p>
          </table:table-cell>
          <table:table-cell office:value-type="string">
            <text:p>27193 Hettinger Trail</text:p>
          </table:table-cell>
          <table:table-cell office:value-type="string">
            <text:p>Lonborough</text:p>
          </table:table-cell>
          <table:table-cell office:value-type="string">
            <text:p>New Jersey</text:p>
          </table:table-cell>
          <table:table-cell office:value-type="string">
            <text:p>57655-2025</text:p>
          </table:table-cell>
          <table:table-cell office:value-type="string">
            <text:p>182062539</text:p>
          </table:table-cell>
          <table:table-cell office:value-type="string">
            <text:p>Music</text:p>
          </table:table-cell>
          <table:table-cell office:value-type="string">
            <text:p>Johns LLC</text:p>
          </table:table-cell>
          <table:table-cell office:value-type="float" office:value="44279.56851693287">
            <text:p>44279.56851693287</text:p>
          </table:table-cell>
          <table:table-cell office:value-type="string">
            <text:p>http://placeimg.com/640/480</text:p>
          </table:table-cell>
          <table:table-cell office:value-type="string">
            <text:p>Exercitationem et fugiat similique autem. Inventore odit est ad. Et accusantium autem numquam ad et. Quibusdam quia ut facilis deserunt qui repudiandae qui doloremque. In sint odio.</text:p>
          </table:table-cell>
          <table:table-cell office:value-type="boolean" office:boolean-value="false">
            <text:p>FALSE</text:p>
          </table:table-cell>
        </table:table-row>
        <table:table-row>
          <table:table-cell office:value-type="string">
            <text:p>Jerome Toy</text:p>
          </table:table-cell>
          <table:table-cell office:value-type="string">
            <text:p>(349) 227-1640 x21423</text:p>
          </table:table-cell>
          <table:table-cell office:value-type="string">
            <text:p>Alessandra_Hoppe29@gmail.com</text:p>
          </table:table-cell>
          <table:table-cell office:value-type="string">
            <text:p>61868 Champlin Radial</text:p>
          </table:table-cell>
          <table:table-cell office:value-type="string">
            <text:p>Erdmanton</text:p>
          </table:table-cell>
          <table:table-cell office:value-type="string">
            <text:p>Hawaii</text:p>
          </table:table-cell>
          <table:table-cell office:value-type="string">
            <text:p>57966-9006</text:p>
          </table:table-cell>
          <table:table-cell office:value-type="string">
            <text:p>397331505</text:p>
          </table:table-cell>
          <table:table-cell office:value-type="string">
            <text:p>Movies</text:p>
          </table:table-cell>
          <table:table-cell office:value-type="string">
            <text:p>Hyatt - Goodwin</text:p>
          </table:table-cell>
          <table:table-cell office:value-type="float" office:value="44457.62844846065">
            <text:p>44457.62844846065</text:p>
          </table:table-cell>
          <table:table-cell office:value-type="string">
            <text:p>http://placeimg.com/640/480</text:p>
          </table:table-cell>
          <table:table-cell office:value-type="string">
            <text:p>Eum ea consequatur laboriosam esse ducimus iste et iure commodi. Deserunt voluptas dolor sint quis perferendis magni laborum. Dicta fuga aliquid rerum ullam voluptatum. Earum cupiditate possimus voluptatem a. A accusamus hic rerum ut quos placeat. Modi eius repudiandae nam cupiditate veniam.</text:p>
          </table:table-cell>
          <table:table-cell office:value-type="boolean" office:boolean-value="true">
            <text:p>TRUE</text:p>
          </table:table-cell>
        </table:table-row>
        <table:table-row>
          <table:table-cell office:value-type="string">
            <text:p>Christy Botsford</text:p>
          </table:table-cell>
          <table:table-cell office:value-type="string">
            <text:p>(337) 376-8749</text:p>
          </table:table-cell>
          <table:table-cell office:value-type="string">
            <text:p>Berta_Flatley@yahoo.com</text:p>
          </table:table-cell>
          <table:table-cell office:value-type="string">
            <text:p>228 Katlynn Prairie</text:p>
          </table:table-cell>
          <table:table-cell office:value-type="string">
            <text:p>Cleorahaven</text:p>
          </table:table-cell>
          <table:table-cell office:value-type="string">
            <text:p>Virginia</text:p>
          </table:table-cell>
          <table:table-cell office:value-type="string">
            <text:p>08831</text:p>
          </table:table-cell>
          <table:table-cell office:value-type="string">
            <text:p>031078250</text:p>
          </table:table-cell>
          <table:table-cell office:value-type="string">
            <text:p>Industrial</text:p>
          </table:table-cell>
          <table:table-cell office:value-type="string">
            <text:p>Blick Inc</text:p>
          </table:table-cell>
          <table:table-cell office:value-type="float" office:value="44417.053535833336">
            <text:p>44417.053535833336</text:p>
          </table:table-cell>
          <table:table-cell office:value-type="string">
            <text:p>http://placeimg.com/640/480</text:p>
          </table:table-cell>
          <table:table-cell office:value-type="string">
            <text:p>Tempore molestias esse molestias qui iste. Id et accusantium perspiciatis tempore voluptatem temporibus earum est. Et vel voluptate ipsum sint. Tempore et iste aspernatur corrupti sint voluptatum qui. Earum delectus aspernatur adipisci quia veritatis sint libero velit.</text:p>
          </table:table-cell>
          <table:table-cell office:value-type="boolean" office:boolean-value="true">
            <text:p>TRUE</text:p>
          </table:table-cell>
        </table:table-row>
        <table:table-row>
          <table:table-cell office:value-type="string">
            <text:p>Darrel Botsford DDS</text:p>
          </table:table-cell>
          <table:table-cell office:value-type="string">
            <text:p>990-970-7184</text:p>
          </table:table-cell>
          <table:table-cell office:value-type="string">
            <text:p>Wilfred_Reilly@hotmail.com</text:p>
          </table:table-cell>
          <table:table-cell office:value-type="string">
            <text:p>23037 Fay Highway</text:p>
          </table:table-cell>
          <table:table-cell office:value-type="string">
            <text:p>Kleinside</text:p>
          </table:table-cell>
          <table:table-cell office:value-type="string">
            <text:p>Minnesota</text:p>
          </table:table-cell>
          <table:table-cell office:value-type="string">
            <text:p>30697-4249</text:p>
          </table:table-cell>
          <table:table-cell office:value-type="string">
            <text:p>740781650</text:p>
          </table:table-cell>
          <table:table-cell office:value-type="string">
            <text:p>Movies</text:p>
          </table:table-cell>
          <table:table-cell office:value-type="string">
            <text:p>Klein, Hirthe and Walsh</text:p>
          </table:table-cell>
          <table:table-cell office:value-type="float" office:value="44485.6262821875">
            <text:p>44485.6262821875</text:p>
          </table:table-cell>
          <table:table-cell office:value-type="string">
            <text:p>http://placeimg.com/640/480</text:p>
          </table:table-cell>
          <table:table-cell office:value-type="string">
            <text:p>Ea voluptatem ut dignissimos sapiente. Quo quibusdam doloribus quis magnam rerum distinctio reprehenderit reiciendis. Facilis iusto autem delectus ut voluptas occaecati aspernatur fugiat. Labore et totam. Enim omnis exercitationem quidem eos nam magni harum qui. Ea est aut et omnis magnam sed nobis.</text:p>
          </table:table-cell>
          <table:table-cell office:value-type="boolean" office:boolean-value="true">
            <text:p>TRUE</text:p>
          </table:table-cell>
        </table:table-row>
        <table:table-row>
          <table:table-cell office:value-type="string">
            <text:p>Roberto Little DVM</text:p>
          </table:table-cell>
          <table:table-cell office:value-type="string">
            <text:p>(203) 359-4302</text:p>
          </table:table-cell>
          <table:table-cell office:value-type="string">
            <text:p>Carmelo34@yahoo.com</text:p>
          </table:table-cell>
          <table:table-cell office:value-type="string">
            <text:p>72361 Nova Route</text:p>
          </table:table-cell>
          <table:table-cell office:value-type="string">
            <text:p>Rockwall</text:p>
          </table:table-cell>
          <table:table-cell office:value-type="string">
            <text:p>Arkansas</text:p>
          </table:table-cell>
          <table:table-cell office:value-type="string">
            <text:p>06117</text:p>
          </table:table-cell>
          <table:table-cell office:value-type="string">
            <text:p>275168379</text:p>
          </table:table-cell>
          <table:table-cell office:value-type="string">
            <text:p>Beauty</text:p>
          </table:table-cell>
          <table:table-cell office:value-type="string">
            <text:p>Bernier - Moen</text:p>
          </table:table-cell>
          <table:table-cell office:value-type="float" office:value="44545.99486855324">
            <text:p>44545.99486855324</text:p>
          </table:table-cell>
          <table:table-cell office:value-type="string">
            <text:p>http://placeimg.com/640/480</text:p>
          </table:table-cell>
          <table:table-cell office:value-type="string">
            <text:p>Et rerum perferendis et quia. Ullam velit sunt est. Voluptatibus libero ab quos eum et expedita molestiae quod vel.</text:p>
          </table:table-cell>
          <table:table-cell office:value-type="boolean" office:boolean-value="true">
            <text:p>TRUE</text:p>
          </table:table-cell>
        </table:table-row>
        <table:table-row>
          <table:table-cell office:value-type="string">
            <text:p>Lucia Johns</text:p>
          </table:table-cell>
          <table:table-cell office:value-type="string">
            <text:p>1-598-512-5964</text:p>
          </table:table-cell>
          <table:table-cell office:value-type="string">
            <text:p>Loyal_Kris@hotmail.com</text:p>
          </table:table-cell>
          <table:table-cell office:value-type="string">
            <text:p>9946 Welch Mews</text:p>
          </table:table-cell>
          <table:table-cell office:value-type="string">
            <text:p>West Casimerview</text:p>
          </table:table-cell>
          <table:table-cell office:value-type="string">
            <text:p>Hawaii</text:p>
          </table:table-cell>
          <table:table-cell office:value-type="string">
            <text:p>62580</text:p>
          </table:table-cell>
          <table:table-cell office:value-type="string">
            <text:p>470012233</text:p>
          </table:table-cell>
          <table:table-cell office:value-type="string">
            <text:p>Electronics</text:p>
          </table:table-cell>
          <table:table-cell office:value-type="string">
            <text:p>Veum, Corkery and Nienow</text:p>
          </table:table-cell>
          <table:table-cell office:value-type="float" office:value="44388.98441158565">
            <text:p>44388.98441158565</text:p>
          </table:table-cell>
          <table:table-cell office:value-type="string">
            <text:p>http://placeimg.com/640/480</text:p>
          </table:table-cell>
          <table:table-cell office:value-type="string">
            <text:p>Et soluta corrupti. Consectetur aut nihil omnis vel dolorem voluptatem eum. Dolorem asperiores velit sequi odit magni natus molestias. Ipsa quibusdam corrupti repellendus porro nihil ut aut ea soluta. Consequatur omnis voluptate fugiat dolor rerum quidem quo sunt. Qui dolorem dolorem minima sed.</text:p>
          </table:table-cell>
          <table:table-cell office:value-type="boolean" office:boolean-value="false">
            <text:p>FALSE</text:p>
          </table:table-cell>
        </table:table-row>
        <table:table-row>
          <table:table-cell office:value-type="string">
            <text:p>Mandy Cronin</text:p>
          </table:table-cell>
          <table:table-cell office:value-type="string">
            <text:p>243-905-8817 x899</text:p>
          </table:table-cell>
          <table:table-cell office:value-type="string">
            <text:p>Kaylin98@hotmail.com</text:p>
          </table:table-cell>
          <table:table-cell office:value-type="string">
            <text:p>65783 Janet Plaza</text:p>
          </table:table-cell>
          <table:table-cell office:value-type="string">
            <text:p>North Aureliohaven</text:p>
          </table:table-cell>
          <table:table-cell office:value-type="string">
            <text:p>Ohio</text:p>
          </table:table-cell>
          <table:table-cell office:value-type="string">
            <text:p>03233</text:p>
          </table:table-cell>
          <table:table-cell office:value-type="string">
            <text:p>578772132</text:p>
          </table:table-cell>
          <table:table-cell office:value-type="string">
            <text:p>Industrial</text:p>
          </table:table-cell>
          <table:table-cell office:value-type="string">
            <text:p>Auer - Cormier</text:p>
          </table:table-cell>
          <table:table-cell office:value-type="float" office:value="44255.71941116898">
            <text:p>44255.71941116898</text:p>
          </table:table-cell>
          <table:table-cell office:value-type="string">
            <text:p>http://placeimg.com/640/480</text:p>
          </table:table-cell>
          <table:table-cell office:value-type="string">
            <text:p>Velit vel alias ut sint eos corrupti qui et. Qui quia eos voluptatem qui totam facere odio quia. Id temporibus eum aut. Fuga maxime dolorem possimus esse ipsam id facilis beatae est. Delectus corporis recusandae quia ad.</text:p>
          </table:table-cell>
          <table:table-cell office:value-type="boolean" office:boolean-value="true">
            <text:p>TRUE</text:p>
          </table:table-cell>
        </table:table-row>
        <table:table-row>
          <table:table-cell office:value-type="string">
            <text:p>Wilbert Bartell</text:p>
          </table:table-cell>
          <table:table-cell office:value-type="string">
            <text:p>814.906.1621 x291</text:p>
          </table:table-cell>
          <table:table-cell office:value-type="string">
            <text:p>Kasandra_Kunde@hotmail.com</text:p>
          </table:table-cell>
          <table:table-cell office:value-type="string">
            <text:p>693 Stiedemann Mount</text:p>
          </table:table-cell>
          <table:table-cell office:value-type="string">
            <text:p>Dakotaville</text:p>
          </table:table-cell>
          <table:table-cell office:value-type="string">
            <text:p>West Virginia</text:p>
          </table:table-cell>
          <table:table-cell office:value-type="string">
            <text:p>94835</text:p>
          </table:table-cell>
          <table:table-cell office:value-type="string">
            <text:p>431460222</text:p>
          </table:table-cell>
          <table:table-cell office:value-type="string">
            <text:p>Grocery</text:p>
          </table:table-cell>
          <table:table-cell office:value-type="string">
            <text:p>Leffler Group</text:p>
          </table:table-cell>
          <table:table-cell office:value-type="float" office:value="44260.41569706018">
            <text:p>44260.41569706018</text:p>
          </table:table-cell>
          <table:table-cell office:value-type="string">
            <text:p>http://placeimg.com/640/480</text:p>
          </table:table-cell>
          <table:table-cell office:value-type="string">
            <text:p>Nemo non et voluptatem et nostrum laudantium quia molestiae. Omnis amet aut error adipisci blanditiis illo. Voluptatum quisquam dignissimos perferendis. Et placeat ex velit voluptatibus totam asperiores. Expedita rem nam voluptates. Nobis ut perspiciatis est dolores laboriosam ut fugit.</text:p>
          </table:table-cell>
          <table:table-cell office:value-type="boolean" office:boolean-value="false">
            <text:p>FALSE</text:p>
          </table:table-cell>
        </table:table-row>
        <table:table-row>
          <table:table-cell office:value-type="string">
            <text:p>Chester Tromp</text:p>
          </table:table-cell>
          <table:table-cell office:value-type="string">
            <text:p>(518) 515-3933 x1865</text:p>
          </table:table-cell>
          <table:table-cell office:value-type="string">
            <text:p>Lafayette.Morar80@yahoo.com</text:p>
          </table:table-cell>
          <table:table-cell office:value-type="string">
            <text:p>8871 Melody River</text:p>
          </table:table-cell>
          <table:table-cell office:value-type="string">
            <text:p>South Nikkohaven</text:p>
          </table:table-cell>
          <table:table-cell office:value-type="string">
            <text:p>Washington</text:p>
          </table:table-cell>
          <table:table-cell office:value-type="string">
            <text:p>67109-4818</text:p>
          </table:table-cell>
          <table:table-cell office:value-type="string">
            <text:p>825639889</text:p>
          </table:table-cell>
          <table:table-cell office:value-type="string">
            <text:p>Automotive</text:p>
          </table:table-cell>
          <table:table-cell office:value-type="string">
            <text:p>Bahringer - Zieme</text:p>
          </table:table-cell>
          <table:table-cell office:value-type="float" office:value="44471.02824193287">
            <text:p>44471.02824193287</text:p>
          </table:table-cell>
          <table:table-cell office:value-type="string">
            <text:p>http://placeimg.com/640/480</text:p>
          </table:table-cell>
          <table:table-cell office:value-type="string">
            <text:p>Ut unde eum aut iusto voluptatum reprehenderit voluptatibus. Esse sed ut nemo ducimus qui. Animi esse aut expedita natus fugiat voluptates. Qui officia magni voluptatem harum veniam. In sit magni blanditiis est.</text:p>
          </table:table-cell>
          <table:table-cell office:value-type="boolean" office:boolean-value="false">
            <text:p>FALSE</text:p>
          </table:table-cell>
        </table:table-row>
        <table:table-row>
          <table:table-cell office:value-type="string">
            <text:p>Anna Weissnat</text:p>
          </table:table-cell>
          <table:table-cell office:value-type="string">
            <text:p>1-810-563-5288 x40653</text:p>
          </table:table-cell>
          <table:table-cell office:value-type="string">
            <text:p>Francesco.Hermann88@yahoo.com</text:p>
          </table:table-cell>
          <table:table-cell office:value-type="string">
            <text:p>11362 Hosea Inlet</text:p>
          </table:table-cell>
          <table:table-cell office:value-type="string">
            <text:p>Port Leif</text:p>
          </table:table-cell>
          <table:table-cell office:value-type="string">
            <text:p>Utah</text:p>
          </table:table-cell>
          <table:table-cell office:value-type="string">
            <text:p>16183-5268</text:p>
          </table:table-cell>
          <table:table-cell office:value-type="string">
            <text:p>144211014</text:p>
          </table:table-cell>
          <table:table-cell office:value-type="string">
            <text:p>Tools</text:p>
          </table:table-cell>
          <table:table-cell office:value-type="string">
            <text:p>Wintheiser and Sons</text:p>
          </table:table-cell>
          <table:table-cell office:value-type="float" office:value="44413.83822203704">
            <text:p>44413.83822203704</text:p>
          </table:table-cell>
          <table:table-cell office:value-type="string">
            <text:p>http://placeimg.com/640/480</text:p>
          </table:table-cell>
          <table:table-cell office:value-type="string">
            <text:p>Dolorum voluptas ut doloremque est iusto dolore. Non nihil libero in distinctio. Distinctio provident veniam minima esse qui incidunt eligendi expedita dolor. Suscipit velit minus et molestiae. Quam ipsum sint sequi aut earum.</text:p>
          </table:table-cell>
          <table:table-cell office:value-type="boolean" office:boolean-value="true">
            <text:p>TRUE</text:p>
          </table:table-cell>
        </table:table-row>
        <table:table-row>
          <table:table-cell office:value-type="string">
            <text:p>Terry Hermann</text:p>
          </table:table-cell>
          <table:table-cell office:value-type="string">
            <text:p>602-926-0142</text:p>
          </table:table-cell>
          <table:table-cell office:value-type="string">
            <text:p>Cindy_Kilback82@yahoo.com</text:p>
          </table:table-cell>
          <table:table-cell office:value-type="string">
            <text:p>04934 Christian Road</text:p>
          </table:table-cell>
          <table:table-cell office:value-type="string">
            <text:p>South Titusfurt</text:p>
          </table:table-cell>
          <table:table-cell office:value-type="string">
            <text:p>Kentucky</text:p>
          </table:table-cell>
          <table:table-cell office:value-type="string">
            <text:p>70406</text:p>
          </table:table-cell>
          <table:table-cell office:value-type="string">
            <text:p>316259396</text:p>
          </table:table-cell>
          <table:table-cell office:value-type="string">
            <text:p>Clothing</text:p>
          </table:table-cell>
          <table:table-cell office:value-type="string">
            <text:p>Kiehn - Lueilwitz</text:p>
          </table:table-cell>
          <table:table-cell office:value-type="float" office:value="44312.486910416665">
            <text:p>44312.486910416665</text:p>
          </table:table-cell>
          <table:table-cell office:value-type="string">
            <text:p>http://placeimg.com/640/480</text:p>
          </table:table-cell>
          <table:table-cell office:value-type="string">
            <text:p>Repellat architecto tenetur soluta occaecati aliquam qui. Est ut est quod modi nesciunt natus veniam. Excepturi quasi id recusandae inventore qui id.</text:p>
          </table:table-cell>
          <table:table-cell office:value-type="boolean" office:boolean-value="true">
            <text:p>TRUE</text:p>
          </table:table-cell>
        </table:table-row>
        <table:table-row>
          <table:table-cell office:value-type="string">
            <text:p>Darin Hammes</text:p>
          </table:table-cell>
          <table:table-cell office:value-type="string">
            <text:p>1-253-839-1588</text:p>
          </table:table-cell>
          <table:table-cell office:value-type="string">
            <text:p>Orlando_Bayer@hotmail.com</text:p>
          </table:table-cell>
          <table:table-cell office:value-type="string">
            <text:p>562 Sanford Path</text:p>
          </table:table-cell>
          <table:table-cell office:value-type="string">
            <text:p>Montefort</text:p>
          </table:table-cell>
          <table:table-cell office:value-type="string">
            <text:p>Ohio</text:p>
          </table:table-cell>
          <table:table-cell office:value-type="string">
            <text:p>59269</text:p>
          </table:table-cell>
          <table:table-cell office:value-type="string">
            <text:p>450872587</text:p>
          </table:table-cell>
          <table:table-cell office:value-type="string">
            <text:p>Tools</text:p>
          </table:table-cell>
          <table:table-cell office:value-type="string">
            <text:p>Reilly - Stoltenberg</text:p>
          </table:table-cell>
          <table:table-cell office:value-type="float" office:value="44388.16098753472">
            <text:p>44388.16098753472</text:p>
          </table:table-cell>
          <table:table-cell office:value-type="string">
            <text:p>http://placeimg.com/640/480</text:p>
          </table:table-cell>
          <table:table-cell office:value-type="string">
            <text:p>Enim iusto sequi id molestias quo reiciendis. Aut minus cum quas. Dolor dolor nam sed voluptatum ipsum. Ut placeat fuga fuga ad iste assumenda sunt ad ut. Excepturi impedit eum quas adipisci dolores dolores rerum. Tenetur aut doloribus odio quas.</text:p>
          </table:table-cell>
          <table:table-cell office:value-type="boolean" office:boolean-value="true">
            <text:p>TRUE</text:p>
          </table:table-cell>
        </table:table-row>
        <table:table-row>
          <table:table-cell office:value-type="string">
            <text:p>Edward Ullrich DVM</text:p>
          </table:table-cell>
          <table:table-cell office:value-type="string">
            <text:p>349-387-3121 x56171</text:p>
          </table:table-cell>
          <table:table-cell office:value-type="string">
            <text:p>Dan.Anderson45@hotmail.com</text:p>
          </table:table-cell>
          <table:table-cell office:value-type="string">
            <text:p>113 Leonard Knolls</text:p>
          </table:table-cell>
          <table:table-cell office:value-type="string">
            <text:p>Oxnard</text:p>
          </table:table-cell>
          <table:table-cell office:value-type="string">
            <text:p>West Virginia</text:p>
          </table:table-cell>
          <table:table-cell office:value-type="string">
            <text:p>74894</text:p>
          </table:table-cell>
          <table:table-cell office:value-type="string">
            <text:p>309836797</text:p>
          </table:table-cell>
          <table:table-cell office:value-type="string">
            <text:p>Industrial</text:p>
          </table:table-cell>
          <table:table-cell office:value-type="string">
            <text:p>Hirthe - Dickinson</text:p>
          </table:table-cell>
          <table:table-cell office:value-type="float" office:value="44288.63945866898">
            <text:p>44288.63945866898</text:p>
          </table:table-cell>
          <table:table-cell office:value-type="string">
            <text:p>http://placeimg.com/640/480</text:p>
          </table:table-cell>
          <table:table-cell office:value-type="string">
            <text:p>Beatae totam voluptatem. Tempore temporibus ut laudantium nemo dolorem sed quam non et. Est expedita molestias quae. Deserunt nobis eos. Ea modi blanditiis alias laboriosam sit fugiat natus.</text:p>
          </table:table-cell>
          <table:table-cell office:value-type="boolean" office:boolean-value="true">
            <text:p>TRUE</text:p>
          </table:table-cell>
        </table:table-row>
        <table:table-row>
          <table:table-cell office:value-type="string">
            <text:p>Moses Christiansen</text:p>
          </table:table-cell>
          <table:table-cell office:value-type="string">
            <text:p>306-424-4744 x93186</text:p>
          </table:table-cell>
          <table:table-cell office:value-type="string">
            <text:p>Kaela_Predovic@yahoo.com</text:p>
          </table:table-cell>
          <table:table-cell office:value-type="string">
            <text:p>988 Borer Knoll</text:p>
          </table:table-cell>
          <table:table-cell office:value-type="string">
            <text:p>West Jessica</text:p>
          </table:table-cell>
          <table:table-cell office:value-type="string">
            <text:p>Vermont</text:p>
          </table:table-cell>
          <table:table-cell office:value-type="string">
            <text:p>06047</text:p>
          </table:table-cell>
          <table:table-cell office:value-type="string">
            <text:p>573362288</text:p>
          </table:table-cell>
          <table:table-cell office:value-type="string">
            <text:p>Books</text:p>
          </table:table-cell>
          <table:table-cell office:value-type="string">
            <text:p>Morissette - Quigley</text:p>
          </table:table-cell>
          <table:table-cell office:value-type="float" office:value="44320.62939181713">
            <text:p>44320.62939181713</text:p>
          </table:table-cell>
          <table:table-cell office:value-type="string">
            <text:p>http://placeimg.com/640/480</text:p>
          </table:table-cell>
          <table:table-cell office:value-type="string">
            <text:p>Consequatur autem amet nemo possimus aspernatur. Sed eligendi doloremque ut ducimus velit minima enim unde delectus. Quasi commodi ratione quia.</text:p>
          </table:table-cell>
          <table:table-cell office:value-type="boolean" office:boolean-value="true">
            <text:p>TRUE</text:p>
          </table:table-cell>
        </table:table-row>
        <table:table-row>
          <table:table-cell office:value-type="string">
            <text:p>Jill Heaney</text:p>
          </table:table-cell>
          <table:table-cell office:value-type="string">
            <text:p>1-265-785-8393</text:p>
          </table:table-cell>
          <table:table-cell office:value-type="string">
            <text:p>Vernie.Denesik93@gmail.com</text:p>
          </table:table-cell>
          <table:table-cell office:value-type="string">
            <text:p>1205 Garrison Cliffs</text:p>
          </table:table-cell>
          <table:table-cell office:value-type="string">
            <text:p>East Dean</text:p>
          </table:table-cell>
          <table:table-cell office:value-type="string">
            <text:p>Indiana</text:p>
          </table:table-cell>
          <table:table-cell office:value-type="string">
            <text:p>32253-2802</text:p>
          </table:table-cell>
          <table:table-cell office:value-type="string">
            <text:p>284156974</text:p>
          </table:table-cell>
          <table:table-cell office:value-type="string">
            <text:p>Movies</text:p>
          </table:table-cell>
          <table:table-cell office:value-type="string">
            <text:p>Larkin - Goodwin</text:p>
          </table:table-cell>
          <table:table-cell office:value-type="float" office:value="44571.08970670139">
            <text:p>44571.08970670139</text:p>
          </table:table-cell>
          <table:table-cell office:value-type="string">
            <text:p>http://placeimg.com/640/480</text:p>
          </table:table-cell>
          <table:table-cell office:value-type="string">
            <text:p>Rem tenetur vero quia asperiores est necessitatibus. Amet quia voluptatum earum maiores esse. Dolores quia quos sint ducimus quia quasi cum dolor eos. Maxime assumenda ipsa earum quisquam asperiores debitis.</text:p>
          </table:table-cell>
          <table:table-cell office:value-type="boolean" office:boolean-value="true">
            <text:p>TRUE</text:p>
          </table:table-cell>
        </table:table-row>
        <table:table-row>
          <table:table-cell office:value-type="string">
            <text:p>Katie Maggio</text:p>
          </table:table-cell>
          <table:table-cell office:value-type="string">
            <text:p>(713) 322-0443 x879</text:p>
          </table:table-cell>
          <table:table-cell office:value-type="string">
            <text:p>Patsy56@yahoo.com</text:p>
          </table:table-cell>
          <table:table-cell office:value-type="string">
            <text:p>80934 Kemmer Alley</text:p>
          </table:table-cell>
          <table:table-cell office:value-type="string">
            <text:p>New Ruthe</text:p>
          </table:table-cell>
          <table:table-cell office:value-type="string">
            <text:p>Pennsylvania</text:p>
          </table:table-cell>
          <table:table-cell office:value-type="string">
            <text:p>91033</text:p>
          </table:table-cell>
          <table:table-cell office:value-type="string">
            <text:p>514167989</text:p>
          </table:table-cell>
          <table:table-cell office:value-type="string">
            <text:p>Toys</text:p>
          </table:table-cell>
          <table:table-cell office:value-type="string">
            <text:p>Little and Sons</text:p>
          </table:table-cell>
          <table:table-cell office:value-type="float" office:value="44418.59788364583">
            <text:p>44418.59788364583</text:p>
          </table:table-cell>
          <table:table-cell office:value-type="string">
            <text:p>http://placeimg.com/640/480</text:p>
          </table:table-cell>
          <table:table-cell office:value-type="string">
            <text:p>Ducimus et atque provident error laborum quos sequi ipsam voluptatem. In quaerat non veritatis cupiditate. Libero sunt rerum modi cupiditate. Quis dolorem deserunt veritatis corrupti ab nisi quo quo esse. Quo quo optio non voluptas recusandae omnis fugiat.</text:p>
          </table:table-cell>
          <table:table-cell office:value-type="boolean" office:boolean-value="false">
            <text:p>FALSE</text:p>
          </table:table-cell>
        </table:table-row>
        <table:table-row>
          <table:table-cell office:value-type="string">
            <text:p>Pauline Reynolds PhD</text:p>
          </table:table-cell>
          <table:table-cell office:value-type="string">
            <text:p>303.636.0373 x488</text:p>
          </table:table-cell>
          <table:table-cell office:value-type="string">
            <text:p>Casper_Gutmann28@hotmail.com</text:p>
          </table:table-cell>
          <table:table-cell office:value-type="string">
            <text:p>457 Breitenberg Branch</text:p>
          </table:table-cell>
          <table:table-cell office:value-type="string">
            <text:p>East Tevin</text:p>
          </table:table-cell>
          <table:table-cell office:value-type="string">
            <text:p>Utah</text:p>
          </table:table-cell>
          <table:table-cell office:value-type="string">
            <text:p>49924</text:p>
          </table:table-cell>
          <table:table-cell office:value-type="string">
            <text:p>037753757</text:p>
          </table:table-cell>
          <table:table-cell office:value-type="string">
            <text:p>Garden</text:p>
          </table:table-cell>
          <table:table-cell office:value-type="string">
            <text:p>Brekke Inc</text:p>
          </table:table-cell>
          <table:table-cell office:value-type="float" office:value="44448.51799479167">
            <text:p>44448.51799479167</text:p>
          </table:table-cell>
          <table:table-cell office:value-type="string">
            <text:p>http://placeimg.com/640/480</text:p>
          </table:table-cell>
          <table:table-cell office:value-type="string">
            <text:p>Odit non suscipit rerum qui et nihil aliquam quis laborum. Provident ut possimus pariatur accusamus dolores velit atque corrupti harum. Illum deleniti qui quia ratione nemo.</text:p>
          </table:table-cell>
          <table:table-cell office:value-type="boolean" office:boolean-value="true">
            <text:p>TRUE</text:p>
          </table:table-cell>
        </table:table-row>
        <table:table-row>
          <table:table-cell office:value-type="string">
            <text:p>Josh Breitenberg</text:p>
          </table:table-cell>
          <table:table-cell office:value-type="string">
            <text:p>1-691-312-0218</text:p>
          </table:table-cell>
          <table:table-cell office:value-type="string">
            <text:p>Kattie32@gmail.com</text:p>
          </table:table-cell>
          <table:table-cell office:value-type="string">
            <text:p>5263 Arthur Courts</text:p>
          </table:table-cell>
          <table:table-cell office:value-type="string">
            <text:p>Cassinbury</text:p>
          </table:table-cell>
          <table:table-cell office:value-type="string">
            <text:p>Maryland</text:p>
          </table:table-cell>
          <table:table-cell office:value-type="string">
            <text:p>46898-1385</text:p>
          </table:table-cell>
          <table:table-cell office:value-type="string">
            <text:p>784941281</text:p>
          </table:table-cell>
          <table:table-cell office:value-type="string">
            <text:p>Movies</text:p>
          </table:table-cell>
          <table:table-cell office:value-type="string">
            <text:p>Padberg LLC</text:p>
          </table:table-cell>
          <table:table-cell office:value-type="float" office:value="44491.05504180556">
            <text:p>44491.05504180556</text:p>
          </table:table-cell>
          <table:table-cell office:value-type="string">
            <text:p>http://placeimg.com/640/480</text:p>
          </table:table-cell>
          <table:table-cell office:value-type="string">
            <text:p>Sed eveniet veniam et ex reiciendis et architecto iure. Dolor est mollitia eligendi eum culpa esse dicta. Vitae laboriosam perspiciatis ut sed fuga reprehenderit. Sed omnis dolorum cupiditate possimus. Placeat molestias commodi mollitia voluptates ut modi laborum. Sed similique voluptate sit magni adipisci est.</text:p>
          </table:table-cell>
          <table:table-cell office:value-type="boolean" office:boolean-value="true">
            <text:p>TRUE</text:p>
          </table:table-cell>
        </table:table-row>
        <table:table-row>
          <table:table-cell office:value-type="string">
            <text:p>Robin Yundt</text:p>
          </table:table-cell>
          <table:table-cell office:value-type="string">
            <text:p>237-958-5178 x639</text:p>
          </table:table-cell>
          <table:table-cell office:value-type="string">
            <text:p>Demetrius_Hammes41@hotmail.com</text:p>
          </table:table-cell>
          <table:table-cell office:value-type="string">
            <text:p>17773 Gutmann Overpass</text:p>
          </table:table-cell>
          <table:table-cell office:value-type="string">
            <text:p>Reichertstad</text:p>
          </table:table-cell>
          <table:table-cell office:value-type="string">
            <text:p>Wisconsin</text:p>
          </table:table-cell>
          <table:table-cell office:value-type="string">
            <text:p>39767-8979</text:p>
          </table:table-cell>
          <table:table-cell office:value-type="string">
            <text:p>079112864</text:p>
          </table:table-cell>
          <table:table-cell office:value-type="string">
            <text:p>Automotive</text:p>
          </table:table-cell>
          <table:table-cell office:value-type="string">
            <text:p>Aufderhar - Lubowitz</text:p>
          </table:table-cell>
          <table:table-cell office:value-type="float" office:value="44429.546129675924">
            <text:p>44429.546129675924</text:p>
          </table:table-cell>
          <table:table-cell office:value-type="string">
            <text:p>http://placeimg.com/640/480</text:p>
          </table:table-cell>
          <table:table-cell office:value-type="string">
            <text:p>Eos veritatis minus sunt sit porro. Porro nesciunt voluptatem explicabo. Est sunt earum illum odio expedita quas. Saepe omnis aut et quod. Incidunt et nisi quasi id. Quas quas ab consequuntur alias necessitatibus unde ipsum dolorem.</text:p>
          </table:table-cell>
          <table:table-cell office:value-type="boolean" office:boolean-value="false">
            <text:p>FALSE</text:p>
          </table:table-cell>
        </table:table-row>
        <table:table-row>
          <table:table-cell office:value-type="string">
            <text:p>Blanca Yost IV</text:p>
          </table:table-cell>
          <table:table-cell office:value-type="string">
            <text:p>605.631.2318</text:p>
          </table:table-cell>
          <table:table-cell office:value-type="string">
            <text:p>Oral.Vandervort4@gmail.com</text:p>
          </table:table-cell>
          <table:table-cell office:value-type="string">
            <text:p>353 McCullough Path</text:p>
          </table:table-cell>
          <table:table-cell office:value-type="string">
            <text:p>South Sylvestermouth</text:p>
          </table:table-cell>
          <table:table-cell office:value-type="string">
            <text:p>North Carolina</text:p>
          </table:table-cell>
          <table:table-cell office:value-type="string">
            <text:p>68452-5711</text:p>
          </table:table-cell>
          <table:table-cell office:value-type="string">
            <text:p>765621627</text:p>
          </table:table-cell>
          <table:table-cell office:value-type="string">
            <text:p>Toys</text:p>
          </table:table-cell>
          <table:table-cell office:value-type="string">
            <text:p>Brown - Weber</text:p>
          </table:table-cell>
          <table:table-cell office:value-type="float" office:value="44377.29468467592">
            <text:p>44377.29468467592</text:p>
          </table:table-cell>
          <table:table-cell office:value-type="string">
            <text:p>http://placeimg.com/640/480</text:p>
          </table:table-cell>
          <table:table-cell office:value-type="string">
            <text:p>Aut tempora quo. Ex quia rerum maxime et voluptatem vero optio. Omnis dolores sed sint quidem dolor neque. Perferendis animi autem. Perferendis aut eaque est.</text:p>
          </table:table-cell>
          <table:table-cell office:value-type="boolean" office:boolean-value="true">
            <text:p>TRUE</text:p>
          </table:table-cell>
        </table:table-row>
        <table:table-row>
          <table:table-cell office:value-type="string">
            <text:p>Joy Marquardt</text:p>
          </table:table-cell>
          <table:table-cell office:value-type="string">
            <text:p>758-822-2274 x557</text:p>
          </table:table-cell>
          <table:table-cell office:value-type="string">
            <text:p>Eileen_Lueilwitz@hotmail.com</text:p>
          </table:table-cell>
          <table:table-cell office:value-type="string">
            <text:p>593 Dashawn Key</text:p>
          </table:table-cell>
          <table:table-cell office:value-type="string">
            <text:p>Fayland</text:p>
          </table:table-cell>
          <table:table-cell office:value-type="string">
            <text:p>Georgia</text:p>
          </table:table-cell>
          <table:table-cell office:value-type="string">
            <text:p>43639-3354</text:p>
          </table:table-cell>
          <table:table-cell office:value-type="string">
            <text:p>855627544</text:p>
          </table:table-cell>
          <table:table-cell office:value-type="string">
            <text:p>Baby</text:p>
          </table:table-cell>
          <table:table-cell office:value-type="string">
            <text:p>Mitchell LLC</text:p>
          </table:table-cell>
          <table:table-cell office:value-type="float" office:value="44497.31138767361">
            <text:p>44497.31138767361</text:p>
          </table:table-cell>
          <table:table-cell office:value-type="string">
            <text:p>http://placeimg.com/640/480</text:p>
          </table:table-cell>
          <table:table-cell office:value-type="string">
            <text:p>Est totam asperiores facere repellat. Distinctio illo rerum architecto ducimus illum sint nostrum. Quibusdam itaque quia vitae ipsa.</text:p>
          </table:table-cell>
          <table:table-cell office:value-type="boolean" office:boolean-value="false">
            <text:p>FALSE</text:p>
          </table:table-cell>
        </table:table-row>
        <table:table-row>
          <table:table-cell office:value-type="string">
            <text:p>Greg Volkman</text:p>
          </table:table-cell>
          <table:table-cell office:value-type="string">
            <text:p>894.693.3969</text:p>
          </table:table-cell>
          <table:table-cell office:value-type="string">
            <text:p>Tyrell_Deckow40@gmail.com</text:p>
          </table:table-cell>
          <table:table-cell office:value-type="string">
            <text:p>155 Willie Street</text:p>
          </table:table-cell>
          <table:table-cell office:value-type="string">
            <text:p>Hudsonfort</text:p>
          </table:table-cell>
          <table:table-cell office:value-type="string">
            <text:p>Minnesota</text:p>
          </table:table-cell>
          <table:table-cell office:value-type="string">
            <text:p>88798-1234</text:p>
          </table:table-cell>
          <table:table-cell office:value-type="string">
            <text:p>502396704</text:p>
          </table:table-cell>
          <table:table-cell office:value-type="string">
            <text:p>Books</text:p>
          </table:table-cell>
          <table:table-cell office:value-type="string">
            <text:p>Batz - Osinski</text:p>
          </table:table-cell>
          <table:table-cell office:value-type="float" office:value="44324.83601788194">
            <text:p>44324.83601788194</text:p>
          </table:table-cell>
          <table:table-cell office:value-type="string">
            <text:p>http://placeimg.com/640/480</text:p>
          </table:table-cell>
          <table:table-cell office:value-type="string">
            <text:p>Ea accusamus accusantium sint est. Aut aut autem omnis quod. Porro vel sit officia vel dolor sed sunt non quia. Quae tempora molestias corrupti laboriosam veritatis vel qui quos in. Eum enim expedita eos sit. Nam provident illum accusamus eos quaerat ut.</text:p>
          </table:table-cell>
          <table:table-cell office:value-type="boolean" office:boolean-value="false">
            <text:p>FALSE</text:p>
          </table:table-cell>
        </table:table-row>
        <table:table-row>
          <table:table-cell office:value-type="string">
            <text:p>Jeremy Lang</text:p>
          </table:table-cell>
          <table:table-cell office:value-type="string">
            <text:p>272-734-4398</text:p>
          </table:table-cell>
          <table:table-cell office:value-type="string">
            <text:p>Megane_Bruen@gmail.com</text:p>
          </table:table-cell>
          <table:table-cell office:value-type="string">
            <text:p>51389 Hayes Highway</text:p>
          </table:table-cell>
          <table:table-cell office:value-type="string">
            <text:p>Yuba City</text:p>
          </table:table-cell>
          <table:table-cell office:value-type="string">
            <text:p>Missouri</text:p>
          </table:table-cell>
          <table:table-cell office:value-type="string">
            <text:p>31236</text:p>
          </table:table-cell>
          <table:table-cell office:value-type="string">
            <text:p>850039687</text:p>
          </table:table-cell>
          <table:table-cell office:value-type="string">
            <text:p>Beauty</text:p>
          </table:table-cell>
          <table:table-cell office:value-type="string">
            <text:p>Goldner and Sons</text:p>
          </table:table-cell>
          <table:table-cell office:value-type="float" office:value="44558.80356100694">
            <text:p>44558.80356100694</text:p>
          </table:table-cell>
          <table:table-cell office:value-type="string">
            <text:p>http://placeimg.com/640/480</text:p>
          </table:table-cell>
          <table:table-cell office:value-type="string">
            <text:p>Perspiciatis alias repellat doloremque architecto at illo nam earum enim. Voluptates quia facilis possimus voluptatem est dolor esse recusandae est. Excepturi pariatur aut rerum quia quod vel.</text:p>
          </table:table-cell>
          <table:table-cell office:value-type="boolean" office:boolean-value="false">
            <text:p>FALSE</text:p>
          </table:table-cell>
        </table:table-row>
        <table:table-row>
          <table:table-cell office:value-type="string">
            <text:p>Clifford Feest</text:p>
          </table:table-cell>
          <table:table-cell office:value-type="string">
            <text:p>854-729-2724 x291</text:p>
          </table:table-cell>
          <table:table-cell office:value-type="string">
            <text:p>Christophe.Bailey84@hotmail.com</text:p>
          </table:table-cell>
          <table:table-cell office:value-type="string">
            <text:p>842 Jodie Pass</text:p>
          </table:table-cell>
          <table:table-cell office:value-type="string">
            <text:p>Beiershire</text:p>
          </table:table-cell>
          <table:table-cell office:value-type="string">
            <text:p>Virginia</text:p>
          </table:table-cell>
          <table:table-cell office:value-type="string">
            <text:p>52309</text:p>
          </table:table-cell>
          <table:table-cell office:value-type="string">
            <text:p>467606694</text:p>
          </table:table-cell>
          <table:table-cell office:value-type="string">
            <text:p>Sports</text:p>
          </table:table-cell>
          <table:table-cell office:value-type="string">
            <text:p>Stroman Group</text:p>
          </table:table-cell>
          <table:table-cell office:value-type="float" office:value="44252.0180541088">
            <text:p>44252.0180541088</text:p>
          </table:table-cell>
          <table:table-cell office:value-type="string">
            <text:p>http://placeimg.com/640/480</text:p>
          </table:table-cell>
          <table:table-cell office:value-type="string">
            <text:p>Consequuntur explicabo nam. Et rerum doloremque et omnis beatae rerum facilis. Consequatur tempore numquam quia eaque officiis est. Voluptas facere porro. Qui quod iure voluptas.</text:p>
          </table:table-cell>
          <table:table-cell office:value-type="boolean" office:boolean-value="false">
            <text:p>FALSE</text:p>
          </table:table-cell>
        </table:table-row>
        <table:table-row>
          <table:table-cell office:value-type="string">
            <text:p>Patrick Purdy</text:p>
          </table:table-cell>
          <table:table-cell office:value-type="string">
            <text:p>730-252-6036 x83933</text:p>
          </table:table-cell>
          <table:table-cell office:value-type="string">
            <text:p>Derrick_Crist@yahoo.com</text:p>
          </table:table-cell>
          <table:table-cell office:value-type="string">
            <text:p>041 Roob Glens</text:p>
          </table:table-cell>
          <table:table-cell office:value-type="string">
            <text:p>Rohanchester</text:p>
          </table:table-cell>
          <table:table-cell office:value-type="string">
            <text:p>South Dakota</text:p>
          </table:table-cell>
          <table:table-cell office:value-type="string">
            <text:p>00436-3038</text:p>
          </table:table-cell>
          <table:table-cell office:value-type="string">
            <text:p>974334721</text:p>
          </table:table-cell>
          <table:table-cell office:value-type="string">
            <text:p>Garden</text:p>
          </table:table-cell>
          <table:table-cell office:value-type="string">
            <text:p>Kuhn - Wiza</text:p>
          </table:table-cell>
          <table:table-cell office:value-type="float" office:value="44594.62228354167">
            <text:p>44594.62228354167</text:p>
          </table:table-cell>
          <table:table-cell office:value-type="string">
            <text:p>http://placeimg.com/640/480</text:p>
          </table:table-cell>
          <table:table-cell office:value-type="string">
            <text:p>Quas corrupti harum qui. Dolores autem aspernatur officia magnam aut aut et velit sunt. Id ut quia ut. Magni tempora ab ut laborum quod sunt dolor cumque. Velit earum aperiam explicabo nihil repellendus placeat aut deleniti. Est quasi eos exercitationem accusantium nostrum inventore pariatur temporibus.</text:p>
          </table:table-cell>
          <table:table-cell office:value-type="boolean" office:boolean-value="false">
            <text:p>FALSE</text:p>
          </table:table-cell>
        </table:table-row>
        <table:table-row>
          <table:table-cell office:value-type="string">
            <text:p>Helen Corwin</text:p>
          </table:table-cell>
          <table:table-cell office:value-type="string">
            <text:p>627.629.6497</text:p>
          </table:table-cell>
          <table:table-cell office:value-type="string">
            <text:p>Tressa.Windler@hotmail.com</text:p>
          </table:table-cell>
          <table:table-cell office:value-type="string">
            <text:p>4169 Medhurst Valleys</text:p>
          </table:table-cell>
          <table:table-cell office:value-type="string">
            <text:p>West Jefferey</text:p>
          </table:table-cell>
          <table:table-cell office:value-type="string">
            <text:p>Virginia</text:p>
          </table:table-cell>
          <table:table-cell office:value-type="string">
            <text:p>04043-9534</text:p>
          </table:table-cell>
          <table:table-cell office:value-type="string">
            <text:p>650477371</text:p>
          </table:table-cell>
          <table:table-cell office:value-type="string">
            <text:p>Garden</text:p>
          </table:table-cell>
          <table:table-cell office:value-type="string">
            <text:p>Howe - Cummings</text:p>
          </table:table-cell>
          <table:table-cell office:value-type="float" office:value="44283.60216094907">
            <text:p>44283.60216094907</text:p>
          </table:table-cell>
          <table:table-cell office:value-type="string">
            <text:p>http://placeimg.com/640/480</text:p>
          </table:table-cell>
          <table:table-cell office:value-type="string">
            <text:p>Similique maiores adipisci aliquid vel harum explicabo quo voluptate. Ut consequatur nostrum ratione est amet id. Vero in fugit necessitatibus dolor blanditiis maxime.</text:p>
          </table:table-cell>
          <table:table-cell office:value-type="boolean" office:boolean-value="false">
            <text:p>FALSE</text:p>
          </table:table-cell>
        </table:table-row>
        <table:table-row>
          <table:table-cell office:value-type="string">
            <text:p>Cora Corkery</text:p>
          </table:table-cell>
          <table:table-cell office:value-type="string">
            <text:p>398-574-8904 x07644</text:p>
          </table:table-cell>
          <table:table-cell office:value-type="string">
            <text:p>Keaton25@hotmail.com</text:p>
          </table:table-cell>
          <table:table-cell office:value-type="string">
            <text:p>657 Vincent Gardens</text:p>
          </table:table-cell>
          <table:table-cell office:value-type="string">
            <text:p>North Natashachester</text:p>
          </table:table-cell>
          <table:table-cell office:value-type="string">
            <text:p>Wisconsin</text:p>
          </table:table-cell>
          <table:table-cell office:value-type="string">
            <text:p>61133-9437</text:p>
          </table:table-cell>
          <table:table-cell office:value-type="string">
            <text:p>527430784</text:p>
          </table:table-cell>
          <table:table-cell office:value-type="string">
            <text:p>Books</text:p>
          </table:table-cell>
          <table:table-cell office:value-type="string">
            <text:p>Corwin - Walsh</text:p>
          </table:table-cell>
          <table:table-cell office:value-type="float" office:value="44523.00157260417">
            <text:p>44523.00157260417</text:p>
          </table:table-cell>
          <table:table-cell office:value-type="string">
            <text:p>http://placeimg.com/640/480</text:p>
          </table:table-cell>
          <table:table-cell office:value-type="string">
            <text:p>Sequi accusamus illo et ipsa velit libero. Quia recusandae deserunt nihil. Saepe dolores non magni qui ipsam ipsa. Et sit quisquam voluptas voluptatem eos. Non rerum quia quo.</text:p>
          </table:table-cell>
          <table:table-cell office:value-type="boolean" office:boolean-value="true">
            <text:p>TRUE</text:p>
          </table:table-cell>
        </table:table-row>
        <table:table-row>
          <table:table-cell office:value-type="string">
            <text:p>Andres Wisoky PhD</text:p>
          </table:table-cell>
          <table:table-cell office:value-type="string">
            <text:p>(302) 655-5978 x68455</text:p>
          </table:table-cell>
          <table:table-cell office:value-type="string">
            <text:p>Lynn95@gmail.com</text:p>
          </table:table-cell>
          <table:table-cell office:value-type="string">
            <text:p>398 Teresa Burg</text:p>
          </table:table-cell>
          <table:table-cell office:value-type="string">
            <text:p>Millsborough</text:p>
          </table:table-cell>
          <table:table-cell office:value-type="string">
            <text:p>Tennessee</text:p>
          </table:table-cell>
          <table:table-cell office:value-type="string">
            <text:p>41490-7173</text:p>
          </table:table-cell>
          <table:table-cell office:value-type="string">
            <text:p>413793344</text:p>
          </table:table-cell>
          <table:table-cell office:value-type="string">
            <text:p>Movies</text:p>
          </table:table-cell>
          <table:table-cell office:value-type="string">
            <text:p>VonRueden - Medhurst</text:p>
          </table:table-cell>
          <table:table-cell office:value-type="float" office:value="44234.5971059838">
            <text:p>44234.5971059838</text:p>
          </table:table-cell>
          <table:table-cell office:value-type="string">
            <text:p>http://placeimg.com/640/480</text:p>
          </table:table-cell>
          <table:table-cell office:value-type="string">
            <text:p>Aut dolores molestias commodi sequi vel facere. Molestiae sed minima non et. Totam qui sit ut odio et veniam.</text:p>
          </table:table-cell>
          <table:table-cell office:value-type="boolean" office:boolean-value="false">
            <text:p>FALSE</text:p>
          </table:table-cell>
        </table:table-row>
        <table:table-row>
          <table:table-cell office:value-type="string">
            <text:p>Luke Rutherford</text:p>
          </table:table-cell>
          <table:table-cell office:value-type="string">
            <text:p>(454) 402-5633</text:p>
          </table:table-cell>
          <table:table-cell office:value-type="string">
            <text:p>Fredrick_Grimes@yahoo.com</text:p>
          </table:table-cell>
          <table:table-cell office:value-type="string">
            <text:p>48780 Green Light</text:p>
          </table:table-cell>
          <table:table-cell office:value-type="string">
            <text:p>Edinburg</text:p>
          </table:table-cell>
          <table:table-cell office:value-type="string">
            <text:p>Kentucky</text:p>
          </table:table-cell>
          <table:table-cell office:value-type="string">
            <text:p>34732-0345</text:p>
          </table:table-cell>
          <table:table-cell office:value-type="string">
            <text:p>065258619</text:p>
          </table:table-cell>
          <table:table-cell office:value-type="string">
            <text:p>Music</text:p>
          </table:table-cell>
          <table:table-cell office:value-type="string">
            <text:p>Upton, Kris and Kulas</text:p>
          </table:table-cell>
          <table:table-cell office:value-type="float" office:value="44260.71009260417">
            <text:p>44260.71009260417</text:p>
          </table:table-cell>
          <table:table-cell office:value-type="string">
            <text:p>http://placeimg.com/640/480</text:p>
          </table:table-cell>
          <table:table-cell office:value-type="string">
            <text:p>Velit magni quae repellat commodi dolores sed commodi. Accusantium sapiente ipsam saepe. Nobis molestias facilis. Omnis quo ea quibusdam itaque cumque tempora illo earum voluptas. Temporibus a tempora molestiae culpa ex aliquam animi nam nisi. Nesciunt consectetur omnis odio.</text:p>
          </table:table-cell>
          <table:table-cell office:value-type="boolean" office:boolean-value="true">
            <text:p>TRUE</text:p>
          </table:table-cell>
        </table:table-row>
        <table:table-row>
          <table:table-cell office:value-type="string">
            <text:p>Darryl Denesik V</text:p>
          </table:table-cell>
          <table:table-cell office:value-type="string">
            <text:p>(892) 532-4662</text:p>
          </table:table-cell>
          <table:table-cell office:value-type="string">
            <text:p>Vernie28@yahoo.com</text:p>
          </table:table-cell>
          <table:table-cell office:value-type="string">
            <text:p>02765 Goodwin Center</text:p>
          </table:table-cell>
          <table:table-cell office:value-type="string">
            <text:p>Smyrna</text:p>
          </table:table-cell>
          <table:table-cell office:value-type="string">
            <text:p>Alaska</text:p>
          </table:table-cell>
          <table:table-cell office:value-type="string">
            <text:p>58005</text:p>
          </table:table-cell>
          <table:table-cell office:value-type="string">
            <text:p>974148302</text:p>
          </table:table-cell>
          <table:table-cell office:value-type="string">
            <text:p>Outdoors</text:p>
          </table:table-cell>
          <table:table-cell office:value-type="string">
            <text:p>Berge and Sons</text:p>
          </table:table-cell>
          <table:table-cell office:value-type="float" office:value="44538.99407386574">
            <text:p>44538.99407386574</text:p>
          </table:table-cell>
          <table:table-cell office:value-type="string">
            <text:p>http://placeimg.com/640/480</text:p>
          </table:table-cell>
          <table:table-cell office:value-type="string">
            <text:p>Corporis hic impedit numquam doloremque voluptatem autem aperiam iure. Et et totam qui nisi. Excepturi voluptas qui architecto earum ut nisi pariatur voluptatem. Aut facere quasi eos et. Incidunt odit voluptatem nobis est sint corrupti. Sint illum totam facere harum voluptates voluptas.</text:p>
          </table:table-cell>
          <table:table-cell office:value-type="boolean" office:boolean-value="true">
            <text:p>TRUE</text:p>
          </table:table-cell>
        </table:table-row>
        <table:table-row>
          <table:table-cell office:value-type="string">
            <text:p>Phyllis Turcotte</text:p>
          </table:table-cell>
          <table:table-cell office:value-type="string">
            <text:p>639-757-7073 x32288</text:p>
          </table:table-cell>
          <table:table-cell office:value-type="string">
            <text:p>Prince60@gmail.com</text:p>
          </table:table-cell>
          <table:table-cell office:value-type="string">
            <text:p>9556 Pearl Branch</text:p>
          </table:table-cell>
          <table:table-cell office:value-type="string">
            <text:p>Port Irving</text:p>
          </table:table-cell>
          <table:table-cell office:value-type="string">
            <text:p>Kentucky</text:p>
          </table:table-cell>
          <table:table-cell office:value-type="string">
            <text:p>22329-9831</text:p>
          </table:table-cell>
          <table:table-cell office:value-type="string">
            <text:p>742177673</text:p>
          </table:table-cell>
          <table:table-cell office:value-type="string">
            <text:p>Baby</text:p>
          </table:table-cell>
          <table:table-cell office:value-type="string">
            <text:p>Reinger, Torp and Lehner</text:p>
          </table:table-cell>
          <table:table-cell office:value-type="float" office:value="44326.76142059028">
            <text:p>44326.76142059028</text:p>
          </table:table-cell>
          <table:table-cell office:value-type="string">
            <text:p>http://placeimg.com/640/480</text:p>
          </table:table-cell>
          <table:table-cell office:value-type="string">
            <text:p>Saepe consectetur maxime sed. Corporis quas pariatur unde non tenetur iusto omnis est eius. At reiciendis et et libero rerum nihil cum porro sunt.</text:p>
          </table:table-cell>
          <table:table-cell office:value-type="boolean" office:boolean-value="true">
            <text:p>TRUE</text:p>
          </table:table-cell>
        </table:table-row>
        <table:table-row>
          <table:table-cell office:value-type="string">
            <text:p>Otis Hills</text:p>
          </table:table-cell>
          <table:table-cell office:value-type="string">
            <text:p>1-715-386-7068</text:p>
          </table:table-cell>
          <table:table-cell office:value-type="string">
            <text:p>Hope_Runte2@hotmail.com</text:p>
          </table:table-cell>
          <table:table-cell office:value-type="string">
            <text:p>87562 Keyon Lake</text:p>
          </table:table-cell>
          <table:table-cell office:value-type="string">
            <text:p>Huntsville</text:p>
          </table:table-cell>
          <table:table-cell office:value-type="string">
            <text:p>Florida</text:p>
          </table:table-cell>
          <table:table-cell office:value-type="string">
            <text:p>43355</text:p>
          </table:table-cell>
          <table:table-cell office:value-type="string">
            <text:p>625026993</text:p>
          </table:table-cell>
          <table:table-cell office:value-type="string">
            <text:p>Grocery</text:p>
          </table:table-cell>
          <table:table-cell office:value-type="string">
            <text:p>Gutmann and Sons</text:p>
          </table:table-cell>
          <table:table-cell office:value-type="float" office:value="44509.68351650463">
            <text:p>44509.68351650463</text:p>
          </table:table-cell>
          <table:table-cell office:value-type="string">
            <text:p>http://placeimg.com/640/480</text:p>
          </table:table-cell>
          <table:table-cell office:value-type="string">
            <text:p>Non voluptate sapiente excepturi reprehenderit. Dolores maxime et doloribus fugiat molestias. Ut est sapiente placeat labore est. Veritatis nesciunt nisi autem iusto aliquid non exercitationem. Facere autem quo.</text:p>
          </table:table-cell>
          <table:table-cell office:value-type="boolean" office:boolean-value="false">
            <text:p>FALSE</text:p>
          </table:table-cell>
        </table:table-row>
        <table:table-row>
          <table:table-cell office:value-type="string">
            <text:p>Wade Ratke</text:p>
          </table:table-cell>
          <table:table-cell office:value-type="string">
            <text:p>1-431-739-7213</text:p>
          </table:table-cell>
          <table:table-cell office:value-type="string">
            <text:p>Rupert.Larson37@hotmail.com</text:p>
          </table:table-cell>
          <table:table-cell office:value-type="string">
            <text:p>59574 Nathanael Meadow</text:p>
          </table:table-cell>
          <table:table-cell office:value-type="string">
            <text:p>North Elishaview</text:p>
          </table:table-cell>
          <table:table-cell office:value-type="string">
            <text:p>Montana</text:p>
          </table:table-cell>
          <table:table-cell office:value-type="string">
            <text:p>49512-8362</text:p>
          </table:table-cell>
          <table:table-cell office:value-type="string">
            <text:p>969531623</text:p>
          </table:table-cell>
          <table:table-cell office:value-type="string">
            <text:p>Outdoors</text:p>
          </table:table-cell>
          <table:table-cell office:value-type="string">
            <text:p>Schamberger, Lockman and Harvey</text:p>
          </table:table-cell>
          <table:table-cell office:value-type="float" office:value="44317.173617546294">
            <text:p>44317.173617546294</text:p>
          </table:table-cell>
          <table:table-cell office:value-type="string">
            <text:p>http://placeimg.com/640/480</text:p>
          </table:table-cell>
          <table:table-cell office:value-type="string">
            <text:p>Ut quas voluptas porro sed perferendis pariatur. Ea iure perspiciatis exercitationem nihil non. Sed nihil laborum sint assumenda quasi. Voluptatem officiis veniam.</text:p>
          </table:table-cell>
          <table:table-cell office:value-type="boolean" office:boolean-value="false">
            <text:p>FALSE</text:p>
          </table:table-cell>
        </table:table-row>
        <table:table-row>
          <table:table-cell office:value-type="string">
            <text:p>Gertrude Keebler</text:p>
          </table:table-cell>
          <table:table-cell office:value-type="string">
            <text:p>(923) 577-2239</text:p>
          </table:table-cell>
          <table:table-cell office:value-type="string">
            <text:p>Josephine_Kertzmann85@hotmail.com</text:p>
          </table:table-cell>
          <table:table-cell office:value-type="string">
            <text:p>451 Brown Extension</text:p>
          </table:table-cell>
          <table:table-cell office:value-type="string">
            <text:p>Port Darioside</text:p>
          </table:table-cell>
          <table:table-cell office:value-type="string">
            <text:p>New York</text:p>
          </table:table-cell>
          <table:table-cell office:value-type="string">
            <text:p>84743</text:p>
          </table:table-cell>
          <table:table-cell office:value-type="string">
            <text:p>533592247</text:p>
          </table:table-cell>
          <table:table-cell office:value-type="string">
            <text:p>Books</text:p>
          </table:table-cell>
          <table:table-cell office:value-type="string">
            <text:p>Gutmann, Lehner and Johns</text:p>
          </table:table-cell>
          <table:table-cell office:value-type="float" office:value="44305.26329364583">
            <text:p>44305.26329364583</text:p>
          </table:table-cell>
          <table:table-cell office:value-type="string">
            <text:p>http://placeimg.com/640/480</text:p>
          </table:table-cell>
          <table:table-cell office:value-type="string">
            <text:p>Ipsa rerum non veritatis totam velit consequatur et voluptates reprehenderit. Est eius atque aut ut quos rerum ullam qui laboriosam. Sit doloribus id aut illo. Excepturi aut minima. Alias est dolorem ducimus ab repellendus repellendus omnis voluptatum aut. Dolorem ullam molestiae officiis itaque quas quia ab.</text:p>
          </table:table-cell>
          <table:table-cell office:value-type="boolean" office:boolean-value="true">
            <text:p>TRUE</text:p>
          </table:table-cell>
        </table:table-row>
        <table:table-row>
          <table:table-cell office:value-type="string">
            <text:p>Nadine Wyman</text:p>
          </table:table-cell>
          <table:table-cell office:value-type="string">
            <text:p>435-907-8901</text:p>
          </table:table-cell>
          <table:table-cell office:value-type="string">
            <text:p>Hilda_Hauck95@yahoo.com</text:p>
          </table:table-cell>
          <table:table-cell office:value-type="string">
            <text:p>320 Kessler Lodge</text:p>
          </table:table-cell>
          <table:table-cell office:value-type="string">
            <text:p>Binsberg</text:p>
          </table:table-cell>
          <table:table-cell office:value-type="string">
            <text:p>Washington</text:p>
          </table:table-cell>
          <table:table-cell office:value-type="string">
            <text:p>40543</text:p>
          </table:table-cell>
          <table:table-cell office:value-type="string">
            <text:p>070587197</text:p>
          </table:table-cell>
          <table:table-cell office:value-type="string">
            <text:p>Kids</text:p>
          </table:table-cell>
          <table:table-cell office:value-type="string">
            <text:p>Wolff, Lockman and Beatty</text:p>
          </table:table-cell>
          <table:table-cell office:value-type="float" office:value="44455.72153255787">
            <text:p>44455.72153255787</text:p>
          </table:table-cell>
          <table:table-cell office:value-type="string">
            <text:p>http://placeimg.com/640/480</text:p>
          </table:table-cell>
          <table:table-cell office:value-type="string">
            <text:p>Quia quia perspiciatis voluptas voluptatem in tenetur perspiciatis. Perferendis asperiores ut alias quia pariatur repellendus et quia tempora. Similique eum voluptatem vel quis modi at aliquam. Harum aliquid quis cumque eum voluptas molestiae vero maxime voluptas.</text:p>
          </table:table-cell>
          <table:table-cell office:value-type="boolean" office:boolean-value="false">
            <text:p>FALSE</text:p>
          </table:table-cell>
        </table:table-row>
        <table:table-row>
          <table:table-cell office:value-type="string">
            <text:p>Beatrice Spinka</text:p>
          </table:table-cell>
          <table:table-cell office:value-type="string">
            <text:p>876.741.0541 x2187</text:p>
          </table:table-cell>
          <table:table-cell office:value-type="string">
            <text:p>Willow.Rice@hotmail.com</text:p>
          </table:table-cell>
          <table:table-cell office:value-type="string">
            <text:p>1504 McCullough Hill</text:p>
          </table:table-cell>
          <table:table-cell office:value-type="string">
            <text:p>Chesleyhaven</text:p>
          </table:table-cell>
          <table:table-cell office:value-type="string">
            <text:p>New Jersey</text:p>
          </table:table-cell>
          <table:table-cell office:value-type="string">
            <text:p>47260</text:p>
          </table:table-cell>
          <table:table-cell office:value-type="string">
            <text:p>100095494</text:p>
          </table:table-cell>
          <table:table-cell office:value-type="string">
            <text:p>Beauty</text:p>
          </table:table-cell>
          <table:table-cell office:value-type="string">
            <text:p>Kozey - Roob</text:p>
          </table:table-cell>
          <table:table-cell office:value-type="float" office:value="44421.1837971412">
            <text:p>44421.1837971412</text:p>
          </table:table-cell>
          <table:table-cell office:value-type="string">
            <text:p>http://placeimg.com/640/480</text:p>
          </table:table-cell>
          <table:table-cell office:value-type="string">
            <text:p>Voluptas asperiores vero mollitia aliquam architecto est voluptatem modi. Cum recusandae cum maxime dolorem ut quo. Sed saepe qui reprehenderit et perferendis delectus officia illum in.</text:p>
          </table:table-cell>
          <table:table-cell office:value-type="boolean" office:boolean-value="true">
            <text:p>TRUE</text:p>
          </table:table-cell>
        </table:table-row>
        <table:table-row>
          <table:table-cell office:value-type="string">
            <text:p>Hannah Stiedemann</text:p>
          </table:table-cell>
          <table:table-cell office:value-type="string">
            <text:p>1-771-335-0882</text:p>
          </table:table-cell>
          <table:table-cell office:value-type="string">
            <text:p>Margot_Langworth@yahoo.com</text:p>
          </table:table-cell>
          <table:table-cell office:value-type="string">
            <text:p>7158 Lakin Row</text:p>
          </table:table-cell>
          <table:table-cell office:value-type="string">
            <text:p>Laynefurt</text:p>
          </table:table-cell>
          <table:table-cell office:value-type="string">
            <text:p>South Carolina</text:p>
          </table:table-cell>
          <table:table-cell office:value-type="string">
            <text:p>37638</text:p>
          </table:table-cell>
          <table:table-cell office:value-type="string">
            <text:p>839872849</text:p>
          </table:table-cell>
          <table:table-cell office:value-type="string">
            <text:p>Baby</text:p>
          </table:table-cell>
          <table:table-cell office:value-type="string">
            <text:p>Spinka - Hamill</text:p>
          </table:table-cell>
          <table:table-cell office:value-type="float" office:value="44518.522941759256">
            <text:p>44518.522941759256</text:p>
          </table:table-cell>
          <table:table-cell office:value-type="string">
            <text:p>http://placeimg.com/640/480</text:p>
          </table:table-cell>
          <table:table-cell office:value-type="string">
            <text:p>Cupiditate unde porro modi quia non aliquid maiores. Dolorum molestiae amet iusto impedit molestiae cupiditate. Neque delectus rerum ea ab ratione alias. Architecto impedit est voluptas asperiores. Consequatur voluptas ut itaque qui maiores at vel.</text:p>
          </table:table-cell>
          <table:table-cell office:value-type="boolean" office:boolean-value="true">
            <text:p>TRUE</text:p>
          </table:table-cell>
        </table:table-row>
        <table:table-row>
          <table:table-cell office:value-type="string">
            <text:p>Tommy Hartmann</text:p>
          </table:table-cell>
          <table:table-cell office:value-type="string">
            <text:p>345-875-1139</text:p>
          </table:table-cell>
          <table:table-cell office:value-type="string">
            <text:p>Araceli_Reynolds4@yahoo.com</text:p>
          </table:table-cell>
          <table:table-cell office:value-type="string">
            <text:p>95123 Schumm Burgs</text:p>
          </table:table-cell>
          <table:table-cell office:value-type="string">
            <text:p>East Candace</text:p>
          </table:table-cell>
          <table:table-cell office:value-type="string">
            <text:p>Wyoming</text:p>
          </table:table-cell>
          <table:table-cell office:value-type="string">
            <text:p>38987-3136</text:p>
          </table:table-cell>
          <table:table-cell office:value-type="string">
            <text:p>187410034</text:p>
          </table:table-cell>
          <table:table-cell office:value-type="string">
            <text:p>Games</text:p>
          </table:table-cell>
          <table:table-cell office:value-type="string">
            <text:p>Moen - Bailey</text:p>
          </table:table-cell>
          <table:table-cell office:value-type="float" office:value="44544.11629752315">
            <text:p>44544.11629752315</text:p>
          </table:table-cell>
          <table:table-cell office:value-type="string">
            <text:p>http://placeimg.com/640/480</text:p>
          </table:table-cell>
          <table:table-cell office:value-type="string">
            <text:p>Laboriosam dicta eum ducimus et neque porro suscipit voluptatum. Sed et recusandae at perspiciatis vero et neque. Est sed ut earum ad. Voluptas velit exercitationem voluptatum quo repellat nulla aut non.</text:p>
          </table:table-cell>
          <table:table-cell office:value-type="boolean" office:boolean-value="false">
            <text:p>FALSE</text:p>
          </table:table-cell>
        </table:table-row>
        <table:table-row>
          <table:table-cell office:value-type="string">
            <text:p>Jamie Wisoky</text:p>
          </table:table-cell>
          <table:table-cell office:value-type="string">
            <text:p>(495) 259-4314 x95510</text:p>
          </table:table-cell>
          <table:table-cell office:value-type="string">
            <text:p>Rogelio_Stamm@gmail.com</text:p>
          </table:table-cell>
          <table:table-cell office:value-type="string">
            <text:p>1853 Batz Islands</text:p>
          </table:table-cell>
          <table:table-cell office:value-type="string">
            <text:p>Lake Garlandport</text:p>
          </table:table-cell>
          <table:table-cell office:value-type="string">
            <text:p>Virginia</text:p>
          </table:table-cell>
          <table:table-cell office:value-type="string">
            <text:p>97904-4326</text:p>
          </table:table-cell>
          <table:table-cell office:value-type="string">
            <text:p>700795660</text:p>
          </table:table-cell>
          <table:table-cell office:value-type="string">
            <text:p>Music</text:p>
          </table:table-cell>
          <table:table-cell office:value-type="string">
            <text:p>Bins Inc</text:p>
          </table:table-cell>
          <table:table-cell office:value-type="float" office:value="44390.44389259259">
            <text:p>44390.44389259259</text:p>
          </table:table-cell>
          <table:table-cell office:value-type="string">
            <text:p>http://placeimg.com/640/480</text:p>
          </table:table-cell>
          <table:table-cell office:value-type="string">
            <text:p>Voluptatibus corporis dolorem facere eius inventore vel. Corrupti impedit ea et sint hic ea eveniet esse expedita. Aut dolores laboriosam sint sit vel sapiente et. Atque qui magnam qui consequatur.</text:p>
          </table:table-cell>
          <table:table-cell office:value-type="boolean" office:boolean-value="true">
            <text:p>TRUE</text:p>
          </table:table-cell>
        </table:table-row>
        <table:table-row>
          <table:table-cell office:value-type="string">
            <text:p>Eleanor Schowalter</text:p>
          </table:table-cell>
          <table:table-cell office:value-type="string">
            <text:p>390-234-6592 x1453</text:p>
          </table:table-cell>
          <table:table-cell office:value-type="string">
            <text:p>Joany_Gutkowski75@yahoo.com</text:p>
          </table:table-cell>
          <table:table-cell office:value-type="string">
            <text:p>28778 Pfeffer Dam</text:p>
          </table:table-cell>
          <table:table-cell office:value-type="string">
            <text:p>North Shannon</text:p>
          </table:table-cell>
          <table:table-cell office:value-type="string">
            <text:p>Iowa</text:p>
          </table:table-cell>
          <table:table-cell office:value-type="string">
            <text:p>26937</text:p>
          </table:table-cell>
          <table:table-cell office:value-type="string">
            <text:p>402233543</text:p>
          </table:table-cell>
          <table:table-cell office:value-type="string">
            <text:p>Computers</text:p>
          </table:table-cell>
          <table:table-cell office:value-type="string">
            <text:p>Jakubowski - Lesch</text:p>
          </table:table-cell>
          <table:table-cell office:value-type="float" office:value="44413.53224694444">
            <text:p>44413.53224694444</text:p>
          </table:table-cell>
          <table:table-cell office:value-type="string">
            <text:p>http://placeimg.com/640/480</text:p>
          </table:table-cell>
          <table:table-cell office:value-type="string">
            <text:p>Ab quis occaecati sint earum quis corrupti omnis officiis tempora. Nisi aut nesciunt ut rem sequi suscipit eligendi totam sed. Et vitae facere sit blanditiis non consequatur molestias. Incidunt est itaque incidunt error et nobis dolor.</text:p>
          </table:table-cell>
          <table:table-cell office:value-type="boolean" office:boolean-value="false">
            <text:p>FALSE</text:p>
          </table:table-cell>
        </table:table-row>
        <table:table-row>
          <table:table-cell office:value-type="string">
            <text:p>Lula McGlynn IV</text:p>
          </table:table-cell>
          <table:table-cell office:value-type="string">
            <text:p>697.694.1662 x189</text:p>
          </table:table-cell>
          <table:table-cell office:value-type="string">
            <text:p>Jamil_Zulauf60@gmail.com</text:p>
          </table:table-cell>
          <table:table-cell office:value-type="string">
            <text:p>80730 Sipes Locks</text:p>
          </table:table-cell>
          <table:table-cell office:value-type="string">
            <text:p>South Reinahaven</text:p>
          </table:table-cell>
          <table:table-cell office:value-type="string">
            <text:p>Utah</text:p>
          </table:table-cell>
          <table:table-cell office:value-type="string">
            <text:p>25382-7563</text:p>
          </table:table-cell>
          <table:table-cell office:value-type="string">
            <text:p>835761666</text:p>
          </table:table-cell>
          <table:table-cell office:value-type="string">
            <text:p>Baby</text:p>
          </table:table-cell>
          <table:table-cell office:value-type="string">
            <text:p>Gleason - Barrows</text:p>
          </table:table-cell>
          <table:table-cell office:value-type="float" office:value="44592.15508181713">
            <text:p>44592.15508181713</text:p>
          </table:table-cell>
          <table:table-cell office:value-type="string">
            <text:p>http://placeimg.com/640/480</text:p>
          </table:table-cell>
          <table:table-cell office:value-type="string">
            <text:p>Tempora neque unde consequatur dolore eveniet sed facere veniam nesciunt. Error maxime nostrum vel enim sed quia voluptatem. Enim dolorem qui est repellat qui dolorem. Consequuntur odit nihil ea. Asperiores non aut suscipit ut. Omnis ipsa iusto et perferendis sed.</text:p>
          </table:table-cell>
          <table:table-cell office:value-type="boolean" office:boolean-value="false">
            <text:p>FALSE</text:p>
          </table:table-cell>
        </table:table-row>
        <table:table-row>
          <table:table-cell office:value-type="string">
            <text:p>Wilson Feeney V</text:p>
          </table:table-cell>
          <table:table-cell office:value-type="string">
            <text:p>(590) 730-4644</text:p>
          </table:table-cell>
          <table:table-cell office:value-type="string">
            <text:p>Dorthy19@gmail.com</text:p>
          </table:table-cell>
          <table:table-cell office:value-type="string">
            <text:p>0352 Orn Forge</text:p>
          </table:table-cell>
          <table:table-cell office:value-type="string">
            <text:p>Waukegan</text:p>
          </table:table-cell>
          <table:table-cell office:value-type="string">
            <text:p>Iowa</text:p>
          </table:table-cell>
          <table:table-cell office:value-type="string">
            <text:p>05526</text:p>
          </table:table-cell>
          <table:table-cell office:value-type="string">
            <text:p>925513012</text:p>
          </table:table-cell>
          <table:table-cell office:value-type="string">
            <text:p>Grocery</text:p>
          </table:table-cell>
          <table:table-cell office:value-type="string">
            <text:p>Larkin Inc</text:p>
          </table:table-cell>
          <table:table-cell office:value-type="float" office:value="44390.69892797454">
            <text:p>44390.69892797454</text:p>
          </table:table-cell>
          <table:table-cell office:value-type="string">
            <text:p>http://placeimg.com/640/480</text:p>
          </table:table-cell>
          <table:table-cell office:value-type="string">
            <text:p>Atque labore dicta omnis iste tempore aliquam. Rem quia quia nostrum consectetur ratione deserunt nobis consequuntur. Ad doloribus hic provident unde aperiam sint placeat. Cum iste qui. Repudiandae nesciunt tenetur neque repellat et perspiciatis dolorum.</text:p>
          </table:table-cell>
          <table:table-cell office:value-type="boolean" office:boolean-value="true">
            <text:p>TRUE</text:p>
          </table:table-cell>
        </table:table-row>
        <table:table-row>
          <table:table-cell office:value-type="string">
            <text:p>Claude Ward</text:p>
          </table:table-cell>
          <table:table-cell office:value-type="string">
            <text:p>1-597-659-8761 x40627</text:p>
          </table:table-cell>
          <table:table-cell office:value-type="string">
            <text:p>Brant.Greenfelder@gmail.com</text:p>
          </table:table-cell>
          <table:table-cell office:value-type="string">
            <text:p>693 Lolita Center</text:p>
          </table:table-cell>
          <table:table-cell office:value-type="string">
            <text:p>Collinmouth</text:p>
          </table:table-cell>
          <table:table-cell office:value-type="string">
            <text:p>Tennessee</text:p>
          </table:table-cell>
          <table:table-cell office:value-type="string">
            <text:p>05591-6468</text:p>
          </table:table-cell>
          <table:table-cell office:value-type="string">
            <text:p>096439180</text:p>
          </table:table-cell>
          <table:table-cell office:value-type="string">
            <text:p>Beauty</text:p>
          </table:table-cell>
          <table:table-cell office:value-type="string">
            <text:p>Dare - Purdy</text:p>
          </table:table-cell>
          <table:table-cell office:value-type="float" office:value="44412.063402291664">
            <text:p>44412.063402291664</text:p>
          </table:table-cell>
          <table:table-cell office:value-type="string">
            <text:p>http://placeimg.com/640/480</text:p>
          </table:table-cell>
          <table:table-cell office:value-type="string">
            <text:p>Enim laudantium pariatur. Qui possimus consequatur molestias. Tempore enim quas possimus.</text:p>
          </table:table-cell>
          <table:table-cell office:value-type="boolean" office:boolean-value="false">
            <text:p>FALSE</text:p>
          </table:table-cell>
        </table:table-row>
        <table:table-row>
          <table:table-cell office:value-type="string">
            <text:p>Rickey Reynolds</text:p>
          </table:table-cell>
          <table:table-cell office:value-type="string">
            <text:p>673.594.0414</text:p>
          </table:table-cell>
          <table:table-cell office:value-type="string">
            <text:p>Leilani_Leuschke@hotmail.com</text:p>
          </table:table-cell>
          <table:table-cell office:value-type="string">
            <text:p>879 Rohan Extensions</text:p>
          </table:table-cell>
          <table:table-cell office:value-type="string">
            <text:p>Lubbock</text:p>
          </table:table-cell>
          <table:table-cell office:value-type="string">
            <text:p>Missouri</text:p>
          </table:table-cell>
          <table:table-cell office:value-type="string">
            <text:p>65672</text:p>
          </table:table-cell>
          <table:table-cell office:value-type="string">
            <text:p>499900106</text:p>
          </table:table-cell>
          <table:table-cell office:value-type="string">
            <text:p>Shoes</text:p>
          </table:table-cell>
          <table:table-cell office:value-type="string">
            <text:p>Wilkinson, Auer and Robel</text:p>
          </table:table-cell>
          <table:table-cell office:value-type="float" office:value="44533.630922847224">
            <text:p>44533.630922847224</text:p>
          </table:table-cell>
          <table:table-cell office:value-type="string">
            <text:p>http://placeimg.com/640/480</text:p>
          </table:table-cell>
          <table:table-cell office:value-type="string">
            <text:p>Voluptatem est debitis qui vitae. Quod sed non. Magnam explicabo quaerat reprehenderit fuga fugiat. Autem in magnam aut suscipit eligendi impedit dolorem.</text:p>
          </table:table-cell>
          <table:table-cell office:value-type="boolean" office:boolean-value="true">
            <text:p>TRUE</text:p>
          </table:table-cell>
        </table:table-row>
        <table:table-row>
          <table:table-cell office:value-type="string">
            <text:p>Jay Boyer</text:p>
          </table:table-cell>
          <table:table-cell office:value-type="string">
            <text:p>(409) 877-8828 x2764</text:p>
          </table:table-cell>
          <table:table-cell office:value-type="string">
            <text:p>Claire_Bartoletti@gmail.com</text:p>
          </table:table-cell>
          <table:table-cell office:value-type="string">
            <text:p>84147 Oscar Path</text:p>
          </table:table-cell>
          <table:table-cell office:value-type="string">
            <text:p>Lake Khalid</text:p>
          </table:table-cell>
          <table:table-cell office:value-type="string">
            <text:p>South Dakota</text:p>
          </table:table-cell>
          <table:table-cell office:value-type="string">
            <text:p>58438</text:p>
          </table:table-cell>
          <table:table-cell office:value-type="string">
            <text:p>471182858</text:p>
          </table:table-cell>
          <table:table-cell office:value-type="string">
            <text:p>Sports</text:p>
          </table:table-cell>
          <table:table-cell office:value-type="string">
            <text:p>Hills - Hegmann</text:p>
          </table:table-cell>
          <table:table-cell office:value-type="float" office:value="44405.50397802083">
            <text:p>44405.50397802083</text:p>
          </table:table-cell>
          <table:table-cell office:value-type="string">
            <text:p>http://placeimg.com/640/480</text:p>
          </table:table-cell>
          <table:table-cell office:value-type="string">
            <text:p>Commodi sed qui quam possimus laudantium. Maiores omnis vel ipsa minima similique corrupti esse sapiente in. Totam hic sunt laborum iusto aperiam voluptas. Et omnis aut quae quia ratione dolor. Ipsa voluptatum qui aspernatur alias. Ut accusantium accusamus magnam dignissimos asperiores iure corrupti.</text:p>
          </table:table-cell>
          <table:table-cell office:value-type="boolean" office:boolean-value="true">
            <text:p>TRUE</text:p>
          </table:table-cell>
        </table:table-row>
        <table:table-row>
          <table:table-cell office:value-type="string">
            <text:p>Peggy Bechtelar</text:p>
          </table:table-cell>
          <table:table-cell office:value-type="string">
            <text:p>1-267-272-7186 x5882</text:p>
          </table:table-cell>
          <table:table-cell office:value-type="string">
            <text:p>Benton3@hotmail.com</text:p>
          </table:table-cell>
          <table:table-cell office:value-type="string">
            <text:p>759 Leffler Ranch</text:p>
          </table:table-cell>
          <table:table-cell office:value-type="string">
            <text:p>Parisianton</text:p>
          </table:table-cell>
          <table:table-cell office:value-type="string">
            <text:p>Colorado</text:p>
          </table:table-cell>
          <table:table-cell office:value-type="string">
            <text:p>26058-9148</text:p>
          </table:table-cell>
          <table:table-cell office:value-type="string">
            <text:p>506880724</text:p>
          </table:table-cell>
          <table:table-cell office:value-type="string">
            <text:p>Garden</text:p>
          </table:table-cell>
          <table:table-cell office:value-type="string">
            <text:p>Harber Inc</text:p>
          </table:table-cell>
          <table:table-cell office:value-type="float" office:value="44354.41074501158">
            <text:p>44354.41074501158</text:p>
          </table:table-cell>
          <table:table-cell office:value-type="string">
            <text:p>http://placeimg.com/640/480</text:p>
          </table:table-cell>
          <table:table-cell office:value-type="string">
            <text:p>Voluptas aut voluptatem at et. Harum laudantium tempora magnam sed debitis quos rem. Consectetur recusandae architecto natus exercitationem eum. Praesentium cum ut omnis. Et cumque aut autem.</text:p>
          </table:table-cell>
          <table:table-cell office:value-type="boolean" office:boolean-value="true">
            <text:p>TRUE</text:p>
          </table:table-cell>
        </table:table-row>
        <table:table-row>
          <table:table-cell office:value-type="string">
            <text:p>Erik Cassin</text:p>
          </table:table-cell>
          <table:table-cell office:value-type="string">
            <text:p>(592) 887-1173</text:p>
          </table:table-cell>
          <table:table-cell office:value-type="string">
            <text:p>Randall59@yahoo.com</text:p>
          </table:table-cell>
          <table:table-cell office:value-type="string">
            <text:p>20078 Alize Spurs</text:p>
          </table:table-cell>
          <table:table-cell office:value-type="string">
            <text:p>West Clovis</text:p>
          </table:table-cell>
          <table:table-cell office:value-type="string">
            <text:p>Oklahoma</text:p>
          </table:table-cell>
          <table:table-cell office:value-type="string">
            <text:p>01688</text:p>
          </table:table-cell>
          <table:table-cell office:value-type="string">
            <text:p>853483489</text:p>
          </table:table-cell>
          <table:table-cell office:value-type="string">
            <text:p>Baby</text:p>
          </table:table-cell>
          <table:table-cell office:value-type="string">
            <text:p>Simonis Group</text:p>
          </table:table-cell>
          <table:table-cell office:value-type="float" office:value="44372.89092650463">
            <text:p>44372.89092650463</text:p>
          </table:table-cell>
          <table:table-cell office:value-type="string">
            <text:p>http://placeimg.com/640/480</text:p>
          </table:table-cell>
          <table:table-cell office:value-type="string">
            <text:p>Enim fugiat nihil deserunt consequatur qui magni eaque. Deleniti cupiditate molestiae optio. Blanditiis et minus officia. Molestias voluptatem voluptatem pariatur animi illum est nemo et est. Aperiam quas accusantium in vitae et soluta in. Consectetur sed voluptatem quis dolor quo omnis.</text:p>
          </table:table-cell>
          <table:table-cell office:value-type="boolean" office:boolean-value="true">
            <text:p>TRUE</text:p>
          </table:table-cell>
        </table:table-row>
        <table:table-row>
          <table:table-cell office:value-type="string">
            <text:p>Allan Ward</text:p>
          </table:table-cell>
          <table:table-cell office:value-type="string">
            <text:p>257.238.5176 x38953</text:p>
          </table:table-cell>
          <table:table-cell office:value-type="string">
            <text:p>Jacquelyn37@hotmail.com</text:p>
          </table:table-cell>
          <table:table-cell office:value-type="string">
            <text:p>5324 Walsh Spur</text:p>
          </table:table-cell>
          <table:table-cell office:value-type="string">
            <text:p>Fayside</text:p>
          </table:table-cell>
          <table:table-cell office:value-type="string">
            <text:p>Tennessee</text:p>
          </table:table-cell>
          <table:table-cell office:value-type="string">
            <text:p>47027</text:p>
          </table:table-cell>
          <table:table-cell office:value-type="string">
            <text:p>951703375</text:p>
          </table:table-cell>
          <table:table-cell office:value-type="string">
            <text:p>Kids</text:p>
          </table:table-cell>
          <table:table-cell office:value-type="string">
            <text:p>Abbott Inc</text:p>
          </table:table-cell>
          <table:table-cell office:value-type="float" office:value="44328.89978818287">
            <text:p>44328.89978818287</text:p>
          </table:table-cell>
          <table:table-cell office:value-type="string">
            <text:p>http://placeimg.com/640/480</text:p>
          </table:table-cell>
          <table:table-cell office:value-type="string">
            <text:p>Cupiditate exercitationem molestiae dolor modi quibusdam. Rem id autem. Repudiandae repellendus soluta. Ut ipsum id. Laborum sint ut consequuntur animi aut voluptas perspiciatis et minus.</text:p>
          </table:table-cell>
          <table:table-cell office:value-type="boolean" office:boolean-value="false">
            <text:p>FALSE</text:p>
          </table:table-cell>
        </table:table-row>
        <table:table-row>
          <table:table-cell office:value-type="string">
            <text:p>Mr. Gary McLaughlin</text:p>
          </table:table-cell>
          <table:table-cell office:value-type="string">
            <text:p>324.616.0221 x42444</text:p>
          </table:table-cell>
          <table:table-cell office:value-type="string">
            <text:p>Jakayla.Treutel48@hotmail.com</text:p>
          </table:table-cell>
          <table:table-cell office:value-type="string">
            <text:p>123 Damian Rapid</text:p>
          </table:table-cell>
          <table:table-cell office:value-type="string">
            <text:p>Strosinbury</text:p>
          </table:table-cell>
          <table:table-cell office:value-type="string">
            <text:p>Colorado</text:p>
          </table:table-cell>
          <table:table-cell office:value-type="string">
            <text:p>82602</text:p>
          </table:table-cell>
          <table:table-cell office:value-type="string">
            <text:p>314538145</text:p>
          </table:table-cell>
          <table:table-cell office:value-type="string">
            <text:p>Sports</text:p>
          </table:table-cell>
          <table:table-cell office:value-type="string">
            <text:p>Daniel LLC</text:p>
          </table:table-cell>
          <table:table-cell office:value-type="float" office:value="44235.89340505787">
            <text:p>44235.89340505787</text:p>
          </table:table-cell>
          <table:table-cell office:value-type="string">
            <text:p>http://placeimg.com/640/480</text:p>
          </table:table-cell>
          <table:table-cell office:value-type="string">
            <text:p>Minima voluptatem blanditiis. A cupiditate atque suscipit laboriosam aut. Tempora rerum sed eos saepe quo fuga eos eum. Odio consequatur consequatur delectus quasi repellat cumque. Deleniti excepturi et.</text:p>
          </table:table-cell>
          <table:table-cell office:value-type="boolean" office:boolean-value="true">
            <text:p>TRUE</text:p>
          </table:table-cell>
        </table:table-row>
        <table:table-row>
          <table:table-cell office:value-type="string">
            <text:p>Dr. Felix Runolfsdottir</text:p>
          </table:table-cell>
          <table:table-cell office:value-type="string">
            <text:p>(658) 400-7126 x96757</text:p>
          </table:table-cell>
          <table:table-cell office:value-type="string">
            <text:p>Manuel.Bahringer2@hotmail.com</text:p>
          </table:table-cell>
          <table:table-cell office:value-type="string">
            <text:p>752 Amelia Street</text:p>
          </table:table-cell>
          <table:table-cell office:value-type="string">
            <text:p>Beerland</text:p>
          </table:table-cell>
          <table:table-cell office:value-type="string">
            <text:p>North Dakota</text:p>
          </table:table-cell>
          <table:table-cell office:value-type="string">
            <text:p>59722-7728</text:p>
          </table:table-cell>
          <table:table-cell office:value-type="string">
            <text:p>406900555</text:p>
          </table:table-cell>
          <table:table-cell office:value-type="string">
            <text:p>Jewelery</text:p>
          </table:table-cell>
          <table:table-cell office:value-type="string">
            <text:p>Schinner - Mayert</text:p>
          </table:table-cell>
          <table:table-cell office:value-type="float" office:value="44422.68581899306">
            <text:p>44422.68581899306</text:p>
          </table:table-cell>
          <table:table-cell office:value-type="string">
            <text:p>http://placeimg.com/640/480</text:p>
          </table:table-cell>
          <table:table-cell office:value-type="string">
            <text:p>Saepe saepe commodi cumque. Et cum accusamus non voluptas tenetur non et. Qui architecto numquam aliquid alias rem odio nobis quibusdam id.</text:p>
          </table:table-cell>
          <table:table-cell office:value-type="boolean" office:boolean-value="false">
            <text:p>FALSE</text:p>
          </table:table-cell>
        </table:table-row>
        <table:table-row>
          <table:table-cell office:value-type="string">
            <text:p>Vivian Pfannerstill</text:p>
          </table:table-cell>
          <table:table-cell office:value-type="string">
            <text:p>1-815-477-2846</text:p>
          </table:table-cell>
          <table:table-cell office:value-type="string">
            <text:p>Kane_Ward@hotmail.com</text:p>
          </table:table-cell>
          <table:table-cell office:value-type="string">
            <text:p>638 Braun Way</text:p>
          </table:table-cell>
          <table:table-cell office:value-type="string">
            <text:p>Mooreberg</text:p>
          </table:table-cell>
          <table:table-cell office:value-type="string">
            <text:p>Indiana</text:p>
          </table:table-cell>
          <table:table-cell office:value-type="string">
            <text:p>39461-2654</text:p>
          </table:table-cell>
          <table:table-cell office:value-type="string">
            <text:p>311435403</text:p>
          </table:table-cell>
          <table:table-cell office:value-type="string">
            <text:p>Industrial</text:p>
          </table:table-cell>
          <table:table-cell office:value-type="string">
            <text:p>Jakubowski, Schoen and Swaniawski</text:p>
          </table:table-cell>
          <table:table-cell office:value-type="float" office:value="44348.20326998843">
            <text:p>44348.20326998843</text:p>
          </table:table-cell>
          <table:table-cell office:value-type="string">
            <text:p>http://placeimg.com/640/480</text:p>
          </table:table-cell>
          <table:table-cell office:value-type="string">
            <text:p>Saepe ipsam occaecati. Molestiae accusamus qui autem vitae. Ducimus blanditiis quaerat veritatis sapiente neque et et repudiandae. Reiciendis tempore aut ea voluptatem ad eos labore debitis impedit.</text:p>
          </table:table-cell>
          <table:table-cell office:value-type="boolean" office:boolean-value="false">
            <text:p>FALSE</text:p>
          </table:table-cell>
        </table:table-row>
        <table:table-row>
          <table:table-cell office:value-type="string">
            <text:p>Miss Frankie Bergstrom</text:p>
          </table:table-cell>
          <table:table-cell office:value-type="string">
            <text:p>(994) 440-5574 x804</text:p>
          </table:table-cell>
          <table:table-cell office:value-type="string">
            <text:p>Dewayne.Grant@gmail.com</text:p>
          </table:table-cell>
          <table:table-cell office:value-type="string">
            <text:p>9231 Berta Vista</text:p>
          </table:table-cell>
          <table:table-cell office:value-type="string">
            <text:p>Port Jacquesland</text:p>
          </table:table-cell>
          <table:table-cell office:value-type="string">
            <text:p>Alabama</text:p>
          </table:table-cell>
          <table:table-cell office:value-type="string">
            <text:p>80124</text:p>
          </table:table-cell>
          <table:table-cell office:value-type="string">
            <text:p>471227726</text:p>
          </table:table-cell>
          <table:table-cell office:value-type="string">
            <text:p>Toys</text:p>
          </table:table-cell>
          <table:table-cell office:value-type="string">
            <text:p>Dickinson, Fisher and Schmidt</text:p>
          </table:table-cell>
          <table:table-cell office:value-type="float" office:value="44317.644866319446">
            <text:p>44317.644866319446</text:p>
          </table:table-cell>
          <table:table-cell office:value-type="string">
            <text:p>http://placeimg.com/640/480</text:p>
          </table:table-cell>
          <table:table-cell office:value-type="string">
            <text:p>Et ut consequatur cumque aut ab. Ut enim quasi ipsam. Voluptatem qui aut suscipit rerum consequuntur inventore illum fuga corrupti. Deserunt dolor odit dolores sint laborum reiciendis et facilis odit.</text:p>
          </table:table-cell>
          <table:table-cell office:value-type="boolean" office:boolean-value="true">
            <text:p>TRUE</text:p>
          </table:table-cell>
        </table:table-row>
        <table:table-row>
          <table:table-cell office:value-type="string">
            <text:p>Mr. Vernon Reynolds</text:p>
          </table:table-cell>
          <table:table-cell office:value-type="string">
            <text:p>828-390-2270</text:p>
          </table:table-cell>
          <table:table-cell office:value-type="string">
            <text:p>Tod_Hayes27@hotmail.com</text:p>
          </table:table-cell>
          <table:table-cell office:value-type="string">
            <text:p>35227 Lempi Brook</text:p>
          </table:table-cell>
          <table:table-cell office:value-type="string">
            <text:p>Parkerchester</text:p>
          </table:table-cell>
          <table:table-cell office:value-type="string">
            <text:p>Indiana</text:p>
          </table:table-cell>
          <table:table-cell office:value-type="string">
            <text:p>69593</text:p>
          </table:table-cell>
          <table:table-cell office:value-type="string">
            <text:p>358484352</text:p>
          </table:table-cell>
          <table:table-cell office:value-type="string">
            <text:p>Baby</text:p>
          </table:table-cell>
          <table:table-cell office:value-type="string">
            <text:p>Kemmer - Boyle</text:p>
          </table:table-cell>
          <table:table-cell office:value-type="float" office:value="44292.05331474537">
            <text:p>44292.05331474537</text:p>
          </table:table-cell>
          <table:table-cell office:value-type="string">
            <text:p>http://placeimg.com/640/480</text:p>
          </table:table-cell>
          <table:table-cell office:value-type="string">
            <text:p>Fugit quisquam et incidunt facilis cum labore corrupti sint natus. Velit asperiores ducimus illum corrupti dolore. Soluta modi ratione fugit autem ut maxime rerum at vel.</text:p>
          </table:table-cell>
          <table:table-cell office:value-type="boolean" office:boolean-value="false">
            <text:p>FALSE</text:p>
          </table:table-cell>
        </table:table-row>
        <table:table-row>
          <table:table-cell office:value-type="string">
            <text:p>Inez Gutmann</text:p>
          </table:table-cell>
          <table:table-cell office:value-type="string">
            <text:p>878.379.8793 x91462</text:p>
          </table:table-cell>
          <table:table-cell office:value-type="string">
            <text:p>Erica49@yahoo.com</text:p>
          </table:table-cell>
          <table:table-cell office:value-type="string">
            <text:p>359 Morar Point</text:p>
          </table:table-cell>
          <table:table-cell office:value-type="string">
            <text:p>North Beaulah</text:p>
          </table:table-cell>
          <table:table-cell office:value-type="string">
            <text:p>Rhode Island</text:p>
          </table:table-cell>
          <table:table-cell office:value-type="string">
            <text:p>54756</text:p>
          </table:table-cell>
          <table:table-cell office:value-type="string">
            <text:p>267869181</text:p>
          </table:table-cell>
          <table:table-cell office:value-type="string">
            <text:p>Industrial</text:p>
          </table:table-cell>
          <table:table-cell office:value-type="string">
            <text:p>Jacobs, Hermann and Gulgowski</text:p>
          </table:table-cell>
          <table:table-cell office:value-type="float" office:value="44333.58424144676">
            <text:p>44333.58424144676</text:p>
          </table:table-cell>
          <table:table-cell office:value-type="string">
            <text:p>http://placeimg.com/640/480</text:p>
          </table:table-cell>
          <table:table-cell office:value-type="string">
            <text:p>Et qui velit. Dolore odio rerum quas dolorem perferendis et. Soluta eius eveniet explicabo ut et odio.</text:p>
          </table:table-cell>
          <table:table-cell office:value-type="boolean" office:boolean-value="true">
            <text:p>TRUE</text:p>
          </table:table-cell>
        </table:table-row>
        <table:table-row>
          <table:table-cell office:value-type="string">
            <text:p>Misty Heathcote</text:p>
          </table:table-cell>
          <table:table-cell office:value-type="string">
            <text:p>(985) 255-1551</text:p>
          </table:table-cell>
          <table:table-cell office:value-type="string">
            <text:p>Wava69@yahoo.com</text:p>
          </table:table-cell>
          <table:table-cell office:value-type="string">
            <text:p>772 Pierre Walk</text:p>
          </table:table-cell>
          <table:table-cell office:value-type="string">
            <text:p>Littleton</text:p>
          </table:table-cell>
          <table:table-cell office:value-type="string">
            <text:p>Maryland</text:p>
          </table:table-cell>
          <table:table-cell office:value-type="string">
            <text:p>22120-4827</text:p>
          </table:table-cell>
          <table:table-cell office:value-type="string">
            <text:p>710557704</text:p>
          </table:table-cell>
          <table:table-cell office:value-type="string">
            <text:p>Grocery</text:p>
          </table:table-cell>
          <table:table-cell office:value-type="string">
            <text:p>Vandervort, Howell and Nienow</text:p>
          </table:table-cell>
          <table:table-cell office:value-type="float" office:value="44510.828216539354">
            <text:p>44510.828216539354</text:p>
          </table:table-cell>
          <table:table-cell office:value-type="string">
            <text:p>http://placeimg.com/640/480</text:p>
          </table:table-cell>
          <table:table-cell office:value-type="string">
            <text:p>Omnis praesentium explicabo dolore tempore optio. Est nulla id qui excepturi inventore rerum et qui. Enim repellendus ipsa alias ut sint voluptatibus ipsam et voluptatum.</text:p>
          </table:table-cell>
          <table:table-cell office:value-type="boolean" office:boolean-value="true">
            <text:p>TRUE</text:p>
          </table:table-cell>
        </table:table-row>
        <table:table-row>
          <table:table-cell office:value-type="string">
            <text:p>Ms. Dwight Gleason</text:p>
          </table:table-cell>
          <table:table-cell office:value-type="string">
            <text:p>(427) 937-1177 x322</text:p>
          </table:table-cell>
          <table:table-cell office:value-type="string">
            <text:p>Wilton.Greenfelder8@hotmail.com</text:p>
          </table:table-cell>
          <table:table-cell office:value-type="string">
            <text:p>8629 Garrett Track</text:p>
          </table:table-cell>
          <table:table-cell office:value-type="string">
            <text:p>East Sylvester</text:p>
          </table:table-cell>
          <table:table-cell office:value-type="string">
            <text:p>Utah</text:p>
          </table:table-cell>
          <table:table-cell office:value-type="string">
            <text:p>65381</text:p>
          </table:table-cell>
          <table:table-cell office:value-type="string">
            <text:p>824936389</text:p>
          </table:table-cell>
          <table:table-cell office:value-type="string">
            <text:p>Sports</text:p>
          </table:table-cell>
          <table:table-cell office:value-type="string">
            <text:p>Dickens LLC</text:p>
          </table:table-cell>
          <table:table-cell office:value-type="float" office:value="44426.59704359954">
            <text:p>44426.59704359954</text:p>
          </table:table-cell>
          <table:table-cell office:value-type="string">
            <text:p>http://placeimg.com/640/480</text:p>
          </table:table-cell>
          <table:table-cell office:value-type="string">
            <text:p>Quia dolorum illo dignissimos quam nam. Porro et ipsam est aliquam enim corrupti. Quis consequatur fugit alias ea ut ex deleniti quia sit. Ea minus voluptatibus qui minus libero aut autem. Quisquam eos tempora voluptatibus quam.</text:p>
          </table:table-cell>
          <table:table-cell office:value-type="boolean" office:boolean-value="false">
            <text:p>FALSE</text:p>
          </table:table-cell>
        </table:table-row>
        <table:table-row>
          <table:table-cell office:value-type="string">
            <text:p>Sylvia Ratke Jr.</text:p>
          </table:table-cell>
          <table:table-cell office:value-type="string">
            <text:p>875.612.9852</text:p>
          </table:table-cell>
          <table:table-cell office:value-type="string">
            <text:p>Evelyn.Douglas66@hotmail.com</text:p>
          </table:table-cell>
          <table:table-cell office:value-type="string">
            <text:p>39433 Huels Estates</text:p>
          </table:table-cell>
          <table:table-cell office:value-type="string">
            <text:p>Bechtelarland</text:p>
          </table:table-cell>
          <table:table-cell office:value-type="string">
            <text:p>Wisconsin</text:p>
          </table:table-cell>
          <table:table-cell office:value-type="string">
            <text:p>24021-4051</text:p>
          </table:table-cell>
          <table:table-cell office:value-type="string">
            <text:p>457720140</text:p>
          </table:table-cell>
          <table:table-cell office:value-type="string">
            <text:p>Movies</text:p>
          </table:table-cell>
          <table:table-cell office:value-type="string">
            <text:p>Vandervort LLC</text:p>
          </table:table-cell>
          <table:table-cell office:value-type="float" office:value="44282.266271608794">
            <text:p>44282.266271608794</text:p>
          </table:table-cell>
          <table:table-cell office:value-type="string">
            <text:p>http://placeimg.com/640/480</text:p>
          </table:table-cell>
          <table:table-cell office:value-type="string">
            <text:p>Sed quia delectus labore id repellat. Et est sit iste officia et. Reiciendis ut facere esse quam quis tenetur aut id dolorum. Nisi reprehenderit adipisci facere illo ab libero minus dicta ducimus.</text:p>
          </table:table-cell>
          <table:table-cell office:value-type="boolean" office:boolean-value="true">
            <text:p>TRUE</text:p>
          </table:table-cell>
        </table:table-row>
        <table:table-row>
          <table:table-cell office:value-type="string">
            <text:p>Nancy Mosciski</text:p>
          </table:table-cell>
          <table:table-cell office:value-type="string">
            <text:p>1-569-727-9861</text:p>
          </table:table-cell>
          <table:table-cell office:value-type="string">
            <text:p>Melissa.Thiel@gmail.com</text:p>
          </table:table-cell>
          <table:table-cell office:value-type="string">
            <text:p>31175 Nova Ferry</text:p>
          </table:table-cell>
          <table:table-cell office:value-type="string">
            <text:p>Kennedyside</text:p>
          </table:table-cell>
          <table:table-cell office:value-type="string">
            <text:p>New Mexico</text:p>
          </table:table-cell>
          <table:table-cell office:value-type="string">
            <text:p>83845</text:p>
          </table:table-cell>
          <table:table-cell office:value-type="string">
            <text:p>222482943</text:p>
          </table:table-cell>
          <table:table-cell office:value-type="string">
            <text:p>Health</text:p>
          </table:table-cell>
          <table:table-cell office:value-type="string">
            <text:p>Romaguera - Gislason</text:p>
          </table:table-cell>
          <table:table-cell office:value-type="float" office:value="44351.12674331018">
            <text:p>44351.12674331018</text:p>
          </table:table-cell>
          <table:table-cell office:value-type="string">
            <text:p>http://placeimg.com/640/480</text:p>
          </table:table-cell>
          <table:table-cell office:value-type="string">
            <text:p>Sit amet optio enim quas omnis sed. Laborum molestiae velit voluptates animi numquam natus voluptates. Totam possimus facere aut repellat recusandae officia consequatur ut blanditiis. Eos aut harum.</text:p>
          </table:table-cell>
          <table:table-cell office:value-type="boolean" office:boolean-value="true">
            <text:p>TRUE</text:p>
          </table:table-cell>
        </table:table-row>
        <table:table-row>
          <table:table-cell office:value-type="string">
            <text:p>Dixie Rogahn</text:p>
          </table:table-cell>
          <table:table-cell office:value-type="string">
            <text:p>759.244.7679 x605</text:p>
          </table:table-cell>
          <table:table-cell office:value-type="string">
            <text:p>Tyrese22@hotmail.com</text:p>
          </table:table-cell>
          <table:table-cell office:value-type="string">
            <text:p>70467 Goldner Meadows</text:p>
          </table:table-cell>
          <table:table-cell office:value-type="string">
            <text:p>Surprise</text:p>
          </table:table-cell>
          <table:table-cell office:value-type="string">
            <text:p>Rhode Island</text:p>
          </table:table-cell>
          <table:table-cell office:value-type="string">
            <text:p>71231</text:p>
          </table:table-cell>
          <table:table-cell office:value-type="string">
            <text:p>632807367</text:p>
          </table:table-cell>
          <table:table-cell office:value-type="string">
            <text:p>Automotive</text:p>
          </table:table-cell>
          <table:table-cell office:value-type="string">
            <text:p>Koss Inc</text:p>
          </table:table-cell>
          <table:table-cell office:value-type="float" office:value="44513.24322740741">
            <text:p>44513.24322740741</text:p>
          </table:table-cell>
          <table:table-cell office:value-type="string">
            <text:p>http://placeimg.com/640/480</text:p>
          </table:table-cell>
          <table:table-cell office:value-type="string">
            <text:p>Et molestias enim ea. Amet quae ipsa qui sit quasi ea aut nam illo. Ut nisi nihil qui sit aut explicabo natus illum.</text:p>
          </table:table-cell>
          <table:table-cell office:value-type="boolean" office:boolean-value="false">
            <text:p>FALSE</text:p>
          </table:table-cell>
        </table:table-row>
        <table:table-row>
          <table:table-cell office:value-type="string">
            <text:p>Lena O'Connell II</text:p>
          </table:table-cell>
          <table:table-cell office:value-type="string">
            <text:p>534-669-0039 x46433</text:p>
          </table:table-cell>
          <table:table-cell office:value-type="string">
            <text:p>Cristian42@gmail.com</text:p>
          </table:table-cell>
          <table:table-cell office:value-type="string">
            <text:p>6484 Mariane Rapids</text:p>
          </table:table-cell>
          <table:table-cell office:value-type="string">
            <text:p>Jazmynehaven</text:p>
          </table:table-cell>
          <table:table-cell office:value-type="string">
            <text:p>Pennsylvania</text:p>
          </table:table-cell>
          <table:table-cell office:value-type="string">
            <text:p>40525-5265</text:p>
          </table:table-cell>
          <table:table-cell office:value-type="string">
            <text:p>376352055</text:p>
          </table:table-cell>
          <table:table-cell office:value-type="string">
            <text:p>Music</text:p>
          </table:table-cell>
          <table:table-cell office:value-type="string">
            <text:p>Dickinson, Beahan and Price</text:p>
          </table:table-cell>
          <table:table-cell office:value-type="float" office:value="44514.48035572917">
            <text:p>44514.48035572917</text:p>
          </table:table-cell>
          <table:table-cell office:value-type="string">
            <text:p>http://placeimg.com/640/480</text:p>
          </table:table-cell>
          <table:table-cell office:value-type="string">
            <text:p>Eaque sint et voluptates sed unde voluptatum animi velit et. Est placeat ea quasi voluptas velit facilis aut omnis. Molestiae veritatis eaque eum rem mollitia autem. Eos voluptatem labore hic dolorum id.</text:p>
          </table:table-cell>
          <table:table-cell office:value-type="boolean" office:boolean-value="true">
            <text:p>TRUE</text:p>
          </table:table-cell>
        </table:table-row>
        <table:table-row>
          <table:table-cell office:value-type="string">
            <text:p>Guadalupe Raynor</text:p>
          </table:table-cell>
          <table:table-cell office:value-type="string">
            <text:p>939-972-5390</text:p>
          </table:table-cell>
          <table:table-cell office:value-type="string">
            <text:p>Dennis60@hotmail.com</text:p>
          </table:table-cell>
          <table:table-cell office:value-type="string">
            <text:p>376 Chelsea Neck</text:p>
          </table:table-cell>
          <table:table-cell office:value-type="string">
            <text:p>Tacoma</text:p>
          </table:table-cell>
          <table:table-cell office:value-type="string">
            <text:p>Arkansas</text:p>
          </table:table-cell>
          <table:table-cell office:value-type="string">
            <text:p>94401-6811</text:p>
          </table:table-cell>
          <table:table-cell office:value-type="string">
            <text:p>949267470</text:p>
          </table:table-cell>
          <table:table-cell office:value-type="string">
            <text:p>Shoes</text:p>
          </table:table-cell>
          <table:table-cell office:value-type="string">
            <text:p>Macejkovic - Williamson</text:p>
          </table:table-cell>
          <table:table-cell office:value-type="float" office:value="44313.206912581016">
            <text:p>44313.206912581016</text:p>
          </table:table-cell>
          <table:table-cell office:value-type="string">
            <text:p>http://placeimg.com/640/480</text:p>
          </table:table-cell>
          <table:table-cell office:value-type="string">
            <text:p>Consequatur labore ut magni fugit mollitia in quas et consequuntur. Cupiditate eveniet cumque fugiat praesentium quibusdam earum. Tempore sit est.</text:p>
          </table:table-cell>
          <table:table-cell office:value-type="boolean" office:boolean-value="true">
            <text:p>TRUE</text:p>
          </table:table-cell>
        </table:table-row>
        <table:table-row>
          <table:table-cell office:value-type="string">
            <text:p>Conrad Robel</text:p>
          </table:table-cell>
          <table:table-cell office:value-type="string">
            <text:p>283-381-7483 x829</text:p>
          </table:table-cell>
          <table:table-cell office:value-type="string">
            <text:p>Luther76@yahoo.com</text:p>
          </table:table-cell>
          <table:table-cell office:value-type="string">
            <text:p>0308 April Trail</text:p>
          </table:table-cell>
          <table:table-cell office:value-type="string">
            <text:p>Tillmanmouth</text:p>
          </table:table-cell>
          <table:table-cell office:value-type="string">
            <text:p>Alabama</text:p>
          </table:table-cell>
          <table:table-cell office:value-type="string">
            <text:p>34501</text:p>
          </table:table-cell>
          <table:table-cell office:value-type="string">
            <text:p>005462892</text:p>
          </table:table-cell>
          <table:table-cell office:value-type="string">
            <text:p>Grocery</text:p>
          </table:table-cell>
          <table:table-cell office:value-type="string">
            <text:p>Kunde and Sons</text:p>
          </table:table-cell>
          <table:table-cell office:value-type="float" office:value="44263.73807488426">
            <text:p>44263.73807488426</text:p>
          </table:table-cell>
          <table:table-cell office:value-type="string">
            <text:p>http://placeimg.com/640/480</text:p>
          </table:table-cell>
          <table:table-cell office:value-type="string">
            <text:p>Dolores in iure in quis aut. Velit eius recusandae eveniet quia qui illo quia. Modi pariatur et rerum deleniti. Quidem quibusdam veritatis est aut tempora aperiam hic. Quaerat temporibus et recusandae eum rerum tempora nemo. Error sapiente in numquam in et similique totam.</text:p>
          </table:table-cell>
          <table:table-cell office:value-type="boolean" office:boolean-value="false">
            <text:p>FALSE</text:p>
          </table:table-cell>
        </table:table-row>
        <table:table-row>
          <table:table-cell office:value-type="string">
            <text:p>Kathryn Rogahn</text:p>
          </table:table-cell>
          <table:table-cell office:value-type="string">
            <text:p>(411) 301-4966</text:p>
          </table:table-cell>
          <table:table-cell office:value-type="string">
            <text:p>Lexi64@gmail.com</text:p>
          </table:table-cell>
          <table:table-cell office:value-type="string">
            <text:p>5752 King Throughway</text:p>
          </table:table-cell>
          <table:table-cell office:value-type="string">
            <text:p>Bernitachester</text:p>
          </table:table-cell>
          <table:table-cell office:value-type="string">
            <text:p>Idaho</text:p>
          </table:table-cell>
          <table:table-cell office:value-type="string">
            <text:p>43804</text:p>
          </table:table-cell>
          <table:table-cell office:value-type="string">
            <text:p>227939446</text:p>
          </table:table-cell>
          <table:table-cell office:value-type="string">
            <text:p>Computers</text:p>
          </table:table-cell>
          <table:table-cell office:value-type="string">
            <text:p>Pfannerstill, Kilback and Bailey</text:p>
          </table:table-cell>
          <table:table-cell office:value-type="float" office:value="44415.00385663194">
            <text:p>44415.00385663194</text:p>
          </table:table-cell>
          <table:table-cell office:value-type="string">
            <text:p>http://placeimg.com/640/480</text:p>
          </table:table-cell>
          <table:table-cell office:value-type="string">
            <text:p>Eligendi quibusdam et est qui. Nostrum dolor recusandae nesciunt animi enim. Earum quia veritatis saepe aut suscipit nulla. Quasi sit libero nostrum ducimus omnis rem nihil nulla. Dolorem veniam dolor. Minima corporis quos mollitia architecto animi eligendi.</text:p>
          </table:table-cell>
          <table:table-cell office:value-type="boolean" office:boolean-value="false">
            <text:p>FALSE</text:p>
          </table:table-cell>
        </table:table-row>
        <table:table-row>
          <table:table-cell office:value-type="string">
            <text:p>Peggy Buckridge</text:p>
          </table:table-cell>
          <table:table-cell office:value-type="string">
            <text:p>411.974.4449</text:p>
          </table:table-cell>
          <table:table-cell office:value-type="string">
            <text:p>Helena_Harris@gmail.com</text:p>
          </table:table-cell>
          <table:table-cell office:value-type="string">
            <text:p>831 Sincere Greens</text:p>
          </table:table-cell>
          <table:table-cell office:value-type="string">
            <text:p>New Peyton</text:p>
          </table:table-cell>
          <table:table-cell office:value-type="string">
            <text:p>Hawaii</text:p>
          </table:table-cell>
          <table:table-cell office:value-type="string">
            <text:p>82078</text:p>
          </table:table-cell>
          <table:table-cell office:value-type="string">
            <text:p>078570070</text:p>
          </table:table-cell>
          <table:table-cell office:value-type="string">
            <text:p>Beauty</text:p>
          </table:table-cell>
          <table:table-cell office:value-type="string">
            <text:p>Weimann - Bode</text:p>
          </table:table-cell>
          <table:table-cell office:value-type="float" office:value="44388.894902210646">
            <text:p>44388.894902210646</text:p>
          </table:table-cell>
          <table:table-cell office:value-type="string">
            <text:p>http://placeimg.com/640/480</text:p>
          </table:table-cell>
          <table:table-cell office:value-type="string">
            <text:p>Est nihil dignissimos reprehenderit quo esse eligendi consequatur. Ipsa placeat explicabo. Sint est molestiae quo consequatur. Omnis ducimus iure ex unde.</text:p>
          </table:table-cell>
          <table:table-cell office:value-type="boolean" office:boolean-value="true">
            <text:p>TRUE</text:p>
          </table:table-cell>
        </table:table-row>
        <table:table-row>
          <table:table-cell office:value-type="string">
            <text:p>Bernice Rohan</text:p>
          </table:table-cell>
          <table:table-cell office:value-type="string">
            <text:p>(429) 713-3243 x69565</text:p>
          </table:table-cell>
          <table:table-cell office:value-type="string">
            <text:p>Jerod_Hane75@gmail.com</text:p>
          </table:table-cell>
          <table:table-cell office:value-type="string">
            <text:p>6772 Ursula Rest</text:p>
          </table:table-cell>
          <table:table-cell office:value-type="string">
            <text:p>Kyleside</text:p>
          </table:table-cell>
          <table:table-cell office:value-type="string">
            <text:p>Connecticut</text:p>
          </table:table-cell>
          <table:table-cell office:value-type="string">
            <text:p>00742-3773</text:p>
          </table:table-cell>
          <table:table-cell office:value-type="string">
            <text:p>138545783</text:p>
          </table:table-cell>
          <table:table-cell office:value-type="string">
            <text:p>Jewelery</text:p>
          </table:table-cell>
          <table:table-cell office:value-type="string">
            <text:p>Beahan LLC</text:p>
          </table:table-cell>
          <table:table-cell office:value-type="float" office:value="44452.095747824074">
            <text:p>44452.095747824074</text:p>
          </table:table-cell>
          <table:table-cell office:value-type="string">
            <text:p>http://placeimg.com/640/480</text:p>
          </table:table-cell>
          <table:table-cell office:value-type="string">
            <text:p>Maiores dolor harum voluptatem voluptate. Debitis sunt voluptatem ut aliquam est sit totam. Debitis eius hic nam qui ut labore. Voluptate laboriosam harum unde repellendus. Dolor magni ipsam ut molestias deleniti.</text:p>
          </table:table-cell>
          <table:table-cell office:value-type="boolean" office:boolean-value="true">
            <text:p>TRUE</text:p>
          </table:table-cell>
        </table:table-row>
        <table:table-row>
          <table:table-cell office:value-type="string">
            <text:p>Willie Casper PhD</text:p>
          </table:table-cell>
          <table:table-cell office:value-type="string">
            <text:p>1-416-606-7578 x19534</text:p>
          </table:table-cell>
          <table:table-cell office:value-type="string">
            <text:p>Quinten.Marks@gmail.com</text:p>
          </table:table-cell>
          <table:table-cell office:value-type="string">
            <text:p>9803 Stoltenberg Parkways</text:p>
          </table:table-cell>
          <table:table-cell office:value-type="string">
            <text:p>Kuhlmanbury</text:p>
          </table:table-cell>
          <table:table-cell office:value-type="string">
            <text:p>Louisiana</text:p>
          </table:table-cell>
          <table:table-cell office:value-type="string">
            <text:p>12373-7808</text:p>
          </table:table-cell>
          <table:table-cell office:value-type="string">
            <text:p>564359802</text:p>
          </table:table-cell>
          <table:table-cell office:value-type="string">
            <text:p>Movies</text:p>
          </table:table-cell>
          <table:table-cell office:value-type="string">
            <text:p>Jacobson LLC</text:p>
          </table:table-cell>
          <table:table-cell office:value-type="float" office:value="44591.34381658565">
            <text:p>44591.34381658565</text:p>
          </table:table-cell>
          <table:table-cell office:value-type="string">
            <text:p>http://placeimg.com/640/480</text:p>
          </table:table-cell>
          <table:table-cell office:value-type="string">
            <text:p>Beatae aliquid unde rerum quos quis architecto. Veritatis est nihil. Laboriosam modi quod rem veniam. Tenetur hic dolore corporis praesentium nihil ut non cumque ad. Vel tenetur nihil maxime libero.</text:p>
          </table:table-cell>
          <table:table-cell office:value-type="boolean" office:boolean-value="false">
            <text:p>FALSE</text:p>
          </table:table-cell>
        </table:table-row>
        <table:table-row>
          <table:table-cell office:value-type="string">
            <text:p>Kelly Treutel</text:p>
          </table:table-cell>
          <table:table-cell office:value-type="string">
            <text:p>(591) 534-1830 x8146</text:p>
          </table:table-cell>
          <table:table-cell office:value-type="string">
            <text:p>Reagan_Robel@yahoo.com</text:p>
          </table:table-cell>
          <table:table-cell office:value-type="string">
            <text:p>47376 Kreiger Tunnel</text:p>
          </table:table-cell>
          <table:table-cell office:value-type="string">
            <text:p>South Carlos</text:p>
          </table:table-cell>
          <table:table-cell office:value-type="string">
            <text:p>Arizona</text:p>
          </table:table-cell>
          <table:table-cell office:value-type="string">
            <text:p>81266-1294</text:p>
          </table:table-cell>
          <table:table-cell office:value-type="string">
            <text:p>071267539</text:p>
          </table:table-cell>
          <table:table-cell office:value-type="string">
            <text:p>Industrial</text:p>
          </table:table-cell>
          <table:table-cell office:value-type="string">
            <text:p>Stoltenberg, Schaden and Hessel</text:p>
          </table:table-cell>
          <table:table-cell office:value-type="float" office:value="44297.07516486111">
            <text:p>44297.07516486111</text:p>
          </table:table-cell>
          <table:table-cell office:value-type="string">
            <text:p>http://placeimg.com/640/480</text:p>
          </table:table-cell>
          <table:table-cell office:value-type="string">
            <text:p>Hic nam neque non. Aut aut provident. Beatae odio aut qui possimus reiciendis voluptatibus suscipit similique ipsam. Minus rerum voluptas.</text:p>
          </table:table-cell>
          <table:table-cell office:value-type="boolean" office:boolean-value="true">
            <text:p>TRUE</text:p>
          </table:table-cell>
        </table:table-row>
        <table:table-row>
          <table:table-cell office:value-type="string">
            <text:p>Ms. Lance Schmidt</text:p>
          </table:table-cell>
          <table:table-cell office:value-type="string">
            <text:p>497.337.4532 x5927</text:p>
          </table:table-cell>
          <table:table-cell office:value-type="string">
            <text:p>Delaney51@gmail.com</text:p>
          </table:table-cell>
          <table:table-cell office:value-type="string">
            <text:p>00754 Gusikowski Stravenue</text:p>
          </table:table-cell>
          <table:table-cell office:value-type="string">
            <text:p>Everett</text:p>
          </table:table-cell>
          <table:table-cell office:value-type="string">
            <text:p>Washington</text:p>
          </table:table-cell>
          <table:table-cell office:value-type="string">
            <text:p>34492-9244</text:p>
          </table:table-cell>
          <table:table-cell office:value-type="string">
            <text:p>249709434</text:p>
          </table:table-cell>
          <table:table-cell office:value-type="string">
            <text:p>Beauty</text:p>
          </table:table-cell>
          <table:table-cell office:value-type="string">
            <text:p>Runolfsdottir - Marvin</text:p>
          </table:table-cell>
          <table:table-cell office:value-type="float" office:value="44491.492942627316">
            <text:p>44491.492942627316</text:p>
          </table:table-cell>
          <table:table-cell office:value-type="string">
            <text:p>http://placeimg.com/640/480</text:p>
          </table:table-cell>
          <table:table-cell office:value-type="string">
            <text:p>Ad exercitationem unde sed. Ea asperiores exercitationem qui et maxime delectus dolores tempora. Quibusdam velit reiciendis officia sunt aperiam et delectus. Corrupti error et quia.</text:p>
          </table:table-cell>
          <table:table-cell office:value-type="boolean" office:boolean-value="false">
            <text:p>FALSE</text:p>
          </table:table-cell>
        </table:table-row>
        <table:table-row>
          <table:table-cell office:value-type="string">
            <text:p>Harriet Mertz II</text:p>
          </table:table-cell>
          <table:table-cell office:value-type="string">
            <text:p>(667) 834-3801 x47752</text:p>
          </table:table-cell>
          <table:table-cell office:value-type="string">
            <text:p>Dangelo_Bernhard@yahoo.com</text:p>
          </table:table-cell>
          <table:table-cell office:value-type="string">
            <text:p>2385 Yundt Court</text:p>
          </table:table-cell>
          <table:table-cell office:value-type="string">
            <text:p>Erie</text:p>
          </table:table-cell>
          <table:table-cell office:value-type="string">
            <text:p>Idaho</text:p>
          </table:table-cell>
          <table:table-cell office:value-type="string">
            <text:p>23095-2187</text:p>
          </table:table-cell>
          <table:table-cell office:value-type="string">
            <text:p>791904716</text:p>
          </table:table-cell>
          <table:table-cell office:value-type="string">
            <text:p>Automotive</text:p>
          </table:table-cell>
          <table:table-cell office:value-type="string">
            <text:p>Morissette - Wisozk</text:p>
          </table:table-cell>
          <table:table-cell office:value-type="float" office:value="44299.44360170139">
            <text:p>44299.44360170139</text:p>
          </table:table-cell>
          <table:table-cell office:value-type="string">
            <text:p>http://placeimg.com/640/480</text:p>
          </table:table-cell>
          <table:table-cell office:value-type="string">
            <text:p>Odit enim nulla modi aspernatur. Reprehenderit repellendus harum ut omnis doloribus mollitia. Fugit minima rerum culpa sed vero illo.</text:p>
          </table:table-cell>
          <table:table-cell office:value-type="boolean" office:boolean-value="true">
            <text:p>TRUE</text:p>
          </table:table-cell>
        </table:table-row>
        <table:table-row>
          <table:table-cell office:value-type="string">
            <text:p>Claudia Keeling MD</text:p>
          </table:table-cell>
          <table:table-cell office:value-type="string">
            <text:p>1-615-615-7714</text:p>
          </table:table-cell>
          <table:table-cell office:value-type="string">
            <text:p>Jennings_Nienow@gmail.com</text:p>
          </table:table-cell>
          <table:table-cell office:value-type="string">
            <text:p>13538 Kling Dale</text:p>
          </table:table-cell>
          <table:table-cell office:value-type="string">
            <text:p>Beerfort</text:p>
          </table:table-cell>
          <table:table-cell office:value-type="string">
            <text:p>Ohio</text:p>
          </table:table-cell>
          <table:table-cell office:value-type="string">
            <text:p>09242-5575</text:p>
          </table:table-cell>
          <table:table-cell office:value-type="string">
            <text:p>240204585</text:p>
          </table:table-cell>
          <table:table-cell office:value-type="string">
            <text:p>Health</text:p>
          </table:table-cell>
          <table:table-cell office:value-type="string">
            <text:p>Kiehn, Lebsack and Quigley</text:p>
          </table:table-cell>
          <table:table-cell office:value-type="float" office:value="44345.8128012963">
            <text:p>44345.8128012963</text:p>
          </table:table-cell>
          <table:table-cell office:value-type="string">
            <text:p>http://placeimg.com/640/480</text:p>
          </table:table-cell>
          <table:table-cell office:value-type="string">
            <text:p>Eveniet fuga aut rerum at et ea nostrum qui et. Sit ut veritatis ad sit soluta. Aut quam quia. Est numquam suscipit reiciendis.</text:p>
          </table:table-cell>
          <table:table-cell office:value-type="boolean" office:boolean-value="true">
            <text:p>TRUE</text:p>
          </table:table-cell>
        </table:table-row>
        <table:table-row>
          <table:table-cell office:value-type="string">
            <text:p>Gladys Adams</text:p>
          </table:table-cell>
          <table:table-cell office:value-type="string">
            <text:p>657.470.6747</text:p>
          </table:table-cell>
          <table:table-cell office:value-type="string">
            <text:p>Dallin.Schmitt27@hotmail.com</text:p>
          </table:table-cell>
          <table:table-cell office:value-type="string">
            <text:p>03919 Corwin Fall</text:p>
          </table:table-cell>
          <table:table-cell office:value-type="string">
            <text:p>North Reedborough</text:p>
          </table:table-cell>
          <table:table-cell office:value-type="string">
            <text:p>Oregon</text:p>
          </table:table-cell>
          <table:table-cell office:value-type="string">
            <text:p>99367</text:p>
          </table:table-cell>
          <table:table-cell office:value-type="string">
            <text:p>585268600</text:p>
          </table:table-cell>
          <table:table-cell office:value-type="string">
            <text:p>Shoes</text:p>
          </table:table-cell>
          <table:table-cell office:value-type="string">
            <text:p>Sporer Group</text:p>
          </table:table-cell>
          <table:table-cell office:value-type="float" office:value="44500.66094396991">
            <text:p>44500.66094396991</text:p>
          </table:table-cell>
          <table:table-cell office:value-type="string">
            <text:p>http://placeimg.com/640/480</text:p>
          </table:table-cell>
          <table:table-cell office:value-type="string">
            <text:p>Autem ullam fuga et ab nulla possimus dolores deserunt. Non aut voluptate quam pariatur velit molestiae ullam officia. Consectetur qui nostrum sit minus est assumenda voluptatem. Veniam voluptatibus qui possimus. Deleniti maxime voluptas amet consectetur labore est ut.</text:p>
          </table:table-cell>
          <table:table-cell office:value-type="boolean" office:boolean-value="true">
            <text:p>TRUE</text:p>
          </table:table-cell>
        </table:table-row>
        <table:table-row>
          <table:table-cell office:value-type="string">
            <text:p>Brooke Donnelly</text:p>
          </table:table-cell>
          <table:table-cell office:value-type="string">
            <text:p>713.992.3898 x907</text:p>
          </table:table-cell>
          <table:table-cell office:value-type="string">
            <text:p>Jaime90@hotmail.com</text:p>
          </table:table-cell>
          <table:table-cell office:value-type="string">
            <text:p>93362 Felicity Shoal</text:p>
          </table:table-cell>
          <table:table-cell office:value-type="string">
            <text:p>Dickifort</text:p>
          </table:table-cell>
          <table:table-cell office:value-type="string">
            <text:p>New Jersey</text:p>
          </table:table-cell>
          <table:table-cell office:value-type="string">
            <text:p>57136-3615</text:p>
          </table:table-cell>
          <table:table-cell office:value-type="string">
            <text:p>285439894</text:p>
          </table:table-cell>
          <table:table-cell office:value-type="string">
            <text:p>Beauty</text:p>
          </table:table-cell>
          <table:table-cell office:value-type="string">
            <text:p>Swaniawski, D'Amore and Bogan</text:p>
          </table:table-cell>
          <table:table-cell office:value-type="float" office:value="44248.30962266204">
            <text:p>44248.30962266204</text:p>
          </table:table-cell>
          <table:table-cell office:value-type="string">
            <text:p>http://placeimg.com/640/480</text:p>
          </table:table-cell>
          <table:table-cell office:value-type="string">
            <text:p>Ipsum corrupti quis quis dolor. Occaecati quo animi eaque fugiat. Distinctio ducimus rerum. Dicta sed debitis necessitatibus placeat dolorem in. Hic ab sit asperiores.</text:p>
          </table:table-cell>
          <table:table-cell office:value-type="boolean" office:boolean-value="false">
            <text:p>FALSE</text:p>
          </table:table-cell>
        </table:table-row>
        <table:table-row>
          <table:table-cell office:value-type="string">
            <text:p>Ann Stracke</text:p>
          </table:table-cell>
          <table:table-cell office:value-type="string">
            <text:p>987-811-2230 x96074</text:p>
          </table:table-cell>
          <table:table-cell office:value-type="string">
            <text:p>Dereck_Christiansen46@gmail.com</text:p>
          </table:table-cell>
          <table:table-cell office:value-type="string">
            <text:p>8201 Von Landing</text:p>
          </table:table-cell>
          <table:table-cell office:value-type="string">
            <text:p>East Karianehaven</text:p>
          </table:table-cell>
          <table:table-cell office:value-type="string">
            <text:p>Mississippi</text:p>
          </table:table-cell>
          <table:table-cell office:value-type="string">
            <text:p>41192-6334</text:p>
          </table:table-cell>
          <table:table-cell office:value-type="string">
            <text:p>118064174</text:p>
          </table:table-cell>
          <table:table-cell office:value-type="string">
            <text:p>Jewelery</text:p>
          </table:table-cell>
          <table:table-cell office:value-type="string">
            <text:p>Hartmann - Parisian</text:p>
          </table:table-cell>
          <table:table-cell office:value-type="float" office:value="44371.986411701386">
            <text:p>44371.986411701386</text:p>
          </table:table-cell>
          <table:table-cell office:value-type="string">
            <text:p>http://placeimg.com/640/480</text:p>
          </table:table-cell>
          <table:table-cell office:value-type="string">
            <text:p>Error eveniet et maxime assumenda tempora. In aliquam eum laboriosam molestiae. Repellendus enim minima error totam. Rerum perferendis eum sequi dolorem nam id. Porro nesciunt tempora.</text:p>
          </table:table-cell>
          <table:table-cell office:value-type="boolean" office:boolean-value="false">
            <text:p>FALSE</text:p>
          </table:table-cell>
        </table:table-row>
        <table:table-row>
          <table:table-cell office:value-type="string">
            <text:p>Mrs. Lorene Gutkowski</text:p>
          </table:table-cell>
          <table:table-cell office:value-type="string">
            <text:p>(802) 651-6752</text:p>
          </table:table-cell>
          <table:table-cell office:value-type="string">
            <text:p>Ines94@gmail.com</text:p>
          </table:table-cell>
          <table:table-cell office:value-type="string">
            <text:p>339 Batz Course</text:p>
          </table:table-cell>
          <table:table-cell office:value-type="string">
            <text:p>South Rachel</text:p>
          </table:table-cell>
          <table:table-cell office:value-type="string">
            <text:p>Louisiana</text:p>
          </table:table-cell>
          <table:table-cell office:value-type="string">
            <text:p>94243</text:p>
          </table:table-cell>
          <table:table-cell office:value-type="string">
            <text:p>674419991</text:p>
          </table:table-cell>
          <table:table-cell office:value-type="string">
            <text:p>Movies</text:p>
          </table:table-cell>
          <table:table-cell office:value-type="string">
            <text:p>Howell, Schoen and Hamill</text:p>
          </table:table-cell>
          <table:table-cell office:value-type="float" office:value="44517.6186219213">
            <text:p>44517.6186219213</text:p>
          </table:table-cell>
          <table:table-cell office:value-type="string">
            <text:p>http://placeimg.com/640/480</text:p>
          </table:table-cell>
          <table:table-cell office:value-type="string">
            <text:p>Minus omnis praesentium. Nulla unde quia alias. Id sint et ullam. Voluptate dolorem tempora vero.</text:p>
          </table:table-cell>
          <table:table-cell office:value-type="boolean" office:boolean-value="true">
            <text:p>TRUE</text:p>
          </table:table-cell>
        </table:table-row>
        <table:table-row>
          <table:table-cell office:value-type="string">
            <text:p>Sonja MacGyver</text:p>
          </table:table-cell>
          <table:table-cell office:value-type="string">
            <text:p>825-937-2394 x3309</text:p>
          </table:table-cell>
          <table:table-cell office:value-type="string">
            <text:p>Jason_Nienow3@hotmail.com</text:p>
          </table:table-cell>
          <table:table-cell office:value-type="string">
            <text:p>367 Judd Gateway</text:p>
          </table:table-cell>
          <table:table-cell office:value-type="string">
            <text:p>Kihnburgh</text:p>
          </table:table-cell>
          <table:table-cell office:value-type="string">
            <text:p>Montana</text:p>
          </table:table-cell>
          <table:table-cell office:value-type="string">
            <text:p>23887-0337</text:p>
          </table:table-cell>
          <table:table-cell office:value-type="string">
            <text:p>287573376</text:p>
          </table:table-cell>
          <table:table-cell office:value-type="string">
            <text:p>Games</text:p>
          </table:table-cell>
          <table:table-cell office:value-type="string">
            <text:p>Hintz - Weissnat</text:p>
          </table:table-cell>
          <table:table-cell office:value-type="float" office:value="44489.90979340278">
            <text:p>44489.90979340278</text:p>
          </table:table-cell>
          <table:table-cell office:value-type="string">
            <text:p>http://placeimg.com/640/480</text:p>
          </table:table-cell>
          <table:table-cell office:value-type="string">
            <text:p>Eius cupiditate vel dolore pariatur ut rem in est. Iste iste facere id aut a. Distinctio ipsam animi rem voluptatem. Rerum quia est odit earum et. Aspernatur quo totam veniam rem quia et magni aut sit. Aperiam repudiandae rerum reiciendis repudiandae.</text:p>
          </table:table-cell>
          <table:table-cell office:value-type="boolean" office:boolean-value="true">
            <text:p>TRUE</text:p>
          </table:table-cell>
        </table:table-row>
        <table:table-row>
          <table:table-cell office:value-type="string">
            <text:p>Martha Kuvalis</text:p>
          </table:table-cell>
          <table:table-cell office:value-type="string">
            <text:p>788-614-2600 x72508</text:p>
          </table:table-cell>
          <table:table-cell office:value-type="string">
            <text:p>Naomi.Hintz43@hotmail.com</text:p>
          </table:table-cell>
          <table:table-cell office:value-type="string">
            <text:p>98275 Gennaro Dam</text:p>
          </table:table-cell>
          <table:table-cell office:value-type="string">
            <text:p>Beierside</text:p>
          </table:table-cell>
          <table:table-cell office:value-type="string">
            <text:p>Tennessee</text:p>
          </table:table-cell>
          <table:table-cell office:value-type="string">
            <text:p>93980-5824</text:p>
          </table:table-cell>
          <table:table-cell office:value-type="string">
            <text:p>190767185</text:p>
          </table:table-cell>
          <table:table-cell office:value-type="string">
            <text:p>Jewelery</text:p>
          </table:table-cell>
          <table:table-cell office:value-type="string">
            <text:p>Hauck - Nitzsche</text:p>
          </table:table-cell>
          <table:table-cell office:value-type="float" office:value="44514.06350643519">
            <text:p>44514.06350643519</text:p>
          </table:table-cell>
          <table:table-cell office:value-type="string">
            <text:p>http://placeimg.com/640/480</text:p>
          </table:table-cell>
          <table:table-cell office:value-type="string">
            <text:p>Quasi laboriosam eligendi laboriosam excepturi. Modi facere reprehenderit qui saepe provident quia. Ut repellendus est illum et id molestias deleniti reprehenderit. Saepe pariatur suscipit magnam et explicabo incidunt placeat perferendis placeat. Rerum quam molestiae ea officiis fugiat. Suscipit rem sunt nesciunt tempora possimus aliquid.</text:p>
          </table:table-cell>
          <table:table-cell office:value-type="boolean" office:boolean-value="true">
            <text:p>TRUE</text:p>
          </table:table-cell>
        </table:table-row>
        <table:table-row>
          <table:table-cell office:value-type="string">
            <text:p>Debra Christiansen IV</text:p>
          </table:table-cell>
          <table:table-cell office:value-type="string">
            <text:p>1-276-787-8991</text:p>
          </table:table-cell>
          <table:table-cell office:value-type="string">
            <text:p>Gerardo_Rippin@hotmail.com</text:p>
          </table:table-cell>
          <table:table-cell office:value-type="string">
            <text:p>057 Cronin Lane</text:p>
          </table:table-cell>
          <table:table-cell office:value-type="string">
            <text:p>Stokesfort</text:p>
          </table:table-cell>
          <table:table-cell office:value-type="string">
            <text:p>Mississippi</text:p>
          </table:table-cell>
          <table:table-cell office:value-type="string">
            <text:p>42549</text:p>
          </table:table-cell>
          <table:table-cell office:value-type="string">
            <text:p>400801362</text:p>
          </table:table-cell>
          <table:table-cell office:value-type="string">
            <text:p>Garden</text:p>
          </table:table-cell>
          <table:table-cell office:value-type="string">
            <text:p>Kovacek Inc</text:p>
          </table:table-cell>
          <table:table-cell office:value-type="float" office:value="44512.785939733796">
            <text:p>44512.785939733796</text:p>
          </table:table-cell>
          <table:table-cell office:value-type="string">
            <text:p>http://placeimg.com/640/480</text:p>
          </table:table-cell>
          <table:table-cell office:value-type="string">
            <text:p>Vero consequatur odio dolore ut et minima quas pariatur eos. Non maxime voluptas ratione aut consequatur. Blanditiis necessitatibus eaque et non velit eius. Fugit et omnis distinctio voluptas dolorum omnis exercitationem consequatur.</text:p>
          </table:table-cell>
          <table:table-cell office:value-type="boolean" office:boolean-value="true">
            <text:p>TRUE</text:p>
          </table:table-cell>
        </table:table-row>
        <table:table-row>
          <table:table-cell office:value-type="string">
            <text:p>Pamela Kihn</text:p>
          </table:table-cell>
          <table:table-cell office:value-type="string">
            <text:p>(512) 757-3203 x738</text:p>
          </table:table-cell>
          <table:table-cell office:value-type="string">
            <text:p>Esteban.Waters@gmail.com</text:p>
          </table:table-cell>
          <table:table-cell office:value-type="string">
            <text:p>189 Kertzmann Plains</text:p>
          </table:table-cell>
          <table:table-cell office:value-type="string">
            <text:p>South Lethatown</text:p>
          </table:table-cell>
          <table:table-cell office:value-type="string">
            <text:p>Hawaii</text:p>
          </table:table-cell>
          <table:table-cell office:value-type="string">
            <text:p>74567-2667</text:p>
          </table:table-cell>
          <table:table-cell office:value-type="string">
            <text:p>161260763</text:p>
          </table:table-cell>
          <table:table-cell office:value-type="string">
            <text:p>Outdoors</text:p>
          </table:table-cell>
          <table:table-cell office:value-type="string">
            <text:p>Mante and Sons</text:p>
          </table:table-cell>
          <table:table-cell office:value-type="float" office:value="44391.995650543984">
            <text:p>44391.995650543984</text:p>
          </table:table-cell>
          <table:table-cell office:value-type="string">
            <text:p>http://placeimg.com/640/480</text:p>
          </table:table-cell>
          <table:table-cell office:value-type="string">
            <text:p>Reiciendis nemo asperiores ut rerum. Autem eos animi voluptas assumenda molestiae ipsam quis porro. Aspernatur ut asperiores voluptate hic. Recusandae doloremque voluptatem enim aliquid error ratione. Porro dolorem non inventore necessitatibus facilis aut.</text:p>
          </table:table-cell>
          <table:table-cell office:value-type="boolean" office:boolean-value="false">
            <text:p>FALSE</text:p>
          </table:table-cell>
        </table:table-row>
        <table:table-row>
          <table:table-cell office:value-type="string">
            <text:p>Wilbur Green</text:p>
          </table:table-cell>
          <table:table-cell office:value-type="string">
            <text:p>894-869-6818 x62111</text:p>
          </table:table-cell>
          <table:table-cell office:value-type="string">
            <text:p>Barry65@yahoo.com</text:p>
          </table:table-cell>
          <table:table-cell office:value-type="string">
            <text:p>366 Geovany Villages</text:p>
          </table:table-cell>
          <table:table-cell office:value-type="string">
            <text:p>West Isaiasbury</text:p>
          </table:table-cell>
          <table:table-cell office:value-type="string">
            <text:p>Nevada</text:p>
          </table:table-cell>
          <table:table-cell office:value-type="string">
            <text:p>90103</text:p>
          </table:table-cell>
          <table:table-cell office:value-type="string">
            <text:p>510889164</text:p>
          </table:table-cell>
          <table:table-cell office:value-type="string">
            <text:p>Books</text:p>
          </table:table-cell>
          <table:table-cell office:value-type="string">
            <text:p>Schumm Group</text:p>
          </table:table-cell>
          <table:table-cell office:value-type="float" office:value="44253.63868994213">
            <text:p>44253.63868994213</text:p>
          </table:table-cell>
          <table:table-cell office:value-type="string">
            <text:p>http://placeimg.com/640/480</text:p>
          </table:table-cell>
          <table:table-cell office:value-type="string">
            <text:p>Maxime rerum dolorum autem. Ea quo voluptate nulla. Molestias possimus dolorem id dolorem veritatis adipisci. Deleniti blanditiis sint voluptas fuga quam sunt velit id quae.</text:p>
          </table:table-cell>
          <table:table-cell office:value-type="boolean" office:boolean-value="true">
            <text:p>TRUE</text:p>
          </table:table-cell>
        </table:table-row>
        <table:table-row>
          <table:table-cell office:value-type="string">
            <text:p>Gerardo Kohler MD</text:p>
          </table:table-cell>
          <table:table-cell office:value-type="string">
            <text:p>(370) 600-9505 x2740</text:p>
          </table:table-cell>
          <table:table-cell office:value-type="string">
            <text:p>Tanner.Zemlak25@hotmail.com</text:p>
          </table:table-cell>
          <table:table-cell office:value-type="string">
            <text:p>233 Fidel Brooks</text:p>
          </table:table-cell>
          <table:table-cell office:value-type="string">
            <text:p>Port Lelia</text:p>
          </table:table-cell>
          <table:table-cell office:value-type="string">
            <text:p>Arizona</text:p>
          </table:table-cell>
          <table:table-cell office:value-type="string">
            <text:p>16559</text:p>
          </table:table-cell>
          <table:table-cell office:value-type="string">
            <text:p>182912391</text:p>
          </table:table-cell>
          <table:table-cell office:value-type="string">
            <text:p>Movies</text:p>
          </table:table-cell>
          <table:table-cell office:value-type="string">
            <text:p>Lang Inc</text:p>
          </table:table-cell>
          <table:table-cell office:value-type="float" office:value="44287.53747964121">
            <text:p>44287.53747964121</text:p>
          </table:table-cell>
          <table:table-cell office:value-type="string">
            <text:p>http://placeimg.com/640/480</text:p>
          </table:table-cell>
          <table:table-cell office:value-type="string">
            <text:p>Accusantium deleniti maxime. Facere quisquam natus quasi aut. Alias autem tempore esse laudantium quia fugit molestiae neque adipisci. Impedit expedita neque.</text:p>
          </table:table-cell>
          <table:table-cell office:value-type="boolean" office:boolean-value="true">
            <text:p>TRUE</text:p>
          </table:table-cell>
        </table:table-row>
        <table:table-row>
          <table:table-cell office:value-type="string">
            <text:p>Jack Marvin</text:p>
          </table:table-cell>
          <table:table-cell office:value-type="string">
            <text:p>531-889-4702 x23363</text:p>
          </table:table-cell>
          <table:table-cell office:value-type="string">
            <text:p>Norbert30@hotmail.com</text:p>
          </table:table-cell>
          <table:table-cell office:value-type="string">
            <text:p>49067 Lehner Stream</text:p>
          </table:table-cell>
          <table:table-cell office:value-type="string">
            <text:p>Port Christinaburgh</text:p>
          </table:table-cell>
          <table:table-cell office:value-type="string">
            <text:p>Alaska</text:p>
          </table:table-cell>
          <table:table-cell office:value-type="string">
            <text:p>93786</text:p>
          </table:table-cell>
          <table:table-cell office:value-type="string">
            <text:p>686801241</text:p>
          </table:table-cell>
          <table:table-cell office:value-type="string">
            <text:p>Books</text:p>
          </table:table-cell>
          <table:table-cell office:value-type="string">
            <text:p>Gaylord, Funk and D'Amore</text:p>
          </table:table-cell>
          <table:table-cell office:value-type="float" office:value="44327.27639181713">
            <text:p>44327.27639181713</text:p>
          </table:table-cell>
          <table:table-cell office:value-type="string">
            <text:p>http://placeimg.com/640/480</text:p>
          </table:table-cell>
          <table:table-cell office:value-type="string">
            <text:p>Est et enim voluptates ea libero. Deleniti animi ullam expedita quia velit. Sit perferendis dolorum aliquid assumenda ut rerum maiores. Quasi aut dolor culpa dicta rem. Adipisci officiis placeat est.</text:p>
          </table:table-cell>
          <table:table-cell office:value-type="boolean" office:boolean-value="true">
            <text:p>TRUE</text:p>
          </table:table-cell>
        </table:table-row>
        <table:table-row>
          <table:table-cell office:value-type="string">
            <text:p>Mr. Benny Kemmer</text:p>
          </table:table-cell>
          <table:table-cell office:value-type="string">
            <text:p>(613) 365-7081 x99897</text:p>
          </table:table-cell>
          <table:table-cell office:value-type="string">
            <text:p>Astrid71@hotmail.com</text:p>
          </table:table-cell>
          <table:table-cell office:value-type="string">
            <text:p>91467 Reina Camp</text:p>
          </table:table-cell>
          <table:table-cell office:value-type="string">
            <text:p>Port Malvina</text:p>
          </table:table-cell>
          <table:table-cell office:value-type="string">
            <text:p>New Hampshire</text:p>
          </table:table-cell>
          <table:table-cell office:value-type="string">
            <text:p>81863</text:p>
          </table:table-cell>
          <table:table-cell office:value-type="string">
            <text:p>784775460</text:p>
          </table:table-cell>
          <table:table-cell office:value-type="string">
            <text:p>Garden</text:p>
          </table:table-cell>
          <table:table-cell office:value-type="string">
            <text:p>Block - Marquardt</text:p>
          </table:table-cell>
          <table:table-cell office:value-type="float" office:value="44539.569570555555">
            <text:p>44539.569570555555</text:p>
          </table:table-cell>
          <table:table-cell office:value-type="string">
            <text:p>http://placeimg.com/640/480</text:p>
          </table:table-cell>
          <table:table-cell office:value-type="string">
            <text:p>Et et fugit aliquid distinctio eius. Eos qui aut. Maiores vel corporis consectetur suscipit et.</text:p>
          </table:table-cell>
          <table:table-cell office:value-type="boolean" office:boolean-value="true">
            <text:p>TRUE</text:p>
          </table:table-cell>
        </table:table-row>
        <table:table-row>
          <table:table-cell office:value-type="string">
            <text:p>Pamela Weber</text:p>
          </table:table-cell>
          <table:table-cell office:value-type="string">
            <text:p>1-857-810-2553</text:p>
          </table:table-cell>
          <table:table-cell office:value-type="string">
            <text:p>Dusty.Rau76@gmail.com</text:p>
          </table:table-cell>
          <table:table-cell office:value-type="string">
            <text:p>550 Ubaldo Run</text:p>
          </table:table-cell>
          <table:table-cell office:value-type="string">
            <text:p>Upland</text:p>
          </table:table-cell>
          <table:table-cell office:value-type="string">
            <text:p>Illinois</text:p>
          </table:table-cell>
          <table:table-cell office:value-type="string">
            <text:p>67255</text:p>
          </table:table-cell>
          <table:table-cell office:value-type="string">
            <text:p>972967695</text:p>
          </table:table-cell>
          <table:table-cell office:value-type="string">
            <text:p>Health</text:p>
          </table:table-cell>
          <table:table-cell office:value-type="string">
            <text:p>Anderson, Crist and Kunde</text:p>
          </table:table-cell>
          <table:table-cell office:value-type="float" office:value="44564.48230357639">
            <text:p>44564.48230357639</text:p>
          </table:table-cell>
          <table:table-cell office:value-type="string">
            <text:p>http://placeimg.com/640/480</text:p>
          </table:table-cell>
          <table:table-cell office:value-type="string">
            <text:p>Dignissimos quos omnis delectus deserunt cupiditate. Quae exercitationem natus quo odit optio. Ut a quod veniam tempora dignissimos ducimus. Est doloribus quia impedit ea neque. Sit corporis neque neque cupiditate in molestias. Nihil omnis accusamus beatae non blanditiis impedit autem.</text:p>
          </table:table-cell>
          <table:table-cell office:value-type="boolean" office:boolean-value="false">
            <text:p>FALSE</text:p>
          </table:table-cell>
        </table:table-row>
        <table:table-row>
          <table:table-cell office:value-type="string">
            <text:p>Mr. Latoya Christiansen</text:p>
          </table:table-cell>
          <table:table-cell office:value-type="string">
            <text:p>410-342-9514</text:p>
          </table:table-cell>
          <table:table-cell office:value-type="string">
            <text:p>Garnet.Jerde46@yahoo.com</text:p>
          </table:table-cell>
          <table:table-cell office:value-type="string">
            <text:p>7466 Waters Crest</text:p>
          </table:table-cell>
          <table:table-cell office:value-type="string">
            <text:p>Vancouver</text:p>
          </table:table-cell>
          <table:table-cell office:value-type="string">
            <text:p>Minnesota</text:p>
          </table:table-cell>
          <table:table-cell office:value-type="string">
            <text:p>75197-5324</text:p>
          </table:table-cell>
          <table:table-cell office:value-type="string">
            <text:p>893492537</text:p>
          </table:table-cell>
          <table:table-cell office:value-type="string">
            <text:p>Games</text:p>
          </table:table-cell>
          <table:table-cell office:value-type="string">
            <text:p>Donnelly, Powlowski and Steuber</text:p>
          </table:table-cell>
          <table:table-cell office:value-type="float" office:value="44518.13938383102">
            <text:p>44518.13938383102</text:p>
          </table:table-cell>
          <table:table-cell office:value-type="string">
            <text:p>http://placeimg.com/640/480</text:p>
          </table:table-cell>
          <table:table-cell office:value-type="string">
            <text:p>Quis qui excepturi tempora eveniet occaecati repellat nemo. Unde rerum similique natus occaecati harum eos in nulla aliquid. Molestiae aut aut occaecati.</text:p>
          </table:table-cell>
          <table:table-cell office:value-type="boolean" office:boolean-value="false">
            <text:p>FALSE</text:p>
          </table:table-cell>
        </table:table-row>
        <table:table-row>
          <table:table-cell office:value-type="string">
            <text:p>Gilberto Stark</text:p>
          </table:table-cell>
          <table:table-cell office:value-type="string">
            <text:p>497.913.3378</text:p>
          </table:table-cell>
          <table:table-cell office:value-type="string">
            <text:p>Milan.Botsford5@gmail.com</text:p>
          </table:table-cell>
          <table:table-cell office:value-type="string">
            <text:p>6616 Gerlach Motorway</text:p>
          </table:table-cell>
          <table:table-cell office:value-type="string">
            <text:p>Port Ian</text:p>
          </table:table-cell>
          <table:table-cell office:value-type="string">
            <text:p>Georgia</text:p>
          </table:table-cell>
          <table:table-cell office:value-type="string">
            <text:p>90465-5368</text:p>
          </table:table-cell>
          <table:table-cell office:value-type="string">
            <text:p>851165314</text:p>
          </table:table-cell>
          <table:table-cell office:value-type="string">
            <text:p>Tools</text:p>
          </table:table-cell>
          <table:table-cell office:value-type="string">
            <text:p>Hickle, Greenholt and Reilly</text:p>
          </table:table-cell>
          <table:table-cell office:value-type="float" office:value="44397.636722696756">
            <text:p>44397.636722696756</text:p>
          </table:table-cell>
          <table:table-cell office:value-type="string">
            <text:p>http://placeimg.com/640/480</text:p>
          </table:table-cell>
          <table:table-cell office:value-type="string">
            <text:p>Voluptate accusamus quaerat. Sit dolorem et fugit aliquid quo ratione saepe et. Minima ut aut qui quia at est voluptatem.</text:p>
          </table:table-cell>
          <table:table-cell office:value-type="boolean" office:boolean-value="true">
            <text:p>TRUE</text:p>
          </table:table-cell>
        </table:table-row>
        <table:table-row>
          <table:table-cell office:value-type="string">
            <text:p>Lynn Casper</text:p>
          </table:table-cell>
          <table:table-cell office:value-type="string">
            <text:p>933.564.2266</text:p>
          </table:table-cell>
          <table:table-cell office:value-type="string">
            <text:p>Darron71@gmail.com</text:p>
          </table:table-cell>
          <table:table-cell office:value-type="string">
            <text:p>02680 Garnet Flats</text:p>
          </table:table-cell>
          <table:table-cell office:value-type="string">
            <text:p>South Clyde</text:p>
          </table:table-cell>
          <table:table-cell office:value-type="string">
            <text:p>Hawaii</text:p>
          </table:table-cell>
          <table:table-cell office:value-type="string">
            <text:p>86070</text:p>
          </table:table-cell>
          <table:table-cell office:value-type="string">
            <text:p>356495916</text:p>
          </table:table-cell>
          <table:table-cell office:value-type="string">
            <text:p>Electronics</text:p>
          </table:table-cell>
          <table:table-cell office:value-type="string">
            <text:p>Pouros, Sawayn and Kris</text:p>
          </table:table-cell>
          <table:table-cell office:value-type="float" office:value="44468.945281064814">
            <text:p>44468.945281064814</text:p>
          </table:table-cell>
          <table:table-cell office:value-type="string">
            <text:p>http://placeimg.com/640/480</text:p>
          </table:table-cell>
          <table:table-cell office:value-type="string">
            <text:p>Alias accusamus occaecati inventore dolorum quo. Quis quas sed voluptas quia molestiae ab. Non ratione corrupti dolorum iure minus mollitia illo.</text:p>
          </table:table-cell>
          <table:table-cell office:value-type="boolean" office:boolean-value="false">
            <text:p>FALSE</text:p>
          </table:table-cell>
        </table:table-row>
        <table:table-row>
          <table:table-cell office:value-type="string">
            <text:p>Clifford Schmitt</text:p>
          </table:table-cell>
          <table:table-cell office:value-type="string">
            <text:p>1-874-464-7561 x2880</text:p>
          </table:table-cell>
          <table:table-cell office:value-type="string">
            <text:p>Diamond_Baumbach@yahoo.com</text:p>
          </table:table-cell>
          <table:table-cell office:value-type="string">
            <text:p>358 Hertha Squares</text:p>
          </table:table-cell>
          <table:table-cell office:value-type="string">
            <text:p>Marksstad</text:p>
          </table:table-cell>
          <table:table-cell office:value-type="string">
            <text:p>Ohio</text:p>
          </table:table-cell>
          <table:table-cell office:value-type="string">
            <text:p>80231-3706</text:p>
          </table:table-cell>
          <table:table-cell office:value-type="string">
            <text:p>883457566</text:p>
          </table:table-cell>
          <table:table-cell office:value-type="string">
            <text:p>Kids</text:p>
          </table:table-cell>
          <table:table-cell office:value-type="string">
            <text:p>Durgan - Hyatt</text:p>
          </table:table-cell>
          <table:table-cell office:value-type="float" office:value="44517.346630555556">
            <text:p>44517.346630555556</text:p>
          </table:table-cell>
          <table:table-cell office:value-type="string">
            <text:p>http://placeimg.com/640/480</text:p>
          </table:table-cell>
          <table:table-cell office:value-type="string">
            <text:p>Qui dolores ipsum enim tempora. Esse quis quae error dolor odio error. Voluptatibus dolorum ea. Provident laborum expedita ea harum et alias sint aliquid.</text:p>
          </table:table-cell>
          <table:table-cell office:value-type="boolean" office:boolean-value="true">
            <text:p>TRUE</text:p>
          </table:table-cell>
        </table:table-row>
        <table:table-row>
          <table:table-cell office:value-type="string">
            <text:p>Daryl Treutel</text:p>
          </table:table-cell>
          <table:table-cell office:value-type="string">
            <text:p>1-419-423-7061 x05686</text:p>
          </table:table-cell>
          <table:table-cell office:value-type="string">
            <text:p>Antoinette4@hotmail.com</text:p>
          </table:table-cell>
          <table:table-cell office:value-type="string">
            <text:p>6973 Keven Passage</text:p>
          </table:table-cell>
          <table:table-cell office:value-type="string">
            <text:p>Valentinashire</text:p>
          </table:table-cell>
          <table:table-cell office:value-type="string">
            <text:p>Tennessee</text:p>
          </table:table-cell>
          <table:table-cell office:value-type="string">
            <text:p>16640</text:p>
          </table:table-cell>
          <table:table-cell office:value-type="string">
            <text:p>756235093</text:p>
          </table:table-cell>
          <table:table-cell office:value-type="string">
            <text:p>Health</text:p>
          </table:table-cell>
          <table:table-cell office:value-type="string">
            <text:p>Hermiston, O'Kon and Collier</text:p>
          </table:table-cell>
          <table:table-cell office:value-type="float" office:value="44389.40316619213">
            <text:p>44389.40316619213</text:p>
          </table:table-cell>
          <table:table-cell office:value-type="string">
            <text:p>http://placeimg.com/640/480</text:p>
          </table:table-cell>
          <table:table-cell office:value-type="string">
            <text:p>Voluptatem eveniet tempore eos. Fuga ut aliquid soluta suscipit iste est. Aperiam rem est et vel suscipit illum. Optio adipisci tempore ut quia quis veniam molestias.</text:p>
          </table:table-cell>
          <table:table-cell office:value-type="boolean" office:boolean-value="false">
            <text:p>FALSE</text:p>
          </table:table-cell>
        </table:table-row>
        <table:table-row>
          <table:table-cell office:value-type="string">
            <text:p>Pauline Jast</text:p>
          </table:table-cell>
          <table:table-cell office:value-type="string">
            <text:p>556-432-8436 x71387</text:p>
          </table:table-cell>
          <table:table-cell office:value-type="string">
            <text:p>Helen_Wisozk31@gmail.com</text:p>
          </table:table-cell>
          <table:table-cell office:value-type="string">
            <text:p>925 Flavio Point</text:p>
          </table:table-cell>
          <table:table-cell office:value-type="string">
            <text:p>Gwendolynshire</text:p>
          </table:table-cell>
          <table:table-cell office:value-type="string">
            <text:p>Missouri</text:p>
          </table:table-cell>
          <table:table-cell office:value-type="string">
            <text:p>63713</text:p>
          </table:table-cell>
          <table:table-cell office:value-type="string">
            <text:p>142153802</text:p>
          </table:table-cell>
          <table:table-cell office:value-type="string">
            <text:p>Industrial</text:p>
          </table:table-cell>
          <table:table-cell office:value-type="string">
            <text:p>Pollich - Koepp</text:p>
          </table:table-cell>
          <table:table-cell office:value-type="float" office:value="44594.33900368056">
            <text:p>44594.33900368056</text:p>
          </table:table-cell>
          <table:table-cell office:value-type="string">
            <text:p>http://placeimg.com/640/480</text:p>
          </table:table-cell>
          <table:table-cell office:value-type="string">
            <text:p>Qui possimus temporibus. Aut expedita et consectetur. Ullam dolor veritatis culpa. Architecto ex possimus quaerat quae et velit. Quidem aut sunt et error laboriosam animi et ullam. Officiis aperiam quos cum beatae quos quidem eum sit qui.</text:p>
          </table:table-cell>
          <table:table-cell office:value-type="boolean" office:boolean-value="false">
            <text:p>FALSE</text:p>
          </table:table-cell>
        </table:table-row>
        <table:table-row>
          <table:table-cell office:value-type="string">
            <text:p>Juana Haag</text:p>
          </table:table-cell>
          <table:table-cell office:value-type="string">
            <text:p>1-218-648-8329</text:p>
          </table:table-cell>
          <table:table-cell office:value-type="string">
            <text:p>Sabryna20@hotmail.com</text:p>
          </table:table-cell>
          <table:table-cell office:value-type="string">
            <text:p>6856 Wintheiser Ports</text:p>
          </table:table-cell>
          <table:table-cell office:value-type="string">
            <text:p>Port Mike</text:p>
          </table:table-cell>
          <table:table-cell office:value-type="string">
            <text:p>Arizona</text:p>
          </table:table-cell>
          <table:table-cell office:value-type="string">
            <text:p>47547</text:p>
          </table:table-cell>
          <table:table-cell office:value-type="string">
            <text:p>557190502</text:p>
          </table:table-cell>
          <table:table-cell office:value-type="string">
            <text:p>Industrial</text:p>
          </table:table-cell>
          <table:table-cell office:value-type="string">
            <text:p>Friesen, Ryan and Haley</text:p>
          </table:table-cell>
          <table:table-cell office:value-type="float" office:value="44241.22572401621">
            <text:p>44241.22572401621</text:p>
          </table:table-cell>
          <table:table-cell office:value-type="string">
            <text:p>http://placeimg.com/640/480</text:p>
          </table:table-cell>
          <table:table-cell office:value-type="string">
            <text:p>Hic minus et unde provident earum nemo rerum. Dolores velit repudiandae accusantium quibusdam sit. Explicabo perspiciatis consequuntur voluptatem qui doloribus numquam vero. Officia omnis cupiditate facilis. Ducimus dolor voluptatem et nam sequi cumque non. Blanditiis temporibus eaque at magni nihil alias est.</text:p>
          </table:table-cell>
          <table:table-cell office:value-type="boolean" office:boolean-value="false">
            <text:p>FALSE</text:p>
          </table:table-cell>
        </table:table-row>
        <table:table-row>
          <table:table-cell office:value-type="string">
            <text:p>Mrs. Bennie Dibbert</text:p>
          </table:table-cell>
          <table:table-cell office:value-type="string">
            <text:p>(688) 375-6840 x8933</text:p>
          </table:table-cell>
          <table:table-cell office:value-type="string">
            <text:p>Hermina94@yahoo.com</text:p>
          </table:table-cell>
          <table:table-cell office:value-type="string">
            <text:p>151 Sven Centers</text:p>
          </table:table-cell>
          <table:table-cell office:value-type="string">
            <text:p>Hildastad</text:p>
          </table:table-cell>
          <table:table-cell office:value-type="string">
            <text:p>Virginia</text:p>
          </table:table-cell>
          <table:table-cell office:value-type="string">
            <text:p>55336</text:p>
          </table:table-cell>
          <table:table-cell office:value-type="string">
            <text:p>710453390</text:p>
          </table:table-cell>
          <table:table-cell office:value-type="string">
            <text:p>Baby</text:p>
          </table:table-cell>
          <table:table-cell office:value-type="string">
            <text:p>Medhurst and Sons</text:p>
          </table:table-cell>
          <table:table-cell office:value-type="float" office:value="44513.659320844905">
            <text:p>44513.659320844905</text:p>
          </table:table-cell>
          <table:table-cell office:value-type="string">
            <text:p>http://placeimg.com/640/480</text:p>
          </table:table-cell>
          <table:table-cell office:value-type="string">
            <text:p>Ea omnis architecto ut dignissimos. Nam et dolorum dolor minus laborum inventore itaque eligendi. Expedita fuga iure soluta consequatur.</text:p>
          </table:table-cell>
          <table:table-cell office:value-type="boolean" office:boolean-value="false">
            <text:p>FALSE</text:p>
          </table:table-cell>
        </table:table-row>
        <table:table-row>
          <table:table-cell office:value-type="string">
            <text:p>Elizabeth Lowe</text:p>
          </table:table-cell>
          <table:table-cell office:value-type="string">
            <text:p>(658) 577-7628</text:p>
          </table:table-cell>
          <table:table-cell office:value-type="string">
            <text:p>Friedrich61@gmail.com</text:p>
          </table:table-cell>
          <table:table-cell office:value-type="string">
            <text:p>750 Demond Rue</text:p>
          </table:table-cell>
          <table:table-cell office:value-type="string">
            <text:p>Turlock</text:p>
          </table:table-cell>
          <table:table-cell office:value-type="string">
            <text:p>Hawaii</text:p>
          </table:table-cell>
          <table:table-cell office:value-type="string">
            <text:p>38647</text:p>
          </table:table-cell>
          <table:table-cell office:value-type="string">
            <text:p>524168554</text:p>
          </table:table-cell>
          <table:table-cell office:value-type="string">
            <text:p>Music</text:p>
          </table:table-cell>
          <table:table-cell office:value-type="string">
            <text:p>Beahan Inc</text:p>
          </table:table-cell>
          <table:table-cell office:value-type="float" office:value="44594.84219863426">
            <text:p>44594.84219863426</text:p>
          </table:table-cell>
          <table:table-cell office:value-type="string">
            <text:p>http://placeimg.com/640/480</text:p>
          </table:table-cell>
          <table:table-cell office:value-type="string">
            <text:p>Corporis explicabo voluptas facere et omnis alias fugiat expedita sunt. Non consequatur aut aut praesentium excepturi cum quia temporibus hic. Tempore est maxime quo nesciunt. Sapiente quod repellat incidunt qui earum enim rerum. Laborum sit assumenda iure quibusdam sunt fugiat magnam dolor.</text:p>
          </table:table-cell>
          <table:table-cell office:value-type="boolean" office:boolean-value="false">
            <text:p>FALSE</text:p>
          </table:table-cell>
        </table:table-row>
        <table:table-row>
          <table:table-cell office:value-type="string">
            <text:p>Alice Hauck</text:p>
          </table:table-cell>
          <table:table-cell office:value-type="string">
            <text:p>(761) 344-0840 x705</text:p>
          </table:table-cell>
          <table:table-cell office:value-type="string">
            <text:p>Zora_Lindgren@gmail.com</text:p>
          </table:table-cell>
          <table:table-cell office:value-type="string">
            <text:p>80626 Lambert Crossroad</text:p>
          </table:table-cell>
          <table:table-cell office:value-type="string">
            <text:p>Sporerland</text:p>
          </table:table-cell>
          <table:table-cell office:value-type="string">
            <text:p>Hawaii</text:p>
          </table:table-cell>
          <table:table-cell office:value-type="string">
            <text:p>62567-9224</text:p>
          </table:table-cell>
          <table:table-cell office:value-type="string">
            <text:p>462597274</text:p>
          </table:table-cell>
          <table:table-cell office:value-type="string">
            <text:p>Games</text:p>
          </table:table-cell>
          <table:table-cell office:value-type="string">
            <text:p>Dach - Kozey</text:p>
          </table:table-cell>
          <table:table-cell office:value-type="float" office:value="44236.04023075232">
            <text:p>44236.04023075232</text:p>
          </table:table-cell>
          <table:table-cell office:value-type="string">
            <text:p>http://placeimg.com/640/480</text:p>
          </table:table-cell>
          <table:table-cell office:value-type="string">
            <text:p>Quis dolor quia quibusdam ut in aut incidunt hic quo. Ratione dolorum aliquam. Praesentium quibusdam unde fugit ullam aliquam eum soluta. Est fugit at esse. Quo aspernatur omnis non ad saepe non.</text:p>
          </table:table-cell>
          <table:table-cell office:value-type="boolean" office:boolean-value="true">
            <text:p>TRUE</text:p>
          </table:table-cell>
        </table:table-row>
        <table:table-row>
          <table:table-cell office:value-type="string">
            <text:p>Yvonne Runolfsdottir</text:p>
          </table:table-cell>
          <table:table-cell office:value-type="string">
            <text:p>1-293-944-2186</text:p>
          </table:table-cell>
          <table:table-cell office:value-type="string">
            <text:p>Jensen_Grant68@hotmail.com</text:p>
          </table:table-cell>
          <table:table-cell office:value-type="string">
            <text:p>9961 Reynolds Ford</text:p>
          </table:table-cell>
          <table:table-cell office:value-type="string">
            <text:p>Taunton</text:p>
          </table:table-cell>
          <table:table-cell office:value-type="string">
            <text:p>West Virginia</text:p>
          </table:table-cell>
          <table:table-cell office:value-type="string">
            <text:p>13319-2849</text:p>
          </table:table-cell>
          <table:table-cell office:value-type="string">
            <text:p>837565404</text:p>
          </table:table-cell>
          <table:table-cell office:value-type="string">
            <text:p>Kids</text:p>
          </table:table-cell>
          <table:table-cell office:value-type="string">
            <text:p>Kihn, Herzog and Murazik</text:p>
          </table:table-cell>
          <table:table-cell office:value-type="float" office:value="44554.571793738425">
            <text:p>44554.571793738425</text:p>
          </table:table-cell>
          <table:table-cell office:value-type="string">
            <text:p>http://placeimg.com/640/480</text:p>
          </table:table-cell>
          <table:table-cell office:value-type="string">
            <text:p>Dicta qui voluptatibus omnis voluptatem. Ut accusantium est odit. Illo quasi voluptatem dolores qui temporibus omnis assumenda tempora.</text:p>
          </table:table-cell>
          <table:table-cell office:value-type="boolean" office:boolean-value="false">
            <text:p>FALSE</text:p>
          </table:table-cell>
        </table:table-row>
        <table:table-row>
          <table:table-cell office:value-type="string">
            <text:p>Tami Predovic</text:p>
          </table:table-cell>
          <table:table-cell office:value-type="string">
            <text:p>1-988-916-8578 x61717</text:p>
          </table:table-cell>
          <table:table-cell office:value-type="string">
            <text:p>Mallory.Wehner55@hotmail.com</text:p>
          </table:table-cell>
          <table:table-cell office:value-type="string">
            <text:p>2027 Cecil Trace</text:p>
          </table:table-cell>
          <table:table-cell office:value-type="string">
            <text:p>Everett</text:p>
          </table:table-cell>
          <table:table-cell office:value-type="string">
            <text:p>Tennessee</text:p>
          </table:table-cell>
          <table:table-cell office:value-type="string">
            <text:p>38767-7150</text:p>
          </table:table-cell>
          <table:table-cell office:value-type="string">
            <text:p>857031099</text:p>
          </table:table-cell>
          <table:table-cell office:value-type="string">
            <text:p>Garden</text:p>
          </table:table-cell>
          <table:table-cell office:value-type="string">
            <text:p>Hickle LLC</text:p>
          </table:table-cell>
          <table:table-cell office:value-type="float" office:value="44417.72714540509">
            <text:p>44417.72714540509</text:p>
          </table:table-cell>
          <table:table-cell office:value-type="string">
            <text:p>http://placeimg.com/640/480</text:p>
          </table:table-cell>
          <table:table-cell office:value-type="string">
            <text:p>Consequuntur aliquid rem maiores dolore consequatur culpa aperiam sint iure. Neque reiciendis dolor voluptate id sunt est alias. Neque dignissimos qui quisquam. Quod et autem inventore perferendis ullam. Omnis voluptatum sit commodi. Numquam quia omnis sapiente.</text:p>
          </table:table-cell>
          <table:table-cell office:value-type="boolean" office:boolean-value="false">
            <text:p>FALSE</text:p>
          </table:table-cell>
        </table:table-row>
        <table:table-row>
          <table:table-cell office:value-type="string">
            <text:p>Ralph Graham</text:p>
          </table:table-cell>
          <table:table-cell office:value-type="string">
            <text:p>838.959.7233 x59845</text:p>
          </table:table-cell>
          <table:table-cell office:value-type="string">
            <text:p>Arianna.White12@hotmail.com</text:p>
          </table:table-cell>
          <table:table-cell office:value-type="string">
            <text:p>473 Ziemann Courts</text:p>
          </table:table-cell>
          <table:table-cell office:value-type="string">
            <text:p>New Carmineland</text:p>
          </table:table-cell>
          <table:table-cell office:value-type="string">
            <text:p>Vermont</text:p>
          </table:table-cell>
          <table:table-cell office:value-type="string">
            <text:p>16918</text:p>
          </table:table-cell>
          <table:table-cell office:value-type="string">
            <text:p>478759899</text:p>
          </table:table-cell>
          <table:table-cell office:value-type="string">
            <text:p>Music</text:p>
          </table:table-cell>
          <table:table-cell office:value-type="string">
            <text:p>Torphy, Bednar and Morissette</text:p>
          </table:table-cell>
          <table:table-cell office:value-type="float" office:value="44312.459888275465">
            <text:p>44312.459888275465</text:p>
          </table:table-cell>
          <table:table-cell office:value-type="string">
            <text:p>http://placeimg.com/640/480</text:p>
          </table:table-cell>
          <table:table-cell office:value-type="string">
            <text:p>Quia eos voluptatem quibusdam omnis possimus. Aut et nesciunt. Laudantium accusamus possimus delectus et nemo doloremque eligendi occaecati est.</text:p>
          </table:table-cell>
          <table:table-cell office:value-type="boolean" office:boolean-value="false">
            <text:p>FALSE</text:p>
          </table:table-cell>
        </table:table-row>
        <table:table-row>
          <table:table-cell office:value-type="string">
            <text:p>Milton Nitzsche</text:p>
          </table:table-cell>
          <table:table-cell office:value-type="string">
            <text:p>219-710-2259 x4352</text:p>
          </table:table-cell>
          <table:table-cell office:value-type="string">
            <text:p>Gracie_Mraz22@hotmail.com</text:p>
          </table:table-cell>
          <table:table-cell office:value-type="string">
            <text:p>101 Prosacco Corners</text:p>
          </table:table-cell>
          <table:table-cell office:value-type="string">
            <text:p>East Camren</text:p>
          </table:table-cell>
          <table:table-cell office:value-type="string">
            <text:p>Virginia</text:p>
          </table:table-cell>
          <table:table-cell office:value-type="string">
            <text:p>81582</text:p>
          </table:table-cell>
          <table:table-cell office:value-type="string">
            <text:p>942478732</text:p>
          </table:table-cell>
          <table:table-cell office:value-type="string">
            <text:p>Home</text:p>
          </table:table-cell>
          <table:table-cell office:value-type="string">
            <text:p>O'Kon, Cruickshank and Kling</text:p>
          </table:table-cell>
          <table:table-cell office:value-type="float" office:value="44431.40175237269">
            <text:p>44431.40175237269</text:p>
          </table:table-cell>
          <table:table-cell office:value-type="string">
            <text:p>http://placeimg.com/640/480</text:p>
          </table:table-cell>
          <table:table-cell office:value-type="string">
            <text:p>Recusandae consequatur molestiae ut. Voluptatem deserunt omnis iure atque. Dolorum ut aliquam ex sunt voluptatem labore ea. Placeat explicabo fugit laudantium velit consequatur autem. Eius consequatur voluptatum sequi commodi aut repellendus.</text:p>
          </table:table-cell>
          <table:table-cell office:value-type="boolean" office:boolean-value="true">
            <text:p>TRUE</text:p>
          </table:table-cell>
        </table:table-row>
        <table:table-row>
          <table:table-cell office:value-type="string">
            <text:p>Mr. Christopher Padberg</text:p>
          </table:table-cell>
          <table:table-cell office:value-type="string">
            <text:p>305.952.7263 x3362</text:p>
          </table:table-cell>
          <table:table-cell office:value-type="string">
            <text:p>Rossie.Schmidt96@hotmail.com</text:p>
          </table:table-cell>
          <table:table-cell office:value-type="string">
            <text:p>0872 Brandi Expressway</text:p>
          </table:table-cell>
          <table:table-cell office:value-type="string">
            <text:p>South Gusmouth</text:p>
          </table:table-cell>
          <table:table-cell office:value-type="string">
            <text:p>New Jersey</text:p>
          </table:table-cell>
          <table:table-cell office:value-type="string">
            <text:p>73326-1082</text:p>
          </table:table-cell>
          <table:table-cell office:value-type="string">
            <text:p>759854921</text:p>
          </table:table-cell>
          <table:table-cell office:value-type="string">
            <text:p>Automotive</text:p>
          </table:table-cell>
          <table:table-cell office:value-type="string">
            <text:p>Kassulke, Botsford and Kirlin</text:p>
          </table:table-cell>
          <table:table-cell office:value-type="float" office:value="44511.02282012731">
            <text:p>44511.02282012731</text:p>
          </table:table-cell>
          <table:table-cell office:value-type="string">
            <text:p>http://placeimg.com/640/480</text:p>
          </table:table-cell>
          <table:table-cell office:value-type="string">
            <text:p>Quas dolores ut. Et explicabo sunt. Dolorem sunt esse nostrum ut omnis. Iste illo ex similique nam odio beatae sit.</text:p>
          </table:table-cell>
          <table:table-cell office:value-type="boolean" office:boolean-value="true">
            <text:p>TRUE</text:p>
          </table:table-cell>
        </table:table-row>
        <table:table-row>
          <table:table-cell office:value-type="string">
            <text:p>Olivia Hoeger</text:p>
          </table:table-cell>
          <table:table-cell office:value-type="string">
            <text:p>716.629.5549</text:p>
          </table:table-cell>
          <table:table-cell office:value-type="string">
            <text:p>Alvena87@gmail.com</text:p>
          </table:table-cell>
          <table:table-cell office:value-type="string">
            <text:p>094 Reyes Hollow</text:p>
          </table:table-cell>
          <table:table-cell office:value-type="string">
            <text:p>Missoula</text:p>
          </table:table-cell>
          <table:table-cell office:value-type="string">
            <text:p>Connecticut</text:p>
          </table:table-cell>
          <table:table-cell office:value-type="string">
            <text:p>71080</text:p>
          </table:table-cell>
          <table:table-cell office:value-type="string">
            <text:p>952620334</text:p>
          </table:table-cell>
          <table:table-cell office:value-type="string">
            <text:p>Garden</text:p>
          </table:table-cell>
          <table:table-cell office:value-type="string">
            <text:p>Medhurst - Aufderhar</text:p>
          </table:table-cell>
          <table:table-cell office:value-type="float" office:value="44388.00862447917">
            <text:p>44388.00862447917</text:p>
          </table:table-cell>
          <table:table-cell office:value-type="string">
            <text:p>http://placeimg.com/640/480</text:p>
          </table:table-cell>
          <table:table-cell office:value-type="string">
            <text:p>Sint libero facere debitis et odio iusto necessitatibus. Qui nulla et maxime laborum sint corrupti vel quasi. Nemo quos voluptatem expedita voluptatem officia sit excepturi qui. Mollitia rerum qui ipsum placeat alias.</text:p>
          </table:table-cell>
          <table:table-cell office:value-type="boolean" office:boolean-value="true">
            <text:p>TRUE</text:p>
          </table:table-cell>
        </table:table-row>
        <table:table-row>
          <table:table-cell office:value-type="string">
            <text:p>Juana Waelchi</text:p>
          </table:table-cell>
          <table:table-cell office:value-type="string">
            <text:p>904-443-4775</text:p>
          </table:table-cell>
          <table:table-cell office:value-type="string">
            <text:p>Dwight.Tillman@yahoo.com</text:p>
          </table:table-cell>
          <table:table-cell office:value-type="string">
            <text:p>039 Will Club</text:p>
          </table:table-cell>
          <table:table-cell office:value-type="string">
            <text:p>Parma</text:p>
          </table:table-cell>
          <table:table-cell office:value-type="string">
            <text:p>Alabama</text:p>
          </table:table-cell>
          <table:table-cell office:value-type="string">
            <text:p>38964</text:p>
          </table:table-cell>
          <table:table-cell office:value-type="string">
            <text:p>126621897</text:p>
          </table:table-cell>
          <table:table-cell office:value-type="string">
            <text:p>Games</text:p>
          </table:table-cell>
          <table:table-cell office:value-type="string">
            <text:p>Spencer LLC</text:p>
          </table:table-cell>
          <table:table-cell office:value-type="float" office:value="44495.36291083333">
            <text:p>44495.36291083333</text:p>
          </table:table-cell>
          <table:table-cell office:value-type="string">
            <text:p>http://placeimg.com/640/480</text:p>
          </table:table-cell>
          <table:table-cell office:value-type="string">
            <text:p>Soluta repellendus alias ea doloremque aut. Inventore non unde sint sit aliquid. Nihil delectus ut vero asperiores. Sunt ea sit. Optio eveniet culpa.</text:p>
          </table:table-cell>
          <table:table-cell office:value-type="boolean" office:boolean-value="false">
            <text:p>FALSE</text:p>
          </table:table-cell>
        </table:table-row>
        <table:table-row>
          <table:table-cell office:value-type="string">
            <text:p>Preston Stokes</text:p>
          </table:table-cell>
          <table:table-cell office:value-type="string">
            <text:p>(706) 385-0657</text:p>
          </table:table-cell>
          <table:table-cell office:value-type="string">
            <text:p>Aubree.Dach31@gmail.com</text:p>
          </table:table-cell>
          <table:table-cell office:value-type="string">
            <text:p>8180 Nienow Turnpike</text:p>
          </table:table-cell>
          <table:table-cell office:value-type="string">
            <text:p>Kshlerinmouth</text:p>
          </table:table-cell>
          <table:table-cell office:value-type="string">
            <text:p>Arkansas</text:p>
          </table:table-cell>
          <table:table-cell office:value-type="string">
            <text:p>55191-2357</text:p>
          </table:table-cell>
          <table:table-cell office:value-type="string">
            <text:p>997474516</text:p>
          </table:table-cell>
          <table:table-cell office:value-type="string">
            <text:p>Electronics</text:p>
          </table:table-cell>
          <table:table-cell office:value-type="string">
            <text:p>Runte LLC</text:p>
          </table:table-cell>
          <table:table-cell office:value-type="float" office:value="44265.56742947917">
            <text:p>44265.56742947917</text:p>
          </table:table-cell>
          <table:table-cell office:value-type="string">
            <text:p>http://placeimg.com/640/480</text:p>
          </table:table-cell>
          <table:table-cell office:value-type="string">
            <text:p>Magni magni architecto dolor. Sunt aliquid explicabo eum aut saepe et. Dolores delectus reprehenderit. Qui molestiae voluptatem id officiis unde. Laudantium quisquam sunt natus quibusdam earum quo quidem pariatur. Dolorem architecto eum ut quia.</text:p>
          </table:table-cell>
          <table:table-cell office:value-type="boolean" office:boolean-value="true">
            <text:p>TRUE</text:p>
          </table:table-cell>
        </table:table-row>
        <table:table-row>
          <table:table-cell office:value-type="string">
            <text:p>Ms. Kathy Kunde</text:p>
          </table:table-cell>
          <table:table-cell office:value-type="string">
            <text:p>364.997.0230 x425</text:p>
          </table:table-cell>
          <table:table-cell office:value-type="string">
            <text:p>Katelynn35@yahoo.com</text:p>
          </table:table-cell>
          <table:table-cell office:value-type="string">
            <text:p>2953 Precious Crossroad</text:p>
          </table:table-cell>
          <table:table-cell office:value-type="string">
            <text:p>Mount Vernon</text:p>
          </table:table-cell>
          <table:table-cell office:value-type="string">
            <text:p>Alabama</text:p>
          </table:table-cell>
          <table:table-cell office:value-type="string">
            <text:p>18225</text:p>
          </table:table-cell>
          <table:table-cell office:value-type="string">
            <text:p>822077334</text:p>
          </table:table-cell>
          <table:table-cell office:value-type="string">
            <text:p>Automotive</text:p>
          </table:table-cell>
          <table:table-cell office:value-type="string">
            <text:p>Walker - Barrows</text:p>
          </table:table-cell>
          <table:table-cell office:value-type="float" office:value="44523.872909212965">
            <text:p>44523.872909212965</text:p>
          </table:table-cell>
          <table:table-cell office:value-type="string">
            <text:p>http://placeimg.com/640/480</text:p>
          </table:table-cell>
          <table:table-cell office:value-type="string">
            <text:p>Nulla dolorem mollitia modi corporis sapiente. Odit quia tempora rem omnis maxime eum porro. Ex vero natus. Incidunt odio error in et facere itaque dolor deleniti alias.</text:p>
          </table:table-cell>
          <table:table-cell office:value-type="boolean" office:boolean-value="true">
            <text:p>TRUE</text:p>
          </table:table-cell>
        </table:table-row>
        <table:table-row>
          <table:table-cell office:value-type="string">
            <text:p>Jessica Jakubowski</text:p>
          </table:table-cell>
          <table:table-cell office:value-type="string">
            <text:p>1-738-255-1090 x67999</text:p>
          </table:table-cell>
          <table:table-cell office:value-type="string">
            <text:p>Marlin.Rippin@hotmail.com</text:p>
          </table:table-cell>
          <table:table-cell office:value-type="string">
            <text:p>5200 Immanuel Manors</text:p>
          </table:table-cell>
          <table:table-cell office:value-type="string">
            <text:p>Lynchborough</text:p>
          </table:table-cell>
          <table:table-cell office:value-type="string">
            <text:p>Maryland</text:p>
          </table:table-cell>
          <table:table-cell office:value-type="string">
            <text:p>56357</text:p>
          </table:table-cell>
          <table:table-cell office:value-type="string">
            <text:p>150648354</text:p>
          </table:table-cell>
          <table:table-cell office:value-type="string">
            <text:p>Shoes</text:p>
          </table:table-cell>
          <table:table-cell office:value-type="string">
            <text:p>Farrell Inc</text:p>
          </table:table-cell>
          <table:table-cell office:value-type="float" office:value="44495.66690306713">
            <text:p>44495.66690306713</text:p>
          </table:table-cell>
          <table:table-cell office:value-type="string">
            <text:p>http://placeimg.com/640/480</text:p>
          </table:table-cell>
          <table:table-cell office:value-type="string">
            <text:p>Tempora iste aspernatur. Aut consectetur voluptate qui quia. Ipsam sit et beatae officiis ut. Temporibus totam aperiam neque nostrum maxime voluptatem.</text:p>
          </table:table-cell>
          <table:table-cell office:value-type="boolean" office:boolean-value="false">
            <text:p>FALSE</text:p>
          </table:table-cell>
        </table:table-row>
        <table:table-row>
          <table:table-cell office:value-type="string">
            <text:p>Candice Johns</text:p>
          </table:table-cell>
          <table:table-cell office:value-type="string">
            <text:p>1-386-992-9720</text:p>
          </table:table-cell>
          <table:table-cell office:value-type="string">
            <text:p>Gabe_Dooley49@gmail.com</text:p>
          </table:table-cell>
          <table:table-cell office:value-type="string">
            <text:p>372 Kuhn Locks</text:p>
          </table:table-cell>
          <table:table-cell office:value-type="string">
            <text:p>Roswell</text:p>
          </table:table-cell>
          <table:table-cell office:value-type="string">
            <text:p>Wisconsin</text:p>
          </table:table-cell>
          <table:table-cell office:value-type="string">
            <text:p>79477</text:p>
          </table:table-cell>
          <table:table-cell office:value-type="string">
            <text:p>607702785</text:p>
          </table:table-cell>
          <table:table-cell office:value-type="string">
            <text:p>Home</text:p>
          </table:table-cell>
          <table:table-cell office:value-type="string">
            <text:p>Jones - Barrows</text:p>
          </table:table-cell>
          <table:table-cell office:value-type="float" office:value="44422.19575608796">
            <text:p>44422.19575608796</text:p>
          </table:table-cell>
          <table:table-cell office:value-type="string">
            <text:p>http://placeimg.com/640/480</text:p>
          </table:table-cell>
          <table:table-cell office:value-type="string">
            <text:p>Dolorum unde et molestiae in deleniti voluptatem. Et laudantium voluptas. Ratione sed iusto similique omnis minus fugit labore culpa fuga. Culpa aliquam error ipsum et sunt. Amet veniam quasi et laudantium. Repudiandae provident molestias.</text:p>
          </table:table-cell>
          <table:table-cell office:value-type="boolean" office:boolean-value="true">
            <text:p>TRUE</text:p>
          </table:table-cell>
        </table:table-row>
        <table:table-row>
          <table:table-cell office:value-type="string">
            <text:p>Mr. Iris Kozey</text:p>
          </table:table-cell>
          <table:table-cell office:value-type="string">
            <text:p>982-577-4610</text:p>
          </table:table-cell>
          <table:table-cell office:value-type="string">
            <text:p>Yvette_Dicki@hotmail.com</text:p>
          </table:table-cell>
          <table:table-cell office:value-type="string">
            <text:p>30675 Moen Harbors</text:p>
          </table:table-cell>
          <table:table-cell office:value-type="string">
            <text:p>Beerstad</text:p>
          </table:table-cell>
          <table:table-cell office:value-type="string">
            <text:p>Virginia</text:p>
          </table:table-cell>
          <table:table-cell office:value-type="string">
            <text:p>80992-3203</text:p>
          </table:table-cell>
          <table:table-cell office:value-type="string">
            <text:p>752734873</text:p>
          </table:table-cell>
          <table:table-cell office:value-type="string">
            <text:p>Books</text:p>
          </table:table-cell>
          <table:table-cell office:value-type="string">
            <text:p>Jerde and Sons</text:p>
          </table:table-cell>
          <table:table-cell office:value-type="float" office:value="44560.54482923611">
            <text:p>44560.54482923611</text:p>
          </table:table-cell>
          <table:table-cell office:value-type="string">
            <text:p>http://placeimg.com/640/480</text:p>
          </table:table-cell>
          <table:table-cell office:value-type="string">
            <text:p>Rerum consequatur cupiditate eum autem. Temporibus vero exercitationem a deleniti aliquid. Magni debitis excepturi eum ut. Eum eos consequatur aut dignissimos sit.</text:p>
          </table:table-cell>
          <table:table-cell office:value-type="boolean" office:boolean-value="false">
            <text:p>FALSE</text:p>
          </table:table-cell>
        </table:table-row>
        <table:table-row>
          <table:table-cell office:value-type="string">
            <text:p>Eric Paucek</text:p>
          </table:table-cell>
          <table:table-cell office:value-type="string">
            <text:p>(753) 907-5246 x20643</text:p>
          </table:table-cell>
          <table:table-cell office:value-type="string">
            <text:p>Nelson.Kuhlman@hotmail.com</text:p>
          </table:table-cell>
          <table:table-cell office:value-type="string">
            <text:p>803 Stracke Court</text:p>
          </table:table-cell>
          <table:table-cell office:value-type="string">
            <text:p>Lake Mohammedstad</text:p>
          </table:table-cell>
          <table:table-cell office:value-type="string">
            <text:p>New Jersey</text:p>
          </table:table-cell>
          <table:table-cell office:value-type="string">
            <text:p>46903-9863</text:p>
          </table:table-cell>
          <table:table-cell office:value-type="string">
            <text:p>048001469</text:p>
          </table:table-cell>
          <table:table-cell office:value-type="string">
            <text:p>Outdoors</text:p>
          </table:table-cell>
          <table:table-cell office:value-type="string">
            <text:p>Douglas - Mraz</text:p>
          </table:table-cell>
          <table:table-cell office:value-type="float" office:value="44450.40921356482">
            <text:p>44450.40921356482</text:p>
          </table:table-cell>
          <table:table-cell office:value-type="string">
            <text:p>http://placeimg.com/640/480</text:p>
          </table:table-cell>
          <table:table-cell office:value-type="string">
            <text:p>Qui quod perspiciatis eos quibusdam sed. Ut sed repellendus placeat autem non et ducimus. Fuga facere ullam expedita et error earum dignissimos. Ex iusto sed maiores rerum aspernatur.</text:p>
          </table:table-cell>
          <table:table-cell office:value-type="boolean" office:boolean-value="true">
            <text:p>TRUE</text:p>
          </table:table-cell>
        </table:table-row>
        <table:table-row>
          <table:table-cell office:value-type="string">
            <text:p>Dianne Wiegand</text:p>
          </table:table-cell>
          <table:table-cell office:value-type="string">
            <text:p>695-445-9247 x948</text:p>
          </table:table-cell>
          <table:table-cell office:value-type="string">
            <text:p>Alexane_Wyman15@yahoo.com</text:p>
          </table:table-cell>
          <table:table-cell office:value-type="string">
            <text:p>387 White Ridges</text:p>
          </table:table-cell>
          <table:table-cell office:value-type="string">
            <text:p>Schmittchester</text:p>
          </table:table-cell>
          <table:table-cell office:value-type="string">
            <text:p>Minnesota</text:p>
          </table:table-cell>
          <table:table-cell office:value-type="string">
            <text:p>94029-9256</text:p>
          </table:table-cell>
          <table:table-cell office:value-type="string">
            <text:p>652814220</text:p>
          </table:table-cell>
          <table:table-cell office:value-type="string">
            <text:p>Kids</text:p>
          </table:table-cell>
          <table:table-cell office:value-type="string">
            <text:p>Lynch and Sons</text:p>
          </table:table-cell>
          <table:table-cell office:value-type="float" office:value="44527.187026342595">
            <text:p>44527.187026342595</text:p>
          </table:table-cell>
          <table:table-cell office:value-type="string">
            <text:p>http://placeimg.com/640/480</text:p>
          </table:table-cell>
          <table:table-cell office:value-type="string">
            <text:p>Recusandae sed et dolorem eaque modi odio autem assumenda consequatur. Nobis vel molestiae voluptatibus. Ducimus doloremque rerum cumque id aliquam. A dolore aliquid quo vel sit perferendis veniam ea.</text:p>
          </table:table-cell>
          <table:table-cell office:value-type="boolean" office:boolean-value="true">
            <text:p>TRUE</text:p>
          </table:table-cell>
        </table:table-row>
        <table:table-row>
          <table:table-cell office:value-type="string">
            <text:p>Alfred Reichel</text:p>
          </table:table-cell>
          <table:table-cell office:value-type="string">
            <text:p>1-678-745-8522</text:p>
          </table:table-cell>
          <table:table-cell office:value-type="string">
            <text:p>Ernie.Schmidt51@yahoo.com</text:p>
          </table:table-cell>
          <table:table-cell office:value-type="string">
            <text:p>668 Foster Place</text:p>
          </table:table-cell>
          <table:table-cell office:value-type="string">
            <text:p>New Orleans</text:p>
          </table:table-cell>
          <table:table-cell office:value-type="string">
            <text:p>New Jersey</text:p>
          </table:table-cell>
          <table:table-cell office:value-type="string">
            <text:p>49654</text:p>
          </table:table-cell>
          <table:table-cell office:value-type="string">
            <text:p>669028232</text:p>
          </table:table-cell>
          <table:table-cell office:value-type="string">
            <text:p>Industrial</text:p>
          </table:table-cell>
          <table:table-cell office:value-type="string">
            <text:p>Keebler - Grant</text:p>
          </table:table-cell>
          <table:table-cell office:value-type="float" office:value="44433.02993737269">
            <text:p>44433.02993737269</text:p>
          </table:table-cell>
          <table:table-cell office:value-type="string">
            <text:p>http://placeimg.com/640/480</text:p>
          </table:table-cell>
          <table:table-cell office:value-type="string">
            <text:p>Quos temporibus alias. Impedit distinctio id. Et voluptatem nisi consectetur et earum voluptatibus enim sed vel. Dolores architecto ducimus eos enim modi vero ullam aut. In molestias saepe omnis et officia sit.</text:p>
          </table:table-cell>
          <table:table-cell office:value-type="boolean" office:boolean-value="true">
            <text:p>TRUE</text:p>
          </table:table-cell>
        </table:table-row>
        <table:table-row>
          <table:table-cell office:value-type="string">
            <text:p>Gilbert Cassin</text:p>
          </table:table-cell>
          <table:table-cell office:value-type="string">
            <text:p>1-311-594-9291 x42205</text:p>
          </table:table-cell>
          <table:table-cell office:value-type="string">
            <text:p>Arvel94@gmail.com</text:p>
          </table:table-cell>
          <table:table-cell office:value-type="string">
            <text:p>64743 Clair Island</text:p>
          </table:table-cell>
          <table:table-cell office:value-type="string">
            <text:p>Hendersonville</text:p>
          </table:table-cell>
          <table:table-cell office:value-type="string">
            <text:p>Delaware</text:p>
          </table:table-cell>
          <table:table-cell office:value-type="string">
            <text:p>15274-8014</text:p>
          </table:table-cell>
          <table:table-cell office:value-type="string">
            <text:p>642697800</text:p>
          </table:table-cell>
          <table:table-cell office:value-type="string">
            <text:p>Electronics</text:p>
          </table:table-cell>
          <table:table-cell office:value-type="string">
            <text:p>Cartwright - Purdy</text:p>
          </table:table-cell>
          <table:table-cell office:value-type="float" office:value="44586.21198806713">
            <text:p>44586.21198806713</text:p>
          </table:table-cell>
          <table:table-cell office:value-type="string">
            <text:p>http://placeimg.com/640/480</text:p>
          </table:table-cell>
          <table:table-cell office:value-type="string">
            <text:p>Voluptatum quo repellat ut voluptatum deserunt assumenda consectetur aut exercitationem. Dolorum non voluptates. Est nostrum aut facere et ipsum consequuntur consequatur.</text:p>
          </table:table-cell>
          <table:table-cell office:value-type="boolean" office:boolean-value="false">
            <text:p>FALSE</text:p>
          </table:table-cell>
        </table:table-row>
        <table:table-row>
          <table:table-cell office:value-type="string">
            <text:p>Blake Nicolas</text:p>
          </table:table-cell>
          <table:table-cell office:value-type="string">
            <text:p>(556) 482-4849 x306</text:p>
          </table:table-cell>
          <table:table-cell office:value-type="string">
            <text:p>Weldon27@gmail.com</text:p>
          </table:table-cell>
          <table:table-cell office:value-type="string">
            <text:p>555 Camron Squares</text:p>
          </table:table-cell>
          <table:table-cell office:value-type="string">
            <text:p>South Reneburgh</text:p>
          </table:table-cell>
          <table:table-cell office:value-type="string">
            <text:p>Wisconsin</text:p>
          </table:table-cell>
          <table:table-cell office:value-type="string">
            <text:p>46554</text:p>
          </table:table-cell>
          <table:table-cell office:value-type="string">
            <text:p>366716630</text:p>
          </table:table-cell>
          <table:table-cell office:value-type="string">
            <text:p>Health</text:p>
          </table:table-cell>
          <table:table-cell office:value-type="string">
            <text:p>VonRueden, Cormier and Gutkowski</text:p>
          </table:table-cell>
          <table:table-cell office:value-type="float" office:value="44457.56362415509">
            <text:p>44457.56362415509</text:p>
          </table:table-cell>
          <table:table-cell office:value-type="string">
            <text:p>http://placeimg.com/640/480</text:p>
          </table:table-cell>
          <table:table-cell office:value-type="string">
            <text:p>Est et dolor voluptas aut. Maiores tempora distinctio. Sit dignissimos beatae hic aut quo cumque temporibus ut. Sit dignissimos dolor minima a commodi velit ex. Itaque porro ut corrupti aut sit et quia.</text:p>
          </table:table-cell>
          <table:table-cell office:value-type="boolean" office:boolean-value="true">
            <text:p>TRUE</text:p>
          </table:table-cell>
        </table:table-row>
        <table:table-row>
          <table:table-cell office:value-type="string">
            <text:p>Randal Zemlak</text:p>
          </table:table-cell>
          <table:table-cell office:value-type="string">
            <text:p>1-526-807-2709 x01356</text:p>
          </table:table-cell>
          <table:table-cell office:value-type="string">
            <text:p>Maude_Mante@gmail.com</text:p>
          </table:table-cell>
          <table:table-cell office:value-type="string">
            <text:p>228 Paucek Mount</text:p>
          </table:table-cell>
          <table:table-cell office:value-type="string">
            <text:p>Dominicchester</text:p>
          </table:table-cell>
          <table:table-cell office:value-type="string">
            <text:p>Rhode Island</text:p>
          </table:table-cell>
          <table:table-cell office:value-type="string">
            <text:p>93230-9382</text:p>
          </table:table-cell>
          <table:table-cell office:value-type="string">
            <text:p>350103725</text:p>
          </table:table-cell>
          <table:table-cell office:value-type="string">
            <text:p>Baby</text:p>
          </table:table-cell>
          <table:table-cell office:value-type="string">
            <text:p>O'Conner Inc</text:p>
          </table:table-cell>
          <table:table-cell office:value-type="float" office:value="44473.572097488424">
            <text:p>44473.572097488424</text:p>
          </table:table-cell>
          <table:table-cell office:value-type="string">
            <text:p>http://placeimg.com/640/480</text:p>
          </table:table-cell>
          <table:table-cell office:value-type="string">
            <text:p>Debitis voluptas ut et explicabo doloribus quod. Est consequuntur omnis ea. Ratione exercitationem ullam aut in sapiente in doloremque voluptates. Quis aut et error adipisci id. Voluptas ab nobis sit repellat optio cupiditate porro voluptate nisi.</text:p>
          </table:table-cell>
          <table:table-cell office:value-type="boolean" office:boolean-value="true">
            <text:p>TRUE</text:p>
          </table:table-cell>
        </table:table-row>
        <table:table-row>
          <table:table-cell office:value-type="string">
            <text:p>Christopher Batz PhD</text:p>
          </table:table-cell>
          <table:table-cell office:value-type="string">
            <text:p>1-321-772-5737</text:p>
          </table:table-cell>
          <table:table-cell office:value-type="string">
            <text:p>Krystel12@gmail.com</text:p>
          </table:table-cell>
          <table:table-cell office:value-type="string">
            <text:p>988 Treutel Center</text:p>
          </table:table-cell>
          <table:table-cell office:value-type="string">
            <text:p>Chicopee</text:p>
          </table:table-cell>
          <table:table-cell office:value-type="string">
            <text:p>Texas</text:p>
          </table:table-cell>
          <table:table-cell office:value-type="string">
            <text:p>09961-7472</text:p>
          </table:table-cell>
          <table:table-cell office:value-type="string">
            <text:p>253948171</text:p>
          </table:table-cell>
          <table:table-cell office:value-type="string">
            <text:p>Outdoors</text:p>
          </table:table-cell>
          <table:table-cell office:value-type="string">
            <text:p>Gleason - Brakus</text:p>
          </table:table-cell>
          <table:table-cell office:value-type="float" office:value="44283.72274340278">
            <text:p>44283.72274340278</text:p>
          </table:table-cell>
          <table:table-cell office:value-type="string">
            <text:p>http://placeimg.com/640/480</text:p>
          </table:table-cell>
          <table:table-cell office:value-type="string">
            <text:p>Tempora et hic. Omnis rerum eum quam possimus ratione fuga quidem minima. Odio at exercitationem in tenetur a quas repellat ipsam. Cupiditate veniam ad fugiat exercitationem error nobis. Ad in aut facere expedita ullam et vel. Autem fuga fugit.</text:p>
          </table:table-cell>
          <table:table-cell office:value-type="boolean" office:boolean-value="false">
            <text:p>FALSE</text:p>
          </table:table-cell>
        </table:table-row>
        <table:table-row>
          <table:table-cell office:value-type="string">
            <text:p>Timothy Harris IV</text:p>
          </table:table-cell>
          <table:table-cell office:value-type="string">
            <text:p>445.401.0855 x192</text:p>
          </table:table-cell>
          <table:table-cell office:value-type="string">
            <text:p>Liliana50@yahoo.com</text:p>
          </table:table-cell>
          <table:table-cell office:value-type="string">
            <text:p>56878 Armstrong Lodge</text:p>
          </table:table-cell>
          <table:table-cell office:value-type="string">
            <text:p>South Murlberg</text:p>
          </table:table-cell>
          <table:table-cell office:value-type="string">
            <text:p>Michigan</text:p>
          </table:table-cell>
          <table:table-cell office:value-type="string">
            <text:p>49490</text:p>
          </table:table-cell>
          <table:table-cell office:value-type="string">
            <text:p>260820651</text:p>
          </table:table-cell>
          <table:table-cell office:value-type="string">
            <text:p>Music</text:p>
          </table:table-cell>
          <table:table-cell office:value-type="string">
            <text:p>Miller Group</text:p>
          </table:table-cell>
          <table:table-cell office:value-type="float" office:value="44252.53737960648">
            <text:p>44252.53737960648</text:p>
          </table:table-cell>
          <table:table-cell office:value-type="string">
            <text:p>http://placeimg.com/640/480</text:p>
          </table:table-cell>
          <table:table-cell office:value-type="string">
            <text:p>Vero voluptates animi est nostrum repudiandae adipisci quis. Odit assumenda voluptatem amet sed voluptatem corrupti. Officia vero non harum alias reprehenderit ut.</text:p>
          </table:table-cell>
          <table:table-cell office:value-type="boolean" office:boolean-value="true">
            <text:p>TRUE</text:p>
          </table:table-cell>
        </table:table-row>
        <table:table-row>
          <table:table-cell office:value-type="string">
            <text:p>Jeannie Kirlin</text:p>
          </table:table-cell>
          <table:table-cell office:value-type="string">
            <text:p>(915) 544-1320 x7669</text:p>
          </table:table-cell>
          <table:table-cell office:value-type="string">
            <text:p>Kaelyn62@hotmail.com</text:p>
          </table:table-cell>
          <table:table-cell office:value-type="string">
            <text:p>9552 Upton Island</text:p>
          </table:table-cell>
          <table:table-cell office:value-type="string">
            <text:p>Lake Chaim</text:p>
          </table:table-cell>
          <table:table-cell office:value-type="string">
            <text:p>West Virginia</text:p>
          </table:table-cell>
          <table:table-cell office:value-type="string">
            <text:p>99670-3009</text:p>
          </table:table-cell>
          <table:table-cell office:value-type="string">
            <text:p>604720317</text:p>
          </table:table-cell>
          <table:table-cell office:value-type="string">
            <text:p>Computers</text:p>
          </table:table-cell>
          <table:table-cell office:value-type="string">
            <text:p>McCullough - Bins</text:p>
          </table:table-cell>
          <table:table-cell office:value-type="float" office:value="44339.52022394676">
            <text:p>44339.52022394676</text:p>
          </table:table-cell>
          <table:table-cell office:value-type="string">
            <text:p>http://placeimg.com/640/480</text:p>
          </table:table-cell>
          <table:table-cell office:value-type="string">
            <text:p>Et totam nostrum. Eum vel soluta quasi perspiciatis omnis tempore rerum. Et perspiciatis et facere placeat qui. Qui sed voluptas ducimus impedit. Ratione aperiam ad sequi dolor itaque eum quos qui et.</text:p>
          </table:table-cell>
          <table:table-cell office:value-type="boolean" office:boolean-value="true">
            <text:p>TRUE</text:p>
          </table:table-cell>
        </table:table-row>
        <table:table-row>
          <table:table-cell office:value-type="string">
            <text:p>Ignacio Gleichner Sr.</text:p>
          </table:table-cell>
          <table:table-cell office:value-type="string">
            <text:p>907.624.9531 x24713</text:p>
          </table:table-cell>
          <table:table-cell office:value-type="string">
            <text:p>General96@gmail.com</text:p>
          </table:table-cell>
          <table:table-cell office:value-type="string">
            <text:p>60776 Gracie Mountains</text:p>
          </table:table-cell>
          <table:table-cell office:value-type="string">
            <text:p>Jazminstad</text:p>
          </table:table-cell>
          <table:table-cell office:value-type="string">
            <text:p>Arkansas</text:p>
          </table:table-cell>
          <table:table-cell office:value-type="string">
            <text:p>11206-0738</text:p>
          </table:table-cell>
          <table:table-cell office:value-type="string">
            <text:p>175261910</text:p>
          </table:table-cell>
          <table:table-cell office:value-type="string">
            <text:p>Music</text:p>
          </table:table-cell>
          <table:table-cell office:value-type="string">
            <text:p>Greenfelder, Abernathy and Heidenreich</text:p>
          </table:table-cell>
          <table:table-cell office:value-type="float" office:value="44386.098456921296">
            <text:p>44386.098456921296</text:p>
          </table:table-cell>
          <table:table-cell office:value-type="string">
            <text:p>http://placeimg.com/640/480</text:p>
          </table:table-cell>
          <table:table-cell office:value-type="string">
            <text:p>Aliquid eaque doloribus molestias et. In odio deleniti. Aliquam nisi nostrum nulla officia modi facilis.</text:p>
          </table:table-cell>
          <table:table-cell office:value-type="boolean" office:boolean-value="false">
            <text:p>FALSE</text:p>
          </table:table-cell>
        </table:table-row>
        <table:table-row>
          <table:table-cell office:value-type="string">
            <text:p>Adam Nicolas</text:p>
          </table:table-cell>
          <table:table-cell office:value-type="string">
            <text:p>501.663.2916</text:p>
          </table:table-cell>
          <table:table-cell office:value-type="string">
            <text:p>Julien_Wintheiser@yahoo.com</text:p>
          </table:table-cell>
          <table:table-cell office:value-type="string">
            <text:p>4396 Nitzsche Vista</text:p>
          </table:table-cell>
          <table:table-cell office:value-type="string">
            <text:p>Bartonhaven</text:p>
          </table:table-cell>
          <table:table-cell office:value-type="string">
            <text:p>Missouri</text:p>
          </table:table-cell>
          <table:table-cell office:value-type="string">
            <text:p>48499-9163</text:p>
          </table:table-cell>
          <table:table-cell office:value-type="string">
            <text:p>197008876</text:p>
          </table:table-cell>
          <table:table-cell office:value-type="string">
            <text:p>Music</text:p>
          </table:table-cell>
          <table:table-cell office:value-type="string">
            <text:p>Champlin Inc</text:p>
          </table:table-cell>
          <table:table-cell office:value-type="float" office:value="44265.486987743054">
            <text:p>44265.486987743054</text:p>
          </table:table-cell>
          <table:table-cell office:value-type="string">
            <text:p>http://placeimg.com/640/480</text:p>
          </table:table-cell>
          <table:table-cell office:value-type="string">
            <text:p>Ex ipsa eligendi officia labore voluptatem dolorum officiis aliquam aut. Doloribus sapiente in eligendi vero. Nulla quia nesciunt aut animi quia repudiandae. Omnis nesciunt dolores iste unde aliquid nostrum ut quibusdam vitae. Vel autem quo quasi ex quia quidem accusantium. Aut beatae natus commodi veritatis tenetur.</text:p>
          </table:table-cell>
          <table:table-cell office:value-type="boolean" office:boolean-value="false">
            <text:p>FALSE</text:p>
          </table:table-cell>
        </table:table-row>
        <table:table-row>
          <table:table-cell office:value-type="string">
            <text:p>Mary Veum</text:p>
          </table:table-cell>
          <table:table-cell office:value-type="string">
            <text:p>(473) 905-1175</text:p>
          </table:table-cell>
          <table:table-cell office:value-type="string">
            <text:p>Joesph_Schimmel13@yahoo.com</text:p>
          </table:table-cell>
          <table:table-cell office:value-type="string">
            <text:p>3650 Rempel Prairie</text:p>
          </table:table-cell>
          <table:table-cell office:value-type="string">
            <text:p>Dubuque</text:p>
          </table:table-cell>
          <table:table-cell office:value-type="string">
            <text:p>Minnesota</text:p>
          </table:table-cell>
          <table:table-cell office:value-type="string">
            <text:p>88791-1230</text:p>
          </table:table-cell>
          <table:table-cell office:value-type="string">
            <text:p>455775281</text:p>
          </table:table-cell>
          <table:table-cell office:value-type="string">
            <text:p>Grocery</text:p>
          </table:table-cell>
          <table:table-cell office:value-type="string">
            <text:p>Dickens, Muller and Hagenes</text:p>
          </table:table-cell>
          <table:table-cell office:value-type="float" office:value="44526.174156168985">
            <text:p>44526.174156168985</text:p>
          </table:table-cell>
          <table:table-cell office:value-type="string">
            <text:p>http://placeimg.com/640/480</text:p>
          </table:table-cell>
          <table:table-cell office:value-type="string">
            <text:p>Harum voluptas est quas. Vel fuga consectetur voluptatem modi quisquam. Rerum voluptatibus esse aut aut pariatur harum. Et repellat tenetur et est.</text:p>
          </table:table-cell>
          <table:table-cell office:value-type="boolean" office:boolean-value="false">
            <text:p>FALSE</text:p>
          </table:table-cell>
        </table:table-row>
        <table:table-row>
          <table:table-cell office:value-type="string">
            <text:p>Johanna Toy</text:p>
          </table:table-cell>
          <table:table-cell office:value-type="string">
            <text:p>(746) 269-4544 x03559</text:p>
          </table:table-cell>
          <table:table-cell office:value-type="string">
            <text:p>Bobby_Feil@hotmail.com</text:p>
          </table:table-cell>
          <table:table-cell office:value-type="string">
            <text:p>444 VonRueden Land</text:p>
          </table:table-cell>
          <table:table-cell office:value-type="string">
            <text:p>New Jaydon</text:p>
          </table:table-cell>
          <table:table-cell office:value-type="string">
            <text:p>Pennsylvania</text:p>
          </table:table-cell>
          <table:table-cell office:value-type="string">
            <text:p>33485</text:p>
          </table:table-cell>
          <table:table-cell office:value-type="string">
            <text:p>172951540</text:p>
          </table:table-cell>
          <table:table-cell office:value-type="string">
            <text:p>Health</text:p>
          </table:table-cell>
          <table:table-cell office:value-type="string">
            <text:p>Bashirian - Mertz</text:p>
          </table:table-cell>
          <table:table-cell office:value-type="float" office:value="44382.282548449075">
            <text:p>44382.282548449075</text:p>
          </table:table-cell>
          <table:table-cell office:value-type="string">
            <text:p>http://placeimg.com/640/480</text:p>
          </table:table-cell>
          <table:table-cell office:value-type="string">
            <text:p>Tenetur ea ad incidunt ut facilis eum et. Qui quo alias nulla consectetur. Velit ex odio nam eos hic aut voluptate velit dolores. Eum omnis accusantium aut distinctio ex dolorum.</text:p>
          </table:table-cell>
          <table:table-cell office:value-type="boolean" office:boolean-value="false">
            <text:p>FALSE</text:p>
          </table:table-cell>
        </table:table-row>
        <table:table-row>
          <table:table-cell office:value-type="string">
            <text:p>Clifton Kshlerin</text:p>
          </table:table-cell>
          <table:table-cell office:value-type="string">
            <text:p>(513) 626-5533</text:p>
          </table:table-cell>
          <table:table-cell office:value-type="string">
            <text:p>Amely_Bailey@gmail.com</text:p>
          </table:table-cell>
          <table:table-cell office:value-type="string">
            <text:p>999 Ratke Isle</text:p>
          </table:table-cell>
          <table:table-cell office:value-type="string">
            <text:p>South Levi</text:p>
          </table:table-cell>
          <table:table-cell office:value-type="string">
            <text:p>North Carolina</text:p>
          </table:table-cell>
          <table:table-cell office:value-type="string">
            <text:p>17227</text:p>
          </table:table-cell>
          <table:table-cell office:value-type="string">
            <text:p>423860717</text:p>
          </table:table-cell>
          <table:table-cell office:value-type="string">
            <text:p>Books</text:p>
          </table:table-cell>
          <table:table-cell office:value-type="string">
            <text:p>Steuber, Dooley and MacGyver</text:p>
          </table:table-cell>
          <table:table-cell office:value-type="float" office:value="44568.05607896991">
            <text:p>44568.05607896991</text:p>
          </table:table-cell>
          <table:table-cell office:value-type="string">
            <text:p>http://placeimg.com/640/480</text:p>
          </table:table-cell>
          <table:table-cell office:value-type="string">
            <text:p>Veniam optio at at repellendus dolores. Aperiam qui possimus aspernatur blanditiis dolorum ut aut illo rem. Sint labore vitae a sint dolorem. Doloribus iste asperiores enim ducimus. Rerum aspernatur deleniti minus ipsam placeat quae dolor enim sunt. Possimus exercitationem voluptas provident placeat explicabo et.</text:p>
          </table:table-cell>
          <table:table-cell office:value-type="boolean" office:boolean-value="true">
            <text:p>TRUE</text:p>
          </table:table-cell>
        </table:table-row>
        <table:table-row>
          <table:table-cell office:value-type="string">
            <text:p>Marcos Deckow II</text:p>
          </table:table-cell>
          <table:table-cell office:value-type="string">
            <text:p>1-309-367-9466</text:p>
          </table:table-cell>
          <table:table-cell office:value-type="string">
            <text:p>Norval75@gmail.com</text:p>
          </table:table-cell>
          <table:table-cell office:value-type="string">
            <text:p>547 Lessie Streets</text:p>
          </table:table-cell>
          <table:table-cell office:value-type="string">
            <text:p>Ahmadfort</text:p>
          </table:table-cell>
          <table:table-cell office:value-type="string">
            <text:p>Arkansas</text:p>
          </table:table-cell>
          <table:table-cell office:value-type="string">
            <text:p>95976</text:p>
          </table:table-cell>
          <table:table-cell office:value-type="string">
            <text:p>318694108</text:p>
          </table:table-cell>
          <table:table-cell office:value-type="string">
            <text:p>Automotive</text:p>
          </table:table-cell>
          <table:table-cell office:value-type="string">
            <text:p>Runolfsson, Upton and Price</text:p>
          </table:table-cell>
          <table:table-cell office:value-type="float" office:value="44560.23619831019">
            <text:p>44560.23619831019</text:p>
          </table:table-cell>
          <table:table-cell office:value-type="string">
            <text:p>http://placeimg.com/640/480</text:p>
          </table:table-cell>
          <table:table-cell office:value-type="string">
            <text:p>A explicabo quos. Sed quia et qui molestiae illum rem sit. Harum autem sit qui perferendis modi dicta. Dolorum quasi dignissimos officia molestiae beatae voluptatem sunt.</text:p>
          </table:table-cell>
          <table:table-cell office:value-type="boolean" office:boolean-value="true">
            <text:p>TRUE</text:p>
          </table:table-cell>
        </table:table-row>
        <table:table-row>
          <table:table-cell office:value-type="string">
            <text:p>Mr. Leonard Yundt</text:p>
          </table:table-cell>
          <table:table-cell office:value-type="string">
            <text:p>209.516.7222</text:p>
          </table:table-cell>
          <table:table-cell office:value-type="string">
            <text:p>Martina_Hamill38@gmail.com</text:p>
          </table:table-cell>
          <table:table-cell office:value-type="string">
            <text:p>45223 Jaqueline Landing</text:p>
          </table:table-cell>
          <table:table-cell office:value-type="string">
            <text:p>East Kaitlinbury</text:p>
          </table:table-cell>
          <table:table-cell office:value-type="string">
            <text:p>Utah</text:p>
          </table:table-cell>
          <table:table-cell office:value-type="string">
            <text:p>60356-3249</text:p>
          </table:table-cell>
          <table:table-cell office:value-type="string">
            <text:p>185482161</text:p>
          </table:table-cell>
          <table:table-cell office:value-type="string">
            <text:p>Computers</text:p>
          </table:table-cell>
          <table:table-cell office:value-type="string">
            <text:p>Spinka Group</text:p>
          </table:table-cell>
          <table:table-cell office:value-type="float" office:value="44470.65931364583">
            <text:p>44470.65931364583</text:p>
          </table:table-cell>
          <table:table-cell office:value-type="string">
            <text:p>http://placeimg.com/640/480</text:p>
          </table:table-cell>
          <table:table-cell office:value-type="string">
            <text:p>Id laborum necessitatibus amet voluptatem sint. Laudantium quae non voluptatem. Tenetur dolor ullam officia vitae aliquam. Aut qui ab iure qui assumenda ducimus. Recusandae mollitia facere magni sint.</text:p>
          </table:table-cell>
          <table:table-cell office:value-type="boolean" office:boolean-value="false">
            <text:p>FALSE</text:p>
          </table:table-cell>
        </table:table-row>
        <table:table-row>
          <table:table-cell office:value-type="string">
            <text:p>Dr. Bethany Kerluke</text:p>
          </table:table-cell>
          <table:table-cell office:value-type="string">
            <text:p>(860) 398-2579 x494</text:p>
          </table:table-cell>
          <table:table-cell office:value-type="string">
            <text:p>Lonie_Doyle55@yahoo.com</text:p>
          </table:table-cell>
          <table:table-cell office:value-type="string">
            <text:p>7361 Clifton Ville</text:p>
          </table:table-cell>
          <table:table-cell office:value-type="string">
            <text:p>New Luigiview</text:p>
          </table:table-cell>
          <table:table-cell office:value-type="string">
            <text:p>Delaware</text:p>
          </table:table-cell>
          <table:table-cell office:value-type="string">
            <text:p>26033-3673</text:p>
          </table:table-cell>
          <table:table-cell office:value-type="string">
            <text:p>174657664</text:p>
          </table:table-cell>
          <table:table-cell office:value-type="string">
            <text:p>Electronics</text:p>
          </table:table-cell>
          <table:table-cell office:value-type="string">
            <text:p>Paucek, Breitenberg and Turcotte</text:p>
          </table:table-cell>
          <table:table-cell office:value-type="float" office:value="44305.220463032405">
            <text:p>44305.220463032405</text:p>
          </table:table-cell>
          <table:table-cell office:value-type="string">
            <text:p>http://placeimg.com/640/480</text:p>
          </table:table-cell>
          <table:table-cell office:value-type="string">
            <text:p>Possimus minima sunt. Corporis et tempore cumque. Molestiae adipisci eum. Molestiae id quibusdam aliquam. Labore ad qui consequatur.</text:p>
          </table:table-cell>
          <table:table-cell office:value-type="boolean" office:boolean-value="false">
            <text:p>FALSE</text:p>
          </table:table-cell>
        </table:table-row>
        <table:table-row>
          <table:table-cell office:value-type="string">
            <text:p>Miss Ignacio Koch</text:p>
          </table:table-cell>
          <table:table-cell office:value-type="string">
            <text:p>460.503.1016</text:p>
          </table:table-cell>
          <table:table-cell office:value-type="string">
            <text:p>Odessa52@hotmail.com</text:p>
          </table:table-cell>
          <table:table-cell office:value-type="string">
            <text:p>361 Noemi Springs</text:p>
          </table:table-cell>
          <table:table-cell office:value-type="string">
            <text:p>Shieldsmouth</text:p>
          </table:table-cell>
          <table:table-cell office:value-type="string">
            <text:p>Oregon</text:p>
          </table:table-cell>
          <table:table-cell office:value-type="string">
            <text:p>24205-7842</text:p>
          </table:table-cell>
          <table:table-cell office:value-type="string">
            <text:p>957152001</text:p>
          </table:table-cell>
          <table:table-cell office:value-type="string">
            <text:p>Beauty</text:p>
          </table:table-cell>
          <table:table-cell office:value-type="string">
            <text:p>Heidenreich - Windler</text:p>
          </table:table-cell>
          <table:table-cell office:value-type="float" office:value="44382.61408842593">
            <text:p>44382.61408842593</text:p>
          </table:table-cell>
          <table:table-cell office:value-type="string">
            <text:p>http://placeimg.com/640/480</text:p>
          </table:table-cell>
          <table:table-cell office:value-type="string">
            <text:p>Recusandae blanditiis reiciendis nostrum officiis autem dolorum. Illo voluptatem ipsum aut est nostrum consequatur itaque repellendus. Illo aliquid deserunt excepturi eos vitae. Doloremque id et quia dolores impedit voluptas.</text:p>
          </table:table-cell>
          <table:table-cell office:value-type="boolean" office:boolean-value="true">
            <text:p>TRUE</text:p>
          </table:table-cell>
        </table:table-row>
        <table:table-row>
          <table:table-cell office:value-type="string">
            <text:p>Geneva Murray</text:p>
          </table:table-cell>
          <table:table-cell office:value-type="string">
            <text:p>1-333-673-6519 x90297</text:p>
          </table:table-cell>
          <table:table-cell office:value-type="string">
            <text:p>Stanford_Borer91@yahoo.com</text:p>
          </table:table-cell>
          <table:table-cell office:value-type="string">
            <text:p>686 Vicenta Mission</text:p>
          </table:table-cell>
          <table:table-cell office:value-type="string">
            <text:p>Port Delbert</text:p>
          </table:table-cell>
          <table:table-cell office:value-type="string">
            <text:p>Connecticut</text:p>
          </table:table-cell>
          <table:table-cell office:value-type="string">
            <text:p>51901</text:p>
          </table:table-cell>
          <table:table-cell office:value-type="string">
            <text:p>549192152</text:p>
          </table:table-cell>
          <table:table-cell office:value-type="string">
            <text:p>Grocery</text:p>
          </table:table-cell>
          <table:table-cell office:value-type="string">
            <text:p>Brakus - Hickle</text:p>
          </table:table-cell>
          <table:table-cell office:value-type="float" office:value="44360.69660729167">
            <text:p>44360.69660729167</text:p>
          </table:table-cell>
          <table:table-cell office:value-type="string">
            <text:p>http://placeimg.com/640/480</text:p>
          </table:table-cell>
          <table:table-cell office:value-type="string">
            <text:p>Eligendi recusandae aut laudantium. Aspernatur incidunt assumenda non non. Doloribus reiciendis aut odit mollitia sit et earum voluptas. Ex quis id deserunt amet qui.</text:p>
          </table:table-cell>
          <table:table-cell office:value-type="boolean" office:boolean-value="true">
            <text:p>TRUE</text:p>
          </table:table-cell>
        </table:table-row>
        <table:table-row>
          <table:table-cell office:value-type="string">
            <text:p>Rene Reinger</text:p>
          </table:table-cell>
          <table:table-cell office:value-type="string">
            <text:p>399-690-8366 x459</text:p>
          </table:table-cell>
          <table:table-cell office:value-type="string">
            <text:p>Austen61@gmail.com</text:p>
          </table:table-cell>
          <table:table-cell office:value-type="string">
            <text:p>8304 Franz Viaduct</text:p>
          </table:table-cell>
          <table:table-cell office:value-type="string">
            <text:p>Delray Beach</text:p>
          </table:table-cell>
          <table:table-cell office:value-type="string">
            <text:p>Arizona</text:p>
          </table:table-cell>
          <table:table-cell office:value-type="string">
            <text:p>69636</text:p>
          </table:table-cell>
          <table:table-cell office:value-type="string">
            <text:p>044103934</text:p>
          </table:table-cell>
          <table:table-cell office:value-type="string">
            <text:p>Garden</text:p>
          </table:table-cell>
          <table:table-cell office:value-type="string">
            <text:p>Yost - Reynolds</text:p>
          </table:table-cell>
          <table:table-cell office:value-type="float" office:value="44482.550322222225">
            <text:p>44482.550322222225</text:p>
          </table:table-cell>
          <table:table-cell office:value-type="string">
            <text:p>http://placeimg.com/640/480</text:p>
          </table:table-cell>
          <table:table-cell office:value-type="string">
            <text:p>Consequatur sed pariatur odio tempora non corrupti. Et sed quisquam dolores. Veritatis nisi doloribus.</text:p>
          </table:table-cell>
          <table:table-cell office:value-type="boolean" office:boolean-value="true">
            <text:p>TRUE</text:p>
          </table:table-cell>
        </table:table-row>
        <table:table-row>
          <table:table-cell office:value-type="string">
            <text:p>Amanda Moore</text:p>
          </table:table-cell>
          <table:table-cell office:value-type="string">
            <text:p>1-603-655-8400 x5087</text:p>
          </table:table-cell>
          <table:table-cell office:value-type="string">
            <text:p>Laney.Jast@gmail.com</text:p>
          </table:table-cell>
          <table:table-cell office:value-type="string">
            <text:p>843 Laura Skyway</text:p>
          </table:table-cell>
          <table:table-cell office:value-type="string">
            <text:p>North Monserratemouth</text:p>
          </table:table-cell>
          <table:table-cell office:value-type="string">
            <text:p>California</text:p>
          </table:table-cell>
          <table:table-cell office:value-type="string">
            <text:p>81530</text:p>
          </table:table-cell>
          <table:table-cell office:value-type="string">
            <text:p>314106467</text:p>
          </table:table-cell>
          <table:table-cell office:value-type="string">
            <text:p>Industrial</text:p>
          </table:table-cell>
          <table:table-cell office:value-type="string">
            <text:p>Skiles and Sons</text:p>
          </table:table-cell>
          <table:table-cell office:value-type="float" office:value="44324.08530628472">
            <text:p>44324.08530628472</text:p>
          </table:table-cell>
          <table:table-cell office:value-type="string">
            <text:p>http://placeimg.com/640/480</text:p>
          </table:table-cell>
          <table:table-cell office:value-type="string">
            <text:p>Est fugit ut nostrum. Voluptas vel impedit et aut corporis voluptatem minus labore. Rerum reprehenderit praesentium molestiae aspernatur consequatur nihil aut. Animi repellendus similique facere in ea rerum repellat sit. Non ab et sapiente quas ullam expedita sunt. Similique esse reprehenderit minus enim ea reprehenderit nemo totam.</text:p>
          </table:table-cell>
          <table:table-cell office:value-type="boolean" office:boolean-value="true">
            <text:p>TRUE</text:p>
          </table:table-cell>
        </table:table-row>
        <table:table-row>
          <table:table-cell office:value-type="string">
            <text:p>Mario Walsh</text:p>
          </table:table-cell>
          <table:table-cell office:value-type="string">
            <text:p>467.252.0729 x037</text:p>
          </table:table-cell>
          <table:table-cell office:value-type="string">
            <text:p>Heather.Daugherty@yahoo.com</text:p>
          </table:table-cell>
          <table:table-cell office:value-type="string">
            <text:p>6887 Lehner Spurs</text:p>
          </table:table-cell>
          <table:table-cell office:value-type="string">
            <text:p>Malvinahaven</text:p>
          </table:table-cell>
          <table:table-cell office:value-type="string">
            <text:p>Wyoming</text:p>
          </table:table-cell>
          <table:table-cell office:value-type="string">
            <text:p>75235</text:p>
          </table:table-cell>
          <table:table-cell office:value-type="string">
            <text:p>721768139</text:p>
          </table:table-cell>
          <table:table-cell office:value-type="string">
            <text:p>Outdoors</text:p>
          </table:table-cell>
          <table:table-cell office:value-type="string">
            <text:p>Powlowski, Corkery and Baumbach</text:p>
          </table:table-cell>
          <table:table-cell office:value-type="float" office:value="44505.35497782408">
            <text:p>44505.35497782408</text:p>
          </table:table-cell>
          <table:table-cell office:value-type="string">
            <text:p>http://placeimg.com/640/480</text:p>
          </table:table-cell>
          <table:table-cell office:value-type="string">
            <text:p>Quis eveniet dolorem. Esse maiores expedita consequuntur. Eaque nam voluptas quasi laboriosam non et voluptatem suscipit. Non nihil aut et. Facilis odio voluptatum et nostrum delectus est necessitatibus est.</text:p>
          </table:table-cell>
          <table:table-cell office:value-type="boolean" office:boolean-value="false">
            <text:p>FALSE</text:p>
          </table:table-cell>
        </table:table-row>
        <table:table-row>
          <table:table-cell office:value-type="string">
            <text:p>Wade Yundt</text:p>
          </table:table-cell>
          <table:table-cell office:value-type="string">
            <text:p>1-966-244-1649 x5353</text:p>
          </table:table-cell>
          <table:table-cell office:value-type="string">
            <text:p>Madelyn47@gmail.com</text:p>
          </table:table-cell>
          <table:table-cell office:value-type="string">
            <text:p>6710 Cortez Track</text:p>
          </table:table-cell>
          <table:table-cell office:value-type="string">
            <text:p>Port Brentside</text:p>
          </table:table-cell>
          <table:table-cell office:value-type="string">
            <text:p>Idaho</text:p>
          </table:table-cell>
          <table:table-cell office:value-type="string">
            <text:p>59064</text:p>
          </table:table-cell>
          <table:table-cell office:value-type="string">
            <text:p>520884706</text:p>
          </table:table-cell>
          <table:table-cell office:value-type="string">
            <text:p>Garden</text:p>
          </table:table-cell>
          <table:table-cell office:value-type="string">
            <text:p>Hand LLC</text:p>
          </table:table-cell>
          <table:table-cell office:value-type="float" office:value="44390.267872349534">
            <text:p>44390.267872349534</text:p>
          </table:table-cell>
          <table:table-cell office:value-type="string">
            <text:p>http://placeimg.com/640/480</text:p>
          </table:table-cell>
          <table:table-cell office:value-type="string">
            <text:p>Eaque fuga velit labore possimus. Cum quia officia sunt sit sit iste quas. Explicabo possimus fuga eum et ratione soluta. Quis itaque repudiandae voluptas ut ut consequuntur dolores et et. Ut assumenda quo vel sunt voluptate. Hic odio ut eveniet eos vitae molestiae sapiente quae earum.</text:p>
          </table:table-cell>
          <table:table-cell office:value-type="boolean" office:boolean-value="true">
            <text:p>TRUE</text:p>
          </table:table-cell>
        </table:table-row>
        <table:table-row>
          <table:table-cell office:value-type="string">
            <text:p>Lynette Christiansen</text:p>
          </table:table-cell>
          <table:table-cell office:value-type="string">
            <text:p>642.496.0541</text:p>
          </table:table-cell>
          <table:table-cell office:value-type="string">
            <text:p>Nels.Borer49@hotmail.com</text:p>
          </table:table-cell>
          <table:table-cell office:value-type="string">
            <text:p>90602 Allene Brook</text:p>
          </table:table-cell>
          <table:table-cell office:value-type="string">
            <text:p>Lake Conor</text:p>
          </table:table-cell>
          <table:table-cell office:value-type="string">
            <text:p>Missouri</text:p>
          </table:table-cell>
          <table:table-cell office:value-type="string">
            <text:p>90386-1824</text:p>
          </table:table-cell>
          <table:table-cell office:value-type="string">
            <text:p>447455962</text:p>
          </table:table-cell>
          <table:table-cell office:value-type="string">
            <text:p>Clothing</text:p>
          </table:table-cell>
          <table:table-cell office:value-type="string">
            <text:p>Runolfsdottir LLC</text:p>
          </table:table-cell>
          <table:table-cell office:value-type="float" office:value="44394.67797074074">
            <text:p>44394.67797074074</text:p>
          </table:table-cell>
          <table:table-cell office:value-type="string">
            <text:p>http://placeimg.com/640/480</text:p>
          </table:table-cell>
          <table:table-cell office:value-type="string">
            <text:p>Libero aperiam eos deserunt ipsam. Et velit quasi officiis eum sequi laboriosam laborum a. Sequi cumque et sit aut sit. Id voluptas dolorem illum alias quia. Sit autem assumenda voluptatem esse consequatur.</text:p>
          </table:table-cell>
          <table:table-cell office:value-type="boolean" office:boolean-value="true">
            <text:p>TRUE</text:p>
          </table:table-cell>
        </table:table-row>
        <table:table-row>
          <table:table-cell office:value-type="string">
            <text:p>Tracy Lehner</text:p>
          </table:table-cell>
          <table:table-cell office:value-type="string">
            <text:p>(461) 914-8418 x278</text:p>
          </table:table-cell>
          <table:table-cell office:value-type="string">
            <text:p>Brooks_Green@hotmail.com</text:p>
          </table:table-cell>
          <table:table-cell office:value-type="string">
            <text:p>0760 Bailey Turnpike</text:p>
          </table:table-cell>
          <table:table-cell office:value-type="string">
            <text:p>Reedstad</text:p>
          </table:table-cell>
          <table:table-cell office:value-type="string">
            <text:p>Kansas</text:p>
          </table:table-cell>
          <table:table-cell office:value-type="string">
            <text:p>81504</text:p>
          </table:table-cell>
          <table:table-cell office:value-type="string">
            <text:p>764257555</text:p>
          </table:table-cell>
          <table:table-cell office:value-type="string">
            <text:p>Beauty</text:p>
          </table:table-cell>
          <table:table-cell office:value-type="string">
            <text:p>Bosco, Conroy and West</text:p>
          </table:table-cell>
          <table:table-cell office:value-type="float" office:value="44390.76142560185">
            <text:p>44390.76142560185</text:p>
          </table:table-cell>
          <table:table-cell office:value-type="string">
            <text:p>http://placeimg.com/640/480</text:p>
          </table:table-cell>
          <table:table-cell office:value-type="string">
            <text:p>Saepe quo enim enim ipsam pariatur omnis quasi. Itaque ea quia. Aut illo adipisci omnis alias provident molestiae.</text:p>
          </table:table-cell>
          <table:table-cell office:value-type="boolean" office:boolean-value="false">
            <text:p>FALSE</text:p>
          </table:table-cell>
        </table:table-row>
        <table:table-row>
          <table:table-cell office:value-type="string">
            <text:p>Patti Walter</text:p>
          </table:table-cell>
          <table:table-cell office:value-type="string">
            <text:p>1-967-352-9630</text:p>
          </table:table-cell>
          <table:table-cell office:value-type="string">
            <text:p>Giovanni99@gmail.com</text:p>
          </table:table-cell>
          <table:table-cell office:value-type="string">
            <text:p>259 Dennis Common</text:p>
          </table:table-cell>
          <table:table-cell office:value-type="string">
            <text:p>Alexandria</text:p>
          </table:table-cell>
          <table:table-cell office:value-type="string">
            <text:p>Nevada</text:p>
          </table:table-cell>
          <table:table-cell office:value-type="string">
            <text:p>52943-3923</text:p>
          </table:table-cell>
          <table:table-cell office:value-type="string">
            <text:p>550742041</text:p>
          </table:table-cell>
          <table:table-cell office:value-type="string">
            <text:p>Home</text:p>
          </table:table-cell>
          <table:table-cell office:value-type="string">
            <text:p>Torp Inc</text:p>
          </table:table-cell>
          <table:table-cell office:value-type="float" office:value="44495.130984386575">
            <text:p>44495.130984386575</text:p>
          </table:table-cell>
          <table:table-cell office:value-type="string">
            <text:p>http://placeimg.com/640/480</text:p>
          </table:table-cell>
          <table:table-cell office:value-type="string">
            <text:p>Eum reprehenderit ipsa. Consequatur porro et velit deserunt hic. Dolorem doloribus delectus. Aliquid qui porro qui a omnis est consequatur.</text:p>
          </table:table-cell>
          <table:table-cell office:value-type="boolean" office:boolean-value="true">
            <text:p>TRUE</text:p>
          </table:table-cell>
        </table:table-row>
        <table:table-row>
          <table:table-cell office:value-type="string">
            <text:p>Emmett Rau</text:p>
          </table:table-cell>
          <table:table-cell office:value-type="string">
            <text:p>(225) 490-7970 x9113</text:p>
          </table:table-cell>
          <table:table-cell office:value-type="string">
            <text:p>Katarina39@hotmail.com</text:p>
          </table:table-cell>
          <table:table-cell office:value-type="string">
            <text:p>72816 Graham Bridge</text:p>
          </table:table-cell>
          <table:table-cell office:value-type="string">
            <text:p>New Dennis</text:p>
          </table:table-cell>
          <table:table-cell office:value-type="string">
            <text:p>Arizona</text:p>
          </table:table-cell>
          <table:table-cell office:value-type="string">
            <text:p>22968-3042</text:p>
          </table:table-cell>
          <table:table-cell office:value-type="string">
            <text:p>560139673</text:p>
          </table:table-cell>
          <table:table-cell office:value-type="string">
            <text:p>Games</text:p>
          </table:table-cell>
          <table:table-cell office:value-type="string">
            <text:p>Morissette - Adams</text:p>
          </table:table-cell>
          <table:table-cell office:value-type="float" office:value="44455.10623945602">
            <text:p>44455.10623945602</text:p>
          </table:table-cell>
          <table:table-cell office:value-type="string">
            <text:p>http://placeimg.com/640/480</text:p>
          </table:table-cell>
          <table:table-cell office:value-type="string">
            <text:p>Quam dolore dolores consequuntur. Nesciunt ducimus dolor inventore qui eos. Et nobis enim quos nobis sapiente laborum impedit.</text:p>
          </table:table-cell>
          <table:table-cell office:value-type="boolean" office:boolean-value="true">
            <text:p>TRUE</text:p>
          </table:table-cell>
        </table:table-row>
        <table:table-row>
          <table:table-cell office:value-type="string">
            <text:p>Brooke Hettinger</text:p>
          </table:table-cell>
          <table:table-cell office:value-type="string">
            <text:p>923.602.4608 x80913</text:p>
          </table:table-cell>
          <table:table-cell office:value-type="string">
            <text:p>Berniece.OKeefe@yahoo.com</text:p>
          </table:table-cell>
          <table:table-cell office:value-type="string">
            <text:p>98070 Donnelly Expressway</text:p>
          </table:table-cell>
          <table:table-cell office:value-type="string">
            <text:p>Cartwrightton</text:p>
          </table:table-cell>
          <table:table-cell office:value-type="string">
            <text:p>Hawaii</text:p>
          </table:table-cell>
          <table:table-cell office:value-type="string">
            <text:p>28293-8296</text:p>
          </table:table-cell>
          <table:table-cell office:value-type="string">
            <text:p>327238542</text:p>
          </table:table-cell>
          <table:table-cell office:value-type="string">
            <text:p>Computers</text:p>
          </table:table-cell>
          <table:table-cell office:value-type="string">
            <text:p>Homenick - Stracke</text:p>
          </table:table-cell>
          <table:table-cell office:value-type="float" office:value="44425.18327728009">
            <text:p>44425.18327728009</text:p>
          </table:table-cell>
          <table:table-cell office:value-type="string">
            <text:p>http://placeimg.com/640/480</text:p>
          </table:table-cell>
          <table:table-cell office:value-type="string">
            <text:p>Dolores beatae possimus aut minus. Consequatur dolor exercitationem. Aut molestiae sit rerum deleniti voluptas natus eaque.</text:p>
          </table:table-cell>
          <table:table-cell office:value-type="boolean" office:boolean-value="false">
            <text:p>FALSE</text:p>
          </table:table-cell>
        </table:table-row>
        <table:table-row>
          <table:table-cell office:value-type="string">
            <text:p>Ellis Schuster</text:p>
          </table:table-cell>
          <table:table-cell office:value-type="string">
            <text:p>599.709.4275 x5080</text:p>
          </table:table-cell>
          <table:table-cell office:value-type="string">
            <text:p>Marcos36@gmail.com</text:p>
          </table:table-cell>
          <table:table-cell office:value-type="string">
            <text:p>082 Green Knoll</text:p>
          </table:table-cell>
          <table:table-cell office:value-type="string">
            <text:p>Lake Ilene</text:p>
          </table:table-cell>
          <table:table-cell office:value-type="string">
            <text:p>Kansas</text:p>
          </table:table-cell>
          <table:table-cell office:value-type="string">
            <text:p>88521</text:p>
          </table:table-cell>
          <table:table-cell office:value-type="string">
            <text:p>443884508</text:p>
          </table:table-cell>
          <table:table-cell office:value-type="string">
            <text:p>Movies</text:p>
          </table:table-cell>
          <table:table-cell office:value-type="string">
            <text:p>Schuppe, Hintz and Zieme</text:p>
          </table:table-cell>
          <table:table-cell office:value-type="float" office:value="44417.608862824076">
            <text:p>44417.608862824076</text:p>
          </table:table-cell>
          <table:table-cell office:value-type="string">
            <text:p>http://placeimg.com/640/480</text:p>
          </table:table-cell>
          <table:table-cell office:value-type="string">
            <text:p>Nihil mollitia nesciunt recusandae nobis. Dolorem esse facilis qui aut. Adipisci est fugit molestiae et. Consequatur voluptas sit est dolores ea. Dicta eaque iure et id necessitatibus eius.</text:p>
          </table:table-cell>
          <table:table-cell office:value-type="boolean" office:boolean-value="false">
            <text:p>FALSE</text:p>
          </table:table-cell>
        </table:table-row>
        <table:table-row>
          <table:table-cell office:value-type="string">
            <text:p>Jacob Pollich</text:p>
          </table:table-cell>
          <table:table-cell office:value-type="string">
            <text:p>439.264.6403 x794</text:p>
          </table:table-cell>
          <table:table-cell office:value-type="string">
            <text:p>Brayan.Botsford@hotmail.com</text:p>
          </table:table-cell>
          <table:table-cell office:value-type="string">
            <text:p>0581 Brycen Plains</text:p>
          </table:table-cell>
          <table:table-cell office:value-type="string">
            <text:p>Mrazmouth</text:p>
          </table:table-cell>
          <table:table-cell office:value-type="string">
            <text:p>Texas</text:p>
          </table:table-cell>
          <table:table-cell office:value-type="string">
            <text:p>00494</text:p>
          </table:table-cell>
          <table:table-cell office:value-type="string">
            <text:p>335866540</text:p>
          </table:table-cell>
          <table:table-cell office:value-type="string">
            <text:p>Books</text:p>
          </table:table-cell>
          <table:table-cell office:value-type="string">
            <text:p>Gutkowski and Sons</text:p>
          </table:table-cell>
          <table:table-cell office:value-type="float" office:value="44513.91681613426">
            <text:p>44513.91681613426</text:p>
          </table:table-cell>
          <table:table-cell office:value-type="string">
            <text:p>http://placeimg.com/640/480</text:p>
          </table:table-cell>
          <table:table-cell office:value-type="string">
            <text:p>Et libero et iste aut qui. Ea commodi repellendus recusandae quasi. Eligendi eveniet doloremque earum dignissimos animi. Eligendi corrupti ex. Ut atque quae doloribus. Iure quos aperiam et rerum explicabo vero mollitia ullam.</text:p>
          </table:table-cell>
          <table:table-cell office:value-type="boolean" office:boolean-value="true">
            <text:p>TRUE</text:p>
          </table:table-cell>
        </table:table-row>
        <table:table-row>
          <table:table-cell office:value-type="string">
            <text:p>Billie Crooks</text:p>
          </table:table-cell>
          <table:table-cell office:value-type="string">
            <text:p>945-291-8706 x952</text:p>
          </table:table-cell>
          <table:table-cell office:value-type="string">
            <text:p>Ulices.Greenholt@yahoo.com</text:p>
          </table:table-cell>
          <table:table-cell office:value-type="string">
            <text:p>728 Francesca Lodge</text:p>
          </table:table-cell>
          <table:table-cell office:value-type="string">
            <text:p>Hegmannton</text:p>
          </table:table-cell>
          <table:table-cell office:value-type="string">
            <text:p>Arkansas</text:p>
          </table:table-cell>
          <table:table-cell office:value-type="string">
            <text:p>61580-8130</text:p>
          </table:table-cell>
          <table:table-cell office:value-type="string">
            <text:p>540470161</text:p>
          </table:table-cell>
          <table:table-cell office:value-type="string">
            <text:p>Shoes</text:p>
          </table:table-cell>
          <table:table-cell office:value-type="string">
            <text:p>Hartmann Inc</text:p>
          </table:table-cell>
          <table:table-cell office:value-type="float" office:value="44507.97251388889">
            <text:p>44507.97251388889</text:p>
          </table:table-cell>
          <table:table-cell office:value-type="string">
            <text:p>http://placeimg.com/640/480</text:p>
          </table:table-cell>
          <table:table-cell office:value-type="string">
            <text:p>Et maiores quaerat eos doloribus dolores est. Omnis commodi sapiente voluptatibus alias eos explicabo consectetur fugiat in. Illo et iure in ab dolores. Ad sed dolorem dolorem vero sequi enim.</text:p>
          </table:table-cell>
          <table:table-cell office:value-type="boolean" office:boolean-value="true">
            <text:p>TRUE</text:p>
          </table:table-cell>
        </table:table-row>
        <table:table-row>
          <table:table-cell office:value-type="string">
            <text:p>Jackie Muller</text:p>
          </table:table-cell>
          <table:table-cell office:value-type="string">
            <text:p>1-975-719-1731</text:p>
          </table:table-cell>
          <table:table-cell office:value-type="string">
            <text:p>Alexzander_Connelly43@gmail.com</text:p>
          </table:table-cell>
          <table:table-cell office:value-type="string">
            <text:p>2807 Chase Passage</text:p>
          </table:table-cell>
          <table:table-cell office:value-type="string">
            <text:p>Krystelport</text:p>
          </table:table-cell>
          <table:table-cell office:value-type="string">
            <text:p>Oregon</text:p>
          </table:table-cell>
          <table:table-cell office:value-type="string">
            <text:p>36186</text:p>
          </table:table-cell>
          <table:table-cell office:value-type="string">
            <text:p>621430208</text:p>
          </table:table-cell>
          <table:table-cell office:value-type="string">
            <text:p>Health</text:p>
          </table:table-cell>
          <table:table-cell office:value-type="string">
            <text:p>Wunsch Inc</text:p>
          </table:table-cell>
          <table:table-cell office:value-type="float" office:value="44240.5637759838">
            <text:p>44240.5637759838</text:p>
          </table:table-cell>
          <table:table-cell office:value-type="string">
            <text:p>http://placeimg.com/640/480</text:p>
          </table:table-cell>
          <table:table-cell office:value-type="string">
            <text:p>Consequatur placeat error et vel. Dolores dignissimos vel est est distinctio sapiente veritatis. Voluptatem est facilis dicta fuga officiis laudantium sed voluptatum minus.</text:p>
          </table:table-cell>
          <table:table-cell office:value-type="boolean" office:boolean-value="true">
            <text:p>TRUE</text:p>
          </table:table-cell>
        </table:table-row>
        <table:table-row>
          <table:table-cell office:value-type="string">
            <text:p>Inez Berge</text:p>
          </table:table-cell>
          <table:table-cell office:value-type="string">
            <text:p>819-819-8095</text:p>
          </table:table-cell>
          <table:table-cell office:value-type="string">
            <text:p>Sabrina_Witting@yahoo.com</text:p>
          </table:table-cell>
          <table:table-cell office:value-type="string">
            <text:p>91792 Brian Fall</text:p>
          </table:table-cell>
          <table:table-cell office:value-type="string">
            <text:p>Port Veronicahaven</text:p>
          </table:table-cell>
          <table:table-cell office:value-type="string">
            <text:p>West Virginia</text:p>
          </table:table-cell>
          <table:table-cell office:value-type="string">
            <text:p>75399-3822</text:p>
          </table:table-cell>
          <table:table-cell office:value-type="string">
            <text:p>108727609</text:p>
          </table:table-cell>
          <table:table-cell office:value-type="string">
            <text:p>Music</text:p>
          </table:table-cell>
          <table:table-cell office:value-type="string">
            <text:p>Hackett Group</text:p>
          </table:table-cell>
          <table:table-cell office:value-type="float" office:value="44357.09164342593">
            <text:p>44357.09164342593</text:p>
          </table:table-cell>
          <table:table-cell office:value-type="string">
            <text:p>http://placeimg.com/640/480</text:p>
          </table:table-cell>
          <table:table-cell office:value-type="string">
            <text:p>Modi sit laborum numquam accusantium et consequatur harum. Quo nesciunt ipsa voluptatum neque asperiores laboriosam est earum. Molestiae aut in autem molestiae ea. Rem quae voluptate. Earum ut fuga est eum sed. Iste qui asperiores qui ipsum.</text:p>
          </table:table-cell>
          <table:table-cell office:value-type="boolean" office:boolean-value="true">
            <text:p>TRUE</text:p>
          </table:table-cell>
        </table:table-row>
        <table:table-row>
          <table:table-cell office:value-type="string">
            <text:p>Erika Dach</text:p>
          </table:table-cell>
          <table:table-cell office:value-type="string">
            <text:p>976-962-2524</text:p>
          </table:table-cell>
          <table:table-cell office:value-type="string">
            <text:p>Moriah_Jones@yahoo.com</text:p>
          </table:table-cell>
          <table:table-cell office:value-type="string">
            <text:p>256 Elyssa Mews</text:p>
          </table:table-cell>
          <table:table-cell office:value-type="string">
            <text:p>Port Emmiefurt</text:p>
          </table:table-cell>
          <table:table-cell office:value-type="string">
            <text:p>Pennsylvania</text:p>
          </table:table-cell>
          <table:table-cell office:value-type="string">
            <text:p>34659</text:p>
          </table:table-cell>
          <table:table-cell office:value-type="string">
            <text:p>321563886</text:p>
          </table:table-cell>
          <table:table-cell office:value-type="string">
            <text:p>Home</text:p>
          </table:table-cell>
          <table:table-cell office:value-type="string">
            <text:p>Batz, Bosco and Jones</text:p>
          </table:table-cell>
          <table:table-cell office:value-type="float" office:value="44368.75943322917">
            <text:p>44368.75943322917</text:p>
          </table:table-cell>
          <table:table-cell office:value-type="string">
            <text:p>http://placeimg.com/640/480</text:p>
          </table:table-cell>
          <table:table-cell office:value-type="string">
            <text:p>Qui sequi voluptatem occaecati. Modi nostrum impedit sed temporibus eveniet sed qui. Sapiente aliquam qui nihil. Consequatur laudantium numquam maxime aut deleniti.</text:p>
          </table:table-cell>
          <table:table-cell office:value-type="boolean" office:boolean-value="false">
            <text:p>FALSE</text:p>
          </table:table-cell>
        </table:table-row>
        <table:table-row>
          <table:table-cell office:value-type="string">
            <text:p>Della Ryan</text:p>
          </table:table-cell>
          <table:table-cell office:value-type="string">
            <text:p>1-802-864-0684</text:p>
          </table:table-cell>
          <table:table-cell office:value-type="string">
            <text:p>Tyson.Labadie55@gmail.com</text:p>
          </table:table-cell>
          <table:table-cell office:value-type="string">
            <text:p>655 Kerluke Junctions</text:p>
          </table:table-cell>
          <table:table-cell office:value-type="string">
            <text:p>New Fannie</text:p>
          </table:table-cell>
          <table:table-cell office:value-type="string">
            <text:p>Mississippi</text:p>
          </table:table-cell>
          <table:table-cell office:value-type="string">
            <text:p>49960</text:p>
          </table:table-cell>
          <table:table-cell office:value-type="string">
            <text:p>578685038</text:p>
          </table:table-cell>
          <table:table-cell office:value-type="string">
            <text:p>Shoes</text:p>
          </table:table-cell>
          <table:table-cell office:value-type="string">
            <text:p>Hahn - Hilll</text:p>
          </table:table-cell>
          <table:table-cell office:value-type="float" office:value="44354.98054466435">
            <text:p>44354.98054466435</text:p>
          </table:table-cell>
          <table:table-cell office:value-type="string">
            <text:p>http://placeimg.com/640/480</text:p>
          </table:table-cell>
          <table:table-cell office:value-type="string">
            <text:p>In dicta sequi. Ad mollitia itaque omnis quaerat eius. Cupiditate similique nisi rerum.</text:p>
          </table:table-cell>
          <table:table-cell office:value-type="boolean" office:boolean-value="false">
            <text:p>FALSE</text:p>
          </table:table-cell>
        </table:table-row>
        <table:table-row>
          <table:table-cell office:value-type="string">
            <text:p>Andres Toy</text:p>
          </table:table-cell>
          <table:table-cell office:value-type="string">
            <text:p>706.501.2172 x0325</text:p>
          </table:table-cell>
          <table:table-cell office:value-type="string">
            <text:p>Dortha83@hotmail.com</text:p>
          </table:table-cell>
          <table:table-cell office:value-type="string">
            <text:p>76669 Cronin Passage</text:p>
          </table:table-cell>
          <table:table-cell office:value-type="string">
            <text:p>Rock Hill</text:p>
          </table:table-cell>
          <table:table-cell office:value-type="string">
            <text:p>Vermont</text:p>
          </table:table-cell>
          <table:table-cell office:value-type="string">
            <text:p>20006-2834</text:p>
          </table:table-cell>
          <table:table-cell office:value-type="string">
            <text:p>021705669</text:p>
          </table:table-cell>
          <table:table-cell office:value-type="string">
            <text:p>Garden</text:p>
          </table:table-cell>
          <table:table-cell office:value-type="string">
            <text:p>West - Upton</text:p>
          </table:table-cell>
          <table:table-cell office:value-type="float" office:value="44336.69918685185">
            <text:p>44336.69918685185</text:p>
          </table:table-cell>
          <table:table-cell office:value-type="string">
            <text:p>http://placeimg.com/640/480</text:p>
          </table:table-cell>
          <table:table-cell office:value-type="string">
            <text:p>Molestiae et fugiat qui. Ducimus a beatae ut reiciendis sequi. Commodi accusamus dolor. Unde quos dolor sint fugiat ipsa qui fuga.</text:p>
          </table:table-cell>
          <table:table-cell office:value-type="boolean" office:boolean-value="false">
            <text:p>FALSE</text:p>
          </table:table-cell>
        </table:table-row>
        <table:table-row>
          <table:table-cell office:value-type="string">
            <text:p>Yvette Mohr</text:p>
          </table:table-cell>
          <table:table-cell office:value-type="string">
            <text:p>313.251.8272 x4388</text:p>
          </table:table-cell>
          <table:table-cell office:value-type="string">
            <text:p>Consuelo27@hotmail.com</text:p>
          </table:table-cell>
          <table:table-cell office:value-type="string">
            <text:p>25601 Fahey Creek</text:p>
          </table:table-cell>
          <table:table-cell office:value-type="string">
            <text:p>Elenorbury</text:p>
          </table:table-cell>
          <table:table-cell office:value-type="string">
            <text:p>Ohio</text:p>
          </table:table-cell>
          <table:table-cell office:value-type="string">
            <text:p>72477-8837</text:p>
          </table:table-cell>
          <table:table-cell office:value-type="string">
            <text:p>073522764</text:p>
          </table:table-cell>
          <table:table-cell office:value-type="string">
            <text:p>Automotive</text:p>
          </table:table-cell>
          <table:table-cell office:value-type="string">
            <text:p>Schoen, Langworth and Hyatt</text:p>
          </table:table-cell>
          <table:table-cell office:value-type="float" office:value="44292.48984401621">
            <text:p>44292.48984401621</text:p>
          </table:table-cell>
          <table:table-cell office:value-type="string">
            <text:p>http://placeimg.com/640/480</text:p>
          </table:table-cell>
          <table:table-cell office:value-type="string">
            <text:p>Praesentium voluptatem id rerum explicabo repellat harum. Nostrum a exercitationem molestias quod ducimus illo qui. Eligendi expedita et est doloremque quia aut natus voluptas aut.</text:p>
          </table:table-cell>
          <table:table-cell office:value-type="boolean" office:boolean-value="false">
            <text:p>FALSE</text:p>
          </table:table-cell>
        </table:table-row>
        <table:table-row>
          <table:table-cell office:value-type="string">
            <text:p>Edgar Goldner</text:p>
          </table:table-cell>
          <table:table-cell office:value-type="string">
            <text:p>1-574-939-6030 x46988</text:p>
          </table:table-cell>
          <table:table-cell office:value-type="string">
            <text:p>Mya.Weimann76@gmail.com</text:p>
          </table:table-cell>
          <table:table-cell office:value-type="string">
            <text:p>20870 Bode Stravenue</text:p>
          </table:table-cell>
          <table:table-cell office:value-type="string">
            <text:p>Worcester</text:p>
          </table:table-cell>
          <table:table-cell office:value-type="string">
            <text:p>Kentucky</text:p>
          </table:table-cell>
          <table:table-cell office:value-type="string">
            <text:p>35907</text:p>
          </table:table-cell>
          <table:table-cell office:value-type="string">
            <text:p>853599506</text:p>
          </table:table-cell>
          <table:table-cell office:value-type="string">
            <text:p>Electronics</text:p>
          </table:table-cell>
          <table:table-cell office:value-type="string">
            <text:p>Fritsch - Paucek</text:p>
          </table:table-cell>
          <table:table-cell office:value-type="float" office:value="44309.241670613425">
            <text:p>44309.241670613425</text:p>
          </table:table-cell>
          <table:table-cell office:value-type="string">
            <text:p>http://placeimg.com/640/480</text:p>
          </table:table-cell>
          <table:table-cell office:value-type="string">
            <text:p>Harum voluptas asperiores in sed quis aliquid. Totam amet atque quas iure nisi. Soluta provident aut repudiandae omnis quidem qui suscipit. Adipisci sequi voluptatem ut asperiores tempore exercitationem deleniti. Molestiae est corrupti est rerum et quasi nobis labore. Veniam fugiat beatae reprehenderit maxime numquam.</text:p>
          </table:table-cell>
          <table:table-cell office:value-type="boolean" office:boolean-value="false">
            <text:p>FALSE</text:p>
          </table:table-cell>
        </table:table-row>
        <table:table-row>
          <table:table-cell office:value-type="string">
            <text:p>Kerry Simonis</text:p>
          </table:table-cell>
          <table:table-cell office:value-type="string">
            <text:p>(607) 285-1044</text:p>
          </table:table-cell>
          <table:table-cell office:value-type="string">
            <text:p>Emelie46@gmail.com</text:p>
          </table:table-cell>
          <table:table-cell office:value-type="string">
            <text:p>761 Bartoletti Shores</text:p>
          </table:table-cell>
          <table:table-cell office:value-type="string">
            <text:p>Lake Terry</text:p>
          </table:table-cell>
          <table:table-cell office:value-type="string">
            <text:p>Kansas</text:p>
          </table:table-cell>
          <table:table-cell office:value-type="string">
            <text:p>91194</text:p>
          </table:table-cell>
          <table:table-cell office:value-type="string">
            <text:p>758278537</text:p>
          </table:table-cell>
          <table:table-cell office:value-type="string">
            <text:p>Games</text:p>
          </table:table-cell>
          <table:table-cell office:value-type="string">
            <text:p>Breitenberg - Blick</text:p>
          </table:table-cell>
          <table:table-cell office:value-type="float" office:value="44268.966965659725">
            <text:p>44268.966965659725</text:p>
          </table:table-cell>
          <table:table-cell office:value-type="string">
            <text:p>http://placeimg.com/640/480</text:p>
          </table:table-cell>
          <table:table-cell office:value-type="string">
            <text:p>Natus et omnis quia hic vero reiciendis sed. Quia sed inventore aut perferendis tempore dolorem rerum. Nemo corrupti omnis. Sint et in neque quis et voluptatem velit sit dolor. Sapiente numquam laboriosam ducimus est. Eligendi neque consequatur.</text:p>
          </table:table-cell>
          <table:table-cell office:value-type="boolean" office:boolean-value="true">
            <text:p>TRUE</text:p>
          </table:table-cell>
        </table:table-row>
        <table:table-row>
          <table:table-cell office:value-type="string">
            <text:p>Dolores Kihn I</text:p>
          </table:table-cell>
          <table:table-cell office:value-type="string">
            <text:p>1-609-228-1116</text:p>
          </table:table-cell>
          <table:table-cell office:value-type="string">
            <text:p>Carley_Morar6@yahoo.com</text:p>
          </table:table-cell>
          <table:table-cell office:value-type="string">
            <text:p>6894 Thompson Square</text:p>
          </table:table-cell>
          <table:table-cell office:value-type="string">
            <text:p>Cary</text:p>
          </table:table-cell>
          <table:table-cell office:value-type="string">
            <text:p>New Jersey</text:p>
          </table:table-cell>
          <table:table-cell office:value-type="string">
            <text:p>57490</text:p>
          </table:table-cell>
          <table:table-cell office:value-type="string">
            <text:p>842664866</text:p>
          </table:table-cell>
          <table:table-cell office:value-type="string">
            <text:p>Movies</text:p>
          </table:table-cell>
          <table:table-cell office:value-type="string">
            <text:p>Jacobs - Feil</text:p>
          </table:table-cell>
          <table:table-cell office:value-type="float" office:value="44339.053542002315">
            <text:p>44339.053542002315</text:p>
          </table:table-cell>
          <table:table-cell office:value-type="string">
            <text:p>http://placeimg.com/640/480</text:p>
          </table:table-cell>
          <table:table-cell office:value-type="string">
            <text:p>Facilis placeat dolor. Qui provident aliquam harum reiciendis omnis ea. Eaque ut neque minus esse voluptates error debitis. Repudiandae odio ipsa fugit voluptatem iusto similique. Dolor quia adipisci nihil dignissimos.</text:p>
          </table:table-cell>
          <table:table-cell office:value-type="boolean" office:boolean-value="true">
            <text:p>TRUE</text:p>
          </table:table-cell>
        </table:table-row>
        <table:table-row>
          <table:table-cell office:value-type="string">
            <text:p>Hubert Rice</text:p>
          </table:table-cell>
          <table:table-cell office:value-type="string">
            <text:p>255.653.8040</text:p>
          </table:table-cell>
          <table:table-cell office:value-type="string">
            <text:p>Myrtis_Koepp41@hotmail.com</text:p>
          </table:table-cell>
          <table:table-cell office:value-type="string">
            <text:p>5724 Elliott Village</text:p>
          </table:table-cell>
          <table:table-cell office:value-type="string">
            <text:p>Nobleport</text:p>
          </table:table-cell>
          <table:table-cell office:value-type="string">
            <text:p>Rhode Island</text:p>
          </table:table-cell>
          <table:table-cell office:value-type="string">
            <text:p>61129-2836</text:p>
          </table:table-cell>
          <table:table-cell office:value-type="string">
            <text:p>564545784</text:p>
          </table:table-cell>
          <table:table-cell office:value-type="string">
            <text:p>Baby</text:p>
          </table:table-cell>
          <table:table-cell office:value-type="string">
            <text:p>Kunde - Sauer</text:p>
          </table:table-cell>
          <table:table-cell office:value-type="float" office:value="44251.26196174769">
            <text:p>44251.26196174769</text:p>
          </table:table-cell>
          <table:table-cell office:value-type="string">
            <text:p>http://placeimg.com/640/480</text:p>
          </table:table-cell>
          <table:table-cell office:value-type="string">
            <text:p>Aut deleniti et qui dolores neque nihil. Voluptate consequatur reiciendis qui ducimus. Repellendus impedit nisi est vero esse dolor et beatae officiis. Iure sunt delectus voluptas sed. Ut qui odit consequatur similique.</text:p>
          </table:table-cell>
          <table:table-cell office:value-type="boolean" office:boolean-value="false">
            <text:p>FALSE</text:p>
          </table:table-cell>
        </table:table-row>
        <table:table-row>
          <table:table-cell office:value-type="string">
            <text:p>Marcia Corkery</text:p>
          </table:table-cell>
          <table:table-cell office:value-type="string">
            <text:p>750.924.9273 x3497</text:p>
          </table:table-cell>
          <table:table-cell office:value-type="string">
            <text:p>Macy8@hotmail.com</text:p>
          </table:table-cell>
          <table:table-cell office:value-type="string">
            <text:p>2778 Ewell Corners</text:p>
          </table:table-cell>
          <table:table-cell office:value-type="string">
            <text:p>North Vivienmouth</text:p>
          </table:table-cell>
          <table:table-cell office:value-type="string">
            <text:p>Georgia</text:p>
          </table:table-cell>
          <table:table-cell office:value-type="string">
            <text:p>52947-4797</text:p>
          </table:table-cell>
          <table:table-cell office:value-type="string">
            <text:p>130901529</text:p>
          </table:table-cell>
          <table:table-cell office:value-type="string">
            <text:p>Computers</text:p>
          </table:table-cell>
          <table:table-cell office:value-type="string">
            <text:p>Langworth Inc</text:p>
          </table:table-cell>
          <table:table-cell office:value-type="float" office:value="44341.574105023145">
            <text:p>44341.574105023145</text:p>
          </table:table-cell>
          <table:table-cell office:value-type="string">
            <text:p>http://placeimg.com/640/480</text:p>
          </table:table-cell>
          <table:table-cell office:value-type="string">
            <text:p>Qui vitae sit iure hic est debitis nobis reiciendis et. Facilis officiis cupiditate consequatur modi nemo laborum laborum nobis. Ut consectetur nam. Amet ut eius autem consequatur qui. Voluptas magnam error alias minus et non delectus dolor. Culpa quis id rerum.</text:p>
          </table:table-cell>
          <table:table-cell office:value-type="boolean" office:boolean-value="false">
            <text:p>FALSE</text:p>
          </table:table-cell>
        </table:table-row>
        <table:table-row>
          <table:table-cell office:value-type="string">
            <text:p>Melody Wolff</text:p>
          </table:table-cell>
          <table:table-cell office:value-type="string">
            <text:p>311.380.0428 x15849</text:p>
          </table:table-cell>
          <table:table-cell office:value-type="string">
            <text:p>Alexandre_Dickinson36@yahoo.com</text:p>
          </table:table-cell>
          <table:table-cell office:value-type="string">
            <text:p>8934 Ladarius Estates</text:p>
          </table:table-cell>
          <table:table-cell office:value-type="string">
            <text:p>Rolfsonview</text:p>
          </table:table-cell>
          <table:table-cell office:value-type="string">
            <text:p>Pennsylvania</text:p>
          </table:table-cell>
          <table:table-cell office:value-type="string">
            <text:p>73333</text:p>
          </table:table-cell>
          <table:table-cell office:value-type="string">
            <text:p>383368388</text:p>
          </table:table-cell>
          <table:table-cell office:value-type="string">
            <text:p>Movies</text:p>
          </table:table-cell>
          <table:table-cell office:value-type="string">
            <text:p>Strosin Inc</text:p>
          </table:table-cell>
          <table:table-cell office:value-type="float" office:value="44530.18591346065">
            <text:p>44530.18591346065</text:p>
          </table:table-cell>
          <table:table-cell office:value-type="string">
            <text:p>http://placeimg.com/640/480</text:p>
          </table:table-cell>
          <table:table-cell office:value-type="string">
            <text:p>Accusantium qui quas. In cum odit molestias ut alias vero. Magni odio quod repellat corrupti quos vel. Ad aliquam laborum ut rem necessitatibus ratione iste excepturi.</text:p>
          </table:table-cell>
          <table:table-cell office:value-type="boolean" office:boolean-value="true">
            <text:p>TRUE</text:p>
          </table:table-cell>
        </table:table-row>
        <table:table-row>
          <table:table-cell office:value-type="string">
            <text:p>Darin Hansen</text:p>
          </table:table-cell>
          <table:table-cell office:value-type="string">
            <text:p>861.875.0044</text:p>
          </table:table-cell>
          <table:table-cell office:value-type="string">
            <text:p>Baron_Pacocha56@gmail.com</text:p>
          </table:table-cell>
          <table:table-cell office:value-type="string">
            <text:p>169 Medhurst Haven</text:p>
          </table:table-cell>
          <table:table-cell office:value-type="string">
            <text:p>Clarissaport</text:p>
          </table:table-cell>
          <table:table-cell office:value-type="string">
            <text:p>West Virginia</text:p>
          </table:table-cell>
          <table:table-cell office:value-type="string">
            <text:p>48184</text:p>
          </table:table-cell>
          <table:table-cell office:value-type="string">
            <text:p>646761635</text:p>
          </table:table-cell>
          <table:table-cell office:value-type="string">
            <text:p>Outdoors</text:p>
          </table:table-cell>
          <table:table-cell office:value-type="string">
            <text:p>Ratke LLC</text:p>
          </table:table-cell>
          <table:table-cell office:value-type="float" office:value="44362.919935150465">
            <text:p>44362.919935150465</text:p>
          </table:table-cell>
          <table:table-cell office:value-type="string">
            <text:p>http://placeimg.com/640/480</text:p>
          </table:table-cell>
          <table:table-cell office:value-type="string">
            <text:p>Et dolores commodi quisquam omnis iusto dolores possimus vero repellat. Ut quia corrupti non praesentium. Repellat reiciendis porro et nihil. Totam qui excepturi voluptas. Est doloremque omnis excepturi nemo illum.</text:p>
          </table:table-cell>
          <table:table-cell office:value-type="boolean" office:boolean-value="false">
            <text:p>FALSE</text:p>
          </table:table-cell>
        </table:table-row>
        <table:table-row>
          <table:table-cell office:value-type="string">
            <text:p>Perry Emmerich</text:p>
          </table:table-cell>
          <table:table-cell office:value-type="string">
            <text:p>(652) 985-2816 x470</text:p>
          </table:table-cell>
          <table:table-cell office:value-type="string">
            <text:p>Vivian.Schroeder71@yahoo.com</text:p>
          </table:table-cell>
          <table:table-cell office:value-type="string">
            <text:p>1614 Hilpert Plaza</text:p>
          </table:table-cell>
          <table:table-cell office:value-type="string">
            <text:p>Berkeley</text:p>
          </table:table-cell>
          <table:table-cell office:value-type="string">
            <text:p>Mississippi</text:p>
          </table:table-cell>
          <table:table-cell office:value-type="string">
            <text:p>14513</text:p>
          </table:table-cell>
          <table:table-cell office:value-type="string">
            <text:p>610791961</text:p>
          </table:table-cell>
          <table:table-cell office:value-type="string">
            <text:p>Toys</text:p>
          </table:table-cell>
          <table:table-cell office:value-type="string">
            <text:p>Steuber Inc</text:p>
          </table:table-cell>
          <table:table-cell office:value-type="float" office:value="44486.71402332176">
            <text:p>44486.71402332176</text:p>
          </table:table-cell>
          <table:table-cell office:value-type="string">
            <text:p>http://placeimg.com/640/480</text:p>
          </table:table-cell>
          <table:table-cell office:value-type="string">
            <text:p>Eos minima voluptas quibusdam quo qui maiores. Aut explicabo sint omnis magni expedita molestiae iusto rerum. Enim iure dolores esse doloremque commodi tempore iusto. Ut rerum aut aut velit hic facilis eligendi doloribus minus. Voluptatibus quis vitae earum atque cupiditate voluptatem molestias.</text:p>
          </table:table-cell>
          <table:table-cell office:value-type="boolean" office:boolean-value="false">
            <text:p>FALSE</text:p>
          </table:table-cell>
        </table:table-row>
        <table:table-row>
          <table:table-cell office:value-type="string">
            <text:p>Franklin Mueller Sr.</text:p>
          </table:table-cell>
          <table:table-cell office:value-type="string">
            <text:p>1-258-258-9600</text:p>
          </table:table-cell>
          <table:table-cell office:value-type="string">
            <text:p>Franz61@gmail.com</text:p>
          </table:table-cell>
          <table:table-cell office:value-type="string">
            <text:p>0467 Vandervort Stream</text:p>
          </table:table-cell>
          <table:table-cell office:value-type="string">
            <text:p>East Margarett</text:p>
          </table:table-cell>
          <table:table-cell office:value-type="string">
            <text:p>Nevada</text:p>
          </table:table-cell>
          <table:table-cell office:value-type="string">
            <text:p>17939-8590</text:p>
          </table:table-cell>
          <table:table-cell office:value-type="string">
            <text:p>292279636</text:p>
          </table:table-cell>
          <table:table-cell office:value-type="string">
            <text:p>Kids</text:p>
          </table:table-cell>
          <table:table-cell office:value-type="string">
            <text:p>Heidenreich Inc</text:p>
          </table:table-cell>
          <table:table-cell office:value-type="float" office:value="44381.57777924769">
            <text:p>44381.57777924769</text:p>
          </table:table-cell>
          <table:table-cell office:value-type="string">
            <text:p>http://placeimg.com/640/480</text:p>
          </table:table-cell>
          <table:table-cell office:value-type="string">
            <text:p>Nulla repellat commodi molestiae voluptas a. Alias consequatur accusantium. Sit eos dolor ad. Molestiae et odit velit unde iure enim et. In et delectus vitae atque.</text:p>
          </table:table-cell>
          <table:table-cell office:value-type="boolean" office:boolean-value="false">
            <text:p>FALSE</text:p>
          </table:table-cell>
        </table:table-row>
        <table:table-row>
          <table:table-cell office:value-type="string">
            <text:p>Rosemarie Armstrong</text:p>
          </table:table-cell>
          <table:table-cell office:value-type="string">
            <text:p>1-269-418-3437 x3430</text:p>
          </table:table-cell>
          <table:table-cell office:value-type="string">
            <text:p>Travon92@yahoo.com</text:p>
          </table:table-cell>
          <table:table-cell office:value-type="string">
            <text:p>2756 Jeremy Common</text:p>
          </table:table-cell>
          <table:table-cell office:value-type="string">
            <text:p>Fletaburgh</text:p>
          </table:table-cell>
          <table:table-cell office:value-type="string">
            <text:p>Vermont</text:p>
          </table:table-cell>
          <table:table-cell office:value-type="string">
            <text:p>80067</text:p>
          </table:table-cell>
          <table:table-cell office:value-type="string">
            <text:p>915420775</text:p>
          </table:table-cell>
          <table:table-cell office:value-type="string">
            <text:p>Sports</text:p>
          </table:table-cell>
          <table:table-cell office:value-type="string">
            <text:p>Cummings, Roob and Braun</text:p>
          </table:table-cell>
          <table:table-cell office:value-type="float" office:value="44363.78591777778">
            <text:p>44363.78591777778</text:p>
          </table:table-cell>
          <table:table-cell office:value-type="string">
            <text:p>http://placeimg.com/640/480</text:p>
          </table:table-cell>
          <table:table-cell office:value-type="string">
            <text:p>Qui ratione beatae. Quibusdam beatae laborum enim. Molestiae vitae perspiciatis aspernatur ex et ut architecto suscipit perferendis.</text:p>
          </table:table-cell>
          <table:table-cell office:value-type="boolean" office:boolean-value="true">
            <text:p>TRUE</text:p>
          </table:table-cell>
        </table:table-row>
        <table:table-row>
          <table:table-cell office:value-type="string">
            <text:p>Duane Wiza MD</text:p>
          </table:table-cell>
          <table:table-cell office:value-type="string">
            <text:p>276-771-8940</text:p>
          </table:table-cell>
          <table:table-cell office:value-type="string">
            <text:p>Duncan_Walker48@yahoo.com</text:p>
          </table:table-cell>
          <table:table-cell office:value-type="string">
            <text:p>685 Anderson Port</text:p>
          </table:table-cell>
          <table:table-cell office:value-type="string">
            <text:p>New Vernaside</text:p>
          </table:table-cell>
          <table:table-cell office:value-type="string">
            <text:p>Maryland</text:p>
          </table:table-cell>
          <table:table-cell office:value-type="string">
            <text:p>04930</text:p>
          </table:table-cell>
          <table:table-cell office:value-type="string">
            <text:p>076358362</text:p>
          </table:table-cell>
          <table:table-cell office:value-type="string">
            <text:p>Shoes</text:p>
          </table:table-cell>
          <table:table-cell office:value-type="string">
            <text:p>Connelly, Hills and Gaylord</text:p>
          </table:table-cell>
          <table:table-cell office:value-type="float" office:value="44247.44967790509">
            <text:p>44247.44967790509</text:p>
          </table:table-cell>
          <table:table-cell office:value-type="string">
            <text:p>http://placeimg.com/640/480</text:p>
          </table:table-cell>
          <table:table-cell office:value-type="string">
            <text:p>Expedita et recusandae cumque excepturi adipisci assumenda iste enim. Eaque ad nemo cupiditate. Enim consequatur et sunt eaque. Saepe ipsum qui est laboriosam quaerat. Provident explicabo velit aliquam sit in quibusdam et officiis quis.</text:p>
          </table:table-cell>
          <table:table-cell office:value-type="boolean" office:boolean-value="false">
            <text:p>FALSE</text:p>
          </table:table-cell>
        </table:table-row>
        <table:table-row>
          <table:table-cell office:value-type="string">
            <text:p>Terence McClure Sr.</text:p>
          </table:table-cell>
          <table:table-cell office:value-type="string">
            <text:p>1-541-619-1643 x174</text:p>
          </table:table-cell>
          <table:table-cell office:value-type="string">
            <text:p>Angelina.Herman96@hotmail.com</text:p>
          </table:table-cell>
          <table:table-cell office:value-type="string">
            <text:p>73808 Mayert Fords</text:p>
          </table:table-cell>
          <table:table-cell office:value-type="string">
            <text:p>South Lennyberg</text:p>
          </table:table-cell>
          <table:table-cell office:value-type="string">
            <text:p>South Dakota</text:p>
          </table:table-cell>
          <table:table-cell office:value-type="string">
            <text:p>24334-7673</text:p>
          </table:table-cell>
          <table:table-cell office:value-type="string">
            <text:p>547557508</text:p>
          </table:table-cell>
          <table:table-cell office:value-type="string">
            <text:p>Toys</text:p>
          </table:table-cell>
          <table:table-cell office:value-type="string">
            <text:p>Raynor LLC</text:p>
          </table:table-cell>
          <table:table-cell office:value-type="float" office:value="44546.00758144676">
            <text:p>44546.00758144676</text:p>
          </table:table-cell>
          <table:table-cell office:value-type="string">
            <text:p>http://placeimg.com/640/480</text:p>
          </table:table-cell>
          <table:table-cell office:value-type="string">
            <text:p>Et neque accusantium nihil est illum. Voluptates ipsa illum non voluptas perferendis magnam. Voluptas omnis repellendus quam.</text:p>
          </table:table-cell>
          <table:table-cell office:value-type="boolean" office:boolean-value="false">
            <text:p>FALSE</text:p>
          </table:table-cell>
        </table:table-row>
        <table:table-row>
          <table:table-cell office:value-type="string">
            <text:p>Ruben Rolfson I</text:p>
          </table:table-cell>
          <table:table-cell office:value-type="string">
            <text:p>614-564-3766</text:p>
          </table:table-cell>
          <table:table-cell office:value-type="string">
            <text:p>Benjamin_Sporer41@gmail.com</text:p>
          </table:table-cell>
          <table:table-cell office:value-type="string">
            <text:p>5343 Darrell Hill</text:p>
          </table:table-cell>
          <table:table-cell office:value-type="string">
            <text:p>North Madonnastad</text:p>
          </table:table-cell>
          <table:table-cell office:value-type="string">
            <text:p>North Dakota</text:p>
          </table:table-cell>
          <table:table-cell office:value-type="string">
            <text:p>59462-2867</text:p>
          </table:table-cell>
          <table:table-cell office:value-type="string">
            <text:p>022366450</text:p>
          </table:table-cell>
          <table:table-cell office:value-type="string">
            <text:p>Sports</text:p>
          </table:table-cell>
          <table:table-cell office:value-type="string">
            <text:p>Bauch - Ledner</text:p>
          </table:table-cell>
          <table:table-cell office:value-type="float" office:value="44532.345458171294">
            <text:p>44532.345458171294</text:p>
          </table:table-cell>
          <table:table-cell office:value-type="string">
            <text:p>http://placeimg.com/640/480</text:p>
          </table:table-cell>
          <table:table-cell office:value-type="string">
            <text:p>Numquam debitis culpa hic. Harum voluptas libero consectetur. Maiores in optio. Minus dolore rerum. Voluptatem occaecati minima ipsum impedit repellendus sequi. Ratione rerum consequatur molestias aliquam officia voluptatem quibusdam.</text:p>
          </table:table-cell>
          <table:table-cell office:value-type="boolean" office:boolean-value="true">
            <text:p>TRUE</text:p>
          </table:table-cell>
        </table:table-row>
        <table:table-row>
          <table:table-cell office:value-type="string">
            <text:p>Cecilia Swift</text:p>
          </table:table-cell>
          <table:table-cell office:value-type="string">
            <text:p>877.991.7245 x219</text:p>
          </table:table-cell>
          <table:table-cell office:value-type="string">
            <text:p>Fleta_Effertz@gmail.com</text:p>
          </table:table-cell>
          <table:table-cell office:value-type="string">
            <text:p>055 Kaley Springs</text:p>
          </table:table-cell>
          <table:table-cell office:value-type="string">
            <text:p>Harveyport</text:p>
          </table:table-cell>
          <table:table-cell office:value-type="string">
            <text:p>Oregon</text:p>
          </table:table-cell>
          <table:table-cell office:value-type="string">
            <text:p>21901</text:p>
          </table:table-cell>
          <table:table-cell office:value-type="string">
            <text:p>433555957</text:p>
          </table:table-cell>
          <table:table-cell office:value-type="string">
            <text:p>Outdoors</text:p>
          </table:table-cell>
          <table:table-cell office:value-type="string">
            <text:p>Williamson - Carter</text:p>
          </table:table-cell>
          <table:table-cell office:value-type="float" office:value="44350.85377556713">
            <text:p>44350.85377556713</text:p>
          </table:table-cell>
          <table:table-cell office:value-type="string">
            <text:p>http://placeimg.com/640/480</text:p>
          </table:table-cell>
          <table:table-cell office:value-type="string">
            <text:p>Sed cum aut architecto eum ut nulla saepe. Ea aspernatur a unde. Rerum molestiae harum esse quae amet omnis.</text:p>
          </table:table-cell>
          <table:table-cell office:value-type="boolean" office:boolean-value="true">
            <text:p>TRUE</text:p>
          </table:table-cell>
        </table:table-row>
        <table:table-row>
          <table:table-cell office:value-type="string">
            <text:p>Caleb Buckridge</text:p>
          </table:table-cell>
          <table:table-cell office:value-type="string">
            <text:p>1-701-558-6656 x9269</text:p>
          </table:table-cell>
          <table:table-cell office:value-type="string">
            <text:p>Carmella26@hotmail.com</text:p>
          </table:table-cell>
          <table:table-cell office:value-type="string">
            <text:p>53382 Johanna Shores</text:p>
          </table:table-cell>
          <table:table-cell office:value-type="string">
            <text:p>Kingshire</text:p>
          </table:table-cell>
          <table:table-cell office:value-type="string">
            <text:p>Delaware</text:p>
          </table:table-cell>
          <table:table-cell office:value-type="string">
            <text:p>04829-3141</text:p>
          </table:table-cell>
          <table:table-cell office:value-type="string">
            <text:p>836101089</text:p>
          </table:table-cell>
          <table:table-cell office:value-type="string">
            <text:p>Computers</text:p>
          </table:table-cell>
          <table:table-cell office:value-type="string">
            <text:p>Murray Inc</text:p>
          </table:table-cell>
          <table:table-cell office:value-type="float" office:value="44343.2010752662">
            <text:p>44343.2010752662</text:p>
          </table:table-cell>
          <table:table-cell office:value-type="string">
            <text:p>http://placeimg.com/640/480</text:p>
          </table:table-cell>
          <table:table-cell office:value-type="string">
            <text:p>Fuga sint odio aut delectus. Molestiae architecto aut tenetur accusantium. Voluptatem vero dolore saepe fuga placeat est quis. Neque aut expedita quia voluptatum quae et repellendus labore. Enim quo culpa dolorem ut et qui perspiciatis adipisci. Incidunt qui occaecati.</text:p>
          </table:table-cell>
          <table:table-cell office:value-type="boolean" office:boolean-value="true">
            <text:p>TRUE</text:p>
          </table:table-cell>
        </table:table-row>
        <table:table-row>
          <table:table-cell office:value-type="string">
            <text:p>Marcos Wuckert</text:p>
          </table:table-cell>
          <table:table-cell office:value-type="string">
            <text:p>(478) 945-0123 x93053</text:p>
          </table:table-cell>
          <table:table-cell office:value-type="string">
            <text:p>Rod38@gmail.com</text:p>
          </table:table-cell>
          <table:table-cell office:value-type="string">
            <text:p>0334 Andreane Corners</text:p>
          </table:table-cell>
          <table:table-cell office:value-type="string">
            <text:p>Rebekaton</text:p>
          </table:table-cell>
          <table:table-cell office:value-type="string">
            <text:p>West Virginia</text:p>
          </table:table-cell>
          <table:table-cell office:value-type="string">
            <text:p>72419-7418</text:p>
          </table:table-cell>
          <table:table-cell office:value-type="string">
            <text:p>468375445</text:p>
          </table:table-cell>
          <table:table-cell office:value-type="string">
            <text:p>Outdoors</text:p>
          </table:table-cell>
          <table:table-cell office:value-type="string">
            <text:p>Goyette - Stokes</text:p>
          </table:table-cell>
          <table:table-cell office:value-type="float" office:value="44266.72936597222">
            <text:p>44266.72936597222</text:p>
          </table:table-cell>
          <table:table-cell office:value-type="string">
            <text:p>http://placeimg.com/640/480</text:p>
          </table:table-cell>
          <table:table-cell office:value-type="string">
            <text:p>Aut molestiae fuga natus. Neque perferendis quia eveniet amet voluptas rem aut est. Corrupti maxime consequatur eaque. Et eum repellat illo. Delectus reprehenderit voluptatem aliquid id quisquam omnis quidem enim.</text:p>
          </table:table-cell>
          <table:table-cell office:value-type="boolean" office:boolean-value="false">
            <text:p>FALSE</text:p>
          </table:table-cell>
        </table:table-row>
        <table:table-row>
          <table:table-cell office:value-type="string">
            <text:p>Angelina Littel</text:p>
          </table:table-cell>
          <table:table-cell office:value-type="string">
            <text:p>1-733-913-0381 x885</text:p>
          </table:table-cell>
          <table:table-cell office:value-type="string">
            <text:p>Lauryn_Tillman@gmail.com</text:p>
          </table:table-cell>
          <table:table-cell office:value-type="string">
            <text:p>1137 Jacinto Bypass</text:p>
          </table:table-cell>
          <table:table-cell office:value-type="string">
            <text:p>Charlottesville</text:p>
          </table:table-cell>
          <table:table-cell office:value-type="string">
            <text:p>Minnesota</text:p>
          </table:table-cell>
          <table:table-cell office:value-type="string">
            <text:p>01760-7024</text:p>
          </table:table-cell>
          <table:table-cell office:value-type="string">
            <text:p>372362845</text:p>
          </table:table-cell>
          <table:table-cell office:value-type="string">
            <text:p>Shoes</text:p>
          </table:table-cell>
          <table:table-cell office:value-type="string">
            <text:p>Torphy Inc</text:p>
          </table:table-cell>
          <table:table-cell office:value-type="float" office:value="44499.33701391204">
            <text:p>44499.33701391204</text:p>
          </table:table-cell>
          <table:table-cell office:value-type="string">
            <text:p>http://placeimg.com/640/480</text:p>
          </table:table-cell>
          <table:table-cell office:value-type="string">
            <text:p>Quia dolores at cumque. Sint ut et porro eligendi error debitis repellendus occaecati. Consequatur vero facere voluptatibus.</text:p>
          </table:table-cell>
          <table:table-cell office:value-type="boolean" office:boolean-value="true">
            <text:p>TRUE</text:p>
          </table:table-cell>
        </table:table-row>
        <table:table-row>
          <table:table-cell office:value-type="string">
            <text:p>Pedro Nicolas</text:p>
          </table:table-cell>
          <table:table-cell office:value-type="string">
            <text:p>422-231-5641 x249</text:p>
          </table:table-cell>
          <table:table-cell office:value-type="string">
            <text:p>Clarabelle.Kris@yahoo.com</text:p>
          </table:table-cell>
          <table:table-cell office:value-type="string">
            <text:p>5568 Schuster Islands</text:p>
          </table:table-cell>
          <table:table-cell office:value-type="string">
            <text:p>East Adolphusshire</text:p>
          </table:table-cell>
          <table:table-cell office:value-type="string">
            <text:p>Missouri</text:p>
          </table:table-cell>
          <table:table-cell office:value-type="string">
            <text:p>65149-4068</text:p>
          </table:table-cell>
          <table:table-cell office:value-type="string">
            <text:p>922929777</text:p>
          </table:table-cell>
          <table:table-cell office:value-type="string">
            <text:p>Garden</text:p>
          </table:table-cell>
          <table:table-cell office:value-type="string">
            <text:p>Huels, Kirlin and Wiegand</text:p>
          </table:table-cell>
          <table:table-cell office:value-type="float" office:value="44253.271785729165">
            <text:p>44253.271785729165</text:p>
          </table:table-cell>
          <table:table-cell office:value-type="string">
            <text:p>http://placeimg.com/640/480</text:p>
          </table:table-cell>
          <table:table-cell office:value-type="string">
            <text:p>Excepturi hic beatae deleniti enim. Animi inventore ad quia iste necessitatibus magni est. Libero voluptatibus ipsa sed doloribus voluptatem rerum voluptate. Quo et dolore et officia vero.</text:p>
          </table:table-cell>
          <table:table-cell office:value-type="boolean" office:boolean-value="true">
            <text:p>TRUE</text:p>
          </table:table-cell>
        </table:table-row>
        <table:table-row>
          <table:table-cell office:value-type="string">
            <text:p>Evan Terry</text:p>
          </table:table-cell>
          <table:table-cell office:value-type="string">
            <text:p>1-418-806-4689 x60165</text:p>
          </table:table-cell>
          <table:table-cell office:value-type="string">
            <text:p>Faye85@yahoo.com</text:p>
          </table:table-cell>
          <table:table-cell office:value-type="string">
            <text:p>6389 Perry Street</text:p>
          </table:table-cell>
          <table:table-cell office:value-type="string">
            <text:p>Tracy</text:p>
          </table:table-cell>
          <table:table-cell office:value-type="string">
            <text:p>Washington</text:p>
          </table:table-cell>
          <table:table-cell office:value-type="string">
            <text:p>91110-5427</text:p>
          </table:table-cell>
          <table:table-cell office:value-type="string">
            <text:p>120303535</text:p>
          </table:table-cell>
          <table:table-cell office:value-type="string">
            <text:p>Grocery</text:p>
          </table:table-cell>
          <table:table-cell office:value-type="string">
            <text:p>Buckridge Inc</text:p>
          </table:table-cell>
          <table:table-cell office:value-type="float" office:value="44375.47969561342">
            <text:p>44375.47969561342</text:p>
          </table:table-cell>
          <table:table-cell office:value-type="string">
            <text:p>http://placeimg.com/640/480</text:p>
          </table:table-cell>
          <table:table-cell office:value-type="string">
            <text:p>Reprehenderit quod repellendus consequuntur consequatur unde facere aliquid. Fuga officia sint accusantium in ab voluptatem. Officiis laudantium saepe aut voluptatem delectus. Ea et libero sapiente tempora magni exercitationem quisquam nihil.</text:p>
          </table:table-cell>
          <table:table-cell office:value-type="boolean" office:boolean-value="false">
            <text:p>FALSE</text:p>
          </table:table-cell>
        </table:table-row>
        <table:table-row>
          <table:table-cell office:value-type="string">
            <text:p>Pete Willms</text:p>
          </table:table-cell>
          <table:table-cell office:value-type="string">
            <text:p>1-639-982-6799</text:p>
          </table:table-cell>
          <table:table-cell office:value-type="string">
            <text:p>Madisen_Daugherty56@yahoo.com</text:p>
          </table:table-cell>
          <table:table-cell office:value-type="string">
            <text:p>822 Wolf Green</text:p>
          </table:table-cell>
          <table:table-cell office:value-type="string">
            <text:p>Orphamouth</text:p>
          </table:table-cell>
          <table:table-cell office:value-type="string">
            <text:p>Wisconsin</text:p>
          </table:table-cell>
          <table:table-cell office:value-type="string">
            <text:p>68973</text:p>
          </table:table-cell>
          <table:table-cell office:value-type="string">
            <text:p>676674132</text:p>
          </table:table-cell>
          <table:table-cell office:value-type="string">
            <text:p>Automotive</text:p>
          </table:table-cell>
          <table:table-cell office:value-type="string">
            <text:p>Rodriguez - Carter</text:p>
          </table:table-cell>
          <table:table-cell office:value-type="float" office:value="44441.57213625">
            <text:p>44441.57213625</text:p>
          </table:table-cell>
          <table:table-cell office:value-type="string">
            <text:p>http://placeimg.com/640/480</text:p>
          </table:table-cell>
          <table:table-cell office:value-type="string">
            <text:p>Harum animi ipsam illum perspiciatis voluptas perferendis. Accusantium ad similique dicta consequatur libero. Ea libero ut doloremque qui accusamus corporis. Vitae id reiciendis adipisci non fuga nulla et. Odio dolorem libero culpa expedita.</text:p>
          </table:table-cell>
          <table:table-cell office:value-type="boolean" office:boolean-value="true">
            <text:p>TRUE</text:p>
          </table:table-cell>
        </table:table-row>
        <table:table-row>
          <table:table-cell office:value-type="string">
            <text:p>Lauren Baumbach</text:p>
          </table:table-cell>
          <table:table-cell office:value-type="string">
            <text:p>1-619-675-2904</text:p>
          </table:table-cell>
          <table:table-cell office:value-type="string">
            <text:p>Daphnee.Gaylord24@hotmail.com</text:p>
          </table:table-cell>
          <table:table-cell office:value-type="string">
            <text:p>00462 Rashad Overpass</text:p>
          </table:table-cell>
          <table:table-cell office:value-type="string">
            <text:p>Grimesburgh</text:p>
          </table:table-cell>
          <table:table-cell office:value-type="string">
            <text:p>Maryland</text:p>
          </table:table-cell>
          <table:table-cell office:value-type="string">
            <text:p>29215</text:p>
          </table:table-cell>
          <table:table-cell office:value-type="string">
            <text:p>681904172</text:p>
          </table:table-cell>
          <table:table-cell office:value-type="string">
            <text:p>Grocery</text:p>
          </table:table-cell>
          <table:table-cell office:value-type="string">
            <text:p>Hammes - Spinka</text:p>
          </table:table-cell>
          <table:table-cell office:value-type="float" office:value="44506.43271803241">
            <text:p>44506.43271803241</text:p>
          </table:table-cell>
          <table:table-cell office:value-type="string">
            <text:p>http://placeimg.com/640/480</text:p>
          </table:table-cell>
          <table:table-cell office:value-type="string">
            <text:p>Non autem rerum deleniti vel accusantium expedita magnam quis. Voluptates quisquam id maiores. Eum dolore dolores aliquam enim et. Qui nihil sint maiores rerum quo ad. Aut mollitia quia nam.</text:p>
          </table:table-cell>
          <table:table-cell office:value-type="boolean" office:boolean-value="false">
            <text:p>FALSE</text:p>
          </table:table-cell>
        </table:table-row>
        <table:table-row>
          <table:table-cell office:value-type="string">
            <text:p>Lorenzo Moen</text:p>
          </table:table-cell>
          <table:table-cell office:value-type="string">
            <text:p>1-433-452-4894 x1674</text:p>
          </table:table-cell>
          <table:table-cell office:value-type="string">
            <text:p>Daisy.Terry26@hotmail.com</text:p>
          </table:table-cell>
          <table:table-cell office:value-type="string">
            <text:p>36495 Ursula Divide</text:p>
          </table:table-cell>
          <table:table-cell office:value-type="string">
            <text:p>Georgefurt</text:p>
          </table:table-cell>
          <table:table-cell office:value-type="string">
            <text:p>West Virginia</text:p>
          </table:table-cell>
          <table:table-cell office:value-type="string">
            <text:p>29725-0408</text:p>
          </table:table-cell>
          <table:table-cell office:value-type="string">
            <text:p>666200710</text:p>
          </table:table-cell>
          <table:table-cell office:value-type="string">
            <text:p>Shoes</text:p>
          </table:table-cell>
          <table:table-cell office:value-type="string">
            <text:p>Hyatt Inc</text:p>
          </table:table-cell>
          <table:table-cell office:value-type="float" office:value="44553.4955240162">
            <text:p>44553.4955240162</text:p>
          </table:table-cell>
          <table:table-cell office:value-type="string">
            <text:p>http://placeimg.com/640/480</text:p>
          </table:table-cell>
          <table:table-cell office:value-type="string">
            <text:p>Consequatur qui porro voluptates aliquam. Eius incidunt pariatur. Odio eaque et libero numquam minima repellat omnis eum quas. Ut accusamus quia et sint voluptatum. Modi optio distinctio velit quis quisquam eos at.</text:p>
          </table:table-cell>
          <table:table-cell office:value-type="boolean" office:boolean-value="true">
            <text:p>TRUE</text:p>
          </table:table-cell>
        </table:table-row>
        <table:table-row>
          <table:table-cell office:value-type="string">
            <text:p>Erika Jakubowski</text:p>
          </table:table-cell>
          <table:table-cell office:value-type="string">
            <text:p>696-326-3109 x8984</text:p>
          </table:table-cell>
          <table:table-cell office:value-type="string">
            <text:p>Gunner87@gmail.com</text:p>
          </table:table-cell>
          <table:table-cell office:value-type="string">
            <text:p>75005 Hackett Center</text:p>
          </table:table-cell>
          <table:table-cell office:value-type="string">
            <text:p>Ettiemouth</text:p>
          </table:table-cell>
          <table:table-cell office:value-type="string">
            <text:p>Nebraska</text:p>
          </table:table-cell>
          <table:table-cell office:value-type="string">
            <text:p>88383-3943</text:p>
          </table:table-cell>
          <table:table-cell office:value-type="string">
            <text:p>954219992</text:p>
          </table:table-cell>
          <table:table-cell office:value-type="string">
            <text:p>Games</text:p>
          </table:table-cell>
          <table:table-cell office:value-type="string">
            <text:p>Sawayn Group</text:p>
          </table:table-cell>
          <table:table-cell office:value-type="float" office:value="44387.02800935185">
            <text:p>44387.02800935185</text:p>
          </table:table-cell>
          <table:table-cell office:value-type="string">
            <text:p>http://placeimg.com/640/480</text:p>
          </table:table-cell>
          <table:table-cell office:value-type="string">
            <text:p>Ducimus adipisci non ut saepe voluptatem iste non. Ad doloribus provident reiciendis provident amet. Iste itaque dolorum vel. Dolor et quia quia. Earum quia ut ullam veniam perferendis ipsum recusandae magnam.</text:p>
          </table:table-cell>
          <table:table-cell office:value-type="boolean" office:boolean-value="false">
            <text:p>FALSE</text:p>
          </table:table-cell>
        </table:table-row>
        <table:table-row>
          <table:table-cell office:value-type="string">
            <text:p>Gregg White</text:p>
          </table:table-cell>
          <table:table-cell office:value-type="string">
            <text:p>443.619.8267 x9459</text:p>
          </table:table-cell>
          <table:table-cell office:value-type="string">
            <text:p>Lilyan31@yahoo.com</text:p>
          </table:table-cell>
          <table:table-cell office:value-type="string">
            <text:p>461 Iva Spurs</text:p>
          </table:table-cell>
          <table:table-cell office:value-type="string">
            <text:p>Port Sydney</text:p>
          </table:table-cell>
          <table:table-cell office:value-type="string">
            <text:p>Washington</text:p>
          </table:table-cell>
          <table:table-cell office:value-type="string">
            <text:p>58566</text:p>
          </table:table-cell>
          <table:table-cell office:value-type="string">
            <text:p>691055257</text:p>
          </table:table-cell>
          <table:table-cell office:value-type="string">
            <text:p>Movies</text:p>
          </table:table-cell>
          <table:table-cell office:value-type="string">
            <text:p>Wilderman, Weissnat and Braun</text:p>
          </table:table-cell>
          <table:table-cell office:value-type="float" office:value="44380.45289105324">
            <text:p>44380.45289105324</text:p>
          </table:table-cell>
          <table:table-cell office:value-type="string">
            <text:p>http://placeimg.com/640/480</text:p>
          </table:table-cell>
          <table:table-cell office:value-type="string">
            <text:p>Earum voluptatem eveniet. Possimus mollitia beatae nisi laudantium non. Ratione alias quia vero et magnam harum earum laborum. Ut eum omnis adipisci. Vero voluptatem et ut quam sequi dolores explicabo. Beatae et dolores atque repellendus nemo.</text:p>
          </table:table-cell>
          <table:table-cell office:value-type="boolean" office:boolean-value="false">
            <text:p>FALSE</text:p>
          </table:table-cell>
        </table:table-row>
        <table:table-row>
          <table:table-cell office:value-type="string">
            <text:p>Whitney Gutkowski</text:p>
          </table:table-cell>
          <table:table-cell office:value-type="string">
            <text:p>1-405-703-8687 x7714</text:p>
          </table:table-cell>
          <table:table-cell office:value-type="string">
            <text:p>Herminia_Rodriguez54@gmail.com</text:p>
          </table:table-cell>
          <table:table-cell office:value-type="string">
            <text:p>6891 Vida Radial</text:p>
          </table:table-cell>
          <table:table-cell office:value-type="string">
            <text:p>North Lauriane</text:p>
          </table:table-cell>
          <table:table-cell office:value-type="string">
            <text:p>Oregon</text:p>
          </table:table-cell>
          <table:table-cell office:value-type="string">
            <text:p>67296-9821</text:p>
          </table:table-cell>
          <table:table-cell office:value-type="string">
            <text:p>158441498</text:p>
          </table:table-cell>
          <table:table-cell office:value-type="string">
            <text:p>Shoes</text:p>
          </table:table-cell>
          <table:table-cell office:value-type="string">
            <text:p>Sawayn - Flatley</text:p>
          </table:table-cell>
          <table:table-cell office:value-type="float" office:value="44345.496508171294">
            <text:p>44345.496508171294</text:p>
          </table:table-cell>
          <table:table-cell office:value-type="string">
            <text:p>http://placeimg.com/640/480</text:p>
          </table:table-cell>
          <table:table-cell office:value-type="string">
            <text:p>Incidunt et ex dolore qui et dolore dolores. Perferendis corporis dolor. Quasi quia culpa dicta est et excepturi et quisquam voluptatem. Ad in sunt dolorem quidem illo voluptatem officiis. Qui doloremque iste illum et sint.</text:p>
          </table:table-cell>
          <table:table-cell office:value-type="boolean" office:boolean-value="true">
            <text:p>TRUE</text:p>
          </table:table-cell>
        </table:table-row>
        <table:table-row>
          <table:table-cell office:value-type="string">
            <text:p>Dr. Charlene Jerde</text:p>
          </table:table-cell>
          <table:table-cell office:value-type="string">
            <text:p>745.745.8129</text:p>
          </table:table-cell>
          <table:table-cell office:value-type="string">
            <text:p>Neal_Hickle@gmail.com</text:p>
          </table:table-cell>
          <table:table-cell office:value-type="string">
            <text:p>51789 Ila Mountain</text:p>
          </table:table-cell>
          <table:table-cell office:value-type="string">
            <text:p>South Pedrochester</text:p>
          </table:table-cell>
          <table:table-cell office:value-type="string">
            <text:p>Alabama</text:p>
          </table:table-cell>
          <table:table-cell office:value-type="string">
            <text:p>93191-3004</text:p>
          </table:table-cell>
          <table:table-cell office:value-type="string">
            <text:p>385569431</text:p>
          </table:table-cell>
          <table:table-cell office:value-type="string">
            <text:p>Automotive</text:p>
          </table:table-cell>
          <table:table-cell office:value-type="string">
            <text:p>Toy Inc</text:p>
          </table:table-cell>
          <table:table-cell office:value-type="float" office:value="44455.94862851852">
            <text:p>44455.94862851852</text:p>
          </table:table-cell>
          <table:table-cell office:value-type="string">
            <text:p>http://placeimg.com/640/480</text:p>
          </table:table-cell>
          <table:table-cell office:value-type="string">
            <text:p>Ullam quaerat exercitationem voluptas. Eius aut voluptate amet aspernatur esse porro molestiae sed. Ea rerum dolorem ducimus quo tenetur exercitationem. Rerum officiis necessitatibus qui.</text:p>
          </table:table-cell>
          <table:table-cell office:value-type="boolean" office:boolean-value="true">
            <text:p>TRUE</text:p>
          </table:table-cell>
        </table:table-row>
        <table:table-row>
          <table:table-cell office:value-type="string">
            <text:p>Bradley Steuber</text:p>
          </table:table-cell>
          <table:table-cell office:value-type="string">
            <text:p>933.252.2135</text:p>
          </table:table-cell>
          <table:table-cell office:value-type="string">
            <text:p>Sarina.Grady@gmail.com</text:p>
          </table:table-cell>
          <table:table-cell office:value-type="string">
            <text:p>723 Senger Stravenue</text:p>
          </table:table-cell>
          <table:table-cell office:value-type="string">
            <text:p>Lake Elsinore</text:p>
          </table:table-cell>
          <table:table-cell office:value-type="string">
            <text:p>Washington</text:p>
          </table:table-cell>
          <table:table-cell office:value-type="string">
            <text:p>24783</text:p>
          </table:table-cell>
          <table:table-cell office:value-type="string">
            <text:p>305718194</text:p>
          </table:table-cell>
          <table:table-cell office:value-type="string">
            <text:p>Industrial</text:p>
          </table:table-cell>
          <table:table-cell office:value-type="string">
            <text:p>Lindgren Group</text:p>
          </table:table-cell>
          <table:table-cell office:value-type="float" office:value="44344.91569700232">
            <text:p>44344.91569700232</text:p>
          </table:table-cell>
          <table:table-cell office:value-type="string">
            <text:p>http://placeimg.com/640/480</text:p>
          </table:table-cell>
          <table:table-cell office:value-type="string">
            <text:p>Et fugit sequi odio animi sunt veritatis. Explicabo unde aspernatur consequatur assumenda suscipit aut et. Officiis soluta laborum optio.</text:p>
          </table:table-cell>
          <table:table-cell office:value-type="boolean" office:boolean-value="true">
            <text:p>TRUE</text:p>
          </table:table-cell>
        </table:table-row>
        <table:table-row>
          <table:table-cell office:value-type="string">
            <text:p>Mr. Lana Hamill</text:p>
          </table:table-cell>
          <table:table-cell office:value-type="string">
            <text:p>260.752.1419</text:p>
          </table:table-cell>
          <table:table-cell office:value-type="string">
            <text:p>Marilyne.Abshire88@yahoo.com</text:p>
          </table:table-cell>
          <table:table-cell office:value-type="string">
            <text:p>7501 Morton Fords</text:p>
          </table:table-cell>
          <table:table-cell office:value-type="string">
            <text:p>Framingham</text:p>
          </table:table-cell>
          <table:table-cell office:value-type="string">
            <text:p>Tennessee</text:p>
          </table:table-cell>
          <table:table-cell office:value-type="string">
            <text:p>84306</text:p>
          </table:table-cell>
          <table:table-cell office:value-type="string">
            <text:p>258257427</text:p>
          </table:table-cell>
          <table:table-cell office:value-type="string">
            <text:p>Home</text:p>
          </table:table-cell>
          <table:table-cell office:value-type="string">
            <text:p>Larson - Crist</text:p>
          </table:table-cell>
          <table:table-cell office:value-type="float" office:value="44548.353275208334">
            <text:p>44548.353275208334</text:p>
          </table:table-cell>
          <table:table-cell office:value-type="string">
            <text:p>http://placeimg.com/640/480</text:p>
          </table:table-cell>
          <table:table-cell office:value-type="string">
            <text:p>Dolorem aspernatur eos. Sit sed consectetur placeat molestias. Fuga velit vitae quia. Inventore dolor et vel quo id tempora. Est assumenda sint est odio dolorum maxime.</text:p>
          </table:table-cell>
          <table:table-cell office:value-type="boolean" office:boolean-value="true">
            <text:p>TRUE</text:p>
          </table:table-cell>
        </table:table-row>
        <table:table-row>
          <table:table-cell office:value-type="string">
            <text:p>Danielle Ebert</text:p>
          </table:table-cell>
          <table:table-cell office:value-type="string">
            <text:p>950.813.3725 x14820</text:p>
          </table:table-cell>
          <table:table-cell office:value-type="string">
            <text:p>Kaya89@hotmail.com</text:p>
          </table:table-cell>
          <table:table-cell office:value-type="string">
            <text:p>328 Gerlach View</text:p>
          </table:table-cell>
          <table:table-cell office:value-type="string">
            <text:p>South Rodrickmouth</text:p>
          </table:table-cell>
          <table:table-cell office:value-type="string">
            <text:p>Colorado</text:p>
          </table:table-cell>
          <table:table-cell office:value-type="string">
            <text:p>80129-0588</text:p>
          </table:table-cell>
          <table:table-cell office:value-type="string">
            <text:p>384402256</text:p>
          </table:table-cell>
          <table:table-cell office:value-type="string">
            <text:p>Kids</text:p>
          </table:table-cell>
          <table:table-cell office:value-type="string">
            <text:p>Reinger LLC</text:p>
          </table:table-cell>
          <table:table-cell office:value-type="float" office:value="44275.50784929398">
            <text:p>44275.50784929398</text:p>
          </table:table-cell>
          <table:table-cell office:value-type="string">
            <text:p>http://placeimg.com/640/480</text:p>
          </table:table-cell>
          <table:table-cell office:value-type="string">
            <text:p>Dolore est ipsa et dignissimos est. Rem facilis itaque officia qui at ut velit. Ut laborum cum accusamus aut a eos molestiae quia eligendi. Est facere maxime aut modi doloribus illum blanditiis. Ut temporibus iusto fugit sapiente sit quia.</text:p>
          </table:table-cell>
          <table:table-cell office:value-type="boolean" office:boolean-value="true">
            <text:p>TRUE</text:p>
          </table:table-cell>
        </table:table-row>
        <table:table-row>
          <table:table-cell office:value-type="string">
            <text:p>Georgia Cremin</text:p>
          </table:table-cell>
          <table:table-cell office:value-type="string">
            <text:p>598-969-0106 x9053</text:p>
          </table:table-cell>
          <table:table-cell office:value-type="string">
            <text:p>Arvilla.Runte32@yahoo.com</text:p>
          </table:table-cell>
          <table:table-cell office:value-type="string">
            <text:p>203 Pat Neck</text:p>
          </table:table-cell>
          <table:table-cell office:value-type="string">
            <text:p>Erachester</text:p>
          </table:table-cell>
          <table:table-cell office:value-type="string">
            <text:p>Idaho</text:p>
          </table:table-cell>
          <table:table-cell office:value-type="string">
            <text:p>99120</text:p>
          </table:table-cell>
          <table:table-cell office:value-type="string">
            <text:p>674214235</text:p>
          </table:table-cell>
          <table:table-cell office:value-type="string">
            <text:p>Movies</text:p>
          </table:table-cell>
          <table:table-cell office:value-type="string">
            <text:p>Toy - Heathcote</text:p>
          </table:table-cell>
          <table:table-cell office:value-type="float" office:value="44467.308584502316">
            <text:p>44467.308584502316</text:p>
          </table:table-cell>
          <table:table-cell office:value-type="string">
            <text:p>http://placeimg.com/640/480</text:p>
          </table:table-cell>
          <table:table-cell office:value-type="string">
            <text:p>Molestias nihil vero blanditiis voluptatem amet ducimus earum eos. Asperiores aut qui harum itaque. Necessitatibus voluptatum blanditiis aperiam possimus quae praesentium asperiores possimus. Eaque quo et doloremque impedit sed qui ut. Quidem voluptatum non ut aut.</text:p>
          </table:table-cell>
          <table:table-cell office:value-type="boolean" office:boolean-value="true">
            <text:p>TRUE</text:p>
          </table:table-cell>
        </table:table-row>
        <table:table-row>
          <table:table-cell office:value-type="string">
            <text:p>Mrs. Jerald Cruickshank</text:p>
          </table:table-cell>
          <table:table-cell office:value-type="string">
            <text:p>342-371-8747</text:p>
          </table:table-cell>
          <table:table-cell office:value-type="string">
            <text:p>Brock64@yahoo.com</text:p>
          </table:table-cell>
          <table:table-cell office:value-type="string">
            <text:p>5838 Zelma Parkways</text:p>
          </table:table-cell>
          <table:table-cell office:value-type="string">
            <text:p>Weissnatmouth</text:p>
          </table:table-cell>
          <table:table-cell office:value-type="string">
            <text:p>New York</text:p>
          </table:table-cell>
          <table:table-cell office:value-type="string">
            <text:p>02817</text:p>
          </table:table-cell>
          <table:table-cell office:value-type="string">
            <text:p>082024033</text:p>
          </table:table-cell>
          <table:table-cell office:value-type="string">
            <text:p>Garden</text:p>
          </table:table-cell>
          <table:table-cell office:value-type="string">
            <text:p>Berge LLC</text:p>
          </table:table-cell>
          <table:table-cell office:value-type="float" office:value="44477.8045462963">
            <text:p>44477.8045462963</text:p>
          </table:table-cell>
          <table:table-cell office:value-type="string">
            <text:p>http://placeimg.com/640/480</text:p>
          </table:table-cell>
          <table:table-cell office:value-type="string">
            <text:p>Sed commodi debitis quis eos est. Ducimus itaque necessitatibus voluptatum. Voluptatum recusandae quo fuga ducimus. Accusantium ut rem quae exercitationem.</text:p>
          </table:table-cell>
          <table:table-cell office:value-type="boolean" office:boolean-value="false">
            <text:p>FALSE</text:p>
          </table:table-cell>
        </table:table-row>
        <table:table-row>
          <table:table-cell office:value-type="string">
            <text:p>Walter Pacocha DVM</text:p>
          </table:table-cell>
          <table:table-cell office:value-type="string">
            <text:p>735-478-4006</text:p>
          </table:table-cell>
          <table:table-cell office:value-type="string">
            <text:p>Verla_Gerhold@gmail.com</text:p>
          </table:table-cell>
          <table:table-cell office:value-type="string">
            <text:p>32539 Funk Gardens</text:p>
          </table:table-cell>
          <table:table-cell office:value-type="string">
            <text:p>Lake Ciaramouth</text:p>
          </table:table-cell>
          <table:table-cell office:value-type="string">
            <text:p>Wyoming</text:p>
          </table:table-cell>
          <table:table-cell office:value-type="string">
            <text:p>82320</text:p>
          </table:table-cell>
          <table:table-cell office:value-type="string">
            <text:p>808585442</text:p>
          </table:table-cell>
          <table:table-cell office:value-type="string">
            <text:p>Clothing</text:p>
          </table:table-cell>
          <table:table-cell office:value-type="string">
            <text:p>Heathcote, Hermiston and Koelpin</text:p>
          </table:table-cell>
          <table:table-cell office:value-type="float" office:value="44453.66471653935">
            <text:p>44453.66471653935</text:p>
          </table:table-cell>
          <table:table-cell office:value-type="string">
            <text:p>http://placeimg.com/640/480</text:p>
          </table:table-cell>
          <table:table-cell office:value-type="string">
            <text:p>Minus dolore aut eaque. Nihil repudiandae voluptatem dolore nam incidunt temporibus ut et omnis. Temporibus fugiat est debitis laboriosam temporibus ipsa similique et. Facilis deserunt eius veniam eum eveniet inventore exercitationem. Alias fuga ut nulla unde eum esse sed sit sint. Corporis autem alias tempore ex dolores aut qui quos rerum.</text:p>
          </table:table-cell>
          <table:table-cell office:value-type="boolean" office:boolean-value="true">
            <text:p>TRUE</text:p>
          </table:table-cell>
        </table:table-row>
        <table:table-row>
          <table:table-cell office:value-type="string">
            <text:p>Helen Littel</text:p>
          </table:table-cell>
          <table:table-cell office:value-type="string">
            <text:p>1-270-442-1099 x27306</text:p>
          </table:table-cell>
          <table:table-cell office:value-type="string">
            <text:p>Alyce_Hamill@yahoo.com</text:p>
          </table:table-cell>
          <table:table-cell office:value-type="string">
            <text:p>213 Rempel Extension</text:p>
          </table:table-cell>
          <table:table-cell office:value-type="string">
            <text:p>Parkermouth</text:p>
          </table:table-cell>
          <table:table-cell office:value-type="string">
            <text:p>Maine</text:p>
          </table:table-cell>
          <table:table-cell office:value-type="string">
            <text:p>91949</text:p>
          </table:table-cell>
          <table:table-cell office:value-type="string">
            <text:p>652067860</text:p>
          </table:table-cell>
          <table:table-cell office:value-type="string">
            <text:p>Garden</text:p>
          </table:table-cell>
          <table:table-cell office:value-type="string">
            <text:p>Walsh Inc</text:p>
          </table:table-cell>
          <table:table-cell office:value-type="float" office:value="44430.35210408565">
            <text:p>44430.35210408565</text:p>
          </table:table-cell>
          <table:table-cell office:value-type="string">
            <text:p>http://placeimg.com/640/480</text:p>
          </table:table-cell>
          <table:table-cell office:value-type="string">
            <text:p>Et saepe id. Error temporibus rerum suscipit qui ipsa est et. Corrupti ut iusto dignissimos quasi magnam iusto illo. Dolorum sit alias laborum.</text:p>
          </table:table-cell>
          <table:table-cell office:value-type="boolean" office:boolean-value="false">
            <text:p>FALSE</text:p>
          </table:table-cell>
        </table:table-row>
        <table:table-row>
          <table:table-cell office:value-type="string">
            <text:p>Joyce Watsica</text:p>
          </table:table-cell>
          <table:table-cell office:value-type="string">
            <text:p>982-849-6896 x80770</text:p>
          </table:table-cell>
          <table:table-cell office:value-type="string">
            <text:p>Tyra.Hudson72@yahoo.com</text:p>
          </table:table-cell>
          <table:table-cell office:value-type="string">
            <text:p>32432 Obie Spur</text:p>
          </table:table-cell>
          <table:table-cell office:value-type="string">
            <text:p>League City</text:p>
          </table:table-cell>
          <table:table-cell office:value-type="string">
            <text:p>Missouri</text:p>
          </table:table-cell>
          <table:table-cell office:value-type="string">
            <text:p>60088-3166</text:p>
          </table:table-cell>
          <table:table-cell office:value-type="string">
            <text:p>237968892</text:p>
          </table:table-cell>
          <table:table-cell office:value-type="string">
            <text:p>Clothing</text:p>
          </table:table-cell>
          <table:table-cell office:value-type="string">
            <text:p>Konopelski - Lesch</text:p>
          </table:table-cell>
          <table:table-cell office:value-type="float" office:value="44282.718665092594">
            <text:p>44282.718665092594</text:p>
          </table:table-cell>
          <table:table-cell office:value-type="string">
            <text:p>http://placeimg.com/640/480</text:p>
          </table:table-cell>
          <table:table-cell office:value-type="string">
            <text:p>Aperiam quasi sit vitae aliquid quia qui. Voluptatem nihil ut reiciendis. Recusandae eum asperiores aut vel aut quis eos aspernatur. Cum nisi corrupti iste quia doloremque quia fugiat dolorem. Laboriosam ducimus sed aut et dolor exercitationem vel ab et.</text:p>
          </table:table-cell>
          <table:table-cell office:value-type="boolean" office:boolean-value="true">
            <text:p>TRUE</text:p>
          </table:table-cell>
        </table:table-row>
        <table:table-row>
          <table:table-cell office:value-type="string">
            <text:p>Abraham Schultz</text:p>
          </table:table-cell>
          <table:table-cell office:value-type="string">
            <text:p>505.717.7858 x92767</text:p>
          </table:table-cell>
          <table:table-cell office:value-type="string">
            <text:p>Patricia48@hotmail.com</text:p>
          </table:table-cell>
          <table:table-cell office:value-type="string">
            <text:p>207 Serena River</text:p>
          </table:table-cell>
          <table:table-cell office:value-type="string">
            <text:p>Phoenix</text:p>
          </table:table-cell>
          <table:table-cell office:value-type="string">
            <text:p>Wyoming</text:p>
          </table:table-cell>
          <table:table-cell office:value-type="string">
            <text:p>36407-4618</text:p>
          </table:table-cell>
          <table:table-cell office:value-type="string">
            <text:p>349909309</text:p>
          </table:table-cell>
          <table:table-cell office:value-type="string">
            <text:p>Garden</text:p>
          </table:table-cell>
          <table:table-cell office:value-type="string">
            <text:p>Schowalter - Fay</text:p>
          </table:table-cell>
          <table:table-cell office:value-type="float" office:value="44349.58209788195">
            <text:p>44349.58209788195</text:p>
          </table:table-cell>
          <table:table-cell office:value-type="string">
            <text:p>http://placeimg.com/640/480</text:p>
          </table:table-cell>
          <table:table-cell office:value-type="string">
            <text:p>Praesentium quaerat inventore molestias sunt similique sequi voluptatibus. Ea dolorem et illum aut voluptas dolor. Cupiditate velit est dolor dolore esse perferendis facere. Non reiciendis quidem minima illo quos voluptatem ducimus.</text:p>
          </table:table-cell>
          <table:table-cell office:value-type="boolean" office:boolean-value="true">
            <text:p>TRUE</text:p>
          </table:table-cell>
        </table:table-row>
        <table:table-row>
          <table:table-cell office:value-type="string">
            <text:p>Mrs. Claudia Farrell</text:p>
          </table:table-cell>
          <table:table-cell office:value-type="string">
            <text:p>715.860.6793 x80671</text:p>
          </table:table-cell>
          <table:table-cell office:value-type="string">
            <text:p>Roberto.Heidenreich59@hotmail.com</text:p>
          </table:table-cell>
          <table:table-cell office:value-type="string">
            <text:p>50652 Lehner Inlet</text:p>
          </table:table-cell>
          <table:table-cell office:value-type="string">
            <text:p>Huntington Beach</text:p>
          </table:table-cell>
          <table:table-cell office:value-type="string">
            <text:p>South Carolina</text:p>
          </table:table-cell>
          <table:table-cell office:value-type="string">
            <text:p>24059-0919</text:p>
          </table:table-cell>
          <table:table-cell office:value-type="string">
            <text:p>695360388</text:p>
          </table:table-cell>
          <table:table-cell office:value-type="string">
            <text:p>Toys</text:p>
          </table:table-cell>
          <table:table-cell office:value-type="string">
            <text:p>Kautzer, Grant and Crooks</text:p>
          </table:table-cell>
          <table:table-cell office:value-type="float" office:value="44439.75406028935">
            <text:p>44439.75406028935</text:p>
          </table:table-cell>
          <table:table-cell office:value-type="string">
            <text:p>http://placeimg.com/640/480</text:p>
          </table:table-cell>
          <table:table-cell office:value-type="string">
            <text:p>Omnis nemo dolore non suscipit quasi doloribus inventore qui. Expedita libero quia non dolores optio eum perspiciatis. Vitae id illo quibusdam cumque quia ut laudantium quaerat. Sequi et doloremque et.</text:p>
          </table:table-cell>
          <table:table-cell office:value-type="boolean" office:boolean-value="false">
            <text:p>FALSE</text:p>
          </table:table-cell>
        </table:table-row>
        <table:table-row>
          <table:table-cell office:value-type="string">
            <text:p>Melinda Gleason Sr.</text:p>
          </table:table-cell>
          <table:table-cell office:value-type="string">
            <text:p>(410) 976-5121 x172</text:p>
          </table:table-cell>
          <table:table-cell office:value-type="string">
            <text:p>Rickie.Feil18@gmail.com</text:p>
          </table:table-cell>
          <table:table-cell office:value-type="string">
            <text:p>87568 Jaskolski Pine</text:p>
          </table:table-cell>
          <table:table-cell office:value-type="string">
            <text:p>Boganmouth</text:p>
          </table:table-cell>
          <table:table-cell office:value-type="string">
            <text:p>Utah</text:p>
          </table:table-cell>
          <table:table-cell office:value-type="string">
            <text:p>56733-8232</text:p>
          </table:table-cell>
          <table:table-cell office:value-type="string">
            <text:p>800533654</text:p>
          </table:table-cell>
          <table:table-cell office:value-type="string">
            <text:p>Outdoors</text:p>
          </table:table-cell>
          <table:table-cell office:value-type="string">
            <text:p>Jerde, Yundt and Altenwerth</text:p>
          </table:table-cell>
          <table:table-cell office:value-type="float" office:value="44330.39523466435">
            <text:p>44330.39523466435</text:p>
          </table:table-cell>
          <table:table-cell office:value-type="string">
            <text:p>http://placeimg.com/640/480</text:p>
          </table:table-cell>
          <table:table-cell office:value-type="string">
            <text:p>Aperiam aut qui eius in qui sed est nesciunt. Similique doloremque dolor velit ad. Corporis quod odit dolor sed dicta.</text:p>
          </table:table-cell>
          <table:table-cell office:value-type="boolean" office:boolean-value="true">
            <text:p>TRUE</text:p>
          </table:table-cell>
        </table:table-row>
        <table:table-row>
          <table:table-cell office:value-type="string">
            <text:p>Whitney Paucek</text:p>
          </table:table-cell>
          <table:table-cell office:value-type="string">
            <text:p>563.618.8351</text:p>
          </table:table-cell>
          <table:table-cell office:value-type="string">
            <text:p>Russell.Harber@yahoo.com</text:p>
          </table:table-cell>
          <table:table-cell office:value-type="string">
            <text:p>67529 Zoie Curve</text:p>
          </table:table-cell>
          <table:table-cell office:value-type="string">
            <text:p>Consuelomouth</text:p>
          </table:table-cell>
          <table:table-cell office:value-type="string">
            <text:p>New Hampshire</text:p>
          </table:table-cell>
          <table:table-cell office:value-type="string">
            <text:p>56501</text:p>
          </table:table-cell>
          <table:table-cell office:value-type="string">
            <text:p>792429326</text:p>
          </table:table-cell>
          <table:table-cell office:value-type="string">
            <text:p>Beauty</text:p>
          </table:table-cell>
          <table:table-cell office:value-type="string">
            <text:p>Bergnaum - Witting</text:p>
          </table:table-cell>
          <table:table-cell office:value-type="float" office:value="44234.79753211806">
            <text:p>44234.79753211806</text:p>
          </table:table-cell>
          <table:table-cell office:value-type="string">
            <text:p>http://placeimg.com/640/480</text:p>
          </table:table-cell>
          <table:table-cell office:value-type="string">
            <text:p>Eligendi doloribus voluptatibus voluptas est molestiae et est. Nostrum recusandae omnis sapiente velit aut cum facere voluptatum fugiat. Dolorem eos ipsum. Quis consequatur tenetur.</text:p>
          </table:table-cell>
          <table:table-cell office:value-type="boolean" office:boolean-value="true">
            <text:p>TRUE</text:p>
          </table:table-cell>
        </table:table-row>
        <table:table-row>
          <table:table-cell office:value-type="string">
            <text:p>Rosie Thiel</text:p>
          </table:table-cell>
          <table:table-cell office:value-type="string">
            <text:p>422.898.4227 x39306</text:p>
          </table:table-cell>
          <table:table-cell office:value-type="string">
            <text:p>Alfred_Johnson40@gmail.com</text:p>
          </table:table-cell>
          <table:table-cell office:value-type="string">
            <text:p>6944 Abbott Extension</text:p>
          </table:table-cell>
          <table:table-cell office:value-type="string">
            <text:p>Ankundingbury</text:p>
          </table:table-cell>
          <table:table-cell office:value-type="string">
            <text:p>Texas</text:p>
          </table:table-cell>
          <table:table-cell office:value-type="string">
            <text:p>00321</text:p>
          </table:table-cell>
          <table:table-cell office:value-type="string">
            <text:p>885940796</text:p>
          </table:table-cell>
          <table:table-cell office:value-type="string">
            <text:p>Kids</text:p>
          </table:table-cell>
          <table:table-cell office:value-type="string">
            <text:p>Yundt Group</text:p>
          </table:table-cell>
          <table:table-cell office:value-type="float" office:value="44467.040179930555">
            <text:p>44467.040179930555</text:p>
          </table:table-cell>
          <table:table-cell office:value-type="string">
            <text:p>http://placeimg.com/640/480</text:p>
          </table:table-cell>
          <table:table-cell office:value-type="string">
            <text:p>Excepturi numquam sed quia. Pariatur maxime ut enim. Commodi expedita nesciunt quos. Facilis modi officiis dolores velit. Aut vero provident commodi fugit.</text:p>
          </table:table-cell>
          <table:table-cell office:value-type="boolean" office:boolean-value="false">
            <text:p>FALSE</text:p>
          </table:table-cell>
        </table:table-row>
        <table:table-row>
          <table:table-cell office:value-type="string">
            <text:p>Sadie Blick</text:p>
          </table:table-cell>
          <table:table-cell office:value-type="string">
            <text:p>1-425-618-1554 x8329</text:p>
          </table:table-cell>
          <table:table-cell office:value-type="string">
            <text:p>Sherman.Steuber81@hotmail.com</text:p>
          </table:table-cell>
          <table:table-cell office:value-type="string">
            <text:p>68040 Osborne Walks</text:p>
          </table:table-cell>
          <table:table-cell office:value-type="string">
            <text:p>Emilianoborough</text:p>
          </table:table-cell>
          <table:table-cell office:value-type="string">
            <text:p>North Carolina</text:p>
          </table:table-cell>
          <table:table-cell office:value-type="string">
            <text:p>59207</text:p>
          </table:table-cell>
          <table:table-cell office:value-type="string">
            <text:p>106977558</text:p>
          </table:table-cell>
          <table:table-cell office:value-type="string">
            <text:p>Computers</text:p>
          </table:table-cell>
          <table:table-cell office:value-type="string">
            <text:p>Tromp, Windler and Ratke</text:p>
          </table:table-cell>
          <table:table-cell office:value-type="float" office:value="44387.73167761574">
            <text:p>44387.73167761574</text:p>
          </table:table-cell>
          <table:table-cell office:value-type="string">
            <text:p>http://placeimg.com/640/480</text:p>
          </table:table-cell>
          <table:table-cell office:value-type="string">
            <text:p>Voluptatem aspernatur aliquid facilis quia repudiandae ut ut error quia. Qui odit nostrum aut illo eos totam nobis sed quibusdam. Sed maxime ipsa dolore porro excepturi magnam non architecto fugit. Ex eum qui sint unde consequatur sit et et. Recusandae aut aspernatur similique quia sequi ut itaque dignissimos.</text:p>
          </table:table-cell>
          <table:table-cell office:value-type="boolean" office:boolean-value="true">
            <text:p>TRUE</text:p>
          </table:table-cell>
        </table:table-row>
        <table:table-row>
          <table:table-cell office:value-type="string">
            <text:p>Dustin Gislason</text:p>
          </table:table-cell>
          <table:table-cell office:value-type="string">
            <text:p>404-860-9547</text:p>
          </table:table-cell>
          <table:table-cell office:value-type="string">
            <text:p>Walter59@yahoo.com</text:p>
          </table:table-cell>
          <table:table-cell office:value-type="string">
            <text:p>44071 Ethan Glens</text:p>
          </table:table-cell>
          <table:table-cell office:value-type="string">
            <text:p>East Kileychester</text:p>
          </table:table-cell>
          <table:table-cell office:value-type="string">
            <text:p>New Jersey</text:p>
          </table:table-cell>
          <table:table-cell office:value-type="string">
            <text:p>21607-1015</text:p>
          </table:table-cell>
          <table:table-cell office:value-type="string">
            <text:p>038299281</text:p>
          </table:table-cell>
          <table:table-cell office:value-type="string">
            <text:p>Books</text:p>
          </table:table-cell>
          <table:table-cell office:value-type="string">
            <text:p>Jerde, Cremin and Cremin</text:p>
          </table:table-cell>
          <table:table-cell office:value-type="float" office:value="44302.49137604167">
            <text:p>44302.49137604167</text:p>
          </table:table-cell>
          <table:table-cell office:value-type="string">
            <text:p>http://placeimg.com/640/480</text:p>
          </table:table-cell>
          <table:table-cell office:value-type="string">
            <text:p>Voluptas illo consectetur nam aliquam voluptatem debitis. Accusantium quia fuga dolor totam eveniet. Laborum non atque. Incidunt consectetur aut ab iusto aut doloremque quis occaecati.</text:p>
          </table:table-cell>
          <table:table-cell office:value-type="boolean" office:boolean-value="true">
            <text:p>TRUE</text:p>
          </table:table-cell>
        </table:table-row>
        <table:table-row>
          <table:table-cell office:value-type="string">
            <text:p>Janice Lang</text:p>
          </table:table-cell>
          <table:table-cell office:value-type="string">
            <text:p>1-254-925-6257</text:p>
          </table:table-cell>
          <table:table-cell office:value-type="string">
            <text:p>Ima.Windler69@gmail.com</text:p>
          </table:table-cell>
          <table:table-cell office:value-type="string">
            <text:p>494 Strosin Motorway</text:p>
          </table:table-cell>
          <table:table-cell office:value-type="string">
            <text:p>Lake Katlynport</text:p>
          </table:table-cell>
          <table:table-cell office:value-type="string">
            <text:p>Arkansas</text:p>
          </table:table-cell>
          <table:table-cell office:value-type="string">
            <text:p>19003</text:p>
          </table:table-cell>
          <table:table-cell office:value-type="string">
            <text:p>251389978</text:p>
          </table:table-cell>
          <table:table-cell office:value-type="string">
            <text:p>Automotive</text:p>
          </table:table-cell>
          <table:table-cell office:value-type="string">
            <text:p>Deckow - Price</text:p>
          </table:table-cell>
          <table:table-cell office:value-type="float" office:value="44388.2793162963">
            <text:p>44388.2793162963</text:p>
          </table:table-cell>
          <table:table-cell office:value-type="string">
            <text:p>http://placeimg.com/640/480</text:p>
          </table:table-cell>
          <table:table-cell office:value-type="string">
            <text:p>Non nostrum animi laboriosam sapiente eaque provident autem consequatur qui. Ut nihil vel dolorum id blanditiis rerum. Quam qui qui sed suscipit et quaerat doloribus. Adipisci ut vitae dolores.</text:p>
          </table:table-cell>
          <table:table-cell office:value-type="boolean" office:boolean-value="false">
            <text:p>FALSE</text:p>
          </table:table-cell>
        </table:table-row>
        <table:table-row>
          <table:table-cell office:value-type="string">
            <text:p>Brandon Hamill</text:p>
          </table:table-cell>
          <table:table-cell office:value-type="string">
            <text:p>989.813.6892 x6423</text:p>
          </table:table-cell>
          <table:table-cell office:value-type="string">
            <text:p>Armand94@yahoo.com</text:p>
          </table:table-cell>
          <table:table-cell office:value-type="string">
            <text:p>75128 Denis Ridges</text:p>
          </table:table-cell>
          <table:table-cell office:value-type="string">
            <text:p>North Carole</text:p>
          </table:table-cell>
          <table:table-cell office:value-type="string">
            <text:p>Hawaii</text:p>
          </table:table-cell>
          <table:table-cell office:value-type="string">
            <text:p>28292</text:p>
          </table:table-cell>
          <table:table-cell office:value-type="string">
            <text:p>646337276</text:p>
          </table:table-cell>
          <table:table-cell office:value-type="string">
            <text:p>Health</text:p>
          </table:table-cell>
          <table:table-cell office:value-type="string">
            <text:p>Wolff, Farrell and Keeling</text:p>
          </table:table-cell>
          <table:table-cell office:value-type="float" office:value="44558.43700503472">
            <text:p>44558.43700503472</text:p>
          </table:table-cell>
          <table:table-cell office:value-type="string">
            <text:p>http://placeimg.com/640/480</text:p>
          </table:table-cell>
          <table:table-cell office:value-type="string">
            <text:p>Ipsam fugiat eum temporibus exercitationem sunt nihil assumenda nobis ut. Enim qui laudantium. Doloribus praesentium optio nisi. Odit rem earum et fuga. Optio voluptatem quas quae assumenda aliquid at eos.</text:p>
          </table:table-cell>
          <table:table-cell office:value-type="boolean" office:boolean-value="true">
            <text:p>TRUE</text:p>
          </table:table-cell>
        </table:table-row>
        <table:table-row>
          <table:table-cell office:value-type="string">
            <text:p>Harriet Fisher</text:p>
          </table:table-cell>
          <table:table-cell office:value-type="string">
            <text:p>628-851-1319 x52951</text:p>
          </table:table-cell>
          <table:table-cell office:value-type="string">
            <text:p>Dusty_Schumm@hotmail.com</text:p>
          </table:table-cell>
          <table:table-cell office:value-type="string">
            <text:p>2613 Kuphal Fall</text:p>
          </table:table-cell>
          <table:table-cell office:value-type="string">
            <text:p>New Carmelostad</text:p>
          </table:table-cell>
          <table:table-cell office:value-type="string">
            <text:p>Idaho</text:p>
          </table:table-cell>
          <table:table-cell office:value-type="string">
            <text:p>13021-1656</text:p>
          </table:table-cell>
          <table:table-cell office:value-type="string">
            <text:p>539639544</text:p>
          </table:table-cell>
          <table:table-cell office:value-type="string">
            <text:p>Computers</text:p>
          </table:table-cell>
          <table:table-cell office:value-type="string">
            <text:p>Waters Group</text:p>
          </table:table-cell>
          <table:table-cell office:value-type="float" office:value="44533.95652597222">
            <text:p>44533.95652597222</text:p>
          </table:table-cell>
          <table:table-cell office:value-type="string">
            <text:p>http://placeimg.com/640/480</text:p>
          </table:table-cell>
          <table:table-cell office:value-type="string">
            <text:p>Odit non in adipisci tempore dolorum sit. Aut voluptatum rerum dolore dolorem quisquam doloribus. Ipsam voluptas id voluptatum beatae.</text:p>
          </table:table-cell>
          <table:table-cell office:value-type="boolean" office:boolean-value="true">
            <text:p>TRUE</text:p>
          </table:table-cell>
        </table:table-row>
        <table:table-row>
          <table:table-cell office:value-type="string">
            <text:p>Verna Hamill</text:p>
          </table:table-cell>
          <table:table-cell office:value-type="string">
            <text:p>1-640-375-7751 x66488</text:p>
          </table:table-cell>
          <table:table-cell office:value-type="string">
            <text:p>Rachael_Aufderhar@hotmail.com</text:p>
          </table:table-cell>
          <table:table-cell office:value-type="string">
            <text:p>3661 Berge Key</text:p>
          </table:table-cell>
          <table:table-cell office:value-type="string">
            <text:p>Christopherton</text:p>
          </table:table-cell>
          <table:table-cell office:value-type="string">
            <text:p>Maine</text:p>
          </table:table-cell>
          <table:table-cell office:value-type="string">
            <text:p>64614</text:p>
          </table:table-cell>
          <table:table-cell office:value-type="string">
            <text:p>810488511</text:p>
          </table:table-cell>
          <table:table-cell office:value-type="string">
            <text:p>Electronics</text:p>
          </table:table-cell>
          <table:table-cell office:value-type="string">
            <text:p>Emard Group</text:p>
          </table:table-cell>
          <table:table-cell office:value-type="float" office:value="44464.903166840275">
            <text:p>44464.903166840275</text:p>
          </table:table-cell>
          <table:table-cell office:value-type="string">
            <text:p>http://placeimg.com/640/480</text:p>
          </table:table-cell>
          <table:table-cell office:value-type="string">
            <text:p>Quisquam et aut est quam. In omnis repellendus placeat. Quaerat ducimus esse ut est et architecto quaerat mollitia. Et sint ut magni quas reprehenderit aut quibusdam voluptate sed.</text:p>
          </table:table-cell>
          <table:table-cell office:value-type="boolean" office:boolean-value="true">
            <text:p>TRUE</text:p>
          </table:table-cell>
        </table:table-row>
        <table:table-row>
          <table:table-cell office:value-type="string">
            <text:p>Chris West</text:p>
          </table:table-cell>
          <table:table-cell office:value-type="string">
            <text:p>466-653-5628 x7308</text:p>
          </table:table-cell>
          <table:table-cell office:value-type="string">
            <text:p>Alec45@yahoo.com</text:p>
          </table:table-cell>
          <table:table-cell office:value-type="string">
            <text:p>3199 Willms Street</text:p>
          </table:table-cell>
          <table:table-cell office:value-type="string">
            <text:p>Casandrabury</text:p>
          </table:table-cell>
          <table:table-cell office:value-type="string">
            <text:p>Colorado</text:p>
          </table:table-cell>
          <table:table-cell office:value-type="string">
            <text:p>29998-0680</text:p>
          </table:table-cell>
          <table:table-cell office:value-type="string">
            <text:p>954092452</text:p>
          </table:table-cell>
          <table:table-cell office:value-type="string">
            <text:p>Beauty</text:p>
          </table:table-cell>
          <table:table-cell office:value-type="string">
            <text:p>Balistreri, Stanton and Wolf</text:p>
          </table:table-cell>
          <table:table-cell office:value-type="float" office:value="44572.12856361111">
            <text:p>44572.12856361111</text:p>
          </table:table-cell>
          <table:table-cell office:value-type="string">
            <text:p>http://placeimg.com/640/480</text:p>
          </table:table-cell>
          <table:table-cell office:value-type="string">
            <text:p>Nemo id quia eum. Doloremque quia repellat atque sunt repudiandae ipsum temporibus. Qui expedita repellendus. Molestias harum rerum veniam amet quidem.</text:p>
          </table:table-cell>
          <table:table-cell office:value-type="boolean" office:boolean-value="false">
            <text:p>FALSE</text:p>
          </table:table-cell>
        </table:table-row>
        <table:table-row>
          <table:table-cell office:value-type="string">
            <text:p>Dawn Daniel</text:p>
          </table:table-cell>
          <table:table-cell office:value-type="string">
            <text:p>(983) 932-7622</text:p>
          </table:table-cell>
          <table:table-cell office:value-type="string">
            <text:p>Emmalee.Ledner@gmail.com</text:p>
          </table:table-cell>
          <table:table-cell office:value-type="string">
            <text:p>08457 Cormier Drive</text:p>
          </table:table-cell>
          <table:table-cell office:value-type="string">
            <text:p>East Nils</text:p>
          </table:table-cell>
          <table:table-cell office:value-type="string">
            <text:p>New York</text:p>
          </table:table-cell>
          <table:table-cell office:value-type="string">
            <text:p>00739-3669</text:p>
          </table:table-cell>
          <table:table-cell office:value-type="string">
            <text:p>606226974</text:p>
          </table:table-cell>
          <table:table-cell office:value-type="string">
            <text:p>Beauty</text:p>
          </table:table-cell>
          <table:table-cell office:value-type="string">
            <text:p>Hane, Kerluke and Ebert</text:p>
          </table:table-cell>
          <table:table-cell office:value-type="float" office:value="44578.294627256946">
            <text:p>44578.294627256946</text:p>
          </table:table-cell>
          <table:table-cell office:value-type="string">
            <text:p>http://placeimg.com/640/480</text:p>
          </table:table-cell>
          <table:table-cell office:value-type="string">
            <text:p>Aperiam molestiae occaecati et ipsum earum. Et numquam quo a sed dolorem ipsa. Iste consequuntur sed et vel ex. Consequatur ducimus asperiores dolorum repellat.</text:p>
          </table:table-cell>
          <table:table-cell office:value-type="boolean" office:boolean-value="false">
            <text:p>FALSE</text:p>
          </table:table-cell>
        </table:table-row>
        <table:table-row>
          <table:table-cell office:value-type="string">
            <text:p>Gloria Swaniawski</text:p>
          </table:table-cell>
          <table:table-cell office:value-type="string">
            <text:p>690-357-1908 x066</text:p>
          </table:table-cell>
          <table:table-cell office:value-type="string">
            <text:p>Jessyca_Rempel@hotmail.com</text:p>
          </table:table-cell>
          <table:table-cell office:value-type="string">
            <text:p>9070 Volkman Mountains</text:p>
          </table:table-cell>
          <table:table-cell office:value-type="string">
            <text:p>Mannshire</text:p>
          </table:table-cell>
          <table:table-cell office:value-type="string">
            <text:p>Wisconsin</text:p>
          </table:table-cell>
          <table:table-cell office:value-type="string">
            <text:p>91270</text:p>
          </table:table-cell>
          <table:table-cell office:value-type="string">
            <text:p>408389925</text:p>
          </table:table-cell>
          <table:table-cell office:value-type="string">
            <text:p>Beauty</text:p>
          </table:table-cell>
          <table:table-cell office:value-type="string">
            <text:p>Wiza - Flatley</text:p>
          </table:table-cell>
          <table:table-cell office:value-type="float" office:value="44413.56228459491">
            <text:p>44413.56228459491</text:p>
          </table:table-cell>
          <table:table-cell office:value-type="string">
            <text:p>http://placeimg.com/640/480</text:p>
          </table:table-cell>
          <table:table-cell office:value-type="string">
            <text:p>Maiores amet ipsum quia tempora quae molestiae quia. Illum enim numquam natus reiciendis recusandae quia corporis. Cum accusamus commodi maiores neque non cumque dolorem ut facilis. Voluptatem dignissimos quos.</text:p>
          </table:table-cell>
          <table:table-cell office:value-type="boolean" office:boolean-value="false">
            <text:p>FALSE</text:p>
          </table:table-cell>
        </table:table-row>
        <table:table-row>
          <table:table-cell office:value-type="string">
            <text:p>Fredrick Heller</text:p>
          </table:table-cell>
          <table:table-cell office:value-type="string">
            <text:p>345-619-4478</text:p>
          </table:table-cell>
          <table:table-cell office:value-type="string">
            <text:p>Marlen_Torp@hotmail.com</text:p>
          </table:table-cell>
          <table:table-cell office:value-type="string">
            <text:p>231 Meggie Walks</text:p>
          </table:table-cell>
          <table:table-cell office:value-type="string">
            <text:p>Lake Millerchester</text:p>
          </table:table-cell>
          <table:table-cell office:value-type="string">
            <text:p>New York</text:p>
          </table:table-cell>
          <table:table-cell office:value-type="string">
            <text:p>10681-6744</text:p>
          </table:table-cell>
          <table:table-cell office:value-type="string">
            <text:p>536888288</text:p>
          </table:table-cell>
          <table:table-cell office:value-type="string">
            <text:p>Movies</text:p>
          </table:table-cell>
          <table:table-cell office:value-type="string">
            <text:p>Koepp LLC</text:p>
          </table:table-cell>
          <table:table-cell office:value-type="float" office:value="44267.16767358797">
            <text:p>44267.16767358797</text:p>
          </table:table-cell>
          <table:table-cell office:value-type="string">
            <text:p>http://placeimg.com/640/480</text:p>
          </table:table-cell>
          <table:table-cell office:value-type="string">
            <text:p>Est quidem esse. Nemo voluptas illo. Minima id dolorem molestiae eum. Sit quia iste et atque labore hic accusantium. Quia cumque est asperiores doloremque.</text:p>
          </table:table-cell>
          <table:table-cell office:value-type="boolean" office:boolean-value="true">
            <text:p>TRUE</text:p>
          </table:table-cell>
        </table:table-row>
        <table:table-row>
          <table:table-cell office:value-type="string">
            <text:p>Kristopher Jacobson</text:p>
          </table:table-cell>
          <table:table-cell office:value-type="string">
            <text:p>757-383-3069 x8878</text:p>
          </table:table-cell>
          <table:table-cell office:value-type="string">
            <text:p>Reanna_Gorczany@yahoo.com</text:p>
          </table:table-cell>
          <table:table-cell office:value-type="string">
            <text:p>641 Verona Divide</text:p>
          </table:table-cell>
          <table:table-cell office:value-type="string">
            <text:p>West Allenmouth</text:p>
          </table:table-cell>
          <table:table-cell office:value-type="string">
            <text:p>Missouri</text:p>
          </table:table-cell>
          <table:table-cell office:value-type="string">
            <text:p>48373</text:p>
          </table:table-cell>
          <table:table-cell office:value-type="string">
            <text:p>894475317</text:p>
          </table:table-cell>
          <table:table-cell office:value-type="string">
            <text:p>Music</text:p>
          </table:table-cell>
          <table:table-cell office:value-type="string">
            <text:p>Collins - Blick</text:p>
          </table:table-cell>
          <table:table-cell office:value-type="float" office:value="44392.429328784725">
            <text:p>44392.429328784725</text:p>
          </table:table-cell>
          <table:table-cell office:value-type="string">
            <text:p>http://placeimg.com/640/480</text:p>
          </table:table-cell>
          <table:table-cell office:value-type="string">
            <text:p>Molestiae eum eum eum ipsum. Velit sunt dolor et ex. Occaecati dolorem assumenda beatae consequatur velit non. Expedita labore nemo recusandae. Cumque quod rerum nemo eaque molestiae molestias ut veniam. Ut quos eum labore.</text:p>
          </table:table-cell>
          <table:table-cell office:value-type="boolean" office:boolean-value="true">
            <text:p>TRUE</text:p>
          </table:table-cell>
        </table:table-row>
        <table:table-row>
          <table:table-cell office:value-type="string">
            <text:p>Ed Ryan Sr.</text:p>
          </table:table-cell>
          <table:table-cell office:value-type="string">
            <text:p>981-404-3658 x2405</text:p>
          </table:table-cell>
          <table:table-cell office:value-type="string">
            <text:p>Reed_Luettgen39@yahoo.com</text:p>
          </table:table-cell>
          <table:table-cell office:value-type="string">
            <text:p>38096 Margarett Crescent</text:p>
          </table:table-cell>
          <table:table-cell office:value-type="string">
            <text:p>South Jalon</text:p>
          </table:table-cell>
          <table:table-cell office:value-type="string">
            <text:p>Vermont</text:p>
          </table:table-cell>
          <table:table-cell office:value-type="string">
            <text:p>39003-8804</text:p>
          </table:table-cell>
          <table:table-cell office:value-type="string">
            <text:p>656908640</text:p>
          </table:table-cell>
          <table:table-cell office:value-type="string">
            <text:p>Movies</text:p>
          </table:table-cell>
          <table:table-cell office:value-type="string">
            <text:p>Roberts Inc</text:p>
          </table:table-cell>
          <table:table-cell office:value-type="float" office:value="44459.420039606484">
            <text:p>44459.420039606484</text:p>
          </table:table-cell>
          <table:table-cell office:value-type="string">
            <text:p>http://placeimg.com/640/480</text:p>
          </table:table-cell>
          <table:table-cell office:value-type="string">
            <text:p>Laudantium in ut qui soluta impedit aut animi. Fugiat deleniti quia enim. Totam rem sapiente itaque voluptatum atque sunt et et dicta. Praesentium neque corrupti qui. Aut saepe rerum dicta sunt quo. Accusantium sapiente quisquam quisquam et voluptatem quis autem.</text:p>
          </table:table-cell>
          <table:table-cell office:value-type="boolean" office:boolean-value="false">
            <text:p>FALSE</text:p>
          </table:table-cell>
        </table:table-row>
        <table:table-row>
          <table:table-cell office:value-type="string">
            <text:p>Johnnie Predovic</text:p>
          </table:table-cell>
          <table:table-cell office:value-type="string">
            <text:p>1-727-385-5731 x89757</text:p>
          </table:table-cell>
          <table:table-cell office:value-type="string">
            <text:p>Roosevelt_Hermann43@hotmail.com</text:p>
          </table:table-cell>
          <table:table-cell office:value-type="string">
            <text:p>5341 Bennett Field</text:p>
          </table:table-cell>
          <table:table-cell office:value-type="string">
            <text:p>North Marisol</text:p>
          </table:table-cell>
          <table:table-cell office:value-type="string">
            <text:p>Washington</text:p>
          </table:table-cell>
          <table:table-cell office:value-type="string">
            <text:p>32085</text:p>
          </table:table-cell>
          <table:table-cell office:value-type="string">
            <text:p>687708932</text:p>
          </table:table-cell>
          <table:table-cell office:value-type="string">
            <text:p>Toys</text:p>
          </table:table-cell>
          <table:table-cell office:value-type="string">
            <text:p>Feil - Paucek</text:p>
          </table:table-cell>
          <table:table-cell office:value-type="float" office:value="44531.381578402776">
            <text:p>44531.381578402776</text:p>
          </table:table-cell>
          <table:table-cell office:value-type="string">
            <text:p>http://placeimg.com/640/480</text:p>
          </table:table-cell>
          <table:table-cell office:value-type="string">
            <text:p>Esse perferendis accusantium unde nihil et id vitae. Quas quo tenetur ratione. Eligendi rerum ullam optio sapiente non minima ipsam corrupti.</text:p>
          </table:table-cell>
          <table:table-cell office:value-type="boolean" office:boolean-value="true">
            <text:p>TRUE</text:p>
          </table:table-cell>
        </table:table-row>
        <table:table-row>
          <table:table-cell office:value-type="string">
            <text:p>Mr. Levi Jerde</text:p>
          </table:table-cell>
          <table:table-cell office:value-type="string">
            <text:p>(492) 888-5402 x405</text:p>
          </table:table-cell>
          <table:table-cell office:value-type="string">
            <text:p>Santa_Auer@gmail.com</text:p>
          </table:table-cell>
          <table:table-cell office:value-type="string">
            <text:p>671 Volkman Junction</text:p>
          </table:table-cell>
          <table:table-cell office:value-type="string">
            <text:p>Schillerberg</text:p>
          </table:table-cell>
          <table:table-cell office:value-type="string">
            <text:p>Vermont</text:p>
          </table:table-cell>
          <table:table-cell office:value-type="string">
            <text:p>45412</text:p>
          </table:table-cell>
          <table:table-cell office:value-type="string">
            <text:p>527401807</text:p>
          </table:table-cell>
          <table:table-cell office:value-type="string">
            <text:p>Home</text:p>
          </table:table-cell>
          <table:table-cell office:value-type="string">
            <text:p>Bins Inc</text:p>
          </table:table-cell>
          <table:table-cell office:value-type="float" office:value="44465.45817212963">
            <text:p>44465.45817212963</text:p>
          </table:table-cell>
          <table:table-cell office:value-type="string">
            <text:p>http://placeimg.com/640/480</text:p>
          </table:table-cell>
          <table:table-cell office:value-type="string">
            <text:p>Quia velit dignissimos rerum voluptatum perferendis. Repudiandae tempore natus ut fugit ab ab aut non qui. Id molestiae repellendus sunt aliquid quos est earum itaque.</text:p>
          </table:table-cell>
          <table:table-cell office:value-type="boolean" office:boolean-value="true">
            <text:p>TRUE</text:p>
          </table:table-cell>
        </table:table-row>
        <table:table-row>
          <table:table-cell office:value-type="string">
            <text:p>Leticia Adams PhD</text:p>
          </table:table-cell>
          <table:table-cell office:value-type="string">
            <text:p>1-268-806-1795 x858</text:p>
          </table:table-cell>
          <table:table-cell office:value-type="string">
            <text:p>Eula64@gmail.com</text:p>
          </table:table-cell>
          <table:table-cell office:value-type="string">
            <text:p>75652 Nienow Keys</text:p>
          </table:table-cell>
          <table:table-cell office:value-type="string">
            <text:p>Escondido</text:p>
          </table:table-cell>
          <table:table-cell office:value-type="string">
            <text:p>Idaho</text:p>
          </table:table-cell>
          <table:table-cell office:value-type="string">
            <text:p>23204</text:p>
          </table:table-cell>
          <table:table-cell office:value-type="string">
            <text:p>869536773</text:p>
          </table:table-cell>
          <table:table-cell office:value-type="string">
            <text:p>Clothing</text:p>
          </table:table-cell>
          <table:table-cell office:value-type="string">
            <text:p>Welch - Block</text:p>
          </table:table-cell>
          <table:table-cell office:value-type="float" office:value="44238.067736585646">
            <text:p>44238.067736585646</text:p>
          </table:table-cell>
          <table:table-cell office:value-type="string">
            <text:p>http://placeimg.com/640/480</text:p>
          </table:table-cell>
          <table:table-cell office:value-type="string">
            <text:p>Ratione porro autem occaecati ducimus est ea et assumenda. Dolor consequuntur fugit unde sint ipsum eos eaque. Velit a magni et voluptatem. Consequatur numquam voluptas velit debitis ut ut doloremque tempore facilis. Rerum sint accusantium magni. Soluta omnis voluptatum exercitationem tenetur neque.</text:p>
          </table:table-cell>
          <table:table-cell office:value-type="boolean" office:boolean-value="false">
            <text:p>FALSE</text:p>
          </table:table-cell>
        </table:table-row>
        <table:table-row>
          <table:table-cell office:value-type="string">
            <text:p>Mrs. Mattie Feest</text:p>
          </table:table-cell>
          <table:table-cell office:value-type="string">
            <text:p>632-684-5394</text:p>
          </table:table-cell>
          <table:table-cell office:value-type="string">
            <text:p>Lisandro_Mitchell93@gmail.com</text:p>
          </table:table-cell>
          <table:table-cell office:value-type="string">
            <text:p>6490 Darrel Lake</text:p>
          </table:table-cell>
          <table:table-cell office:value-type="string">
            <text:p>East Anya</text:p>
          </table:table-cell>
          <table:table-cell office:value-type="string">
            <text:p>Iowa</text:p>
          </table:table-cell>
          <table:table-cell office:value-type="string">
            <text:p>19954</text:p>
          </table:table-cell>
          <table:table-cell office:value-type="string">
            <text:p>703909233</text:p>
          </table:table-cell>
          <table:table-cell office:value-type="string">
            <text:p>Electronics</text:p>
          </table:table-cell>
          <table:table-cell office:value-type="string">
            <text:p>Greenfelder, Hintz and Stokes</text:p>
          </table:table-cell>
          <table:table-cell office:value-type="float" office:value="44462.77598212963">
            <text:p>44462.77598212963</text:p>
          </table:table-cell>
          <table:table-cell office:value-type="string">
            <text:p>http://placeimg.com/640/480</text:p>
          </table:table-cell>
          <table:table-cell office:value-type="string">
            <text:p>Ut laboriosam dolores et dolores doloribus. Cum et aspernatur eligendi amet et beatae iure architecto expedita. Architecto illum quam est quisquam aliquid asperiores eligendi. Omnis aut sunt voluptas ut repellendus optio sint. Reiciendis qui sequi. Sed et ut fugit officiis nihil cumque praesentium eos occaecati.</text:p>
          </table:table-cell>
          <table:table-cell office:value-type="boolean" office:boolean-value="true">
            <text:p>TRUE</text:p>
          </table:table-cell>
        </table:table-row>
        <table:table-row>
          <table:table-cell office:value-type="string">
            <text:p>Traci Hills</text:p>
          </table:table-cell>
          <table:table-cell office:value-type="string">
            <text:p>(837) 492-6879</text:p>
          </table:table-cell>
          <table:table-cell office:value-type="string">
            <text:p>Carlos.OConner17@gmail.com</text:p>
          </table:table-cell>
          <table:table-cell office:value-type="string">
            <text:p>511 Luettgen Avenue</text:p>
          </table:table-cell>
          <table:table-cell office:value-type="string">
            <text:p>Piperhaven</text:p>
          </table:table-cell>
          <table:table-cell office:value-type="string">
            <text:p>Tennessee</text:p>
          </table:table-cell>
          <table:table-cell office:value-type="string">
            <text:p>46752-7930</text:p>
          </table:table-cell>
          <table:table-cell office:value-type="string">
            <text:p>864769105</text:p>
          </table:table-cell>
          <table:table-cell office:value-type="string">
            <text:p>Grocery</text:p>
          </table:table-cell>
          <table:table-cell office:value-type="string">
            <text:p>Rowe LLC</text:p>
          </table:table-cell>
          <table:table-cell office:value-type="float" office:value="44514.67166917824">
            <text:p>44514.67166917824</text:p>
          </table:table-cell>
          <table:table-cell office:value-type="string">
            <text:p>http://placeimg.com/640/480</text:p>
          </table:table-cell>
          <table:table-cell office:value-type="string">
            <text:p>Aut est quis hic distinctio consequuntur dolor rerum aut iusto. Assumenda earum sint non aut sequi. Ducimus cumque alias facere velit voluptatibus.</text:p>
          </table:table-cell>
          <table:table-cell office:value-type="boolean" office:boolean-value="false">
            <text:p>FALSE</text:p>
          </table:table-cell>
        </table:table-row>
        <table:table-row>
          <table:table-cell office:value-type="string">
            <text:p>Henry Thiel</text:p>
          </table:table-cell>
          <table:table-cell office:value-type="string">
            <text:p>(977) 280-0542</text:p>
          </table:table-cell>
          <table:table-cell office:value-type="string">
            <text:p>Candice38@hotmail.com</text:p>
          </table:table-cell>
          <table:table-cell office:value-type="string">
            <text:p>88516 Taylor Ranch</text:p>
          </table:table-cell>
          <table:table-cell office:value-type="string">
            <text:p>Aiyanamouth</text:p>
          </table:table-cell>
          <table:table-cell office:value-type="string">
            <text:p>New Mexico</text:p>
          </table:table-cell>
          <table:table-cell office:value-type="string">
            <text:p>10664</text:p>
          </table:table-cell>
          <table:table-cell office:value-type="string">
            <text:p>266665865</text:p>
          </table:table-cell>
          <table:table-cell office:value-type="string">
            <text:p>Computers</text:p>
          </table:table-cell>
          <table:table-cell office:value-type="string">
            <text:p>Mueller Inc</text:p>
          </table:table-cell>
          <table:table-cell office:value-type="float" office:value="44344.50596534722">
            <text:p>44344.50596534722</text:p>
          </table:table-cell>
          <table:table-cell office:value-type="string">
            <text:p>http://placeimg.com/640/480</text:p>
          </table:table-cell>
          <table:table-cell office:value-type="string">
            <text:p>Nisi adipisci et tenetur ducimus. Non non laudantium a quia optio exercitationem pariatur. Vel quod dolor qui quibusdam autem omnis esse illum.</text:p>
          </table:table-cell>
          <table:table-cell office:value-type="boolean" office:boolean-value="false">
            <text:p>FALSE</text:p>
          </table:table-cell>
        </table:table-row>
        <table:table-row>
          <table:table-cell office:value-type="string">
            <text:p>Guadalupe Lowe</text:p>
          </table:table-cell>
          <table:table-cell office:value-type="string">
            <text:p>570-683-0479 x9699</text:p>
          </table:table-cell>
          <table:table-cell office:value-type="string">
            <text:p>Noe_Walsh@hotmail.com</text:p>
          </table:table-cell>
          <table:table-cell office:value-type="string">
            <text:p>8206 Kshlerin Harbors</text:p>
          </table:table-cell>
          <table:table-cell office:value-type="string">
            <text:p>Lake Jabarifurt</text:p>
          </table:table-cell>
          <table:table-cell office:value-type="string">
            <text:p>Utah</text:p>
          </table:table-cell>
          <table:table-cell office:value-type="string">
            <text:p>44950-4249</text:p>
          </table:table-cell>
          <table:table-cell office:value-type="string">
            <text:p>124930593</text:p>
          </table:table-cell>
          <table:table-cell office:value-type="string">
            <text:p>Toys</text:p>
          </table:table-cell>
          <table:table-cell office:value-type="string">
            <text:p>Crona, Farrell and Abernathy</text:p>
          </table:table-cell>
          <table:table-cell office:value-type="float" office:value="44370.583367210646">
            <text:p>44370.583367210646</text:p>
          </table:table-cell>
          <table:table-cell office:value-type="string">
            <text:p>http://placeimg.com/640/480</text:p>
          </table:table-cell>
          <table:table-cell office:value-type="string">
            <text:p>Odit ullam adipisci repudiandae quia aut eos. Quia nihil esse sed. Placeat vel labore nulla maiores.</text:p>
          </table:table-cell>
          <table:table-cell office:value-type="boolean" office:boolean-value="true">
            <text:p>TRUE</text:p>
          </table:table-cell>
        </table:table-row>
        <table:table-row>
          <table:table-cell office:value-type="string">
            <text:p>Peggy Nicolas I</text:p>
          </table:table-cell>
          <table:table-cell office:value-type="string">
            <text:p>1-416-863-5568</text:p>
          </table:table-cell>
          <table:table-cell office:value-type="string">
            <text:p>Bertha.Koss@hotmail.com</text:p>
          </table:table-cell>
          <table:table-cell office:value-type="string">
            <text:p>25324 Sofia Lodge</text:p>
          </table:table-cell>
          <table:table-cell office:value-type="string">
            <text:p>Alameda</text:p>
          </table:table-cell>
          <table:table-cell office:value-type="string">
            <text:p>Vermont</text:p>
          </table:table-cell>
          <table:table-cell office:value-type="string">
            <text:p>31204</text:p>
          </table:table-cell>
          <table:table-cell office:value-type="string">
            <text:p>414422960</text:p>
          </table:table-cell>
          <table:table-cell office:value-type="string">
            <text:p>Home</text:p>
          </table:table-cell>
          <table:table-cell office:value-type="string">
            <text:p>Harber - Dickens</text:p>
          </table:table-cell>
          <table:table-cell office:value-type="float" office:value="44331.250185324076">
            <text:p>44331.250185324076</text:p>
          </table:table-cell>
          <table:table-cell office:value-type="string">
            <text:p>http://placeimg.com/640/480</text:p>
          </table:table-cell>
          <table:table-cell office:value-type="string">
            <text:p>Ut soluta nesciunt vel possimus. Enim aut ut. Iusto tempora explicabo itaque. Vel sed aliquid eum nihil ab sit.</text:p>
          </table:table-cell>
          <table:table-cell office:value-type="boolean" office:boolean-value="false">
            <text:p>FALSE</text:p>
          </table:table-cell>
        </table:table-row>
        <table:table-row>
          <table:table-cell office:value-type="string">
            <text:p>Shirley Jacobi</text:p>
          </table:table-cell>
          <table:table-cell office:value-type="string">
            <text:p>458.233.8312 x7099</text:p>
          </table:table-cell>
          <table:table-cell office:value-type="string">
            <text:p>Emiliano_Hagenes@yahoo.com</text:p>
          </table:table-cell>
          <table:table-cell office:value-type="string">
            <text:p>48813 Angelica Valley</text:p>
          </table:table-cell>
          <table:table-cell office:value-type="string">
            <text:p>North Sophiaville</text:p>
          </table:table-cell>
          <table:table-cell office:value-type="string">
            <text:p>Maine</text:p>
          </table:table-cell>
          <table:table-cell office:value-type="string">
            <text:p>62817</text:p>
          </table:table-cell>
          <table:table-cell office:value-type="string">
            <text:p>935115772</text:p>
          </table:table-cell>
          <table:table-cell office:value-type="string">
            <text:p>Grocery</text:p>
          </table:table-cell>
          <table:table-cell office:value-type="string">
            <text:p>Heidenreich - Monahan</text:p>
          </table:table-cell>
          <table:table-cell office:value-type="float" office:value="44434.463048969905">
            <text:p>44434.463048969905</text:p>
          </table:table-cell>
          <table:table-cell office:value-type="string">
            <text:p>http://placeimg.com/640/480</text:p>
          </table:table-cell>
          <table:table-cell office:value-type="string">
            <text:p>Maxime incidunt sit voluptatem ea. Maiores quia quibusdam itaque architecto. Illum aut doloremque non doloremque ratione itaque ea nihil. Et voluptatem enim eos blanditiis.</text:p>
          </table:table-cell>
          <table:table-cell office:value-type="boolean" office:boolean-value="false">
            <text:p>FALSE</text:p>
          </table:table-cell>
        </table:table-row>
        <table:table-row>
          <table:table-cell office:value-type="string">
            <text:p>Ana Dickens</text:p>
          </table:table-cell>
          <table:table-cell office:value-type="string">
            <text:p>(966) 527-3742 x18952</text:p>
          </table:table-cell>
          <table:table-cell office:value-type="string">
            <text:p>Shakira30@yahoo.com</text:p>
          </table:table-cell>
          <table:table-cell office:value-type="string">
            <text:p>257 Garnet Union</text:p>
          </table:table-cell>
          <table:table-cell office:value-type="string">
            <text:p>Pierceshire</text:p>
          </table:table-cell>
          <table:table-cell office:value-type="string">
            <text:p>Washington</text:p>
          </table:table-cell>
          <table:table-cell office:value-type="string">
            <text:p>07957</text:p>
          </table:table-cell>
          <table:table-cell office:value-type="string">
            <text:p>154325233</text:p>
          </table:table-cell>
          <table:table-cell office:value-type="string">
            <text:p>Books</text:p>
          </table:table-cell>
          <table:table-cell office:value-type="string">
            <text:p>Crooks - Waters</text:p>
          </table:table-cell>
          <table:table-cell office:value-type="float" office:value="44420.74395975695">
            <text:p>44420.74395975695</text:p>
          </table:table-cell>
          <table:table-cell office:value-type="string">
            <text:p>http://placeimg.com/640/480</text:p>
          </table:table-cell>
          <table:table-cell office:value-type="string">
            <text:p>Totam ea ut ea sapiente deserunt nisi. Sunt est sit eos est quas. Sit corrupti voluptatibus error. Esse sed quia. Veniam eius eos. Sapiente doloribus nihil natus.</text:p>
          </table:table-cell>
          <table:table-cell office:value-type="boolean" office:boolean-value="false">
            <text:p>FALSE</text:p>
          </table:table-cell>
        </table:table-row>
        <table:table-row>
          <table:table-cell office:value-type="string">
            <text:p>Kayla Prosacco</text:p>
          </table:table-cell>
          <table:table-cell office:value-type="string">
            <text:p>1-635-249-1858 x66569</text:p>
          </table:table-cell>
          <table:table-cell office:value-type="string">
            <text:p>Julius95@yahoo.com</text:p>
          </table:table-cell>
          <table:table-cell office:value-type="string">
            <text:p>43672 Zelda Ranch</text:p>
          </table:table-cell>
          <table:table-cell office:value-type="string">
            <text:p>New Sadyeberg</text:p>
          </table:table-cell>
          <table:table-cell office:value-type="string">
            <text:p>Nebraska</text:p>
          </table:table-cell>
          <table:table-cell office:value-type="string">
            <text:p>99845</text:p>
          </table:table-cell>
          <table:table-cell office:value-type="string">
            <text:p>510495749</text:p>
          </table:table-cell>
          <table:table-cell office:value-type="string">
            <text:p>Toys</text:p>
          </table:table-cell>
          <table:table-cell office:value-type="string">
            <text:p>Effertz - Rempel</text:p>
          </table:table-cell>
          <table:table-cell office:value-type="float" office:value="44474.647499328705">
            <text:p>44474.647499328705</text:p>
          </table:table-cell>
          <table:table-cell office:value-type="string">
            <text:p>http://placeimg.com/640/480</text:p>
          </table:table-cell>
          <table:table-cell office:value-type="string">
            <text:p>Dolores qui sit vel. A et dignissimos qui quo perspiciatis voluptatem. Itaque cum soluta doloribus. Ad qui molestiae qui reprehenderit vero iure corporis. Voluptas architecto sunt occaecati ut omnis provident fugit magnam. Molestiae temporibus officia eligendi nam quo aut facilis quas.</text:p>
          </table:table-cell>
          <table:table-cell office:value-type="boolean" office:boolean-value="true">
            <text:p>TRUE</text:p>
          </table:table-cell>
        </table:table-row>
        <table:table-row>
          <table:table-cell office:value-type="string">
            <text:p>Desiree Witting</text:p>
          </table:table-cell>
          <table:table-cell office:value-type="string">
            <text:p>395-360-8136 x5144</text:p>
          </table:table-cell>
          <table:table-cell office:value-type="string">
            <text:p>Kyleigh41@gmail.com</text:p>
          </table:table-cell>
          <table:table-cell office:value-type="string">
            <text:p>307 Monte Wall</text:p>
          </table:table-cell>
          <table:table-cell office:value-type="string">
            <text:p>Jenkinsbury</text:p>
          </table:table-cell>
          <table:table-cell office:value-type="string">
            <text:p>Virginia</text:p>
          </table:table-cell>
          <table:table-cell office:value-type="string">
            <text:p>90132</text:p>
          </table:table-cell>
          <table:table-cell office:value-type="string">
            <text:p>349361125</text:p>
          </table:table-cell>
          <table:table-cell office:value-type="string">
            <text:p>Garden</text:p>
          </table:table-cell>
          <table:table-cell office:value-type="string">
            <text:p>Kautzer - Altenwerth</text:p>
          </table:table-cell>
          <table:table-cell office:value-type="float" office:value="44461.17453297454">
            <text:p>44461.17453297454</text:p>
          </table:table-cell>
          <table:table-cell office:value-type="string">
            <text:p>http://placeimg.com/640/480</text:p>
          </table:table-cell>
          <table:table-cell office:value-type="string">
            <text:p>Molestiae similique maiores porro aliquid. Natus ex qui quod cupiditate et tenetur sint vero ut. Ipsa eius rerum modi esse sed accusantium qui sint. Beatae qui eum natus alias ratione iure tenetur est vitae. Non fugit quia quaerat sapiente nesciunt enim.</text:p>
          </table:table-cell>
          <table:table-cell office:value-type="boolean" office:boolean-value="false">
            <text:p>FALSE</text:p>
          </table:table-cell>
        </table:table-row>
        <table:table-row>
          <table:table-cell office:value-type="string">
            <text:p>Derrick Ward</text:p>
          </table:table-cell>
          <table:table-cell office:value-type="string">
            <text:p>1-641-415-9743 x422</text:p>
          </table:table-cell>
          <table:table-cell office:value-type="string">
            <text:p>Elody78@gmail.com</text:p>
          </table:table-cell>
          <table:table-cell office:value-type="string">
            <text:p>555 Meta Islands</text:p>
          </table:table-cell>
          <table:table-cell office:value-type="string">
            <text:p>Metzmouth</text:p>
          </table:table-cell>
          <table:table-cell office:value-type="string">
            <text:p>Nebraska</text:p>
          </table:table-cell>
          <table:table-cell office:value-type="string">
            <text:p>53634-5210</text:p>
          </table:table-cell>
          <table:table-cell office:value-type="string">
            <text:p>208612656</text:p>
          </table:table-cell>
          <table:table-cell office:value-type="string">
            <text:p>Garden</text:p>
          </table:table-cell>
          <table:table-cell office:value-type="string">
            <text:p>King LLC</text:p>
          </table:table-cell>
          <table:table-cell office:value-type="float" office:value="44478.2136916088">
            <text:p>44478.2136916088</text:p>
          </table:table-cell>
          <table:table-cell office:value-type="string">
            <text:p>http://placeimg.com/640/480</text:p>
          </table:table-cell>
          <table:table-cell office:value-type="string">
            <text:p>Alias soluta minus deleniti. Et eos voluptatem inventore labore enim animi necessitatibus quia hic. Ipsa excepturi eius fuga saepe aut.</text:p>
          </table:table-cell>
          <table:table-cell office:value-type="boolean" office:boolean-value="false">
            <text:p>FALSE</text:p>
          </table:table-cell>
        </table:table-row>
        <table:table-row>
          <table:table-cell office:value-type="string">
            <text:p>Morris Herzog</text:p>
          </table:table-cell>
          <table:table-cell office:value-type="string">
            <text:p>328.543.0781</text:p>
          </table:table-cell>
          <table:table-cell office:value-type="string">
            <text:p>Elyssa_Gislason72@yahoo.com</text:p>
          </table:table-cell>
          <table:table-cell office:value-type="string">
            <text:p>395 Loma Junctions</text:p>
          </table:table-cell>
          <table:table-cell office:value-type="string">
            <text:p>Knoxville</text:p>
          </table:table-cell>
          <table:table-cell office:value-type="string">
            <text:p>Idaho</text:p>
          </table:table-cell>
          <table:table-cell office:value-type="string">
            <text:p>48384</text:p>
          </table:table-cell>
          <table:table-cell office:value-type="string">
            <text:p>303026613</text:p>
          </table:table-cell>
          <table:table-cell office:value-type="string">
            <text:p>Electronics</text:p>
          </table:table-cell>
          <table:table-cell office:value-type="string">
            <text:p>Kemmer, Runolfsdottir and Robel</text:p>
          </table:table-cell>
          <table:table-cell office:value-type="float" office:value="44508.80210260417">
            <text:p>44508.80210260417</text:p>
          </table:table-cell>
          <table:table-cell office:value-type="string">
            <text:p>http://placeimg.com/640/480</text:p>
          </table:table-cell>
          <table:table-cell office:value-type="string">
            <text:p>Quo fuga assumenda at. Soluta placeat omnis molestiae sunt vel et voluptas. Rerum quidem nam unde et aperiam dolor ipsam. Eos labore pariatur tempora incidunt.</text:p>
          </table:table-cell>
          <table:table-cell office:value-type="boolean" office:boolean-value="false">
            <text:p>FALSE</text:p>
          </table:table-cell>
        </table:table-row>
        <table:table-row>
          <table:table-cell office:value-type="string">
            <text:p>Miss Angelica Beahan</text:p>
          </table:table-cell>
          <table:table-cell office:value-type="string">
            <text:p>361-794-0948</text:p>
          </table:table-cell>
          <table:table-cell office:value-type="string">
            <text:p>Raina_King@gmail.com</text:p>
          </table:table-cell>
          <table:table-cell office:value-type="string">
            <text:p>3080 Jacobi Mission</text:p>
          </table:table-cell>
          <table:table-cell office:value-type="string">
            <text:p>South Telly</text:p>
          </table:table-cell>
          <table:table-cell office:value-type="string">
            <text:p>California</text:p>
          </table:table-cell>
          <table:table-cell office:value-type="string">
            <text:p>97740-6017</text:p>
          </table:table-cell>
          <table:table-cell office:value-type="string">
            <text:p>979553426</text:p>
          </table:table-cell>
          <table:table-cell office:value-type="string">
            <text:p>Industrial</text:p>
          </table:table-cell>
          <table:table-cell office:value-type="string">
            <text:p>Rutherford, Jones and Zboncak</text:p>
          </table:table-cell>
          <table:table-cell office:value-type="float" office:value="44528.77383709491">
            <text:p>44528.77383709491</text:p>
          </table:table-cell>
          <table:table-cell office:value-type="string">
            <text:p>http://placeimg.com/640/480</text:p>
          </table:table-cell>
          <table:table-cell office:value-type="string">
            <text:p>Repellat sapiente maxime eaque nobis itaque. Harum dolorem voluptatem sed qui molestiae quia aut. Quis dolores officia ducimus molestias cum est. Asperiores enim eum expedita optio sequi voluptate harum.</text:p>
          </table:table-cell>
          <table:table-cell office:value-type="boolean" office:boolean-value="false">
            <text:p>FALSE</text:p>
          </table:table-cell>
        </table:table-row>
        <table:table-row>
          <table:table-cell office:value-type="string">
            <text:p>Neal Kuhn</text:p>
          </table:table-cell>
          <table:table-cell office:value-type="string">
            <text:p>(336) 790-7282 x5560</text:p>
          </table:table-cell>
          <table:table-cell office:value-type="string">
            <text:p>Felicity62@yahoo.com</text:p>
          </table:table-cell>
          <table:table-cell office:value-type="string">
            <text:p>4640 Aliza Fork</text:p>
          </table:table-cell>
          <table:table-cell office:value-type="string">
            <text:p>Silasshire</text:p>
          </table:table-cell>
          <table:table-cell office:value-type="string">
            <text:p>Arkansas</text:p>
          </table:table-cell>
          <table:table-cell office:value-type="string">
            <text:p>91391</text:p>
          </table:table-cell>
          <table:table-cell office:value-type="string">
            <text:p>478273870</text:p>
          </table:table-cell>
          <table:table-cell office:value-type="string">
            <text:p>Health</text:p>
          </table:table-cell>
          <table:table-cell office:value-type="string">
            <text:p>Funk - Trantow</text:p>
          </table:table-cell>
          <table:table-cell office:value-type="float" office:value="44353.159388761575">
            <text:p>44353.159388761575</text:p>
          </table:table-cell>
          <table:table-cell office:value-type="string">
            <text:p>http://placeimg.com/640/480</text:p>
          </table:table-cell>
          <table:table-cell office:value-type="string">
            <text:p>Dignissimos dolorum velit consequuntur. Ut quo natus quam qui voluptatem ut. Et voluptatibus illum optio blanditiis alias soluta qui. Perspiciatis modi qui officia ipsa eligendi doloribus eos. Nisi iste veritatis perferendis sint nihil officia. Quasi maxime id dolorem autem.</text:p>
          </table:table-cell>
          <table:table-cell office:value-type="boolean" office:boolean-value="true">
            <text:p>TRUE</text:p>
          </table:table-cell>
        </table:table-row>
        <table:table-row>
          <table:table-cell office:value-type="string">
            <text:p>Alejandro Lemke</text:p>
          </table:table-cell>
          <table:table-cell office:value-type="string">
            <text:p>685.439.9460</text:p>
          </table:table-cell>
          <table:table-cell office:value-type="string">
            <text:p>Delia25@hotmail.com</text:p>
          </table:table-cell>
          <table:table-cell office:value-type="string">
            <text:p>7000 Ivy Port</text:p>
          </table:table-cell>
          <table:table-cell office:value-type="string">
            <text:p>South Maxine</text:p>
          </table:table-cell>
          <table:table-cell office:value-type="string">
            <text:p>Michigan</text:p>
          </table:table-cell>
          <table:table-cell office:value-type="string">
            <text:p>57368</text:p>
          </table:table-cell>
          <table:table-cell office:value-type="string">
            <text:p>449378827</text:p>
          </table:table-cell>
          <table:table-cell office:value-type="string">
            <text:p>Computers</text:p>
          </table:table-cell>
          <table:table-cell office:value-type="string">
            <text:p>Daniel, Smith and Crona</text:p>
          </table:table-cell>
          <table:table-cell office:value-type="float" office:value="44401.86655881944">
            <text:p>44401.86655881944</text:p>
          </table:table-cell>
          <table:table-cell office:value-type="string">
            <text:p>http://placeimg.com/640/480</text:p>
          </table:table-cell>
          <table:table-cell office:value-type="string">
            <text:p>Asperiores dolores sequi vel laudantium vero enim reprehenderit quos eos. Et mollitia non sapiente voluptas vitae dolorem sit voluptatem velit. Minus rem aut autem.</text:p>
          </table:table-cell>
          <table:table-cell office:value-type="boolean" office:boolean-value="false">
            <text:p>FALSE</text:p>
          </table:table-cell>
        </table:table-row>
        <table:table-row>
          <table:table-cell office:value-type="string">
            <text:p>Ellen Abshire</text:p>
          </table:table-cell>
          <table:table-cell office:value-type="string">
            <text:p>400-750-9648 x666</text:p>
          </table:table-cell>
          <table:table-cell office:value-type="string">
            <text:p>Marianna_Brakus84@gmail.com</text:p>
          </table:table-cell>
          <table:table-cell office:value-type="string">
            <text:p>91645 Legros Creek</text:p>
          </table:table-cell>
          <table:table-cell office:value-type="string">
            <text:p>Berkeley</text:p>
          </table:table-cell>
          <table:table-cell office:value-type="string">
            <text:p>Colorado</text:p>
          </table:table-cell>
          <table:table-cell office:value-type="string">
            <text:p>18302</text:p>
          </table:table-cell>
          <table:table-cell office:value-type="string">
            <text:p>874302581</text:p>
          </table:table-cell>
          <table:table-cell office:value-type="string">
            <text:p>Shoes</text:p>
          </table:table-cell>
          <table:table-cell office:value-type="string">
            <text:p>Stroman, Hagenes and Farrell</text:p>
          </table:table-cell>
          <table:table-cell office:value-type="float" office:value="44279.28381855324">
            <text:p>44279.28381855324</text:p>
          </table:table-cell>
          <table:table-cell office:value-type="string">
            <text:p>http://placeimg.com/640/480</text:p>
          </table:table-cell>
          <table:table-cell office:value-type="string">
            <text:p>Minima quod possimus inventore dolor quis delectus culpa soluta. Eius qui quia voluptas labore repudiandae inventore consequuntur reiciendis quia. Corrupti eveniet nesciunt nesciunt sit quasi iusto sit molestias. Et exercitationem dolores placeat et qui molestias nemo. Facere necessitatibus et suscipit libero quae et deleniti. Animi doloribus ut saepe voluptatum eos soluta.</text:p>
          </table:table-cell>
          <table:table-cell office:value-type="boolean" office:boolean-value="true">
            <text:p>TRUE</text:p>
          </table:table-cell>
        </table:table-row>
        <table:table-row>
          <table:table-cell office:value-type="string">
            <text:p>Ernest Kerluke</text:p>
          </table:table-cell>
          <table:table-cell office:value-type="string">
            <text:p>939.840.4528 x2510</text:p>
          </table:table-cell>
          <table:table-cell office:value-type="string">
            <text:p>Salvatore_Beatty96@gmail.com</text:p>
          </table:table-cell>
          <table:table-cell office:value-type="string">
            <text:p>78491 Bonnie Center</text:p>
          </table:table-cell>
          <table:table-cell office:value-type="string">
            <text:p>Boyerburgh</text:p>
          </table:table-cell>
          <table:table-cell office:value-type="string">
            <text:p>Connecticut</text:p>
          </table:table-cell>
          <table:table-cell office:value-type="string">
            <text:p>28237-8803</text:p>
          </table:table-cell>
          <table:table-cell office:value-type="string">
            <text:p>819000424</text:p>
          </table:table-cell>
          <table:table-cell office:value-type="string">
            <text:p>Grocery</text:p>
          </table:table-cell>
          <table:table-cell office:value-type="string">
            <text:p>Baumbach - Johnson</text:p>
          </table:table-cell>
          <table:table-cell office:value-type="float" office:value="44451.28962364583">
            <text:p>44451.28962364583</text:p>
          </table:table-cell>
          <table:table-cell office:value-type="string">
            <text:p>http://placeimg.com/640/480</text:p>
          </table:table-cell>
          <table:table-cell office:value-type="string">
            <text:p>Aut atque sint id iste debitis maiores harum. Et qui et odio est in rerum et sint vero. Laboriosam eligendi quis praesentium. Iusto et amet iusto. Dolor mollitia necessitatibus illo dolor quo quae aliquam qui.</text:p>
          </table:table-cell>
          <table:table-cell office:value-type="boolean" office:boolean-value="true">
            <text:p>TRUE</text:p>
          </table:table-cell>
        </table:table-row>
        <table:table-row>
          <table:table-cell office:value-type="string">
            <text:p>Bernice Cronin</text:p>
          </table:table-cell>
          <table:table-cell office:value-type="string">
            <text:p>572.660.6790 x6107</text:p>
          </table:table-cell>
          <table:table-cell office:value-type="string">
            <text:p>Maci_Hegmann@yahoo.com</text:p>
          </table:table-cell>
          <table:table-cell office:value-type="string">
            <text:p>634 Runolfsson Lake</text:p>
          </table:table-cell>
          <table:table-cell office:value-type="string">
            <text:p>Meggieborough</text:p>
          </table:table-cell>
          <table:table-cell office:value-type="string">
            <text:p>Illinois</text:p>
          </table:table-cell>
          <table:table-cell office:value-type="string">
            <text:p>64709</text:p>
          </table:table-cell>
          <table:table-cell office:value-type="string">
            <text:p>323967163</text:p>
          </table:table-cell>
          <table:table-cell office:value-type="string">
            <text:p>Toys</text:p>
          </table:table-cell>
          <table:table-cell office:value-type="string">
            <text:p>Cartwright - Rice</text:p>
          </table:table-cell>
          <table:table-cell office:value-type="float" office:value="44571.57462432871">
            <text:p>44571.57462432871</text:p>
          </table:table-cell>
          <table:table-cell office:value-type="string">
            <text:p>http://placeimg.com/640/480</text:p>
          </table:table-cell>
          <table:table-cell office:value-type="string">
            <text:p>Impedit nemo id in sit et aut vitae explicabo cum. Sunt commodi unde facilis non est tenetur eius esse consequatur. Omnis sequi quo nihil laboriosam praesentium repellendus aut et. Ipsa fuga rerum et autem.</text:p>
          </table:table-cell>
          <table:table-cell office:value-type="boolean" office:boolean-value="true">
            <text:p>TRUE</text:p>
          </table:table-cell>
        </table:table-row>
        <table:table-row>
          <table:table-cell office:value-type="string">
            <text:p>Shannon Adams</text:p>
          </table:table-cell>
          <table:table-cell office:value-type="string">
            <text:p>1-381-974-0487 x54841</text:p>
          </table:table-cell>
          <table:table-cell office:value-type="string">
            <text:p>June.Rutherford5@yahoo.com</text:p>
          </table:table-cell>
          <table:table-cell office:value-type="string">
            <text:p>989 Tillman Extension</text:p>
          </table:table-cell>
          <table:table-cell office:value-type="string">
            <text:p>Port Clementbury</text:p>
          </table:table-cell>
          <table:table-cell office:value-type="string">
            <text:p>New Jersey</text:p>
          </table:table-cell>
          <table:table-cell office:value-type="string">
            <text:p>28292-4735</text:p>
          </table:table-cell>
          <table:table-cell office:value-type="string">
            <text:p>978722818</text:p>
          </table:table-cell>
          <table:table-cell office:value-type="string">
            <text:p>Garden</text:p>
          </table:table-cell>
          <table:table-cell office:value-type="string">
            <text:p>Swaniawski and Sons</text:p>
          </table:table-cell>
          <table:table-cell office:value-type="float" office:value="44551.289936712965">
            <text:p>44551.289936712965</text:p>
          </table:table-cell>
          <table:table-cell office:value-type="string">
            <text:p>http://placeimg.com/640/480</text:p>
          </table:table-cell>
          <table:table-cell office:value-type="string">
            <text:p>Sapiente sed eligendi et temporibus amet officia ratione earum. Est illum nesciunt occaecati a dolore autem est voluptatem. Quia harum dolores voluptas laboriosam qui facere sint iste qui. Animi facere expedita numquam facilis. Quia et rerum ipsum voluptatem. Distinctio animi omnis quos assumenda.</text:p>
          </table:table-cell>
          <table:table-cell office:value-type="boolean" office:boolean-value="false">
            <text:p>FALSE</text:p>
          </table:table-cell>
        </table:table-row>
        <table:table-row>
          <table:table-cell office:value-type="string">
            <text:p>Ms. Freddie Reynolds</text:p>
          </table:table-cell>
          <table:table-cell office:value-type="string">
            <text:p>504-541-9199 x2079</text:p>
          </table:table-cell>
          <table:table-cell office:value-type="string">
            <text:p>Pascale23@yahoo.com</text:p>
          </table:table-cell>
          <table:table-cell office:value-type="string">
            <text:p>1131 Martina Cliff</text:p>
          </table:table-cell>
          <table:table-cell office:value-type="string">
            <text:p>Edmond</text:p>
          </table:table-cell>
          <table:table-cell office:value-type="string">
            <text:p>Oklahoma</text:p>
          </table:table-cell>
          <table:table-cell office:value-type="string">
            <text:p>58442-8167</text:p>
          </table:table-cell>
          <table:table-cell office:value-type="string">
            <text:p>777706284</text:p>
          </table:table-cell>
          <table:table-cell office:value-type="string">
            <text:p>Electronics</text:p>
          </table:table-cell>
          <table:table-cell office:value-type="string">
            <text:p>Herman - Volkman</text:p>
          </table:table-cell>
          <table:table-cell office:value-type="float" office:value="44570.24473568287">
            <text:p>44570.24473568287</text:p>
          </table:table-cell>
          <table:table-cell office:value-type="string">
            <text:p>http://placeimg.com/640/480</text:p>
          </table:table-cell>
          <table:table-cell office:value-type="string">
            <text:p>Amet voluptas explicabo necessitatibus quia nesciunt veritatis. Eos doloribus omnis aliquid vel maiores autem. Modi minima non in. Sit sint id aspernatur et culpa deserunt hic laudantium.</text:p>
          </table:table-cell>
          <table:table-cell office:value-type="boolean" office:boolean-value="true">
            <text:p>TRUE</text:p>
          </table:table-cell>
        </table:table-row>
        <table:table-row>
          <table:table-cell office:value-type="string">
            <text:p>Lorena Hansen</text:p>
          </table:table-cell>
          <table:table-cell office:value-type="string">
            <text:p>(325) 464-2582 x21529</text:p>
          </table:table-cell>
          <table:table-cell office:value-type="string">
            <text:p>Ralph_Ryan@gmail.com</text:p>
          </table:table-cell>
          <table:table-cell office:value-type="string">
            <text:p>7433 DuBuque Ferry</text:p>
          </table:table-cell>
          <table:table-cell office:value-type="string">
            <text:p>Apopka</text:p>
          </table:table-cell>
          <table:table-cell office:value-type="string">
            <text:p>Maryland</text:p>
          </table:table-cell>
          <table:table-cell office:value-type="string">
            <text:p>32079-2719</text:p>
          </table:table-cell>
          <table:table-cell office:value-type="string">
            <text:p>740777897</text:p>
          </table:table-cell>
          <table:table-cell office:value-type="string">
            <text:p>Toys</text:p>
          </table:table-cell>
          <table:table-cell office:value-type="string">
            <text:p>Leffler, Tillman and Gaylord</text:p>
          </table:table-cell>
          <table:table-cell office:value-type="float" office:value="44377.39873511574">
            <text:p>44377.39873511574</text:p>
          </table:table-cell>
          <table:table-cell office:value-type="string">
            <text:p>http://placeimg.com/640/480</text:p>
          </table:table-cell>
          <table:table-cell office:value-type="string">
            <text:p>Harum itaque aperiam dicta nesciunt soluta facere laudantium. Molestiae recusandae quo sit et nulla nisi molestiae cum. Mollitia eos culpa id. Aut quibusdam in voluptate. Est neque sint voluptate et sed aut assumenda sit. Qui et qui aspernatur corrupti qui quae.</text:p>
          </table:table-cell>
          <table:table-cell office:value-type="boolean" office:boolean-value="false">
            <text:p>FALSE</text:p>
          </table:table-cell>
        </table:table-row>
        <table:table-row>
          <table:table-cell office:value-type="string">
            <text:p>Jennie Boehm</text:p>
          </table:table-cell>
          <table:table-cell office:value-type="string">
            <text:p>929.227.3773</text:p>
          </table:table-cell>
          <table:table-cell office:value-type="string">
            <text:p>Cade11@gmail.com</text:p>
          </table:table-cell>
          <table:table-cell office:value-type="string">
            <text:p>75511 Klocko Parkway</text:p>
          </table:table-cell>
          <table:table-cell office:value-type="string">
            <text:p>Ryanport</text:p>
          </table:table-cell>
          <table:table-cell office:value-type="string">
            <text:p>Alaska</text:p>
          </table:table-cell>
          <table:table-cell office:value-type="string">
            <text:p>72851</text:p>
          </table:table-cell>
          <table:table-cell office:value-type="string">
            <text:p>960792827</text:p>
          </table:table-cell>
          <table:table-cell office:value-type="string">
            <text:p>Movies</text:p>
          </table:table-cell>
          <table:table-cell office:value-type="string">
            <text:p>Heller Group</text:p>
          </table:table-cell>
          <table:table-cell office:value-type="float" office:value="44396.482069375">
            <text:p>44396.482069375</text:p>
          </table:table-cell>
          <table:table-cell office:value-type="string">
            <text:p>http://placeimg.com/640/480</text:p>
          </table:table-cell>
          <table:table-cell office:value-type="string">
            <text:p>Impedit rem itaque quia vel sequi est aut rem sit. Et alias quibusdam quasi rerum reiciendis. Laborum laudantium voluptates illum voluptatem voluptate. Ut neque ratione est molestias libero cupiditate quo in. Doloremque provident adipisci enim et. Non corporis sunt.</text:p>
          </table:table-cell>
          <table:table-cell office:value-type="boolean" office:boolean-value="false">
            <text:p>FALSE</text:p>
          </table:table-cell>
        </table:table-row>
        <table:table-row>
          <table:table-cell office:value-type="string">
            <text:p>Ms. Wilbert Parker</text:p>
          </table:table-cell>
          <table:table-cell office:value-type="string">
            <text:p>766.674.2528 x34433</text:p>
          </table:table-cell>
          <table:table-cell office:value-type="string">
            <text:p>Scarlett.Schuster@gmail.com</text:p>
          </table:table-cell>
          <table:table-cell office:value-type="string">
            <text:p>4392 Jacquelyn Mountains</text:p>
          </table:table-cell>
          <table:table-cell office:value-type="string">
            <text:p>Alainabury</text:p>
          </table:table-cell>
          <table:table-cell office:value-type="string">
            <text:p>Massachusetts</text:p>
          </table:table-cell>
          <table:table-cell office:value-type="string">
            <text:p>85757-0110</text:p>
          </table:table-cell>
          <table:table-cell office:value-type="string">
            <text:p>967482525</text:p>
          </table:table-cell>
          <table:table-cell office:value-type="string">
            <text:p>Baby</text:p>
          </table:table-cell>
          <table:table-cell office:value-type="string">
            <text:p>Bartell - Wunsch</text:p>
          </table:table-cell>
          <table:table-cell office:value-type="float" office:value="44579.49751811343">
            <text:p>44579.49751811343</text:p>
          </table:table-cell>
          <table:table-cell office:value-type="string">
            <text:p>http://placeimg.com/640/480</text:p>
          </table:table-cell>
          <table:table-cell office:value-type="string">
            <text:p>Molestiae eligendi sit laboriosam deleniti qui omnis. Cumque ut ut quibusdam minus perspiciatis iusto sint laudantium voluptas. Ad dolore enim aut optio quia eum et. Dolores exercitationem perferendis veniam nam molestiae.</text:p>
          </table:table-cell>
          <table:table-cell office:value-type="boolean" office:boolean-value="false">
            <text:p>FALSE</text:p>
          </table:table-cell>
        </table:table-row>
        <table:table-row>
          <table:table-cell office:value-type="string">
            <text:p>Sammy Harris Jr.</text:p>
          </table:table-cell>
          <table:table-cell office:value-type="string">
            <text:p>887.256.4313 x3881</text:p>
          </table:table-cell>
          <table:table-cell office:value-type="string">
            <text:p>Gwen.Block21@hotmail.com</text:p>
          </table:table-cell>
          <table:table-cell office:value-type="string">
            <text:p>10307 Kuvalis Stravenue</text:p>
          </table:table-cell>
          <table:table-cell office:value-type="string">
            <text:p>South Khalilmouth</text:p>
          </table:table-cell>
          <table:table-cell office:value-type="string">
            <text:p>Illinois</text:p>
          </table:table-cell>
          <table:table-cell office:value-type="string">
            <text:p>25330-8947</text:p>
          </table:table-cell>
          <table:table-cell office:value-type="string">
            <text:p>671780487</text:p>
          </table:table-cell>
          <table:table-cell office:value-type="string">
            <text:p>Music</text:p>
          </table:table-cell>
          <table:table-cell office:value-type="string">
            <text:p>Howe, Glover and Volkman</text:p>
          </table:table-cell>
          <table:table-cell office:value-type="float" office:value="44516.96622711806">
            <text:p>44516.96622711806</text:p>
          </table:table-cell>
          <table:table-cell office:value-type="string">
            <text:p>http://placeimg.com/640/480</text:p>
          </table:table-cell>
          <table:table-cell office:value-type="string">
            <text:p>Voluptas error beatae deleniti velit et magnam nulla. Illo enim pariatur quis sequi. Amet necessitatibus aspernatur. Natus in doloribus ullam nesciunt.</text:p>
          </table:table-cell>
          <table:table-cell office:value-type="boolean" office:boolean-value="false">
            <text:p>FALSE</text:p>
          </table:table-cell>
        </table:table-row>
        <table:table-row>
          <table:table-cell office:value-type="string">
            <text:p>Michael Sauer</text:p>
          </table:table-cell>
          <table:table-cell office:value-type="string">
            <text:p>562-234-0249</text:p>
          </table:table-cell>
          <table:table-cell office:value-type="string">
            <text:p>Gudrun.Dibbert16@yahoo.com</text:p>
          </table:table-cell>
          <table:table-cell office:value-type="string">
            <text:p>59564 Spinka Expressway</text:p>
          </table:table-cell>
          <table:table-cell office:value-type="string">
            <text:p>Bothell</text:p>
          </table:table-cell>
          <table:table-cell office:value-type="string">
            <text:p>Florida</text:p>
          </table:table-cell>
          <table:table-cell office:value-type="string">
            <text:p>91927</text:p>
          </table:table-cell>
          <table:table-cell office:value-type="string">
            <text:p>542348741</text:p>
          </table:table-cell>
          <table:table-cell office:value-type="string">
            <text:p>Movies</text:p>
          </table:table-cell>
          <table:table-cell office:value-type="string">
            <text:p>Harris - Marks</text:p>
          </table:table-cell>
          <table:table-cell office:value-type="float" office:value="44542.28584509259">
            <text:p>44542.28584509259</text:p>
          </table:table-cell>
          <table:table-cell office:value-type="string">
            <text:p>http://placeimg.com/640/480</text:p>
          </table:table-cell>
          <table:table-cell office:value-type="string">
            <text:p>Possimus iusto possimus. Iste sit nam nisi ut est vel laudantium. Nam qui modi nisi. Veniam aspernatur dolorem et. Perspiciatis voluptate iure reprehenderit non repellendus perferendis nesciunt voluptatem.</text:p>
          </table:table-cell>
          <table:table-cell office:value-type="boolean" office:boolean-value="true">
            <text:p>TRUE</text:p>
          </table:table-cell>
        </table:table-row>
        <table:table-row>
          <table:table-cell office:value-type="string">
            <text:p>Melvin Mraz</text:p>
          </table:table-cell>
          <table:table-cell office:value-type="string">
            <text:p>213-909-5352 x31776</text:p>
          </table:table-cell>
          <table:table-cell office:value-type="string">
            <text:p>Gudrun_Tremblay@yahoo.com</text:p>
          </table:table-cell>
          <table:table-cell office:value-type="string">
            <text:p>459 Luettgen Light</text:p>
          </table:table-cell>
          <table:table-cell office:value-type="string">
            <text:p>Dublin</text:p>
          </table:table-cell>
          <table:table-cell office:value-type="string">
            <text:p>Kansas</text:p>
          </table:table-cell>
          <table:table-cell office:value-type="string">
            <text:p>52444</text:p>
          </table:table-cell>
          <table:table-cell office:value-type="string">
            <text:p>127717441</text:p>
          </table:table-cell>
          <table:table-cell office:value-type="string">
            <text:p>Movies</text:p>
          </table:table-cell>
          <table:table-cell office:value-type="string">
            <text:p>Skiles - Gerlach</text:p>
          </table:table-cell>
          <table:table-cell office:value-type="float" office:value="44373.190174780095">
            <text:p>44373.190174780095</text:p>
          </table:table-cell>
          <table:table-cell office:value-type="string">
            <text:p>http://placeimg.com/640/480</text:p>
          </table:table-cell>
          <table:table-cell office:value-type="string">
            <text:p>Totam repellat veniam sit voluptas voluptas ratione. Libero qui nam eius voluptates. Iure impedit atque alias cum et dicta recusandae inventore.</text:p>
          </table:table-cell>
          <table:table-cell office:value-type="boolean" office:boolean-value="true">
            <text:p>TRUE</text:p>
          </table:table-cell>
        </table:table-row>
        <table:table-row>
          <table:table-cell office:value-type="string">
            <text:p>Mr. Dewey Lehner</text:p>
          </table:table-cell>
          <table:table-cell office:value-type="string">
            <text:p>866-675-1922 x516</text:p>
          </table:table-cell>
          <table:table-cell office:value-type="string">
            <text:p>Christelle.Stanton67@hotmail.com</text:p>
          </table:table-cell>
          <table:table-cell office:value-type="string">
            <text:p>146 Nikolaus Falls</text:p>
          </table:table-cell>
          <table:table-cell office:value-type="string">
            <text:p>Grimesfort</text:p>
          </table:table-cell>
          <table:table-cell office:value-type="string">
            <text:p>Iowa</text:p>
          </table:table-cell>
          <table:table-cell office:value-type="string">
            <text:p>91544-2001</text:p>
          </table:table-cell>
          <table:table-cell office:value-type="string">
            <text:p>269180952</text:p>
          </table:table-cell>
          <table:table-cell office:value-type="string">
            <text:p>Books</text:p>
          </table:table-cell>
          <table:table-cell office:value-type="string">
            <text:p>Hegmann and Sons</text:p>
          </table:table-cell>
          <table:table-cell office:value-type="float" office:value="44471.628868252315">
            <text:p>44471.628868252315</text:p>
          </table:table-cell>
          <table:table-cell office:value-type="string">
            <text:p>http://placeimg.com/640/480</text:p>
          </table:table-cell>
          <table:table-cell office:value-type="string">
            <text:p>Tempora doloribus delectus beatae saepe sed quaerat aliquam odio. Laborum illum omnis labore amet. Qui iste et voluptatem. Non cum odit maxime corrupti. Fugit temporibus ex dignissimos saepe dolor.</text:p>
          </table:table-cell>
          <table:table-cell office:value-type="boolean" office:boolean-value="false">
            <text:p>FALSE</text:p>
          </table:table-cell>
        </table:table-row>
        <table:table-row>
          <table:table-cell office:value-type="string">
            <text:p>Kendra Kuvalis</text:p>
          </table:table-cell>
          <table:table-cell office:value-type="string">
            <text:p>1-715-680-5830 x11185</text:p>
          </table:table-cell>
          <table:table-cell office:value-type="string">
            <text:p>Kamille40@yahoo.com</text:p>
          </table:table-cell>
          <table:table-cell office:value-type="string">
            <text:p>745 Ruecker Brook</text:p>
          </table:table-cell>
          <table:table-cell office:value-type="string">
            <text:p>Budland</text:p>
          </table:table-cell>
          <table:table-cell office:value-type="string">
            <text:p>South Carolina</text:p>
          </table:table-cell>
          <table:table-cell office:value-type="string">
            <text:p>52325</text:p>
          </table:table-cell>
          <table:table-cell office:value-type="string">
            <text:p>037690441</text:p>
          </table:table-cell>
          <table:table-cell office:value-type="string">
            <text:p>Home</text:p>
          </table:table-cell>
          <table:table-cell office:value-type="string">
            <text:p>Tillman and Sons</text:p>
          </table:table-cell>
          <table:table-cell office:value-type="float" office:value="44412.11664501157">
            <text:p>44412.11664501157</text:p>
          </table:table-cell>
          <table:table-cell office:value-type="string">
            <text:p>http://placeimg.com/640/480</text:p>
          </table:table-cell>
          <table:table-cell office:value-type="string">
            <text:p>Hic rerum in ipsum. Quae laudantium itaque. Consequatur ut nobis. Qui nesciunt quae.</text:p>
          </table:table-cell>
          <table:table-cell office:value-type="boolean" office:boolean-value="true">
            <text:p>TRUE</text:p>
          </table:table-cell>
        </table:table-row>
        <table:table-row>
          <table:table-cell office:value-type="string">
            <text:p>Kevin Willms</text:p>
          </table:table-cell>
          <table:table-cell office:value-type="string">
            <text:p>1-689-226-1609</text:p>
          </table:table-cell>
          <table:table-cell office:value-type="string">
            <text:p>Aileen.Kozey6@yahoo.com</text:p>
          </table:table-cell>
          <table:table-cell office:value-type="string">
            <text:p>4993 Langworth Dam</text:p>
          </table:table-cell>
          <table:table-cell office:value-type="string">
            <text:p>Perrymouth</text:p>
          </table:table-cell>
          <table:table-cell office:value-type="string">
            <text:p>Washington</text:p>
          </table:table-cell>
          <table:table-cell office:value-type="string">
            <text:p>07187</text:p>
          </table:table-cell>
          <table:table-cell office:value-type="string">
            <text:p>061882351</text:p>
          </table:table-cell>
          <table:table-cell office:value-type="string">
            <text:p>Jewelery</text:p>
          </table:table-cell>
          <table:table-cell office:value-type="string">
            <text:p>Parker, Dach and Kutch</text:p>
          </table:table-cell>
          <table:table-cell office:value-type="float" office:value="44337.74958034722">
            <text:p>44337.74958034722</text:p>
          </table:table-cell>
          <table:table-cell office:value-type="string">
            <text:p>http://placeimg.com/640/480</text:p>
          </table:table-cell>
          <table:table-cell office:value-type="string">
            <text:p>Sit molestiae ad nesciunt quaerat. Debitis illo alias ipsa explicabo voluptatum enim. Tempora doloribus est quam. Nostrum voluptatem autem repudiandae optio et. Saepe mollitia ipsa occaecati quia neque et ut eius.</text:p>
          </table:table-cell>
          <table:table-cell office:value-type="boolean" office:boolean-value="false">
            <text:p>FALSE</text:p>
          </table:table-cell>
        </table:table-row>
        <table:table-row>
          <table:table-cell office:value-type="string">
            <text:p>Dr. Deborah Osinski</text:p>
          </table:table-cell>
          <table:table-cell office:value-type="string">
            <text:p>304-590-1472</text:p>
          </table:table-cell>
          <table:table-cell office:value-type="string">
            <text:p>Ebba.Orn@hotmail.com</text:p>
          </table:table-cell>
          <table:table-cell office:value-type="string">
            <text:p>2813 Karine Dale</text:p>
          </table:table-cell>
          <table:table-cell office:value-type="string">
            <text:p>West Antonia</text:p>
          </table:table-cell>
          <table:table-cell office:value-type="string">
            <text:p>Minnesota</text:p>
          </table:table-cell>
          <table:table-cell office:value-type="string">
            <text:p>98637</text:p>
          </table:table-cell>
          <table:table-cell office:value-type="string">
            <text:p>825596074</text:p>
          </table:table-cell>
          <table:table-cell office:value-type="string">
            <text:p>Automotive</text:p>
          </table:table-cell>
          <table:table-cell office:value-type="string">
            <text:p>Lang, Lubowitz and Kuvalis</text:p>
          </table:table-cell>
          <table:table-cell office:value-type="float" office:value="44314.58948217593">
            <text:p>44314.58948217593</text:p>
          </table:table-cell>
          <table:table-cell office:value-type="string">
            <text:p>http://placeimg.com/640/480</text:p>
          </table:table-cell>
          <table:table-cell office:value-type="string">
            <text:p>Ut qui quia corporis rem voluptatem minus accusamus hic. Quia nihil neque aut nostrum nihil voluptatem et. Dolore saepe sequi quisquam dolorum fugiat velit dolor velit nulla. Eos doloremque consequatur dolore minus et dolor. Est ad aut aut.</text:p>
          </table:table-cell>
          <table:table-cell office:value-type="boolean" office:boolean-value="true">
            <text:p>TRUE</text:p>
          </table:table-cell>
        </table:table-row>
        <table:table-row>
          <table:table-cell office:value-type="string">
            <text:p>Jeff McGlynn III</text:p>
          </table:table-cell>
          <table:table-cell office:value-type="string">
            <text:p>1-729-760-6282</text:p>
          </table:table-cell>
          <table:table-cell office:value-type="string">
            <text:p>Audie83@hotmail.com</text:p>
          </table:table-cell>
          <table:table-cell office:value-type="string">
            <text:p>5190 Goldner Falls</text:p>
          </table:table-cell>
          <table:table-cell office:value-type="string">
            <text:p>East Gerda</text:p>
          </table:table-cell>
          <table:table-cell office:value-type="string">
            <text:p>Nevada</text:p>
          </table:table-cell>
          <table:table-cell office:value-type="string">
            <text:p>15670</text:p>
          </table:table-cell>
          <table:table-cell office:value-type="string">
            <text:p>171398447</text:p>
          </table:table-cell>
          <table:table-cell office:value-type="string">
            <text:p>Outdoors</text:p>
          </table:table-cell>
          <table:table-cell office:value-type="string">
            <text:p>Barrows, Ankunding and Stiedemann</text:p>
          </table:table-cell>
          <table:table-cell office:value-type="float" office:value="44527.45316040509">
            <text:p>44527.45316040509</text:p>
          </table:table-cell>
          <table:table-cell office:value-type="string">
            <text:p>http://placeimg.com/640/480</text:p>
          </table:table-cell>
          <table:table-cell office:value-type="string">
            <text:p>Debitis consequatur dignissimos ducimus commodi architecto. Minima suscipit vitae incidunt. Hic minus ut.</text:p>
          </table:table-cell>
          <table:table-cell office:value-type="boolean" office:boolean-value="true">
            <text:p>TRUE</text:p>
          </table:table-cell>
        </table:table-row>
        <table:table-row>
          <table:table-cell office:value-type="string">
            <text:p>Reginald Kunze</text:p>
          </table:table-cell>
          <table:table-cell office:value-type="string">
            <text:p>515.691.1772 x8639</text:p>
          </table:table-cell>
          <table:table-cell office:value-type="string">
            <text:p>Rudolph41@yahoo.com</text:p>
          </table:table-cell>
          <table:table-cell office:value-type="string">
            <text:p>88017 Maxine Way</text:p>
          </table:table-cell>
          <table:table-cell office:value-type="string">
            <text:p>Cletusmouth</text:p>
          </table:table-cell>
          <table:table-cell office:value-type="string">
            <text:p>Wyoming</text:p>
          </table:table-cell>
          <table:table-cell office:value-type="string">
            <text:p>51364-1409</text:p>
          </table:table-cell>
          <table:table-cell office:value-type="string">
            <text:p>723245870</text:p>
          </table:table-cell>
          <table:table-cell office:value-type="string">
            <text:p>Computers</text:p>
          </table:table-cell>
          <table:table-cell office:value-type="string">
            <text:p>Cronin - Roberts</text:p>
          </table:table-cell>
          <table:table-cell office:value-type="float" office:value="44336.856726122685">
            <text:p>44336.856726122685</text:p>
          </table:table-cell>
          <table:table-cell office:value-type="string">
            <text:p>http://placeimg.com/640/480</text:p>
          </table:table-cell>
          <table:table-cell office:value-type="string">
            <text:p>Ea est error laboriosam sed voluptas autem labore natus autem. Natus reprehenderit velit error. Debitis ullam corporis quas sit sed. Dolor iste voluptas earum consequuntur quasi doloremque. Laboriosam repellendus distinctio. Eum aliquid omnis dolor est commodi.</text:p>
          </table:table-cell>
          <table:table-cell office:value-type="boolean" office:boolean-value="false">
            <text:p>FALSE</text:p>
          </table:table-cell>
        </table:table-row>
        <table:table-row>
          <table:table-cell office:value-type="string">
            <text:p>Dominic Nicolas</text:p>
          </table:table-cell>
          <table:table-cell office:value-type="string">
            <text:p>932-246-3290 x59073</text:p>
          </table:table-cell>
          <table:table-cell office:value-type="string">
            <text:p>Friedrich44@yahoo.com</text:p>
          </table:table-cell>
          <table:table-cell office:value-type="string">
            <text:p>6162 Schamberger Parks</text:p>
          </table:table-cell>
          <table:table-cell office:value-type="string">
            <text:p>Ernestoburgh</text:p>
          </table:table-cell>
          <table:table-cell office:value-type="string">
            <text:p>Oregon</text:p>
          </table:table-cell>
          <table:table-cell office:value-type="string">
            <text:p>49495-2497</text:p>
          </table:table-cell>
          <table:table-cell office:value-type="string">
            <text:p>985961293</text:p>
          </table:table-cell>
          <table:table-cell office:value-type="string">
            <text:p>Home</text:p>
          </table:table-cell>
          <table:table-cell office:value-type="string">
            <text:p>Senger Group</text:p>
          </table:table-cell>
          <table:table-cell office:value-type="float" office:value="44459.75787959491">
            <text:p>44459.75787959491</text:p>
          </table:table-cell>
          <table:table-cell office:value-type="string">
            <text:p>http://placeimg.com/640/480</text:p>
          </table:table-cell>
          <table:table-cell office:value-type="string">
            <text:p>Incidunt cum tempore tenetur quisquam sunt culpa nesciunt veritatis qui. Accusantium incidunt numquam mollitia. Iste aut sint totam beatae laboriosam beatae incidunt. Quia officiis inventore. Natus ut laborum est.</text:p>
          </table:table-cell>
          <table:table-cell office:value-type="boolean" office:boolean-value="false">
            <text:p>FALSE</text:p>
          </table:table-cell>
        </table:table-row>
        <table:table-row>
          <table:table-cell office:value-type="string">
            <text:p>Dr. Derek Koss</text:p>
          </table:table-cell>
          <table:table-cell office:value-type="string">
            <text:p>710.674.5152 x327</text:p>
          </table:table-cell>
          <table:table-cell office:value-type="string">
            <text:p>Orlando_Lemke@gmail.com</text:p>
          </table:table-cell>
          <table:table-cell office:value-type="string">
            <text:p>88788 Johnson Skyway</text:p>
          </table:table-cell>
          <table:table-cell office:value-type="string">
            <text:p>Ettietown</text:p>
          </table:table-cell>
          <table:table-cell office:value-type="string">
            <text:p>Idaho</text:p>
          </table:table-cell>
          <table:table-cell office:value-type="string">
            <text:p>99344</text:p>
          </table:table-cell>
          <table:table-cell office:value-type="string">
            <text:p>412875690</text:p>
          </table:table-cell>
          <table:table-cell office:value-type="string">
            <text:p>Baby</text:p>
          </table:table-cell>
          <table:table-cell office:value-type="string">
            <text:p>Jones - Corwin</text:p>
          </table:table-cell>
          <table:table-cell office:value-type="float" office:value="44438.119415092595">
            <text:p>44438.119415092595</text:p>
          </table:table-cell>
          <table:table-cell office:value-type="string">
            <text:p>http://placeimg.com/640/480</text:p>
          </table:table-cell>
          <table:table-cell office:value-type="string">
            <text:p>Quo sunt qui velit nulla quod fugiat est laboriosam. Debitis autem quo molestias debitis eligendi beatae consequatur ad. Et quibusdam ratione iusto ut sed eligendi suscipit. Quos ut nesciunt sit sunt error repellendus facere. Ratione consequatur cupiditate quod ab qui rerum eum.</text:p>
          </table:table-cell>
          <table:table-cell office:value-type="boolean" office:boolean-value="false">
            <text:p>FALSE</text:p>
          </table:table-cell>
        </table:table-row>
        <table:table-row>
          <table:table-cell office:value-type="string">
            <text:p>Reginald Deckow</text:p>
          </table:table-cell>
          <table:table-cell office:value-type="string">
            <text:p>1-834-452-9274</text:p>
          </table:table-cell>
          <table:table-cell office:value-type="string">
            <text:p>Jedediah_Bayer13@gmail.com</text:p>
          </table:table-cell>
          <table:table-cell office:value-type="string">
            <text:p>1152 Margaretta Shore</text:p>
          </table:table-cell>
          <table:table-cell office:value-type="string">
            <text:p>Rachaelmouth</text:p>
          </table:table-cell>
          <table:table-cell office:value-type="string">
            <text:p>Iowa</text:p>
          </table:table-cell>
          <table:table-cell office:value-type="string">
            <text:p>64169</text:p>
          </table:table-cell>
          <table:table-cell office:value-type="string">
            <text:p>594651392</text:p>
          </table:table-cell>
          <table:table-cell office:value-type="string">
            <text:p>Outdoors</text:p>
          </table:table-cell>
          <table:table-cell office:value-type="string">
            <text:p>Reynolds LLC</text:p>
          </table:table-cell>
          <table:table-cell office:value-type="float" office:value="44296.96901079861">
            <text:p>44296.96901079861</text:p>
          </table:table-cell>
          <table:table-cell office:value-type="string">
            <text:p>http://placeimg.com/640/480</text:p>
          </table:table-cell>
          <table:table-cell office:value-type="string">
            <text:p>Labore commodi voluptatem sequi nihil asperiores debitis. Vero repellat culpa aut eum dignissimos sit magni sit aut. Qui facilis consequuntur culpa et voluptatum quas eum et dicta. Quia placeat nulla nisi qui non. Tempore eligendi id. Sunt omnis eveniet cum corrupti delectus.</text:p>
          </table:table-cell>
          <table:table-cell office:value-type="boolean" office:boolean-value="false">
            <text:p>FALSE</text:p>
          </table:table-cell>
        </table:table-row>
        <table:table-row>
          <table:table-cell office:value-type="string">
            <text:p>Shirley Weber</text:p>
          </table:table-cell>
          <table:table-cell office:value-type="string">
            <text:p>585-417-4521</text:p>
          </table:table-cell>
          <table:table-cell office:value-type="string">
            <text:p>Maybelle.Kertzmann31@hotmail.com</text:p>
          </table:table-cell>
          <table:table-cell office:value-type="string">
            <text:p>521 Murphy Shoals</text:p>
          </table:table-cell>
          <table:table-cell office:value-type="string">
            <text:p>Blickmouth</text:p>
          </table:table-cell>
          <table:table-cell office:value-type="string">
            <text:p>Kentucky</text:p>
          </table:table-cell>
          <table:table-cell office:value-type="string">
            <text:p>69986</text:p>
          </table:table-cell>
          <table:table-cell office:value-type="string">
            <text:p>005722435</text:p>
          </table:table-cell>
          <table:table-cell office:value-type="string">
            <text:p>Outdoors</text:p>
          </table:table-cell>
          <table:table-cell office:value-type="string">
            <text:p>Sanford - Herman</text:p>
          </table:table-cell>
          <table:table-cell office:value-type="float" office:value="44396.87984354167">
            <text:p>44396.87984354167</text:p>
          </table:table-cell>
          <table:table-cell office:value-type="string">
            <text:p>http://placeimg.com/640/480</text:p>
          </table:table-cell>
          <table:table-cell office:value-type="string">
            <text:p>Ea exercitationem sit ad ducimus voluptatem. Qui quia aspernatur quisquam nobis. Perspiciatis tempore voluptatem fugiat minima fugit nam eum eius. Tempore dolor sapiente veniam voluptates et commodi.</text:p>
          </table:table-cell>
          <table:table-cell office:value-type="boolean" office:boolean-value="false">
            <text:p>FALSE</text:p>
          </table:table-cell>
        </table:table-row>
        <table:table-row>
          <table:table-cell office:value-type="string">
            <text:p>Kelli Nikolaus</text:p>
          </table:table-cell>
          <table:table-cell office:value-type="string">
            <text:p>221.502.9125 x170</text:p>
          </table:table-cell>
          <table:table-cell office:value-type="string">
            <text:p>Kavon3@gmail.com</text:p>
          </table:table-cell>
          <table:table-cell office:value-type="string">
            <text:p>72252 Darrell Valley</text:p>
          </table:table-cell>
          <table:table-cell office:value-type="string">
            <text:p>New Drake</text:p>
          </table:table-cell>
          <table:table-cell office:value-type="string">
            <text:p>Pennsylvania</text:p>
          </table:table-cell>
          <table:table-cell office:value-type="string">
            <text:p>13988-5459</text:p>
          </table:table-cell>
          <table:table-cell office:value-type="string">
            <text:p>060541606</text:p>
          </table:table-cell>
          <table:table-cell office:value-type="string">
            <text:p>Music</text:p>
          </table:table-cell>
          <table:table-cell office:value-type="string">
            <text:p>Herzog, Hagenes and Boehm</text:p>
          </table:table-cell>
          <table:table-cell office:value-type="float" office:value="44316.70816679398">
            <text:p>44316.70816679398</text:p>
          </table:table-cell>
          <table:table-cell office:value-type="string">
            <text:p>http://placeimg.com/640/480</text:p>
          </table:table-cell>
          <table:table-cell office:value-type="string">
            <text:p>Sed quis maiores qui velit sit. Natus aliquam amet deserunt quia sequi aut. Corporis reiciendis sapiente libero asperiores enim quam aut.</text:p>
          </table:table-cell>
          <table:table-cell office:value-type="boolean" office:boolean-value="true">
            <text:p>TRUE</text:p>
          </table:table-cell>
        </table:table-row>
        <table:table-row>
          <table:table-cell office:value-type="string">
            <text:p>Bruce Schaefer</text:p>
          </table:table-cell>
          <table:table-cell office:value-type="string">
            <text:p>627-609-4153 x100</text:p>
          </table:table-cell>
          <table:table-cell office:value-type="string">
            <text:p>Ada99@hotmail.com</text:p>
          </table:table-cell>
          <table:table-cell office:value-type="string">
            <text:p>66603 Amos Mission</text:p>
          </table:table-cell>
          <table:table-cell office:value-type="string">
            <text:p>Iowa City</text:p>
          </table:table-cell>
          <table:table-cell office:value-type="string">
            <text:p>North Dakota</text:p>
          </table:table-cell>
          <table:table-cell office:value-type="string">
            <text:p>90858-1793</text:p>
          </table:table-cell>
          <table:table-cell office:value-type="string">
            <text:p>662861917</text:p>
          </table:table-cell>
          <table:table-cell office:value-type="string">
            <text:p>Sports</text:p>
          </table:table-cell>
          <table:table-cell office:value-type="string">
            <text:p>Homenick - Hermann</text:p>
          </table:table-cell>
          <table:table-cell office:value-type="float" office:value="44265.11132549769">
            <text:p>44265.11132549769</text:p>
          </table:table-cell>
          <table:table-cell office:value-type="string">
            <text:p>http://placeimg.com/640/480</text:p>
          </table:table-cell>
          <table:table-cell office:value-type="string">
            <text:p>Minus et ratione cum quaerat quibusdam consequatur. Laborum aut neque quo cupiditate porro consequuntur quaerat voluptas. Et tempora minima molestiae assumenda natus nemo. Rerum eum debitis aut molestiae qui qui perspiciatis qui. Inventore accusamus minima et corrupti qui.</text:p>
          </table:table-cell>
          <table:table-cell office:value-type="boolean" office:boolean-value="false">
            <text:p>FALSE</text:p>
          </table:table-cell>
        </table:table-row>
        <table:table-row>
          <table:table-cell office:value-type="string">
            <text:p>Cary Gerlach</text:p>
          </table:table-cell>
          <table:table-cell office:value-type="string">
            <text:p>1-427-288-0406</text:p>
          </table:table-cell>
          <table:table-cell office:value-type="string">
            <text:p>Eldora.Ratke@gmail.com</text:p>
          </table:table-cell>
          <table:table-cell office:value-type="string">
            <text:p>440 Friesen Mount</text:p>
          </table:table-cell>
          <table:table-cell office:value-type="string">
            <text:p>East Lorenzoborough</text:p>
          </table:table-cell>
          <table:table-cell office:value-type="string">
            <text:p>Maine</text:p>
          </table:table-cell>
          <table:table-cell office:value-type="string">
            <text:p>23648</text:p>
          </table:table-cell>
          <table:table-cell office:value-type="string">
            <text:p>270582646</text:p>
          </table:table-cell>
          <table:table-cell office:value-type="string">
            <text:p>Health</text:p>
          </table:table-cell>
          <table:table-cell office:value-type="string">
            <text:p>Cartwright, Walker and Reilly</text:p>
          </table:table-cell>
          <table:table-cell office:value-type="float" office:value="44523.26443675926">
            <text:p>44523.26443675926</text:p>
          </table:table-cell>
          <table:table-cell office:value-type="string">
            <text:p>http://placeimg.com/640/480</text:p>
          </table:table-cell>
          <table:table-cell office:value-type="string">
            <text:p>Consequatur ullam amet facere. Non esse voluptatum dolorum blanditiis voluptates amet et. Laudantium aut facilis.</text:p>
          </table:table-cell>
          <table:table-cell office:value-type="boolean" office:boolean-value="false">
            <text:p>FALSE</text:p>
          </table:table-cell>
        </table:table-row>
        <table:table-row>
          <table:table-cell office:value-type="string">
            <text:p>Peggy Stoltenberg</text:p>
          </table:table-cell>
          <table:table-cell office:value-type="string">
            <text:p>1-977-933-3255 x3394</text:p>
          </table:table-cell>
          <table:table-cell office:value-type="string">
            <text:p>Zula.Orn@hotmail.com</text:p>
          </table:table-cell>
          <table:table-cell office:value-type="string">
            <text:p>214 Marks Green</text:p>
          </table:table-cell>
          <table:table-cell office:value-type="string">
            <text:p>Crooksberg</text:p>
          </table:table-cell>
          <table:table-cell office:value-type="string">
            <text:p>West Virginia</text:p>
          </table:table-cell>
          <table:table-cell office:value-type="string">
            <text:p>60054-0680</text:p>
          </table:table-cell>
          <table:table-cell office:value-type="string">
            <text:p>156656528</text:p>
          </table:table-cell>
          <table:table-cell office:value-type="string">
            <text:p>Home</text:p>
          </table:table-cell>
          <table:table-cell office:value-type="string">
            <text:p>Gibson LLC</text:p>
          </table:table-cell>
          <table:table-cell office:value-type="float" office:value="44390.487219421295">
            <text:p>44390.487219421295</text:p>
          </table:table-cell>
          <table:table-cell office:value-type="string">
            <text:p>http://placeimg.com/640/480</text:p>
          </table:table-cell>
          <table:table-cell office:value-type="string">
            <text:p>Consequatur facilis sint sunt adipisci eum eos amet aspernatur. Dolor praesentium ipsum aut consequuntur ipsam. Est et dolore ullam hic laudantium optio suscipit nisi. Fuga aut tempora voluptatem inventore et nostrum mollitia error. Et voluptatum ut ut nihil. Delectus temporibus neque sit pariatur dicta asperiores nulla qui.</text:p>
          </table:table-cell>
          <table:table-cell office:value-type="boolean" office:boolean-value="true">
            <text:p>TRUE</text:p>
          </table:table-cell>
        </table:table-row>
        <table:table-row>
          <table:table-cell office:value-type="string">
            <text:p>Andy Murazik</text:p>
          </table:table-cell>
          <table:table-cell office:value-type="string">
            <text:p>291-351-5535 x80890</text:p>
          </table:table-cell>
          <table:table-cell office:value-type="string">
            <text:p>Deven_Gislason@gmail.com</text:p>
          </table:table-cell>
          <table:table-cell office:value-type="string">
            <text:p>933 Wolff Lodge</text:p>
          </table:table-cell>
          <table:table-cell office:value-type="string">
            <text:p>Danbury</text:p>
          </table:table-cell>
          <table:table-cell office:value-type="string">
            <text:p>North Carolina</text:p>
          </table:table-cell>
          <table:table-cell office:value-type="string">
            <text:p>39751</text:p>
          </table:table-cell>
          <table:table-cell office:value-type="string">
            <text:p>920071588</text:p>
          </table:table-cell>
          <table:table-cell office:value-type="string">
            <text:p>Computers</text:p>
          </table:table-cell>
          <table:table-cell office:value-type="string">
            <text:p>Kunde - Herman</text:p>
          </table:table-cell>
          <table:table-cell office:value-type="float" office:value="44580.001997280095">
            <text:p>44580.001997280095</text:p>
          </table:table-cell>
          <table:table-cell office:value-type="string">
            <text:p>http://placeimg.com/640/480</text:p>
          </table:table-cell>
          <table:table-cell office:value-type="string">
            <text:p>Ea natus qui ducimus quo placeat corporis molestiae. Veniam cum dolorem ut et nam possimus et culpa adipisci. Quo odio dolore ea mollitia beatae quo eligendi quasi in.</text:p>
          </table:table-cell>
          <table:table-cell office:value-type="boolean" office:boolean-value="false">
            <text:p>FALSE</text:p>
          </table:table-cell>
        </table:table-row>
        <table:table-row>
          <table:table-cell office:value-type="string">
            <text:p>Miss Maureen Rohan</text:p>
          </table:table-cell>
          <table:table-cell office:value-type="string">
            <text:p>661.553.2675</text:p>
          </table:table-cell>
          <table:table-cell office:value-type="string">
            <text:p>Baylee0@gmail.com</text:p>
          </table:table-cell>
          <table:table-cell office:value-type="string">
            <text:p>369 Boyer Skyway</text:p>
          </table:table-cell>
          <table:table-cell office:value-type="string">
            <text:p>Wilfridchester</text:p>
          </table:table-cell>
          <table:table-cell office:value-type="string">
            <text:p>Arizona</text:p>
          </table:table-cell>
          <table:table-cell office:value-type="string">
            <text:p>60160</text:p>
          </table:table-cell>
          <table:table-cell office:value-type="string">
            <text:p>193100082</text:p>
          </table:table-cell>
          <table:table-cell office:value-type="string">
            <text:p>Games</text:p>
          </table:table-cell>
          <table:table-cell office:value-type="string">
            <text:p>Stiedemann, Conroy and Bogisich</text:p>
          </table:table-cell>
          <table:table-cell office:value-type="float" office:value="44522.41248912037">
            <text:p>44522.41248912037</text:p>
          </table:table-cell>
          <table:table-cell office:value-type="string">
            <text:p>http://placeimg.com/640/480</text:p>
          </table:table-cell>
          <table:table-cell office:value-type="string">
            <text:p>Ab dolorem est aliquam impedit velit accusantium. Consequatur architecto impedit. Ea sint dolor et sit id sed explicabo. Exercitationem aut repudiandae inventore id. Blanditiis repellat enim omnis.</text:p>
          </table:table-cell>
          <table:table-cell office:value-type="boolean" office:boolean-value="true">
            <text:p>TRUE</text:p>
          </table:table-cell>
        </table:table-row>
        <table:table-row>
          <table:table-cell office:value-type="string">
            <text:p>Shelia Yundt</text:p>
          </table:table-cell>
          <table:table-cell office:value-type="string">
            <text:p>1-613-334-6761 x673</text:p>
          </table:table-cell>
          <table:table-cell office:value-type="string">
            <text:p>Raegan54@yahoo.com</text:p>
          </table:table-cell>
          <table:table-cell office:value-type="string">
            <text:p>01495 Edgardo Crescent</text:p>
          </table:table-cell>
          <table:table-cell office:value-type="string">
            <text:p>Paulfort</text:p>
          </table:table-cell>
          <table:table-cell office:value-type="string">
            <text:p>New Hampshire</text:p>
          </table:table-cell>
          <table:table-cell office:value-type="string">
            <text:p>35513</text:p>
          </table:table-cell>
          <table:table-cell office:value-type="string">
            <text:p>238784075</text:p>
          </table:table-cell>
          <table:table-cell office:value-type="string">
            <text:p>Tools</text:p>
          </table:table-cell>
          <table:table-cell office:value-type="string">
            <text:p>Murphy, Ledner and Skiles</text:p>
          </table:table-cell>
          <table:table-cell office:value-type="float" office:value="44314.14442068287">
            <text:p>44314.14442068287</text:p>
          </table:table-cell>
          <table:table-cell office:value-type="string">
            <text:p>http://placeimg.com/640/480</text:p>
          </table:table-cell>
          <table:table-cell office:value-type="string">
            <text:p>Recusandae qui quam a quia aut rerum ab. Alias ut unde non ut earum inventore nihil illum nihil. Laboriosam in nostrum omnis totam.</text:p>
          </table:table-cell>
          <table:table-cell office:value-type="boolean" office:boolean-value="true">
            <text:p>TRUE</text:p>
          </table:table-cell>
        </table:table-row>
        <table:table-row>
          <table:table-cell office:value-type="string">
            <text:p>David Beatty</text:p>
          </table:table-cell>
          <table:table-cell office:value-type="string">
            <text:p>801.321.7645</text:p>
          </table:table-cell>
          <table:table-cell office:value-type="string">
            <text:p>Tyreek5@yahoo.com</text:p>
          </table:table-cell>
          <table:table-cell office:value-type="string">
            <text:p>73456 Troy Tunnel</text:p>
          </table:table-cell>
          <table:table-cell office:value-type="string">
            <text:p>Hialeah</text:p>
          </table:table-cell>
          <table:table-cell office:value-type="string">
            <text:p>Florida</text:p>
          </table:table-cell>
          <table:table-cell office:value-type="string">
            <text:p>55171-1588</text:p>
          </table:table-cell>
          <table:table-cell office:value-type="string">
            <text:p>769514691</text:p>
          </table:table-cell>
          <table:table-cell office:value-type="string">
            <text:p>Beauty</text:p>
          </table:table-cell>
          <table:table-cell office:value-type="string">
            <text:p>Jacobson Group</text:p>
          </table:table-cell>
          <table:table-cell office:value-type="float" office:value="44440.30324858796">
            <text:p>44440.30324858796</text:p>
          </table:table-cell>
          <table:table-cell office:value-type="string">
            <text:p>http://placeimg.com/640/480</text:p>
          </table:table-cell>
          <table:table-cell office:value-type="string">
            <text:p>Error corporis quam consequuntur officiis. Et ut officiis provident ut consequatur et illum mollitia dolor. Consequatur facilis repellat possimus adipisci ut fuga placeat.</text:p>
          </table:table-cell>
          <table:table-cell office:value-type="boolean" office:boolean-value="false">
            <text:p>FALSE</text:p>
          </table:table-cell>
        </table:table-row>
        <table:table-row>
          <table:table-cell office:value-type="string">
            <text:p>Lyle Bauch</text:p>
          </table:table-cell>
          <table:table-cell office:value-type="string">
            <text:p>(237) 352-4038 x0750</text:p>
          </table:table-cell>
          <table:table-cell office:value-type="string">
            <text:p>Estel_Schuppe12@yahoo.com</text:p>
          </table:table-cell>
          <table:table-cell office:value-type="string">
            <text:p>9086 Tyree Mountain</text:p>
          </table:table-cell>
          <table:table-cell office:value-type="string">
            <text:p>Hilo</text:p>
          </table:table-cell>
          <table:table-cell office:value-type="string">
            <text:p>North Carolina</text:p>
          </table:table-cell>
          <table:table-cell office:value-type="string">
            <text:p>11273</text:p>
          </table:table-cell>
          <table:table-cell office:value-type="string">
            <text:p>296918634</text:p>
          </table:table-cell>
          <table:table-cell office:value-type="string">
            <text:p>Kids</text:p>
          </table:table-cell>
          <table:table-cell office:value-type="string">
            <text:p>Jones, Hand and Gaylord</text:p>
          </table:table-cell>
          <table:table-cell office:value-type="float" office:value="44490.59845517361">
            <text:p>44490.59845517361</text:p>
          </table:table-cell>
          <table:table-cell office:value-type="string">
            <text:p>http://placeimg.com/640/480</text:p>
          </table:table-cell>
          <table:table-cell office:value-type="string">
            <text:p>Assumenda sequi aut et fugit mollitia officia. Aut sequi aperiam omnis ut voluptatum modi. Quo et nobis.</text:p>
          </table:table-cell>
          <table:table-cell office:value-type="boolean" office:boolean-value="true">
            <text:p>TRUE</text:p>
          </table:table-cell>
        </table:table-row>
        <table:table-row>
          <table:table-cell office:value-type="string">
            <text:p>Louis Kreiger</text:p>
          </table:table-cell>
          <table:table-cell office:value-type="string">
            <text:p>1-826-360-9753 x699</text:p>
          </table:table-cell>
          <table:table-cell office:value-type="string">
            <text:p>Deangelo.Walker@hotmail.com</text:p>
          </table:table-cell>
          <table:table-cell office:value-type="string">
            <text:p>15308 Funk Hills</text:p>
          </table:table-cell>
          <table:table-cell office:value-type="string">
            <text:p>Linden</text:p>
          </table:table-cell>
          <table:table-cell office:value-type="string">
            <text:p>Illinois</text:p>
          </table:table-cell>
          <table:table-cell office:value-type="string">
            <text:p>30083-9757</text:p>
          </table:table-cell>
          <table:table-cell office:value-type="string">
            <text:p>879228699</text:p>
          </table:table-cell>
          <table:table-cell office:value-type="string">
            <text:p>Tools</text:p>
          </table:table-cell>
          <table:table-cell office:value-type="string">
            <text:p>Hauck - Veum</text:p>
          </table:table-cell>
          <table:table-cell office:value-type="float" office:value="44440.920286064815">
            <text:p>44440.920286064815</text:p>
          </table:table-cell>
          <table:table-cell office:value-type="string">
            <text:p>http://placeimg.com/640/480</text:p>
          </table:table-cell>
          <table:table-cell office:value-type="string">
            <text:p>Rerum ducimus ab neque. Corrupti cumque laborum incidunt. Temporibus repellat error iusto enim architecto tempora qui. Consequatur ea quisquam saepe vel ipsam mollitia pariatur.</text:p>
          </table:table-cell>
          <table:table-cell office:value-type="boolean" office:boolean-value="false">
            <text:p>FALSE</text:p>
          </table:table-cell>
        </table:table-row>
        <table:table-row>
          <table:table-cell office:value-type="string">
            <text:p>Alyssa Friesen</text:p>
          </table:table-cell>
          <table:table-cell office:value-type="string">
            <text:p>586-864-4686 x53515</text:p>
          </table:table-cell>
          <table:table-cell office:value-type="string">
            <text:p>Eleazar_Abbott16@gmail.com</text:p>
          </table:table-cell>
          <table:table-cell office:value-type="string">
            <text:p>136 Jerde Hollow</text:p>
          </table:table-cell>
          <table:table-cell office:value-type="string">
            <text:p>Boehmmouth</text:p>
          </table:table-cell>
          <table:table-cell office:value-type="string">
            <text:p>Ohio</text:p>
          </table:table-cell>
          <table:table-cell office:value-type="string">
            <text:p>32123</text:p>
          </table:table-cell>
          <table:table-cell office:value-type="string">
            <text:p>255661223</text:p>
          </table:table-cell>
          <table:table-cell office:value-type="string">
            <text:p>Home</text:p>
          </table:table-cell>
          <table:table-cell office:value-type="string">
            <text:p>Walter - Harvey</text:p>
          </table:table-cell>
          <table:table-cell office:value-type="float" office:value="44467.43357076389">
            <text:p>44467.43357076389</text:p>
          </table:table-cell>
          <table:table-cell office:value-type="string">
            <text:p>http://placeimg.com/640/480</text:p>
          </table:table-cell>
          <table:table-cell office:value-type="string">
            <text:p>Accusamus explicabo quis harum sequi saepe impedit omnis. Enim quasi illum cum totam assumenda cum. Possimus est non illum. Aut facilis pariatur impedit ea saepe repellat voluptatem rerum.</text:p>
          </table:table-cell>
          <table:table-cell office:value-type="boolean" office:boolean-value="true">
            <text:p>TRUE</text:p>
          </table:table-cell>
        </table:table-row>
        <table:table-row>
          <table:table-cell office:value-type="string">
            <text:p>Chelsea Zieme</text:p>
          </table:table-cell>
          <table:table-cell office:value-type="string">
            <text:p>645.709.6318</text:p>
          </table:table-cell>
          <table:table-cell office:value-type="string">
            <text:p>Sonia89@hotmail.com</text:p>
          </table:table-cell>
          <table:table-cell office:value-type="string">
            <text:p>24404 Rafael Track</text:p>
          </table:table-cell>
          <table:table-cell office:value-type="string">
            <text:p>Ezraport</text:p>
          </table:table-cell>
          <table:table-cell office:value-type="string">
            <text:p>Texas</text:p>
          </table:table-cell>
          <table:table-cell office:value-type="string">
            <text:p>79494</text:p>
          </table:table-cell>
          <table:table-cell office:value-type="string">
            <text:p>661135673</text:p>
          </table:table-cell>
          <table:table-cell office:value-type="string">
            <text:p>Baby</text:p>
          </table:table-cell>
          <table:table-cell office:value-type="string">
            <text:p>Krajcik, Schuster and Morissette</text:p>
          </table:table-cell>
          <table:table-cell office:value-type="float" office:value="44275.1685349537">
            <text:p>44275.1685349537</text:p>
          </table:table-cell>
          <table:table-cell office:value-type="string">
            <text:p>http://placeimg.com/640/480</text:p>
          </table:table-cell>
          <table:table-cell office:value-type="string">
            <text:p>Eos impedit qui excepturi doloribus voluptatem doloribus cupiditate. Dolor recusandae quidem adipisci ipsum cupiditate omnis et aperiam voluptas. Dolore vel saepe velit nisi voluptas odio similique et. Labore sed autem quae. Qui odit et nam et officia quaerat ratione quam quae. Omnis quidem et qui sed deleniti aut.</text:p>
          </table:table-cell>
          <table:table-cell office:value-type="boolean" office:boolean-value="true">
            <text:p>TRUE</text:p>
          </table:table-cell>
        </table:table-row>
        <table:table-row>
          <table:table-cell office:value-type="string">
            <text:p>Sean Gutmann</text:p>
          </table:table-cell>
          <table:table-cell office:value-type="string">
            <text:p>212.607.2386 x0163</text:p>
          </table:table-cell>
          <table:table-cell office:value-type="string">
            <text:p>Alexandrine_Adams@hotmail.com</text:p>
          </table:table-cell>
          <table:table-cell office:value-type="string">
            <text:p>39118 Jairo Squares</text:p>
          </table:table-cell>
          <table:table-cell office:value-type="string">
            <text:p>Bryan</text:p>
          </table:table-cell>
          <table:table-cell office:value-type="string">
            <text:p>Iowa</text:p>
          </table:table-cell>
          <table:table-cell office:value-type="string">
            <text:p>57507-7603</text:p>
          </table:table-cell>
          <table:table-cell office:value-type="string">
            <text:p>491168399</text:p>
          </table:table-cell>
          <table:table-cell office:value-type="string">
            <text:p>Kids</text:p>
          </table:table-cell>
          <table:table-cell office:value-type="string">
            <text:p>Adams - Halvorson</text:p>
          </table:table-cell>
          <table:table-cell office:value-type="float" office:value="44305.737132372684">
            <text:p>44305.737132372684</text:p>
          </table:table-cell>
          <table:table-cell office:value-type="string">
            <text:p>http://placeimg.com/640/480</text:p>
          </table:table-cell>
          <table:table-cell office:value-type="string">
            <text:p>Sit dolores odit quaerat id et non. Tempora explicabo doloribus perspiciatis dolores similique quas aut id excepturi. Voluptatem quod cupiditate consequatur.</text:p>
          </table:table-cell>
          <table:table-cell office:value-type="boolean" office:boolean-value="false">
            <text:p>FALSE</text:p>
          </table:table-cell>
        </table:table-row>
        <table:table-row>
          <table:table-cell office:value-type="string">
            <text:p>Gilbert Grant</text:p>
          </table:table-cell>
          <table:table-cell office:value-type="string">
            <text:p>(383) 827-9258 x7481</text:p>
          </table:table-cell>
          <table:table-cell office:value-type="string">
            <text:p>Tess94@yahoo.com</text:p>
          </table:table-cell>
          <table:table-cell office:value-type="string">
            <text:p>744 Daphnee Manor</text:p>
          </table:table-cell>
          <table:table-cell office:value-type="string">
            <text:p>Lowell</text:p>
          </table:table-cell>
          <table:table-cell office:value-type="string">
            <text:p>Washington</text:p>
          </table:table-cell>
          <table:table-cell office:value-type="string">
            <text:p>07225</text:p>
          </table:table-cell>
          <table:table-cell office:value-type="string">
            <text:p>575908404</text:p>
          </table:table-cell>
          <table:table-cell office:value-type="string">
            <text:p>Home</text:p>
          </table:table-cell>
          <table:table-cell office:value-type="string">
            <text:p>Denesik, Russel and Morissette</text:p>
          </table:table-cell>
          <table:table-cell office:value-type="float" office:value="44342.82014809028">
            <text:p>44342.82014809028</text:p>
          </table:table-cell>
          <table:table-cell office:value-type="string">
            <text:p>http://placeimg.com/640/480</text:p>
          </table:table-cell>
          <table:table-cell office:value-type="string">
            <text:p>Omnis animi placeat. Voluptatum at dolorem hic qui est mollitia at hic. Adipisci ipsum quam. At et minus.</text:p>
          </table:table-cell>
          <table:table-cell office:value-type="boolean" office:boolean-value="true">
            <text:p>TRUE</text:p>
          </table:table-cell>
        </table:table-row>
        <table:table-row>
          <table:table-cell office:value-type="string">
            <text:p>Nadine Roob</text:p>
          </table:table-cell>
          <table:table-cell office:value-type="string">
            <text:p>1-280-770-2175 x89184</text:p>
          </table:table-cell>
          <table:table-cell office:value-type="string">
            <text:p>Avis31@gmail.com</text:p>
          </table:table-cell>
          <table:table-cell office:value-type="string">
            <text:p>39769 Hodkiewicz Keys</text:p>
          </table:table-cell>
          <table:table-cell office:value-type="string">
            <text:p>Downers Grove</text:p>
          </table:table-cell>
          <table:table-cell office:value-type="string">
            <text:p>Connecticut</text:p>
          </table:table-cell>
          <table:table-cell office:value-type="string">
            <text:p>99848-4834</text:p>
          </table:table-cell>
          <table:table-cell office:value-type="string">
            <text:p>534084563</text:p>
          </table:table-cell>
          <table:table-cell office:value-type="string">
            <text:p>Shoes</text:p>
          </table:table-cell>
          <table:table-cell office:value-type="string">
            <text:p>Durgan - Fritsch</text:p>
          </table:table-cell>
          <table:table-cell office:value-type="float" office:value="44561.87494454861">
            <text:p>44561.87494454861</text:p>
          </table:table-cell>
          <table:table-cell office:value-type="string">
            <text:p>http://placeimg.com/640/480</text:p>
          </table:table-cell>
          <table:table-cell office:value-type="string">
            <text:p>Odit itaque aliquam dolores omnis vero magnam quod. Iusto et repudiandae eum inventore et debitis tempora dolore nemo. Sit provident fugit cupiditate delectus neque ad libero.</text:p>
          </table:table-cell>
          <table:table-cell office:value-type="boolean" office:boolean-value="false">
            <text:p>FALSE</text:p>
          </table:table-cell>
        </table:table-row>
        <table:table-row>
          <table:table-cell office:value-type="string">
            <text:p>Dexter Klocko</text:p>
          </table:table-cell>
          <table:table-cell office:value-type="string">
            <text:p>230.718.1624 x2158</text:p>
          </table:table-cell>
          <table:table-cell office:value-type="string">
            <text:p>Zackary_Hoppe@yahoo.com</text:p>
          </table:table-cell>
          <table:table-cell office:value-type="string">
            <text:p>0164 Bobby Island</text:p>
          </table:table-cell>
          <table:table-cell office:value-type="string">
            <text:p>North Carmelo</text:p>
          </table:table-cell>
          <table:table-cell office:value-type="string">
            <text:p>Maine</text:p>
          </table:table-cell>
          <table:table-cell office:value-type="string">
            <text:p>37729</text:p>
          </table:table-cell>
          <table:table-cell office:value-type="string">
            <text:p>033500218</text:p>
          </table:table-cell>
          <table:table-cell office:value-type="string">
            <text:p>Books</text:p>
          </table:table-cell>
          <table:table-cell office:value-type="string">
            <text:p>Stiedemann - Lakin</text:p>
          </table:table-cell>
          <table:table-cell office:value-type="float" office:value="44344.986361840274">
            <text:p>44344.986361840274</text:p>
          </table:table-cell>
          <table:table-cell office:value-type="string">
            <text:p>http://placeimg.com/640/480</text:p>
          </table:table-cell>
          <table:table-cell office:value-type="string">
            <text:p>Odit nisi nulla et at quis sed voluptatum est. Harum saepe eaque voluptatem consectetur nulla qui voluptas et vel. Sapiente sit harum. Dolor consequatur veritatis consequatur iste ipsa praesentium. Sequi quo magnam nulla soluta. Aut at iure sit.</text:p>
          </table:table-cell>
          <table:table-cell office:value-type="boolean" office:boolean-value="true">
            <text:p>TRUE</text:p>
          </table:table-cell>
        </table:table-row>
        <table:table-row>
          <table:table-cell office:value-type="string">
            <text:p>Eddie Orn</text:p>
          </table:table-cell>
          <table:table-cell office:value-type="string">
            <text:p>985-829-7508 x933</text:p>
          </table:table-cell>
          <table:table-cell office:value-type="string">
            <text:p>Ryley.Maggio88@yahoo.com</text:p>
          </table:table-cell>
          <table:table-cell office:value-type="string">
            <text:p>000 Dare Views</text:p>
          </table:table-cell>
          <table:table-cell office:value-type="string">
            <text:p>Hollywood</text:p>
          </table:table-cell>
          <table:table-cell office:value-type="string">
            <text:p>Oregon</text:p>
          </table:table-cell>
          <table:table-cell office:value-type="string">
            <text:p>01573</text:p>
          </table:table-cell>
          <table:table-cell office:value-type="string">
            <text:p>228080815</text:p>
          </table:table-cell>
          <table:table-cell office:value-type="string">
            <text:p>Industrial</text:p>
          </table:table-cell>
          <table:table-cell office:value-type="string">
            <text:p>Friesen, Bruen and Brekke</text:p>
          </table:table-cell>
          <table:table-cell office:value-type="float" office:value="44361.26432704861">
            <text:p>44361.26432704861</text:p>
          </table:table-cell>
          <table:table-cell office:value-type="string">
            <text:p>http://placeimg.com/640/480</text:p>
          </table:table-cell>
          <table:table-cell office:value-type="string">
            <text:p>Eum omnis quam voluptatum atque qui tempore ut tempore vitae. Vel quis ea eos autem. Atque doloremque tempore et explicabo molestiae ea. Non alias ut. Tempora distinctio accusantium explicabo magnam illum voluptates nobis asperiores.</text:p>
          </table:table-cell>
          <table:table-cell office:value-type="boolean" office:boolean-value="false">
            <text:p>FALSE</text:p>
          </table:table-cell>
        </table:table-row>
        <table:table-row>
          <table:table-cell office:value-type="string">
            <text:p>Seth Connelly</text:p>
          </table:table-cell>
          <table:table-cell office:value-type="string">
            <text:p>(458) 805-0136</text:p>
          </table:table-cell>
          <table:table-cell office:value-type="string">
            <text:p>Ashtyn_Kshlerin@gmail.com</text:p>
          </table:table-cell>
          <table:table-cell office:value-type="string">
            <text:p>02932 Harvey Vista</text:p>
          </table:table-cell>
          <table:table-cell office:value-type="string">
            <text:p>Lynchborough</text:p>
          </table:table-cell>
          <table:table-cell office:value-type="string">
            <text:p>Pennsylvania</text:p>
          </table:table-cell>
          <table:table-cell office:value-type="string">
            <text:p>86155</text:p>
          </table:table-cell>
          <table:table-cell office:value-type="string">
            <text:p>997599174</text:p>
          </table:table-cell>
          <table:table-cell office:value-type="string">
            <text:p>Games</text:p>
          </table:table-cell>
          <table:table-cell office:value-type="string">
            <text:p>Kassulke, O'Conner and Rippin</text:p>
          </table:table-cell>
          <table:table-cell office:value-type="float" office:value="44486.611938229165">
            <text:p>44486.611938229165</text:p>
          </table:table-cell>
          <table:table-cell office:value-type="string">
            <text:p>http://placeimg.com/640/480</text:p>
          </table:table-cell>
          <table:table-cell office:value-type="string">
            <text:p>Ullam et sequi asperiores pariatur corrupti beatae. Consectetur quia assumenda qui eum dolor. Optio id modi optio accusamus ut. Sunt eos voluptatem. Voluptas et cumque laborum est ab totam qui perspiciatis. Sunt velit voluptatem expedita aut voluptatum.</text:p>
          </table:table-cell>
          <table:table-cell office:value-type="boolean" office:boolean-value="true">
            <text:p>TRUE</text:p>
          </table:table-cell>
        </table:table-row>
        <table:table-row>
          <table:table-cell office:value-type="string">
            <text:p>Leticia MacGyver</text:p>
          </table:table-cell>
          <table:table-cell office:value-type="string">
            <text:p>(259) 965-2903 x3519</text:p>
          </table:table-cell>
          <table:table-cell office:value-type="string">
            <text:p>Toni.Jast@gmail.com</text:p>
          </table:table-cell>
          <table:table-cell office:value-type="string">
            <text:p>514 Langosh Pass</text:p>
          </table:table-cell>
          <table:table-cell office:value-type="string">
            <text:p>East Ebonyfurt</text:p>
          </table:table-cell>
          <table:table-cell office:value-type="string">
            <text:p>South Dakota</text:p>
          </table:table-cell>
          <table:table-cell office:value-type="string">
            <text:p>78190</text:p>
          </table:table-cell>
          <table:table-cell office:value-type="string">
            <text:p>600373454</text:p>
          </table:table-cell>
          <table:table-cell office:value-type="string">
            <text:p>Outdoors</text:p>
          </table:table-cell>
          <table:table-cell office:value-type="string">
            <text:p>Hackett, Crist and Huels</text:p>
          </table:table-cell>
          <table:table-cell office:value-type="float" office:value="44556.705622905094">
            <text:p>44556.705622905094</text:p>
          </table:table-cell>
          <table:table-cell office:value-type="string">
            <text:p>http://placeimg.com/640/480</text:p>
          </table:table-cell>
          <table:table-cell office:value-type="string">
            <text:p>Ut perferendis harum dolor veniam vel mollitia totam voluptatem nostrum. Omnis velit minima facere consequuntur neque aut. Sit officiis qui commodi voluptatem repellat nulla sit. Optio ut fugit ad ducimus suscipit nulla vel est. Qui ex deleniti ut quaerat nobis. Corrupti accusamus officiis explicabo molestiae possimus quisquam nihil consequatur.</text:p>
          </table:table-cell>
          <table:table-cell office:value-type="boolean" office:boolean-value="true">
            <text:p>TRUE</text:p>
          </table:table-cell>
        </table:table-row>
        <table:table-row>
          <table:table-cell office:value-type="string">
            <text:p>Leon Durgan</text:p>
          </table:table-cell>
          <table:table-cell office:value-type="string">
            <text:p>1-519-249-7349</text:p>
          </table:table-cell>
          <table:table-cell office:value-type="string">
            <text:p>Jensen50@hotmail.com</text:p>
          </table:table-cell>
          <table:table-cell office:value-type="string">
            <text:p>3735 Predovic Spring</text:p>
          </table:table-cell>
          <table:table-cell office:value-type="string">
            <text:p>West Moshe</text:p>
          </table:table-cell>
          <table:table-cell office:value-type="string">
            <text:p>South Dakota</text:p>
          </table:table-cell>
          <table:table-cell office:value-type="string">
            <text:p>47914</text:p>
          </table:table-cell>
          <table:table-cell office:value-type="string">
            <text:p>656316368</text:p>
          </table:table-cell>
          <table:table-cell office:value-type="string">
            <text:p>Computers</text:p>
          </table:table-cell>
          <table:table-cell office:value-type="string">
            <text:p>Ritchie - Schmidt</text:p>
          </table:table-cell>
          <table:table-cell office:value-type="float" office:value="44504.012249375">
            <text:p>44504.012249375</text:p>
          </table:table-cell>
          <table:table-cell office:value-type="string">
            <text:p>http://placeimg.com/640/480</text:p>
          </table:table-cell>
          <table:table-cell office:value-type="string">
            <text:p>Ea animi temporibus laborum. Omnis quidem doloribus consequatur inventore libero dolores quisquam a nam. Id necessitatibus veritatis dolor nobis at quam commodi totam. Et voluptatibus nulla id dicta voluptate pariatur labore ea.</text:p>
          </table:table-cell>
          <table:table-cell office:value-type="boolean" office:boolean-value="true">
            <text:p>TRUE</text:p>
          </table:table-cell>
        </table:table-row>
        <table:table-row>
          <table:table-cell office:value-type="string">
            <text:p>Brent Bartoletti</text:p>
          </table:table-cell>
          <table:table-cell office:value-type="string">
            <text:p>(542) 271-6055 x5733</text:p>
          </table:table-cell>
          <table:table-cell office:value-type="string">
            <text:p>Orrin6@yahoo.com</text:p>
          </table:table-cell>
          <table:table-cell office:value-type="string">
            <text:p>69898 Streich Mills</text:p>
          </table:table-cell>
          <table:table-cell office:value-type="string">
            <text:p>Ezequielville</text:p>
          </table:table-cell>
          <table:table-cell office:value-type="string">
            <text:p>Utah</text:p>
          </table:table-cell>
          <table:table-cell office:value-type="string">
            <text:p>29998</text:p>
          </table:table-cell>
          <table:table-cell office:value-type="string">
            <text:p>822998950</text:p>
          </table:table-cell>
          <table:table-cell office:value-type="string">
            <text:p>Shoes</text:p>
          </table:table-cell>
          <table:table-cell office:value-type="string">
            <text:p>Jast and Sons</text:p>
          </table:table-cell>
          <table:table-cell office:value-type="float" office:value="44277.09734267361">
            <text:p>44277.09734267361</text:p>
          </table:table-cell>
          <table:table-cell office:value-type="string">
            <text:p>http://placeimg.com/640/480</text:p>
          </table:table-cell>
          <table:table-cell office:value-type="string">
            <text:p>Molestiae sapiente ratione ut sunt omnis. Provident ipsam est nulla minus corporis vel cumque deleniti dicta. Beatae nulla consequatur tempore quia. Nam et corrupti est. Rerum accusamus nemo est accusantium illum eaque odio suscipit.</text:p>
          </table:table-cell>
          <table:table-cell office:value-type="boolean" office:boolean-value="false">
            <text:p>FALSE</text:p>
          </table:table-cell>
        </table:table-row>
        <table:table-row>
          <table:table-cell office:value-type="string">
            <text:p>Rosemarie Howe</text:p>
          </table:table-cell>
          <table:table-cell office:value-type="string">
            <text:p>(911) 652-3638</text:p>
          </table:table-cell>
          <table:table-cell office:value-type="string">
            <text:p>Zakary.Botsford8@yahoo.com</text:p>
          </table:table-cell>
          <table:table-cell office:value-type="string">
            <text:p>9000 Monahan Shoals</text:p>
          </table:table-cell>
          <table:table-cell office:value-type="string">
            <text:p>Langport</text:p>
          </table:table-cell>
          <table:table-cell office:value-type="string">
            <text:p>Iowa</text:p>
          </table:table-cell>
          <table:table-cell office:value-type="string">
            <text:p>30128-3855</text:p>
          </table:table-cell>
          <table:table-cell office:value-type="string">
            <text:p>228764322</text:p>
          </table:table-cell>
          <table:table-cell office:value-type="string">
            <text:p>Music</text:p>
          </table:table-cell>
          <table:table-cell office:value-type="string">
            <text:p>Skiles - McGlynn</text:p>
          </table:table-cell>
          <table:table-cell office:value-type="float" office:value="44405.24190350695">
            <text:p>44405.24190350695</text:p>
          </table:table-cell>
          <table:table-cell office:value-type="string">
            <text:p>http://placeimg.com/640/480</text:p>
          </table:table-cell>
          <table:table-cell office:value-type="string">
            <text:p>Qui aut voluptates placeat qui. Ex veritatis cum quasi velit voluptas a. Aut aliquid ratione.</text:p>
          </table:table-cell>
          <table:table-cell office:value-type="boolean" office:boolean-value="false">
            <text:p>FALSE</text:p>
          </table:table-cell>
        </table:table-row>
        <table:table-row>
          <table:table-cell office:value-type="string">
            <text:p>Rolando Hand</text:p>
          </table:table-cell>
          <table:table-cell office:value-type="string">
            <text:p>(303) 496-3828 x78602</text:p>
          </table:table-cell>
          <table:table-cell office:value-type="string">
            <text:p>Johnathan.Wilkinson72@gmail.com</text:p>
          </table:table-cell>
          <table:table-cell office:value-type="string">
            <text:p>62741 Emilie Expressway</text:p>
          </table:table-cell>
          <table:table-cell office:value-type="string">
            <text:p>Hertaland</text:p>
          </table:table-cell>
          <table:table-cell office:value-type="string">
            <text:p>South Dakota</text:p>
          </table:table-cell>
          <table:table-cell office:value-type="string">
            <text:p>61901</text:p>
          </table:table-cell>
          <table:table-cell office:value-type="string">
            <text:p>272202238</text:p>
          </table:table-cell>
          <table:table-cell office:value-type="string">
            <text:p>Shoes</text:p>
          </table:table-cell>
          <table:table-cell office:value-type="string">
            <text:p>Hyatt, Bednar and Schuster</text:p>
          </table:table-cell>
          <table:table-cell office:value-type="float" office:value="44246.22721660879">
            <text:p>44246.22721660879</text:p>
          </table:table-cell>
          <table:table-cell office:value-type="string">
            <text:p>http://placeimg.com/640/480</text:p>
          </table:table-cell>
          <table:table-cell office:value-type="string">
            <text:p>Aut non quae blanditiis ut officia autem. Tempore architecto esse voluptate. Quae tempora dolorem voluptas necessitatibus assumenda accusantium. Eos porro est deleniti sapiente. Voluptatibus minima et accusamus ipsam consequatur molestiae alias.</text:p>
          </table:table-cell>
          <table:table-cell office:value-type="boolean" office:boolean-value="true">
            <text:p>TRUE</text:p>
          </table:table-cell>
        </table:table-row>
        <table:table-row>
          <table:table-cell office:value-type="string">
            <text:p>Dwight Weissnat</text:p>
          </table:table-cell>
          <table:table-cell office:value-type="string">
            <text:p>825-794-4651 x641</text:p>
          </table:table-cell>
          <table:table-cell office:value-type="string">
            <text:p>Nathen.Reilly39@yahoo.com</text:p>
          </table:table-cell>
          <table:table-cell office:value-type="string">
            <text:p>08913 Krystal Manors</text:p>
          </table:table-cell>
          <table:table-cell office:value-type="string">
            <text:p>Lake Chasityfurt</text:p>
          </table:table-cell>
          <table:table-cell office:value-type="string">
            <text:p>Massachusetts</text:p>
          </table:table-cell>
          <table:table-cell office:value-type="string">
            <text:p>80764-3771</text:p>
          </table:table-cell>
          <table:table-cell office:value-type="string">
            <text:p>991187168</text:p>
          </table:table-cell>
          <table:table-cell office:value-type="string">
            <text:p>Outdoors</text:p>
          </table:table-cell>
          <table:table-cell office:value-type="string">
            <text:p>Harris Inc</text:p>
          </table:table-cell>
          <table:table-cell office:value-type="float" office:value="44494.70388260417">
            <text:p>44494.70388260417</text:p>
          </table:table-cell>
          <table:table-cell office:value-type="string">
            <text:p>http://placeimg.com/640/480</text:p>
          </table:table-cell>
          <table:table-cell office:value-type="string">
            <text:p>Iusto rerum provident maiores et quia. Repellat repudiandae mollitia unde. Minus nulla tempora qui dolor perspiciatis labore enim molestias. Accusamus magni sed est.</text:p>
          </table:table-cell>
          <table:table-cell office:value-type="boolean" office:boolean-value="true">
            <text:p>TRUE</text:p>
          </table:table-cell>
        </table:table-row>
        <table:table-row>
          <table:table-cell office:value-type="string">
            <text:p>Daniel Maggio</text:p>
          </table:table-cell>
          <table:table-cell office:value-type="string">
            <text:p>692-598-5535 x068</text:p>
          </table:table-cell>
          <table:table-cell office:value-type="string">
            <text:p>Dewayne_Hartmann4@hotmail.com</text:p>
          </table:table-cell>
          <table:table-cell office:value-type="string">
            <text:p>66015 Cassin Shoals</text:p>
          </table:table-cell>
          <table:table-cell office:value-type="string">
            <text:p>Wymanmouth</text:p>
          </table:table-cell>
          <table:table-cell office:value-type="string">
            <text:p>Hawaii</text:p>
          </table:table-cell>
          <table:table-cell office:value-type="string">
            <text:p>17759-9413</text:p>
          </table:table-cell>
          <table:table-cell office:value-type="string">
            <text:p>562642825</text:p>
          </table:table-cell>
          <table:table-cell office:value-type="string">
            <text:p>Health</text:p>
          </table:table-cell>
          <table:table-cell office:value-type="string">
            <text:p>Deckow - Romaguera</text:p>
          </table:table-cell>
          <table:table-cell office:value-type="float" office:value="44494.83902252315">
            <text:p>44494.83902252315</text:p>
          </table:table-cell>
          <table:table-cell office:value-type="string">
            <text:p>http://placeimg.com/640/480</text:p>
          </table:table-cell>
          <table:table-cell office:value-type="string">
            <text:p>Deserunt alias quos quo. Inventore a dignissimos consectetur consectetur corrupti. Molestias est voluptate ut earum maiores fugit. Deserunt veniam sunt nam quia ea voluptas facere.</text:p>
          </table:table-cell>
          <table:table-cell office:value-type="boolean" office:boolean-value="true">
            <text:p>TRUE</text:p>
          </table:table-cell>
        </table:table-row>
        <table:table-row>
          <table:table-cell office:value-type="string">
            <text:p>Leroy Monahan</text:p>
          </table:table-cell>
          <table:table-cell office:value-type="string">
            <text:p>(204) 717-9638 x9595</text:p>
          </table:table-cell>
          <table:table-cell office:value-type="string">
            <text:p>Lane_Kutch1@gmail.com</text:p>
          </table:table-cell>
          <table:table-cell office:value-type="string">
            <text:p>72317 Pfannerstill Mall</text:p>
          </table:table-cell>
          <table:table-cell office:value-type="string">
            <text:p>East Connie</text:p>
          </table:table-cell>
          <table:table-cell office:value-type="string">
            <text:p>Illinois</text:p>
          </table:table-cell>
          <table:table-cell office:value-type="string">
            <text:p>30553-3771</text:p>
          </table:table-cell>
          <table:table-cell office:value-type="string">
            <text:p>156618582</text:p>
          </table:table-cell>
          <table:table-cell office:value-type="string">
            <text:p>Automotive</text:p>
          </table:table-cell>
          <table:table-cell office:value-type="string">
            <text:p>Dicki, Ullrich and Reichert</text:p>
          </table:table-cell>
          <table:table-cell office:value-type="float" office:value="44463.55970327546">
            <text:p>44463.55970327546</text:p>
          </table:table-cell>
          <table:table-cell office:value-type="string">
            <text:p>http://placeimg.com/640/480</text:p>
          </table:table-cell>
          <table:table-cell office:value-type="string">
            <text:p>Ut provident quasi omnis fugit ducimus consectetur beatae. Deleniti molestias iure eligendi laborum suscipit. Sit cupiditate atque minus.</text:p>
          </table:table-cell>
          <table:table-cell office:value-type="boolean" office:boolean-value="false">
            <text:p>FALSE</text:p>
          </table:table-cell>
        </table:table-row>
        <table:table-row>
          <table:table-cell office:value-type="string">
            <text:p>Preston Schneider</text:p>
          </table:table-cell>
          <table:table-cell office:value-type="string">
            <text:p>(975) 964-1127 x0775</text:p>
          </table:table-cell>
          <table:table-cell office:value-type="string">
            <text:p>Araceli49@yahoo.com</text:p>
          </table:table-cell>
          <table:table-cell office:value-type="string">
            <text:p>5268 Tony Prairie</text:p>
          </table:table-cell>
          <table:table-cell office:value-type="string">
            <text:p>East Brycestad</text:p>
          </table:table-cell>
          <table:table-cell office:value-type="string">
            <text:p>North Carolina</text:p>
          </table:table-cell>
          <table:table-cell office:value-type="string">
            <text:p>92544</text:p>
          </table:table-cell>
          <table:table-cell office:value-type="string">
            <text:p>825759170</text:p>
          </table:table-cell>
          <table:table-cell office:value-type="string">
            <text:p>Garden</text:p>
          </table:table-cell>
          <table:table-cell office:value-type="string">
            <text:p>O'Hara and Sons</text:p>
          </table:table-cell>
          <table:table-cell office:value-type="float" office:value="44461.7675943287">
            <text:p>44461.7675943287</text:p>
          </table:table-cell>
          <table:table-cell office:value-type="string">
            <text:p>http://placeimg.com/640/480</text:p>
          </table:table-cell>
          <table:table-cell office:value-type="string">
            <text:p>Tempore modi in commodi. Adipisci placeat et sed eos non veniam. Enim eum dolor dignissimos.</text:p>
          </table:table-cell>
          <table:table-cell office:value-type="boolean" office:boolean-value="false">
            <text:p>FALSE</text:p>
          </table:table-cell>
        </table:table-row>
        <table:table-row>
          <table:table-cell office:value-type="string">
            <text:p>Paulette Runolfsdottir</text:p>
          </table:table-cell>
          <table:table-cell office:value-type="string">
            <text:p>988.639.7548 x865</text:p>
          </table:table-cell>
          <table:table-cell office:value-type="string">
            <text:p>Osvaldo.Ortiz@yahoo.com</text:p>
          </table:table-cell>
          <table:table-cell office:value-type="string">
            <text:p>68793 Maximilian Valley</text:p>
          </table:table-cell>
          <table:table-cell office:value-type="string">
            <text:p>North Jessika</text:p>
          </table:table-cell>
          <table:table-cell office:value-type="string">
            <text:p>Kansas</text:p>
          </table:table-cell>
          <table:table-cell office:value-type="string">
            <text:p>32173</text:p>
          </table:table-cell>
          <table:table-cell office:value-type="string">
            <text:p>723198671</text:p>
          </table:table-cell>
          <table:table-cell office:value-type="string">
            <text:p>Games</text:p>
          </table:table-cell>
          <table:table-cell office:value-type="string">
            <text:p>Jones, Brakus and Hauck</text:p>
          </table:table-cell>
          <table:table-cell office:value-type="float" office:value="44361.67932306713">
            <text:p>44361.67932306713</text:p>
          </table:table-cell>
          <table:table-cell office:value-type="string">
            <text:p>http://placeimg.com/640/480</text:p>
          </table:table-cell>
          <table:table-cell office:value-type="string">
            <text:p>Corrupti voluptate nulla. Recusandae dolores alias ut aut. Accusantium molestias nulla sit molestiae et iure est sit. Et quis aut aut odit aut laboriosam earum. Sapiente magnam officia doloremque aperiam laborum quam vel quod.</text:p>
          </table:table-cell>
          <table:table-cell office:value-type="boolean" office:boolean-value="false">
            <text:p>FALSE</text:p>
          </table:table-cell>
        </table:table-row>
        <table:table-row>
          <table:table-cell office:value-type="string">
            <text:p>Joey Glover</text:p>
          </table:table-cell>
          <table:table-cell office:value-type="string">
            <text:p>(346) 601-7663</text:p>
          </table:table-cell>
          <table:table-cell office:value-type="string">
            <text:p>Jessyca_Swift@hotmail.com</text:p>
          </table:table-cell>
          <table:table-cell office:value-type="string">
            <text:p>870 Padberg Shores</text:p>
          </table:table-cell>
          <table:table-cell office:value-type="string">
            <text:p>Lakeland</text:p>
          </table:table-cell>
          <table:table-cell office:value-type="string">
            <text:p>Illinois</text:p>
          </table:table-cell>
          <table:table-cell office:value-type="string">
            <text:p>70092-2967</text:p>
          </table:table-cell>
          <table:table-cell office:value-type="string">
            <text:p>273725468</text:p>
          </table:table-cell>
          <table:table-cell office:value-type="string">
            <text:p>Computers</text:p>
          </table:table-cell>
          <table:table-cell office:value-type="string">
            <text:p>Ortiz, Lynch and Zemlak</text:p>
          </table:table-cell>
          <table:table-cell office:value-type="float" office:value="44522.944301261574">
            <text:p>44522.944301261574</text:p>
          </table:table-cell>
          <table:table-cell office:value-type="string">
            <text:p>http://placeimg.com/640/480</text:p>
          </table:table-cell>
          <table:table-cell office:value-type="string">
            <text:p>Quisquam maxime dolores qui necessitatibus consectetur. Eos ea consequatur et quas et voluptates explicabo. Sit doloremque vel explicabo repudiandae unde et.</text:p>
          </table:table-cell>
          <table:table-cell office:value-type="boolean" office:boolean-value="false">
            <text:p>FALSE</text:p>
          </table:table-cell>
        </table:table-row>
        <table:table-row>
          <table:table-cell office:value-type="string">
            <text:p>Alex Lockman</text:p>
          </table:table-cell>
          <table:table-cell office:value-type="string">
            <text:p>1-666-679-7501</text:p>
          </table:table-cell>
          <table:table-cell office:value-type="string">
            <text:p>Katelin.Ernser80@gmail.com</text:p>
          </table:table-cell>
          <table:table-cell office:value-type="string">
            <text:p>0693 Eldred Union</text:p>
          </table:table-cell>
          <table:table-cell office:value-type="string">
            <text:p>Lake Oswaldport</text:p>
          </table:table-cell>
          <table:table-cell office:value-type="string">
            <text:p>New Jersey</text:p>
          </table:table-cell>
          <table:table-cell office:value-type="string">
            <text:p>32388-9873</text:p>
          </table:table-cell>
          <table:table-cell office:value-type="string">
            <text:p>285213366</text:p>
          </table:table-cell>
          <table:table-cell office:value-type="string">
            <text:p>Outdoors</text:p>
          </table:table-cell>
          <table:table-cell office:value-type="string">
            <text:p>Carter, Turner and Emard</text:p>
          </table:table-cell>
          <table:table-cell office:value-type="float" office:value="44272.22489542824">
            <text:p>44272.22489542824</text:p>
          </table:table-cell>
          <table:table-cell office:value-type="string">
            <text:p>http://placeimg.com/640/480</text:p>
          </table:table-cell>
          <table:table-cell office:value-type="string">
            <text:p>Ipsa beatae aut nulla officiis dolorum velit qui. Fuga illo est ut. Dolor doloribus natus et suscipit. Doloremque dicta veritatis aspernatur error.</text:p>
          </table:table-cell>
          <table:table-cell office:value-type="boolean" office:boolean-value="true">
            <text:p>TRUE</text:p>
          </table:table-cell>
        </table:table-row>
        <table:table-row>
          <table:table-cell office:value-type="string">
            <text:p>Chris Miller</text:p>
          </table:table-cell>
          <table:table-cell office:value-type="string">
            <text:p>478.853.9712 x119</text:p>
          </table:table-cell>
          <table:table-cell office:value-type="string">
            <text:p>Rose.Gislason95@gmail.com</text:p>
          </table:table-cell>
          <table:table-cell office:value-type="string">
            <text:p>66424 Ashleigh Cape</text:p>
          </table:table-cell>
          <table:table-cell office:value-type="string">
            <text:p>Hillardside</text:p>
          </table:table-cell>
          <table:table-cell office:value-type="string">
            <text:p>New Hampshire</text:p>
          </table:table-cell>
          <table:table-cell office:value-type="string">
            <text:p>66268-0355</text:p>
          </table:table-cell>
          <table:table-cell office:value-type="string">
            <text:p>576069261</text:p>
          </table:table-cell>
          <table:table-cell office:value-type="string">
            <text:p>Industrial</text:p>
          </table:table-cell>
          <table:table-cell office:value-type="string">
            <text:p>Marquardt, Brekke and Reilly</text:p>
          </table:table-cell>
          <table:table-cell office:value-type="float" office:value="44573.0711905787">
            <text:p>44573.0711905787</text:p>
          </table:table-cell>
          <table:table-cell office:value-type="string">
            <text:p>http://placeimg.com/640/480</text:p>
          </table:table-cell>
          <table:table-cell office:value-type="string">
            <text:p>Nesciunt et voluptatum aut perferendis molestias debitis et iusto eum. Qui laboriosam dolor. Explicabo laudantium quam odio quam adipisci est assumenda. Ut maiores numquam deserunt voluptatem dolorem optio. Dolores asperiores accusamus nemo deserunt.</text:p>
          </table:table-cell>
          <table:table-cell office:value-type="boolean" office:boolean-value="true">
            <text:p>TRUE</text:p>
          </table:table-cell>
        </table:table-row>
        <table:table-row>
          <table:table-cell office:value-type="string">
            <text:p>Jan Dibbert</text:p>
          </table:table-cell>
          <table:table-cell office:value-type="string">
            <text:p>(383) 362-6902</text:p>
          </table:table-cell>
          <table:table-cell office:value-type="string">
            <text:p>Dangelo.Mueller89@hotmail.com</text:p>
          </table:table-cell>
          <table:table-cell office:value-type="string">
            <text:p>880 Nina Plaza</text:p>
          </table:table-cell>
          <table:table-cell office:value-type="string">
            <text:p>Julesborough</text:p>
          </table:table-cell>
          <table:table-cell office:value-type="string">
            <text:p>Hawaii</text:p>
          </table:table-cell>
          <table:table-cell office:value-type="string">
            <text:p>87913-9889</text:p>
          </table:table-cell>
          <table:table-cell office:value-type="string">
            <text:p>363175287</text:p>
          </table:table-cell>
          <table:table-cell office:value-type="string">
            <text:p>Tools</text:p>
          </table:table-cell>
          <table:table-cell office:value-type="string">
            <text:p>Cartwright - Kessler</text:p>
          </table:table-cell>
          <table:table-cell office:value-type="float" office:value="44466.67440931713">
            <text:p>44466.67440931713</text:p>
          </table:table-cell>
          <table:table-cell office:value-type="string">
            <text:p>http://placeimg.com/640/480</text:p>
          </table:table-cell>
          <table:table-cell office:value-type="string">
            <text:p>Laborum facere in placeat doloribus facilis occaecati aut natus. Et voluptate quis. Ratione nemo eos asperiores corrupti quos sed corrupti veritatis.</text:p>
          </table:table-cell>
          <table:table-cell office:value-type="boolean" office:boolean-value="false">
            <text:p>FALSE</text:p>
          </table:table-cell>
        </table:table-row>
        <table:table-row>
          <table:table-cell office:value-type="string">
            <text:p>Marguerite Brekke</text:p>
          </table:table-cell>
          <table:table-cell office:value-type="string">
            <text:p>391-853-8717 x07141</text:p>
          </table:table-cell>
          <table:table-cell office:value-type="string">
            <text:p>Nico_Mertz15@yahoo.com</text:p>
          </table:table-cell>
          <table:table-cell office:value-type="string">
            <text:p>27101 Flo Court</text:p>
          </table:table-cell>
          <table:table-cell office:value-type="string">
            <text:p>Treutelland</text:p>
          </table:table-cell>
          <table:table-cell office:value-type="string">
            <text:p>New Jersey</text:p>
          </table:table-cell>
          <table:table-cell office:value-type="string">
            <text:p>31965</text:p>
          </table:table-cell>
          <table:table-cell office:value-type="string">
            <text:p>680949280</text:p>
          </table:table-cell>
          <table:table-cell office:value-type="string">
            <text:p>Beauty</text:p>
          </table:table-cell>
          <table:table-cell office:value-type="string">
            <text:p>Schiller - Rath</text:p>
          </table:table-cell>
          <table:table-cell office:value-type="float" office:value="44579.59412504629">
            <text:p>44579.59412504629</text:p>
          </table:table-cell>
          <table:table-cell office:value-type="string">
            <text:p>http://placeimg.com/640/480</text:p>
          </table:table-cell>
          <table:table-cell office:value-type="string">
            <text:p>Omnis non odio et sed voluptatem voluptate ullam. Neque nesciunt non omnis labore qui aut quibusdam exercitationem eveniet. Fuga eum illum modi modi asperiores et occaecati quaerat. Culpa quae voluptatem nostrum non beatae.</text:p>
          </table:table-cell>
          <table:table-cell office:value-type="boolean" office:boolean-value="true">
            <text:p>TRUE</text:p>
          </table:table-cell>
        </table:table-row>
        <table:table-row>
          <table:table-cell office:value-type="string">
            <text:p>Jana Schuster</text:p>
          </table:table-cell>
          <table:table-cell office:value-type="string">
            <text:p>725-991-2461 x43277</text:p>
          </table:table-cell>
          <table:table-cell office:value-type="string">
            <text:p>Melany94@yahoo.com</text:p>
          </table:table-cell>
          <table:table-cell office:value-type="string">
            <text:p>937 Barton Crescent</text:p>
          </table:table-cell>
          <table:table-cell office:value-type="string">
            <text:p>North Felicitamouth</text:p>
          </table:table-cell>
          <table:table-cell office:value-type="string">
            <text:p>Louisiana</text:p>
          </table:table-cell>
          <table:table-cell office:value-type="string">
            <text:p>98803</text:p>
          </table:table-cell>
          <table:table-cell office:value-type="string">
            <text:p>505733063</text:p>
          </table:table-cell>
          <table:table-cell office:value-type="string">
            <text:p>Jewelery</text:p>
          </table:table-cell>
          <table:table-cell office:value-type="string">
            <text:p>Thompson Group</text:p>
          </table:table-cell>
          <table:table-cell office:value-type="float" office:value="44486.48676252315">
            <text:p>44486.48676252315</text:p>
          </table:table-cell>
          <table:table-cell office:value-type="string">
            <text:p>http://placeimg.com/640/480</text:p>
          </table:table-cell>
          <table:table-cell office:value-type="string">
            <text:p>Et illum et at suscipit atque assumenda. Pariatur perferendis repellat. Maiores enim possimus tenetur et. Delectus animi necessitatibus ad doloribus quidem impedit officiis hic. Ullam consequatur velit qui et quia laboriosam autem vel et.</text:p>
          </table:table-cell>
          <table:table-cell office:value-type="boolean" office:boolean-value="false">
            <text:p>FALSE</text:p>
          </table:table-cell>
        </table:table-row>
        <table:table-row>
          <table:table-cell office:value-type="string">
            <text:p>Miss Kelly Pollich</text:p>
          </table:table-cell>
          <table:table-cell office:value-type="string">
            <text:p>1-267-474-7665</text:p>
          </table:table-cell>
          <table:table-cell office:value-type="string">
            <text:p>Jazlyn57@gmail.com</text:p>
          </table:table-cell>
          <table:table-cell office:value-type="string">
            <text:p>41744 Cassin Mountain</text:p>
          </table:table-cell>
          <table:table-cell office:value-type="string">
            <text:p>Veldamouth</text:p>
          </table:table-cell>
          <table:table-cell office:value-type="string">
            <text:p>Massachusetts</text:p>
          </table:table-cell>
          <table:table-cell office:value-type="string">
            <text:p>54641</text:p>
          </table:table-cell>
          <table:table-cell office:value-type="string">
            <text:p>102874820</text:p>
          </table:table-cell>
          <table:table-cell office:value-type="string">
            <text:p>Grocery</text:p>
          </table:table-cell>
          <table:table-cell office:value-type="string">
            <text:p>Dicki, Gleichner and Herzog</text:p>
          </table:table-cell>
          <table:table-cell office:value-type="float" office:value="44380.07146548611">
            <text:p>44380.07146548611</text:p>
          </table:table-cell>
          <table:table-cell office:value-type="string">
            <text:p>http://placeimg.com/640/480</text:p>
          </table:table-cell>
          <table:table-cell office:value-type="string">
            <text:p>Sint reiciendis et. Qui qui nemo sunt voluptatem deserunt. Temporibus placeat voluptatem nihil. Distinctio temporibus temporibus dolor voluptatibus exercitationem voluptas vitae.</text:p>
          </table:table-cell>
          <table:table-cell office:value-type="boolean" office:boolean-value="true">
            <text:p>TRUE</text:p>
          </table:table-cell>
        </table:table-row>
        <table:table-row>
          <table:table-cell office:value-type="string">
            <text:p>Kelly Reichel</text:p>
          </table:table-cell>
          <table:table-cell office:value-type="string">
            <text:p>1-856-251-9041 x8342</text:p>
          </table:table-cell>
          <table:table-cell office:value-type="string">
            <text:p>Ottis.Metz50@hotmail.com</text:p>
          </table:table-cell>
          <table:table-cell office:value-type="string">
            <text:p>37697 Gaylord Flats</text:p>
          </table:table-cell>
          <table:table-cell office:value-type="string">
            <text:p>Binghamton</text:p>
          </table:table-cell>
          <table:table-cell office:value-type="string">
            <text:p>Pennsylvania</text:p>
          </table:table-cell>
          <table:table-cell office:value-type="string">
            <text:p>41699-6095</text:p>
          </table:table-cell>
          <table:table-cell office:value-type="string">
            <text:p>186060922</text:p>
          </table:table-cell>
          <table:table-cell office:value-type="string">
            <text:p>Clothing</text:p>
          </table:table-cell>
          <table:table-cell office:value-type="string">
            <text:p>Runolfsson - Crona</text:p>
          </table:table-cell>
          <table:table-cell office:value-type="float" office:value="44581.58518778935">
            <text:p>44581.58518778935</text:p>
          </table:table-cell>
          <table:table-cell office:value-type="string">
            <text:p>http://placeimg.com/640/480</text:p>
          </table:table-cell>
          <table:table-cell office:value-type="string">
            <text:p>Et omnis adipisci minus temporibus. Ratione et dolores autem dolores non et itaque qui. Sequi in nisi qui excepturi quo sunt.</text:p>
          </table:table-cell>
          <table:table-cell office:value-type="boolean" office:boolean-value="true">
            <text:p>TRUE</text:p>
          </table:table-cell>
        </table:table-row>
        <table:table-row>
          <table:table-cell office:value-type="string">
            <text:p>Sally Jast</text:p>
          </table:table-cell>
          <table:table-cell office:value-type="string">
            <text:p>(833) 450-0098 x1311</text:p>
          </table:table-cell>
          <table:table-cell office:value-type="string">
            <text:p>Ellsworth.Romaguera@yahoo.com</text:p>
          </table:table-cell>
          <table:table-cell office:value-type="string">
            <text:p>48419 Reichel Throughway</text:p>
          </table:table-cell>
          <table:table-cell office:value-type="string">
            <text:p>Jaquanport</text:p>
          </table:table-cell>
          <table:table-cell office:value-type="string">
            <text:p>Illinois</text:p>
          </table:table-cell>
          <table:table-cell office:value-type="string">
            <text:p>49897-5298</text:p>
          </table:table-cell>
          <table:table-cell office:value-type="string">
            <text:p>562145856</text:p>
          </table:table-cell>
          <table:table-cell office:value-type="string">
            <text:p>Games</text:p>
          </table:table-cell>
          <table:table-cell office:value-type="string">
            <text:p>Mohr, O'Connell and Stehr</text:p>
          </table:table-cell>
          <table:table-cell office:value-type="float" office:value="44520.55852488426">
            <text:p>44520.55852488426</text:p>
          </table:table-cell>
          <table:table-cell office:value-type="string">
            <text:p>http://placeimg.com/640/480</text:p>
          </table:table-cell>
          <table:table-cell office:value-type="string">
            <text:p>Ut ullam qui ut repudiandae nulla dolor. Architecto asperiores omnis tenetur tenetur sapiente facilis aut sunt molestiae. Qui consequatur numquam qui et deserunt aut accusantium aspernatur. Nemo non assumenda aspernatur porro suscipit. Numquam nisi in molestiae est nihil officia.</text:p>
          </table:table-cell>
          <table:table-cell office:value-type="boolean" office:boolean-value="false">
            <text:p>FALSE</text:p>
          </table:table-cell>
        </table:table-row>
        <table:table-row>
          <table:table-cell office:value-type="string">
            <text:p>Cesar Corwin</text:p>
          </table:table-cell>
          <table:table-cell office:value-type="string">
            <text:p>994.573.5194</text:p>
          </table:table-cell>
          <table:table-cell office:value-type="string">
            <text:p>Larissa74@yahoo.com</text:p>
          </table:table-cell>
          <table:table-cell office:value-type="string">
            <text:p>620 Stehr Curve</text:p>
          </table:table-cell>
          <table:table-cell office:value-type="string">
            <text:p>Pfannerstillhaven</text:p>
          </table:table-cell>
          <table:table-cell office:value-type="string">
            <text:p>Virginia</text:p>
          </table:table-cell>
          <table:table-cell office:value-type="string">
            <text:p>63095</text:p>
          </table:table-cell>
          <table:table-cell office:value-type="string">
            <text:p>680674270</text:p>
          </table:table-cell>
          <table:table-cell office:value-type="string">
            <text:p>Baby</text:p>
          </table:table-cell>
          <table:table-cell office:value-type="string">
            <text:p>Yundt and Sons</text:p>
          </table:table-cell>
          <table:table-cell office:value-type="float" office:value="44346.41352415509">
            <text:p>44346.41352415509</text:p>
          </table:table-cell>
          <table:table-cell office:value-type="string">
            <text:p>http://placeimg.com/640/480</text:p>
          </table:table-cell>
          <table:table-cell office:value-type="string">
            <text:p>Eum voluptatem animi omnis dicta voluptatem. Dolore a eligendi. Vel porro quasi fugit et vero. Quos mollitia sint mollitia natus. Quibusdam quia molestiae nisi qui.</text:p>
          </table:table-cell>
          <table:table-cell office:value-type="boolean" office:boolean-value="true">
            <text:p>TRUE</text:p>
          </table:table-cell>
        </table:table-row>
        <table:table-row>
          <table:table-cell office:value-type="string">
            <text:p>Melvin Mann</text:p>
          </table:table-cell>
          <table:table-cell office:value-type="string">
            <text:p>1-616-209-0718</text:p>
          </table:table-cell>
          <table:table-cell office:value-type="string">
            <text:p>Travis.Hayes57@gmail.com</text:p>
          </table:table-cell>
          <table:table-cell office:value-type="string">
            <text:p>218 Oda Mountains</text:p>
          </table:table-cell>
          <table:table-cell office:value-type="string">
            <text:p>Agustinberg</text:p>
          </table:table-cell>
          <table:table-cell office:value-type="string">
            <text:p>Idaho</text:p>
          </table:table-cell>
          <table:table-cell office:value-type="string">
            <text:p>46636-9590</text:p>
          </table:table-cell>
          <table:table-cell office:value-type="string">
            <text:p>334353672</text:p>
          </table:table-cell>
          <table:table-cell office:value-type="string">
            <text:p>Clothing</text:p>
          </table:table-cell>
          <table:table-cell office:value-type="string">
            <text:p>Hickle Inc</text:p>
          </table:table-cell>
          <table:table-cell office:value-type="float" office:value="44462.73135173611">
            <text:p>44462.73135173611</text:p>
          </table:table-cell>
          <table:table-cell office:value-type="string">
            <text:p>http://placeimg.com/640/480</text:p>
          </table:table-cell>
          <table:table-cell office:value-type="string">
            <text:p>Esse officia assumenda vitae. Odit culpa rerum voluptatem eum ratione officia quasi. Eum natus a debitis officiis quos pariatur. Dolore blanditiis laborum et atque molestiae quibusdam nulla ut quae. Facere ad non et.</text:p>
          </table:table-cell>
          <table:table-cell office:value-type="boolean" office:boolean-value="true">
            <text:p>TRUE</text:p>
          </table:table-cell>
        </table:table-row>
        <table:table-row>
          <table:table-cell office:value-type="string">
            <text:p>Katrina Keebler</text:p>
          </table:table-cell>
          <table:table-cell office:value-type="string">
            <text:p>1-938-260-8076</text:p>
          </table:table-cell>
          <table:table-cell office:value-type="string">
            <text:p>Tyler.Stroman12@gmail.com</text:p>
          </table:table-cell>
          <table:table-cell office:value-type="string">
            <text:p>07447 Gutkowski Vista</text:p>
          </table:table-cell>
          <table:table-cell office:value-type="string">
            <text:p>Gregoriobury</text:p>
          </table:table-cell>
          <table:table-cell office:value-type="string">
            <text:p>Rhode Island</text:p>
          </table:table-cell>
          <table:table-cell office:value-type="string">
            <text:p>07528-7498</text:p>
          </table:table-cell>
          <table:table-cell office:value-type="string">
            <text:p>037258100</text:p>
          </table:table-cell>
          <table:table-cell office:value-type="string">
            <text:p>Tools</text:p>
          </table:table-cell>
          <table:table-cell office:value-type="string">
            <text:p>Greenfelder, Schumm and Johnson</text:p>
          </table:table-cell>
          <table:table-cell office:value-type="float" office:value="44385.570876261576">
            <text:p>44385.570876261576</text:p>
          </table:table-cell>
          <table:table-cell office:value-type="string">
            <text:p>http://placeimg.com/640/480</text:p>
          </table:table-cell>
          <table:table-cell office:value-type="string">
            <text:p>Inventore dolores expedita reiciendis quis ipsam voluptatibus ut. Eos sunt assumenda eum. Dolores distinctio maiores temporibus. In nihil voluptatibus eaque laboriosam ducimus ut libero dicta libero. Necessitatibus ut facere qui minima temporibus aut quis.</text:p>
          </table:table-cell>
          <table:table-cell office:value-type="boolean" office:boolean-value="false">
            <text:p>FALSE</text:p>
          </table:table-cell>
        </table:table-row>
        <table:table-row>
          <table:table-cell office:value-type="string">
            <text:p>Willie Lockman</text:p>
          </table:table-cell>
          <table:table-cell office:value-type="string">
            <text:p>227-308-3440 x10646</text:p>
          </table:table-cell>
          <table:table-cell office:value-type="string">
            <text:p>Joanie6@yahoo.com</text:p>
          </table:table-cell>
          <table:table-cell office:value-type="string">
            <text:p>63343 Padberg Burgs</text:p>
          </table:table-cell>
          <table:table-cell office:value-type="string">
            <text:p>North Bethesda</text:p>
          </table:table-cell>
          <table:table-cell office:value-type="string">
            <text:p>Illinois</text:p>
          </table:table-cell>
          <table:table-cell office:value-type="string">
            <text:p>93447</text:p>
          </table:table-cell>
          <table:table-cell office:value-type="string">
            <text:p>537987230</text:p>
          </table:table-cell>
          <table:table-cell office:value-type="string">
            <text:p>Beauty</text:p>
          </table:table-cell>
          <table:table-cell office:value-type="string">
            <text:p>Wisoky - Connelly</text:p>
          </table:table-cell>
          <table:table-cell office:value-type="float" office:value="44271.377542835646">
            <text:p>44271.377542835646</text:p>
          </table:table-cell>
          <table:table-cell office:value-type="string">
            <text:p>http://placeimg.com/640/480</text:p>
          </table:table-cell>
          <table:table-cell office:value-type="string">
            <text:p>Et quo facilis dolorum quis temporibus. Doloribus eum voluptas cumque impedit nostrum laboriosam. Et aspernatur veritatis sapiente vero amet voluptatem. Rerum exercitationem quia ea. Provident sunt magnam rerum numquam optio molestiae et suscipit.</text:p>
          </table:table-cell>
          <table:table-cell office:value-type="boolean" office:boolean-value="false">
            <text:p>FALSE</text:p>
          </table:table-cell>
        </table:table-row>
        <table:table-row>
          <table:table-cell office:value-type="string">
            <text:p>Ms. Olive Bernhard</text:p>
          </table:table-cell>
          <table:table-cell office:value-type="string">
            <text:p>1-467-510-9549</text:p>
          </table:table-cell>
          <table:table-cell office:value-type="string">
            <text:p>Whitney.Barton@gmail.com</text:p>
          </table:table-cell>
          <table:table-cell office:value-type="string">
            <text:p>8856 Maud Drives</text:p>
          </table:table-cell>
          <table:table-cell office:value-type="string">
            <text:p>Kesslermouth</text:p>
          </table:table-cell>
          <table:table-cell office:value-type="string">
            <text:p>Iowa</text:p>
          </table:table-cell>
          <table:table-cell office:value-type="string">
            <text:p>77720</text:p>
          </table:table-cell>
          <table:table-cell office:value-type="string">
            <text:p>301589673</text:p>
          </table:table-cell>
          <table:table-cell office:value-type="string">
            <text:p>Shoes</text:p>
          </table:table-cell>
          <table:table-cell office:value-type="string">
            <text:p>Hickle, Zemlak and Gaylord</text:p>
          </table:table-cell>
          <table:table-cell office:value-type="float" office:value="44427.46135109954">
            <text:p>44427.46135109954</text:p>
          </table:table-cell>
          <table:table-cell office:value-type="string">
            <text:p>http://placeimg.com/640/480</text:p>
          </table:table-cell>
          <table:table-cell office:value-type="string">
            <text:p>Modi natus nam consectetur. Consequatur odit aut in aut consequatur ducimus. Consequuntur molestias labore. Officia reprehenderit ipsum repellendus dolor quo qui enim animi.</text:p>
          </table:table-cell>
          <table:table-cell office:value-type="boolean" office:boolean-value="true">
            <text:p>TRUE</text:p>
          </table:table-cell>
        </table:table-row>
        <table:table-row>
          <table:table-cell office:value-type="string">
            <text:p>Tasha Gaylord II</text:p>
          </table:table-cell>
          <table:table-cell office:value-type="string">
            <text:p>237-838-9134 x02481</text:p>
          </table:table-cell>
          <table:table-cell office:value-type="string">
            <text:p>Lauriane.Vandervort@gmail.com</text:p>
          </table:table-cell>
          <table:table-cell office:value-type="string">
            <text:p>773 Mozell Path</text:p>
          </table:table-cell>
          <table:table-cell office:value-type="string">
            <text:p>Kovacektown</text:p>
          </table:table-cell>
          <table:table-cell office:value-type="string">
            <text:p>West Virginia</text:p>
          </table:table-cell>
          <table:table-cell office:value-type="string">
            <text:p>94722</text:p>
          </table:table-cell>
          <table:table-cell office:value-type="string">
            <text:p>640058043</text:p>
          </table:table-cell>
          <table:table-cell office:value-type="string">
            <text:p>Grocery</text:p>
          </table:table-cell>
          <table:table-cell office:value-type="string">
            <text:p>Lebsack and Sons</text:p>
          </table:table-cell>
          <table:table-cell office:value-type="float" office:value="44309.00036238426">
            <text:p>44309.00036238426</text:p>
          </table:table-cell>
          <table:table-cell office:value-type="string">
            <text:p>http://placeimg.com/640/480</text:p>
          </table:table-cell>
          <table:table-cell office:value-type="string">
            <text:p>Ea illum eveniet omnis consequatur aut in unde. Ducimus rerum enim quibusdam autem. Iusto numquam doloremque dolorum consectetur labore quos. Voluptas minus ullam ab voluptatem exercitationem aut rem quam soluta. Ut accusamus illum aut et.</text:p>
          </table:table-cell>
          <table:table-cell office:value-type="boolean" office:boolean-value="true">
            <text:p>TRUE</text:p>
          </table:table-cell>
        </table:table-row>
        <table:table-row>
          <table:table-cell office:value-type="string">
            <text:p>Ricky Jenkins</text:p>
          </table:table-cell>
          <table:table-cell office:value-type="string">
            <text:p>(503) 772-7777</text:p>
          </table:table-cell>
          <table:table-cell office:value-type="string">
            <text:p>Sigurd.Abshire@yahoo.com</text:p>
          </table:table-cell>
          <table:table-cell office:value-type="string">
            <text:p>905 Dare Green</text:p>
          </table:table-cell>
          <table:table-cell office:value-type="string">
            <text:p>Coon Rapids</text:p>
          </table:table-cell>
          <table:table-cell office:value-type="string">
            <text:p>New Hampshire</text:p>
          </table:table-cell>
          <table:table-cell office:value-type="string">
            <text:p>31210-3878</text:p>
          </table:table-cell>
          <table:table-cell office:value-type="string">
            <text:p>024418115</text:p>
          </table:table-cell>
          <table:table-cell office:value-type="string">
            <text:p>Computers</text:p>
          </table:table-cell>
          <table:table-cell office:value-type="string">
            <text:p>Satterfield, Jerde and Casper</text:p>
          </table:table-cell>
          <table:table-cell office:value-type="float" office:value="44521.42810204861">
            <text:p>44521.42810204861</text:p>
          </table:table-cell>
          <table:table-cell office:value-type="string">
            <text:p>http://placeimg.com/640/480</text:p>
          </table:table-cell>
          <table:table-cell office:value-type="string">
            <text:p>Itaque qui commodi ut. Illo recusandae qui asperiores adipisci quo quibusdam. Atque non rerum aliquid.</text:p>
          </table:table-cell>
          <table:table-cell office:value-type="boolean" office:boolean-value="true">
            <text:p>TRUE</text:p>
          </table:table-cell>
        </table:table-row>
        <table:table-row>
          <table:table-cell office:value-type="string">
            <text:p>Veronica Luettgen IV</text:p>
          </table:table-cell>
          <table:table-cell office:value-type="string">
            <text:p>409-984-9553 x854</text:p>
          </table:table-cell>
          <table:table-cell office:value-type="string">
            <text:p>Berta27@hotmail.com</text:p>
          </table:table-cell>
          <table:table-cell office:value-type="string">
            <text:p>2558 Marquardt River</text:p>
          </table:table-cell>
          <table:table-cell office:value-type="string">
            <text:p>Birmingham</text:p>
          </table:table-cell>
          <table:table-cell office:value-type="string">
            <text:p>Florida</text:p>
          </table:table-cell>
          <table:table-cell office:value-type="string">
            <text:p>77595</text:p>
          </table:table-cell>
          <table:table-cell office:value-type="string">
            <text:p>013123084</text:p>
          </table:table-cell>
          <table:table-cell office:value-type="string">
            <text:p>Beauty</text:p>
          </table:table-cell>
          <table:table-cell office:value-type="string">
            <text:p>Mueller Inc</text:p>
          </table:table-cell>
          <table:table-cell office:value-type="float" office:value="44338.07563863426">
            <text:p>44338.07563863426</text:p>
          </table:table-cell>
          <table:table-cell office:value-type="string">
            <text:p>http://placeimg.com/640/480</text:p>
          </table:table-cell>
          <table:table-cell office:value-type="string">
            <text:p>Voluptate sed minima dolor. Odit aut et ipsa voluptas. Et laborum quisquam rerum nobis et harum sed et. Eius quibusdam et.</text:p>
          </table:table-cell>
          <table:table-cell office:value-type="boolean" office:boolean-value="false">
            <text:p>FALSE</text:p>
          </table:table-cell>
        </table:table-row>
        <table:table-row>
          <table:table-cell office:value-type="string">
            <text:p>Jorge Kirlin</text:p>
          </table:table-cell>
          <table:table-cell office:value-type="string">
            <text:p>(856) 272-6260 x4575</text:p>
          </table:table-cell>
          <table:table-cell office:value-type="string">
            <text:p>Veronica.Stroman83@hotmail.com</text:p>
          </table:table-cell>
          <table:table-cell office:value-type="string">
            <text:p>3707 Lilliana Wells</text:p>
          </table:table-cell>
          <table:table-cell office:value-type="string">
            <text:p>Sparks</text:p>
          </table:table-cell>
          <table:table-cell office:value-type="string">
            <text:p>Tennessee</text:p>
          </table:table-cell>
          <table:table-cell office:value-type="string">
            <text:p>64797-6847</text:p>
          </table:table-cell>
          <table:table-cell office:value-type="string">
            <text:p>905087186</text:p>
          </table:table-cell>
          <table:table-cell office:value-type="string">
            <text:p>Jewelery</text:p>
          </table:table-cell>
          <table:table-cell office:value-type="string">
            <text:p>Muller - Prohaska</text:p>
          </table:table-cell>
          <table:table-cell office:value-type="float" office:value="44347.74956891204">
            <text:p>44347.74956891204</text:p>
          </table:table-cell>
          <table:table-cell office:value-type="string">
            <text:p>http://placeimg.com/640/480</text:p>
          </table:table-cell>
          <table:table-cell office:value-type="string">
            <text:p>Veritatis explicabo veniam fugit et quibusdam molestiae sequi. Officiis accusamus vel placeat deleniti. Et non numquam ipsa cupiditate accusamus et corrupti. Eos explicabo perspiciatis aliquid fugit officiis exercitationem. Dolores dolores dolorem qui consectetur consequatur fugiat quasi.</text:p>
          </table:table-cell>
          <table:table-cell office:value-type="boolean" office:boolean-value="true">
            <text:p>TRUE</text:p>
          </table:table-cell>
        </table:table-row>
        <table:table-row>
          <table:table-cell office:value-type="string">
            <text:p>Regina Schmeler MD</text:p>
          </table:table-cell>
          <table:table-cell office:value-type="string">
            <text:p>225.592.6165</text:p>
          </table:table-cell>
          <table:table-cell office:value-type="string">
            <text:p>Piper38@gmail.com</text:p>
          </table:table-cell>
          <table:table-cell office:value-type="string">
            <text:p>45174 Prince Land</text:p>
          </table:table-cell>
          <table:table-cell office:value-type="string">
            <text:p>Gislasonstad</text:p>
          </table:table-cell>
          <table:table-cell office:value-type="string">
            <text:p>Kansas</text:p>
          </table:table-cell>
          <table:table-cell office:value-type="string">
            <text:p>33597</text:p>
          </table:table-cell>
          <table:table-cell office:value-type="string">
            <text:p>486762289</text:p>
          </table:table-cell>
          <table:table-cell office:value-type="string">
            <text:p>Shoes</text:p>
          </table:table-cell>
          <table:table-cell office:value-type="string">
            <text:p>Gleichner, Rath and Wiza</text:p>
          </table:table-cell>
          <table:table-cell office:value-type="float" office:value="44274.84519337963">
            <text:p>44274.84519337963</text:p>
          </table:table-cell>
          <table:table-cell office:value-type="string">
            <text:p>http://placeimg.com/640/480</text:p>
          </table:table-cell>
          <table:table-cell office:value-type="string">
            <text:p>Sed voluptatum nihil odit sunt ducimus blanditiis et quas. Aut aut rerum blanditiis dolor impedit consectetur facilis illo. Quidem est saepe dolor molestiae a. Ullam voluptatem at est sunt nihil culpa error aspernatur.</text:p>
          </table:table-cell>
          <table:table-cell office:value-type="boolean" office:boolean-value="false">
            <text:p>FALSE</text:p>
          </table:table-cell>
        </table:table-row>
        <table:table-row>
          <table:table-cell office:value-type="string">
            <text:p>Cecilia Heller PhD</text:p>
          </table:table-cell>
          <table:table-cell office:value-type="string">
            <text:p>941-489-2526</text:p>
          </table:table-cell>
          <table:table-cell office:value-type="string">
            <text:p>Freddy.Maggio33@gmail.com</text:p>
          </table:table-cell>
          <table:table-cell office:value-type="string">
            <text:p>95770 Roxanne Parkways</text:p>
          </table:table-cell>
          <table:table-cell office:value-type="string">
            <text:p>Charlotte</text:p>
          </table:table-cell>
          <table:table-cell office:value-type="string">
            <text:p>Alabama</text:p>
          </table:table-cell>
          <table:table-cell office:value-type="string">
            <text:p>94771</text:p>
          </table:table-cell>
          <table:table-cell office:value-type="string">
            <text:p>160791796</text:p>
          </table:table-cell>
          <table:table-cell office:value-type="string">
            <text:p>Movies</text:p>
          </table:table-cell>
          <table:table-cell office:value-type="string">
            <text:p>Stehr Inc</text:p>
          </table:table-cell>
          <table:table-cell office:value-type="float" office:value="44499.76685949074">
            <text:p>44499.76685949074</text:p>
          </table:table-cell>
          <table:table-cell office:value-type="string">
            <text:p>http://placeimg.com/640/480</text:p>
          </table:table-cell>
          <table:table-cell office:value-type="string">
            <text:p>Itaque hic incidunt. Beatae rerum illo consequuntur sit. Fugit ipsam ratione minima eos reiciendis natus et. Et soluta at nesciunt. Accusantium ut reprehenderit ad. Qui itaque ut ut dicta laborum.</text:p>
          </table:table-cell>
          <table:table-cell office:value-type="boolean" office:boolean-value="true">
            <text:p>TRUE</text:p>
          </table:table-cell>
        </table:table-row>
        <table:table-row>
          <table:table-cell office:value-type="string">
            <text:p>Eloise Hermiston IV</text:p>
          </table:table-cell>
          <table:table-cell office:value-type="string">
            <text:p>(610) 274-3402 x8699</text:p>
          </table:table-cell>
          <table:table-cell office:value-type="string">
            <text:p>Judson_Quigley38@yahoo.com</text:p>
          </table:table-cell>
          <table:table-cell office:value-type="string">
            <text:p>35980 Flavio Ridge</text:p>
          </table:table-cell>
          <table:table-cell office:value-type="string">
            <text:p>Paucekborough</text:p>
          </table:table-cell>
          <table:table-cell office:value-type="string">
            <text:p>Wisconsin</text:p>
          </table:table-cell>
          <table:table-cell office:value-type="string">
            <text:p>34532</text:p>
          </table:table-cell>
          <table:table-cell office:value-type="string">
            <text:p>284216403</text:p>
          </table:table-cell>
          <table:table-cell office:value-type="string">
            <text:p>Books</text:p>
          </table:table-cell>
          <table:table-cell office:value-type="string">
            <text:p>Kautzer - Herzog</text:p>
          </table:table-cell>
          <table:table-cell office:value-type="float" office:value="44351.29805861111">
            <text:p>44351.29805861111</text:p>
          </table:table-cell>
          <table:table-cell office:value-type="string">
            <text:p>http://placeimg.com/640/480</text:p>
          </table:table-cell>
          <table:table-cell office:value-type="string">
            <text:p>Adipisci odio consectetur repudiandae. Nisi ut quod voluptas sit quis. Sit sequi qui officia unde ex et accusantium nihil.</text:p>
          </table:table-cell>
          <table:table-cell office:value-type="boolean" office:boolean-value="false">
            <text:p>FALSE</text:p>
          </table:table-cell>
        </table:table-row>
        <table:table-row>
          <table:table-cell office:value-type="string">
            <text:p>Rogelio Kris</text:p>
          </table:table-cell>
          <table:table-cell office:value-type="string">
            <text:p>614-980-1156</text:p>
          </table:table-cell>
          <table:table-cell office:value-type="string">
            <text:p>Serenity_Nikolaus@yahoo.com</text:p>
          </table:table-cell>
          <table:table-cell office:value-type="string">
            <text:p>329 Jacobson Cliff</text:p>
          </table:table-cell>
          <table:table-cell office:value-type="string">
            <text:p>Leoraside</text:p>
          </table:table-cell>
          <table:table-cell office:value-type="string">
            <text:p>Louisiana</text:p>
          </table:table-cell>
          <table:table-cell office:value-type="string">
            <text:p>23592-9547</text:p>
          </table:table-cell>
          <table:table-cell office:value-type="string">
            <text:p>614376065</text:p>
          </table:table-cell>
          <table:table-cell office:value-type="string">
            <text:p>Industrial</text:p>
          </table:table-cell>
          <table:table-cell office:value-type="string">
            <text:p>Heller, Heathcote and Prohaska</text:p>
          </table:table-cell>
          <table:table-cell office:value-type="float" office:value="44572.970984050924">
            <text:p>44572.970984050924</text:p>
          </table:table-cell>
          <table:table-cell office:value-type="string">
            <text:p>http://placeimg.com/640/480</text:p>
          </table:table-cell>
          <table:table-cell office:value-type="string">
            <text:p>Quis est esse aut repudiandae perspiciatis. Sit sit in voluptas est minima itaque et. Reiciendis ex omnis similique non pariatur voluptas amet. Hic consequatur qui ut eum eaque praesentium. Qui magni ea autem et facilis eum velit. Quod eos sapiente fuga.</text:p>
          </table:table-cell>
          <table:table-cell office:value-type="boolean" office:boolean-value="true">
            <text:p>TRUE</text:p>
          </table:table-cell>
        </table:table-row>
        <table:table-row>
          <table:table-cell office:value-type="string">
            <text:p>Lori Veum</text:p>
          </table:table-cell>
          <table:table-cell office:value-type="string">
            <text:p>1-858-893-9054 x6180</text:p>
          </table:table-cell>
          <table:table-cell office:value-type="string">
            <text:p>Karley77@yahoo.com</text:p>
          </table:table-cell>
          <table:table-cell office:value-type="string">
            <text:p>18345 Olen Manor</text:p>
          </table:table-cell>
          <table:table-cell office:value-type="string">
            <text:p>Yuma</text:p>
          </table:table-cell>
          <table:table-cell office:value-type="string">
            <text:p>Iowa</text:p>
          </table:table-cell>
          <table:table-cell office:value-type="string">
            <text:p>02577</text:p>
          </table:table-cell>
          <table:table-cell office:value-type="string">
            <text:p>375830646</text:p>
          </table:table-cell>
          <table:table-cell office:value-type="string">
            <text:p>Tools</text:p>
          </table:table-cell>
          <table:table-cell office:value-type="string">
            <text:p>Herzog, Spencer and Zemlak</text:p>
          </table:table-cell>
          <table:table-cell office:value-type="float" office:value="44374.88245511574">
            <text:p>44374.88245511574</text:p>
          </table:table-cell>
          <table:table-cell office:value-type="string">
            <text:p>http://placeimg.com/640/480</text:p>
          </table:table-cell>
          <table:table-cell office:value-type="string">
            <text:p>Et impedit cum tenetur. Qui eveniet consectetur tenetur quia nam quo ratione. Minus explicabo odit impedit minima sint iure et. Amet quo vel consequatur. Qui ea explicabo sed dignissimos qui sed. Voluptas voluptas alias voluptatem.</text:p>
          </table:table-cell>
          <table:table-cell office:value-type="boolean" office:boolean-value="false">
            <text:p>FALSE</text:p>
          </table:table-cell>
        </table:table-row>
        <table:table-row>
          <table:table-cell office:value-type="string">
            <text:p>Philip Jenkins DDS</text:p>
          </table:table-cell>
          <table:table-cell office:value-type="string">
            <text:p>314.623.5703 x5797</text:p>
          </table:table-cell>
          <table:table-cell office:value-type="string">
            <text:p>Hertha.Crona@yahoo.com</text:p>
          </table:table-cell>
          <table:table-cell office:value-type="string">
            <text:p>867 Madisen Walk</text:p>
          </table:table-cell>
          <table:table-cell office:value-type="string">
            <text:p>West Yasmineburgh</text:p>
          </table:table-cell>
          <table:table-cell office:value-type="string">
            <text:p>Connecticut</text:p>
          </table:table-cell>
          <table:table-cell office:value-type="string">
            <text:p>19973-1760</text:p>
          </table:table-cell>
          <table:table-cell office:value-type="string">
            <text:p>070232219</text:p>
          </table:table-cell>
          <table:table-cell office:value-type="string">
            <text:p>Games</text:p>
          </table:table-cell>
          <table:table-cell office:value-type="string">
            <text:p>Reilly LLC</text:p>
          </table:table-cell>
          <table:table-cell office:value-type="float" office:value="44441.377981516205">
            <text:p>44441.377981516205</text:p>
          </table:table-cell>
          <table:table-cell office:value-type="string">
            <text:p>http://placeimg.com/640/480</text:p>
          </table:table-cell>
          <table:table-cell office:value-type="string">
            <text:p>Ex ut repellat recusandae dolores minus. Iure exercitationem neque placeat voluptas perferendis et. Et qui eos. Ducimus quo illum optio esse laborum quasi suscipit. Sequi illo ratione. Voluptatibus fugiat distinctio autem quasi qui et.</text:p>
          </table:table-cell>
          <table:table-cell office:value-type="boolean" office:boolean-value="false">
            <text:p>FALSE</text:p>
          </table:table-cell>
        </table:table-row>
        <table:table-row>
          <table:table-cell office:value-type="string">
            <text:p>Susie Boyer</text:p>
          </table:table-cell>
          <table:table-cell office:value-type="string">
            <text:p>409.861.9048</text:p>
          </table:table-cell>
          <table:table-cell office:value-type="string">
            <text:p>Marley68@yahoo.com</text:p>
          </table:table-cell>
          <table:table-cell office:value-type="string">
            <text:p>96278 Cormier Station</text:p>
          </table:table-cell>
          <table:table-cell office:value-type="string">
            <text:p>North Jarretbury</text:p>
          </table:table-cell>
          <table:table-cell office:value-type="string">
            <text:p>Hawaii</text:p>
          </table:table-cell>
          <table:table-cell office:value-type="string">
            <text:p>00330</text:p>
          </table:table-cell>
          <table:table-cell office:value-type="string">
            <text:p>468058380</text:p>
          </table:table-cell>
          <table:table-cell office:value-type="string">
            <text:p>Industrial</text:p>
          </table:table-cell>
          <table:table-cell office:value-type="string">
            <text:p>Turner, Cremin and Goyette</text:p>
          </table:table-cell>
          <table:table-cell office:value-type="float" office:value="44381.18760547454">
            <text:p>44381.18760547454</text:p>
          </table:table-cell>
          <table:table-cell office:value-type="string">
            <text:p>http://placeimg.com/640/480</text:p>
          </table:table-cell>
          <table:table-cell office:value-type="string">
            <text:p>Veniam eligendi vel doloribus repellendus. Rerum consequatur quis aut saepe aliquam ratione. Voluptatibus reiciendis fugiat qui placeat quasi eum ut id ut. Soluta quo at asperiores aliquam perspiciatis. Harum voluptatem aut dignissimos consequuntur et quia est.</text:p>
          </table:table-cell>
          <table:table-cell office:value-type="boolean" office:boolean-value="false">
            <text:p>FALSE</text:p>
          </table:table-cell>
        </table:table-row>
        <table:table-row>
          <table:table-cell office:value-type="string">
            <text:p>Laurence Tillman</text:p>
          </table:table-cell>
          <table:table-cell office:value-type="string">
            <text:p>515-339-6104</text:p>
          </table:table-cell>
          <table:table-cell office:value-type="string">
            <text:p>Gerda_Hoppe18@hotmail.com</text:p>
          </table:table-cell>
          <table:table-cell office:value-type="string">
            <text:p>018 Stracke Common</text:p>
          </table:table-cell>
          <table:table-cell office:value-type="string">
            <text:p>New Lina</text:p>
          </table:table-cell>
          <table:table-cell office:value-type="string">
            <text:p>New York</text:p>
          </table:table-cell>
          <table:table-cell office:value-type="string">
            <text:p>76975-4795</text:p>
          </table:table-cell>
          <table:table-cell office:value-type="string">
            <text:p>658115334</text:p>
          </table:table-cell>
          <table:table-cell office:value-type="string">
            <text:p>Grocery</text:p>
          </table:table-cell>
          <table:table-cell office:value-type="string">
            <text:p>Donnelly, Spencer and Ferry</text:p>
          </table:table-cell>
          <table:table-cell office:value-type="float" office:value="44481.147472337965">
            <text:p>44481.147472337965</text:p>
          </table:table-cell>
          <table:table-cell office:value-type="string">
            <text:p>http://placeimg.com/640/480</text:p>
          </table:table-cell>
          <table:table-cell office:value-type="string">
            <text:p>Porro molestias quidem velit qui aut officia earum quia optio. Iure aut sequi illo mollitia ipsa impedit omnis. Iusto quaerat veritatis incidunt qui quia fugiat aliquam est quod.</text:p>
          </table:table-cell>
          <table:table-cell office:value-type="boolean" office:boolean-value="false">
            <text:p>FALSE</text:p>
          </table:table-cell>
        </table:table-row>
        <table:table-row>
          <table:table-cell office:value-type="string">
            <text:p>Silvia Tremblay</text:p>
          </table:table-cell>
          <table:table-cell office:value-type="string">
            <text:p>390.258.9877</text:p>
          </table:table-cell>
          <table:table-cell office:value-type="string">
            <text:p>Alicia99@gmail.com</text:p>
          </table:table-cell>
          <table:table-cell office:value-type="string">
            <text:p>1789 Baumbach Square</text:p>
          </table:table-cell>
          <table:table-cell office:value-type="string">
            <text:p>Schinnerport</text:p>
          </table:table-cell>
          <table:table-cell office:value-type="string">
            <text:p>Idaho</text:p>
          </table:table-cell>
          <table:table-cell office:value-type="string">
            <text:p>57416</text:p>
          </table:table-cell>
          <table:table-cell office:value-type="string">
            <text:p>943156367</text:p>
          </table:table-cell>
          <table:table-cell office:value-type="string">
            <text:p>Health</text:p>
          </table:table-cell>
          <table:table-cell office:value-type="string">
            <text:p>Kessler, Osinski and McClure</text:p>
          </table:table-cell>
          <table:table-cell office:value-type="float" office:value="44462.19122569444">
            <text:p>44462.19122569444</text:p>
          </table:table-cell>
          <table:table-cell office:value-type="string">
            <text:p>http://placeimg.com/640/480</text:p>
          </table:table-cell>
          <table:table-cell office:value-type="string">
            <text:p>Omnis voluptatum autem enim error. Consequatur rerum illum dolore repellendus blanditiis sint. Sed rerum error.</text:p>
          </table:table-cell>
          <table:table-cell office:value-type="boolean" office:boolean-value="false">
            <text:p>FALSE</text:p>
          </table:table-cell>
        </table:table-row>
        <table:table-row>
          <table:table-cell office:value-type="string">
            <text:p>Derek Runolfsson</text:p>
          </table:table-cell>
          <table:table-cell office:value-type="string">
            <text:p>1-991-673-7571 x7704</text:p>
          </table:table-cell>
          <table:table-cell office:value-type="string">
            <text:p>Alana58@gmail.com</text:p>
          </table:table-cell>
          <table:table-cell office:value-type="string">
            <text:p>4887 Pietro Square</text:p>
          </table:table-cell>
          <table:table-cell office:value-type="string">
            <text:p>East Jena</text:p>
          </table:table-cell>
          <table:table-cell office:value-type="string">
            <text:p>Iowa</text:p>
          </table:table-cell>
          <table:table-cell office:value-type="string">
            <text:p>23460</text:p>
          </table:table-cell>
          <table:table-cell office:value-type="string">
            <text:p>916583608</text:p>
          </table:table-cell>
          <table:table-cell office:value-type="string">
            <text:p>Music</text:p>
          </table:table-cell>
          <table:table-cell office:value-type="string">
            <text:p>Bechtelar - Baumbach</text:p>
          </table:table-cell>
          <table:table-cell office:value-type="float" office:value="44333.20468938658">
            <text:p>44333.20468938658</text:p>
          </table:table-cell>
          <table:table-cell office:value-type="string">
            <text:p>http://placeimg.com/640/480</text:p>
          </table:table-cell>
          <table:table-cell office:value-type="string">
            <text:p>Veritatis pariatur cumque magnam. Accusantium illum impedit atque reprehenderit voluptas quasi qui. Est incidunt rerum. Error animi dolorem velit fuga non earum. Unde laudantium officia ex cumque quia vero impedit nemo. Ut ad asperiores vel ipsam odio eum sed beatae.</text:p>
          </table:table-cell>
          <table:table-cell office:value-type="boolean" office:boolean-value="false">
            <text:p>FALSE</text:p>
          </table:table-cell>
        </table:table-row>
        <table:table-row>
          <table:table-cell office:value-type="string">
            <text:p>Reginald Fritsch</text:p>
          </table:table-cell>
          <table:table-cell office:value-type="string">
            <text:p>(784) 657-3687 x2204</text:p>
          </table:table-cell>
          <table:table-cell office:value-type="string">
            <text:p>Cordell_Bailey75@hotmail.com</text:p>
          </table:table-cell>
          <table:table-cell office:value-type="string">
            <text:p>6219 Wolff Parkways</text:p>
          </table:table-cell>
          <table:table-cell office:value-type="string">
            <text:p>Flavioshire</text:p>
          </table:table-cell>
          <table:table-cell office:value-type="string">
            <text:p>South Dakota</text:p>
          </table:table-cell>
          <table:table-cell office:value-type="string">
            <text:p>14906-2071</text:p>
          </table:table-cell>
          <table:table-cell office:value-type="string">
            <text:p>213036214</text:p>
          </table:table-cell>
          <table:table-cell office:value-type="string">
            <text:p>Home</text:p>
          </table:table-cell>
          <table:table-cell office:value-type="string">
            <text:p>Waelchi Group</text:p>
          </table:table-cell>
          <table:table-cell office:value-type="float" office:value="44363.56846696759">
            <text:p>44363.56846696759</text:p>
          </table:table-cell>
          <table:table-cell office:value-type="string">
            <text:p>http://placeimg.com/640/480</text:p>
          </table:table-cell>
          <table:table-cell office:value-type="string">
            <text:p>Ullam eveniet laboriosam. Rerum fugit excepturi et distinctio veritatis deserunt facilis velit. Doloremque aut culpa qui.</text:p>
          </table:table-cell>
          <table:table-cell office:value-type="boolean" office:boolean-value="false">
            <text:p>FALSE</text:p>
          </table:table-cell>
        </table:table-row>
        <table:table-row>
          <table:table-cell office:value-type="string">
            <text:p>Jake Bergnaum</text:p>
          </table:table-cell>
          <table:table-cell office:value-type="string">
            <text:p>308-770-3856</text:p>
          </table:table-cell>
          <table:table-cell office:value-type="string">
            <text:p>Jon.Harris@yahoo.com</text:p>
          </table:table-cell>
          <table:table-cell office:value-type="string">
            <text:p>00446 Macejkovic Glens</text:p>
          </table:table-cell>
          <table:table-cell office:value-type="string">
            <text:p>Woodrowtown</text:p>
          </table:table-cell>
          <table:table-cell office:value-type="string">
            <text:p>Utah</text:p>
          </table:table-cell>
          <table:table-cell office:value-type="string">
            <text:p>16456</text:p>
          </table:table-cell>
          <table:table-cell office:value-type="string">
            <text:p>366917125</text:p>
          </table:table-cell>
          <table:table-cell office:value-type="string">
            <text:p>Home</text:p>
          </table:table-cell>
          <table:table-cell office:value-type="string">
            <text:p>Bailey and Sons</text:p>
          </table:table-cell>
          <table:table-cell office:value-type="float" office:value="44507.30856684028">
            <text:p>44507.30856684028</text:p>
          </table:table-cell>
          <table:table-cell office:value-type="string">
            <text:p>http://placeimg.com/640/480</text:p>
          </table:table-cell>
          <table:table-cell office:value-type="string">
            <text:p>Tenetur non voluptatem et dolore minima tempore possimus assumenda id. Dignissimos quia quia. Dolorem maxime dignissimos ad eaque. Accusantium expedita iusto. Nulla cupiditate amet accusantium illo ut ut beatae.</text:p>
          </table:table-cell>
          <table:table-cell office:value-type="boolean" office:boolean-value="false">
            <text:p>FALSE</text:p>
          </table:table-cell>
        </table:table-row>
        <table:table-row>
          <table:table-cell office:value-type="string">
            <text:p>Marjorie Armstrong</text:p>
          </table:table-cell>
          <table:table-cell office:value-type="string">
            <text:p>966.226.1477</text:p>
          </table:table-cell>
          <table:table-cell office:value-type="string">
            <text:p>Dewayne_Powlowski@gmail.com</text:p>
          </table:table-cell>
          <table:table-cell office:value-type="string">
            <text:p>6593 Greenholt Street</text:p>
          </table:table-cell>
          <table:table-cell office:value-type="string">
            <text:p>New Darwin</text:p>
          </table:table-cell>
          <table:table-cell office:value-type="string">
            <text:p>Louisiana</text:p>
          </table:table-cell>
          <table:table-cell office:value-type="string">
            <text:p>07524</text:p>
          </table:table-cell>
          <table:table-cell office:value-type="string">
            <text:p>266613503</text:p>
          </table:table-cell>
          <table:table-cell office:value-type="string">
            <text:p>Kids</text:p>
          </table:table-cell>
          <table:table-cell office:value-type="string">
            <text:p>Kassulke LLC</text:p>
          </table:table-cell>
          <table:table-cell office:value-type="float" office:value="44446.95462222222">
            <text:p>44446.95462222222</text:p>
          </table:table-cell>
          <table:table-cell office:value-type="string">
            <text:p>http://placeimg.com/640/480</text:p>
          </table:table-cell>
          <table:table-cell office:value-type="string">
            <text:p>Accusantium ut sed et vel laudantium voluptates in sunt aut. Et quos similique. Sit dolor eum. Sequi ratione voluptatem. Enim similique magni est ut. Saepe deleniti recusandae nemo alias iure.</text:p>
          </table:table-cell>
          <table:table-cell office:value-type="boolean" office:boolean-value="false">
            <text:p>FALSE</text:p>
          </table:table-cell>
        </table:table-row>
        <table:table-row>
          <table:table-cell office:value-type="string">
            <text:p>Domingo Kemmer</text:p>
          </table:table-cell>
          <table:table-cell office:value-type="string">
            <text:p>(825) 982-6378 x043</text:p>
          </table:table-cell>
          <table:table-cell office:value-type="string">
            <text:p>Vicky_DuBuque@yahoo.com</text:p>
          </table:table-cell>
          <table:table-cell office:value-type="string">
            <text:p>26476 Erica Heights</text:p>
          </table:table-cell>
          <table:table-cell office:value-type="string">
            <text:p>North Chynachester</text:p>
          </table:table-cell>
          <table:table-cell office:value-type="string">
            <text:p>Vermont</text:p>
          </table:table-cell>
          <table:table-cell office:value-type="string">
            <text:p>51505-8360</text:p>
          </table:table-cell>
          <table:table-cell office:value-type="string">
            <text:p>469286012</text:p>
          </table:table-cell>
          <table:table-cell office:value-type="string">
            <text:p>Health</text:p>
          </table:table-cell>
          <table:table-cell office:value-type="string">
            <text:p>Dickens and Sons</text:p>
          </table:table-cell>
          <table:table-cell office:value-type="float" office:value="44300.91394814815">
            <text:p>44300.91394814815</text:p>
          </table:table-cell>
          <table:table-cell office:value-type="string">
            <text:p>http://placeimg.com/640/480</text:p>
          </table:table-cell>
          <table:table-cell office:value-type="string">
            <text:p>Et aperiam ipsa impedit adipisci sit deleniti sed aut et. Voluptatem magnam laudantium adipisci. Dolor cum tenetur voluptate et commodi sed accusantium autem cupiditate. Illum dicta doloremque expedita quia id eos nostrum voluptatum.</text:p>
          </table:table-cell>
          <table:table-cell office:value-type="boolean" office:boolean-value="true">
            <text:p>TRUE</text:p>
          </table:table-cell>
        </table:table-row>
        <table:table-row>
          <table:table-cell office:value-type="string">
            <text:p>Maryann Goldner</text:p>
          </table:table-cell>
          <table:table-cell office:value-type="string">
            <text:p>340-752-5369 x95846</text:p>
          </table:table-cell>
          <table:table-cell office:value-type="string">
            <text:p>Zoey.Wehner2@yahoo.com</text:p>
          </table:table-cell>
          <table:table-cell office:value-type="string">
            <text:p>01963 Delores Motorway</text:p>
          </table:table-cell>
          <table:table-cell office:value-type="string">
            <text:p>North Felicita</text:p>
          </table:table-cell>
          <table:table-cell office:value-type="string">
            <text:p>Hawaii</text:p>
          </table:table-cell>
          <table:table-cell office:value-type="string">
            <text:p>43577</text:p>
          </table:table-cell>
          <table:table-cell office:value-type="string">
            <text:p>825415443</text:p>
          </table:table-cell>
          <table:table-cell office:value-type="string">
            <text:p>Grocery</text:p>
          </table:table-cell>
          <table:table-cell office:value-type="string">
            <text:p>Hartmann - Luettgen</text:p>
          </table:table-cell>
          <table:table-cell office:value-type="float" office:value="44249.69748835648">
            <text:p>44249.69748835648</text:p>
          </table:table-cell>
          <table:table-cell office:value-type="string">
            <text:p>http://placeimg.com/640/480</text:p>
          </table:table-cell>
          <table:table-cell office:value-type="string">
            <text:p>Soluta excepturi similique. Doloremque est architecto. Voluptas nulla recusandae repudiandae minima minima ex. Dolor aut non in est eius porro tenetur. Molestiae ullam voluptatem autem numquam et maxime iusto. Deserunt sit eligendi.</text:p>
          </table:table-cell>
          <table:table-cell office:value-type="boolean" office:boolean-value="false">
            <text:p>FALSE</text:p>
          </table:table-cell>
        </table:table-row>
        <table:table-row>
          <table:table-cell office:value-type="string">
            <text:p>Miss Gretchen Bednar</text:p>
          </table:table-cell>
          <table:table-cell office:value-type="string">
            <text:p>1-207-934-4993</text:p>
          </table:table-cell>
          <table:table-cell office:value-type="string">
            <text:p>Erwin_Christiansen@yahoo.com</text:p>
          </table:table-cell>
          <table:table-cell office:value-type="string">
            <text:p>41747 Batz Mount</text:p>
          </table:table-cell>
          <table:table-cell office:value-type="string">
            <text:p>New Jeanie</text:p>
          </table:table-cell>
          <table:table-cell office:value-type="string">
            <text:p>Wisconsin</text:p>
          </table:table-cell>
          <table:table-cell office:value-type="string">
            <text:p>37582</text:p>
          </table:table-cell>
          <table:table-cell office:value-type="string">
            <text:p>060433073</text:p>
          </table:table-cell>
          <table:table-cell office:value-type="string">
            <text:p>Computers</text:p>
          </table:table-cell>
          <table:table-cell office:value-type="string">
            <text:p>Swift, Bogisich and Smitham</text:p>
          </table:table-cell>
          <table:table-cell office:value-type="float" office:value="44388.10693517361">
            <text:p>44388.10693517361</text:p>
          </table:table-cell>
          <table:table-cell office:value-type="string">
            <text:p>http://placeimg.com/640/480</text:p>
          </table:table-cell>
          <table:table-cell office:value-type="string">
            <text:p>Possimus recusandae aliquam sit ad error ullam ducimus. Voluptatum illum accusamus. Praesentium qui fugiat accusantium perspiciatis quis aut occaecati rerum aperiam. Quas et porro error accusantium nihil. Maxime commodi quasi nulla.</text:p>
          </table:table-cell>
          <table:table-cell office:value-type="boolean" office:boolean-value="true">
            <text:p>TRUE</text:p>
          </table:table-cell>
        </table:table-row>
        <table:table-row>
          <table:table-cell office:value-type="string">
            <text:p>Alfred Bergstrom</text:p>
          </table:table-cell>
          <table:table-cell office:value-type="string">
            <text:p>383-903-9710</text:p>
          </table:table-cell>
          <table:table-cell office:value-type="string">
            <text:p>Marley_Wiegand9@gmail.com</text:p>
          </table:table-cell>
          <table:table-cell office:value-type="string">
            <text:p>167 Khalid Summit</text:p>
          </table:table-cell>
          <table:table-cell office:value-type="string">
            <text:p>Estrellamouth</text:p>
          </table:table-cell>
          <table:table-cell office:value-type="string">
            <text:p>South Carolina</text:p>
          </table:table-cell>
          <table:table-cell office:value-type="string">
            <text:p>94360</text:p>
          </table:table-cell>
          <table:table-cell office:value-type="string">
            <text:p>278927410</text:p>
          </table:table-cell>
          <table:table-cell office:value-type="string">
            <text:p>Automotive</text:p>
          </table:table-cell>
          <table:table-cell office:value-type="string">
            <text:p>Pagac Inc</text:p>
          </table:table-cell>
          <table:table-cell office:value-type="float" office:value="44235.75165568287">
            <text:p>44235.75165568287</text:p>
          </table:table-cell>
          <table:table-cell office:value-type="string">
            <text:p>http://placeimg.com/640/480</text:p>
          </table:table-cell>
          <table:table-cell office:value-type="string">
            <text:p>Eos quis consectetur quo saepe quam sunt perspiciatis. Eligendi et ex ipsa assumenda aut asperiores. Ut commodi quae non illum natus est veritatis. Autem asperiores nemo magnam non expedita suscipit reprehenderit accusamus.</text:p>
          </table:table-cell>
          <table:table-cell office:value-type="boolean" office:boolean-value="true">
            <text:p>TRUE</text:p>
          </table:table-cell>
        </table:table-row>
        <table:table-row>
          <table:table-cell office:value-type="string">
            <text:p>Sally Dietrich</text:p>
          </table:table-cell>
          <table:table-cell office:value-type="string">
            <text:p>1-888-825-5695</text:p>
          </table:table-cell>
          <table:table-cell office:value-type="string">
            <text:p>Morton77@yahoo.com</text:p>
          </table:table-cell>
          <table:table-cell office:value-type="string">
            <text:p>45571 Johnnie Street</text:p>
          </table:table-cell>
          <table:table-cell office:value-type="string">
            <text:p>South Germanland</text:p>
          </table:table-cell>
          <table:table-cell office:value-type="string">
            <text:p>Florida</text:p>
          </table:table-cell>
          <table:table-cell office:value-type="string">
            <text:p>42835-5396</text:p>
          </table:table-cell>
          <table:table-cell office:value-type="string">
            <text:p>607776300</text:p>
          </table:table-cell>
          <table:table-cell office:value-type="string">
            <text:p>Garden</text:p>
          </table:table-cell>
          <table:table-cell office:value-type="string">
            <text:p>Swaniawski, Wiza and Feest</text:p>
          </table:table-cell>
          <table:table-cell office:value-type="float" office:value="44523.655262291664">
            <text:p>44523.655262291664</text:p>
          </table:table-cell>
          <table:table-cell office:value-type="string">
            <text:p>http://placeimg.com/640/480</text:p>
          </table:table-cell>
          <table:table-cell office:value-type="string">
            <text:p>Tempora esse maiores nulla explicabo placeat quo ipsam et. Optio id earum et aliquid amet eveniet. Autem adipisci ut a quis quia fugiat. Dolorem necessitatibus distinctio ratione eligendi quibusdam ex et maxime.</text:p>
          </table:table-cell>
          <table:table-cell office:value-type="boolean" office:boolean-value="false">
            <text:p>FALSE</text:p>
          </table:table-cell>
        </table:table-row>
        <table:table-row>
          <table:table-cell office:value-type="string">
            <text:p>Alexandra Friesen IV</text:p>
          </table:table-cell>
          <table:table-cell office:value-type="string">
            <text:p>460-961-1110</text:p>
          </table:table-cell>
          <table:table-cell office:value-type="string">
            <text:p>Zoila.Berge@yahoo.com</text:p>
          </table:table-cell>
          <table:table-cell office:value-type="string">
            <text:p>76962 Quigley Roads</text:p>
          </table:table-cell>
          <table:table-cell office:value-type="string">
            <text:p>Brockton</text:p>
          </table:table-cell>
          <table:table-cell office:value-type="string">
            <text:p>Montana</text:p>
          </table:table-cell>
          <table:table-cell office:value-type="string">
            <text:p>62282</text:p>
          </table:table-cell>
          <table:table-cell office:value-type="string">
            <text:p>243970748</text:p>
          </table:table-cell>
          <table:table-cell office:value-type="string">
            <text:p>Books</text:p>
          </table:table-cell>
          <table:table-cell office:value-type="string">
            <text:p>Kunze - Walker</text:p>
          </table:table-cell>
          <table:table-cell office:value-type="float" office:value="44341.539696203705">
            <text:p>44341.539696203705</text:p>
          </table:table-cell>
          <table:table-cell office:value-type="string">
            <text:p>http://placeimg.com/640/480</text:p>
          </table:table-cell>
          <table:table-cell office:value-type="string">
            <text:p>Dolor eligendi eos. Earum explicabo quos labore. Sint enim sit ratione placeat illum.</text:p>
          </table:table-cell>
          <table:table-cell office:value-type="boolean" office:boolean-value="false">
            <text:p>FALSE</text:p>
          </table:table-cell>
        </table:table-row>
        <table:table-row>
          <table:table-cell office:value-type="string">
            <text:p>Diane Walsh</text:p>
          </table:table-cell>
          <table:table-cell office:value-type="string">
            <text:p>655-307-4485</text:p>
          </table:table-cell>
          <table:table-cell office:value-type="string">
            <text:p>Ashleigh53@yahoo.com</text:p>
          </table:table-cell>
          <table:table-cell office:value-type="string">
            <text:p>49650 Koss Lake</text:p>
          </table:table-cell>
          <table:table-cell office:value-type="string">
            <text:p>Carrollborough</text:p>
          </table:table-cell>
          <table:table-cell office:value-type="string">
            <text:p>Connecticut</text:p>
          </table:table-cell>
          <table:table-cell office:value-type="string">
            <text:p>31792</text:p>
          </table:table-cell>
          <table:table-cell office:value-type="string">
            <text:p>701015828</text:p>
          </table:table-cell>
          <table:table-cell office:value-type="string">
            <text:p>Kids</text:p>
          </table:table-cell>
          <table:table-cell office:value-type="string">
            <text:p>Reichel LLC</text:p>
          </table:table-cell>
          <table:table-cell office:value-type="float" office:value="44318.52193458333">
            <text:p>44318.52193458333</text:p>
          </table:table-cell>
          <table:table-cell office:value-type="string">
            <text:p>http://placeimg.com/640/480</text:p>
          </table:table-cell>
          <table:table-cell office:value-type="string">
            <text:p>Harum temporibus iure quia quia est quis qui. Veritatis beatae non. Voluptatem quia excepturi velit ratione laudantium quos. Repellendus tempore eaque est quam in explicabo.</text:p>
          </table:table-cell>
          <table:table-cell office:value-type="boolean" office:boolean-value="true">
            <text:p>TRUE</text:p>
          </table:table-cell>
        </table:table-row>
        <table:table-row>
          <table:table-cell office:value-type="string">
            <text:p>Joey Torp</text:p>
          </table:table-cell>
          <table:table-cell office:value-type="string">
            <text:p>1-704-665-4340</text:p>
          </table:table-cell>
          <table:table-cell office:value-type="string">
            <text:p>Jamey28@gmail.com</text:p>
          </table:table-cell>
          <table:table-cell office:value-type="string">
            <text:p>73956 Greenholt Stream</text:p>
          </table:table-cell>
          <table:table-cell office:value-type="string">
            <text:p>Mrazside</text:p>
          </table:table-cell>
          <table:table-cell office:value-type="string">
            <text:p>Mississippi</text:p>
          </table:table-cell>
          <table:table-cell office:value-type="string">
            <text:p>67990-5196</text:p>
          </table:table-cell>
          <table:table-cell office:value-type="string">
            <text:p>088286299</text:p>
          </table:table-cell>
          <table:table-cell office:value-type="string">
            <text:p>Jewelery</text:p>
          </table:table-cell>
          <table:table-cell office:value-type="string">
            <text:p>Rohan, Cronin and McCullough</text:p>
          </table:table-cell>
          <table:table-cell office:value-type="float" office:value="44425.495636087966">
            <text:p>44425.495636087966</text:p>
          </table:table-cell>
          <table:table-cell office:value-type="string">
            <text:p>http://placeimg.com/640/480</text:p>
          </table:table-cell>
          <table:table-cell office:value-type="string">
            <text:p>Sapiente soluta omnis tenetur culpa illo fugit quia debitis rerum. Voluptatem autem et et. Quae voluptas illum consequatur quae et. Ipsum et non ad aut adipisci. Illo in aliquid est ad illo eum.</text:p>
          </table:table-cell>
          <table:table-cell office:value-type="boolean" office:boolean-value="false">
            <text:p>FALSE</text:p>
          </table:table-cell>
        </table:table-row>
        <table:table-row>
          <table:table-cell office:value-type="string">
            <text:p>Miss Ellis Kohler</text:p>
          </table:table-cell>
          <table:table-cell office:value-type="string">
            <text:p>772-991-2724</text:p>
          </table:table-cell>
          <table:table-cell office:value-type="string">
            <text:p>Donato35@yahoo.com</text:p>
          </table:table-cell>
          <table:table-cell office:value-type="string">
            <text:p>162 Breitenberg Curve</text:p>
          </table:table-cell>
          <table:table-cell office:value-type="string">
            <text:p>Kadetown</text:p>
          </table:table-cell>
          <table:table-cell office:value-type="string">
            <text:p>Louisiana</text:p>
          </table:table-cell>
          <table:table-cell office:value-type="string">
            <text:p>42879</text:p>
          </table:table-cell>
          <table:table-cell office:value-type="string">
            <text:p>550357407</text:p>
          </table:table-cell>
          <table:table-cell office:value-type="string">
            <text:p>Movies</text:p>
          </table:table-cell>
          <table:table-cell office:value-type="string">
            <text:p>Emmerich - Waters</text:p>
          </table:table-cell>
          <table:table-cell office:value-type="float" office:value="44257.56404806713">
            <text:p>44257.56404806713</text:p>
          </table:table-cell>
          <table:table-cell office:value-type="string">
            <text:p>http://placeimg.com/640/480</text:p>
          </table:table-cell>
          <table:table-cell office:value-type="string">
            <text:p>Quisquam mollitia reiciendis. Incidunt ut est ducimus ipsum libero sit. Est nemo laborum.</text:p>
          </table:table-cell>
          <table:table-cell office:value-type="boolean" office:boolean-value="true">
            <text:p>TRUE</text:p>
          </table:table-cell>
        </table:table-row>
        <table:table-row>
          <table:table-cell office:value-type="string">
            <text:p>Sammy Yundt</text:p>
          </table:table-cell>
          <table:table-cell office:value-type="string">
            <text:p>(992) 968-5281</text:p>
          </table:table-cell>
          <table:table-cell office:value-type="string">
            <text:p>Eliza23@yahoo.com</text:p>
          </table:table-cell>
          <table:table-cell office:value-type="string">
            <text:p>972 Kuphal Valleys</text:p>
          </table:table-cell>
          <table:table-cell office:value-type="string">
            <text:p>New Hudsonberg</text:p>
          </table:table-cell>
          <table:table-cell office:value-type="string">
            <text:p>Nebraska</text:p>
          </table:table-cell>
          <table:table-cell office:value-type="string">
            <text:p>44027</text:p>
          </table:table-cell>
          <table:table-cell office:value-type="string">
            <text:p>025930511</text:p>
          </table:table-cell>
          <table:table-cell office:value-type="string">
            <text:p>Shoes</text:p>
          </table:table-cell>
          <table:table-cell office:value-type="string">
            <text:p>Lynch - Jakubowski</text:p>
          </table:table-cell>
          <table:table-cell office:value-type="float" office:value="44499.348471006946">
            <text:p>44499.348471006946</text:p>
          </table:table-cell>
          <table:table-cell office:value-type="string">
            <text:p>http://placeimg.com/640/480</text:p>
          </table:table-cell>
          <table:table-cell office:value-type="string">
            <text:p>Voluptatem neque facilis. Totam assumenda non delectus molestias laboriosam in. Commodi officia culpa mollitia nemo et quia libero totam. Sint voluptas a dolorem nesciunt itaque. Qui blanditiis reprehenderit doloremque molestias eum.</text:p>
          </table:table-cell>
          <table:table-cell office:value-type="boolean" office:boolean-value="true">
            <text:p>TRUE</text:p>
          </table:table-cell>
        </table:table-row>
        <table:table-row>
          <table:table-cell office:value-type="string">
            <text:p>Gina Orn</text:p>
          </table:table-cell>
          <table:table-cell office:value-type="string">
            <text:p>388.341.9825 x5358</text:p>
          </table:table-cell>
          <table:table-cell office:value-type="string">
            <text:p>Santiago.VonRueden@gmail.com</text:p>
          </table:table-cell>
          <table:table-cell office:value-type="string">
            <text:p>468 Goyette Via</text:p>
          </table:table-cell>
          <table:table-cell office:value-type="string">
            <text:p>Milpitas</text:p>
          </table:table-cell>
          <table:table-cell office:value-type="string">
            <text:p>Florida</text:p>
          </table:table-cell>
          <table:table-cell office:value-type="string">
            <text:p>19225</text:p>
          </table:table-cell>
          <table:table-cell office:value-type="string">
            <text:p>808929367</text:p>
          </table:table-cell>
          <table:table-cell office:value-type="string">
            <text:p>Electronics</text:p>
          </table:table-cell>
          <table:table-cell office:value-type="string">
            <text:p>Orn LLC</text:p>
          </table:table-cell>
          <table:table-cell office:value-type="float" office:value="44470.488462256944">
            <text:p>44470.488462256944</text:p>
          </table:table-cell>
          <table:table-cell office:value-type="string">
            <text:p>http://placeimg.com/640/480</text:p>
          </table:table-cell>
          <table:table-cell office:value-type="string">
            <text:p>Ipsa voluptatibus suscipit est tempore. Similique distinctio neque aut. Et voluptas enim. Et id est consequatur nihil quibusdam aut. Dolorum enim numquam recusandae cumque et et nihil. Ut quos velit ut iure dignissimos ducimus molestias.</text:p>
          </table:table-cell>
          <table:table-cell office:value-type="boolean" office:boolean-value="false">
            <text:p>FALSE</text:p>
          </table:table-cell>
        </table:table-row>
        <table:table-row>
          <table:table-cell office:value-type="string">
            <text:p>Sophie Runolfsson</text:p>
          </table:table-cell>
          <table:table-cell office:value-type="string">
            <text:p>(857) 491-3007 x1840</text:p>
          </table:table-cell>
          <table:table-cell office:value-type="string">
            <text:p>Bella.Torphy@yahoo.com</text:p>
          </table:table-cell>
          <table:table-cell office:value-type="string">
            <text:p>956 Mante Land</text:p>
          </table:table-cell>
          <table:table-cell office:value-type="string">
            <text:p>VonRuedenstad</text:p>
          </table:table-cell>
          <table:table-cell office:value-type="string">
            <text:p>Utah</text:p>
          </table:table-cell>
          <table:table-cell office:value-type="string">
            <text:p>12481</text:p>
          </table:table-cell>
          <table:table-cell office:value-type="string">
            <text:p>028170080</text:p>
          </table:table-cell>
          <table:table-cell office:value-type="string">
            <text:p>Garden</text:p>
          </table:table-cell>
          <table:table-cell office:value-type="string">
            <text:p>Berge, Towne and Streich</text:p>
          </table:table-cell>
          <table:table-cell office:value-type="float" office:value="44291.61800780093">
            <text:p>44291.61800780093</text:p>
          </table:table-cell>
          <table:table-cell office:value-type="string">
            <text:p>http://placeimg.com/640/480</text:p>
          </table:table-cell>
          <table:table-cell office:value-type="string">
            <text:p>Natus cumque a quae reiciendis minus. Rerum maxime quisquam beatae cum itaque officiis aliquam. Omnis mollitia quos. Mollitia et soluta numquam est et ad qui ratione. Consequuntur illum et itaque et qui qui cupiditate quia. Atque et dolores velit porro et voluptas sapiente doloremque.</text:p>
          </table:table-cell>
          <table:table-cell office:value-type="boolean" office:boolean-value="true">
            <text:p>TRUE</text:p>
          </table:table-cell>
        </table:table-row>
        <table:table-row>
          <table:table-cell office:value-type="string">
            <text:p>Diane DuBuque</text:p>
          </table:table-cell>
          <table:table-cell office:value-type="string">
            <text:p>1-947-938-1089</text:p>
          </table:table-cell>
          <table:table-cell office:value-type="string">
            <text:p>Aletha.Goldner7@yahoo.com</text:p>
          </table:table-cell>
          <table:table-cell office:value-type="string">
            <text:p>73792 Kuhlman Fork</text:p>
          </table:table-cell>
          <table:table-cell office:value-type="string">
            <text:p>North Loraberg</text:p>
          </table:table-cell>
          <table:table-cell office:value-type="string">
            <text:p>New Mexico</text:p>
          </table:table-cell>
          <table:table-cell office:value-type="string">
            <text:p>37850-8054</text:p>
          </table:table-cell>
          <table:table-cell office:value-type="string">
            <text:p>450669282</text:p>
          </table:table-cell>
          <table:table-cell office:value-type="string">
            <text:p>Books</text:p>
          </table:table-cell>
          <table:table-cell office:value-type="string">
            <text:p>Heaney, Wisozk and Streich</text:p>
          </table:table-cell>
          <table:table-cell office:value-type="float" office:value="44580.22456137731">
            <text:p>44580.22456137731</text:p>
          </table:table-cell>
          <table:table-cell office:value-type="string">
            <text:p>http://placeimg.com/640/480</text:p>
          </table:table-cell>
          <table:table-cell office:value-type="string">
            <text:p>Quis aut saepe accusamus placeat praesentium fugit est similique. Est error sit ut numquam omnis ad fugiat accusantium a. Porro neque sit dolor et dolore unde saepe omnis rem.</text:p>
          </table:table-cell>
          <table:table-cell office:value-type="boolean" office:boolean-value="true">
            <text:p>TRUE</text:p>
          </table:table-cell>
        </table:table-row>
        <table:table-row>
          <table:table-cell office:value-type="string">
            <text:p>Angelica Robel III</text:p>
          </table:table-cell>
          <table:table-cell office:value-type="string">
            <text:p>1-646-929-3480 x503</text:p>
          </table:table-cell>
          <table:table-cell office:value-type="string">
            <text:p>Myrtie_Rowe@yahoo.com</text:p>
          </table:table-cell>
          <table:table-cell office:value-type="string">
            <text:p>0927 Kacey Avenue</text:p>
          </table:table-cell>
          <table:table-cell office:value-type="string">
            <text:p>South Jarvis</text:p>
          </table:table-cell>
          <table:table-cell office:value-type="string">
            <text:p>Florida</text:p>
          </table:table-cell>
          <table:table-cell office:value-type="string">
            <text:p>66407</text:p>
          </table:table-cell>
          <table:table-cell office:value-type="string">
            <text:p>213435268</text:p>
          </table:table-cell>
          <table:table-cell office:value-type="string">
            <text:p>Automotive</text:p>
          </table:table-cell>
          <table:table-cell office:value-type="string">
            <text:p>Herzog - Gaylord</text:p>
          </table:table-cell>
          <table:table-cell office:value-type="float" office:value="44534.83820479167">
            <text:p>44534.83820479167</text:p>
          </table:table-cell>
          <table:table-cell office:value-type="string">
            <text:p>http://placeimg.com/640/480</text:p>
          </table:table-cell>
          <table:table-cell office:value-type="string">
            <text:p>Nihil id velit. Voluptates qui quaerat aspernatur assumenda temporibus veniam ea. Modi asperiores velit veniam. Corrupti distinctio eaque sit asperiores corrupti suscipit libero architecto ut. Rerum nihil autem in.</text:p>
          </table:table-cell>
          <table:table-cell office:value-type="boolean" office:boolean-value="false">
            <text:p>FALSE</text:p>
          </table:table-cell>
        </table:table-row>
        <table:table-row>
          <table:table-cell office:value-type="string">
            <text:p>Terence Bernhard</text:p>
          </table:table-cell>
          <table:table-cell office:value-type="string">
            <text:p>(277) 201-2027 x5832</text:p>
          </table:table-cell>
          <table:table-cell office:value-type="string">
            <text:p>Isadore62@yahoo.com</text:p>
          </table:table-cell>
          <table:table-cell office:value-type="string">
            <text:p>6095 Marquardt Creek</text:p>
          </table:table-cell>
          <table:table-cell office:value-type="string">
            <text:p>North Richland Hills</text:p>
          </table:table-cell>
          <table:table-cell office:value-type="string">
            <text:p>Wisconsin</text:p>
          </table:table-cell>
          <table:table-cell office:value-type="string">
            <text:p>10130</text:p>
          </table:table-cell>
          <table:table-cell office:value-type="string">
            <text:p>386067916</text:p>
          </table:table-cell>
          <table:table-cell office:value-type="string">
            <text:p>Tools</text:p>
          </table:table-cell>
          <table:table-cell office:value-type="string">
            <text:p>Weber - Jast</text:p>
          </table:table-cell>
          <table:table-cell office:value-type="float" office:value="44243.41166626157">
            <text:p>44243.41166626157</text:p>
          </table:table-cell>
          <table:table-cell office:value-type="string">
            <text:p>http://placeimg.com/640/480</text:p>
          </table:table-cell>
          <table:table-cell office:value-type="string">
            <text:p>Animi et ab aperiam. At culpa nihil velit. Perspiciatis laborum magni expedita voluptatum aspernatur sed maiores. Enim et ut iste dolor et est.</text:p>
          </table:table-cell>
          <table:table-cell office:value-type="boolean" office:boolean-value="true">
            <text:p>TRUE</text:p>
          </table:table-cell>
        </table:table-row>
        <table:table-row>
          <table:table-cell office:value-type="string">
            <text:p>Florence Walter</text:p>
          </table:table-cell>
          <table:table-cell office:value-type="string">
            <text:p>1-555-897-7263 x6888</text:p>
          </table:table-cell>
          <table:table-cell office:value-type="string">
            <text:p>Courtney52@hotmail.com</text:p>
          </table:table-cell>
          <table:table-cell office:value-type="string">
            <text:p>07827 Kelley Park</text:p>
          </table:table-cell>
          <table:table-cell office:value-type="string">
            <text:p>Schaeferchester</text:p>
          </table:table-cell>
          <table:table-cell office:value-type="string">
            <text:p>New Jersey</text:p>
          </table:table-cell>
          <table:table-cell office:value-type="string">
            <text:p>41150-5344</text:p>
          </table:table-cell>
          <table:table-cell office:value-type="string">
            <text:p>232947009</text:p>
          </table:table-cell>
          <table:table-cell office:value-type="string">
            <text:p>Music</text:p>
          </table:table-cell>
          <table:table-cell office:value-type="string">
            <text:p>Connelly and Sons</text:p>
          </table:table-cell>
          <table:table-cell office:value-type="float" office:value="44346.516145497684">
            <text:p>44346.516145497684</text:p>
          </table:table-cell>
          <table:table-cell office:value-type="string">
            <text:p>http://placeimg.com/640/480</text:p>
          </table:table-cell>
          <table:table-cell office:value-type="string">
            <text:p>Numquam amet qui assumenda repellat. Quia corporis est ab repudiandae rerum dolores accusamus labore ipsam. In molestiae consequuntur fugit facilis. Aliquam facere libero ut.</text:p>
          </table:table-cell>
          <table:table-cell office:value-type="boolean" office:boolean-value="false">
            <text:p>FALSE</text:p>
          </table:table-cell>
        </table:table-row>
        <table:table-row>
          <table:table-cell office:value-type="string">
            <text:p>Elsa Effertz</text:p>
          </table:table-cell>
          <table:table-cell office:value-type="string">
            <text:p>(965) 778-0032</text:p>
          </table:table-cell>
          <table:table-cell office:value-type="string">
            <text:p>Eduardo_Rodriguez28@yahoo.com</text:p>
          </table:table-cell>
          <table:table-cell office:value-type="string">
            <text:p>82820 Mckayla Valleys</text:p>
          </table:table-cell>
          <table:table-cell office:value-type="string">
            <text:p>New Morton</text:p>
          </table:table-cell>
          <table:table-cell office:value-type="string">
            <text:p>Montana</text:p>
          </table:table-cell>
          <table:table-cell office:value-type="string">
            <text:p>64958-3416</text:p>
          </table:table-cell>
          <table:table-cell office:value-type="string">
            <text:p>417487737</text:p>
          </table:table-cell>
          <table:table-cell office:value-type="string">
            <text:p>Shoes</text:p>
          </table:table-cell>
          <table:table-cell office:value-type="string">
            <text:p>Ratke, Legros and Brown</text:p>
          </table:table-cell>
          <table:table-cell office:value-type="float" office:value="44372.42829271991">
            <text:p>44372.42829271991</text:p>
          </table:table-cell>
          <table:table-cell office:value-type="string">
            <text:p>http://placeimg.com/640/480</text:p>
          </table:table-cell>
          <table:table-cell office:value-type="string">
            <text:p>Officiis accusantium ducimus qui officia ratione exercitationem eos quas dolore. Quia dolor cum porro perferendis non. Vel velit id quaerat unde. Qui dolores eos aspernatur possimus et aliquid dolor dolorem.</text:p>
          </table:table-cell>
          <table:table-cell office:value-type="boolean" office:boolean-value="false">
            <text:p>FALSE</text:p>
          </table:table-cell>
        </table:table-row>
        <table:table-row>
          <table:table-cell office:value-type="string">
            <text:p>Dawn Kertzmann</text:p>
          </table:table-cell>
          <table:table-cell office:value-type="string">
            <text:p>1-617-883-3519</text:p>
          </table:table-cell>
          <table:table-cell office:value-type="string">
            <text:p>Martina_Cassin67@yahoo.com</text:p>
          </table:table-cell>
          <table:table-cell office:value-type="string">
            <text:p>924 Anderson Cliffs</text:p>
          </table:table-cell>
          <table:table-cell office:value-type="string">
            <text:p>Monicaberg</text:p>
          </table:table-cell>
          <table:table-cell office:value-type="string">
            <text:p>Kansas</text:p>
          </table:table-cell>
          <table:table-cell office:value-type="string">
            <text:p>32970</text:p>
          </table:table-cell>
          <table:table-cell office:value-type="string">
            <text:p>113741609</text:p>
          </table:table-cell>
          <table:table-cell office:value-type="string">
            <text:p>Computers</text:p>
          </table:table-cell>
          <table:table-cell office:value-type="string">
            <text:p>Armstrong, Johns and Hoppe</text:p>
          </table:table-cell>
          <table:table-cell office:value-type="float" office:value="44486.49024649306">
            <text:p>44486.49024649306</text:p>
          </table:table-cell>
          <table:table-cell office:value-type="string">
            <text:p>http://placeimg.com/640/480</text:p>
          </table:table-cell>
          <table:table-cell office:value-type="string">
            <text:p>Minima ullam adipisci quis esse ipsum. Amet est tempora alias voluptatum. In placeat quae. Officia aliquid et quia facilis est laudantium inventore fugit aut. Occaecati aut non blanditiis dignissimos officia eaque quo.</text:p>
          </table:table-cell>
          <table:table-cell office:value-type="boolean" office:boolean-value="false">
            <text:p>FALSE</text:p>
          </table:table-cell>
        </table:table-row>
        <table:table-row>
          <table:table-cell office:value-type="string">
            <text:p>Richard Heaney</text:p>
          </table:table-cell>
          <table:table-cell office:value-type="string">
            <text:p>(651) 333-6793 x820</text:p>
          </table:table-cell>
          <table:table-cell office:value-type="string">
            <text:p>Margaretta6@yahoo.com</text:p>
          </table:table-cell>
          <table:table-cell office:value-type="string">
            <text:p>0540 Kunde Avenue</text:p>
          </table:table-cell>
          <table:table-cell office:value-type="string">
            <text:p>Hempstead</text:p>
          </table:table-cell>
          <table:table-cell office:value-type="string">
            <text:p>Rhode Island</text:p>
          </table:table-cell>
          <table:table-cell office:value-type="string">
            <text:p>68151</text:p>
          </table:table-cell>
          <table:table-cell office:value-type="string">
            <text:p>361034728</text:p>
          </table:table-cell>
          <table:table-cell office:value-type="string">
            <text:p>Electronics</text:p>
          </table:table-cell>
          <table:table-cell office:value-type="string">
            <text:p>Thompson - Rippin</text:p>
          </table:table-cell>
          <table:table-cell office:value-type="float" office:value="44505.77831991898">
            <text:p>44505.77831991898</text:p>
          </table:table-cell>
          <table:table-cell office:value-type="string">
            <text:p>http://placeimg.com/640/480</text:p>
          </table:table-cell>
          <table:table-cell office:value-type="string">
            <text:p>Illum ex ut voluptatem odio facere inventore et labore illum. Velit sunt cumque perferendis voluptates magnam voluptas sequi facere exercitationem. Laborum excepturi et non dolorum rem iste et non repudiandae.</text:p>
          </table:table-cell>
          <table:table-cell office:value-type="boolean" office:boolean-value="false">
            <text:p>FALSE</text:p>
          </table:table-cell>
        </table:table-row>
        <table:table-row>
          <table:table-cell office:value-type="string">
            <text:p>Gary Feeney</text:p>
          </table:table-cell>
          <table:table-cell office:value-type="string">
            <text:p>(584) 294-5547 x779</text:p>
          </table:table-cell>
          <table:table-cell office:value-type="string">
            <text:p>Lurline18@hotmail.com</text:p>
          </table:table-cell>
          <table:table-cell office:value-type="string">
            <text:p>008 Stoltenberg Villages</text:p>
          </table:table-cell>
          <table:table-cell office:value-type="string">
            <text:p>Vernietown</text:p>
          </table:table-cell>
          <table:table-cell office:value-type="string">
            <text:p>Wisconsin</text:p>
          </table:table-cell>
          <table:table-cell office:value-type="string">
            <text:p>11695-9999</text:p>
          </table:table-cell>
          <table:table-cell office:value-type="string">
            <text:p>915147401</text:p>
          </table:table-cell>
          <table:table-cell office:value-type="string">
            <text:p>Music</text:p>
          </table:table-cell>
          <table:table-cell office:value-type="string">
            <text:p>Kihn Inc</text:p>
          </table:table-cell>
          <table:table-cell office:value-type="float" office:value="44545.46078966435">
            <text:p>44545.46078966435</text:p>
          </table:table-cell>
          <table:table-cell office:value-type="string">
            <text:p>http://placeimg.com/640/480</text:p>
          </table:table-cell>
          <table:table-cell office:value-type="string">
            <text:p>Sint ut animi earum quos molestias vel perferendis adipisci voluptates. Quam iusto dolorum unde eos dolores. Quas rerum voluptas. Ut quidem omnis unde eligendi exercitationem ea.</text:p>
          </table:table-cell>
          <table:table-cell office:value-type="boolean" office:boolean-value="false">
            <text:p>FALSE</text:p>
          </table:table-cell>
        </table:table-row>
        <table:table-row>
          <table:table-cell office:value-type="string">
            <text:p>Miss Nicolas Parisian</text:p>
          </table:table-cell>
          <table:table-cell office:value-type="string">
            <text:p>1-810-653-5756</text:p>
          </table:table-cell>
          <table:table-cell office:value-type="string">
            <text:p>Olaf16@gmail.com</text:p>
          </table:table-cell>
          <table:table-cell office:value-type="string">
            <text:p>4545 Rice Turnpike</text:p>
          </table:table-cell>
          <table:table-cell office:value-type="string">
            <text:p>East Jarret</text:p>
          </table:table-cell>
          <table:table-cell office:value-type="string">
            <text:p>Virginia</text:p>
          </table:table-cell>
          <table:table-cell office:value-type="string">
            <text:p>21612-0865</text:p>
          </table:table-cell>
          <table:table-cell office:value-type="string">
            <text:p>842512837</text:p>
          </table:table-cell>
          <table:table-cell office:value-type="string">
            <text:p>Grocery</text:p>
          </table:table-cell>
          <table:table-cell office:value-type="string">
            <text:p>Torp - Lockman</text:p>
          </table:table-cell>
          <table:table-cell office:value-type="float" office:value="44540.64565675926">
            <text:p>44540.64565675926</text:p>
          </table:table-cell>
          <table:table-cell office:value-type="string">
            <text:p>http://placeimg.com/640/480</text:p>
          </table:table-cell>
          <table:table-cell office:value-type="string">
            <text:p>Voluptatem tenetur maxime sed. Quidem aut molestias suscipit doloribus et eos dolorum tenetur. Officiis dignissimos eveniet autem illum ad accusantium aut nihil. Et magni voluptas. Eum dolore itaque laudantium aut dolores quam.</text:p>
          </table:table-cell>
          <table:table-cell office:value-type="boolean" office:boolean-value="false">
            <text:p>FALSE</text:p>
          </table:table-cell>
        </table:table-row>
        <table:table-row>
          <table:table-cell office:value-type="string">
            <text:p>Santos Veum</text:p>
          </table:table-cell>
          <table:table-cell office:value-type="string">
            <text:p>1-853-338-7788</text:p>
          </table:table-cell>
          <table:table-cell office:value-type="string">
            <text:p>Schuyler_Hickle@yahoo.com</text:p>
          </table:table-cell>
          <table:table-cell office:value-type="string">
            <text:p>283 Friesen Well</text:p>
          </table:table-cell>
          <table:table-cell office:value-type="string">
            <text:p>New Jaylan</text:p>
          </table:table-cell>
          <table:table-cell office:value-type="string">
            <text:p>Minnesota</text:p>
          </table:table-cell>
          <table:table-cell office:value-type="string">
            <text:p>98173-6302</text:p>
          </table:table-cell>
          <table:table-cell office:value-type="string">
            <text:p>805949214</text:p>
          </table:table-cell>
          <table:table-cell office:value-type="string">
            <text:p>Home</text:p>
          </table:table-cell>
          <table:table-cell office:value-type="string">
            <text:p>Towne - Pfannerstill</text:p>
          </table:table-cell>
          <table:table-cell office:value-type="float" office:value="44593.14932070602">
            <text:p>44593.14932070602</text:p>
          </table:table-cell>
          <table:table-cell office:value-type="string">
            <text:p>http://placeimg.com/640/480</text:p>
          </table:table-cell>
          <table:table-cell office:value-type="string">
            <text:p>Aut dolores est. Repellat et non odio dolorem harum. Exercitationem nesciunt soluta sit sint et. Adipisci est ut aut voluptas facere dolorem corrupti praesentium.</text:p>
          </table:table-cell>
          <table:table-cell office:value-type="boolean" office:boolean-value="false">
            <text:p>FALSE</text:p>
          </table:table-cell>
        </table:table-row>
        <table:table-row>
          <table:table-cell office:value-type="string">
            <text:p>Clint Mann</text:p>
          </table:table-cell>
          <table:table-cell office:value-type="string">
            <text:p>551.355.9312 x840</text:p>
          </table:table-cell>
          <table:table-cell office:value-type="string">
            <text:p>Maverick_McGlynn@yahoo.com</text:p>
          </table:table-cell>
          <table:table-cell office:value-type="string">
            <text:p>86012 Emard Road</text:p>
          </table:table-cell>
          <table:table-cell office:value-type="string">
            <text:p>North Port</text:p>
          </table:table-cell>
          <table:table-cell office:value-type="string">
            <text:p>Maryland</text:p>
          </table:table-cell>
          <table:table-cell office:value-type="string">
            <text:p>01749-5815</text:p>
          </table:table-cell>
          <table:table-cell office:value-type="string">
            <text:p>159340323</text:p>
          </table:table-cell>
          <table:table-cell office:value-type="string">
            <text:p>Jewelery</text:p>
          </table:table-cell>
          <table:table-cell office:value-type="string">
            <text:p>Morissette, Heaney and Steuber</text:p>
          </table:table-cell>
          <table:table-cell office:value-type="float" office:value="44310.252547916665">
            <text:p>44310.252547916665</text:p>
          </table:table-cell>
          <table:table-cell office:value-type="string">
            <text:p>http://placeimg.com/640/480</text:p>
          </table:table-cell>
          <table:table-cell office:value-type="string">
            <text:p>Totam occaecati harum. Doloremque quos enim consequatur. Laborum saepe velit magni labore explicabo tempore non. Magnam rerum voluptatum sint iure ut aliquid sit necessitatibus. Unde rerum laborum non eum est atque blanditiis consequatur sit.</text:p>
          </table:table-cell>
          <table:table-cell office:value-type="boolean" office:boolean-value="false">
            <text:p>FALSE</text:p>
          </table:table-cell>
        </table:table-row>
        <table:table-row>
          <table:table-cell office:value-type="string">
            <text:p>Mr. Armando Berge</text:p>
          </table:table-cell>
          <table:table-cell office:value-type="string">
            <text:p>1-998-840-1690 x3988</text:p>
          </table:table-cell>
          <table:table-cell office:value-type="string">
            <text:p>Nia_Hermann88@hotmail.com</text:p>
          </table:table-cell>
          <table:table-cell office:value-type="string">
            <text:p>95147 Konopelski Creek</text:p>
          </table:table-cell>
          <table:table-cell office:value-type="string">
            <text:p>Pierreburgh</text:p>
          </table:table-cell>
          <table:table-cell office:value-type="string">
            <text:p>Colorado</text:p>
          </table:table-cell>
          <table:table-cell office:value-type="string">
            <text:p>97213</text:p>
          </table:table-cell>
          <table:table-cell office:value-type="string">
            <text:p>995401824</text:p>
          </table:table-cell>
          <table:table-cell office:value-type="string">
            <text:p>Outdoors</text:p>
          </table:table-cell>
          <table:table-cell office:value-type="string">
            <text:p>Turner Inc</text:p>
          </table:table-cell>
          <table:table-cell office:value-type="float" office:value="44549.07699123843">
            <text:p>44549.07699123843</text:p>
          </table:table-cell>
          <table:table-cell office:value-type="string">
            <text:p>http://placeimg.com/640/480</text:p>
          </table:table-cell>
          <table:table-cell office:value-type="string">
            <text:p>In perspiciatis vel reprehenderit at. Rerum maxime ducimus natus rerum. Quia aut molestiae veritatis eos.</text:p>
          </table:table-cell>
          <table:table-cell office:value-type="boolean" office:boolean-value="false">
            <text:p>FALSE</text:p>
          </table:table-cell>
        </table:table-row>
        <table:table-row>
          <table:table-cell office:value-type="string">
            <text:p>Clark Zieme</text:p>
          </table:table-cell>
          <table:table-cell office:value-type="string">
            <text:p>943-437-5052</text:p>
          </table:table-cell>
          <table:table-cell office:value-type="string">
            <text:p>Dannie.Christiansen@hotmail.com</text:p>
          </table:table-cell>
          <table:table-cell office:value-type="string">
            <text:p>6947 Clementine Fords</text:p>
          </table:table-cell>
          <table:table-cell office:value-type="string">
            <text:p>Wiegandview</text:p>
          </table:table-cell>
          <table:table-cell office:value-type="string">
            <text:p>Nebraska</text:p>
          </table:table-cell>
          <table:table-cell office:value-type="string">
            <text:p>57330</text:p>
          </table:table-cell>
          <table:table-cell office:value-type="string">
            <text:p>769876627</text:p>
          </table:table-cell>
          <table:table-cell office:value-type="string">
            <text:p>Baby</text:p>
          </table:table-cell>
          <table:table-cell office:value-type="string">
            <text:p>Mueller - Bogisich</text:p>
          </table:table-cell>
          <table:table-cell office:value-type="float" office:value="44236.96623680556">
            <text:p>44236.96623680556</text:p>
          </table:table-cell>
          <table:table-cell office:value-type="string">
            <text:p>http://placeimg.com/640/480</text:p>
          </table:table-cell>
          <table:table-cell office:value-type="string">
            <text:p>Illum voluptate architecto reiciendis possimus vitae id recusandae assumenda. Fugiat ducimus esse. Numquam eveniet officia dolores voluptas aut enim.</text:p>
          </table:table-cell>
          <table:table-cell office:value-type="boolean" office:boolean-value="false">
            <text:p>FALSE</text:p>
          </table:table-cell>
        </table:table-row>
        <table:table-row>
          <table:table-cell office:value-type="string">
            <text:p>Toni Hauck</text:p>
          </table:table-cell>
          <table:table-cell office:value-type="string">
            <text:p>(766) 558-5973</text:p>
          </table:table-cell>
          <table:table-cell office:value-type="string">
            <text:p>Reva3@yahoo.com</text:p>
          </table:table-cell>
          <table:table-cell office:value-type="string">
            <text:p>258 Myriam Route</text:p>
          </table:table-cell>
          <table:table-cell office:value-type="string">
            <text:p>Kuhlmanberg</text:p>
          </table:table-cell>
          <table:table-cell office:value-type="string">
            <text:p>Arkansas</text:p>
          </table:table-cell>
          <table:table-cell office:value-type="string">
            <text:p>61728-2659</text:p>
          </table:table-cell>
          <table:table-cell office:value-type="string">
            <text:p>193976164</text:p>
          </table:table-cell>
          <table:table-cell office:value-type="string">
            <text:p>Garden</text:p>
          </table:table-cell>
          <table:table-cell office:value-type="string">
            <text:p>Wiza and Sons</text:p>
          </table:table-cell>
          <table:table-cell office:value-type="float" office:value="44240.1212702662">
            <text:p>44240.1212702662</text:p>
          </table:table-cell>
          <table:table-cell office:value-type="string">
            <text:p>http://placeimg.com/640/480</text:p>
          </table:table-cell>
          <table:table-cell office:value-type="string">
            <text:p>Aspernatur quia animi et aut eos consequatur eligendi et. Fugiat dolor ab dolorum accusamus harum vitae nihil. Repellat ut sed. Omnis vel architecto cupiditate qui itaque occaecati. Dolores a non eveniet tempora et error beatae.</text:p>
          </table:table-cell>
          <table:table-cell office:value-type="boolean" office:boolean-value="false">
            <text:p>FALSE</text:p>
          </table:table-cell>
        </table:table-row>
        <table:table-row>
          <table:table-cell office:value-type="string">
            <text:p>Jasmine Berge</text:p>
          </table:table-cell>
          <table:table-cell office:value-type="string">
            <text:p>1-959-902-0951 x8136</text:p>
          </table:table-cell>
          <table:table-cell office:value-type="string">
            <text:p>Effie33@gmail.com</text:p>
          </table:table-cell>
          <table:table-cell office:value-type="string">
            <text:p>36805 Watsica Ridges</text:p>
          </table:table-cell>
          <table:table-cell office:value-type="string">
            <text:p>West Gerald</text:p>
          </table:table-cell>
          <table:table-cell office:value-type="string">
            <text:p>New Mexico</text:p>
          </table:table-cell>
          <table:table-cell office:value-type="string">
            <text:p>86349-7491</text:p>
          </table:table-cell>
          <table:table-cell office:value-type="string">
            <text:p>816301553</text:p>
          </table:table-cell>
          <table:table-cell office:value-type="string">
            <text:p>Kids</text:p>
          </table:table-cell>
          <table:table-cell office:value-type="string">
            <text:p>Dickens, Walker and Bernhard</text:p>
          </table:table-cell>
          <table:table-cell office:value-type="float" office:value="44433.12078138889">
            <text:p>44433.12078138889</text:p>
          </table:table-cell>
          <table:table-cell office:value-type="string">
            <text:p>http://placeimg.com/640/480</text:p>
          </table:table-cell>
          <table:table-cell office:value-type="string">
            <text:p>Beatae fugit voluptas explicabo dicta accusamus in. Consequatur quia repudiandae in autem minima itaque velit. Recusandae culpa aut impedit. Repudiandae doloribus explicabo corrupti odit laudantium.</text:p>
          </table:table-cell>
          <table:table-cell office:value-type="boolean" office:boolean-value="true">
            <text:p>TRUE</text:p>
          </table:table-cell>
        </table:table-row>
        <table:table-row>
          <table:table-cell office:value-type="string">
            <text:p>Carolyn Carter Jr.</text:p>
          </table:table-cell>
          <table:table-cell office:value-type="string">
            <text:p>(745) 855-6584 x6928</text:p>
          </table:table-cell>
          <table:table-cell office:value-type="string">
            <text:p>Lilly87@hotmail.com</text:p>
          </table:table-cell>
          <table:table-cell office:value-type="string">
            <text:p>99703 Swift Run</text:p>
          </table:table-cell>
          <table:table-cell office:value-type="string">
            <text:p>Austynbury</text:p>
          </table:table-cell>
          <table:table-cell office:value-type="string">
            <text:p>Illinois</text:p>
          </table:table-cell>
          <table:table-cell office:value-type="string">
            <text:p>23105-9306</text:p>
          </table:table-cell>
          <table:table-cell office:value-type="string">
            <text:p>965058964</text:p>
          </table:table-cell>
          <table:table-cell office:value-type="string">
            <text:p>Music</text:p>
          </table:table-cell>
          <table:table-cell office:value-type="string">
            <text:p>Bins and Sons</text:p>
          </table:table-cell>
          <table:table-cell office:value-type="float" office:value="44332.23648131944">
            <text:p>44332.23648131944</text:p>
          </table:table-cell>
          <table:table-cell office:value-type="string">
            <text:p>http://placeimg.com/640/480</text:p>
          </table:table-cell>
          <table:table-cell office:value-type="string">
            <text:p>Et saepe deserunt velit velit sint. Ut repellat reiciendis recusandae voluptatem ut provident. Veniam quo quo et ullam.</text:p>
          </table:table-cell>
          <table:table-cell office:value-type="boolean" office:boolean-value="true">
            <text:p>TRUE</text:p>
          </table:table-cell>
        </table:table-row>
        <table:table-row>
          <table:table-cell office:value-type="string">
            <text:p>Jeannie Fay</text:p>
          </table:table-cell>
          <table:table-cell office:value-type="string">
            <text:p>(722) 736-3163 x566</text:p>
          </table:table-cell>
          <table:table-cell office:value-type="string">
            <text:p>Trevion72@hotmail.com</text:p>
          </table:table-cell>
          <table:table-cell office:value-type="string">
            <text:p>19629 Predovic Plaza</text:p>
          </table:table-cell>
          <table:table-cell office:value-type="string">
            <text:p>Enterprise</text:p>
          </table:table-cell>
          <table:table-cell office:value-type="string">
            <text:p>Michigan</text:p>
          </table:table-cell>
          <table:table-cell office:value-type="string">
            <text:p>15058</text:p>
          </table:table-cell>
          <table:table-cell office:value-type="string">
            <text:p>502936119</text:p>
          </table:table-cell>
          <table:table-cell office:value-type="string">
            <text:p>Toys</text:p>
          </table:table-cell>
          <table:table-cell office:value-type="string">
            <text:p>Jacobs and Sons</text:p>
          </table:table-cell>
          <table:table-cell office:value-type="float" office:value="44323.702854027775">
            <text:p>44323.702854027775</text:p>
          </table:table-cell>
          <table:table-cell office:value-type="string">
            <text:p>http://placeimg.com/640/480</text:p>
          </table:table-cell>
          <table:table-cell office:value-type="string">
            <text:p>Quia voluptas iure quam fugit et voluptatem minima. Quis id sed ea officiis. Illum omnis labore eum voluptas.</text:p>
          </table:table-cell>
          <table:table-cell office:value-type="boolean" office:boolean-value="false">
            <text:p>FALSE</text:p>
          </table:table-cell>
        </table:table-row>
        <table:table-row>
          <table:table-cell office:value-type="string">
            <text:p>Glenn Waelchi</text:p>
          </table:table-cell>
          <table:table-cell office:value-type="string">
            <text:p>(531) 865-1565</text:p>
          </table:table-cell>
          <table:table-cell office:value-type="string">
            <text:p>Sabryna.Sanford67@gmail.com</text:p>
          </table:table-cell>
          <table:table-cell office:value-type="string">
            <text:p>8084 Adaline Meadow</text:p>
          </table:table-cell>
          <table:table-cell office:value-type="string">
            <text:p>Drewfurt</text:p>
          </table:table-cell>
          <table:table-cell office:value-type="string">
            <text:p>Ohio</text:p>
          </table:table-cell>
          <table:table-cell office:value-type="string">
            <text:p>66869</text:p>
          </table:table-cell>
          <table:table-cell office:value-type="string">
            <text:p>838267905</text:p>
          </table:table-cell>
          <table:table-cell office:value-type="string">
            <text:p>Music</text:p>
          </table:table-cell>
          <table:table-cell office:value-type="string">
            <text:p>Thiel - Spencer</text:p>
          </table:table-cell>
          <table:table-cell office:value-type="float" office:value="44507.884829953706">
            <text:p>44507.884829953706</text:p>
          </table:table-cell>
          <table:table-cell office:value-type="string">
            <text:p>http://placeimg.com/640/480</text:p>
          </table:table-cell>
          <table:table-cell office:value-type="string">
            <text:p>Dolor nulla eaque. Assumenda ratione eius dicta quo sequi ullam quo et voluptas. Velit nihil deserunt voluptas culpa et dicta animi deleniti architecto.</text:p>
          </table:table-cell>
          <table:table-cell office:value-type="boolean" office:boolean-value="true">
            <text:p>TRUE</text:p>
          </table:table-cell>
        </table:table-row>
        <table:table-row>
          <table:table-cell office:value-type="string">
            <text:p>Willie Streich</text:p>
          </table:table-cell>
          <table:table-cell office:value-type="string">
            <text:p>(569) 544-8723</text:p>
          </table:table-cell>
          <table:table-cell office:value-type="string">
            <text:p>Melissa76@gmail.com</text:p>
          </table:table-cell>
          <table:table-cell office:value-type="string">
            <text:p>1170 Justen Prairie</text:p>
          </table:table-cell>
          <table:table-cell office:value-type="string">
            <text:p>New Otilia</text:p>
          </table:table-cell>
          <table:table-cell office:value-type="string">
            <text:p>California</text:p>
          </table:table-cell>
          <table:table-cell office:value-type="string">
            <text:p>29740</text:p>
          </table:table-cell>
          <table:table-cell office:value-type="string">
            <text:p>905415622</text:p>
          </table:table-cell>
          <table:table-cell office:value-type="string">
            <text:p>Beauty</text:p>
          </table:table-cell>
          <table:table-cell office:value-type="string">
            <text:p>Emmerich, Greenholt and Ward</text:p>
          </table:table-cell>
          <table:table-cell office:value-type="float" office:value="44454.848159305555">
            <text:p>44454.848159305555</text:p>
          </table:table-cell>
          <table:table-cell office:value-type="string">
            <text:p>http://placeimg.com/640/480</text:p>
          </table:table-cell>
          <table:table-cell office:value-type="string">
            <text:p>Saepe ipsam dolorem praesentium accusamus placeat. Sed voluptas quaerat a. Velit explicabo excepturi et qui velit et ea. Ut et quo ut velit consequuntur fugiat ad corporis distinctio. Et enim quis maxime quis est. Doloremque laborum nobis iusto at.</text:p>
          </table:table-cell>
          <table:table-cell office:value-type="boolean" office:boolean-value="true">
            <text:p>TRUE</text:p>
          </table:table-cell>
        </table:table-row>
        <table:table-row>
          <table:table-cell office:value-type="string">
            <text:p>Miss Kenneth Emmerich</text:p>
          </table:table-cell>
          <table:table-cell office:value-type="string">
            <text:p>310.365.2347 x2735</text:p>
          </table:table-cell>
          <table:table-cell office:value-type="string">
            <text:p>Josue.Conn@gmail.com</text:p>
          </table:table-cell>
          <table:table-cell office:value-type="string">
            <text:p>559 Kunde Estates</text:p>
          </table:table-cell>
          <table:table-cell office:value-type="string">
            <text:p>Kaylieburgh</text:p>
          </table:table-cell>
          <table:table-cell office:value-type="string">
            <text:p>New Hampshire</text:p>
          </table:table-cell>
          <table:table-cell office:value-type="string">
            <text:p>08752-1527</text:p>
          </table:table-cell>
          <table:table-cell office:value-type="string">
            <text:p>604764823</text:p>
          </table:table-cell>
          <table:table-cell office:value-type="string">
            <text:p>Music</text:p>
          </table:table-cell>
          <table:table-cell office:value-type="string">
            <text:p>Hahn Inc</text:p>
          </table:table-cell>
          <table:table-cell office:value-type="float" office:value="44298.09839157407">
            <text:p>44298.09839157407</text:p>
          </table:table-cell>
          <table:table-cell office:value-type="string">
            <text:p>http://placeimg.com/640/480</text:p>
          </table:table-cell>
          <table:table-cell office:value-type="string">
            <text:p>Dolorem omnis recusandae et provident voluptas ut perferendis. Facilis ea repellat vero et quo repellat ex est. Illo ut et deserunt nisi dolorum. Nesciunt amet corrupti quisquam nisi.</text:p>
          </table:table-cell>
          <table:table-cell office:value-type="boolean" office:boolean-value="false">
            <text:p>FALSE</text:p>
          </table:table-cell>
        </table:table-row>
        <table:table-row>
          <table:table-cell office:value-type="string">
            <text:p>Mr. Max Cartwright</text:p>
          </table:table-cell>
          <table:table-cell office:value-type="string">
            <text:p>748-910-6446</text:p>
          </table:table-cell>
          <table:table-cell office:value-type="string">
            <text:p>Matilde_Dicki@hotmail.com</text:p>
          </table:table-cell>
          <table:table-cell office:value-type="string">
            <text:p>261 Bernard Burgs</text:p>
          </table:table-cell>
          <table:table-cell office:value-type="string">
            <text:p>North Janet</text:p>
          </table:table-cell>
          <table:table-cell office:value-type="string">
            <text:p>Colorado</text:p>
          </table:table-cell>
          <table:table-cell office:value-type="string">
            <text:p>96179</text:p>
          </table:table-cell>
          <table:table-cell office:value-type="string">
            <text:p>435922753</text:p>
          </table:table-cell>
          <table:table-cell office:value-type="string">
            <text:p>Kids</text:p>
          </table:table-cell>
          <table:table-cell office:value-type="string">
            <text:p>D'Amore, Mohr and Powlowski</text:p>
          </table:table-cell>
          <table:table-cell office:value-type="float" office:value="44510.8907633912">
            <text:p>44510.8907633912</text:p>
          </table:table-cell>
          <table:table-cell office:value-type="string">
            <text:p>http://placeimg.com/640/480</text:p>
          </table:table-cell>
          <table:table-cell office:value-type="string">
            <text:p>Est a sit excepturi assumenda asperiores maxime aut. Debitis repudiandae ullam molestiae neque voluptates aut tempora. Dolores accusantium ad.</text:p>
          </table:table-cell>
          <table:table-cell office:value-type="boolean" office:boolean-value="false">
            <text:p>FALSE</text:p>
          </table:table-cell>
        </table:table-row>
        <table:table-row>
          <table:table-cell office:value-type="string">
            <text:p>Doug Mohr</text:p>
          </table:table-cell>
          <table:table-cell office:value-type="string">
            <text:p>(368) 887-5543 x01661</text:p>
          </table:table-cell>
          <table:table-cell office:value-type="string">
            <text:p>Brandy64@yahoo.com</text:p>
          </table:table-cell>
          <table:table-cell office:value-type="string">
            <text:p>200 Kayla Neck</text:p>
          </table:table-cell>
          <table:table-cell office:value-type="string">
            <text:p>Gloverland</text:p>
          </table:table-cell>
          <table:table-cell office:value-type="string">
            <text:p>Hawaii</text:p>
          </table:table-cell>
          <table:table-cell office:value-type="string">
            <text:p>58466</text:p>
          </table:table-cell>
          <table:table-cell office:value-type="string">
            <text:p>991074420</text:p>
          </table:table-cell>
          <table:table-cell office:value-type="string">
            <text:p>Movies</text:p>
          </table:table-cell>
          <table:table-cell office:value-type="string">
            <text:p>Borer, Walker and Langosh</text:p>
          </table:table-cell>
          <table:table-cell office:value-type="float" office:value="44335.369309270834">
            <text:p>44335.369309270834</text:p>
          </table:table-cell>
          <table:table-cell office:value-type="string">
            <text:p>http://placeimg.com/640/480</text:p>
          </table:table-cell>
          <table:table-cell office:value-type="string">
            <text:p>Accusamus modi vero ut architecto vel mollitia. Recusandae corporis quam est. Alias dolores eos minus deleniti porro eos voluptatem eius.</text:p>
          </table:table-cell>
          <table:table-cell office:value-type="boolean" office:boolean-value="false">
            <text:p>FALSE</text:p>
          </table:table-cell>
        </table:table-row>
        <table:table-row>
          <table:table-cell office:value-type="string">
            <text:p>Whitney Hagenes</text:p>
          </table:table-cell>
          <table:table-cell office:value-type="string">
            <text:p>529-217-2300</text:p>
          </table:table-cell>
          <table:table-cell office:value-type="string">
            <text:p>Sid_Murphy41@yahoo.com</text:p>
          </table:table-cell>
          <table:table-cell office:value-type="string">
            <text:p>126 Eda Station</text:p>
          </table:table-cell>
          <table:table-cell office:value-type="string">
            <text:p>East Samaratown</text:p>
          </table:table-cell>
          <table:table-cell office:value-type="string">
            <text:p>New York</text:p>
          </table:table-cell>
          <table:table-cell office:value-type="string">
            <text:p>62627-1367</text:p>
          </table:table-cell>
          <table:table-cell office:value-type="string">
            <text:p>116011983</text:p>
          </table:table-cell>
          <table:table-cell office:value-type="string">
            <text:p>Outdoors</text:p>
          </table:table-cell>
          <table:table-cell office:value-type="string">
            <text:p>Cormier LLC</text:p>
          </table:table-cell>
          <table:table-cell office:value-type="float" office:value="44247.31939289352">
            <text:p>44247.31939289352</text:p>
          </table:table-cell>
          <table:table-cell office:value-type="string">
            <text:p>http://placeimg.com/640/480</text:p>
          </table:table-cell>
          <table:table-cell office:value-type="string">
            <text:p>Similique id et iure laudantium molestias voluptas sint. Voluptatum dicta debitis recusandae beatae quasi. Sint dolore accusantium nemo quod eum saepe dolor rem odit. Nam sequi architecto molestias dicta qui repellendus rerum.</text:p>
          </table:table-cell>
          <table:table-cell office:value-type="boolean" office:boolean-value="true">
            <text:p>TRUE</text:p>
          </table:table-cell>
        </table:table-row>
        <table:table-row>
          <table:table-cell office:value-type="string">
            <text:p>Jacquelyn Little</text:p>
          </table:table-cell>
          <table:table-cell office:value-type="string">
            <text:p>738.835.8227 x784</text:p>
          </table:table-cell>
          <table:table-cell office:value-type="string">
            <text:p>Cristal15@gmail.com</text:p>
          </table:table-cell>
          <table:table-cell office:value-type="string">
            <text:p>8156 Ike Walk</text:p>
          </table:table-cell>
          <table:table-cell office:value-type="string">
            <text:p>Dickiport</text:p>
          </table:table-cell>
          <table:table-cell office:value-type="string">
            <text:p>South Dakota</text:p>
          </table:table-cell>
          <table:table-cell office:value-type="string">
            <text:p>85820</text:p>
          </table:table-cell>
          <table:table-cell office:value-type="string">
            <text:p>543354352</text:p>
          </table:table-cell>
          <table:table-cell office:value-type="string">
            <text:p>Sports</text:p>
          </table:table-cell>
          <table:table-cell office:value-type="string">
            <text:p>Schneider Inc</text:p>
          </table:table-cell>
          <table:table-cell office:value-type="float" office:value="44299.474670578704">
            <text:p>44299.474670578704</text:p>
          </table:table-cell>
          <table:table-cell office:value-type="string">
            <text:p>http://placeimg.com/640/480</text:p>
          </table:table-cell>
          <table:table-cell office:value-type="string">
            <text:p>Nam fuga quam dolore dolorem nobis. Consequatur est non officia rem quo perspiciatis aperiam laudantium excepturi. Amet in minus ea animi cumque dolorum iure. Et qui totam enim incidunt.</text:p>
          </table:table-cell>
          <table:table-cell office:value-type="boolean" office:boolean-value="false">
            <text:p>FALSE</text:p>
          </table:table-cell>
        </table:table-row>
        <table:table-row>
          <table:table-cell office:value-type="string">
            <text:p>Patty Lowe PhD</text:p>
          </table:table-cell>
          <table:table-cell office:value-type="string">
            <text:p>602.702.8482 x511</text:p>
          </table:table-cell>
          <table:table-cell office:value-type="string">
            <text:p>Dangelo21@hotmail.com</text:p>
          </table:table-cell>
          <table:table-cell office:value-type="string">
            <text:p>9730 Jovan Oval</text:p>
          </table:table-cell>
          <table:table-cell office:value-type="string">
            <text:p>Lake Daltontown</text:p>
          </table:table-cell>
          <table:table-cell office:value-type="string">
            <text:p>Kentucky</text:p>
          </table:table-cell>
          <table:table-cell office:value-type="string">
            <text:p>36958</text:p>
          </table:table-cell>
          <table:table-cell office:value-type="string">
            <text:p>737079281</text:p>
          </table:table-cell>
          <table:table-cell office:value-type="string">
            <text:p>Jewelery</text:p>
          </table:table-cell>
          <table:table-cell office:value-type="string">
            <text:p>Schulist - Sanford</text:p>
          </table:table-cell>
          <table:table-cell office:value-type="float" office:value="44272.865181608795">
            <text:p>44272.865181608795</text:p>
          </table:table-cell>
          <table:table-cell office:value-type="string">
            <text:p>http://placeimg.com/640/480</text:p>
          </table:table-cell>
          <table:table-cell office:value-type="string">
            <text:p>Architecto autem est et in libero suscipit. Ea voluptas nisi modi. In eaque temporibus ut et sed omnis nihil id alias.</text:p>
          </table:table-cell>
          <table:table-cell office:value-type="boolean" office:boolean-value="true">
            <text:p>TRUE</text:p>
          </table:table-cell>
        </table:table-row>
        <table:table-row>
          <table:table-cell office:value-type="string">
            <text:p>Ernestine Kiehn</text:p>
          </table:table-cell>
          <table:table-cell office:value-type="string">
            <text:p>(775) 214-4675 x509</text:p>
          </table:table-cell>
          <table:table-cell office:value-type="string">
            <text:p>Elza.Dare@yahoo.com</text:p>
          </table:table-cell>
          <table:table-cell office:value-type="string">
            <text:p>4766 Pollich Well</text:p>
          </table:table-cell>
          <table:table-cell office:value-type="string">
            <text:p>Noblesville</text:p>
          </table:table-cell>
          <table:table-cell office:value-type="string">
            <text:p>Washington</text:p>
          </table:table-cell>
          <table:table-cell office:value-type="string">
            <text:p>35692-7545</text:p>
          </table:table-cell>
          <table:table-cell office:value-type="string">
            <text:p>499770035</text:p>
          </table:table-cell>
          <table:table-cell office:value-type="string">
            <text:p>Baby</text:p>
          </table:table-cell>
          <table:table-cell office:value-type="string">
            <text:p>Waters, Koss and Daugherty</text:p>
          </table:table-cell>
          <table:table-cell office:value-type="float" office:value="44281.036431030094">
            <text:p>44281.036431030094</text:p>
          </table:table-cell>
          <table:table-cell office:value-type="string">
            <text:p>http://placeimg.com/640/480</text:p>
          </table:table-cell>
          <table:table-cell office:value-type="string">
            <text:p>Nam libero ab doloribus pariatur doloremque et. Omnis totam qui eius ut quas vel sint eum mollitia. Nesciunt ea eum distinctio est. Dolorum rem minima voluptates ipsam.</text:p>
          </table:table-cell>
          <table:table-cell office:value-type="boolean" office:boolean-value="true">
            <text:p>TRUE</text:p>
          </table:table-cell>
        </table:table-row>
        <table:table-row>
          <table:table-cell office:value-type="string">
            <text:p>Julian Murazik DVM</text:p>
          </table:table-cell>
          <table:table-cell office:value-type="string">
            <text:p>371.329.6719</text:p>
          </table:table-cell>
          <table:table-cell office:value-type="string">
            <text:p>Mariam_Rowe@gmail.com</text:p>
          </table:table-cell>
          <table:table-cell office:value-type="string">
            <text:p>104 Bailey Tunnel</text:p>
          </table:table-cell>
          <table:table-cell office:value-type="string">
            <text:p>Cheyenne</text:p>
          </table:table-cell>
          <table:table-cell office:value-type="string">
            <text:p>Michigan</text:p>
          </table:table-cell>
          <table:table-cell office:value-type="string">
            <text:p>30667</text:p>
          </table:table-cell>
          <table:table-cell office:value-type="string">
            <text:p>604047867</text:p>
          </table:table-cell>
          <table:table-cell office:value-type="string">
            <text:p>Clothing</text:p>
          </table:table-cell>
          <table:table-cell office:value-type="string">
            <text:p>Keebler LLC</text:p>
          </table:table-cell>
          <table:table-cell office:value-type="float" office:value="44414.56154125">
            <text:p>44414.56154125</text:p>
          </table:table-cell>
          <table:table-cell office:value-type="string">
            <text:p>http://placeimg.com/640/480</text:p>
          </table:table-cell>
          <table:table-cell office:value-type="string">
            <text:p>Praesentium quasi velit dignissimos provident adipisci qui eos ut explicabo. Quo ab dolores mollitia quam eos tempore. Dolore modi a voluptatem laborum harum nam et distinctio. Quaerat qui sit alias maiores qui necessitatibus eum soluta occaecati.</text:p>
          </table:table-cell>
          <table:table-cell office:value-type="boolean" office:boolean-value="false">
            <text:p>FALSE</text:p>
          </table:table-cell>
        </table:table-row>
        <table:table-row>
          <table:table-cell office:value-type="string">
            <text:p>Felicia Satterfield</text:p>
          </table:table-cell>
          <table:table-cell office:value-type="string">
            <text:p>(371) 303-4172</text:p>
          </table:table-cell>
          <table:table-cell office:value-type="string">
            <text:p>Dario17@yahoo.com</text:p>
          </table:table-cell>
          <table:table-cell office:value-type="string">
            <text:p>404 Leilani Mill</text:p>
          </table:table-cell>
          <table:table-cell office:value-type="string">
            <text:p>South Edwina</text:p>
          </table:table-cell>
          <table:table-cell office:value-type="string">
            <text:p>California</text:p>
          </table:table-cell>
          <table:table-cell office:value-type="string">
            <text:p>39942-2534</text:p>
          </table:table-cell>
          <table:table-cell office:value-type="string">
            <text:p>872547173</text:p>
          </table:table-cell>
          <table:table-cell office:value-type="string">
            <text:p>Garden</text:p>
          </table:table-cell>
          <table:table-cell office:value-type="string">
            <text:p>Schaden - Abbott</text:p>
          </table:table-cell>
          <table:table-cell office:value-type="float" office:value="44426.91476248843">
            <text:p>44426.91476248843</text:p>
          </table:table-cell>
          <table:table-cell office:value-type="string">
            <text:p>http://placeimg.com/640/480</text:p>
          </table:table-cell>
          <table:table-cell office:value-type="string">
            <text:p>Eveniet possimus placeat. Labore occaecati ipsam sunt omnis est saepe. A illo quos. Est rerum et numquam sequi consectetur. Quia vero omnis.</text:p>
          </table:table-cell>
          <table:table-cell office:value-type="boolean" office:boolean-value="true">
            <text:p>TRUE</text:p>
          </table:table-cell>
        </table:table-row>
        <table:table-row>
          <table:table-cell office:value-type="string">
            <text:p>Wanda Zboncak</text:p>
          </table:table-cell>
          <table:table-cell office:value-type="string">
            <text:p>581-890-1034 x791</text:p>
          </table:table-cell>
          <table:table-cell office:value-type="string">
            <text:p>Antonina_Stracke27@hotmail.com</text:p>
          </table:table-cell>
          <table:table-cell office:value-type="string">
            <text:p>1896 Roberts Oval</text:p>
          </table:table-cell>
          <table:table-cell office:value-type="string">
            <text:p>Hamilton</text:p>
          </table:table-cell>
          <table:table-cell office:value-type="string">
            <text:p>Colorado</text:p>
          </table:table-cell>
          <table:table-cell office:value-type="string">
            <text:p>26323-3925</text:p>
          </table:table-cell>
          <table:table-cell office:value-type="string">
            <text:p>731231902</text:p>
          </table:table-cell>
          <table:table-cell office:value-type="string">
            <text:p>Jewelery</text:p>
          </table:table-cell>
          <table:table-cell office:value-type="string">
            <text:p>Collier - Wolff</text:p>
          </table:table-cell>
          <table:table-cell office:value-type="float" office:value="44582.50008828704">
            <text:p>44582.50008828704</text:p>
          </table:table-cell>
          <table:table-cell office:value-type="string">
            <text:p>http://placeimg.com/640/480</text:p>
          </table:table-cell>
          <table:table-cell office:value-type="string">
            <text:p>Suscipit accusantium accusantium eaque esse blanditiis voluptatem maxime. Cupiditate molestias libero. Magni suscipit beatae sequi minus nihil autem. Esse dolorum quasi. Quo reprehenderit odio eius odit ad ex dolorem pariatur.</text:p>
          </table:table-cell>
          <table:table-cell office:value-type="boolean" office:boolean-value="true">
            <text:p>TRUE</text:p>
          </table:table-cell>
        </table:table-row>
        <table:table-row>
          <table:table-cell office:value-type="string">
            <text:p>Robert Towne</text:p>
          </table:table-cell>
          <table:table-cell office:value-type="string">
            <text:p>1-903-502-0209 x772</text:p>
          </table:table-cell>
          <table:table-cell office:value-type="string">
            <text:p>Grace93@yahoo.com</text:p>
          </table:table-cell>
          <table:table-cell office:value-type="string">
            <text:p>35545 Watson View</text:p>
          </table:table-cell>
          <table:table-cell office:value-type="string">
            <text:p>Rockville</text:p>
          </table:table-cell>
          <table:table-cell office:value-type="string">
            <text:p>New York</text:p>
          </table:table-cell>
          <table:table-cell office:value-type="string">
            <text:p>95599-4484</text:p>
          </table:table-cell>
          <table:table-cell office:value-type="string">
            <text:p>935683851</text:p>
          </table:table-cell>
          <table:table-cell office:value-type="string">
            <text:p>Jewelery</text:p>
          </table:table-cell>
          <table:table-cell office:value-type="string">
            <text:p>Hauck Group</text:p>
          </table:table-cell>
          <table:table-cell office:value-type="float" office:value="44476.30851659722">
            <text:p>44476.30851659722</text:p>
          </table:table-cell>
          <table:table-cell office:value-type="string">
            <text:p>http://placeimg.com/640/480</text:p>
          </table:table-cell>
          <table:table-cell office:value-type="string">
            <text:p>Enim explicabo quasi. Aut qui qui illo et nemo quae est libero a. Eos incidunt quod eos repudiandae in.</text:p>
          </table:table-cell>
          <table:table-cell office:value-type="boolean" office:boolean-value="true">
            <text:p>TRUE</text:p>
          </table:table-cell>
        </table:table-row>
        <table:table-row>
          <table:table-cell office:value-type="string">
            <text:p>Gabriel West</text:p>
          </table:table-cell>
          <table:table-cell office:value-type="string">
            <text:p>511-528-9893 x0165</text:p>
          </table:table-cell>
          <table:table-cell office:value-type="string">
            <text:p>Marcelina79@hotmail.com</text:p>
          </table:table-cell>
          <table:table-cell office:value-type="string">
            <text:p>39479 Johnnie Plaza</text:p>
          </table:table-cell>
          <table:table-cell office:value-type="string">
            <text:p>Davis</text:p>
          </table:table-cell>
          <table:table-cell office:value-type="string">
            <text:p>Virginia</text:p>
          </table:table-cell>
          <table:table-cell office:value-type="string">
            <text:p>93088</text:p>
          </table:table-cell>
          <table:table-cell office:value-type="string">
            <text:p>334835598</text:p>
          </table:table-cell>
          <table:table-cell office:value-type="string">
            <text:p>Grocery</text:p>
          </table:table-cell>
          <table:table-cell office:value-type="string">
            <text:p>Ullrich Inc</text:p>
          </table:table-cell>
          <table:table-cell office:value-type="float" office:value="44401.19227435185">
            <text:p>44401.19227435185</text:p>
          </table:table-cell>
          <table:table-cell office:value-type="string">
            <text:p>http://placeimg.com/640/480</text:p>
          </table:table-cell>
          <table:table-cell office:value-type="string">
            <text:p>Quas occaecati qui placeat aliquam. Architecto distinctio non reiciendis. Eum qui beatae illum impedit beatae sed. Facere reprehenderit quis enim tempora.</text:p>
          </table:table-cell>
          <table:table-cell office:value-type="boolean" office:boolean-value="false">
            <text:p>FALSE</text:p>
          </table:table-cell>
        </table:table-row>
        <table:table-row>
          <table:table-cell office:value-type="string">
            <text:p>Bernard Treutel</text:p>
          </table:table-cell>
          <table:table-cell office:value-type="string">
            <text:p>1-754-946-5264</text:p>
          </table:table-cell>
          <table:table-cell office:value-type="string">
            <text:p>Heber_Heidenreich@gmail.com</text:p>
          </table:table-cell>
          <table:table-cell office:value-type="string">
            <text:p>89907 Murazik Landing</text:p>
          </table:table-cell>
          <table:table-cell office:value-type="string">
            <text:p>Port Jessicafurt</text:p>
          </table:table-cell>
          <table:table-cell office:value-type="string">
            <text:p>Florida</text:p>
          </table:table-cell>
          <table:table-cell office:value-type="string">
            <text:p>34331</text:p>
          </table:table-cell>
          <table:table-cell office:value-type="string">
            <text:p>977377329</text:p>
          </table:table-cell>
          <table:table-cell office:value-type="string">
            <text:p>Outdoors</text:p>
          </table:table-cell>
          <table:table-cell office:value-type="string">
            <text:p>Dickens, Kirlin and Bashirian</text:p>
          </table:table-cell>
          <table:table-cell office:value-type="float" office:value="44259.20603241898">
            <text:p>44259.20603241898</text:p>
          </table:table-cell>
          <table:table-cell office:value-type="string">
            <text:p>http://placeimg.com/640/480</text:p>
          </table:table-cell>
          <table:table-cell office:value-type="string">
            <text:p>Doloremque rem eligendi optio nihil et ipsam. Vitae rerum inventore consequatur inventore. Quis quasi atque. Excepturi quis explicabo eaque.</text:p>
          </table:table-cell>
          <table:table-cell office:value-type="boolean" office:boolean-value="true">
            <text:p>TRUE</text:p>
          </table:table-cell>
        </table:table-row>
        <table:table-row>
          <table:table-cell office:value-type="string">
            <text:p>Stephanie Jerde</text:p>
          </table:table-cell>
          <table:table-cell office:value-type="string">
            <text:p>219.739.0157</text:p>
          </table:table-cell>
          <table:table-cell office:value-type="string">
            <text:p>Serenity.Brakus96@yahoo.com</text:p>
          </table:table-cell>
          <table:table-cell office:value-type="string">
            <text:p>185 Renner Roads</text:p>
          </table:table-cell>
          <table:table-cell office:value-type="string">
            <text:p>Port Hanna</text:p>
          </table:table-cell>
          <table:table-cell office:value-type="string">
            <text:p>New Jersey</text:p>
          </table:table-cell>
          <table:table-cell office:value-type="string">
            <text:p>42960-1418</text:p>
          </table:table-cell>
          <table:table-cell office:value-type="string">
            <text:p>336089672</text:p>
          </table:table-cell>
          <table:table-cell office:value-type="string">
            <text:p>Toys</text:p>
          </table:table-cell>
          <table:table-cell office:value-type="string">
            <text:p>Feil LLC</text:p>
          </table:table-cell>
          <table:table-cell office:value-type="float" office:value="44476.029056377316">
            <text:p>44476.029056377316</text:p>
          </table:table-cell>
          <table:table-cell office:value-type="string">
            <text:p>http://placeimg.com/640/480</text:p>
          </table:table-cell>
          <table:table-cell office:value-type="string">
            <text:p>Dolorem totam quia et. Sunt aut odit. Est animi aliquid commodi est aut consequatur.</text:p>
          </table:table-cell>
          <table:table-cell office:value-type="boolean" office:boolean-value="true">
            <text:p>TRUE</text:p>
          </table:table-cell>
        </table:table-row>
        <table:table-row>
          <table:table-cell office:value-type="string">
            <text:p>Neal Berge</text:p>
          </table:table-cell>
          <table:table-cell office:value-type="string">
            <text:p>648-254-5606 x93198</text:p>
          </table:table-cell>
          <table:table-cell office:value-type="string">
            <text:p>Darien.Jaskolski19@yahoo.com</text:p>
          </table:table-cell>
          <table:table-cell office:value-type="string">
            <text:p>13119 Donny Crossing</text:p>
          </table:table-cell>
          <table:table-cell office:value-type="string">
            <text:p>Nannieshire</text:p>
          </table:table-cell>
          <table:table-cell office:value-type="string">
            <text:p>New Hampshire</text:p>
          </table:table-cell>
          <table:table-cell office:value-type="string">
            <text:p>78565</text:p>
          </table:table-cell>
          <table:table-cell office:value-type="string">
            <text:p>061503274</text:p>
          </table:table-cell>
          <table:table-cell office:value-type="string">
            <text:p>Jewelery</text:p>
          </table:table-cell>
          <table:table-cell office:value-type="string">
            <text:p>Swaniawski Group</text:p>
          </table:table-cell>
          <table:table-cell office:value-type="float" office:value="44327.1612865625">
            <text:p>44327.1612865625</text:p>
          </table:table-cell>
          <table:table-cell office:value-type="string">
            <text:p>http://placeimg.com/640/480</text:p>
          </table:table-cell>
          <table:table-cell office:value-type="string">
            <text:p>Est suscipit voluptates doloribus cumque aut eum ea dolore. Accusamus voluptatem sit occaecati. Cumque qui dolorum ullam rerum quae voluptatibus eius ducimus. Aspernatur tempore iusto maiores magnam numquam facere odit quibusdam.</text:p>
          </table:table-cell>
          <table:table-cell office:value-type="boolean" office:boolean-value="true">
            <text:p>TRUE</text:p>
          </table:table-cell>
        </table:table-row>
        <table:table-row>
          <table:table-cell office:value-type="string">
            <text:p>Alex Wunsch</text:p>
          </table:table-cell>
          <table:table-cell office:value-type="string">
            <text:p>1-216-637-8387</text:p>
          </table:table-cell>
          <table:table-cell office:value-type="string">
            <text:p>Stanton.Wuckert@hotmail.com</text:p>
          </table:table-cell>
          <table:table-cell office:value-type="string">
            <text:p>821 Samara Plaza</text:p>
          </table:table-cell>
          <table:table-cell office:value-type="string">
            <text:p>Lakeland</text:p>
          </table:table-cell>
          <table:table-cell office:value-type="string">
            <text:p>Missouri</text:p>
          </table:table-cell>
          <table:table-cell office:value-type="string">
            <text:p>01782-2169</text:p>
          </table:table-cell>
          <table:table-cell office:value-type="string">
            <text:p>503347215</text:p>
          </table:table-cell>
          <table:table-cell office:value-type="string">
            <text:p>Garden</text:p>
          </table:table-cell>
          <table:table-cell office:value-type="string">
            <text:p>Wiza - Kunze</text:p>
          </table:table-cell>
          <table:table-cell office:value-type="float" office:value="44510.05638909722">
            <text:p>44510.05638909722</text:p>
          </table:table-cell>
          <table:table-cell office:value-type="string">
            <text:p>http://placeimg.com/640/480</text:p>
          </table:table-cell>
          <table:table-cell office:value-type="string">
            <text:p>Necessitatibus sit eligendi distinctio doloremque itaque et. Odit nam illum reprehenderit magni alias sint tempora et. Aut nisi fugit. Modi non et illum quae quia libero consequatur. Quo aut sapiente quos non qui et doloribus exercitationem nisi.</text:p>
          </table:table-cell>
          <table:table-cell office:value-type="boolean" office:boolean-value="false">
            <text:p>FALSE</text:p>
          </table:table-cell>
        </table:table-row>
        <table:table-row>
          <table:table-cell office:value-type="string">
            <text:p>Hubert Will</text:p>
          </table:table-cell>
          <table:table-cell office:value-type="string">
            <text:p>828.877.4953 x10691</text:p>
          </table:table-cell>
          <table:table-cell office:value-type="string">
            <text:p>Jacinthe_Kuhlman70@gmail.com</text:p>
          </table:table-cell>
          <table:table-cell office:value-type="string">
            <text:p>20955 Jerde Rue</text:p>
          </table:table-cell>
          <table:table-cell office:value-type="string">
            <text:p>Johnathonbury</text:p>
          </table:table-cell>
          <table:table-cell office:value-type="string">
            <text:p>Indiana</text:p>
          </table:table-cell>
          <table:table-cell office:value-type="string">
            <text:p>54843-4960</text:p>
          </table:table-cell>
          <table:table-cell office:value-type="string">
            <text:p>164113079</text:p>
          </table:table-cell>
          <table:table-cell office:value-type="string">
            <text:p>Grocery</text:p>
          </table:table-cell>
          <table:table-cell office:value-type="string">
            <text:p>Klein Group</text:p>
          </table:table-cell>
          <table:table-cell office:value-type="float" office:value="44580.04836903935">
            <text:p>44580.04836903935</text:p>
          </table:table-cell>
          <table:table-cell office:value-type="string">
            <text:p>http://placeimg.com/640/480</text:p>
          </table:table-cell>
          <table:table-cell office:value-type="string">
            <text:p>Eveniet doloribus ea. Assumenda praesentium molestiae. Quis non magnam dolorum mollitia laboriosam.</text:p>
          </table:table-cell>
          <table:table-cell office:value-type="boolean" office:boolean-value="false">
            <text:p>FALSE</text:p>
          </table:table-cell>
        </table:table-row>
        <table:table-row>
          <table:table-cell office:value-type="string">
            <text:p>Joanne Schuppe</text:p>
          </table:table-cell>
          <table:table-cell office:value-type="string">
            <text:p>205.334.0484</text:p>
          </table:table-cell>
          <table:table-cell office:value-type="string">
            <text:p>Aaron_Hettinger@yahoo.com</text:p>
          </table:table-cell>
          <table:table-cell office:value-type="string">
            <text:p>7512 Ottis Spring</text:p>
          </table:table-cell>
          <table:table-cell office:value-type="string">
            <text:p>Mathiasmouth</text:p>
          </table:table-cell>
          <table:table-cell office:value-type="string">
            <text:p>Indiana</text:p>
          </table:table-cell>
          <table:table-cell office:value-type="string">
            <text:p>23818</text:p>
          </table:table-cell>
          <table:table-cell office:value-type="string">
            <text:p>858747353</text:p>
          </table:table-cell>
          <table:table-cell office:value-type="string">
            <text:p>Automotive</text:p>
          </table:table-cell>
          <table:table-cell office:value-type="string">
            <text:p>McClure LLC</text:p>
          </table:table-cell>
          <table:table-cell office:value-type="float" office:value="44346.41059423611">
            <text:p>44346.41059423611</text:p>
          </table:table-cell>
          <table:table-cell office:value-type="string">
            <text:p>http://placeimg.com/640/480</text:p>
          </table:table-cell>
          <table:table-cell office:value-type="string">
            <text:p>Temporibus sint error soluta. Placeat magni qui eveniet accusantium deleniti qui sunt eos voluptas. Occaecati molestias numquam praesentium eum. Doloremque nisi qui rerum iure. Cum voluptatem nihil vitae cumque magni at accusantium a. Perferendis porro dolor ut deleniti rerum aut incidunt tempora.</text:p>
          </table:table-cell>
          <table:table-cell office:value-type="boolean" office:boolean-value="true">
            <text:p>TRUE</text:p>
          </table:table-cell>
        </table:table-row>
        <table:table-row>
          <table:table-cell office:value-type="string">
            <text:p>Ebony Jacobson</text:p>
          </table:table-cell>
          <table:table-cell office:value-type="string">
            <text:p>1-724-589-0445 x424</text:p>
          </table:table-cell>
          <table:table-cell office:value-type="string">
            <text:p>Howell.Stracke@hotmail.com</text:p>
          </table:table-cell>
          <table:table-cell office:value-type="string">
            <text:p>2832 Beatrice Cliff</text:p>
          </table:table-cell>
          <table:table-cell office:value-type="string">
            <text:p>Walshmouth</text:p>
          </table:table-cell>
          <table:table-cell office:value-type="string">
            <text:p>Colorado</text:p>
          </table:table-cell>
          <table:table-cell office:value-type="string">
            <text:p>11909</text:p>
          </table:table-cell>
          <table:table-cell office:value-type="string">
            <text:p>619658814</text:p>
          </table:table-cell>
          <table:table-cell office:value-type="string">
            <text:p>Shoes</text:p>
          </table:table-cell>
          <table:table-cell office:value-type="string">
            <text:p>Langosh Inc</text:p>
          </table:table-cell>
          <table:table-cell office:value-type="float" office:value="44396.45836685185">
            <text:p>44396.45836685185</text:p>
          </table:table-cell>
          <table:table-cell office:value-type="string">
            <text:p>http://placeimg.com/640/480</text:p>
          </table:table-cell>
          <table:table-cell office:value-type="string">
            <text:p>Voluptas eum eum itaque recusandae consequatur dolores ullam nemo sunt. Velit voluptate totam eveniet minus nihil hic quo. Et id hic quasi sunt deserunt non vitae vitae. Dolor laboriosam similique debitis qui voluptatem.</text:p>
          </table:table-cell>
          <table:table-cell office:value-type="boolean" office:boolean-value="false">
            <text:p>FALSE</text:p>
          </table:table-cell>
        </table:table-row>
        <table:table-row>
          <table:table-cell office:value-type="string">
            <text:p>Aubrey Lang</text:p>
          </table:table-cell>
          <table:table-cell office:value-type="string">
            <text:p>647.337.1448</text:p>
          </table:table-cell>
          <table:table-cell office:value-type="string">
            <text:p>Darrel.Mueller89@gmail.com</text:p>
          </table:table-cell>
          <table:table-cell office:value-type="string">
            <text:p>1604 Daniel Common</text:p>
          </table:table-cell>
          <table:table-cell office:value-type="string">
            <text:p>Boulder</text:p>
          </table:table-cell>
          <table:table-cell office:value-type="string">
            <text:p>Kansas</text:p>
          </table:table-cell>
          <table:table-cell office:value-type="string">
            <text:p>00246-5024</text:p>
          </table:table-cell>
          <table:table-cell office:value-type="string">
            <text:p>302213252</text:p>
          </table:table-cell>
          <table:table-cell office:value-type="string">
            <text:p>Health</text:p>
          </table:table-cell>
          <table:table-cell office:value-type="string">
            <text:p>Fadel LLC</text:p>
          </table:table-cell>
          <table:table-cell office:value-type="float" office:value="44270.50955753472">
            <text:p>44270.50955753472</text:p>
          </table:table-cell>
          <table:table-cell office:value-type="string">
            <text:p>http://placeimg.com/640/480</text:p>
          </table:table-cell>
          <table:table-cell office:value-type="string">
            <text:p>Quo autem perferendis praesentium quia. Numquam numquam beatae et at vel. Ipsam pariatur voluptatem et neque laborum molestias hic laboriosam. Aut illum autem quaerat mollitia modi repellendus.</text:p>
          </table:table-cell>
          <table:table-cell office:value-type="boolean" office:boolean-value="false">
            <text:p>FALSE</text:p>
          </table:table-cell>
        </table:table-row>
        <table:table-row>
          <table:table-cell office:value-type="string">
            <text:p>Dr. Edwin Cartwright</text:p>
          </table:table-cell>
          <table:table-cell office:value-type="string">
            <text:p>1-919-369-7319 x468</text:p>
          </table:table-cell>
          <table:table-cell office:value-type="string">
            <text:p>Katrine.Farrell@hotmail.com</text:p>
          </table:table-cell>
          <table:table-cell office:value-type="string">
            <text:p>6170 Abigale Ramp</text:p>
          </table:table-cell>
          <table:table-cell office:value-type="string">
            <text:p>Martinland</text:p>
          </table:table-cell>
          <table:table-cell office:value-type="string">
            <text:p>Oklahoma</text:p>
          </table:table-cell>
          <table:table-cell office:value-type="string">
            <text:p>91444</text:p>
          </table:table-cell>
          <table:table-cell office:value-type="string">
            <text:p>908584039</text:p>
          </table:table-cell>
          <table:table-cell office:value-type="string">
            <text:p>Toys</text:p>
          </table:table-cell>
          <table:table-cell office:value-type="string">
            <text:p>Emard and Sons</text:p>
          </table:table-cell>
          <table:table-cell office:value-type="float" office:value="44492.962137395836">
            <text:p>44492.962137395836</text:p>
          </table:table-cell>
          <table:table-cell office:value-type="string">
            <text:p>http://placeimg.com/640/480</text:p>
          </table:table-cell>
          <table:table-cell office:value-type="string">
            <text:p>Ut in similique in. Consectetur possimus dolor totam accusantium delectus est. Debitis ut nisi quas non. Consequatur veritatis sunt dolor quas occaecati mollitia corporis. Sapiente iusto vitae.</text:p>
          </table:table-cell>
          <table:table-cell office:value-type="boolean" office:boolean-value="false">
            <text:p>FALSE</text:p>
          </table:table-cell>
        </table:table-row>
        <table:table-row>
          <table:table-cell office:value-type="string">
            <text:p>Ted Nitzsche</text:p>
          </table:table-cell>
          <table:table-cell office:value-type="string">
            <text:p>648.626.7725</text:p>
          </table:table-cell>
          <table:table-cell office:value-type="string">
            <text:p>Alexandrine_Flatley@yahoo.com</text:p>
          </table:table-cell>
          <table:table-cell office:value-type="string">
            <text:p>217 Dejon Place</text:p>
          </table:table-cell>
          <table:table-cell office:value-type="string">
            <text:p>Poinciana</text:p>
          </table:table-cell>
          <table:table-cell office:value-type="string">
            <text:p>Delaware</text:p>
          </table:table-cell>
          <table:table-cell office:value-type="string">
            <text:p>67451-6039</text:p>
          </table:table-cell>
          <table:table-cell office:value-type="string">
            <text:p>144712762</text:p>
          </table:table-cell>
          <table:table-cell office:value-type="string">
            <text:p>Movies</text:p>
          </table:table-cell>
          <table:table-cell office:value-type="string">
            <text:p>Harris and Sons</text:p>
          </table:table-cell>
          <table:table-cell office:value-type="float" office:value="44235.12731103009">
            <text:p>44235.12731103009</text:p>
          </table:table-cell>
          <table:table-cell office:value-type="string">
            <text:p>http://placeimg.com/640/480</text:p>
          </table:table-cell>
          <table:table-cell office:value-type="string">
            <text:p>Dolores sequi harum illum maiores suscipit id eos ad. Est earum est reprehenderit quae. Est neque perspiciatis aperiam laudantium sunt dolorem sequi odio. Facilis ratione natus aut enim impedit deleniti.</text:p>
          </table:table-cell>
          <table:table-cell office:value-type="boolean" office:boolean-value="false">
            <text:p>FALSE</text:p>
          </table:table-cell>
        </table:table-row>
        <table:table-row>
          <table:table-cell office:value-type="string">
            <text:p>Ralph Lind</text:p>
          </table:table-cell>
          <table:table-cell office:value-type="string">
            <text:p>475-216-7061</text:p>
          </table:table-cell>
          <table:table-cell office:value-type="string">
            <text:p>Emmett90@yahoo.com</text:p>
          </table:table-cell>
          <table:table-cell office:value-type="string">
            <text:p>544 Johns Viaduct</text:p>
          </table:table-cell>
          <table:table-cell office:value-type="string">
            <text:p>Leuschketon</text:p>
          </table:table-cell>
          <table:table-cell office:value-type="string">
            <text:p>North Dakota</text:p>
          </table:table-cell>
          <table:table-cell office:value-type="string">
            <text:p>40723</text:p>
          </table:table-cell>
          <table:table-cell office:value-type="string">
            <text:p>331135482</text:p>
          </table:table-cell>
          <table:table-cell office:value-type="string">
            <text:p>Books</text:p>
          </table:table-cell>
          <table:table-cell office:value-type="string">
            <text:p>Hauck - Kessler</text:p>
          </table:table-cell>
          <table:table-cell office:value-type="float" office:value="44541.536305636575">
            <text:p>44541.536305636575</text:p>
          </table:table-cell>
          <table:table-cell office:value-type="string">
            <text:p>http://placeimg.com/640/480</text:p>
          </table:table-cell>
          <table:table-cell office:value-type="string">
            <text:p>Est et nam. Ad magnam et veritatis et. Eligendi doloribus odio nulla reprehenderit voluptatem libero et a incidunt. Facere voluptatem culpa quidem aut illo qui vel. Excepturi non aut alias voluptas accusamus explicabo sunt. Earum eum ut voluptate.</text:p>
          </table:table-cell>
          <table:table-cell office:value-type="boolean" office:boolean-value="false">
            <text:p>FALSE</text:p>
          </table:table-cell>
        </table:table-row>
        <table:table-row>
          <table:table-cell office:value-type="string">
            <text:p>Cameron Luettgen</text:p>
          </table:table-cell>
          <table:table-cell office:value-type="string">
            <text:p>(309) 507-1267 x89721</text:p>
          </table:table-cell>
          <table:table-cell office:value-type="string">
            <text:p>Noah16@gmail.com</text:p>
          </table:table-cell>
          <table:table-cell office:value-type="string">
            <text:p>646 Verner Plains</text:p>
          </table:table-cell>
          <table:table-cell office:value-type="string">
            <text:p>Vernshire</text:p>
          </table:table-cell>
          <table:table-cell office:value-type="string">
            <text:p>Tennessee</text:p>
          </table:table-cell>
          <table:table-cell office:value-type="string">
            <text:p>91921</text:p>
          </table:table-cell>
          <table:table-cell office:value-type="string">
            <text:p>110995238</text:p>
          </table:table-cell>
          <table:table-cell office:value-type="string">
            <text:p>Electronics</text:p>
          </table:table-cell>
          <table:table-cell office:value-type="string">
            <text:p>Halvorson, Sauer and Morar</text:p>
          </table:table-cell>
          <table:table-cell office:value-type="float" office:value="44556.11148015047">
            <text:p>44556.11148015047</text:p>
          </table:table-cell>
          <table:table-cell office:value-type="string">
            <text:p>http://placeimg.com/640/480</text:p>
          </table:table-cell>
          <table:table-cell office:value-type="string">
            <text:p>Omnis laboriosam molestiae. Voluptas veniam doloremque fuga odit voluptas sed exercitationem qui ut. Illum saepe nisi ipsam. Laudantium perferendis vel nihil magnam magni nostrum et aliquam tempora. Eum dolore illum et perspiciatis. Assumenda ut distinctio.</text:p>
          </table:table-cell>
          <table:table-cell office:value-type="boolean" office:boolean-value="false">
            <text:p>FALSE</text:p>
          </table:table-cell>
        </table:table-row>
        <table:table-row>
          <table:table-cell office:value-type="string">
            <text:p>Toni Buckridge DVM</text:p>
          </table:table-cell>
          <table:table-cell office:value-type="string">
            <text:p>214.746.9738 x5645</text:p>
          </table:table-cell>
          <table:table-cell office:value-type="string">
            <text:p>Ryley8@gmail.com</text:p>
          </table:table-cell>
          <table:table-cell office:value-type="string">
            <text:p>7699 Bergnaum Center</text:p>
          </table:table-cell>
          <table:table-cell office:value-type="string">
            <text:p>Port Zion</text:p>
          </table:table-cell>
          <table:table-cell office:value-type="string">
            <text:p>Kentucky</text:p>
          </table:table-cell>
          <table:table-cell office:value-type="string">
            <text:p>37992-2746</text:p>
          </table:table-cell>
          <table:table-cell office:value-type="string">
            <text:p>613948779</text:p>
          </table:table-cell>
          <table:table-cell office:value-type="string">
            <text:p>Automotive</text:p>
          </table:table-cell>
          <table:table-cell office:value-type="string">
            <text:p>Stanton, Kovacek and Frami</text:p>
          </table:table-cell>
          <table:table-cell office:value-type="float" office:value="44343.696404594906">
            <text:p>44343.696404594906</text:p>
          </table:table-cell>
          <table:table-cell office:value-type="string">
            <text:p>http://placeimg.com/640/480</text:p>
          </table:table-cell>
          <table:table-cell office:value-type="string">
            <text:p>Autem quo itaque. Vel minus omnis repellendus qui eveniet est laboriosam. Ut voluptatem fugit. Voluptatem laudantium eligendi.</text:p>
          </table:table-cell>
          <table:table-cell office:value-type="boolean" office:boolean-value="false">
            <text:p>FALSE</text:p>
          </table:table-cell>
        </table:table-row>
        <table:table-row>
          <table:table-cell office:value-type="string">
            <text:p>Charles Schmitt</text:p>
          </table:table-cell>
          <table:table-cell office:value-type="string">
            <text:p>(849) 886-3297</text:p>
          </table:table-cell>
          <table:table-cell office:value-type="string">
            <text:p>Otho85@hotmail.com</text:p>
          </table:table-cell>
          <table:table-cell office:value-type="string">
            <text:p>173 Guadalupe Points</text:p>
          </table:table-cell>
          <table:table-cell office:value-type="string">
            <text:p>Jaskolskimouth</text:p>
          </table:table-cell>
          <table:table-cell office:value-type="string">
            <text:p>Arizona</text:p>
          </table:table-cell>
          <table:table-cell office:value-type="string">
            <text:p>60525-6120</text:p>
          </table:table-cell>
          <table:table-cell office:value-type="string">
            <text:p>627136315</text:p>
          </table:table-cell>
          <table:table-cell office:value-type="string">
            <text:p>Games</text:p>
          </table:table-cell>
          <table:table-cell office:value-type="string">
            <text:p>Shields - McKenzie</text:p>
          </table:table-cell>
          <table:table-cell office:value-type="float" office:value="44395.14930708333">
            <text:p>44395.14930708333</text:p>
          </table:table-cell>
          <table:table-cell office:value-type="string">
            <text:p>http://placeimg.com/640/480</text:p>
          </table:table-cell>
          <table:table-cell office:value-type="string">
            <text:p>Voluptatem dicta maxime esse quidem ad asperiores ipsam sunt facere. Qui dolore est. Accusamus in molestiae delectus est sunt consequatur. Praesentium omnis quis.</text:p>
          </table:table-cell>
          <table:table-cell office:value-type="boolean" office:boolean-value="false">
            <text:p>FALSE</text:p>
          </table:table-cell>
        </table:table-row>
        <table:table-row>
          <table:table-cell office:value-type="string">
            <text:p>Marguerite Auer</text:p>
          </table:table-cell>
          <table:table-cell office:value-type="string">
            <text:p>1-575-261-9166 x7084</text:p>
          </table:table-cell>
          <table:table-cell office:value-type="string">
            <text:p>Carole_Cummerata30@yahoo.com</text:p>
          </table:table-cell>
          <table:table-cell office:value-type="string">
            <text:p>44827 Marks Point</text:p>
          </table:table-cell>
          <table:table-cell office:value-type="string">
            <text:p>Tamiami</text:p>
          </table:table-cell>
          <table:table-cell office:value-type="string">
            <text:p>Kentucky</text:p>
          </table:table-cell>
          <table:table-cell office:value-type="string">
            <text:p>13808</text:p>
          </table:table-cell>
          <table:table-cell office:value-type="string">
            <text:p>207925894</text:p>
          </table:table-cell>
          <table:table-cell office:value-type="string">
            <text:p>Automotive</text:p>
          </table:table-cell>
          <table:table-cell office:value-type="string">
            <text:p>Trantow, Wintheiser and Schinner</text:p>
          </table:table-cell>
          <table:table-cell office:value-type="float" office:value="44592.09987721065">
            <text:p>44592.09987721065</text:p>
          </table:table-cell>
          <table:table-cell office:value-type="string">
            <text:p>http://placeimg.com/640/480</text:p>
          </table:table-cell>
          <table:table-cell office:value-type="string">
            <text:p>Amet aliquid perferendis est modi ut. Molestiae beatae autem nemo tempora. Et accusantium tempore perspiciatis voluptates deleniti. Quis vel ut occaecati sint occaecati molestias.</text:p>
          </table:table-cell>
          <table:table-cell office:value-type="boolean" office:boolean-value="true">
            <text:p>TRUE</text:p>
          </table:table-cell>
        </table:table-row>
        <table:table-row>
          <table:table-cell office:value-type="string">
            <text:p>Frederick Waters</text:p>
          </table:table-cell>
          <table:table-cell office:value-type="string">
            <text:p>574.899.9690 x6339</text:p>
          </table:table-cell>
          <table:table-cell office:value-type="string">
            <text:p>Virgil_OConnell@yahoo.com</text:p>
          </table:table-cell>
          <table:table-cell office:value-type="string">
            <text:p>523 King Viaduct</text:p>
          </table:table-cell>
          <table:table-cell office:value-type="string">
            <text:p>Port Eleanore</text:p>
          </table:table-cell>
          <table:table-cell office:value-type="string">
            <text:p>Colorado</text:p>
          </table:table-cell>
          <table:table-cell office:value-type="string">
            <text:p>62536</text:p>
          </table:table-cell>
          <table:table-cell office:value-type="string">
            <text:p>574402231</text:p>
          </table:table-cell>
          <table:table-cell office:value-type="string">
            <text:p>Games</text:p>
          </table:table-cell>
          <table:table-cell office:value-type="string">
            <text:p>Renner, Kuphal and Ernser</text:p>
          </table:table-cell>
          <table:table-cell office:value-type="float" office:value="44323.60231328704">
            <text:p>44323.60231328704</text:p>
          </table:table-cell>
          <table:table-cell office:value-type="string">
            <text:p>http://placeimg.com/640/480</text:p>
          </table:table-cell>
          <table:table-cell office:value-type="string">
            <text:p>Ut eos autem explicabo dolor aliquam qui quae iusto. Iure necessitatibus molestias et veniam veniam animi ullam ut. Vero qui nesciunt. Libero velit consequuntur modi qui minima beatae sit et rerum. Quos tempore reiciendis sunt.</text:p>
          </table:table-cell>
          <table:table-cell office:value-type="boolean" office:boolean-value="false">
            <text:p>FALSE</text:p>
          </table:table-cell>
        </table:table-row>
        <table:table-row>
          <table:table-cell office:value-type="string">
            <text:p>Joseph Bergstrom I</text:p>
          </table:table-cell>
          <table:table-cell office:value-type="string">
            <text:p>768.866.6350 x9457</text:p>
          </table:table-cell>
          <table:table-cell office:value-type="string">
            <text:p>Percival44@hotmail.com</text:p>
          </table:table-cell>
          <table:table-cell office:value-type="string">
            <text:p>67844 Stehr Lights</text:p>
          </table:table-cell>
          <table:table-cell office:value-type="string">
            <text:p>Kochbury</text:p>
          </table:table-cell>
          <table:table-cell office:value-type="string">
            <text:p>Massachusetts</text:p>
          </table:table-cell>
          <table:table-cell office:value-type="string">
            <text:p>17091</text:p>
          </table:table-cell>
          <table:table-cell office:value-type="string">
            <text:p>220499213</text:p>
          </table:table-cell>
          <table:table-cell office:value-type="string">
            <text:p>Toys</text:p>
          </table:table-cell>
          <table:table-cell office:value-type="string">
            <text:p>Bartell LLC</text:p>
          </table:table-cell>
          <table:table-cell office:value-type="float" office:value="44285.90387826389">
            <text:p>44285.90387826389</text:p>
          </table:table-cell>
          <table:table-cell office:value-type="string">
            <text:p>http://placeimg.com/640/480</text:p>
          </table:table-cell>
          <table:table-cell office:value-type="string">
            <text:p>Occaecati molestiae sit sit quo veniam tempora ut culpa. Neque quo aliquid sed iure. Quia saepe fuga magnam sunt fugit. Autem ipsam error voluptas sed. Nesciunt id et velit ab.</text:p>
          </table:table-cell>
          <table:table-cell office:value-type="boolean" office:boolean-value="false">
            <text:p>FALSE</text:p>
          </table:table-cell>
        </table:table-row>
        <table:table-row>
          <table:table-cell office:value-type="string">
            <text:p>Enrique Wiegand</text:p>
          </table:table-cell>
          <table:table-cell office:value-type="string">
            <text:p>1-212-241-9513 x3324</text:p>
          </table:table-cell>
          <table:table-cell office:value-type="string">
            <text:p>Zoie_Anderson18@hotmail.com</text:p>
          </table:table-cell>
          <table:table-cell office:value-type="string">
            <text:p>571 Katheryn Lakes</text:p>
          </table:table-cell>
          <table:table-cell office:value-type="string">
            <text:p>New Elian</text:p>
          </table:table-cell>
          <table:table-cell office:value-type="string">
            <text:p>Alaska</text:p>
          </table:table-cell>
          <table:table-cell office:value-type="string">
            <text:p>84544</text:p>
          </table:table-cell>
          <table:table-cell office:value-type="string">
            <text:p>612214721</text:p>
          </table:table-cell>
          <table:table-cell office:value-type="string">
            <text:p>Shoes</text:p>
          </table:table-cell>
          <table:table-cell office:value-type="string">
            <text:p>Hodkiewicz - Kihn</text:p>
          </table:table-cell>
          <table:table-cell office:value-type="float" office:value="44380.81077428241">
            <text:p>44380.81077428241</text:p>
          </table:table-cell>
          <table:table-cell office:value-type="string">
            <text:p>http://placeimg.com/640/480</text:p>
          </table:table-cell>
          <table:table-cell office:value-type="string">
            <text:p>Et ipsam maiores. Alias ut totam accusantium dicta autem et consectetur sit. Hic distinctio ea inventore iure qui illo.</text:p>
          </table:table-cell>
          <table:table-cell office:value-type="boolean" office:boolean-value="false">
            <text:p>FALSE</text:p>
          </table:table-cell>
        </table:table-row>
        <table:table-row>
          <table:table-cell office:value-type="string">
            <text:p>Opal Stamm</text:p>
          </table:table-cell>
          <table:table-cell office:value-type="string">
            <text:p>954.202.8666 x34910</text:p>
          </table:table-cell>
          <table:table-cell office:value-type="string">
            <text:p>Cole56@yahoo.com</text:p>
          </table:table-cell>
          <table:table-cell office:value-type="string">
            <text:p>605 Hazle Freeway</text:p>
          </table:table-cell>
          <table:table-cell office:value-type="string">
            <text:p>East Stanford</text:p>
          </table:table-cell>
          <table:table-cell office:value-type="string">
            <text:p>Georgia</text:p>
          </table:table-cell>
          <table:table-cell office:value-type="string">
            <text:p>33282</text:p>
          </table:table-cell>
          <table:table-cell office:value-type="string">
            <text:p>871738653</text:p>
          </table:table-cell>
          <table:table-cell office:value-type="string">
            <text:p>Electronics</text:p>
          </table:table-cell>
          <table:table-cell office:value-type="string">
            <text:p>Skiles, Emmerich and Lehner</text:p>
          </table:table-cell>
          <table:table-cell office:value-type="float" office:value="44520.38949458333">
            <text:p>44520.38949458333</text:p>
          </table:table-cell>
          <table:table-cell office:value-type="string">
            <text:p>http://placeimg.com/640/480</text:p>
          </table:table-cell>
          <table:table-cell office:value-type="string">
            <text:p>Esse modi corrupti aut quia iusto aliquid ducimus rem placeat. Occaecati sit fugit. Consequatur at enim quia. In quia eos adipisci autem quia. Ut excepturi sit sed.</text:p>
          </table:table-cell>
          <table:table-cell office:value-type="boolean" office:boolean-value="false">
            <text:p>FALSE</text:p>
          </table:table-cell>
        </table:table-row>
        <table:table-row>
          <table:table-cell office:value-type="string">
            <text:p>Antonia Legros</text:p>
          </table:table-cell>
          <table:table-cell office:value-type="string">
            <text:p>(637) 970-4563 x98446</text:p>
          </table:table-cell>
          <table:table-cell office:value-type="string">
            <text:p>Catalina43@hotmail.com</text:p>
          </table:table-cell>
          <table:table-cell office:value-type="string">
            <text:p>536 D'Amore Village</text:p>
          </table:table-cell>
          <table:table-cell office:value-type="string">
            <text:p>Edwinaborough</text:p>
          </table:table-cell>
          <table:table-cell office:value-type="string">
            <text:p>Iowa</text:p>
          </table:table-cell>
          <table:table-cell office:value-type="string">
            <text:p>63622</text:p>
          </table:table-cell>
          <table:table-cell office:value-type="string">
            <text:p>235085803</text:p>
          </table:table-cell>
          <table:table-cell office:value-type="string">
            <text:p>Electronics</text:p>
          </table:table-cell>
          <table:table-cell office:value-type="string">
            <text:p>Mosciski, Heaney and Schaden</text:p>
          </table:table-cell>
          <table:table-cell office:value-type="float" office:value="44311.026537592596">
            <text:p>44311.026537592596</text:p>
          </table:table-cell>
          <table:table-cell office:value-type="string">
            <text:p>http://placeimg.com/640/480</text:p>
          </table:table-cell>
          <table:table-cell office:value-type="string">
            <text:p>Quidem facere dicta sint. Id aut voluptate soluta totam illo quae a. Molestiae officiis magnam. Velit autem neque optio doloremque ut placeat ut. Et commodi reiciendis consequatur.</text:p>
          </table:table-cell>
          <table:table-cell office:value-type="boolean" office:boolean-value="false">
            <text:p>FALSE</text:p>
          </table:table-cell>
        </table:table-row>
        <table:table-row>
          <table:table-cell office:value-type="string">
            <text:p>Marcella O'Kon</text:p>
          </table:table-cell>
          <table:table-cell office:value-type="string">
            <text:p>498-336-7694</text:p>
          </table:table-cell>
          <table:table-cell office:value-type="string">
            <text:p>Lurline_Batz@hotmail.com</text:p>
          </table:table-cell>
          <table:table-cell office:value-type="string">
            <text:p>5658 Polly Ports</text:p>
          </table:table-cell>
          <table:table-cell office:value-type="string">
            <text:p>Jaylonview</text:p>
          </table:table-cell>
          <table:table-cell office:value-type="string">
            <text:p>Kentucky</text:p>
          </table:table-cell>
          <table:table-cell office:value-type="string">
            <text:p>82840</text:p>
          </table:table-cell>
          <table:table-cell office:value-type="string">
            <text:p>830503625</text:p>
          </table:table-cell>
          <table:table-cell office:value-type="string">
            <text:p>Industrial</text:p>
          </table:table-cell>
          <table:table-cell office:value-type="string">
            <text:p>Bins, Friesen and Torphy</text:p>
          </table:table-cell>
          <table:table-cell office:value-type="float" office:value="44463.13204674768">
            <text:p>44463.13204674768</text:p>
          </table:table-cell>
          <table:table-cell office:value-type="string">
            <text:p>http://placeimg.com/640/480</text:p>
          </table:table-cell>
          <table:table-cell office:value-type="string">
            <text:p>Dignissimos sit molestiae dolore ut enim neque accusamus. Maxime ratione illum sit eaque aut ipsam pariatur et aliquam. At enim deserunt. Quas sit cum nostrum error nemo voluptatem molestias pariatur illum. Eligendi ullam odit repellendus. Fugit dolorum laboriosam possimus.</text:p>
          </table:table-cell>
          <table:table-cell office:value-type="boolean" office:boolean-value="false">
            <text:p>FALSE</text:p>
          </table:table-cell>
        </table:table-row>
        <table:table-row>
          <table:table-cell office:value-type="string">
            <text:p>Tyrone Smitham</text:p>
          </table:table-cell>
          <table:table-cell office:value-type="string">
            <text:p>557.446.8563 x7562</text:p>
          </table:table-cell>
          <table:table-cell office:value-type="string">
            <text:p>Zander.Schimmel30@gmail.com</text:p>
          </table:table-cell>
          <table:table-cell office:value-type="string">
            <text:p>0469 Edward Extensions</text:p>
          </table:table-cell>
          <table:table-cell office:value-type="string">
            <text:p>Jermainstad</text:p>
          </table:table-cell>
          <table:table-cell office:value-type="string">
            <text:p>Alabama</text:p>
          </table:table-cell>
          <table:table-cell office:value-type="string">
            <text:p>21492-3972</text:p>
          </table:table-cell>
          <table:table-cell office:value-type="string">
            <text:p>689297098</text:p>
          </table:table-cell>
          <table:table-cell office:value-type="string">
            <text:p>Shoes</text:p>
          </table:table-cell>
          <table:table-cell office:value-type="string">
            <text:p>Bernier LLC</text:p>
          </table:table-cell>
          <table:table-cell office:value-type="float" office:value="44448.75121857639">
            <text:p>44448.75121857639</text:p>
          </table:table-cell>
          <table:table-cell office:value-type="string">
            <text:p>http://placeimg.com/640/480</text:p>
          </table:table-cell>
          <table:table-cell office:value-type="string">
            <text:p>Explicabo delectus repudiandae laudantium ab earum ullam earum. Ipsam eum qui atque. Vero rerum dolorem totam quia dolorum beatae corporis minima exercitationem.</text:p>
          </table:table-cell>
          <table:table-cell office:value-type="boolean" office:boolean-value="true">
            <text:p>TRUE</text:p>
          </table:table-cell>
        </table:table-row>
        <table:table-row>
          <table:table-cell office:value-type="string">
            <text:p>Doris Lang</text:p>
          </table:table-cell>
          <table:table-cell office:value-type="string">
            <text:p>(452) 719-7419 x9530</text:p>
          </table:table-cell>
          <table:table-cell office:value-type="string">
            <text:p>Hester_Murphy@gmail.com</text:p>
          </table:table-cell>
          <table:table-cell office:value-type="string">
            <text:p>02356 Bednar Tunnel</text:p>
          </table:table-cell>
          <table:table-cell office:value-type="string">
            <text:p>Lake Amarafort</text:p>
          </table:table-cell>
          <table:table-cell office:value-type="string">
            <text:p>Tennessee</text:p>
          </table:table-cell>
          <table:table-cell office:value-type="string">
            <text:p>01596-2441</text:p>
          </table:table-cell>
          <table:table-cell office:value-type="string">
            <text:p>362014491</text:p>
          </table:table-cell>
          <table:table-cell office:value-type="string">
            <text:p>Games</text:p>
          </table:table-cell>
          <table:table-cell office:value-type="string">
            <text:p>Denesik - Bayer</text:p>
          </table:table-cell>
          <table:table-cell office:value-type="float" office:value="44347.02464679398">
            <text:p>44347.02464679398</text:p>
          </table:table-cell>
          <table:table-cell office:value-type="string">
            <text:p>http://placeimg.com/640/480</text:p>
          </table:table-cell>
          <table:table-cell office:value-type="string">
            <text:p>Voluptatem aspernatur ipsam aut facere voluptatem sapiente et deleniti nam. Exercitationem non et consequuntur harum voluptate tempore incidunt ea. Aspernatur porro asperiores et iste aut. Odit earum debitis tempora repellendus voluptatem voluptatum tempora quidem.</text:p>
          </table:table-cell>
          <table:table-cell office:value-type="boolean" office:boolean-value="true">
            <text:p>TRUE</text:p>
          </table:table-cell>
        </table:table-row>
        <table:table-row>
          <table:table-cell office:value-type="string">
            <text:p>Leah Konopelski</text:p>
          </table:table-cell>
          <table:table-cell office:value-type="string">
            <text:p>384-305-7560 x74335</text:p>
          </table:table-cell>
          <table:table-cell office:value-type="string">
            <text:p>Eddie86@yahoo.com</text:p>
          </table:table-cell>
          <table:table-cell office:value-type="string">
            <text:p>135 Ortiz Lights</text:p>
          </table:table-cell>
          <table:table-cell office:value-type="string">
            <text:p>West Layla</text:p>
          </table:table-cell>
          <table:table-cell office:value-type="string">
            <text:p>Wyoming</text:p>
          </table:table-cell>
          <table:table-cell office:value-type="string">
            <text:p>31949</text:p>
          </table:table-cell>
          <table:table-cell office:value-type="string">
            <text:p>224601227</text:p>
          </table:table-cell>
          <table:table-cell office:value-type="string">
            <text:p>Health</text:p>
          </table:table-cell>
          <table:table-cell office:value-type="string">
            <text:p>Stracke Group</text:p>
          </table:table-cell>
          <table:table-cell office:value-type="float" office:value="44457.68473006944">
            <text:p>44457.68473006944</text:p>
          </table:table-cell>
          <table:table-cell office:value-type="string">
            <text:p>http://placeimg.com/640/480</text:p>
          </table:table-cell>
          <table:table-cell office:value-type="string">
            <text:p>Nam accusamus rerum vitae ut ea consequuntur occaecati vel. Velit expedita dolorem exercitationem officiis quo dolorem iste totam. Error delectus saepe animi consequatur aut necessitatibus ut reprehenderit. Suscipit voluptatem modi veniam soluta ab vero consequuntur. Facere architecto eos deleniti nam sed quisquam odit unde ut.</text:p>
          </table:table-cell>
          <table:table-cell office:value-type="boolean" office:boolean-value="true">
            <text:p>TRUE</text:p>
          </table:table-cell>
        </table:table-row>
        <table:table-row>
          <table:table-cell office:value-type="string">
            <text:p>Guadalupe Monahan</text:p>
          </table:table-cell>
          <table:table-cell office:value-type="string">
            <text:p>868.748.1282</text:p>
          </table:table-cell>
          <table:table-cell office:value-type="string">
            <text:p>Louvenia.Upton15@hotmail.com</text:p>
          </table:table-cell>
          <table:table-cell office:value-type="string">
            <text:p>46862 Bode Landing</text:p>
          </table:table-cell>
          <table:table-cell office:value-type="string">
            <text:p>Lydialand</text:p>
          </table:table-cell>
          <table:table-cell office:value-type="string">
            <text:p>Mississippi</text:p>
          </table:table-cell>
          <table:table-cell office:value-type="string">
            <text:p>14180</text:p>
          </table:table-cell>
          <table:table-cell office:value-type="string">
            <text:p>907069717</text:p>
          </table:table-cell>
          <table:table-cell office:value-type="string">
            <text:p>Movies</text:p>
          </table:table-cell>
          <table:table-cell office:value-type="string">
            <text:p>Anderson - Roob</text:p>
          </table:table-cell>
          <table:table-cell office:value-type="float" office:value="44268.180655752316">
            <text:p>44268.180655752316</text:p>
          </table:table-cell>
          <table:table-cell office:value-type="string">
            <text:p>http://placeimg.com/640/480</text:p>
          </table:table-cell>
          <table:table-cell office:value-type="string">
            <text:p>Incidunt rerum temporibus. Eum voluptates necessitatibus quis voluptatem. Sit possimus dicta in accusantium sint. Ut sed placeat sapiente cumque id asperiores laborum qui. In doloremque cum. Corporis consequatur illo.</text:p>
          </table:table-cell>
          <table:table-cell office:value-type="boolean" office:boolean-value="false">
            <text:p>FALSE</text:p>
          </table:table-cell>
        </table:table-row>
        <table:table-row>
          <table:table-cell office:value-type="string">
            <text:p>Elsie Medhurst</text:p>
          </table:table-cell>
          <table:table-cell office:value-type="string">
            <text:p>(640) 227-6338 x34833</text:p>
          </table:table-cell>
          <table:table-cell office:value-type="string">
            <text:p>Donald_Barton@gmail.com</text:p>
          </table:table-cell>
          <table:table-cell office:value-type="string">
            <text:p>47832 Emelia Forge</text:p>
          </table:table-cell>
          <table:table-cell office:value-type="string">
            <text:p>Rhodaborough</text:p>
          </table:table-cell>
          <table:table-cell office:value-type="string">
            <text:p>Maryland</text:p>
          </table:table-cell>
          <table:table-cell office:value-type="string">
            <text:p>20427-1759</text:p>
          </table:table-cell>
          <table:table-cell office:value-type="string">
            <text:p>567578282</text:p>
          </table:table-cell>
          <table:table-cell office:value-type="string">
            <text:p>Grocery</text:p>
          </table:table-cell>
          <table:table-cell office:value-type="string">
            <text:p>Buckridge, Stanton and Cremin</text:p>
          </table:table-cell>
          <table:table-cell office:value-type="float" office:value="44384.63438377315">
            <text:p>44384.63438377315</text:p>
          </table:table-cell>
          <table:table-cell office:value-type="string">
            <text:p>http://placeimg.com/640/480</text:p>
          </table:table-cell>
          <table:table-cell office:value-type="string">
            <text:p>Quo velit at ea corrupti praesentium vel nam error. Qui doloribus adipisci. Corrupti maxime ut beatae blanditiis. Aperiam vero et magni. Nisi quae provident et labore alias corrupti illo et exercitationem.</text:p>
          </table:table-cell>
          <table:table-cell office:value-type="boolean" office:boolean-value="false">
            <text:p>FALSE</text:p>
          </table:table-cell>
        </table:table-row>
        <table:table-row>
          <table:table-cell office:value-type="string">
            <text:p>Kirk Breitenberg</text:p>
          </table:table-cell>
          <table:table-cell office:value-type="string">
            <text:p>625-783-0880</text:p>
          </table:table-cell>
          <table:table-cell office:value-type="string">
            <text:p>Reynold.Fritsch@gmail.com</text:p>
          </table:table-cell>
          <table:table-cell office:value-type="string">
            <text:p>2767 Klocko Ports</text:p>
          </table:table-cell>
          <table:table-cell office:value-type="string">
            <text:p>Bellflower</text:p>
          </table:table-cell>
          <table:table-cell office:value-type="string">
            <text:p>Oregon</text:p>
          </table:table-cell>
          <table:table-cell office:value-type="string">
            <text:p>33968-7438</text:p>
          </table:table-cell>
          <table:table-cell office:value-type="string">
            <text:p>773333923</text:p>
          </table:table-cell>
          <table:table-cell office:value-type="string">
            <text:p>Home</text:p>
          </table:table-cell>
          <table:table-cell office:value-type="string">
            <text:p>Bins Inc</text:p>
          </table:table-cell>
          <table:table-cell office:value-type="float" office:value="44576.77991291667">
            <text:p>44576.77991291667</text:p>
          </table:table-cell>
          <table:table-cell office:value-type="string">
            <text:p>http://placeimg.com/640/480</text:p>
          </table:table-cell>
          <table:table-cell office:value-type="string">
            <text:p>Nobis et eaque in expedita est. Officia unde commodi aperiam ipsam. Non praesentium ratione. Asperiores aspernatur cum nobis voluptate quis sapiente dolorem cupiditate voluptatibus.</text:p>
          </table:table-cell>
          <table:table-cell office:value-type="boolean" office:boolean-value="true">
            <text:p>TRUE</text:p>
          </table:table-cell>
        </table:table-row>
        <table:table-row>
          <table:table-cell office:value-type="string">
            <text:p>Herman Romaguera</text:p>
          </table:table-cell>
          <table:table-cell office:value-type="string">
            <text:p>834-512-9690 x131</text:p>
          </table:table-cell>
          <table:table-cell office:value-type="string">
            <text:p>Jaren.Wunsch@hotmail.com</text:p>
          </table:table-cell>
          <table:table-cell office:value-type="string">
            <text:p>4869 O'Conner Expressway</text:p>
          </table:table-cell>
          <table:table-cell office:value-type="string">
            <text:p>North Las Vegas</text:p>
          </table:table-cell>
          <table:table-cell office:value-type="string">
            <text:p>Montana</text:p>
          </table:table-cell>
          <table:table-cell office:value-type="string">
            <text:p>50141-5488</text:p>
          </table:table-cell>
          <table:table-cell office:value-type="string">
            <text:p>681201121</text:p>
          </table:table-cell>
          <table:table-cell office:value-type="string">
            <text:p>Garden</text:p>
          </table:table-cell>
          <table:table-cell office:value-type="string">
            <text:p>Friesen LLC</text:p>
          </table:table-cell>
          <table:table-cell office:value-type="float" office:value="44282.04095591435">
            <text:p>44282.04095591435</text:p>
          </table:table-cell>
          <table:table-cell office:value-type="string">
            <text:p>http://placeimg.com/640/480</text:p>
          </table:table-cell>
          <table:table-cell office:value-type="string">
            <text:p>Tenetur non molestiae nisi. Voluptatum cupiditate sequi sint praesentium voluptatum ipsum nihil sint minima. Et voluptatem sed minus veniam.</text:p>
          </table:table-cell>
          <table:table-cell office:value-type="boolean" office:boolean-value="false">
            <text:p>FALSE</text:p>
          </table:table-cell>
        </table:table-row>
        <table:table-row>
          <table:table-cell office:value-type="string">
            <text:p>Janis Hammes MD</text:p>
          </table:table-cell>
          <table:table-cell office:value-type="string">
            <text:p>704.664.4624 x68704</text:p>
          </table:table-cell>
          <table:table-cell office:value-type="string">
            <text:p>Franco.Heidenreich@yahoo.com</text:p>
          </table:table-cell>
          <table:table-cell office:value-type="string">
            <text:p>2314 Chelsea Locks</text:p>
          </table:table-cell>
          <table:table-cell office:value-type="string">
            <text:p>Trantowton</text:p>
          </table:table-cell>
          <table:table-cell office:value-type="string">
            <text:p>Nebraska</text:p>
          </table:table-cell>
          <table:table-cell office:value-type="string">
            <text:p>38156-3881</text:p>
          </table:table-cell>
          <table:table-cell office:value-type="string">
            <text:p>943625364</text:p>
          </table:table-cell>
          <table:table-cell office:value-type="string">
            <text:p>Baby</text:p>
          </table:table-cell>
          <table:table-cell office:value-type="string">
            <text:p>Bartell, Rogahn and Kuvalis</text:p>
          </table:table-cell>
          <table:table-cell office:value-type="float" office:value="44245.981937916666">
            <text:p>44245.981937916666</text:p>
          </table:table-cell>
          <table:table-cell office:value-type="string">
            <text:p>http://placeimg.com/640/480</text:p>
          </table:table-cell>
          <table:table-cell office:value-type="string">
            <text:p>Voluptatem quis voluptatibus aut consectetur soluta assumenda quam. Exercitationem quibusdam qui esse. Quis unde eum necessitatibus similique eaque repudiandae hic. Ut totam occaecati eum vitae hic natus magnam libero qui.</text:p>
          </table:table-cell>
          <table:table-cell office:value-type="boolean" office:boolean-value="true">
            <text:p>TRUE</text:p>
          </table:table-cell>
        </table:table-row>
        <table:table-row>
          <table:table-cell office:value-type="string">
            <text:p>Mattie Abbott</text:p>
          </table:table-cell>
          <table:table-cell office:value-type="string">
            <text:p>938.934.1774</text:p>
          </table:table-cell>
          <table:table-cell office:value-type="string">
            <text:p>Aliza_Cormier28@hotmail.com</text:p>
          </table:table-cell>
          <table:table-cell office:value-type="string">
            <text:p>6399 Lauryn Points</text:p>
          </table:table-cell>
          <table:table-cell office:value-type="string">
            <text:p>Port Stan</text:p>
          </table:table-cell>
          <table:table-cell office:value-type="string">
            <text:p>New Mexico</text:p>
          </table:table-cell>
          <table:table-cell office:value-type="string">
            <text:p>36884-1561</text:p>
          </table:table-cell>
          <table:table-cell office:value-type="string">
            <text:p>360725562</text:p>
          </table:table-cell>
          <table:table-cell office:value-type="string">
            <text:p>Beauty</text:p>
          </table:table-cell>
          <table:table-cell office:value-type="string">
            <text:p>Yost Group</text:p>
          </table:table-cell>
          <table:table-cell office:value-type="float" office:value="44350.05140204861">
            <text:p>44350.05140204861</text:p>
          </table:table-cell>
          <table:table-cell office:value-type="string">
            <text:p>http://placeimg.com/640/480</text:p>
          </table:table-cell>
          <table:table-cell office:value-type="string">
            <text:p>Temporibus ratione vitae recusandae accusamus qui ipsa voluptatem at praesentium. In ipsam quidem tempore et aliquid omnis magni necessitatibus doloremque. Quia esse nulla maiores. Maxime molestiae enim qui dolorum ullam optio molestiae labore doloremque. Est dolores vel ut ut minima. Non magnam quo ut earum in.</text:p>
          </table:table-cell>
          <table:table-cell office:value-type="boolean" office:boolean-value="true">
            <text:p>TRUE</text:p>
          </table:table-cell>
        </table:table-row>
        <table:table-row>
          <table:table-cell office:value-type="string">
            <text:p>Irma Murazik</text:p>
          </table:table-cell>
          <table:table-cell office:value-type="string">
            <text:p>908-277-5932 x1263</text:p>
          </table:table-cell>
          <table:table-cell office:value-type="string">
            <text:p>Brendon40@yahoo.com</text:p>
          </table:table-cell>
          <table:table-cell office:value-type="string">
            <text:p>1915 Fatima View</text:p>
          </table:table-cell>
          <table:table-cell office:value-type="string">
            <text:p>Abbyton</text:p>
          </table:table-cell>
          <table:table-cell office:value-type="string">
            <text:p>Texas</text:p>
          </table:table-cell>
          <table:table-cell office:value-type="string">
            <text:p>33770-3628</text:p>
          </table:table-cell>
          <table:table-cell office:value-type="string">
            <text:p>622394945</text:p>
          </table:table-cell>
          <table:table-cell office:value-type="string">
            <text:p>Home</text:p>
          </table:table-cell>
          <table:table-cell office:value-type="string">
            <text:p>Pfeffer LLC</text:p>
          </table:table-cell>
          <table:table-cell office:value-type="float" office:value="44322.052365393516">
            <text:p>44322.052365393516</text:p>
          </table:table-cell>
          <table:table-cell office:value-type="string">
            <text:p>http://placeimg.com/640/480</text:p>
          </table:table-cell>
          <table:table-cell office:value-type="string">
            <text:p>Unde est quisquam nemo accusamus quas non. Nihil est eum nostrum blanditiis expedita. Porro sunt nobis. Natus sit ut ut quos ipsa maxime totam sit excepturi. Ut omnis enim aut quae ut voluptatem error eum.</text:p>
          </table:table-cell>
          <table:table-cell office:value-type="boolean" office:boolean-value="false">
            <text:p>FALSE</text:p>
          </table:table-cell>
        </table:table-row>
        <table:table-row>
          <table:table-cell office:value-type="string">
            <text:p>Carla Heathcote</text:p>
          </table:table-cell>
          <table:table-cell office:value-type="string">
            <text:p>260-284-4807 x8311</text:p>
          </table:table-cell>
          <table:table-cell office:value-type="string">
            <text:p>Shanny.Roob@gmail.com</text:p>
          </table:table-cell>
          <table:table-cell office:value-type="string">
            <text:p>66526 Bryce Turnpike</text:p>
          </table:table-cell>
          <table:table-cell office:value-type="string">
            <text:p>El Monte</text:p>
          </table:table-cell>
          <table:table-cell office:value-type="string">
            <text:p>Connecticut</text:p>
          </table:table-cell>
          <table:table-cell office:value-type="string">
            <text:p>82982-5883</text:p>
          </table:table-cell>
          <table:table-cell office:value-type="string">
            <text:p>518551973</text:p>
          </table:table-cell>
          <table:table-cell office:value-type="string">
            <text:p>Beauty</text:p>
          </table:table-cell>
          <table:table-cell office:value-type="string">
            <text:p>Mitchell, Littel and Gulgowski</text:p>
          </table:table-cell>
          <table:table-cell office:value-type="float" office:value="44386.454569814814">
            <text:p>44386.454569814814</text:p>
          </table:table-cell>
          <table:table-cell office:value-type="string">
            <text:p>http://placeimg.com/640/480</text:p>
          </table:table-cell>
          <table:table-cell office:value-type="string">
            <text:p>Dolore maxime ipsum qui vitae dolor. Qui temporibus doloribus accusantium velit ut est molestias illo nesciunt. Nihil sed ut.</text:p>
          </table:table-cell>
          <table:table-cell office:value-type="boolean" office:boolean-value="false">
            <text:p>FALSE</text:p>
          </table:table-cell>
        </table:table-row>
        <table:table-row>
          <table:table-cell office:value-type="string">
            <text:p>Archie Kuhlman</text:p>
          </table:table-cell>
          <table:table-cell office:value-type="string">
            <text:p>(286) 758-8373 x08244</text:p>
          </table:table-cell>
          <table:table-cell office:value-type="string">
            <text:p>Gaston50@gmail.com</text:p>
          </table:table-cell>
          <table:table-cell office:value-type="string">
            <text:p>11788 Tyrell Ridges</text:p>
          </table:table-cell>
          <table:table-cell office:value-type="string">
            <text:p>Reillyshire</text:p>
          </table:table-cell>
          <table:table-cell office:value-type="string">
            <text:p>Alaska</text:p>
          </table:table-cell>
          <table:table-cell office:value-type="string">
            <text:p>92095</text:p>
          </table:table-cell>
          <table:table-cell office:value-type="string">
            <text:p>828264413</text:p>
          </table:table-cell>
          <table:table-cell office:value-type="string">
            <text:p>Toys</text:p>
          </table:table-cell>
          <table:table-cell office:value-type="string">
            <text:p>Bosco LLC</text:p>
          </table:table-cell>
          <table:table-cell office:value-type="float" office:value="44246.34953225694">
            <text:p>44246.34953225694</text:p>
          </table:table-cell>
          <table:table-cell office:value-type="string">
            <text:p>http://placeimg.com/640/480</text:p>
          </table:table-cell>
          <table:table-cell office:value-type="string">
            <text:p>Saepe error placeat repudiandae ipsum sit qui aliquam occaecati. Inventore sapiente repudiandae est aliquid. Alias et voluptas at ipsam quam ut voluptas rerum et. Nemo atque enim dolor. Eos sed quos quia ratione illo. Beatae et eum quia vel nobis deserunt esse nemo.</text:p>
          </table:table-cell>
          <table:table-cell office:value-type="boolean" office:boolean-value="true">
            <text:p>TRUE</text:p>
          </table:table-cell>
        </table:table-row>
        <table:table-row>
          <table:table-cell office:value-type="string">
            <text:p>Maryann Daugherty</text:p>
          </table:table-cell>
          <table:table-cell office:value-type="string">
            <text:p>1-339-878-4211 x17596</text:p>
          </table:table-cell>
          <table:table-cell office:value-type="string">
            <text:p>Marielle57@hotmail.com</text:p>
          </table:table-cell>
          <table:table-cell office:value-type="string">
            <text:p>05036 Kaylin Drive</text:p>
          </table:table-cell>
          <table:table-cell office:value-type="string">
            <text:p>Clifton</text:p>
          </table:table-cell>
          <table:table-cell office:value-type="string">
            <text:p>Nevada</text:p>
          </table:table-cell>
          <table:table-cell office:value-type="string">
            <text:p>17615</text:p>
          </table:table-cell>
          <table:table-cell office:value-type="string">
            <text:p>816300198</text:p>
          </table:table-cell>
          <table:table-cell office:value-type="string">
            <text:p>Clothing</text:p>
          </table:table-cell>
          <table:table-cell office:value-type="string">
            <text:p>Quitzon and Sons</text:p>
          </table:table-cell>
          <table:table-cell office:value-type="float" office:value="44233.721016585645">
            <text:p>44233.721016585645</text:p>
          </table:table-cell>
          <table:table-cell office:value-type="string">
            <text:p>http://placeimg.com/640/480</text:p>
          </table:table-cell>
          <table:table-cell office:value-type="string">
            <text:p>Numquam eius et cum laboriosam aut maxime. Quia nihil modi maiores voluptatem. Quisquam ab et harum laudantium laudantium accusantium ab. Nihil harum laborum et mollitia nihil iusto molestiae repudiandae. Consequatur soluta voluptatem sint nisi inventore sapiente. Ducimus distinctio excepturi sequi et.</text:p>
          </table:table-cell>
          <table:table-cell office:value-type="boolean" office:boolean-value="true">
            <text:p>TRUE</text:p>
          </table:table-cell>
        </table:table-row>
        <table:table-row>
          <table:table-cell office:value-type="string">
            <text:p>Paula Lind</text:p>
          </table:table-cell>
          <table:table-cell office:value-type="string">
            <text:p>743-338-2510 x531</text:p>
          </table:table-cell>
          <table:table-cell office:value-type="string">
            <text:p>Gust98@hotmail.com</text:p>
          </table:table-cell>
          <table:table-cell office:value-type="string">
            <text:p>6903 Padberg Ports</text:p>
          </table:table-cell>
          <table:table-cell office:value-type="string">
            <text:p>Gaylordville</text:p>
          </table:table-cell>
          <table:table-cell office:value-type="string">
            <text:p>Alabama</text:p>
          </table:table-cell>
          <table:table-cell office:value-type="string">
            <text:p>01538</text:p>
          </table:table-cell>
          <table:table-cell office:value-type="string">
            <text:p>169025133</text:p>
          </table:table-cell>
          <table:table-cell office:value-type="string">
            <text:p>Health</text:p>
          </table:table-cell>
          <table:table-cell office:value-type="string">
            <text:p>Oberbrunner, King and Franecki</text:p>
          </table:table-cell>
          <table:table-cell office:value-type="float" office:value="44240.6166099537">
            <text:p>44240.6166099537</text:p>
          </table:table-cell>
          <table:table-cell office:value-type="string">
            <text:p>http://placeimg.com/640/480</text:p>
          </table:table-cell>
          <table:table-cell office:value-type="string">
            <text:p>Fugit laborum exercitationem quas veniam nesciunt placeat. Qui voluptatem omnis quibusdam. Doloribus omnis quae.</text:p>
          </table:table-cell>
          <table:table-cell office:value-type="boolean" office:boolean-value="true">
            <text:p>TRUE</text:p>
          </table:table-cell>
        </table:table-row>
        <table:table-row>
          <table:table-cell office:value-type="string">
            <text:p>Orlando Larkin</text:p>
          </table:table-cell>
          <table:table-cell office:value-type="string">
            <text:p>(652) 842-7578 x18427</text:p>
          </table:table-cell>
          <table:table-cell office:value-type="string">
            <text:p>Remington.Heaney19@gmail.com</text:p>
          </table:table-cell>
          <table:table-cell office:value-type="string">
            <text:p>02952 Cathryn Rest</text:p>
          </table:table-cell>
          <table:table-cell office:value-type="string">
            <text:p>New Henriette</text:p>
          </table:table-cell>
          <table:table-cell office:value-type="string">
            <text:p>California</text:p>
          </table:table-cell>
          <table:table-cell office:value-type="string">
            <text:p>31715-0357</text:p>
          </table:table-cell>
          <table:table-cell office:value-type="string">
            <text:p>874906754</text:p>
          </table:table-cell>
          <table:table-cell office:value-type="string">
            <text:p>Books</text:p>
          </table:table-cell>
          <table:table-cell office:value-type="string">
            <text:p>Schmitt, Weimann and Weber</text:p>
          </table:table-cell>
          <table:table-cell office:value-type="float" office:value="44364.17434732639">
            <text:p>44364.17434732639</text:p>
          </table:table-cell>
          <table:table-cell office:value-type="string">
            <text:p>http://placeimg.com/640/480</text:p>
          </table:table-cell>
          <table:table-cell office:value-type="string">
            <text:p>Dignissimos fugiat fugiat et occaecati accusamus dolor voluptas quidem mollitia. Ea alias atque aperiam. Accusamus cum eaque distinctio eveniet est et error beatae itaque. Enim eum commodi qui. Eius excepturi est beatae at necessitatibus qui corporis.</text:p>
          </table:table-cell>
          <table:table-cell office:value-type="boolean" office:boolean-value="false">
            <text:p>FALSE</text:p>
          </table:table-cell>
        </table:table-row>
        <table:table-row>
          <table:table-cell office:value-type="string">
            <text:p>Roderick Stehr</text:p>
          </table:table-cell>
          <table:table-cell office:value-type="string">
            <text:p>(567) 451-8633 x9985</text:p>
          </table:table-cell>
          <table:table-cell office:value-type="string">
            <text:p>Kara.Hane@hotmail.com</text:p>
          </table:table-cell>
          <table:table-cell office:value-type="string">
            <text:p>529 Bennett Points</text:p>
          </table:table-cell>
          <table:table-cell office:value-type="string">
            <text:p>Springdale</text:p>
          </table:table-cell>
          <table:table-cell office:value-type="string">
            <text:p>California</text:p>
          </table:table-cell>
          <table:table-cell office:value-type="string">
            <text:p>67216</text:p>
          </table:table-cell>
          <table:table-cell office:value-type="string">
            <text:p>498816110</text:p>
          </table:table-cell>
          <table:table-cell office:value-type="string">
            <text:p>Beauty</text:p>
          </table:table-cell>
          <table:table-cell office:value-type="string">
            <text:p>Metz LLC</text:p>
          </table:table-cell>
          <table:table-cell office:value-type="float" office:value="44442.127438414354">
            <text:p>44442.127438414354</text:p>
          </table:table-cell>
          <table:table-cell office:value-type="string">
            <text:p>http://placeimg.com/640/480</text:p>
          </table:table-cell>
          <table:table-cell office:value-type="string">
            <text:p>Quis quia ab quae qui aspernatur ea architecto vero delectus. Velit cumque facilis veritatis dolor et molestiae voluptatem aut ipsum. Pariatur et sequi. Placeat voluptatem inventore fugiat dolor qui. Ea aut sint et aut ratione molestiae et veniam omnis. Maxime possimus omnis sed omnis.</text:p>
          </table:table-cell>
          <table:table-cell office:value-type="boolean" office:boolean-value="true">
            <text:p>TRUE</text:p>
          </table:table-cell>
        </table:table-row>
        <table:table-row>
          <table:table-cell office:value-type="string">
            <text:p>Randal Bernier</text:p>
          </table:table-cell>
          <table:table-cell office:value-type="string">
            <text:p>761-682-6641</text:p>
          </table:table-cell>
          <table:table-cell office:value-type="string">
            <text:p>Murphy92@gmail.com</text:p>
          </table:table-cell>
          <table:table-cell office:value-type="string">
            <text:p>846 Sophie Point</text:p>
          </table:table-cell>
          <table:table-cell office:value-type="string">
            <text:p>New Yasmin</text:p>
          </table:table-cell>
          <table:table-cell office:value-type="string">
            <text:p>Oregon</text:p>
          </table:table-cell>
          <table:table-cell office:value-type="string">
            <text:p>00303-6485</text:p>
          </table:table-cell>
          <table:table-cell office:value-type="string">
            <text:p>315368259</text:p>
          </table:table-cell>
          <table:table-cell office:value-type="string">
            <text:p>Garden</text:p>
          </table:table-cell>
          <table:table-cell office:value-type="string">
            <text:p>Halvorson - Bernier</text:p>
          </table:table-cell>
          <table:table-cell office:value-type="float" office:value="44275.02342929398">
            <text:p>44275.02342929398</text:p>
          </table:table-cell>
          <table:table-cell office:value-type="string">
            <text:p>http://placeimg.com/640/480</text:p>
          </table:table-cell>
          <table:table-cell office:value-type="string">
            <text:p>Autem illum repellendus qui explicabo. Nobis ex voluptatum iure autem aut. Perspiciatis facere perferendis aut molestiae quis sit at temporibus. Tempore ducimus quibusdam eos atque nostrum molestiae.</text:p>
          </table:table-cell>
          <table:table-cell office:value-type="boolean" office:boolean-value="true">
            <text:p>TRUE</text:p>
          </table:table-cell>
        </table:table-row>
        <table:table-row>
          <table:table-cell office:value-type="string">
            <text:p>Angela Marquardt</text:p>
          </table:table-cell>
          <table:table-cell office:value-type="string">
            <text:p>1-733-435-8377 x32630</text:p>
          </table:table-cell>
          <table:table-cell office:value-type="string">
            <text:p>Mollie96@hotmail.com</text:p>
          </table:table-cell>
          <table:table-cell office:value-type="string">
            <text:p>578 Dooley Route</text:p>
          </table:table-cell>
          <table:table-cell office:value-type="string">
            <text:p>Wittingport</text:p>
          </table:table-cell>
          <table:table-cell office:value-type="string">
            <text:p>New Mexico</text:p>
          </table:table-cell>
          <table:table-cell office:value-type="string">
            <text:p>45140-7393</text:p>
          </table:table-cell>
          <table:table-cell office:value-type="string">
            <text:p>021177611</text:p>
          </table:table-cell>
          <table:table-cell office:value-type="string">
            <text:p>Computers</text:p>
          </table:table-cell>
          <table:table-cell office:value-type="string">
            <text:p>Hamill - Lueilwitz</text:p>
          </table:table-cell>
          <table:table-cell office:value-type="float" office:value="44248.45165407407">
            <text:p>44248.45165407407</text:p>
          </table:table-cell>
          <table:table-cell office:value-type="string">
            <text:p>http://placeimg.com/640/480</text:p>
          </table:table-cell>
          <table:table-cell office:value-type="string">
            <text:p>Dicta nulla mollitia accusamus odit nihil facilis. Quis occaecati expedita aut. Corporis facere cum. Suscipit ut nulla maiores et sapiente aliquid quo tempora quas. Aliquam deleniti distinctio maxime excepturi. Qui facilis enim est sit inventore.</text:p>
          </table:table-cell>
          <table:table-cell office:value-type="boolean" office:boolean-value="false">
            <text:p>FALSE</text:p>
          </table:table-cell>
        </table:table-row>
        <table:table-row>
          <table:table-cell office:value-type="string">
            <text:p>Alfred Sauer</text:p>
          </table:table-cell>
          <table:table-cell office:value-type="string">
            <text:p>541-276-3433 x5710</text:p>
          </table:table-cell>
          <table:table-cell office:value-type="string">
            <text:p>Kenny_Mraz@hotmail.com</text:p>
          </table:table-cell>
          <table:table-cell office:value-type="string">
            <text:p>79155 Jeffry Pine</text:p>
          </table:table-cell>
          <table:table-cell office:value-type="string">
            <text:p>Westmouth</text:p>
          </table:table-cell>
          <table:table-cell office:value-type="string">
            <text:p>Oregon</text:p>
          </table:table-cell>
          <table:table-cell office:value-type="string">
            <text:p>64118</text:p>
          </table:table-cell>
          <table:table-cell office:value-type="string">
            <text:p>455550972</text:p>
          </table:table-cell>
          <table:table-cell office:value-type="string">
            <text:p>Movies</text:p>
          </table:table-cell>
          <table:table-cell office:value-type="string">
            <text:p>Lueilwitz, Gutmann and Kunze</text:p>
          </table:table-cell>
          <table:table-cell office:value-type="float" office:value="44528.97058756944">
            <text:p>44528.97058756944</text:p>
          </table:table-cell>
          <table:table-cell office:value-type="string">
            <text:p>http://placeimg.com/640/480</text:p>
          </table:table-cell>
          <table:table-cell office:value-type="string">
            <text:p>Veritatis aut tempora accusamus nobis. Non ut qui distinctio sit reprehenderit. Molestiae minima quia aut itaque sed voluptates architecto.</text:p>
          </table:table-cell>
          <table:table-cell office:value-type="boolean" office:boolean-value="false">
            <text:p>FALSE</text:p>
          </table:table-cell>
        </table:table-row>
        <table:table-row>
          <table:table-cell office:value-type="string">
            <text:p>Fannie Koss</text:p>
          </table:table-cell>
          <table:table-cell office:value-type="string">
            <text:p>1-563-425-3138 x5570</text:p>
          </table:table-cell>
          <table:table-cell office:value-type="string">
            <text:p>Randal_Bashirian60@yahoo.com</text:p>
          </table:table-cell>
          <table:table-cell office:value-type="string">
            <text:p>6942 Grady Place</text:p>
          </table:table-cell>
          <table:table-cell office:value-type="string">
            <text:p>Batzburgh</text:p>
          </table:table-cell>
          <table:table-cell office:value-type="string">
            <text:p>Delaware</text:p>
          </table:table-cell>
          <table:table-cell office:value-type="string">
            <text:p>12176-1044</text:p>
          </table:table-cell>
          <table:table-cell office:value-type="string">
            <text:p>949437035</text:p>
          </table:table-cell>
          <table:table-cell office:value-type="string">
            <text:p>Movies</text:p>
          </table:table-cell>
          <table:table-cell office:value-type="string">
            <text:p>Crona Inc</text:p>
          </table:table-cell>
          <table:table-cell office:value-type="float" office:value="44401.70457760416">
            <text:p>44401.70457760416</text:p>
          </table:table-cell>
          <table:table-cell office:value-type="string">
            <text:p>http://placeimg.com/640/480</text:p>
          </table:table-cell>
          <table:table-cell office:value-type="string">
            <text:p>Omnis praesentium nesciunt et sit ea natus laboriosam. Beatae sed optio sunt adipisci sequi qui. Dolorem ullam provident corrupti sequi est quia.</text:p>
          </table:table-cell>
          <table:table-cell office:value-type="boolean" office:boolean-value="true">
            <text:p>TRUE</text:p>
          </table:table-cell>
        </table:table-row>
        <table:table-row>
          <table:table-cell office:value-type="string">
            <text:p>Jerald Rice</text:p>
          </table:table-cell>
          <table:table-cell office:value-type="string">
            <text:p>621.337.7266 x6986</text:p>
          </table:table-cell>
          <table:table-cell office:value-type="string">
            <text:p>Greta52@gmail.com</text:p>
          </table:table-cell>
          <table:table-cell office:value-type="string">
            <text:p>6535 Walsh Ridge</text:p>
          </table:table-cell>
          <table:table-cell office:value-type="string">
            <text:p>Wolffberg</text:p>
          </table:table-cell>
          <table:table-cell office:value-type="string">
            <text:p>Indiana</text:p>
          </table:table-cell>
          <table:table-cell office:value-type="string">
            <text:p>89255</text:p>
          </table:table-cell>
          <table:table-cell office:value-type="string">
            <text:p>609111604</text:p>
          </table:table-cell>
          <table:table-cell office:value-type="string">
            <text:p>Games</text:p>
          </table:table-cell>
          <table:table-cell office:value-type="string">
            <text:p>Marquardt Group</text:p>
          </table:table-cell>
          <table:table-cell office:value-type="float" office:value="44327.86594236111">
            <text:p>44327.86594236111</text:p>
          </table:table-cell>
          <table:table-cell office:value-type="string">
            <text:p>http://placeimg.com/640/480</text:p>
          </table:table-cell>
          <table:table-cell office:value-type="string">
            <text:p>Amet illo pariatur blanditiis vel mollitia. Et eaque hic qui eius delectus. Omnis tempora accusantium. Numquam nihil odio quasi molestiae ipsa numquam adipisci.</text:p>
          </table:table-cell>
          <table:table-cell office:value-type="boolean" office:boolean-value="false">
            <text:p>FALSE</text:p>
          </table:table-cell>
        </table:table-row>
        <table:table-row>
          <table:table-cell office:value-type="string">
            <text:p>Miss Gloria O'Connell</text:p>
          </table:table-cell>
          <table:table-cell office:value-type="string">
            <text:p>511-318-8712</text:p>
          </table:table-cell>
          <table:table-cell office:value-type="string">
            <text:p>Kaela.Simonis@yahoo.com</text:p>
          </table:table-cell>
          <table:table-cell office:value-type="string">
            <text:p>31933 Gutkowski Tunnel</text:p>
          </table:table-cell>
          <table:table-cell office:value-type="string">
            <text:p>Geraldfurt</text:p>
          </table:table-cell>
          <table:table-cell office:value-type="string">
            <text:p>Arizona</text:p>
          </table:table-cell>
          <table:table-cell office:value-type="string">
            <text:p>94814</text:p>
          </table:table-cell>
          <table:table-cell office:value-type="string">
            <text:p>640981437</text:p>
          </table:table-cell>
          <table:table-cell office:value-type="string">
            <text:p>Kids</text:p>
          </table:table-cell>
          <table:table-cell office:value-type="string">
            <text:p>Prosacco - Mayer</text:p>
          </table:table-cell>
          <table:table-cell office:value-type="float" office:value="44250.61452103009">
            <text:p>44250.61452103009</text:p>
          </table:table-cell>
          <table:table-cell office:value-type="string">
            <text:p>http://placeimg.com/640/480</text:p>
          </table:table-cell>
          <table:table-cell office:value-type="string">
            <text:p>Dignissimos voluptatibus corrupti ea est numquam quia modi quis vel. Fuga porro consequatur. Officia voluptas ex consequatur consequatur fuga ipsa ducimus qui architecto.</text:p>
          </table:table-cell>
          <table:table-cell office:value-type="boolean" office:boolean-value="false">
            <text:p>FALSE</text:p>
          </table:table-cell>
        </table:table-row>
        <table:table-row>
          <table:table-cell office:value-type="string">
            <text:p>Mrs. Cody Marvin</text:p>
          </table:table-cell>
          <table:table-cell office:value-type="string">
            <text:p>1-913-828-0656</text:p>
          </table:table-cell>
          <table:table-cell office:value-type="string">
            <text:p>Reagan_Reynolds@gmail.com</text:p>
          </table:table-cell>
          <table:table-cell office:value-type="string">
            <text:p>234 Swaniawski Road</text:p>
          </table:table-cell>
          <table:table-cell office:value-type="string">
            <text:p>Arlington Heights</text:p>
          </table:table-cell>
          <table:table-cell office:value-type="string">
            <text:p>Arkansas</text:p>
          </table:table-cell>
          <table:table-cell office:value-type="string">
            <text:p>81987-7118</text:p>
          </table:table-cell>
          <table:table-cell office:value-type="string">
            <text:p>969442880</text:p>
          </table:table-cell>
          <table:table-cell office:value-type="string">
            <text:p>Games</text:p>
          </table:table-cell>
          <table:table-cell office:value-type="string">
            <text:p>Dietrich and Sons</text:p>
          </table:table-cell>
          <table:table-cell office:value-type="float" office:value="44567.918042453704">
            <text:p>44567.918042453704</text:p>
          </table:table-cell>
          <table:table-cell office:value-type="string">
            <text:p>http://placeimg.com/640/480</text:p>
          </table:table-cell>
          <table:table-cell office:value-type="string">
            <text:p>Consequatur velit aut id. A consequatur numquam aut fuga recusandae tempore quos omnis. Quia rem et eveniet. Ea ipsam enim quia dolorum enim illo excepturi aut. Quia vitae delectus nulla consectetur omnis unde voluptas architecto.</text:p>
          </table:table-cell>
          <table:table-cell office:value-type="boolean" office:boolean-value="true">
            <text:p>TRUE</text:p>
          </table:table-cell>
        </table:table-row>
        <table:table-row>
          <table:table-cell office:value-type="string">
            <text:p>Josephine Weber IV</text:p>
          </table:table-cell>
          <table:table-cell office:value-type="string">
            <text:p>533-661-7314 x6615</text:p>
          </table:table-cell>
          <table:table-cell office:value-type="string">
            <text:p>Jessica.OConner12@gmail.com</text:p>
          </table:table-cell>
          <table:table-cell office:value-type="string">
            <text:p>091 Treutel Courts</text:p>
          </table:table-cell>
          <table:table-cell office:value-type="string">
            <text:p>Dorafort</text:p>
          </table:table-cell>
          <table:table-cell office:value-type="string">
            <text:p>Wyoming</text:p>
          </table:table-cell>
          <table:table-cell office:value-type="string">
            <text:p>26624</text:p>
          </table:table-cell>
          <table:table-cell office:value-type="string">
            <text:p>014028269</text:p>
          </table:table-cell>
          <table:table-cell office:value-type="string">
            <text:p>Games</text:p>
          </table:table-cell>
          <table:table-cell office:value-type="string">
            <text:p>Grimes - Hills</text:p>
          </table:table-cell>
          <table:table-cell office:value-type="float" office:value="44463.11895045139">
            <text:p>44463.11895045139</text:p>
          </table:table-cell>
          <table:table-cell office:value-type="string">
            <text:p>http://placeimg.com/640/480</text:p>
          </table:table-cell>
          <table:table-cell office:value-type="string">
            <text:p>Dolorem itaque facilis laboriosam expedita omnis qui. Veniam magni nihil et alias beatae consequatur. Fugit et in fuga. Aut vitae voluptatem perferendis in fugiat error iusto sed.</text:p>
          </table:table-cell>
          <table:table-cell office:value-type="boolean" office:boolean-value="false">
            <text:p>FALSE</text:p>
          </table:table-cell>
        </table:table-row>
        <table:table-row>
          <table:table-cell office:value-type="string">
            <text:p>Cary Stokes</text:p>
          </table:table-cell>
          <table:table-cell office:value-type="string">
            <text:p>976.759.8001</text:p>
          </table:table-cell>
          <table:table-cell office:value-type="string">
            <text:p>Demarco_Cruickshank@gmail.com</text:p>
          </table:table-cell>
          <table:table-cell office:value-type="string">
            <text:p>266 Chanelle Turnpike</text:p>
          </table:table-cell>
          <table:table-cell office:value-type="string">
            <text:p>Davonberg</text:p>
          </table:table-cell>
          <table:table-cell office:value-type="string">
            <text:p>Oklahoma</text:p>
          </table:table-cell>
          <table:table-cell office:value-type="string">
            <text:p>70402-6301</text:p>
          </table:table-cell>
          <table:table-cell office:value-type="string">
            <text:p>273047379</text:p>
          </table:table-cell>
          <table:table-cell office:value-type="string">
            <text:p>Tools</text:p>
          </table:table-cell>
          <table:table-cell office:value-type="string">
            <text:p>Funk, Reynolds and Ondricka</text:p>
          </table:table-cell>
          <table:table-cell office:value-type="float" office:value="44517.73582703704">
            <text:p>44517.73582703704</text:p>
          </table:table-cell>
          <table:table-cell office:value-type="string">
            <text:p>http://placeimg.com/640/480</text:p>
          </table:table-cell>
          <table:table-cell office:value-type="string">
            <text:p>Et perspiciatis in rem dolor consectetur quia magni rem distinctio. Inventore eum excepturi soluta dolore dolor molestiae quam dolor. Cumque aut accusamus maiores esse tenetur quod. Repellendus blanditiis beatae exercitationem architecto officiis vitae.</text:p>
          </table:table-cell>
          <table:table-cell office:value-type="boolean" office:boolean-value="false">
            <text:p>FALSE</text:p>
          </table:table-cell>
        </table:table-row>
        <table:table-row>
          <table:table-cell office:value-type="string">
            <text:p>Regina Gerlach</text:p>
          </table:table-cell>
          <table:table-cell office:value-type="string">
            <text:p>800.571.1049 x9617</text:p>
          </table:table-cell>
          <table:table-cell office:value-type="string">
            <text:p>Hermann_Hegmann@yahoo.com</text:p>
          </table:table-cell>
          <table:table-cell office:value-type="string">
            <text:p>900 Conn Cliffs</text:p>
          </table:table-cell>
          <table:table-cell office:value-type="string">
            <text:p>Yorba Linda</text:p>
          </table:table-cell>
          <table:table-cell office:value-type="string">
            <text:p>North Dakota</text:p>
          </table:table-cell>
          <table:table-cell office:value-type="string">
            <text:p>55717-2837</text:p>
          </table:table-cell>
          <table:table-cell office:value-type="string">
            <text:p>265355040</text:p>
          </table:table-cell>
          <table:table-cell office:value-type="string">
            <text:p>Electronics</text:p>
          </table:table-cell>
          <table:table-cell office:value-type="string">
            <text:p>Mann - Bayer</text:p>
          </table:table-cell>
          <table:table-cell office:value-type="float" office:value="44558.695026828704">
            <text:p>44558.695026828704</text:p>
          </table:table-cell>
          <table:table-cell office:value-type="string">
            <text:p>http://placeimg.com/640/480</text:p>
          </table:table-cell>
          <table:table-cell office:value-type="string">
            <text:p>Reiciendis excepturi occaecati qui blanditiis et occaecati laboriosam dolorem. Dolore hic vel nihil et eos alias vel asperiores odit. Magni maxime repudiandae voluptatem voluptatem in necessitatibus quibusdam. Et quo ratione nulla.</text:p>
          </table:table-cell>
          <table:table-cell office:value-type="boolean" office:boolean-value="false">
            <text:p>FALSE</text:p>
          </table:table-cell>
        </table:table-row>
        <table:table-row>
          <table:table-cell office:value-type="string">
            <text:p>Gilberto Aufderhar</text:p>
          </table:table-cell>
          <table:table-cell office:value-type="string">
            <text:p>745-448-3503 x5091</text:p>
          </table:table-cell>
          <table:table-cell office:value-type="string">
            <text:p>Clemmie69@gmail.com</text:p>
          </table:table-cell>
          <table:table-cell office:value-type="string">
            <text:p>4553 Lula Overpass</text:p>
          </table:table-cell>
          <table:table-cell office:value-type="string">
            <text:p>Port Oscarside</text:p>
          </table:table-cell>
          <table:table-cell office:value-type="string">
            <text:p>Nevada</text:p>
          </table:table-cell>
          <table:table-cell office:value-type="string">
            <text:p>64281</text:p>
          </table:table-cell>
          <table:table-cell office:value-type="string">
            <text:p>192044372</text:p>
          </table:table-cell>
          <table:table-cell office:value-type="string">
            <text:p>Shoes</text:p>
          </table:table-cell>
          <table:table-cell office:value-type="string">
            <text:p>Weissnat - Schneider</text:p>
          </table:table-cell>
          <table:table-cell office:value-type="float" office:value="44403.98983240741">
            <text:p>44403.98983240741</text:p>
          </table:table-cell>
          <table:table-cell office:value-type="string">
            <text:p>http://placeimg.com/640/480</text:p>
          </table:table-cell>
          <table:table-cell office:value-type="string">
            <text:p>Ut explicabo pariatur sed neque et. Quia molestias ullam. Placeat neque accusantium voluptatem quis incidunt unde harum. Adipisci asperiores quia. Commodi dolorum dolorem quam unde rerum. Autem mollitia corrupti quaerat harum tenetur et voluptas aliquam.</text:p>
          </table:table-cell>
          <table:table-cell office:value-type="boolean" office:boolean-value="true">
            <text:p>TRUE</text:p>
          </table:table-cell>
        </table:table-row>
        <table:table-row>
          <table:table-cell office:value-type="string">
            <text:p>Kendra O'Kon</text:p>
          </table:table-cell>
          <table:table-cell office:value-type="string">
            <text:p>(276) 205-2752</text:p>
          </table:table-cell>
          <table:table-cell office:value-type="string">
            <text:p>Annabell.Haley@hotmail.com</text:p>
          </table:table-cell>
          <table:table-cell office:value-type="string">
            <text:p>4421 Elda Locks</text:p>
          </table:table-cell>
          <table:table-cell office:value-type="string">
            <text:p>Cleveland</text:p>
          </table:table-cell>
          <table:table-cell office:value-type="string">
            <text:p>Alabama</text:p>
          </table:table-cell>
          <table:table-cell office:value-type="string">
            <text:p>26580</text:p>
          </table:table-cell>
          <table:table-cell office:value-type="string">
            <text:p>902580136</text:p>
          </table:table-cell>
          <table:table-cell office:value-type="string">
            <text:p>Health</text:p>
          </table:table-cell>
          <table:table-cell office:value-type="string">
            <text:p>Nikolaus - Ziemann</text:p>
          </table:table-cell>
          <table:table-cell office:value-type="float" office:value="44411.838087766206">
            <text:p>44411.838087766206</text:p>
          </table:table-cell>
          <table:table-cell office:value-type="string">
            <text:p>http://placeimg.com/640/480</text:p>
          </table:table-cell>
          <table:table-cell office:value-type="string">
            <text:p>Repudiandae qui consequatur et. Voluptatibus et itaque aut soluta. Et in et earum illo. Magnam animi ut quos ea autem eligendi. Sit quasi rerum in eos quidem consequuntur eaque. Placeat perspiciatis nihil quasi consequatur sed.</text:p>
          </table:table-cell>
          <table:table-cell office:value-type="boolean" office:boolean-value="true">
            <text:p>TRUE</text:p>
          </table:table-cell>
        </table:table-row>
        <table:table-row>
          <table:table-cell office:value-type="string">
            <text:p>Hugo Upton</text:p>
          </table:table-cell>
          <table:table-cell office:value-type="string">
            <text:p>802.451.8534</text:p>
          </table:table-cell>
          <table:table-cell office:value-type="string">
            <text:p>Jerel31@hotmail.com</text:p>
          </table:table-cell>
          <table:table-cell office:value-type="string">
            <text:p>9691 Marques Roads</text:p>
          </table:table-cell>
          <table:table-cell office:value-type="string">
            <text:p>Boehmtown</text:p>
          </table:table-cell>
          <table:table-cell office:value-type="string">
            <text:p>Maine</text:p>
          </table:table-cell>
          <table:table-cell office:value-type="string">
            <text:p>96862</text:p>
          </table:table-cell>
          <table:table-cell office:value-type="string">
            <text:p>822935942</text:p>
          </table:table-cell>
          <table:table-cell office:value-type="string">
            <text:p>Health</text:p>
          </table:table-cell>
          <table:table-cell office:value-type="string">
            <text:p>Rutherford Group</text:p>
          </table:table-cell>
          <table:table-cell office:value-type="float" office:value="44241.22498699074">
            <text:p>44241.22498699074</text:p>
          </table:table-cell>
          <table:table-cell office:value-type="string">
            <text:p>http://placeimg.com/640/480</text:p>
          </table:table-cell>
          <table:table-cell office:value-type="string">
            <text:p>Magni nulla eveniet a voluptate laudantium in nisi doloremque aut. Error quia qui quod consequatur autem ut. Ratione provident molestias architecto omnis accusantium veritatis est dolorem qui. Ratione modi maxime earum recusandae omnis.</text:p>
          </table:table-cell>
          <table:table-cell office:value-type="boolean" office:boolean-value="true">
            <text:p>TRUE</text:p>
          </table:table-cell>
        </table:table-row>
        <table:table-row>
          <table:table-cell office:value-type="string">
            <text:p>Tina Stokes</text:p>
          </table:table-cell>
          <table:table-cell office:value-type="string">
            <text:p>1-675-625-8525</text:p>
          </table:table-cell>
          <table:table-cell office:value-type="string">
            <text:p>Amya.Senger@gmail.com</text:p>
          </table:table-cell>
          <table:table-cell office:value-type="string">
            <text:p>7852 Kessler Circle</text:p>
          </table:table-cell>
          <table:table-cell office:value-type="string">
            <text:p>Lake Okeyside</text:p>
          </table:table-cell>
          <table:table-cell office:value-type="string">
            <text:p>Utah</text:p>
          </table:table-cell>
          <table:table-cell office:value-type="string">
            <text:p>95036-3487</text:p>
          </table:table-cell>
          <table:table-cell office:value-type="string">
            <text:p>896169427</text:p>
          </table:table-cell>
          <table:table-cell office:value-type="string">
            <text:p>Home</text:p>
          </table:table-cell>
          <table:table-cell office:value-type="string">
            <text:p>Von and Sons</text:p>
          </table:table-cell>
          <table:table-cell office:value-type="float" office:value="44418.54833128472">
            <text:p>44418.54833128472</text:p>
          </table:table-cell>
          <table:table-cell office:value-type="string">
            <text:p>http://placeimg.com/640/480</text:p>
          </table:table-cell>
          <table:table-cell office:value-type="string">
            <text:p>Veniam dolore perspiciatis commodi rem nihil at incidunt. Sed mollitia ratione perferendis eligendi asperiores perspiciatis unde architecto. Blanditiis consequatur quia ad incidunt. Possimus quibusdam officiis quis dolorem provident vel recusandae.</text:p>
          </table:table-cell>
          <table:table-cell office:value-type="boolean" office:boolean-value="true">
            <text:p>TRUE</text:p>
          </table:table-cell>
        </table:table-row>
        <table:table-row>
          <table:table-cell office:value-type="string">
            <text:p>Hubert Franecki</text:p>
          </table:table-cell>
          <table:table-cell office:value-type="string">
            <text:p>468.285.6341 x1475</text:p>
          </table:table-cell>
          <table:table-cell office:value-type="string">
            <text:p>Orie.Olson@hotmail.com</text:p>
          </table:table-cell>
          <table:table-cell office:value-type="string">
            <text:p>4217 Lubowitz Creek</text:p>
          </table:table-cell>
          <table:table-cell office:value-type="string">
            <text:p>Kochmouth</text:p>
          </table:table-cell>
          <table:table-cell office:value-type="string">
            <text:p>Washington</text:p>
          </table:table-cell>
          <table:table-cell office:value-type="string">
            <text:p>56458-5342</text:p>
          </table:table-cell>
          <table:table-cell office:value-type="string">
            <text:p>463861307</text:p>
          </table:table-cell>
          <table:table-cell office:value-type="string">
            <text:p>Computers</text:p>
          </table:table-cell>
          <table:table-cell office:value-type="string">
            <text:p>Hintz, Tremblay and Erdman</text:p>
          </table:table-cell>
          <table:table-cell office:value-type="float" office:value="44536.47300481481">
            <text:p>44536.47300481481</text:p>
          </table:table-cell>
          <table:table-cell office:value-type="string">
            <text:p>http://placeimg.com/640/480</text:p>
          </table:table-cell>
          <table:table-cell office:value-type="string">
            <text:p>Minus eos earum est velit. Necessitatibus sit rem voluptas debitis voluptatem. Culpa possimus consequatur quo ut mollitia.</text:p>
          </table:table-cell>
          <table:table-cell office:value-type="boolean" office:boolean-value="true">
            <text:p>TRUE</text:p>
          </table:table-cell>
        </table:table-row>
        <table:table-row>
          <table:table-cell office:value-type="string">
            <text:p>Roosevelt Oberbrunner</text:p>
          </table:table-cell>
          <table:table-cell office:value-type="string">
            <text:p>243-785-8619</text:p>
          </table:table-cell>
          <table:table-cell office:value-type="string">
            <text:p>Kira47@hotmail.com</text:p>
          </table:table-cell>
          <table:table-cell office:value-type="string">
            <text:p>73393 Davis Green</text:p>
          </table:table-cell>
          <table:table-cell office:value-type="string">
            <text:p>Amparoside</text:p>
          </table:table-cell>
          <table:table-cell office:value-type="string">
            <text:p>North Dakota</text:p>
          </table:table-cell>
          <table:table-cell office:value-type="string">
            <text:p>54028</text:p>
          </table:table-cell>
          <table:table-cell office:value-type="string">
            <text:p>606566045</text:p>
          </table:table-cell>
          <table:table-cell office:value-type="string">
            <text:p>Jewelery</text:p>
          </table:table-cell>
          <table:table-cell office:value-type="string">
            <text:p>Auer and Sons</text:p>
          </table:table-cell>
          <table:table-cell office:value-type="float" office:value="44488.900025069444">
            <text:p>44488.900025069444</text:p>
          </table:table-cell>
          <table:table-cell office:value-type="string">
            <text:p>http://placeimg.com/640/480</text:p>
          </table:table-cell>
          <table:table-cell office:value-type="string">
            <text:p>Temporibus enim numquam error. Ab porro nam magni omnis temporibus eligendi deleniti impedit quidem. Magni id error error.</text:p>
          </table:table-cell>
          <table:table-cell office:value-type="boolean" office:boolean-value="true">
            <text:p>TRUE</text:p>
          </table:table-cell>
        </table:table-row>
        <table:table-row>
          <table:table-cell office:value-type="string">
            <text:p>Peter Keeling III</text:p>
          </table:table-cell>
          <table:table-cell office:value-type="string">
            <text:p>1-437-944-5089 x883</text:p>
          </table:table-cell>
          <table:table-cell office:value-type="string">
            <text:p>Lavonne_Becker@hotmail.com</text:p>
          </table:table-cell>
          <table:table-cell office:value-type="string">
            <text:p>94966 Kirk Loop</text:p>
          </table:table-cell>
          <table:table-cell office:value-type="string">
            <text:p>Boulder</text:p>
          </table:table-cell>
          <table:table-cell office:value-type="string">
            <text:p>Illinois</text:p>
          </table:table-cell>
          <table:table-cell office:value-type="string">
            <text:p>11933</text:p>
          </table:table-cell>
          <table:table-cell office:value-type="string">
            <text:p>123903220</text:p>
          </table:table-cell>
          <table:table-cell office:value-type="string">
            <text:p>Kids</text:p>
          </table:table-cell>
          <table:table-cell office:value-type="string">
            <text:p>Rath, Kuhic and Bashirian</text:p>
          </table:table-cell>
          <table:table-cell office:value-type="float" office:value="44243.65623872685">
            <text:p>44243.65623872685</text:p>
          </table:table-cell>
          <table:table-cell office:value-type="string">
            <text:p>http://placeimg.com/640/480</text:p>
          </table:table-cell>
          <table:table-cell office:value-type="string">
            <text:p>Est qui et nemo. Dolores veritatis minus deleniti labore eaque distinctio illo et. Optio beatae mollitia sequi quaerat molestias. Quia molestiae et consequatur. Ducimus magni et autem veniam. Recusandae ipsum aut corrupti in.</text:p>
          </table:table-cell>
          <table:table-cell office:value-type="boolean" office:boolean-value="false">
            <text:p>FALSE</text:p>
          </table:table-cell>
        </table:table-row>
        <table:table-row>
          <table:table-cell office:value-type="string">
            <text:p>Cheryl Blanda</text:p>
          </table:table-cell>
          <table:table-cell office:value-type="string">
            <text:p>324.751.8988 x72316</text:p>
          </table:table-cell>
          <table:table-cell office:value-type="string">
            <text:p>Adam49@gmail.com</text:p>
          </table:table-cell>
          <table:table-cell office:value-type="string">
            <text:p>45199 Welch Canyon</text:p>
          </table:table-cell>
          <table:table-cell office:value-type="string">
            <text:p>East Dante</text:p>
          </table:table-cell>
          <table:table-cell office:value-type="string">
            <text:p>Nevada</text:p>
          </table:table-cell>
          <table:table-cell office:value-type="string">
            <text:p>43629</text:p>
          </table:table-cell>
          <table:table-cell office:value-type="string">
            <text:p>215246989</text:p>
          </table:table-cell>
          <table:table-cell office:value-type="string">
            <text:p>Electronics</text:p>
          </table:table-cell>
          <table:table-cell office:value-type="string">
            <text:p>Von Inc</text:p>
          </table:table-cell>
          <table:table-cell office:value-type="float" office:value="44437.189273842596">
            <text:p>44437.189273842596</text:p>
          </table:table-cell>
          <table:table-cell office:value-type="string">
            <text:p>http://placeimg.com/640/480</text:p>
          </table:table-cell>
          <table:table-cell office:value-type="string">
            <text:p>Sapiente labore quia sit quis quia voluptatem repellat. Saepe quisquam deserunt unde et labore. Mollitia similique deleniti voluptas animi. Consequuntur fugit quidem et enim illo.</text:p>
          </table:table-cell>
          <table:table-cell office:value-type="boolean" office:boolean-value="false">
            <text:p>FALSE</text:p>
          </table:table-cell>
        </table:table-row>
        <table:table-row>
          <table:table-cell office:value-type="string">
            <text:p>Miriam Abernathy</text:p>
          </table:table-cell>
          <table:table-cell office:value-type="string">
            <text:p>757.894.1685 x46900</text:p>
          </table:table-cell>
          <table:table-cell office:value-type="string">
            <text:p>Everardo29@yahoo.com</text:p>
          </table:table-cell>
          <table:table-cell office:value-type="string">
            <text:p>278 Moen Hill</text:p>
          </table:table-cell>
          <table:table-cell office:value-type="string">
            <text:p>Powlowskiberg</text:p>
          </table:table-cell>
          <table:table-cell office:value-type="string">
            <text:p>Ohio</text:p>
          </table:table-cell>
          <table:table-cell office:value-type="string">
            <text:p>66536</text:p>
          </table:table-cell>
          <table:table-cell office:value-type="string">
            <text:p>513395956</text:p>
          </table:table-cell>
          <table:table-cell office:value-type="string">
            <text:p>Movies</text:p>
          </table:table-cell>
          <table:table-cell office:value-type="string">
            <text:p>Cummerata - Franecki</text:p>
          </table:table-cell>
          <table:table-cell office:value-type="float" office:value="44259.44361549769">
            <text:p>44259.44361549769</text:p>
          </table:table-cell>
          <table:table-cell office:value-type="string">
            <text:p>http://placeimg.com/640/480</text:p>
          </table:table-cell>
          <table:table-cell office:value-type="string">
            <text:p>Et maxime similique quia sed sint. Iusto animi id numquam accusamus dolore ut fugiat tenetur cumque. Dolor deserunt et nisi explicabo qui similique. Adipisci consequatur beatae est atque velit vitae possimus. Possimus sint praesentium voluptas quia officiis. Sit ea consequatur cupiditate molestiae illo sit.</text:p>
          </table:table-cell>
          <table:table-cell office:value-type="boolean" office:boolean-value="false">
            <text:p>FALSE</text:p>
          </table:table-cell>
        </table:table-row>
        <table:table-row>
          <table:table-cell office:value-type="string">
            <text:p>Cornelius Carter DVM</text:p>
          </table:table-cell>
          <table:table-cell office:value-type="string">
            <text:p>296-430-1530 x3107</text:p>
          </table:table-cell>
          <table:table-cell office:value-type="string">
            <text:p>Cleta.Klein90@gmail.com</text:p>
          </table:table-cell>
          <table:table-cell office:value-type="string">
            <text:p>48135 Altenwerth Extensions</text:p>
          </table:table-cell>
          <table:table-cell office:value-type="string">
            <text:p>West Krystina</text:p>
          </table:table-cell>
          <table:table-cell office:value-type="string">
            <text:p>South Carolina</text:p>
          </table:table-cell>
          <table:table-cell office:value-type="string">
            <text:p>77651-5246</text:p>
          </table:table-cell>
          <table:table-cell office:value-type="string">
            <text:p>794353270</text:p>
          </table:table-cell>
          <table:table-cell office:value-type="string">
            <text:p>Jewelery</text:p>
          </table:table-cell>
          <table:table-cell office:value-type="string">
            <text:p>Batz - Kohler</text:p>
          </table:table-cell>
          <table:table-cell office:value-type="float" office:value="44263.183811689814">
            <text:p>44263.183811689814</text:p>
          </table:table-cell>
          <table:table-cell office:value-type="string">
            <text:p>http://placeimg.com/640/480</text:p>
          </table:table-cell>
          <table:table-cell office:value-type="string">
            <text:p>Et consequuntur magni dolores libero rerum. Ex est ratione illo non recusandae. Pariatur aut blanditiis quis at labore a. Adipisci doloribus qui omnis nostrum et sint. Fugiat nam dolorem eos omnis esse.</text:p>
          </table:table-cell>
          <table:table-cell office:value-type="boolean" office:boolean-value="true">
            <text:p>TRUE</text:p>
          </table:table-cell>
        </table:table-row>
        <table:table-row>
          <table:table-cell office:value-type="string">
            <text:p>Jesse O'Kon PhD</text:p>
          </table:table-cell>
          <table:table-cell office:value-type="string">
            <text:p>1-330-520-8295</text:p>
          </table:table-cell>
          <table:table-cell office:value-type="string">
            <text:p>Justice_Smitham@hotmail.com</text:p>
          </table:table-cell>
          <table:table-cell office:value-type="string">
            <text:p>51228 Clarabelle Flats</text:p>
          </table:table-cell>
          <table:table-cell office:value-type="string">
            <text:p>South Elenachester</text:p>
          </table:table-cell>
          <table:table-cell office:value-type="string">
            <text:p>Arizona</text:p>
          </table:table-cell>
          <table:table-cell office:value-type="string">
            <text:p>51315</text:p>
          </table:table-cell>
          <table:table-cell office:value-type="string">
            <text:p>767715227</text:p>
          </table:table-cell>
          <table:table-cell office:value-type="string">
            <text:p>Music</text:p>
          </table:table-cell>
          <table:table-cell office:value-type="string">
            <text:p>Von - Jenkins</text:p>
          </table:table-cell>
          <table:table-cell office:value-type="float" office:value="44263.17107415509">
            <text:p>44263.17107415509</text:p>
          </table:table-cell>
          <table:table-cell office:value-type="string">
            <text:p>http://placeimg.com/640/480</text:p>
          </table:table-cell>
          <table:table-cell office:value-type="string">
            <text:p>Sequi aut ullam delectus iusto illum. Ullam inventore voluptatem saepe ut quos in iure aut. Vel et enim quia vero praesentium vitae similique nulla. Consequatur cupiditate velit. Laboriosam laborum et placeat necessitatibus et.</text:p>
          </table:table-cell>
          <table:table-cell office:value-type="boolean" office:boolean-value="true">
            <text:p>TRUE</text:p>
          </table:table-cell>
        </table:table-row>
        <table:table-row>
          <table:table-cell office:value-type="string">
            <text:p>Daisy Bogisich DVM</text:p>
          </table:table-cell>
          <table:table-cell office:value-type="string">
            <text:p>738.300.5119 x318</text:p>
          </table:table-cell>
          <table:table-cell office:value-type="string">
            <text:p>Aditya78@yahoo.com</text:p>
          </table:table-cell>
          <table:table-cell office:value-type="string">
            <text:p>85477 Collins Turnpike</text:p>
          </table:table-cell>
          <table:table-cell office:value-type="string">
            <text:p>New Uriahchester</text:p>
          </table:table-cell>
          <table:table-cell office:value-type="string">
            <text:p>Idaho</text:p>
          </table:table-cell>
          <table:table-cell office:value-type="string">
            <text:p>93399-0685</text:p>
          </table:table-cell>
          <table:table-cell office:value-type="string">
            <text:p>000753425</text:p>
          </table:table-cell>
          <table:table-cell office:value-type="string">
            <text:p>Industrial</text:p>
          </table:table-cell>
          <table:table-cell office:value-type="string">
            <text:p>Yundt and Sons</text:p>
          </table:table-cell>
          <table:table-cell office:value-type="float" office:value="44475.61780645834">
            <text:p>44475.61780645834</text:p>
          </table:table-cell>
          <table:table-cell office:value-type="string">
            <text:p>http://placeimg.com/640/480</text:p>
          </table:table-cell>
          <table:table-cell office:value-type="string">
            <text:p>Est rerum ab molestiae ullam laudantium ea quis beatae. Ut enim eos doloremque. Asperiores sed neque voluptas provident odio exercitationem. Qui labore officiis ut nisi quo vel et ab aut. Delectus quos doloremque non illo ad alias ut.</text:p>
          </table:table-cell>
          <table:table-cell office:value-type="boolean" office:boolean-value="true">
            <text:p>TRUE</text:p>
          </table:table-cell>
        </table:table-row>
        <table:table-row>
          <table:table-cell office:value-type="string">
            <text:p>Greg Smith</text:p>
          </table:table-cell>
          <table:table-cell office:value-type="string">
            <text:p>641-567-1775</text:p>
          </table:table-cell>
          <table:table-cell office:value-type="string">
            <text:p>Garry_Yost84@hotmail.com</text:p>
          </table:table-cell>
          <table:table-cell office:value-type="string">
            <text:p>08556 Little Ramp</text:p>
          </table:table-cell>
          <table:table-cell office:value-type="string">
            <text:p>Schroederport</text:p>
          </table:table-cell>
          <table:table-cell office:value-type="string">
            <text:p>Arizona</text:p>
          </table:table-cell>
          <table:table-cell office:value-type="string">
            <text:p>45204-8401</text:p>
          </table:table-cell>
          <table:table-cell office:value-type="string">
            <text:p>677491288</text:p>
          </table:table-cell>
          <table:table-cell office:value-type="string">
            <text:p>Beauty</text:p>
          </table:table-cell>
          <table:table-cell office:value-type="string">
            <text:p>Barrows - Kuhn</text:p>
          </table:table-cell>
          <table:table-cell office:value-type="float" office:value="44341.17165597222">
            <text:p>44341.17165597222</text:p>
          </table:table-cell>
          <table:table-cell office:value-type="string">
            <text:p>http://placeimg.com/640/480</text:p>
          </table:table-cell>
          <table:table-cell office:value-type="string">
            <text:p>Voluptatum cumque explicabo qui eum laborum consequuntur. Voluptatem at minima itaque magni suscipit est repudiandae expedita. Et veritatis amet a natus saepe in numquam magni ut. Voluptatem voluptate eum nihil. Qui qui est recusandae non sequi vel et.</text:p>
          </table:table-cell>
          <table:table-cell office:value-type="boolean" office:boolean-value="true">
            <text:p>TRUE</text:p>
          </table:table-cell>
        </table:table-row>
        <table:table-row>
          <table:table-cell office:value-type="string">
            <text:p>Raquel Murazik</text:p>
          </table:table-cell>
          <table:table-cell office:value-type="string">
            <text:p>1-713-877-3928 x793</text:p>
          </table:table-cell>
          <table:table-cell office:value-type="string">
            <text:p>Laura70@hotmail.com</text:p>
          </table:table-cell>
          <table:table-cell office:value-type="string">
            <text:p>17983 Saige Mountains</text:p>
          </table:table-cell>
          <table:table-cell office:value-type="string">
            <text:p>Harrisburg</text:p>
          </table:table-cell>
          <table:table-cell office:value-type="string">
            <text:p>California</text:p>
          </table:table-cell>
          <table:table-cell office:value-type="string">
            <text:p>85647</text:p>
          </table:table-cell>
          <table:table-cell office:value-type="string">
            <text:p>183109572</text:p>
          </table:table-cell>
          <table:table-cell office:value-type="string">
            <text:p>Jewelery</text:p>
          </table:table-cell>
          <table:table-cell office:value-type="string">
            <text:p>Rice, Dooley and Greenfelder</text:p>
          </table:table-cell>
          <table:table-cell office:value-type="float" office:value="44542.59879945602">
            <text:p>44542.59879945602</text:p>
          </table:table-cell>
          <table:table-cell office:value-type="string">
            <text:p>http://placeimg.com/640/480</text:p>
          </table:table-cell>
          <table:table-cell office:value-type="string">
            <text:p>Repellat dolorum et sequi. Quas ratione voluptas consequatur non et. Repellat est voluptatem. Nemo libero quia a ab voluptas non eum id. Et porro ut aut id est laudantium dolores ea. Voluptatibus veniam sed ut dicta amet voluptatem.</text:p>
          </table:table-cell>
          <table:table-cell office:value-type="boolean" office:boolean-value="true">
            <text:p>TRUE</text:p>
          </table:table-cell>
        </table:table-row>
        <table:table-row>
          <table:table-cell office:value-type="string">
            <text:p>Antonia Kautzer</text:p>
          </table:table-cell>
          <table:table-cell office:value-type="string">
            <text:p>309-821-8692 x3776</text:p>
          </table:table-cell>
          <table:table-cell office:value-type="string">
            <text:p>Eric.Jast88@hotmail.com</text:p>
          </table:table-cell>
          <table:table-cell office:value-type="string">
            <text:p>78029 Friesen Brook</text:p>
          </table:table-cell>
          <table:table-cell office:value-type="string">
            <text:p>East Daynechester</text:p>
          </table:table-cell>
          <table:table-cell office:value-type="string">
            <text:p>Montana</text:p>
          </table:table-cell>
          <table:table-cell office:value-type="string">
            <text:p>77001</text:p>
          </table:table-cell>
          <table:table-cell office:value-type="string">
            <text:p>834457049</text:p>
          </table:table-cell>
          <table:table-cell office:value-type="string">
            <text:p>Grocery</text:p>
          </table:table-cell>
          <table:table-cell office:value-type="string">
            <text:p>Farrell, Schuster and Wehner</text:p>
          </table:table-cell>
          <table:table-cell office:value-type="float" office:value="44588.4895499537">
            <text:p>44588.4895499537</text:p>
          </table:table-cell>
          <table:table-cell office:value-type="string">
            <text:p>http://placeimg.com/640/480</text:p>
          </table:table-cell>
          <table:table-cell office:value-type="string">
            <text:p>Ut ab voluptatem a magnam aut ratione. Voluptas unde enim enim ea eaque quia aut. Quia quia soluta error sit ipsum velit.</text:p>
          </table:table-cell>
          <table:table-cell office:value-type="boolean" office:boolean-value="false">
            <text:p>FALSE</text:p>
          </table:table-cell>
        </table:table-row>
        <table:table-row>
          <table:table-cell office:value-type="string">
            <text:p>Ms. Marco Frami</text:p>
          </table:table-cell>
          <table:table-cell office:value-type="string">
            <text:p>(923) 860-8329 x0254</text:p>
          </table:table-cell>
          <table:table-cell office:value-type="string">
            <text:p>Karianne17@yahoo.com</text:p>
          </table:table-cell>
          <table:table-cell office:value-type="string">
            <text:p>77667 Laisha Key</text:p>
          </table:table-cell>
          <table:table-cell office:value-type="string">
            <text:p>Virginiefurt</text:p>
          </table:table-cell>
          <table:table-cell office:value-type="string">
            <text:p>North Dakota</text:p>
          </table:table-cell>
          <table:table-cell office:value-type="string">
            <text:p>24641</text:p>
          </table:table-cell>
          <table:table-cell office:value-type="string">
            <text:p>171012150</text:p>
          </table:table-cell>
          <table:table-cell office:value-type="string">
            <text:p>Toys</text:p>
          </table:table-cell>
          <table:table-cell office:value-type="string">
            <text:p>Schultz and Sons</text:p>
          </table:table-cell>
          <table:table-cell office:value-type="float" office:value="44311.289309074076">
            <text:p>44311.289309074076</text:p>
          </table:table-cell>
          <table:table-cell office:value-type="string">
            <text:p>http://placeimg.com/640/480</text:p>
          </table:table-cell>
          <table:table-cell office:value-type="string">
            <text:p>Nisi perspiciatis maxime quod reiciendis dolorum quisquam placeat. Voluptate modi suscipit eum ea delectus ut et eos et. Dignissimos molestias delectus nostrum optio.</text:p>
          </table:table-cell>
          <table:table-cell office:value-type="boolean" office:boolean-value="false">
            <text:p>FALSE</text:p>
          </table:table-cell>
        </table:table-row>
        <table:table-row>
          <table:table-cell office:value-type="string">
            <text:p>Lindsey Kozey</text:p>
          </table:table-cell>
          <table:table-cell office:value-type="string">
            <text:p>972-770-9236 x5860</text:p>
          </table:table-cell>
          <table:table-cell office:value-type="string">
            <text:p>Devonte68@gmail.com</text:p>
          </table:table-cell>
          <table:table-cell office:value-type="string">
            <text:p>389 Mohammad Prairie</text:p>
          </table:table-cell>
          <table:table-cell office:value-type="string">
            <text:p>West Jaleel</text:p>
          </table:table-cell>
          <table:table-cell office:value-type="string">
            <text:p>Arizona</text:p>
          </table:table-cell>
          <table:table-cell office:value-type="string">
            <text:p>30224-5830</text:p>
          </table:table-cell>
          <table:table-cell office:value-type="string">
            <text:p>528018532</text:p>
          </table:table-cell>
          <table:table-cell office:value-type="string">
            <text:p>Automotive</text:p>
          </table:table-cell>
          <table:table-cell office:value-type="string">
            <text:p>Mraz Group</text:p>
          </table:table-cell>
          <table:table-cell office:value-type="float" office:value="44594.650104050925">
            <text:p>44594.650104050925</text:p>
          </table:table-cell>
          <table:table-cell office:value-type="string">
            <text:p>http://placeimg.com/640/480</text:p>
          </table:table-cell>
          <table:table-cell office:value-type="string">
            <text:p>Ab dolor qui blanditiis iste nesciunt id fugiat molestiae. Neque earum et molestias id dolores qui. Voluptatem unde provident ducimus quae ducimus est velit. Quas nam rerum a et doloribus facilis. Dignissimos reiciendis culpa ratione quae.</text:p>
          </table:table-cell>
          <table:table-cell office:value-type="boolean" office:boolean-value="true">
            <text:p>TRUE</text:p>
          </table:table-cell>
        </table:table-row>
        <table:table-row>
          <table:table-cell office:value-type="string">
            <text:p>Ms. Marcus Roob</text:p>
          </table:table-cell>
          <table:table-cell office:value-type="string">
            <text:p>632-343-3533 x650</text:p>
          </table:table-cell>
          <table:table-cell office:value-type="string">
            <text:p>Immanuel.Schaden98@yahoo.com</text:p>
          </table:table-cell>
          <table:table-cell office:value-type="string">
            <text:p>93981 Koss Camp</text:p>
          </table:table-cell>
          <table:table-cell office:value-type="string">
            <text:p>West Whitney</text:p>
          </table:table-cell>
          <table:table-cell office:value-type="string">
            <text:p>Iowa</text:p>
          </table:table-cell>
          <table:table-cell office:value-type="string">
            <text:p>84478-8801</text:p>
          </table:table-cell>
          <table:table-cell office:value-type="string">
            <text:p>339179822</text:p>
          </table:table-cell>
          <table:table-cell office:value-type="string">
            <text:p>Clothing</text:p>
          </table:table-cell>
          <table:table-cell office:value-type="string">
            <text:p>Kuphal LLC</text:p>
          </table:table-cell>
          <table:table-cell office:value-type="float" office:value="44471.40175866898">
            <text:p>44471.40175866898</text:p>
          </table:table-cell>
          <table:table-cell office:value-type="string">
            <text:p>http://placeimg.com/640/480</text:p>
          </table:table-cell>
          <table:table-cell office:value-type="string">
            <text:p>Mollitia sed error facere ullam adipisci minima voluptatem autem quia. Et consequuntur nam libero vero dolorem voluptatem. Voluptatibus ea voluptate a nobis itaque assumenda vitae nobis dolor. Fugit reprehenderit id temporibus aperiam hic rem a mollitia.</text:p>
          </table:table-cell>
          <table:table-cell office:value-type="boolean" office:boolean-value="true">
            <text:p>TRUE</text:p>
          </table:table-cell>
        </table:table-row>
        <table:table-row>
          <table:table-cell office:value-type="string">
            <text:p>Merle Davis</text:p>
          </table:table-cell>
          <table:table-cell office:value-type="string">
            <text:p>514-664-0796 x42710</text:p>
          </table:table-cell>
          <table:table-cell office:value-type="string">
            <text:p>Lori_Gottlieb@gmail.com</text:p>
          </table:table-cell>
          <table:table-cell office:value-type="string">
            <text:p>2700 Joel Field</text:p>
          </table:table-cell>
          <table:table-cell office:value-type="string">
            <text:p>Thompsontown</text:p>
          </table:table-cell>
          <table:table-cell office:value-type="string">
            <text:p>Utah</text:p>
          </table:table-cell>
          <table:table-cell office:value-type="string">
            <text:p>67346-3384</text:p>
          </table:table-cell>
          <table:table-cell office:value-type="string">
            <text:p>075103945</text:p>
          </table:table-cell>
          <table:table-cell office:value-type="string">
            <text:p>Grocery</text:p>
          </table:table-cell>
          <table:table-cell office:value-type="string">
            <text:p>Tremblay - Heidenreich</text:p>
          </table:table-cell>
          <table:table-cell office:value-type="float" office:value="44472.47940347222">
            <text:p>44472.47940347222</text:p>
          </table:table-cell>
          <table:table-cell office:value-type="string">
            <text:p>http://placeimg.com/640/480</text:p>
          </table:table-cell>
          <table:table-cell office:value-type="string">
            <text:p>Ea sint officia labore delectus ipsum consequatur. Deserunt impedit dicta. Aut molestiae a veritatis tempore ipsum et blanditiis sint. Hic est ad.</text:p>
          </table:table-cell>
          <table:table-cell office:value-type="boolean" office:boolean-value="true">
            <text:p>TRUE</text:p>
          </table:table-cell>
        </table:table-row>
        <table:table-row>
          <table:table-cell office:value-type="string">
            <text:p>Jacqueline Lindgren</text:p>
          </table:table-cell>
          <table:table-cell office:value-type="string">
            <text:p>314.274.6414</text:p>
          </table:table-cell>
          <table:table-cell office:value-type="string">
            <text:p>Garnett18@hotmail.com</text:p>
          </table:table-cell>
          <table:table-cell office:value-type="string">
            <text:p>459 Cremin Street</text:p>
          </table:table-cell>
          <table:table-cell office:value-type="string">
            <text:p>Clovis</text:p>
          </table:table-cell>
          <table:table-cell office:value-type="string">
            <text:p>Florida</text:p>
          </table:table-cell>
          <table:table-cell office:value-type="string">
            <text:p>52040</text:p>
          </table:table-cell>
          <table:table-cell office:value-type="string">
            <text:p>092647235</text:p>
          </table:table-cell>
          <table:table-cell office:value-type="string">
            <text:p>Computers</text:p>
          </table:table-cell>
          <table:table-cell office:value-type="string">
            <text:p>Gusikowski, Botsford and Upton</text:p>
          </table:table-cell>
          <table:table-cell office:value-type="float" office:value="44381.60090668981">
            <text:p>44381.60090668981</text:p>
          </table:table-cell>
          <table:table-cell office:value-type="string">
            <text:p>http://placeimg.com/640/480</text:p>
          </table:table-cell>
          <table:table-cell office:value-type="string">
            <text:p>Et sed voluptas enim blanditiis laudantium eius magnam ut. Fuga nostrum eos provident cum et delectus. Dolore debitis est est voluptate aut. Quos perferendis laborum.</text:p>
          </table:table-cell>
          <table:table-cell office:value-type="boolean" office:boolean-value="false">
            <text:p>FALSE</text:p>
          </table:table-cell>
        </table:table-row>
        <table:table-row>
          <table:table-cell office:value-type="string">
            <text:p>Kelly VonRueden</text:p>
          </table:table-cell>
          <table:table-cell office:value-type="string">
            <text:p>262-247-2368 x089</text:p>
          </table:table-cell>
          <table:table-cell office:value-type="string">
            <text:p>Kaia46@gmail.com</text:p>
          </table:table-cell>
          <table:table-cell office:value-type="string">
            <text:p>4957 Cedrick Ford</text:p>
          </table:table-cell>
          <table:table-cell office:value-type="string">
            <text:p>Jermainberg</text:p>
          </table:table-cell>
          <table:table-cell office:value-type="string">
            <text:p>Arizona</text:p>
          </table:table-cell>
          <table:table-cell office:value-type="string">
            <text:p>77909</text:p>
          </table:table-cell>
          <table:table-cell office:value-type="string">
            <text:p>961672933</text:p>
          </table:table-cell>
          <table:table-cell office:value-type="string">
            <text:p>Grocery</text:p>
          </table:table-cell>
          <table:table-cell office:value-type="string">
            <text:p>Casper, Wilderman and Rempel</text:p>
          </table:table-cell>
          <table:table-cell office:value-type="float" office:value="44440.539361145835">
            <text:p>44440.539361145835</text:p>
          </table:table-cell>
          <table:table-cell office:value-type="string">
            <text:p>http://placeimg.com/640/480</text:p>
          </table:table-cell>
          <table:table-cell office:value-type="string">
            <text:p>Cum ut at. Omnis sint fugiat. Excepturi aperiam consequatur in aliquam eaque cum. Repudiandae dolores tempore recusandae consequuntur qui ducimus optio voluptate enim. Est placeat quia et voluptas est at ut animi. Quia illum commodi earum repellat odit repellendus totam.</text:p>
          </table:table-cell>
          <table:table-cell office:value-type="boolean" office:boolean-value="false">
            <text:p>FALSE</text:p>
          </table:table-cell>
        </table:table-row>
        <table:table-row>
          <table:table-cell office:value-type="string">
            <text:p>Roland DuBuque Jr.</text:p>
          </table:table-cell>
          <table:table-cell office:value-type="string">
            <text:p>1-767-499-4215 x32700</text:p>
          </table:table-cell>
          <table:table-cell office:value-type="string">
            <text:p>Jana58@yahoo.com</text:p>
          </table:table-cell>
          <table:table-cell office:value-type="string">
            <text:p>3786 Delores Plains</text:p>
          </table:table-cell>
          <table:table-cell office:value-type="string">
            <text:p>South Merl</text:p>
          </table:table-cell>
          <table:table-cell office:value-type="string">
            <text:p>Illinois</text:p>
          </table:table-cell>
          <table:table-cell office:value-type="string">
            <text:p>94408-6298</text:p>
          </table:table-cell>
          <table:table-cell office:value-type="string">
            <text:p>586634097</text:p>
          </table:table-cell>
          <table:table-cell office:value-type="string">
            <text:p>Sports</text:p>
          </table:table-cell>
          <table:table-cell office:value-type="string">
            <text:p>Larson LLC</text:p>
          </table:table-cell>
          <table:table-cell office:value-type="float" office:value="44332.01799957176">
            <text:p>44332.01799957176</text:p>
          </table:table-cell>
          <table:table-cell office:value-type="string">
            <text:p>http://placeimg.com/640/480</text:p>
          </table:table-cell>
          <table:table-cell office:value-type="string">
            <text:p>Assumenda natus velit placeat accusamus quia quia aut. Reiciendis doloribus nobis. Id amet voluptatem est.</text:p>
          </table:table-cell>
          <table:table-cell office:value-type="boolean" office:boolean-value="true">
            <text:p>TRUE</text:p>
          </table:table-cell>
        </table:table-row>
        <table:table-row>
          <table:table-cell office:value-type="string">
            <text:p>Clifton Conn</text:p>
          </table:table-cell>
          <table:table-cell office:value-type="string">
            <text:p>1-246-813-6860</text:p>
          </table:table-cell>
          <table:table-cell office:value-type="string">
            <text:p>Tara_Lindgren90@hotmail.com</text:p>
          </table:table-cell>
          <table:table-cell office:value-type="string">
            <text:p>6197 Corwin Stream</text:p>
          </table:table-cell>
          <table:table-cell office:value-type="string">
            <text:p>Daltonshire</text:p>
          </table:table-cell>
          <table:table-cell office:value-type="string">
            <text:p>Kansas</text:p>
          </table:table-cell>
          <table:table-cell office:value-type="string">
            <text:p>86948-1916</text:p>
          </table:table-cell>
          <table:table-cell office:value-type="string">
            <text:p>664791700</text:p>
          </table:table-cell>
          <table:table-cell office:value-type="string">
            <text:p>Baby</text:p>
          </table:table-cell>
          <table:table-cell office:value-type="string">
            <text:p>Gibson - Lang</text:p>
          </table:table-cell>
          <table:table-cell office:value-type="float" office:value="44558.80192568287">
            <text:p>44558.80192568287</text:p>
          </table:table-cell>
          <table:table-cell office:value-type="string">
            <text:p>http://placeimg.com/640/480</text:p>
          </table:table-cell>
          <table:table-cell office:value-type="string">
            <text:p>Dolores occaecati dolorem ullam quia harum officiis eius quisquam odio. Pariatur totam qui consequatur consequatur culpa placeat omnis amet. Assumenda inventore expedita omnis quos qui. Perspiciatis aut quos velit voluptas voluptas. Recusandae doloribus sed qui quasi.</text:p>
          </table:table-cell>
          <table:table-cell office:value-type="boolean" office:boolean-value="true">
            <text:p>TRUE</text:p>
          </table:table-cell>
        </table:table-row>
        <table:table-row>
          <table:table-cell office:value-type="string">
            <text:p>Anne Beahan</text:p>
          </table:table-cell>
          <table:table-cell office:value-type="string">
            <text:p>1-386-375-6783</text:p>
          </table:table-cell>
          <table:table-cell office:value-type="string">
            <text:p>Norval85@gmail.com</text:p>
          </table:table-cell>
          <table:table-cell office:value-type="string">
            <text:p>589 Durgan Key</text:p>
          </table:table-cell>
          <table:table-cell office:value-type="string">
            <text:p>West Annabellburgh</text:p>
          </table:table-cell>
          <table:table-cell office:value-type="string">
            <text:p>South Dakota</text:p>
          </table:table-cell>
          <table:table-cell office:value-type="string">
            <text:p>78183-1305</text:p>
          </table:table-cell>
          <table:table-cell office:value-type="string">
            <text:p>000917533</text:p>
          </table:table-cell>
          <table:table-cell office:value-type="string">
            <text:p>Toys</text:p>
          </table:table-cell>
          <table:table-cell office:value-type="string">
            <text:p>Moen - Feeney</text:p>
          </table:table-cell>
          <table:table-cell office:value-type="float" office:value="44443.11344173611">
            <text:p>44443.11344173611</text:p>
          </table:table-cell>
          <table:table-cell office:value-type="string">
            <text:p>http://placeimg.com/640/480</text:p>
          </table:table-cell>
          <table:table-cell office:value-type="string">
            <text:p>Consectetur quisquam possimus sunt qui omnis quae. Sapiente delectus debitis itaque perspiciatis. Et similique iste et quia unde ut.</text:p>
          </table:table-cell>
          <table:table-cell office:value-type="boolean" office:boolean-value="false">
            <text:p>FALSE</text:p>
          </table:table-cell>
        </table:table-row>
        <table:table-row>
          <table:table-cell office:value-type="string">
            <text:p>Derrick Green</text:p>
          </table:table-cell>
          <table:table-cell office:value-type="string">
            <text:p>726.336.5056</text:p>
          </table:table-cell>
          <table:table-cell office:value-type="string">
            <text:p>Curtis42@gmail.com</text:p>
          </table:table-cell>
          <table:table-cell office:value-type="string">
            <text:p>137 Crawford Grove</text:p>
          </table:table-cell>
          <table:table-cell office:value-type="string">
            <text:p>Lake Nikkoberg</text:p>
          </table:table-cell>
          <table:table-cell office:value-type="string">
            <text:p>Connecticut</text:p>
          </table:table-cell>
          <table:table-cell office:value-type="string">
            <text:p>21712</text:p>
          </table:table-cell>
          <table:table-cell office:value-type="string">
            <text:p>735494062</text:p>
          </table:table-cell>
          <table:table-cell office:value-type="string">
            <text:p>Baby</text:p>
          </table:table-cell>
          <table:table-cell office:value-type="string">
            <text:p>Dietrich, Graham and Ritchie</text:p>
          </table:table-cell>
          <table:table-cell office:value-type="float" office:value="44339.918507083334">
            <text:p>44339.918507083334</text:p>
          </table:table-cell>
          <table:table-cell office:value-type="string">
            <text:p>http://placeimg.com/640/480</text:p>
          </table:table-cell>
          <table:table-cell office:value-type="string">
            <text:p>Rem minus ut aut provident nemo accusamus est velit sit. Magni et dolor. Impedit repellendus aut aut et. Facilis deserunt aperiam non illo.</text:p>
          </table:table-cell>
          <table:table-cell office:value-type="boolean" office:boolean-value="true">
            <text:p>TRUE</text:p>
          </table:table-cell>
        </table:table-row>
        <table:table-row>
          <table:table-cell office:value-type="string">
            <text:p>Joann Stehr</text:p>
          </table:table-cell>
          <table:table-cell office:value-type="string">
            <text:p>(836) 854-9386 x945</text:p>
          </table:table-cell>
          <table:table-cell office:value-type="string">
            <text:p>Cheyenne_Sipes@yahoo.com</text:p>
          </table:table-cell>
          <table:table-cell office:value-type="string">
            <text:p>3057 McKenzie Wells</text:p>
          </table:table-cell>
          <table:table-cell office:value-type="string">
            <text:p>Cordiaton</text:p>
          </table:table-cell>
          <table:table-cell office:value-type="string">
            <text:p>Arizona</text:p>
          </table:table-cell>
          <table:table-cell office:value-type="string">
            <text:p>83090</text:p>
          </table:table-cell>
          <table:table-cell office:value-type="string">
            <text:p>211084349</text:p>
          </table:table-cell>
          <table:table-cell office:value-type="string">
            <text:p>Music</text:p>
          </table:table-cell>
          <table:table-cell office:value-type="string">
            <text:p>Leannon - Sporer</text:p>
          </table:table-cell>
          <table:table-cell office:value-type="float" office:value="44254.19399334491">
            <text:p>44254.19399334491</text:p>
          </table:table-cell>
          <table:table-cell office:value-type="string">
            <text:p>http://placeimg.com/640/480</text:p>
          </table:table-cell>
          <table:table-cell office:value-type="string">
            <text:p>Molestias voluptatem neque debitis vel praesentium ratione reiciendis architecto. Repellat consequatur qui culpa temporibus dolores. Repellendus adipisci ducimus dolorem occaecati. Sapiente earum ut qui ullam. Quo pariatur modi molestias fugit eveniet vero. Maiores aut ad ad fugit fugit et veritatis omnis sit.</text:p>
          </table:table-cell>
          <table:table-cell office:value-type="boolean" office:boolean-value="false">
            <text:p>FALSE</text:p>
          </table:table-cell>
        </table:table-row>
        <table:table-row>
          <table:table-cell office:value-type="string">
            <text:p>Al Weber</text:p>
          </table:table-cell>
          <table:table-cell office:value-type="string">
            <text:p>789-641-3556</text:p>
          </table:table-cell>
          <table:table-cell office:value-type="string">
            <text:p>Maddison.Grady93@hotmail.com</text:p>
          </table:table-cell>
          <table:table-cell office:value-type="string">
            <text:p>94833 Oberbrunner Hills</text:p>
          </table:table-cell>
          <table:table-cell office:value-type="string">
            <text:p>Centreville</text:p>
          </table:table-cell>
          <table:table-cell office:value-type="string">
            <text:p>Michigan</text:p>
          </table:table-cell>
          <table:table-cell office:value-type="string">
            <text:p>80841-4029</text:p>
          </table:table-cell>
          <table:table-cell office:value-type="string">
            <text:p>129118417</text:p>
          </table:table-cell>
          <table:table-cell office:value-type="string">
            <text:p>Computers</text:p>
          </table:table-cell>
          <table:table-cell office:value-type="string">
            <text:p>O'Hara Group</text:p>
          </table:table-cell>
          <table:table-cell office:value-type="float" office:value="44370.522519375">
            <text:p>44370.522519375</text:p>
          </table:table-cell>
          <table:table-cell office:value-type="string">
            <text:p>http://placeimg.com/640/480</text:p>
          </table:table-cell>
          <table:table-cell office:value-type="string">
            <text:p>Iste consequuntur aut similique blanditiis illo fugiat a. Deleniti voluptas nihil occaecati dolor error accusamus illum. Laboriosam quos mollitia perspiciatis mollitia inventore repudiandae.</text:p>
          </table:table-cell>
          <table:table-cell office:value-type="boolean" office:boolean-value="true">
            <text:p>TRUE</text:p>
          </table:table-cell>
        </table:table-row>
        <table:table-row>
          <table:table-cell office:value-type="string">
            <text:p>Manuel Rolfson</text:p>
          </table:table-cell>
          <table:table-cell office:value-type="string">
            <text:p>488.211.8064 x841</text:p>
          </table:table-cell>
          <table:table-cell office:value-type="string">
            <text:p>Ivy88@yahoo.com</text:p>
          </table:table-cell>
          <table:table-cell office:value-type="string">
            <text:p>4116 Kautzer Mill</text:p>
          </table:table-cell>
          <table:table-cell office:value-type="string">
            <text:p>Grimesburgh</text:p>
          </table:table-cell>
          <table:table-cell office:value-type="string">
            <text:p>Montana</text:p>
          </table:table-cell>
          <table:table-cell office:value-type="string">
            <text:p>40422-6708</text:p>
          </table:table-cell>
          <table:table-cell office:value-type="string">
            <text:p>893179245</text:p>
          </table:table-cell>
          <table:table-cell office:value-type="string">
            <text:p>Garden</text:p>
          </table:table-cell>
          <table:table-cell office:value-type="string">
            <text:p>Stroman, Daniel and Kiehn</text:p>
          </table:table-cell>
          <table:table-cell office:value-type="float" office:value="44531.22920819445">
            <text:p>44531.22920819445</text:p>
          </table:table-cell>
          <table:table-cell office:value-type="string">
            <text:p>http://placeimg.com/640/480</text:p>
          </table:table-cell>
          <table:table-cell office:value-type="string">
            <text:p>Aperiam ut explicabo provident quia optio dicta. Iusto repellendus facere quo dignissimos rem. Exercitationem et et sed eius ea neque. Velit beatae nostrum aut. Quas repudiandae quos dolorum.</text:p>
          </table:table-cell>
          <table:table-cell office:value-type="boolean" office:boolean-value="false">
            <text:p>FALSE</text:p>
          </table:table-cell>
        </table:table-row>
        <table:table-row>
          <table:table-cell office:value-type="string">
            <text:p>Angelina Gibson</text:p>
          </table:table-cell>
          <table:table-cell office:value-type="string">
            <text:p>1-944-426-4891</text:p>
          </table:table-cell>
          <table:table-cell office:value-type="string">
            <text:p>Emma97@yahoo.com</text:p>
          </table:table-cell>
          <table:table-cell office:value-type="string">
            <text:p>567 Ima Fords</text:p>
          </table:table-cell>
          <table:table-cell office:value-type="string">
            <text:p>New Adrien</text:p>
          </table:table-cell>
          <table:table-cell office:value-type="string">
            <text:p>North Carolina</text:p>
          </table:table-cell>
          <table:table-cell office:value-type="string">
            <text:p>99796</text:p>
          </table:table-cell>
          <table:table-cell office:value-type="string">
            <text:p>591512696</text:p>
          </table:table-cell>
          <table:table-cell office:value-type="string">
            <text:p>Industrial</text:p>
          </table:table-cell>
          <table:table-cell office:value-type="string">
            <text:p>Lebsack Group</text:p>
          </table:table-cell>
          <table:table-cell office:value-type="float" office:value="44405.627583483794">
            <text:p>44405.627583483794</text:p>
          </table:table-cell>
          <table:table-cell office:value-type="string">
            <text:p>http://placeimg.com/640/480</text:p>
          </table:table-cell>
          <table:table-cell office:value-type="string">
            <text:p>Quisquam voluptatem alias maiores ipsa. Cum consequatur sint nulla. Impedit corporis sint molestias expedita iusto quam et. Cupiditate autem necessitatibus ipsum quis iusto itaque. Quo asperiores officiis ullam occaecati. Ab deleniti non voluptas excepturi possimus.</text:p>
          </table:table-cell>
          <table:table-cell office:value-type="boolean" office:boolean-value="true">
            <text:p>TRUE</text:p>
          </table:table-cell>
        </table:table-row>
        <table:table-row>
          <table:table-cell office:value-type="string">
            <text:p>Traci Rohan</text:p>
          </table:table-cell>
          <table:table-cell office:value-type="string">
            <text:p>1-992-802-0338</text:p>
          </table:table-cell>
          <table:table-cell office:value-type="string">
            <text:p>Liam.Lebsack@gmail.com</text:p>
          </table:table-cell>
          <table:table-cell office:value-type="string">
            <text:p>86940 Bradtke Trail</text:p>
          </table:table-cell>
          <table:table-cell office:value-type="string">
            <text:p>Santa Barbara</text:p>
          </table:table-cell>
          <table:table-cell office:value-type="string">
            <text:p>Indiana</text:p>
          </table:table-cell>
          <table:table-cell office:value-type="string">
            <text:p>98960-4666</text:p>
          </table:table-cell>
          <table:table-cell office:value-type="string">
            <text:p>647906266</text:p>
          </table:table-cell>
          <table:table-cell office:value-type="string">
            <text:p>Toys</text:p>
          </table:table-cell>
          <table:table-cell office:value-type="string">
            <text:p>Smitham, Barton and Cruickshank</text:p>
          </table:table-cell>
          <table:table-cell office:value-type="float" office:value="44516.003601296296">
            <text:p>44516.003601296296</text:p>
          </table:table-cell>
          <table:table-cell office:value-type="string">
            <text:p>http://placeimg.com/640/480</text:p>
          </table:table-cell>
          <table:table-cell office:value-type="string">
            <text:p>Modi nam eos praesentium dolores qui molestias et eius. Ratione rerum aut aliquid id omnis. Voluptatem et omnis veniam in dolor. Non necessitatibus minus illum fugiat eaque aperiam voluptatibus. Quia quos rerum architecto delectus commodi. Magnam et quibusdam beatae unde vel omnis repellendus tempora nisi.</text:p>
          </table:table-cell>
          <table:table-cell office:value-type="boolean" office:boolean-value="true">
            <text:p>TRUE</text:p>
          </table:table-cell>
        </table:table-row>
        <table:table-row>
          <table:table-cell office:value-type="string">
            <text:p>Rosemary Jacobs</text:p>
          </table:table-cell>
          <table:table-cell office:value-type="string">
            <text:p>(523) 817-0497 x5057</text:p>
          </table:table-cell>
          <table:table-cell office:value-type="string">
            <text:p>Maxime_Hahn44@gmail.com</text:p>
          </table:table-cell>
          <table:table-cell office:value-type="string">
            <text:p>4940 Idella Lake</text:p>
          </table:table-cell>
          <table:table-cell office:value-type="string">
            <text:p>Curthaven</text:p>
          </table:table-cell>
          <table:table-cell office:value-type="string">
            <text:p>Washington</text:p>
          </table:table-cell>
          <table:table-cell office:value-type="string">
            <text:p>98001</text:p>
          </table:table-cell>
          <table:table-cell office:value-type="string">
            <text:p>164277999</text:p>
          </table:table-cell>
          <table:table-cell office:value-type="string">
            <text:p>Kids</text:p>
          </table:table-cell>
          <table:table-cell office:value-type="string">
            <text:p>West - Lowe</text:p>
          </table:table-cell>
          <table:table-cell office:value-type="float" office:value="44306.572250509256">
            <text:p>44306.572250509256</text:p>
          </table:table-cell>
          <table:table-cell office:value-type="string">
            <text:p>http://placeimg.com/640/480</text:p>
          </table:table-cell>
          <table:table-cell office:value-type="string">
            <text:p>Nihil natus itaque praesentium aut et. Fugit soluta natus enim eos odit. Perferendis quisquam excepturi inventore quae ut necessitatibus corporis voluptas ut. Consectetur at recusandae ipsa dolorem consequatur dolor repellat optio perspiciatis. Aut nesciunt sit quia.</text:p>
          </table:table-cell>
          <table:table-cell office:value-type="boolean" office:boolean-value="false">
            <text:p>FALSE</text:p>
          </table:table-cell>
        </table:table-row>
        <table:table-row>
          <table:table-cell office:value-type="string">
            <text:p>Milton Kovacek Jr.</text:p>
          </table:table-cell>
          <table:table-cell office:value-type="string">
            <text:p>971.591.1456 x128</text:p>
          </table:table-cell>
          <table:table-cell office:value-type="string">
            <text:p>Gustave95@gmail.com</text:p>
          </table:table-cell>
          <table:table-cell office:value-type="string">
            <text:p>7574 Lucinda Drive</text:p>
          </table:table-cell>
          <table:table-cell office:value-type="string">
            <text:p>New Gregory</text:p>
          </table:table-cell>
          <table:table-cell office:value-type="string">
            <text:p>South Dakota</text:p>
          </table:table-cell>
          <table:table-cell office:value-type="string">
            <text:p>35403</text:p>
          </table:table-cell>
          <table:table-cell office:value-type="string">
            <text:p>772565404</text:p>
          </table:table-cell>
          <table:table-cell office:value-type="string">
            <text:p>Games</text:p>
          </table:table-cell>
          <table:table-cell office:value-type="string">
            <text:p>Goodwin and Sons</text:p>
          </table:table-cell>
          <table:table-cell office:value-type="float" office:value="44267.6413522338">
            <text:p>44267.6413522338</text:p>
          </table:table-cell>
          <table:table-cell office:value-type="string">
            <text:p>http://placeimg.com/640/480</text:p>
          </table:table-cell>
          <table:table-cell office:value-type="string">
            <text:p>Incidunt ipsa necessitatibus excepturi enim rem et in. A hic quod. Ut iusto earum beatae velit. Id a quam error quis ex sed molestias tenetur dolorum. Nihil earum commodi fugiat.</text:p>
          </table:table-cell>
          <table:table-cell office:value-type="boolean" office:boolean-value="true">
            <text:p>TRUE</text:p>
          </table:table-cell>
        </table:table-row>
        <table:table-row>
          <table:table-cell office:value-type="string">
            <text:p>Mrs. Gene Barton</text:p>
          </table:table-cell>
          <table:table-cell office:value-type="string">
            <text:p>1-968-496-4459 x05034</text:p>
          </table:table-cell>
          <table:table-cell office:value-type="string">
            <text:p>Houston41@yahoo.com</text:p>
          </table:table-cell>
          <table:table-cell office:value-type="string">
            <text:p>628 Barton Underpass</text:p>
          </table:table-cell>
          <table:table-cell office:value-type="string">
            <text:p>Rodriguezshire</text:p>
          </table:table-cell>
          <table:table-cell office:value-type="string">
            <text:p>Wyoming</text:p>
          </table:table-cell>
          <table:table-cell office:value-type="string">
            <text:p>46404-5692</text:p>
          </table:table-cell>
          <table:table-cell office:value-type="string">
            <text:p>412839076</text:p>
          </table:table-cell>
          <table:table-cell office:value-type="string">
            <text:p>Industrial</text:p>
          </table:table-cell>
          <table:table-cell office:value-type="string">
            <text:p>Olson and Sons</text:p>
          </table:table-cell>
          <table:table-cell office:value-type="float" office:value="44464.78999318287">
            <text:p>44464.78999318287</text:p>
          </table:table-cell>
          <table:table-cell office:value-type="string">
            <text:p>http://placeimg.com/640/480</text:p>
          </table:table-cell>
          <table:table-cell office:value-type="string">
            <text:p>Facere atque harum quia tempore suscipit vitae numquam. Qui quia voluptas voluptas et. Eaque laudantium temporibus.</text:p>
          </table:table-cell>
          <table:table-cell office:value-type="boolean" office:boolean-value="true">
            <text:p>TRUE</text:p>
          </table:table-cell>
        </table:table-row>
        <table:table-row>
          <table:table-cell office:value-type="string">
            <text:p>Mrs. Traci Volkman</text:p>
          </table:table-cell>
          <table:table-cell office:value-type="string">
            <text:p>(925) 572-3398 x544</text:p>
          </table:table-cell>
          <table:table-cell office:value-type="string">
            <text:p>Terrence24@yahoo.com</text:p>
          </table:table-cell>
          <table:table-cell office:value-type="string">
            <text:p>178 Jacobs Trace</text:p>
          </table:table-cell>
          <table:table-cell office:value-type="string">
            <text:p>East Reyes</text:p>
          </table:table-cell>
          <table:table-cell office:value-type="string">
            <text:p>Indiana</text:p>
          </table:table-cell>
          <table:table-cell office:value-type="string">
            <text:p>78260</text:p>
          </table:table-cell>
          <table:table-cell office:value-type="string">
            <text:p>870808898</text:p>
          </table:table-cell>
          <table:table-cell office:value-type="string">
            <text:p>Toys</text:p>
          </table:table-cell>
          <table:table-cell office:value-type="string">
            <text:p>Shanahan - Pouros</text:p>
          </table:table-cell>
          <table:table-cell office:value-type="float" office:value="44251.603809224536">
            <text:p>44251.603809224536</text:p>
          </table:table-cell>
          <table:table-cell office:value-type="string">
            <text:p>http://placeimg.com/640/480</text:p>
          </table:table-cell>
          <table:table-cell office:value-type="string">
            <text:p>Hic consequuntur cumque quod quaerat ad voluptas pariatur. Et magni et quidem minima qui culpa. Est dolor voluptatibus autem in pariatur suscipit. Minima perferendis et qui. Eius quia saepe maiores. Quod necessitatibus perspiciatis dolores quia voluptatem possimus.</text:p>
          </table:table-cell>
          <table:table-cell office:value-type="boolean" office:boolean-value="true">
            <text:p>TRUE</text:p>
          </table:table-cell>
        </table:table-row>
        <table:table-row>
          <table:table-cell office:value-type="string">
            <text:p>Elias Kihn</text:p>
          </table:table-cell>
          <table:table-cell office:value-type="string">
            <text:p>789.254.1343</text:p>
          </table:table-cell>
          <table:table-cell office:value-type="string">
            <text:p>Juvenal.Stehr79@yahoo.com</text:p>
          </table:table-cell>
          <table:table-cell office:value-type="string">
            <text:p>601 Bode Forge</text:p>
          </table:table-cell>
          <table:table-cell office:value-type="string">
            <text:p>Lake Hollisport</text:p>
          </table:table-cell>
          <table:table-cell office:value-type="string">
            <text:p>Pennsylvania</text:p>
          </table:table-cell>
          <table:table-cell office:value-type="string">
            <text:p>71798-1269</text:p>
          </table:table-cell>
          <table:table-cell office:value-type="string">
            <text:p>652356584</text:p>
          </table:table-cell>
          <table:table-cell office:value-type="string">
            <text:p>Music</text:p>
          </table:table-cell>
          <table:table-cell office:value-type="string">
            <text:p>Howe and Sons</text:p>
          </table:table-cell>
          <table:table-cell office:value-type="float" office:value="44262.01494956019">
            <text:p>44262.01494956019</text:p>
          </table:table-cell>
          <table:table-cell office:value-type="string">
            <text:p>http://placeimg.com/640/480</text:p>
          </table:table-cell>
          <table:table-cell office:value-type="string">
            <text:p>Facilis voluptatem voluptatem rerum distinctio ea tenetur ad. Sunt blanditiis aut voluptate fugiat nostrum odio sint. A recusandae quas placeat eius molestiae occaecati eos aliquam fugiat. Expedita vel distinctio.</text:p>
          </table:table-cell>
          <table:table-cell office:value-type="boolean" office:boolean-value="false">
            <text:p>FALSE</text:p>
          </table:table-cell>
        </table:table-row>
        <table:table-row>
          <table:table-cell office:value-type="string">
            <text:p>Darrin Greenfelder</text:p>
          </table:table-cell>
          <table:table-cell office:value-type="string">
            <text:p>759-748-9036 x68346</text:p>
          </table:table-cell>
          <table:table-cell office:value-type="string">
            <text:p>Hailee_Beer31@yahoo.com</text:p>
          </table:table-cell>
          <table:table-cell office:value-type="string">
            <text:p>6672 Cormier Lights</text:p>
          </table:table-cell>
          <table:table-cell office:value-type="string">
            <text:p>New Kendrick</text:p>
          </table:table-cell>
          <table:table-cell office:value-type="string">
            <text:p>Wisconsin</text:p>
          </table:table-cell>
          <table:table-cell office:value-type="string">
            <text:p>26994</text:p>
          </table:table-cell>
          <table:table-cell office:value-type="string">
            <text:p>473365482</text:p>
          </table:table-cell>
          <table:table-cell office:value-type="string">
            <text:p>Toys</text:p>
          </table:table-cell>
          <table:table-cell office:value-type="string">
            <text:p>Abbott - Kuphal</text:p>
          </table:table-cell>
          <table:table-cell office:value-type="float" office:value="44307.58560400463">
            <text:p>44307.58560400463</text:p>
          </table:table-cell>
          <table:table-cell office:value-type="string">
            <text:p>http://placeimg.com/640/480</text:p>
          </table:table-cell>
          <table:table-cell office:value-type="string">
            <text:p>Vel sint vero et deleniti facere et recusandae enim non. Dolorem aperiam eos pariatur non ex rerum sint laudantium. Et distinctio quae occaecati harum quam dolor illo ut corporis. Dolorem consequatur iusto. Sed dolores aspernatur labore asperiores accusamus sit soluta aut. Quis natus rerum.</text:p>
          </table:table-cell>
          <table:table-cell office:value-type="boolean" office:boolean-value="false">
            <text:p>FALSE</text:p>
          </table:table-cell>
        </table:table-row>
        <table:table-row>
          <table:table-cell office:value-type="string">
            <text:p>Sophia Larkin</text:p>
          </table:table-cell>
          <table:table-cell office:value-type="string">
            <text:p>1-262-504-1789</text:p>
          </table:table-cell>
          <table:table-cell office:value-type="string">
            <text:p>Adell_Heller@gmail.com</text:p>
          </table:table-cell>
          <table:table-cell office:value-type="string">
            <text:p>209 Crist Stream</text:p>
          </table:table-cell>
          <table:table-cell office:value-type="string">
            <text:p>Jakubowskiton</text:p>
          </table:table-cell>
          <table:table-cell office:value-type="string">
            <text:p>Oregon</text:p>
          </table:table-cell>
          <table:table-cell office:value-type="string">
            <text:p>70389-2507</text:p>
          </table:table-cell>
          <table:table-cell office:value-type="string">
            <text:p>908170867</text:p>
          </table:table-cell>
          <table:table-cell office:value-type="string">
            <text:p>Electronics</text:p>
          </table:table-cell>
          <table:table-cell office:value-type="string">
            <text:p>Reichel and Sons</text:p>
          </table:table-cell>
          <table:table-cell office:value-type="float" office:value="44404.905468564815">
            <text:p>44404.905468564815</text:p>
          </table:table-cell>
          <table:table-cell office:value-type="string">
            <text:p>http://placeimg.com/640/480</text:p>
          </table:table-cell>
          <table:table-cell office:value-type="string">
            <text:p>Reiciendis minima illum dolor consequuntur veniam fugiat vitae minus voluptatem. Non libero quia ipsa. Similique et illum tempora labore libero ab ad aut maiores. Facilis dicta ullam rerum eveniet et earum.</text:p>
          </table:table-cell>
          <table:table-cell office:value-type="boolean" office:boolean-value="false">
            <text:p>FALSE</text:p>
          </table:table-cell>
        </table:table-row>
        <table:table-row>
          <table:table-cell office:value-type="string">
            <text:p>Tabitha Ledner</text:p>
          </table:table-cell>
          <table:table-cell office:value-type="string">
            <text:p>1-714-675-9398</text:p>
          </table:table-cell>
          <table:table-cell office:value-type="string">
            <text:p>Jerrod_Morar52@gmail.com</text:p>
          </table:table-cell>
          <table:table-cell office:value-type="string">
            <text:p>4716 Collier Fort</text:p>
          </table:table-cell>
          <table:table-cell office:value-type="string">
            <text:p>Largo</text:p>
          </table:table-cell>
          <table:table-cell office:value-type="string">
            <text:p>Delaware</text:p>
          </table:table-cell>
          <table:table-cell office:value-type="string">
            <text:p>11077-5067</text:p>
          </table:table-cell>
          <table:table-cell office:value-type="string">
            <text:p>207649594</text:p>
          </table:table-cell>
          <table:table-cell office:value-type="string">
            <text:p>Outdoors</text:p>
          </table:table-cell>
          <table:table-cell office:value-type="string">
            <text:p>Gleason - Hoppe</text:p>
          </table:table-cell>
          <table:table-cell office:value-type="float" office:value="44452.56290952546">
            <text:p>44452.56290952546</text:p>
          </table:table-cell>
          <table:table-cell office:value-type="string">
            <text:p>http://placeimg.com/640/480</text:p>
          </table:table-cell>
          <table:table-cell office:value-type="string">
            <text:p>Aut fugit repellendus. Aut doloribus et eos nesciunt. Est autem esse corrupti optio. Veritatis nobis mollitia qui velit voluptas et. Provident omnis atque explicabo voluptatem. Non ullam eos vitae ullam blanditiis.</text:p>
          </table:table-cell>
          <table:table-cell office:value-type="boolean" office:boolean-value="false">
            <text:p>FALSE</text:p>
          </table:table-cell>
        </table:table-row>
        <table:table-row>
          <table:table-cell office:value-type="string">
            <text:p>Mrs. Darnell Kautzer</text:p>
          </table:table-cell>
          <table:table-cell office:value-type="string">
            <text:p>(948) 796-5304</text:p>
          </table:table-cell>
          <table:table-cell office:value-type="string">
            <text:p>Virginie.Gislason@hotmail.com</text:p>
          </table:table-cell>
          <table:table-cell office:value-type="string">
            <text:p>7543 Schiller Tunnel</text:p>
          </table:table-cell>
          <table:table-cell office:value-type="string">
            <text:p>Coachella</text:p>
          </table:table-cell>
          <table:table-cell office:value-type="string">
            <text:p>Kentucky</text:p>
          </table:table-cell>
          <table:table-cell office:value-type="string">
            <text:p>39863-6382</text:p>
          </table:table-cell>
          <table:table-cell office:value-type="string">
            <text:p>825797585</text:p>
          </table:table-cell>
          <table:table-cell office:value-type="string">
            <text:p>Clothing</text:p>
          </table:table-cell>
          <table:table-cell office:value-type="string">
            <text:p>Dickinson - Hodkiewicz</text:p>
          </table:table-cell>
          <table:table-cell office:value-type="float" office:value="44390.825793842596">
            <text:p>44390.825793842596</text:p>
          </table:table-cell>
          <table:table-cell office:value-type="string">
            <text:p>http://placeimg.com/640/480</text:p>
          </table:table-cell>
          <table:table-cell office:value-type="string">
            <text:p>Et molestiae porro. Quod maiores ullam molestiae eum quibusdam sit et blanditiis. Magni non dolor animi sunt dolorum impedit.</text:p>
          </table:table-cell>
          <table:table-cell office:value-type="boolean" office:boolean-value="true">
            <text:p>TRUE</text:p>
          </table:table-cell>
        </table:table-row>
        <table:table-row>
          <table:table-cell office:value-type="string">
            <text:p>Ms. Cody Thiel</text:p>
          </table:table-cell>
          <table:table-cell office:value-type="string">
            <text:p>442-557-4301 x66458</text:p>
          </table:table-cell>
          <table:table-cell office:value-type="string">
            <text:p>Nickolas_Blanda24@gmail.com</text:p>
          </table:table-cell>
          <table:table-cell office:value-type="string">
            <text:p>8241 Ciara Drive</text:p>
          </table:table-cell>
          <table:table-cell office:value-type="string">
            <text:p>Adriannamouth</text:p>
          </table:table-cell>
          <table:table-cell office:value-type="string">
            <text:p>West Virginia</text:p>
          </table:table-cell>
          <table:table-cell office:value-type="string">
            <text:p>21637</text:p>
          </table:table-cell>
          <table:table-cell office:value-type="string">
            <text:p>322068270</text:p>
          </table:table-cell>
          <table:table-cell office:value-type="string">
            <text:p>Outdoors</text:p>
          </table:table-cell>
          <table:table-cell office:value-type="string">
            <text:p>Rath, Conn and Abbott</text:p>
          </table:table-cell>
          <table:table-cell office:value-type="float" office:value="44455.481605671295">
            <text:p>44455.481605671295</text:p>
          </table:table-cell>
          <table:table-cell office:value-type="string">
            <text:p>http://placeimg.com/640/480</text:p>
          </table:table-cell>
          <table:table-cell office:value-type="string">
            <text:p>Quisquam sed delectus rerum rem rem. Natus doloremque voluptatum dolor libero eius et corrupti repellat qui. Perferendis officiis assumenda dolorem dolorem vitae aut. Excepturi unde sint optio temporibus ea.</text:p>
          </table:table-cell>
          <table:table-cell office:value-type="boolean" office:boolean-value="false">
            <text:p>FALSE</text:p>
          </table:table-cell>
        </table:table-row>
        <table:table-row>
          <table:table-cell office:value-type="string">
            <text:p>Hugh Fisher</text:p>
          </table:table-cell>
          <table:table-cell office:value-type="string">
            <text:p>1-721-543-2879</text:p>
          </table:table-cell>
          <table:table-cell office:value-type="string">
            <text:p>Candace.Glover85@yahoo.com</text:p>
          </table:table-cell>
          <table:table-cell office:value-type="string">
            <text:p>7058 Ferry Manor</text:p>
          </table:table-cell>
          <table:table-cell office:value-type="string">
            <text:p>North Gertrude</text:p>
          </table:table-cell>
          <table:table-cell office:value-type="string">
            <text:p>Colorado</text:p>
          </table:table-cell>
          <table:table-cell office:value-type="string">
            <text:p>51859</text:p>
          </table:table-cell>
          <table:table-cell office:value-type="string">
            <text:p>278189287</text:p>
          </table:table-cell>
          <table:table-cell office:value-type="string">
            <text:p>Kids</text:p>
          </table:table-cell>
          <table:table-cell office:value-type="string">
            <text:p>Grimes, Wilderman and Lynch</text:p>
          </table:table-cell>
          <table:table-cell office:value-type="float" office:value="44430.038657233796">
            <text:p>44430.038657233796</text:p>
          </table:table-cell>
          <table:table-cell office:value-type="string">
            <text:p>http://placeimg.com/640/480</text:p>
          </table:table-cell>
          <table:table-cell office:value-type="string">
            <text:p>Voluptatem mollitia minima beatae delectus qui ut ut officia. Odio omnis est facere. Sapiente fuga architecto voluptatem et ratione odit occaecati sed.</text:p>
          </table:table-cell>
          <table:table-cell office:value-type="boolean" office:boolean-value="false">
            <text:p>FALSE</text:p>
          </table:table-cell>
        </table:table-row>
        <table:table-row>
          <table:table-cell office:value-type="string">
            <text:p>Nichole Will I</text:p>
          </table:table-cell>
          <table:table-cell office:value-type="string">
            <text:p>1-539-621-9668 x605</text:p>
          </table:table-cell>
          <table:table-cell office:value-type="string">
            <text:p>Alia.Cummerata32@yahoo.com</text:p>
          </table:table-cell>
          <table:table-cell office:value-type="string">
            <text:p>6259 Will Glens</text:p>
          </table:table-cell>
          <table:table-cell office:value-type="string">
            <text:p>North Kellie</text:p>
          </table:table-cell>
          <table:table-cell office:value-type="string">
            <text:p>Virginia</text:p>
          </table:table-cell>
          <table:table-cell office:value-type="string">
            <text:p>94456</text:p>
          </table:table-cell>
          <table:table-cell office:value-type="string">
            <text:p>235278539</text:p>
          </table:table-cell>
          <table:table-cell office:value-type="string">
            <text:p>Shoes</text:p>
          </table:table-cell>
          <table:table-cell office:value-type="string">
            <text:p>Ortiz - Trantow</text:p>
          </table:table-cell>
          <table:table-cell office:value-type="float" office:value="44558.63001273148">
            <text:p>44558.63001273148</text:p>
          </table:table-cell>
          <table:table-cell office:value-type="string">
            <text:p>http://placeimg.com/640/480</text:p>
          </table:table-cell>
          <table:table-cell office:value-type="string">
            <text:p>Ipsam magni ex voluptatum enim. Quos tempore rerum reprehenderit. Est quo nostrum veritatis vero commodi eligendi eos quas. Et quia sunt aut eum est exercitationem temporibus maxime. Nihil atque quisquam commodi aut provident vel.</text:p>
          </table:table-cell>
          <table:table-cell office:value-type="boolean" office:boolean-value="true">
            <text:p>TRUE</text:p>
          </table:table-cell>
        </table:table-row>
        <table:table-row>
          <table:table-cell office:value-type="string">
            <text:p>Edwin Gorczany</text:p>
          </table:table-cell>
          <table:table-cell office:value-type="string">
            <text:p>900-328-0590 x26112</text:p>
          </table:table-cell>
          <table:table-cell office:value-type="string">
            <text:p>Gage_Kuhn@hotmail.com</text:p>
          </table:table-cell>
          <table:table-cell office:value-type="string">
            <text:p>90044 Nick Roads</text:p>
          </table:table-cell>
          <table:table-cell office:value-type="string">
            <text:p>O'Connellchester</text:p>
          </table:table-cell>
          <table:table-cell office:value-type="string">
            <text:p>Wyoming</text:p>
          </table:table-cell>
          <table:table-cell office:value-type="string">
            <text:p>70584-6641</text:p>
          </table:table-cell>
          <table:table-cell office:value-type="string">
            <text:p>769874328</text:p>
          </table:table-cell>
          <table:table-cell office:value-type="string">
            <text:p>Games</text:p>
          </table:table-cell>
          <table:table-cell office:value-type="string">
            <text:p>Jast, Ferry and Schimmel</text:p>
          </table:table-cell>
          <table:table-cell office:value-type="float" office:value="44571.94852988426">
            <text:p>44571.94852988426</text:p>
          </table:table-cell>
          <table:table-cell office:value-type="string">
            <text:p>http://placeimg.com/640/480</text:p>
          </table:table-cell>
          <table:table-cell office:value-type="string">
            <text:p>Sapiente voluptate sequi et illo veritatis. Iste saepe et voluptatibus quo expedita. Amet consequatur tempore dolores voluptates earum cumque et laboriosam facere.</text:p>
          </table:table-cell>
          <table:table-cell office:value-type="boolean" office:boolean-value="false">
            <text:p>FALSE</text:p>
          </table:table-cell>
        </table:table-row>
        <table:table-row>
          <table:table-cell office:value-type="string">
            <text:p>Jimmy Corkery</text:p>
          </table:table-cell>
          <table:table-cell office:value-type="string">
            <text:p>1-927-343-7977 x878</text:p>
          </table:table-cell>
          <table:table-cell office:value-type="string">
            <text:p>Ramona98@gmail.com</text:p>
          </table:table-cell>
          <table:table-cell office:value-type="string">
            <text:p>8939 Dax Drives</text:p>
          </table:table-cell>
          <table:table-cell office:value-type="string">
            <text:p>Koryberg</text:p>
          </table:table-cell>
          <table:table-cell office:value-type="string">
            <text:p>Kentucky</text:p>
          </table:table-cell>
          <table:table-cell office:value-type="string">
            <text:p>27231</text:p>
          </table:table-cell>
          <table:table-cell office:value-type="string">
            <text:p>960905630</text:p>
          </table:table-cell>
          <table:table-cell office:value-type="string">
            <text:p>Jewelery</text:p>
          </table:table-cell>
          <table:table-cell office:value-type="string">
            <text:p>Langosh - Bednar</text:p>
          </table:table-cell>
          <table:table-cell office:value-type="float" office:value="44467.236661574076">
            <text:p>44467.236661574076</text:p>
          </table:table-cell>
          <table:table-cell office:value-type="string">
            <text:p>http://placeimg.com/640/480</text:p>
          </table:table-cell>
          <table:table-cell office:value-type="string">
            <text:p>Explicabo cum asperiores cumque est nisi autem. Quasi voluptatem repellat omnis. Voluptas saepe ad et modi est nostrum. Voluptas voluptatem ipsam dolores officia non.</text:p>
          </table:table-cell>
          <table:table-cell office:value-type="boolean" office:boolean-value="true">
            <text:p>TRUE</text:p>
          </table:table-cell>
        </table:table-row>
        <table:table-row>
          <table:table-cell office:value-type="string">
            <text:p>Dr. Shaun Reinger</text:p>
          </table:table-cell>
          <table:table-cell office:value-type="string">
            <text:p>344-801-4106 x000</text:p>
          </table:table-cell>
          <table:table-cell office:value-type="string">
            <text:p>Kaycee_Bartell67@gmail.com</text:p>
          </table:table-cell>
          <table:table-cell office:value-type="string">
            <text:p>4972 Quinton Park</text:p>
          </table:table-cell>
          <table:table-cell office:value-type="string">
            <text:p>Beerstad</text:p>
          </table:table-cell>
          <table:table-cell office:value-type="string">
            <text:p>Wisconsin</text:p>
          </table:table-cell>
          <table:table-cell office:value-type="string">
            <text:p>05562</text:p>
          </table:table-cell>
          <table:table-cell office:value-type="string">
            <text:p>061355943</text:p>
          </table:table-cell>
          <table:table-cell office:value-type="string">
            <text:p>Garden</text:p>
          </table:table-cell>
          <table:table-cell office:value-type="string">
            <text:p>Windler LLC</text:p>
          </table:table-cell>
          <table:table-cell office:value-type="float" office:value="44434.48371949074">
            <text:p>44434.48371949074</text:p>
          </table:table-cell>
          <table:table-cell office:value-type="string">
            <text:p>http://placeimg.com/640/480</text:p>
          </table:table-cell>
          <table:table-cell office:value-type="string">
            <text:p>Corrupti eveniet et qui dolore rerum. Qui consequatur corporis aut voluptatum commodi qui. Beatae commodi quibusdam et quasi.</text:p>
          </table:table-cell>
          <table:table-cell office:value-type="boolean" office:boolean-value="true">
            <text:p>TRUE</text:p>
          </table:table-cell>
        </table:table-row>
        <table:table-row>
          <table:table-cell office:value-type="string">
            <text:p>Dr. Jenny Feil</text:p>
          </table:table-cell>
          <table:table-cell office:value-type="string">
            <text:p>304-622-8730</text:p>
          </table:table-cell>
          <table:table-cell office:value-type="string">
            <text:p>Makenzie_Gusikowski@yahoo.com</text:p>
          </table:table-cell>
          <table:table-cell office:value-type="string">
            <text:p>0050 Gleichner Drive</text:p>
          </table:table-cell>
          <table:table-cell office:value-type="string">
            <text:p>East Jadynfort</text:p>
          </table:table-cell>
          <table:table-cell office:value-type="string">
            <text:p>Mississippi</text:p>
          </table:table-cell>
          <table:table-cell office:value-type="string">
            <text:p>94015</text:p>
          </table:table-cell>
          <table:table-cell office:value-type="string">
            <text:p>696839096</text:p>
          </table:table-cell>
          <table:table-cell office:value-type="string">
            <text:p>Music</text:p>
          </table:table-cell>
          <table:table-cell office:value-type="string">
            <text:p>Kuhn - Stark</text:p>
          </table:table-cell>
          <table:table-cell office:value-type="float" office:value="44279.13136828704">
            <text:p>44279.13136828704</text:p>
          </table:table-cell>
          <table:table-cell office:value-type="string">
            <text:p>http://placeimg.com/640/480</text:p>
          </table:table-cell>
          <table:table-cell office:value-type="string">
            <text:p>Et vel nihil earum aliquam cum id soluta accusantium officia. Exercitationem quia rerum ullam quia dolor. Repellendus explicabo maxime et iure aut odit laudantium dolorem. Saepe porro voluptatem velit sit. Consequatur et dolores. Cum ut ad aliquid qui quae.</text:p>
          </table:table-cell>
          <table:table-cell office:value-type="boolean" office:boolean-value="true">
            <text:p>TRUE</text:p>
          </table:table-cell>
        </table:table-row>
        <table:table-row>
          <table:table-cell office:value-type="string">
            <text:p>Dora MacGyver</text:p>
          </table:table-cell>
          <table:table-cell office:value-type="string">
            <text:p>872.476.2767 x8687</text:p>
          </table:table-cell>
          <table:table-cell office:value-type="string">
            <text:p>Carolina38@hotmail.com</text:p>
          </table:table-cell>
          <table:table-cell office:value-type="string">
            <text:p>39802 Samir Mills</text:p>
          </table:table-cell>
          <table:table-cell office:value-type="string">
            <text:p>New Ardith</text:p>
          </table:table-cell>
          <table:table-cell office:value-type="string">
            <text:p>South Carolina</text:p>
          </table:table-cell>
          <table:table-cell office:value-type="string">
            <text:p>00266-8511</text:p>
          </table:table-cell>
          <table:table-cell office:value-type="string">
            <text:p>844546788</text:p>
          </table:table-cell>
          <table:table-cell office:value-type="string">
            <text:p>Books</text:p>
          </table:table-cell>
          <table:table-cell office:value-type="string">
            <text:p>McCullough, Abernathy and Abshire</text:p>
          </table:table-cell>
          <table:table-cell office:value-type="float" office:value="44277.76637913194">
            <text:p>44277.76637913194</text:p>
          </table:table-cell>
          <table:table-cell office:value-type="string">
            <text:p>http://placeimg.com/640/480</text:p>
          </table:table-cell>
          <table:table-cell office:value-type="string">
            <text:p>Ut voluptate aliquam tempora earum facere velit voluptas vero voluptate. Accusamus perferendis provident. Consequatur itaque tempora aut vitae ea non. Labore est debitis aut ut aut aut corrupti expedita.</text:p>
          </table:table-cell>
          <table:table-cell office:value-type="boolean" office:boolean-value="true">
            <text:p>TRUE</text:p>
          </table:table-cell>
        </table:table-row>
        <table:table-row>
          <table:table-cell office:value-type="string">
            <text:p>Angel Ankunding</text:p>
          </table:table-cell>
          <table:table-cell office:value-type="string">
            <text:p>(699) 845-3254 x7503</text:p>
          </table:table-cell>
          <table:table-cell office:value-type="string">
            <text:p>Amara.Rice@gmail.com</text:p>
          </table:table-cell>
          <table:table-cell office:value-type="string">
            <text:p>99691 Eva Overpass</text:p>
          </table:table-cell>
          <table:table-cell office:value-type="string">
            <text:p>New Bransonton</text:p>
          </table:table-cell>
          <table:table-cell office:value-type="string">
            <text:p>Alabama</text:p>
          </table:table-cell>
          <table:table-cell office:value-type="string">
            <text:p>53940-6274</text:p>
          </table:table-cell>
          <table:table-cell office:value-type="string">
            <text:p>350198413</text:p>
          </table:table-cell>
          <table:table-cell office:value-type="string">
            <text:p>Shoes</text:p>
          </table:table-cell>
          <table:table-cell office:value-type="string">
            <text:p>Trantow, Jacobs and Witting</text:p>
          </table:table-cell>
          <table:table-cell office:value-type="float" office:value="44419.19963287037">
            <text:p>44419.19963287037</text:p>
          </table:table-cell>
          <table:table-cell office:value-type="string">
            <text:p>http://placeimg.com/640/480</text:p>
          </table:table-cell>
          <table:table-cell office:value-type="string">
            <text:p>Ea dolore illo autem consequatur rerum ipsam et sed voluptas. Non animi sunt veniam ad nemo quod. Veritatis et necessitatibus quisquam aliquid est dicta minima nulla. Ad atque aut. Suscipit quo quo et placeat. Nulla ea odio facere occaecati.</text:p>
          </table:table-cell>
          <table:table-cell office:value-type="boolean" office:boolean-value="true">
            <text:p>TRUE</text:p>
          </table:table-cell>
        </table:table-row>
        <table:table-row>
          <table:table-cell office:value-type="string">
            <text:p>Miss Rosemary Weber</text:p>
          </table:table-cell>
          <table:table-cell office:value-type="string">
            <text:p>922-416-7066 x61996</text:p>
          </table:table-cell>
          <table:table-cell office:value-type="string">
            <text:p>Juliet.Runolfsdottir4@yahoo.com</text:p>
          </table:table-cell>
          <table:table-cell office:value-type="string">
            <text:p>14139 Princess Gateway</text:p>
          </table:table-cell>
          <table:table-cell office:value-type="string">
            <text:p>West Candaceside</text:p>
          </table:table-cell>
          <table:table-cell office:value-type="string">
            <text:p>Tennessee</text:p>
          </table:table-cell>
          <table:table-cell office:value-type="string">
            <text:p>94537</text:p>
          </table:table-cell>
          <table:table-cell office:value-type="string">
            <text:p>018811485</text:p>
          </table:table-cell>
          <table:table-cell office:value-type="string">
            <text:p>Garden</text:p>
          </table:table-cell>
          <table:table-cell office:value-type="string">
            <text:p>Dooley, Kohler and O'Kon</text:p>
          </table:table-cell>
          <table:table-cell office:value-type="float" office:value="44336.148767719904">
            <text:p>44336.148767719904</text:p>
          </table:table-cell>
          <table:table-cell office:value-type="string">
            <text:p>http://placeimg.com/640/480</text:p>
          </table:table-cell>
          <table:table-cell office:value-type="string">
            <text:p>Soluta sed cum velit voluptatem sunt. Animi quod quis quisquam placeat sit omnis. Odit sed ut deleniti. Maiores est suscipit vero aut. Adipisci dolor deleniti molestiae.</text:p>
          </table:table-cell>
          <table:table-cell office:value-type="boolean" office:boolean-value="false">
            <text:p>FALSE</text:p>
          </table:table-cell>
        </table:table-row>
        <table:table-row>
          <table:table-cell office:value-type="string">
            <text:p>Irma Batz</text:p>
          </table:table-cell>
          <table:table-cell office:value-type="string">
            <text:p>(430) 246-9062</text:p>
          </table:table-cell>
          <table:table-cell office:value-type="string">
            <text:p>Verla_Sporer39@gmail.com</text:p>
          </table:table-cell>
          <table:table-cell office:value-type="string">
            <text:p>52877 Hans Pine</text:p>
          </table:table-cell>
          <table:table-cell office:value-type="string">
            <text:p>West Seneca</text:p>
          </table:table-cell>
          <table:table-cell office:value-type="string">
            <text:p>Iowa</text:p>
          </table:table-cell>
          <table:table-cell office:value-type="string">
            <text:p>87200</text:p>
          </table:table-cell>
          <table:table-cell office:value-type="string">
            <text:p>895488536</text:p>
          </table:table-cell>
          <table:table-cell office:value-type="string">
            <text:p>Electronics</text:p>
          </table:table-cell>
          <table:table-cell office:value-type="string">
            <text:p>Daugherty, Borer and Ernser</text:p>
          </table:table-cell>
          <table:table-cell office:value-type="float" office:value="44419.800947696756">
            <text:p>44419.800947696756</text:p>
          </table:table-cell>
          <table:table-cell office:value-type="string">
            <text:p>http://placeimg.com/640/480</text:p>
          </table:table-cell>
          <table:table-cell office:value-type="string">
            <text:p>Fugit nihil mollitia voluptatem laborum officia quo aliquid. Quae necessitatibus soluta necessitatibus sed eaque quibusdam velit. Sit quam ut suscipit quo doloremque esse amet. Omnis vel laudantium velit dolores et exercitationem.</text:p>
          </table:table-cell>
          <table:table-cell office:value-type="boolean" office:boolean-value="false">
            <text:p>FALSE</text:p>
          </table:table-cell>
        </table:table-row>
        <table:table-row>
          <table:table-cell office:value-type="string">
            <text:p>Clifford Jacobs</text:p>
          </table:table-cell>
          <table:table-cell office:value-type="string">
            <text:p>1-498-892-7444 x12746</text:p>
          </table:table-cell>
          <table:table-cell office:value-type="string">
            <text:p>Ruthe.Schuppe6@yahoo.com</text:p>
          </table:table-cell>
          <table:table-cell office:value-type="string">
            <text:p>03733 Sylvan Well</text:p>
          </table:table-cell>
          <table:table-cell office:value-type="string">
            <text:p>Deltona</text:p>
          </table:table-cell>
          <table:table-cell office:value-type="string">
            <text:p>North Carolina</text:p>
          </table:table-cell>
          <table:table-cell office:value-type="string">
            <text:p>10429-0600</text:p>
          </table:table-cell>
          <table:table-cell office:value-type="string">
            <text:p>354436456</text:p>
          </table:table-cell>
          <table:table-cell office:value-type="string">
            <text:p>Games</text:p>
          </table:table-cell>
          <table:table-cell office:value-type="string">
            <text:p>Weissnat - D'Amore</text:p>
          </table:table-cell>
          <table:table-cell office:value-type="float" office:value="44448.0467908912">
            <text:p>44448.0467908912</text:p>
          </table:table-cell>
          <table:table-cell office:value-type="string">
            <text:p>http://placeimg.com/640/480</text:p>
          </table:table-cell>
          <table:table-cell office:value-type="string">
            <text:p>Consequatur ut autem saepe. Laudantium dolores sapiente et voluptas enim qui eum aliquid. Quod est dolor autem delectus quidem odit. Est consequatur beatae aperiam praesentium. Quia enim dignissimos quia. Aut adipisci aspernatur eaque porro ex quae vitae itaque qui.</text:p>
          </table:table-cell>
          <table:table-cell office:value-type="boolean" office:boolean-value="true">
            <text:p>TRUE</text:p>
          </table:table-cell>
        </table:table-row>
        <table:table-row>
          <table:table-cell office:value-type="string">
            <text:p>Myrtle Gaylord</text:p>
          </table:table-cell>
          <table:table-cell office:value-type="string">
            <text:p>370.917.4842 x752</text:p>
          </table:table-cell>
          <table:table-cell office:value-type="string">
            <text:p>Rodolfo.Beahan82@hotmail.com</text:p>
          </table:table-cell>
          <table:table-cell office:value-type="string">
            <text:p>5105 Jessy Bridge</text:p>
          </table:table-cell>
          <table:table-cell office:value-type="string">
            <text:p>New Samara</text:p>
          </table:table-cell>
          <table:table-cell office:value-type="string">
            <text:p>Pennsylvania</text:p>
          </table:table-cell>
          <table:table-cell office:value-type="string">
            <text:p>27248</text:p>
          </table:table-cell>
          <table:table-cell office:value-type="string">
            <text:p>099543044</text:p>
          </table:table-cell>
          <table:table-cell office:value-type="string">
            <text:p>Computers</text:p>
          </table:table-cell>
          <table:table-cell office:value-type="string">
            <text:p>O'Reilly, Marks and Ryan</text:p>
          </table:table-cell>
          <table:table-cell office:value-type="float" office:value="44447.868863310185">
            <text:p>44447.868863310185</text:p>
          </table:table-cell>
          <table:table-cell office:value-type="string">
            <text:p>http://placeimg.com/640/480</text:p>
          </table:table-cell>
          <table:table-cell office:value-type="string">
            <text:p>Necessitatibus aperiam et qui fuga in deleniti eveniet. Aliquid illum tempore. Sed facilis voluptate et quidem odio officiis. Aut rem ducimus quam ex in odit. Ut est laudantium unde nihil ab dicta nihil expedita. Eligendi voluptatibus officia magni magni atque ipsam.</text:p>
          </table:table-cell>
          <table:table-cell office:value-type="boolean" office:boolean-value="false">
            <text:p>FALSE</text:p>
          </table:table-cell>
        </table:table-row>
        <table:table-row>
          <table:table-cell office:value-type="string">
            <text:p>Lois Metz</text:p>
          </table:table-cell>
          <table:table-cell office:value-type="string">
            <text:p>(528) 446-6507</text:p>
          </table:table-cell>
          <table:table-cell office:value-type="string">
            <text:p>Dallas31@yahoo.com</text:p>
          </table:table-cell>
          <table:table-cell office:value-type="string">
            <text:p>200 Gislason Course</text:p>
          </table:table-cell>
          <table:table-cell office:value-type="string">
            <text:p>Waipahu</text:p>
          </table:table-cell>
          <table:table-cell office:value-type="string">
            <text:p>Arizona</text:p>
          </table:table-cell>
          <table:table-cell office:value-type="string">
            <text:p>72267-4028</text:p>
          </table:table-cell>
          <table:table-cell office:value-type="string">
            <text:p>635456252</text:p>
          </table:table-cell>
          <table:table-cell office:value-type="string">
            <text:p>Music</text:p>
          </table:table-cell>
          <table:table-cell office:value-type="string">
            <text:p>Heaney - Anderson</text:p>
          </table:table-cell>
          <table:table-cell office:value-type="float" office:value="44293.0202509375">
            <text:p>44293.0202509375</text:p>
          </table:table-cell>
          <table:table-cell office:value-type="string">
            <text:p>http://placeimg.com/640/480</text:p>
          </table:table-cell>
          <table:table-cell office:value-type="string">
            <text:p>Quia ratione vel sunt assumenda modi beatae et dolore laboriosam. Accusamus assumenda nam voluptas adipisci alias. Voluptas est voluptatem quos. Fugit voluptas quis animi provident voluptate consectetur alias quam. Perspiciatis eaque incidunt modi culpa eos molestiae vitae rerum. Odit eligendi error.</text:p>
          </table:table-cell>
          <table:table-cell office:value-type="boolean" office:boolean-value="false">
            <text:p>FALSE</text:p>
          </table:table-cell>
        </table:table-row>
        <table:table-row>
          <table:table-cell office:value-type="string">
            <text:p>Melvin Littel</text:p>
          </table:table-cell>
          <table:table-cell office:value-type="string">
            <text:p>653.242.8109 x4498</text:p>
          </table:table-cell>
          <table:table-cell office:value-type="string">
            <text:p>Emerald.Skiles@gmail.com</text:p>
          </table:table-cell>
          <table:table-cell office:value-type="string">
            <text:p>343 Howell Shoal</text:p>
          </table:table-cell>
          <table:table-cell office:value-type="string">
            <text:p>Percivalborough</text:p>
          </table:table-cell>
          <table:table-cell office:value-type="string">
            <text:p>Connecticut</text:p>
          </table:table-cell>
          <table:table-cell office:value-type="string">
            <text:p>08681</text:p>
          </table:table-cell>
          <table:table-cell office:value-type="string">
            <text:p>767749947</text:p>
          </table:table-cell>
          <table:table-cell office:value-type="string">
            <text:p>Baby</text:p>
          </table:table-cell>
          <table:table-cell office:value-type="string">
            <text:p>Hilll - Kemmer</text:p>
          </table:table-cell>
          <table:table-cell office:value-type="float" office:value="44280.12868980324">
            <text:p>44280.12868980324</text:p>
          </table:table-cell>
          <table:table-cell office:value-type="string">
            <text:p>http://placeimg.com/640/480</text:p>
          </table:table-cell>
          <table:table-cell office:value-type="string">
            <text:p>Et doloribus accusantium architecto et dolor quos voluptates amet facere. Deserunt sit nisi vel earum id. Nihil quis est aut quaerat delectus vitae. Quibusdam neque ut et omnis quaerat quibusdam. Saepe maiores nisi atque illum omnis aut.</text:p>
          </table:table-cell>
          <table:table-cell office:value-type="boolean" office:boolean-value="false">
            <text:p>FALSE</text:p>
          </table:table-cell>
        </table:table-row>
        <table:table-row>
          <table:table-cell office:value-type="string">
            <text:p>Donna D'Amore I</text:p>
          </table:table-cell>
          <table:table-cell office:value-type="string">
            <text:p>(784) 765-9763 x57675</text:p>
          </table:table-cell>
          <table:table-cell office:value-type="string">
            <text:p>Matt.Gerlach@gmail.com</text:p>
          </table:table-cell>
          <table:table-cell office:value-type="string">
            <text:p>344 Cummerata Crossroad</text:p>
          </table:table-cell>
          <table:table-cell office:value-type="string">
            <text:p>Mannburgh</text:p>
          </table:table-cell>
          <table:table-cell office:value-type="string">
            <text:p>Alaska</text:p>
          </table:table-cell>
          <table:table-cell office:value-type="string">
            <text:p>97967-1890</text:p>
          </table:table-cell>
          <table:table-cell office:value-type="string">
            <text:p>588236956</text:p>
          </table:table-cell>
          <table:table-cell office:value-type="string">
            <text:p>Jewelery</text:p>
          </table:table-cell>
          <table:table-cell office:value-type="string">
            <text:p>Morissette, Cormier and Graham</text:p>
          </table:table-cell>
          <table:table-cell office:value-type="float" office:value="44254.003630810184">
            <text:p>44254.003630810184</text:p>
          </table:table-cell>
          <table:table-cell office:value-type="string">
            <text:p>http://placeimg.com/640/480</text:p>
          </table:table-cell>
          <table:table-cell office:value-type="string">
            <text:p>Cupiditate consectetur asperiores architecto aliquid voluptatibus voluptatem quibusdam voluptates vel. Autem nam porro eos labore libero repudiandae ab eligendi. Iure deserunt vitae natus dignissimos aut quod esse. Neque enim et occaecati omnis ut. Consectetur eveniet nihil a. Magni ea at repellendus atque eligendi.</text:p>
          </table:table-cell>
          <table:table-cell office:value-type="boolean" office:boolean-value="true">
            <text:p>TRUE</text:p>
          </table:table-cell>
        </table:table-row>
        <table:table-row>
          <table:table-cell office:value-type="string">
            <text:p>Jackie Ernser</text:p>
          </table:table-cell>
          <table:table-cell office:value-type="string">
            <text:p>829.345.3127</text:p>
          </table:table-cell>
          <table:table-cell office:value-type="string">
            <text:p>Heloise7@yahoo.com</text:p>
          </table:table-cell>
          <table:table-cell office:value-type="string">
            <text:p>4467 Hills River</text:p>
          </table:table-cell>
          <table:table-cell office:value-type="string">
            <text:p>West Reymundo</text:p>
          </table:table-cell>
          <table:table-cell office:value-type="string">
            <text:p>Nevada</text:p>
          </table:table-cell>
          <table:table-cell office:value-type="string">
            <text:p>54506</text:p>
          </table:table-cell>
          <table:table-cell office:value-type="string">
            <text:p>315455007</text:p>
          </table:table-cell>
          <table:table-cell office:value-type="string">
            <text:p>Garden</text:p>
          </table:table-cell>
          <table:table-cell office:value-type="string">
            <text:p>Lueilwitz, Senger and Mitchell</text:p>
          </table:table-cell>
          <table:table-cell office:value-type="float" office:value="44252.41507112268">
            <text:p>44252.41507112268</text:p>
          </table:table-cell>
          <table:table-cell office:value-type="string">
            <text:p>http://placeimg.com/640/480</text:p>
          </table:table-cell>
          <table:table-cell office:value-type="string">
            <text:p>Laudantium deserunt quis est impedit dolorem. Assumenda distinctio hic pariatur iure impedit. Corrupti nemo dicta et voluptates quis rerum molestias enim.</text:p>
          </table:table-cell>
          <table:table-cell office:value-type="boolean" office:boolean-value="true">
            <text:p>TRUE</text:p>
          </table:table-cell>
        </table:table-row>
        <table:table-row>
          <table:table-cell office:value-type="string">
            <text:p>Albert Gleason</text:p>
          </table:table-cell>
          <table:table-cell office:value-type="string">
            <text:p>1-522-649-9720 x8211</text:p>
          </table:table-cell>
          <table:table-cell office:value-type="string">
            <text:p>Russell_Ullrich@gmail.com</text:p>
          </table:table-cell>
          <table:table-cell office:value-type="string">
            <text:p>973 Grady Parks</text:p>
          </table:table-cell>
          <table:table-cell office:value-type="string">
            <text:p>Dachstad</text:p>
          </table:table-cell>
          <table:table-cell office:value-type="string">
            <text:p>New Hampshire</text:p>
          </table:table-cell>
          <table:table-cell office:value-type="string">
            <text:p>84858</text:p>
          </table:table-cell>
          <table:table-cell office:value-type="string">
            <text:p>862070841</text:p>
          </table:table-cell>
          <table:table-cell office:value-type="string">
            <text:p>Music</text:p>
          </table:table-cell>
          <table:table-cell office:value-type="string">
            <text:p>O'Kon, Murray and Nitzsche</text:p>
          </table:table-cell>
          <table:table-cell office:value-type="float" office:value="44372.74322363426">
            <text:p>44372.74322363426</text:p>
          </table:table-cell>
          <table:table-cell office:value-type="string">
            <text:p>http://placeimg.com/640/480</text:p>
          </table:table-cell>
          <table:table-cell office:value-type="string">
            <text:p>Similique iusto harum quae. Consectetur numquam quis quisquam doloribus amet numquam et similique beatae. Perspiciatis porro similique et optio sed accusamus exercitationem et. Consequatur commodi omnis distinctio occaecati voluptas sunt eveniet sunt. Aliquam omnis libero voluptas earum ut debitis et illum qui.</text:p>
          </table:table-cell>
          <table:table-cell office:value-type="boolean" office:boolean-value="false">
            <text:p>FALSE</text:p>
          </table:table-cell>
        </table:table-row>
        <table:table-row>
          <table:table-cell office:value-type="string">
            <text:p>Guillermo Maggio</text:p>
          </table:table-cell>
          <table:table-cell office:value-type="string">
            <text:p>494-493-5805</text:p>
          </table:table-cell>
          <table:table-cell office:value-type="string">
            <text:p>Thalia42@yahoo.com</text:p>
          </table:table-cell>
          <table:table-cell office:value-type="string">
            <text:p>76770 McClure Lock</text:p>
          </table:table-cell>
          <table:table-cell office:value-type="string">
            <text:p>Rueckerbury</text:p>
          </table:table-cell>
          <table:table-cell office:value-type="string">
            <text:p>Nebraska</text:p>
          </table:table-cell>
          <table:table-cell office:value-type="string">
            <text:p>04733</text:p>
          </table:table-cell>
          <table:table-cell office:value-type="string">
            <text:p>156073075</text:p>
          </table:table-cell>
          <table:table-cell office:value-type="string">
            <text:p>Books</text:p>
          </table:table-cell>
          <table:table-cell office:value-type="string">
            <text:p>Weimann, Kuphal and Lebsack</text:p>
          </table:table-cell>
          <table:table-cell office:value-type="float" office:value="44238.73346306713">
            <text:p>44238.73346306713</text:p>
          </table:table-cell>
          <table:table-cell office:value-type="string">
            <text:p>http://placeimg.com/640/480</text:p>
          </table:table-cell>
          <table:table-cell office:value-type="string">
            <text:p>Sunt veniam corrupti et delectus et quia eum quisquam. Voluptatum voluptatem et dolor voluptatem earum qui non. Nostrum qui dolores culpa consequatur sapiente. Veritatis minima iure sed voluptates voluptatem quisquam autem aliquid occaecati. Quasi aut dolor distinctio repellendus quia.</text:p>
          </table:table-cell>
          <table:table-cell office:value-type="boolean" office:boolean-value="true">
            <text:p>TRUE</text:p>
          </table:table-cell>
        </table:table-row>
        <table:table-row>
          <table:table-cell office:value-type="string">
            <text:p>Kellie Bergnaum</text:p>
          </table:table-cell>
          <table:table-cell office:value-type="string">
            <text:p>1-438-962-6843 x5357</text:p>
          </table:table-cell>
          <table:table-cell office:value-type="string">
            <text:p>Nash_Hane49@yahoo.com</text:p>
          </table:table-cell>
          <table:table-cell office:value-type="string">
            <text:p>445 Kris Knoll</text:p>
          </table:table-cell>
          <table:table-cell office:value-type="string">
            <text:p>Cassandreshire</text:p>
          </table:table-cell>
          <table:table-cell office:value-type="string">
            <text:p>South Carolina</text:p>
          </table:table-cell>
          <table:table-cell office:value-type="string">
            <text:p>54121-0067</text:p>
          </table:table-cell>
          <table:table-cell office:value-type="string">
            <text:p>771664623</text:p>
          </table:table-cell>
          <table:table-cell office:value-type="string">
            <text:p>Computers</text:p>
          </table:table-cell>
          <table:table-cell office:value-type="string">
            <text:p>Herzog, Marvin and West</text:p>
          </table:table-cell>
          <table:table-cell office:value-type="float" office:value="44507.76777076389">
            <text:p>44507.76777076389</text:p>
          </table:table-cell>
          <table:table-cell office:value-type="string">
            <text:p>http://placeimg.com/640/480</text:p>
          </table:table-cell>
          <table:table-cell office:value-type="string">
            <text:p>Quia voluptas quod consequuntur error. Odit dolores vel laudantium quaerat rerum. Error alias iusto itaque quasi recusandae quisquam. Nam atque neque libero earum molestiae in ut.</text:p>
          </table:table-cell>
          <table:table-cell office:value-type="boolean" office:boolean-value="false">
            <text:p>FALSE</text:p>
          </table:table-cell>
        </table:table-row>
        <table:table-row>
          <table:table-cell office:value-type="string">
            <text:p>Ruby Kozey</text:p>
          </table:table-cell>
          <table:table-cell office:value-type="string">
            <text:p>473.819.7209</text:p>
          </table:table-cell>
          <table:table-cell office:value-type="string">
            <text:p>Griffin_Upton@gmail.com</text:p>
          </table:table-cell>
          <table:table-cell office:value-type="string">
            <text:p>148 Harrison Mountains</text:p>
          </table:table-cell>
          <table:table-cell office:value-type="string">
            <text:p>Balistrerimouth</text:p>
          </table:table-cell>
          <table:table-cell office:value-type="string">
            <text:p>North Dakota</text:p>
          </table:table-cell>
          <table:table-cell office:value-type="string">
            <text:p>75874-3075</text:p>
          </table:table-cell>
          <table:table-cell office:value-type="string">
            <text:p>577737521</text:p>
          </table:table-cell>
          <table:table-cell office:value-type="string">
            <text:p>Automotive</text:p>
          </table:table-cell>
          <table:table-cell office:value-type="string">
            <text:p>Kirlin Inc</text:p>
          </table:table-cell>
          <table:table-cell office:value-type="float" office:value="44304.974396944446">
            <text:p>44304.974396944446</text:p>
          </table:table-cell>
          <table:table-cell office:value-type="string">
            <text:p>http://placeimg.com/640/480</text:p>
          </table:table-cell>
          <table:table-cell office:value-type="string">
            <text:p>Voluptas non impedit libero. Fugit doloremque tempora maxime doloribus architecto nemo. Voluptatem velit hic qui rerum voluptates veniam impedit nihil illo. Omnis voluptatem ut. Dolor veritatis odio suscipit omnis dolorem qui veniam et esse.</text:p>
          </table:table-cell>
          <table:table-cell office:value-type="boolean" office:boolean-value="true">
            <text:p>TRUE</text:p>
          </table:table-cell>
        </table:table-row>
        <table:table-row>
          <table:table-cell office:value-type="string">
            <text:p>Olivia Conroy I</text:p>
          </table:table-cell>
          <table:table-cell office:value-type="string">
            <text:p>(506) 491-9213</text:p>
          </table:table-cell>
          <table:table-cell office:value-type="string">
            <text:p>Ernie75@gmail.com</text:p>
          </table:table-cell>
          <table:table-cell office:value-type="string">
            <text:p>6046 Rohan Highway</text:p>
          </table:table-cell>
          <table:table-cell office:value-type="string">
            <text:p>North Hallie</text:p>
          </table:table-cell>
          <table:table-cell office:value-type="string">
            <text:p>Kentucky</text:p>
          </table:table-cell>
          <table:table-cell office:value-type="string">
            <text:p>70893-8552</text:p>
          </table:table-cell>
          <table:table-cell office:value-type="string">
            <text:p>981213039</text:p>
          </table:table-cell>
          <table:table-cell office:value-type="string">
            <text:p>Books</text:p>
          </table:table-cell>
          <table:table-cell office:value-type="string">
            <text:p>Funk - Carroll</text:p>
          </table:table-cell>
          <table:table-cell office:value-type="float" office:value="44406.947717731484">
            <text:p>44406.947717731484</text:p>
          </table:table-cell>
          <table:table-cell office:value-type="string">
            <text:p>http://placeimg.com/640/480</text:p>
          </table:table-cell>
          <table:table-cell office:value-type="string">
            <text:p>Quisquam est cupiditate ab non blanditiis sunt voluptatum sit. Architecto molestiae aut dolores ut. Quas aut omnis temporibus.</text:p>
          </table:table-cell>
          <table:table-cell office:value-type="boolean" office:boolean-value="true">
            <text:p>TRUE</text:p>
          </table:table-cell>
        </table:table-row>
        <table:table-row>
          <table:table-cell office:value-type="string">
            <text:p>Santos Christiansen</text:p>
          </table:table-cell>
          <table:table-cell office:value-type="string">
            <text:p>(342) 969-5508 x9061</text:p>
          </table:table-cell>
          <table:table-cell office:value-type="string">
            <text:p>Leonardo_Bartell71@gmail.com</text:p>
          </table:table-cell>
          <table:table-cell office:value-type="string">
            <text:p>66614 Jerrod Well</text:p>
          </table:table-cell>
          <table:table-cell office:value-type="string">
            <text:p>Alexandria</text:p>
          </table:table-cell>
          <table:table-cell office:value-type="string">
            <text:p>Tennessee</text:p>
          </table:table-cell>
          <table:table-cell office:value-type="string">
            <text:p>20712-3130</text:p>
          </table:table-cell>
          <table:table-cell office:value-type="string">
            <text:p>123756011</text:p>
          </table:table-cell>
          <table:table-cell office:value-type="string">
            <text:p>Shoes</text:p>
          </table:table-cell>
          <table:table-cell office:value-type="string">
            <text:p>Veum, Torphy and Stroman</text:p>
          </table:table-cell>
          <table:table-cell office:value-type="float" office:value="44402.429012962966">
            <text:p>44402.429012962966</text:p>
          </table:table-cell>
          <table:table-cell office:value-type="string">
            <text:p>http://placeimg.com/640/480</text:p>
          </table:table-cell>
          <table:table-cell office:value-type="string">
            <text:p>Omnis quisquam repellendus non fuga explicabo animi eos facere. Ipsa sit sed sed consequatur laboriosam non. Aperiam aut quo voluptates debitis ratione est vel reiciendis est. Quaerat nulla excepturi voluptate doloribus debitis. Quis omnis voluptatem esse occaecati odit.</text:p>
          </table:table-cell>
          <table:table-cell office:value-type="boolean" office:boolean-value="false">
            <text:p>FALSE</text:p>
          </table:table-cell>
        </table:table-row>
        <table:table-row>
          <table:table-cell office:value-type="string">
            <text:p>Ruth Hickle</text:p>
          </table:table-cell>
          <table:table-cell office:value-type="string">
            <text:p>846-622-6204 x211</text:p>
          </table:table-cell>
          <table:table-cell office:value-type="string">
            <text:p>Lonie_Marvin@yahoo.com</text:p>
          </table:table-cell>
          <table:table-cell office:value-type="string">
            <text:p>634 Kuhic Squares</text:p>
          </table:table-cell>
          <table:table-cell office:value-type="string">
            <text:p>Maggioview</text:p>
          </table:table-cell>
          <table:table-cell office:value-type="string">
            <text:p>Arkansas</text:p>
          </table:table-cell>
          <table:table-cell office:value-type="string">
            <text:p>57942-8568</text:p>
          </table:table-cell>
          <table:table-cell office:value-type="string">
            <text:p>907423201</text:p>
          </table:table-cell>
          <table:table-cell office:value-type="string">
            <text:p>Electronics</text:p>
          </table:table-cell>
          <table:table-cell office:value-type="string">
            <text:p>Weber, Zieme and Greenholt</text:p>
          </table:table-cell>
          <table:table-cell office:value-type="float" office:value="44461.98450020833">
            <text:p>44461.98450020833</text:p>
          </table:table-cell>
          <table:table-cell office:value-type="string">
            <text:p>http://placeimg.com/640/480</text:p>
          </table:table-cell>
          <table:table-cell office:value-type="string">
            <text:p>Aliquam quia unde. Vitae est perspiciatis non. Dignissimos est maiores perspiciatis.</text:p>
          </table:table-cell>
          <table:table-cell office:value-type="boolean" office:boolean-value="true">
            <text:p>TRUE</text:p>
          </table:table-cell>
        </table:table-row>
        <table:table-row>
          <table:table-cell office:value-type="string">
            <text:p>Byron Hoppe</text:p>
          </table:table-cell>
          <table:table-cell office:value-type="string">
            <text:p>644.653.4095 x6444</text:p>
          </table:table-cell>
          <table:table-cell office:value-type="string">
            <text:p>Abdul.OConnell@yahoo.com</text:p>
          </table:table-cell>
          <table:table-cell office:value-type="string">
            <text:p>772 Hansen Roads</text:p>
          </table:table-cell>
          <table:table-cell office:value-type="string">
            <text:p>North Davionmouth</text:p>
          </table:table-cell>
          <table:table-cell office:value-type="string">
            <text:p>New York</text:p>
          </table:table-cell>
          <table:table-cell office:value-type="string">
            <text:p>59097-4838</text:p>
          </table:table-cell>
          <table:table-cell office:value-type="string">
            <text:p>797633670</text:p>
          </table:table-cell>
          <table:table-cell office:value-type="string">
            <text:p>Garden</text:p>
          </table:table-cell>
          <table:table-cell office:value-type="string">
            <text:p>Daniel, Ruecker and Abernathy</text:p>
          </table:table-cell>
          <table:table-cell office:value-type="float" office:value="44287.68127422454">
            <text:p>44287.68127422454</text:p>
          </table:table-cell>
          <table:table-cell office:value-type="string">
            <text:p>http://placeimg.com/640/480</text:p>
          </table:table-cell>
          <table:table-cell office:value-type="string">
            <text:p>Ut consequuntur et eligendi et ex voluptatem. Fugit cumque dolor accusantium vel. Quod nobis nobis reiciendis. Aut officiis molestiae sint. Similique autem deserunt omnis. Ut aut ut corrupti quasi nihil dolor.</text:p>
          </table:table-cell>
          <table:table-cell office:value-type="boolean" office:boolean-value="true">
            <text:p>TRUE</text:p>
          </table:table-cell>
        </table:table-row>
        <table:table-row>
          <table:table-cell office:value-type="string">
            <text:p>Percy Veum</text:p>
          </table:table-cell>
          <table:table-cell office:value-type="string">
            <text:p>951.379.7243 x0894</text:p>
          </table:table-cell>
          <table:table-cell office:value-type="string">
            <text:p>Braulio71@hotmail.com</text:p>
          </table:table-cell>
          <table:table-cell office:value-type="string">
            <text:p>2643 Dietrich Trace</text:p>
          </table:table-cell>
          <table:table-cell office:value-type="string">
            <text:p>Annamaeborough</text:p>
          </table:table-cell>
          <table:table-cell office:value-type="string">
            <text:p>Kentucky</text:p>
          </table:table-cell>
          <table:table-cell office:value-type="string">
            <text:p>03764</text:p>
          </table:table-cell>
          <table:table-cell office:value-type="string">
            <text:p>421756784</text:p>
          </table:table-cell>
          <table:table-cell office:value-type="string">
            <text:p>Electronics</text:p>
          </table:table-cell>
          <table:table-cell office:value-type="string">
            <text:p>Wolf - West</text:p>
          </table:table-cell>
          <table:table-cell office:value-type="float" office:value="44414.543187800926">
            <text:p>44414.543187800926</text:p>
          </table:table-cell>
          <table:table-cell office:value-type="string">
            <text:p>http://placeimg.com/640/480</text:p>
          </table:table-cell>
          <table:table-cell office:value-type="string">
            <text:p>Atque labore expedita est fuga qui autem qui odit. Eos modi laboriosam reiciendis quisquam. Iste sed aspernatur. Consequatur adipisci consequuntur non. Qui reiciendis quia necessitatibus. Atque at voluptatem praesentium.</text:p>
          </table:table-cell>
          <table:table-cell office:value-type="boolean" office:boolean-value="true">
            <text:p>TRUE</text:p>
          </table:table-cell>
        </table:table-row>
        <table:table-row>
          <table:table-cell office:value-type="string">
            <text:p>Jimmy King</text:p>
          </table:table-cell>
          <table:table-cell office:value-type="string">
            <text:p>(418) 209-9200 x653</text:p>
          </table:table-cell>
          <table:table-cell office:value-type="string">
            <text:p>Jaron_Stracke87@hotmail.com</text:p>
          </table:table-cell>
          <table:table-cell office:value-type="string">
            <text:p>296 Legros Freeway</text:p>
          </table:table-cell>
          <table:table-cell office:value-type="string">
            <text:p>Plymouth</text:p>
          </table:table-cell>
          <table:table-cell office:value-type="string">
            <text:p>Alabama</text:p>
          </table:table-cell>
          <table:table-cell office:value-type="string">
            <text:p>98525-0779</text:p>
          </table:table-cell>
          <table:table-cell office:value-type="string">
            <text:p>767327686</text:p>
          </table:table-cell>
          <table:table-cell office:value-type="string">
            <text:p>Shoes</text:p>
          </table:table-cell>
          <table:table-cell office:value-type="string">
            <text:p>D'Amore, Huel and Schumm</text:p>
          </table:table-cell>
          <table:table-cell office:value-type="float" office:value="44322.491805590274">
            <text:p>44322.491805590274</text:p>
          </table:table-cell>
          <table:table-cell office:value-type="string">
            <text:p>http://placeimg.com/640/480</text:p>
          </table:table-cell>
          <table:table-cell office:value-type="string">
            <text:p>Ipsum id doloribus necessitatibus sit vero labore et. Velit doloribus accusantium voluptatem libero ea quis. Sit sint consequuntur dolorem magnam voluptas. Aut sunt sint quia voluptas deleniti. Cupiditate unde perferendis sunt id dolorum unde aperiam at.</text:p>
          </table:table-cell>
          <table:table-cell office:value-type="boolean" office:boolean-value="false">
            <text:p>FALSE</text:p>
          </table:table-cell>
        </table:table-row>
        <table:table-row>
          <table:table-cell office:value-type="string">
            <text:p>Pamela Jaskolski</text:p>
          </table:table-cell>
          <table:table-cell office:value-type="string">
            <text:p>332-809-4367 x9187</text:p>
          </table:table-cell>
          <table:table-cell office:value-type="string">
            <text:p>Devan.Hermiston60@hotmail.com</text:p>
          </table:table-cell>
          <table:table-cell office:value-type="string">
            <text:p>84608 Jayson Divide</text:p>
          </table:table-cell>
          <table:table-cell office:value-type="string">
            <text:p>Lake Cleostad</text:p>
          </table:table-cell>
          <table:table-cell office:value-type="string">
            <text:p>Florida</text:p>
          </table:table-cell>
          <table:table-cell office:value-type="string">
            <text:p>68010-9928</text:p>
          </table:table-cell>
          <table:table-cell office:value-type="string">
            <text:p>453956837</text:p>
          </table:table-cell>
          <table:table-cell office:value-type="string">
            <text:p>Computers</text:p>
          </table:table-cell>
          <table:table-cell office:value-type="string">
            <text:p>Hauck Inc</text:p>
          </table:table-cell>
          <table:table-cell office:value-type="float" office:value="44334.09331402778">
            <text:p>44334.09331402778</text:p>
          </table:table-cell>
          <table:table-cell office:value-type="string">
            <text:p>http://placeimg.com/640/480</text:p>
          </table:table-cell>
          <table:table-cell office:value-type="string">
            <text:p>Blanditiis non praesentium accusantium cum et aliquam. Voluptatum nihil omnis autem nam ut expedita error sed. Neque voluptate voluptatem quis.</text:p>
          </table:table-cell>
          <table:table-cell office:value-type="boolean" office:boolean-value="false">
            <text:p>FALSE</text:p>
          </table:table-cell>
        </table:table-row>
        <table:table-row>
          <table:table-cell office:value-type="string">
            <text:p>Marsha Zieme</text:p>
          </table:table-cell>
          <table:table-cell office:value-type="string">
            <text:p>1-949-737-9361</text:p>
          </table:table-cell>
          <table:table-cell office:value-type="string">
            <text:p>Isabel.Leannon67@hotmail.com</text:p>
          </table:table-cell>
          <table:table-cell office:value-type="string">
            <text:p>12152 Spencer Place</text:p>
          </table:table-cell>
          <table:table-cell office:value-type="string">
            <text:p>North Angelatown</text:p>
          </table:table-cell>
          <table:table-cell office:value-type="string">
            <text:p>Utah</text:p>
          </table:table-cell>
          <table:table-cell office:value-type="string">
            <text:p>32166-1707</text:p>
          </table:table-cell>
          <table:table-cell office:value-type="string">
            <text:p>407822108</text:p>
          </table:table-cell>
          <table:table-cell office:value-type="string">
            <text:p>Music</text:p>
          </table:table-cell>
          <table:table-cell office:value-type="string">
            <text:p>Murazik, Kris and Bayer</text:p>
          </table:table-cell>
          <table:table-cell office:value-type="float" office:value="44316.47197402778">
            <text:p>44316.47197402778</text:p>
          </table:table-cell>
          <table:table-cell office:value-type="string">
            <text:p>http://placeimg.com/640/480</text:p>
          </table:table-cell>
          <table:table-cell office:value-type="string">
            <text:p>Quo dolore sit ea. Dolores delectus voluptatum animi qui ratione quibusdam. Officiis provident eveniet fugiat maiores beatae.</text:p>
          </table:table-cell>
          <table:table-cell office:value-type="boolean" office:boolean-value="true">
            <text:p>TRUE</text:p>
          </table:table-cell>
        </table:table-row>
        <table:table-row>
          <table:table-cell office:value-type="string">
            <text:p>Jacquelyn Ernser V</text:p>
          </table:table-cell>
          <table:table-cell office:value-type="string">
            <text:p>(455) 630-7715 x5695</text:p>
          </table:table-cell>
          <table:table-cell office:value-type="string">
            <text:p>Jena_Marvin24@gmail.com</text:p>
          </table:table-cell>
          <table:table-cell office:value-type="string">
            <text:p>63507 Rhiannon Terrace</text:p>
          </table:table-cell>
          <table:table-cell office:value-type="string">
            <text:p>Reno</text:p>
          </table:table-cell>
          <table:table-cell office:value-type="string">
            <text:p>Kansas</text:p>
          </table:table-cell>
          <table:table-cell office:value-type="string">
            <text:p>43201</text:p>
          </table:table-cell>
          <table:table-cell office:value-type="string">
            <text:p>866637109</text:p>
          </table:table-cell>
          <table:table-cell office:value-type="string">
            <text:p>Toys</text:p>
          </table:table-cell>
          <table:table-cell office:value-type="string">
            <text:p>Zboncak, Marquardt and Herzog</text:p>
          </table:table-cell>
          <table:table-cell office:value-type="float" office:value="44413.96740984954">
            <text:p>44413.96740984954</text:p>
          </table:table-cell>
          <table:table-cell office:value-type="string">
            <text:p>http://placeimg.com/640/480</text:p>
          </table:table-cell>
          <table:table-cell office:value-type="string">
            <text:p>Et nihil voluptatum sunt officia quia. Adipisci pariatur alias itaque impedit sapiente qui nihil dolores. Nulla incidunt possimus rerum omnis natus enim.</text:p>
          </table:table-cell>
          <table:table-cell office:value-type="boolean" office:boolean-value="true">
            <text:p>TRUE</text:p>
          </table:table-cell>
        </table:table-row>
        <table:table-row>
          <table:table-cell office:value-type="string">
            <text:p>Jerald Williamson</text:p>
          </table:table-cell>
          <table:table-cell office:value-type="string">
            <text:p>1-441-547-1600</text:p>
          </table:table-cell>
          <table:table-cell office:value-type="string">
            <text:p>Bert.Huels67@gmail.com</text:p>
          </table:table-cell>
          <table:table-cell office:value-type="string">
            <text:p>178 Toni Plains</text:p>
          </table:table-cell>
          <table:table-cell office:value-type="string">
            <text:p>East Daytonfort</text:p>
          </table:table-cell>
          <table:table-cell office:value-type="string">
            <text:p>Missouri</text:p>
          </table:table-cell>
          <table:table-cell office:value-type="string">
            <text:p>13770-9505</text:p>
          </table:table-cell>
          <table:table-cell office:value-type="string">
            <text:p>195508912</text:p>
          </table:table-cell>
          <table:table-cell office:value-type="string">
            <text:p>Shoes</text:p>
          </table:table-cell>
          <table:table-cell office:value-type="string">
            <text:p>Weber - Fahey</text:p>
          </table:table-cell>
          <table:table-cell office:value-type="float" office:value="44413.25999351852">
            <text:p>44413.25999351852</text:p>
          </table:table-cell>
          <table:table-cell office:value-type="string">
            <text:p>http://placeimg.com/640/480</text:p>
          </table:table-cell>
          <table:table-cell office:value-type="string">
            <text:p>Animi quam nihil omnis voluptas aspernatur repellat non minima et. Harum aut tempora quas quis ad quis. Ullam officia est quidem odit quibusdam quo. Vero illo ut ut nihil reprehenderit neque iusto consectetur sunt. Alias modi at odio saepe earum.</text:p>
          </table:table-cell>
          <table:table-cell office:value-type="boolean" office:boolean-value="false">
            <text:p>FALSE</text:p>
          </table:table-cell>
        </table:table-row>
        <table:table-row>
          <table:table-cell office:value-type="string">
            <text:p>Alfred Johns DVM</text:p>
          </table:table-cell>
          <table:table-cell office:value-type="string">
            <text:p>698.295.2583</text:p>
          </table:table-cell>
          <table:table-cell office:value-type="string">
            <text:p>Kellie6@gmail.com</text:p>
          </table:table-cell>
          <table:table-cell office:value-type="string">
            <text:p>04024 Cory Coves</text:p>
          </table:table-cell>
          <table:table-cell office:value-type="string">
            <text:p>Erdmanton</text:p>
          </table:table-cell>
          <table:table-cell office:value-type="string">
            <text:p>California</text:p>
          </table:table-cell>
          <table:table-cell office:value-type="string">
            <text:p>39943</text:p>
          </table:table-cell>
          <table:table-cell office:value-type="string">
            <text:p>050710670</text:p>
          </table:table-cell>
          <table:table-cell office:value-type="string">
            <text:p>Toys</text:p>
          </table:table-cell>
          <table:table-cell office:value-type="string">
            <text:p>Cronin LLC</text:p>
          </table:table-cell>
          <table:table-cell office:value-type="float" office:value="44478.24249667824">
            <text:p>44478.24249667824</text:p>
          </table:table-cell>
          <table:table-cell office:value-type="string">
            <text:p>http://placeimg.com/640/480</text:p>
          </table:table-cell>
          <table:table-cell office:value-type="string">
            <text:p>Dolorem est deleniti. Eos nemo minima. Voluptatibus sint consequatur alias eaque et quo est est aut.</text:p>
          </table:table-cell>
          <table:table-cell office:value-type="boolean" office:boolean-value="false">
            <text:p>FALSE</text:p>
          </table:table-cell>
        </table:table-row>
        <table:table-row>
          <table:table-cell office:value-type="string">
            <text:p>Brooke Dach</text:p>
          </table:table-cell>
          <table:table-cell office:value-type="string">
            <text:p>864.202.9800</text:p>
          </table:table-cell>
          <table:table-cell office:value-type="string">
            <text:p>Aidan_Quitzon@gmail.com</text:p>
          </table:table-cell>
          <table:table-cell office:value-type="string">
            <text:p>1316 Morton Parks</text:p>
          </table:table-cell>
          <table:table-cell office:value-type="string">
            <text:p>North Graciela</text:p>
          </table:table-cell>
          <table:table-cell office:value-type="string">
            <text:p>Nebraska</text:p>
          </table:table-cell>
          <table:table-cell office:value-type="string">
            <text:p>97574</text:p>
          </table:table-cell>
          <table:table-cell office:value-type="string">
            <text:p>083872653</text:p>
          </table:table-cell>
          <table:table-cell office:value-type="string">
            <text:p>Industrial</text:p>
          </table:table-cell>
          <table:table-cell office:value-type="string">
            <text:p>Armstrong - Luettgen</text:p>
          </table:table-cell>
          <table:table-cell office:value-type="float" office:value="44484.15374761574">
            <text:p>44484.15374761574</text:p>
          </table:table-cell>
          <table:table-cell office:value-type="string">
            <text:p>http://placeimg.com/640/480</text:p>
          </table:table-cell>
          <table:table-cell office:value-type="string">
            <text:p>Et quam eligendi maiores. Qui aliquid suscipit. Officia aspernatur vero quas. Rerum dolore aperiam et reiciendis voluptatem earum magni aliquid. Quibusdam ut et quo rerum tenetur cum id ut vitae.</text:p>
          </table:table-cell>
          <table:table-cell office:value-type="boolean" office:boolean-value="false">
            <text:p>FALSE</text:p>
          </table:table-cell>
        </table:table-row>
        <table:table-row>
          <table:table-cell office:value-type="string">
            <text:p>Rogelio Metz</text:p>
          </table:table-cell>
          <table:table-cell office:value-type="string">
            <text:p>1-360-501-7453 x5836</text:p>
          </table:table-cell>
          <table:table-cell office:value-type="string">
            <text:p>Jasen_Miller24@gmail.com</text:p>
          </table:table-cell>
          <table:table-cell office:value-type="string">
            <text:p>90560 Nayeli Village</text:p>
          </table:table-cell>
          <table:table-cell office:value-type="string">
            <text:p>Jupiter</text:p>
          </table:table-cell>
          <table:table-cell office:value-type="string">
            <text:p>New Jersey</text:p>
          </table:table-cell>
          <table:table-cell office:value-type="string">
            <text:p>69634-4474</text:p>
          </table:table-cell>
          <table:table-cell office:value-type="string">
            <text:p>188830299</text:p>
          </table:table-cell>
          <table:table-cell office:value-type="string">
            <text:p>Grocery</text:p>
          </table:table-cell>
          <table:table-cell office:value-type="string">
            <text:p>Roberts Inc</text:p>
          </table:table-cell>
          <table:table-cell office:value-type="float" office:value="44383.83915934028">
            <text:p>44383.83915934028</text:p>
          </table:table-cell>
          <table:table-cell office:value-type="string">
            <text:p>http://placeimg.com/640/480</text:p>
          </table:table-cell>
          <table:table-cell office:value-type="string">
            <text:p>Eveniet animi aperiam autem est. Nemo et deserunt saepe exercitationem accusantium. Atque aperiam sequi.</text:p>
          </table:table-cell>
          <table:table-cell office:value-type="boolean" office:boolean-value="false">
            <text:p>FALSE</text:p>
          </table:table-cell>
        </table:table-row>
        <table:table-row>
          <table:table-cell office:value-type="string">
            <text:p>Lula Stiedemann</text:p>
          </table:table-cell>
          <table:table-cell office:value-type="string">
            <text:p>(961) 427-6802</text:p>
          </table:table-cell>
          <table:table-cell office:value-type="string">
            <text:p>Blake_Von95@yahoo.com</text:p>
          </table:table-cell>
          <table:table-cell office:value-type="string">
            <text:p>053 Daugherty Canyon</text:p>
          </table:table-cell>
          <table:table-cell office:value-type="string">
            <text:p>Redding</text:p>
          </table:table-cell>
          <table:table-cell office:value-type="string">
            <text:p>Kentucky</text:p>
          </table:table-cell>
          <table:table-cell office:value-type="string">
            <text:p>42373-4186</text:p>
          </table:table-cell>
          <table:table-cell office:value-type="string">
            <text:p>618810666</text:p>
          </table:table-cell>
          <table:table-cell office:value-type="string">
            <text:p>Movies</text:p>
          </table:table-cell>
          <table:table-cell office:value-type="string">
            <text:p>Fay LLC</text:p>
          </table:table-cell>
          <table:table-cell office:value-type="float" office:value="44401.8550312963">
            <text:p>44401.8550312963</text:p>
          </table:table-cell>
          <table:table-cell office:value-type="string">
            <text:p>http://placeimg.com/640/480</text:p>
          </table:table-cell>
          <table:table-cell office:value-type="string">
            <text:p>Eaque facilis vero asperiores eius. Maiores et et corrupti architecto. Ipsam aperiam quia mollitia illum quam dolor. Molestiae voluptas quia dolor est distinctio voluptatem aut reiciendis.</text:p>
          </table:table-cell>
          <table:table-cell office:value-type="boolean" office:boolean-value="true">
            <text:p>TRUE</text:p>
          </table:table-cell>
        </table:table-row>
        <table:table-row>
          <table:table-cell office:value-type="string">
            <text:p>Frank Ratke</text:p>
          </table:table-cell>
          <table:table-cell office:value-type="string">
            <text:p>998.733.8078 x21822</text:p>
          </table:table-cell>
          <table:table-cell office:value-type="string">
            <text:p>Keshaun1@yahoo.com</text:p>
          </table:table-cell>
          <table:table-cell office:value-type="string">
            <text:p>808 Harvey Turnpike</text:p>
          </table:table-cell>
          <table:table-cell office:value-type="string">
            <text:p>North Everettfort</text:p>
          </table:table-cell>
          <table:table-cell office:value-type="string">
            <text:p>Pennsylvania</text:p>
          </table:table-cell>
          <table:table-cell office:value-type="string">
            <text:p>63597-8506</text:p>
          </table:table-cell>
          <table:table-cell office:value-type="string">
            <text:p>621080496</text:p>
          </table:table-cell>
          <table:table-cell office:value-type="string">
            <text:p>Shoes</text:p>
          </table:table-cell>
          <table:table-cell office:value-type="string">
            <text:p>Morissette - Kuhic</text:p>
          </table:table-cell>
          <table:table-cell office:value-type="float" office:value="44311.88257804398">
            <text:p>44311.88257804398</text:p>
          </table:table-cell>
          <table:table-cell office:value-type="string">
            <text:p>http://placeimg.com/640/480</text:p>
          </table:table-cell>
          <table:table-cell office:value-type="string">
            <text:p>In aliquid consequatur tempora. Nam repellendus dignissimos fugiat. Facere ratione et fugit doloribus ab praesentium tempore aperiam totam. Itaque amet non voluptas magni autem debitis at quisquam. Molestiae ex suscipit voluptatem est quis repellendus alias illo. Harum eveniet ipsum qui aut minus et minima.</text:p>
          </table:table-cell>
          <table:table-cell office:value-type="boolean" office:boolean-value="false">
            <text:p>FALSE</text:p>
          </table:table-cell>
        </table:table-row>
        <table:table-row>
          <table:table-cell office:value-type="string">
            <text:p>Ismael Bahringer</text:p>
          </table:table-cell>
          <table:table-cell office:value-type="string">
            <text:p>216.399.6604 x823</text:p>
          </table:table-cell>
          <table:table-cell office:value-type="string">
            <text:p>Freida.Wisozk33@gmail.com</text:p>
          </table:table-cell>
          <table:table-cell office:value-type="string">
            <text:p>531 Marjorie Ridge</text:p>
          </table:table-cell>
          <table:table-cell office:value-type="string">
            <text:p>Hayward</text:p>
          </table:table-cell>
          <table:table-cell office:value-type="string">
            <text:p>Idaho</text:p>
          </table:table-cell>
          <table:table-cell office:value-type="string">
            <text:p>36938-1862</text:p>
          </table:table-cell>
          <table:table-cell office:value-type="string">
            <text:p>071667692</text:p>
          </table:table-cell>
          <table:table-cell office:value-type="string">
            <text:p>Kids</text:p>
          </table:table-cell>
          <table:table-cell office:value-type="string">
            <text:p>Fisher Inc</text:p>
          </table:table-cell>
          <table:table-cell office:value-type="float" office:value="44493.226099444444">
            <text:p>44493.226099444444</text:p>
          </table:table-cell>
          <table:table-cell office:value-type="string">
            <text:p>http://placeimg.com/640/480</text:p>
          </table:table-cell>
          <table:table-cell office:value-type="string">
            <text:p>In iure consequatur consequatur ut dolorum. Facilis rerum voluptate facere. Dicta ullam voluptatibus quam ipsum et voluptate assumenda voluptatem minus. Aperiam necessitatibus harum ut reiciendis dolorum sed nulla. Veniam in natus facilis.</text:p>
          </table:table-cell>
          <table:table-cell office:value-type="boolean" office:boolean-value="true">
            <text:p>TRUE</text:p>
          </table:table-cell>
        </table:table-row>
        <table:table-row>
          <table:table-cell office:value-type="string">
            <text:p>Pat Hauck</text:p>
          </table:table-cell>
          <table:table-cell office:value-type="string">
            <text:p>226.400.4213</text:p>
          </table:table-cell>
          <table:table-cell office:value-type="string">
            <text:p>Joelle_Monahan18@hotmail.com</text:p>
          </table:table-cell>
          <table:table-cell office:value-type="string">
            <text:p>4375 Sarah Alley</text:p>
          </table:table-cell>
          <table:table-cell office:value-type="string">
            <text:p>Krajcikchester</text:p>
          </table:table-cell>
          <table:table-cell office:value-type="string">
            <text:p>Delaware</text:p>
          </table:table-cell>
          <table:table-cell office:value-type="string">
            <text:p>91687</text:p>
          </table:table-cell>
          <table:table-cell office:value-type="string">
            <text:p>486852995</text:p>
          </table:table-cell>
          <table:table-cell office:value-type="string">
            <text:p>Sports</text:p>
          </table:table-cell>
          <table:table-cell office:value-type="string">
            <text:p>Dietrich, Auer and Ferry</text:p>
          </table:table-cell>
          <table:table-cell office:value-type="float" office:value="44449.80594510417">
            <text:p>44449.80594510417</text:p>
          </table:table-cell>
          <table:table-cell office:value-type="string">
            <text:p>http://placeimg.com/640/480</text:p>
          </table:table-cell>
          <table:table-cell office:value-type="string">
            <text:p>Aut neque et iure placeat. Quidem excepturi suscipit laborum sit harum nostrum. Voluptatum in corporis at rem nihil reiciendis. Aut quae recusandae fugiat voluptatibus.</text:p>
          </table:table-cell>
          <table:table-cell office:value-type="boolean" office:boolean-value="true">
            <text:p>TRUE</text:p>
          </table:table-cell>
        </table:table-row>
        <table:table-row>
          <table:table-cell office:value-type="string">
            <text:p>Mrs. Phyllis Dickinson</text:p>
          </table:table-cell>
          <table:table-cell office:value-type="string">
            <text:p>278.859.7714</text:p>
          </table:table-cell>
          <table:table-cell office:value-type="string">
            <text:p>Furman_Shields96@yahoo.com</text:p>
          </table:table-cell>
          <table:table-cell office:value-type="string">
            <text:p>3524 Mustafa River</text:p>
          </table:table-cell>
          <table:table-cell office:value-type="string">
            <text:p>West Eulah</text:p>
          </table:table-cell>
          <table:table-cell office:value-type="string">
            <text:p>Pennsylvania</text:p>
          </table:table-cell>
          <table:table-cell office:value-type="string">
            <text:p>32478-1243</text:p>
          </table:table-cell>
          <table:table-cell office:value-type="string">
            <text:p>995855645</text:p>
          </table:table-cell>
          <table:table-cell office:value-type="string">
            <text:p>Home</text:p>
          </table:table-cell>
          <table:table-cell office:value-type="string">
            <text:p>Nicolas, Altenwerth and White</text:p>
          </table:table-cell>
          <table:table-cell office:value-type="float" office:value="44438.96184596065">
            <text:p>44438.96184596065</text:p>
          </table:table-cell>
          <table:table-cell office:value-type="string">
            <text:p>http://placeimg.com/640/480</text:p>
          </table:table-cell>
          <table:table-cell office:value-type="string">
            <text:p>Libero et occaecati. Illo et sed sit sed ullam aliquam molestiae. Aperiam maxime similique similique rerum saepe tenetur. Eum consequatur cum sint aut itaque enim unde. Voluptatem velit ducimus dolorum ad. Vitae quaerat consectetur tempora labore nesciunt sunt voluptatem aliquid velit.</text:p>
          </table:table-cell>
          <table:table-cell office:value-type="boolean" office:boolean-value="false">
            <text:p>FALSE</text:p>
          </table:table-cell>
        </table:table-row>
        <table:table-row>
          <table:table-cell office:value-type="string">
            <text:p>Tara Cummerata</text:p>
          </table:table-cell>
          <table:table-cell office:value-type="string">
            <text:p>1-382-269-4262</text:p>
          </table:table-cell>
          <table:table-cell office:value-type="string">
            <text:p>Scarlett90@gmail.com</text:p>
          </table:table-cell>
          <table:table-cell office:value-type="string">
            <text:p>406 Armani Forks</text:p>
          </table:table-cell>
          <table:table-cell office:value-type="string">
            <text:p>East Santosville</text:p>
          </table:table-cell>
          <table:table-cell office:value-type="string">
            <text:p>Washington</text:p>
          </table:table-cell>
          <table:table-cell office:value-type="string">
            <text:p>01701</text:p>
          </table:table-cell>
          <table:table-cell office:value-type="string">
            <text:p>696343155</text:p>
          </table:table-cell>
          <table:table-cell office:value-type="string">
            <text:p>Clothing</text:p>
          </table:table-cell>
          <table:table-cell office:value-type="string">
            <text:p>Rutherford and Sons</text:p>
          </table:table-cell>
          <table:table-cell office:value-type="float" office:value="44459.30702299769">
            <text:p>44459.30702299769</text:p>
          </table:table-cell>
          <table:table-cell office:value-type="string">
            <text:p>http://placeimg.com/640/480</text:p>
          </table:table-cell>
          <table:table-cell office:value-type="string">
            <text:p>Illum voluptas id error qui est aut quae ut quis. Quos asperiores aut soluta. Assumenda delectus voluptatem iusto perferendis.</text:p>
          </table:table-cell>
          <table:table-cell office:value-type="boolean" office:boolean-value="false">
            <text:p>FALSE</text:p>
          </table:table-cell>
        </table:table-row>
        <table:table-row>
          <table:table-cell office:value-type="string">
            <text:p>Hattie Strosin</text:p>
          </table:table-cell>
          <table:table-cell office:value-type="string">
            <text:p>374.509.2620</text:p>
          </table:table-cell>
          <table:table-cell office:value-type="string">
            <text:p>Collin_Kemmer@yahoo.com</text:p>
          </table:table-cell>
          <table:table-cell office:value-type="string">
            <text:p>6552 Sheldon Cliff</text:p>
          </table:table-cell>
          <table:table-cell office:value-type="string">
            <text:p>West Karianetown</text:p>
          </table:table-cell>
          <table:table-cell office:value-type="string">
            <text:p>Kansas</text:p>
          </table:table-cell>
          <table:table-cell office:value-type="string">
            <text:p>64119</text:p>
          </table:table-cell>
          <table:table-cell office:value-type="string">
            <text:p>197670903</text:p>
          </table:table-cell>
          <table:table-cell office:value-type="string">
            <text:p>Tools</text:p>
          </table:table-cell>
          <table:table-cell office:value-type="string">
            <text:p>McClure - Sawayn</text:p>
          </table:table-cell>
          <table:table-cell office:value-type="float" office:value="44533.57921771991">
            <text:p>44533.57921771991</text:p>
          </table:table-cell>
          <table:table-cell office:value-type="string">
            <text:p>http://placeimg.com/640/480</text:p>
          </table:table-cell>
          <table:table-cell office:value-type="string">
            <text:p>Voluptate voluptatum repellendus eveniet iste unde. Aspernatur dolores omnis quia nostrum. Dolores magnam sed tempora voluptatibus molestias aliquid et velit.</text:p>
          </table:table-cell>
          <table:table-cell office:value-type="boolean" office:boolean-value="true">
            <text:p>TRUE</text:p>
          </table:table-cell>
        </table:table-row>
        <table:table-row>
          <table:table-cell office:value-type="string">
            <text:p>Marty Bosco PhD</text:p>
          </table:table-cell>
          <table:table-cell office:value-type="string">
            <text:p>1-810-422-7002 x79202</text:p>
          </table:table-cell>
          <table:table-cell office:value-type="string">
            <text:p>Alberto.Swift5@gmail.com</text:p>
          </table:table-cell>
          <table:table-cell office:value-type="string">
            <text:p>736 Rickie Meadow</text:p>
          </table:table-cell>
          <table:table-cell office:value-type="string">
            <text:p>Isaiahtown</text:p>
          </table:table-cell>
          <table:table-cell office:value-type="string">
            <text:p>Hawaii</text:p>
          </table:table-cell>
          <table:table-cell office:value-type="string">
            <text:p>46190-8213</text:p>
          </table:table-cell>
          <table:table-cell office:value-type="string">
            <text:p>572671611</text:p>
          </table:table-cell>
          <table:table-cell office:value-type="string">
            <text:p>Garden</text:p>
          </table:table-cell>
          <table:table-cell office:value-type="string">
            <text:p>Morar Group</text:p>
          </table:table-cell>
          <table:table-cell office:value-type="float" office:value="44360.57518122685">
            <text:p>44360.57518122685</text:p>
          </table:table-cell>
          <table:table-cell office:value-type="string">
            <text:p>http://placeimg.com/640/480</text:p>
          </table:table-cell>
          <table:table-cell office:value-type="string">
            <text:p>Ex quae laboriosam. Tempora at asperiores et aut. Sunt sint incidunt nostrum molestiae et qui.</text:p>
          </table:table-cell>
          <table:table-cell office:value-type="boolean" office:boolean-value="false">
            <text:p>FALSE</text:p>
          </table:table-cell>
        </table:table-row>
        <table:table-row>
          <table:table-cell office:value-type="string">
            <text:p>Anne Homenick</text:p>
          </table:table-cell>
          <table:table-cell office:value-type="string">
            <text:p>(219) 828-9790 x3496</text:p>
          </table:table-cell>
          <table:table-cell office:value-type="string">
            <text:p>Mervin88@hotmail.com</text:p>
          </table:table-cell>
          <table:table-cell office:value-type="string">
            <text:p>6044 Kennedi Mount</text:p>
          </table:table-cell>
          <table:table-cell office:value-type="string">
            <text:p>South Eldaport</text:p>
          </table:table-cell>
          <table:table-cell office:value-type="string">
            <text:p>Virginia</text:p>
          </table:table-cell>
          <table:table-cell office:value-type="string">
            <text:p>48118-0505</text:p>
          </table:table-cell>
          <table:table-cell office:value-type="string">
            <text:p>743940553</text:p>
          </table:table-cell>
          <table:table-cell office:value-type="string">
            <text:p>Home</text:p>
          </table:table-cell>
          <table:table-cell office:value-type="string">
            <text:p>Ullrich, Rau and Walker</text:p>
          </table:table-cell>
          <table:table-cell office:value-type="float" office:value="44231.0275396412">
            <text:p>44231.0275396412</text:p>
          </table:table-cell>
          <table:table-cell office:value-type="string">
            <text:p>http://placeimg.com/640/480</text:p>
          </table:table-cell>
          <table:table-cell office:value-type="string">
            <text:p>Qui voluptatibus neque eaque enim et sed. Molestiae vitae ut atque. Distinctio sint autem repellendus inventore magnam itaque tempore aut. Omnis qui soluta quis ducimus enim corrupti laudantium. Voluptatem nobis culpa dolorum deserunt autem ea dolores et. Suscipit aliquid nihil tempora.</text:p>
          </table:table-cell>
          <table:table-cell office:value-type="boolean" office:boolean-value="true">
            <text:p>TRUE</text:p>
          </table:table-cell>
        </table:table-row>
        <table:table-row>
          <table:table-cell office:value-type="string">
            <text:p>Marcus Murazik</text:p>
          </table:table-cell>
          <table:table-cell office:value-type="string">
            <text:p>594-226-4740</text:p>
          </table:table-cell>
          <table:table-cell office:value-type="string">
            <text:p>Daphnee69@yahoo.com</text:p>
          </table:table-cell>
          <table:table-cell office:value-type="string">
            <text:p>01970 Hettinger Divide</text:p>
          </table:table-cell>
          <table:table-cell office:value-type="string">
            <text:p>West Trinity</text:p>
          </table:table-cell>
          <table:table-cell office:value-type="string">
            <text:p>Wyoming</text:p>
          </table:table-cell>
          <table:table-cell office:value-type="string">
            <text:p>92356-3245</text:p>
          </table:table-cell>
          <table:table-cell office:value-type="string">
            <text:p>376752778</text:p>
          </table:table-cell>
          <table:table-cell office:value-type="string">
            <text:p>Books</text:p>
          </table:table-cell>
          <table:table-cell office:value-type="string">
            <text:p>Schowalter Group</text:p>
          </table:table-cell>
          <table:table-cell office:value-type="float" office:value="44371.114383402775">
            <text:p>44371.114383402775</text:p>
          </table:table-cell>
          <table:table-cell office:value-type="string">
            <text:p>http://placeimg.com/640/480</text:p>
          </table:table-cell>
          <table:table-cell office:value-type="string">
            <text:p>Ut aspernatur at iste vitae occaecati quia. Aut et eum necessitatibus velit deserunt. Accusamus commodi illo aliquid voluptas quae sed. Tempora nemo molestiae cum at.</text:p>
          </table:table-cell>
          <table:table-cell office:value-type="boolean" office:boolean-value="false">
            <text:p>FALSE</text:p>
          </table:table-cell>
        </table:table-row>
        <table:table-row>
          <table:table-cell office:value-type="string">
            <text:p>Jeannie Kohler</text:p>
          </table:table-cell>
          <table:table-cell office:value-type="string">
            <text:p>302.730.6543</text:p>
          </table:table-cell>
          <table:table-cell office:value-type="string">
            <text:p>Liliane_Abshire75@hotmail.com</text:p>
          </table:table-cell>
          <table:table-cell office:value-type="string">
            <text:p>0075 Wilfredo Turnpike</text:p>
          </table:table-cell>
          <table:table-cell office:value-type="string">
            <text:p>New Nicklauston</text:p>
          </table:table-cell>
          <table:table-cell office:value-type="string">
            <text:p>New York</text:p>
          </table:table-cell>
          <table:table-cell office:value-type="string">
            <text:p>85960-4060</text:p>
          </table:table-cell>
          <table:table-cell office:value-type="string">
            <text:p>118374424</text:p>
          </table:table-cell>
          <table:table-cell office:value-type="string">
            <text:p>Electronics</text:p>
          </table:table-cell>
          <table:table-cell office:value-type="string">
            <text:p>Ondricka, Kautzer and Beer</text:p>
          </table:table-cell>
          <table:table-cell office:value-type="float" office:value="44330.9775071412">
            <text:p>44330.9775071412</text:p>
          </table:table-cell>
          <table:table-cell office:value-type="string">
            <text:p>http://placeimg.com/640/480</text:p>
          </table:table-cell>
          <table:table-cell office:value-type="string">
            <text:p>Aut repellat facere. Dolor sit aperiam dolorem beatae. Sequi occaecati labore impedit nesciunt maxime. Eos quo et sunt ipsam ex est. Vel debitis omnis sed odio autem nulla quia soluta. Non doloremque dolorem debitis sit aut cupiditate nihil eligendi occaecati.</text:p>
          </table:table-cell>
          <table:table-cell office:value-type="boolean" office:boolean-value="false">
            <text:p>FALSE</text:p>
          </table:table-cell>
        </table:table-row>
        <table:table-row>
          <table:table-cell office:value-type="string">
            <text:p>Dolores Emmerich</text:p>
          </table:table-cell>
          <table:table-cell office:value-type="string">
            <text:p>(341) 448-2959 x9328</text:p>
          </table:table-cell>
          <table:table-cell office:value-type="string">
            <text:p>Darrick.Watsica@gmail.com</text:p>
          </table:table-cell>
          <table:table-cell office:value-type="string">
            <text:p>956 Ivory Skyway</text:p>
          </table:table-cell>
          <table:table-cell office:value-type="string">
            <text:p>Gladyceberg</text:p>
          </table:table-cell>
          <table:table-cell office:value-type="string">
            <text:p>Iowa</text:p>
          </table:table-cell>
          <table:table-cell office:value-type="string">
            <text:p>02235</text:p>
          </table:table-cell>
          <table:table-cell office:value-type="string">
            <text:p>037995081</text:p>
          </table:table-cell>
          <table:table-cell office:value-type="string">
            <text:p>Jewelery</text:p>
          </table:table-cell>
          <table:table-cell office:value-type="string">
            <text:p>Hudson and Sons</text:p>
          </table:table-cell>
          <table:table-cell office:value-type="float" office:value="44450.44790460648">
            <text:p>44450.44790460648</text:p>
          </table:table-cell>
          <table:table-cell office:value-type="string">
            <text:p>http://placeimg.com/640/480</text:p>
          </table:table-cell>
          <table:table-cell office:value-type="string">
            <text:p>Voluptates illo eum omnis eaque ratione labore repellendus fuga quo. Qui alias quod porro maiores et numquam quas voluptas assumenda. Est et ut provident. Nesciunt doloremque et.</text:p>
          </table:table-cell>
          <table:table-cell office:value-type="boolean" office:boolean-value="true">
            <text:p>TRUE</text:p>
          </table:table-cell>
        </table:table-row>
        <table:table-row>
          <table:table-cell office:value-type="string">
            <text:p>Renee Marvin</text:p>
          </table:table-cell>
          <table:table-cell office:value-type="string">
            <text:p>(702) 858-6266 x4826</text:p>
          </table:table-cell>
          <table:table-cell office:value-type="string">
            <text:p>Houston30@yahoo.com</text:p>
          </table:table-cell>
          <table:table-cell office:value-type="string">
            <text:p>3236 Strosin Islands</text:p>
          </table:table-cell>
          <table:table-cell office:value-type="string">
            <text:p>Candidaville</text:p>
          </table:table-cell>
          <table:table-cell office:value-type="string">
            <text:p>Florida</text:p>
          </table:table-cell>
          <table:table-cell office:value-type="string">
            <text:p>83843-6396</text:p>
          </table:table-cell>
          <table:table-cell office:value-type="string">
            <text:p>888879767</text:p>
          </table:table-cell>
          <table:table-cell office:value-type="string">
            <text:p>Electronics</text:p>
          </table:table-cell>
          <table:table-cell office:value-type="string">
            <text:p>Lubowitz Group</text:p>
          </table:table-cell>
          <table:table-cell office:value-type="float" office:value="44562.17572371528">
            <text:p>44562.17572371528</text:p>
          </table:table-cell>
          <table:table-cell office:value-type="string">
            <text:p>http://placeimg.com/640/480</text:p>
          </table:table-cell>
          <table:table-cell office:value-type="string">
            <text:p>Similique odit atque voluptatum. Et possimus eaque similique magni quia ullam aut rerum qui. Qui alias eaque quaerat sint magni at. Est labore explicabo aliquam itaque consequatur aspernatur. Praesentium qui magni fuga quis voluptatem facilis ratione omnis quisquam.</text:p>
          </table:table-cell>
          <table:table-cell office:value-type="boolean" office:boolean-value="false">
            <text:p>FALSE</text:p>
          </table:table-cell>
        </table:table-row>
        <table:table-row>
          <table:table-cell office:value-type="string">
            <text:p>Kelley Schoen</text:p>
          </table:table-cell>
          <table:table-cell office:value-type="string">
            <text:p>(907) 545-7472</text:p>
          </table:table-cell>
          <table:table-cell office:value-type="string">
            <text:p>Malvina43@yahoo.com</text:p>
          </table:table-cell>
          <table:table-cell office:value-type="string">
            <text:p>12579 Weimann Ridges</text:p>
          </table:table-cell>
          <table:table-cell office:value-type="string">
            <text:p>Ashtynmouth</text:p>
          </table:table-cell>
          <table:table-cell office:value-type="string">
            <text:p>Arizona</text:p>
          </table:table-cell>
          <table:table-cell office:value-type="string">
            <text:p>11050</text:p>
          </table:table-cell>
          <table:table-cell office:value-type="string">
            <text:p>448374327</text:p>
          </table:table-cell>
          <table:table-cell office:value-type="string">
            <text:p>Health</text:p>
          </table:table-cell>
          <table:table-cell office:value-type="string">
            <text:p>Dach, Thompson and Cartwright</text:p>
          </table:table-cell>
          <table:table-cell office:value-type="float" office:value="44406.92438199074">
            <text:p>44406.92438199074</text:p>
          </table:table-cell>
          <table:table-cell office:value-type="string">
            <text:p>http://placeimg.com/640/480</text:p>
          </table:table-cell>
          <table:table-cell office:value-type="string">
            <text:p>Dolorem aut aut. Aut minus eos aut velit sed voluptatem aliquam. Incidunt aperiam et exercitationem deserunt.</text:p>
          </table:table-cell>
          <table:table-cell office:value-type="boolean" office:boolean-value="true">
            <text:p>TRUE</text:p>
          </table:table-cell>
        </table:table-row>
        <table:table-row>
          <table:table-cell office:value-type="string">
            <text:p>Clyde Bins</text:p>
          </table:table-cell>
          <table:table-cell office:value-type="string">
            <text:p>765-472-7017</text:p>
          </table:table-cell>
          <table:table-cell office:value-type="string">
            <text:p>Esther18@gmail.com</text:p>
          </table:table-cell>
          <table:table-cell office:value-type="string">
            <text:p>1196 Gottlieb Camp</text:p>
          </table:table-cell>
          <table:table-cell office:value-type="string">
            <text:p>Edinburg</text:p>
          </table:table-cell>
          <table:table-cell office:value-type="string">
            <text:p>South Dakota</text:p>
          </table:table-cell>
          <table:table-cell office:value-type="string">
            <text:p>82141-9003</text:p>
          </table:table-cell>
          <table:table-cell office:value-type="string">
            <text:p>221626593</text:p>
          </table:table-cell>
          <table:table-cell office:value-type="string">
            <text:p>Automotive</text:p>
          </table:table-cell>
          <table:table-cell office:value-type="string">
            <text:p>Jenkins LLC</text:p>
          </table:table-cell>
          <table:table-cell office:value-type="float" office:value="44277.35246097222">
            <text:p>44277.35246097222</text:p>
          </table:table-cell>
          <table:table-cell office:value-type="string">
            <text:p>http://placeimg.com/640/480</text:p>
          </table:table-cell>
          <table:table-cell office:value-type="string">
            <text:p>Sunt est quas delectus at sint. Quaerat aliquam qui iste et. Non placeat animi et ut modi eum. Dolorem sed mollitia. Animi at distinctio. Cum maiores itaque.</text:p>
          </table:table-cell>
          <table:table-cell office:value-type="boolean" office:boolean-value="true">
            <text:p>TRUE</text:p>
          </table:table-cell>
        </table:table-row>
        <table:table-row>
          <table:table-cell office:value-type="string">
            <text:p>Todd Zieme</text:p>
          </table:table-cell>
          <table:table-cell office:value-type="string">
            <text:p>(390) 681-2057</text:p>
          </table:table-cell>
          <table:table-cell office:value-type="string">
            <text:p>Kelly.Conn62@gmail.com</text:p>
          </table:table-cell>
          <table:table-cell office:value-type="string">
            <text:p>589 Carroll Crossing</text:p>
          </table:table-cell>
          <table:table-cell office:value-type="string">
            <text:p>Runolfssontown</text:p>
          </table:table-cell>
          <table:table-cell office:value-type="string">
            <text:p>Iowa</text:p>
          </table:table-cell>
          <table:table-cell office:value-type="string">
            <text:p>67482-6087</text:p>
          </table:table-cell>
          <table:table-cell office:value-type="string">
            <text:p>025529582</text:p>
          </table:table-cell>
          <table:table-cell office:value-type="string">
            <text:p>Grocery</text:p>
          </table:table-cell>
          <table:table-cell office:value-type="string">
            <text:p>Roob, Bruen and Hintz</text:p>
          </table:table-cell>
          <table:table-cell office:value-type="float" office:value="44592.922656215276">
            <text:p>44592.922656215276</text:p>
          </table:table-cell>
          <table:table-cell office:value-type="string">
            <text:p>http://placeimg.com/640/480</text:p>
          </table:table-cell>
          <table:table-cell office:value-type="string">
            <text:p>At dolor optio rerum aspernatur. Modi optio nihil magnam ad odio ratione illum. Fuga et architecto sapiente unde perspiciatis perspiciatis magnam consectetur.</text:p>
          </table:table-cell>
          <table:table-cell office:value-type="boolean" office:boolean-value="false">
            <text:p>FALSE</text:p>
          </table:table-cell>
        </table:table-row>
        <table:table-row>
          <table:table-cell office:value-type="string">
            <text:p>Willis Jones</text:p>
          </table:table-cell>
          <table:table-cell office:value-type="string">
            <text:p>(847) 774-4926 x0359</text:p>
          </table:table-cell>
          <table:table-cell office:value-type="string">
            <text:p>Amber_Zieme99@gmail.com</text:p>
          </table:table-cell>
          <table:table-cell office:value-type="string">
            <text:p>07202 Halvorson Avenue</text:p>
          </table:table-cell>
          <table:table-cell office:value-type="string">
            <text:p>Keyonville</text:p>
          </table:table-cell>
          <table:table-cell office:value-type="string">
            <text:p>Kentucky</text:p>
          </table:table-cell>
          <table:table-cell office:value-type="string">
            <text:p>77970-5007</text:p>
          </table:table-cell>
          <table:table-cell office:value-type="string">
            <text:p>015988803</text:p>
          </table:table-cell>
          <table:table-cell office:value-type="string">
            <text:p>Clothing</text:p>
          </table:table-cell>
          <table:table-cell office:value-type="string">
            <text:p>Torp - Kuhn</text:p>
          </table:table-cell>
          <table:table-cell office:value-type="float" office:value="44383.43651457176">
            <text:p>44383.43651457176</text:p>
          </table:table-cell>
          <table:table-cell office:value-type="string">
            <text:p>http://placeimg.com/640/480</text:p>
          </table:table-cell>
          <table:table-cell office:value-type="string">
            <text:p>Perferendis repellendus consequatur non consequatur explicabo. Ea exercitationem vitae sit et eveniet a enim. Voluptatibus deserunt et natus ea in temporibus dolorum aspernatur voluptas. Sunt nam doloribus cumque nihil officiis saepe ipsum omnis rerum. Atque amet voluptas in quaerat consectetur quia sapiente temporibus.</text:p>
          </table:table-cell>
          <table:table-cell office:value-type="boolean" office:boolean-value="false">
            <text:p>FALSE</text:p>
          </table:table-cell>
        </table:table-row>
        <table:table-row>
          <table:table-cell office:value-type="string">
            <text:p>Wendy Weimann</text:p>
          </table:table-cell>
          <table:table-cell office:value-type="string">
            <text:p>425-802-5518</text:p>
          </table:table-cell>
          <table:table-cell office:value-type="string">
            <text:p>Granville.Shanahan@yahoo.com</text:p>
          </table:table-cell>
          <table:table-cell office:value-type="string">
            <text:p>453 Amir Road</text:p>
          </table:table-cell>
          <table:table-cell office:value-type="string">
            <text:p>O'Harafort</text:p>
          </table:table-cell>
          <table:table-cell office:value-type="string">
            <text:p>Idaho</text:p>
          </table:table-cell>
          <table:table-cell office:value-type="string">
            <text:p>85323</text:p>
          </table:table-cell>
          <table:table-cell office:value-type="string">
            <text:p>400188111</text:p>
          </table:table-cell>
          <table:table-cell office:value-type="string">
            <text:p>Beauty</text:p>
          </table:table-cell>
          <table:table-cell office:value-type="string">
            <text:p>Howe Group</text:p>
          </table:table-cell>
          <table:table-cell office:value-type="float" office:value="44565.819022268515">
            <text:p>44565.819022268515</text:p>
          </table:table-cell>
          <table:table-cell office:value-type="string">
            <text:p>http://placeimg.com/640/480</text:p>
          </table:table-cell>
          <table:table-cell office:value-type="string">
            <text:p>Doloribus corrupti qui consequatur ut ipsum. Et reprehenderit quasi itaque et pariatur corrupti. Ut assumenda nobis. Beatae ut consectetur enim aut repudiandae.</text:p>
          </table:table-cell>
          <table:table-cell office:value-type="boolean" office:boolean-value="false">
            <text:p>FALSE</text:p>
          </table:table-cell>
        </table:table-row>
        <table:table-row>
          <table:table-cell office:value-type="string">
            <text:p>Steven Jaskolski</text:p>
          </table:table-cell>
          <table:table-cell office:value-type="string">
            <text:p>(712) 979-0322 x75020</text:p>
          </table:table-cell>
          <table:table-cell office:value-type="string">
            <text:p>Jonatan90@gmail.com</text:p>
          </table:table-cell>
          <table:table-cell office:value-type="string">
            <text:p>014 Von Village</text:p>
          </table:table-cell>
          <table:table-cell office:value-type="string">
            <text:p>Milpitas</text:p>
          </table:table-cell>
          <table:table-cell office:value-type="string">
            <text:p>Vermont</text:p>
          </table:table-cell>
          <table:table-cell office:value-type="string">
            <text:p>16684</text:p>
          </table:table-cell>
          <table:table-cell office:value-type="string">
            <text:p>673117236</text:p>
          </table:table-cell>
          <table:table-cell office:value-type="string">
            <text:p>Kids</text:p>
          </table:table-cell>
          <table:table-cell office:value-type="string">
            <text:p>Effertz - Sawayn</text:p>
          </table:table-cell>
          <table:table-cell office:value-type="float" office:value="44364.17793210648">
            <text:p>44364.17793210648</text:p>
          </table:table-cell>
          <table:table-cell office:value-type="string">
            <text:p>http://placeimg.com/640/480</text:p>
          </table:table-cell>
          <table:table-cell office:value-type="string">
            <text:p>Voluptas dolorem non expedita qui harum. Accusantium aspernatur est excepturi et tempora iusto. Cupiditate eius suscipit illo odio qui doloribus impedit quod quae. Quidem et similique pariatur qui voluptatem rem. Debitis nesciunt illo voluptas similique. Repellat aut nam quia fugiat enim.</text:p>
          </table:table-cell>
          <table:table-cell office:value-type="boolean" office:boolean-value="false">
            <text:p>FALSE</text:p>
          </table:table-cell>
        </table:table-row>
        <table:table-row>
          <table:table-cell office:value-type="string">
            <text:p>Ms. Elizabeth O'Connell</text:p>
          </table:table-cell>
          <table:table-cell office:value-type="string">
            <text:p>1-376-943-1229 x42144</text:p>
          </table:table-cell>
          <table:table-cell office:value-type="string">
            <text:p>Fritz_Mitchell43@gmail.com</text:p>
          </table:table-cell>
          <table:table-cell office:value-type="string">
            <text:p>708 Corwin Parkways</text:p>
          </table:table-cell>
          <table:table-cell office:value-type="string">
            <text:p>Port Ernest</text:p>
          </table:table-cell>
          <table:table-cell office:value-type="string">
            <text:p>Maryland</text:p>
          </table:table-cell>
          <table:table-cell office:value-type="string">
            <text:p>00817-5511</text:p>
          </table:table-cell>
          <table:table-cell office:value-type="string">
            <text:p>194482903</text:p>
          </table:table-cell>
          <table:table-cell office:value-type="string">
            <text:p>Industrial</text:p>
          </table:table-cell>
          <table:table-cell office:value-type="string">
            <text:p>Reichel, Kuhlman and DuBuque</text:p>
          </table:table-cell>
          <table:table-cell office:value-type="float" office:value="44351.902801909724">
            <text:p>44351.902801909724</text:p>
          </table:table-cell>
          <table:table-cell office:value-type="string">
            <text:p>http://placeimg.com/640/480</text:p>
          </table:table-cell>
          <table:table-cell office:value-type="string">
            <text:p>Ipsa quidem maxime. Asperiores alias laboriosam rem nulla non. Eius sunt quidem rem.</text:p>
          </table:table-cell>
          <table:table-cell office:value-type="boolean" office:boolean-value="true">
            <text:p>TRUE</text:p>
          </table:table-cell>
        </table:table-row>
        <table:table-row>
          <table:table-cell office:value-type="string">
            <text:p>Jeffery Hane Jr.</text:p>
          </table:table-cell>
          <table:table-cell office:value-type="string">
            <text:p>780-591-2414 x1424</text:p>
          </table:table-cell>
          <table:table-cell office:value-type="string">
            <text:p>Kelsi_Olson@hotmail.com</text:p>
          </table:table-cell>
          <table:table-cell office:value-type="string">
            <text:p>31305 Derek Lights</text:p>
          </table:table-cell>
          <table:table-cell office:value-type="string">
            <text:p>Cortezborough</text:p>
          </table:table-cell>
          <table:table-cell office:value-type="string">
            <text:p>Kansas</text:p>
          </table:table-cell>
          <table:table-cell office:value-type="string">
            <text:p>35245-4514</text:p>
          </table:table-cell>
          <table:table-cell office:value-type="string">
            <text:p>290084344</text:p>
          </table:table-cell>
          <table:table-cell office:value-type="string">
            <text:p>Computers</text:p>
          </table:table-cell>
          <table:table-cell office:value-type="string">
            <text:p>Bruen LLC</text:p>
          </table:table-cell>
          <table:table-cell office:value-type="float" office:value="44352.18601423611">
            <text:p>44352.18601423611</text:p>
          </table:table-cell>
          <table:table-cell office:value-type="string">
            <text:p>http://placeimg.com/640/480</text:p>
          </table:table-cell>
          <table:table-cell office:value-type="string">
            <text:p>Animi qui sunt dolore minus veritatis velit necessitatibus consequatur. Consequatur ducimus quidem necessitatibus atque eius earum. Hic neque placeat commodi nihil incidunt incidunt. Voluptatem debitis enim. Aut nulla aut dolor asperiores natus quisquam est laudantium qui.</text:p>
          </table:table-cell>
          <table:table-cell office:value-type="boolean" office:boolean-value="false">
            <text:p>FALSE</text:p>
          </table:table-cell>
        </table:table-row>
        <table:table-row>
          <table:table-cell office:value-type="string">
            <text:p>Gerard Gaylord</text:p>
          </table:table-cell>
          <table:table-cell office:value-type="string">
            <text:p>1-723-371-0567</text:p>
          </table:table-cell>
          <table:table-cell office:value-type="string">
            <text:p>Rosario61@gmail.com</text:p>
          </table:table-cell>
          <table:table-cell office:value-type="string">
            <text:p>747 Allen Centers</text:p>
          </table:table-cell>
          <table:table-cell office:value-type="string">
            <text:p>Hirthemouth</text:p>
          </table:table-cell>
          <table:table-cell office:value-type="string">
            <text:p>Illinois</text:p>
          </table:table-cell>
          <table:table-cell office:value-type="string">
            <text:p>25286-1621</text:p>
          </table:table-cell>
          <table:table-cell office:value-type="string">
            <text:p>751108138</text:p>
          </table:table-cell>
          <table:table-cell office:value-type="string">
            <text:p>Automotive</text:p>
          </table:table-cell>
          <table:table-cell office:value-type="string">
            <text:p>Sipes, Terry and Olson</text:p>
          </table:table-cell>
          <table:table-cell office:value-type="float" office:value="44379.2488380787">
            <text:p>44379.2488380787</text:p>
          </table:table-cell>
          <table:table-cell office:value-type="string">
            <text:p>http://placeimg.com/640/480</text:p>
          </table:table-cell>
          <table:table-cell office:value-type="string">
            <text:p>Commodi exercitationem enim fugiat illo quasi est rem et. Modi quasi eveniet est. Et sed ut. Quae nihil delectus voluptatem et rerum sunt accusantium ducimus.</text:p>
          </table:table-cell>
          <table:table-cell office:value-type="boolean" office:boolean-value="false">
            <text:p>FALSE</text:p>
          </table:table-cell>
        </table:table-row>
        <table:table-row>
          <table:table-cell office:value-type="string">
            <text:p>Jana Flatley DVM</text:p>
          </table:table-cell>
          <table:table-cell office:value-type="string">
            <text:p>1-995-436-7873</text:p>
          </table:table-cell>
          <table:table-cell office:value-type="string">
            <text:p>Ettie2@hotmail.com</text:p>
          </table:table-cell>
          <table:table-cell office:value-type="string">
            <text:p>68249 Murphy Land</text:p>
          </table:table-cell>
          <table:table-cell office:value-type="string">
            <text:p>Dorthyville</text:p>
          </table:table-cell>
          <table:table-cell office:value-type="string">
            <text:p>Florida</text:p>
          </table:table-cell>
          <table:table-cell office:value-type="string">
            <text:p>70362-1314</text:p>
          </table:table-cell>
          <table:table-cell office:value-type="string">
            <text:p>667312018</text:p>
          </table:table-cell>
          <table:table-cell office:value-type="string">
            <text:p>Automotive</text:p>
          </table:table-cell>
          <table:table-cell office:value-type="string">
            <text:p>Hoeger - Effertz</text:p>
          </table:table-cell>
          <table:table-cell office:value-type="float" office:value="44388.028430011575">
            <text:p>44388.028430011575</text:p>
          </table:table-cell>
          <table:table-cell office:value-type="string">
            <text:p>http://placeimg.com/640/480</text:p>
          </table:table-cell>
          <table:table-cell office:value-type="string">
            <text:p>Omnis blanditiis rerum doloremque quisquam voluptatem. Ut vel tenetur voluptas quaerat illo esse. Non quis in architecto ut voluptatem. Praesentium explicabo quo molestiae eligendi aut aliquid. Ea ut corporis et ea qui et. Aut dolorem corporis assumenda.</text:p>
          </table:table-cell>
          <table:table-cell office:value-type="boolean" office:boolean-value="true">
            <text:p>TRUE</text:p>
          </table:table-cell>
        </table:table-row>
        <table:table-row>
          <table:table-cell office:value-type="string">
            <text:p>Vincent Hoeger</text:p>
          </table:table-cell>
          <table:table-cell office:value-type="string">
            <text:p>907.409.6069</text:p>
          </table:table-cell>
          <table:table-cell office:value-type="string">
            <text:p>Luis19@gmail.com</text:p>
          </table:table-cell>
          <table:table-cell office:value-type="string">
            <text:p>654 Pfannerstill Loaf</text:p>
          </table:table-cell>
          <table:table-cell office:value-type="string">
            <text:p>Zemlakside</text:p>
          </table:table-cell>
          <table:table-cell office:value-type="string">
            <text:p>Mississippi</text:p>
          </table:table-cell>
          <table:table-cell office:value-type="string">
            <text:p>53723-9659</text:p>
          </table:table-cell>
          <table:table-cell office:value-type="string">
            <text:p>239906195</text:p>
          </table:table-cell>
          <table:table-cell office:value-type="string">
            <text:p>Grocery</text:p>
          </table:table-cell>
          <table:table-cell office:value-type="string">
            <text:p>Morar Group</text:p>
          </table:table-cell>
          <table:table-cell office:value-type="float" office:value="44267.71508165509">
            <text:p>44267.71508165509</text:p>
          </table:table-cell>
          <table:table-cell office:value-type="string">
            <text:p>http://placeimg.com/640/480</text:p>
          </table:table-cell>
          <table:table-cell office:value-type="string">
            <text:p>Ab voluptatem iure recusandae sed tempore. Quaerat qui ea beatae pariatur fugit. Et asperiores quia culpa amet earum. Vitae voluptas dolores omnis. Quisquam itaque facere provident aut quis provident ea est.</text:p>
          </table:table-cell>
          <table:table-cell office:value-type="boolean" office:boolean-value="false">
            <text:p>FALSE</text:p>
          </table:table-cell>
        </table:table-row>
        <table:table-row>
          <table:table-cell office:value-type="string">
            <text:p>Miss Shelly Conn</text:p>
          </table:table-cell>
          <table:table-cell office:value-type="string">
            <text:p>(554) 720-2499 x51250</text:p>
          </table:table-cell>
          <table:table-cell office:value-type="string">
            <text:p>Autumn46@gmail.com</text:p>
          </table:table-cell>
          <table:table-cell office:value-type="string">
            <text:p>99583 Taylor Meadows</text:p>
          </table:table-cell>
          <table:table-cell office:value-type="string">
            <text:p>Laneberg</text:p>
          </table:table-cell>
          <table:table-cell office:value-type="string">
            <text:p>Iowa</text:p>
          </table:table-cell>
          <table:table-cell office:value-type="string">
            <text:p>78209</text:p>
          </table:table-cell>
          <table:table-cell office:value-type="string">
            <text:p>774142100</text:p>
          </table:table-cell>
          <table:table-cell office:value-type="string">
            <text:p>Books</text:p>
          </table:table-cell>
          <table:table-cell office:value-type="string">
            <text:p>Aufderhar - Kihn</text:p>
          </table:table-cell>
          <table:table-cell office:value-type="float" office:value="44451.93032824074">
            <text:p>44451.93032824074</text:p>
          </table:table-cell>
          <table:table-cell office:value-type="string">
            <text:p>http://placeimg.com/640/480</text:p>
          </table:table-cell>
          <table:table-cell office:value-type="string">
            <text:p>Explicabo fugit magni reprehenderit. Aliquid asperiores repellat. Blanditiis doloremque aliquam et consectetur. Et laborum asperiores voluptatem cumque. Reiciendis quis tenetur sed omnis. Debitis magnam ut distinctio veritatis itaque et consectetur dignissimos.</text:p>
          </table:table-cell>
          <table:table-cell office:value-type="boolean" office:boolean-value="false">
            <text:p>FALSE</text:p>
          </table:table-cell>
        </table:table-row>
        <table:table-row>
          <table:table-cell office:value-type="string">
            <text:p>Carlos Huel</text:p>
          </table:table-cell>
          <table:table-cell office:value-type="string">
            <text:p>682.752.3830</text:p>
          </table:table-cell>
          <table:table-cell office:value-type="string">
            <text:p>Dangelo15@hotmail.com</text:p>
          </table:table-cell>
          <table:table-cell office:value-type="string">
            <text:p>844 Viviane Rapid</text:p>
          </table:table-cell>
          <table:table-cell office:value-type="string">
            <text:p>New Blancheville</text:p>
          </table:table-cell>
          <table:table-cell office:value-type="string">
            <text:p>Kentucky</text:p>
          </table:table-cell>
          <table:table-cell office:value-type="string">
            <text:p>47129-5444</text:p>
          </table:table-cell>
          <table:table-cell office:value-type="string">
            <text:p>908134722</text:p>
          </table:table-cell>
          <table:table-cell office:value-type="string">
            <text:p>Outdoors</text:p>
          </table:table-cell>
          <table:table-cell office:value-type="string">
            <text:p>Ratke, Dickinson and Dibbert</text:p>
          </table:table-cell>
          <table:table-cell office:value-type="float" office:value="44409.993447256944">
            <text:p>44409.993447256944</text:p>
          </table:table-cell>
          <table:table-cell office:value-type="string">
            <text:p>http://placeimg.com/640/480</text:p>
          </table:table-cell>
          <table:table-cell office:value-type="string">
            <text:p>Blanditiis molestiae aut minima sint sed. Tempora inventore non corrupti dolor quos consequatur aut est. Molestiae omnis voluptatem. Omnis temporibus quidem qui.</text:p>
          </table:table-cell>
          <table:table-cell office:value-type="boolean" office:boolean-value="true">
            <text:p>TRUE</text:p>
          </table:table-cell>
        </table:table-row>
        <table:table-row>
          <table:table-cell office:value-type="string">
            <text:p>Reginald Willms</text:p>
          </table:table-cell>
          <table:table-cell office:value-type="string">
            <text:p>1-914-805-0653 x365</text:p>
          </table:table-cell>
          <table:table-cell office:value-type="string">
            <text:p>Orville28@hotmail.com</text:p>
          </table:table-cell>
          <table:table-cell office:value-type="string">
            <text:p>42448 Stiedemann Run</text:p>
          </table:table-cell>
          <table:table-cell office:value-type="string">
            <text:p>Mullerfurt</text:p>
          </table:table-cell>
          <table:table-cell office:value-type="string">
            <text:p>Maryland</text:p>
          </table:table-cell>
          <table:table-cell office:value-type="string">
            <text:p>17609</text:p>
          </table:table-cell>
          <table:table-cell office:value-type="string">
            <text:p>282092302</text:p>
          </table:table-cell>
          <table:table-cell office:value-type="string">
            <text:p>Automotive</text:p>
          </table:table-cell>
          <table:table-cell office:value-type="string">
            <text:p>Macejkovic, Zboncak and Kassulke</text:p>
          </table:table-cell>
          <table:table-cell office:value-type="float" office:value="44554.89582803241">
            <text:p>44554.89582803241</text:p>
          </table:table-cell>
          <table:table-cell office:value-type="string">
            <text:p>http://placeimg.com/640/480</text:p>
          </table:table-cell>
          <table:table-cell office:value-type="string">
            <text:p>Quia accusamus minus et. Laborum error quis aut iste eaque nobis. Culpa omnis rerum omnis odio quia amet sit. Aut id consequatur odio voluptatum beatae. Dolorum deserunt sequi unde. Amet culpa labore dicta officiis fuga saepe quod aliquid eos.</text:p>
          </table:table-cell>
          <table:table-cell office:value-type="boolean" office:boolean-value="false">
            <text:p>FALSE</text:p>
          </table:table-cell>
        </table:table-row>
        <table:table-row>
          <table:table-cell office:value-type="string">
            <text:p>Dr. Priscilla Walter</text:p>
          </table:table-cell>
          <table:table-cell office:value-type="string">
            <text:p>1-253-283-3875 x51851</text:p>
          </table:table-cell>
          <table:table-cell office:value-type="string">
            <text:p>Cecil17@yahoo.com</text:p>
          </table:table-cell>
          <table:table-cell office:value-type="string">
            <text:p>677 Glenna Rest</text:p>
          </table:table-cell>
          <table:table-cell office:value-type="string">
            <text:p>Novellashire</text:p>
          </table:table-cell>
          <table:table-cell office:value-type="string">
            <text:p>Minnesota</text:p>
          </table:table-cell>
          <table:table-cell office:value-type="string">
            <text:p>57376</text:p>
          </table:table-cell>
          <table:table-cell office:value-type="string">
            <text:p>894208694</text:p>
          </table:table-cell>
          <table:table-cell office:value-type="string">
            <text:p>Computers</text:p>
          </table:table-cell>
          <table:table-cell office:value-type="string">
            <text:p>Kautzer - Nader</text:p>
          </table:table-cell>
          <table:table-cell office:value-type="float" office:value="44346.56989633102">
            <text:p>44346.56989633102</text:p>
          </table:table-cell>
          <table:table-cell office:value-type="string">
            <text:p>http://placeimg.com/640/480</text:p>
          </table:table-cell>
          <table:table-cell office:value-type="string">
            <text:p>Magnam aut dicta ut cupiditate. Omnis in magnam et praesentium et. Et suscipit eaque voluptas cum commodi ratione et optio laboriosam. Veritatis quos mollitia sapiente qui. Nobis omnis cumque.</text:p>
          </table:table-cell>
          <table:table-cell office:value-type="boolean" office:boolean-value="true">
            <text:p>TRUE</text:p>
          </table:table-cell>
        </table:table-row>
        <table:table-row>
          <table:table-cell office:value-type="string">
            <text:p>Florence Welch</text:p>
          </table:table-cell>
          <table:table-cell office:value-type="string">
            <text:p>465.722.2920 x0430</text:p>
          </table:table-cell>
          <table:table-cell office:value-type="string">
            <text:p>Noemi95@yahoo.com</text:p>
          </table:table-cell>
          <table:table-cell office:value-type="string">
            <text:p>6423 Auer Mews</text:p>
          </table:table-cell>
          <table:table-cell office:value-type="string">
            <text:p>Rosendotown</text:p>
          </table:table-cell>
          <table:table-cell office:value-type="string">
            <text:p>Virginia</text:p>
          </table:table-cell>
          <table:table-cell office:value-type="string">
            <text:p>39391</text:p>
          </table:table-cell>
          <table:table-cell office:value-type="string">
            <text:p>428520340</text:p>
          </table:table-cell>
          <table:table-cell office:value-type="string">
            <text:p>Books</text:p>
          </table:table-cell>
          <table:table-cell office:value-type="string">
            <text:p>Jaskolski - O'Reilly</text:p>
          </table:table-cell>
          <table:table-cell office:value-type="float" office:value="44539.58930380787">
            <text:p>44539.58930380787</text:p>
          </table:table-cell>
          <table:table-cell office:value-type="string">
            <text:p>http://placeimg.com/640/480</text:p>
          </table:table-cell>
          <table:table-cell office:value-type="string">
            <text:p>Totam enim magni sint voluptatem. Nihil autem sed mollitia. Possimus id molestiae commodi ex suscipit sed aut commodi porro.</text:p>
          </table:table-cell>
          <table:table-cell office:value-type="boolean" office:boolean-value="true">
            <text:p>TRUE</text:p>
          </table:table-cell>
        </table:table-row>
        <table:table-row>
          <table:table-cell office:value-type="string">
            <text:p>Madeline O'Keefe</text:p>
          </table:table-cell>
          <table:table-cell office:value-type="string">
            <text:p>(607) 669-5547</text:p>
          </table:table-cell>
          <table:table-cell office:value-type="string">
            <text:p>Lindsey.Kreiger@gmail.com</text:p>
          </table:table-cell>
          <table:table-cell office:value-type="string">
            <text:p>68770 Kunde Radial</text:p>
          </table:table-cell>
          <table:table-cell office:value-type="string">
            <text:p>Fishershire</text:p>
          </table:table-cell>
          <table:table-cell office:value-type="string">
            <text:p>Virginia</text:p>
          </table:table-cell>
          <table:table-cell office:value-type="string">
            <text:p>39523</text:p>
          </table:table-cell>
          <table:table-cell office:value-type="string">
            <text:p>803554012</text:p>
          </table:table-cell>
          <table:table-cell office:value-type="string">
            <text:p>Books</text:p>
          </table:table-cell>
          <table:table-cell office:value-type="string">
            <text:p>Leannon - Will</text:p>
          </table:table-cell>
          <table:table-cell office:value-type="float" office:value="44397.06862939815">
            <text:p>44397.06862939815</text:p>
          </table:table-cell>
          <table:table-cell office:value-type="string">
            <text:p>http://placeimg.com/640/480</text:p>
          </table:table-cell>
          <table:table-cell office:value-type="string">
            <text:p>Autem corrupti consectetur qui aut. Et dolorem ea beatae reiciendis molestiae eum ut accusamus. Hic fugiat ut repellendus ad.</text:p>
          </table:table-cell>
          <table:table-cell office:value-type="boolean" office:boolean-value="true">
            <text:p>TRUE</text:p>
          </table:table-cell>
        </table:table-row>
        <table:table-row>
          <table:table-cell office:value-type="string">
            <text:p>Dixie Klocko</text:p>
          </table:table-cell>
          <table:table-cell office:value-type="string">
            <text:p>735-376-8140 x332</text:p>
          </table:table-cell>
          <table:table-cell office:value-type="string">
            <text:p>Vergie.Murray@yahoo.com</text:p>
          </table:table-cell>
          <table:table-cell office:value-type="string">
            <text:p>0244 Maxime Centers</text:p>
          </table:table-cell>
          <table:table-cell office:value-type="string">
            <text:p>East Allie</text:p>
          </table:table-cell>
          <table:table-cell office:value-type="string">
            <text:p>New Hampshire</text:p>
          </table:table-cell>
          <table:table-cell office:value-type="string">
            <text:p>21707-7060</text:p>
          </table:table-cell>
          <table:table-cell office:value-type="string">
            <text:p>455807803</text:p>
          </table:table-cell>
          <table:table-cell office:value-type="string">
            <text:p>Computers</text:p>
          </table:table-cell>
          <table:table-cell office:value-type="string">
            <text:p>Gutmann, Cremin and Schuppe</text:p>
          </table:table-cell>
          <table:table-cell office:value-type="float" office:value="44292.6829816088">
            <text:p>44292.6829816088</text:p>
          </table:table-cell>
          <table:table-cell office:value-type="string">
            <text:p>http://placeimg.com/640/480</text:p>
          </table:table-cell>
          <table:table-cell office:value-type="string">
            <text:p>Molestiae architecto voluptatem eaque. Sit ut impedit sit est accusamus alias officia facilis consequuntur. Voluptas molestiae dolore cupiditate quis tempore voluptatem doloremque fuga.</text:p>
          </table:table-cell>
          <table:table-cell office:value-type="boolean" office:boolean-value="true">
            <text:p>TRUE</text:p>
          </table:table-cell>
        </table:table-row>
        <table:table-row>
          <table:table-cell office:value-type="string">
            <text:p>Yvette Littel</text:p>
          </table:table-cell>
          <table:table-cell office:value-type="string">
            <text:p>(367) 863-7337 x1332</text:p>
          </table:table-cell>
          <table:table-cell office:value-type="string">
            <text:p>Marina_MacGyver@yahoo.com</text:p>
          </table:table-cell>
          <table:table-cell office:value-type="string">
            <text:p>53395 Aurelio Parkway</text:p>
          </table:table-cell>
          <table:table-cell office:value-type="string">
            <text:p>Brandiland</text:p>
          </table:table-cell>
          <table:table-cell office:value-type="string">
            <text:p>Nevada</text:p>
          </table:table-cell>
          <table:table-cell office:value-type="string">
            <text:p>65729-1872</text:p>
          </table:table-cell>
          <table:table-cell office:value-type="string">
            <text:p>877615547</text:p>
          </table:table-cell>
          <table:table-cell office:value-type="string">
            <text:p>Shoes</text:p>
          </table:table-cell>
          <table:table-cell office:value-type="string">
            <text:p>Hills, Hand and Weimann</text:p>
          </table:table-cell>
          <table:table-cell office:value-type="float" office:value="44279.138596666664">
            <text:p>44279.138596666664</text:p>
          </table:table-cell>
          <table:table-cell office:value-type="string">
            <text:p>http://placeimg.com/640/480</text:p>
          </table:table-cell>
          <table:table-cell office:value-type="string">
            <text:p>Aut eum minus sed. Doloribus accusamus modi ducimus. Ut sed natus inventore ratione placeat vel in illo. Sit atque dolorum et sequi nemo quis non dignissimos. Ducimus aut et.</text:p>
          </table:table-cell>
          <table:table-cell office:value-type="boolean" office:boolean-value="true">
            <text:p>TRUE</text:p>
          </table:table-cell>
        </table:table-row>
        <table:table-row>
          <table:table-cell office:value-type="string">
            <text:p>Ms. Myrtle Heathcote</text:p>
          </table:table-cell>
          <table:table-cell office:value-type="string">
            <text:p>(740) 576-0813</text:p>
          </table:table-cell>
          <table:table-cell office:value-type="string">
            <text:p>Willie.Lockman26@yahoo.com</text:p>
          </table:table-cell>
          <table:table-cell office:value-type="string">
            <text:p>596 Lesch Curve</text:p>
          </table:table-cell>
          <table:table-cell office:value-type="string">
            <text:p>Ankundingmouth</text:p>
          </table:table-cell>
          <table:table-cell office:value-type="string">
            <text:p>Hawaii</text:p>
          </table:table-cell>
          <table:table-cell office:value-type="string">
            <text:p>98561</text:p>
          </table:table-cell>
          <table:table-cell office:value-type="string">
            <text:p>962066292</text:p>
          </table:table-cell>
          <table:table-cell office:value-type="string">
            <text:p>Shoes</text:p>
          </table:table-cell>
          <table:table-cell office:value-type="string">
            <text:p>Kshlerin Group</text:p>
          </table:table-cell>
          <table:table-cell office:value-type="float" office:value="44545.67375351852">
            <text:p>44545.67375351852</text:p>
          </table:table-cell>
          <table:table-cell office:value-type="string">
            <text:p>http://placeimg.com/640/480</text:p>
          </table:table-cell>
          <table:table-cell office:value-type="string">
            <text:p>Dignissimos et excepturi et nemo. Ea dignissimos illo id qui. Nulla debitis aliquam recusandae.</text:p>
          </table:table-cell>
          <table:table-cell office:value-type="boolean" office:boolean-value="false">
            <text:p>FALSE</text:p>
          </table:table-cell>
        </table:table-row>
        <table:table-row>
          <table:table-cell office:value-type="string">
            <text:p>Andrew Marquardt</text:p>
          </table:table-cell>
          <table:table-cell office:value-type="string">
            <text:p>1-825-814-8262 x285</text:p>
          </table:table-cell>
          <table:table-cell office:value-type="string">
            <text:p>Luis_Nicolas@hotmail.com</text:p>
          </table:table-cell>
          <table:table-cell office:value-type="string">
            <text:p>4611 Pearl Stream</text:p>
          </table:table-cell>
          <table:table-cell office:value-type="string">
            <text:p>Napoleonchester</text:p>
          </table:table-cell>
          <table:table-cell office:value-type="string">
            <text:p>Kentucky</text:p>
          </table:table-cell>
          <table:table-cell office:value-type="string">
            <text:p>76335-5320</text:p>
          </table:table-cell>
          <table:table-cell office:value-type="string">
            <text:p>847630730</text:p>
          </table:table-cell>
          <table:table-cell office:value-type="string">
            <text:p>Jewelery</text:p>
          </table:table-cell>
          <table:table-cell office:value-type="string">
            <text:p>Reichert - Barton</text:p>
          </table:table-cell>
          <table:table-cell office:value-type="float" office:value="44455.779751979164">
            <text:p>44455.779751979164</text:p>
          </table:table-cell>
          <table:table-cell office:value-type="string">
            <text:p>http://placeimg.com/640/480</text:p>
          </table:table-cell>
          <table:table-cell office:value-type="string">
            <text:p>Dolore numquam doloribus aliquid voluptatem praesentium totam modi architecto sunt. Et voluptas cum error omnis ipsa facilis nesciunt dignissimos. Qui sed dignissimos maiores dolorum earum eum sit qui possimus. Omnis ea alias accusamus ea et non sunt. Quos unde eos sit.</text:p>
          </table:table-cell>
          <table:table-cell office:value-type="boolean" office:boolean-value="false">
            <text:p>FALSE</text:p>
          </table:table-cell>
        </table:table-row>
        <table:table-row>
          <table:table-cell office:value-type="string">
            <text:p>Melinda Hilpert</text:p>
          </table:table-cell>
          <table:table-cell office:value-type="string">
            <text:p>762.232.8118</text:p>
          </table:table-cell>
          <table:table-cell office:value-type="string">
            <text:p>Teagan.Oberbrunner63@gmail.com</text:p>
          </table:table-cell>
          <table:table-cell office:value-type="string">
            <text:p>95279 Sawayn Fall</text:p>
          </table:table-cell>
          <table:table-cell office:value-type="string">
            <text:p>Jeffersonville</text:p>
          </table:table-cell>
          <table:table-cell office:value-type="string">
            <text:p>Massachusetts</text:p>
          </table:table-cell>
          <table:table-cell office:value-type="string">
            <text:p>21083-9155</text:p>
          </table:table-cell>
          <table:table-cell office:value-type="string">
            <text:p>456334058</text:p>
          </table:table-cell>
          <table:table-cell office:value-type="string">
            <text:p>Computers</text:p>
          </table:table-cell>
          <table:table-cell office:value-type="string">
            <text:p>Pfeffer, Cassin and Armstrong</text:p>
          </table:table-cell>
          <table:table-cell office:value-type="float" office:value="44453.018620347226">
            <text:p>44453.018620347226</text:p>
          </table:table-cell>
          <table:table-cell office:value-type="string">
            <text:p>http://placeimg.com/640/480</text:p>
          </table:table-cell>
          <table:table-cell office:value-type="string">
            <text:p>Nulla non aut eos ut excepturi omnis ratione ducimus. Repudiandae distinctio ut facilis dolorem. Alias qui qui veniam laudantium occaecati aperiam.</text:p>
          </table:table-cell>
          <table:table-cell office:value-type="boolean" office:boolean-value="false">
            <text:p>FALSE</text:p>
          </table:table-cell>
        </table:table-row>
        <table:table-row>
          <table:table-cell office:value-type="string">
            <text:p>Opal Ortiz</text:p>
          </table:table-cell>
          <table:table-cell office:value-type="string">
            <text:p>1-509-735-1320 x2336</text:p>
          </table:table-cell>
          <table:table-cell office:value-type="string">
            <text:p>Mateo55@hotmail.com</text:p>
          </table:table-cell>
          <table:table-cell office:value-type="string">
            <text:p>2775 Price Radial</text:p>
          </table:table-cell>
          <table:table-cell office:value-type="string">
            <text:p>Euclid</text:p>
          </table:table-cell>
          <table:table-cell office:value-type="string">
            <text:p>Idaho</text:p>
          </table:table-cell>
          <table:table-cell office:value-type="string">
            <text:p>56451-8938</text:p>
          </table:table-cell>
          <table:table-cell office:value-type="string">
            <text:p>658386147</text:p>
          </table:table-cell>
          <table:table-cell office:value-type="string">
            <text:p>Movies</text:p>
          </table:table-cell>
          <table:table-cell office:value-type="string">
            <text:p>Bartell, Connelly and Wisozk</text:p>
          </table:table-cell>
          <table:table-cell office:value-type="float" office:value="44306.32451019676">
            <text:p>44306.32451019676</text:p>
          </table:table-cell>
          <table:table-cell office:value-type="string">
            <text:p>http://placeimg.com/640/480</text:p>
          </table:table-cell>
          <table:table-cell office:value-type="string">
            <text:p>Dolores voluptatem nemo quos officiis. Dicta ipsum molestiae voluptatem vitae perferendis ea non deserunt. Est dicta at est. Assumenda qui quod officia quia officiis delectus. Sed sint aliquam cupiditate.</text:p>
          </table:table-cell>
          <table:table-cell office:value-type="boolean" office:boolean-value="false">
            <text:p>FALSE</text:p>
          </table:table-cell>
        </table:table-row>
        <table:table-row>
          <table:table-cell office:value-type="string">
            <text:p>Jackie Fadel III</text:p>
          </table:table-cell>
          <table:table-cell office:value-type="string">
            <text:p>465-577-0372</text:p>
          </table:table-cell>
          <table:table-cell office:value-type="string">
            <text:p>Douglas_Smitham@gmail.com</text:p>
          </table:table-cell>
          <table:table-cell office:value-type="string">
            <text:p>307 Watsica Road</text:p>
          </table:table-cell>
          <table:table-cell office:value-type="string">
            <text:p>New Danielle</text:p>
          </table:table-cell>
          <table:table-cell office:value-type="string">
            <text:p>South Dakota</text:p>
          </table:table-cell>
          <table:table-cell office:value-type="string">
            <text:p>71165-9645</text:p>
          </table:table-cell>
          <table:table-cell office:value-type="string">
            <text:p>116767211</text:p>
          </table:table-cell>
          <table:table-cell office:value-type="string">
            <text:p>Sports</text:p>
          </table:table-cell>
          <table:table-cell office:value-type="string">
            <text:p>Lebsack, Hahn and Murphy</text:p>
          </table:table-cell>
          <table:table-cell office:value-type="float" office:value="44411.60495636574">
            <text:p>44411.60495636574</text:p>
          </table:table-cell>
          <table:table-cell office:value-type="string">
            <text:p>http://placeimg.com/640/480</text:p>
          </table:table-cell>
          <table:table-cell office:value-type="string">
            <text:p>Earum corrupti eum rerum ad eum consequatur illo. Nihil dolor expedita in sed doloremque vero. Quidem incidunt quis aspernatur repellat quis ut temporibus voluptas.</text:p>
          </table:table-cell>
          <table:table-cell office:value-type="boolean" office:boolean-value="false">
            <text:p>FALSE</text:p>
          </table:table-cell>
        </table:table-row>
        <table:table-row>
          <table:table-cell office:value-type="string">
            <text:p>Adam Shanahan</text:p>
          </table:table-cell>
          <table:table-cell office:value-type="string">
            <text:p>470-898-2268</text:p>
          </table:table-cell>
          <table:table-cell office:value-type="string">
            <text:p>Domenic_Barrows@hotmail.com</text:p>
          </table:table-cell>
          <table:table-cell office:value-type="string">
            <text:p>285 Bartoletti Pines</text:p>
          </table:table-cell>
          <table:table-cell office:value-type="string">
            <text:p>Novato</text:p>
          </table:table-cell>
          <table:table-cell office:value-type="string">
            <text:p>Kentucky</text:p>
          </table:table-cell>
          <table:table-cell office:value-type="string">
            <text:p>45415</text:p>
          </table:table-cell>
          <table:table-cell office:value-type="string">
            <text:p>663222432</text:p>
          </table:table-cell>
          <table:table-cell office:value-type="string">
            <text:p>Computers</text:p>
          </table:table-cell>
          <table:table-cell office:value-type="string">
            <text:p>Streich Inc</text:p>
          </table:table-cell>
          <table:table-cell office:value-type="float" office:value="44410.80675472222">
            <text:p>44410.80675472222</text:p>
          </table:table-cell>
          <table:table-cell office:value-type="string">
            <text:p>http://placeimg.com/640/480</text:p>
          </table:table-cell>
          <table:table-cell office:value-type="string">
            <text:p>Autem blanditiis quo quasi qui iste. Ipsum sed excepturi et provident laborum. Est modi illum qui. Quidem dolorem non consectetur ut perferendis nostrum. Reiciendis accusantium voluptatibus non voluptatem.</text:p>
          </table:table-cell>
          <table:table-cell office:value-type="boolean" office:boolean-value="true">
            <text:p>TRUE</text:p>
          </table:table-cell>
        </table:table-row>
        <table:table-row>
          <table:table-cell office:value-type="string">
            <text:p>Alexandra Wehner</text:p>
          </table:table-cell>
          <table:table-cell office:value-type="string">
            <text:p>460.382.4220 x9454</text:p>
          </table:table-cell>
          <table:table-cell office:value-type="string">
            <text:p>Maryse46@gmail.com</text:p>
          </table:table-cell>
          <table:table-cell office:value-type="string">
            <text:p>6706 Veum Parkway</text:p>
          </table:table-cell>
          <table:table-cell office:value-type="string">
            <text:p>Websterstad</text:p>
          </table:table-cell>
          <table:table-cell office:value-type="string">
            <text:p>Massachusetts</text:p>
          </table:table-cell>
          <table:table-cell office:value-type="string">
            <text:p>50442-2746</text:p>
          </table:table-cell>
          <table:table-cell office:value-type="string">
            <text:p>706578111</text:p>
          </table:table-cell>
          <table:table-cell office:value-type="string">
            <text:p>Books</text:p>
          </table:table-cell>
          <table:table-cell office:value-type="string">
            <text:p>Ledner - Heaney</text:p>
          </table:table-cell>
          <table:table-cell office:value-type="float" office:value="44454.31696055555">
            <text:p>44454.31696055555</text:p>
          </table:table-cell>
          <table:table-cell office:value-type="string">
            <text:p>http://placeimg.com/640/480</text:p>
          </table:table-cell>
          <table:table-cell office:value-type="string">
            <text:p>Libero recusandae non in. Natus et voluptas optio. Voluptas vero explicabo tenetur. Ut magni quod quod et.</text:p>
          </table:table-cell>
          <table:table-cell office:value-type="boolean" office:boolean-value="false">
            <text:p>FALSE</text:p>
          </table:table-cell>
        </table:table-row>
        <table:table-row>
          <table:table-cell office:value-type="string">
            <text:p>Irma Williamson</text:p>
          </table:table-cell>
          <table:table-cell office:value-type="string">
            <text:p>(880) 212-6496 x20833</text:p>
          </table:table-cell>
          <table:table-cell office:value-type="string">
            <text:p>Demario.Hahn84@gmail.com</text:p>
          </table:table-cell>
          <table:table-cell office:value-type="string">
            <text:p>111 Rosalee Motorway</text:p>
          </table:table-cell>
          <table:table-cell office:value-type="string">
            <text:p>South Lavonne</text:p>
          </table:table-cell>
          <table:table-cell office:value-type="string">
            <text:p>Oklahoma</text:p>
          </table:table-cell>
          <table:table-cell office:value-type="string">
            <text:p>59261-8204</text:p>
          </table:table-cell>
          <table:table-cell office:value-type="string">
            <text:p>070727724</text:p>
          </table:table-cell>
          <table:table-cell office:value-type="string">
            <text:p>Clothing</text:p>
          </table:table-cell>
          <table:table-cell office:value-type="string">
            <text:p>Olson, Olson and Ankunding</text:p>
          </table:table-cell>
          <table:table-cell office:value-type="float" office:value="44292.2973834838">
            <text:p>44292.2973834838</text:p>
          </table:table-cell>
          <table:table-cell office:value-type="string">
            <text:p>http://placeimg.com/640/480</text:p>
          </table:table-cell>
          <table:table-cell office:value-type="string">
            <text:p>Ipsam voluptatem repellat sunt nulla fugiat. Natus quo a necessitatibus. Veritatis consequatur nobis dolorum. Doloremque accusamus rerum quisquam maiores. Sed repellendus blanditiis a quia enim repellendus. Voluptas dolor et ea quia natus reiciendis velit amet vel.</text:p>
          </table:table-cell>
          <table:table-cell office:value-type="boolean" office:boolean-value="false">
            <text:p>FALSE</text:p>
          </table:table-cell>
        </table:table-row>
        <table:table-row>
          <table:table-cell office:value-type="string">
            <text:p>Karl Moen</text:p>
          </table:table-cell>
          <table:table-cell office:value-type="string">
            <text:p>501.549.8719</text:p>
          </table:table-cell>
          <table:table-cell office:value-type="string">
            <text:p>Zion_Howell46@gmail.com</text:p>
          </table:table-cell>
          <table:table-cell office:value-type="string">
            <text:p>534 Maida Inlet</text:p>
          </table:table-cell>
          <table:table-cell office:value-type="string">
            <text:p>Mitchellport</text:p>
          </table:table-cell>
          <table:table-cell office:value-type="string">
            <text:p>New Hampshire</text:p>
          </table:table-cell>
          <table:table-cell office:value-type="string">
            <text:p>97422</text:p>
          </table:table-cell>
          <table:table-cell office:value-type="string">
            <text:p>890539891</text:p>
          </table:table-cell>
          <table:table-cell office:value-type="string">
            <text:p>Grocery</text:p>
          </table:table-cell>
          <table:table-cell office:value-type="string">
            <text:p>Kuhic Group</text:p>
          </table:table-cell>
          <table:table-cell office:value-type="float" office:value="44421.705414525466">
            <text:p>44421.705414525466</text:p>
          </table:table-cell>
          <table:table-cell office:value-type="string">
            <text:p>http://placeimg.com/640/480</text:p>
          </table:table-cell>
          <table:table-cell office:value-type="string">
            <text:p>Et accusantium sed ut. In enim iure quis officiis maxime autem quibusdam. Molestiae corrupti assumenda voluptatem eaque. Est voluptatem hic enim eligendi aut itaque nihil itaque. Doloremque temporibus illum fuga qui maiores incidunt fuga debitis.</text:p>
          </table:table-cell>
          <table:table-cell office:value-type="boolean" office:boolean-value="false">
            <text:p>FALSE</text:p>
          </table:table-cell>
        </table:table-row>
        <table:table-row>
          <table:table-cell office:value-type="string">
            <text:p>Sadie Rath DDS</text:p>
          </table:table-cell>
          <table:table-cell office:value-type="string">
            <text:p>(230) 533-0891</text:p>
          </table:table-cell>
          <table:table-cell office:value-type="string">
            <text:p>Emilia_Reichel53@gmail.com</text:p>
          </table:table-cell>
          <table:table-cell office:value-type="string">
            <text:p>832 Mueller Drives</text:p>
          </table:table-cell>
          <table:table-cell office:value-type="string">
            <text:p>Zackeryside</text:p>
          </table:table-cell>
          <table:table-cell office:value-type="string">
            <text:p>Arkansas</text:p>
          </table:table-cell>
          <table:table-cell office:value-type="string">
            <text:p>95210</text:p>
          </table:table-cell>
          <table:table-cell office:value-type="string">
            <text:p>068580216</text:p>
          </table:table-cell>
          <table:table-cell office:value-type="string">
            <text:p>Beauty</text:p>
          </table:table-cell>
          <table:table-cell office:value-type="string">
            <text:p>Mann - Leffler</text:p>
          </table:table-cell>
          <table:table-cell office:value-type="float" office:value="44398.307586180556">
            <text:p>44398.307586180556</text:p>
          </table:table-cell>
          <table:table-cell office:value-type="string">
            <text:p>http://placeimg.com/640/480</text:p>
          </table:table-cell>
          <table:table-cell office:value-type="string">
            <text:p>Totam vitae quam tempore. Voluptatem ex culpa consequatur quod quia. Est ut sed et voluptas.</text:p>
          </table:table-cell>
          <table:table-cell office:value-type="boolean" office:boolean-value="true">
            <text:p>TRUE</text:p>
          </table:table-cell>
        </table:table-row>
        <table:table-row>
          <table:table-cell office:value-type="string">
            <text:p>Tommie Lubowitz</text:p>
          </table:table-cell>
          <table:table-cell office:value-type="string">
            <text:p>932.873.3609 x928</text:p>
          </table:table-cell>
          <table:table-cell office:value-type="string">
            <text:p>Hoyt_Walter78@gmail.com</text:p>
          </table:table-cell>
          <table:table-cell office:value-type="string">
            <text:p>3368 Lon Curve</text:p>
          </table:table-cell>
          <table:table-cell office:value-type="string">
            <text:p>Port Williamside</text:p>
          </table:table-cell>
          <table:table-cell office:value-type="string">
            <text:p>New Mexico</text:p>
          </table:table-cell>
          <table:table-cell office:value-type="string">
            <text:p>73660</text:p>
          </table:table-cell>
          <table:table-cell office:value-type="string">
            <text:p>331271223</text:p>
          </table:table-cell>
          <table:table-cell office:value-type="string">
            <text:p>Movies</text:p>
          </table:table-cell>
          <table:table-cell office:value-type="string">
            <text:p>Treutel Group</text:p>
          </table:table-cell>
          <table:table-cell office:value-type="float" office:value="44532.50372005787">
            <text:p>44532.50372005787</text:p>
          </table:table-cell>
          <table:table-cell office:value-type="string">
            <text:p>http://placeimg.com/640/480</text:p>
          </table:table-cell>
          <table:table-cell office:value-type="string">
            <text:p>Mollitia impedit voluptas earum nulla. Provident dolor quam error. Non et reprehenderit.</text:p>
          </table:table-cell>
          <table:table-cell office:value-type="boolean" office:boolean-value="true">
            <text:p>TRUE</text:p>
          </table:table-cell>
        </table:table-row>
        <table:table-row>
          <table:table-cell office:value-type="string">
            <text:p>Kenny Hermann</text:p>
          </table:table-cell>
          <table:table-cell office:value-type="string">
            <text:p>1-530-231-6624 x8305</text:p>
          </table:table-cell>
          <table:table-cell office:value-type="string">
            <text:p>Lea77@gmail.com</text:p>
          </table:table-cell>
          <table:table-cell office:value-type="string">
            <text:p>21865 Agustin Ramp</text:p>
          </table:table-cell>
          <table:table-cell office:value-type="string">
            <text:p>Altadena</text:p>
          </table:table-cell>
          <table:table-cell office:value-type="string">
            <text:p>Massachusetts</text:p>
          </table:table-cell>
          <table:table-cell office:value-type="string">
            <text:p>74628-7723</text:p>
          </table:table-cell>
          <table:table-cell office:value-type="string">
            <text:p>251749204</text:p>
          </table:table-cell>
          <table:table-cell office:value-type="string">
            <text:p>Shoes</text:p>
          </table:table-cell>
          <table:table-cell office:value-type="string">
            <text:p>Blanda - Hilll</text:p>
          </table:table-cell>
          <table:table-cell office:value-type="float" office:value="44352.99475032408">
            <text:p>44352.99475032408</text:p>
          </table:table-cell>
          <table:table-cell office:value-type="string">
            <text:p>http://placeimg.com/640/480</text:p>
          </table:table-cell>
          <table:table-cell office:value-type="string">
            <text:p>Voluptatem corrupti et totam fugit voluptatem placeat harum iusto quis. Odio sit architecto iste ullam veritatis aperiam occaecati. Et beatae numquam eaque accusamus. Voluptatem consequatur nihil dolore nisi unde aliquam.</text:p>
          </table:table-cell>
          <table:table-cell office:value-type="boolean" office:boolean-value="false">
            <text:p>FALSE</text:p>
          </table:table-cell>
        </table:table-row>
        <table:table-row>
          <table:table-cell office:value-type="string">
            <text:p>Marta Hills</text:p>
          </table:table-cell>
          <table:table-cell office:value-type="string">
            <text:p>457.763.2801 x9369</text:p>
          </table:table-cell>
          <table:table-cell office:value-type="string">
            <text:p>Myah49@hotmail.com</text:p>
          </table:table-cell>
          <table:table-cell office:value-type="string">
            <text:p>25874 Desiree Island</text:p>
          </table:table-cell>
          <table:table-cell office:value-type="string">
            <text:p>North Ethylland</text:p>
          </table:table-cell>
          <table:table-cell office:value-type="string">
            <text:p>Alabama</text:p>
          </table:table-cell>
          <table:table-cell office:value-type="string">
            <text:p>84934-9857</text:p>
          </table:table-cell>
          <table:table-cell office:value-type="string">
            <text:p>202129970</text:p>
          </table:table-cell>
          <table:table-cell office:value-type="string">
            <text:p>Books</text:p>
          </table:table-cell>
          <table:table-cell office:value-type="string">
            <text:p>Hammes Inc</text:p>
          </table:table-cell>
          <table:table-cell office:value-type="float" office:value="44525.61931625">
            <text:p>44525.61931625</text:p>
          </table:table-cell>
          <table:table-cell office:value-type="string">
            <text:p>http://placeimg.com/640/480</text:p>
          </table:table-cell>
          <table:table-cell office:value-type="string">
            <text:p>Cupiditate temporibus nihil fugit at similique. Voluptate qui voluptas. Nisi aut vel ut laudantium voluptatem. Excepturi alias sit in error voluptas voluptatem libero. Quis est id.</text:p>
          </table:table-cell>
          <table:table-cell office:value-type="boolean" office:boolean-value="true">
            <text:p>TRUE</text:p>
          </table:table-cell>
        </table:table-row>
        <table:table-row>
          <table:table-cell office:value-type="string">
            <text:p>Shelia O'Connell</text:p>
          </table:table-cell>
          <table:table-cell office:value-type="string">
            <text:p>293.688.6561</text:p>
          </table:table-cell>
          <table:table-cell office:value-type="string">
            <text:p>Pat_Brakus55@yahoo.com</text:p>
          </table:table-cell>
          <table:table-cell office:value-type="string">
            <text:p>295 Zack Stravenue</text:p>
          </table:table-cell>
          <table:table-cell office:value-type="string">
            <text:p>East Saigeville</text:p>
          </table:table-cell>
          <table:table-cell office:value-type="string">
            <text:p>New Jersey</text:p>
          </table:table-cell>
          <table:table-cell office:value-type="string">
            <text:p>36864</text:p>
          </table:table-cell>
          <table:table-cell office:value-type="string">
            <text:p>133129191</text:p>
          </table:table-cell>
          <table:table-cell office:value-type="string">
            <text:p>Kids</text:p>
          </table:table-cell>
          <table:table-cell office:value-type="string">
            <text:p>Kunde and Sons</text:p>
          </table:table-cell>
          <table:table-cell office:value-type="float" office:value="44242.98349707176">
            <text:p>44242.98349707176</text:p>
          </table:table-cell>
          <table:table-cell office:value-type="string">
            <text:p>http://placeimg.com/640/480</text:p>
          </table:table-cell>
          <table:table-cell office:value-type="string">
            <text:p>Sed distinctio suscipit qui beatae. Expedita ut sed optio velit totam rem et suscipit tempore. Temporibus architecto repellendus fugiat similique perferendis. Eveniet commodi porro temporibus repellat eos sit.</text:p>
          </table:table-cell>
          <table:table-cell office:value-type="boolean" office:boolean-value="true">
            <text:p>TRUE</text:p>
          </table:table-cell>
        </table:table-row>
        <table:table-row>
          <table:table-cell office:value-type="string">
            <text:p>Lorraine Kirlin</text:p>
          </table:table-cell>
          <table:table-cell office:value-type="string">
            <text:p>(916) 302-5675 x691</text:p>
          </table:table-cell>
          <table:table-cell office:value-type="string">
            <text:p>Hattie79@hotmail.com</text:p>
          </table:table-cell>
          <table:table-cell office:value-type="string">
            <text:p>8500 Hermann Street</text:p>
          </table:table-cell>
          <table:table-cell office:value-type="string">
            <text:p>South Jackson</text:p>
          </table:table-cell>
          <table:table-cell office:value-type="string">
            <text:p>Oregon</text:p>
          </table:table-cell>
          <table:table-cell office:value-type="string">
            <text:p>92525-1751</text:p>
          </table:table-cell>
          <table:table-cell office:value-type="string">
            <text:p>396520469</text:p>
          </table:table-cell>
          <table:table-cell office:value-type="string">
            <text:p>Books</text:p>
          </table:table-cell>
          <table:table-cell office:value-type="string">
            <text:p>Carter Inc</text:p>
          </table:table-cell>
          <table:table-cell office:value-type="float" office:value="44420.223421712966">
            <text:p>44420.223421712966</text:p>
          </table:table-cell>
          <table:table-cell office:value-type="string">
            <text:p>http://placeimg.com/640/480</text:p>
          </table:table-cell>
          <table:table-cell office:value-type="string">
            <text:p>Quam est adipisci sequi. Inventore ut consequatur quia eum. Consequatur similique eligendi vel.</text:p>
          </table:table-cell>
          <table:table-cell office:value-type="boolean" office:boolean-value="true">
            <text:p>TRUE</text:p>
          </table:table-cell>
        </table:table-row>
        <table:table-row>
          <table:table-cell office:value-type="string">
            <text:p>Suzanne Anderson</text:p>
          </table:table-cell>
          <table:table-cell office:value-type="string">
            <text:p>(551) 429-6983 x6000</text:p>
          </table:table-cell>
          <table:table-cell office:value-type="string">
            <text:p>Flavio95@hotmail.com</text:p>
          </table:table-cell>
          <table:table-cell office:value-type="string">
            <text:p>3188 Jaskolski Tunnel</text:p>
          </table:table-cell>
          <table:table-cell office:value-type="string">
            <text:p>West Desiree</text:p>
          </table:table-cell>
          <table:table-cell office:value-type="string">
            <text:p>Missouri</text:p>
          </table:table-cell>
          <table:table-cell office:value-type="string">
            <text:p>17316-9479</text:p>
          </table:table-cell>
          <table:table-cell office:value-type="string">
            <text:p>494604070</text:p>
          </table:table-cell>
          <table:table-cell office:value-type="string">
            <text:p>Computers</text:p>
          </table:table-cell>
          <table:table-cell office:value-type="string">
            <text:p>Fay, Parisian and Dare</text:p>
          </table:table-cell>
          <table:table-cell office:value-type="float" office:value="44380.95134936343">
            <text:p>44380.95134936343</text:p>
          </table:table-cell>
          <table:table-cell office:value-type="string">
            <text:p>http://placeimg.com/640/480</text:p>
          </table:table-cell>
          <table:table-cell office:value-type="string">
            <text:p>Ut assumenda quia temporibus doloribus aut laboriosam. Sed ut nesciunt et sunt et. Dolor aut possimus dolore.</text:p>
          </table:table-cell>
          <table:table-cell office:value-type="boolean" office:boolean-value="false">
            <text:p>FALSE</text:p>
          </table:table-cell>
        </table:table-row>
        <table:table-row>
          <table:table-cell office:value-type="string">
            <text:p>Robert Kovacek</text:p>
          </table:table-cell>
          <table:table-cell office:value-type="string">
            <text:p>(227) 636-1376</text:p>
          </table:table-cell>
          <table:table-cell office:value-type="string">
            <text:p>Rylan74@hotmail.com</text:p>
          </table:table-cell>
          <table:table-cell office:value-type="string">
            <text:p>161 Nitzsche Squares</text:p>
          </table:table-cell>
          <table:table-cell office:value-type="string">
            <text:p>Hettiefort</text:p>
          </table:table-cell>
          <table:table-cell office:value-type="string">
            <text:p>Iowa</text:p>
          </table:table-cell>
          <table:table-cell office:value-type="string">
            <text:p>80200</text:p>
          </table:table-cell>
          <table:table-cell office:value-type="string">
            <text:p>050727223</text:p>
          </table:table-cell>
          <table:table-cell office:value-type="string">
            <text:p>Industrial</text:p>
          </table:table-cell>
          <table:table-cell office:value-type="string">
            <text:p>Dietrich - Flatley</text:p>
          </table:table-cell>
          <table:table-cell office:value-type="float" office:value="44532.670777708336">
            <text:p>44532.670777708336</text:p>
          </table:table-cell>
          <table:table-cell office:value-type="string">
            <text:p>http://placeimg.com/640/480</text:p>
          </table:table-cell>
          <table:table-cell office:value-type="string">
            <text:p>Aut autem corrupti voluptatem. Ut non ad qui maiores aut dolor qui voluptatem. Eligendi qui et sit esse sapiente facilis ut. Minus sunt illo quibusdam expedita. Voluptatem deserunt qui sint. Sunt quas totam eos facilis alias laborum saepe ea modi.</text:p>
          </table:table-cell>
          <table:table-cell office:value-type="boolean" office:boolean-value="true">
            <text:p>TRUE</text:p>
          </table:table-cell>
        </table:table-row>
        <table:table-row>
          <table:table-cell office:value-type="string">
            <text:p>Janet Cassin</text:p>
          </table:table-cell>
          <table:table-cell office:value-type="string">
            <text:p>1-779-500-0309 x87229</text:p>
          </table:table-cell>
          <table:table-cell office:value-type="string">
            <text:p>Brett_Brown@yahoo.com</text:p>
          </table:table-cell>
          <table:table-cell office:value-type="string">
            <text:p>8301 Runolfsdottir Heights</text:p>
          </table:table-cell>
          <table:table-cell office:value-type="string">
            <text:p>East Frankie</text:p>
          </table:table-cell>
          <table:table-cell office:value-type="string">
            <text:p>Utah</text:p>
          </table:table-cell>
          <table:table-cell office:value-type="string">
            <text:p>97243-4893</text:p>
          </table:table-cell>
          <table:table-cell office:value-type="string">
            <text:p>228466620</text:p>
          </table:table-cell>
          <table:table-cell office:value-type="string">
            <text:p>Industrial</text:p>
          </table:table-cell>
          <table:table-cell office:value-type="string">
            <text:p>Renner Group</text:p>
          </table:table-cell>
          <table:table-cell office:value-type="float" office:value="44491.160326006946">
            <text:p>44491.160326006946</text:p>
          </table:table-cell>
          <table:table-cell office:value-type="string">
            <text:p>http://placeimg.com/640/480</text:p>
          </table:table-cell>
          <table:table-cell office:value-type="string">
            <text:p>Ab velit sed consequatur dolore voluptate reiciendis nostrum laboriosam et. Maxime dolores dolores ratione consectetur temporibus. Laborum et vitae a saepe adipisci. Qui facilis esse repellat amet quae consequatur nihil quia. Ea sint culpa voluptatem doloremque.</text:p>
          </table:table-cell>
          <table:table-cell office:value-type="boolean" office:boolean-value="false">
            <text:p>FALSE</text:p>
          </table:table-cell>
        </table:table-row>
        <table:table-row>
          <table:table-cell office:value-type="string">
            <text:p>Traci O'Conner</text:p>
          </table:table-cell>
          <table:table-cell office:value-type="string">
            <text:p>512.884.1545</text:p>
          </table:table-cell>
          <table:table-cell office:value-type="string">
            <text:p>Rickie.Haley@hotmail.com</text:p>
          </table:table-cell>
          <table:table-cell office:value-type="string">
            <text:p>455 Sandra Squares</text:p>
          </table:table-cell>
          <table:table-cell office:value-type="string">
            <text:p>North Percivalmouth</text:p>
          </table:table-cell>
          <table:table-cell office:value-type="string">
            <text:p>West Virginia</text:p>
          </table:table-cell>
          <table:table-cell office:value-type="string">
            <text:p>66908</text:p>
          </table:table-cell>
          <table:table-cell office:value-type="string">
            <text:p>867924549</text:p>
          </table:table-cell>
          <table:table-cell office:value-type="string">
            <text:p>Baby</text:p>
          </table:table-cell>
          <table:table-cell office:value-type="string">
            <text:p>Johns LLC</text:p>
          </table:table-cell>
          <table:table-cell office:value-type="float" office:value="44511.56781916667">
            <text:p>44511.56781916667</text:p>
          </table:table-cell>
          <table:table-cell office:value-type="string">
            <text:p>http://placeimg.com/640/480</text:p>
          </table:table-cell>
          <table:table-cell office:value-type="string">
            <text:p>Vitae veniam saepe qui veniam a provident. Nihil quia asperiores neque inventore aut ad praesentium repellendus aliquid. Tempora ea voluptas.</text:p>
          </table:table-cell>
          <table:table-cell office:value-type="boolean" office:boolean-value="false">
            <text:p>FALSE</text:p>
          </table:table-cell>
        </table:table-row>
        <table:table-row>
          <table:table-cell office:value-type="string">
            <text:p>Ruben MacGyver</text:p>
          </table:table-cell>
          <table:table-cell office:value-type="string">
            <text:p>546.782.6096</text:p>
          </table:table-cell>
          <table:table-cell office:value-type="string">
            <text:p>Al.Kertzmann6@hotmail.com</text:p>
          </table:table-cell>
          <table:table-cell office:value-type="string">
            <text:p>225 Maida Islands</text:p>
          </table:table-cell>
          <table:table-cell office:value-type="string">
            <text:p>Apex</text:p>
          </table:table-cell>
          <table:table-cell office:value-type="string">
            <text:p>Tennessee</text:p>
          </table:table-cell>
          <table:table-cell office:value-type="string">
            <text:p>63773-4680</text:p>
          </table:table-cell>
          <table:table-cell office:value-type="string">
            <text:p>726350047</text:p>
          </table:table-cell>
          <table:table-cell office:value-type="string">
            <text:p>Kids</text:p>
          </table:table-cell>
          <table:table-cell office:value-type="string">
            <text:p>Christiansen, Heller and Kozey</text:p>
          </table:table-cell>
          <table:table-cell office:value-type="float" office:value="44497.73067038194">
            <text:p>44497.73067038194</text:p>
          </table:table-cell>
          <table:table-cell office:value-type="string">
            <text:p>http://placeimg.com/640/480</text:p>
          </table:table-cell>
          <table:table-cell office:value-type="string">
            <text:p>Voluptatibus numquam officiis eum et eos quibusdam. Sed in neque ut. Tempore cupiditate a est officiis eum id. Voluptates perferendis iure consectetur asperiores molestiae autem. Sit dolorem nemo quia nihil ratione.</text:p>
          </table:table-cell>
          <table:table-cell office:value-type="boolean" office:boolean-value="false">
            <text:p>FALSE</text:p>
          </table:table-cell>
        </table:table-row>
        <table:table-row>
          <table:table-cell office:value-type="string">
            <text:p>Raymond Carroll</text:p>
          </table:table-cell>
          <table:table-cell office:value-type="string">
            <text:p>(972) 662-2435 x975</text:p>
          </table:table-cell>
          <table:table-cell office:value-type="string">
            <text:p>Clark93@gmail.com</text:p>
          </table:table-cell>
          <table:table-cell office:value-type="string">
            <text:p>2535 Jadon Village</text:p>
          </table:table-cell>
          <table:table-cell office:value-type="string">
            <text:p>Onaside</text:p>
          </table:table-cell>
          <table:table-cell office:value-type="string">
            <text:p>Colorado</text:p>
          </table:table-cell>
          <table:table-cell office:value-type="string">
            <text:p>20779</text:p>
          </table:table-cell>
          <table:table-cell office:value-type="string">
            <text:p>458110076</text:p>
          </table:table-cell>
          <table:table-cell office:value-type="string">
            <text:p>Baby</text:p>
          </table:table-cell>
          <table:table-cell office:value-type="string">
            <text:p>Gutmann, Sawayn and Watsica</text:p>
          </table:table-cell>
          <table:table-cell office:value-type="float" office:value="44485.58449086805">
            <text:p>44485.58449086805</text:p>
          </table:table-cell>
          <table:table-cell office:value-type="string">
            <text:p>http://placeimg.com/640/480</text:p>
          </table:table-cell>
          <table:table-cell office:value-type="string">
            <text:p>Nemo ut quis id. Tempora voluptas quia adipisci quia quis qui omnis. Incidunt nihil magni expedita velit perspiciatis voluptas est. Neque accusamus ut reprehenderit consectetur molestiae sit odit et.</text:p>
          </table:table-cell>
          <table:table-cell office:value-type="boolean" office:boolean-value="true">
            <text:p>TRUE</text:p>
          </table:table-cell>
        </table:table-row>
        <table:table-row>
          <table:table-cell office:value-type="string">
            <text:p>Mr. Lamar Connelly</text:p>
          </table:table-cell>
          <table:table-cell office:value-type="string">
            <text:p>(780) 357-8660 x716</text:p>
          </table:table-cell>
          <table:table-cell office:value-type="string">
            <text:p>Kiera.Wilderman48@gmail.com</text:p>
          </table:table-cell>
          <table:table-cell office:value-type="string">
            <text:p>29704 Bill Isle</text:p>
          </table:table-cell>
          <table:table-cell office:value-type="string">
            <text:p>Lake Francoside</text:p>
          </table:table-cell>
          <table:table-cell office:value-type="string">
            <text:p>Wisconsin</text:p>
          </table:table-cell>
          <table:table-cell office:value-type="string">
            <text:p>71094-9972</text:p>
          </table:table-cell>
          <table:table-cell office:value-type="string">
            <text:p>842773074</text:p>
          </table:table-cell>
          <table:table-cell office:value-type="string">
            <text:p>Computers</text:p>
          </table:table-cell>
          <table:table-cell office:value-type="string">
            <text:p>Jones - Kuhn</text:p>
          </table:table-cell>
          <table:table-cell office:value-type="float" office:value="44573.297999282404">
            <text:p>44573.297999282404</text:p>
          </table:table-cell>
          <table:table-cell office:value-type="string">
            <text:p>http://placeimg.com/640/480</text:p>
          </table:table-cell>
          <table:table-cell office:value-type="string">
            <text:p>Enim voluptatem id. Eius amet magnam. Nihil cumque fugiat provident aut vitae facere.</text:p>
          </table:table-cell>
          <table:table-cell office:value-type="boolean" office:boolean-value="true">
            <text:p>TRUE</text:p>
          </table:table-cell>
        </table:table-row>
        <table:table-row>
          <table:table-cell office:value-type="string">
            <text:p>Valerie Pfannerstill DVM</text:p>
          </table:table-cell>
          <table:table-cell office:value-type="string">
            <text:p>967-333-0992 x38254</text:p>
          </table:table-cell>
          <table:table-cell office:value-type="string">
            <text:p>Trenton_Murazik@yahoo.com</text:p>
          </table:table-cell>
          <table:table-cell office:value-type="string">
            <text:p>85129 Adah Underpass</text:p>
          </table:table-cell>
          <table:table-cell office:value-type="string">
            <text:p>Schadenchester</text:p>
          </table:table-cell>
          <table:table-cell office:value-type="string">
            <text:p>Rhode Island</text:p>
          </table:table-cell>
          <table:table-cell office:value-type="string">
            <text:p>96273</text:p>
          </table:table-cell>
          <table:table-cell office:value-type="string">
            <text:p>511870428</text:p>
          </table:table-cell>
          <table:table-cell office:value-type="string">
            <text:p>Industrial</text:p>
          </table:table-cell>
          <table:table-cell office:value-type="string">
            <text:p>Thiel LLC</text:p>
          </table:table-cell>
          <table:table-cell office:value-type="float" office:value="44249.20560314815">
            <text:p>44249.20560314815</text:p>
          </table:table-cell>
          <table:table-cell office:value-type="string">
            <text:p>http://placeimg.com/640/480</text:p>
          </table:table-cell>
          <table:table-cell office:value-type="string">
            <text:p>Dolores neque omnis eos sit. Non repellendus qui aliquid corrupti sit quia totam mollitia. Animi cupiditate cum tempora commodi vitae exercitationem.</text:p>
          </table:table-cell>
          <table:table-cell office:value-type="boolean" office:boolean-value="false">
            <text:p>FALSE</text:p>
          </table:table-cell>
        </table:table-row>
        <table:table-row>
          <table:table-cell office:value-type="string">
            <text:p>Kristopher Huels Sr.</text:p>
          </table:table-cell>
          <table:table-cell office:value-type="string">
            <text:p>440-446-3847</text:p>
          </table:table-cell>
          <table:table-cell office:value-type="string">
            <text:p>Susie35@gmail.com</text:p>
          </table:table-cell>
          <table:table-cell office:value-type="string">
            <text:p>03015 Wintheiser Mills</text:p>
          </table:table-cell>
          <table:table-cell office:value-type="string">
            <text:p>Indianapolis</text:p>
          </table:table-cell>
          <table:table-cell office:value-type="string">
            <text:p>Vermont</text:p>
          </table:table-cell>
          <table:table-cell office:value-type="string">
            <text:p>85473-5814</text:p>
          </table:table-cell>
          <table:table-cell office:value-type="string">
            <text:p>058918241</text:p>
          </table:table-cell>
          <table:table-cell office:value-type="string">
            <text:p>Tools</text:p>
          </table:table-cell>
          <table:table-cell office:value-type="string">
            <text:p>Koss and Sons</text:p>
          </table:table-cell>
          <table:table-cell office:value-type="float" office:value="44508.87642634259">
            <text:p>44508.87642634259</text:p>
          </table:table-cell>
          <table:table-cell office:value-type="string">
            <text:p>http://placeimg.com/640/480</text:p>
          </table:table-cell>
          <table:table-cell office:value-type="string">
            <text:p>Tempora corporis consequatur ducimus voluptas laudantium quo. Sed adipisci magni culpa earum qui consequatur. Et eum eum rerum. Sed est nobis perspiciatis facere. Quae est quas fugiat vero et consequatur repellendus aspernatur.</text:p>
          </table:table-cell>
          <table:table-cell office:value-type="boolean" office:boolean-value="false">
            <text:p>FALSE</text:p>
          </table:table-cell>
        </table:table-row>
        <table:table-row>
          <table:table-cell office:value-type="string">
            <text:p>Roland Feeney</text:p>
          </table:table-cell>
          <table:table-cell office:value-type="string">
            <text:p>(345) 330-5694</text:p>
          </table:table-cell>
          <table:table-cell office:value-type="string">
            <text:p>Kane_Schuster3@hotmail.com</text:p>
          </table:table-cell>
          <table:table-cell office:value-type="string">
            <text:p>333 Ondricka Union</text:p>
          </table:table-cell>
          <table:table-cell office:value-type="string">
            <text:p>Handport</text:p>
          </table:table-cell>
          <table:table-cell office:value-type="string">
            <text:p>Nebraska</text:p>
          </table:table-cell>
          <table:table-cell office:value-type="string">
            <text:p>62911</text:p>
          </table:table-cell>
          <table:table-cell office:value-type="string">
            <text:p>744159042</text:p>
          </table:table-cell>
          <table:table-cell office:value-type="string">
            <text:p>Clothing</text:p>
          </table:table-cell>
          <table:table-cell office:value-type="string">
            <text:p>Ledner - Wolff</text:p>
          </table:table-cell>
          <table:table-cell office:value-type="float" office:value="44254.70138380787">
            <text:p>44254.70138380787</text:p>
          </table:table-cell>
          <table:table-cell office:value-type="string">
            <text:p>http://placeimg.com/640/480</text:p>
          </table:table-cell>
          <table:table-cell office:value-type="string">
            <text:p>Ad iure et nulla consequatur aspernatur suscipit ab consequatur. Beatae in distinctio quia quaerat earum sapiente. Blanditiis recusandae id corrupti officia magni.</text:p>
          </table:table-cell>
          <table:table-cell office:value-type="boolean" office:boolean-value="true">
            <text:p>TRUE</text:p>
          </table:table-cell>
        </table:table-row>
        <table:table-row>
          <table:table-cell office:value-type="string">
            <text:p>Dexter Kovacek</text:p>
          </table:table-cell>
          <table:table-cell office:value-type="string">
            <text:p>527-582-0864</text:p>
          </table:table-cell>
          <table:table-cell office:value-type="string">
            <text:p>Lela13@yahoo.com</text:p>
          </table:table-cell>
          <table:table-cell office:value-type="string">
            <text:p>290 Ashlynn Crossing</text:p>
          </table:table-cell>
          <table:table-cell office:value-type="string">
            <text:p>Weldonfort</text:p>
          </table:table-cell>
          <table:table-cell office:value-type="string">
            <text:p>North Carolina</text:p>
          </table:table-cell>
          <table:table-cell office:value-type="string">
            <text:p>79991-7239</text:p>
          </table:table-cell>
          <table:table-cell office:value-type="string">
            <text:p>391268823</text:p>
          </table:table-cell>
          <table:table-cell office:value-type="string">
            <text:p>Industrial</text:p>
          </table:table-cell>
          <table:table-cell office:value-type="string">
            <text:p>Tremblay - Ryan</text:p>
          </table:table-cell>
          <table:table-cell office:value-type="float" office:value="44244.87787488426">
            <text:p>44244.87787488426</text:p>
          </table:table-cell>
          <table:table-cell office:value-type="string">
            <text:p>http://placeimg.com/640/480</text:p>
          </table:table-cell>
          <table:table-cell office:value-type="string">
            <text:p>Excepturi ipsa facilis dolorem corrupti ut est. Exercitationem qui molestias consequuntur ea quibusdam quaerat quis ut dicta. Qui veritatis modi. Veritatis modi cumque mollitia vitae iure. Eum aperiam laboriosam assumenda.</text:p>
          </table:table-cell>
          <table:table-cell office:value-type="boolean" office:boolean-value="false">
            <text:p>FALSE</text:p>
          </table:table-cell>
        </table:table-row>
        <table:table-row>
          <table:table-cell office:value-type="string">
            <text:p>Tom Boyer</text:p>
          </table:table-cell>
          <table:table-cell office:value-type="string">
            <text:p>286.334.2139</text:p>
          </table:table-cell>
          <table:table-cell office:value-type="string">
            <text:p>Francis_Lowe94@gmail.com</text:p>
          </table:table-cell>
          <table:table-cell office:value-type="string">
            <text:p>931 Kling Drive</text:p>
          </table:table-cell>
          <table:table-cell office:value-type="string">
            <text:p>New Braunfels</text:p>
          </table:table-cell>
          <table:table-cell office:value-type="string">
            <text:p>Wyoming</text:p>
          </table:table-cell>
          <table:table-cell office:value-type="string">
            <text:p>07722</text:p>
          </table:table-cell>
          <table:table-cell office:value-type="string">
            <text:p>047907467</text:p>
          </table:table-cell>
          <table:table-cell office:value-type="string">
            <text:p>Beauty</text:p>
          </table:table-cell>
          <table:table-cell office:value-type="string">
            <text:p>Schuppe - Hegmann</text:p>
          </table:table-cell>
          <table:table-cell office:value-type="float" office:value="44315.72714758102">
            <text:p>44315.72714758102</text:p>
          </table:table-cell>
          <table:table-cell office:value-type="string">
            <text:p>http://placeimg.com/640/480</text:p>
          </table:table-cell>
          <table:table-cell office:value-type="string">
            <text:p>Molestiae tempora voluptatem nesciunt voluptate eligendi vel autem in est. Est enim maiores sit consectetur. Autem et harum quia repellat enim et. Commodi ut cum dolores porro ut eum vitae consequatur.</text:p>
          </table:table-cell>
          <table:table-cell office:value-type="boolean" office:boolean-value="false">
            <text:p>FALSE</text:p>
          </table:table-cell>
        </table:table-row>
        <table:table-row>
          <table:table-cell office:value-type="string">
            <text:p>Jennifer Klocko</text:p>
          </table:table-cell>
          <table:table-cell office:value-type="string">
            <text:p>983-413-0470</text:p>
          </table:table-cell>
          <table:table-cell office:value-type="string">
            <text:p>Marilyne_Padberg@yahoo.com</text:p>
          </table:table-cell>
          <table:table-cell office:value-type="string">
            <text:p>89960 Keely Underpass</text:p>
          </table:table-cell>
          <table:table-cell office:value-type="string">
            <text:p>West Gussiebury</text:p>
          </table:table-cell>
          <table:table-cell office:value-type="string">
            <text:p>Montana</text:p>
          </table:table-cell>
          <table:table-cell office:value-type="string">
            <text:p>41869</text:p>
          </table:table-cell>
          <table:table-cell office:value-type="string">
            <text:p>856155497</text:p>
          </table:table-cell>
          <table:table-cell office:value-type="string">
            <text:p>Clothing</text:p>
          </table:table-cell>
          <table:table-cell office:value-type="string">
            <text:p>Cremin - Mayert</text:p>
          </table:table-cell>
          <table:table-cell office:value-type="float" office:value="44408.1311865625">
            <text:p>44408.1311865625</text:p>
          </table:table-cell>
          <table:table-cell office:value-type="string">
            <text:p>http://placeimg.com/640/480</text:p>
          </table:table-cell>
          <table:table-cell office:value-type="string">
            <text:p>Quam quia enim qui aut sed aliquid itaque aut minima. Itaque et qui ipsa quia ut debitis tenetur consequatur vero. Unde exercitationem voluptatem magni explicabo eum maxime dolorem voluptas.</text:p>
          </table:table-cell>
          <table:table-cell office:value-type="boolean" office:boolean-value="true">
            <text:p>TRUE</text:p>
          </table:table-cell>
        </table:table-row>
        <table:table-row>
          <table:table-cell office:value-type="string">
            <text:p>Jonathon Kassulke</text:p>
          </table:table-cell>
          <table:table-cell office:value-type="string">
            <text:p>727.287.0209 x647</text:p>
          </table:table-cell>
          <table:table-cell office:value-type="string">
            <text:p>Claud_Bogisich@hotmail.com</text:p>
          </table:table-cell>
          <table:table-cell office:value-type="string">
            <text:p>6342 Fay Shores</text:p>
          </table:table-cell>
          <table:table-cell office:value-type="string">
            <text:p>Schneiderland</text:p>
          </table:table-cell>
          <table:table-cell office:value-type="string">
            <text:p>Iowa</text:p>
          </table:table-cell>
          <table:table-cell office:value-type="string">
            <text:p>43972</text:p>
          </table:table-cell>
          <table:table-cell office:value-type="string">
            <text:p>076807127</text:p>
          </table:table-cell>
          <table:table-cell office:value-type="string">
            <text:p>Computers</text:p>
          </table:table-cell>
          <table:table-cell office:value-type="string">
            <text:p>Maggio, Hettinger and Bode</text:p>
          </table:table-cell>
          <table:table-cell office:value-type="float" office:value="44242.54549903935">
            <text:p>44242.54549903935</text:p>
          </table:table-cell>
          <table:table-cell office:value-type="string">
            <text:p>http://placeimg.com/640/480</text:p>
          </table:table-cell>
          <table:table-cell office:value-type="string">
            <text:p>Enim placeat alias laboriosam molestias quisquam animi omnis. Placeat porro cumque cupiditate occaecati sed. Nemo quia ut officiis. Ea similique quo nam. Excepturi non ipsum quis totam placeat eveniet nostrum.</text:p>
          </table:table-cell>
          <table:table-cell office:value-type="boolean" office:boolean-value="false">
            <text:p>FALSE</text:p>
          </table:table-cell>
        </table:table-row>
        <table:table-row>
          <table:table-cell office:value-type="string">
            <text:p>Myron Larkin</text:p>
          </table:table-cell>
          <table:table-cell office:value-type="string">
            <text:p>(372) 465-6699 x3230</text:p>
          </table:table-cell>
          <table:table-cell office:value-type="string">
            <text:p>Patrick.Hills62@gmail.com</text:p>
          </table:table-cell>
          <table:table-cell office:value-type="string">
            <text:p>83639 Carli Springs</text:p>
          </table:table-cell>
          <table:table-cell office:value-type="string">
            <text:p>North Santa</text:p>
          </table:table-cell>
          <table:table-cell office:value-type="string">
            <text:p>Oregon</text:p>
          </table:table-cell>
          <table:table-cell office:value-type="string">
            <text:p>16188-2049</text:p>
          </table:table-cell>
          <table:table-cell office:value-type="string">
            <text:p>404305673</text:p>
          </table:table-cell>
          <table:table-cell office:value-type="string">
            <text:p>Sports</text:p>
          </table:table-cell>
          <table:table-cell office:value-type="string">
            <text:p>Collins, O'Conner and Reilly</text:p>
          </table:table-cell>
          <table:table-cell office:value-type="float" office:value="44479.344355810186">
            <text:p>44479.344355810186</text:p>
          </table:table-cell>
          <table:table-cell office:value-type="string">
            <text:p>http://placeimg.com/640/480</text:p>
          </table:table-cell>
          <table:table-cell office:value-type="string">
            <text:p>Deserunt doloribus saepe consequatur ipsa. Perspiciatis eum eum sequi ea harum accusantium. Eligendi laboriosam possimus. Quos placeat sed voluptas qui doloremque magni amet placeat aut.</text:p>
          </table:table-cell>
          <table:table-cell office:value-type="boolean" office:boolean-value="true">
            <text:p>TRUE</text:p>
          </table:table-cell>
        </table:table-row>
        <table:table-row>
          <table:table-cell office:value-type="string">
            <text:p>Luz Langworth</text:p>
          </table:table-cell>
          <table:table-cell office:value-type="string">
            <text:p>256.634.1824</text:p>
          </table:table-cell>
          <table:table-cell office:value-type="string">
            <text:p>Marlon_Hermann40@hotmail.com</text:p>
          </table:table-cell>
          <table:table-cell office:value-type="string">
            <text:p>293 Raheem Radial</text:p>
          </table:table-cell>
          <table:table-cell office:value-type="string">
            <text:p>East Joany</text:p>
          </table:table-cell>
          <table:table-cell office:value-type="string">
            <text:p>Utah</text:p>
          </table:table-cell>
          <table:table-cell office:value-type="string">
            <text:p>05687</text:p>
          </table:table-cell>
          <table:table-cell office:value-type="string">
            <text:p>060509839</text:p>
          </table:table-cell>
          <table:table-cell office:value-type="string">
            <text:p>Music</text:p>
          </table:table-cell>
          <table:table-cell office:value-type="string">
            <text:p>Beier, Littel and Pollich</text:p>
          </table:table-cell>
          <table:table-cell office:value-type="float" office:value="44445.39207190972">
            <text:p>44445.39207190972</text:p>
          </table:table-cell>
          <table:table-cell office:value-type="string">
            <text:p>http://placeimg.com/640/480</text:p>
          </table:table-cell>
          <table:table-cell office:value-type="string">
            <text:p>Repellat modi mollitia eos dolores. Qui corrupti reiciendis quia odit nesciunt. Iure et in aliquid consequuntur. Nisi quos excepturi qui. Sunt non voluptas aliquam nihil explicabo vitae libero.</text:p>
          </table:table-cell>
          <table:table-cell office:value-type="boolean" office:boolean-value="true">
            <text:p>TRUE</text:p>
          </table:table-cell>
        </table:table-row>
        <table:table-row>
          <table:table-cell office:value-type="string">
            <text:p>Lamar Towne</text:p>
          </table:table-cell>
          <table:table-cell office:value-type="string">
            <text:p>991.671.8146</text:p>
          </table:table-cell>
          <table:table-cell office:value-type="string">
            <text:p>Laurianne_Friesen41@gmail.com</text:p>
          </table:table-cell>
          <table:table-cell office:value-type="string">
            <text:p>387 Kenya Roads</text:p>
          </table:table-cell>
          <table:table-cell office:value-type="string">
            <text:p>Murfreesboro</text:p>
          </table:table-cell>
          <table:table-cell office:value-type="string">
            <text:p>New Hampshire</text:p>
          </table:table-cell>
          <table:table-cell office:value-type="string">
            <text:p>44477-9313</text:p>
          </table:table-cell>
          <table:table-cell office:value-type="string">
            <text:p>367271792</text:p>
          </table:table-cell>
          <table:table-cell office:value-type="string">
            <text:p>Computers</text:p>
          </table:table-cell>
          <table:table-cell office:value-type="string">
            <text:p>Trantow, Dickinson and Lakin</text:p>
          </table:table-cell>
          <table:table-cell office:value-type="float" office:value="44490.389958148146">
            <text:p>44490.389958148146</text:p>
          </table:table-cell>
          <table:table-cell office:value-type="string">
            <text:p>http://placeimg.com/640/480</text:p>
          </table:table-cell>
          <table:table-cell office:value-type="string">
            <text:p>Possimus cum non soluta consequatur. Eos rerum quas eos molestiae excepturi fugiat laborum nesciunt recusandae. Nihil et illum. Perferendis deserunt iure similique ea et.</text:p>
          </table:table-cell>
          <table:table-cell office:value-type="boolean" office:boolean-value="true">
            <text:p>TRUE</text:p>
          </table:table-cell>
        </table:table-row>
        <table:table-row>
          <table:table-cell office:value-type="string">
            <text:p>Tina Smith</text:p>
          </table:table-cell>
          <table:table-cell office:value-type="string">
            <text:p>617.436.6231 x27620</text:p>
          </table:table-cell>
          <table:table-cell office:value-type="string">
            <text:p>Einar.Luettgen@hotmail.com</text:p>
          </table:table-cell>
          <table:table-cell office:value-type="string">
            <text:p>675 Larkin Isle</text:p>
          </table:table-cell>
          <table:table-cell office:value-type="string">
            <text:p>Roxanneshire</text:p>
          </table:table-cell>
          <table:table-cell office:value-type="string">
            <text:p>Ohio</text:p>
          </table:table-cell>
          <table:table-cell office:value-type="string">
            <text:p>99238</text:p>
          </table:table-cell>
          <table:table-cell office:value-type="string">
            <text:p>896637357</text:p>
          </table:table-cell>
          <table:table-cell office:value-type="string">
            <text:p>Beauty</text:p>
          </table:table-cell>
          <table:table-cell office:value-type="string">
            <text:p>Satterfield Group</text:p>
          </table:table-cell>
          <table:table-cell office:value-type="float" office:value="44456.99210913194">
            <text:p>44456.99210913194</text:p>
          </table:table-cell>
          <table:table-cell office:value-type="string">
            <text:p>http://placeimg.com/640/480</text:p>
          </table:table-cell>
          <table:table-cell office:value-type="string">
            <text:p>Blanditiis ratione quidem dolore libero fugiat quia. Ratione minus et totam. Ducimus dignissimos eaque dolorem explicabo pariatur placeat odit.</text:p>
          </table:table-cell>
          <table:table-cell office:value-type="boolean" office:boolean-value="true">
            <text:p>TRUE</text:p>
          </table:table-cell>
        </table:table-row>
        <table:table-row>
          <table:table-cell office:value-type="string">
            <text:p>Miss Kimberly Cole</text:p>
          </table:table-cell>
          <table:table-cell office:value-type="string">
            <text:p>(284) 449-7715 x8621</text:p>
          </table:table-cell>
          <table:table-cell office:value-type="string">
            <text:p>Aidan_Johnson@gmail.com</text:p>
          </table:table-cell>
          <table:table-cell office:value-type="string">
            <text:p>629 Farrell Stravenue</text:p>
          </table:table-cell>
          <table:table-cell office:value-type="string">
            <text:p>Sandrafort</text:p>
          </table:table-cell>
          <table:table-cell office:value-type="string">
            <text:p>Arkansas</text:p>
          </table:table-cell>
          <table:table-cell office:value-type="string">
            <text:p>24344-3952</text:p>
          </table:table-cell>
          <table:table-cell office:value-type="string">
            <text:p>606577526</text:p>
          </table:table-cell>
          <table:table-cell office:value-type="string">
            <text:p>Movies</text:p>
          </table:table-cell>
          <table:table-cell office:value-type="string">
            <text:p>Bosco and Sons</text:p>
          </table:table-cell>
          <table:table-cell office:value-type="float" office:value="44250.26116677083">
            <text:p>44250.26116677083</text:p>
          </table:table-cell>
          <table:table-cell office:value-type="string">
            <text:p>http://placeimg.com/640/480</text:p>
          </table:table-cell>
          <table:table-cell office:value-type="string">
            <text:p>Quia repudiandae id dolor non saepe qui nihil. Voluptatem pariatur architecto est odit reprehenderit ducimus soluta. Sed maxime ipsam quas rem voluptate dignissimos. Quam id saepe. Et eius voluptas animi beatae autem. Facere fuga aut dicta sit.</text:p>
          </table:table-cell>
          <table:table-cell office:value-type="boolean" office:boolean-value="true">
            <text:p>TRUE</text:p>
          </table:table-cell>
        </table:table-row>
        <table:table-row>
          <table:table-cell office:value-type="string">
            <text:p>Jean Bashirian</text:p>
          </table:table-cell>
          <table:table-cell office:value-type="string">
            <text:p>517.949.2777</text:p>
          </table:table-cell>
          <table:table-cell office:value-type="string">
            <text:p>Esmeralda49@hotmail.com</text:p>
          </table:table-cell>
          <table:table-cell office:value-type="string">
            <text:p>6170 Danielle Highway</text:p>
          </table:table-cell>
          <table:table-cell office:value-type="string">
            <text:p>Waelchishire</text:p>
          </table:table-cell>
          <table:table-cell office:value-type="string">
            <text:p>Ohio</text:p>
          </table:table-cell>
          <table:table-cell office:value-type="string">
            <text:p>02542</text:p>
          </table:table-cell>
          <table:table-cell office:value-type="string">
            <text:p>731860878</text:p>
          </table:table-cell>
          <table:table-cell office:value-type="string">
            <text:p>Electronics</text:p>
          </table:table-cell>
          <table:table-cell office:value-type="string">
            <text:p>West - Lockman</text:p>
          </table:table-cell>
          <table:table-cell office:value-type="float" office:value="44576.634070625">
            <text:p>44576.634070625</text:p>
          </table:table-cell>
          <table:table-cell office:value-type="string">
            <text:p>http://placeimg.com/640/480</text:p>
          </table:table-cell>
          <table:table-cell office:value-type="string">
            <text:p>Ipsa suscipit deleniti impedit minima non et nihil. Et reprehenderit vel culpa in aut molestias. Aut dolore vitae atque quibusdam consectetur sequi omnis maxime.</text:p>
          </table:table-cell>
          <table:table-cell office:value-type="boolean" office:boolean-value="false">
            <text:p>FALSE</text:p>
          </table:table-cell>
        </table:table-row>
        <table:table-row>
          <table:table-cell office:value-type="string">
            <text:p>Arlene Blick</text:p>
          </table:table-cell>
          <table:table-cell office:value-type="string">
            <text:p>391-864-4258</text:p>
          </table:table-cell>
          <table:table-cell office:value-type="string">
            <text:p>Casper_Hansen93@gmail.com</text:p>
          </table:table-cell>
          <table:table-cell office:value-type="string">
            <text:p>2084 Veum River</text:p>
          </table:table-cell>
          <table:table-cell office:value-type="string">
            <text:p>Thielchester</text:p>
          </table:table-cell>
          <table:table-cell office:value-type="string">
            <text:p>Kansas</text:p>
          </table:table-cell>
          <table:table-cell office:value-type="string">
            <text:p>33136</text:p>
          </table:table-cell>
          <table:table-cell office:value-type="string">
            <text:p>198159038</text:p>
          </table:table-cell>
          <table:table-cell office:value-type="string">
            <text:p>Games</text:p>
          </table:table-cell>
          <table:table-cell office:value-type="string">
            <text:p>Kuhic, Rath and McGlynn</text:p>
          </table:table-cell>
          <table:table-cell office:value-type="float" office:value="44358.99335582176">
            <text:p>44358.99335582176</text:p>
          </table:table-cell>
          <table:table-cell office:value-type="string">
            <text:p>http://placeimg.com/640/480</text:p>
          </table:table-cell>
          <table:table-cell office:value-type="string">
            <text:p>Id saepe maiores autem. Assumenda cum non officia autem ratione quia id iure consequatur. Qui repellendus est iusto esse nobis quia saepe tempora maxime. Perferendis voluptatem et et fugiat harum et non.</text:p>
          </table:table-cell>
          <table:table-cell office:value-type="boolean" office:boolean-value="true">
            <text:p>TRUE</text:p>
          </table:table-cell>
        </table:table-row>
        <table:table-row>
          <table:table-cell office:value-type="string">
            <text:p>Kelley Gislason</text:p>
          </table:table-cell>
          <table:table-cell office:value-type="string">
            <text:p>900-292-0536 x14762</text:p>
          </table:table-cell>
          <table:table-cell office:value-type="string">
            <text:p>Zella_Kessler@hotmail.com</text:p>
          </table:table-cell>
          <table:table-cell office:value-type="string">
            <text:p>67703 Kertzmann Extensions</text:p>
          </table:table-cell>
          <table:table-cell office:value-type="string">
            <text:p>Buffalo</text:p>
          </table:table-cell>
          <table:table-cell office:value-type="string">
            <text:p>New Jersey</text:p>
          </table:table-cell>
          <table:table-cell office:value-type="string">
            <text:p>22642-9653</text:p>
          </table:table-cell>
          <table:table-cell office:value-type="string">
            <text:p>795241682</text:p>
          </table:table-cell>
          <table:table-cell office:value-type="string">
            <text:p>Movies</text:p>
          </table:table-cell>
          <table:table-cell office:value-type="string">
            <text:p>Wolf, Bartoletti and Lowe</text:p>
          </table:table-cell>
          <table:table-cell office:value-type="float" office:value="44495.07499915509">
            <text:p>44495.07499915509</text:p>
          </table:table-cell>
          <table:table-cell office:value-type="string">
            <text:p>http://placeimg.com/640/480</text:p>
          </table:table-cell>
          <table:table-cell office:value-type="string">
            <text:p>Porro adipisci laudantium est non eaque. Nemo fuga nihil eum alias soluta id qui reprehenderit. Velit veritatis veritatis. Atque doloremque nemo repellendus in ducimus magnam. Dolorem eligendi et possimus vero.</text:p>
          </table:table-cell>
          <table:table-cell office:value-type="boolean" office:boolean-value="true">
            <text:p>TRUE</text:p>
          </table:table-cell>
        </table:table-row>
        <table:table-row>
          <table:table-cell office:value-type="string">
            <text:p>Glenda Heller</text:p>
          </table:table-cell>
          <table:table-cell office:value-type="string">
            <text:p>1-780-595-4071</text:p>
          </table:table-cell>
          <table:table-cell office:value-type="string">
            <text:p>Jaylin.Crist91@gmail.com</text:p>
          </table:table-cell>
          <table:table-cell office:value-type="string">
            <text:p>4528 Mraz Track</text:p>
          </table:table-cell>
          <table:table-cell office:value-type="string">
            <text:p>Wuckertshire</text:p>
          </table:table-cell>
          <table:table-cell office:value-type="string">
            <text:p>Wyoming</text:p>
          </table:table-cell>
          <table:table-cell office:value-type="string">
            <text:p>49853</text:p>
          </table:table-cell>
          <table:table-cell office:value-type="string">
            <text:p>484879844</text:p>
          </table:table-cell>
          <table:table-cell office:value-type="string">
            <text:p>Garden</text:p>
          </table:table-cell>
          <table:table-cell office:value-type="string">
            <text:p>Ernser - Paucek</text:p>
          </table:table-cell>
          <table:table-cell office:value-type="float" office:value="44481.79631252315">
            <text:p>44481.79631252315</text:p>
          </table:table-cell>
          <table:table-cell office:value-type="string">
            <text:p>http://placeimg.com/640/480</text:p>
          </table:table-cell>
          <table:table-cell office:value-type="string">
            <text:p>Non provident sed maiores. Eligendi optio ullam consequatur aut. Aut eveniet ea ab odio. Est laudantium non dolor numquam aliquid qui rerum nemo. Quia beatae et possimus asperiores deleniti.</text:p>
          </table:table-cell>
          <table:table-cell office:value-type="boolean" office:boolean-value="false">
            <text:p>FALSE</text:p>
          </table:table-cell>
        </table:table-row>
        <table:table-row>
          <table:table-cell office:value-type="string">
            <text:p>Julio Robel</text:p>
          </table:table-cell>
          <table:table-cell office:value-type="string">
            <text:p>(750) 821-2329</text:p>
          </table:table-cell>
          <table:table-cell office:value-type="string">
            <text:p>Florian.Huel82@yahoo.com</text:p>
          </table:table-cell>
          <table:table-cell office:value-type="string">
            <text:p>430 Schiller Rest</text:p>
          </table:table-cell>
          <table:table-cell office:value-type="string">
            <text:p>New Lesleyborough</text:p>
          </table:table-cell>
          <table:table-cell office:value-type="string">
            <text:p>Arkansas</text:p>
          </table:table-cell>
          <table:table-cell office:value-type="string">
            <text:p>31172</text:p>
          </table:table-cell>
          <table:table-cell office:value-type="string">
            <text:p>362905429</text:p>
          </table:table-cell>
          <table:table-cell office:value-type="string">
            <text:p>Tools</text:p>
          </table:table-cell>
          <table:table-cell office:value-type="string">
            <text:p>Hoppe, Waelchi and Parisian</text:p>
          </table:table-cell>
          <table:table-cell office:value-type="float" office:value="44551.3799344213">
            <text:p>44551.3799344213</text:p>
          </table:table-cell>
          <table:table-cell office:value-type="string">
            <text:p>http://placeimg.com/640/480</text:p>
          </table:table-cell>
          <table:table-cell office:value-type="string">
            <text:p>Praesentium quos error nesciunt possimus dolore commodi. Voluptas nulla ipsum non suscipit quo esse sapiente. Molestias exercitationem pariatur nam quae similique consectetur distinctio nam quis.</text:p>
          </table:table-cell>
          <table:table-cell office:value-type="boolean" office:boolean-value="false">
            <text:p>FALSE</text:p>
          </table:table-cell>
        </table:table-row>
        <table:table-row>
          <table:table-cell office:value-type="string">
            <text:p>Warren Krajcik</text:p>
          </table:table-cell>
          <table:table-cell office:value-type="string">
            <text:p>(220) 329-3241 x989</text:p>
          </table:table-cell>
          <table:table-cell office:value-type="string">
            <text:p>Brooklyn_Kautzer2@yahoo.com</text:p>
          </table:table-cell>
          <table:table-cell office:value-type="string">
            <text:p>5422 Torphy Pines</text:p>
          </table:table-cell>
          <table:table-cell office:value-type="string">
            <text:p>New Caramouth</text:p>
          </table:table-cell>
          <table:table-cell office:value-type="string">
            <text:p>Indiana</text:p>
          </table:table-cell>
          <table:table-cell office:value-type="string">
            <text:p>38695</text:p>
          </table:table-cell>
          <table:table-cell office:value-type="string">
            <text:p>371330344</text:p>
          </table:table-cell>
          <table:table-cell office:value-type="string">
            <text:p>Sports</text:p>
          </table:table-cell>
          <table:table-cell office:value-type="string">
            <text:p>Gaylord Group</text:p>
          </table:table-cell>
          <table:table-cell office:value-type="float" office:value="44466.510354467595">
            <text:p>44466.510354467595</text:p>
          </table:table-cell>
          <table:table-cell office:value-type="string">
            <text:p>http://placeimg.com/640/480</text:p>
          </table:table-cell>
          <table:table-cell office:value-type="string">
            <text:p>Explicabo et amet rerum saepe facere ad praesentium et. Quod doloremque tempore ipsam dolorum quibusdam. Officia ea numquam quasi culpa ut reprehenderit deleniti. Doloremque mollitia non sed placeat.</text:p>
          </table:table-cell>
          <table:table-cell office:value-type="boolean" office:boolean-value="false">
            <text:p>FALSE</text:p>
          </table:table-cell>
        </table:table-row>
        <table:table-row>
          <table:table-cell office:value-type="string">
            <text:p>Charlene Bergstrom</text:p>
          </table:table-cell>
          <table:table-cell office:value-type="string">
            <text:p>657-430-5725 x5050</text:p>
          </table:table-cell>
          <table:table-cell office:value-type="string">
            <text:p>Ola.Steuber@hotmail.com</text:p>
          </table:table-cell>
          <table:table-cell office:value-type="string">
            <text:p>431 Abe Plains</text:p>
          </table:table-cell>
          <table:table-cell office:value-type="string">
            <text:p>Bernierfurt</text:p>
          </table:table-cell>
          <table:table-cell office:value-type="string">
            <text:p>Alabama</text:p>
          </table:table-cell>
          <table:table-cell office:value-type="string">
            <text:p>29774</text:p>
          </table:table-cell>
          <table:table-cell office:value-type="string">
            <text:p>457266785</text:p>
          </table:table-cell>
          <table:table-cell office:value-type="string">
            <text:p>Industrial</text:p>
          </table:table-cell>
          <table:table-cell office:value-type="string">
            <text:p>O'Conner - Pacocha</text:p>
          </table:table-cell>
          <table:table-cell office:value-type="float" office:value="44423.43078255787">
            <text:p>44423.43078255787</text:p>
          </table:table-cell>
          <table:table-cell office:value-type="string">
            <text:p>http://placeimg.com/640/480</text:p>
          </table:table-cell>
          <table:table-cell office:value-type="string">
            <text:p>Et expedita nemo nobis nihil minus fuga nihil tempore. Soluta qui explicabo odit est. Natus et aspernatur iste dolor dolores necessitatibus dolorem. At vel architecto et sunt aut nulla. Quae est earum modi ut velit voluptatem laboriosam dolorem.</text:p>
          </table:table-cell>
          <table:table-cell office:value-type="boolean" office:boolean-value="false">
            <text:p>FALSE</text:p>
          </table:table-cell>
        </table:table-row>
        <table:table-row>
          <table:table-cell office:value-type="string">
            <text:p>Beatrice Adams</text:p>
          </table:table-cell>
          <table:table-cell office:value-type="string">
            <text:p>274.491.7820 x8877</text:p>
          </table:table-cell>
          <table:table-cell office:value-type="string">
            <text:p>Angel.Reichert@yahoo.com</text:p>
          </table:table-cell>
          <table:table-cell office:value-type="string">
            <text:p>664 Labadie Run</text:p>
          </table:table-cell>
          <table:table-cell office:value-type="string">
            <text:p>Palatine</text:p>
          </table:table-cell>
          <table:table-cell office:value-type="string">
            <text:p>New Hampshire</text:p>
          </table:table-cell>
          <table:table-cell office:value-type="string">
            <text:p>22015-3762</text:p>
          </table:table-cell>
          <table:table-cell office:value-type="string">
            <text:p>838905092</text:p>
          </table:table-cell>
          <table:table-cell office:value-type="string">
            <text:p>Tools</text:p>
          </table:table-cell>
          <table:table-cell office:value-type="string">
            <text:p>Kilback and Sons</text:p>
          </table:table-cell>
          <table:table-cell office:value-type="float" office:value="44330.0421715162">
            <text:p>44330.0421715162</text:p>
          </table:table-cell>
          <table:table-cell office:value-type="string">
            <text:p>http://placeimg.com/640/480</text:p>
          </table:table-cell>
          <table:table-cell office:value-type="string">
            <text:p>Fuga voluptates possimus molestias voluptas quam dolore voluptatem ipsum. Distinctio exercitationem sequi ratione rerum. Possimus quo suscipit optio molestias debitis aspernatur. Excepturi magnam magnam quod excepturi maxime nostrum accusantium quam sed. Ut cumque consequatur fugit quam reiciendis est.</text:p>
          </table:table-cell>
          <table:table-cell office:value-type="boolean" office:boolean-value="false">
            <text:p>FALSE</text:p>
          </table:table-cell>
        </table:table-row>
        <table:table-row>
          <table:table-cell office:value-type="string">
            <text:p>Lucy Casper</text:p>
          </table:table-cell>
          <table:table-cell office:value-type="string">
            <text:p>(662) 977-4540</text:p>
          </table:table-cell>
          <table:table-cell office:value-type="string">
            <text:p>Mauricio_Heathcote32@hotmail.com</text:p>
          </table:table-cell>
          <table:table-cell office:value-type="string">
            <text:p>1877 Predovic Motorway</text:p>
          </table:table-cell>
          <table:table-cell office:value-type="string">
            <text:p>New Holden</text:p>
          </table:table-cell>
          <table:table-cell office:value-type="string">
            <text:p>Nevada</text:p>
          </table:table-cell>
          <table:table-cell office:value-type="string">
            <text:p>14482-0915</text:p>
          </table:table-cell>
          <table:table-cell office:value-type="string">
            <text:p>766960154</text:p>
          </table:table-cell>
          <table:table-cell office:value-type="string">
            <text:p>Industrial</text:p>
          </table:table-cell>
          <table:table-cell office:value-type="string">
            <text:p>Monahan LLC</text:p>
          </table:table-cell>
          <table:table-cell office:value-type="float" office:value="44550.22953221065">
            <text:p>44550.22953221065</text:p>
          </table:table-cell>
          <table:table-cell office:value-type="string">
            <text:p>http://placeimg.com/640/480</text:p>
          </table:table-cell>
          <table:table-cell office:value-type="string">
            <text:p>Quidem voluptatem doloremque tempora voluptas id. Consequatur sed optio vero. Ut expedita modi repellat et et. Occaecati qui earum quidem optio. Quisquam pariatur qui quo saepe vel praesentium nihil autem laudantium.</text:p>
          </table:table-cell>
          <table:table-cell office:value-type="boolean" office:boolean-value="true">
            <text:p>TRUE</text:p>
          </table:table-cell>
        </table:table-row>
        <table:table-row>
          <table:table-cell office:value-type="string">
            <text:p>Doug Torp</text:p>
          </table:table-cell>
          <table:table-cell office:value-type="string">
            <text:p>1-803-631-2962</text:p>
          </table:table-cell>
          <table:table-cell office:value-type="string">
            <text:p>Amparo.Fadel@gmail.com</text:p>
          </table:table-cell>
          <table:table-cell office:value-type="string">
            <text:p>7492 Nicolas Inlet</text:p>
          </table:table-cell>
          <table:table-cell office:value-type="string">
            <text:p>South Jazmynemouth</text:p>
          </table:table-cell>
          <table:table-cell office:value-type="string">
            <text:p>Alaska</text:p>
          </table:table-cell>
          <table:table-cell office:value-type="string">
            <text:p>66393</text:p>
          </table:table-cell>
          <table:table-cell office:value-type="string">
            <text:p>272147717</text:p>
          </table:table-cell>
          <table:table-cell office:value-type="string">
            <text:p>Sports</text:p>
          </table:table-cell>
          <table:table-cell office:value-type="string">
            <text:p>Wehner - VonRueden</text:p>
          </table:table-cell>
          <table:table-cell office:value-type="float" office:value="44473.57757357639">
            <text:p>44473.57757357639</text:p>
          </table:table-cell>
          <table:table-cell office:value-type="string">
            <text:p>http://placeimg.com/640/480</text:p>
          </table:table-cell>
          <table:table-cell office:value-type="string">
            <text:p>Sit dolorum repellendus. Quos sit odio et dolore aperiam quis ea. Ut vitae reiciendis iusto facilis minus nihil quibusdam aliquid. Architecto illum pariatur id.</text:p>
          </table:table-cell>
          <table:table-cell office:value-type="boolean" office:boolean-value="true">
            <text:p>TRUE</text:p>
          </table:table-cell>
        </table:table-row>
        <table:table-row>
          <table:table-cell office:value-type="string">
            <text:p>Mario Considine</text:p>
          </table:table-cell>
          <table:table-cell office:value-type="string">
            <text:p>883.249.0730 x6721</text:p>
          </table:table-cell>
          <table:table-cell office:value-type="string">
            <text:p>Myron3@gmail.com</text:p>
          </table:table-cell>
          <table:table-cell office:value-type="string">
            <text:p>581 Abernathy Common</text:p>
          </table:table-cell>
          <table:table-cell office:value-type="string">
            <text:p>Lake Theodoreton</text:p>
          </table:table-cell>
          <table:table-cell office:value-type="string">
            <text:p>Delaware</text:p>
          </table:table-cell>
          <table:table-cell office:value-type="string">
            <text:p>32018-9779</text:p>
          </table:table-cell>
          <table:table-cell office:value-type="string">
            <text:p>960529074</text:p>
          </table:table-cell>
          <table:table-cell office:value-type="string">
            <text:p>Movies</text:p>
          </table:table-cell>
          <table:table-cell office:value-type="string">
            <text:p>Harris, Altenwerth and Windler</text:p>
          </table:table-cell>
          <table:table-cell office:value-type="float" office:value="44463.36904759259">
            <text:p>44463.36904759259</text:p>
          </table:table-cell>
          <table:table-cell office:value-type="string">
            <text:p>http://placeimg.com/640/480</text:p>
          </table:table-cell>
          <table:table-cell office:value-type="string">
            <text:p>Fugiat perferendis sit voluptates dolor et porro natus. Est sit rerum sit. In similique sed enim commodi officiis hic. Autem amet aliquam laborum enim rem quia id.</text:p>
          </table:table-cell>
          <table:table-cell office:value-type="boolean" office:boolean-value="false">
            <text:p>FALSE</text:p>
          </table:table-cell>
        </table:table-row>
        <table:table-row>
          <table:table-cell office:value-type="string">
            <text:p>Monique Carroll</text:p>
          </table:table-cell>
          <table:table-cell office:value-type="string">
            <text:p>309.791.6072 x2649</text:p>
          </table:table-cell>
          <table:table-cell office:value-type="string">
            <text:p>Shemar.Wuckert2@yahoo.com</text:p>
          </table:table-cell>
          <table:table-cell office:value-type="string">
            <text:p>2414 Flatley Parks</text:p>
          </table:table-cell>
          <table:table-cell office:value-type="string">
            <text:p>St. Joseph</text:p>
          </table:table-cell>
          <table:table-cell office:value-type="string">
            <text:p>Louisiana</text:p>
          </table:table-cell>
          <table:table-cell office:value-type="string">
            <text:p>93541-9390</text:p>
          </table:table-cell>
          <table:table-cell office:value-type="string">
            <text:p>913951233</text:p>
          </table:table-cell>
          <table:table-cell office:value-type="string">
            <text:p>Industrial</text:p>
          </table:table-cell>
          <table:table-cell office:value-type="string">
            <text:p>Stokes, Hilll and Ebert</text:p>
          </table:table-cell>
          <table:table-cell office:value-type="float" office:value="44334.235700300924">
            <text:p>44334.235700300924</text:p>
          </table:table-cell>
          <table:table-cell office:value-type="string">
            <text:p>http://placeimg.com/640/480</text:p>
          </table:table-cell>
          <table:table-cell office:value-type="string">
            <text:p>Velit vel quibusdam aut tempora minus ut nesciunt. Et ipsa magni quisquam id. Nemo illo neque. Unde fuga aut sunt suscipit eum ea corrupti iusto consequatur. In quae debitis esse harum dolor culpa rerum.</text:p>
          </table:table-cell>
          <table:table-cell office:value-type="boolean" office:boolean-value="false">
            <text:p>FALSE</text:p>
          </table:table-cell>
        </table:table-row>
        <table:table-row>
          <table:table-cell office:value-type="string">
            <text:p>Bob Smith</text:p>
          </table:table-cell>
          <table:table-cell office:value-type="string">
            <text:p>(490) 473-4969 x635</text:p>
          </table:table-cell>
          <table:table-cell office:value-type="string">
            <text:p>Selena.Mills99@yahoo.com</text:p>
          </table:table-cell>
          <table:table-cell office:value-type="string">
            <text:p>19348 Schinner Streets</text:p>
          </table:table-cell>
          <table:table-cell office:value-type="string">
            <text:p>Pfannerstillbury</text:p>
          </table:table-cell>
          <table:table-cell office:value-type="string">
            <text:p>California</text:p>
          </table:table-cell>
          <table:table-cell office:value-type="string">
            <text:p>81928</text:p>
          </table:table-cell>
          <table:table-cell office:value-type="string">
            <text:p>419962852</text:p>
          </table:table-cell>
          <table:table-cell office:value-type="string">
            <text:p>Jewelery</text:p>
          </table:table-cell>
          <table:table-cell office:value-type="string">
            <text:p>Kuhn, Champlin and Denesik</text:p>
          </table:table-cell>
          <table:table-cell office:value-type="float" office:value="44408.3939650463">
            <text:p>44408.3939650463</text:p>
          </table:table-cell>
          <table:table-cell office:value-type="string">
            <text:p>http://placeimg.com/640/480</text:p>
          </table:table-cell>
          <table:table-cell office:value-type="string">
            <text:p>Corporis dolore veniam eum praesentium inventore iure id dolorem. Iure recusandae impedit quas praesentium earum quia unde enim. Quos recusandae aspernatur omnis ut temporibus quam. Adipisci nihil rerum tenetur cupiditate. Qui laborum accusantium aut odio at et.</text:p>
          </table:table-cell>
          <table:table-cell office:value-type="boolean" office:boolean-value="true">
            <text:p>TRUE</text:p>
          </table:table-cell>
        </table:table-row>
        <table:table-row>
          <table:table-cell office:value-type="string">
            <text:p>Vernon Cassin</text:p>
          </table:table-cell>
          <table:table-cell office:value-type="string">
            <text:p>416.253.5109</text:p>
          </table:table-cell>
          <table:table-cell office:value-type="string">
            <text:p>Chanelle_Moen82@hotmail.com</text:p>
          </table:table-cell>
          <table:table-cell office:value-type="string">
            <text:p>46587 Kuhn Harbors</text:p>
          </table:table-cell>
          <table:table-cell office:value-type="string">
            <text:p>Loweville</text:p>
          </table:table-cell>
          <table:table-cell office:value-type="string">
            <text:p>Wyoming</text:p>
          </table:table-cell>
          <table:table-cell office:value-type="string">
            <text:p>12739</text:p>
          </table:table-cell>
          <table:table-cell office:value-type="string">
            <text:p>554729824</text:p>
          </table:table-cell>
          <table:table-cell office:value-type="string">
            <text:p>Electronics</text:p>
          </table:table-cell>
          <table:table-cell office:value-type="string">
            <text:p>Johnston Group</text:p>
          </table:table-cell>
          <table:table-cell office:value-type="float" office:value="44452.95256233796">
            <text:p>44452.95256233796</text:p>
          </table:table-cell>
          <table:table-cell office:value-type="string">
            <text:p>http://placeimg.com/640/480</text:p>
          </table:table-cell>
          <table:table-cell office:value-type="string">
            <text:p>Quidem repellendus et maxime reprehenderit quae. Ducimus temporibus porro omnis sequi neque perferendis aliquam. Repellendus asperiores ut magni numquam porro consequatur odit. Fugiat in rem omnis earum voluptatem pariatur eveniet. Nobis qui beatae ad quas rem est distinctio dolores libero.</text:p>
          </table:table-cell>
          <table:table-cell office:value-type="boolean" office:boolean-value="true">
            <text:p>TRUE</text:p>
          </table:table-cell>
        </table:table-row>
        <table:table-row>
          <table:table-cell office:value-type="string">
            <text:p>Henrietta Kreiger</text:p>
          </table:table-cell>
          <table:table-cell office:value-type="string">
            <text:p>(842) 525-2424 x72472</text:p>
          </table:table-cell>
          <table:table-cell office:value-type="string">
            <text:p>Tabitha_Barton@hotmail.com</text:p>
          </table:table-cell>
          <table:table-cell office:value-type="string">
            <text:p>8319 Cortney Stravenue</text:p>
          </table:table-cell>
          <table:table-cell office:value-type="string">
            <text:p>North Camron</text:p>
          </table:table-cell>
          <table:table-cell office:value-type="string">
            <text:p>Vermont</text:p>
          </table:table-cell>
          <table:table-cell office:value-type="string">
            <text:p>13574-1367</text:p>
          </table:table-cell>
          <table:table-cell office:value-type="string">
            <text:p>693193764</text:p>
          </table:table-cell>
          <table:table-cell office:value-type="string">
            <text:p>Clothing</text:p>
          </table:table-cell>
          <table:table-cell office:value-type="string">
            <text:p>Greenfelder - Lowe</text:p>
          </table:table-cell>
          <table:table-cell office:value-type="float" office:value="44393.994716678244">
            <text:p>44393.994716678244</text:p>
          </table:table-cell>
          <table:table-cell office:value-type="string">
            <text:p>http://placeimg.com/640/480</text:p>
          </table:table-cell>
          <table:table-cell office:value-type="string">
            <text:p>Qui quia ea. Eius est dolorem facilis omnis voluptas vero veritatis. Reprehenderit asperiores eligendi. Suscipit odio similique quo.</text:p>
          </table:table-cell>
          <table:table-cell office:value-type="boolean" office:boolean-value="true">
            <text:p>TRUE</text:p>
          </table:table-cell>
        </table:table-row>
        <table:table-row>
          <table:table-cell office:value-type="string">
            <text:p>Michele Effertz DDS</text:p>
          </table:table-cell>
          <table:table-cell office:value-type="string">
            <text:p>1-203-831-2827 x49279</text:p>
          </table:table-cell>
          <table:table-cell office:value-type="string">
            <text:p>Destiny.Volkman@hotmail.com</text:p>
          </table:table-cell>
          <table:table-cell office:value-type="string">
            <text:p>945 Sonia Wells</text:p>
          </table:table-cell>
          <table:table-cell office:value-type="string">
            <text:p>South Siennaberg</text:p>
          </table:table-cell>
          <table:table-cell office:value-type="string">
            <text:p>Georgia</text:p>
          </table:table-cell>
          <table:table-cell office:value-type="string">
            <text:p>22916-3170</text:p>
          </table:table-cell>
          <table:table-cell office:value-type="string">
            <text:p>276812682</text:p>
          </table:table-cell>
          <table:table-cell office:value-type="string">
            <text:p>Automotive</text:p>
          </table:table-cell>
          <table:table-cell office:value-type="string">
            <text:p>Hamill LLC</text:p>
          </table:table-cell>
          <table:table-cell office:value-type="float" office:value="44473.51856322917">
            <text:p>44473.51856322917</text:p>
          </table:table-cell>
          <table:table-cell office:value-type="string">
            <text:p>http://placeimg.com/640/480</text:p>
          </table:table-cell>
          <table:table-cell office:value-type="string">
            <text:p>Dolorem mollitia magni voluptatem tempora iure est architecto aut debitis. Aspernatur esse voluptate non omnis saepe quos ut. Voluptatum illum eligendi et esse. Quo est exercitationem est delectus expedita sit reprehenderit distinctio.</text:p>
          </table:table-cell>
          <table:table-cell office:value-type="boolean" office:boolean-value="false">
            <text:p>FALSE</text:p>
          </table:table-cell>
        </table:table-row>
        <table:table-row>
          <table:table-cell office:value-type="string">
            <text:p>Norma Murray</text:p>
          </table:table-cell>
          <table:table-cell office:value-type="string">
            <text:p>(391) 268-8251</text:p>
          </table:table-cell>
          <table:table-cell office:value-type="string">
            <text:p>Claire63@gmail.com</text:p>
          </table:table-cell>
          <table:table-cell office:value-type="string">
            <text:p>99357 Braun Cove</text:p>
          </table:table-cell>
          <table:table-cell office:value-type="string">
            <text:p>Timothyfort</text:p>
          </table:table-cell>
          <table:table-cell office:value-type="string">
            <text:p>West Virginia</text:p>
          </table:table-cell>
          <table:table-cell office:value-type="string">
            <text:p>61102</text:p>
          </table:table-cell>
          <table:table-cell office:value-type="string">
            <text:p>317235898</text:p>
          </table:table-cell>
          <table:table-cell office:value-type="string">
            <text:p>Books</text:p>
          </table:table-cell>
          <table:table-cell office:value-type="string">
            <text:p>Harvey, Mayer and Klein</text:p>
          </table:table-cell>
          <table:table-cell office:value-type="float" office:value="44325.655372719906">
            <text:p>44325.655372719906</text:p>
          </table:table-cell>
          <table:table-cell office:value-type="string">
            <text:p>http://placeimg.com/640/480</text:p>
          </table:table-cell>
          <table:table-cell office:value-type="string">
            <text:p>Aut unde ut. Sit rerum facilis. Quibusdam incidunt est voluptates dolorem placeat. Sunt quae tempora eum doloribus ut expedita nihil aut. Est pariatur quo officiis nobis accusamus et.</text:p>
          </table:table-cell>
          <table:table-cell office:value-type="boolean" office:boolean-value="true">
            <text:p>TRUE</text:p>
          </table:table-cell>
        </table:table-row>
        <table:table-row>
          <table:table-cell office:value-type="string">
            <text:p>Dianne Cassin</text:p>
          </table:table-cell>
          <table:table-cell office:value-type="string">
            <text:p>1-449-347-9212</text:p>
          </table:table-cell>
          <table:table-cell office:value-type="string">
            <text:p>Margarete.Jerde30@gmail.com</text:p>
          </table:table-cell>
          <table:table-cell office:value-type="string">
            <text:p>9593 Lakin Plains</text:p>
          </table:table-cell>
          <table:table-cell office:value-type="string">
            <text:p>Faheymouth</text:p>
          </table:table-cell>
          <table:table-cell office:value-type="string">
            <text:p>New York</text:p>
          </table:table-cell>
          <table:table-cell office:value-type="string">
            <text:p>79031</text:p>
          </table:table-cell>
          <table:table-cell office:value-type="string">
            <text:p>095976534</text:p>
          </table:table-cell>
          <table:table-cell office:value-type="string">
            <text:p>Clothing</text:p>
          </table:table-cell>
          <table:table-cell office:value-type="string">
            <text:p>Glover - Heidenreich</text:p>
          </table:table-cell>
          <table:table-cell office:value-type="float" office:value="44421.55402365741">
            <text:p>44421.55402365741</text:p>
          </table:table-cell>
          <table:table-cell office:value-type="string">
            <text:p>http://placeimg.com/640/480</text:p>
          </table:table-cell>
          <table:table-cell office:value-type="string">
            <text:p>Labore sint commodi quia nam perferendis porro et. Sit sit enim recusandae qui itaque est ab voluptatibus. Suscipit soluta repellendus consequuntur. Repellat error cumque exercitationem pariatur ea ducimus. Earum vero deleniti velit quo consectetur unde voluptas qui.</text:p>
          </table:table-cell>
          <table:table-cell office:value-type="boolean" office:boolean-value="true">
            <text:p>TRUE</text:p>
          </table:table-cell>
        </table:table-row>
        <table:table-row>
          <table:table-cell office:value-type="string">
            <text:p>Phil Flatley</text:p>
          </table:table-cell>
          <table:table-cell office:value-type="string">
            <text:p>586.762.3288 x87434</text:p>
          </table:table-cell>
          <table:table-cell office:value-type="string">
            <text:p>Isac.Johns@hotmail.com</text:p>
          </table:table-cell>
          <table:table-cell office:value-type="string">
            <text:p>9998 Hermiston Walks</text:p>
          </table:table-cell>
          <table:table-cell office:value-type="string">
            <text:p>Modesto</text:p>
          </table:table-cell>
          <table:table-cell office:value-type="string">
            <text:p>Washington</text:p>
          </table:table-cell>
          <table:table-cell office:value-type="string">
            <text:p>40987</text:p>
          </table:table-cell>
          <table:table-cell office:value-type="string">
            <text:p>374139380</text:p>
          </table:table-cell>
          <table:table-cell office:value-type="string">
            <text:p>Music</text:p>
          </table:table-cell>
          <table:table-cell office:value-type="string">
            <text:p>Simonis, Stanton and Quitzon</text:p>
          </table:table-cell>
          <table:table-cell office:value-type="float" office:value="44272.94457491898">
            <text:p>44272.94457491898</text:p>
          </table:table-cell>
          <table:table-cell office:value-type="string">
            <text:p>http://placeimg.com/640/480</text:p>
          </table:table-cell>
          <table:table-cell office:value-type="string">
            <text:p>Nihil non vitae nostrum vero facere et nesciunt error eligendi. Saepe quia dolores modi ducimus voluptatem eveniet quo vel. Nesciunt aut consequatur ea impedit soluta sint illo ullam quos. Rem aut non. Deleniti unde earum sunt sapiente in placeat.</text:p>
          </table:table-cell>
          <table:table-cell office:value-type="boolean" office:boolean-value="true">
            <text:p>TRUE</text:p>
          </table:table-cell>
        </table:table-row>
        <table:table-row>
          <table:table-cell office:value-type="string">
            <text:p>Randall Hahn</text:p>
          </table:table-cell>
          <table:table-cell office:value-type="string">
            <text:p>835-786-7235 x190</text:p>
          </table:table-cell>
          <table:table-cell office:value-type="string">
            <text:p>Myrtice.Haley0@yahoo.com</text:p>
          </table:table-cell>
          <table:table-cell office:value-type="string">
            <text:p>816 Klocko Camp</text:p>
          </table:table-cell>
          <table:table-cell office:value-type="string">
            <text:p>Kavonhaven</text:p>
          </table:table-cell>
          <table:table-cell office:value-type="string">
            <text:p>North Carolina</text:p>
          </table:table-cell>
          <table:table-cell office:value-type="string">
            <text:p>68826-5092</text:p>
          </table:table-cell>
          <table:table-cell office:value-type="string">
            <text:p>851416322</text:p>
          </table:table-cell>
          <table:table-cell office:value-type="string">
            <text:p>Music</text:p>
          </table:table-cell>
          <table:table-cell office:value-type="string">
            <text:p>Blanda Group</text:p>
          </table:table-cell>
          <table:table-cell office:value-type="float" office:value="44339.31490648148">
            <text:p>44339.31490648148</text:p>
          </table:table-cell>
          <table:table-cell office:value-type="string">
            <text:p>http://placeimg.com/640/480</text:p>
          </table:table-cell>
          <table:table-cell office:value-type="string">
            <text:p>Culpa eum perspiciatis autem ut rerum suscipit dolor. Sit a earum vel. Atque occaecati adipisci voluptate aut error ipsum. Ipsum explicabo a nulla culpa voluptatibus.</text:p>
          </table:table-cell>
          <table:table-cell office:value-type="boolean" office:boolean-value="false">
            <text:p>FALSE</text:p>
          </table:table-cell>
        </table:table-row>
        <table:table-row>
          <table:table-cell office:value-type="string">
            <text:p>Denise Bartell</text:p>
          </table:table-cell>
          <table:table-cell office:value-type="string">
            <text:p>1-299-203-5367 x24960</text:p>
          </table:table-cell>
          <table:table-cell office:value-type="string">
            <text:p>Keanu18@hotmail.com</text:p>
          </table:table-cell>
          <table:table-cell office:value-type="string">
            <text:p>40584 Conroy Road</text:p>
          </table:table-cell>
          <table:table-cell office:value-type="string">
            <text:p>North Kylie</text:p>
          </table:table-cell>
          <table:table-cell office:value-type="string">
            <text:p>Arkansas</text:p>
          </table:table-cell>
          <table:table-cell office:value-type="string">
            <text:p>37518-2820</text:p>
          </table:table-cell>
          <table:table-cell office:value-type="string">
            <text:p>137369889</text:p>
          </table:table-cell>
          <table:table-cell office:value-type="string">
            <text:p>Baby</text:p>
          </table:table-cell>
          <table:table-cell office:value-type="string">
            <text:p>Graham and Sons</text:p>
          </table:table-cell>
          <table:table-cell office:value-type="float" office:value="44471.60768824074">
            <text:p>44471.60768824074</text:p>
          </table:table-cell>
          <table:table-cell office:value-type="string">
            <text:p>http://placeimg.com/640/480</text:p>
          </table:table-cell>
          <table:table-cell office:value-type="string">
            <text:p>Dolores asperiores voluptate cupiditate debitis rerum excepturi in. Quia ea aspernatur. Omnis neque pariatur sint ea. Blanditiis sint eligendi est.</text:p>
          </table:table-cell>
          <table:table-cell office:value-type="boolean" office:boolean-value="true">
            <text:p>TRUE</text:p>
          </table:table-cell>
        </table:table-row>
        <table:table-row>
          <table:table-cell office:value-type="string">
            <text:p>Rex McClure</text:p>
          </table:table-cell>
          <table:table-cell office:value-type="string">
            <text:p>1-473-451-9376</text:p>
          </table:table-cell>
          <table:table-cell office:value-type="string">
            <text:p>Kristoffer_Hauck87@gmail.com</text:p>
          </table:table-cell>
          <table:table-cell office:value-type="string">
            <text:p>483 Lowe Isle</text:p>
          </table:table-cell>
          <table:table-cell office:value-type="string">
            <text:p>Boyerport</text:p>
          </table:table-cell>
          <table:table-cell office:value-type="string">
            <text:p>New Jersey</text:p>
          </table:table-cell>
          <table:table-cell office:value-type="string">
            <text:p>32109-1087</text:p>
          </table:table-cell>
          <table:table-cell office:value-type="string">
            <text:p>704928873</text:p>
          </table:table-cell>
          <table:table-cell office:value-type="string">
            <text:p>Beauty</text:p>
          </table:table-cell>
          <table:table-cell office:value-type="string">
            <text:p>Boyer, Gaylord and Nienow</text:p>
          </table:table-cell>
          <table:table-cell office:value-type="float" office:value="44364.50238315972">
            <text:p>44364.50238315972</text:p>
          </table:table-cell>
          <table:table-cell office:value-type="string">
            <text:p>http://placeimg.com/640/480</text:p>
          </table:table-cell>
          <table:table-cell office:value-type="string">
            <text:p>Nemo sed explicabo quo quaerat sunt nam possimus perferendis. Porro dolorem non consectetur molestiae repellendus sequi vero mollitia. Maxime ea dolores nemo odit maiores id. Illo sunt natus placeat nihil tempore aut.</text:p>
          </table:table-cell>
          <table:table-cell office:value-type="boolean" office:boolean-value="true">
            <text:p>TRUE</text:p>
          </table:table-cell>
        </table:table-row>
        <table:table-row>
          <table:table-cell office:value-type="string">
            <text:p>Sylvester Swift</text:p>
          </table:table-cell>
          <table:table-cell office:value-type="string">
            <text:p>1-592-940-7928 x1439</text:p>
          </table:table-cell>
          <table:table-cell office:value-type="string">
            <text:p>Ahmad.Welch@yahoo.com</text:p>
          </table:table-cell>
          <table:table-cell office:value-type="string">
            <text:p>345 Walker Mountain</text:p>
          </table:table-cell>
          <table:table-cell office:value-type="string">
            <text:p>Corkerymouth</text:p>
          </table:table-cell>
          <table:table-cell office:value-type="string">
            <text:p>Georgia</text:p>
          </table:table-cell>
          <table:table-cell office:value-type="string">
            <text:p>67320-5826</text:p>
          </table:table-cell>
          <table:table-cell office:value-type="string">
            <text:p>023108824</text:p>
          </table:table-cell>
          <table:table-cell office:value-type="string">
            <text:p>Games</text:p>
          </table:table-cell>
          <table:table-cell office:value-type="string">
            <text:p>Gusikowski, Monahan and Quitzon</text:p>
          </table:table-cell>
          <table:table-cell office:value-type="float" office:value="44334.52061865741">
            <text:p>44334.52061865741</text:p>
          </table:table-cell>
          <table:table-cell office:value-type="string">
            <text:p>http://placeimg.com/640/480</text:p>
          </table:table-cell>
          <table:table-cell office:value-type="string">
            <text:p>Vero natus sint et aliquid omnis quae est. Non occaecati in est eaque cupiditate adipisci ad quis. Qui enim nemo molestiae et architecto ipsum laudantium quia quasi. Dicta exercitationem et veniam id voluptate sit delectus.</text:p>
          </table:table-cell>
          <table:table-cell office:value-type="boolean" office:boolean-value="false">
            <text:p>FALSE</text:p>
          </table:table-cell>
        </table:table-row>
        <table:table-row>
          <table:table-cell office:value-type="string">
            <text:p>Roland Casper</text:p>
          </table:table-cell>
          <table:table-cell office:value-type="string">
            <text:p>(397) 884-3557</text:p>
          </table:table-cell>
          <table:table-cell office:value-type="string">
            <text:p>Margret53@yahoo.com</text:p>
          </table:table-cell>
          <table:table-cell office:value-type="string">
            <text:p>374 Leannon Crossing</text:p>
          </table:table-cell>
          <table:table-cell office:value-type="string">
            <text:p>Carmellatown</text:p>
          </table:table-cell>
          <table:table-cell office:value-type="string">
            <text:p>Wyoming</text:p>
          </table:table-cell>
          <table:table-cell office:value-type="string">
            <text:p>57313</text:p>
          </table:table-cell>
          <table:table-cell office:value-type="string">
            <text:p>843832299</text:p>
          </table:table-cell>
          <table:table-cell office:value-type="string">
            <text:p>Beauty</text:p>
          </table:table-cell>
          <table:table-cell office:value-type="string">
            <text:p>Heaney - Dibbert</text:p>
          </table:table-cell>
          <table:table-cell office:value-type="float" office:value="44468.46879890046">
            <text:p>44468.46879890046</text:p>
          </table:table-cell>
          <table:table-cell office:value-type="string">
            <text:p>http://placeimg.com/640/480</text:p>
          </table:table-cell>
          <table:table-cell office:value-type="string">
            <text:p>Aut et incidunt id molestias recusandae maxime. Sed est et est voluptatibus expedita dolores. Quia incidunt pariatur sunt praesentium. Occaecati sed eveniet amet ut. Esse voluptatem aperiam repellendus.</text:p>
          </table:table-cell>
          <table:table-cell office:value-type="boolean" office:boolean-value="false">
            <text:p>FALSE</text:p>
          </table:table-cell>
        </table:table-row>
        <table:table-row>
          <table:table-cell office:value-type="string">
            <text:p>Miss Beth Koelpin</text:p>
          </table:table-cell>
          <table:table-cell office:value-type="string">
            <text:p>315-376-0227</text:p>
          </table:table-cell>
          <table:table-cell office:value-type="string">
            <text:p>Rachel27@gmail.com</text:p>
          </table:table-cell>
          <table:table-cell office:value-type="string">
            <text:p>26473 Odie Prairie</text:p>
          </table:table-cell>
          <table:table-cell office:value-type="string">
            <text:p>Greenwood</text:p>
          </table:table-cell>
          <table:table-cell office:value-type="string">
            <text:p>Rhode Island</text:p>
          </table:table-cell>
          <table:table-cell office:value-type="string">
            <text:p>23498</text:p>
          </table:table-cell>
          <table:table-cell office:value-type="string">
            <text:p>473123022</text:p>
          </table:table-cell>
          <table:table-cell office:value-type="string">
            <text:p>Movies</text:p>
          </table:table-cell>
          <table:table-cell office:value-type="string">
            <text:p>Jenkins - Kuhn</text:p>
          </table:table-cell>
          <table:table-cell office:value-type="float" office:value="44564.17493523148">
            <text:p>44564.17493523148</text:p>
          </table:table-cell>
          <table:table-cell office:value-type="string">
            <text:p>http://placeimg.com/640/480</text:p>
          </table:table-cell>
          <table:table-cell office:value-type="string">
            <text:p>Ex et ullam. Omnis iste sequi adipisci reiciendis sed adipisci. Dignissimos ea voluptatem ullam. Nulla ipsa doloremque reiciendis aut accusantium assumenda sit delectus delectus. Ea quae saepe. Qui voluptatum rerum nihil.</text:p>
          </table:table-cell>
          <table:table-cell office:value-type="boolean" office:boolean-value="true">
            <text:p>TRUE</text:p>
          </table:table-cell>
        </table:table-row>
        <table:table-row>
          <table:table-cell office:value-type="string">
            <text:p>Noah Boyle</text:p>
          </table:table-cell>
          <table:table-cell office:value-type="string">
            <text:p>(593) 391-1029 x4739</text:p>
          </table:table-cell>
          <table:table-cell office:value-type="string">
            <text:p>Annette_Morissette32@gmail.com</text:p>
          </table:table-cell>
          <table:table-cell office:value-type="string">
            <text:p>0597 O'Keefe Terrace</text:p>
          </table:table-cell>
          <table:table-cell office:value-type="string">
            <text:p>Port Brendonburgh</text:p>
          </table:table-cell>
          <table:table-cell office:value-type="string">
            <text:p>New Mexico</text:p>
          </table:table-cell>
          <table:table-cell office:value-type="string">
            <text:p>07457-4993</text:p>
          </table:table-cell>
          <table:table-cell office:value-type="string">
            <text:p>949375812</text:p>
          </table:table-cell>
          <table:table-cell office:value-type="string">
            <text:p>Baby</text:p>
          </table:table-cell>
          <table:table-cell office:value-type="string">
            <text:p>Haag, Rolfson and Gulgowski</text:p>
          </table:table-cell>
          <table:table-cell office:value-type="float" office:value="44390.606338969905">
            <text:p>44390.606338969905</text:p>
          </table:table-cell>
          <table:table-cell office:value-type="string">
            <text:p>http://placeimg.com/640/480</text:p>
          </table:table-cell>
          <table:table-cell office:value-type="string">
            <text:p>Qui id dolorum atque debitis et. Dolorum esse nulla veniam labore assumenda quod vitae reprehenderit. Ducimus voluptatem quae voluptatum et laborum. Sit totam iste minima id atque. Officia itaque voluptatem quia accusamus consequatur cupiditate architecto et.</text:p>
          </table:table-cell>
          <table:table-cell office:value-type="boolean" office:boolean-value="false">
            <text:p>FALSE</text:p>
          </table:table-cell>
        </table:table-row>
        <table:table-row>
          <table:table-cell office:value-type="string">
            <text:p>Miss Kim Hansen</text:p>
          </table:table-cell>
          <table:table-cell office:value-type="string">
            <text:p>(495) 395-3040</text:p>
          </table:table-cell>
          <table:table-cell office:value-type="string">
            <text:p>Marilie.Von40@hotmail.com</text:p>
          </table:table-cell>
          <table:table-cell office:value-type="string">
            <text:p>69731 Pfeffer Coves</text:p>
          </table:table-cell>
          <table:table-cell office:value-type="string">
            <text:p>Tobinville</text:p>
          </table:table-cell>
          <table:table-cell office:value-type="string">
            <text:p>Kentucky</text:p>
          </table:table-cell>
          <table:table-cell office:value-type="string">
            <text:p>60255-3696</text:p>
          </table:table-cell>
          <table:table-cell office:value-type="string">
            <text:p>602532701</text:p>
          </table:table-cell>
          <table:table-cell office:value-type="string">
            <text:p>Health</text:p>
          </table:table-cell>
          <table:table-cell office:value-type="string">
            <text:p>Schmidt LLC</text:p>
          </table:table-cell>
          <table:table-cell office:value-type="float" office:value="44309.92410162037">
            <text:p>44309.92410162037</text:p>
          </table:table-cell>
          <table:table-cell office:value-type="string">
            <text:p>http://placeimg.com/640/480</text:p>
          </table:table-cell>
          <table:table-cell office:value-type="string">
            <text:p>Et asperiores aliquam. Culpa qui eveniet deserunt sed eos minus facilis incidunt. Recusandae praesentium quaerat dolorum ipsa. Nihil et ut quia quod voluptates iure soluta.</text:p>
          </table:table-cell>
          <table:table-cell office:value-type="boolean" office:boolean-value="false">
            <text:p>FALSE</text:p>
          </table:table-cell>
        </table:table-row>
        <table:table-row>
          <table:table-cell office:value-type="string">
            <text:p>Douglas Homenick II</text:p>
          </table:table-cell>
          <table:table-cell office:value-type="string">
            <text:p>737.752.8131 x95445</text:p>
          </table:table-cell>
          <table:table-cell office:value-type="string">
            <text:p>Agustin.Christiansen@hotmail.com</text:p>
          </table:table-cell>
          <table:table-cell office:value-type="string">
            <text:p>3436 Ford Walk</text:p>
          </table:table-cell>
          <table:table-cell office:value-type="string">
            <text:p>Reginaldbury</text:p>
          </table:table-cell>
          <table:table-cell office:value-type="string">
            <text:p>Illinois</text:p>
          </table:table-cell>
          <table:table-cell office:value-type="string">
            <text:p>40420-1813</text:p>
          </table:table-cell>
          <table:table-cell office:value-type="string">
            <text:p>133944981</text:p>
          </table:table-cell>
          <table:table-cell office:value-type="string">
            <text:p>Garden</text:p>
          </table:table-cell>
          <table:table-cell office:value-type="string">
            <text:p>Hane - Koelpin</text:p>
          </table:table-cell>
          <table:table-cell office:value-type="float" office:value="44333.02938724537">
            <text:p>44333.02938724537</text:p>
          </table:table-cell>
          <table:table-cell office:value-type="string">
            <text:p>http://placeimg.com/640/480</text:p>
          </table:table-cell>
          <table:table-cell office:value-type="string">
            <text:p>Eveniet eligendi adipisci et enim ipsam eaque minus quis hic. Repellat ipsum odio autem aut provident. Quis dignissimos facilis commodi praesentium non quae provident quis voluptatem. Dolor quas voluptatem delectus eos alias sunt. Numquam doloremque aspernatur et ut tenetur sunt hic sint.</text:p>
          </table:table-cell>
          <table:table-cell office:value-type="boolean" office:boolean-value="false">
            <text:p>FALSE</text:p>
          </table:table-cell>
        </table:table-row>
        <table:table-row>
          <table:table-cell office:value-type="string">
            <text:p>Camille Waters I</text:p>
          </table:table-cell>
          <table:table-cell office:value-type="string">
            <text:p>1-772-997-7408</text:p>
          </table:table-cell>
          <table:table-cell office:value-type="string">
            <text:p>Fatima_Grimes@gmail.com</text:p>
          </table:table-cell>
          <table:table-cell office:value-type="string">
            <text:p>6689 Christina Extensions</text:p>
          </table:table-cell>
          <table:table-cell office:value-type="string">
            <text:p>Eliseoshire</text:p>
          </table:table-cell>
          <table:table-cell office:value-type="string">
            <text:p>Nevada</text:p>
          </table:table-cell>
          <table:table-cell office:value-type="string">
            <text:p>77752-5048</text:p>
          </table:table-cell>
          <table:table-cell office:value-type="string">
            <text:p>265234093</text:p>
          </table:table-cell>
          <table:table-cell office:value-type="string">
            <text:p>Kids</text:p>
          </table:table-cell>
          <table:table-cell office:value-type="string">
            <text:p>Kiehn, Kutch and Bruen</text:p>
          </table:table-cell>
          <table:table-cell office:value-type="float" office:value="44397.7827331713">
            <text:p>44397.7827331713</text:p>
          </table:table-cell>
          <table:table-cell office:value-type="string">
            <text:p>http://placeimg.com/640/480</text:p>
          </table:table-cell>
          <table:table-cell office:value-type="string">
            <text:p>Aut perspiciatis voluptatem iste totam enim et qui. Vitae doloribus soluta magni assumenda quisquam hic in. Alias voluptatem esse eligendi. Occaecati dicta laudantium suscipit aut aliquid animi dignissimos incidunt necessitatibus. Eos ipsa a sunt ut dolores quam asperiores. Totam praesentium distinctio non dignissimos est.</text:p>
          </table:table-cell>
          <table:table-cell office:value-type="boolean" office:boolean-value="false">
            <text:p>FALSE</text:p>
          </table:table-cell>
        </table:table-row>
        <table:table-row>
          <table:table-cell office:value-type="string">
            <text:p>Omar Hodkiewicz</text:p>
          </table:table-cell>
          <table:table-cell office:value-type="string">
            <text:p>657.371.6843 x17316</text:p>
          </table:table-cell>
          <table:table-cell office:value-type="string">
            <text:p>Kyleigh96@hotmail.com</text:p>
          </table:table-cell>
          <table:table-cell office:value-type="string">
            <text:p>17771 Abraham Throughway</text:p>
          </table:table-cell>
          <table:table-cell office:value-type="string">
            <text:p>Janessaburgh</text:p>
          </table:table-cell>
          <table:table-cell office:value-type="string">
            <text:p>Rhode Island</text:p>
          </table:table-cell>
          <table:table-cell office:value-type="string">
            <text:p>87165-8979</text:p>
          </table:table-cell>
          <table:table-cell office:value-type="string">
            <text:p>562348640</text:p>
          </table:table-cell>
          <table:table-cell office:value-type="string">
            <text:p>Games</text:p>
          </table:table-cell>
          <table:table-cell office:value-type="string">
            <text:p>Satterfield Inc</text:p>
          </table:table-cell>
          <table:table-cell office:value-type="float" office:value="44259.95223232639">
            <text:p>44259.95223232639</text:p>
          </table:table-cell>
          <table:table-cell office:value-type="string">
            <text:p>http://placeimg.com/640/480</text:p>
          </table:table-cell>
          <table:table-cell office:value-type="string">
            <text:p>Et enim consequatur dolorem. Ut aut ut ipsa. Aut qui veritatis id sit modi magnam repellat ullam. Dolorum occaecati aliquid nemo beatae.</text:p>
          </table:table-cell>
          <table:table-cell office:value-type="boolean" office:boolean-value="false">
            <text:p>FALSE</text:p>
          </table:table-cell>
        </table:table-row>
        <table:table-row>
          <table:table-cell office:value-type="string">
            <text:p>Tara Rippin</text:p>
          </table:table-cell>
          <table:table-cell office:value-type="string">
            <text:p>1-734-965-7345 x731</text:p>
          </table:table-cell>
          <table:table-cell office:value-type="string">
            <text:p>Mozelle11@yahoo.com</text:p>
          </table:table-cell>
          <table:table-cell office:value-type="string">
            <text:p>616 Bradly Garden</text:p>
          </table:table-cell>
          <table:table-cell office:value-type="string">
            <text:p>Alvaside</text:p>
          </table:table-cell>
          <table:table-cell office:value-type="string">
            <text:p>Maryland</text:p>
          </table:table-cell>
          <table:table-cell office:value-type="string">
            <text:p>77852</text:p>
          </table:table-cell>
          <table:table-cell office:value-type="string">
            <text:p>004217239</text:p>
          </table:table-cell>
          <table:table-cell office:value-type="string">
            <text:p>Garden</text:p>
          </table:table-cell>
          <table:table-cell office:value-type="string">
            <text:p>Dietrich, Jast and Zemlak</text:p>
          </table:table-cell>
          <table:table-cell office:value-type="float" office:value="44549.47735144676">
            <text:p>44549.47735144676</text:p>
          </table:table-cell>
          <table:table-cell office:value-type="string">
            <text:p>http://placeimg.com/640/480</text:p>
          </table:table-cell>
          <table:table-cell office:value-type="string">
            <text:p>Consequatur assumenda laborum molestiae. Asperiores id non dolorum voluptatem vitae. At ipsa a nostrum est molestias magni iusto error. Fuga distinctio optio eligendi ratione suscipit dolorum id nemo.</text:p>
          </table:table-cell>
          <table:table-cell office:value-type="boolean" office:boolean-value="true">
            <text:p>TRUE</text:p>
          </table:table-cell>
        </table:table-row>
        <table:table-row>
          <table:table-cell office:value-type="string">
            <text:p>Gayle Littel</text:p>
          </table:table-cell>
          <table:table-cell office:value-type="string">
            <text:p>(847) 755-5199</text:p>
          </table:table-cell>
          <table:table-cell office:value-type="string">
            <text:p>Brennan97@hotmail.com</text:p>
          </table:table-cell>
          <table:table-cell office:value-type="string">
            <text:p>84567 Runolfsdottir Knolls</text:p>
          </table:table-cell>
          <table:table-cell office:value-type="string">
            <text:p>Dallinbury</text:p>
          </table:table-cell>
          <table:table-cell office:value-type="string">
            <text:p>Louisiana</text:p>
          </table:table-cell>
          <table:table-cell office:value-type="string">
            <text:p>90432</text:p>
          </table:table-cell>
          <table:table-cell office:value-type="string">
            <text:p>275776499</text:p>
          </table:table-cell>
          <table:table-cell office:value-type="string">
            <text:p>Music</text:p>
          </table:table-cell>
          <table:table-cell office:value-type="string">
            <text:p>Kuvalis, Windler and Pacocha</text:p>
          </table:table-cell>
          <table:table-cell office:value-type="float" office:value="44558.99702831019">
            <text:p>44558.99702831019</text:p>
          </table:table-cell>
          <table:table-cell office:value-type="string">
            <text:p>http://placeimg.com/640/480</text:p>
          </table:table-cell>
          <table:table-cell office:value-type="string">
            <text:p>Est quibusdam rerum officiis nisi ut. Doloribus nesciunt aut quo perspiciatis doloribus cumque laboriosam sit explicabo. Maiores asperiores tempora dolores deserunt amet. Repellat totam quo et placeat ut. Delectus quisquam iure voluptatem temporibus doloribus architecto modi at.</text:p>
          </table:table-cell>
          <table:table-cell office:value-type="boolean" office:boolean-value="true">
            <text:p>TRUE</text:p>
          </table:table-cell>
        </table:table-row>
        <table:table-row>
          <table:table-cell office:value-type="string">
            <text:p>Clifton Wisozk</text:p>
          </table:table-cell>
          <table:table-cell office:value-type="string">
            <text:p>(789) 508-1113</text:p>
          </table:table-cell>
          <table:table-cell office:value-type="string">
            <text:p>Lorenza_Hoppe71@yahoo.com</text:p>
          </table:table-cell>
          <table:table-cell office:value-type="string">
            <text:p>01691 Cayla Inlet</text:p>
          </table:table-cell>
          <table:table-cell office:value-type="string">
            <text:p>Pietrostad</text:p>
          </table:table-cell>
          <table:table-cell office:value-type="string">
            <text:p>Delaware</text:p>
          </table:table-cell>
          <table:table-cell office:value-type="string">
            <text:p>46310</text:p>
          </table:table-cell>
          <table:table-cell office:value-type="string">
            <text:p>176145789</text:p>
          </table:table-cell>
          <table:table-cell office:value-type="string">
            <text:p>Industrial</text:p>
          </table:table-cell>
          <table:table-cell office:value-type="string">
            <text:p>Friesen Group</text:p>
          </table:table-cell>
          <table:table-cell office:value-type="float" office:value="44483.08177912037">
            <text:p>44483.08177912037</text:p>
          </table:table-cell>
          <table:table-cell office:value-type="string">
            <text:p>http://placeimg.com/640/480</text:p>
          </table:table-cell>
          <table:table-cell office:value-type="string">
            <text:p>Iure atque quisquam possimus eos consectetur deserunt. Quas quo ut velit minima sapiente. Et laudantium dolores tenetur est earum atque omnis ut voluptatem. Ipsam adipisci minima.</text:p>
          </table:table-cell>
          <table:table-cell office:value-type="boolean" office:boolean-value="false">
            <text:p>FALSE</text:p>
          </table:table-cell>
        </table:table-row>
        <table:table-row>
          <table:table-cell office:value-type="string">
            <text:p>Darrel Armstrong</text:p>
          </table:table-cell>
          <table:table-cell office:value-type="string">
            <text:p>(623) 514-7733 x04819</text:p>
          </table:table-cell>
          <table:table-cell office:value-type="string">
            <text:p>Bradley55@hotmail.com</text:p>
          </table:table-cell>
          <table:table-cell office:value-type="string">
            <text:p>4198 Demario Greens</text:p>
          </table:table-cell>
          <table:table-cell office:value-type="string">
            <text:p>Aiyanashire</text:p>
          </table:table-cell>
          <table:table-cell office:value-type="string">
            <text:p>Hawaii</text:p>
          </table:table-cell>
          <table:table-cell office:value-type="string">
            <text:p>05743-4518</text:p>
          </table:table-cell>
          <table:table-cell office:value-type="string">
            <text:p>140506642</text:p>
          </table:table-cell>
          <table:table-cell office:value-type="string">
            <text:p>Automotive</text:p>
          </table:table-cell>
          <table:table-cell office:value-type="string">
            <text:p>Johns Inc</text:p>
          </table:table-cell>
          <table:table-cell office:value-type="float" office:value="44338.03567853009">
            <text:p>44338.03567853009</text:p>
          </table:table-cell>
          <table:table-cell office:value-type="string">
            <text:p>http://placeimg.com/640/480</text:p>
          </table:table-cell>
          <table:table-cell office:value-type="string">
            <text:p>Labore autem dolorem. Deserunt quos quia. Odit quibusdam non perspiciatis corporis et ratione repellendus accusantium.</text:p>
          </table:table-cell>
          <table:table-cell office:value-type="boolean" office:boolean-value="false">
            <text:p>FALSE</text:p>
          </table:table-cell>
        </table:table-row>
        <table:table-row>
          <table:table-cell office:value-type="string">
            <text:p>Ellen Boyer II</text:p>
          </table:table-cell>
          <table:table-cell office:value-type="string">
            <text:p>922.547.8729</text:p>
          </table:table-cell>
          <table:table-cell office:value-type="string">
            <text:p>Claire31@yahoo.com</text:p>
          </table:table-cell>
          <table:table-cell office:value-type="string">
            <text:p>1855 Wilkinson Curve</text:p>
          </table:table-cell>
          <table:table-cell office:value-type="string">
            <text:p>Cotychester</text:p>
          </table:table-cell>
          <table:table-cell office:value-type="string">
            <text:p>Iowa</text:p>
          </table:table-cell>
          <table:table-cell office:value-type="string">
            <text:p>94812-0937</text:p>
          </table:table-cell>
          <table:table-cell office:value-type="string">
            <text:p>821880386</text:p>
          </table:table-cell>
          <table:table-cell office:value-type="string">
            <text:p>Outdoors</text:p>
          </table:table-cell>
          <table:table-cell office:value-type="string">
            <text:p>Fahey - Blanda</text:p>
          </table:table-cell>
          <table:table-cell office:value-type="float" office:value="44286.86174797454">
            <text:p>44286.86174797454</text:p>
          </table:table-cell>
          <table:table-cell office:value-type="string">
            <text:p>http://placeimg.com/640/480</text:p>
          </table:table-cell>
          <table:table-cell office:value-type="string">
            <text:p>Distinctio occaecati dolores ut occaecati eum corrupti ipsam. Recusandae magni ut optio beatae. Eaque non veniam enim. Sed hic hic. Aut qui numquam omnis et.</text:p>
          </table:table-cell>
          <table:table-cell office:value-type="boolean" office:boolean-value="false">
            <text:p>FALSE</text:p>
          </table:table-cell>
        </table:table-row>
        <table:table-row>
          <table:table-cell office:value-type="string">
            <text:p>Colin Witting</text:p>
          </table:table-cell>
          <table:table-cell office:value-type="string">
            <text:p>480-744-1919 x8194</text:p>
          </table:table-cell>
          <table:table-cell office:value-type="string">
            <text:p>Mohamed.Oberbrunner@hotmail.com</text:p>
          </table:table-cell>
          <table:table-cell office:value-type="string">
            <text:p>395 Tristian Spring</text:p>
          </table:table-cell>
          <table:table-cell office:value-type="string">
            <text:p>South Rose</text:p>
          </table:table-cell>
          <table:table-cell office:value-type="string">
            <text:p>Montana</text:p>
          </table:table-cell>
          <table:table-cell office:value-type="string">
            <text:p>92765</text:p>
          </table:table-cell>
          <table:table-cell office:value-type="string">
            <text:p>709144144</text:p>
          </table:table-cell>
          <table:table-cell office:value-type="string">
            <text:p>Books</text:p>
          </table:table-cell>
          <table:table-cell office:value-type="string">
            <text:p>Luettgen and Sons</text:p>
          </table:table-cell>
          <table:table-cell office:value-type="float" office:value="44407.87645895833">
            <text:p>44407.87645895833</text:p>
          </table:table-cell>
          <table:table-cell office:value-type="string">
            <text:p>http://placeimg.com/640/480</text:p>
          </table:table-cell>
          <table:table-cell office:value-type="string">
            <text:p>Dolores porro et. Vel explicabo inventore est eaque et. Commodi est non id temporibus labore beatae. Veniam fugit est labore dicta. Quia at quidem exercitationem neque quas eveniet inventore odit.</text:p>
          </table:table-cell>
          <table:table-cell office:value-type="boolean" office:boolean-value="true">
            <text:p>TRUE</text:p>
          </table:table-cell>
        </table:table-row>
        <table:table-row>
          <table:table-cell office:value-type="string">
            <text:p>Genevieve Weissnat</text:p>
          </table:table-cell>
          <table:table-cell office:value-type="string">
            <text:p>829-288-5815 x8925</text:p>
          </table:table-cell>
          <table:table-cell office:value-type="string">
            <text:p>Frederique4@gmail.com</text:p>
          </table:table-cell>
          <table:table-cell office:value-type="string">
            <text:p>2633 Teresa Keys</text:p>
          </table:table-cell>
          <table:table-cell office:value-type="string">
            <text:p>Lydafort</text:p>
          </table:table-cell>
          <table:table-cell office:value-type="string">
            <text:p>Idaho</text:p>
          </table:table-cell>
          <table:table-cell office:value-type="string">
            <text:p>62968</text:p>
          </table:table-cell>
          <table:table-cell office:value-type="string">
            <text:p>442858687</text:p>
          </table:table-cell>
          <table:table-cell office:value-type="string">
            <text:p>Home</text:p>
          </table:table-cell>
          <table:table-cell office:value-type="string">
            <text:p>Gorczany - Schmidt</text:p>
          </table:table-cell>
          <table:table-cell office:value-type="float" office:value="44480.018078472225">
            <text:p>44480.018078472225</text:p>
          </table:table-cell>
          <table:table-cell office:value-type="string">
            <text:p>http://placeimg.com/640/480</text:p>
          </table:table-cell>
          <table:table-cell office:value-type="string">
            <text:p>Culpa veniam cupiditate est laudantium inventore quas doloribus. Non possimus dolores saepe quia aut enim. Enim eos eius nobis non aut. Aspernatur hic omnis provident quis expedita in illum. Amet dignissimos possimus exercitationem a.</text:p>
          </table:table-cell>
          <table:table-cell office:value-type="boolean" office:boolean-value="false">
            <text:p>FALSE</text:p>
          </table:table-cell>
        </table:table-row>
        <table:table-row>
          <table:table-cell office:value-type="string">
            <text:p>Elsie Zboncak</text:p>
          </table:table-cell>
          <table:table-cell office:value-type="string">
            <text:p>(260) 526-3670</text:p>
          </table:table-cell>
          <table:table-cell office:value-type="string">
            <text:p>Marilyne17@hotmail.com</text:p>
          </table:table-cell>
          <table:table-cell office:value-type="string">
            <text:p>79120 Gianni River</text:p>
          </table:table-cell>
          <table:table-cell office:value-type="string">
            <text:p>Coral Springs</text:p>
          </table:table-cell>
          <table:table-cell office:value-type="string">
            <text:p>New Hampshire</text:p>
          </table:table-cell>
          <table:table-cell office:value-type="string">
            <text:p>90496-1193</text:p>
          </table:table-cell>
          <table:table-cell office:value-type="string">
            <text:p>053006323</text:p>
          </table:table-cell>
          <table:table-cell office:value-type="string">
            <text:p>Toys</text:p>
          </table:table-cell>
          <table:table-cell office:value-type="string">
            <text:p>Waters - Bahringer</text:p>
          </table:table-cell>
          <table:table-cell office:value-type="float" office:value="44387.22775820602">
            <text:p>44387.22775820602</text:p>
          </table:table-cell>
          <table:table-cell office:value-type="string">
            <text:p>http://placeimg.com/640/480</text:p>
          </table:table-cell>
          <table:table-cell office:value-type="string">
            <text:p>Corrupti quaerat hic tempora dignissimos. Architecto aliquam maxime soluta distinctio adipisci quia. Consequuntur dolore culpa eum dignissimos ipsum qui sed soluta.</text:p>
          </table:table-cell>
          <table:table-cell office:value-type="boolean" office:boolean-value="false">
            <text:p>FALSE</text:p>
          </table:table-cell>
        </table:table-row>
        <table:table-row>
          <table:table-cell office:value-type="string">
            <text:p>Kurt Runolfsson II</text:p>
          </table:table-cell>
          <table:table-cell office:value-type="string">
            <text:p>(554) 465-5548 x9079</text:p>
          </table:table-cell>
          <table:table-cell office:value-type="string">
            <text:p>Geo.Carroll94@gmail.com</text:p>
          </table:table-cell>
          <table:table-cell office:value-type="string">
            <text:p>040 Considine Knoll</text:p>
          </table:table-cell>
          <table:table-cell office:value-type="string">
            <text:p>Emardborough</text:p>
          </table:table-cell>
          <table:table-cell office:value-type="string">
            <text:p>Missouri</text:p>
          </table:table-cell>
          <table:table-cell office:value-type="string">
            <text:p>16399</text:p>
          </table:table-cell>
          <table:table-cell office:value-type="string">
            <text:p>314963956</text:p>
          </table:table-cell>
          <table:table-cell office:value-type="string">
            <text:p>Jewelery</text:p>
          </table:table-cell>
          <table:table-cell office:value-type="string">
            <text:p>Ferry - Yost</text:p>
          </table:table-cell>
          <table:table-cell office:value-type="float" office:value="44300.03497226852">
            <text:p>44300.03497226852</text:p>
          </table:table-cell>
          <table:table-cell office:value-type="string">
            <text:p>http://placeimg.com/640/480</text:p>
          </table:table-cell>
          <table:table-cell office:value-type="string">
            <text:p>Voluptas incidunt suscipit facere sit dolor. Qui sit dolores omnis blanditiis nostrum id. Aperiam veritatis ut. Inventore dolores dolore dolor est ut blanditiis provident magni neque. Quidem quia quia et ut voluptatum est assumenda commodi voluptatem. Facilis id quasi perferendis aliquam placeat ullam quo ipsum.</text:p>
          </table:table-cell>
          <table:table-cell office:value-type="boolean" office:boolean-value="true">
            <text:p>TRUE</text:p>
          </table:table-cell>
        </table:table-row>
        <table:table-row>
          <table:table-cell office:value-type="string">
            <text:p>Ramon Ryan</text:p>
          </table:table-cell>
          <table:table-cell office:value-type="string">
            <text:p>1-319-904-0363 x61014</text:p>
          </table:table-cell>
          <table:table-cell office:value-type="string">
            <text:p>Reed74@gmail.com</text:p>
          </table:table-cell>
          <table:table-cell office:value-type="string">
            <text:p>16050 Etha Lodge</text:p>
          </table:table-cell>
          <table:table-cell office:value-type="string">
            <text:p>New Mireilletown</text:p>
          </table:table-cell>
          <table:table-cell office:value-type="string">
            <text:p>New Hampshire</text:p>
          </table:table-cell>
          <table:table-cell office:value-type="string">
            <text:p>64061</text:p>
          </table:table-cell>
          <table:table-cell office:value-type="string">
            <text:p>476350818</text:p>
          </table:table-cell>
          <table:table-cell office:value-type="string">
            <text:p>Industrial</text:p>
          </table:table-cell>
          <table:table-cell office:value-type="string">
            <text:p>Pouros and Sons</text:p>
          </table:table-cell>
          <table:table-cell office:value-type="float" office:value="44278.264042766205">
            <text:p>44278.264042766205</text:p>
          </table:table-cell>
          <table:table-cell office:value-type="string">
            <text:p>http://placeimg.com/640/480</text:p>
          </table:table-cell>
          <table:table-cell office:value-type="string">
            <text:p>Ut rem tempore asperiores officia. Et unde quis. Officia quam velit consequatur. Dolore eum nulla cum ducimus qui earum nobis error praesentium. Ut repellendus qui aut sed et sed vero. Quo temporibus dolorem dignissimos quos autem voluptates provident minus.</text:p>
          </table:table-cell>
          <table:table-cell office:value-type="boolean" office:boolean-value="false">
            <text:p>FALSE</text:p>
          </table:table-cell>
        </table:table-row>
        <table:table-row>
          <table:table-cell office:value-type="string">
            <text:p>Roxanne Upton</text:p>
          </table:table-cell>
          <table:table-cell office:value-type="string">
            <text:p>498.419.9789</text:p>
          </table:table-cell>
          <table:table-cell office:value-type="string">
            <text:p>Dahlia_Moore60@yahoo.com</text:p>
          </table:table-cell>
          <table:table-cell office:value-type="string">
            <text:p>47042 Zieme Station</text:p>
          </table:table-cell>
          <table:table-cell office:value-type="string">
            <text:p>Port Eusebio</text:p>
          </table:table-cell>
          <table:table-cell office:value-type="string">
            <text:p>Alaska</text:p>
          </table:table-cell>
          <table:table-cell office:value-type="string">
            <text:p>09274</text:p>
          </table:table-cell>
          <table:table-cell office:value-type="string">
            <text:p>879552116</text:p>
          </table:table-cell>
          <table:table-cell office:value-type="string">
            <text:p>Home</text:p>
          </table:table-cell>
          <table:table-cell office:value-type="string">
            <text:p>Hagenes - Abbott</text:p>
          </table:table-cell>
          <table:table-cell office:value-type="float" office:value="44279.878089247686">
            <text:p>44279.878089247686</text:p>
          </table:table-cell>
          <table:table-cell office:value-type="string">
            <text:p>http://placeimg.com/640/480</text:p>
          </table:table-cell>
          <table:table-cell office:value-type="string">
            <text:p>Expedita ut itaque ullam et laudantium quia voluptas tempora dolorem. Error sed tempore nobis illo esse. Odio perferendis rerum delectus delectus. Officia fugiat et non voluptatem corporis maiores.</text:p>
          </table:table-cell>
          <table:table-cell office:value-type="boolean" office:boolean-value="false">
            <text:p>FALSE</text:p>
          </table:table-cell>
        </table:table-row>
        <table:table-row>
          <table:table-cell office:value-type="string">
            <text:p>Bonnie Smith</text:p>
          </table:table-cell>
          <table:table-cell office:value-type="string">
            <text:p>(760) 923-4785 x619</text:p>
          </table:table-cell>
          <table:table-cell office:value-type="string">
            <text:p>Wiley14@gmail.com</text:p>
          </table:table-cell>
          <table:table-cell office:value-type="string">
            <text:p>33735 Kathryne Center</text:p>
          </table:table-cell>
          <table:table-cell office:value-type="string">
            <text:p>Nevamouth</text:p>
          </table:table-cell>
          <table:table-cell office:value-type="string">
            <text:p>California</text:p>
          </table:table-cell>
          <table:table-cell office:value-type="string">
            <text:p>81918-2475</text:p>
          </table:table-cell>
          <table:table-cell office:value-type="string">
            <text:p>420087221</text:p>
          </table:table-cell>
          <table:table-cell office:value-type="string">
            <text:p>Shoes</text:p>
          </table:table-cell>
          <table:table-cell office:value-type="string">
            <text:p>Ward Inc</text:p>
          </table:table-cell>
          <table:table-cell office:value-type="float" office:value="44415.24306260417">
            <text:p>44415.24306260417</text:p>
          </table:table-cell>
          <table:table-cell office:value-type="string">
            <text:p>http://placeimg.com/640/480</text:p>
          </table:table-cell>
          <table:table-cell office:value-type="string">
            <text:p>Id voluptatem a rem id aliquid. Adipisci suscipit laboriosam sint cum perspiciatis. Quidem magni accusamus dicta ut occaecati. Quaerat molestiae consequuntur quaerat eveniet enim culpa incidunt amet. Reprehenderit minus ex molestiae voluptatem qui sit enim. Dolore ut soluta vero itaque.</text:p>
          </table:table-cell>
          <table:table-cell office:value-type="boolean" office:boolean-value="false">
            <text:p>FALSE</text:p>
          </table:table-cell>
        </table:table-row>
        <table:table-row>
          <table:table-cell office:value-type="string">
            <text:p>Jackie Adams</text:p>
          </table:table-cell>
          <table:table-cell office:value-type="string">
            <text:p>1-852-763-0335</text:p>
          </table:table-cell>
          <table:table-cell office:value-type="string">
            <text:p>Marta.Rosenbaum49@gmail.com</text:p>
          </table:table-cell>
          <table:table-cell office:value-type="string">
            <text:p>426 Jedidiah Union</text:p>
          </table:table-cell>
          <table:table-cell office:value-type="string">
            <text:p>Grahambury</text:p>
          </table:table-cell>
          <table:table-cell office:value-type="string">
            <text:p>Maine</text:p>
          </table:table-cell>
          <table:table-cell office:value-type="string">
            <text:p>04482</text:p>
          </table:table-cell>
          <table:table-cell office:value-type="string">
            <text:p>121639198</text:p>
          </table:table-cell>
          <table:table-cell office:value-type="string">
            <text:p>Home</text:p>
          </table:table-cell>
          <table:table-cell office:value-type="string">
            <text:p>Braun, Bosco and Fay</text:p>
          </table:table-cell>
          <table:table-cell office:value-type="float" office:value="44280.88199966435">
            <text:p>44280.88199966435</text:p>
          </table:table-cell>
          <table:table-cell office:value-type="string">
            <text:p>http://placeimg.com/640/480</text:p>
          </table:table-cell>
          <table:table-cell office:value-type="string">
            <text:p>Quia quos ducimus. Qui nemo labore quis et debitis vel ab eum nisi. Rem et suscipit sunt ea rem doloremque quia veniam quae. Non labore architecto reprehenderit omnis maxime totam et perferendis. Tenetur laudantium magnam ut deleniti consequatur et quam vitae non.</text:p>
          </table:table-cell>
          <table:table-cell office:value-type="boolean" office:boolean-value="false">
            <text:p>FALSE</text:p>
          </table:table-cell>
        </table:table-row>
        <table:table-row>
          <table:table-cell office:value-type="string">
            <text:p>Jean Schimmel Sr.</text:p>
          </table:table-cell>
          <table:table-cell office:value-type="string">
            <text:p>1-823-442-5461 x0079</text:p>
          </table:table-cell>
          <table:table-cell office:value-type="string">
            <text:p>Kiarra.MacGyver48@hotmail.com</text:p>
          </table:table-cell>
          <table:table-cell office:value-type="string">
            <text:p>540 Koch Stravenue</text:p>
          </table:table-cell>
          <table:table-cell office:value-type="string">
            <text:p>New Laynestad</text:p>
          </table:table-cell>
          <table:table-cell office:value-type="string">
            <text:p>Virginia</text:p>
          </table:table-cell>
          <table:table-cell office:value-type="string">
            <text:p>26624-4889</text:p>
          </table:table-cell>
          <table:table-cell office:value-type="string">
            <text:p>556844422</text:p>
          </table:table-cell>
          <table:table-cell office:value-type="string">
            <text:p>Industrial</text:p>
          </table:table-cell>
          <table:table-cell office:value-type="string">
            <text:p>Jones and Sons</text:p>
          </table:table-cell>
          <table:table-cell office:value-type="float" office:value="44474.14836425926">
            <text:p>44474.14836425926</text:p>
          </table:table-cell>
          <table:table-cell office:value-type="string">
            <text:p>http://placeimg.com/640/480</text:p>
          </table:table-cell>
          <table:table-cell office:value-type="string">
            <text:p>Itaque accusantium laudantium non pariatur vel rerum doloremque fugiat vel. Non suscipit architecto impedit a voluptatem libero enim. Id et repudiandae ipsum nihil eveniet qui. Vero rerum eligendi assumenda laboriosam labore id numquam rerum. Sed quisquam commodi provident ratione ut voluptatem aspernatur magni voluptas.</text:p>
          </table:table-cell>
          <table:table-cell office:value-type="boolean" office:boolean-value="false">
            <text:p>FALSE</text:p>
          </table:table-cell>
        </table:table-row>
        <table:table-row>
          <table:table-cell office:value-type="string">
            <text:p>Santos Gerhold</text:p>
          </table:table-cell>
          <table:table-cell office:value-type="string">
            <text:p>504-390-2287 x8643</text:p>
          </table:table-cell>
          <table:table-cell office:value-type="string">
            <text:p>Tremayne30@hotmail.com</text:p>
          </table:table-cell>
          <table:table-cell office:value-type="string">
            <text:p>9746 Marjorie Union</text:p>
          </table:table-cell>
          <table:table-cell office:value-type="string">
            <text:p>East Brisamouth</text:p>
          </table:table-cell>
          <table:table-cell office:value-type="string">
            <text:p>Missouri</text:p>
          </table:table-cell>
          <table:table-cell office:value-type="string">
            <text:p>45183</text:p>
          </table:table-cell>
          <table:table-cell office:value-type="string">
            <text:p>519164136</text:p>
          </table:table-cell>
          <table:table-cell office:value-type="string">
            <text:p>Grocery</text:p>
          </table:table-cell>
          <table:table-cell office:value-type="string">
            <text:p>Christiansen, Kovacek and Schmeler</text:p>
          </table:table-cell>
          <table:table-cell office:value-type="float" office:value="44491.01962987269">
            <text:p>44491.01962987269</text:p>
          </table:table-cell>
          <table:table-cell office:value-type="string">
            <text:p>http://placeimg.com/640/480</text:p>
          </table:table-cell>
          <table:table-cell office:value-type="string">
            <text:p>Modi voluptates est repellat laboriosam quisquam molestias et et maxime. Quis consectetur distinctio qui nemo at ab. Sapiente dolor ut qui. Ipsum repellendus aut non porro deleniti sed velit sapiente. Esse illum architecto unde tenetur in provident velit ducimus accusamus.</text:p>
          </table:table-cell>
          <table:table-cell office:value-type="boolean" office:boolean-value="false">
            <text:p>FALSE</text:p>
          </table:table-cell>
        </table:table-row>
        <table:table-row>
          <table:table-cell office:value-type="string">
            <text:p>Tina Boyle</text:p>
          </table:table-cell>
          <table:table-cell office:value-type="string">
            <text:p>(249) 677-6926 x12094</text:p>
          </table:table-cell>
          <table:table-cell office:value-type="string">
            <text:p>Raymond_Skiles33@yahoo.com</text:p>
          </table:table-cell>
          <table:table-cell office:value-type="string">
            <text:p>76216 Bashirian Junction</text:p>
          </table:table-cell>
          <table:table-cell office:value-type="string">
            <text:p>Eastvale</text:p>
          </table:table-cell>
          <table:table-cell office:value-type="string">
            <text:p>Missouri</text:p>
          </table:table-cell>
          <table:table-cell office:value-type="string">
            <text:p>45964-0587</text:p>
          </table:table-cell>
          <table:table-cell office:value-type="string">
            <text:p>705756442</text:p>
          </table:table-cell>
          <table:table-cell office:value-type="string">
            <text:p>Games</text:p>
          </table:table-cell>
          <table:table-cell office:value-type="string">
            <text:p>Bashirian LLC</text:p>
          </table:table-cell>
          <table:table-cell office:value-type="float" office:value="44588.44272436343">
            <text:p>44588.44272436343</text:p>
          </table:table-cell>
          <table:table-cell office:value-type="string">
            <text:p>http://placeimg.com/640/480</text:p>
          </table:table-cell>
          <table:table-cell office:value-type="string">
            <text:p>A molestiae ea laboriosam assumenda. Quis aspernatur eos. Ea qui nihil sed harum praesentium sit laudantium totam labore.</text:p>
          </table:table-cell>
          <table:table-cell office:value-type="boolean" office:boolean-value="true">
            <text:p>TRUE</text:p>
          </table:table-cell>
        </table:table-row>
        <table:table-row>
          <table:table-cell office:value-type="string">
            <text:p>Cristina Gutmann</text:p>
          </table:table-cell>
          <table:table-cell office:value-type="string">
            <text:p>367-599-1045 x3753</text:p>
          </table:table-cell>
          <table:table-cell office:value-type="string">
            <text:p>Reilly.Larkin@gmail.com</text:p>
          </table:table-cell>
          <table:table-cell office:value-type="string">
            <text:p>803 Jedidiah Creek</text:p>
          </table:table-cell>
          <table:table-cell office:value-type="string">
            <text:p>Dwightfurt</text:p>
          </table:table-cell>
          <table:table-cell office:value-type="string">
            <text:p>New Hampshire</text:p>
          </table:table-cell>
          <table:table-cell office:value-type="string">
            <text:p>69552</text:p>
          </table:table-cell>
          <table:table-cell office:value-type="string">
            <text:p>556935519</text:p>
          </table:table-cell>
          <table:table-cell office:value-type="string">
            <text:p>Sports</text:p>
          </table:table-cell>
          <table:table-cell office:value-type="string">
            <text:p>Ward - Thiel</text:p>
          </table:table-cell>
          <table:table-cell office:value-type="float" office:value="44276.45799335648">
            <text:p>44276.45799335648</text:p>
          </table:table-cell>
          <table:table-cell office:value-type="string">
            <text:p>http://placeimg.com/640/480</text:p>
          </table:table-cell>
          <table:table-cell office:value-type="string">
            <text:p>Earum sit sit suscipit dignissimos. Velit et deserunt quaerat voluptatum aut. Consectetur consectetur aut.</text:p>
          </table:table-cell>
          <table:table-cell office:value-type="boolean" office:boolean-value="false">
            <text:p>FALSE</text:p>
          </table:table-cell>
        </table:table-row>
        <table:table-row>
          <table:table-cell office:value-type="string">
            <text:p>Rodolfo Krajcik Jr.</text:p>
          </table:table-cell>
          <table:table-cell office:value-type="string">
            <text:p>509.429.8969</text:p>
          </table:table-cell>
          <table:table-cell office:value-type="string">
            <text:p>Eldridge.Rippin23@gmail.com</text:p>
          </table:table-cell>
          <table:table-cell office:value-type="string">
            <text:p>48604 Miller Cliffs</text:p>
          </table:table-cell>
          <table:table-cell office:value-type="string">
            <text:p>Lake Cruzville</text:p>
          </table:table-cell>
          <table:table-cell office:value-type="string">
            <text:p>Texas</text:p>
          </table:table-cell>
          <table:table-cell office:value-type="string">
            <text:p>60612-2261</text:p>
          </table:table-cell>
          <table:table-cell office:value-type="string">
            <text:p>135033340</text:p>
          </table:table-cell>
          <table:table-cell office:value-type="string">
            <text:p>Beauty</text:p>
          </table:table-cell>
          <table:table-cell office:value-type="string">
            <text:p>Erdman - Lockman</text:p>
          </table:table-cell>
          <table:table-cell office:value-type="float" office:value="44567.060822708336">
            <text:p>44567.060822708336</text:p>
          </table:table-cell>
          <table:table-cell office:value-type="string">
            <text:p>http://placeimg.com/640/480</text:p>
          </table:table-cell>
          <table:table-cell office:value-type="string">
            <text:p>Natus ut tempore. Quod itaque ut eaque aspernatur sed facilis quia rem. Possimus sed sunt sequi dolor. Accusamus nam ab repudiandae deleniti iusto sit. Soluta aut quaerat maiores hic doloribus.</text:p>
          </table:table-cell>
          <table:table-cell office:value-type="boolean" office:boolean-value="false">
            <text:p>FALSE</text:p>
          </table:table-cell>
        </table:table-row>
        <table:table-row>
          <table:table-cell office:value-type="string">
            <text:p>Mitchell Hirthe</text:p>
          </table:table-cell>
          <table:table-cell office:value-type="string">
            <text:p>420.957.2097 x3438</text:p>
          </table:table-cell>
          <table:table-cell office:value-type="string">
            <text:p>Rhea.Walker@hotmail.com</text:p>
          </table:table-cell>
          <table:table-cell office:value-type="string">
            <text:p>2319 Demarcus Fall</text:p>
          </table:table-cell>
          <table:table-cell office:value-type="string">
            <text:p>Mesquite</text:p>
          </table:table-cell>
          <table:table-cell office:value-type="string">
            <text:p>New Mexico</text:p>
          </table:table-cell>
          <table:table-cell office:value-type="string">
            <text:p>09010</text:p>
          </table:table-cell>
          <table:table-cell office:value-type="string">
            <text:p>029472512</text:p>
          </table:table-cell>
          <table:table-cell office:value-type="string">
            <text:p>Tools</text:p>
          </table:table-cell>
          <table:table-cell office:value-type="string">
            <text:p>Barrows - Braun</text:p>
          </table:table-cell>
          <table:table-cell office:value-type="float" office:value="44365.5335703125">
            <text:p>44365.5335703125</text:p>
          </table:table-cell>
          <table:table-cell office:value-type="string">
            <text:p>http://placeimg.com/640/480</text:p>
          </table:table-cell>
          <table:table-cell office:value-type="string">
            <text:p>Enim molestias explicabo magni autem ut corrupti consequatur corporis. Quae ipsum illum animi. Inventore harum eos necessitatibus sed fugit amet officiis quos. Qui adipisci debitis aut exercitationem dolorem.</text:p>
          </table:table-cell>
          <table:table-cell office:value-type="boolean" office:boolean-value="false">
            <text:p>FALSE</text:p>
          </table:table-cell>
        </table:table-row>
        <table:table-row>
          <table:table-cell office:value-type="string">
            <text:p>Felix Kuhlman</text:p>
          </table:table-cell>
          <table:table-cell office:value-type="string">
            <text:p>918.589.6872 x7973</text:p>
          </table:table-cell>
          <table:table-cell office:value-type="string">
            <text:p>Alena67@yahoo.com</text:p>
          </table:table-cell>
          <table:table-cell office:value-type="string">
            <text:p>004 Lawson Canyon</text:p>
          </table:table-cell>
          <table:table-cell office:value-type="string">
            <text:p>Port Budville</text:p>
          </table:table-cell>
          <table:table-cell office:value-type="string">
            <text:p>Arizona</text:p>
          </table:table-cell>
          <table:table-cell office:value-type="string">
            <text:p>00392</text:p>
          </table:table-cell>
          <table:table-cell office:value-type="string">
            <text:p>796243980</text:p>
          </table:table-cell>
          <table:table-cell office:value-type="string">
            <text:p>Beauty</text:p>
          </table:table-cell>
          <table:table-cell office:value-type="string">
            <text:p>Wiegand, Mitchell and Schroeder</text:p>
          </table:table-cell>
          <table:table-cell office:value-type="float" office:value="44351.511770081015">
            <text:p>44351.511770081015</text:p>
          </table:table-cell>
          <table:table-cell office:value-type="string">
            <text:p>http://placeimg.com/640/480</text:p>
          </table:table-cell>
          <table:table-cell office:value-type="string">
            <text:p>Dolorum quae qui harum pariatur. Laudantium cumque alias sint molestias hic eos. Non maxime ducimus ut consequuntur et necessitatibus qui quis. Laudantium porro a similique sit perspiciatis mollitia sunt perspiciatis. Quibusdam autem asperiores reprehenderit laudantium impedit.</text:p>
          </table:table-cell>
          <table:table-cell office:value-type="boolean" office:boolean-value="true">
            <text:p>TRUE</text:p>
          </table:table-cell>
        </table:table-row>
        <table:table-row>
          <table:table-cell office:value-type="string">
            <text:p>Julio Thompson</text:p>
          </table:table-cell>
          <table:table-cell office:value-type="string">
            <text:p>(688) 842-6923 x4682</text:p>
          </table:table-cell>
          <table:table-cell office:value-type="string">
            <text:p>Cary95@yahoo.com</text:p>
          </table:table-cell>
          <table:table-cell office:value-type="string">
            <text:p>924 Corwin Ports</text:p>
          </table:table-cell>
          <table:table-cell office:value-type="string">
            <text:p>Evansborough</text:p>
          </table:table-cell>
          <table:table-cell office:value-type="string">
            <text:p>Arizona</text:p>
          </table:table-cell>
          <table:table-cell office:value-type="string">
            <text:p>42615-2515</text:p>
          </table:table-cell>
          <table:table-cell office:value-type="string">
            <text:p>601430749</text:p>
          </table:table-cell>
          <table:table-cell office:value-type="string">
            <text:p>Tools</text:p>
          </table:table-cell>
          <table:table-cell office:value-type="string">
            <text:p>Wunsch and Sons</text:p>
          </table:table-cell>
          <table:table-cell office:value-type="float" office:value="44566.31051018518">
            <text:p>44566.31051018518</text:p>
          </table:table-cell>
          <table:table-cell office:value-type="string">
            <text:p>http://placeimg.com/640/480</text:p>
          </table:table-cell>
          <table:table-cell office:value-type="string">
            <text:p>Architecto ut deleniti est. Eum esse rerum dolorem excepturi sed qui qui. Natus doloribus velit similique dolor culpa atque eum. Ducimus voluptatibus ut accusamus placeat consequatur.</text:p>
          </table:table-cell>
          <table:table-cell office:value-type="boolean" office:boolean-value="false">
            <text:p>FALSE</text:p>
          </table:table-cell>
        </table:table-row>
        <table:table-row>
          <table:table-cell office:value-type="string">
            <text:p>Dr. Jeremy Lang</text:p>
          </table:table-cell>
          <table:table-cell office:value-type="string">
            <text:p>483-691-9251 x5230</text:p>
          </table:table-cell>
          <table:table-cell office:value-type="string">
            <text:p>Edd.Koelpin37@yahoo.com</text:p>
          </table:table-cell>
          <table:table-cell office:value-type="string">
            <text:p>26960 Favian Lights</text:p>
          </table:table-cell>
          <table:table-cell office:value-type="string">
            <text:p>Dareborough</text:p>
          </table:table-cell>
          <table:table-cell office:value-type="string">
            <text:p>Massachusetts</text:p>
          </table:table-cell>
          <table:table-cell office:value-type="string">
            <text:p>12638</text:p>
          </table:table-cell>
          <table:table-cell office:value-type="string">
            <text:p>161117638</text:p>
          </table:table-cell>
          <table:table-cell office:value-type="string">
            <text:p>Health</text:p>
          </table:table-cell>
          <table:table-cell office:value-type="string">
            <text:p>Kessler LLC</text:p>
          </table:table-cell>
          <table:table-cell office:value-type="float" office:value="44275.45473136574">
            <text:p>44275.45473136574</text:p>
          </table:table-cell>
          <table:table-cell office:value-type="string">
            <text:p>http://placeimg.com/640/480</text:p>
          </table:table-cell>
          <table:table-cell office:value-type="string">
            <text:p>Quae sint facere nemo cum doloribus vero repellendus omnis dolor. Reprehenderit voluptatum consectetur dolores officia ut ex. Quo ipsa corrupti.</text:p>
          </table:table-cell>
          <table:table-cell office:value-type="boolean" office:boolean-value="false">
            <text:p>FALSE</text:p>
          </table:table-cell>
        </table:table-row>
        <table:table-row>
          <table:table-cell office:value-type="string">
            <text:p>Gene MacGyver</text:p>
          </table:table-cell>
          <table:table-cell office:value-type="string">
            <text:p>685.874.9787 x94447</text:p>
          </table:table-cell>
          <table:table-cell office:value-type="string">
            <text:p>Winston.Weissnat@gmail.com</text:p>
          </table:table-cell>
          <table:table-cell office:value-type="string">
            <text:p>848 Dickinson Brooks</text:p>
          </table:table-cell>
          <table:table-cell office:value-type="string">
            <text:p>Port Barrett</text:p>
          </table:table-cell>
          <table:table-cell office:value-type="string">
            <text:p>Rhode Island</text:p>
          </table:table-cell>
          <table:table-cell office:value-type="string">
            <text:p>24045-3345</text:p>
          </table:table-cell>
          <table:table-cell office:value-type="string">
            <text:p>455681427</text:p>
          </table:table-cell>
          <table:table-cell office:value-type="string">
            <text:p>Games</text:p>
          </table:table-cell>
          <table:table-cell office:value-type="string">
            <text:p>Sauer Group</text:p>
          </table:table-cell>
          <table:table-cell office:value-type="float" office:value="44542.73044986111">
            <text:p>44542.73044986111</text:p>
          </table:table-cell>
          <table:table-cell office:value-type="string">
            <text:p>http://placeimg.com/640/480</text:p>
          </table:table-cell>
          <table:table-cell office:value-type="string">
            <text:p>Et veniam dolorem eius iusto aut consectetur. Tempore similique eligendi aut ipsam maxime dolores autem sint aperiam. Ratione aut deserunt. Placeat doloribus pariatur. Deserunt totam et a. Esse est porro veritatis unde rerum.</text:p>
          </table:table-cell>
          <table:table-cell office:value-type="boolean" office:boolean-value="true">
            <text:p>TRUE</text:p>
          </table:table-cell>
        </table:table-row>
        <table:table-row>
          <table:table-cell office:value-type="string">
            <text:p>Madeline Dicki</text:p>
          </table:table-cell>
          <table:table-cell office:value-type="string">
            <text:p>1-658-662-8229</text:p>
          </table:table-cell>
          <table:table-cell office:value-type="string">
            <text:p>Eileen_Langosh69@hotmail.com</text:p>
          </table:table-cell>
          <table:table-cell office:value-type="string">
            <text:p>948 Stark Causeway</text:p>
          </table:table-cell>
          <table:table-cell office:value-type="string">
            <text:p>Danielland</text:p>
          </table:table-cell>
          <table:table-cell office:value-type="string">
            <text:p>Ohio</text:p>
          </table:table-cell>
          <table:table-cell office:value-type="string">
            <text:p>07716</text:p>
          </table:table-cell>
          <table:table-cell office:value-type="string">
            <text:p>257113384</text:p>
          </table:table-cell>
          <table:table-cell office:value-type="string">
            <text:p>Grocery</text:p>
          </table:table-cell>
          <table:table-cell office:value-type="string">
            <text:p>Rath - Sauer</text:p>
          </table:table-cell>
          <table:table-cell office:value-type="float" office:value="44593.00386709491">
            <text:p>44593.00386709491</text:p>
          </table:table-cell>
          <table:table-cell office:value-type="string">
            <text:p>http://placeimg.com/640/480</text:p>
          </table:table-cell>
          <table:table-cell office:value-type="string">
            <text:p>Optio adipisci aut iste. Et et officiis doloribus consequatur natus voluptatem et cumque. Eos quis corporis.</text:p>
          </table:table-cell>
          <table:table-cell office:value-type="boolean" office:boolean-value="true">
            <text:p>TRUE</text:p>
          </table:table-cell>
        </table:table-row>
        <table:table-row>
          <table:table-cell office:value-type="string">
            <text:p>Irvin Stehr</text:p>
          </table:table-cell>
          <table:table-cell office:value-type="string">
            <text:p>352.906.8863</text:p>
          </table:table-cell>
          <table:table-cell office:value-type="string">
            <text:p>Oceane87@gmail.com</text:p>
          </table:table-cell>
          <table:table-cell office:value-type="string">
            <text:p>92957 Trever Land</text:p>
          </table:table-cell>
          <table:table-cell office:value-type="string">
            <text:p>Armstrongview</text:p>
          </table:table-cell>
          <table:table-cell office:value-type="string">
            <text:p>Indiana</text:p>
          </table:table-cell>
          <table:table-cell office:value-type="string">
            <text:p>91342-6816</text:p>
          </table:table-cell>
          <table:table-cell office:value-type="string">
            <text:p>348950605</text:p>
          </table:table-cell>
          <table:table-cell office:value-type="string">
            <text:p>Electronics</text:p>
          </table:table-cell>
          <table:table-cell office:value-type="string">
            <text:p>Cartwright, Krajcik and Williamson</text:p>
          </table:table-cell>
          <table:table-cell office:value-type="float" office:value="44580.81135884259">
            <text:p>44580.81135884259</text:p>
          </table:table-cell>
          <table:table-cell office:value-type="string">
            <text:p>http://placeimg.com/640/480</text:p>
          </table:table-cell>
          <table:table-cell office:value-type="string">
            <text:p>Repudiandae sed expedita. Dolorum repellendus qui quae quis animi doloribus consectetur autem. Animi esse consequatur architecto eligendi harum omnis quia dolorum numquam. Ut repellendus excepturi et. Temporibus velit et. Aut exercitationem in.</text:p>
          </table:table-cell>
          <table:table-cell office:value-type="boolean" office:boolean-value="true">
            <text:p>TRUE</text:p>
          </table:table-cell>
        </table:table-row>
        <table:table-row>
          <table:table-cell office:value-type="string">
            <text:p>Miss Annette Dooley</text:p>
          </table:table-cell>
          <table:table-cell office:value-type="string">
            <text:p>1-825-785-4913 x42194</text:p>
          </table:table-cell>
          <table:table-cell office:value-type="string">
            <text:p>Keith_Cruickshank@gmail.com</text:p>
          </table:table-cell>
          <table:table-cell office:value-type="string">
            <text:p>950 Ruecker Forges</text:p>
          </table:table-cell>
          <table:table-cell office:value-type="string">
            <text:p>Lake Whitneyberg</text:p>
          </table:table-cell>
          <table:table-cell office:value-type="string">
            <text:p>Colorado</text:p>
          </table:table-cell>
          <table:table-cell office:value-type="string">
            <text:p>35913</text:p>
          </table:table-cell>
          <table:table-cell office:value-type="string">
            <text:p>631084712</text:p>
          </table:table-cell>
          <table:table-cell office:value-type="string">
            <text:p>Electronics</text:p>
          </table:table-cell>
          <table:table-cell office:value-type="string">
            <text:p>Hilll Inc</text:p>
          </table:table-cell>
          <table:table-cell office:value-type="float" office:value="44506.831517314815">
            <text:p>44506.831517314815</text:p>
          </table:table-cell>
          <table:table-cell office:value-type="string">
            <text:p>http://placeimg.com/640/480</text:p>
          </table:table-cell>
          <table:table-cell office:value-type="string">
            <text:p>Voluptas dignissimos harum excepturi. Quis veritatis vel blanditiis fugiat. Dolor unde id. Ut odit aliquid qui officia adipisci. Aut impedit provident id. Eos dolorum magnam consequuntur.</text:p>
          </table:table-cell>
          <table:table-cell office:value-type="boolean" office:boolean-value="true">
            <text:p>TRUE</text:p>
          </table:table-cell>
        </table:table-row>
        <table:table-row>
          <table:table-cell office:value-type="string">
            <text:p>Alonzo Hackett</text:p>
          </table:table-cell>
          <table:table-cell office:value-type="string">
            <text:p>496-520-6428 x24502</text:p>
          </table:table-cell>
          <table:table-cell office:value-type="string">
            <text:p>Misty.Conroy@yahoo.com</text:p>
          </table:table-cell>
          <table:table-cell office:value-type="string">
            <text:p>68759 Keeling Roads</text:p>
          </table:table-cell>
          <table:table-cell office:value-type="string">
            <text:p>North Vada</text:p>
          </table:table-cell>
          <table:table-cell office:value-type="string">
            <text:p>Connecticut</text:p>
          </table:table-cell>
          <table:table-cell office:value-type="string">
            <text:p>55654-9616</text:p>
          </table:table-cell>
          <table:table-cell office:value-type="string">
            <text:p>844480019</text:p>
          </table:table-cell>
          <table:table-cell office:value-type="string">
            <text:p>Kids</text:p>
          </table:table-cell>
          <table:table-cell office:value-type="string">
            <text:p>Powlowski and Sons</text:p>
          </table:table-cell>
          <table:table-cell office:value-type="float" office:value="44492.47439809028">
            <text:p>44492.47439809028</text:p>
          </table:table-cell>
          <table:table-cell office:value-type="string">
            <text:p>http://placeimg.com/640/480</text:p>
          </table:table-cell>
          <table:table-cell office:value-type="string">
            <text:p>Aut fugit ut excepturi nesciunt. Excepturi est nihil est assumenda odit culpa saepe nam perspiciatis. Et voluptatum repellendus id culpa quos eveniet. Laboriosam ducimus facilis suscipit voluptas ad necessitatibus est. Excepturi rem dolorum sequi.</text:p>
          </table:table-cell>
          <table:table-cell office:value-type="boolean" office:boolean-value="false">
            <text:p>FALSE</text:p>
          </table:table-cell>
        </table:table-row>
        <table:table-row>
          <table:table-cell office:value-type="string">
            <text:p>Steven Gulgowski</text:p>
          </table:table-cell>
          <table:table-cell office:value-type="string">
            <text:p>(744) 726-7717 x773</text:p>
          </table:table-cell>
          <table:table-cell office:value-type="string">
            <text:p>Andy_Nader3@hotmail.com</text:p>
          </table:table-cell>
          <table:table-cell office:value-type="string">
            <text:p>5874 Senger Street</text:p>
          </table:table-cell>
          <table:table-cell office:value-type="string">
            <text:p>Abrahamside</text:p>
          </table:table-cell>
          <table:table-cell office:value-type="string">
            <text:p>Florida</text:p>
          </table:table-cell>
          <table:table-cell office:value-type="string">
            <text:p>60670-2152</text:p>
          </table:table-cell>
          <table:table-cell office:value-type="string">
            <text:p>605632310</text:p>
          </table:table-cell>
          <table:table-cell office:value-type="string">
            <text:p>Beauty</text:p>
          </table:table-cell>
          <table:table-cell office:value-type="string">
            <text:p>Bayer, Breitenberg and Waters</text:p>
          </table:table-cell>
          <table:table-cell office:value-type="float" office:value="44521.647090150465">
            <text:p>44521.647090150465</text:p>
          </table:table-cell>
          <table:table-cell office:value-type="string">
            <text:p>http://placeimg.com/640/480</text:p>
          </table:table-cell>
          <table:table-cell office:value-type="string">
            <text:p>Ut sunt aut possimus consequatur est ratione aut qui maiores. Temporibus ipsum et deleniti. Architecto sint dicta aut magnam. Veniam ex eligendi cumque adipisci. Suscipit est at sunt fugiat. Porro quidem neque omnis pariatur sint.</text:p>
          </table:table-cell>
          <table:table-cell office:value-type="boolean" office:boolean-value="true">
            <text:p>TRUE</text:p>
          </table:table-cell>
        </table:table-row>
        <table:table-row>
          <table:table-cell office:value-type="string">
            <text:p>Leah Torphy</text:p>
          </table:table-cell>
          <table:table-cell office:value-type="string">
            <text:p>479-623-9138 x44825</text:p>
          </table:table-cell>
          <table:table-cell office:value-type="string">
            <text:p>Dominic.Schamberger@hotmail.com</text:p>
          </table:table-cell>
          <table:table-cell office:value-type="string">
            <text:p>418 Erich Square</text:p>
          </table:table-cell>
          <table:table-cell office:value-type="string">
            <text:p>Hadleychester</text:p>
          </table:table-cell>
          <table:table-cell office:value-type="string">
            <text:p>Minnesota</text:p>
          </table:table-cell>
          <table:table-cell office:value-type="string">
            <text:p>88884</text:p>
          </table:table-cell>
          <table:table-cell office:value-type="string">
            <text:p>893769286</text:p>
          </table:table-cell>
          <table:table-cell office:value-type="string">
            <text:p>Clothing</text:p>
          </table:table-cell>
          <table:table-cell office:value-type="string">
            <text:p>Kirlin - MacGyver</text:p>
          </table:table-cell>
          <table:table-cell office:value-type="float" office:value="44385.54233819444">
            <text:p>44385.54233819444</text:p>
          </table:table-cell>
          <table:table-cell office:value-type="string">
            <text:p>http://placeimg.com/640/480</text:p>
          </table:table-cell>
          <table:table-cell office:value-type="string">
            <text:p>Et quia voluptatum esse aliquam odit. Omnis omnis voluptatem sed occaecati aut alias nulla vel. Aut deleniti qui sequi non aut tenetur ratione vitae. Natus consequatur quo quas harum veniam ut quibusdam voluptatem.</text:p>
          </table:table-cell>
          <table:table-cell office:value-type="boolean" office:boolean-value="true">
            <text:p>TRUE</text:p>
          </table:table-cell>
        </table:table-row>
        <table:table-row>
          <table:table-cell office:value-type="string">
            <text:p>Myra Pouros</text:p>
          </table:table-cell>
          <table:table-cell office:value-type="string">
            <text:p>(750) 542-5546 x11756</text:p>
          </table:table-cell>
          <table:table-cell office:value-type="string">
            <text:p>Kayley.Rodriguez@yahoo.com</text:p>
          </table:table-cell>
          <table:table-cell office:value-type="string">
            <text:p>04009 Schuppe Field</text:p>
          </table:table-cell>
          <table:table-cell office:value-type="string">
            <text:p>Fountain Valley</text:p>
          </table:table-cell>
          <table:table-cell office:value-type="string">
            <text:p>Oklahoma</text:p>
          </table:table-cell>
          <table:table-cell office:value-type="string">
            <text:p>99519-4645</text:p>
          </table:table-cell>
          <table:table-cell office:value-type="string">
            <text:p>704386347</text:p>
          </table:table-cell>
          <table:table-cell office:value-type="string">
            <text:p>Movies</text:p>
          </table:table-cell>
          <table:table-cell office:value-type="string">
            <text:p>Ratke, Swaniawski and Langosh</text:p>
          </table:table-cell>
          <table:table-cell office:value-type="float" office:value="44517.59203032407">
            <text:p>44517.59203032407</text:p>
          </table:table-cell>
          <table:table-cell office:value-type="string">
            <text:p>http://placeimg.com/640/480</text:p>
          </table:table-cell>
          <table:table-cell office:value-type="string">
            <text:p>Sequi dolores facere. Enim qui dolor. Est eaque sit placeat et repellendus ad aut. Quas ipsum aperiam eaque et minus molestiae ut omnis est.</text:p>
          </table:table-cell>
          <table:table-cell office:value-type="boolean" office:boolean-value="true">
            <text:p>TRUE</text:p>
          </table:table-cell>
        </table:table-row>
        <table:table-row>
          <table:table-cell office:value-type="string">
            <text:p>Kathy Robel</text:p>
          </table:table-cell>
          <table:table-cell office:value-type="string">
            <text:p>498-933-0696</text:p>
          </table:table-cell>
          <table:table-cell office:value-type="string">
            <text:p>Gennaro_Parker12@yahoo.com</text:p>
          </table:table-cell>
          <table:table-cell office:value-type="string">
            <text:p>83074 Ryleigh Circle</text:p>
          </table:table-cell>
          <table:table-cell office:value-type="string">
            <text:p>North Garret</text:p>
          </table:table-cell>
          <table:table-cell office:value-type="string">
            <text:p>Mississippi</text:p>
          </table:table-cell>
          <table:table-cell office:value-type="string">
            <text:p>62004-6513</text:p>
          </table:table-cell>
          <table:table-cell office:value-type="string">
            <text:p>513220678</text:p>
          </table:table-cell>
          <table:table-cell office:value-type="string">
            <text:p>Kids</text:p>
          </table:table-cell>
          <table:table-cell office:value-type="string">
            <text:p>Keebler, Conroy and Littel</text:p>
          </table:table-cell>
          <table:table-cell office:value-type="float" office:value="44421.30428244213">
            <text:p>44421.30428244213</text:p>
          </table:table-cell>
          <table:table-cell office:value-type="string">
            <text:p>http://placeimg.com/640/480</text:p>
          </table:table-cell>
          <table:table-cell office:value-type="string">
            <text:p>Omnis enim adipisci quos quas ipsum ut repellendus quas. Qui rerum laborum harum rerum exercitationem. Eius in dolore aut porro qui. Neque totam quis cupiditate cupiditate sint voluptate. Provident accusantium voluptatem ut voluptate praesentium.</text:p>
          </table:table-cell>
          <table:table-cell office:value-type="boolean" office:boolean-value="false">
            <text:p>FALSE</text:p>
          </table:table-cell>
        </table:table-row>
        <table:table-row>
          <table:table-cell office:value-type="string">
            <text:p>Agnes Cruickshank</text:p>
          </table:table-cell>
          <table:table-cell office:value-type="string">
            <text:p>(219) 300-4979</text:p>
          </table:table-cell>
          <table:table-cell office:value-type="string">
            <text:p>Dewitt.Schiller@yahoo.com</text:p>
          </table:table-cell>
          <table:table-cell office:value-type="string">
            <text:p>4288 Denesik Prairie</text:p>
          </table:table-cell>
          <table:table-cell office:value-type="string">
            <text:p>South Edisonfurt</text:p>
          </table:table-cell>
          <table:table-cell office:value-type="string">
            <text:p>Maryland</text:p>
          </table:table-cell>
          <table:table-cell office:value-type="string">
            <text:p>33214</text:p>
          </table:table-cell>
          <table:table-cell office:value-type="string">
            <text:p>837000312</text:p>
          </table:table-cell>
          <table:table-cell office:value-type="string">
            <text:p>Tools</text:p>
          </table:table-cell>
          <table:table-cell office:value-type="string">
            <text:p>Johnson LLC</text:p>
          </table:table-cell>
          <table:table-cell office:value-type="float" office:value="44434.93467096065">
            <text:p>44434.93467096065</text:p>
          </table:table-cell>
          <table:table-cell office:value-type="string">
            <text:p>http://placeimg.com/640/480</text:p>
          </table:table-cell>
          <table:table-cell office:value-type="string">
            <text:p>Porro aut fugiat perspiciatis. Tenetur quidem et soluta rerum quis eius. Qui consequatur autem amet cumque. A sapiente beatae sint perspiciatis. Et commodi qui iusto repudiandae reiciendis aut. Sed nulla beatae.</text:p>
          </table:table-cell>
          <table:table-cell office:value-type="boolean" office:boolean-value="true">
            <text:p>TRUE</text:p>
          </table:table-cell>
        </table:table-row>
        <table:table-row>
          <table:table-cell office:value-type="string">
            <text:p>Dale Schaden</text:p>
          </table:table-cell>
          <table:table-cell office:value-type="string">
            <text:p>(897) 228-2497 x86922</text:p>
          </table:table-cell>
          <table:table-cell office:value-type="string">
            <text:p>Mariano59@hotmail.com</text:p>
          </table:table-cell>
          <table:table-cell office:value-type="string">
            <text:p>3575 Johan Mountain</text:p>
          </table:table-cell>
          <table:table-cell office:value-type="string">
            <text:p>Whiteborough</text:p>
          </table:table-cell>
          <table:table-cell office:value-type="string">
            <text:p>Ohio</text:p>
          </table:table-cell>
          <table:table-cell office:value-type="string">
            <text:p>41428</text:p>
          </table:table-cell>
          <table:table-cell office:value-type="string">
            <text:p>002203481</text:p>
          </table:table-cell>
          <table:table-cell office:value-type="string">
            <text:p>Health</text:p>
          </table:table-cell>
          <table:table-cell office:value-type="string">
            <text:p>Turner - Bartell</text:p>
          </table:table-cell>
          <table:table-cell office:value-type="float" office:value="44362.45075788195">
            <text:p>44362.45075788195</text:p>
          </table:table-cell>
          <table:table-cell office:value-type="string">
            <text:p>http://placeimg.com/640/480</text:p>
          </table:table-cell>
          <table:table-cell office:value-type="string">
            <text:p>Ad eum perspiciatis accusantium libero provident est omnis. Earum porro eius qui error. Natus sunt aspernatur ea corporis unde iste reiciendis. Aspernatur consequatur est. Dolores aut natus et quis at. Quia hic accusamus rem tempora.</text:p>
          </table:table-cell>
          <table:table-cell office:value-type="boolean" office:boolean-value="true">
            <text:p>TRUE</text:p>
          </table:table-cell>
        </table:table-row>
        <table:table-row>
          <table:table-cell office:value-type="string">
            <text:p>Janie O'Hara</text:p>
          </table:table-cell>
          <table:table-cell office:value-type="string">
            <text:p>1-799-559-5010 x34696</text:p>
          </table:table-cell>
          <table:table-cell office:value-type="string">
            <text:p>Malvina.Kuphal73@yahoo.com</text:p>
          </table:table-cell>
          <table:table-cell office:value-type="string">
            <text:p>792 Zboncak Club</text:p>
          </table:table-cell>
          <table:table-cell office:value-type="string">
            <text:p>North Viola</text:p>
          </table:table-cell>
          <table:table-cell office:value-type="string">
            <text:p>Vermont</text:p>
          </table:table-cell>
          <table:table-cell office:value-type="string">
            <text:p>10638</text:p>
          </table:table-cell>
          <table:table-cell office:value-type="string">
            <text:p>848912648</text:p>
          </table:table-cell>
          <table:table-cell office:value-type="string">
            <text:p>Books</text:p>
          </table:table-cell>
          <table:table-cell office:value-type="string">
            <text:p>Smitham, Bogisich and Purdy</text:p>
          </table:table-cell>
          <table:table-cell office:value-type="float" office:value="44421.441463310184">
            <text:p>44421.441463310184</text:p>
          </table:table-cell>
          <table:table-cell office:value-type="string">
            <text:p>http://placeimg.com/640/480</text:p>
          </table:table-cell>
          <table:table-cell office:value-type="string">
            <text:p>Reprehenderit laborum voluptatem. Quidem ducimus nobis officiis. Qui id enim aut ex autem quae aliquam. Rerum quae reprehenderit praesentium dolorem accusamus. Nulla saepe amet aut. Dolorem incidunt qui distinctio eos qui velit.</text:p>
          </table:table-cell>
          <table:table-cell office:value-type="boolean" office:boolean-value="true">
            <text:p>TRUE</text:p>
          </table:table-cell>
        </table:table-row>
        <table:table-row>
          <table:table-cell office:value-type="string">
            <text:p>Jay Oberbrunner</text:p>
          </table:table-cell>
          <table:table-cell office:value-type="string">
            <text:p>1-582-792-3582 x9531</text:p>
          </table:table-cell>
          <table:table-cell office:value-type="string">
            <text:p>Laurie_Bailey@hotmail.com</text:p>
          </table:table-cell>
          <table:table-cell office:value-type="string">
            <text:p>4007 Veum Coves</text:p>
          </table:table-cell>
          <table:table-cell office:value-type="string">
            <text:p>Springdale</text:p>
          </table:table-cell>
          <table:table-cell office:value-type="string">
            <text:p>Oklahoma</text:p>
          </table:table-cell>
          <table:table-cell office:value-type="string">
            <text:p>72642</text:p>
          </table:table-cell>
          <table:table-cell office:value-type="string">
            <text:p>594737067</text:p>
          </table:table-cell>
          <table:table-cell office:value-type="string">
            <text:p>Industrial</text:p>
          </table:table-cell>
          <table:table-cell office:value-type="string">
            <text:p>Labadie, Hackett and Lang</text:p>
          </table:table-cell>
          <table:table-cell office:value-type="float" office:value="44499.98442190972">
            <text:p>44499.98442190972</text:p>
          </table:table-cell>
          <table:table-cell office:value-type="string">
            <text:p>http://placeimg.com/640/480</text:p>
          </table:table-cell>
          <table:table-cell office:value-type="string">
            <text:p>Itaque reprehenderit atque optio. Voluptatem molestias veniam rerum porro non eum autem quis dicta. Consequatur fugiat molestiae atque iusto. Explicabo quasi possimus nostrum possimus quidem.</text:p>
          </table:table-cell>
          <table:table-cell office:value-type="boolean" office:boolean-value="false">
            <text:p>FALSE</text:p>
          </table:table-cell>
        </table:table-row>
        <table:table-row>
          <table:table-cell office:value-type="string">
            <text:p>Javier Murray</text:p>
          </table:table-cell>
          <table:table-cell office:value-type="string">
            <text:p>301-483-3189 x83142</text:p>
          </table:table-cell>
          <table:table-cell office:value-type="string">
            <text:p>Okey75@gmail.com</text:p>
          </table:table-cell>
          <table:table-cell office:value-type="string">
            <text:p>15162 Valentina Fort</text:p>
          </table:table-cell>
          <table:table-cell office:value-type="string">
            <text:p>Raheemhaven</text:p>
          </table:table-cell>
          <table:table-cell office:value-type="string">
            <text:p>Utah</text:p>
          </table:table-cell>
          <table:table-cell office:value-type="string">
            <text:p>09929-4279</text:p>
          </table:table-cell>
          <table:table-cell office:value-type="string">
            <text:p>488005300</text:p>
          </table:table-cell>
          <table:table-cell office:value-type="string">
            <text:p>Automotive</text:p>
          </table:table-cell>
          <table:table-cell office:value-type="string">
            <text:p>Pfannerstill, Koelpin and Hudson</text:p>
          </table:table-cell>
          <table:table-cell office:value-type="float" office:value="44440.66102670139">
            <text:p>44440.66102670139</text:p>
          </table:table-cell>
          <table:table-cell office:value-type="string">
            <text:p>http://placeimg.com/640/480</text:p>
          </table:table-cell>
          <table:table-cell office:value-type="string">
            <text:p>Temporibus deleniti in quis autem quas reiciendis. Eius est qui dolor aspernatur et ut impedit atque expedita. Sit numquam minima. Id molestias delectus temporibus sit iusto at consequuntur quidem. Nam nisi possimus sit a omnis accusamus ut qui.</text:p>
          </table:table-cell>
          <table:table-cell office:value-type="boolean" office:boolean-value="true">
            <text:p>TRUE</text:p>
          </table:table-cell>
        </table:table-row>
        <table:table-row>
          <table:table-cell office:value-type="string">
            <text:p>Joseph Kemmer</text:p>
          </table:table-cell>
          <table:table-cell office:value-type="string">
            <text:p>204-590-7100</text:p>
          </table:table-cell>
          <table:table-cell office:value-type="string">
            <text:p>Russell69@yahoo.com</text:p>
          </table:table-cell>
          <table:table-cell office:value-type="string">
            <text:p>04285 Tromp Mission</text:p>
          </table:table-cell>
          <table:table-cell office:value-type="string">
            <text:p>East Faustinofort</text:p>
          </table:table-cell>
          <table:table-cell office:value-type="string">
            <text:p>Minnesota</text:p>
          </table:table-cell>
          <table:table-cell office:value-type="string">
            <text:p>04425-9620</text:p>
          </table:table-cell>
          <table:table-cell office:value-type="string">
            <text:p>038867105</text:p>
          </table:table-cell>
          <table:table-cell office:value-type="string">
            <text:p>Grocery</text:p>
          </table:table-cell>
          <table:table-cell office:value-type="string">
            <text:p>Erdman Inc</text:p>
          </table:table-cell>
          <table:table-cell office:value-type="float" office:value="44441.642393368056">
            <text:p>44441.642393368056</text:p>
          </table:table-cell>
          <table:table-cell office:value-type="string">
            <text:p>http://placeimg.com/640/480</text:p>
          </table:table-cell>
          <table:table-cell office:value-type="string">
            <text:p>Et ut enim eum totam accusantium est sapiente non et. Minima mollitia aliquam omnis. Ipsa est et voluptas ut repudiandae nostrum.</text:p>
          </table:table-cell>
          <table:table-cell office:value-type="boolean" office:boolean-value="true">
            <text:p>TRUE</text:p>
          </table:table-cell>
        </table:table-row>
        <table:table-row>
          <table:table-cell office:value-type="string">
            <text:p>Kyle Ondricka</text:p>
          </table:table-cell>
          <table:table-cell office:value-type="string">
            <text:p>610.895.0222 x29745</text:p>
          </table:table-cell>
          <table:table-cell office:value-type="string">
            <text:p>Marta.Lang@yahoo.com</text:p>
          </table:table-cell>
          <table:table-cell office:value-type="string">
            <text:p>84541 Trantow Square</text:p>
          </table:table-cell>
          <table:table-cell office:value-type="string">
            <text:p>East Broderickside</text:p>
          </table:table-cell>
          <table:table-cell office:value-type="string">
            <text:p>New York</text:p>
          </table:table-cell>
          <table:table-cell office:value-type="string">
            <text:p>96781</text:p>
          </table:table-cell>
          <table:table-cell office:value-type="string">
            <text:p>206364252</text:p>
          </table:table-cell>
          <table:table-cell office:value-type="string">
            <text:p>Outdoors</text:p>
          </table:table-cell>
          <table:table-cell office:value-type="string">
            <text:p>Steuber - Langworth</text:p>
          </table:table-cell>
          <table:table-cell office:value-type="float" office:value="44270.0225983912">
            <text:p>44270.0225983912</text:p>
          </table:table-cell>
          <table:table-cell office:value-type="string">
            <text:p>http://placeimg.com/640/480</text:p>
          </table:table-cell>
          <table:table-cell office:value-type="string">
            <text:p>Ducimus dolorum ea totam vitae nihil. Aut omnis laborum dolores deleniti ipsa est. Fuga quam eligendi sed adipisci sed iure laboriosam. Quaerat non minus delectus consequatur voluptatem delectus expedita. Reiciendis hic aut sunt accusantium qui aspernatur eaque.</text:p>
          </table:table-cell>
          <table:table-cell office:value-type="boolean" office:boolean-value="true">
            <text:p>TRUE</text:p>
          </table:table-cell>
        </table:table-row>
        <table:table-row>
          <table:table-cell office:value-type="string">
            <text:p>Delores Bauch</text:p>
          </table:table-cell>
          <table:table-cell office:value-type="string">
            <text:p>1-290-440-9705 x228</text:p>
          </table:table-cell>
          <table:table-cell office:value-type="string">
            <text:p>Brooke.Spencer@yahoo.com</text:p>
          </table:table-cell>
          <table:table-cell office:value-type="string">
            <text:p>548 Josh Village</text:p>
          </table:table-cell>
          <table:table-cell office:value-type="string">
            <text:p>Lawrence</text:p>
          </table:table-cell>
          <table:table-cell office:value-type="string">
            <text:p>Missouri</text:p>
          </table:table-cell>
          <table:table-cell office:value-type="string">
            <text:p>65745-2114</text:p>
          </table:table-cell>
          <table:table-cell office:value-type="string">
            <text:p>734970419</text:p>
          </table:table-cell>
          <table:table-cell office:value-type="string">
            <text:p>Jewelery</text:p>
          </table:table-cell>
          <table:table-cell office:value-type="string">
            <text:p>Wiza and Sons</text:p>
          </table:table-cell>
          <table:table-cell office:value-type="float" office:value="44363.79140193287">
            <text:p>44363.79140193287</text:p>
          </table:table-cell>
          <table:table-cell office:value-type="string">
            <text:p>http://placeimg.com/640/480</text:p>
          </table:table-cell>
          <table:table-cell office:value-type="string">
            <text:p>Libero itaque nihil dolor ratione consectetur qui minus architecto praesentium. Libero eum vel dolores inventore labore hic odio necessitatibus tempore. Et ipsa voluptatem maiores qui asperiores sint consequatur dolorem velit. Vel omnis occaecati temporibus sit. Unde necessitatibus sunt aut blanditiis qui quis.</text:p>
          </table:table-cell>
          <table:table-cell office:value-type="boolean" office:boolean-value="false">
            <text:p>FALSE</text:p>
          </table:table-cell>
        </table:table-row>
        <table:table-row>
          <table:table-cell office:value-type="string">
            <text:p>Jessica Murazik</text:p>
          </table:table-cell>
          <table:table-cell office:value-type="string">
            <text:p>(250) 972-7951 x35071</text:p>
          </table:table-cell>
          <table:table-cell office:value-type="string">
            <text:p>Eloy.Kub@yahoo.com</text:p>
          </table:table-cell>
          <table:table-cell office:value-type="string">
            <text:p>66733 Rosetta Station</text:p>
          </table:table-cell>
          <table:table-cell office:value-type="string">
            <text:p>Baileymouth</text:p>
          </table:table-cell>
          <table:table-cell office:value-type="string">
            <text:p>North Carolina</text:p>
          </table:table-cell>
          <table:table-cell office:value-type="string">
            <text:p>86568</text:p>
          </table:table-cell>
          <table:table-cell office:value-type="string">
            <text:p>044732648</text:p>
          </table:table-cell>
          <table:table-cell office:value-type="string">
            <text:p>Jewelery</text:p>
          </table:table-cell>
          <table:table-cell office:value-type="string">
            <text:p>McKenzie - Waters</text:p>
          </table:table-cell>
          <table:table-cell office:value-type="float" office:value="44304.708633877315">
            <text:p>44304.708633877315</text:p>
          </table:table-cell>
          <table:table-cell office:value-type="string">
            <text:p>http://placeimg.com/640/480</text:p>
          </table:table-cell>
          <table:table-cell office:value-type="string">
            <text:p>Commodi et magni voluptatem. Voluptatum accusantium laboriosam officiis ut corporis eaque odio. Voluptatum possimus iste est et vitae.</text:p>
          </table:table-cell>
          <table:table-cell office:value-type="boolean" office:boolean-value="false">
            <text:p>FALSE</text:p>
          </table:table-cell>
        </table:table-row>
        <table:table-row>
          <table:table-cell office:value-type="string">
            <text:p>Delbert Murphy</text:p>
          </table:table-cell>
          <table:table-cell office:value-type="string">
            <text:p>(222) 703-4997</text:p>
          </table:table-cell>
          <table:table-cell office:value-type="string">
            <text:p>Billie.King68@yahoo.com</text:p>
          </table:table-cell>
          <table:table-cell office:value-type="string">
            <text:p>0643 Emard Junction</text:p>
          </table:table-cell>
          <table:table-cell office:value-type="string">
            <text:p>South Kacie</text:p>
          </table:table-cell>
          <table:table-cell office:value-type="string">
            <text:p>Alabama</text:p>
          </table:table-cell>
          <table:table-cell office:value-type="string">
            <text:p>01478</text:p>
          </table:table-cell>
          <table:table-cell office:value-type="string">
            <text:p>154384342</text:p>
          </table:table-cell>
          <table:table-cell office:value-type="string">
            <text:p>Garden</text:p>
          </table:table-cell>
          <table:table-cell office:value-type="string">
            <text:p>Blanda LLC</text:p>
          </table:table-cell>
          <table:table-cell office:value-type="float" office:value="44537.883518807874">
            <text:p>44537.883518807874</text:p>
          </table:table-cell>
          <table:table-cell office:value-type="string">
            <text:p>http://placeimg.com/640/480</text:p>
          </table:table-cell>
          <table:table-cell office:value-type="string">
            <text:p>Vel nihil nobis animi omnis. Corporis corrupti nam laudantium. Rerum nesciunt eius aliquam et. Ipsum quidem temporibus asperiores vero aut sed et ex enim. Commodi minima natus minima sunt illum dolor. Dolorum dolores eum ipsa quia aut et est vitae.</text:p>
          </table:table-cell>
          <table:table-cell office:value-type="boolean" office:boolean-value="false">
            <text:p>FALSE</text:p>
          </table:table-cell>
        </table:table-row>
        <table:table-row>
          <table:table-cell office:value-type="string">
            <text:p>Marion Lakin</text:p>
          </table:table-cell>
          <table:table-cell office:value-type="string">
            <text:p>527.373.5149 x568</text:p>
          </table:table-cell>
          <table:table-cell office:value-type="string">
            <text:p>Alisa65@yahoo.com</text:p>
          </table:table-cell>
          <table:table-cell office:value-type="string">
            <text:p>724 Barrows Turnpike</text:p>
          </table:table-cell>
          <table:table-cell office:value-type="string">
            <text:p>Bridgetfurt</text:p>
          </table:table-cell>
          <table:table-cell office:value-type="string">
            <text:p>Texas</text:p>
          </table:table-cell>
          <table:table-cell office:value-type="string">
            <text:p>03708-7734</text:p>
          </table:table-cell>
          <table:table-cell office:value-type="string">
            <text:p>326293245</text:p>
          </table:table-cell>
          <table:table-cell office:value-type="string">
            <text:p>Music</text:p>
          </table:table-cell>
          <table:table-cell office:value-type="string">
            <text:p>Stehr Inc</text:p>
          </table:table-cell>
          <table:table-cell office:value-type="float" office:value="44547.33016572917">
            <text:p>44547.33016572917</text:p>
          </table:table-cell>
          <table:table-cell office:value-type="string">
            <text:p>http://placeimg.com/640/480</text:p>
          </table:table-cell>
          <table:table-cell office:value-type="string">
            <text:p>Inventore atque delectus aut eum illo est error. Non doloribus exercitationem repudiandae veritatis itaque. Libero minima suscipit cupiditate incidunt quibusdam atque eos.</text:p>
          </table:table-cell>
          <table:table-cell office:value-type="boolean" office:boolean-value="true">
            <text:p>TRUE</text:p>
          </table:table-cell>
        </table:table-row>
        <table:table-row>
          <table:table-cell office:value-type="string">
            <text:p>Kirk Sipes</text:p>
          </table:table-cell>
          <table:table-cell office:value-type="string">
            <text:p>1-880-639-7414 x29772</text:p>
          </table:table-cell>
          <table:table-cell office:value-type="string">
            <text:p>Edna.Batz@yahoo.com</text:p>
          </table:table-cell>
          <table:table-cell office:value-type="string">
            <text:p>29912 Abbey Forge</text:p>
          </table:table-cell>
          <table:table-cell office:value-type="string">
            <text:p>Chadrickmouth</text:p>
          </table:table-cell>
          <table:table-cell office:value-type="string">
            <text:p>Ohio</text:p>
          </table:table-cell>
          <table:table-cell office:value-type="string">
            <text:p>95778</text:p>
          </table:table-cell>
          <table:table-cell office:value-type="string">
            <text:p>617094810</text:p>
          </table:table-cell>
          <table:table-cell office:value-type="string">
            <text:p>Games</text:p>
          </table:table-cell>
          <table:table-cell office:value-type="string">
            <text:p>Gerlach Group</text:p>
          </table:table-cell>
          <table:table-cell office:value-type="float" office:value="44379.13463609954">
            <text:p>44379.13463609954</text:p>
          </table:table-cell>
          <table:table-cell office:value-type="string">
            <text:p>http://placeimg.com/640/480</text:p>
          </table:table-cell>
          <table:table-cell office:value-type="string">
            <text:p>Perferendis deleniti cupiditate et eum architecto possimus. Tempora rerum voluptas et nisi voluptate eveniet qui. Illo quam provident. Natus nostrum unde delectus quos maxime dicta. Tempore voluptates ad excepturi.</text:p>
          </table:table-cell>
          <table:table-cell office:value-type="boolean" office:boolean-value="true">
            <text:p>TRUE</text:p>
          </table:table-cell>
        </table:table-row>
        <table:table-row>
          <table:table-cell office:value-type="string">
            <text:p>Jody Kuhlman</text:p>
          </table:table-cell>
          <table:table-cell office:value-type="string">
            <text:p>1-314-899-6657 x9639</text:p>
          </table:table-cell>
          <table:table-cell office:value-type="string">
            <text:p>Rocky_Parker@gmail.com</text:p>
          </table:table-cell>
          <table:table-cell office:value-type="string">
            <text:p>7011 Wilma Street</text:p>
          </table:table-cell>
          <table:table-cell office:value-type="string">
            <text:p>Taunton</text:p>
          </table:table-cell>
          <table:table-cell office:value-type="string">
            <text:p>Wisconsin</text:p>
          </table:table-cell>
          <table:table-cell office:value-type="string">
            <text:p>68430</text:p>
          </table:table-cell>
          <table:table-cell office:value-type="string">
            <text:p>129076041</text:p>
          </table:table-cell>
          <table:table-cell office:value-type="string">
            <text:p>Garden</text:p>
          </table:table-cell>
          <table:table-cell office:value-type="string">
            <text:p>Harber LLC</text:p>
          </table:table-cell>
          <table:table-cell office:value-type="float" office:value="44370.091425335646">
            <text:p>44370.091425335646</text:p>
          </table:table-cell>
          <table:table-cell office:value-type="string">
            <text:p>http://placeimg.com/640/480</text:p>
          </table:table-cell>
          <table:table-cell office:value-type="string">
            <text:p>Incidunt quae consectetur impedit. Consequatur odio quo impedit asperiores eligendi. Iusto provident cumque. Veritatis quia ex doloribus natus dolorum distinctio. Repudiandae qui nihil laudantium recusandae consectetur harum.</text:p>
          </table:table-cell>
          <table:table-cell office:value-type="boolean" office:boolean-value="false">
            <text:p>FALSE</text:p>
          </table:table-cell>
        </table:table-row>
        <table:table-row>
          <table:table-cell office:value-type="string">
            <text:p>Miss Adam McGlynn</text:p>
          </table:table-cell>
          <table:table-cell office:value-type="string">
            <text:p>821.255.0951 x947</text:p>
          </table:table-cell>
          <table:table-cell office:value-type="string">
            <text:p>Melyssa_Flatley@yahoo.com</text:p>
          </table:table-cell>
          <table:table-cell office:value-type="string">
            <text:p>846 Jed Fork</text:p>
          </table:table-cell>
          <table:table-cell office:value-type="string">
            <text:p>South Lomatown</text:p>
          </table:table-cell>
          <table:table-cell office:value-type="string">
            <text:p>New Hampshire</text:p>
          </table:table-cell>
          <table:table-cell office:value-type="string">
            <text:p>08412</text:p>
          </table:table-cell>
          <table:table-cell office:value-type="string">
            <text:p>984714124</text:p>
          </table:table-cell>
          <table:table-cell office:value-type="string">
            <text:p>Music</text:p>
          </table:table-cell>
          <table:table-cell office:value-type="string">
            <text:p>Von - Skiles</text:p>
          </table:table-cell>
          <table:table-cell office:value-type="float" office:value="44315.77982509259">
            <text:p>44315.77982509259</text:p>
          </table:table-cell>
          <table:table-cell office:value-type="string">
            <text:p>http://placeimg.com/640/480</text:p>
          </table:table-cell>
          <table:table-cell office:value-type="string">
            <text:p>Consequuntur est id sunt ipsum neque odio totam vel. Ipsa quae est inventore in deserunt. Quia dignissimos odit non deleniti. Doloremque qui doloribus provident laudantium ipsam voluptatem facilis placeat. Assumenda voluptatum modi minima.</text:p>
          </table:table-cell>
          <table:table-cell office:value-type="boolean" office:boolean-value="false">
            <text:p>FALSE</text:p>
          </table:table-cell>
        </table:table-row>
        <table:table-row>
          <table:table-cell office:value-type="string">
            <text:p>Forrest Abernathy</text:p>
          </table:table-cell>
          <table:table-cell office:value-type="string">
            <text:p>1-770-378-8312 x0958</text:p>
          </table:table-cell>
          <table:table-cell office:value-type="string">
            <text:p>Nelda.Kris50@yahoo.com</text:p>
          </table:table-cell>
          <table:table-cell office:value-type="string">
            <text:p>5242 Murray Prairie</text:p>
          </table:table-cell>
          <table:table-cell office:value-type="string">
            <text:p>Lake Meggie</text:p>
          </table:table-cell>
          <table:table-cell office:value-type="string">
            <text:p>Arizona</text:p>
          </table:table-cell>
          <table:table-cell office:value-type="string">
            <text:p>15517</text:p>
          </table:table-cell>
          <table:table-cell office:value-type="string">
            <text:p>648273626</text:p>
          </table:table-cell>
          <table:table-cell office:value-type="string">
            <text:p>Industrial</text:p>
          </table:table-cell>
          <table:table-cell office:value-type="string">
            <text:p>Howe, Upton and Roberts</text:p>
          </table:table-cell>
          <table:table-cell office:value-type="float" office:value="44254.10498619213">
            <text:p>44254.10498619213</text:p>
          </table:table-cell>
          <table:table-cell office:value-type="string">
            <text:p>http://placeimg.com/640/480</text:p>
          </table:table-cell>
          <table:table-cell office:value-type="string">
            <text:p>Quo pariatur omnis ab. Iure et quia quis cumque quia quidem officia suscipit. Reprehenderit eos repellendus illum. Rerum aperiam numquam est harum et quis.</text:p>
          </table:table-cell>
          <table:table-cell office:value-type="boolean" office:boolean-value="true">
            <text:p>TRUE</text:p>
          </table:table-cell>
        </table:table-row>
        <table:table-row>
          <table:table-cell office:value-type="string">
            <text:p>Phillip Wunsch</text:p>
          </table:table-cell>
          <table:table-cell office:value-type="string">
            <text:p>594.420.2121</text:p>
          </table:table-cell>
          <table:table-cell office:value-type="string">
            <text:p>Danny.Erdman99@yahoo.com</text:p>
          </table:table-cell>
          <table:table-cell office:value-type="string">
            <text:p>7403 Kohler Forks</text:p>
          </table:table-cell>
          <table:table-cell office:value-type="string">
            <text:p>Schusterside</text:p>
          </table:table-cell>
          <table:table-cell office:value-type="string">
            <text:p>Alaska</text:p>
          </table:table-cell>
          <table:table-cell office:value-type="string">
            <text:p>11288</text:p>
          </table:table-cell>
          <table:table-cell office:value-type="string">
            <text:p>792238698</text:p>
          </table:table-cell>
          <table:table-cell office:value-type="string">
            <text:p>Books</text:p>
          </table:table-cell>
          <table:table-cell office:value-type="string">
            <text:p>Wunsch, Mosciski and Ledner</text:p>
          </table:table-cell>
          <table:table-cell office:value-type="float" office:value="44489.855421238426">
            <text:p>44489.855421238426</text:p>
          </table:table-cell>
          <table:table-cell office:value-type="string">
            <text:p>http://placeimg.com/640/480</text:p>
          </table:table-cell>
          <table:table-cell office:value-type="string">
            <text:p>In nesciunt amet. Sint vel saepe quisquam. Culpa minus temporibus omnis id in facilis. Quo et velit. Molestias odit iure.</text:p>
          </table:table-cell>
          <table:table-cell office:value-type="boolean" office:boolean-value="false">
            <text:p>FALSE</text:p>
          </table:table-cell>
        </table:table-row>
        <table:table-row>
          <table:table-cell office:value-type="string">
            <text:p>Toby Donnelly</text:p>
          </table:table-cell>
          <table:table-cell office:value-type="string">
            <text:p>718.840.9029 x460</text:p>
          </table:table-cell>
          <table:table-cell office:value-type="string">
            <text:p>Brielle96@hotmail.com</text:p>
          </table:table-cell>
          <table:table-cell office:value-type="string">
            <text:p>997 Louisa Creek</text:p>
          </table:table-cell>
          <table:table-cell office:value-type="string">
            <text:p>Hattiesburg</text:p>
          </table:table-cell>
          <table:table-cell office:value-type="string">
            <text:p>Wyoming</text:p>
          </table:table-cell>
          <table:table-cell office:value-type="string">
            <text:p>82181-4769</text:p>
          </table:table-cell>
          <table:table-cell office:value-type="string">
            <text:p>686546412</text:p>
          </table:table-cell>
          <table:table-cell office:value-type="string">
            <text:p>Toys</text:p>
          </table:table-cell>
          <table:table-cell office:value-type="string">
            <text:p>Lind - Jenkins</text:p>
          </table:table-cell>
          <table:table-cell office:value-type="float" office:value="44581.357108020835">
            <text:p>44581.357108020835</text:p>
          </table:table-cell>
          <table:table-cell office:value-type="string">
            <text:p>http://placeimg.com/640/480</text:p>
          </table:table-cell>
          <table:table-cell office:value-type="string">
            <text:p>Eos accusantium dicta eos aut. Qui dicta alias aut omnis sequi quia aut beatae. Optio qui iste. Laudantium id atque aliquam ea.</text:p>
          </table:table-cell>
          <table:table-cell office:value-type="boolean" office:boolean-value="true">
            <text:p>TRUE</text:p>
          </table:table-cell>
        </table:table-row>
        <table:table-row>
          <table:table-cell office:value-type="string">
            <text:p>Malcolm Kovacek</text:p>
          </table:table-cell>
          <table:table-cell office:value-type="string">
            <text:p>950-583-6845</text:p>
          </table:table-cell>
          <table:table-cell office:value-type="string">
            <text:p>Reece22@yahoo.com</text:p>
          </table:table-cell>
          <table:table-cell office:value-type="string">
            <text:p>45283 Emmerich Shoal</text:p>
          </table:table-cell>
          <table:table-cell office:value-type="string">
            <text:p>St. Louis</text:p>
          </table:table-cell>
          <table:table-cell office:value-type="string">
            <text:p>Wisconsin</text:p>
          </table:table-cell>
          <table:table-cell office:value-type="string">
            <text:p>31271</text:p>
          </table:table-cell>
          <table:table-cell office:value-type="string">
            <text:p>907605197</text:p>
          </table:table-cell>
          <table:table-cell office:value-type="string">
            <text:p>Beauty</text:p>
          </table:table-cell>
          <table:table-cell office:value-type="string">
            <text:p>Will, Kassulke and Green</text:p>
          </table:table-cell>
          <table:table-cell office:value-type="float" office:value="44280.39010394676">
            <text:p>44280.39010394676</text:p>
          </table:table-cell>
          <table:table-cell office:value-type="string">
            <text:p>http://placeimg.com/640/480</text:p>
          </table:table-cell>
          <table:table-cell office:value-type="string">
            <text:p>Totam similique ut sint quo quos et vitae dolor porro. Id dignissimos dolor dolor ducimus qui. Porro excepturi vel culpa non.</text:p>
          </table:table-cell>
          <table:table-cell office:value-type="boolean" office:boolean-value="true">
            <text:p>TRUE</text:p>
          </table:table-cell>
        </table:table-row>
        <table:table-row>
          <table:table-cell office:value-type="string">
            <text:p>Archie Anderson</text:p>
          </table:table-cell>
          <table:table-cell office:value-type="string">
            <text:p>1-692-225-0314</text:p>
          </table:table-cell>
          <table:table-cell office:value-type="string">
            <text:p>Rosa_Donnelly@gmail.com</text:p>
          </table:table-cell>
          <table:table-cell office:value-type="string">
            <text:p>31206 Thiel Shoal</text:p>
          </table:table-cell>
          <table:table-cell office:value-type="string">
            <text:p>Ceres</text:p>
          </table:table-cell>
          <table:table-cell office:value-type="string">
            <text:p>West Virginia</text:p>
          </table:table-cell>
          <table:table-cell office:value-type="string">
            <text:p>09936-5908</text:p>
          </table:table-cell>
          <table:table-cell office:value-type="string">
            <text:p>674753505</text:p>
          </table:table-cell>
          <table:table-cell office:value-type="string">
            <text:p>Health</text:p>
          </table:table-cell>
          <table:table-cell office:value-type="string">
            <text:p>Towne and Sons</text:p>
          </table:table-cell>
          <table:table-cell office:value-type="float" office:value="44428.10496719908">
            <text:p>44428.10496719908</text:p>
          </table:table-cell>
          <table:table-cell office:value-type="string">
            <text:p>http://placeimg.com/640/480</text:p>
          </table:table-cell>
          <table:table-cell office:value-type="string">
            <text:p>Beatae facere et sapiente et numquam. Est voluptas minus labore voluptatem omnis eum. Provident maiores sed quis veritatis aliquid et blanditiis rerum. At commodi in.</text:p>
          </table:table-cell>
          <table:table-cell office:value-type="boolean" office:boolean-value="false">
            <text:p>FALSE</text:p>
          </table:table-cell>
        </table:table-row>
        <table:table-row>
          <table:table-cell office:value-type="string">
            <text:p>Agnes Rice</text:p>
          </table:table-cell>
          <table:table-cell office:value-type="string">
            <text:p>1-300-499-1409 x861</text:p>
          </table:table-cell>
          <table:table-cell office:value-type="string">
            <text:p>Domenica.Crona30@hotmail.com</text:p>
          </table:table-cell>
          <table:table-cell office:value-type="string">
            <text:p>29430 Joanie Cliffs</text:p>
          </table:table-cell>
          <table:table-cell office:value-type="string">
            <text:p>Blandaview</text:p>
          </table:table-cell>
          <table:table-cell office:value-type="string">
            <text:p>Mississippi</text:p>
          </table:table-cell>
          <table:table-cell office:value-type="string">
            <text:p>48389</text:p>
          </table:table-cell>
          <table:table-cell office:value-type="string">
            <text:p>940994409</text:p>
          </table:table-cell>
          <table:table-cell office:value-type="string">
            <text:p>Baby</text:p>
          </table:table-cell>
          <table:table-cell office:value-type="string">
            <text:p>Cronin, Jacobs and Price</text:p>
          </table:table-cell>
          <table:table-cell office:value-type="float" office:value="44319.14328923611">
            <text:p>44319.14328923611</text:p>
          </table:table-cell>
          <table:table-cell office:value-type="string">
            <text:p>http://placeimg.com/640/480</text:p>
          </table:table-cell>
          <table:table-cell office:value-type="string">
            <text:p>Porro unde rerum. Molestiae sed a dolorem. Tempore voluptatem provident quam autem libero et fuga officia corporis. Ipsam voluptatem aut sit atque totam laudantium repudiandae. Quia hic facere repudiandae deleniti distinctio suscipit molestiae.</text:p>
          </table:table-cell>
          <table:table-cell office:value-type="boolean" office:boolean-value="false">
            <text:p>FALSE</text:p>
          </table:table-cell>
        </table:table-row>
        <table:table-row>
          <table:table-cell office:value-type="string">
            <text:p>Freda Kunze</text:p>
          </table:table-cell>
          <table:table-cell office:value-type="string">
            <text:p>568-564-6499 x01952</text:p>
          </table:table-cell>
          <table:table-cell office:value-type="string">
            <text:p>Norberto.Corkery77@gmail.com</text:p>
          </table:table-cell>
          <table:table-cell office:value-type="string">
            <text:p>26753 Harber Ridges</text:p>
          </table:table-cell>
          <table:table-cell office:value-type="string">
            <text:p>Lake Merrittstad</text:p>
          </table:table-cell>
          <table:table-cell office:value-type="string">
            <text:p>Alabama</text:p>
          </table:table-cell>
          <table:table-cell office:value-type="string">
            <text:p>70655-1135</text:p>
          </table:table-cell>
          <table:table-cell office:value-type="string">
            <text:p>227103803</text:p>
          </table:table-cell>
          <table:table-cell office:value-type="string">
            <text:p>Kids</text:p>
          </table:table-cell>
          <table:table-cell office:value-type="string">
            <text:p>Kunde - Dickens</text:p>
          </table:table-cell>
          <table:table-cell office:value-type="float" office:value="44409.26748115741">
            <text:p>44409.26748115741</text:p>
          </table:table-cell>
          <table:table-cell office:value-type="string">
            <text:p>http://placeimg.com/640/480</text:p>
          </table:table-cell>
          <table:table-cell office:value-type="string">
            <text:p>Debitis quia quam. Quas expedita ut eos facilis. Culpa et id ea nobis odio in quia at. Iste inventore quia accusamus hic illo optio.</text:p>
          </table:table-cell>
          <table:table-cell office:value-type="boolean" office:boolean-value="true">
            <text:p>TRUE</text:p>
          </table:table-cell>
        </table:table-row>
        <table:table-row>
          <table:table-cell office:value-type="string">
            <text:p>Marlon Lynch</text:p>
          </table:table-cell>
          <table:table-cell office:value-type="string">
            <text:p>390.464.7204 x169</text:p>
          </table:table-cell>
          <table:table-cell office:value-type="string">
            <text:p>Laurianne.Grimes56@hotmail.com</text:p>
          </table:table-cell>
          <table:table-cell office:value-type="string">
            <text:p>320 Arlene Freeway</text:p>
          </table:table-cell>
          <table:table-cell office:value-type="string">
            <text:p>Lake Vivaport</text:p>
          </table:table-cell>
          <table:table-cell office:value-type="string">
            <text:p>Oregon</text:p>
          </table:table-cell>
          <table:table-cell office:value-type="string">
            <text:p>75888</text:p>
          </table:table-cell>
          <table:table-cell office:value-type="string">
            <text:p>657562975</text:p>
          </table:table-cell>
          <table:table-cell office:value-type="string">
            <text:p>Garden</text:p>
          </table:table-cell>
          <table:table-cell office:value-type="string">
            <text:p>Conn - Kuhn</text:p>
          </table:table-cell>
          <table:table-cell office:value-type="float" office:value="44265.19807009259">
            <text:p>44265.19807009259</text:p>
          </table:table-cell>
          <table:table-cell office:value-type="string">
            <text:p>http://placeimg.com/640/480</text:p>
          </table:table-cell>
          <table:table-cell office:value-type="string">
            <text:p>Voluptatibus eos qui pariatur saepe. Quaerat qui nam similique. Rerum nobis architecto id libero eos veritatis deserunt dolorum. Culpa eos nulla odit harum dolorum. Exercitationem nobis nesciunt quisquam et optio ut enim incidunt.</text:p>
          </table:table-cell>
          <table:table-cell office:value-type="boolean" office:boolean-value="false">
            <text:p>FALSE</text:p>
          </table:table-cell>
        </table:table-row>
        <table:table-row>
          <table:table-cell office:value-type="string">
            <text:p>Doris Ernser</text:p>
          </table:table-cell>
          <table:table-cell office:value-type="string">
            <text:p>616-777-2050 x879</text:p>
          </table:table-cell>
          <table:table-cell office:value-type="string">
            <text:p>Mckenzie45@hotmail.com</text:p>
          </table:table-cell>
          <table:table-cell office:value-type="string">
            <text:p>5495 Mellie Mill</text:p>
          </table:table-cell>
          <table:table-cell office:value-type="string">
            <text:p>Arcadia</text:p>
          </table:table-cell>
          <table:table-cell office:value-type="string">
            <text:p>Wisconsin</text:p>
          </table:table-cell>
          <table:table-cell office:value-type="string">
            <text:p>48270</text:p>
          </table:table-cell>
          <table:table-cell office:value-type="string">
            <text:p>924063547</text:p>
          </table:table-cell>
          <table:table-cell office:value-type="string">
            <text:p>Electronics</text:p>
          </table:table-cell>
          <table:table-cell office:value-type="string">
            <text:p>Glover LLC</text:p>
          </table:table-cell>
          <table:table-cell office:value-type="float" office:value="44534.199459375">
            <text:p>44534.199459375</text:p>
          </table:table-cell>
          <table:table-cell office:value-type="string">
            <text:p>http://placeimg.com/640/480</text:p>
          </table:table-cell>
          <table:table-cell office:value-type="string">
            <text:p>In autem autem expedita id. Ipsam repellendus voluptatem voluptas voluptatem. Officia et dolor nulla sit. Velit iste vel architecto. Rerum ratione nisi aliquam a iste dolor. Est officia repellat ipsa repellendus nostrum et consequatur ut odit.</text:p>
          </table:table-cell>
          <table:table-cell office:value-type="boolean" office:boolean-value="false">
            <text:p>FALSE</text:p>
          </table:table-cell>
        </table:table-row>
        <table:table-row>
          <table:table-cell office:value-type="string">
            <text:p>Claire Dooley</text:p>
          </table:table-cell>
          <table:table-cell office:value-type="string">
            <text:p>361-685-1440 x065</text:p>
          </table:table-cell>
          <table:table-cell office:value-type="string">
            <text:p>Emily.Steuber14@hotmail.com</text:p>
          </table:table-cell>
          <table:table-cell office:value-type="string">
            <text:p>4423 Oral Centers</text:p>
          </table:table-cell>
          <table:table-cell office:value-type="string">
            <text:p>Harrisonburg</text:p>
          </table:table-cell>
          <table:table-cell office:value-type="string">
            <text:p>Alabama</text:p>
          </table:table-cell>
          <table:table-cell office:value-type="string">
            <text:p>88793</text:p>
          </table:table-cell>
          <table:table-cell office:value-type="string">
            <text:p>570813358</text:p>
          </table:table-cell>
          <table:table-cell office:value-type="string">
            <text:p>Health</text:p>
          </table:table-cell>
          <table:table-cell office:value-type="string">
            <text:p>Koelpin - Hermann</text:p>
          </table:table-cell>
          <table:table-cell office:value-type="float" office:value="44475.00435105324">
            <text:p>44475.00435105324</text:p>
          </table:table-cell>
          <table:table-cell office:value-type="string">
            <text:p>http://placeimg.com/640/480</text:p>
          </table:table-cell>
          <table:table-cell office:value-type="string">
            <text:p>Laboriosam voluptatem eius est aliquid similique et. Distinctio et dignissimos sunt odit voluptate corporis error nobis. Voluptatibus molestiae error. Et voluptatem qui qui error provident aut. Sunt ut ut iste aut quia maiores nisi. Totam voluptas nam qui natus id doloribus saepe reiciendis.</text:p>
          </table:table-cell>
          <table:table-cell office:value-type="boolean" office:boolean-value="true">
            <text:p>TRUE</text:p>
          </table:table-cell>
        </table:table-row>
        <table:table-row>
          <table:table-cell office:value-type="string">
            <text:p>Rafael Satterfield</text:p>
          </table:table-cell>
          <table:table-cell office:value-type="string">
            <text:p>(506) 365-7678 x1974</text:p>
          </table:table-cell>
          <table:table-cell office:value-type="string">
            <text:p>Karli64@gmail.com</text:p>
          </table:table-cell>
          <table:table-cell office:value-type="string">
            <text:p>20445 Justina Underpass</text:p>
          </table:table-cell>
          <table:table-cell office:value-type="string">
            <text:p>East Jessiebury</text:p>
          </table:table-cell>
          <table:table-cell office:value-type="string">
            <text:p>Oregon</text:p>
          </table:table-cell>
          <table:table-cell office:value-type="string">
            <text:p>82400-9711</text:p>
          </table:table-cell>
          <table:table-cell office:value-type="string">
            <text:p>004841223</text:p>
          </table:table-cell>
          <table:table-cell office:value-type="string">
            <text:p>Kids</text:p>
          </table:table-cell>
          <table:table-cell office:value-type="string">
            <text:p>Abernathy Group</text:p>
          </table:table-cell>
          <table:table-cell office:value-type="float" office:value="44489.28646396991">
            <text:p>44489.28646396991</text:p>
          </table:table-cell>
          <table:table-cell office:value-type="string">
            <text:p>http://placeimg.com/640/480</text:p>
          </table:table-cell>
          <table:table-cell office:value-type="string">
            <text:p>Et dolorem distinctio architecto corrupti dolorum. Ducimus minus fugit explicabo voluptas quam non aspernatur eaque ad. Voluptates et et. Delectus commodi temporibus. Omnis in aperiam nulla laborum officia nihil.</text:p>
          </table:table-cell>
          <table:table-cell office:value-type="boolean" office:boolean-value="false">
            <text:p>FALSE</text:p>
          </table:table-cell>
        </table:table-row>
        <table:table-row>
          <table:table-cell office:value-type="string">
            <text:p>Myron Sauer</text:p>
          </table:table-cell>
          <table:table-cell office:value-type="string">
            <text:p>1-441-971-4718 x0698</text:p>
          </table:table-cell>
          <table:table-cell office:value-type="string">
            <text:p>Lemuel.Nolan@yahoo.com</text:p>
          </table:table-cell>
          <table:table-cell office:value-type="string">
            <text:p>3885 Weissnat Ville</text:p>
          </table:table-cell>
          <table:table-cell office:value-type="string">
            <text:p>New Amya</text:p>
          </table:table-cell>
          <table:table-cell office:value-type="string">
            <text:p>Wyoming</text:p>
          </table:table-cell>
          <table:table-cell office:value-type="string">
            <text:p>12224-3335</text:p>
          </table:table-cell>
          <table:table-cell office:value-type="string">
            <text:p>154298823</text:p>
          </table:table-cell>
          <table:table-cell office:value-type="string">
            <text:p>Industrial</text:p>
          </table:table-cell>
          <table:table-cell office:value-type="string">
            <text:p>Muller and Sons</text:p>
          </table:table-cell>
          <table:table-cell office:value-type="float" office:value="44314.44600837963">
            <text:p>44314.44600837963</text:p>
          </table:table-cell>
          <table:table-cell office:value-type="string">
            <text:p>http://placeimg.com/640/480</text:p>
          </table:table-cell>
          <table:table-cell office:value-type="string">
            <text:p>Quis accusamus nam est voluptatem. Eveniet rerum dolore molestiae rem. Enim sit eos. Recusandae magnam eius odio unde.</text:p>
          </table:table-cell>
          <table:table-cell office:value-type="boolean" office:boolean-value="false">
            <text:p>FALSE</text:p>
          </table:table-cell>
        </table:table-row>
        <table:table-row>
          <table:table-cell office:value-type="string">
            <text:p>Neil Haag</text:p>
          </table:table-cell>
          <table:table-cell office:value-type="string">
            <text:p>773.908.9578 x30546</text:p>
          </table:table-cell>
          <table:table-cell office:value-type="string">
            <text:p>Arvid34@gmail.com</text:p>
          </table:table-cell>
          <table:table-cell office:value-type="string">
            <text:p>72461 Emilia Spurs</text:p>
          </table:table-cell>
          <table:table-cell office:value-type="string">
            <text:p>South Keenan</text:p>
          </table:table-cell>
          <table:table-cell office:value-type="string">
            <text:p>South Carolina</text:p>
          </table:table-cell>
          <table:table-cell office:value-type="string">
            <text:p>44384</text:p>
          </table:table-cell>
          <table:table-cell office:value-type="string">
            <text:p>318816009</text:p>
          </table:table-cell>
          <table:table-cell office:value-type="string">
            <text:p>Kids</text:p>
          </table:table-cell>
          <table:table-cell office:value-type="string">
            <text:p>Bergstrom, Mohr and Welch</text:p>
          </table:table-cell>
          <table:table-cell office:value-type="float" office:value="44533.916016435185">
            <text:p>44533.916016435185</text:p>
          </table:table-cell>
          <table:table-cell office:value-type="string">
            <text:p>http://placeimg.com/640/480</text:p>
          </table:table-cell>
          <table:table-cell office:value-type="string">
            <text:p>Incidunt dolore voluptatem rerum porro ab quis ratione. Ad ut dolor quibusdam. Fugiat fugit optio voluptas. Nobis ipsam quia quo illum totam. Soluta tempora nihil aperiam et sequi error.</text:p>
          </table:table-cell>
          <table:table-cell office:value-type="boolean" office:boolean-value="false">
            <text:p>FALSE</text:p>
          </table:table-cell>
        </table:table-row>
        <table:table-row>
          <table:table-cell office:value-type="string">
            <text:p>Mrs. Kellie Marks</text:p>
          </table:table-cell>
          <table:table-cell office:value-type="string">
            <text:p>1-574-651-0920</text:p>
          </table:table-cell>
          <table:table-cell office:value-type="string">
            <text:p>Bruce.Kreiger17@gmail.com</text:p>
          </table:table-cell>
          <table:table-cell office:value-type="string">
            <text:p>21180 Adah Parkway</text:p>
          </table:table-cell>
          <table:table-cell office:value-type="string">
            <text:p>Tonawanda</text:p>
          </table:table-cell>
          <table:table-cell office:value-type="string">
            <text:p>Illinois</text:p>
          </table:table-cell>
          <table:table-cell office:value-type="string">
            <text:p>14247</text:p>
          </table:table-cell>
          <table:table-cell office:value-type="string">
            <text:p>105464169</text:p>
          </table:table-cell>
          <table:table-cell office:value-type="string">
            <text:p>Books</text:p>
          </table:table-cell>
          <table:table-cell office:value-type="string">
            <text:p>Stiedemann LLC</text:p>
          </table:table-cell>
          <table:table-cell office:value-type="float" office:value="44559.54667149306">
            <text:p>44559.54667149306</text:p>
          </table:table-cell>
          <table:table-cell office:value-type="string">
            <text:p>http://placeimg.com/640/480</text:p>
          </table:table-cell>
          <table:table-cell office:value-type="string">
            <text:p>Iure itaque alias suscipit voluptatibus dicta ipsa. Recusandae assumenda fugiat. Ut tenetur cumque. Laudantium eum possimus quo illum delectus atque illo est totam. Qui quisquam qui nam beatae nobis.</text:p>
          </table:table-cell>
          <table:table-cell office:value-type="boolean" office:boolean-value="true">
            <text:p>TRUE</text:p>
          </table:table-cell>
        </table:table-row>
        <table:table-row>
          <table:table-cell office:value-type="string">
            <text:p>Kirk Kozey</text:p>
          </table:table-cell>
          <table:table-cell office:value-type="string">
            <text:p>900.679.8578 x460</text:p>
          </table:table-cell>
          <table:table-cell office:value-type="string">
            <text:p>Dakota59@hotmail.com</text:p>
          </table:table-cell>
          <table:table-cell office:value-type="string">
            <text:p>3369 Hoppe Inlet</text:p>
          </table:table-cell>
          <table:table-cell office:value-type="string">
            <text:p>North Vivien</text:p>
          </table:table-cell>
          <table:table-cell office:value-type="string">
            <text:p>New Hampshire</text:p>
          </table:table-cell>
          <table:table-cell office:value-type="string">
            <text:p>34668</text:p>
          </table:table-cell>
          <table:table-cell office:value-type="string">
            <text:p>906221527</text:p>
          </table:table-cell>
          <table:table-cell office:value-type="string">
            <text:p>Automotive</text:p>
          </table:table-cell>
          <table:table-cell office:value-type="string">
            <text:p>Predovic - Lubowitz</text:p>
          </table:table-cell>
          <table:table-cell office:value-type="float" office:value="44540.65719467593">
            <text:p>44540.65719467593</text:p>
          </table:table-cell>
          <table:table-cell office:value-type="string">
            <text:p>http://placeimg.com/640/480</text:p>
          </table:table-cell>
          <table:table-cell office:value-type="string">
            <text:p>Perferendis et facilis enim recusandae dolore voluptatibus ut. Nihil rem blanditiis asperiores aspernatur reiciendis. Labore minima sunt suscipit consectetur vel. Quia modi omnis a molestiae nulla sequi est molestiae.</text:p>
          </table:table-cell>
          <table:table-cell office:value-type="boolean" office:boolean-value="true">
            <text:p>TRUE</text:p>
          </table:table-cell>
        </table:table-row>
        <table:table-row>
          <table:table-cell office:value-type="string">
            <text:p>Drew Wisozk</text:p>
          </table:table-cell>
          <table:table-cell office:value-type="string">
            <text:p>(804) 875-1308 x05270</text:p>
          </table:table-cell>
          <table:table-cell office:value-type="string">
            <text:p>Clark68@gmail.com</text:p>
          </table:table-cell>
          <table:table-cell office:value-type="string">
            <text:p>7332 Grayson Extension</text:p>
          </table:table-cell>
          <table:table-cell office:value-type="string">
            <text:p>Lincoln</text:p>
          </table:table-cell>
          <table:table-cell office:value-type="string">
            <text:p>Michigan</text:p>
          </table:table-cell>
          <table:table-cell office:value-type="string">
            <text:p>00843</text:p>
          </table:table-cell>
          <table:table-cell office:value-type="string">
            <text:p>803457180</text:p>
          </table:table-cell>
          <table:table-cell office:value-type="string">
            <text:p>Shoes</text:p>
          </table:table-cell>
          <table:table-cell office:value-type="string">
            <text:p>Roob Inc</text:p>
          </table:table-cell>
          <table:table-cell office:value-type="float" office:value="44564.72039986111">
            <text:p>44564.72039986111</text:p>
          </table:table-cell>
          <table:table-cell office:value-type="string">
            <text:p>http://placeimg.com/640/480</text:p>
          </table:table-cell>
          <table:table-cell office:value-type="string">
            <text:p>Sed ut est dolore porro est earum qui et. Officia officiis ex hic harum. Esse autem quisquam. Et ea vel doloribus quo alias voluptas natus blanditiis.</text:p>
          </table:table-cell>
          <table:table-cell office:value-type="boolean" office:boolean-value="true">
            <text:p>TRUE</text:p>
          </table:table-cell>
        </table:table-row>
        <table:table-row>
          <table:table-cell office:value-type="string">
            <text:p>Sophia Waters</text:p>
          </table:table-cell>
          <table:table-cell office:value-type="string">
            <text:p>(298) 554-0977</text:p>
          </table:table-cell>
          <table:table-cell office:value-type="string">
            <text:p>Camryn_Kutch6@hotmail.com</text:p>
          </table:table-cell>
          <table:table-cell office:value-type="string">
            <text:p>2914 Mikel Points</text:p>
          </table:table-cell>
          <table:table-cell office:value-type="string">
            <text:p>Cartwrightton</text:p>
          </table:table-cell>
          <table:table-cell office:value-type="string">
            <text:p>Nebraska</text:p>
          </table:table-cell>
          <table:table-cell office:value-type="string">
            <text:p>02693-8212</text:p>
          </table:table-cell>
          <table:table-cell office:value-type="string">
            <text:p>379142673</text:p>
          </table:table-cell>
          <table:table-cell office:value-type="string">
            <text:p>Games</text:p>
          </table:table-cell>
          <table:table-cell office:value-type="string">
            <text:p>Hane, Okuneva and Nitzsche</text:p>
          </table:table-cell>
          <table:table-cell office:value-type="float" office:value="44573.11353711806">
            <text:p>44573.11353711806</text:p>
          </table:table-cell>
          <table:table-cell office:value-type="string">
            <text:p>http://placeimg.com/640/480</text:p>
          </table:table-cell>
          <table:table-cell office:value-type="string">
            <text:p>Voluptatem aperiam porro voluptatibus accusamus tenetur aliquid est accusamus quia. Neque inventore adipisci. Praesentium asperiores voluptatem quos est nemo laboriosam.</text:p>
          </table:table-cell>
          <table:table-cell office:value-type="boolean" office:boolean-value="false">
            <text:p>FALSE</text:p>
          </table:table-cell>
        </table:table-row>
        <table:table-row>
          <table:table-cell office:value-type="string">
            <text:p>Dr. Jon Sporer</text:p>
          </table:table-cell>
          <table:table-cell office:value-type="string">
            <text:p>689.861.7130</text:p>
          </table:table-cell>
          <table:table-cell office:value-type="string">
            <text:p>Timmothy17@gmail.com</text:p>
          </table:table-cell>
          <table:table-cell office:value-type="string">
            <text:p>868 Lehner Fords</text:p>
          </table:table-cell>
          <table:table-cell office:value-type="string">
            <text:p>Evamouth</text:p>
          </table:table-cell>
          <table:table-cell office:value-type="string">
            <text:p>North Dakota</text:p>
          </table:table-cell>
          <table:table-cell office:value-type="string">
            <text:p>81090-6809</text:p>
          </table:table-cell>
          <table:table-cell office:value-type="string">
            <text:p>270556902</text:p>
          </table:table-cell>
          <table:table-cell office:value-type="string">
            <text:p>Games</text:p>
          </table:table-cell>
          <table:table-cell office:value-type="string">
            <text:p>Sipes, Pfeffer and Lakin</text:p>
          </table:table-cell>
          <table:table-cell office:value-type="float" office:value="44260.09765409722">
            <text:p>44260.09765409722</text:p>
          </table:table-cell>
          <table:table-cell office:value-type="string">
            <text:p>http://placeimg.com/640/480</text:p>
          </table:table-cell>
          <table:table-cell office:value-type="string">
            <text:p>Perferendis nostrum et voluptatem repudiandae. Ex optio animi voluptatibus beatae rerum voluptates laudantium omnis voluptates. Nobis et quia vel qui hic qui. Ipsam sed adipisci dolor voluptatibus dolores et consectetur et. Voluptates mollitia sunt rerum blanditiis beatae eos et quia.</text:p>
          </table:table-cell>
          <table:table-cell office:value-type="boolean" office:boolean-value="true">
            <text:p>TRUE</text:p>
          </table:table-cell>
        </table:table-row>
        <table:table-row>
          <table:table-cell office:value-type="string">
            <text:p>Maria Legros</text:p>
          </table:table-cell>
          <table:table-cell office:value-type="string">
            <text:p>244-438-7900 x258</text:p>
          </table:table-cell>
          <table:table-cell office:value-type="string">
            <text:p>Kenya_Bogisich63@hotmail.com</text:p>
          </table:table-cell>
          <table:table-cell office:value-type="string">
            <text:p>9863 Camron Mills</text:p>
          </table:table-cell>
          <table:table-cell office:value-type="string">
            <text:p>Valdosta</text:p>
          </table:table-cell>
          <table:table-cell office:value-type="string">
            <text:p>West Virginia</text:p>
          </table:table-cell>
          <table:table-cell office:value-type="string">
            <text:p>75195</text:p>
          </table:table-cell>
          <table:table-cell office:value-type="string">
            <text:p>224297055</text:p>
          </table:table-cell>
          <table:table-cell office:value-type="string">
            <text:p>Sports</text:p>
          </table:table-cell>
          <table:table-cell office:value-type="string">
            <text:p>Bosco LLC</text:p>
          </table:table-cell>
          <table:table-cell office:value-type="float" office:value="44427.40019438657">
            <text:p>44427.40019438657</text:p>
          </table:table-cell>
          <table:table-cell office:value-type="string">
            <text:p>http://placeimg.com/640/480</text:p>
          </table:table-cell>
          <table:table-cell office:value-type="string">
            <text:p>Cumque distinctio beatae ea animi. Cupiditate nemo incidunt. Autem odio qui saepe corporis ea iure. Et quia earum voluptatem quaerat. Magnam et ullam optio quidem. Maiores sequi praesentium.</text:p>
          </table:table-cell>
          <table:table-cell office:value-type="boolean" office:boolean-value="false">
            <text:p>FALSE</text:p>
          </table:table-cell>
        </table:table-row>
        <table:table-row>
          <table:table-cell office:value-type="string">
            <text:p>Cynthia Padberg III</text:p>
          </table:table-cell>
          <table:table-cell office:value-type="string">
            <text:p>1-240-795-4345 x5578</text:p>
          </table:table-cell>
          <table:table-cell office:value-type="string">
            <text:p>Ramiro.Stark@gmail.com</text:p>
          </table:table-cell>
          <table:table-cell office:value-type="string">
            <text:p>1125 MacGyver Plaza</text:p>
          </table:table-cell>
          <table:table-cell office:value-type="string">
            <text:p>Amietown</text:p>
          </table:table-cell>
          <table:table-cell office:value-type="string">
            <text:p>Mississippi</text:p>
          </table:table-cell>
          <table:table-cell office:value-type="string">
            <text:p>80228</text:p>
          </table:table-cell>
          <table:table-cell office:value-type="string">
            <text:p>796700180</text:p>
          </table:table-cell>
          <table:table-cell office:value-type="string">
            <text:p>Jewelery</text:p>
          </table:table-cell>
          <table:table-cell office:value-type="string">
            <text:p>Schmidt, Hills and Bergstrom</text:p>
          </table:table-cell>
          <table:table-cell office:value-type="float" office:value="44275.98703548611">
            <text:p>44275.98703548611</text:p>
          </table:table-cell>
          <table:table-cell office:value-type="string">
            <text:p>http://placeimg.com/640/480</text:p>
          </table:table-cell>
          <table:table-cell office:value-type="string">
            <text:p>Quia nihil ad sit. Nemo sint et eveniet blanditiis voluptas. Dolorem eos dolorem. Culpa atque facere officiis in est sint reprehenderit aut. Blanditiis rerum et non qui et impedit expedita. Voluptatibus quidem eum aut omnis dolores et.</text:p>
          </table:table-cell>
          <table:table-cell office:value-type="boolean" office:boolean-value="true">
            <text:p>TRUE</text:p>
          </table:table-cell>
        </table:table-row>
        <table:table-row>
          <table:table-cell office:value-type="string">
            <text:p>Lyle Boyle</text:p>
          </table:table-cell>
          <table:table-cell office:value-type="string">
            <text:p>864.385.3424 x858</text:p>
          </table:table-cell>
          <table:table-cell office:value-type="string">
            <text:p>Merlin.Heidenreich@yahoo.com</text:p>
          </table:table-cell>
          <table:table-cell office:value-type="string">
            <text:p>30377 Christopher Highway</text:p>
          </table:table-cell>
          <table:table-cell office:value-type="string">
            <text:p>Lednerburgh</text:p>
          </table:table-cell>
          <table:table-cell office:value-type="string">
            <text:p>New Hampshire</text:p>
          </table:table-cell>
          <table:table-cell office:value-type="string">
            <text:p>82386-5768</text:p>
          </table:table-cell>
          <table:table-cell office:value-type="string">
            <text:p>507969903</text:p>
          </table:table-cell>
          <table:table-cell office:value-type="string">
            <text:p>Electronics</text:p>
          </table:table-cell>
          <table:table-cell office:value-type="string">
            <text:p>Hane Inc</text:p>
          </table:table-cell>
          <table:table-cell office:value-type="float" office:value="44297.241033032406">
            <text:p>44297.241033032406</text:p>
          </table:table-cell>
          <table:table-cell office:value-type="string">
            <text:p>http://placeimg.com/640/480</text:p>
          </table:table-cell>
          <table:table-cell office:value-type="string">
            <text:p>Sequi eligendi consequatur sequi corrupti soluta eligendi minus. Voluptatem aliquid laborum rerum. Et deleniti repellat quia incidunt soluta molestias accusantium. Delectus vero et praesentium quos molestiae sit enim.</text:p>
          </table:table-cell>
          <table:table-cell office:value-type="boolean" office:boolean-value="false">
            <text:p>FALSE</text:p>
          </table:table-cell>
        </table:table-row>
        <table:table-row>
          <table:table-cell office:value-type="string">
            <text:p>Thomas Hagenes III</text:p>
          </table:table-cell>
          <table:table-cell office:value-type="string">
            <text:p>(656) 403-2314</text:p>
          </table:table-cell>
          <table:table-cell office:value-type="string">
            <text:p>Percy.Morar@yahoo.com</text:p>
          </table:table-cell>
          <table:table-cell office:value-type="string">
            <text:p>93903 Megane Glen</text:p>
          </table:table-cell>
          <table:table-cell office:value-type="string">
            <text:p>Harveyville</text:p>
          </table:table-cell>
          <table:table-cell office:value-type="string">
            <text:p>Texas</text:p>
          </table:table-cell>
          <table:table-cell office:value-type="string">
            <text:p>09968</text:p>
          </table:table-cell>
          <table:table-cell office:value-type="string">
            <text:p>680063807</text:p>
          </table:table-cell>
          <table:table-cell office:value-type="string">
            <text:p>Tools</text:p>
          </table:table-cell>
          <table:table-cell office:value-type="string">
            <text:p>Dickens - D'Amore</text:p>
          </table:table-cell>
          <table:table-cell office:value-type="float" office:value="44303.61122960648">
            <text:p>44303.61122960648</text:p>
          </table:table-cell>
          <table:table-cell office:value-type="string">
            <text:p>http://placeimg.com/640/480</text:p>
          </table:table-cell>
          <table:table-cell office:value-type="string">
            <text:p>Ipsam pariatur omnis. Facere et incidunt enim dolorem unde aut explicabo nam molestiae. Et quasi odit consequatur eum nihil. Quidem ut ducimus quia nobis optio eius. Est occaecati rerum rem sit nesciunt. Hic quis quo accusamus deleniti.</text:p>
          </table:table-cell>
          <table:table-cell office:value-type="boolean" office:boolean-value="false">
            <text:p>FALSE</text:p>
          </table:table-cell>
        </table:table-row>
        <table:table-row>
          <table:table-cell office:value-type="string">
            <text:p>Edward Oberbrunner Sr.</text:p>
          </table:table-cell>
          <table:table-cell office:value-type="string">
            <text:p>518.706.7032 x5253</text:p>
          </table:table-cell>
          <table:table-cell office:value-type="string">
            <text:p>Olen_Fadel@yahoo.com</text:p>
          </table:table-cell>
          <table:table-cell office:value-type="string">
            <text:p>159 Boehm Bypass</text:p>
          </table:table-cell>
          <table:table-cell office:value-type="string">
            <text:p>West Hayleeborough</text:p>
          </table:table-cell>
          <table:table-cell office:value-type="string">
            <text:p>Kentucky</text:p>
          </table:table-cell>
          <table:table-cell office:value-type="string">
            <text:p>05661</text:p>
          </table:table-cell>
          <table:table-cell office:value-type="string">
            <text:p>814391099</text:p>
          </table:table-cell>
          <table:table-cell office:value-type="string">
            <text:p>Home</text:p>
          </table:table-cell>
          <table:table-cell office:value-type="string">
            <text:p>Feil - Jacobson</text:p>
          </table:table-cell>
          <table:table-cell office:value-type="float" office:value="44317.34885653935">
            <text:p>44317.34885653935</text:p>
          </table:table-cell>
          <table:table-cell office:value-type="string">
            <text:p>http://placeimg.com/640/480</text:p>
          </table:table-cell>
          <table:table-cell office:value-type="string">
            <text:p>Officia expedita non iure. Nam aut velit aut eveniet quos officia. Voluptates magnam enim alias voluptatem perferendis. Eos a maiores repudiandae ea occaecati et. Voluptas non et omnis. Officia quia unde deserunt in rerum voluptas quis cumque et.</text:p>
          </table:table-cell>
          <table:table-cell office:value-type="boolean" office:boolean-value="false">
            <text:p>FALSE</text:p>
          </table:table-cell>
        </table:table-row>
        <table:table-row>
          <table:table-cell office:value-type="string">
            <text:p>Alton Cummerata</text:p>
          </table:table-cell>
          <table:table-cell office:value-type="string">
            <text:p>(290) 776-5384</text:p>
          </table:table-cell>
          <table:table-cell office:value-type="string">
            <text:p>Macey_Bode@yahoo.com</text:p>
          </table:table-cell>
          <table:table-cell office:value-type="string">
            <text:p>5124 Gladys Trail</text:p>
          </table:table-cell>
          <table:table-cell office:value-type="string">
            <text:p>Percymouth</text:p>
          </table:table-cell>
          <table:table-cell office:value-type="string">
            <text:p>Maryland</text:p>
          </table:table-cell>
          <table:table-cell office:value-type="string">
            <text:p>28240-4130</text:p>
          </table:table-cell>
          <table:table-cell office:value-type="string">
            <text:p>980414295</text:p>
          </table:table-cell>
          <table:table-cell office:value-type="string">
            <text:p>Health</text:p>
          </table:table-cell>
          <table:table-cell office:value-type="string">
            <text:p>Harris Group</text:p>
          </table:table-cell>
          <table:table-cell office:value-type="float" office:value="44279.62160091435">
            <text:p>44279.62160091435</text:p>
          </table:table-cell>
          <table:table-cell office:value-type="string">
            <text:p>http://placeimg.com/640/480</text:p>
          </table:table-cell>
          <table:table-cell office:value-type="string">
            <text:p>Blanditiis est sapiente nihil temporibus accusamus. Qui porro et repudiandae quibusdam culpa reiciendis. Laborum ut ratione possimus eum nostrum.</text:p>
          </table:table-cell>
          <table:table-cell office:value-type="boolean" office:boolean-value="true">
            <text:p>TRUE</text:p>
          </table:table-cell>
        </table:table-row>
        <table:table-row>
          <table:table-cell office:value-type="string">
            <text:p>Melvin Davis III</text:p>
          </table:table-cell>
          <table:table-cell office:value-type="string">
            <text:p>336-990-7812</text:p>
          </table:table-cell>
          <table:table-cell office:value-type="string">
            <text:p>Antoinette_Marvin60@gmail.com</text:p>
          </table:table-cell>
          <table:table-cell office:value-type="string">
            <text:p>46995 Audreanne Pass</text:p>
          </table:table-cell>
          <table:table-cell office:value-type="string">
            <text:p>North Brice</text:p>
          </table:table-cell>
          <table:table-cell office:value-type="string">
            <text:p>Oklahoma</text:p>
          </table:table-cell>
          <table:table-cell office:value-type="string">
            <text:p>64029</text:p>
          </table:table-cell>
          <table:table-cell office:value-type="string">
            <text:p>414763072</text:p>
          </table:table-cell>
          <table:table-cell office:value-type="string">
            <text:p>Computers</text:p>
          </table:table-cell>
          <table:table-cell office:value-type="string">
            <text:p>Runte, Gusikowski and Rodriguez</text:p>
          </table:table-cell>
          <table:table-cell office:value-type="float" office:value="44239.2183209838">
            <text:p>44239.2183209838</text:p>
          </table:table-cell>
          <table:table-cell office:value-type="string">
            <text:p>http://placeimg.com/640/480</text:p>
          </table:table-cell>
          <table:table-cell office:value-type="string">
            <text:p>Corrupti fugiat cumque sit et perferendis recusandae. Voluptatem et sed recusandae. Soluta quae et modi maiores molestias aut optio ea. Necessitatibus cumque commodi.</text:p>
          </table:table-cell>
          <table:table-cell office:value-type="boolean" office:boolean-value="false">
            <text:p>FALSE</text:p>
          </table:table-cell>
        </table:table-row>
        <table:table-row>
          <table:table-cell office:value-type="string">
            <text:p>Miss Ginger Hayes</text:p>
          </table:table-cell>
          <table:table-cell office:value-type="string">
            <text:p>1-841-220-0125</text:p>
          </table:table-cell>
          <table:table-cell office:value-type="string">
            <text:p>Theodore_Lind@gmail.com</text:p>
          </table:table-cell>
          <table:table-cell office:value-type="string">
            <text:p>572 Caden Ridges</text:p>
          </table:table-cell>
          <table:table-cell office:value-type="string">
            <text:p>Purdyton</text:p>
          </table:table-cell>
          <table:table-cell office:value-type="string">
            <text:p>Kansas</text:p>
          </table:table-cell>
          <table:table-cell office:value-type="string">
            <text:p>46743</text:p>
          </table:table-cell>
          <table:table-cell office:value-type="string">
            <text:p>200542753</text:p>
          </table:table-cell>
          <table:table-cell office:value-type="string">
            <text:p>Baby</text:p>
          </table:table-cell>
          <table:table-cell office:value-type="string">
            <text:p>Orn, Legros and Dibbert</text:p>
          </table:table-cell>
          <table:table-cell office:value-type="float" office:value="44477.72012769676">
            <text:p>44477.72012769676</text:p>
          </table:table-cell>
          <table:table-cell office:value-type="string">
            <text:p>http://placeimg.com/640/480</text:p>
          </table:table-cell>
          <table:table-cell office:value-type="string">
            <text:p>Est sunt pariatur quisquam earum tenetur. Quo illo impedit fuga non. Quibusdam omnis ut atque impedit. Facilis nihil quis et eum.</text:p>
          </table:table-cell>
          <table:table-cell office:value-type="boolean" office:boolean-value="false">
            <text:p>FALSE</text:p>
          </table:table-cell>
        </table:table-row>
        <table:table-row>
          <table:table-cell office:value-type="string">
            <text:p>Christopher Walsh</text:p>
          </table:table-cell>
          <table:table-cell office:value-type="string">
            <text:p>(844) 226-8002 x092</text:p>
          </table:table-cell>
          <table:table-cell office:value-type="string">
            <text:p>Corrine_Wyman58@gmail.com</text:p>
          </table:table-cell>
          <table:table-cell office:value-type="string">
            <text:p>905 Purdy Extension</text:p>
          </table:table-cell>
          <table:table-cell office:value-type="string">
            <text:p>West Ella</text:p>
          </table:table-cell>
          <table:table-cell office:value-type="string">
            <text:p>Oregon</text:p>
          </table:table-cell>
          <table:table-cell office:value-type="string">
            <text:p>96567-3355</text:p>
          </table:table-cell>
          <table:table-cell office:value-type="string">
            <text:p>122200364</text:p>
          </table:table-cell>
          <table:table-cell office:value-type="string">
            <text:p>Toys</text:p>
          </table:table-cell>
          <table:table-cell office:value-type="string">
            <text:p>Hagenes Inc</text:p>
          </table:table-cell>
          <table:table-cell office:value-type="float" office:value="44506.105681886576">
            <text:p>44506.105681886576</text:p>
          </table:table-cell>
          <table:table-cell office:value-type="string">
            <text:p>http://placeimg.com/640/480</text:p>
          </table:table-cell>
          <table:table-cell office:value-type="string">
            <text:p>Qui et aut odit ut corrupti blanditiis. Fuga laboriosam quia exercitationem. Vel esse repellendus est expedita. In ut labore. Nostrum est repellat voluptate sed sit soluta doloremque.</text:p>
          </table:table-cell>
          <table:table-cell office:value-type="boolean" office:boolean-value="false">
            <text:p>FALSE</text:p>
          </table:table-cell>
        </table:table-row>
        <table:table-row>
          <table:table-cell office:value-type="string">
            <text:p>Vickie Schneider</text:p>
          </table:table-cell>
          <table:table-cell office:value-type="string">
            <text:p>(750) 270-8619 x74686</text:p>
          </table:table-cell>
          <table:table-cell office:value-type="string">
            <text:p>Nicklaus_Lehner@hotmail.com</text:p>
          </table:table-cell>
          <table:table-cell office:value-type="string">
            <text:p>953 Turner Isle</text:p>
          </table:table-cell>
          <table:table-cell office:value-type="string">
            <text:p>Fayetteville</text:p>
          </table:table-cell>
          <table:table-cell office:value-type="string">
            <text:p>Montana</text:p>
          </table:table-cell>
          <table:table-cell office:value-type="string">
            <text:p>28100</text:p>
          </table:table-cell>
          <table:table-cell office:value-type="string">
            <text:p>693457840</text:p>
          </table:table-cell>
          <table:table-cell office:value-type="string">
            <text:p>Clothing</text:p>
          </table:table-cell>
          <table:table-cell office:value-type="string">
            <text:p>Weimann Inc</text:p>
          </table:table-cell>
          <table:table-cell office:value-type="float" office:value="44258.80895961806">
            <text:p>44258.80895961806</text:p>
          </table:table-cell>
          <table:table-cell office:value-type="string">
            <text:p>http://placeimg.com/640/480</text:p>
          </table:table-cell>
          <table:table-cell office:value-type="string">
            <text:p>Est non similique debitis repellendus optio adipisci provident architecto animi. Facere eligendi ipsum pariatur minus fugiat. Vel similique harum aperiam accusantium. Quis eius ducimus sunt modi repellat aspernatur enim aut alias. Iusto nihil facilis voluptatem eum ab iusto. Voluptates quisquam qui.</text:p>
          </table:table-cell>
          <table:table-cell office:value-type="boolean" office:boolean-value="true">
            <text:p>TRUE</text:p>
          </table:table-cell>
        </table:table-row>
        <table:table-row>
          <table:table-cell office:value-type="string">
            <text:p>Salvador Toy</text:p>
          </table:table-cell>
          <table:table-cell office:value-type="string">
            <text:p>(389) 840-7589 x808</text:p>
          </table:table-cell>
          <table:table-cell office:value-type="string">
            <text:p>Ezequiel_Mann@hotmail.com</text:p>
          </table:table-cell>
          <table:table-cell office:value-type="string">
            <text:p>50642 Julian Pike</text:p>
          </table:table-cell>
          <table:table-cell office:value-type="string">
            <text:p>North Marlen</text:p>
          </table:table-cell>
          <table:table-cell office:value-type="string">
            <text:p>Delaware</text:p>
          </table:table-cell>
          <table:table-cell office:value-type="string">
            <text:p>30799-5225</text:p>
          </table:table-cell>
          <table:table-cell office:value-type="string">
            <text:p>859976385</text:p>
          </table:table-cell>
          <table:table-cell office:value-type="string">
            <text:p>Toys</text:p>
          </table:table-cell>
          <table:table-cell office:value-type="string">
            <text:p>Kertzmann, Collier and Glover</text:p>
          </table:table-cell>
          <table:table-cell office:value-type="float" office:value="44276.38754270833">
            <text:p>44276.38754270833</text:p>
          </table:table-cell>
          <table:table-cell office:value-type="string">
            <text:p>http://placeimg.com/640/480</text:p>
          </table:table-cell>
          <table:table-cell office:value-type="string">
            <text:p>Autem libero inventore omnis. Error ab doloremque aspernatur distinctio et. Mollitia impedit aut distinctio consequatur quibusdam quod illo et nostrum.</text:p>
          </table:table-cell>
          <table:table-cell office:value-type="boolean" office:boolean-value="false">
            <text:p>FALSE</text:p>
          </table:table-cell>
        </table:table-row>
        <table:table-row>
          <table:table-cell office:value-type="string">
            <text:p>Antonia Jacobson</text:p>
          </table:table-cell>
          <table:table-cell office:value-type="string">
            <text:p>(239) 242-3727</text:p>
          </table:table-cell>
          <table:table-cell office:value-type="string">
            <text:p>Letha_Lueilwitz@gmail.com</text:p>
          </table:table-cell>
          <table:table-cell office:value-type="string">
            <text:p>395 Larson Mall</text:p>
          </table:table-cell>
          <table:table-cell office:value-type="string">
            <text:p>Julianneshire</text:p>
          </table:table-cell>
          <table:table-cell office:value-type="string">
            <text:p>Alaska</text:p>
          </table:table-cell>
          <table:table-cell office:value-type="string">
            <text:p>22228</text:p>
          </table:table-cell>
          <table:table-cell office:value-type="string">
            <text:p>649435874</text:p>
          </table:table-cell>
          <table:table-cell office:value-type="string">
            <text:p>Kids</text:p>
          </table:table-cell>
          <table:table-cell office:value-type="string">
            <text:p>Parker, Goldner and Bednar</text:p>
          </table:table-cell>
          <table:table-cell office:value-type="float" office:value="44516.91275351852">
            <text:p>44516.91275351852</text:p>
          </table:table-cell>
          <table:table-cell office:value-type="string">
            <text:p>http://placeimg.com/640/480</text:p>
          </table:table-cell>
          <table:table-cell office:value-type="string">
            <text:p>Dolorem repellendus nobis blanditiis. Dicta inventore ut eum reiciendis et. Iste veniam aut praesentium rerum provident. A nobis vel totam cupiditate reprehenderit quibusdam. Architecto non unde.</text:p>
          </table:table-cell>
          <table:table-cell office:value-type="boolean" office:boolean-value="false">
            <text:p>FALSE</text:p>
          </table:table-cell>
        </table:table-row>
        <table:table-row>
          <table:table-cell office:value-type="string">
            <text:p>Marty Larkin</text:p>
          </table:table-cell>
          <table:table-cell office:value-type="string">
            <text:p>1-205-307-9138</text:p>
          </table:table-cell>
          <table:table-cell office:value-type="string">
            <text:p>Leland16@yahoo.com</text:p>
          </table:table-cell>
          <table:table-cell office:value-type="string">
            <text:p>9643 Zechariah Spring</text:p>
          </table:table-cell>
          <table:table-cell office:value-type="string">
            <text:p>South Maymietown</text:p>
          </table:table-cell>
          <table:table-cell office:value-type="string">
            <text:p>Rhode Island</text:p>
          </table:table-cell>
          <table:table-cell office:value-type="string">
            <text:p>49865-0523</text:p>
          </table:table-cell>
          <table:table-cell office:value-type="string">
            <text:p>772551874</text:p>
          </table:table-cell>
          <table:table-cell office:value-type="string">
            <text:p>Home</text:p>
          </table:table-cell>
          <table:table-cell office:value-type="string">
            <text:p>Vandervort - Pollich</text:p>
          </table:table-cell>
          <table:table-cell office:value-type="float" office:value="44520.27866542824">
            <text:p>44520.27866542824</text:p>
          </table:table-cell>
          <table:table-cell office:value-type="string">
            <text:p>http://placeimg.com/640/480</text:p>
          </table:table-cell>
          <table:table-cell office:value-type="string">
            <text:p>Et in iste fuga. Veniam et vel repellat hic voluptates quod. Est omnis consequuntur dignissimos perspiciatis. Architecto facilis voluptatum dolores dolorem facilis maxime repellendus. Rerum id veniam commodi reiciendis quas quo totam aliquid voluptatem. Itaque quia magni consequatur optio sit iusto.</text:p>
          </table:table-cell>
          <table:table-cell office:value-type="boolean" office:boolean-value="true">
            <text:p>TRUE</text:p>
          </table:table-cell>
        </table:table-row>
        <table:table-row>
          <table:table-cell office:value-type="string">
            <text:p>Dr. Tony Breitenberg</text:p>
          </table:table-cell>
          <table:table-cell office:value-type="string">
            <text:p>667-700-9285 x9669</text:p>
          </table:table-cell>
          <table:table-cell office:value-type="string">
            <text:p>Morgan.Koch80@yahoo.com</text:p>
          </table:table-cell>
          <table:table-cell office:value-type="string">
            <text:p>41598 Madalyn Forges</text:p>
          </table:table-cell>
          <table:table-cell office:value-type="string">
            <text:p>Lake Virgilberg</text:p>
          </table:table-cell>
          <table:table-cell office:value-type="string">
            <text:p>Idaho</text:p>
          </table:table-cell>
          <table:table-cell office:value-type="string">
            <text:p>63161</text:p>
          </table:table-cell>
          <table:table-cell office:value-type="string">
            <text:p>167352895</text:p>
          </table:table-cell>
          <table:table-cell office:value-type="string">
            <text:p>Books</text:p>
          </table:table-cell>
          <table:table-cell office:value-type="string">
            <text:p>Emard, Krajcik and Sanford</text:p>
          </table:table-cell>
          <table:table-cell office:value-type="float" office:value="44570.19533703704">
            <text:p>44570.19533703704</text:p>
          </table:table-cell>
          <table:table-cell office:value-type="string">
            <text:p>http://placeimg.com/640/480</text:p>
          </table:table-cell>
          <table:table-cell office:value-type="string">
            <text:p>Magni et enim possimus est quos. Harum qui ab eius omnis quo velit aliquid molestias. Omnis nihil ea beatae. Fugiat id rerum reiciendis ratione. Officia architecto assumenda.</text:p>
          </table:table-cell>
          <table:table-cell office:value-type="boolean" office:boolean-value="false">
            <text:p>FALSE</text:p>
          </table:table-cell>
        </table:table-row>
        <table:table-row>
          <table:table-cell office:value-type="string">
            <text:p>Dr. Lorene Rosenbaum</text:p>
          </table:table-cell>
          <table:table-cell office:value-type="string">
            <text:p>(884) 307-7518 x03377</text:p>
          </table:table-cell>
          <table:table-cell office:value-type="string">
            <text:p>Gladys95@gmail.com</text:p>
          </table:table-cell>
          <table:table-cell office:value-type="string">
            <text:p>3431 Spinka Unions</text:p>
          </table:table-cell>
          <table:table-cell office:value-type="string">
            <text:p>Lake Dallin</text:p>
          </table:table-cell>
          <table:table-cell office:value-type="string">
            <text:p>Utah</text:p>
          </table:table-cell>
          <table:table-cell office:value-type="string">
            <text:p>06315-8022</text:p>
          </table:table-cell>
          <table:table-cell office:value-type="string">
            <text:p>060305965</text:p>
          </table:table-cell>
          <table:table-cell office:value-type="string">
            <text:p>Movies</text:p>
          </table:table-cell>
          <table:table-cell office:value-type="string">
            <text:p>Cruickshank, Upton and Moore</text:p>
          </table:table-cell>
          <table:table-cell office:value-type="float" office:value="44328.40234023148">
            <text:p>44328.40234023148</text:p>
          </table:table-cell>
          <table:table-cell office:value-type="string">
            <text:p>http://placeimg.com/640/480</text:p>
          </table:table-cell>
          <table:table-cell office:value-type="string">
            <text:p>Assumenda fuga consectetur et laborum rerum voluptatem ab natus deleniti. Quae ut ut sint voluptatem quisquam eos molestias sed totam. Doloremque expedita et voluptatibus qui aliquam et. Saepe ullam officiis sunt.</text:p>
          </table:table-cell>
          <table:table-cell office:value-type="boolean" office:boolean-value="true">
            <text:p>TRUE</text:p>
          </table:table-cell>
        </table:table-row>
        <table:table-row>
          <table:table-cell office:value-type="string">
            <text:p>Dominic O'Kon</text:p>
          </table:table-cell>
          <table:table-cell office:value-type="string">
            <text:p>959-920-9151 x83669</text:p>
          </table:table-cell>
          <table:table-cell office:value-type="string">
            <text:p>Fausto.Goyette38@gmail.com</text:p>
          </table:table-cell>
          <table:table-cell office:value-type="string">
            <text:p>4460 Myrtle Walks</text:p>
          </table:table-cell>
          <table:table-cell office:value-type="string">
            <text:p>Lynchburg</text:p>
          </table:table-cell>
          <table:table-cell office:value-type="string">
            <text:p>Arizona</text:p>
          </table:table-cell>
          <table:table-cell office:value-type="string">
            <text:p>15701-0889</text:p>
          </table:table-cell>
          <table:table-cell office:value-type="string">
            <text:p>129021384</text:p>
          </table:table-cell>
          <table:table-cell office:value-type="string">
            <text:p>Computers</text:p>
          </table:table-cell>
          <table:table-cell office:value-type="string">
            <text:p>Quitzon and Sons</text:p>
          </table:table-cell>
          <table:table-cell office:value-type="float" office:value="44341.7941287037">
            <text:p>44341.7941287037</text:p>
          </table:table-cell>
          <table:table-cell office:value-type="string">
            <text:p>http://placeimg.com/640/480</text:p>
          </table:table-cell>
          <table:table-cell office:value-type="string">
            <text:p>Possimus ad ut nemo ducimus et accusamus. Dolorem nisi voluptatum explicabo. Nesciunt dolor dignissimos nobis quia cupiditate mollitia explicabo molestiae velit.</text:p>
          </table:table-cell>
          <table:table-cell office:value-type="boolean" office:boolean-value="false">
            <text:p>FALSE</text:p>
          </table:table-cell>
        </table:table-row>
        <table:table-row>
          <table:table-cell office:value-type="string">
            <text:p>Mrs. Becky Schinner</text:p>
          </table:table-cell>
          <table:table-cell office:value-type="string">
            <text:p>1-264-232-9000 x82631</text:p>
          </table:table-cell>
          <table:table-cell office:value-type="string">
            <text:p>Caitlyn_Stiedemann32@yahoo.com</text:p>
          </table:table-cell>
          <table:table-cell office:value-type="string">
            <text:p>75528 Robb Loop</text:p>
          </table:table-cell>
          <table:table-cell office:value-type="string">
            <text:p>Fresno</text:p>
          </table:table-cell>
          <table:table-cell office:value-type="string">
            <text:p>Maine</text:p>
          </table:table-cell>
          <table:table-cell office:value-type="string">
            <text:p>51306-5284</text:p>
          </table:table-cell>
          <table:table-cell office:value-type="string">
            <text:p>905496942</text:p>
          </table:table-cell>
          <table:table-cell office:value-type="string">
            <text:p>Jewelery</text:p>
          </table:table-cell>
          <table:table-cell office:value-type="string">
            <text:p>Becker - Romaguera</text:p>
          </table:table-cell>
          <table:table-cell office:value-type="float" office:value="44505.691055324074">
            <text:p>44505.691055324074</text:p>
          </table:table-cell>
          <table:table-cell office:value-type="string">
            <text:p>http://placeimg.com/640/480</text:p>
          </table:table-cell>
          <table:table-cell office:value-type="string">
            <text:p>Et id repellat magni ut. Necessitatibus dolorem dolor veritatis et asperiores odit. Quis ut vel explicabo. Recusandae sit debitis. Esse nemo non recusandae eligendi suscipit culpa eius.</text:p>
          </table:table-cell>
          <table:table-cell office:value-type="boolean" office:boolean-value="false">
            <text:p>FALSE</text:p>
          </table:table-cell>
        </table:table-row>
        <table:table-row>
          <table:table-cell office:value-type="string">
            <text:p>Emma Kling DVM</text:p>
          </table:table-cell>
          <table:table-cell office:value-type="string">
            <text:p>1-773-227-6602</text:p>
          </table:table-cell>
          <table:table-cell office:value-type="string">
            <text:p>Annamae.Casper38@gmail.com</text:p>
          </table:table-cell>
          <table:table-cell office:value-type="string">
            <text:p>4969 Aron Estate</text:p>
          </table:table-cell>
          <table:table-cell office:value-type="string">
            <text:p>Port Nat</text:p>
          </table:table-cell>
          <table:table-cell office:value-type="string">
            <text:p>Wyoming</text:p>
          </table:table-cell>
          <table:table-cell office:value-type="string">
            <text:p>40044-0245</text:p>
          </table:table-cell>
          <table:table-cell office:value-type="string">
            <text:p>495481881</text:p>
          </table:table-cell>
          <table:table-cell office:value-type="string">
            <text:p>Music</text:p>
          </table:table-cell>
          <table:table-cell office:value-type="string">
            <text:p>Johnson - Abbott</text:p>
          </table:table-cell>
          <table:table-cell office:value-type="float" office:value="44461.85562200232">
            <text:p>44461.85562200232</text:p>
          </table:table-cell>
          <table:table-cell office:value-type="string">
            <text:p>http://placeimg.com/640/480</text:p>
          </table:table-cell>
          <table:table-cell office:value-type="string">
            <text:p>Maiores aut qui sint voluptas officiis. Eos cum voluptas tempore dolorem voluptas officia. Dolorum velit exercitationem ut laudantium sit consectetur laudantium qui. Unde perferendis quis atque non quia porro ut enim. Ullam aut qui qui est dolor id in veniam.</text:p>
          </table:table-cell>
          <table:table-cell office:value-type="boolean" office:boolean-value="true">
            <text:p>TRUE</text:p>
          </table:table-cell>
        </table:table-row>
        <table:table-row>
          <table:table-cell office:value-type="string">
            <text:p>Hugh Shields II</text:p>
          </table:table-cell>
          <table:table-cell office:value-type="string">
            <text:p>1-910-553-7566 x383</text:p>
          </table:table-cell>
          <table:table-cell office:value-type="string">
            <text:p>Garland68@hotmail.com</text:p>
          </table:table-cell>
          <table:table-cell office:value-type="string">
            <text:p>9220 Mohr Extension</text:p>
          </table:table-cell>
          <table:table-cell office:value-type="string">
            <text:p>Port Verniceport</text:p>
          </table:table-cell>
          <table:table-cell office:value-type="string">
            <text:p>Ohio</text:p>
          </table:table-cell>
          <table:table-cell office:value-type="string">
            <text:p>37985-0386</text:p>
          </table:table-cell>
          <table:table-cell office:value-type="string">
            <text:p>495663573</text:p>
          </table:table-cell>
          <table:table-cell office:value-type="string">
            <text:p>Jewelery</text:p>
          </table:table-cell>
          <table:table-cell office:value-type="string">
            <text:p>Keeling Inc</text:p>
          </table:table-cell>
          <table:table-cell office:value-type="float" office:value="44419.307541284725">
            <text:p>44419.307541284725</text:p>
          </table:table-cell>
          <table:table-cell office:value-type="string">
            <text:p>http://placeimg.com/640/480</text:p>
          </table:table-cell>
          <table:table-cell office:value-type="string">
            <text:p>Reiciendis sit nostrum quos natus libero delectus reprehenderit repellat voluptas. Accusamus iusto culpa placeat optio sit non quo. Esse quibusdam excepturi quia repudiandae repudiandae omnis.</text:p>
          </table:table-cell>
          <table:table-cell office:value-type="boolean" office:boolean-value="true">
            <text:p>TRUE</text:p>
          </table:table-cell>
        </table:table-row>
        <table:table-row>
          <table:table-cell office:value-type="string">
            <text:p>Betsy Nolan</text:p>
          </table:table-cell>
          <table:table-cell office:value-type="string">
            <text:p>1-764-959-0856 x71172</text:p>
          </table:table-cell>
          <table:table-cell office:value-type="string">
            <text:p>Mossie_Miller@yahoo.com</text:p>
          </table:table-cell>
          <table:table-cell office:value-type="string">
            <text:p>7641 Stokes Station</text:p>
          </table:table-cell>
          <table:table-cell office:value-type="string">
            <text:p>Wolffmouth</text:p>
          </table:table-cell>
          <table:table-cell office:value-type="string">
            <text:p>Rhode Island</text:p>
          </table:table-cell>
          <table:table-cell office:value-type="string">
            <text:p>39721-1746</text:p>
          </table:table-cell>
          <table:table-cell office:value-type="string">
            <text:p>117458655</text:p>
          </table:table-cell>
          <table:table-cell office:value-type="string">
            <text:p>Tools</text:p>
          </table:table-cell>
          <table:table-cell office:value-type="string">
            <text:p>Crist, Considine and Kuphal</text:p>
          </table:table-cell>
          <table:table-cell office:value-type="float" office:value="44365.475434085645">
            <text:p>44365.475434085645</text:p>
          </table:table-cell>
          <table:table-cell office:value-type="string">
            <text:p>http://placeimg.com/640/480</text:p>
          </table:table-cell>
          <table:table-cell office:value-type="string">
            <text:p>Quia iste porro culpa non eos saepe. Dolore quod nisi est qui. Dolore laboriosam doloribus sed id officia. Labore cum deleniti et deserunt mollitia voluptatem laudantium est.</text:p>
          </table:table-cell>
          <table:table-cell office:value-type="boolean" office:boolean-value="false">
            <text:p>FALSE</text:p>
          </table:table-cell>
        </table:table-row>
        <table:table-row>
          <table:table-cell office:value-type="string">
            <text:p>Josephine Dicki</text:p>
          </table:table-cell>
          <table:table-cell office:value-type="string">
            <text:p>1-687-684-2568 x735</text:p>
          </table:table-cell>
          <table:table-cell office:value-type="string">
            <text:p>Veronica_Haag@gmail.com</text:p>
          </table:table-cell>
          <table:table-cell office:value-type="string">
            <text:p>418 Lockman Falls</text:p>
          </table:table-cell>
          <table:table-cell office:value-type="string">
            <text:p>Sengerport</text:p>
          </table:table-cell>
          <table:table-cell office:value-type="string">
            <text:p>West Virginia</text:p>
          </table:table-cell>
          <table:table-cell office:value-type="string">
            <text:p>78008</text:p>
          </table:table-cell>
          <table:table-cell office:value-type="string">
            <text:p>719454316</text:p>
          </table:table-cell>
          <table:table-cell office:value-type="string">
            <text:p>Beauty</text:p>
          </table:table-cell>
          <table:table-cell office:value-type="string">
            <text:p>Lakin and Sons</text:p>
          </table:table-cell>
          <table:table-cell office:value-type="float" office:value="44472.458674421294">
            <text:p>44472.458674421294</text:p>
          </table:table-cell>
          <table:table-cell office:value-type="string">
            <text:p>http://placeimg.com/640/480</text:p>
          </table:table-cell>
          <table:table-cell office:value-type="string">
            <text:p>Excepturi quos minus alias impedit consequatur aut consequatur aut reprehenderit. Nisi voluptatem quia vel magnam. Officiis expedita dolores nobis libero. Veniam recusandae repellendus vel sint nulla doloremque dolorem. Laudantium optio in rem error velit.</text:p>
          </table:table-cell>
          <table:table-cell office:value-type="boolean" office:boolean-value="true">
            <text:p>TRUE</text:p>
          </table:table-cell>
        </table:table-row>
        <table:table-row>
          <table:table-cell office:value-type="string">
            <text:p>Darlene Emmerich</text:p>
          </table:table-cell>
          <table:table-cell office:value-type="string">
            <text:p>1-321-252-8839</text:p>
          </table:table-cell>
          <table:table-cell office:value-type="string">
            <text:p>Kenneth_Tremblay91@hotmail.com</text:p>
          </table:table-cell>
          <table:table-cell office:value-type="string">
            <text:p>46500 Cathy Stream</text:p>
          </table:table-cell>
          <table:table-cell office:value-type="string">
            <text:p>La Mesa</text:p>
          </table:table-cell>
          <table:table-cell office:value-type="string">
            <text:p>Nebraska</text:p>
          </table:table-cell>
          <table:table-cell office:value-type="string">
            <text:p>19964</text:p>
          </table:table-cell>
          <table:table-cell office:value-type="string">
            <text:p>047338395</text:p>
          </table:table-cell>
          <table:table-cell office:value-type="string">
            <text:p>Health</text:p>
          </table:table-cell>
          <table:table-cell office:value-type="string">
            <text:p>Rogahn, Rowe and Jacobi</text:p>
          </table:table-cell>
          <table:table-cell office:value-type="float" office:value="44440.58234908565">
            <text:p>44440.58234908565</text:p>
          </table:table-cell>
          <table:table-cell office:value-type="string">
            <text:p>http://placeimg.com/640/480</text:p>
          </table:table-cell>
          <table:table-cell office:value-type="string">
            <text:p>Molestiae minus autem illo eum necessitatibus esse et. Excepturi minima hic similique aut consequatur impedit sint sint. Maxime culpa consequatur sit quis sed deserunt est reprehenderit. Ut quis esse. Itaque sint eos libero quaerat ea.</text:p>
          </table:table-cell>
          <table:table-cell office:value-type="boolean" office:boolean-value="true">
            <text:p>TRUE</text:p>
          </table:table-cell>
        </table:table-row>
        <table:table-row>
          <table:table-cell office:value-type="string">
            <text:p>Alvin Turner</text:p>
          </table:table-cell>
          <table:table-cell office:value-type="string">
            <text:p>431.369.6896</text:p>
          </table:table-cell>
          <table:table-cell office:value-type="string">
            <text:p>Doug.Schuster@hotmail.com</text:p>
          </table:table-cell>
          <table:table-cell office:value-type="string">
            <text:p>654 Lucinda Curve</text:p>
          </table:table-cell>
          <table:table-cell office:value-type="string">
            <text:p>Lake Dorthyside</text:p>
          </table:table-cell>
          <table:table-cell office:value-type="string">
            <text:p>Indiana</text:p>
          </table:table-cell>
          <table:table-cell office:value-type="string">
            <text:p>80008</text:p>
          </table:table-cell>
          <table:table-cell office:value-type="string">
            <text:p>541658665</text:p>
          </table:table-cell>
          <table:table-cell office:value-type="string">
            <text:p>Music</text:p>
          </table:table-cell>
          <table:table-cell office:value-type="string">
            <text:p>Anderson, Watsica and Cole</text:p>
          </table:table-cell>
          <table:table-cell office:value-type="float" office:value="44286.92605194444">
            <text:p>44286.92605194444</text:p>
          </table:table-cell>
          <table:table-cell office:value-type="string">
            <text:p>http://placeimg.com/640/480</text:p>
          </table:table-cell>
          <table:table-cell office:value-type="string">
            <text:p>Nulla suscipit eaque provident odio fugit aperiam. Aut eius qui doloribus a. Et error et sed deserunt qui velit fugit.</text:p>
          </table:table-cell>
          <table:table-cell office:value-type="boolean" office:boolean-value="true">
            <text:p>TRUE</text:p>
          </table:table-cell>
        </table:table-row>
        <table:table-row>
          <table:table-cell office:value-type="string">
            <text:p>Arturo Rosenbaum</text:p>
          </table:table-cell>
          <table:table-cell office:value-type="string">
            <text:p>(782) 306-4543 x3723</text:p>
          </table:table-cell>
          <table:table-cell office:value-type="string">
            <text:p>Pansy_Mitchell@hotmail.com</text:p>
          </table:table-cell>
          <table:table-cell office:value-type="string">
            <text:p>6277 Waelchi Freeway</text:p>
          </table:table-cell>
          <table:table-cell office:value-type="string">
            <text:p>South Elizabeth</text:p>
          </table:table-cell>
          <table:table-cell office:value-type="string">
            <text:p>South Dakota</text:p>
          </table:table-cell>
          <table:table-cell office:value-type="string">
            <text:p>31536-4306</text:p>
          </table:table-cell>
          <table:table-cell office:value-type="string">
            <text:p>858507195</text:p>
          </table:table-cell>
          <table:table-cell office:value-type="string">
            <text:p>Computers</text:p>
          </table:table-cell>
          <table:table-cell office:value-type="string">
            <text:p>Pacocha LLC</text:p>
          </table:table-cell>
          <table:table-cell office:value-type="float" office:value="44520.92076199074">
            <text:p>44520.92076199074</text:p>
          </table:table-cell>
          <table:table-cell office:value-type="string">
            <text:p>http://placeimg.com/640/480</text:p>
          </table:table-cell>
          <table:table-cell office:value-type="string">
            <text:p>Quos maxime dolore totam architecto. Esse delectus excepturi doloremque molestiae perferendis consequatur cumque quia. Est ipsa est facere voluptates quia. Quam officiis excepturi velit repellendus fugiat minima iusto. Minus ea qui autem harum sit in neque alias. Praesentium similique quam nostrum ut eveniet vel aliquam enim.</text:p>
          </table:table-cell>
          <table:table-cell office:value-type="boolean" office:boolean-value="true">
            <text:p>TRUE</text:p>
          </table:table-cell>
        </table:table-row>
        <table:table-row>
          <table:table-cell office:value-type="string">
            <text:p>Meghan Aufderhar</text:p>
          </table:table-cell>
          <table:table-cell office:value-type="string">
            <text:p>696-661-0513 x1384</text:p>
          </table:table-cell>
          <table:table-cell office:value-type="string">
            <text:p>Tyler92@hotmail.com</text:p>
          </table:table-cell>
          <table:table-cell office:value-type="string">
            <text:p>9176 Savanah Mission</text:p>
          </table:table-cell>
          <table:table-cell office:value-type="string">
            <text:p>Port Ericafurt</text:p>
          </table:table-cell>
          <table:table-cell office:value-type="string">
            <text:p>Indiana</text:p>
          </table:table-cell>
          <table:table-cell office:value-type="string">
            <text:p>16958</text:p>
          </table:table-cell>
          <table:table-cell office:value-type="string">
            <text:p>770723471</text:p>
          </table:table-cell>
          <table:table-cell office:value-type="string">
            <text:p>Clothing</text:p>
          </table:table-cell>
          <table:table-cell office:value-type="string">
            <text:p>Rempel Inc</text:p>
          </table:table-cell>
          <table:table-cell office:value-type="float" office:value="44333.596145972224">
            <text:p>44333.596145972224</text:p>
          </table:table-cell>
          <table:table-cell office:value-type="string">
            <text:p>http://placeimg.com/640/480</text:p>
          </table:table-cell>
          <table:table-cell office:value-type="string">
            <text:p>Accusamus dicta iure labore mollitia nihil deserunt qui. Enim ea eos consequatur nostrum. Ipsa est numquam.</text:p>
          </table:table-cell>
          <table:table-cell office:value-type="boolean" office:boolean-value="false">
            <text:p>FALSE</text:p>
          </table:table-cell>
        </table:table-row>
        <table:table-row>
          <table:table-cell office:value-type="string">
            <text:p>Dr. Phillip Boyle</text:p>
          </table:table-cell>
          <table:table-cell office:value-type="string">
            <text:p>1-904-523-0411 x003</text:p>
          </table:table-cell>
          <table:table-cell office:value-type="string">
            <text:p>Stacy36@hotmail.com</text:p>
          </table:table-cell>
          <table:table-cell office:value-type="string">
            <text:p>5501 Bergnaum Views</text:p>
          </table:table-cell>
          <table:table-cell office:value-type="string">
            <text:p>Jeradmouth</text:p>
          </table:table-cell>
          <table:table-cell office:value-type="string">
            <text:p>West Virginia</text:p>
          </table:table-cell>
          <table:table-cell office:value-type="string">
            <text:p>52751-3952</text:p>
          </table:table-cell>
          <table:table-cell office:value-type="string">
            <text:p>260967637</text:p>
          </table:table-cell>
          <table:table-cell office:value-type="string">
            <text:p>Books</text:p>
          </table:table-cell>
          <table:table-cell office:value-type="string">
            <text:p>Boyer LLC</text:p>
          </table:table-cell>
          <table:table-cell office:value-type="float" office:value="44475.692148125">
            <text:p>44475.692148125</text:p>
          </table:table-cell>
          <table:table-cell office:value-type="string">
            <text:p>http://placeimg.com/640/480</text:p>
          </table:table-cell>
          <table:table-cell office:value-type="string">
            <text:p>Est veniam quia. Occaecati nobis velit fuga error. Beatae deleniti ducimus rerum sapiente quas est eaque.</text:p>
          </table:table-cell>
          <table:table-cell office:value-type="boolean" office:boolean-value="false">
            <text:p>FALSE</text:p>
          </table:table-cell>
        </table:table-row>
        <table:table-row>
          <table:table-cell office:value-type="string">
            <text:p>Gregg Schimmel</text:p>
          </table:table-cell>
          <table:table-cell office:value-type="string">
            <text:p>314.720.4172 x761</text:p>
          </table:table-cell>
          <table:table-cell office:value-type="string">
            <text:p>Alvena33@gmail.com</text:p>
          </table:table-cell>
          <table:table-cell office:value-type="string">
            <text:p>649 Arielle Flat</text:p>
          </table:table-cell>
          <table:table-cell office:value-type="string">
            <text:p>Cicero</text:p>
          </table:table-cell>
          <table:table-cell office:value-type="string">
            <text:p>Arkansas</text:p>
          </table:table-cell>
          <table:table-cell office:value-type="string">
            <text:p>93419-9775</text:p>
          </table:table-cell>
          <table:table-cell office:value-type="string">
            <text:p>892636132</text:p>
          </table:table-cell>
          <table:table-cell office:value-type="string">
            <text:p>Computers</text:p>
          </table:table-cell>
          <table:table-cell office:value-type="string">
            <text:p>Rowe Inc</text:p>
          </table:table-cell>
          <table:table-cell office:value-type="float" office:value="44423.00419652778">
            <text:p>44423.00419652778</text:p>
          </table:table-cell>
          <table:table-cell office:value-type="string">
            <text:p>http://placeimg.com/640/480</text:p>
          </table:table-cell>
          <table:table-cell office:value-type="string">
            <text:p>Reiciendis pariatur deleniti eos incidunt explicabo eveniet officia. Quam mollitia ut praesentium. Doloremque qui laboriosam. Quam et eos a vel perferendis dolore eveniet nemo.</text:p>
          </table:table-cell>
          <table:table-cell office:value-type="boolean" office:boolean-value="false">
            <text:p>FALSE</text:p>
          </table:table-cell>
        </table:table-row>
        <table:table-row>
          <table:table-cell office:value-type="string">
            <text:p>Rex Borer</text:p>
          </table:table-cell>
          <table:table-cell office:value-type="string">
            <text:p>1-712-940-6209 x929</text:p>
          </table:table-cell>
          <table:table-cell office:value-type="string">
            <text:p>Hailee.Langosh40@yahoo.com</text:p>
          </table:table-cell>
          <table:table-cell office:value-type="string">
            <text:p>83073 Herman Trail</text:p>
          </table:table-cell>
          <table:table-cell office:value-type="string">
            <text:p>Berylville</text:p>
          </table:table-cell>
          <table:table-cell office:value-type="string">
            <text:p>West Virginia</text:p>
          </table:table-cell>
          <table:table-cell office:value-type="string">
            <text:p>00469-7519</text:p>
          </table:table-cell>
          <table:table-cell office:value-type="string">
            <text:p>937625697</text:p>
          </table:table-cell>
          <table:table-cell office:value-type="string">
            <text:p>Books</text:p>
          </table:table-cell>
          <table:table-cell office:value-type="string">
            <text:p>Smith and Sons</text:p>
          </table:table-cell>
          <table:table-cell office:value-type="float" office:value="44526.45872268519">
            <text:p>44526.45872268519</text:p>
          </table:table-cell>
          <table:table-cell office:value-type="string">
            <text:p>http://placeimg.com/640/480</text:p>
          </table:table-cell>
          <table:table-cell office:value-type="string">
            <text:p>Sit maxime eos delectus excepturi quidem recusandae nostrum non. Non et maxime. Expedita qui nulla illum non consectetur recusandae. Inventore qui dicta ducimus voluptas. Eligendi non molestias accusamus nam quam reprehenderit.</text:p>
          </table:table-cell>
          <table:table-cell office:value-type="boolean" office:boolean-value="true">
            <text:p>TRUE</text:p>
          </table:table-cell>
        </table:table-row>
        <table:table-row>
          <table:table-cell office:value-type="string">
            <text:p>Meghan Carter</text:p>
          </table:table-cell>
          <table:table-cell office:value-type="string">
            <text:p>676.569.5268 x320</text:p>
          </table:table-cell>
          <table:table-cell office:value-type="string">
            <text:p>Eleazar.Sipes99@yahoo.com</text:p>
          </table:table-cell>
          <table:table-cell office:value-type="string">
            <text:p>2486 Emmerich Mountain</text:p>
          </table:table-cell>
          <table:table-cell office:value-type="string">
            <text:p>Buckridgeshire</text:p>
          </table:table-cell>
          <table:table-cell office:value-type="string">
            <text:p>Delaware</text:p>
          </table:table-cell>
          <table:table-cell office:value-type="string">
            <text:p>57565-5963</text:p>
          </table:table-cell>
          <table:table-cell office:value-type="string">
            <text:p>347485443</text:p>
          </table:table-cell>
          <table:table-cell office:value-type="string">
            <text:p>Grocery</text:p>
          </table:table-cell>
          <table:table-cell office:value-type="string">
            <text:p>Fritsch - Witting</text:p>
          </table:table-cell>
          <table:table-cell office:value-type="float" office:value="44353.79329734953">
            <text:p>44353.79329734953</text:p>
          </table:table-cell>
          <table:table-cell office:value-type="string">
            <text:p>http://placeimg.com/640/480</text:p>
          </table:table-cell>
          <table:table-cell office:value-type="string">
            <text:p>Magnam non voluptas molestiae. Omnis alias placeat voluptatem. Ut repudiandae eius. Expedita corporis rerum enim laudantium minus ullam optio consequatur.</text:p>
          </table:table-cell>
          <table:table-cell office:value-type="boolean" office:boolean-value="true">
            <text:p>TRUE</text:p>
          </table:table-cell>
        </table:table-row>
        <table:table-row>
          <table:table-cell office:value-type="string">
            <text:p>Stacy Dietrich</text:p>
          </table:table-cell>
          <table:table-cell office:value-type="string">
            <text:p>569-888-9993 x7842</text:p>
          </table:table-cell>
          <table:table-cell office:value-type="string">
            <text:p>Halie.Wilderman51@gmail.com</text:p>
          </table:table-cell>
          <table:table-cell office:value-type="string">
            <text:p>7295 Beier Trail</text:p>
          </table:table-cell>
          <table:table-cell office:value-type="string">
            <text:p>Sawaynchester</text:p>
          </table:table-cell>
          <table:table-cell office:value-type="string">
            <text:p>Utah</text:p>
          </table:table-cell>
          <table:table-cell office:value-type="string">
            <text:p>43809</text:p>
          </table:table-cell>
          <table:table-cell office:value-type="string">
            <text:p>027407783</text:p>
          </table:table-cell>
          <table:table-cell office:value-type="string">
            <text:p>Movies</text:p>
          </table:table-cell>
          <table:table-cell office:value-type="string">
            <text:p>Walker LLC</text:p>
          </table:table-cell>
          <table:table-cell office:value-type="float" office:value="44529.33933982639">
            <text:p>44529.33933982639</text:p>
          </table:table-cell>
          <table:table-cell office:value-type="string">
            <text:p>http://placeimg.com/640/480</text:p>
          </table:table-cell>
          <table:table-cell office:value-type="string">
            <text:p>Dolores corporis dicta facilis unde. Accusantium impedit at eos. Rerum id facilis non aut. Perferendis ut voluptatibus labore eveniet nostrum. Quo et eaque enim perspiciatis. Nesciunt odit labore in minima aut aliquam quis.</text:p>
          </table:table-cell>
          <table:table-cell office:value-type="boolean" office:boolean-value="true">
            <text:p>TRUE</text:p>
          </table:table-cell>
        </table:table-row>
        <table:table-row>
          <table:table-cell office:value-type="string">
            <text:p>Mr. Velma Gutmann</text:p>
          </table:table-cell>
          <table:table-cell office:value-type="string">
            <text:p>(487) 551-4039</text:p>
          </table:table-cell>
          <table:table-cell office:value-type="string">
            <text:p>Zachariah.Muller@gmail.com</text:p>
          </table:table-cell>
          <table:table-cell office:value-type="string">
            <text:p>046 Scottie Estates</text:p>
          </table:table-cell>
          <table:table-cell office:value-type="string">
            <text:p>West Geraldine</text:p>
          </table:table-cell>
          <table:table-cell office:value-type="string">
            <text:p>Arkansas</text:p>
          </table:table-cell>
          <table:table-cell office:value-type="string">
            <text:p>52294</text:p>
          </table:table-cell>
          <table:table-cell office:value-type="string">
            <text:p>403827877</text:p>
          </table:table-cell>
          <table:table-cell office:value-type="string">
            <text:p>Health</text:p>
          </table:table-cell>
          <table:table-cell office:value-type="string">
            <text:p>VonRueden - Okuneva</text:p>
          </table:table-cell>
          <table:table-cell office:value-type="float" office:value="44469.12055313658">
            <text:p>44469.12055313658</text:p>
          </table:table-cell>
          <table:table-cell office:value-type="string">
            <text:p>http://placeimg.com/640/480</text:p>
          </table:table-cell>
          <table:table-cell office:value-type="string">
            <text:p>Reprehenderit consectetur ducimus non illum laborum. Molestias perferendis fuga nisi iure id. Dolorem et quaerat est nemo. Est quasi voluptas. Rerum architecto temporibus veniam eius aut.</text:p>
          </table:table-cell>
          <table:table-cell office:value-type="boolean" office:boolean-value="false">
            <text:p>FALSE</text:p>
          </table:table-cell>
        </table:table-row>
        <table:table-row>
          <table:table-cell office:value-type="string">
            <text:p>Clark Schinner</text:p>
          </table:table-cell>
          <table:table-cell office:value-type="string">
            <text:p>574-277-0505</text:p>
          </table:table-cell>
          <table:table-cell office:value-type="string">
            <text:p>Kennedi_Feest60@yahoo.com</text:p>
          </table:table-cell>
          <table:table-cell office:value-type="string">
            <text:p>117 Allan Lodge</text:p>
          </table:table-cell>
          <table:table-cell office:value-type="string">
            <text:p>Gresham</text:p>
          </table:table-cell>
          <table:table-cell office:value-type="string">
            <text:p>Colorado</text:p>
          </table:table-cell>
          <table:table-cell office:value-type="string">
            <text:p>95740</text:p>
          </table:table-cell>
          <table:table-cell office:value-type="string">
            <text:p>661973521</text:p>
          </table:table-cell>
          <table:table-cell office:value-type="string">
            <text:p>Computers</text:p>
          </table:table-cell>
          <table:table-cell office:value-type="string">
            <text:p>Prohaska LLC</text:p>
          </table:table-cell>
          <table:table-cell office:value-type="float" office:value="44356.862310474535">
            <text:p>44356.862310474535</text:p>
          </table:table-cell>
          <table:table-cell office:value-type="string">
            <text:p>http://placeimg.com/640/480</text:p>
          </table:table-cell>
          <table:table-cell office:value-type="string">
            <text:p>Voluptas repellendus qui. Totam sit itaque nobis cumque. Ut commodi hic sapiente iure vel dolorem reprehenderit sunt voluptatem. Saepe quia commodi ut perferendis quia sed recusandae natus molestiae. Quaerat qui dolores ipsa quam nihil. Esse perspiciatis vero.</text:p>
          </table:table-cell>
          <table:table-cell office:value-type="boolean" office:boolean-value="true">
            <text:p>TRUE</text:p>
          </table:table-cell>
        </table:table-row>
        <table:table-row>
          <table:table-cell office:value-type="string">
            <text:p>Harriet Bosco</text:p>
          </table:table-cell>
          <table:table-cell office:value-type="string">
            <text:p>1-491-529-8165</text:p>
          </table:table-cell>
          <table:table-cell office:value-type="string">
            <text:p>Delphia_Hessel32@gmail.com</text:p>
          </table:table-cell>
          <table:table-cell office:value-type="string">
            <text:p>37024 Schinner Estate</text:p>
          </table:table-cell>
          <table:table-cell office:value-type="string">
            <text:p>East Hartford</text:p>
          </table:table-cell>
          <table:table-cell office:value-type="string">
            <text:p>Louisiana</text:p>
          </table:table-cell>
          <table:table-cell office:value-type="string">
            <text:p>63589-9620</text:p>
          </table:table-cell>
          <table:table-cell office:value-type="string">
            <text:p>758481638</text:p>
          </table:table-cell>
          <table:table-cell office:value-type="string">
            <text:p>Movies</text:p>
          </table:table-cell>
          <table:table-cell office:value-type="string">
            <text:p>Hyatt - Schinner</text:p>
          </table:table-cell>
          <table:table-cell office:value-type="float" office:value="44338.762407905095">
            <text:p>44338.762407905095</text:p>
          </table:table-cell>
          <table:table-cell office:value-type="string">
            <text:p>http://placeimg.com/640/480</text:p>
          </table:table-cell>
          <table:table-cell office:value-type="string">
            <text:p>Molestiae vel dolorum rerum velit ut nesciunt. Perferendis dolorem assumenda et voluptatem illum illum. Aliquam labore nemo et voluptas optio quis nihil voluptatem.</text:p>
          </table:table-cell>
          <table:table-cell office:value-type="boolean" office:boolean-value="false">
            <text:p>FALSE</text:p>
          </table:table-cell>
        </table:table-row>
        <table:table-row>
          <table:table-cell office:value-type="string">
            <text:p>Miss Colin Gibson</text:p>
          </table:table-cell>
          <table:table-cell office:value-type="string">
            <text:p>660.400.4426</text:p>
          </table:table-cell>
          <table:table-cell office:value-type="string">
            <text:p>Leif64@gmail.com</text:p>
          </table:table-cell>
          <table:table-cell office:value-type="string">
            <text:p>4486 Joe Common</text:p>
          </table:table-cell>
          <table:table-cell office:value-type="string">
            <text:p>Aidaville</text:p>
          </table:table-cell>
          <table:table-cell office:value-type="string">
            <text:p>Illinois</text:p>
          </table:table-cell>
          <table:table-cell office:value-type="string">
            <text:p>36220</text:p>
          </table:table-cell>
          <table:table-cell office:value-type="string">
            <text:p>163255815</text:p>
          </table:table-cell>
          <table:table-cell office:value-type="string">
            <text:p>Industrial</text:p>
          </table:table-cell>
          <table:table-cell office:value-type="string">
            <text:p>Koss, Lynch and Hettinger</text:p>
          </table:table-cell>
          <table:table-cell office:value-type="float" office:value="44486.62536989583">
            <text:p>44486.62536989583</text:p>
          </table:table-cell>
          <table:table-cell office:value-type="string">
            <text:p>http://placeimg.com/640/480</text:p>
          </table:table-cell>
          <table:table-cell office:value-type="string">
            <text:p>Dolores ullam libero et ut autem. Iusto repudiandae harum consequatur modi et occaecati enim. Aspernatur eos consequatur magnam. Qui sed itaque qui architecto qui.</text:p>
          </table:table-cell>
          <table:table-cell office:value-type="boolean" office:boolean-value="false">
            <text:p>FALSE</text:p>
          </table:table-cell>
        </table:table-row>
        <table:table-row>
          <table:table-cell office:value-type="string">
            <text:p>Tyrone Prosacco IV</text:p>
          </table:table-cell>
          <table:table-cell office:value-type="string">
            <text:p>578-362-1496 x50191</text:p>
          </table:table-cell>
          <table:table-cell office:value-type="string">
            <text:p>Tobin.Feil@gmail.com</text:p>
          </table:table-cell>
          <table:table-cell office:value-type="string">
            <text:p>2733 DuBuque Way</text:p>
          </table:table-cell>
          <table:table-cell office:value-type="string">
            <text:p>Dakotaside</text:p>
          </table:table-cell>
          <table:table-cell office:value-type="string">
            <text:p>Wyoming</text:p>
          </table:table-cell>
          <table:table-cell office:value-type="string">
            <text:p>99580-0062</text:p>
          </table:table-cell>
          <table:table-cell office:value-type="string">
            <text:p>581632447</text:p>
          </table:table-cell>
          <table:table-cell office:value-type="string">
            <text:p>Movies</text:p>
          </table:table-cell>
          <table:table-cell office:value-type="string">
            <text:p>Zieme, Borer and McGlynn</text:p>
          </table:table-cell>
          <table:table-cell office:value-type="float" office:value="44482.111210613424">
            <text:p>44482.111210613424</text:p>
          </table:table-cell>
          <table:table-cell office:value-type="string">
            <text:p>http://placeimg.com/640/480</text:p>
          </table:table-cell>
          <table:table-cell office:value-type="string">
            <text:p>Voluptatem natus eligendi. Veniam dolores aliquid iusto autem quae. Illo unde natus omnis id soluta est consequatur. Quos vero velit. Et delectus ut. Laborum quidem dolor consequatur.</text:p>
          </table:table-cell>
          <table:table-cell office:value-type="boolean" office:boolean-value="false">
            <text:p>FALSE</text:p>
          </table:table-cell>
        </table:table-row>
        <table:table-row>
          <table:table-cell office:value-type="string">
            <text:p>Shannon Leuschke</text:p>
          </table:table-cell>
          <table:table-cell office:value-type="string">
            <text:p>(459) 573-4983 x230</text:p>
          </table:table-cell>
          <table:table-cell office:value-type="string">
            <text:p>Asa_Wuckert@gmail.com</text:p>
          </table:table-cell>
          <table:table-cell office:value-type="string">
            <text:p>43986 Franz Expressway</text:p>
          </table:table-cell>
          <table:table-cell office:value-type="string">
            <text:p>Salem</text:p>
          </table:table-cell>
          <table:table-cell office:value-type="string">
            <text:p>Montana</text:p>
          </table:table-cell>
          <table:table-cell office:value-type="string">
            <text:p>75966</text:p>
          </table:table-cell>
          <table:table-cell office:value-type="string">
            <text:p>819217987</text:p>
          </table:table-cell>
          <table:table-cell office:value-type="string">
            <text:p>Beauty</text:p>
          </table:table-cell>
          <table:table-cell office:value-type="string">
            <text:p>Schmitt, Mayert and Schmitt</text:p>
          </table:table-cell>
          <table:table-cell office:value-type="float" office:value="44534.39537167824">
            <text:p>44534.39537167824</text:p>
          </table:table-cell>
          <table:table-cell office:value-type="string">
            <text:p>http://placeimg.com/640/480</text:p>
          </table:table-cell>
          <table:table-cell office:value-type="string">
            <text:p>Deserunt non sint ipsa. Explicabo distinctio sed ab. Ullam voluptates ut facilis nostrum ut sed aut consequatur nihil.</text:p>
          </table:table-cell>
          <table:table-cell office:value-type="boolean" office:boolean-value="false">
            <text:p>FALSE</text:p>
          </table:table-cell>
        </table:table-row>
        <table:table-row>
          <table:table-cell office:value-type="string">
            <text:p>Michelle Anderson</text:p>
          </table:table-cell>
          <table:table-cell office:value-type="string">
            <text:p>1-539-614-4045</text:p>
          </table:table-cell>
          <table:table-cell office:value-type="string">
            <text:p>Lizeth_Smitham75@yahoo.com</text:p>
          </table:table-cell>
          <table:table-cell office:value-type="string">
            <text:p>20689 Waelchi Viaduct</text:p>
          </table:table-cell>
          <table:table-cell office:value-type="string">
            <text:p>West Jodieberg</text:p>
          </table:table-cell>
          <table:table-cell office:value-type="string">
            <text:p>Maryland</text:p>
          </table:table-cell>
          <table:table-cell office:value-type="string">
            <text:p>43674</text:p>
          </table:table-cell>
          <table:table-cell office:value-type="string">
            <text:p>848610115</text:p>
          </table:table-cell>
          <table:table-cell office:value-type="string">
            <text:p>Computers</text:p>
          </table:table-cell>
          <table:table-cell office:value-type="string">
            <text:p>Leuschke - Keeling</text:p>
          </table:table-cell>
          <table:table-cell office:value-type="float" office:value="44562.910717199076">
            <text:p>44562.910717199076</text:p>
          </table:table-cell>
          <table:table-cell office:value-type="string">
            <text:p>http://placeimg.com/640/480</text:p>
          </table:table-cell>
          <table:table-cell office:value-type="string">
            <text:p>Et et laudantium cum ut dolor alias omnis sint dignissimos. Repellendus et impedit cum nesciunt. Atque sit est perspiciatis sit. Eligendi blanditiis et modi provident tempora ipsam aspernatur. Omnis corrupti nisi aut distinctio. Ea dignissimos et autem quo tenetur.</text:p>
          </table:table-cell>
          <table:table-cell office:value-type="boolean" office:boolean-value="true">
            <text:p>TRUE</text:p>
          </table:table-cell>
        </table:table-row>
        <table:table-row>
          <table:table-cell office:value-type="string">
            <text:p>Sylvester Beier</text:p>
          </table:table-cell>
          <table:table-cell office:value-type="string">
            <text:p>(619) 425-2453 x3095</text:p>
          </table:table-cell>
          <table:table-cell office:value-type="string">
            <text:p>Cristobal1@gmail.com</text:p>
          </table:table-cell>
          <table:table-cell office:value-type="string">
            <text:p>779 Ratke Trail</text:p>
          </table:table-cell>
          <table:table-cell office:value-type="string">
            <text:p>Dellamouth</text:p>
          </table:table-cell>
          <table:table-cell office:value-type="string">
            <text:p>Wisconsin</text:p>
          </table:table-cell>
          <table:table-cell office:value-type="string">
            <text:p>09146</text:p>
          </table:table-cell>
          <table:table-cell office:value-type="string">
            <text:p>284452322</text:p>
          </table:table-cell>
          <table:table-cell office:value-type="string">
            <text:p>Books</text:p>
          </table:table-cell>
          <table:table-cell office:value-type="string">
            <text:p>Green - McDermott</text:p>
          </table:table-cell>
          <table:table-cell office:value-type="float" office:value="44247.26608221065">
            <text:p>44247.26608221065</text:p>
          </table:table-cell>
          <table:table-cell office:value-type="string">
            <text:p>http://placeimg.com/640/480</text:p>
          </table:table-cell>
          <table:table-cell office:value-type="string">
            <text:p>Et quo commodi voluptatibus eos unde quia aut quo. Atque ullam corporis beatae fugit molestiae quod nam mollitia. Dignissimos voluptatum sed ea. Eius quia ut earum occaecati autem.</text:p>
          </table:table-cell>
          <table:table-cell office:value-type="boolean" office:boolean-value="true">
            <text:p>TRUE</text:p>
          </table:table-cell>
        </table:table-row>
        <table:table-row>
          <table:table-cell office:value-type="string">
            <text:p>Levi Mayert I</text:p>
          </table:table-cell>
          <table:table-cell office:value-type="string">
            <text:p>828.447.8212</text:p>
          </table:table-cell>
          <table:table-cell office:value-type="string">
            <text:p>Anais40@gmail.com</text:p>
          </table:table-cell>
          <table:table-cell office:value-type="string">
            <text:p>381 Jakubowski Spurs</text:p>
          </table:table-cell>
          <table:table-cell office:value-type="string">
            <text:p>Alfredoville</text:p>
          </table:table-cell>
          <table:table-cell office:value-type="string">
            <text:p>Maine</text:p>
          </table:table-cell>
          <table:table-cell office:value-type="string">
            <text:p>13758</text:p>
          </table:table-cell>
          <table:table-cell office:value-type="string">
            <text:p>598949848</text:p>
          </table:table-cell>
          <table:table-cell office:value-type="string">
            <text:p>Automotive</text:p>
          </table:table-cell>
          <table:table-cell office:value-type="string">
            <text:p>Kiehn Group</text:p>
          </table:table-cell>
          <table:table-cell office:value-type="float" office:value="44345.88576802083">
            <text:p>44345.88576802083</text:p>
          </table:table-cell>
          <table:table-cell office:value-type="string">
            <text:p>http://placeimg.com/640/480</text:p>
          </table:table-cell>
          <table:table-cell office:value-type="string">
            <text:p>Id expedita maiores magnam rerum exercitationem voluptatem inventore. Laudantium eligendi qui explicabo qui omnis dicta. Excepturi earum odio quo aut.</text:p>
          </table:table-cell>
          <table:table-cell office:value-type="boolean" office:boolean-value="true">
            <text:p>TRUE</text:p>
          </table:table-cell>
        </table:table-row>
        <table:table-row>
          <table:table-cell office:value-type="string">
            <text:p>Alfredo Lueilwitz</text:p>
          </table:table-cell>
          <table:table-cell office:value-type="string">
            <text:p>1-409-973-8734 x203</text:p>
          </table:table-cell>
          <table:table-cell office:value-type="string">
            <text:p>Rylee.Cormier19@yahoo.com</text:p>
          </table:table-cell>
          <table:table-cell office:value-type="string">
            <text:p>074 Hardy Trail</text:p>
          </table:table-cell>
          <table:table-cell office:value-type="string">
            <text:p>Katharinashire</text:p>
          </table:table-cell>
          <table:table-cell office:value-type="string">
            <text:p>California</text:p>
          </table:table-cell>
          <table:table-cell office:value-type="string">
            <text:p>85132-3611</text:p>
          </table:table-cell>
          <table:table-cell office:value-type="string">
            <text:p>578062897</text:p>
          </table:table-cell>
          <table:table-cell office:value-type="string">
            <text:p>Beauty</text:p>
          </table:table-cell>
          <table:table-cell office:value-type="string">
            <text:p>Runolfsson, Boyer and Stehr</text:p>
          </table:table-cell>
          <table:table-cell office:value-type="float" office:value="44542.53080143518">
            <text:p>44542.53080143518</text:p>
          </table:table-cell>
          <table:table-cell office:value-type="string">
            <text:p>http://placeimg.com/640/480</text:p>
          </table:table-cell>
          <table:table-cell office:value-type="string">
            <text:p>Maiores eos dolores qui sunt provident error repellat quia a. Error natus quis accusamus suscipit aliquid. Voluptates soluta et esse praesentium non eum sed et. Repellat quaerat libero corrupti nulla cupiditate.</text:p>
          </table:table-cell>
          <table:table-cell office:value-type="boolean" office:boolean-value="true">
            <text:p>TRUE</text:p>
          </table:table-cell>
        </table:table-row>
        <table:table-row>
          <table:table-cell office:value-type="string">
            <text:p>Cathy Mante</text:p>
          </table:table-cell>
          <table:table-cell office:value-type="string">
            <text:p>276-566-8228 x809</text:p>
          </table:table-cell>
          <table:table-cell office:value-type="string">
            <text:p>Alden_Haag@yahoo.com</text:p>
          </table:table-cell>
          <table:table-cell office:value-type="string">
            <text:p>64907 Huel Mount</text:p>
          </table:table-cell>
          <table:table-cell office:value-type="string">
            <text:p>Lake Noelia</text:p>
          </table:table-cell>
          <table:table-cell office:value-type="string">
            <text:p>Idaho</text:p>
          </table:table-cell>
          <table:table-cell office:value-type="string">
            <text:p>91925-9478</text:p>
          </table:table-cell>
          <table:table-cell office:value-type="string">
            <text:p>688563972</text:p>
          </table:table-cell>
          <table:table-cell office:value-type="string">
            <text:p>Grocery</text:p>
          </table:table-cell>
          <table:table-cell office:value-type="string">
            <text:p>Runte - Ziemann</text:p>
          </table:table-cell>
          <table:table-cell office:value-type="float" office:value="44569.79912481482">
            <text:p>44569.79912481482</text:p>
          </table:table-cell>
          <table:table-cell office:value-type="string">
            <text:p>http://placeimg.com/640/480</text:p>
          </table:table-cell>
          <table:table-cell office:value-type="string">
            <text:p>Non expedita nihil culpa quaerat incidunt rerum. Voluptatem incidunt alias id. Fugiat quia nemo ex rerum nulla quod totam. Earum aut cupiditate. Eius cupiditate rem praesentium velit sit occaecati hic placeat. Deserunt quaerat amet optio hic asperiores.</text:p>
          </table:table-cell>
          <table:table-cell office:value-type="boolean" office:boolean-value="false">
            <text:p>FALSE</text:p>
          </table:table-cell>
        </table:table-row>
        <table:table-row>
          <table:table-cell office:value-type="string">
            <text:p>Cornelius Medhurst</text:p>
          </table:table-cell>
          <table:table-cell office:value-type="string">
            <text:p>1-919-517-4210</text:p>
          </table:table-cell>
          <table:table-cell office:value-type="string">
            <text:p>Mina.VonRueden9@gmail.com</text:p>
          </table:table-cell>
          <table:table-cell office:value-type="string">
            <text:p>232 Israel Ports</text:p>
          </table:table-cell>
          <table:table-cell office:value-type="string">
            <text:p>North Annabell</text:p>
          </table:table-cell>
          <table:table-cell office:value-type="string">
            <text:p>Montana</text:p>
          </table:table-cell>
          <table:table-cell office:value-type="string">
            <text:p>89003-2790</text:p>
          </table:table-cell>
          <table:table-cell office:value-type="string">
            <text:p>079613648</text:p>
          </table:table-cell>
          <table:table-cell office:value-type="string">
            <text:p>Baby</text:p>
          </table:table-cell>
          <table:table-cell office:value-type="string">
            <text:p>Schroeder Inc</text:p>
          </table:table-cell>
          <table:table-cell office:value-type="float" office:value="44459.82068842593">
            <text:p>44459.82068842593</text:p>
          </table:table-cell>
          <table:table-cell office:value-type="string">
            <text:p>http://placeimg.com/640/480</text:p>
          </table:table-cell>
          <table:table-cell office:value-type="string">
            <text:p>Ducimus earum doloremque at rem numquam est incidunt ut. Dolorum rerum rerum officiis nihil est aliquid pariatur consectetur et. Sint fugiat et necessitatibus sapiente dolorum sint. Unde non est. Provident laudantium ut aperiam nisi ut eaque et.</text:p>
          </table:table-cell>
          <table:table-cell office:value-type="boolean" office:boolean-value="false">
            <text:p>FALSE</text:p>
          </table:table-cell>
        </table:table-row>
        <table:table-row>
          <table:table-cell office:value-type="string">
            <text:p>Matthew Schultz</text:p>
          </table:table-cell>
          <table:table-cell office:value-type="string">
            <text:p>910-844-2199 x1677</text:p>
          </table:table-cell>
          <table:table-cell office:value-type="string">
            <text:p>Kory4@hotmail.com</text:p>
          </table:table-cell>
          <table:table-cell office:value-type="string">
            <text:p>3463 Kaelyn Corners</text:p>
          </table:table-cell>
          <table:table-cell office:value-type="string">
            <text:p>South Anahi</text:p>
          </table:table-cell>
          <table:table-cell office:value-type="string">
            <text:p>Delaware</text:p>
          </table:table-cell>
          <table:table-cell office:value-type="string">
            <text:p>00226</text:p>
          </table:table-cell>
          <table:table-cell office:value-type="string">
            <text:p>414155224</text:p>
          </table:table-cell>
          <table:table-cell office:value-type="string">
            <text:p>Industrial</text:p>
          </table:table-cell>
          <table:table-cell office:value-type="string">
            <text:p>Towne, Zemlak and Herman</text:p>
          </table:table-cell>
          <table:table-cell office:value-type="float" office:value="44567.94575277778">
            <text:p>44567.94575277778</text:p>
          </table:table-cell>
          <table:table-cell office:value-type="string">
            <text:p>http://placeimg.com/640/480</text:p>
          </table:table-cell>
          <table:table-cell office:value-type="string">
            <text:p>Et ut temporibus quidem iure quo suscipit dolorem ut ipsa. Dolorem alias facere quisquam magni. Qui perferendis quod. Beatae blanditiis ut quisquam ut quo voluptas.</text:p>
          </table:table-cell>
          <table:table-cell office:value-type="boolean" office:boolean-value="true">
            <text:p>TRUE</text:p>
          </table:table-cell>
        </table:table-row>
        <table:table-row>
          <table:table-cell office:value-type="string">
            <text:p>Miss Julie Kuphal</text:p>
          </table:table-cell>
          <table:table-cell office:value-type="string">
            <text:p>(319) 661-8165</text:p>
          </table:table-cell>
          <table:table-cell office:value-type="string">
            <text:p>Joannie_Kub@yahoo.com</text:p>
          </table:table-cell>
          <table:table-cell office:value-type="string">
            <text:p>949 Jaycee Landing</text:p>
          </table:table-cell>
          <table:table-cell office:value-type="string">
            <text:p>Walkerchester</text:p>
          </table:table-cell>
          <table:table-cell office:value-type="string">
            <text:p>Colorado</text:p>
          </table:table-cell>
          <table:table-cell office:value-type="string">
            <text:p>52427</text:p>
          </table:table-cell>
          <table:table-cell office:value-type="string">
            <text:p>446457958</text:p>
          </table:table-cell>
          <table:table-cell office:value-type="string">
            <text:p>Grocery</text:p>
          </table:table-cell>
          <table:table-cell office:value-type="string">
            <text:p>Cummings, Hilpert and Beatty</text:p>
          </table:table-cell>
          <table:table-cell office:value-type="float" office:value="44271.576295011575">
            <text:p>44271.576295011575</text:p>
          </table:table-cell>
          <table:table-cell office:value-type="string">
            <text:p>http://placeimg.com/640/480</text:p>
          </table:table-cell>
          <table:table-cell office:value-type="string">
            <text:p>Excepturi quia similique nobis illum dicta. Repellat sapiente voluptas. Voluptatibus itaque officia odio modi voluptas autem laborum. Voluptatem voluptatum aut tenetur explicabo sed commodi. Magnam quia ea ipsa quasi deleniti.</text:p>
          </table:table-cell>
          <table:table-cell office:value-type="boolean" office:boolean-value="false">
            <text:p>FALSE</text:p>
          </table:table-cell>
        </table:table-row>
        <table:table-row>
          <table:table-cell office:value-type="string">
            <text:p>Whitney Reinger</text:p>
          </table:table-cell>
          <table:table-cell office:value-type="string">
            <text:p>(622) 932-6293 x1937</text:p>
          </table:table-cell>
          <table:table-cell office:value-type="string">
            <text:p>Dovie_Wintheiser@yahoo.com</text:p>
          </table:table-cell>
          <table:table-cell office:value-type="string">
            <text:p>892 Katlyn Expressway</text:p>
          </table:table-cell>
          <table:table-cell office:value-type="string">
            <text:p>New Joshborough</text:p>
          </table:table-cell>
          <table:table-cell office:value-type="string">
            <text:p>New York</text:p>
          </table:table-cell>
          <table:table-cell office:value-type="string">
            <text:p>90747</text:p>
          </table:table-cell>
          <table:table-cell office:value-type="string">
            <text:p>763904087</text:p>
          </table:table-cell>
          <table:table-cell office:value-type="string">
            <text:p>Music</text:p>
          </table:table-cell>
          <table:table-cell office:value-type="string">
            <text:p>Bogan, Hauck and Feeney</text:p>
          </table:table-cell>
          <table:table-cell office:value-type="float" office:value="44465.008076736114">
            <text:p>44465.008076736114</text:p>
          </table:table-cell>
          <table:table-cell office:value-type="string">
            <text:p>http://placeimg.com/640/480</text:p>
          </table:table-cell>
          <table:table-cell office:value-type="string">
            <text:p>Totam earum possimus delectus in ex vel provident tempora et. Aut molestiae quis aperiam sunt sunt autem. Et impedit repudiandae neque aliquam consequatur facere iste dolorem.</text:p>
          </table:table-cell>
          <table:table-cell office:value-type="boolean" office:boolean-value="true">
            <text:p>TRUE</text:p>
          </table:table-cell>
        </table:table-row>
        <table:table-row>
          <table:table-cell office:value-type="string">
            <text:p>Glen Nader</text:p>
          </table:table-cell>
          <table:table-cell office:value-type="string">
            <text:p>1-220-846-7156 x433</text:p>
          </table:table-cell>
          <table:table-cell office:value-type="string">
            <text:p>Fae_Schaden76@hotmail.com</text:p>
          </table:table-cell>
          <table:table-cell office:value-type="string">
            <text:p>91595 Mona Trail</text:p>
          </table:table-cell>
          <table:table-cell office:value-type="string">
            <text:p>Port Alexandreafort</text:p>
          </table:table-cell>
          <table:table-cell office:value-type="string">
            <text:p>Vermont</text:p>
          </table:table-cell>
          <table:table-cell office:value-type="string">
            <text:p>72644</text:p>
          </table:table-cell>
          <table:table-cell office:value-type="string">
            <text:p>731321809</text:p>
          </table:table-cell>
          <table:table-cell office:value-type="string">
            <text:p>Computers</text:p>
          </table:table-cell>
          <table:table-cell office:value-type="string">
            <text:p>Considine Inc</text:p>
          </table:table-cell>
          <table:table-cell office:value-type="float" office:value="44558.843814305554">
            <text:p>44558.843814305554</text:p>
          </table:table-cell>
          <table:table-cell office:value-type="string">
            <text:p>http://placeimg.com/640/480</text:p>
          </table:table-cell>
          <table:table-cell office:value-type="string">
            <text:p>Doloremque enim dolores unde iusto excepturi et perferendis fugiat. Non quaerat est fugiat atque ut sunt fuga sit. Ex quaerat dolor totam id nihil assumenda totam. Ut quibusdam numquam esse voluptatem accusantium quae vitae cum.</text:p>
          </table:table-cell>
          <table:table-cell office:value-type="boolean" office:boolean-value="true">
            <text:p>TRUE</text:p>
          </table:table-cell>
        </table:table-row>
        <table:table-row>
          <table:table-cell office:value-type="string">
            <text:p>Irma Heathcote</text:p>
          </table:table-cell>
          <table:table-cell office:value-type="string">
            <text:p>246-209-3327</text:p>
          </table:table-cell>
          <table:table-cell office:value-type="string">
            <text:p>Uriah78@gmail.com</text:p>
          </table:table-cell>
          <table:table-cell office:value-type="string">
            <text:p>08363 Bailey Locks</text:p>
          </table:table-cell>
          <table:table-cell office:value-type="string">
            <text:p>New Jaylenmouth</text:p>
          </table:table-cell>
          <table:table-cell office:value-type="string">
            <text:p>Wyoming</text:p>
          </table:table-cell>
          <table:table-cell office:value-type="string">
            <text:p>96501</text:p>
          </table:table-cell>
          <table:table-cell office:value-type="string">
            <text:p>435630074</text:p>
          </table:table-cell>
          <table:table-cell office:value-type="string">
            <text:p>Shoes</text:p>
          </table:table-cell>
          <table:table-cell office:value-type="string">
            <text:p>Lind, Zemlak and Kris</text:p>
          </table:table-cell>
          <table:table-cell office:value-type="float" office:value="44473.78614616898">
            <text:p>44473.78614616898</text:p>
          </table:table-cell>
          <table:table-cell office:value-type="string">
            <text:p>http://placeimg.com/640/480</text:p>
          </table:table-cell>
          <table:table-cell office:value-type="string">
            <text:p>Cumque dolor aut excepturi esse qui quo vero. Autem ratione nam. Fuga iusto praesentium dicta voluptas harum molestiae omnis ad. Quibusdam ratione blanditiis quo. Est ex reiciendis earum aut incidunt.</text:p>
          </table:table-cell>
          <table:table-cell office:value-type="boolean" office:boolean-value="true">
            <text:p>TRUE</text:p>
          </table:table-cell>
        </table:table-row>
        <table:table-row>
          <table:table-cell office:value-type="string">
            <text:p>Miguel King</text:p>
          </table:table-cell>
          <table:table-cell office:value-type="string">
            <text:p>1-734-227-1020 x04347</text:p>
          </table:table-cell>
          <table:table-cell office:value-type="string">
            <text:p>Peggie.Morar@hotmail.com</text:p>
          </table:table-cell>
          <table:table-cell office:value-type="string">
            <text:p>65644 Turcotte Parks</text:p>
          </table:table-cell>
          <table:table-cell office:value-type="string">
            <text:p>Apple Valley</text:p>
          </table:table-cell>
          <table:table-cell office:value-type="string">
            <text:p>North Carolina</text:p>
          </table:table-cell>
          <table:table-cell office:value-type="string">
            <text:p>58013</text:p>
          </table:table-cell>
          <table:table-cell office:value-type="string">
            <text:p>507572264</text:p>
          </table:table-cell>
          <table:table-cell office:value-type="string">
            <text:p>Health</text:p>
          </table:table-cell>
          <table:table-cell office:value-type="string">
            <text:p>Dicki - Hauck</text:p>
          </table:table-cell>
          <table:table-cell office:value-type="float" office:value="44359.99934916667">
            <text:p>44359.99934916667</text:p>
          </table:table-cell>
          <table:table-cell office:value-type="string">
            <text:p>http://placeimg.com/640/480</text:p>
          </table:table-cell>
          <table:table-cell office:value-type="string">
            <text:p>Architecto voluptatem fugiat enim natus quas nesciunt itaque. Tempora quas vel aut. Odio voluptas repellat qui iure illo in asperiores.</text:p>
          </table:table-cell>
          <table:table-cell office:value-type="boolean" office:boolean-value="false">
            <text:p>FALSE</text:p>
          </table:table-cell>
        </table:table-row>
        <table:table-row>
          <table:table-cell office:value-type="string">
            <text:p>Franklin Emard</text:p>
          </table:table-cell>
          <table:table-cell office:value-type="string">
            <text:p>(759) 549-5541 x614</text:p>
          </table:table-cell>
          <table:table-cell office:value-type="string">
            <text:p>Blaise28@hotmail.com</text:p>
          </table:table-cell>
          <table:table-cell office:value-type="string">
            <text:p>47247 Bartoletti Branch</text:p>
          </table:table-cell>
          <table:table-cell office:value-type="string">
            <text:p>Constancefurt</text:p>
          </table:table-cell>
          <table:table-cell office:value-type="string">
            <text:p>New Mexico</text:p>
          </table:table-cell>
          <table:table-cell office:value-type="string">
            <text:p>81999</text:p>
          </table:table-cell>
          <table:table-cell office:value-type="string">
            <text:p>518093774</text:p>
          </table:table-cell>
          <table:table-cell office:value-type="string">
            <text:p>Music</text:p>
          </table:table-cell>
          <table:table-cell office:value-type="string">
            <text:p>Walker Group</text:p>
          </table:table-cell>
          <table:table-cell office:value-type="float" office:value="44376.954771157405">
            <text:p>44376.954771157405</text:p>
          </table:table-cell>
          <table:table-cell office:value-type="string">
            <text:p>http://placeimg.com/640/480</text:p>
          </table:table-cell>
          <table:table-cell office:value-type="string">
            <text:p>Soluta sunt consequuntur vel est dolores est non. Perspiciatis provident ad inventore quo tenetur sint occaecati. Consectetur id veniam officia laborum facere quas velit nesciunt.</text:p>
          </table:table-cell>
          <table:table-cell office:value-type="boolean" office:boolean-value="true">
            <text:p>TRUE</text:p>
          </table:table-cell>
        </table:table-row>
        <table:table-row>
          <table:table-cell office:value-type="string">
            <text:p>Colleen Will</text:p>
          </table:table-cell>
          <table:table-cell office:value-type="string">
            <text:p>1-856-408-4430 x1399</text:p>
          </table:table-cell>
          <table:table-cell office:value-type="string">
            <text:p>Maud_Dibbert@hotmail.com</text:p>
          </table:table-cell>
          <table:table-cell office:value-type="string">
            <text:p>189 Botsford Corners</text:p>
          </table:table-cell>
          <table:table-cell office:value-type="string">
            <text:p>South Kirstin</text:p>
          </table:table-cell>
          <table:table-cell office:value-type="string">
            <text:p>Montana</text:p>
          </table:table-cell>
          <table:table-cell office:value-type="string">
            <text:p>04951</text:p>
          </table:table-cell>
          <table:table-cell office:value-type="string">
            <text:p>301065919</text:p>
          </table:table-cell>
          <table:table-cell office:value-type="string">
            <text:p>Baby</text:p>
          </table:table-cell>
          <table:table-cell office:value-type="string">
            <text:p>Leuschke, Heaney and Cormier</text:p>
          </table:table-cell>
          <table:table-cell office:value-type="float" office:value="44471.040736944444">
            <text:p>44471.040736944444</text:p>
          </table:table-cell>
          <table:table-cell office:value-type="string">
            <text:p>http://placeimg.com/640/480</text:p>
          </table:table-cell>
          <table:table-cell office:value-type="string">
            <text:p>Et quos quia. Nihil doloribus in quos sunt dolor earum ea. Et voluptates ex quia at velit necessitatibus minima illo. Quod fuga quis sapiente nemo vitae id. Ipsa laborum officia voluptatem qui.</text:p>
          </table:table-cell>
          <table:table-cell office:value-type="boolean" office:boolean-value="false">
            <text:p>FALSE</text:p>
          </table:table-cell>
        </table:table-row>
        <table:table-row>
          <table:table-cell office:value-type="string">
            <text:p>Leroy Herzog</text:p>
          </table:table-cell>
          <table:table-cell office:value-type="string">
            <text:p>229-446-6782 x473</text:p>
          </table:table-cell>
          <table:table-cell office:value-type="string">
            <text:p>Leonard.Auer35@gmail.com</text:p>
          </table:table-cell>
          <table:table-cell office:value-type="string">
            <text:p>85304 Lubowitz Locks</text:p>
          </table:table-cell>
          <table:table-cell office:value-type="string">
            <text:p>Oak Park</text:p>
          </table:table-cell>
          <table:table-cell office:value-type="string">
            <text:p>Wyoming</text:p>
          </table:table-cell>
          <table:table-cell office:value-type="string">
            <text:p>98016</text:p>
          </table:table-cell>
          <table:table-cell office:value-type="string">
            <text:p>214453692</text:p>
          </table:table-cell>
          <table:table-cell office:value-type="string">
            <text:p>Grocery</text:p>
          </table:table-cell>
          <table:table-cell office:value-type="string">
            <text:p>Crona Inc</text:p>
          </table:table-cell>
          <table:table-cell office:value-type="float" office:value="44535.6761925">
            <text:p>44535.6761925</text:p>
          </table:table-cell>
          <table:table-cell office:value-type="string">
            <text:p>http://placeimg.com/640/480</text:p>
          </table:table-cell>
          <table:table-cell office:value-type="string">
            <text:p>Et nihil tenetur cumque. Officia molestiae et voluptas laboriosam commodi ut. Adipisci ut ea officiis. Fuga architecto maiores rem neque atque quis ut suscipit. Enim soluta nemo incidunt aliquid.</text:p>
          </table:table-cell>
          <table:table-cell office:value-type="boolean" office:boolean-value="false">
            <text:p>FALSE</text:p>
          </table:table-cell>
        </table:table-row>
        <table:table-row>
          <table:table-cell office:value-type="string">
            <text:p>Emily Simonis</text:p>
          </table:table-cell>
          <table:table-cell office:value-type="string">
            <text:p>339-304-6571 x3308</text:p>
          </table:table-cell>
          <table:table-cell office:value-type="string">
            <text:p>Hailey_Ondricka11@gmail.com</text:p>
          </table:table-cell>
          <table:table-cell office:value-type="string">
            <text:p>98026 Bennie Coves</text:p>
          </table:table-cell>
          <table:table-cell office:value-type="string">
            <text:p>Port Osborne</text:p>
          </table:table-cell>
          <table:table-cell office:value-type="string">
            <text:p>North Carolina</text:p>
          </table:table-cell>
          <table:table-cell office:value-type="string">
            <text:p>83088-1615</text:p>
          </table:table-cell>
          <table:table-cell office:value-type="string">
            <text:p>476591363</text:p>
          </table:table-cell>
          <table:table-cell office:value-type="string">
            <text:p>Industrial</text:p>
          </table:table-cell>
          <table:table-cell office:value-type="string">
            <text:p>Raynor - Schuppe</text:p>
          </table:table-cell>
          <table:table-cell office:value-type="float" office:value="44513.96416440972">
            <text:p>44513.96416440972</text:p>
          </table:table-cell>
          <table:table-cell office:value-type="string">
            <text:p>http://placeimg.com/640/480</text:p>
          </table:table-cell>
          <table:table-cell office:value-type="string">
            <text:p>Dolor sed cum sit libero id libero. Eum repellendus dolorem voluptatem. Dolores sapiente veniam. Voluptatem voluptas illo fuga ullam voluptatem. Pariatur in ut.</text:p>
          </table:table-cell>
          <table:table-cell office:value-type="boolean" office:boolean-value="true">
            <text:p>TRUE</text:p>
          </table:table-cell>
        </table:table-row>
        <table:table-row>
          <table:table-cell office:value-type="string">
            <text:p>William Morissette</text:p>
          </table:table-cell>
          <table:table-cell office:value-type="string">
            <text:p>624.567.2658</text:p>
          </table:table-cell>
          <table:table-cell office:value-type="string">
            <text:p>Gaetano39@gmail.com</text:p>
          </table:table-cell>
          <table:table-cell office:value-type="string">
            <text:p>47261 Feeney Forge</text:p>
          </table:table-cell>
          <table:table-cell office:value-type="string">
            <text:p>East Tyreek</text:p>
          </table:table-cell>
          <table:table-cell office:value-type="string">
            <text:p>South Carolina</text:p>
          </table:table-cell>
          <table:table-cell office:value-type="string">
            <text:p>44940</text:p>
          </table:table-cell>
          <table:table-cell office:value-type="string">
            <text:p>874432286</text:p>
          </table:table-cell>
          <table:table-cell office:value-type="string">
            <text:p>Clothing</text:p>
          </table:table-cell>
          <table:table-cell office:value-type="string">
            <text:p>Lang, Wolf and Collier</text:p>
          </table:table-cell>
          <table:table-cell office:value-type="float" office:value="44521.82472600695">
            <text:p>44521.82472600695</text:p>
          </table:table-cell>
          <table:table-cell office:value-type="string">
            <text:p>http://placeimg.com/640/480</text:p>
          </table:table-cell>
          <table:table-cell office:value-type="string">
            <text:p>Eligendi fugiat quo id doloremque quo sapiente. Et qui nihil aut exercitationem fugit odio voluptatum. Mollitia fugit similique. Repellendus recusandae dolorem in quidem blanditiis asperiores id. Quis delectus architecto molestias.</text:p>
          </table:table-cell>
          <table:table-cell office:value-type="boolean" office:boolean-value="true">
            <text:p>TRUE</text:p>
          </table:table-cell>
        </table:table-row>
        <table:table-row>
          <table:table-cell office:value-type="string">
            <text:p>Leonard Reichel Sr.</text:p>
          </table:table-cell>
          <table:table-cell office:value-type="string">
            <text:p>(631) 393-6647 x260</text:p>
          </table:table-cell>
          <table:table-cell office:value-type="string">
            <text:p>Erik45@hotmail.com</text:p>
          </table:table-cell>
          <table:table-cell office:value-type="string">
            <text:p>98153 Turner Lake</text:p>
          </table:table-cell>
          <table:table-cell office:value-type="string">
            <text:p>Port Hazle</text:p>
          </table:table-cell>
          <table:table-cell office:value-type="string">
            <text:p>North Carolina</text:p>
          </table:table-cell>
          <table:table-cell office:value-type="string">
            <text:p>63704</text:p>
          </table:table-cell>
          <table:table-cell office:value-type="string">
            <text:p>074491904</text:p>
          </table:table-cell>
          <table:table-cell office:value-type="string">
            <text:p>Sports</text:p>
          </table:table-cell>
          <table:table-cell office:value-type="string">
            <text:p>Denesik - Kunze</text:p>
          </table:table-cell>
          <table:table-cell office:value-type="float" office:value="44436.67827297454">
            <text:p>44436.67827297454</text:p>
          </table:table-cell>
          <table:table-cell office:value-type="string">
            <text:p>http://placeimg.com/640/480</text:p>
          </table:table-cell>
          <table:table-cell office:value-type="string">
            <text:p>Id beatae nostrum voluptas nesciunt. Aperiam quis odit et omnis itaque consectetur. Voluptas dolores corporis. Eligendi assumenda asperiores blanditiis esse quia quia tempora. In excepturi cum reiciendis consequuntur vero enim vel hic consectetur.</text:p>
          </table:table-cell>
          <table:table-cell office:value-type="boolean" office:boolean-value="false">
            <text:p>FALSE</text:p>
          </table:table-cell>
        </table:table-row>
        <table:table-row>
          <table:table-cell office:value-type="string">
            <text:p>Mrs. Darlene Kuhn</text:p>
          </table:table-cell>
          <table:table-cell office:value-type="string">
            <text:p>(469) 225-9643 x825</text:p>
          </table:table-cell>
          <table:table-cell office:value-type="string">
            <text:p>Yasmeen_OKon29@yahoo.com</text:p>
          </table:table-cell>
          <table:table-cell office:value-type="string">
            <text:p>945 Nicholaus Island</text:p>
          </table:table-cell>
          <table:table-cell office:value-type="string">
            <text:p>South Ricardochester</text:p>
          </table:table-cell>
          <table:table-cell office:value-type="string">
            <text:p>New Jersey</text:p>
          </table:table-cell>
          <table:table-cell office:value-type="string">
            <text:p>30745-7937</text:p>
          </table:table-cell>
          <table:table-cell office:value-type="string">
            <text:p>814933321</text:p>
          </table:table-cell>
          <table:table-cell office:value-type="string">
            <text:p>Industrial</text:p>
          </table:table-cell>
          <table:table-cell office:value-type="string">
            <text:p>McCullough - Crist</text:p>
          </table:table-cell>
          <table:table-cell office:value-type="float" office:value="44296.68813539352">
            <text:p>44296.68813539352</text:p>
          </table:table-cell>
          <table:table-cell office:value-type="string">
            <text:p>http://placeimg.com/640/480</text:p>
          </table:table-cell>
          <table:table-cell office:value-type="string">
            <text:p>Ipsum id placeat expedita. Doloribus voluptatem pariatur nesciunt. Consequatur laboriosam vel omnis corrupti. Quo aut illum dolore dolor assumenda eveniet. Voluptatum aut facilis error. Itaque consequatur et in officiis blanditiis quia dolor vel et.</text:p>
          </table:table-cell>
          <table:table-cell office:value-type="boolean" office:boolean-value="true">
            <text:p>TRUE</text:p>
          </table:table-cell>
        </table:table-row>
        <table:table-row>
          <table:table-cell office:value-type="string">
            <text:p>Mrs. Danny Botsford</text:p>
          </table:table-cell>
          <table:table-cell office:value-type="string">
            <text:p>727-269-5191 x67065</text:p>
          </table:table-cell>
          <table:table-cell office:value-type="string">
            <text:p>Noemie.Nitzsche@hotmail.com</text:p>
          </table:table-cell>
          <table:table-cell office:value-type="string">
            <text:p>960 Vita Gateway</text:p>
          </table:table-cell>
          <table:table-cell office:value-type="string">
            <text:p>Pontiac</text:p>
          </table:table-cell>
          <table:table-cell office:value-type="string">
            <text:p>Rhode Island</text:p>
          </table:table-cell>
          <table:table-cell office:value-type="string">
            <text:p>22049-3773</text:p>
          </table:table-cell>
          <table:table-cell office:value-type="string">
            <text:p>592998303</text:p>
          </table:table-cell>
          <table:table-cell office:value-type="string">
            <text:p>Outdoors</text:p>
          </table:table-cell>
          <table:table-cell office:value-type="string">
            <text:p>West, Pfeffer and Crona</text:p>
          </table:table-cell>
          <table:table-cell office:value-type="float" office:value="44320.89739505787">
            <text:p>44320.89739505787</text:p>
          </table:table-cell>
          <table:table-cell office:value-type="string">
            <text:p>http://placeimg.com/640/480</text:p>
          </table:table-cell>
          <table:table-cell office:value-type="string">
            <text:p>Animi reprehenderit pariatur ad cumque praesentium ab. Pariatur ipsum optio quisquam ut. Consequuntur et quasi et ipsam amet tenetur.</text:p>
          </table:table-cell>
          <table:table-cell office:value-type="boolean" office:boolean-value="true">
            <text:p>TRUE</text:p>
          </table:table-cell>
        </table:table-row>
        <table:table-row>
          <table:table-cell office:value-type="string">
            <text:p>Margaret Wilderman</text:p>
          </table:table-cell>
          <table:table-cell office:value-type="string">
            <text:p>1-892-567-7102 x458</text:p>
          </table:table-cell>
          <table:table-cell office:value-type="string">
            <text:p>Maddison.Gerhold@hotmail.com</text:p>
          </table:table-cell>
          <table:table-cell office:value-type="string">
            <text:p>0117 Parisian Key</text:p>
          </table:table-cell>
          <table:table-cell office:value-type="string">
            <text:p>South Paxtonborough</text:p>
          </table:table-cell>
          <table:table-cell office:value-type="string">
            <text:p>Vermont</text:p>
          </table:table-cell>
          <table:table-cell office:value-type="string">
            <text:p>28598-5023</text:p>
          </table:table-cell>
          <table:table-cell office:value-type="string">
            <text:p>479607102</text:p>
          </table:table-cell>
          <table:table-cell office:value-type="string">
            <text:p>Shoes</text:p>
          </table:table-cell>
          <table:table-cell office:value-type="string">
            <text:p>Boyer, Swaniawski and Buckridge</text:p>
          </table:table-cell>
          <table:table-cell office:value-type="float" office:value="44422.7133549537">
            <text:p>44422.7133549537</text:p>
          </table:table-cell>
          <table:table-cell office:value-type="string">
            <text:p>http://placeimg.com/640/480</text:p>
          </table:table-cell>
          <table:table-cell office:value-type="string">
            <text:p>Vel ea eaque sed sit minus voluptatem reiciendis dolor necessitatibus. Iste aut eius. Quos repellendus delectus modi ut possimus molestiae architecto dolorem. Velit nobis dolorum. Accusantium unde culpa laboriosam corporis dignissimos dolorum repudiandae. Quis id aspernatur occaecati.</text:p>
          </table:table-cell>
          <table:table-cell office:value-type="boolean" office:boolean-value="true">
            <text:p>TRUE</text:p>
          </table:table-cell>
        </table:table-row>
        <table:table-row>
          <table:table-cell office:value-type="string">
            <text:p>Cathy Turner</text:p>
          </table:table-cell>
          <table:table-cell office:value-type="string">
            <text:p>317.393.0070 x617</text:p>
          </table:table-cell>
          <table:table-cell office:value-type="string">
            <text:p>Claudie.Marvin@gmail.com</text:p>
          </table:table-cell>
          <table:table-cell office:value-type="string">
            <text:p>709 Bosco Neck</text:p>
          </table:table-cell>
          <table:table-cell office:value-type="string">
            <text:p>Runteville</text:p>
          </table:table-cell>
          <table:table-cell office:value-type="string">
            <text:p>Nevada</text:p>
          </table:table-cell>
          <table:table-cell office:value-type="string">
            <text:p>86775-8190</text:p>
          </table:table-cell>
          <table:table-cell office:value-type="string">
            <text:p>433687485</text:p>
          </table:table-cell>
          <table:table-cell office:value-type="string">
            <text:p>Garden</text:p>
          </table:table-cell>
          <table:table-cell office:value-type="string">
            <text:p>Connelly - Waelchi</text:p>
          </table:table-cell>
          <table:table-cell office:value-type="float" office:value="44487.208335173615">
            <text:p>44487.208335173615</text:p>
          </table:table-cell>
          <table:table-cell office:value-type="string">
            <text:p>http://placeimg.com/640/480</text:p>
          </table:table-cell>
          <table:table-cell office:value-type="string">
            <text:p>Nemo dolorum quae repellat. Laudantium dolorum enim esse non rerum esse assumenda qui. Id nesciunt eaque voluptas quasi ab ipsam. Illo illum omnis eos omnis optio et.</text:p>
          </table:table-cell>
          <table:table-cell office:value-type="boolean" office:boolean-value="false">
            <text:p>FALSE</text:p>
          </table:table-cell>
        </table:table-row>
        <table:table-row>
          <table:table-cell office:value-type="string">
            <text:p>Lena Barrows</text:p>
          </table:table-cell>
          <table:table-cell office:value-type="string">
            <text:p>1-642-775-9054</text:p>
          </table:table-cell>
          <table:table-cell office:value-type="string">
            <text:p>Shawn.Blanda@gmail.com</text:p>
          </table:table-cell>
          <table:table-cell office:value-type="string">
            <text:p>41927 Lilyan Loop</text:p>
          </table:table-cell>
          <table:table-cell office:value-type="string">
            <text:p>Russelport</text:p>
          </table:table-cell>
          <table:table-cell office:value-type="string">
            <text:p>Arizona</text:p>
          </table:table-cell>
          <table:table-cell office:value-type="string">
            <text:p>21125</text:p>
          </table:table-cell>
          <table:table-cell office:value-type="string">
            <text:p>072757721</text:p>
          </table:table-cell>
          <table:table-cell office:value-type="string">
            <text:p>Electronics</text:p>
          </table:table-cell>
          <table:table-cell office:value-type="string">
            <text:p>Kerluke LLC</text:p>
          </table:table-cell>
          <table:table-cell office:value-type="float" office:value="44384.72697361111">
            <text:p>44384.72697361111</text:p>
          </table:table-cell>
          <table:table-cell office:value-type="string">
            <text:p>http://placeimg.com/640/480</text:p>
          </table:table-cell>
          <table:table-cell office:value-type="string">
            <text:p>Neque reprehenderit dolores illo quas quo laudantium assumenda blanditiis. Aspernatur deserunt fuga. Sequi deleniti quia corrupti distinctio omnis maiores. Non ab ullam minima maxime fugiat nostrum.</text:p>
          </table:table-cell>
          <table:table-cell office:value-type="boolean" office:boolean-value="true">
            <text:p>TRUE</text:p>
          </table:table-cell>
        </table:table-row>
        <table:table-row>
          <table:table-cell office:value-type="string">
            <text:p>Jackie Lockman</text:p>
          </table:table-cell>
          <table:table-cell office:value-type="string">
            <text:p>753-267-9640 x292</text:p>
          </table:table-cell>
          <table:table-cell office:value-type="string">
            <text:p>Bridgette79@yahoo.com</text:p>
          </table:table-cell>
          <table:table-cell office:value-type="string">
            <text:p>789 Orie Curve</text:p>
          </table:table-cell>
          <table:table-cell office:value-type="string">
            <text:p>Emoryport</text:p>
          </table:table-cell>
          <table:table-cell office:value-type="string">
            <text:p>North Dakota</text:p>
          </table:table-cell>
          <table:table-cell office:value-type="string">
            <text:p>79105-3442</text:p>
          </table:table-cell>
          <table:table-cell office:value-type="string">
            <text:p>050382697</text:p>
          </table:table-cell>
          <table:table-cell office:value-type="string">
            <text:p>Automotive</text:p>
          </table:table-cell>
          <table:table-cell office:value-type="string">
            <text:p>Powlowski - Graham</text:p>
          </table:table-cell>
          <table:table-cell office:value-type="float" office:value="44422.722636481485">
            <text:p>44422.722636481485</text:p>
          </table:table-cell>
          <table:table-cell office:value-type="string">
            <text:p>http://placeimg.com/640/480</text:p>
          </table:table-cell>
          <table:table-cell office:value-type="string">
            <text:p>Voluptatem voluptatibus nisi voluptatem atque eum eius. Distinctio quas esse sint dolorem enim voluptas ut aut. Enim deserunt inventore ut aut sit rerum fugit illo incidunt. Reprehenderit dolorem dicta quam libero. Facilis sit eum amet amet doloribus tempora unde.</text:p>
          </table:table-cell>
          <table:table-cell office:value-type="boolean" office:boolean-value="true">
            <text:p>TRUE</text:p>
          </table:table-cell>
        </table:table-row>
        <table:table-row>
          <table:table-cell office:value-type="string">
            <text:p>Mandy Treutel</text:p>
          </table:table-cell>
          <table:table-cell office:value-type="string">
            <text:p>1-997-609-8297 x56042</text:p>
          </table:table-cell>
          <table:table-cell office:value-type="string">
            <text:p>Jorge21@yahoo.com</text:p>
          </table:table-cell>
          <table:table-cell office:value-type="string">
            <text:p>785 Annabell Pine</text:p>
          </table:table-cell>
          <table:table-cell office:value-type="string">
            <text:p>South Adityafurt</text:p>
          </table:table-cell>
          <table:table-cell office:value-type="string">
            <text:p>South Carolina</text:p>
          </table:table-cell>
          <table:table-cell office:value-type="string">
            <text:p>58125</text:p>
          </table:table-cell>
          <table:table-cell office:value-type="string">
            <text:p>756813923</text:p>
          </table:table-cell>
          <table:table-cell office:value-type="string">
            <text:p>Home</text:p>
          </table:table-cell>
          <table:table-cell office:value-type="string">
            <text:p>Koss, Jakubowski and Jacobs</text:p>
          </table:table-cell>
          <table:table-cell office:value-type="float" office:value="44513.51223881944">
            <text:p>44513.51223881944</text:p>
          </table:table-cell>
          <table:table-cell office:value-type="string">
            <text:p>http://placeimg.com/640/480</text:p>
          </table:table-cell>
          <table:table-cell office:value-type="string">
            <text:p>Et nulla minima excepturi tempora sit illum. Ad et accusantium minima. Ut distinctio quibusdam voluptatem enim et nemo autem nesciunt. Quidem sit quia natus ut est.</text:p>
          </table:table-cell>
          <table:table-cell office:value-type="boolean" office:boolean-value="true">
            <text:p>TRUE</text:p>
          </table:table-cell>
        </table:table-row>
        <table:table-row>
          <table:table-cell office:value-type="string">
            <text:p>Crystal Nolan</text:p>
          </table:table-cell>
          <table:table-cell office:value-type="string">
            <text:p>(465) 564-6172 x7256</text:p>
          </table:table-cell>
          <table:table-cell office:value-type="string">
            <text:p>Therese.Dicki@yahoo.com</text:p>
          </table:table-cell>
          <table:table-cell office:value-type="string">
            <text:p>736 Tremblay Loop</text:p>
          </table:table-cell>
          <table:table-cell office:value-type="string">
            <text:p>Valdosta</text:p>
          </table:table-cell>
          <table:table-cell office:value-type="string">
            <text:p>California</text:p>
          </table:table-cell>
          <table:table-cell office:value-type="string">
            <text:p>65425-0047</text:p>
          </table:table-cell>
          <table:table-cell office:value-type="string">
            <text:p>259056656</text:p>
          </table:table-cell>
          <table:table-cell office:value-type="string">
            <text:p>Movies</text:p>
          </table:table-cell>
          <table:table-cell office:value-type="string">
            <text:p>Runte Group</text:p>
          </table:table-cell>
          <table:table-cell office:value-type="float" office:value="44405.79305695602">
            <text:p>44405.79305695602</text:p>
          </table:table-cell>
          <table:table-cell office:value-type="string">
            <text:p>http://placeimg.com/640/480</text:p>
          </table:table-cell>
          <table:table-cell office:value-type="string">
            <text:p>Neque dolores beatae sint molestiae voluptates qui molestias tempore. Quos quidem praesentium est cum cupiditate et. Quidem autem atque non est est consequuntur earum voluptatibus quod.</text:p>
          </table:table-cell>
          <table:table-cell office:value-type="boolean" office:boolean-value="true">
            <text:p>TRUE</text:p>
          </table:table-cell>
        </table:table-row>
        <table:table-row>
          <table:table-cell office:value-type="string">
            <text:p>Austin Yost</text:p>
          </table:table-cell>
          <table:table-cell office:value-type="string">
            <text:p>1-527-216-7692 x81799</text:p>
          </table:table-cell>
          <table:table-cell office:value-type="string">
            <text:p>Ike.Mayert55@gmail.com</text:p>
          </table:table-cell>
          <table:table-cell office:value-type="string">
            <text:p>9233 Langosh Run</text:p>
          </table:table-cell>
          <table:table-cell office:value-type="string">
            <text:p>Steuberborough</text:p>
          </table:table-cell>
          <table:table-cell office:value-type="string">
            <text:p>Oklahoma</text:p>
          </table:table-cell>
          <table:table-cell office:value-type="string">
            <text:p>60416-9358</text:p>
          </table:table-cell>
          <table:table-cell office:value-type="string">
            <text:p>088855921</text:p>
          </table:table-cell>
          <table:table-cell office:value-type="string">
            <text:p>Beauty</text:p>
          </table:table-cell>
          <table:table-cell office:value-type="string">
            <text:p>Connelly, Langworth and Crist</text:p>
          </table:table-cell>
          <table:table-cell office:value-type="float" office:value="44363.86899609954">
            <text:p>44363.86899609954</text:p>
          </table:table-cell>
          <table:table-cell office:value-type="string">
            <text:p>http://placeimg.com/640/480</text:p>
          </table:table-cell>
          <table:table-cell office:value-type="string">
            <text:p>Eaque est cupiditate laborum. Odit impedit id repellendus dolor rerum cumque numquam dignissimos deleniti. Dolorem maxime est laboriosam ipsum et doloribus accusantium similique corporis.</text:p>
          </table:table-cell>
          <table:table-cell office:value-type="boolean" office:boolean-value="true">
            <text:p>TRUE</text:p>
          </table:table-cell>
        </table:table-row>
        <table:table-row>
          <table:table-cell office:value-type="string">
            <text:p>Lila Marks</text:p>
          </table:table-cell>
          <table:table-cell office:value-type="string">
            <text:p>(336) 769-3887 x50911</text:p>
          </table:table-cell>
          <table:table-cell office:value-type="string">
            <text:p>Perry.Hammes@yahoo.com</text:p>
          </table:table-cell>
          <table:table-cell office:value-type="string">
            <text:p>0099 Blaise Path</text:p>
          </table:table-cell>
          <table:table-cell office:value-type="string">
            <text:p>North Janisborough</text:p>
          </table:table-cell>
          <table:table-cell office:value-type="string">
            <text:p>Oklahoma</text:p>
          </table:table-cell>
          <table:table-cell office:value-type="string">
            <text:p>38369</text:p>
          </table:table-cell>
          <table:table-cell office:value-type="string">
            <text:p>500625095</text:p>
          </table:table-cell>
          <table:table-cell office:value-type="string">
            <text:p>Games</text:p>
          </table:table-cell>
          <table:table-cell office:value-type="string">
            <text:p>Cormier and Sons</text:p>
          </table:table-cell>
          <table:table-cell office:value-type="float" office:value="44553.72674976852">
            <text:p>44553.72674976852</text:p>
          </table:table-cell>
          <table:table-cell office:value-type="string">
            <text:p>http://placeimg.com/640/480</text:p>
          </table:table-cell>
          <table:table-cell office:value-type="string">
            <text:p>Molestiae quasi ut. Debitis repellat iste nisi eum possimus provident vitae. Ut temporibus qui. Possimus quaerat enim sint quis est neque.</text:p>
          </table:table-cell>
          <table:table-cell office:value-type="boolean" office:boolean-value="false">
            <text:p>FALSE</text:p>
          </table:table-cell>
        </table:table-row>
        <table:table-row>
          <table:table-cell office:value-type="string">
            <text:p>Lorenzo Welch</text:p>
          </table:table-cell>
          <table:table-cell office:value-type="string">
            <text:p>1-801-831-3432</text:p>
          </table:table-cell>
          <table:table-cell office:value-type="string">
            <text:p>Rose_Langworth@gmail.com</text:p>
          </table:table-cell>
          <table:table-cell office:value-type="string">
            <text:p>51680 Considine Ranch</text:p>
          </table:table-cell>
          <table:table-cell office:value-type="string">
            <text:p>Springfield</text:p>
          </table:table-cell>
          <table:table-cell office:value-type="string">
            <text:p>Maryland</text:p>
          </table:table-cell>
          <table:table-cell office:value-type="string">
            <text:p>39599-5055</text:p>
          </table:table-cell>
          <table:table-cell office:value-type="string">
            <text:p>791490534</text:p>
          </table:table-cell>
          <table:table-cell office:value-type="string">
            <text:p>Movies</text:p>
          </table:table-cell>
          <table:table-cell office:value-type="string">
            <text:p>Champlin and Sons</text:p>
          </table:table-cell>
          <table:table-cell office:value-type="float" office:value="44349.91731276621">
            <text:p>44349.91731276621</text:p>
          </table:table-cell>
          <table:table-cell office:value-type="string">
            <text:p>http://placeimg.com/640/480</text:p>
          </table:table-cell>
          <table:table-cell office:value-type="string">
            <text:p>Soluta provident reiciendis ea perspiciatis magnam aliquam. Sequi provident distinctio ea aut sit similique. Ullam totam architecto. Dolorum ex necessitatibus odio esse qui incidunt ex. Odit quia quia illum est aut.</text:p>
          </table:table-cell>
          <table:table-cell office:value-type="boolean" office:boolean-value="false">
            <text:p>FALSE</text:p>
          </table:table-cell>
        </table:table-row>
        <table:table-row>
          <table:table-cell office:value-type="string">
            <text:p>Bryan Powlowski</text:p>
          </table:table-cell>
          <table:table-cell office:value-type="string">
            <text:p>662.384.6194 x8867</text:p>
          </table:table-cell>
          <table:table-cell office:value-type="string">
            <text:p>Wilfredo_Oberbrunner67@hotmail.com</text:p>
          </table:table-cell>
          <table:table-cell office:value-type="string">
            <text:p>243 Kemmer Trail</text:p>
          </table:table-cell>
          <table:table-cell office:value-type="string">
            <text:p>West Trevortown</text:p>
          </table:table-cell>
          <table:table-cell office:value-type="string">
            <text:p>New Hampshire</text:p>
          </table:table-cell>
          <table:table-cell office:value-type="string">
            <text:p>75143-3180</text:p>
          </table:table-cell>
          <table:table-cell office:value-type="string">
            <text:p>778040570</text:p>
          </table:table-cell>
          <table:table-cell office:value-type="string">
            <text:p>Electronics</text:p>
          </table:table-cell>
          <table:table-cell office:value-type="string">
            <text:p>Sawayn Group</text:p>
          </table:table-cell>
          <table:table-cell office:value-type="float" office:value="44232.64127133102">
            <text:p>44232.64127133102</text:p>
          </table:table-cell>
          <table:table-cell office:value-type="string">
            <text:p>http://placeimg.com/640/480</text:p>
          </table:table-cell>
          <table:table-cell office:value-type="string">
            <text:p>Provident inventore et voluptas enim autem error. Nam incidunt aliquid ut quae in quia. Expedita modi et harum voluptates totam sapiente asperiores.</text:p>
          </table:table-cell>
          <table:table-cell office:value-type="boolean" office:boolean-value="false">
            <text:p>FALSE</text:p>
          </table:table-cell>
        </table:table-row>
        <table:table-row>
          <table:table-cell office:value-type="string">
            <text:p>Laura Vandervort</text:p>
          </table:table-cell>
          <table:table-cell office:value-type="string">
            <text:p>554.757.2217</text:p>
          </table:table-cell>
          <table:table-cell office:value-type="string">
            <text:p>Millie_McCullough@yahoo.com</text:p>
          </table:table-cell>
          <table:table-cell office:value-type="string">
            <text:p>65595 Dolly Ports</text:p>
          </table:table-cell>
          <table:table-cell office:value-type="string">
            <text:p>Joshchester</text:p>
          </table:table-cell>
          <table:table-cell office:value-type="string">
            <text:p>Kentucky</text:p>
          </table:table-cell>
          <table:table-cell office:value-type="string">
            <text:p>45323</text:p>
          </table:table-cell>
          <table:table-cell office:value-type="string">
            <text:p>717759945</text:p>
          </table:table-cell>
          <table:table-cell office:value-type="string">
            <text:p>Clothing</text:p>
          </table:table-cell>
          <table:table-cell office:value-type="string">
            <text:p>Keeling LLC</text:p>
          </table:table-cell>
          <table:table-cell office:value-type="float" office:value="44332.382441875">
            <text:p>44332.382441875</text:p>
          </table:table-cell>
          <table:table-cell office:value-type="string">
            <text:p>http://placeimg.com/640/480</text:p>
          </table:table-cell>
          <table:table-cell office:value-type="string">
            <text:p>Praesentium esse atque voluptatibus est pariatur cupiditate et vitae. Culpa nobis ratione laborum. Dolorem reprehenderit itaque. Voluptates quia sequi laudantium rerum cum. Eum ratione fugiat recusandae. Earum mollitia iste consequatur ratione.</text:p>
          </table:table-cell>
          <table:table-cell office:value-type="boolean" office:boolean-value="false">
            <text:p>FALSE</text:p>
          </table:table-cell>
        </table:table-row>
        <table:table-row>
          <table:table-cell office:value-type="string">
            <text:p>Ana Ruecker</text:p>
          </table:table-cell>
          <table:table-cell office:value-type="string">
            <text:p>963.965.9779 x151</text:p>
          </table:table-cell>
          <table:table-cell office:value-type="string">
            <text:p>Nick96@gmail.com</text:p>
          </table:table-cell>
          <table:table-cell office:value-type="string">
            <text:p>102 Von Spurs</text:p>
          </table:table-cell>
          <table:table-cell office:value-type="string">
            <text:p>Lednerfurt</text:p>
          </table:table-cell>
          <table:table-cell office:value-type="string">
            <text:p>Michigan</text:p>
          </table:table-cell>
          <table:table-cell office:value-type="string">
            <text:p>23466-8292</text:p>
          </table:table-cell>
          <table:table-cell office:value-type="string">
            <text:p>205308604</text:p>
          </table:table-cell>
          <table:table-cell office:value-type="string">
            <text:p>Clothing</text:p>
          </table:table-cell>
          <table:table-cell office:value-type="string">
            <text:p>Metz, Roob and Hoppe</text:p>
          </table:table-cell>
          <table:table-cell office:value-type="float" office:value="44405.31226034722">
            <text:p>44405.31226034722</text:p>
          </table:table-cell>
          <table:table-cell office:value-type="string">
            <text:p>http://placeimg.com/640/480</text:p>
          </table:table-cell>
          <table:table-cell office:value-type="string">
            <text:p>Dolor ullam cumque id nulla officia. Ut aspernatur id exercitationem qui voluptatem sed deserunt asperiores aliquid. Repellat perspiciatis est.</text:p>
          </table:table-cell>
          <table:table-cell office:value-type="boolean" office:boolean-value="false">
            <text:p>FALSE</text:p>
          </table:table-cell>
        </table:table-row>
        <table:table-row>
          <table:table-cell office:value-type="string">
            <text:p>Lindsey Abbott</text:p>
          </table:table-cell>
          <table:table-cell office:value-type="string">
            <text:p>872.640.6000</text:p>
          </table:table-cell>
          <table:table-cell office:value-type="string">
            <text:p>Malvina.Ebert69@hotmail.com</text:p>
          </table:table-cell>
          <table:table-cell office:value-type="string">
            <text:p>8749 Stehr Field</text:p>
          </table:table-cell>
          <table:table-cell office:value-type="string">
            <text:p>South Connorland</text:p>
          </table:table-cell>
          <table:table-cell office:value-type="string">
            <text:p>Massachusetts</text:p>
          </table:table-cell>
          <table:table-cell office:value-type="string">
            <text:p>39035</text:p>
          </table:table-cell>
          <table:table-cell office:value-type="string">
            <text:p>660628961</text:p>
          </table:table-cell>
          <table:table-cell office:value-type="string">
            <text:p>Jewelery</text:p>
          </table:table-cell>
          <table:table-cell office:value-type="string">
            <text:p>Gottlieb - Kunde</text:p>
          </table:table-cell>
          <table:table-cell office:value-type="float" office:value="44567.278842685184">
            <text:p>44567.278842685184</text:p>
          </table:table-cell>
          <table:table-cell office:value-type="string">
            <text:p>http://placeimg.com/640/480</text:p>
          </table:table-cell>
          <table:table-cell office:value-type="string">
            <text:p>Ad adipisci quisquam mollitia a. Sit necessitatibus commodi et eos ducimus. Blanditiis doloremque quibusdam aut voluptatem impedit. Illo fugit repellat magni ullam voluptatibus dolorum sed aut blanditiis.</text:p>
          </table:table-cell>
          <table:table-cell office:value-type="boolean" office:boolean-value="false">
            <text:p>FALSE</text:p>
          </table:table-cell>
        </table:table-row>
        <table:table-row>
          <table:table-cell office:value-type="string">
            <text:p>Glenda Macejkovic</text:p>
          </table:table-cell>
          <table:table-cell office:value-type="string">
            <text:p>326.343.2841 x3803</text:p>
          </table:table-cell>
          <table:table-cell office:value-type="string">
            <text:p>Shaun_Maggio23@hotmail.com</text:p>
          </table:table-cell>
          <table:table-cell office:value-type="string">
            <text:p>6818 McLaughlin Lane</text:p>
          </table:table-cell>
          <table:table-cell office:value-type="string">
            <text:p>Clovis</text:p>
          </table:table-cell>
          <table:table-cell office:value-type="string">
            <text:p>Kansas</text:p>
          </table:table-cell>
          <table:table-cell office:value-type="string">
            <text:p>81949-1133</text:p>
          </table:table-cell>
          <table:table-cell office:value-type="string">
            <text:p>817527572</text:p>
          </table:table-cell>
          <table:table-cell office:value-type="string">
            <text:p>Beauty</text:p>
          </table:table-cell>
          <table:table-cell office:value-type="string">
            <text:p>Balistreri, Howe and Harvey</text:p>
          </table:table-cell>
          <table:table-cell office:value-type="float" office:value="44251.03324265046">
            <text:p>44251.03324265046</text:p>
          </table:table-cell>
          <table:table-cell office:value-type="string">
            <text:p>http://placeimg.com/640/480</text:p>
          </table:table-cell>
          <table:table-cell office:value-type="string">
            <text:p>Et magnam doloribus velit. Enim enim molestias aperiam id cum hic consequatur tenetur aperiam. Dolor quia rerum rerum qui culpa nesciunt provident odio molestiae. Unde velit vitae doloribus nisi sit.</text:p>
          </table:table-cell>
          <table:table-cell office:value-type="boolean" office:boolean-value="true">
            <text:p>TRUE</text:p>
          </table:table-cell>
        </table:table-row>
        <table:table-row>
          <table:table-cell office:value-type="string">
            <text:p>Dr. Zachary Welch</text:p>
          </table:table-cell>
          <table:table-cell office:value-type="string">
            <text:p>1-462-438-2889</text:p>
          </table:table-cell>
          <table:table-cell office:value-type="string">
            <text:p>Alayna.Sawayn@yahoo.com</text:p>
          </table:table-cell>
          <table:table-cell office:value-type="string">
            <text:p>22565 Altenwerth Shoal</text:p>
          </table:table-cell>
          <table:table-cell office:value-type="string">
            <text:p>Rubyestad</text:p>
          </table:table-cell>
          <table:table-cell office:value-type="string">
            <text:p>South Dakota</text:p>
          </table:table-cell>
          <table:table-cell office:value-type="string">
            <text:p>75646-6433</text:p>
          </table:table-cell>
          <table:table-cell office:value-type="string">
            <text:p>326530982</text:p>
          </table:table-cell>
          <table:table-cell office:value-type="string">
            <text:p>Movies</text:p>
          </table:table-cell>
          <table:table-cell office:value-type="string">
            <text:p>Bruen, Ritchie and Quitzon</text:p>
          </table:table-cell>
          <table:table-cell office:value-type="float" office:value="44283.50484129629">
            <text:p>44283.50484129629</text:p>
          </table:table-cell>
          <table:table-cell office:value-type="string">
            <text:p>http://placeimg.com/640/480</text:p>
          </table:table-cell>
          <table:table-cell office:value-type="string">
            <text:p>Dolores beatae et ut iure sit dolorum minus autem. Esse dicta aut voluptatem eius fugiat. Et non quas assumenda tempore in est et sit. Impedit eos suscipit illum ut alias. Aperiam quia ratione et quisquam sint neque officiis qui.</text:p>
          </table:table-cell>
          <table:table-cell office:value-type="boolean" office:boolean-value="true">
            <text:p>TRUE</text:p>
          </table:table-cell>
        </table:table-row>
        <table:table-row>
          <table:table-cell office:value-type="string">
            <text:p>Leah Lehner</text:p>
          </table:table-cell>
          <table:table-cell office:value-type="string">
            <text:p>1-501-591-0131 x3583</text:p>
          </table:table-cell>
          <table:table-cell office:value-type="string">
            <text:p>Kenyatta.Schaden2@gmail.com</text:p>
          </table:table-cell>
          <table:table-cell office:value-type="string">
            <text:p>7071 Hardy Mountain</text:p>
          </table:table-cell>
          <table:table-cell office:value-type="string">
            <text:p>Deshaunchester</text:p>
          </table:table-cell>
          <table:table-cell office:value-type="string">
            <text:p>Montana</text:p>
          </table:table-cell>
          <table:table-cell office:value-type="string">
            <text:p>41844-7275</text:p>
          </table:table-cell>
          <table:table-cell office:value-type="string">
            <text:p>978445784</text:p>
          </table:table-cell>
          <table:table-cell office:value-type="string">
            <text:p>Automotive</text:p>
          </table:table-cell>
          <table:table-cell office:value-type="string">
            <text:p>Robel, Fisher and McCullough</text:p>
          </table:table-cell>
          <table:table-cell office:value-type="float" office:value="44561.541774826386">
            <text:p>44561.541774826386</text:p>
          </table:table-cell>
          <table:table-cell office:value-type="string">
            <text:p>http://placeimg.com/640/480</text:p>
          </table:table-cell>
          <table:table-cell office:value-type="string">
            <text:p>Distinctio officia asperiores enim non nostrum provident quo nam. Eius iure repellat. Quod itaque vero consequuntur. Saepe accusamus distinctio at debitis. Voluptate corporis cum incidunt voluptatem odio consequuntur eum corporis.</text:p>
          </table:table-cell>
          <table:table-cell office:value-type="boolean" office:boolean-value="true">
            <text:p>TRUE</text:p>
          </table:table-cell>
        </table:table-row>
        <table:table-row>
          <table:table-cell office:value-type="string">
            <text:p>Arlene Stanton</text:p>
          </table:table-cell>
          <table:table-cell office:value-type="string">
            <text:p>325-931-9649</text:p>
          </table:table-cell>
          <table:table-cell office:value-type="string">
            <text:p>Merl.Schultz@yahoo.com</text:p>
          </table:table-cell>
          <table:table-cell office:value-type="string">
            <text:p>138 Jerde Field</text:p>
          </table:table-cell>
          <table:table-cell office:value-type="string">
            <text:p>Bradtkeberg</text:p>
          </table:table-cell>
          <table:table-cell office:value-type="string">
            <text:p>Rhode Island</text:p>
          </table:table-cell>
          <table:table-cell office:value-type="string">
            <text:p>53011</text:p>
          </table:table-cell>
          <table:table-cell office:value-type="string">
            <text:p>545720379</text:p>
          </table:table-cell>
          <table:table-cell office:value-type="string">
            <text:p>Grocery</text:p>
          </table:table-cell>
          <table:table-cell office:value-type="string">
            <text:p>Hoppe - Nader</text:p>
          </table:table-cell>
          <table:table-cell office:value-type="float" office:value="44452.51583384259">
            <text:p>44452.51583384259</text:p>
          </table:table-cell>
          <table:table-cell office:value-type="string">
            <text:p>http://placeimg.com/640/480</text:p>
          </table:table-cell>
          <table:table-cell office:value-type="string">
            <text:p>Ipsam molestias neque beatae. Sunt enim asperiores aut. Quam itaque eaque est eum. Esse cumque non. Reprehenderit ut repellat velit recusandae commodi.</text:p>
          </table:table-cell>
          <table:table-cell office:value-type="boolean" office:boolean-value="false">
            <text:p>FALSE</text:p>
          </table:table-cell>
        </table:table-row>
        <table:table-row>
          <table:table-cell office:value-type="string">
            <text:p>Miss Eileen Kshlerin</text:p>
          </table:table-cell>
          <table:table-cell office:value-type="string">
            <text:p>754-997-2775 x3959</text:p>
          </table:table-cell>
          <table:table-cell office:value-type="string">
            <text:p>Josefina_Dietrich@yahoo.com</text:p>
          </table:table-cell>
          <table:table-cell office:value-type="string">
            <text:p>31419 Wisoky Road</text:p>
          </table:table-cell>
          <table:table-cell office:value-type="string">
            <text:p>South Eastonfurt</text:p>
          </table:table-cell>
          <table:table-cell office:value-type="string">
            <text:p>South Carolina</text:p>
          </table:table-cell>
          <table:table-cell office:value-type="string">
            <text:p>35748-4551</text:p>
          </table:table-cell>
          <table:table-cell office:value-type="string">
            <text:p>769682222</text:p>
          </table:table-cell>
          <table:table-cell office:value-type="string">
            <text:p>Shoes</text:p>
          </table:table-cell>
          <table:table-cell office:value-type="string">
            <text:p>Kunze - Schmidt</text:p>
          </table:table-cell>
          <table:table-cell office:value-type="float" office:value="44397.894956261574">
            <text:p>44397.894956261574</text:p>
          </table:table-cell>
          <table:table-cell office:value-type="string">
            <text:p>http://placeimg.com/640/480</text:p>
          </table:table-cell>
          <table:table-cell office:value-type="string">
            <text:p>Laboriosam ab error. Id quisquam distinctio suscipit qui vitae est sed alias neque. Et ut est reiciendis esse. Nesciunt qui quam quos iure repellendus. Qui fugit velit voluptas. Et unde est est dicta.</text:p>
          </table:table-cell>
          <table:table-cell office:value-type="boolean" office:boolean-value="true">
            <text:p>TRUE</text:p>
          </table:table-cell>
        </table:table-row>
        <table:table-row>
          <table:table-cell office:value-type="string">
            <text:p>Brian Johnson</text:p>
          </table:table-cell>
          <table:table-cell office:value-type="string">
            <text:p>1-509-234-5765</text:p>
          </table:table-cell>
          <table:table-cell office:value-type="string">
            <text:p>Dennis.MacGyver28@hotmail.com</text:p>
          </table:table-cell>
          <table:table-cell office:value-type="string">
            <text:p>786 Lucinda Glens</text:p>
          </table:table-cell>
          <table:table-cell office:value-type="string">
            <text:p>Port Antoninamouth</text:p>
          </table:table-cell>
          <table:table-cell office:value-type="string">
            <text:p>Minnesota</text:p>
          </table:table-cell>
          <table:table-cell office:value-type="string">
            <text:p>00620</text:p>
          </table:table-cell>
          <table:table-cell office:value-type="string">
            <text:p>018070705</text:p>
          </table:table-cell>
          <table:table-cell office:value-type="string">
            <text:p>Kids</text:p>
          </table:table-cell>
          <table:table-cell office:value-type="string">
            <text:p>Waters - Cartwright</text:p>
          </table:table-cell>
          <table:table-cell office:value-type="float" office:value="44564.075803865744">
            <text:p>44564.075803865744</text:p>
          </table:table-cell>
          <table:table-cell office:value-type="string">
            <text:p>http://placeimg.com/640/480</text:p>
          </table:table-cell>
          <table:table-cell office:value-type="string">
            <text:p>Quo explicabo perferendis doloribus eum. Sed impedit repellat pariatur. Neque quaerat praesentium non aut voluptate corporis perspiciatis veniam reprehenderit. Nobis dolorum laborum est sed a similique facilis et dolorem. Quis ut aperiam qui totam rem exercitationem veritatis numquam.</text:p>
          </table:table-cell>
          <table:table-cell office:value-type="boolean" office:boolean-value="true">
            <text:p>TRUE</text:p>
          </table:table-cell>
        </table:table-row>
        <table:table-row>
          <table:table-cell office:value-type="string">
            <text:p>Patty Schimmel</text:p>
          </table:table-cell>
          <table:table-cell office:value-type="string">
            <text:p>498.791.2067</text:p>
          </table:table-cell>
          <table:table-cell office:value-type="string">
            <text:p>Elyssa.Leuschke16@gmail.com</text:p>
          </table:table-cell>
          <table:table-cell office:value-type="string">
            <text:p>895 Lane Shoal</text:p>
          </table:table-cell>
          <table:table-cell office:value-type="string">
            <text:p>Larsonville</text:p>
          </table:table-cell>
          <table:table-cell office:value-type="string">
            <text:p>New Jersey</text:p>
          </table:table-cell>
          <table:table-cell office:value-type="string">
            <text:p>24181-9759</text:p>
          </table:table-cell>
          <table:table-cell office:value-type="string">
            <text:p>550791063</text:p>
          </table:table-cell>
          <table:table-cell office:value-type="string">
            <text:p>Clothing</text:p>
          </table:table-cell>
          <table:table-cell office:value-type="string">
            <text:p>Keeling, Gleichner and Hirthe</text:p>
          </table:table-cell>
          <table:table-cell office:value-type="float" office:value="44378.972569375">
            <text:p>44378.972569375</text:p>
          </table:table-cell>
          <table:table-cell office:value-type="string">
            <text:p>http://placeimg.com/640/480</text:p>
          </table:table-cell>
          <table:table-cell office:value-type="string">
            <text:p>Ea sit veniam dignissimos doloremque officiis. Aliquam ut eum quod eveniet in non nostrum. Molestiae iure veritatis consectetur. Distinctio rerum nihil ducimus sunt fugit totam blanditiis. Accusantium ullam magnam excepturi voluptas neque facilis omnis hic. Est nesciunt dignissimos deserunt vel.</text:p>
          </table:table-cell>
          <table:table-cell office:value-type="boolean" office:boolean-value="true">
            <text:p>TRUE</text:p>
          </table:table-cell>
        </table:table-row>
        <table:table-row>
          <table:table-cell office:value-type="string">
            <text:p>Dr. Nettie Renner</text:p>
          </table:table-cell>
          <table:table-cell office:value-type="string">
            <text:p>(904) 806-2149 x440</text:p>
          </table:table-cell>
          <table:table-cell office:value-type="string">
            <text:p>Dagmar_Hammes25@gmail.com</text:p>
          </table:table-cell>
          <table:table-cell office:value-type="string">
            <text:p>68779 Altenwerth Union</text:p>
          </table:table-cell>
          <table:table-cell office:value-type="string">
            <text:p>Lake Katherynview</text:p>
          </table:table-cell>
          <table:table-cell office:value-type="string">
            <text:p>Illinois</text:p>
          </table:table-cell>
          <table:table-cell office:value-type="string">
            <text:p>93383</text:p>
          </table:table-cell>
          <table:table-cell office:value-type="string">
            <text:p>826278265</text:p>
          </table:table-cell>
          <table:table-cell office:value-type="string">
            <text:p>Home</text:p>
          </table:table-cell>
          <table:table-cell office:value-type="string">
            <text:p>Blanda LLC</text:p>
          </table:table-cell>
          <table:table-cell office:value-type="float" office:value="44435.341067800924">
            <text:p>44435.341067800924</text:p>
          </table:table-cell>
          <table:table-cell office:value-type="string">
            <text:p>http://placeimg.com/640/480</text:p>
          </table:table-cell>
          <table:table-cell office:value-type="string">
            <text:p>Beatae reiciendis rerum. Non ipsa nam ab blanditiis. Vero dignissimos quia earum tempore aliquid deserunt voluptas quia. Qui reprehenderit harum sapiente modi autem et. Eveniet quasi et et. Quos magni animi ratione voluptatum corrupti et perspiciatis.</text:p>
          </table:table-cell>
          <table:table-cell office:value-type="boolean" office:boolean-value="false">
            <text:p>FALSE</text:p>
          </table:table-cell>
        </table:table-row>
        <table:table-row>
          <table:table-cell office:value-type="string">
            <text:p>Kristin Morar</text:p>
          </table:table-cell>
          <table:table-cell office:value-type="string">
            <text:p>753.449.3162 x7319</text:p>
          </table:table-cell>
          <table:table-cell office:value-type="string">
            <text:p>Toni0@gmail.com</text:p>
          </table:table-cell>
          <table:table-cell office:value-type="string">
            <text:p>3251 Considine Trail</text:p>
          </table:table-cell>
          <table:table-cell office:value-type="string">
            <text:p>Kendallmouth</text:p>
          </table:table-cell>
          <table:table-cell office:value-type="string">
            <text:p>Alaska</text:p>
          </table:table-cell>
          <table:table-cell office:value-type="string">
            <text:p>49413-2571</text:p>
          </table:table-cell>
          <table:table-cell office:value-type="string">
            <text:p>010244843</text:p>
          </table:table-cell>
          <table:table-cell office:value-type="string">
            <text:p>Shoes</text:p>
          </table:table-cell>
          <table:table-cell office:value-type="string">
            <text:p>Hintz and Sons</text:p>
          </table:table-cell>
          <table:table-cell office:value-type="float" office:value="44389.20165177083">
            <text:p>44389.20165177083</text:p>
          </table:table-cell>
          <table:table-cell office:value-type="string">
            <text:p>http://placeimg.com/640/480</text:p>
          </table:table-cell>
          <table:table-cell office:value-type="string">
            <text:p>Similique labore doloremque corporis quis voluptatem repudiandae est alias. Asperiores dolores veniam qui. Perferendis aut sunt. Exercitationem eos quasi temporibus dolores veniam fugit voluptatem sint. Rerum omnis sed.</text:p>
          </table:table-cell>
          <table:table-cell office:value-type="boolean" office:boolean-value="false">
            <text:p>FALSE</text:p>
          </table:table-cell>
        </table:table-row>
        <table:table-row>
          <table:table-cell office:value-type="string">
            <text:p>Tonya Pfeffer</text:p>
          </table:table-cell>
          <table:table-cell office:value-type="string">
            <text:p>(368) 954-3038 x00151</text:p>
          </table:table-cell>
          <table:table-cell office:value-type="string">
            <text:p>Oleta59@gmail.com</text:p>
          </table:table-cell>
          <table:table-cell office:value-type="string">
            <text:p>88163 Fabiola Rapids</text:p>
          </table:table-cell>
          <table:table-cell office:value-type="string">
            <text:p>Allen</text:p>
          </table:table-cell>
          <table:table-cell office:value-type="string">
            <text:p>Maine</text:p>
          </table:table-cell>
          <table:table-cell office:value-type="string">
            <text:p>92914-3700</text:p>
          </table:table-cell>
          <table:table-cell office:value-type="string">
            <text:p>885049972</text:p>
          </table:table-cell>
          <table:table-cell office:value-type="string">
            <text:p>Electronics</text:p>
          </table:table-cell>
          <table:table-cell office:value-type="string">
            <text:p>Hintz LLC</text:p>
          </table:table-cell>
          <table:table-cell office:value-type="float" office:value="44313.5253571875">
            <text:p>44313.5253571875</text:p>
          </table:table-cell>
          <table:table-cell office:value-type="string">
            <text:p>http://placeimg.com/640/480</text:p>
          </table:table-cell>
          <table:table-cell office:value-type="string">
            <text:p>Aut quidem dignissimos nostrum unde dolores. Aut dolores error nulla ratione veniam temporibus. Iste perspiciatis earum. Et distinctio qui et recusandae dolor deserunt omnis et labore. Enim soluta adipisci quia iure voluptatibus tenetur. Odit eos velit qui neque autem unde.</text:p>
          </table:table-cell>
          <table:table-cell office:value-type="boolean" office:boolean-value="false">
            <text:p>FALSE</text:p>
          </table:table-cell>
        </table:table-row>
        <table:table-row>
          <table:table-cell office:value-type="string">
            <text:p>Victor Schinner</text:p>
          </table:table-cell>
          <table:table-cell office:value-type="string">
            <text:p>1-617-765-3226 x976</text:p>
          </table:table-cell>
          <table:table-cell office:value-type="string">
            <text:p>Jeramie.Considine77@yahoo.com</text:p>
          </table:table-cell>
          <table:table-cell office:value-type="string">
            <text:p>702 Mosciski Knoll</text:p>
          </table:table-cell>
          <table:table-cell office:value-type="string">
            <text:p>East Queenietown</text:p>
          </table:table-cell>
          <table:table-cell office:value-type="string">
            <text:p>Oklahoma</text:p>
          </table:table-cell>
          <table:table-cell office:value-type="string">
            <text:p>53884-8955</text:p>
          </table:table-cell>
          <table:table-cell office:value-type="string">
            <text:p>455005498</text:p>
          </table:table-cell>
          <table:table-cell office:value-type="string">
            <text:p>Computers</text:p>
          </table:table-cell>
          <table:table-cell office:value-type="string">
            <text:p>Lebsack, Corkery and Prohaska</text:p>
          </table:table-cell>
          <table:table-cell office:value-type="float" office:value="44247.174614166666">
            <text:p>44247.174614166666</text:p>
          </table:table-cell>
          <table:table-cell office:value-type="string">
            <text:p>http://placeimg.com/640/480</text:p>
          </table:table-cell>
          <table:table-cell office:value-type="string">
            <text:p>Ut rem id. Assumenda iure id facilis sunt et et. Et consequatur debitis eaque explicabo. Officiis fugiat velit et voluptatibus qui voluptatem. Magnam magnam dolorem est dolor neque est. Ut omnis est.</text:p>
          </table:table-cell>
          <table:table-cell office:value-type="boolean" office:boolean-value="true">
            <text:p>TRUE</text:p>
          </table:table-cell>
        </table:table-row>
        <table:table-row>
          <table:table-cell office:value-type="string">
            <text:p>Julius Treutel</text:p>
          </table:table-cell>
          <table:table-cell office:value-type="string">
            <text:p>303-661-9018 x65528</text:p>
          </table:table-cell>
          <table:table-cell office:value-type="string">
            <text:p>Bernadine38@gmail.com</text:p>
          </table:table-cell>
          <table:table-cell office:value-type="string">
            <text:p>3394 Bogan Ville</text:p>
          </table:table-cell>
          <table:table-cell office:value-type="string">
            <text:p>Port Noble</text:p>
          </table:table-cell>
          <table:table-cell office:value-type="string">
            <text:p>New Hampshire</text:p>
          </table:table-cell>
          <table:table-cell office:value-type="string">
            <text:p>62780</text:p>
          </table:table-cell>
          <table:table-cell office:value-type="string">
            <text:p>741730299</text:p>
          </table:table-cell>
          <table:table-cell office:value-type="string">
            <text:p>Industrial</text:p>
          </table:table-cell>
          <table:table-cell office:value-type="string">
            <text:p>Weissnat LLC</text:p>
          </table:table-cell>
          <table:table-cell office:value-type="float" office:value="44483.44928021991">
            <text:p>44483.44928021991</text:p>
          </table:table-cell>
          <table:table-cell office:value-type="string">
            <text:p>http://placeimg.com/640/480</text:p>
          </table:table-cell>
          <table:table-cell office:value-type="string">
            <text:p>Doloremque nisi aut qui in. Qui nesciunt at in ut explicabo consequatur quas vero qui. Consequuntur consequatur natus sint saepe iure.</text:p>
          </table:table-cell>
          <table:table-cell office:value-type="boolean" office:boolean-value="false">
            <text:p>FALSE</text:p>
          </table:table-cell>
        </table:table-row>
        <table:table-row>
          <table:table-cell office:value-type="string">
            <text:p>Rafael Bartoletti</text:p>
          </table:table-cell>
          <table:table-cell office:value-type="string">
            <text:p>619.384.9824</text:p>
          </table:table-cell>
          <table:table-cell office:value-type="string">
            <text:p>Kellen_Skiles30@yahoo.com</text:p>
          </table:table-cell>
          <table:table-cell office:value-type="string">
            <text:p>6958 Walker Fall</text:p>
          </table:table-cell>
          <table:table-cell office:value-type="string">
            <text:p>Kellihaven</text:p>
          </table:table-cell>
          <table:table-cell office:value-type="string">
            <text:p>New Jersey</text:p>
          </table:table-cell>
          <table:table-cell office:value-type="string">
            <text:p>79224</text:p>
          </table:table-cell>
          <table:table-cell office:value-type="string">
            <text:p>524430334</text:p>
          </table:table-cell>
          <table:table-cell office:value-type="string">
            <text:p>Health</text:p>
          </table:table-cell>
          <table:table-cell office:value-type="string">
            <text:p>Renner - Altenwerth</text:p>
          </table:table-cell>
          <table:table-cell office:value-type="float" office:value="44309.26971353009">
            <text:p>44309.26971353009</text:p>
          </table:table-cell>
          <table:table-cell office:value-type="string">
            <text:p>http://placeimg.com/640/480</text:p>
          </table:table-cell>
          <table:table-cell office:value-type="string">
            <text:p>Rerum id saepe veniam sunt et sequi. Aut a necessitatibus atque doloribus voluptatum. Enim saepe ducimus doloremque deleniti exercitationem reiciendis. Nulla sunt et veritatis at non eius aliquid.</text:p>
          </table:table-cell>
          <table:table-cell office:value-type="boolean" office:boolean-value="true">
            <text:p>TRUE</text:p>
          </table:table-cell>
        </table:table-row>
        <table:table-row>
          <table:table-cell office:value-type="string">
            <text:p>Theodore Bergnaum Jr.</text:p>
          </table:table-cell>
          <table:table-cell office:value-type="string">
            <text:p>(358) 576-9465</text:p>
          </table:table-cell>
          <table:table-cell office:value-type="string">
            <text:p>Lorine_Kuhn@hotmail.com</text:p>
          </table:table-cell>
          <table:table-cell office:value-type="string">
            <text:p>33490 Ollie Plain</text:p>
          </table:table-cell>
          <table:table-cell office:value-type="string">
            <text:p>Mantechester</text:p>
          </table:table-cell>
          <table:table-cell office:value-type="string">
            <text:p>Kentucky</text:p>
          </table:table-cell>
          <table:table-cell office:value-type="string">
            <text:p>19698-2695</text:p>
          </table:table-cell>
          <table:table-cell office:value-type="string">
            <text:p>824044213</text:p>
          </table:table-cell>
          <table:table-cell office:value-type="string">
            <text:p>Kids</text:p>
          </table:table-cell>
          <table:table-cell office:value-type="string">
            <text:p>Rosenbaum, Vandervort and Kerluke</text:p>
          </table:table-cell>
          <table:table-cell office:value-type="float" office:value="44473.79434922454">
            <text:p>44473.79434922454</text:p>
          </table:table-cell>
          <table:table-cell office:value-type="string">
            <text:p>http://placeimg.com/640/480</text:p>
          </table:table-cell>
          <table:table-cell office:value-type="string">
            <text:p>Quis ullam tempore dolorem. Quibusdam et eaque aut magnam. Nostrum sed quas. Quos quaerat doloribus rerum fugit iure architecto voluptates sed saepe. Quidem illo quo ut. Dicta ullam nam.</text:p>
          </table:table-cell>
          <table:table-cell office:value-type="boolean" office:boolean-value="true">
            <text:p>TRUE</text:p>
          </table:table-cell>
        </table:table-row>
        <table:table-row>
          <table:table-cell office:value-type="string">
            <text:p>Clarence Sawayn</text:p>
          </table:table-cell>
          <table:table-cell office:value-type="string">
            <text:p>749.220.5652 x921</text:p>
          </table:table-cell>
          <table:table-cell office:value-type="string">
            <text:p>Ernestine.Ebert@yahoo.com</text:p>
          </table:table-cell>
          <table:table-cell office:value-type="string">
            <text:p>864 Tillman Highway</text:p>
          </table:table-cell>
          <table:table-cell office:value-type="string">
            <text:p>North Santafurt</text:p>
          </table:table-cell>
          <table:table-cell office:value-type="string">
            <text:p>Maryland</text:p>
          </table:table-cell>
          <table:table-cell office:value-type="string">
            <text:p>76563-9110</text:p>
          </table:table-cell>
          <table:table-cell office:value-type="string">
            <text:p>727866815</text:p>
          </table:table-cell>
          <table:table-cell office:value-type="string">
            <text:p>Shoes</text:p>
          </table:table-cell>
          <table:table-cell office:value-type="string">
            <text:p>Stanton Group</text:p>
          </table:table-cell>
          <table:table-cell office:value-type="float" office:value="44494.728070219906">
            <text:p>44494.728070219906</text:p>
          </table:table-cell>
          <table:table-cell office:value-type="string">
            <text:p>http://placeimg.com/640/480</text:p>
          </table:table-cell>
          <table:table-cell office:value-type="string">
            <text:p>Hic nisi omnis distinctio voluptatem odio vel. Vel dolorem natus culpa excepturi perferendis voluptatum aut repudiandae dolorem. Velit voluptatibus ab aperiam sequi eligendi. Saepe quae cum totam eum ea recusandae hic.</text:p>
          </table:table-cell>
          <table:table-cell office:value-type="boolean" office:boolean-value="true">
            <text:p>TRUE</text:p>
          </table:table-cell>
        </table:table-row>
        <table:table-row>
          <table:table-cell office:value-type="string">
            <text:p>Dallas King</text:p>
          </table:table-cell>
          <table:table-cell office:value-type="string">
            <text:p>275.547.8365</text:p>
          </table:table-cell>
          <table:table-cell office:value-type="string">
            <text:p>Iva_Walker@yahoo.com</text:p>
          </table:table-cell>
          <table:table-cell office:value-type="string">
            <text:p>1179 Kunze Locks</text:p>
          </table:table-cell>
          <table:table-cell office:value-type="string">
            <text:p>East Tyler</text:p>
          </table:table-cell>
          <table:table-cell office:value-type="string">
            <text:p>Maine</text:p>
          </table:table-cell>
          <table:table-cell office:value-type="string">
            <text:p>58246</text:p>
          </table:table-cell>
          <table:table-cell office:value-type="string">
            <text:p>082337982</text:p>
          </table:table-cell>
          <table:table-cell office:value-type="string">
            <text:p>Toys</text:p>
          </table:table-cell>
          <table:table-cell office:value-type="string">
            <text:p>Bartoletti Inc</text:p>
          </table:table-cell>
          <table:table-cell office:value-type="float" office:value="44501.72140002315">
            <text:p>44501.72140002315</text:p>
          </table:table-cell>
          <table:table-cell office:value-type="string">
            <text:p>http://placeimg.com/640/480</text:p>
          </table:table-cell>
          <table:table-cell office:value-type="string">
            <text:p>Qui alias voluptatibus. Qui nisi ipsa quidem est. Officiis ipsam velit dolorem. Qui cum quia et minima aut.</text:p>
          </table:table-cell>
          <table:table-cell office:value-type="boolean" office:boolean-value="true">
            <text:p>TRUE</text:p>
          </table:table-cell>
        </table:table-row>
        <table:table-row>
          <table:table-cell office:value-type="string">
            <text:p>Mr. Henry Brakus</text:p>
          </table:table-cell>
          <table:table-cell office:value-type="string">
            <text:p>665-837-4223 x40283</text:p>
          </table:table-cell>
          <table:table-cell office:value-type="string">
            <text:p>Liana33@gmail.com</text:p>
          </table:table-cell>
          <table:table-cell office:value-type="string">
            <text:p>740 Myrtice Estate</text:p>
          </table:table-cell>
          <table:table-cell office:value-type="string">
            <text:p>Pflugerville</text:p>
          </table:table-cell>
          <table:table-cell office:value-type="string">
            <text:p>New York</text:p>
          </table:table-cell>
          <table:table-cell office:value-type="string">
            <text:p>28453</text:p>
          </table:table-cell>
          <table:table-cell office:value-type="string">
            <text:p>268846718</text:p>
          </table:table-cell>
          <table:table-cell office:value-type="string">
            <text:p>Tools</text:p>
          </table:table-cell>
          <table:table-cell office:value-type="string">
            <text:p>Fritsch Group</text:p>
          </table:table-cell>
          <table:table-cell office:value-type="float" office:value="44345.23681592593">
            <text:p>44345.23681592593</text:p>
          </table:table-cell>
          <table:table-cell office:value-type="string">
            <text:p>http://placeimg.com/640/480</text:p>
          </table:table-cell>
          <table:table-cell office:value-type="string">
            <text:p>Dolorem rerum quidem saepe. Ut architecto magni omnis veritatis eum nisi similique. Consectetur corporis sed temporibus assumenda. Velit ea eaque et placeat omnis et.</text:p>
          </table:table-cell>
          <table:table-cell office:value-type="boolean" office:boolean-value="true">
            <text:p>TRUE</text:p>
          </table:table-cell>
        </table:table-row>
        <table:table-row>
          <table:table-cell office:value-type="string">
            <text:p>Byron Wintheiser</text:p>
          </table:table-cell>
          <table:table-cell office:value-type="string">
            <text:p>694-825-9635</text:p>
          </table:table-cell>
          <table:table-cell office:value-type="string">
            <text:p>Philip6@yahoo.com</text:p>
          </table:table-cell>
          <table:table-cell office:value-type="string">
            <text:p>19715 Ernser Ranch</text:p>
          </table:table-cell>
          <table:table-cell office:value-type="string">
            <text:p>North Las Vegas</text:p>
          </table:table-cell>
          <table:table-cell office:value-type="string">
            <text:p>Arkansas</text:p>
          </table:table-cell>
          <table:table-cell office:value-type="string">
            <text:p>85409</text:p>
          </table:table-cell>
          <table:table-cell office:value-type="string">
            <text:p>794690700</text:p>
          </table:table-cell>
          <table:table-cell office:value-type="string">
            <text:p>Books</text:p>
          </table:table-cell>
          <table:table-cell office:value-type="string">
            <text:p>O'Reilly - Schaden</text:p>
          </table:table-cell>
          <table:table-cell office:value-type="float" office:value="44236.821296898146">
            <text:p>44236.821296898146</text:p>
          </table:table-cell>
          <table:table-cell office:value-type="string">
            <text:p>http://placeimg.com/640/480</text:p>
          </table:table-cell>
          <table:table-cell office:value-type="string">
            <text:p>Non nisi voluptatem recusandae eaque eos. Est eos molestiae earum assumenda voluptatem. Dolores nostrum quod libero ea eaque atque ad molestias. Illo non voluptatem sint amet sunt.</text:p>
          </table:table-cell>
          <table:table-cell office:value-type="boolean" office:boolean-value="false">
            <text:p>FALSE</text:p>
          </table:table-cell>
        </table:table-row>
        <table:table-row>
          <table:table-cell office:value-type="string">
            <text:p>Shaun Quitzon</text:p>
          </table:table-cell>
          <table:table-cell office:value-type="string">
            <text:p>551.317.1817</text:p>
          </table:table-cell>
          <table:table-cell office:value-type="string">
            <text:p>Alene90@yahoo.com</text:p>
          </table:table-cell>
          <table:table-cell office:value-type="string">
            <text:p>24070 Mohr Tunnel</text:p>
          </table:table-cell>
          <table:table-cell office:value-type="string">
            <text:p>Lake Pearlport</text:p>
          </table:table-cell>
          <table:table-cell office:value-type="string">
            <text:p>Florida</text:p>
          </table:table-cell>
          <table:table-cell office:value-type="string">
            <text:p>83993-9976</text:p>
          </table:table-cell>
          <table:table-cell office:value-type="string">
            <text:p>765105402</text:p>
          </table:table-cell>
          <table:table-cell office:value-type="string">
            <text:p>Baby</text:p>
          </table:table-cell>
          <table:table-cell office:value-type="string">
            <text:p>Casper and Sons</text:p>
          </table:table-cell>
          <table:table-cell office:value-type="float" office:value="44448.18916583333">
            <text:p>44448.18916583333</text:p>
          </table:table-cell>
          <table:table-cell office:value-type="string">
            <text:p>http://placeimg.com/640/480</text:p>
          </table:table-cell>
          <table:table-cell office:value-type="string">
            <text:p>Et et pariatur. Temporibus voluptatem repellat rerum rerum sed ut at. Voluptate consectetur quia asperiores. Eum quis repellendus consectetur et est provident corrupti quo error. Ducimus voluptate alias nulla inventore corporis aut accusantium corporis sed. Quia natus est repellendus magni ducimus ab sunt.</text:p>
          </table:table-cell>
          <table:table-cell office:value-type="boolean" office:boolean-value="true">
            <text:p>TRUE</text:p>
          </table:table-cell>
        </table:table-row>
        <table:table-row>
          <table:table-cell office:value-type="string">
            <text:p>Edwin Conn</text:p>
          </table:table-cell>
          <table:table-cell office:value-type="string">
            <text:p>382.793.3165</text:p>
          </table:table-cell>
          <table:table-cell office:value-type="string">
            <text:p>Francisca_Lynch@gmail.com</text:p>
          </table:table-cell>
          <table:table-cell office:value-type="string">
            <text:p>267 Bayer Stream</text:p>
          </table:table-cell>
          <table:table-cell office:value-type="string">
            <text:p>Framingham</text:p>
          </table:table-cell>
          <table:table-cell office:value-type="string">
            <text:p>Minnesota</text:p>
          </table:table-cell>
          <table:table-cell office:value-type="string">
            <text:p>99295</text:p>
          </table:table-cell>
          <table:table-cell office:value-type="string">
            <text:p>170682112</text:p>
          </table:table-cell>
          <table:table-cell office:value-type="string">
            <text:p>Clothing</text:p>
          </table:table-cell>
          <table:table-cell office:value-type="string">
            <text:p>Quitzon, Gleason and Barton</text:p>
          </table:table-cell>
          <table:table-cell office:value-type="float" office:value="44504.03699525463">
            <text:p>44504.03699525463</text:p>
          </table:table-cell>
          <table:table-cell office:value-type="string">
            <text:p>http://placeimg.com/640/480</text:p>
          </table:table-cell>
          <table:table-cell office:value-type="string">
            <text:p>Ratione saepe excepturi voluptatem omnis nobis. Saepe et accusantium maiores. At esse aut. Velit esse ut velit. Ut id expedita ut possimus sunt nesciunt laborum.</text:p>
          </table:table-cell>
          <table:table-cell office:value-type="boolean" office:boolean-value="true">
            <text:p>TRUE</text:p>
          </table:table-cell>
        </table:table-row>
        <table:table-row>
          <table:table-cell office:value-type="string">
            <text:p>Betty Oberbrunner</text:p>
          </table:table-cell>
          <table:table-cell office:value-type="string">
            <text:p>1-751-413-4989 x266</text:p>
          </table:table-cell>
          <table:table-cell office:value-type="string">
            <text:p>Ladarius_Purdy70@gmail.com</text:p>
          </table:table-cell>
          <table:table-cell office:value-type="string">
            <text:p>16381 Abigale Wells</text:p>
          </table:table-cell>
          <table:table-cell office:value-type="string">
            <text:p>Tobytown</text:p>
          </table:table-cell>
          <table:table-cell office:value-type="string">
            <text:p>Vermont</text:p>
          </table:table-cell>
          <table:table-cell office:value-type="string">
            <text:p>14303-5816</text:p>
          </table:table-cell>
          <table:table-cell office:value-type="string">
            <text:p>880459282</text:p>
          </table:table-cell>
          <table:table-cell office:value-type="string">
            <text:p>Music</text:p>
          </table:table-cell>
          <table:table-cell office:value-type="string">
            <text:p>Bahringer, Anderson and Friesen</text:p>
          </table:table-cell>
          <table:table-cell office:value-type="float" office:value="44590.15887319444">
            <text:p>44590.15887319444</text:p>
          </table:table-cell>
          <table:table-cell office:value-type="string">
            <text:p>http://placeimg.com/640/480</text:p>
          </table:table-cell>
          <table:table-cell office:value-type="string">
            <text:p>Sit dolorem eos et deserunt. Eaque eos quidem et voluptas. Est quia provident voluptatem sint sed earum quis. Tempore doloremque consequatur non.</text:p>
          </table:table-cell>
          <table:table-cell office:value-type="boolean" office:boolean-value="true">
            <text:p>TRUE</text:p>
          </table:table-cell>
        </table:table-row>
        <table:table-row>
          <table:table-cell office:value-type="string">
            <text:p>Myrtle Hirthe V</text:p>
          </table:table-cell>
          <table:table-cell office:value-type="string">
            <text:p>261.981.7463</text:p>
          </table:table-cell>
          <table:table-cell office:value-type="string">
            <text:p>Santino_Heidenreich58@gmail.com</text:p>
          </table:table-cell>
          <table:table-cell office:value-type="string">
            <text:p>263 Frami Mill</text:p>
          </table:table-cell>
          <table:table-cell office:value-type="string">
            <text:p>Meriden</text:p>
          </table:table-cell>
          <table:table-cell office:value-type="string">
            <text:p>Oregon</text:p>
          </table:table-cell>
          <table:table-cell office:value-type="string">
            <text:p>44733</text:p>
          </table:table-cell>
          <table:table-cell office:value-type="string">
            <text:p>131864649</text:p>
          </table:table-cell>
          <table:table-cell office:value-type="string">
            <text:p>Clothing</text:p>
          </table:table-cell>
          <table:table-cell office:value-type="string">
            <text:p>Gislason - Kovacek</text:p>
          </table:table-cell>
          <table:table-cell office:value-type="float" office:value="44351.114718854165">
            <text:p>44351.114718854165</text:p>
          </table:table-cell>
          <table:table-cell office:value-type="string">
            <text:p>http://placeimg.com/640/480</text:p>
          </table:table-cell>
          <table:table-cell office:value-type="string">
            <text:p>Porro sequi enim. Nemo quaerat nostrum dolores corporis adipisci. Repudiandae dicta animi sunt tenetur sed unde. Autem sit est sint saepe id similique neque sit. Explicabo nulla error repudiandae repellendus dolorum quaerat rem perferendis voluptate. Adipisci ab alias esse reiciendis vel.</text:p>
          </table:table-cell>
          <table:table-cell office:value-type="boolean" office:boolean-value="true">
            <text:p>TRUE</text:p>
          </table:table-cell>
        </table:table-row>
        <table:table-row>
          <table:table-cell office:value-type="string">
            <text:p>Ms. Isaac Sporer</text:p>
          </table:table-cell>
          <table:table-cell office:value-type="string">
            <text:p>557.787.7195</text:p>
          </table:table-cell>
          <table:table-cell office:value-type="string">
            <text:p>Garland_Jenkins78@yahoo.com</text:p>
          </table:table-cell>
          <table:table-cell office:value-type="string">
            <text:p>077 Dagmar Cliffs</text:p>
          </table:table-cell>
          <table:table-cell office:value-type="string">
            <text:p>Reingerburgh</text:p>
          </table:table-cell>
          <table:table-cell office:value-type="string">
            <text:p>Indiana</text:p>
          </table:table-cell>
          <table:table-cell office:value-type="string">
            <text:p>58785-0156</text:p>
          </table:table-cell>
          <table:table-cell office:value-type="string">
            <text:p>821065855</text:p>
          </table:table-cell>
          <table:table-cell office:value-type="string">
            <text:p>Grocery</text:p>
          </table:table-cell>
          <table:table-cell office:value-type="string">
            <text:p>Brekke Inc</text:p>
          </table:table-cell>
          <table:table-cell office:value-type="float" office:value="44486.84686068287">
            <text:p>44486.84686068287</text:p>
          </table:table-cell>
          <table:table-cell office:value-type="string">
            <text:p>http://placeimg.com/640/480</text:p>
          </table:table-cell>
          <table:table-cell office:value-type="string">
            <text:p>Voluptas id molestiae reiciendis aut repellat sed iure ut. Ex esse accusantium dolores ipsum. Vitae vitae quis accusamus veniam.</text:p>
          </table:table-cell>
          <table:table-cell office:value-type="boolean" office:boolean-value="true">
            <text:p>TRUE</text:p>
          </table:table-cell>
        </table:table-row>
        <table:table-row>
          <table:table-cell office:value-type="string">
            <text:p>Theresa Hamill</text:p>
          </table:table-cell>
          <table:table-cell office:value-type="string">
            <text:p>547.988.0587</text:p>
          </table:table-cell>
          <table:table-cell office:value-type="string">
            <text:p>Jacklyn.Willms@hotmail.com</text:p>
          </table:table-cell>
          <table:table-cell office:value-type="string">
            <text:p>373 Jadon Prairie</text:p>
          </table:table-cell>
          <table:table-cell office:value-type="string">
            <text:p>Marquisstad</text:p>
          </table:table-cell>
          <table:table-cell office:value-type="string">
            <text:p>California</text:p>
          </table:table-cell>
          <table:table-cell office:value-type="string">
            <text:p>40741-2968</text:p>
          </table:table-cell>
          <table:table-cell office:value-type="string">
            <text:p>414515916</text:p>
          </table:table-cell>
          <table:table-cell office:value-type="string">
            <text:p>Music</text:p>
          </table:table-cell>
          <table:table-cell office:value-type="string">
            <text:p>Hudson - Braun</text:p>
          </table:table-cell>
          <table:table-cell office:value-type="float" office:value="44280.59369728009">
            <text:p>44280.59369728009</text:p>
          </table:table-cell>
          <table:table-cell office:value-type="string">
            <text:p>http://placeimg.com/640/480</text:p>
          </table:table-cell>
          <table:table-cell office:value-type="string">
            <text:p>Architecto sed aut distinctio aut voluptatem doloremque laboriosam. Facere dolores fuga iure suscipit dolor vitae aspernatur. Laboriosam voluptatibus vero soluta est expedita vero suscipit et similique. Architecto similique harum sequi.</text:p>
          </table:table-cell>
          <table:table-cell office:value-type="boolean" office:boolean-value="true">
            <text:p>TRUE</text:p>
          </table:table-cell>
        </table:table-row>
        <table:table-row>
          <table:table-cell office:value-type="string">
            <text:p>Isaac Beatty</text:p>
          </table:table-cell>
          <table:table-cell office:value-type="string">
            <text:p>(426) 359-5322 x458</text:p>
          </table:table-cell>
          <table:table-cell office:value-type="string">
            <text:p>Nina41@yahoo.com</text:p>
          </table:table-cell>
          <table:table-cell office:value-type="string">
            <text:p>3673 Garrett Parks</text:p>
          </table:table-cell>
          <table:table-cell office:value-type="string">
            <text:p>Alexandria</text:p>
          </table:table-cell>
          <table:table-cell office:value-type="string">
            <text:p>Pennsylvania</text:p>
          </table:table-cell>
          <table:table-cell office:value-type="string">
            <text:p>85325-6348</text:p>
          </table:table-cell>
          <table:table-cell office:value-type="string">
            <text:p>554085429</text:p>
          </table:table-cell>
          <table:table-cell office:value-type="string">
            <text:p>Kids</text:p>
          </table:table-cell>
          <table:table-cell office:value-type="string">
            <text:p>Ratke - Ernser</text:p>
          </table:table-cell>
          <table:table-cell office:value-type="float" office:value="44367.72969788194">
            <text:p>44367.72969788194</text:p>
          </table:table-cell>
          <table:table-cell office:value-type="string">
            <text:p>http://placeimg.com/640/480</text:p>
          </table:table-cell>
          <table:table-cell office:value-type="string">
            <text:p>Quia quos assumenda architecto et amet atque. Nam omnis soluta quasi dolor suscipit perspiciatis rerum. Delectus vel id. Consequatur et aut laudantium ipsa. Cum recusandae magni tempora ullam voluptates ratione deleniti culpa.</text:p>
          </table:table-cell>
          <table:table-cell office:value-type="boolean" office:boolean-value="false">
            <text:p>FALSE</text:p>
          </table:table-cell>
        </table:table-row>
        <table:table-row>
          <table:table-cell office:value-type="string">
            <text:p>Mr. Ken Leannon</text:p>
          </table:table-cell>
          <table:table-cell office:value-type="string">
            <text:p>(521) 457-3898</text:p>
          </table:table-cell>
          <table:table-cell office:value-type="string">
            <text:p>Lillie_Prosacco@yahoo.com</text:p>
          </table:table-cell>
          <table:table-cell office:value-type="string">
            <text:p>02346 Immanuel Mountains</text:p>
          </table:table-cell>
          <table:table-cell office:value-type="string">
            <text:p>Warwick</text:p>
          </table:table-cell>
          <table:table-cell office:value-type="string">
            <text:p>Arkansas</text:p>
          </table:table-cell>
          <table:table-cell office:value-type="string">
            <text:p>84308</text:p>
          </table:table-cell>
          <table:table-cell office:value-type="string">
            <text:p>477510013</text:p>
          </table:table-cell>
          <table:table-cell office:value-type="string">
            <text:p>Grocery</text:p>
          </table:table-cell>
          <table:table-cell office:value-type="string">
            <text:p>Stoltenberg - Walter</text:p>
          </table:table-cell>
          <table:table-cell office:value-type="float" office:value="44474.875179282404">
            <text:p>44474.875179282404</text:p>
          </table:table-cell>
          <table:table-cell office:value-type="string">
            <text:p>http://placeimg.com/640/480</text:p>
          </table:table-cell>
          <table:table-cell office:value-type="string">
            <text:p>Non aut aliquam autem velit id sit sed cupiditate. Temporibus aut vel ad. Ex consectetur voluptatem porro sequi at. Iusto aut fugiat asperiores et voluptatem placeat qui est delectus.</text:p>
          </table:table-cell>
          <table:table-cell office:value-type="boolean" office:boolean-value="true">
            <text:p>TRUE</text:p>
          </table:table-cell>
        </table:table-row>
        <table:table-row>
          <table:table-cell office:value-type="string">
            <text:p>Alfred Lowe</text:p>
          </table:table-cell>
          <table:table-cell office:value-type="string">
            <text:p>872-330-9151 x5187</text:p>
          </table:table-cell>
          <table:table-cell office:value-type="string">
            <text:p>Quentin.Lebsack86@hotmail.com</text:p>
          </table:table-cell>
          <table:table-cell office:value-type="string">
            <text:p>6023 Cummerata Forks</text:p>
          </table:table-cell>
          <table:table-cell office:value-type="string">
            <text:p>North Leorachester</text:p>
          </table:table-cell>
          <table:table-cell office:value-type="string">
            <text:p>Oklahoma</text:p>
          </table:table-cell>
          <table:table-cell office:value-type="string">
            <text:p>72613-5990</text:p>
          </table:table-cell>
          <table:table-cell office:value-type="string">
            <text:p>459215174</text:p>
          </table:table-cell>
          <table:table-cell office:value-type="string">
            <text:p>Health</text:p>
          </table:table-cell>
          <table:table-cell office:value-type="string">
            <text:p>Feeney - Bednar</text:p>
          </table:table-cell>
          <table:table-cell office:value-type="float" office:value="44331.44350623843">
            <text:p>44331.44350623843</text:p>
          </table:table-cell>
          <table:table-cell office:value-type="string">
            <text:p>http://placeimg.com/640/480</text:p>
          </table:table-cell>
          <table:table-cell office:value-type="string">
            <text:p>Sapiente quasi excepturi amet mollitia eos tempore doloribus. Sed voluptas et atque eum. Quia dolore ipsam optio et beatae neque voluptates vero. Quam deserunt officia ea quidem neque amet et. Deleniti omnis perferendis qui odit.</text:p>
          </table:table-cell>
          <table:table-cell office:value-type="boolean" office:boolean-value="false">
            <text:p>FALSE</text:p>
          </table:table-cell>
        </table:table-row>
        <table:table-row>
          <table:table-cell office:value-type="string">
            <text:p>Dominick Kihn</text:p>
          </table:table-cell>
          <table:table-cell office:value-type="string">
            <text:p>(341) 993-4061</text:p>
          </table:table-cell>
          <table:table-cell office:value-type="string">
            <text:p>Cristopher25@hotmail.com</text:p>
          </table:table-cell>
          <table:table-cell office:value-type="string">
            <text:p>840 Irwin Circles</text:p>
          </table:table-cell>
          <table:table-cell office:value-type="string">
            <text:p>Robynberg</text:p>
          </table:table-cell>
          <table:table-cell office:value-type="string">
            <text:p>New Mexico</text:p>
          </table:table-cell>
          <table:table-cell office:value-type="string">
            <text:p>80096</text:p>
          </table:table-cell>
          <table:table-cell office:value-type="string">
            <text:p>124989104</text:p>
          </table:table-cell>
          <table:table-cell office:value-type="string">
            <text:p>Sports</text:p>
          </table:table-cell>
          <table:table-cell office:value-type="string">
            <text:p>Carroll, Renner and Weimann</text:p>
          </table:table-cell>
          <table:table-cell office:value-type="float" office:value="44257.38665380787">
            <text:p>44257.38665380787</text:p>
          </table:table-cell>
          <table:table-cell office:value-type="string">
            <text:p>http://placeimg.com/640/480</text:p>
          </table:table-cell>
          <table:table-cell office:value-type="string">
            <text:p>Pariatur totam nostrum rerum ullam quia ea. Nulla aut velit necessitatibus autem non. Tempore quo velit est ut. Deleniti vel occaecati. Sunt aperiam ducimus ipsa perspiciatis aut sequi. Iure corporis facere aut id illo eius ipsa omnis.</text:p>
          </table:table-cell>
          <table:table-cell office:value-type="boolean" office:boolean-value="true">
            <text:p>TRUE</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7.5</meta:generator>
  </office:meta>
</office:document-meta>
</file>